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047in"/>
    </style:style>
    <style:style style:name="co2" style:family="table-column">
      <style:table-column-properties fo:break-before="auto" style:column-width="2.698in"/>
    </style:style>
    <style:style style:name="co3" style:family="table-column">
      <style:table-column-properties fo:break-before="auto" style:column-width="1.1665in"/>
    </style:style>
    <style:style style:name="co4" style:family="table-column">
      <style:table-column-properties fo:break-before="auto" style:column-width="1.3055in"/>
    </style:style>
    <style:style style:name="co5" style:family="table-column">
      <style:table-column-properties fo:break-before="auto" style:column-width="1.598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2cd32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unique_authors_fuzzy_scores_and_stdev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stripped_author</text:p>
          </table:table-cell>
          <table:table-cell office:value-type="string" calcext:value-type="string">
            <text:p>distil_author_only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partial_token_set</text:p>
          </table:table-cell>
          <table:table-cell office:value-type="string" calcext:value-type="string">
            <text:p>token_set</text:p>
          </table:table-cell>
          <table:table-cell office:value-type="string" calcext:value-type="string">
            <text:p>token_sort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td_partial_ts_token_set</text:p>
          </table:table-cell>
          <table:table-cell office:value-type="string" calcext:value-type="string">
            <text:p>std_partial_ts_token_sort</text:p>
          </table:table-cell>
          <table:table-cell office:value-type="string" calcext:value-type="string">
            <text:p>std_tokenset_token_sort</text:p>
          </table:table-cell>
        </table:table-row>
        <table:table-row table:style-name="ro1">
          <table:table-cell office:value-type="string" calcext:value-type="string">
            <text:p>godham adam</text:p>
          </table:table-cell>
          <table:table-cell office:value-type="string" calcext:value-type="string">
            <text:p>wodeham adam 1358</text:p>
          </table:table-cell>
          <table:table-cell office:value-type="string" calcext:value-type="string">
            <text:p>mayb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1.4285714285714" calcext:value-type="float">
            <text:p>71.4285714285714</text:p>
          </table:table-cell>
          <table:table-cell office:value-type="float" office:value="16.4957219768465" calcext:value-type="float">
            <text:p>16.4957219768465</text:p>
          </table:table-cell>
          <table:table-cell table:formula="of:=STDEV([.D2];[.E2])" office:value-type="float" office:value="20.2030508910442" calcext:value-type="float">
            <text:p>20.2030508910442</text:p>
          </table:table-cell>
          <table:table-cell table:formula="of:=STDEV([.D2];[.F2])" office:value-type="float" office:value="20.2030508910442" calcext:value-type="float">
            <text:p>20.2030508910442</text:p>
          </table:table-cell>
          <table:table-cell table:formula="of:=STDEV([.E2];[.F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nelius carl</text:p>
          </table:table-cell>
          <table:table-cell office:value-type="string" calcext:value-type="string">
            <text:p>cornelius pope</text:p>
          </table:table-cell>
          <table:table-cell office:value-type="string" calcext:value-type="string">
            <text:p>maybe</text:p>
          </table:table-cell>
          <table:table-cell office:value-type="float" office:value="100" calcext:value-type="float">
            <text:p>100</text:p>
          </table:table-cell>
          <table:table-cell office:value-type="float" office:value="78.2608695652174" calcext:value-type="float">
            <text:p>78.2608695652174</text:p>
          </table:table-cell>
          <table:table-cell office:value-type="float" office:value="64.2857142857143" calcext:value-type="float">
            <text:p>64.2857142857143</text:p>
          </table:table-cell>
          <table:table-cell office:value-type="float" office:value="17.9972449800349" calcext:value-type="float">
            <text:p>17.9972449800349</text:p>
          </table:table-cell>
          <table:table-cell table:formula="of:=STDEV([.D3];[.E3])" office:value-type="float" office:value="15.3718865475336" calcext:value-type="float">
            <text:p>15.3718865475336</text:p>
          </table:table-cell>
          <table:table-cell table:formula="of:=STDEV([.D3];[.F3])" office:value-type="float" office:value="25.2538136138053" calcext:value-type="float">
            <text:p>25.2538136138053</text:p>
          </table:table-cell>
          <table:table-cell table:formula="of:=STDEV([.E3];[.F3])" office:value-type="float" office:value="9.88192706627163" calcext:value-type="float">
            <text:p>9.88192706627163</text:p>
          </table:table-cell>
        </table:table-row>
        <table:table-row table:style-name="ro1">
          <table:table-cell office:value-type="string" calcext:value-type="string">
            <text:p>valeriano bolzani giovan piero 14771558</text:p>
          </table:table-cell>
          <table:table-cell office:value-type="string" calcext:value-type="string">
            <text:p>valeriano pierio 14771560</text:p>
          </table:table-cell>
          <table:table-cell office:value-type="string" calcext:value-type="string">
            <text:p>mayb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8.75" calcext:value-type="float">
            <text:p>68.75</text:p>
          </table:table-cell>
          <table:table-cell office:value-type="float" office:value="18.0421959121758" calcext:value-type="float">
            <text:p>18.0421959121758</text:p>
          </table:table-cell>
          <table:table-cell table:formula="of:=STDEV([.D4];[.E4])" office:value-type="float" office:value="22.0970869120796" calcext:value-type="float">
            <text:p>22.0970869120796</text:p>
          </table:table-cell>
          <table:table-cell table:formula="of:=STDEV([.D4];[.F4])" office:value-type="float" office:value="22.0970869120796" calcext:value-type="float">
            <text:p>22.0970869120796</text:p>
          </table:table-cell>
          <table:table-cell table:formula="of:=STDEV([.E4];[.F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ndel salomon</text:p>
          </table:table-cell>
          <table:table-cell office:value-type="string" calcext:value-type="string">
            <text:p>salomon iii</text:p>
          </table:table-cell>
          <table:table-cell office:value-type="string" calcext:value-type="string">
            <text:p>maybe</text:p>
          </table:table-cell>
          <table:table-cell office:value-type="float" office:value="100" calcext:value-type="float">
            <text:p>100</text:p>
          </table:table-cell>
          <table:table-cell office:value-type="float" office:value="77.7777777777778" calcext:value-type="float">
            <text:p>77.7777777777778</text:p>
          </table:table-cell>
          <table:table-cell office:value-type="float" office:value="64" calcext:value-type="float">
            <text:p>64</text:p>
          </table:table-cell>
          <table:table-cell office:value-type="float" office:value="18.1643163050877" calcext:value-type="float">
            <text:p>18.1643163050877</text:p>
          </table:table-cell>
          <table:table-cell table:formula="of:=STDEV([.D5];[.E5])" office:value-type="float" office:value="15.7134840263677" calcext:value-type="float">
            <text:p>15.7134840263677</text:p>
          </table:table-cell>
          <table:table-cell table:formula="of:=STDEV([.D5];[.F5])" office:value-type="float" office:value="25.4558441227157" calcext:value-type="float">
            <text:p>25.4558441227157</text:p>
          </table:table-cell>
          <table:table-cell table:formula="of:=STDEV([.E5];[.F5])" office:value-type="float" office:value="9.74236009634798" calcext:value-type="float">
            <text:p>9.74236009634798</text:p>
          </table:table-cell>
        </table:table-row>
        <table:table-row table:style-name="ro1">
          <table:table-cell office:value-type="string" calcext:value-type="string">
            <text:p>capreolus johannes</text:p>
          </table:table-cell>
          <table:table-cell office:value-type="string" calcext:value-type="string">
            <text:p>capreolus of carthage</text:p>
          </table:table-cell>
          <table:table-cell office:value-type="string" calcext:value-type="string">
            <text:p>maybe</text:p>
          </table:table-cell>
          <table:table-cell office:value-type="float" office:value="100" calcext:value-type="float">
            <text:p>100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19.2450089729875" calcext:value-type="float">
            <text:p>19.2450089729875</text:p>
          </table:table-cell>
          <table:table-cell table:formula="of:=STDEV([.D6];[.E6])" office:value-type="float" office:value="23.5702260395516" calcext:value-type="float">
            <text:p>23.5702260395516</text:p>
          </table:table-cell>
          <table:table-cell table:formula="of:=STDEV([.D6];[.F6])" office:value-type="float" office:value="23.5702260395516" calcext:value-type="float">
            <text:p>23.5702260395516</text:p>
          </table:table-cell>
          <table:table-cell table:formula="of:=STDEV([.E6];[.F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en henry</text:p>
          </table:table-cell>
          <table:table-cell office:value-type="string" calcext:value-type="string">
            <text:p>allen helen mary 18781960</text:p>
          </table:table-cell>
          <table:table-cell office:value-type="string" calcext:value-type="string">
            <text:p>maybe</text:p>
          </table:table-cell>
          <table:table-cell office:value-type="float" office:value="100" calcext:value-type="float">
            <text:p>100</text:p>
          </table:table-cell>
          <table:table-cell office:value-type="float" office:value="62.5" calcext:value-type="float">
            <text:p>62.5</text:p>
          </table:table-cell>
          <table:table-cell office:value-type="float" office:value="61.1111111111111" calcext:value-type="float">
            <text:p>61.1111111111111</text:p>
          </table:table-cell>
          <table:table-cell office:value-type="float" office:value="22.0625047360071" calcext:value-type="float">
            <text:p>22.0625047360071</text:p>
          </table:table-cell>
          <table:table-cell table:formula="of:=STDEV([.D7];[.E7])" office:value-type="float" office:value="26.5165042944955" calcext:value-type="float">
            <text:p>26.5165042944955</text:p>
          </table:table-cell>
          <table:table-cell table:formula="of:=STDEV([.D7];[.F7])" office:value-type="float" office:value="27.4985970461435" calcext:value-type="float">
            <text:p>27.4985970461435</text:p>
          </table:table-cell>
          <table:table-cell table:formula="of:=STDEV([.E7];[.F7])" office:value-type="float" office:value="0.982092751647981" calcext:value-type="float">
            <text:p>0.982092751647981</text:p>
          </table:table-cell>
        </table:table-row>
        <table:table-row table:style-name="ro1">
          <table:table-cell office:value-type="string" calcext:value-type="string">
            <text:p>silvestri franceschi de 14741528</text:p>
          </table:table-cell>
          <table:table-cell office:value-type="string" calcext:value-type="string">
            <text:p>silvestri domenico</text:p>
          </table:table-cell>
          <table:table-cell office:value-type="string" calcext:value-type="string">
            <text:p>maybe</text:p>
          </table:table-cell>
          <table:table-cell office:value-type="float" office:value="100" calcext:value-type="float">
            <text:p>100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56" calcext:value-type="float">
            <text:p>56</text:p>
          </table:table-cell>
          <table:table-cell office:value-type="float" office:value="22.9524468154229" calcext:value-type="float">
            <text:p>22.9524468154229</text:p>
          </table:table-cell>
          <table:table-cell table:formula="of:=STDEV([.D8];[.E8])" office:value-type="float" office:value="23.5702260395516" calcext:value-type="float">
            <text:p>23.5702260395516</text:p>
          </table:table-cell>
          <table:table-cell table:formula="of:=STDEV([.D8];[.F8])" office:value-type="float" office:value="31.1126983722081" calcext:value-type="float">
            <text:p>31.1126983722081</text:p>
          </table:table-cell>
          <table:table-cell table:formula="of:=STDEV([.E8];[.F8])" office:value-type="float" office:value="7.5424723326565" calcext:value-type="float">
            <text:p>7.5424723326565</text:p>
          </table:table-cell>
        </table:table-row>
        <table:table-row table:style-name="ro1">
          <table:table-cell office:value-type="string" calcext:value-type="string">
            <text:p>pliny</text:p>
          </table:table-cell>
          <table:table-cell office:value-type="string" calcext:value-type="string">
            <text:p>pliny the elder</text:p>
          </table:table-cell>
          <table:table-cell office:value-type="string" calcext:value-type="string">
            <text:p>mayb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8.8675134594813" calcext:value-type="float">
            <text:p>28.8675134594813</text:p>
          </table:table-cell>
          <table:table-cell table:formula="of:=STDEV([.D9];[.E9])" office:value-type="float" office:value="0" calcext:value-type="float">
            <text:p>0</text:p>
          </table:table-cell>
          <table:table-cell table:formula="of:=STDEV([.D9];[.F9])" office:value-type="float" office:value="35.3553390593274" calcext:value-type="float">
            <text:p>35.3553390593274</text:p>
          </table:table-cell>
          <table:table-cell table:formula="of:=STDEV([.E9];[.F9])" office:value-type="float" office:value="35.3553390593274" calcext:value-type="float">
            <text:p>35.3553390593274</text:p>
          </table:table-cell>
        </table:table-row>
        <table:table-row table:style-name="ro1">
          <table:table-cell office:value-type="string" calcext:value-type="string">
            <text:p>schneider</text:p>
          </table:table-cell>
          <table:table-cell office:value-type="string" calcext:value-type="string">
            <text:p>schneider engelbert 18571892</text:p>
          </table:table-cell>
          <table:table-cell office:value-type="string" calcext:value-type="string">
            <text:p>mayb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8.6486486486487" calcext:value-type="float">
            <text:p>48.6486486486487</text:p>
          </table:table-cell>
          <table:table-cell office:value-type="float" office:value="29.6477165259538" calcext:value-type="float">
            <text:p>29.6477165259538</text:p>
          </table:table-cell>
          <table:table-cell table:formula="of:=STDEV([.D10];[.E10])" office:value-type="float" office:value="0" calcext:value-type="float">
            <text:p>0</text:p>
          </table:table-cell>
          <table:table-cell table:formula="of:=STDEV([.D10];[.F10])" office:value-type="float" office:value="36.3108887636335" calcext:value-type="float">
            <text:p>36.3108887636335</text:p>
          </table:table-cell>
          <table:table-cell table:formula="of:=STDEV([.E10];[.F10])" office:value-type="float" office:value="36.3108887636335" calcext:value-type="float">
            <text:p>36.3108887636335</text:p>
          </table:table-cell>
        </table:table-row>
        <table:table-row table:style-name="ro1">
          <table:table-cell office:value-type="string" calcext:value-type="string">
            <text:p>bauer c l</text:p>
          </table:table-cell>
          <table:table-cell office:value-type="string" calcext:value-type="string">
            <text:p>bauer ludwig active 18831892</text:p>
          </table:table-cell>
          <table:table-cell office:value-type="string" calcext:value-type="string">
            <text:p>maybe</text:p>
          </table:table-cell>
          <table:table-cell office:value-type="float" office:value="100" calcext:value-type="float">
            <text:p>100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37.8378378378378" calcext:value-type="float">
            <text:p>37.8378378378378</text:p>
          </table:table-cell>
          <table:table-cell office:value-type="float" office:value="31.1148365426389" calcext:value-type="float">
            <text:p>31.1148365426389</text:p>
          </table:table-cell>
          <table:table-cell table:formula="of:=STDEV([.D11];[.E11])" office:value-type="float" office:value="20.2030508910442" calcext:value-type="float">
            <text:p>20.2030508910442</text:p>
          </table:table-cell>
          <table:table-cell table:formula="of:=STDEV([.D11];[.F11])" office:value-type="float" office:value="43.9552863980827" calcext:value-type="float">
            <text:p>43.9552863980827</text:p>
          </table:table-cell>
          <table:table-cell table:formula="of:=STDEV([.E11];[.F11])" office:value-type="float" office:value="23.7522355070385" calcext:value-type="float">
            <text:p>23.7522355070385</text:p>
          </table:table-cell>
        </table:table-row>
        <table:table-row table:style-name="ro1">
          <table:table-cell office:value-type="string" calcext:value-type="string">
            <text:p>edwardes david</text:p>
          </table:table-cell>
          <table:table-cell office:value-type="string" calcext:value-type="string">
            <text:p>edguard david approximately 1502approximately 1542</text:p>
          </table:table-cell>
          <table:table-cell office:value-type="string" calcext:value-type="string">
            <text:p>maybe</text:p>
          </table:table-cell>
          <table:table-cell office:value-type="float" office:value="100" calcext:value-type="float">
            <text:p>100</text:p>
          </table:table-cell>
          <table:table-cell office:value-type="float" office:value="52.6315789473684" calcext:value-type="float">
            <text:p>52.6315789473684</text:p>
          </table:table-cell>
          <table:table-cell office:value-type="float" office:value="34.375" calcext:value-type="float">
            <text:p>34.375</text:p>
          </table:table-cell>
          <table:table-cell office:value-type="float" office:value="33.8715972777608" calcext:value-type="float">
            <text:p>33.8715972777608</text:p>
          </table:table-cell>
          <table:table-cell table:formula="of:=STDEV([.D12];[.E12])" office:value-type="float" office:value="33.4945317404154" calcext:value-type="float">
            <text:p>33.4945317404154</text:p>
          </table:table-cell>
          <table:table-cell table:formula="of:=STDEV([.D12];[.F12])" office:value-type="float" office:value="46.4038825153672" calcext:value-type="float">
            <text:p>46.4038825153672</text:p>
          </table:table-cell>
          <table:table-cell table:formula="of:=STDEV([.E12];[.F12])" office:value-type="float" office:value="12.9093507749518" calcext:value-type="float">
            <text:p>12.9093507749518</text:p>
          </table:table-cell>
        </table:table-row>
        <table:table-row table:style-name="ro1">
          <table:table-cell table:style-name="ce1" office:value-type="string" calcext:value-type="string">
            <text:p>vavasseur francois 16051681</text:p>
          </table:table-cell>
          <table:table-cell table:style-name="ce1" office:value-type="string" calcext:value-type="string">
            <text:p>vaugelas claude favre de 15851650</text:p>
          </table:table-cell>
          <table:table-cell table:style-name="ce1" office:value-type="string" calcext:value-type="string">
            <text:p>no</text:p>
          </table:table-cell>
          <table:table-cell table:number-columns-repeated="3" table:style-name="ce1"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];[.E13])" office:value-type="float" office:value="0" calcext:value-type="float">
            <text:p>0</text:p>
          </table:table-cell>
          <table:table-cell table:formula="of:=STDEV([.D13];[.F13])" office:value-type="float" office:value="0" calcext:value-type="float">
            <text:p>0</text:p>
          </table:table-cell>
          <table:table-cell table:formula="of:=STDEV([.E13];[.F13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icero m tullius</text:p>
          </table:table-cell>
          <table:table-cell table:style-name="ce2" office:value-type="string" calcext:value-type="string">
            <text:p>cicero quintus tullius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93.3333333333333" calcext:value-type="float">
            <text:p>93.3333333333333</text:p>
          </table:table-cell>
          <table:table-cell office:value-type="float" office:value="78.9473684210526" calcext:value-type="float">
            <text:p>78.9473684210526</text:p>
          </table:table-cell>
          <table:table-cell office:value-type="float" office:value="10.7595982522638" calcext:value-type="float">
            <text:p>10.7595982522638</text:p>
          </table:table-cell>
          <table:table-cell table:formula="of:=STDEV([.D14];[.E14])" office:value-type="float" office:value="4.71404520791032" calcext:value-type="float">
            <text:p>4.71404520791032</text:p>
          </table:table-cell>
          <table:table-cell table:formula="of:=STDEV([.D14];[.F14])" office:value-type="float" office:value="14.8864585512957" calcext:value-type="float">
            <text:p>14.8864585512957</text:p>
          </table:table-cell>
          <table:table-cell table:formula="of:=STDEV([.E14];[.F14])" office:value-type="float" office:value="10.1724133433854" calcext:value-type="float">
            <text:p>10.1724133433854</text:p>
          </table:table-cell>
        </table:table-row>
        <table:table-row table:style-name="ro1">
          <table:table-cell office:value-type="string" calcext:value-type="string">
            <text:p>munster sebastian 14891552</text:p>
          </table:table-cell>
          <table:table-cell office:value-type="string" calcext:value-type="string">
            <text:p>brant sebastian 14581521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13.856406460551" calcext:value-type="float">
            <text:p>13.856406460551</text:p>
          </table:table-cell>
          <table:table-cell table:formula="of:=STDEV([.D15];[.E15])" office:value-type="float" office:value="16.9705627484771" calcext:value-type="float">
            <text:p>16.9705627484771</text:p>
          </table:table-cell>
          <table:table-cell table:formula="of:=STDEV([.D15];[.F15])" office:value-type="float" office:value="16.9705627484771" calcext:value-type="float">
            <text:p>16.9705627484771</text:p>
          </table:table-cell>
          <table:table-cell table:formula="of:=STDEV([.E15];[.F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nster sebastian 14881552</text:p>
          </table:table-cell>
          <table:table-cell office:value-type="string" calcext:value-type="string">
            <text:p>brant sebastian 14581521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13.856406460551" calcext:value-type="float">
            <text:p>13.856406460551</text:p>
          </table:table-cell>
          <table:table-cell table:formula="of:=STDEV([.D16];[.E16])" office:value-type="float" office:value="16.9705627484771" calcext:value-type="float">
            <text:p>16.9705627484771</text:p>
          </table:table-cell>
          <table:table-cell table:formula="of:=STDEV([.D16];[.F16])" office:value-type="float" office:value="16.9705627484771" calcext:value-type="float">
            <text:p>16.9705627484771</text:p>
          </table:table-cell>
          <table:table-cell table:formula="of:=STDEV([.E16];[.F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tillo sotomayor juan del 15631640</text:p>
          </table:table-cell>
          <table:table-cell office:value-type="string" calcext:value-type="string">
            <text:p>carrillo y sotomayor luis 15831610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74.2857142857143" calcext:value-type="float">
            <text:p>74.2857142857143</text:p>
          </table:table-cell>
          <table:table-cell office:value-type="float" office:value="74.2857142857143" calcext:value-type="float">
            <text:p>74.2857142857143</text:p>
          </table:table-cell>
          <table:table-cell office:value-type="float" office:value="14.8461497791618" calcext:value-type="float">
            <text:p>14.8461497791618</text:p>
          </table:table-cell>
          <table:table-cell table:formula="of:=STDEV([.D17];[.E17])" office:value-type="float" office:value="18.1827458019398" calcext:value-type="float">
            <text:p>18.1827458019398</text:p>
          </table:table-cell>
          <table:table-cell table:formula="of:=STDEV([.D17];[.F17])" office:value-type="float" office:value="18.1827458019398" calcext:value-type="float">
            <text:p>18.1827458019398</text:p>
          </table:table-cell>
          <table:table-cell table:formula="of:=STDEV([.E17];[.F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mbiglioni angelo active 15th century</text:p>
          </table:table-cell>
          <table:table-cell office:value-type="string" calcext:value-type="string">
            <text:p>gaunilo active 11th century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73.8461538461538" calcext:value-type="float">
            <text:p>73.8461538461538</text:p>
          </table:table-cell>
          <table:table-cell office:value-type="float" office:value="73.8461538461539" calcext:value-type="float">
            <text:p>73.8461538461539</text:p>
          </table:table-cell>
          <table:table-cell office:value-type="float" office:value="15.0999301172671" calcext:value-type="float">
            <text:p>15.0999301172671</text:p>
          </table:table-cell>
          <table:table-cell table:formula="of:=STDEV([.D18];[.E18])" office:value-type="float" office:value="18.4935619694943" calcext:value-type="float">
            <text:p>18.4935619694943</text:p>
          </table:table-cell>
          <table:table-cell table:formula="of:=STDEV([.D18];[.F18])" office:value-type="float" office:value="18.4935619694943" calcext:value-type="float">
            <text:p>18.4935619694943</text:p>
          </table:table-cell>
          <table:table-cell table:formula="of:=STDEV([.E18];[.F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zzio giovanni mario 15321600</text:p>
          </table:table-cell>
          <table:table-cell office:value-type="string" calcext:value-type="string">
            <text:p>maffei giovanni pietro 15361603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2.1311475409836" calcext:value-type="float">
            <text:p>72.1311475409836</text:p>
          </table:table-cell>
          <table:table-cell office:value-type="float" office:value="16.0900894692191" calcext:value-type="float">
            <text:p>16.0900894692191</text:p>
          </table:table-cell>
          <table:table-cell table:formula="of:=STDEV([.D19];[.E19])" office:value-type="float" office:value="19.7062545576579" calcext:value-type="float">
            <text:p>19.7062545576579</text:p>
          </table:table-cell>
          <table:table-cell table:formula="of:=STDEV([.D19];[.F19])" office:value-type="float" office:value="19.7062545576579" calcext:value-type="float">
            <text:p>19.7062545576579</text:p>
          </table:table-cell>
          <table:table-cell table:formula="of:=STDEV([.E19];[.F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gas manuel alvares 16351696</text:p>
          </table:table-cell>
          <table:table-cell office:value-type="string" calcext:value-type="string">
            <text:p>alvares manuel 15261583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75.6756756756757" calcext:value-type="float">
            <text:p>75.6756756756757</text:p>
          </table:table-cell>
          <table:table-cell office:value-type="float" office:value="69.2307692307692" calcext:value-type="float">
            <text:p>69.2307692307692</text:p>
          </table:table-cell>
          <table:table-cell office:value-type="float" office:value="16.2273181962223" calcext:value-type="float">
            <text:p>16.2273181962223</text:p>
          </table:table-cell>
          <table:table-cell table:formula="of:=STDEV([.D20];[.E20])" office:value-type="float" office:value="17.1998946775106" calcext:value-type="float">
            <text:p>17.1998946775106</text:p>
          </table:table-cell>
          <table:table-cell table:formula="of:=STDEV([.D20];[.F20])" office:value-type="float" office:value="21.7571317288168" calcext:value-type="float">
            <text:p>21.7571317288168</text:p>
          </table:table-cell>
          <table:table-cell table:formula="of:=STDEV([.E20];[.F20])" office:value-type="float" office:value="4.55723705130624" calcext:value-type="float">
            <text:p>4.55723705130624</text:p>
          </table:table-cell>
        </table:table-row>
        <table:table-row table:style-name="ro1">
          <table:table-cell office:value-type="string" calcext:value-type="string">
            <text:p>stella scipione approximately 15581622</text:p>
          </table:table-cell>
          <table:table-cell office:value-type="string" calcext:value-type="string">
            <text:p>stella giulio cesare 1564approximately 1624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9.1358024691358" calcext:value-type="float">
            <text:p>69.1358024691358</text:p>
          </table:table-cell>
          <table:table-cell office:value-type="float" office:value="17.8194527527662" calcext:value-type="float">
            <text:p>17.8194527527662</text:p>
          </table:table-cell>
          <table:table-cell table:formula="of:=STDEV([.D21];[.E21])" office:value-type="float" office:value="21.8242833699552" calcext:value-type="float">
            <text:p>21.8242833699552</text:p>
          </table:table-cell>
          <table:table-cell table:formula="of:=STDEV([.D21];[.F21])" office:value-type="float" office:value="21.8242833699552" calcext:value-type="float">
            <text:p>21.8242833699552</text:p>
          </table:table-cell>
          <table:table-cell table:formula="of:=STDEV([.E21];[.F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ang john 15841654</text:p>
          </table:table-cell>
          <table:table-cell office:value-type="string" calcext:value-type="string">
            <text:p>stradling john sir 15631637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8.0851063829787" calcext:value-type="float">
            <text:p>68.0851063829787</text:p>
          </table:table-cell>
          <table:table-cell office:value-type="float" office:value="18.4260724209455" calcext:value-type="float">
            <text:p>18.4260724209455</text:p>
          </table:table-cell>
          <table:table-cell table:formula="of:=STDEV([.D22];[.E22])" office:value-type="float" office:value="22.567237697443" calcext:value-type="float">
            <text:p>22.567237697443</text:p>
          </table:table-cell>
          <table:table-cell table:formula="of:=STDEV([.D22];[.F22])" office:value-type="float" office:value="22.567237697443" calcext:value-type="float">
            <text:p>22.567237697443</text:p>
          </table:table-cell>
          <table:table-cell table:formula="of:=STDEV([.E22];[.F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ntzenius hendrik jan 17341797</text:p>
          </table:table-cell>
          <table:table-cell office:value-type="string" calcext:value-type="string">
            <text:p>arntzenius johannes 17021759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7.7966101694915" calcext:value-type="float">
            <text:p>67.7966101694915</text:p>
          </table:table-cell>
          <table:table-cell office:value-type="float" office:value="18.5926357874625" calcext:value-type="float">
            <text:p>18.5926357874625</text:p>
          </table:table-cell>
          <table:table-cell table:formula="of:=STDEV([.D23];[.E23])" office:value-type="float" office:value="22.7712353263465" calcext:value-type="float">
            <text:p>22.7712353263465</text:p>
          </table:table-cell>
          <table:table-cell table:formula="of:=STDEV([.D23];[.F23])" office:value-type="float" office:value="22.7712353263465" calcext:value-type="float">
            <text:p>22.7712353263465</text:p>
          </table:table-cell>
          <table:table-cell table:formula="of:=STDEV([.E23];[.F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ntzenius hendrik jan 17351797</text:p>
          </table:table-cell>
          <table:table-cell office:value-type="string" calcext:value-type="string">
            <text:p>arntzenius johannes 17021759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7.7966101694915" calcext:value-type="float">
            <text:p>67.7966101694915</text:p>
          </table:table-cell>
          <table:table-cell office:value-type="float" office:value="18.5926357874625" calcext:value-type="float">
            <text:p>18.5926357874625</text:p>
          </table:table-cell>
          <table:table-cell table:formula="of:=STDEV([.D24];[.E24])" office:value-type="float" office:value="22.7712353263465" calcext:value-type="float">
            <text:p>22.7712353263465</text:p>
          </table:table-cell>
          <table:table-cell table:formula="of:=STDEV([.D24];[.F24])" office:value-type="float" office:value="22.7712353263465" calcext:value-type="float">
            <text:p>22.7712353263465</text:p>
          </table:table-cell>
          <table:table-cell table:formula="of:=STDEV([.E24];[.F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oist rene</text:p>
          </table:table-cell>
          <table:table-cell office:value-type="string" calcext:value-type="string">
            <text:p>benoist eugene 18311887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73.6842105263158" calcext:value-type="float">
            <text:p>73.6842105263158</text:p>
          </table:table-cell>
          <table:table-cell office:value-type="float" office:value="62.8571428571429" calcext:value-type="float">
            <text:p>62.8571428571429</text:p>
          </table:table-cell>
          <table:table-cell office:value-type="float" office:value="19.1020854300903" calcext:value-type="float">
            <text:p>19.1020854300903</text:p>
          </table:table-cell>
          <table:table-cell table:formula="of:=STDEV([.D25];[.E25])" office:value-type="float" office:value="18.6080731891197" calcext:value-type="float">
            <text:p>18.6080731891197</text:p>
          </table:table-cell>
          <table:table-cell table:formula="of:=STDEV([.D25];[.F25])" office:value-type="float" office:value="26.2639661583575" calcext:value-type="float">
            <text:p>26.2639661583575</text:p>
          </table:table-cell>
          <table:table-cell table:formula="of:=STDEV([.E25];[.F25])" office:value-type="float" office:value="7.65589296923781" calcext:value-type="float">
            <text:p>7.65589296923781</text:p>
          </table:table-cell>
        </table:table-row>
        <table:table-row table:style-name="ro1">
          <table:table-cell office:value-type="string" calcext:value-type="string">
            <text:p>brandt karl 1858</text:p>
          </table:table-cell>
          <table:table-cell office:value-type="string" calcext:value-type="string">
            <text:p>brandt paul 18611932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19.2450089729875" calcext:value-type="float">
            <text:p>19.2450089729875</text:p>
          </table:table-cell>
          <table:table-cell table:formula="of:=STDEV([.D26];[.E26])" office:value-type="float" office:value="23.5702260395516" calcext:value-type="float">
            <text:p>23.5702260395516</text:p>
          </table:table-cell>
          <table:table-cell table:formula="of:=STDEV([.D26];[.F26])" office:value-type="float" office:value="23.5702260395516" calcext:value-type="float">
            <text:p>23.5702260395516</text:p>
          </table:table-cell>
          <table:table-cell table:formula="of:=STDEV([.E26];[.F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neider bernhard 1847</text:p>
          </table:table-cell>
          <table:table-cell office:value-type="string" calcext:value-type="string">
            <text:p>schneider engelbert 18571892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19.2450089729875" calcext:value-type="float">
            <text:p>19.2450089729875</text:p>
          </table:table-cell>
          <table:table-cell table:formula="of:=STDEV([.D27];[.E27])" office:value-type="float" office:value="23.5702260395516" calcext:value-type="float">
            <text:p>23.5702260395516</text:p>
          </table:table-cell>
          <table:table-cell table:formula="of:=STDEV([.D27];[.F27])" office:value-type="float" office:value="23.5702260395516" calcext:value-type="float">
            <text:p>23.5702260395516</text:p>
          </table:table-cell>
          <table:table-cell table:formula="of:=STDEV([.E27];[.F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rmann jacob 16781733</text:p>
          </table:table-cell>
          <table:table-cell office:value-type="string" calcext:value-type="string">
            <text:p>jacob emile 18671953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19.2450089729875" calcext:value-type="float">
            <text:p>19.2450089729875</text:p>
          </table:table-cell>
          <table:table-cell table:formula="of:=STDEV([.D28];[.E28])" office:value-type="float" office:value="23.5702260395516" calcext:value-type="float">
            <text:p>23.5702260395516</text:p>
          </table:table-cell>
          <table:table-cell table:formula="of:=STDEV([.D28];[.F28])" office:value-type="float" office:value="23.5702260395516" calcext:value-type="float">
            <text:p>23.5702260395516</text:p>
          </table:table-cell>
          <table:table-cell table:formula="of:=STDEV([.E28];[.F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o xiii pope 18101903</text:p>
          </table:table-cell>
          <table:table-cell office:value-type="string" calcext:value-type="string">
            <text:p>gregory xiii pope 15021585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19.2450089729875" calcext:value-type="float">
            <text:p>19.2450089729875</text:p>
          </table:table-cell>
          <table:table-cell table:formula="of:=STDEV([.D29];[.E29])" office:value-type="float" office:value="23.5702260395516" calcext:value-type="float">
            <text:p>23.5702260395516</text:p>
          </table:table-cell>
          <table:table-cell table:formula="of:=STDEV([.D29];[.F29])" office:value-type="float" office:value="23.5702260395516" calcext:value-type="float">
            <text:p>23.5702260395516</text:p>
          </table:table-cell>
          <table:table-cell table:formula="of:=STDEV([.E29];[.F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a pedro de la</text:p>
          </table:table-cell>
          <table:table-cell office:value-type="string" calcext:value-type="string">
            <text:p>vega garcilaso de la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76.9230769230769" calcext:value-type="float">
            <text:p>76.9230769230769</text:p>
          </table:table-cell>
          <table:table-cell office:value-type="float" office:value="61.1111111111111" calcext:value-type="float">
            <text:p>61.1111111111111</text:p>
          </table:table-cell>
          <table:table-cell office:value-type="float" office:value="19.557216573213" calcext:value-type="float">
            <text:p>19.557216573213</text:p>
          </table:table-cell>
          <table:table-cell table:formula="of:=STDEV([.D30];[.E30])" office:value-type="float" office:value="16.3178487966126" calcext:value-type="float">
            <text:p>16.3178487966126</text:p>
          </table:table-cell>
          <table:table-cell table:formula="of:=STDEV([.D30];[.F30])" office:value-type="float" office:value="27.4985970461435" calcext:value-type="float">
            <text:p>27.4985970461435</text:p>
          </table:table-cell>
          <table:table-cell table:formula="of:=STDEV([.E30];[.F30])" office:value-type="float" office:value="11.1807482495309" calcext:value-type="float">
            <text:p>11.1807482495309</text:p>
          </table:table-cell>
        </table:table-row>
        <table:table-row table:style-name="ro1">
          <table:table-cell office:value-type="string" calcext:value-type="string">
            <text:p>linden johanantonides vander 16091664</text:p>
          </table:table-cell>
          <table:table-cell office:value-type="string" calcext:value-type="string">
            <text:p>linden henricus antonides van der 15461614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5.8227848101266" calcext:value-type="float">
            <text:p>65.8227848101266</text:p>
          </table:table-cell>
          <table:table-cell office:value-type="float" office:value="65.8227848101266" calcext:value-type="float">
            <text:p>65.8227848101266</text:p>
          </table:table-cell>
          <table:table-cell office:value-type="float" office:value="19.7322243900252" calcext:value-type="float">
            <text:p>19.7322243900252</text:p>
          </table:table-cell>
          <table:table-cell table:formula="of:=STDEV([.D31];[.E31])" office:value-type="float" office:value="24.1669406228314" calcext:value-type="float">
            <text:p>24.1669406228314</text:p>
          </table:table-cell>
          <table:table-cell table:formula="of:=STDEV([.D31];[.F31])" office:value-type="float" office:value="24.1669406228314" calcext:value-type="float">
            <text:p>24.1669406228314</text:p>
          </table:table-cell>
          <table:table-cell table:formula="of:=STDEV([.E31];[.F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ygens constantijn 15961687</text:p>
          </table:table-cell>
          <table:table-cell office:value-type="string" calcext:value-type="string">
            <text:p>huygens christiaan 16291695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5.4545454545455" calcext:value-type="float">
            <text:p>65.4545454545455</text:p>
          </table:table-cell>
          <table:table-cell office:value-type="float" office:value="19.9448274810962" calcext:value-type="float">
            <text:p>19.9448274810962</text:p>
          </table:table-cell>
          <table:table-cell table:formula="of:=STDEV([.D32];[.E32])" office:value-type="float" office:value="24.4273251682626" calcext:value-type="float">
            <text:p>24.4273251682626</text:p>
          </table:table-cell>
          <table:table-cell table:formula="of:=STDEV([.D32];[.F32])" office:value-type="float" office:value="24.4273251682626" calcext:value-type="float">
            <text:p>24.4273251682626</text:p>
          </table:table-cell>
          <table:table-cell table:formula="of:=STDEV([.E32];[.F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vonarola girolamo 14521498</text:p>
          </table:table-cell>
          <table:table-cell office:value-type="string" calcext:value-type="string">
            <text:p>savonarola michele 13851466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5.4545454545455" calcext:value-type="float">
            <text:p>65.4545454545455</text:p>
          </table:table-cell>
          <table:table-cell office:value-type="float" office:value="19.9448274810962" calcext:value-type="float">
            <text:p>19.9448274810962</text:p>
          </table:table-cell>
          <table:table-cell table:formula="of:=STDEV([.D33];[.E33])" office:value-type="float" office:value="24.4273251682626" calcext:value-type="float">
            <text:p>24.4273251682626</text:p>
          </table:table-cell>
          <table:table-cell table:formula="of:=STDEV([.D33];[.F33])" office:value-type="float" office:value="24.4273251682626" calcext:value-type="float">
            <text:p>24.4273251682626</text:p>
          </table:table-cell>
          <table:table-cell table:formula="of:=STDEV([.E33];[.F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caris constantino 14341501</text:p>
          </table:table-cell>
          <table:table-cell office:value-type="string" calcext:value-type="string">
            <text:p>lascaris janus 14451535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5.3846153846154" calcext:value-type="float">
            <text:p>65.3846153846154</text:p>
          </table:table-cell>
          <table:table-cell office:value-type="float" office:value="19.9852016257947" calcext:value-type="float">
            <text:p>19.9852016257947</text:p>
          </table:table-cell>
          <table:table-cell table:formula="of:=STDEV([.D34];[.E34])" office:value-type="float" office:value="24.476773194919" calcext:value-type="float">
            <text:p>24.476773194919</text:p>
          </table:table-cell>
          <table:table-cell table:formula="of:=STDEV([.D34];[.F34])" office:value-type="float" office:value="24.476773194919" calcext:value-type="float">
            <text:p>24.476773194919</text:p>
          </table:table-cell>
          <table:table-cell table:formula="of:=STDEV([.E34];[.F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arez cipriano 15241593</text:p>
          </table:table-cell>
          <table:table-cell office:value-type="string" calcext:value-type="string">
            <text:p>suarez francisco 15481617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5.3061224489796" calcext:value-type="float">
            <text:p>65.3061224489796</text:p>
          </table:table-cell>
          <table:table-cell office:value-type="float" office:value="20.0305195433135" calcext:value-type="float">
            <text:p>20.0305195433135</text:p>
          </table:table-cell>
          <table:table-cell table:formula="of:=STDEV([.D35];[.E35])" office:value-type="float" office:value="24.5322760819823" calcext:value-type="float">
            <text:p>24.5322760819823</text:p>
          </table:table-cell>
          <table:table-cell table:formula="of:=STDEV([.D35];[.F35])" office:value-type="float" office:value="24.5322760819823" calcext:value-type="float">
            <text:p>24.5322760819823</text:p>
          </table:table-cell>
          <table:table-cell table:formula="of:=STDEV([.E35];[.F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cero m tullius 10643 v chr</text:p>
          </table:table-cell>
          <table:table-cell office:value-type="string" calcext:value-type="string">
            <text:p>cicero quintus tullius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77.7777777777778" calcext:value-type="float">
            <text:p>77.7777777777778</text:p>
          </table:table-cell>
          <table:table-cell office:value-type="float" office:value="60" calcext:value-type="float">
            <text:p>60</text:p>
          </table:table-cell>
          <table:table-cell office:value-type="float" office:value="20.0411100125462" calcext:value-type="float">
            <text:p>20.0411100125462</text:p>
          </table:table-cell>
          <table:table-cell table:formula="of:=STDEV([.D36];[.E36])" office:value-type="float" office:value="15.7134840263677" calcext:value-type="float">
            <text:p>15.7134840263677</text:p>
          </table:table-cell>
          <table:table-cell table:formula="of:=STDEV([.D36];[.F36])" office:value-type="float" office:value="28.2842712474619" calcext:value-type="float">
            <text:p>28.2842712474619</text:p>
          </table:table-cell>
          <table:table-cell table:formula="of:=STDEV([.E36];[.F36])" office:value-type="float" office:value="12.5707872210942" calcext:value-type="float">
            <text:p>12.5707872210942</text:p>
          </table:table-cell>
        </table:table-row>
        <table:table-row table:style-name="ro1">
          <table:table-cell office:value-type="string" calcext:value-type="string">
            <text:p>baudouin benoit 1632</text:p>
          </table:table-cell>
          <table:table-cell office:value-type="string" calcext:value-type="string">
            <text:p>baudouin francois 15201573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5.2173913043478" calcext:value-type="float">
            <text:p>65.2173913043478</text:p>
          </table:table-cell>
          <table:table-cell office:value-type="float" office:value="20.0817484935522" calcext:value-type="float">
            <text:p>20.0817484935522</text:p>
          </table:table-cell>
          <table:table-cell table:formula="of:=STDEV([.D37];[.E37])" office:value-type="float" office:value="24.5950184760538" calcext:value-type="float">
            <text:p>24.5950184760538</text:p>
          </table:table-cell>
          <table:table-cell table:formula="of:=STDEV([.D37];[.F37])" office:value-type="float" office:value="24.5950184760538" calcext:value-type="float">
            <text:p>24.5950184760538</text:p>
          </table:table-cell>
          <table:table-cell table:formula="of:=STDEV([.E37];[.F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one hermann 18701941</text:p>
          </table:table-cell>
          <table:table-cell office:value-type="string" calcext:value-type="string">
            <text:p>schone richard 18401922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5.2173913043478" calcext:value-type="float">
            <text:p>65.2173913043478</text:p>
          </table:table-cell>
          <table:table-cell office:value-type="float" office:value="20.0817484935522" calcext:value-type="float">
            <text:p>20.0817484935522</text:p>
          </table:table-cell>
          <table:table-cell table:formula="of:=STDEV([.D38];[.E38])" office:value-type="float" office:value="24.5950184760538" calcext:value-type="float">
            <text:p>24.5950184760538</text:p>
          </table:table-cell>
          <table:table-cell table:formula="of:=STDEV([.D38];[.F38])" office:value-type="float" office:value="24.5950184760538" calcext:value-type="float">
            <text:p>24.5950184760538</text:p>
          </table:table-cell>
          <table:table-cell table:formula="of:=STDEV([.E38];[.F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oby edgar 1883</text:p>
          </table:table-cell>
          <table:table-cell office:value-type="string" calcext:value-type="string">
            <text:p>jacoby carolus 18491939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.2072594216369" calcext:value-type="float">
            <text:p>20.2072594216369</text:p>
          </table:table-cell>
          <table:table-cell table:formula="of:=STDEV([.D39];[.E39])" office:value-type="float" office:value="24.7487373415292" calcext:value-type="float">
            <text:p>24.7487373415292</text:p>
          </table:table-cell>
          <table:table-cell table:formula="of:=STDEV([.D39];[.F39])" office:value-type="float" office:value="24.7487373415292" calcext:value-type="float">
            <text:p>24.7487373415292</text:p>
          </table:table-cell>
          <table:table-cell table:formula="of:=STDEV([.E39];[.F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doza francisco de si 15721626</text:p>
          </table:table-cell>
          <table:table-cell office:value-type="string" calcext:value-type="string">
            <text:p>hurtado de mendoza pedro 15781651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4.6153846153846" calcext:value-type="float">
            <text:p>64.6153846153846</text:p>
          </table:table-cell>
          <table:table-cell office:value-type="float" office:value="20.4293172174791" calcext:value-type="float">
            <text:p>20.4293172174791</text:p>
          </table:table-cell>
          <table:table-cell table:formula="of:=STDEV([.D40];[.E40])" office:value-type="float" office:value="25.0207014881394" calcext:value-type="float">
            <text:p>25.0207014881394</text:p>
          </table:table-cell>
          <table:table-cell table:formula="of:=STDEV([.D40];[.F40])" office:value-type="float" office:value="25.0207014881394" calcext:value-type="float">
            <text:p>25.0207014881394</text:p>
          </table:table-cell>
          <table:table-cell table:formula="of:=STDEV([.E40];[.F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ato orazio</text:p>
          </table:table-cell>
          <table:table-cell office:value-type="string" calcext:value-type="string">
            <text:p>barbato marco 1363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62.5" calcext:value-type="float">
            <text:p>62.5</text:p>
          </table:table-cell>
          <table:table-cell office:value-type="float" office:value="20.5536785929844" calcext:value-type="float">
            <text:p>20.5536785929844</text:p>
          </table:table-cell>
          <table:table-cell table:formula="of:=STDEV([.D41];[.E41])" office:value-type="float" office:value="23.5702260395516" calcext:value-type="float">
            <text:p>23.5702260395516</text:p>
          </table:table-cell>
          <table:table-cell table:formula="of:=STDEV([.D41];[.F41])" office:value-type="float" office:value="26.5165042944955" calcext:value-type="float">
            <text:p>26.5165042944955</text:p>
          </table:table-cell>
          <table:table-cell table:formula="of:=STDEV([.E41];[.F41])" office:value-type="float" office:value="2.94627825494394" calcext:value-type="float">
            <text:p>2.94627825494394</text:p>
          </table:table-cell>
        </table:table-row>
        <table:table-row table:style-name="ro1">
          <table:table-cell office:value-type="string" calcext:value-type="string">
            <text:p>schone hermann 18701941</text:p>
          </table:table-cell>
          <table:table-cell office:value-type="string" calcext:value-type="string">
            <text:p>rohl hermann 18511923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3.6363636363636" calcext:value-type="float">
            <text:p>63.6363636363636</text:p>
          </table:table-cell>
          <table:table-cell office:value-type="float" office:value="20.9945552432591" calcext:value-type="float">
            <text:p>20.9945552432591</text:p>
          </table:table-cell>
          <table:table-cell table:formula="of:=STDEV([.D42];[.E42])" office:value-type="float" office:value="25.712973861329" calcext:value-type="float">
            <text:p>25.712973861329</text:p>
          </table:table-cell>
          <table:table-cell table:formula="of:=STDEV([.D42];[.F42])" office:value-type="float" office:value="25.712973861329" calcext:value-type="float">
            <text:p>25.712973861329</text:p>
          </table:table-cell>
          <table:table-cell table:formula="of:=STDEV([.E42];[.F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isco javier santo 15061552</text:p>
          </table:table-cell>
          <table:table-cell office:value-type="string" calcext:value-type="string">
            <text:p>alegre francisco javier 17291788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8.0851063829787" calcext:value-type="float">
            <text:p>68.0851063829787</text:p>
          </table:table-cell>
          <table:table-cell office:value-type="float" office:value="60.3174603174603" calcext:value-type="float">
            <text:p>60.3174603174603</text:p>
          </table:table-cell>
          <table:table-cell office:value-type="float" office:value="21.0301399410516" calcext:value-type="float">
            <text:p>21.0301399410516</text:p>
          </table:table-cell>
          <table:table-cell table:formula="of:=STDEV([.D43];[.E43])" office:value-type="float" office:value="22.567237697443" calcext:value-type="float">
            <text:p>22.567237697443</text:p>
          </table:table-cell>
          <table:table-cell table:formula="of:=STDEV([.D43];[.F43])" office:value-type="float" office:value="28.0597929042281" calcext:value-type="float">
            <text:p>28.0597929042281</text:p>
          </table:table-cell>
          <table:table-cell table:formula="of:=STDEV([.E43];[.F43])" office:value-type="float" office:value="5.49255520678507" calcext:value-type="float">
            <text:p>5.49255520678507</text:p>
          </table:table-cell>
        </table:table-row>
        <table:table-row table:style-name="ro1">
          <table:table-cell office:value-type="string" calcext:value-type="string">
            <text:p>scardeone bernardino 14781574</text:p>
          </table:table-cell>
          <table:table-cell office:value-type="string" calcext:value-type="string">
            <text:p>bernardino da siena saint 13801444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3.4920634920635" calcext:value-type="float">
            <text:p>63.4920634920635</text:p>
          </table:table-cell>
          <table:table-cell office:value-type="float" office:value="63.4920634920635" calcext:value-type="float">
            <text:p>63.4920634920635</text:p>
          </table:table-cell>
          <table:table-cell office:value-type="float" office:value="21.0778669704149" calcext:value-type="float">
            <text:p>21.0778669704149</text:p>
          </table:table-cell>
          <table:table-cell table:formula="of:=STDEV([.D44];[.E44])" office:value-type="float" office:value="25.8150094718898" calcext:value-type="float">
            <text:p>25.8150094718898</text:p>
          </table:table-cell>
          <table:table-cell table:formula="of:=STDEV([.D44];[.F44])" office:value-type="float" office:value="25.8150094718898" calcext:value-type="float">
            <text:p>25.8150094718898</text:p>
          </table:table-cell>
          <table:table-cell table:formula="of:=STDEV([.E44];[.F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ber theodor hubert 1836</text:p>
          </table:table-cell>
          <table:table-cell office:value-type="string" calcext:value-type="string">
            <text:p>weber ernst 1873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3.4146341463415" calcext:value-type="float">
            <text:p>63.4146341463415</text:p>
          </table:table-cell>
          <table:table-cell office:value-type="float" office:value="21.1225708240107" calcext:value-type="float">
            <text:p>21.1225708240107</text:p>
          </table:table-cell>
          <table:table-cell table:formula="of:=STDEV([.D45];[.E45])" office:value-type="float" office:value="25.8697602873127" calcext:value-type="float">
            <text:p>25.8697602873127</text:p>
          </table:table-cell>
          <table:table-cell table:formula="of:=STDEV([.D45];[.F45])" office:value-type="float" office:value="25.8697602873127" calcext:value-type="float">
            <text:p>25.8697602873127</text:p>
          </table:table-cell>
          <table:table-cell table:formula="of:=STDEV([.E45];[.F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rke robert 1675</text:p>
          </table:table-cell>
          <table:table-cell office:value-type="string" calcext:value-type="string">
            <text:p>clarke john 16871734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3.1578947368421" calcext:value-type="float">
            <text:p>63.1578947368421</text:p>
          </table:table-cell>
          <table:table-cell office:value-type="float" office:value="21.2707993911967" calcext:value-type="float">
            <text:p>21.2707993911967</text:p>
          </table:table-cell>
          <table:table-cell table:formula="of:=STDEV([.D46];[.E46])" office:value-type="float" office:value="26.0513024647675" calcext:value-type="float">
            <text:p>26.0513024647675</text:p>
          </table:table-cell>
          <table:table-cell table:formula="of:=STDEV([.D46];[.F46])" office:value-type="float" office:value="26.0513024647675" calcext:value-type="float">
            <text:p>26.0513024647675</text:p>
          </table:table-cell>
          <table:table-cell table:formula="of:=STDEV([.E46];[.F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nseca pedro da 15281599</text:p>
          </table:table-cell>
          <table:table-cell office:value-type="string" calcext:value-type="string">
            <text:p>fonseca antonio 15171559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5.3061224489796" calcext:value-type="float">
            <text:p>65.3061224489796</text:p>
          </table:table-cell>
          <table:table-cell office:value-type="float" office:value="61.2244897959184" calcext:value-type="float">
            <text:p>61.2244897959184</text:p>
          </table:table-cell>
          <table:table-cell office:value-type="float" office:value="21.3067479773685" calcext:value-type="float">
            <text:p>21.3067479773685</text:p>
          </table:table-cell>
          <table:table-cell table:formula="of:=STDEV([.D47];[.E47])" office:value-type="float" office:value="24.5322760819823" calcext:value-type="float">
            <text:p>24.5322760819823</text:p>
          </table:table-cell>
          <table:table-cell table:formula="of:=STDEV([.D47];[.F47])" office:value-type="float" office:value="27.4184262092743" calcext:value-type="float">
            <text:p>27.4184262092743</text:p>
          </table:table-cell>
          <table:table-cell table:formula="of:=STDEV([.E47];[.F47])" office:value-type="float" office:value="2.88615012729203" calcext:value-type="float">
            <text:p>2.88615012729203</text:p>
          </table:table-cell>
        </table:table-row>
        <table:table-row table:style-name="ro1">
          <table:table-cell office:value-type="string" calcext:value-type="string">
            <text:p>amato lusitano</text:p>
          </table:table-cell>
          <table:table-cell office:value-type="string" calcext:value-type="string">
            <text:p>amato di montecassino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2.8571428571429" calcext:value-type="float">
            <text:p>62.8571428571429</text:p>
          </table:table-cell>
          <table:table-cell office:value-type="float" office:value="21.4444385699004" calcext:value-type="float">
            <text:p>21.4444385699004</text:p>
          </table:table-cell>
          <table:table-cell table:formula="of:=STDEV([.D48];[.E48])" office:value-type="float" office:value="26.2639661583575" calcext:value-type="float">
            <text:p>26.2639661583575</text:p>
          </table:table-cell>
          <table:table-cell table:formula="of:=STDEV([.D48];[.F48])" office:value-type="float" office:value="26.2639661583575" calcext:value-type="float">
            <text:p>26.2639661583575</text:p>
          </table:table-cell>
          <table:table-cell table:formula="of:=STDEV([.E48];[.F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inson hugh 15841655</text:p>
          </table:table-cell>
          <table:table-cell office:value-type="string" calcext:value-type="string">
            <text:p>ellis robinson 18341913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2.2222222222222" calcext:value-type="float">
            <text:p>62.2222222222222</text:p>
          </table:table-cell>
          <table:table-cell office:value-type="float" office:value="21.8110101693859" calcext:value-type="float">
            <text:p>21.8110101693859</text:p>
          </table:table-cell>
          <table:table-cell table:formula="of:=STDEV([.D49];[.E49])" office:value-type="float" office:value="26.7129228448251" calcext:value-type="float">
            <text:p>26.7129228448251</text:p>
          </table:table-cell>
          <table:table-cell table:formula="of:=STDEV([.D49];[.F49])" office:value-type="float" office:value="26.7129228448251" calcext:value-type="float">
            <text:p>26.7129228448251</text:p>
          </table:table-cell>
          <table:table-cell table:formula="of:=STDEV([.E49];[.F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ueger antonius 1840</text:p>
          </table:table-cell>
          <table:table-cell office:value-type="string" calcext:value-type="string">
            <text:p>krueger paul 18401926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21.8217890235992" calcext:value-type="float">
            <text:p>21.8217890235992</text:p>
          </table:table-cell>
          <table:table-cell table:formula="of:=STDEV([.D50];[.E50])" office:value-type="float" office:value="20.2030508910442" calcext:value-type="float">
            <text:p>20.2030508910442</text:p>
          </table:table-cell>
          <table:table-cell table:formula="of:=STDEV([.D50];[.F50])" office:value-type="float" office:value="30.3045763365663" calcext:value-type="float">
            <text:p>30.3045763365663</text:p>
          </table:table-cell>
          <table:table-cell table:formula="of:=STDEV([.E50];[.F50])" office:value-type="float" office:value="10.1015254455221" calcext:value-type="float">
            <text:p>10.1015254455221</text:p>
          </table:table-cell>
        </table:table-row>
        <table:table-row table:style-name="ro1">
          <table:table-cell office:value-type="string" calcext:value-type="string">
            <text:p>mendoza fernando de</text:p>
          </table:table-cell>
          <table:table-cell office:value-type="string" calcext:value-type="string">
            <text:p>hurtado de mendoza pedro 15781651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8.9655172413793" calcext:value-type="float">
            <text:p>68.9655172413793</text:p>
          </table:table-cell>
          <table:table-cell office:value-type="float" office:value="57.6923076923077" calcext:value-type="float">
            <text:p>57.6923076923077</text:p>
          </table:table-cell>
          <table:table-cell office:value-type="float" office:value="21.9095306584249" calcext:value-type="float">
            <text:p>21.9095306584249</text:p>
          </table:table-cell>
          <table:table-cell table:formula="of:=STDEV([.D51];[.E51])" office:value-type="float" office:value="21.9446932092377" calcext:value-type="float">
            <text:p>21.9446932092377</text:p>
          </table:table-cell>
          <table:table-cell table:formula="of:=STDEV([.D51];[.F51])" office:value-type="float" office:value="29.9160561271232" calcext:value-type="float">
            <text:p>29.9160561271232</text:p>
          </table:table-cell>
          <table:table-cell table:formula="of:=STDEV([.E51];[.F51])" office:value-type="float" office:value="7.97136291788548" calcext:value-type="float">
            <text:p>7.97136291788548</text:p>
          </table:table-cell>
        </table:table-row>
        <table:table-row table:style-name="ro1">
          <table:table-cell office:value-type="string" calcext:value-type="string">
            <text:p>hoffmann andreas gottlieb 17961864</text:p>
          </table:table-cell>
          <table:table-cell office:value-type="string" calcext:value-type="string">
            <text:p>hoffmann christian gottfried 16921735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1.9718309859155" calcext:value-type="float">
            <text:p>61.9718309859155</text:p>
          </table:table-cell>
          <table:table-cell office:value-type="float" office:value="61.9718309859155" calcext:value-type="float">
            <text:p>61.9718309859155</text:p>
          </table:table-cell>
          <table:table-cell office:value-type="float" office:value="21.9555736170703" calcext:value-type="float">
            <text:p>21.9555736170703</text:p>
          </table:table-cell>
          <table:table-cell table:formula="of:=STDEV([.D52];[.E52])" office:value-type="float" office:value="26.8899761859673" calcext:value-type="float">
            <text:p>26.8899761859673</text:p>
          </table:table-cell>
          <table:table-cell table:formula="of:=STDEV([.D52];[.F52])" office:value-type="float" office:value="26.8899761859673" calcext:value-type="float">
            <text:p>26.8899761859673</text:p>
          </table:table-cell>
          <table:table-cell table:formula="of:=STDEV([.E52];[.F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rchard johann friedrich wilhelm</text:p>
          </table:table-cell>
          <table:table-cell office:value-type="string" calcext:value-type="string">
            <text:p>burchard von reichenau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1.8181818181818" calcext:value-type="float">
            <text:p>61.8181818181818</text:p>
          </table:table-cell>
          <table:table-cell office:value-type="float" office:value="61.8181818181818" calcext:value-type="float">
            <text:p>61.8181818181818</text:p>
          </table:table-cell>
          <table:table-cell office:value-type="float" office:value="22.0442830054221" calcext:value-type="float">
            <text:p>22.0442830054221</text:p>
          </table:table-cell>
          <table:table-cell table:formula="of:=STDEV([.D53];[.E53])" office:value-type="float" office:value="26.9986225543955" calcext:value-type="float">
            <text:p>26.9986225543955</text:p>
          </table:table-cell>
          <table:table-cell table:formula="of:=STDEV([.D53];[.F53])" office:value-type="float" office:value="26.9986225543955" calcext:value-type="float">
            <text:p>26.9986225543955</text:p>
          </table:table-cell>
          <table:table-cell table:formula="of:=STDEV([.E53];[.F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rossi giovanni bernardo 17421831</text:p>
          </table:table-cell>
          <table:table-cell office:value-type="string" calcext:value-type="string">
            <text:p>rubeis bernardo maria de 16871775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1.7647058823529" calcext:value-type="float">
            <text:p>61.7647058823529</text:p>
          </table:table-cell>
          <table:table-cell office:value-type="float" office:value="22.075157351368" calcext:value-type="float">
            <text:p>22.075157351368</text:p>
          </table:table-cell>
          <table:table-cell table:formula="of:=STDEV([.D54];[.E54])" office:value-type="float" office:value="27.0364357512503" calcext:value-type="float">
            <text:p>27.0364357512503</text:p>
          </table:table-cell>
          <table:table-cell table:formula="of:=STDEV([.D54];[.F54])" office:value-type="float" office:value="27.0364357512503" calcext:value-type="float">
            <text:p>27.0364357512503</text:p>
          </table:table-cell>
          <table:table-cell table:formula="of:=STDEV([.E54];[.F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rmeister c e i</text:p>
          </table:table-cell>
          <table:table-cell office:value-type="string" calcext:value-type="string">
            <text:p>burmeister joannes 15761638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76.9230769230769" calcext:value-type="float">
            <text:p>76.9230769230769</text:p>
          </table:table-cell>
          <table:table-cell office:value-type="float" office:value="55.8139534883721" calcext:value-type="float">
            <text:p>55.8139534883721</text:p>
          </table:table-cell>
          <table:table-cell office:value-type="float" office:value="22.1003249493741" calcext:value-type="float">
            <text:p>22.1003249493741</text:p>
          </table:table-cell>
          <table:table-cell table:formula="of:=STDEV([.D55];[.E55])" office:value-type="float" office:value="16.3178487966126" calcext:value-type="float">
            <text:p>16.3178487966126</text:p>
          </table:table-cell>
          <table:table-cell table:formula="of:=STDEV([.D55];[.F55])" office:value-type="float" office:value="31.2442531221963" calcext:value-type="float">
            <text:p>31.2442531221963</text:p>
          </table:table-cell>
          <table:table-cell table:formula="of:=STDEV([.E55];[.F55])" office:value-type="float" office:value="14.9264043255836" calcext:value-type="float">
            <text:p>14.9264043255836</text:p>
          </table:table-cell>
        </table:table-row>
        <table:table-row table:style-name="ro1">
          <table:table-cell office:value-type="string" calcext:value-type="string">
            <text:p>ernesti johann heinrich martin 17751836</text:p>
          </table:table-cell>
          <table:table-cell office:value-type="string" calcext:value-type="string">
            <text:p>ernesti johann august 17071781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57.9710144927536" calcext:value-type="float">
            <text:p>57.9710144927536</text:p>
          </table:table-cell>
          <table:table-cell office:value-type="float" office:value="22.185434788802" calcext:value-type="float">
            <text:p>22.185434788802</text:p>
          </table:table-cell>
          <table:table-cell table:formula="of:=STDEV([.D56];[.E56])" office:value-type="float" office:value="23.5702260395516" calcext:value-type="float">
            <text:p>23.5702260395516</text:p>
          </table:table-cell>
          <table:table-cell table:formula="of:=STDEV([.D56];[.F56])" office:value-type="float" office:value="29.718980658565" calcext:value-type="float">
            <text:p>29.718980658565</text:p>
          </table:table-cell>
          <table:table-cell table:formula="of:=STDEV([.E56];[.F56])" office:value-type="float" office:value="6.14875461901345" calcext:value-type="float">
            <text:p>6.14875461901345</text:p>
          </table:table-cell>
        </table:table-row>
        <table:table-row table:style-name="ro1">
          <table:table-cell office:value-type="string" calcext:value-type="string">
            <text:p>frischlin jakob 15571621</text:p>
          </table:table-cell>
          <table:table-cell office:value-type="string" calcext:value-type="string">
            <text:p>frischlin nicodemus 15471590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1.5384615384615" calcext:value-type="float">
            <text:p>61.5384615384615</text:p>
          </table:table-cell>
          <table:table-cell office:value-type="float" office:value="22.2057795842164" calcext:value-type="float">
            <text:p>22.2057795842164</text:p>
          </table:table-cell>
          <table:table-cell table:formula="of:=STDEV([.D57];[.E57])" office:value-type="float" office:value="27.1964146610211" calcext:value-type="float">
            <text:p>27.1964146610211</text:p>
          </table:table-cell>
          <table:table-cell table:formula="of:=STDEV([.D57];[.F57])" office:value-type="float" office:value="27.1964146610211" calcext:value-type="float">
            <text:p>27.1964146610211</text:p>
          </table:table-cell>
          <table:table-cell table:formula="of:=STDEV([.E57];[.F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neider friedrich 1808</text:p>
          </table:table-cell>
          <table:table-cell office:value-type="string" calcext:value-type="string">
            <text:p>schneider engelbert 18571892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1.5384615384615" calcext:value-type="float">
            <text:p>61.5384615384615</text:p>
          </table:table-cell>
          <table:table-cell office:value-type="float" office:value="22.2057795842164" calcext:value-type="float">
            <text:p>22.2057795842164</text:p>
          </table:table-cell>
          <table:table-cell table:formula="of:=STDEV([.D58];[.E58])" office:value-type="float" office:value="27.1964146610211" calcext:value-type="float">
            <text:p>27.1964146610211</text:p>
          </table:table-cell>
          <table:table-cell table:formula="of:=STDEV([.D58];[.F58])" office:value-type="float" office:value="27.1964146610211" calcext:value-type="float">
            <text:p>27.1964146610211</text:p>
          </table:table-cell>
          <table:table-cell table:formula="of:=STDEV([.E58];[.F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o antonio si</text:p>
          </table:table-cell>
          <table:table-cell office:value-type="string" calcext:value-type="string">
            <text:p>franco alvaro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3.1578947368421" calcext:value-type="float">
            <text:p>63.1578947368421</text:p>
          </table:table-cell>
          <table:table-cell office:value-type="float" office:value="60" calcext:value-type="float">
            <text:p>60</text:p>
          </table:table-cell>
          <table:table-cell office:value-type="float" office:value="22.2385289508643" calcext:value-type="float">
            <text:p>22.2385289508643</text:p>
          </table:table-cell>
          <table:table-cell table:formula="of:=STDEV([.D59];[.E59])" office:value-type="float" office:value="26.0513024647675" calcext:value-type="float">
            <text:p>26.0513024647675</text:p>
          </table:table-cell>
          <table:table-cell table:formula="of:=STDEV([.D59];[.F59])" office:value-type="float" office:value="28.2842712474619" calcext:value-type="float">
            <text:p>28.2842712474619</text:p>
          </table:table-cell>
          <table:table-cell table:formula="of:=STDEV([.E59];[.F59])" office:value-type="float" office:value="2.23296878269436" calcext:value-type="float">
            <text:p>2.23296878269436</text:p>
          </table:table-cell>
        </table:table-row>
        <table:table-row table:style-name="ro1">
          <table:table-cell office:value-type="string" calcext:value-type="string">
            <text:p>bacon john oc</text:p>
          </table:table-cell>
          <table:table-cell office:value-type="string" calcext:value-type="string">
            <text:p>baconthorpe john 1346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4.7058823529412" calcext:value-type="float">
            <text:p>64.7058823529412</text:p>
          </table:table-cell>
          <table:table-cell office:value-type="float" office:value="58.8235294117647" calcext:value-type="float">
            <text:p>58.8235294117647</text:p>
          </table:table-cell>
          <table:table-cell office:value-type="float" office:value="22.2702288070599" calcext:value-type="float">
            <text:p>22.2702288070599</text:p>
          </table:table-cell>
          <table:table-cell table:formula="of:=STDEV([.D60];[.E60])" office:value-type="float" office:value="24.9567099242311" calcext:value-type="float">
            <text:p>24.9567099242311</text:p>
          </table:table-cell>
          <table:table-cell table:formula="of:=STDEV([.D60];[.F60])" office:value-type="float" office:value="29.1161615782696" calcext:value-type="float">
            <text:p>29.1161615782696</text:p>
          </table:table-cell>
          <table:table-cell table:formula="of:=STDEV([.E60];[.F60])" office:value-type="float" office:value="4.15945165403851" calcext:value-type="float">
            <text:p>4.15945165403851</text:p>
          </table:table-cell>
        </table:table-row>
        <table:table-row table:style-name="ro1">
          <table:table-cell office:value-type="string" calcext:value-type="string">
            <text:p>schneider karl albert</text:p>
          </table:table-cell>
          <table:table-cell office:value-type="string" calcext:value-type="string">
            <text:p>schneider engelbert 18571892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1.2244897959184" calcext:value-type="float">
            <text:p>61.2244897959184</text:p>
          </table:table-cell>
          <table:table-cell office:value-type="float" office:value="22.3870512542916" calcext:value-type="float">
            <text:p>22.3870512542916</text:p>
          </table:table-cell>
          <table:table-cell table:formula="of:=STDEV([.D61];[.E61])" office:value-type="float" office:value="27.4184262092743" calcext:value-type="float">
            <text:p>27.4184262092743</text:p>
          </table:table-cell>
          <table:table-cell table:formula="of:=STDEV([.D61];[.F61])" office:value-type="float" office:value="27.4184262092743" calcext:value-type="float">
            <text:p>27.4184262092743</text:p>
          </table:table-cell>
          <table:table-cell table:formula="of:=STDEV([.E61];[.F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goire pierre 15401617</text:p>
          </table:table-cell>
          <table:table-cell office:value-type="string" calcext:value-type="string">
            <text:p>gregoire l louis 18191897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1.2244897959184" calcext:value-type="float">
            <text:p>61.2244897959184</text:p>
          </table:table-cell>
          <table:table-cell office:value-type="float" office:value="22.3870512542916" calcext:value-type="float">
            <text:p>22.3870512542916</text:p>
          </table:table-cell>
          <table:table-cell table:formula="of:=STDEV([.D62];[.E62])" office:value-type="float" office:value="27.4184262092743" calcext:value-type="float">
            <text:p>27.4184262092743</text:p>
          </table:table-cell>
          <table:table-cell table:formula="of:=STDEV([.D62];[.F62])" office:value-type="float" office:value="27.4184262092743" calcext:value-type="float">
            <text:p>27.4184262092743</text:p>
          </table:table-cell>
          <table:table-cell table:formula="of:=STDEV([.E62];[.F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ci bartolomeo 14901569</text:p>
          </table:table-cell>
          <table:table-cell office:value-type="string" calcext:value-type="string">
            <text:p>ricci matteo 15521610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0.8695652173913" calcext:value-type="float">
            <text:p>60.8695652173913</text:p>
          </table:table-cell>
          <table:table-cell office:value-type="float" office:value="60.8695652173913" calcext:value-type="float">
            <text:p>60.8695652173913</text:p>
          </table:table-cell>
          <table:table-cell office:value-type="float" office:value="22.5919670552462" calcext:value-type="float">
            <text:p>22.5919670552462</text:p>
          </table:table-cell>
          <table:table-cell table:formula="of:=STDEV([.D63];[.E63])" office:value-type="float" office:value="27.6693957855606" calcext:value-type="float">
            <text:p>27.6693957855606</text:p>
          </table:table-cell>
          <table:table-cell table:formula="of:=STDEV([.D63];[.F63])" office:value-type="float" office:value="27.6693957855606" calcext:value-type="float">
            <text:p>27.6693957855606</text:p>
          </table:table-cell>
          <table:table-cell table:formula="of:=STDEV([.E63];[.F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xham john 16921768</text:p>
          </table:table-cell>
          <table:table-cell office:value-type="string" calcext:value-type="string">
            <text:p>john of hexham active 1180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0.8695652173913" calcext:value-type="float">
            <text:p>60.8695652173913</text:p>
          </table:table-cell>
          <table:table-cell office:value-type="float" office:value="60.8695652173913" calcext:value-type="float">
            <text:p>60.8695652173913</text:p>
          </table:table-cell>
          <table:table-cell office:value-type="float" office:value="22.5919670552462" calcext:value-type="float">
            <text:p>22.5919670552462</text:p>
          </table:table-cell>
          <table:table-cell table:formula="of:=STDEV([.D64];[.E64])" office:value-type="float" office:value="27.6693957855606" calcext:value-type="float">
            <text:p>27.6693957855606</text:p>
          </table:table-cell>
          <table:table-cell table:formula="of:=STDEV([.D64];[.F64])" office:value-type="float" office:value="27.6693957855606" calcext:value-type="float">
            <text:p>27.6693957855606</text:p>
          </table:table-cell>
          <table:table-cell table:formula="of:=STDEV([.E64];[.F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hter richard immanuel 18391901</text:p>
          </table:table-cell>
          <table:table-cell office:value-type="string" calcext:value-type="string">
            <text:p>richter gustav 18381904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0.7142857142857" calcext:value-type="float">
            <text:p>60.7142857142857</text:p>
          </table:table-cell>
          <table:table-cell office:value-type="float" office:value="60.7142857142857" calcext:value-type="float">
            <text:p>60.7142857142857</text:p>
          </table:table-cell>
          <table:table-cell office:value-type="float" office:value="22.6816177181639" calcext:value-type="float">
            <text:p>22.6816177181639</text:p>
          </table:table-cell>
          <table:table-cell table:formula="of:=STDEV([.D65];[.E65])" office:value-type="float" office:value="27.7791949751858" calcext:value-type="float">
            <text:p>27.7791949751858</text:p>
          </table:table-cell>
          <table:table-cell table:formula="of:=STDEV([.D65];[.F65])" office:value-type="float" office:value="27.7791949751858" calcext:value-type="float">
            <text:p>27.7791949751858</text:p>
          </table:table-cell>
          <table:table-cell table:formula="of:=STDEV([.E65];[.F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ke karl ferdinand 18021876</text:p>
          </table:table-cell>
          <table:table-cell office:value-type="string" calcext:value-type="string">
            <text:p>ranke friedrich 18821950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0.377358490566" calcext:value-type="float">
            <text:p>60.377358490566</text:p>
          </table:table-cell>
          <table:table-cell office:value-type="float" office:value="22.8761427414757" calcext:value-type="float">
            <text:p>22.8761427414757</text:p>
          </table:table-cell>
          <table:table-cell table:formula="of:=STDEV([.D66];[.E66])" office:value-type="float" office:value="28.0174384998443" calcext:value-type="float">
            <text:p>28.0174384998443</text:p>
          </table:table-cell>
          <table:table-cell table:formula="of:=STDEV([.D66];[.F66])" office:value-type="float" office:value="28.0174384998443" calcext:value-type="float">
            <text:p>28.0174384998443</text:p>
          </table:table-cell>
          <table:table-cell table:formula="of:=STDEV([.E66];[.F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onino arzobispo de florencia santo</text:p>
          </table:table-cell>
          <table:table-cell office:value-type="string" calcext:value-type="string">
            <text:p>antonino of piacenza saint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0.3174603174603" calcext:value-type="float">
            <text:p>60.3174603174603</text:p>
          </table:table-cell>
          <table:table-cell office:value-type="float" office:value="60.3174603174603" calcext:value-type="float">
            <text:p>60.3174603174603</text:p>
          </table:table-cell>
          <table:table-cell office:value-type="float" office:value="22.9107249678423" calcext:value-type="float">
            <text:p>22.9107249678423</text:p>
          </table:table-cell>
          <table:table-cell table:formula="of:=STDEV([.D67];[.E67])" office:value-type="float" office:value="28.0597929042281" calcext:value-type="float">
            <text:p>28.0597929042281</text:p>
          </table:table-cell>
          <table:table-cell table:formula="of:=STDEV([.D67];[.F67])" office:value-type="float" office:value="28.0597929042281" calcext:value-type="float">
            <text:p>28.0597929042281</text:p>
          </table:table-cell>
          <table:table-cell table:formula="of:=STDEV([.E67];[.F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midt carl 18681938</text:p>
          </table:table-cell>
          <table:table-cell office:value-type="string" calcext:value-type="string">
            <text:p>schmidt paul wilhelm 18451921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3.094010767585" calcext:value-type="float">
            <text:p>23.094010767585</text:p>
          </table:table-cell>
          <table:table-cell table:formula="of:=STDEV([.D68];[.E68])" office:value-type="float" office:value="28.2842712474619" calcext:value-type="float">
            <text:p>28.2842712474619</text:p>
          </table:table-cell>
          <table:table-cell table:formula="of:=STDEV([.D68];[.F68])" office:value-type="float" office:value="28.2842712474619" calcext:value-type="float">
            <text:p>28.2842712474619</text:p>
          </table:table-cell>
          <table:table-cell table:formula="of:=STDEV([.E68];[.F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ini giovanni antonio 15551617</text:p>
          </table:table-cell>
          <table:table-cell office:value-type="string" calcext:value-type="string">
            <text:p>magliabechi antonio 16331714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3.094010767585" calcext:value-type="float">
            <text:p>23.094010767585</text:p>
          </table:table-cell>
          <table:table-cell table:formula="of:=STDEV([.D69];[.E69])" office:value-type="float" office:value="28.2842712474619" calcext:value-type="float">
            <text:p>28.2842712474619</text:p>
          </table:table-cell>
          <table:table-cell table:formula="of:=STDEV([.D69];[.F69])" office:value-type="float" office:value="28.2842712474619" calcext:value-type="float">
            <text:p>28.2842712474619</text:p>
          </table:table-cell>
          <table:table-cell table:formula="of:=STDEV([.E69];[.F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ister ludwig 1889</text:p>
          </table:table-cell>
          <table:table-cell office:value-type="string" calcext:value-type="string">
            <text:p>meister ferdinand otto 18281915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3.094010767585" calcext:value-type="float">
            <text:p>23.094010767585</text:p>
          </table:table-cell>
          <table:table-cell table:formula="of:=STDEV([.D70];[.E70])" office:value-type="float" office:value="28.2842712474619" calcext:value-type="float">
            <text:p>28.2842712474619</text:p>
          </table:table-cell>
          <table:table-cell table:formula="of:=STDEV([.D70];[.F70])" office:value-type="float" office:value="28.2842712474619" calcext:value-type="float">
            <text:p>28.2842712474619</text:p>
          </table:table-cell>
          <table:table-cell table:formula="of:=STDEV([.E70];[.F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y karl</text:p>
          </table:table-cell>
          <table:table-cell office:value-type="string" calcext:value-type="string">
            <text:p>mayhoff karl 18411914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55.1724137931034" calcext:value-type="float">
            <text:p>55.1724137931034</text:p>
          </table:table-cell>
          <table:table-cell office:value-type="float" office:value="23.2835472861893" calcext:value-type="float">
            <text:p>23.2835472861893</text:p>
          </table:table-cell>
          <table:table-cell table:formula="of:=STDEV([.D71];[.E71])" office:value-type="float" office:value="23.5702260395516" calcext:value-type="float">
            <text:p>23.5702260395516</text:p>
          </table:table-cell>
          <table:table-cell table:formula="of:=STDEV([.D71];[.F71])" office:value-type="float" office:value="31.6978901911211" calcext:value-type="float">
            <text:p>31.6978901911211</text:p>
          </table:table-cell>
          <table:table-cell table:formula="of:=STDEV([.E71];[.F71])" office:value-type="float" office:value="8.12766415156951" calcext:value-type="float">
            <text:p>8.12766415156951</text:p>
          </table:table-cell>
        </table:table-row>
        <table:table-row table:style-name="ro1">
          <table:table-cell office:value-type="string" calcext:value-type="string">
            <text:p>vega cristobal de</text:p>
          </table:table-cell>
          <table:table-cell office:value-type="string" calcext:value-type="string">
            <text:p>vega garcilaso de la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70.2702702702703" calcext:value-type="float">
            <text:p>70.2702702702703</text:p>
          </table:table-cell>
          <table:table-cell office:value-type="float" office:value="54.0540540540541" calcext:value-type="float">
            <text:p>54.0540540540541</text:p>
          </table:table-cell>
          <table:table-cell office:value-type="float" office:value="23.3018327141938" calcext:value-type="float">
            <text:p>23.3018327141938</text:p>
          </table:table-cell>
          <table:table-cell table:formula="of:=STDEV([.D72];[.E72])" office:value-type="float" office:value="21.0220934947352" calcext:value-type="float">
            <text:p>21.0220934947352</text:p>
          </table:table-cell>
          <table:table-cell table:formula="of:=STDEV([.D72];[.F72])" office:value-type="float" office:value="32.4886899464089" calcext:value-type="float">
            <text:p>32.4886899464089</text:p>
          </table:table-cell>
          <table:table-cell table:formula="of:=STDEV([.E72];[.F72])" office:value-type="float" office:value="11.4665964516737" calcext:value-type="float">
            <text:p>11.4665964516737</text:p>
          </table:table-cell>
        </table:table-row>
        <table:table-row table:style-name="ro1">
          <table:table-cell office:value-type="string" calcext:value-type="string">
            <text:p>schroeder victor 1862</text:p>
          </table:table-cell>
          <table:table-cell office:value-type="string" calcext:value-type="string">
            <text:p>schroeder otto 18511937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8.1818181818182" calcext:value-type="float">
            <text:p>68.1818181818182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23.3254610883949" calcext:value-type="float">
            <text:p>23.3254610883949</text:p>
          </table:table-cell>
          <table:table-cell table:formula="of:=STDEV([.D73];[.E73])" office:value-type="float" office:value="22.4988521286629" calcext:value-type="float">
            <text:p>22.4988521286629</text:p>
          </table:table-cell>
          <table:table-cell table:formula="of:=STDEV([.D73];[.F73])" office:value-type="float" office:value="32.1412173266613" calcext:value-type="float">
            <text:p>32.1412173266613</text:p>
          </table:table-cell>
          <table:table-cell table:formula="of:=STDEV([.E73];[.F73])" office:value-type="float" office:value="9.64236519799838" calcext:value-type="float">
            <text:p>9.64236519799838</text:p>
          </table:table-cell>
        </table:table-row>
        <table:table-row table:style-name="ro1">
          <table:table-cell office:value-type="string" calcext:value-type="string">
            <text:p>diana antonino ccrrmm</text:p>
          </table:table-cell>
          <table:table-cell office:value-type="string" calcext:value-type="string">
            <text:p>antonino of piacenza saint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9.5744680851064" calcext:value-type="float">
            <text:p>59.5744680851064</text:p>
          </table:table-cell>
          <table:table-cell office:value-type="float" office:value="23.3396917331976" calcext:value-type="float">
            <text:p>23.3396917331976</text:p>
          </table:table-cell>
          <table:table-cell table:formula="of:=STDEV([.D74];[.E74])" office:value-type="float" office:value="28.5851677500945" calcext:value-type="float">
            <text:p>28.5851677500945</text:p>
          </table:table-cell>
          <table:table-cell table:formula="of:=STDEV([.D74];[.F74])" office:value-type="float" office:value="28.5851677500945" calcext:value-type="float">
            <text:p>28.5851677500945</text:p>
          </table:table-cell>
          <table:table-cell table:formula="of:=STDEV([.E74];[.F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midt hubert 18641933</text:p>
          </table:table-cell>
          <table:table-cell office:value-type="string" calcext:value-type="string">
            <text:p>schmidt paul wilhelm 18451921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1.5384615384615" calcext:value-type="float">
            <text:p>61.5384615384615</text:p>
          </table:table-cell>
          <table:table-cell office:value-type="float" office:value="57.6923076923077" calcext:value-type="float">
            <text:p>57.6923076923077</text:p>
          </table:table-cell>
          <table:table-cell office:value-type="float" office:value="23.395240501147" calcext:value-type="float">
            <text:p>23.395240501147</text:p>
          </table:table-cell>
          <table:table-cell table:formula="of:=STDEV([.D75];[.E75])" office:value-type="float" office:value="27.1964146610211" calcext:value-type="float">
            <text:p>27.1964146610211</text:p>
          </table:table-cell>
          <table:table-cell table:formula="of:=STDEV([.D75];[.F75])" office:value-type="float" office:value="29.9160561271232" calcext:value-type="float">
            <text:p>29.9160561271232</text:p>
          </table:table-cell>
          <table:table-cell table:formula="of:=STDEV([.E75];[.F75])" office:value-type="float" office:value="2.71964146610211" calcext:value-type="float">
            <text:p>2.71964146610211</text:p>
          </table:table-cell>
        </table:table-row>
        <table:table-row table:style-name="ro1">
          <table:table-cell office:value-type="string" calcext:value-type="string">
            <text:p>hoffmann friedrich 16601742</text:p>
          </table:table-cell>
          <table:table-cell office:value-type="string" calcext:value-type="string">
            <text:p>hoffmann christian gottfried 16921735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9.375" calcext:value-type="float">
            <text:p>59.375</text:p>
          </table:table-cell>
          <table:table-cell office:value-type="float" office:value="23.4548546858285" calcext:value-type="float">
            <text:p>23.4548546858285</text:p>
          </table:table-cell>
          <table:table-cell table:formula="of:=STDEV([.D76];[.E76])" office:value-type="float" office:value="28.7262129857035" calcext:value-type="float">
            <text:p>28.7262129857035</text:p>
          </table:table-cell>
          <table:table-cell table:formula="of:=STDEV([.D76];[.F76])" office:value-type="float" office:value="28.7262129857035" calcext:value-type="float">
            <text:p>28.7262129857035</text:p>
          </table:table-cell>
          <table:table-cell table:formula="of:=STDEV([.E76];[.F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nardino de san antonio osst</text:p>
          </table:table-cell>
          <table:table-cell office:value-type="string" calcext:value-type="string">
            <text:p>bernardino da siena saint 13801444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9.375" calcext:value-type="float">
            <text:p>59.375</text:p>
          </table:table-cell>
          <table:table-cell office:value-type="float" office:value="23.4548546858285" calcext:value-type="float">
            <text:p>23.4548546858285</text:p>
          </table:table-cell>
          <table:table-cell table:formula="of:=STDEV([.D77];[.E77])" office:value-type="float" office:value="28.7262129857035" calcext:value-type="float">
            <text:p>28.7262129857035</text:p>
          </table:table-cell>
          <table:table-cell table:formula="of:=STDEV([.D77];[.F77])" office:value-type="float" office:value="28.7262129857035" calcext:value-type="float">
            <text:p>28.7262129857035</text:p>
          </table:table-cell>
          <table:table-cell table:formula="of:=STDEV([.E77];[.F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ultetus johannes 15951645</text:p>
          </table:table-cell>
          <table:table-cell office:value-type="string" calcext:value-type="string">
            <text:p>scultetus tobias 15631620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9.2307692307692" calcext:value-type="float">
            <text:p>69.2307692307692</text:p>
          </table:table-cell>
          <table:table-cell office:value-type="float" office:value="53.8461538461539" calcext:value-type="float">
            <text:p>53.8461538461539</text:p>
          </table:table-cell>
          <table:table-cell office:value-type="float" office:value="23.5003881792607" calcext:value-type="float">
            <text:p>23.5003881792607</text:p>
          </table:table-cell>
          <table:table-cell table:formula="of:=STDEV([.D78];[.E78])" office:value-type="float" office:value="21.7571317288168" calcext:value-type="float">
            <text:p>21.7571317288168</text:p>
          </table:table-cell>
          <table:table-cell table:formula="of:=STDEV([.D78];[.F78])" office:value-type="float" office:value="32.6356975932253" calcext:value-type="float">
            <text:p>32.6356975932253</text:p>
          </table:table-cell>
          <table:table-cell table:formula="of:=STDEV([.E78];[.F78])" office:value-type="float" office:value="10.8785658644084" calcext:value-type="float">
            <text:p>10.8785658644084</text:p>
          </table:table-cell>
        </table:table-row>
        <table:table-row table:style-name="ro1">
          <table:table-cell office:value-type="string" calcext:value-type="string">
            <text:p>richter c e</text:p>
          </table:table-cell>
          <table:table-cell office:value-type="string" calcext:value-type="string">
            <text:p>richter gustav 18381904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77.7777777777778" calcext:value-type="float">
            <text:p>77.7777777777778</text:p>
          </table:table-cell>
          <table:table-cell office:value-type="float" office:value="52.9411764705882" calcext:value-type="float">
            <text:p>52.9411764705882</text:p>
          </table:table-cell>
          <table:table-cell office:value-type="float" office:value="23.5415122601135" calcext:value-type="float">
            <text:p>23.5415122601135</text:p>
          </table:table-cell>
          <table:table-cell table:formula="of:=STDEV([.D79];[.E79])" office:value-type="float" office:value="15.7134840263677" calcext:value-type="float">
            <text:p>15.7134840263677</text:p>
          </table:table-cell>
          <table:table-cell table:formula="of:=STDEV([.D79];[.F79])" office:value-type="float" office:value="33.2756132323081" calcext:value-type="float">
            <text:p>33.2756132323081</text:p>
          </table:table-cell>
          <table:table-cell table:formula="of:=STDEV([.E79];[.F79])" office:value-type="float" office:value="17.5621292059404" calcext:value-type="float">
            <text:p>17.5621292059404</text:p>
          </table:table-cell>
        </table:table-row>
        <table:table-row table:style-name="ro1">
          <table:table-cell office:value-type="string" calcext:value-type="string">
            <text:p>fugner franz 18541909</text:p>
          </table:table-cell>
          <table:table-cell office:value-type="string" calcext:value-type="string">
            <text:p>franz johannes 18041851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9.0909090909091" calcext:value-type="float">
            <text:p>59.0909090909091</text:p>
          </table:table-cell>
          <table:table-cell office:value-type="float" office:value="59.0909090909091" calcext:value-type="float">
            <text:p>59.0909090909091</text:p>
          </table:table-cell>
          <table:table-cell office:value-type="float" office:value="23.6188746486665" calcext:value-type="float">
            <text:p>23.6188746486665</text:p>
          </table:table-cell>
          <table:table-cell table:formula="of:=STDEV([.D80];[.E80])" office:value-type="float" office:value="28.9270955939951" calcext:value-type="float">
            <text:p>28.9270955939951</text:p>
          </table:table-cell>
          <table:table-cell table:formula="of:=STDEV([.D80];[.F80])" office:value-type="float" office:value="28.9270955939951" calcext:value-type="float">
            <text:p>28.9270955939951</text:p>
          </table:table-cell>
          <table:table-cell table:formula="of:=STDEV([.E80];[.F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hammad ibn umar alwakidi</text:p>
          </table:table-cell>
          <table:table-cell office:value-type="string" calcext:value-type="string">
            <text:p>razi abu bakr muhammad ibn zakariya 865925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3.1578947368421" calcext:value-type="float">
            <text:p>63.1578947368421</text:p>
          </table:table-cell>
          <table:table-cell office:value-type="float" office:value="55.8823529411765" calcext:value-type="float">
            <text:p>55.8823529411765</text:p>
          </table:table-cell>
          <table:table-cell office:value-type="float" office:value="23.6524875740693" calcext:value-type="float">
            <text:p>23.6524875740693</text:p>
          </table:table-cell>
          <table:table-cell table:formula="of:=STDEV([.D81];[.E81])" office:value-type="float" office:value="26.0513024647675" calcext:value-type="float">
            <text:p>26.0513024647675</text:p>
          </table:table-cell>
          <table:table-cell table:formula="of:=STDEV([.D81];[.F81])" office:value-type="float" office:value="31.1958874052889" calcext:value-type="float">
            <text:p>31.1958874052889</text:p>
          </table:table-cell>
          <table:table-cell table:formula="of:=STDEV([.E81];[.F81])" office:value-type="float" office:value="5.14458494052132" calcext:value-type="float">
            <text:p>5.14458494052132</text:p>
          </table:table-cell>
        </table:table-row>
        <table:table-row table:style-name="ro1">
          <table:table-cell office:value-type="string" calcext:value-type="string">
            <text:p>merkel paul johannes 18191861</text:p>
          </table:table-cell>
          <table:table-cell office:value-type="string" calcext:value-type="string">
            <text:p>merkel rudolf 18111885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8.8235294117647" calcext:value-type="float">
            <text:p>58.8235294117647</text:p>
          </table:table-cell>
          <table:table-cell office:value-type="float" office:value="58.8235294117647" calcext:value-type="float">
            <text:p>58.8235294117647</text:p>
          </table:table-cell>
          <table:table-cell office:value-type="float" office:value="23.7732463783964" calcext:value-type="float">
            <text:p>23.7732463783964</text:p>
          </table:table-cell>
          <table:table-cell table:formula="of:=STDEV([.D82];[.E82])" office:value-type="float" office:value="29.1161615782696" calcext:value-type="float">
            <text:p>29.1161615782696</text:p>
          </table:table-cell>
          <table:table-cell table:formula="of:=STDEV([.D82];[.F82])" office:value-type="float" office:value="29.1161615782696" calcext:value-type="float">
            <text:p>29.1161615782696</text:p>
          </table:table-cell>
          <table:table-cell table:formula="of:=STDEV([.E82];[.F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sio bernardino 15091588</text:p>
          </table:table-cell>
          <table:table-cell office:value-type="string" calcext:value-type="string">
            <text:p>telesio antonio 14821533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8.8235294117647" calcext:value-type="float">
            <text:p>58.8235294117647</text:p>
          </table:table-cell>
          <table:table-cell office:value-type="float" office:value="58.8235294117647" calcext:value-type="float">
            <text:p>58.8235294117647</text:p>
          </table:table-cell>
          <table:table-cell office:value-type="float" office:value="23.7732463783964" calcext:value-type="float">
            <text:p>23.7732463783964</text:p>
          </table:table-cell>
          <table:table-cell table:formula="of:=STDEV([.D83];[.E83])" office:value-type="float" office:value="29.1161615782696" calcext:value-type="float">
            <text:p>29.1161615782696</text:p>
          </table:table-cell>
          <table:table-cell table:formula="of:=STDEV([.D83];[.F83])" office:value-type="float" office:value="29.1161615782696" calcext:value-type="float">
            <text:p>29.1161615782696</text:p>
          </table:table-cell>
          <table:table-cell table:formula="of:=STDEV([.E83];[.F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roeder eljasz konstanty 16251680</text:p>
          </table:table-cell>
          <table:table-cell office:value-type="string" calcext:value-type="string">
            <text:p>schroeder otto 18511937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8.6206896551724" calcext:value-type="float">
            <text:p>58.6206896551724</text:p>
          </table:table-cell>
          <table:table-cell office:value-type="float" office:value="58.6206896551724" calcext:value-type="float">
            <text:p>58.6206896551724</text:p>
          </table:table-cell>
          <table:table-cell office:value-type="float" office:value="23.8903559664673" calcext:value-type="float">
            <text:p>23.8903559664673</text:p>
          </table:table-cell>
          <table:table-cell table:formula="of:=STDEV([.D84];[.E84])" office:value-type="float" office:value="29.2595909456502" calcext:value-type="float">
            <text:p>29.2595909456502</text:p>
          </table:table-cell>
          <table:table-cell table:formula="of:=STDEV([.D84];[.F84])" office:value-type="float" office:value="29.2595909456502" calcext:value-type="float">
            <text:p>29.2595909456502</text:p>
          </table:table-cell>
          <table:table-cell table:formula="of:=STDEV([.E84];[.F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son h a 18541927</text:p>
          </table:table-cell>
          <table:table-cell office:value-type="string" calcext:value-type="string">
            <text:p>wilson thomas 15251581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8.5365853658537" calcext:value-type="float">
            <text:p>58.5365853658537</text:p>
          </table:table-cell>
          <table:table-cell office:value-type="float" office:value="58.5365853658537" calcext:value-type="float">
            <text:p>58.5365853658537</text:p>
          </table:table-cell>
          <table:table-cell office:value-type="float" office:value="23.9389136005455" calcext:value-type="float">
            <text:p>23.9389136005455</text:p>
          </table:table-cell>
          <table:table-cell table:formula="of:=STDEV([.D85];[.E85])" office:value-type="float" office:value="29.3190616589544" calcext:value-type="float">
            <text:p>29.3190616589544</text:p>
          </table:table-cell>
          <table:table-cell table:formula="of:=STDEV([.D85];[.F85])" office:value-type="float" office:value="29.3190616589544" calcext:value-type="float">
            <text:p>29.3190616589544</text:p>
          </table:table-cell>
          <table:table-cell table:formula="of:=STDEV([.E85];[.F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ase albert 1848</text:p>
          </table:table-cell>
          <table:table-cell office:value-type="string" calcext:value-type="string">
            <text:p>haase friedrich 18081867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8.5365853658537" calcext:value-type="float">
            <text:p>58.5365853658537</text:p>
          </table:table-cell>
          <table:table-cell office:value-type="float" office:value="58.5365853658537" calcext:value-type="float">
            <text:p>58.5365853658537</text:p>
          </table:table-cell>
          <table:table-cell office:value-type="float" office:value="23.9389136005455" calcext:value-type="float">
            <text:p>23.9389136005455</text:p>
          </table:table-cell>
          <table:table-cell table:formula="of:=STDEV([.D86];[.E86])" office:value-type="float" office:value="29.3190616589544" calcext:value-type="float">
            <text:p>29.3190616589544</text:p>
          </table:table-cell>
          <table:table-cell table:formula="of:=STDEV([.D86];[.F86])" office:value-type="float" office:value="29.3190616589544" calcext:value-type="float">
            <text:p>29.3190616589544</text:p>
          </table:table-cell>
          <table:table-cell table:formula="of:=STDEV([.E86];[.F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ltrop friedrich</text:p>
          </table:table-cell>
          <table:table-cell office:value-type="string" calcext:value-type="string">
            <text:p>hildebrand gustav friedrich 18121869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9.2307692307692" calcext:value-type="float">
            <text:p>69.2307692307692</text:p>
          </table:table-cell>
          <table:table-cell office:value-type="float" office:value="52.8301886792453" calcext:value-type="float">
            <text:p>52.8301886792453</text:p>
          </table:table-cell>
          <table:table-cell office:value-type="float" office:value="23.9468707231683" calcext:value-type="float">
            <text:p>23.9468707231683</text:p>
          </table:table-cell>
          <table:table-cell table:formula="of:=STDEV([.D87];[.E87])" office:value-type="float" office:value="21.7571317288168" calcext:value-type="float">
            <text:p>21.7571317288168</text:p>
          </table:table-cell>
          <table:table-cell table:formula="of:=STDEV([.D87];[.F87])" office:value-type="float" office:value="33.3540934521956" calcext:value-type="float">
            <text:p>33.3540934521956</text:p>
          </table:table-cell>
          <table:table-cell table:formula="of:=STDEV([.E87];[.F87])" office:value-type="float" office:value="11.5969617233788" calcext:value-type="float">
            <text:p>11.5969617233788</text:p>
          </table:table-cell>
        </table:table-row>
        <table:table-row table:style-name="ro1">
          <table:table-cell office:value-type="string" calcext:value-type="string">
            <text:p>scheffer johannes gerhard 16211679</text:p>
          </table:table-cell>
          <table:table-cell office:value-type="string" calcext:value-type="string">
            <text:p>scheffer johannes reichard active approximately 1580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53.4883720930233" calcext:value-type="float">
            <text:p>53.4883720930233</text:p>
          </table:table-cell>
          <table:table-cell office:value-type="float" office:value="23.9725888239669" calcext:value-type="float">
            <text:p>23.9725888239669</text:p>
          </table:table-cell>
          <table:table-cell table:formula="of:=STDEV([.D88];[.E88])" office:value-type="float" office:value="23.5702260395516" calcext:value-type="float">
            <text:p>23.5702260395516</text:p>
          </table:table-cell>
          <table:table-cell table:formula="of:=STDEV([.D88];[.F88])" office:value-type="float" office:value="32.8886874970487" calcext:value-type="float">
            <text:p>32.8886874970487</text:p>
          </table:table-cell>
          <table:table-cell table:formula="of:=STDEV([.E88];[.F88])" office:value-type="float" office:value="9.31846145749713" calcext:value-type="float">
            <text:p>9.31846145749713</text:p>
          </table:table-cell>
        </table:table-row>
        <table:table-row table:style-name="ro1">
          <table:table-cell office:value-type="string" calcext:value-type="string">
            <text:p>otto ludwig 1850</text:p>
          </table:table-cell>
          <table:table-cell office:value-type="string" calcext:value-type="string">
            <text:p>ludwig ernst 18451912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4.8648648648649" calcext:value-type="float">
            <text:p>64.8648648648649</text:p>
          </table:table-cell>
          <table:table-cell office:value-type="float" office:value="54.0540540540541" calcext:value-type="float">
            <text:p>54.0540540540541</text:p>
          </table:table-cell>
          <table:table-cell office:value-type="float" office:value="24.0221470738259" calcext:value-type="float">
            <text:p>24.0221470738259</text:p>
          </table:table-cell>
          <table:table-cell table:formula="of:=STDEV([.D89];[.E89])" office:value-type="float" office:value="24.8442923119598" calcext:value-type="float">
            <text:p>24.8442923119598</text:p>
          </table:table-cell>
          <table:table-cell table:formula="of:=STDEV([.D89];[.F89])" office:value-type="float" office:value="32.4886899464089" calcext:value-type="float">
            <text:p>32.4886899464089</text:p>
          </table:table-cell>
          <table:table-cell table:formula="of:=STDEV([.E89];[.F89])" office:value-type="float" office:value="7.64439763444917" calcext:value-type="float">
            <text:p>7.64439763444917</text:p>
          </table:table-cell>
        </table:table-row>
        <table:table-row table:style-name="ro1">
          <table:table-cell office:value-type="string" calcext:value-type="string">
            <text:p>roth friedrich 17801852</text:p>
          </table:table-cell>
          <table:table-cell office:value-type="string" calcext:value-type="string">
            <text:p>roth karl ludwig 17901868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8.3333333333333" calcext:value-type="float">
            <text:p>58.3333333333333</text:p>
          </table:table-cell>
          <table:table-cell office:value-type="float" office:value="58.3333333333333" calcext:value-type="float">
            <text:p>58.3333333333333</text:p>
          </table:table-cell>
          <table:table-cell office:value-type="float" office:value="24.0562612162344" calcext:value-type="float">
            <text:p>24.0562612162344</text:p>
          </table:table-cell>
          <table:table-cell table:formula="of:=STDEV([.D90];[.E90])" office:value-type="float" office:value="29.4627825494395" calcext:value-type="float">
            <text:p>29.4627825494395</text:p>
          </table:table-cell>
          <table:table-cell table:formula="of:=STDEV([.D90];[.F90])" office:value-type="float" office:value="29.4627825494395" calcext:value-type="float">
            <text:p>29.4627825494395</text:p>
          </table:table-cell>
          <table:table-cell table:formula="of:=STDEV([.E90];[.F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rdoni francesco ofm 15951671</text:p>
          </table:table-cell>
          <table:table-cell office:value-type="string" calcext:value-type="string">
            <text:p>bordini giovanni francesco approximately 15361609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8.2278481012658" calcext:value-type="float">
            <text:p>58.2278481012658</text:p>
          </table:table-cell>
          <table:table-cell office:value-type="float" office:value="24.1171631433641" calcext:value-type="float">
            <text:p>24.1171631433641</text:p>
          </table:table-cell>
          <table:table-cell table:formula="of:=STDEV([.D91];[.E91])" office:value-type="float" office:value="29.5373718723495" calcext:value-type="float">
            <text:p>29.5373718723495</text:p>
          </table:table-cell>
          <table:table-cell table:formula="of:=STDEV([.D91];[.F91])" office:value-type="float" office:value="29.5373718723495" calcext:value-type="float">
            <text:p>29.5373718723495</text:p>
          </table:table-cell>
          <table:table-cell table:formula="of:=STDEV([.E91];[.F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ucki johann wilhelm d 1607</text:p>
          </table:table-cell>
          <table:table-cell office:value-type="string" calcext:value-type="string">
            <text:p>nauck c w carl wilhelm 1813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8.1818181818182" calcext:value-type="float">
            <text:p>58.1818181818182</text:p>
          </table:table-cell>
          <table:table-cell office:value-type="float" office:value="24.143738529748" calcext:value-type="float">
            <text:p>24.143738529748</text:p>
          </table:table-cell>
          <table:table-cell table:formula="of:=STDEV([.D92];[.E92])" office:value-type="float" office:value="29.5699199405284" calcext:value-type="float">
            <text:p>29.5699199405284</text:p>
          </table:table-cell>
          <table:table-cell table:formula="of:=STDEV([.D92];[.F92])" office:value-type="float" office:value="29.5699199405284" calcext:value-type="float">
            <text:p>29.5699199405284</text:p>
          </table:table-cell>
          <table:table-cell table:formula="of:=STDEV([.E92];[.F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tolome de los martires beato</text:p>
          </table:table-cell>
          <table:table-cell office:value-type="string" calcext:value-type="string">
            <text:p>casas bartolome de las 14841566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8.0645161290323" calcext:value-type="float">
            <text:p>58.0645161290323</text:p>
          </table:table-cell>
          <table:table-cell office:value-type="float" office:value="58.0645161290323" calcext:value-type="float">
            <text:p>58.0645161290323</text:p>
          </table:table-cell>
          <table:table-cell office:value-type="float" office:value="24.2114629015004" calcext:value-type="float">
            <text:p>24.2114629015004</text:p>
          </table:table-cell>
          <table:table-cell table:formula="of:=STDEV([.D93];[.E93])" office:value-type="float" office:value="29.6528650175004" calcext:value-type="float">
            <text:p>29.6528650175004</text:p>
          </table:table-cell>
          <table:table-cell table:formula="of:=STDEV([.D93];[.F93])" office:value-type="float" office:value="29.6528650175004" calcext:value-type="float">
            <text:p>29.6528650175004</text:p>
          </table:table-cell>
          <table:table-cell table:formula="of:=STDEV([.E93];[.F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ttner hugo 1871</text:p>
          </table:table-cell>
          <table:table-cell office:value-type="string" calcext:value-type="string">
            <text:p>laemmer hugo 18351918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7.8947368421053" calcext:value-type="float">
            <text:p>57.8947368421053</text:p>
          </table:table-cell>
          <table:table-cell office:value-type="float" office:value="57.8947368421053" calcext:value-type="float">
            <text:p>57.8947368421053</text:p>
          </table:table-cell>
          <table:table-cell office:value-type="float" office:value="24.3094850185106" calcext:value-type="float">
            <text:p>24.3094850185106</text:p>
          </table:table-cell>
          <table:table-cell table:formula="of:=STDEV([.D94];[.E94])" office:value-type="float" office:value="29.7729171025915" calcext:value-type="float">
            <text:p>29.7729171025915</text:p>
          </table:table-cell>
          <table:table-cell table:formula="of:=STDEV([.D94];[.F94])" office:value-type="float" office:value="29.7729171025915" calcext:value-type="float">
            <text:p>29.7729171025915</text:p>
          </table:table-cell>
          <table:table-cell table:formula="of:=STDEV([.E94];[.F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to antonino de</text:p>
          </table:table-cell>
          <table:table-cell office:value-type="string" calcext:value-type="string">
            <text:p>amato di montecassino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7.8947368421053" calcext:value-type="float">
            <text:p>57.8947368421053</text:p>
          </table:table-cell>
          <table:table-cell office:value-type="float" office:value="57.8947368421053" calcext:value-type="float">
            <text:p>57.8947368421053</text:p>
          </table:table-cell>
          <table:table-cell office:value-type="float" office:value="24.3094850185106" calcext:value-type="float">
            <text:p>24.3094850185106</text:p>
          </table:table-cell>
          <table:table-cell table:formula="of:=STDEV([.D95];[.E95])" office:value-type="float" office:value="29.7729171025915" calcext:value-type="float">
            <text:p>29.7729171025915</text:p>
          </table:table-cell>
          <table:table-cell table:formula="of:=STDEV([.D95];[.F95])" office:value-type="float" office:value="29.7729171025915" calcext:value-type="float">
            <text:p>29.7729171025915</text:p>
          </table:table-cell>
          <table:table-cell table:formula="of:=STDEV([.E95];[.F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hter karl</text:p>
          </table:table-cell>
          <table:table-cell office:value-type="string" calcext:value-type="string">
            <text:p>richter gustav 18381904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73.6842105263158" calcext:value-type="float">
            <text:p>73.6842105263158</text:p>
          </table:table-cell>
          <table:table-cell office:value-type="float" office:value="51.4285714285714" calcext:value-type="float">
            <text:p>51.4285714285714</text:p>
          </table:table-cell>
          <table:table-cell office:value-type="float" office:value="24.3139806172694" calcext:value-type="float">
            <text:p>24.3139806172694</text:p>
          </table:table-cell>
          <table:table-cell table:formula="of:=STDEV([.D96];[.E96])" office:value-type="float" office:value="18.6080731891197" calcext:value-type="float">
            <text:p>18.6080731891197</text:p>
          </table:table-cell>
          <table:table-cell table:formula="of:=STDEV([.D96];[.F96])" office:value-type="float" office:value="34.3451865147752" calcext:value-type="float">
            <text:p>34.3451865147752</text:p>
          </table:table-cell>
          <table:table-cell table:formula="of:=STDEV([.E96];[.F96])" office:value-type="float" office:value="15.7371133256555" calcext:value-type="float">
            <text:p>15.7371133256555</text:p>
          </table:table-cell>
        </table:table-row>
        <table:table-row table:style-name="ro1">
          <table:table-cell office:value-type="string" calcext:value-type="string">
            <text:p>bach johann august</text:p>
          </table:table-cell>
          <table:table-cell office:value-type="string" calcext:value-type="string">
            <text:p>bach johann nicolaus 18021841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75.8620689655172" calcext:value-type="float">
            <text:p>75.8620689655172</text:p>
          </table:table-cell>
          <table:table-cell office:value-type="float" office:value="51.0638297872341" calcext:value-type="float">
            <text:p>51.0638297872341</text:p>
          </table:table-cell>
          <table:table-cell office:value-type="float" office:value="24.4688275705423" calcext:value-type="float">
            <text:p>24.4688275705423</text:p>
          </table:table-cell>
          <table:table-cell table:formula="of:=STDEV([.D97];[.E97])" office:value-type="float" office:value="17.068094718296" calcext:value-type="float">
            <text:p>17.068094718296</text:p>
          </table:table-cell>
          <table:table-cell table:formula="of:=STDEV([.D97];[.F97])" office:value-type="float" office:value="34.6030978027459" calcext:value-type="float">
            <text:p>34.6030978027459</text:p>
          </table:table-cell>
          <table:table-cell table:formula="of:=STDEV([.E97];[.F97])" office:value-type="float" office:value="17.53500308445" calcext:value-type="float">
            <text:p>17.53500308445</text:p>
          </table:table-cell>
        </table:table-row>
        <table:table-row table:style-name="ro1">
          <table:table-cell office:value-type="string" calcext:value-type="string">
            <text:p>rehbronn engelbert</text:p>
          </table:table-cell>
          <table:table-cell office:value-type="string" calcext:value-type="string">
            <text:p>schneider engelbert 18571892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52.1739130434783" calcext:value-type="float">
            <text:p>52.1739130434783</text:p>
          </table:table-cell>
          <table:table-cell office:value-type="float" office:value="24.5237490753566" calcext:value-type="float">
            <text:p>24.5237490753566</text:p>
          </table:table-cell>
          <table:table-cell table:formula="of:=STDEV([.D98];[.E98])" office:value-type="float" office:value="23.5702260395516" calcext:value-type="float">
            <text:p>23.5702260395516</text:p>
          </table:table-cell>
          <table:table-cell table:formula="of:=STDEV([.D98];[.F98])" office:value-type="float" office:value="33.818150404574" calcext:value-type="float">
            <text:p>33.818150404574</text:p>
          </table:table-cell>
          <table:table-cell table:formula="of:=STDEV([.E98];[.F98])" office:value-type="float" office:value="10.2479243650224" calcext:value-type="float">
            <text:p>10.2479243650224</text:p>
          </table:table-cell>
        </table:table-row>
        <table:table-row table:style-name="ro1">
          <table:table-cell office:value-type="string" calcext:value-type="string">
            <text:p>palladius florentinus</text:p>
          </table:table-cell>
          <table:table-cell office:value-type="string" calcext:value-type="string">
            <text:p>palladius bishop of aspuna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55.3191489361702" calcext:value-type="float">
            <text:p>55.3191489361702</text:p>
          </table:table-cell>
          <table:table-cell office:value-type="float" office:value="24.5570384291683" calcext:value-type="float">
            <text:p>24.5570384291683</text:p>
          </table:table-cell>
          <table:table-cell table:formula="of:=STDEV([.D99];[.E99])" office:value-type="float" office:value="28.2842712474619" calcext:value-type="float">
            <text:p>28.2842712474619</text:p>
          </table:table-cell>
          <table:table-cell table:formula="of:=STDEV([.D99];[.F99])" office:value-type="float" office:value="31.5941327764202" calcext:value-type="float">
            <text:p>31.5941327764202</text:p>
          </table:table-cell>
          <table:table-cell table:formula="of:=STDEV([.E99];[.F99])" office:value-type="float" office:value="3.30986152895831" calcext:value-type="float">
            <text:p>3.30986152895831</text:p>
          </table:table-cell>
        </table:table-row>
        <table:table-row table:style-name="ro1">
          <table:table-cell office:value-type="string" calcext:value-type="string">
            <text:p>balzarano giovanni paolo</text:p>
          </table:table-cell>
          <table:table-cell office:value-type="string" calcext:value-type="string">
            <text:p>balbi giovanni 1298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9.2592592592593" calcext:value-type="float">
            <text:p>59.2592592592593</text:p>
          </table:table-cell>
          <table:table-cell office:value-type="float" office:value="55.8139534883721" calcext:value-type="float">
            <text:p>55.8139534883721</text:p>
          </table:table-cell>
          <table:table-cell office:value-type="float" office:value="24.5766989724241" calcext:value-type="float">
            <text:p>24.5766989724241</text:p>
          </table:table-cell>
          <table:table-cell table:formula="of:=STDEV([.D100];[.E100])" office:value-type="float" office:value="28.8080540483408" calcext:value-type="float">
            <text:p>28.8080540483408</text:p>
          </table:table-cell>
          <table:table-cell table:formula="of:=STDEV([.D100];[.F100])" office:value-type="float" office:value="31.2442531221963" calcext:value-type="float">
            <text:p>31.2442531221963</text:p>
          </table:table-cell>
          <table:table-cell table:formula="of:=STDEV([.E100];[.F100])" office:value-type="float" office:value="2.43619907385546" calcext:value-type="float">
            <text:p>2.43619907385546</text:p>
          </table:table-cell>
        </table:table-row>
        <table:table-row table:style-name="ro1">
          <table:table-cell office:value-type="string" calcext:value-type="string">
            <text:p>vignoli giovanni</text:p>
          </table:table-cell>
          <table:table-cell office:value-type="string" calcext:value-type="string">
            <text:p>viperano giovanni antonio 15351610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52" calcext:value-type="float">
            <text:p>52</text:p>
          </table:table-cell>
          <table:table-cell office:value-type="float" office:value="24.5975006258164" calcext:value-type="float">
            <text:p>24.5975006258164</text:p>
          </table:table-cell>
          <table:table-cell table:formula="of:=STDEV([.D101];[.E101])" office:value-type="float" office:value="23.5702260395516" calcext:value-type="float">
            <text:p>23.5702260395516</text:p>
          </table:table-cell>
          <table:table-cell table:formula="of:=STDEV([.D101];[.F101])" office:value-type="float" office:value="33.9411254969543" calcext:value-type="float">
            <text:p>33.9411254969543</text:p>
          </table:table-cell>
          <table:table-cell table:formula="of:=STDEV([.E101];[.F101])" office:value-type="float" office:value="10.3708994574027" calcext:value-type="float">
            <text:p>10.3708994574027</text:p>
          </table:table-cell>
        </table:table-row>
        <table:table-row table:style-name="ro1">
          <table:table-cell office:value-type="string" calcext:value-type="string">
            <text:p>du moulin antoine ca 15101551</text:p>
          </table:table-cell>
          <table:table-cell office:value-type="string" calcext:value-type="string">
            <text:p>du moulin peter 16011684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4.1509433962264" calcext:value-type="float">
            <text:p>64.1509433962264</text:p>
          </table:table-cell>
          <table:table-cell office:value-type="float" office:value="52.8301886792453" calcext:value-type="float">
            <text:p>52.8301886792453</text:p>
          </table:table-cell>
          <table:table-cell office:value-type="float" office:value="24.6248703779269" calcext:value-type="float">
            <text:p>24.6248703779269</text:p>
          </table:table-cell>
          <table:table-cell table:formula="of:=STDEV([.D102];[.E102])" office:value-type="float" office:value="25.3491110236687" calcext:value-type="float">
            <text:p>25.3491110236687</text:p>
          </table:table-cell>
          <table:table-cell table:formula="of:=STDEV([.D102];[.F102])" office:value-type="float" office:value="33.3540934521956" calcext:value-type="float">
            <text:p>33.3540934521956</text:p>
          </table:table-cell>
          <table:table-cell table:formula="of:=STDEV([.E102];[.F102])" office:value-type="float" office:value="8.00498242852695" calcext:value-type="float">
            <text:p>8.00498242852695</text:p>
          </table:table-cell>
        </table:table-row>
        <table:table-row table:style-name="ro1">
          <table:table-cell office:value-type="string" calcext:value-type="string">
            <text:p>blois louis de 15061566</text:p>
          </table:table-cell>
          <table:table-cell office:value-type="string" calcext:value-type="string">
            <text:p>luis de granada 15041588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9.5744680851064" calcext:value-type="float">
            <text:p>59.5744680851064</text:p>
          </table:table-cell>
          <table:table-cell office:value-type="float" office:value="55.3191489361702" calcext:value-type="float">
            <text:p>55.3191489361702</text:p>
          </table:table-cell>
          <table:table-cell office:value-type="float" office:value="24.6600548237074" calcext:value-type="float">
            <text:p>24.6600548237074</text:p>
          </table:table-cell>
          <table:table-cell table:formula="of:=STDEV([.D103];[.E103])" office:value-type="float" office:value="28.5851677500945" calcext:value-type="float">
            <text:p>28.5851677500945</text:p>
          </table:table-cell>
          <table:table-cell table:formula="of:=STDEV([.D103];[.F103])" office:value-type="float" office:value="31.5941327764202" calcext:value-type="float">
            <text:p>31.5941327764202</text:p>
          </table:table-cell>
          <table:table-cell table:formula="of:=STDEV([.E103];[.F103])" office:value-type="float" office:value="3.00896502632573" calcext:value-type="float">
            <text:p>3.00896502632573</text:p>
          </table:table-cell>
        </table:table-row>
        <table:table-row table:style-name="ro1">
          <table:table-cell office:value-type="string" calcext:value-type="string">
            <text:p>freitag johann</text:p>
          </table:table-cell>
          <table:table-cell office:value-type="string" calcext:value-type="string">
            <text:p>freinsheim johann 16081660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24.6644143115812" calcext:value-type="float">
            <text:p>24.6644143115812</text:p>
          </table:table-cell>
          <table:table-cell table:formula="of:=STDEV([.D104];[.E104])" office:value-type="float" office:value="28.2842712474619" calcext:value-type="float">
            <text:p>28.2842712474619</text:p>
          </table:table-cell>
          <table:table-cell table:formula="of:=STDEV([.D104];[.F104])" office:value-type="float" office:value="31.8198051533946" calcext:value-type="float">
            <text:p>31.8198051533946</text:p>
          </table:table-cell>
          <table:table-cell table:formula="of:=STDEV([.E104];[.F104])" office:value-type="float" office:value="3.53553390593273" calcext:value-type="float">
            <text:p>3.53553390593273</text:p>
          </table:table-cell>
        </table:table-row>
        <table:table-row table:style-name="ro1">
          <table:table-cell office:value-type="string" calcext:value-type="string">
            <text:p>pufendorf friedrich esaias von 17071785</text:p>
          </table:table-cell>
          <table:table-cell office:value-type="string" calcext:value-type="string">
            <text:p>pufendorf samuel freiherr von 16321694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24.7435829652697" calcext:value-type="float">
            <text:p>24.7435829652697</text:p>
          </table:table-cell>
          <table:table-cell table:formula="of:=STDEV([.D105];[.E105])" office:value-type="float" office:value="30.3045763365663" calcext:value-type="float">
            <text:p>30.3045763365663</text:p>
          </table:table-cell>
          <table:table-cell table:formula="of:=STDEV([.D105];[.F105])" office:value-type="float" office:value="30.3045763365663" calcext:value-type="float">
            <text:p>30.3045763365663</text:p>
          </table:table-cell>
          <table:table-cell table:formula="of:=STDEV([.E105];[.F1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ottmuller alfred</text:p>
          </table:table-cell>
          <table:table-cell office:value-type="string" calcext:value-type="string">
            <text:p>koeberlin alfred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24.7435829652697" calcext:value-type="float">
            <text:p>24.7435829652697</text:p>
          </table:table-cell>
          <table:table-cell table:formula="of:=STDEV([.D106];[.E106])" office:value-type="float" office:value="30.3045763365663" calcext:value-type="float">
            <text:p>30.3045763365663</text:p>
          </table:table-cell>
          <table:table-cell table:formula="of:=STDEV([.D106];[.F106])" office:value-type="float" office:value="30.3045763365663" calcext:value-type="float">
            <text:p>30.3045763365663</text:p>
          </table:table-cell>
          <table:table-cell table:formula="of:=STDEV([.E106];[.F1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vina giovanni vicenzo 16641718</text:p>
          </table:table-cell>
          <table:table-cell office:value-type="string" calcext:value-type="string">
            <text:p>gravina pietro 17491830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24.7435829652697" calcext:value-type="float">
            <text:p>24.7435829652697</text:p>
          </table:table-cell>
          <table:table-cell table:formula="of:=STDEV([.D107];[.E107])" office:value-type="float" office:value="30.3045763365663" calcext:value-type="float">
            <text:p>30.3045763365663</text:p>
          </table:table-cell>
          <table:table-cell table:formula="of:=STDEV([.D107];[.F107])" office:value-type="float" office:value="30.3045763365663" calcext:value-type="float">
            <text:p>30.3045763365663</text:p>
          </table:table-cell>
          <table:table-cell table:formula="of:=STDEV([.E107];[.F1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ula gaudenzio</text:p>
          </table:table-cell>
          <table:table-cell office:value-type="string" calcext:value-type="string">
            <text:p>merula giorgio 1494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24.7435829652697" calcext:value-type="float">
            <text:p>24.7435829652697</text:p>
          </table:table-cell>
          <table:table-cell table:formula="of:=STDEV([.D108];[.E108])" office:value-type="float" office:value="30.3045763365663" calcext:value-type="float">
            <text:p>30.3045763365663</text:p>
          </table:table-cell>
          <table:table-cell table:formula="of:=STDEV([.D108];[.F108])" office:value-type="float" office:value="30.3045763365663" calcext:value-type="float">
            <text:p>30.3045763365663</text:p>
          </table:table-cell>
          <table:table-cell table:formula="of:=STDEV([.E108];[.F1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bastian de san pablo oc</text:p>
          </table:table-cell>
          <table:table-cell office:value-type="string" calcext:value-type="string">
            <text:p>brant sebastian 14581521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24.7435829652697" calcext:value-type="float">
            <text:p>24.7435829652697</text:p>
          </table:table-cell>
          <table:table-cell table:formula="of:=STDEV([.D109];[.E109])" office:value-type="float" office:value="30.3045763365663" calcext:value-type="float">
            <text:p>30.3045763365663</text:p>
          </table:table-cell>
          <table:table-cell table:formula="of:=STDEV([.D109];[.F109])" office:value-type="float" office:value="30.3045763365663" calcext:value-type="float">
            <text:p>30.3045763365663</text:p>
          </table:table-cell>
          <table:table-cell table:formula="of:=STDEV([.E109];[.F1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uck johann wilhelm 15421607</text:p>
          </table:table-cell>
          <table:table-cell office:value-type="string" calcext:value-type="string">
            <text:p>nauck c w carl wilhelm 1813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24.7435829652697" calcext:value-type="float">
            <text:p>24.7435829652697</text:p>
          </table:table-cell>
          <table:table-cell table:formula="of:=STDEV([.D110];[.E110])" office:value-type="float" office:value="30.3045763365663" calcext:value-type="float">
            <text:p>30.3045763365663</text:p>
          </table:table-cell>
          <table:table-cell table:formula="of:=STDEV([.D110];[.F110])" office:value-type="float" office:value="30.3045763365663" calcext:value-type="float">
            <text:p>30.3045763365663</text:p>
          </table:table-cell>
          <table:table-cell table:formula="of:=STDEV([.E110];[.F1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rona italy</text:p>
          </table:table-cell>
          <table:table-cell office:value-type="string" calcext:value-type="string">
            <text:p>ratherius of verona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51.6129032258065" calcext:value-type="float">
            <text:p>51.6129032258065</text:p>
          </table:table-cell>
          <table:table-cell office:value-type="float" office:value="24.7623303934278" calcext:value-type="float">
            <text:p>24.7623303934278</text:p>
          </table:table-cell>
          <table:table-cell table:formula="of:=STDEV([.D111];[.E111])" office:value-type="float" office:value="23.5702260395516" calcext:value-type="float">
            <text:p>23.5702260395516</text:p>
          </table:table-cell>
          <table:table-cell table:formula="of:=STDEV([.D111];[.F111])" office:value-type="float" office:value="34.214844250962" calcext:value-type="float">
            <text:p>34.214844250962</text:p>
          </table:table-cell>
          <table:table-cell table:formula="of:=STDEV([.E111];[.F111])" office:value-type="float" office:value="10.6446182114104" calcext:value-type="float">
            <text:p>10.6446182114104</text:p>
          </table:table-cell>
        </table:table-row>
        <table:table-row table:style-name="ro1">
          <table:table-cell office:value-type="string" calcext:value-type="string">
            <text:p>parker robert 15641614</text:p>
          </table:table-cell>
          <table:table-cell office:value-type="string" calcext:value-type="string">
            <text:p>parker henry after 1504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2.2222222222222" calcext:value-type="float">
            <text:p>62.2222222222222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24.7788573091522" calcext:value-type="float">
            <text:p>24.7788573091522</text:p>
          </table:table-cell>
          <table:table-cell table:formula="of:=STDEV([.D112];[.E112])" office:value-type="float" office:value="26.7129228448251" calcext:value-type="float">
            <text:p>26.7129228448251</text:p>
          </table:table-cell>
          <table:table-cell table:formula="of:=STDEV([.D112];[.F112])" office:value-type="float" office:value="32.9983164553722" calcext:value-type="float">
            <text:p>32.9983164553722</text:p>
          </table:table-cell>
          <table:table-cell table:formula="of:=STDEV([.E112];[.F112])" office:value-type="float" office:value="6.28539361054709" calcext:value-type="float">
            <text:p>6.28539361054709</text:p>
          </table:table-cell>
        </table:table-row>
        <table:table-row table:style-name="ro1">
          <table:table-cell office:value-type="string" calcext:value-type="string">
            <text:p>richter carolus</text:p>
          </table:table-cell>
          <table:table-cell office:value-type="string" calcext:value-type="string">
            <text:p>richter gustav 18381904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3.6363636363636" calcext:value-type="float">
            <text:p>63.6363636363636</text:p>
          </table:table-cell>
          <table:table-cell office:value-type="float" office:value="52.6315789473684" calcext:value-type="float">
            <text:p>52.6315789473684</text:p>
          </table:table-cell>
          <table:table-cell office:value-type="float" office:value="24.789737959679" calcext:value-type="float">
            <text:p>24.789737959679</text:p>
          </table:table-cell>
          <table:table-cell table:formula="of:=STDEV([.D113];[.E113])" office:value-type="float" office:value="25.712973861329" calcext:value-type="float">
            <text:p>25.712973861329</text:p>
          </table:table-cell>
          <table:table-cell table:formula="of:=STDEV([.D113];[.F113])" office:value-type="float" office:value="33.4945317404154" calcext:value-type="float">
            <text:p>33.4945317404154</text:p>
          </table:table-cell>
          <table:table-cell table:formula="of:=STDEV([.E113];[.F113])" office:value-type="float" office:value="7.7815578790864" calcext:value-type="float">
            <text:p>7.7815578790864</text:p>
          </table:table-cell>
        </table:table-row>
        <table:table-row table:style-name="ro1">
          <table:table-cell office:value-type="string" calcext:value-type="string">
            <text:p>ferrari de gradi giovanni matteo</text:p>
          </table:table-cell>
          <table:table-cell office:value-type="string" calcext:value-type="string">
            <text:p>ferrari giovanni battista 15841655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51.5151515151515" calcext:value-type="float">
            <text:p>51.5151515151515</text:p>
          </table:table-cell>
          <table:table-cell office:value-type="float" office:value="24.8040993087044" calcext:value-type="float">
            <text:p>24.8040993087044</text:p>
          </table:table-cell>
          <table:table-cell table:formula="of:=STDEV([.D114];[.E114])" office:value-type="float" office:value="23.5702260395516" calcext:value-type="float">
            <text:p>23.5702260395516</text:p>
          </table:table-cell>
          <table:table-cell table:formula="of:=STDEV([.D114];[.F114])" office:value-type="float" office:value="34.2839651484387" calcext:value-type="float">
            <text:p>34.2839651484387</text:p>
          </table:table-cell>
          <table:table-cell table:formula="of:=STDEV([.E114];[.F114])" office:value-type="float" office:value="10.7137391088871" calcext:value-type="float">
            <text:p>10.7137391088871</text:p>
          </table:table-cell>
        </table:table-row>
        <table:table-row table:style-name="ro1">
          <table:table-cell office:value-type="string" calcext:value-type="string">
            <text:p>jacoby edgar</text:p>
          </table:table-cell>
          <table:table-cell office:value-type="string" calcext:value-type="string">
            <text:p>jacoby carolus 18491939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51.4285714285714" calcext:value-type="float">
            <text:p>51.4285714285714</text:p>
          </table:table-cell>
          <table:table-cell office:value-type="float" office:value="24.8411430596694" calcext:value-type="float">
            <text:p>24.8411430596694</text:p>
          </table:table-cell>
          <table:table-cell table:formula="of:=STDEV([.D115];[.E115])" office:value-type="float" office:value="23.5702260395516" calcext:value-type="float">
            <text:p>23.5702260395516</text:p>
          </table:table-cell>
          <table:table-cell table:formula="of:=STDEV([.D115];[.F115])" office:value-type="float" office:value="34.3451865147752" calcext:value-type="float">
            <text:p>34.3451865147752</text:p>
          </table:table-cell>
          <table:table-cell table:formula="of:=STDEV([.E115];[.F115])" office:value-type="float" office:value="10.7749604752236" calcext:value-type="float">
            <text:p>10.7749604752236</text:p>
          </table:table-cell>
        </table:table-row>
        <table:table-row table:style-name="ro1">
          <table:table-cell office:value-type="string" calcext:value-type="string">
            <text:p>fischer baldwin</text:p>
          </table:table-cell>
          <table:table-cell office:value-type="string" calcext:value-type="string">
            <text:p>fischer johann baptist 1832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3.6363636363636" calcext:value-type="float">
            <text:p>63.6363636363636</text:p>
          </table:table-cell>
          <table:table-cell office:value-type="float" office:value="52.3809523809524" calcext:value-type="float">
            <text:p>52.3809523809524</text:p>
          </table:table-cell>
          <table:table-cell office:value-type="float" office:value="24.8883239969413" calcext:value-type="float">
            <text:p>24.8883239969413</text:p>
          </table:table-cell>
          <table:table-cell table:formula="of:=STDEV([.D116];[.E116])" office:value-type="float" office:value="25.712973861329" calcext:value-type="float">
            <text:p>25.712973861329</text:p>
          </table:table-cell>
          <table:table-cell table:formula="of:=STDEV([.D116];[.F116])" office:value-type="float" office:value="33.6717514850737" calcext:value-type="float">
            <text:p>33.6717514850737</text:p>
          </table:table-cell>
          <table:table-cell table:formula="of:=STDEV([.E116];[.F116])" office:value-type="float" office:value="7.95877762374469" calcext:value-type="float">
            <text:p>7.95877762374469</text:p>
          </table:table-cell>
        </table:table-row>
        <table:table-row table:style-name="ro1">
          <table:table-cell office:value-type="string" calcext:value-type="string">
            <text:p>schneider carl ernst christoph 17861856</text:p>
          </table:table-cell>
          <table:table-cell office:value-type="string" calcext:value-type="string">
            <text:p>schneider engelbert 18571892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6.7164179104478" calcext:value-type="float">
            <text:p>56.7164179104478</text:p>
          </table:table-cell>
          <table:table-cell office:value-type="float" office:value="56.7164179104478" calcext:value-type="float">
            <text:p>56.7164179104478</text:p>
          </table:table-cell>
          <table:table-cell office:value-type="float" office:value="24.9897877708942" calcext:value-type="float">
            <text:p>24.9897877708942</text:p>
          </table:table-cell>
          <table:table-cell table:formula="of:=STDEV([.D117];[.E117])" office:value-type="float" office:value="30.606114409567" calcext:value-type="float">
            <text:p>30.606114409567</text:p>
          </table:table-cell>
          <table:table-cell table:formula="of:=STDEV([.D117];[.F117])" office:value-type="float" office:value="30.606114409567" calcext:value-type="float">
            <text:p>30.606114409567</text:p>
          </table:table-cell>
          <table:table-cell table:formula="of:=STDEV([.E117];[.F1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doza francisco de si</text:p>
          </table:table-cell>
          <table:table-cell office:value-type="string" calcext:value-type="string">
            <text:p>hurtado de mendoza pedro 15781651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0.6060606060606" calcext:value-type="float">
            <text:p>60.6060606060606</text:p>
          </table:table-cell>
          <table:table-cell office:value-type="float" office:value="53.5714285714286" calcext:value-type="float">
            <text:p>53.5714285714286</text:p>
          </table:table-cell>
          <table:table-cell office:value-type="float" office:value="25.0232583600871" calcext:value-type="float">
            <text:p>25.0232583600871</text:p>
          </table:table-cell>
          <table:table-cell table:formula="of:=STDEV([.D118];[.E118])" office:value-type="float" office:value="27.8557216831064" calcext:value-type="float">
            <text:p>27.8557216831064</text:p>
          </table:table-cell>
          <table:table-cell table:formula="of:=STDEV([.D118];[.F118])" office:value-type="float" office:value="32.8299576979469" calcext:value-type="float">
            <text:p>32.8299576979469</text:p>
          </table:table-cell>
          <table:table-cell table:formula="of:=STDEV([.E118];[.F118])" office:value-type="float" office:value="4.97423601484044" calcext:value-type="float">
            <text:p>4.97423601484044</text:p>
          </table:table-cell>
        </table:table-row>
        <table:table-row table:style-name="ro1">
          <table:table-cell office:value-type="string" calcext:value-type="string">
            <text:p>patrick henry n</text:p>
          </table:table-cell>
          <table:table-cell office:value-type="string" calcext:value-type="string">
            <text:p>patrick saint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5.1661147842358" calcext:value-type="float">
            <text:p>25.1661147842358</text:p>
          </table:table-cell>
          <table:table-cell table:formula="of:=STDEV([.D119];[.E119])" office:value-type="float" office:value="21.2132034355964" calcext:value-type="float">
            <text:p>21.2132034355964</text:p>
          </table:table-cell>
          <table:table-cell table:formula="of:=STDEV([.D119];[.F119])" office:value-type="float" office:value="35.3553390593274" calcext:value-type="float">
            <text:p>35.3553390593274</text:p>
          </table:table-cell>
          <table:table-cell table:formula="of:=STDEV([.E119];[.F119])" office:value-type="float" office:value="14.142135623731" calcext:value-type="float">
            <text:p>14.142135623731</text:p>
          </table:table-cell>
        </table:table-row>
        <table:table-row table:style-name="ro1">
          <table:table-cell office:value-type="string" calcext:value-type="string">
            <text:p>la ramee pierre de 15151572</text:p>
          </table:table-cell>
          <table:table-cell office:value-type="string" calcext:value-type="string">
            <text:p>ram p f x pierre francois xavier de 18041865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6.3380281690141" calcext:value-type="float">
            <text:p>56.3380281690141</text:p>
          </table:table-cell>
          <table:table-cell office:value-type="float" office:value="25.2082511899696" calcext:value-type="float">
            <text:p>25.2082511899696</text:p>
          </table:table-cell>
          <table:table-cell table:formula="of:=STDEV([.D120];[.E120])" office:value-type="float" office:value="30.8736763616662" calcext:value-type="float">
            <text:p>30.8736763616662</text:p>
          </table:table-cell>
          <table:table-cell table:formula="of:=STDEV([.D120];[.F120])" office:value-type="float" office:value="30.8736763616662" calcext:value-type="float">
            <text:p>30.8736763616662</text:p>
          </table:table-cell>
          <table:table-cell table:formula="of:=STDEV([.E120];[.F1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qidi muhammad ibn umar 747 or 8823</text:p>
          </table:table-cell>
          <table:table-cell office:value-type="string" calcext:value-type="string">
            <text:p>razi abu bakr muhammad ibn zakariya 865925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8.974358974359" calcext:value-type="float">
            <text:p>58.974358974359</text:p>
          </table:table-cell>
          <table:table-cell office:value-type="float" office:value="53.8461538461539" calcext:value-type="float">
            <text:p>53.8461538461539</text:p>
          </table:table-cell>
          <table:table-cell office:value-type="float" office:value="25.2968351913654" calcext:value-type="float">
            <text:p>25.2968351913654</text:p>
          </table:table-cell>
          <table:table-cell table:formula="of:=STDEV([.D121];[.E121])" office:value-type="float" office:value="29.0095089717558" calcext:value-type="float">
            <text:p>29.0095089717558</text:p>
          </table:table-cell>
          <table:table-cell table:formula="of:=STDEV([.D121];[.F121])" office:value-type="float" office:value="32.6356975932253" calcext:value-type="float">
            <text:p>32.6356975932253</text:p>
          </table:table-cell>
          <table:table-cell table:formula="of:=STDEV([.E121];[.F121])" office:value-type="float" office:value="3.62618862146947" calcext:value-type="float">
            <text:p>3.62618862146947</text:p>
          </table:table-cell>
        </table:table-row>
        <table:table-row table:style-name="ro1">
          <table:table-cell office:value-type="string" calcext:value-type="string">
            <text:p>borelli giovanni alfonso 16081679</text:p>
          </table:table-cell>
          <table:table-cell office:value-type="string" calcext:value-type="string">
            <text:p>borino giovanni battista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6.140350877193" calcext:value-type="float">
            <text:p>56.140350877193</text:p>
          </table:table-cell>
          <table:table-cell office:value-type="float" office:value="25.3223802276152" calcext:value-type="float">
            <text:p>25.3223802276152</text:p>
          </table:table-cell>
          <table:table-cell table:formula="of:=STDEV([.D122];[.E122])" office:value-type="float" office:value="31.0134553151995" calcext:value-type="float">
            <text:p>31.0134553151995</text:p>
          </table:table-cell>
          <table:table-cell table:formula="of:=STDEV([.D122];[.F122])" office:value-type="float" office:value="31.0134553151995" calcext:value-type="float">
            <text:p>31.0134553151995</text:p>
          </table:table-cell>
          <table:table-cell table:formula="of:=STDEV([.E122];[.F1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ckel johann gustav 18051896</text:p>
          </table:table-cell>
          <table:table-cell office:value-type="string" calcext:value-type="string">
            <text:p>stenzel gustav adolf harald 17921854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7.5757575757576" calcext:value-type="float">
            <text:p>57.5757575757576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25.413627526079" calcext:value-type="float">
            <text:p>25.413627526079</text:p>
          </table:table-cell>
          <table:table-cell table:formula="of:=STDEV([.D123];[.E123])" office:value-type="float" office:value="29.9984695048838" calcext:value-type="float">
            <text:p>29.9984695048838</text:p>
          </table:table-cell>
          <table:table-cell table:formula="of:=STDEV([.D123];[.F123])" office:value-type="float" office:value="32.1412173266613" calcext:value-type="float">
            <text:p>32.1412173266613</text:p>
          </table:table-cell>
          <table:table-cell table:formula="of:=STDEV([.E123];[.F123])" office:value-type="float" office:value="2.14274782177742" calcext:value-type="float">
            <text:p>2.14274782177742</text:p>
          </table:table-cell>
        </table:table-row>
        <table:table-row table:style-name="ro1">
          <table:table-cell office:value-type="string" calcext:value-type="string">
            <text:p>azevedo manuel de si 17131796</text:p>
          </table:table-cell>
          <table:table-cell office:value-type="string" calcext:value-type="string">
            <text:p>alvares manuel 15261583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7.6923076923077" calcext:value-type="float">
            <text:p>57.6923076923077</text:p>
          </table:table-cell>
          <table:table-cell office:value-type="float" office:value="53.8461538461539" calcext:value-type="float">
            <text:p>53.8461538461539</text:p>
          </table:table-cell>
          <table:table-cell office:value-type="float" office:value="25.6089543018438" calcext:value-type="float">
            <text:p>25.6089543018438</text:p>
          </table:table-cell>
          <table:table-cell table:formula="of:=STDEV([.D124];[.E124])" office:value-type="float" office:value="29.9160561271232" calcext:value-type="float">
            <text:p>29.9160561271232</text:p>
          </table:table-cell>
          <table:table-cell table:formula="of:=STDEV([.D124];[.F124])" office:value-type="float" office:value="32.6356975932253" calcext:value-type="float">
            <text:p>32.6356975932253</text:p>
          </table:table-cell>
          <table:table-cell table:formula="of:=STDEV([.E124];[.F124])" office:value-type="float" office:value="2.71964146610211" calcext:value-type="float">
            <text:p>2.71964146610211</text:p>
          </table:table-cell>
        </table:table-row>
        <table:table-row table:style-name="ro1">
          <table:table-cell office:value-type="string" calcext:value-type="string">
            <text:p>ilberg hugo from old catalog</text:p>
          </table:table-cell>
          <table:table-cell office:value-type="string" calcext:value-type="string">
            <text:p>ilberg friedrich theodor hugo 18281883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6.4102564102564" calcext:value-type="float">
            <text:p>56.4102564102564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25.7217772023821" calcext:value-type="float">
            <text:p>25.7217772023821</text:p>
          </table:table-cell>
          <table:table-cell table:formula="of:=STDEV([.D125];[.E125])" office:value-type="float" office:value="30.8226032824905" calcext:value-type="float">
            <text:p>30.8226032824905</text:p>
          </table:table-cell>
          <table:table-cell table:formula="of:=STDEV([.D125];[.F125])" office:value-type="float" office:value="32.1412173266613" calcext:value-type="float">
            <text:p>32.1412173266613</text:p>
          </table:table-cell>
          <table:table-cell table:formula="of:=STDEV([.E125];[.F125])" office:value-type="float" office:value="1.31861404417072" calcext:value-type="float">
            <text:p>1.31861404417072</text:p>
          </table:table-cell>
        </table:table-row>
        <table:table-row table:style-name="ro1">
          <table:table-cell office:value-type="string" calcext:value-type="string">
            <text:p>schmidt hermann fl 18271868</text:p>
          </table:table-cell>
          <table:table-cell office:value-type="string" calcext:value-type="string">
            <text:p>schmidt paul wilhelm 18451921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4.2857142857143" calcext:value-type="float">
            <text:p>64.2857142857143</text:p>
          </table:table-cell>
          <table:table-cell office:value-type="float" office:value="50" calcext:value-type="float">
            <text:p>50</text:p>
          </table:table-cell>
          <table:table-cell office:value-type="float" office:value="25.7539376818856" calcext:value-type="float">
            <text:p>25.7539376818856</text:p>
          </table:table-cell>
          <table:table-cell table:formula="of:=STDEV([.D126];[.E126])" office:value-type="float" office:value="25.2538136138053" calcext:value-type="float">
            <text:p>25.2538136138053</text:p>
          </table:table-cell>
          <table:table-cell table:formula="of:=STDEV([.D126];[.F126])" office:value-type="float" office:value="35.3553390593274" calcext:value-type="float">
            <text:p>35.3553390593274</text:p>
          </table:table-cell>
          <table:table-cell table:formula="of:=STDEV([.E126];[.F126])" office:value-type="float" office:value="10.1015254455221" calcext:value-type="float">
            <text:p>10.1015254455221</text:p>
          </table:table-cell>
        </table:table-row>
        <table:table-row table:style-name="ro1">
          <table:table-cell office:value-type="string" calcext:value-type="string">
            <text:p>ritter franz 18031875</text:p>
          </table:table-cell>
          <table:table-cell office:value-type="string" calcext:value-type="string">
            <text:p>ritter constantin 18591936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5.3191489361702" calcext:value-type="float">
            <text:p>55.3191489361702</text:p>
          </table:table-cell>
          <table:table-cell office:value-type="float" office:value="25.7965013893237" calcext:value-type="float">
            <text:p>25.7965013893237</text:p>
          </table:table-cell>
          <table:table-cell table:formula="of:=STDEV([.D127];[.E127])" office:value-type="float" office:value="31.5941327764202" calcext:value-type="float">
            <text:p>31.5941327764202</text:p>
          </table:table-cell>
          <table:table-cell table:formula="of:=STDEV([.D127];[.F127])" office:value-type="float" office:value="31.5941327764202" calcext:value-type="float">
            <text:p>31.5941327764202</text:p>
          </table:table-cell>
          <table:table-cell table:formula="of:=STDEV([.E127];[.F1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ffmann friedrich</text:p>
          </table:table-cell>
          <table:table-cell office:value-type="string" calcext:value-type="string">
            <text:p>hoffmann christian gottfried 16921735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1.5384615384615" calcext:value-type="float">
            <text:p>61.5384615384615</text:p>
          </table:table-cell>
          <table:table-cell office:value-type="float" office:value="50.9090909090909" calcext:value-type="float">
            <text:p>50.9090909090909</text:p>
          </table:table-cell>
          <table:table-cell office:value-type="float" office:value="25.826958835607" calcext:value-type="float">
            <text:p>25.826958835607</text:p>
          </table:table-cell>
          <table:table-cell table:formula="of:=STDEV([.D128];[.E128])" office:value-type="float" office:value="27.1964146610211" calcext:value-type="float">
            <text:p>27.1964146610211</text:p>
          </table:table-cell>
          <table:table-cell table:formula="of:=STDEV([.D128];[.F128])" office:value-type="float" office:value="34.7125147127942" calcext:value-type="float">
            <text:p>34.7125147127942</text:p>
          </table:table-cell>
          <table:table-cell table:formula="of:=STDEV([.E128];[.F128])" office:value-type="float" office:value="7.5161000517731" calcext:value-type="float">
            <text:p>7.5161000517731</text:p>
          </table:table-cell>
        </table:table-row>
        <table:table-row table:style-name="ro1">
          <table:table-cell office:value-type="string" calcext:value-type="string">
            <text:p>glass salomon 15931656</text:p>
          </table:table-cell>
          <table:table-cell office:value-type="string" calcext:value-type="string">
            <text:p>salomon iii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77.7777777777778" calcext:value-type="float">
            <text:p>77.7777777777778</text:p>
          </table:table-cell>
          <table:table-cell office:value-type="float" office:value="48.4848484848485" calcext:value-type="float">
            <text:p>48.4848484848485</text:p>
          </table:table-cell>
          <table:table-cell office:value-type="float" office:value="25.8383232901679" calcext:value-type="float">
            <text:p>25.8383232901679</text:p>
          </table:table-cell>
          <table:table-cell table:formula="of:=STDEV([.D129];[.E129])" office:value-type="float" office:value="15.7134840263677" calcext:value-type="float">
            <text:p>15.7134840263677</text:p>
          </table:table-cell>
          <table:table-cell table:formula="of:=STDEV([.D129];[.F129])" office:value-type="float" office:value="36.4267129702161" calcext:value-type="float">
            <text:p>36.4267129702161</text:p>
          </table:table-cell>
          <table:table-cell table:formula="of:=STDEV([.E129];[.F129])" office:value-type="float" office:value="20.7132289438484" calcext:value-type="float">
            <text:p>20.7132289438484</text:p>
          </table:table-cell>
        </table:table-row>
        <table:table-row table:style-name="ro1">
          <table:table-cell office:value-type="string" calcext:value-type="string">
            <text:p>jacob j f</text:p>
          </table:table-cell>
          <table:table-cell office:value-type="string" calcext:value-type="string">
            <text:p>jacob emile 18671953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48.2758620689655" calcext:value-type="float">
            <text:p>48.2758620689655</text:p>
          </table:table-cell>
          <table:table-cell office:value-type="float" office:value="25.9093320575532" calcext:value-type="float">
            <text:p>25.9093320575532</text:p>
          </table:table-cell>
          <table:table-cell table:formula="of:=STDEV([.D130];[.E130])" office:value-type="float" office:value="20.2030508910442" calcext:value-type="float">
            <text:p>20.2030508910442</text:p>
          </table:table-cell>
          <table:table-cell table:formula="of:=STDEV([.D130];[.F130])" office:value-type="float" office:value="36.5744886820628" calcext:value-type="float">
            <text:p>36.5744886820628</text:p>
          </table:table-cell>
          <table:table-cell table:formula="of:=STDEV([.E130];[.F130])" office:value-type="float" office:value="16.3714377910186" calcext:value-type="float">
            <text:p>16.3714377910186</text:p>
          </table:table-cell>
        </table:table-row>
        <table:table-row table:style-name="ro1">
          <table:table-cell office:value-type="string" calcext:value-type="string">
            <text:p>moltedo francesco tranquillino 18391919</text:p>
          </table:table-cell>
          <table:table-cell office:value-type="string" calcext:value-type="string">
            <text:p>molza francesco maria 14891544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5.0724637681159" calcext:value-type="float">
            <text:p>55.0724637681159</text:p>
          </table:table-cell>
          <table:table-cell office:value-type="float" office:value="25.9389251375049" calcext:value-type="float">
            <text:p>25.9389251375049</text:p>
          </table:table-cell>
          <table:table-cell table:formula="of:=STDEV([.D131];[.E131])" office:value-type="float" office:value="31.7685655315695" calcext:value-type="float">
            <text:p>31.7685655315695</text:p>
          </table:table-cell>
          <table:table-cell table:formula="of:=STDEV([.D131];[.F131])" office:value-type="float" office:value="31.7685655315695" calcext:value-type="float">
            <text:p>31.7685655315695</text:p>
          </table:table-cell>
          <table:table-cell table:formula="of:=STDEV([.E131];[.F1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obi j l 18151888</text:p>
          </table:table-cell>
          <table:table-cell office:value-type="string" calcext:value-type="string">
            <text:p>jacobi c g j carl gustav jakob 18041851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9.2592592592593" calcext:value-type="float">
            <text:p>59.2592592592593</text:p>
          </table:table-cell>
          <table:table-cell office:value-type="float" office:value="51.7241379310345" calcext:value-type="float">
            <text:p>51.7241379310345</text:p>
          </table:table-cell>
          <table:table-cell office:value-type="float" office:value="25.9716026589206" calcext:value-type="float">
            <text:p>25.9716026589206</text:p>
          </table:table-cell>
          <table:table-cell table:formula="of:=STDEV([.D132];[.E132])" office:value-type="float" office:value="28.8080540483408" calcext:value-type="float">
            <text:p>28.8080540483408</text:p>
          </table:table-cell>
          <table:table-cell table:formula="of:=STDEV([.D132];[.F132])" office:value-type="float" office:value="34.136189436592" calcext:value-type="float">
            <text:p>34.136189436592</text:p>
          </table:table-cell>
          <table:table-cell table:formula="of:=STDEV([.E132];[.F132])" office:value-type="float" office:value="5.32813538825113" calcext:value-type="float">
            <text:p>5.32813538825113</text:p>
          </table:table-cell>
        </table:table-row>
        <table:table-row table:style-name="ro1">
          <table:table-cell office:value-type="string" calcext:value-type="string">
            <text:p>kuhlewein hugo 1847</text:p>
          </table:table-cell>
          <table:table-cell office:value-type="string" calcext:value-type="string">
            <text:p>laemmer hugo 18351918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office:value-type="float" office:value="25.9807621135332" calcext:value-type="float">
            <text:p>25.9807621135332</text:p>
          </table:table-cell>
          <table:table-cell table:formula="of:=STDEV([.D133];[.E133])" office:value-type="float" office:value="31.8198051533946" calcext:value-type="float">
            <text:p>31.8198051533946</text:p>
          </table:table-cell>
          <table:table-cell table:formula="of:=STDEV([.D133];[.F133])" office:value-type="float" office:value="31.8198051533946" calcext:value-type="float">
            <text:p>31.8198051533946</text:p>
          </table:table-cell>
          <table:table-cell table:formula="of:=STDEV([.E133];[.F1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ttner hugo b 1871</text:p>
          </table:table-cell>
          <table:table-cell office:value-type="string" calcext:value-type="string">
            <text:p>laemmer hugo 18351918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office:value-type="float" office:value="25.9807621135332" calcext:value-type="float">
            <text:p>25.9807621135332</text:p>
          </table:table-cell>
          <table:table-cell table:formula="of:=STDEV([.D134];[.E134])" office:value-type="float" office:value="31.8198051533946" calcext:value-type="float">
            <text:p>31.8198051533946</text:p>
          </table:table-cell>
          <table:table-cell table:formula="of:=STDEV([.D134];[.F134])" office:value-type="float" office:value="31.8198051533946" calcext:value-type="float">
            <text:p>31.8198051533946</text:p>
          </table:table-cell>
          <table:table-cell table:formula="of:=STDEV([.E134];[.F1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re marco</text:p>
          </table:table-cell>
          <table:table-cell office:value-type="string" calcext:value-type="string">
            <text:p>torre diego de la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2.5" calcext:value-type="float">
            <text:p>62.5</text:p>
          </table:table-cell>
          <table:table-cell office:value-type="float" office:value="50" calcext:value-type="float">
            <text:p>50</text:p>
          </table:table-cell>
          <table:table-cell office:value-type="float" office:value="26.0208249933267" calcext:value-type="float">
            <text:p>26.0208249933267</text:p>
          </table:table-cell>
          <table:table-cell table:formula="of:=STDEV([.D135];[.E135])" office:value-type="float" office:value="26.5165042944955" calcext:value-type="float">
            <text:p>26.5165042944955</text:p>
          </table:table-cell>
          <table:table-cell table:formula="of:=STDEV([.D135];[.F135])" office:value-type="float" office:value="35.3553390593274" calcext:value-type="float">
            <text:p>35.3553390593274</text:p>
          </table:table-cell>
          <table:table-cell table:formula="of:=STDEV([.E135];[.F135])" office:value-type="float" office:value="8.83883476483184" calcext:value-type="float">
            <text:p>8.83883476483184</text:p>
          </table:table-cell>
        </table:table-row>
        <table:table-row table:style-name="ro1">
          <table:table-cell office:value-type="string" calcext:value-type="string">
            <text:p>schneider konrad victor 16141680</text:p>
          </table:table-cell>
          <table:table-cell office:value-type="string" calcext:value-type="string">
            <text:p>schneider engelbert 18571892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6.6666666666667" calcext:value-type="float">
            <text:p>56.6666666666667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26.0341655863555" calcext:value-type="float">
            <text:p>26.0341655863555</text:p>
          </table:table-cell>
          <table:table-cell table:formula="of:=STDEV([.D136];[.E136])" office:value-type="float" office:value="30.6412938514171" calcext:value-type="float">
            <text:p>30.6412938514171</text:p>
          </table:table-cell>
          <table:table-cell table:formula="of:=STDEV([.D136];[.F136])" office:value-type="float" office:value="32.9983164553722" calcext:value-type="float">
            <text:p>32.9983164553722</text:p>
          </table:table-cell>
          <table:table-cell table:formula="of:=STDEV([.E136];[.F136])" office:value-type="float" office:value="2.35702260395516" calcext:value-type="float">
            <text:p>2.35702260395516</text:p>
          </table:table-cell>
        </table:table-row>
        <table:table-row table:style-name="ro1">
          <table:table-cell office:value-type="string" calcext:value-type="string">
            <text:p>lubbert eduard 18301889</text:p>
          </table:table-cell>
          <table:table-cell office:value-type="string" calcext:value-type="string">
            <text:p>wolfflin eduard von 18311908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4.9019607843137" calcext:value-type="float">
            <text:p>54.9019607843137</text:p>
          </table:table-cell>
          <table:table-cell office:value-type="float" office:value="54.9019607843137" calcext:value-type="float">
            <text:p>54.9019607843137</text:p>
          </table:table-cell>
          <table:table-cell office:value-type="float" office:value="26.0373650811008" calcext:value-type="float">
            <text:p>26.0373650811008</text:p>
          </table:table-cell>
          <table:table-cell table:formula="of:=STDEV([.D137];[.E137])" office:value-type="float" office:value="31.8891293476286" calcext:value-type="float">
            <text:p>31.8891293476286</text:p>
          </table:table-cell>
          <table:table-cell table:formula="of:=STDEV([.D137];[.F137])" office:value-type="float" office:value="31.8891293476286" calcext:value-type="float">
            <text:p>31.8891293476286</text:p>
          </table:table-cell>
          <table:table-cell table:formula="of:=STDEV([.E137];[.F1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rtado tomas ccrrmm 15701649</text:p>
          </table:table-cell>
          <table:table-cell office:value-type="string" calcext:value-type="string">
            <text:p>hurtado de mendoza pedro 15781651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4.8387096774194" calcext:value-type="float">
            <text:p>54.8387096774194</text:p>
          </table:table-cell>
          <table:table-cell office:value-type="float" office:value="26.0738831246928" calcext:value-type="float">
            <text:p>26.0738831246928</text:p>
          </table:table-cell>
          <table:table-cell table:formula="of:=STDEV([.D138];[.E138])" office:value-type="float" office:value="31.9338546342312" calcext:value-type="float">
            <text:p>31.9338546342312</text:p>
          </table:table-cell>
          <table:table-cell table:formula="of:=STDEV([.D138];[.F138])" office:value-type="float" office:value="31.9338546342312" calcext:value-type="float">
            <text:p>31.9338546342312</text:p>
          </table:table-cell>
          <table:table-cell table:formula="of:=STDEV([.E138];[.F1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qidi muhammad ibn umar 747 or 748823</text:p>
          </table:table-cell>
          <table:table-cell office:value-type="string" calcext:value-type="string">
            <text:p>razi abu bakr muhammad ibn zakariya 865925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7.5" calcext:value-type="float">
            <text:p>57.5</text:p>
          </table:table-cell>
          <table:table-cell office:value-type="float" office:value="52.5" calcext:value-type="float">
            <text:p>52.5</text:p>
          </table:table-cell>
          <table:table-cell office:value-type="float" office:value="26.1007662722764" calcext:value-type="float">
            <text:p>26.1007662722764</text:p>
          </table:table-cell>
          <table:table-cell table:formula="of:=STDEV([.D139];[.E139])" office:value-type="float" office:value="30.0520382004283" calcext:value-type="float">
            <text:p>30.0520382004283</text:p>
          </table:table-cell>
          <table:table-cell table:formula="of:=STDEV([.D139];[.F139])" office:value-type="float" office:value="33.587572106361" calcext:value-type="float">
            <text:p>33.587572106361</text:p>
          </table:table-cell>
          <table:table-cell table:formula="of:=STDEV([.E139];[.F139])" office:value-type="float" office:value="3.53553390593274" calcext:value-type="float">
            <text:p>3.53553390593274</text:p>
          </table:table-cell>
        </table:table-row>
        <table:table-row table:style-name="ro1">
          <table:table-cell office:value-type="string" calcext:value-type="string">
            <text:p>kramer willy</text:p>
          </table:table-cell>
          <table:table-cell office:value-type="string" calcext:value-type="string">
            <text:p>ludtke w willy 1875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8.8235294117647" calcext:value-type="float">
            <text:p>58.8235294117647</text:p>
          </table:table-cell>
          <table:table-cell office:value-type="float" office:value="51.6129032258065" calcext:value-type="float">
            <text:p>51.6129032258065</text:p>
          </table:table-cell>
          <table:table-cell office:value-type="float" office:value="26.104935658264" calcext:value-type="float">
            <text:p>26.104935658264</text:p>
          </table:table-cell>
          <table:table-cell table:formula="of:=STDEV([.D140];[.E140])" office:value-type="float" office:value="29.1161615782696" calcext:value-type="float">
            <text:p>29.1161615782696</text:p>
          </table:table-cell>
          <table:table-cell table:formula="of:=STDEV([.D140];[.F140])" office:value-type="float" office:value="34.214844250962" calcext:value-type="float">
            <text:p>34.214844250962</text:p>
          </table:table-cell>
          <table:table-cell table:formula="of:=STDEV([.E140];[.F140])" office:value-type="float" office:value="5.09868267269237" calcext:value-type="float">
            <text:p>5.09868267269237</text:p>
          </table:table-cell>
        </table:table-row>
        <table:table-row table:style-name="ro1">
          <table:table-cell office:value-type="string" calcext:value-type="string">
            <text:p>ferrari ottavio 16071682</text:p>
          </table:table-cell>
          <table:table-cell office:value-type="string" calcext:value-type="string">
            <text:p>ferrari giovanni battista 15841655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8.6206896551724" calcext:value-type="float">
            <text:p>58.6206896551724</text:p>
          </table:table-cell>
          <table:table-cell office:value-type="float" office:value="51.7241379310345" calcext:value-type="float">
            <text:p>51.7241379310345</text:p>
          </table:table-cell>
          <table:table-cell office:value-type="float" office:value="26.1099234289668" calcext:value-type="float">
            <text:p>26.1099234289668</text:p>
          </table:table-cell>
          <table:table-cell table:formula="of:=STDEV([.D141];[.E141])" office:value-type="float" office:value="29.2595909456502" calcext:value-type="float">
            <text:p>29.2595909456502</text:p>
          </table:table-cell>
          <table:table-cell table:formula="of:=STDEV([.D141];[.F141])" office:value-type="float" office:value="34.136189436592" calcext:value-type="float">
            <text:p>34.136189436592</text:p>
          </table:table-cell>
          <table:table-cell table:formula="of:=STDEV([.E141];[.F141])" office:value-type="float" office:value="4.87659849094171" calcext:value-type="float">
            <text:p>4.87659849094171</text:p>
          </table:table-cell>
        </table:table-row>
        <table:table-row table:style-name="ro1">
          <table:table-cell office:value-type="string" calcext:value-type="string">
            <text:p>marti y zaragoza manuel</text:p>
          </table:table-cell>
          <table:table-cell office:value-type="string" calcext:value-type="string">
            <text:p>marti ramon approximately 1286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6.6037735849057" calcext:value-type="float">
            <text:p>56.6037735849057</text:p>
          </table:table-cell>
          <table:table-cell office:value-type="float" office:value="52.8301886792453" calcext:value-type="float">
            <text:p>52.8301886792453</text:p>
          </table:table-cell>
          <table:table-cell office:value-type="float" office:value="26.21215847066" calcext:value-type="float">
            <text:p>26.21215847066</text:p>
          </table:table-cell>
          <table:table-cell table:formula="of:=STDEV([.D142];[.E142])" office:value-type="float" office:value="30.68576597602" calcext:value-type="float">
            <text:p>30.68576597602</text:p>
          </table:table-cell>
          <table:table-cell table:formula="of:=STDEV([.D142];[.F142])" office:value-type="float" office:value="33.3540934521956" calcext:value-type="float">
            <text:p>33.3540934521956</text:p>
          </table:table-cell>
          <table:table-cell table:formula="of:=STDEV([.E142];[.F142])" office:value-type="float" office:value="2.66832747617565" calcext:value-type="float">
            <text:p>2.66832747617565</text:p>
          </table:table-cell>
        </table:table-row>
        <table:table-row table:style-name="ro1">
          <table:table-cell office:value-type="string" calcext:value-type="string">
            <text:p>weber eduard otto</text:p>
          </table:table-cell>
          <table:table-cell office:value-type="string" calcext:value-type="string">
            <text:p>weber ernst 1873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4.5454545454546" calcext:value-type="float">
            <text:p>54.5454545454546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26.2431940540739" calcext:value-type="float">
            <text:p>26.2431940540739</text:p>
          </table:table-cell>
          <table:table-cell table:formula="of:=STDEV([.D143];[.E143])" office:value-type="float" office:value="32.1412173266613" calcext:value-type="float">
            <text:p>32.1412173266613</text:p>
          </table:table-cell>
          <table:table-cell table:formula="of:=STDEV([.D143];[.F143])" office:value-type="float" office:value="32.1412173266613" calcext:value-type="float">
            <text:p>32.1412173266613</text:p>
          </table:table-cell>
          <table:table-cell table:formula="of:=STDEV([.E143];[.F1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jau jean</text:p>
          </table:table-cell>
          <table:table-cell office:value-type="string" calcext:value-type="string">
            <text:p>jaures jean 18591914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8.0645161290323" calcext:value-type="float">
            <text:p>58.0645161290323</text:p>
          </table:table-cell>
          <table:table-cell office:value-type="float" office:value="51.6129032258065" calcext:value-type="float">
            <text:p>51.6129032258065</text:p>
          </table:table-cell>
          <table:table-cell office:value-type="float" office:value="26.2726703717648" calcext:value-type="float">
            <text:p>26.2726703717648</text:p>
          </table:table-cell>
          <table:table-cell table:formula="of:=STDEV([.D144];[.E144])" office:value-type="float" office:value="29.6528650175004" calcext:value-type="float">
            <text:p>29.6528650175004</text:p>
          </table:table-cell>
          <table:table-cell table:formula="of:=STDEV([.D144];[.F144])" office:value-type="float" office:value="34.214844250962" calcext:value-type="float">
            <text:p>34.214844250962</text:p>
          </table:table-cell>
          <table:table-cell table:formula="of:=STDEV([.E144];[.F144])" office:value-type="float" office:value="4.5619792334616" calcext:value-type="float">
            <text:p>4.5619792334616</text:p>
          </table:table-cell>
        </table:table-row>
        <table:table-row table:style-name="ro1">
          <table:table-cell office:value-type="string" calcext:value-type="string">
            <text:p>gluck jo carl christian</text:p>
          </table:table-cell>
          <table:table-cell office:value-type="string" calcext:value-type="string">
            <text:p>jahn johann christian 17971847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6.25" calcext:value-type="float">
            <text:p>56.25</text:p>
          </table:table-cell>
          <table:table-cell office:value-type="float" office:value="52.8301886792453" calcext:value-type="float">
            <text:p>52.8301886792453</text:p>
          </table:table-cell>
          <table:table-cell office:value-type="float" office:value="26.3019286666243" calcext:value-type="float">
            <text:p>26.3019286666243</text:p>
          </table:table-cell>
          <table:table-cell table:formula="of:=STDEV([.D145];[.E145])" office:value-type="float" office:value="30.9359216769115" calcext:value-type="float">
            <text:p>30.9359216769115</text:p>
          </table:table-cell>
          <table:table-cell table:formula="of:=STDEV([.D145];[.F145])" office:value-type="float" office:value="33.3540934521956" calcext:value-type="float">
            <text:p>33.3540934521956</text:p>
          </table:table-cell>
          <table:table-cell table:formula="of:=STDEV([.E145];[.F145])" office:value-type="float" office:value="2.41817177528418" calcext:value-type="float">
            <text:p>2.41817177528418</text:p>
          </table:table-cell>
        </table:table-row>
        <table:table-row table:style-name="ro1">
          <table:table-cell office:value-type="string" calcext:value-type="string">
            <text:p>bryennius nicephorus caesar c1137</text:p>
          </table:table-cell>
          <table:table-cell office:value-type="string" calcext:value-type="string">
            <text:p>nicephorus chartophylax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0.6060606060606" calcext:value-type="float">
            <text:p>60.6060606060606</text:p>
          </table:table-cell>
          <table:table-cell office:value-type="float" office:value="50" calcext:value-type="float">
            <text:p>50</text:p>
          </table:table-cell>
          <table:table-cell office:value-type="float" office:value="26.3450532439292" calcext:value-type="float">
            <text:p>26.3450532439292</text:p>
          </table:table-cell>
          <table:table-cell table:formula="of:=STDEV([.D146];[.E146])" office:value-type="float" office:value="27.8557216831064" calcext:value-type="float">
            <text:p>27.8557216831064</text:p>
          </table:table-cell>
          <table:table-cell table:formula="of:=STDEV([.D146];[.F146])" office:value-type="float" office:value="35.3553390593274" calcext:value-type="float">
            <text:p>35.3553390593274</text:p>
          </table:table-cell>
          <table:table-cell table:formula="of:=STDEV([.E146];[.F146])" office:value-type="float" office:value="7.49961737622096" calcext:value-type="float">
            <text:p>7.49961737622096</text:p>
          </table:table-cell>
        </table:table-row>
        <table:table-row table:style-name="ro1">
          <table:table-cell office:value-type="string" calcext:value-type="string">
            <text:p>schneider josephus</text:p>
          </table:table-cell>
          <table:table-cell office:value-type="string" calcext:value-type="string">
            <text:p>schneider engelbert 18571892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47.8260869565217" calcext:value-type="float">
            <text:p>47.8260869565217</text:p>
          </table:table-cell>
          <table:table-cell office:value-type="float" office:value="26.4203070799523" calcext:value-type="float">
            <text:p>26.4203070799523</text:p>
          </table:table-cell>
          <table:table-cell table:formula="of:=STDEV([.D147];[.E147])" office:value-type="float" office:value="23.5702260395516" calcext:value-type="float">
            <text:p>23.5702260395516</text:p>
          </table:table-cell>
          <table:table-cell table:formula="of:=STDEV([.D147];[.F147])" office:value-type="float" office:value="36.8925277140807" calcext:value-type="float">
            <text:p>36.8925277140807</text:p>
          </table:table-cell>
          <table:table-cell table:formula="of:=STDEV([.E147];[.F147])" office:value-type="float" office:value="13.3223016745291" calcext:value-type="float">
            <text:p>13.3223016745291</text:p>
          </table:table-cell>
        </table:table-row>
        <table:table-row table:style-name="ro1">
          <table:table-cell office:value-type="string" calcext:value-type="string">
            <text:p>buchanan david 15951652</text:p>
          </table:table-cell>
          <table:table-cell office:value-type="string" calcext:value-type="string">
            <text:p>buchanan george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9.5652173913043" calcext:value-type="float">
            <text:p>69.5652173913043</text:p>
          </table:table-cell>
          <table:table-cell office:value-type="float" office:value="47.3684210526316" calcext:value-type="float">
            <text:p>47.3684210526316</text:p>
          </table:table-cell>
          <table:table-cell office:value-type="float" office:value="26.4230229870094" calcext:value-type="float">
            <text:p>26.4230229870094</text:p>
          </table:table-cell>
          <table:table-cell table:formula="of:=STDEV([.D148];[.E148])" office:value-type="float" office:value="21.5206411665471" calcext:value-type="float">
            <text:p>21.5206411665471</text:p>
          </table:table-cell>
          <table:table-cell table:formula="of:=STDEV([.D148];[.F148])" office:value-type="float" office:value="37.2161463782393" calcext:value-type="float">
            <text:p>37.2161463782393</text:p>
          </table:table-cell>
          <table:table-cell table:formula="of:=STDEV([.E148];[.F148])" office:value-type="float" office:value="15.6955052116922" calcext:value-type="float">
            <text:p>15.6955052116922</text:p>
          </table:table-cell>
        </table:table-row>
        <table:table-row table:style-name="ro1">
          <table:table-cell office:value-type="string" calcext:value-type="string">
            <text:p>castro rodrigo de 15461627</text:p>
          </table:table-cell>
          <table:table-cell office:value-type="string" calcext:value-type="string">
            <text:p>jimenez de rada rodrigo approximately 11701247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52.7777777777778" calcext:value-type="float">
            <text:p>52.7777777777778</text:p>
          </table:table-cell>
          <table:table-cell office:value-type="float" office:value="26.4983111504707" calcext:value-type="float">
            <text:p>26.4983111504707</text:p>
          </table:table-cell>
          <table:table-cell table:formula="of:=STDEV([.D149];[.E149])" office:value-type="float" office:value="31.4269680527354" calcext:value-type="float">
            <text:p>31.4269680527354</text:p>
          </table:table-cell>
          <table:table-cell table:formula="of:=STDEV([.D149];[.F149])" office:value-type="float" office:value="33.3911535560314" calcext:value-type="float">
            <text:p>33.3911535560314</text:p>
          </table:table-cell>
          <table:table-cell table:formula="of:=STDEV([.E149];[.F149])" office:value-type="float" office:value="1.96418550329597" calcext:value-type="float">
            <text:p>1.96418550329597</text:p>
          </table:table-cell>
        </table:table-row>
        <table:table-row table:style-name="ro1">
          <table:table-cell office:value-type="string" calcext:value-type="string">
            <text:p>chaves pedro osb</text:p>
          </table:table-cell>
          <table:table-cell office:value-type="string" calcext:value-type="string">
            <text:p>chacon pedro 15271581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4.0540540540541" calcext:value-type="float">
            <text:p>54.0540540540541</text:p>
          </table:table-cell>
          <table:table-cell office:value-type="float" office:value="26.5269042600639" calcext:value-type="float">
            <text:p>26.5269042600639</text:p>
          </table:table-cell>
          <table:table-cell table:formula="of:=STDEV([.D150];[.E150])" office:value-type="float" office:value="32.4886899464089" calcext:value-type="float">
            <text:p>32.4886899464089</text:p>
          </table:table-cell>
          <table:table-cell table:formula="of:=STDEV([.D150];[.F150])" office:value-type="float" office:value="32.4886899464089" calcext:value-type="float">
            <text:p>32.4886899464089</text:p>
          </table:table-cell>
          <table:table-cell table:formula="of:=STDEV([.E150];[.F1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 joseph ca 15701615</text:p>
          </table:table-cell>
          <table:table-cell office:value-type="string" calcext:value-type="string">
            <text:p>lang carl 1841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4.0540540540541" calcext:value-type="float">
            <text:p>54.0540540540541</text:p>
          </table:table-cell>
          <table:table-cell office:value-type="float" office:value="26.5269042600639" calcext:value-type="float">
            <text:p>26.5269042600639</text:p>
          </table:table-cell>
          <table:table-cell table:formula="of:=STDEV([.D151];[.E151])" office:value-type="float" office:value="32.4886899464089" calcext:value-type="float">
            <text:p>32.4886899464089</text:p>
          </table:table-cell>
          <table:table-cell table:formula="of:=STDEV([.D151];[.F151])" office:value-type="float" office:value="32.4886899464089" calcext:value-type="float">
            <text:p>32.4886899464089</text:p>
          </table:table-cell>
          <table:table-cell table:formula="of:=STDEV([.E151];[.F1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rtge gustav</text:p>
          </table:table-cell>
          <table:table-cell office:value-type="string" calcext:value-type="string">
            <text:p>turk gustav 18541914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3.1578947368421" calcext:value-type="float">
            <text:p>63.1578947368421</text:p>
          </table:table-cell>
          <table:table-cell office:value-type="float" office:value="48.4848484848485" calcext:value-type="float">
            <text:p>48.4848484848485</text:p>
          </table:table-cell>
          <table:table-cell office:value-type="float" office:value="26.5406915325749" calcext:value-type="float">
            <text:p>26.5406915325749</text:p>
          </table:table-cell>
          <table:table-cell table:formula="of:=STDEV([.D152];[.E152])" office:value-type="float" office:value="26.0513024647675" calcext:value-type="float">
            <text:p>26.0513024647675</text:p>
          </table:table-cell>
          <table:table-cell table:formula="of:=STDEV([.D152];[.F152])" office:value-type="float" office:value="36.4267129702161" calcext:value-type="float">
            <text:p>36.4267129702161</text:p>
          </table:table-cell>
          <table:table-cell table:formula="of:=STDEV([.E152];[.F152])" office:value-type="float" office:value="10.3754105054485" calcext:value-type="float">
            <text:p>10.3754105054485</text:p>
          </table:table-cell>
        </table:table-row>
        <table:table-row table:style-name="ro1">
          <table:table-cell office:value-type="string" calcext:value-type="string">
            <text:p>johnson richard d 1721</text:p>
          </table:table-cell>
          <table:table-cell office:value-type="string" calcext:value-type="string">
            <text:p>johnson christopher 1597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5.2173913043478" calcext:value-type="float">
            <text:p>65.2173913043478</text:p>
          </table:table-cell>
          <table:table-cell office:value-type="float" office:value="47.8260869565217" calcext:value-type="float">
            <text:p>47.8260869565217</text:p>
          </table:table-cell>
          <table:table-cell office:value-type="float" office:value="26.5656562026425" calcext:value-type="float">
            <text:p>26.5656562026425</text:p>
          </table:table-cell>
          <table:table-cell table:formula="of:=STDEV([.D153];[.E153])" office:value-type="float" office:value="24.5950184760538" calcext:value-type="float">
            <text:p>24.5950184760538</text:p>
          </table:table-cell>
          <table:table-cell table:formula="of:=STDEV([.D153];[.F153])" office:value-type="float" office:value="36.8925277140807" calcext:value-type="float">
            <text:p>36.8925277140807</text:p>
          </table:table-cell>
          <table:table-cell table:formula="of:=STDEV([.E153];[.F153])" office:value-type="float" office:value="12.2975092380269" calcext:value-type="float">
            <text:p>12.2975092380269</text:p>
          </table:table-cell>
        </table:table-row>
        <table:table-row table:style-name="ro1">
          <table:table-cell office:value-type="string" calcext:value-type="string">
            <text:p>isho yabh iii patriarch of the nestorians 657 or 658</text:p>
          </table:table-cell>
          <table:table-cell office:value-type="string" calcext:value-type="string">
            <text:p>nestorius patriarch of constantinople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3.9325842696629" calcext:value-type="float">
            <text:p>53.9325842696629</text:p>
          </table:table-cell>
          <table:table-cell office:value-type="float" office:value="26.5970348727805" calcext:value-type="float">
            <text:p>26.5970348727805</text:p>
          </table:table-cell>
          <table:table-cell table:formula="of:=STDEV([.D154];[.E154])" office:value-type="float" office:value="32.5745820546612" calcext:value-type="float">
            <text:p>32.5745820546612</text:p>
          </table:table-cell>
          <table:table-cell table:formula="of:=STDEV([.D154];[.F154])" office:value-type="float" office:value="32.5745820546612" calcext:value-type="float">
            <text:p>32.5745820546612</text:p>
          </table:table-cell>
          <table:table-cell table:formula="of:=STDEV([.E154];[.F1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ho yabh iii patriarch of the nestorians d 657 or 8</text:p>
          </table:table-cell>
          <table:table-cell office:value-type="string" calcext:value-type="string">
            <text:p>nestorius patriarch of constantinople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3.9325842696629" calcext:value-type="float">
            <text:p>53.9325842696629</text:p>
          </table:table-cell>
          <table:table-cell office:value-type="float" office:value="26.5970348727805" calcext:value-type="float">
            <text:p>26.5970348727805</text:p>
          </table:table-cell>
          <table:table-cell table:formula="of:=STDEV([.D155];[.E155])" office:value-type="float" office:value="32.5745820546612" calcext:value-type="float">
            <text:p>32.5745820546612</text:p>
          </table:table-cell>
          <table:table-cell table:formula="of:=STDEV([.D155];[.F155])" office:value-type="float" office:value="32.5745820546612" calcext:value-type="float">
            <text:p>32.5745820546612</text:p>
          </table:table-cell>
          <table:table-cell table:formula="of:=STDEV([.E155];[.F1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ger of wendover 1236</text:p>
          </table:table-cell>
          <table:table-cell office:value-type="string" calcext:value-type="string">
            <text:p>roger of hoveden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47.3684210526316" calcext:value-type="float">
            <text:p>47.3684210526316</text:p>
          </table:table-cell>
          <table:table-cell office:value-type="float" office:value="26.6258536557479" calcext:value-type="float">
            <text:p>26.6258536557479</text:p>
          </table:table-cell>
          <table:table-cell table:formula="of:=STDEV([.D156];[.E156])" office:value-type="float" office:value="23.5702260395516" calcext:value-type="float">
            <text:p>23.5702260395516</text:p>
          </table:table-cell>
          <table:table-cell table:formula="of:=STDEV([.D156];[.F156])" office:value-type="float" office:value="37.2161463782393" calcext:value-type="float">
            <text:p>37.2161463782393</text:p>
          </table:table-cell>
          <table:table-cell table:formula="of:=STDEV([.E156];[.F156])" office:value-type="float" office:value="13.6459203386878" calcext:value-type="float">
            <text:p>13.6459203386878</text:p>
          </table:table-cell>
        </table:table-row>
        <table:table-row table:style-name="ro1">
          <table:table-cell office:value-type="string" calcext:value-type="string">
            <text:p>klotz christian adolph 17381771</text:p>
          </table:table-cell>
          <table:table-cell office:value-type="string" calcext:value-type="string">
            <text:p>klotz alfred 18741956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3.8461538461539" calcext:value-type="float">
            <text:p>53.8461538461539</text:p>
          </table:table-cell>
          <table:table-cell office:value-type="float" office:value="26.6469355010596" calcext:value-type="float">
            <text:p>26.6469355010596</text:p>
          </table:table-cell>
          <table:table-cell table:formula="of:=STDEV([.D157];[.E157])" office:value-type="float" office:value="32.6356975932253" calcext:value-type="float">
            <text:p>32.6356975932253</text:p>
          </table:table-cell>
          <table:table-cell table:formula="of:=STDEV([.D157];[.F157])" office:value-type="float" office:value="32.6356975932253" calcext:value-type="float">
            <text:p>32.6356975932253</text:p>
          </table:table-cell>
          <table:table-cell table:formula="of:=STDEV([.E157];[.F1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on arnold</text:p>
          </table:table-cell>
          <table:table-cell office:value-type="string" calcext:value-type="string">
            <text:p>hug arnold 18321895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70.5882352941177" calcext:value-type="float">
            <text:p>70.5882352941177</text:p>
          </table:table-cell>
          <table:table-cell office:value-type="float" office:value="46.6666666666667" calcext:value-type="float">
            <text:p>46.6666666666667</text:p>
          </table:table-cell>
          <table:table-cell office:value-type="float" office:value="26.713722419874" calcext:value-type="float">
            <text:p>26.713722419874</text:p>
          </table:table-cell>
          <table:table-cell table:formula="of:=STDEV([.D158];[.E158])" office:value-type="float" office:value="20.7972582701926" calcext:value-type="float">
            <text:p>20.7972582701926</text:p>
          </table:table-cell>
          <table:table-cell table:formula="of:=STDEV([.D158];[.F158])" office:value-type="float" office:value="37.7123616632825" calcext:value-type="float">
            <text:p>37.7123616632825</text:p>
          </table:table-cell>
          <table:table-cell table:formula="of:=STDEV([.E158];[.F158])" office:value-type="float" office:value="16.91510339309" calcext:value-type="float">
            <text:p>16.91510339309</text:p>
          </table:table-cell>
        </table:table-row>
        <table:table-row table:style-name="ro1">
          <table:table-cell office:value-type="string" calcext:value-type="string">
            <text:p>mueller maximilian 1875</text:p>
          </table:table-cell>
          <table:table-cell office:value-type="string" calcext:value-type="string">
            <text:p>mueller otto 1833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8.3333333333333" calcext:value-type="float">
            <text:p>58.3333333333333</text:p>
          </table:table-cell>
          <table:table-cell office:value-type="float" office:value="50" calcext:value-type="float">
            <text:p>50</text:p>
          </table:table-cell>
          <table:table-cell office:value-type="float" office:value="26.787918780536" calcext:value-type="float">
            <text:p>26.787918780536</text:p>
          </table:table-cell>
          <table:table-cell table:formula="of:=STDEV([.D159];[.E159])" office:value-type="float" office:value="29.4627825494395" calcext:value-type="float">
            <text:p>29.4627825494395</text:p>
          </table:table-cell>
          <table:table-cell table:formula="of:=STDEV([.D159];[.F159])" office:value-type="float" office:value="35.3553390593274" calcext:value-type="float">
            <text:p>35.3553390593274</text:p>
          </table:table-cell>
          <table:table-cell table:formula="of:=STDEV([.E159];[.F159])" office:value-type="float" office:value="5.8925565098879" calcext:value-type="float">
            <text:p>5.8925565098879</text:p>
          </table:table-cell>
        </table:table-row>
        <table:table-row table:style-name="ro1">
          <table:table-cell office:value-type="string" calcext:value-type="string">
            <text:p>schubart georg 16501701</text:p>
          </table:table-cell>
          <table:table-cell office:value-type="string" calcext:value-type="string">
            <text:p>schubart wilhelm 18731960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8.3333333333333" calcext:value-type="float">
            <text:p>58.3333333333333</text:p>
          </table:table-cell>
          <table:table-cell office:value-type="float" office:value="50" calcext:value-type="float">
            <text:p>50</text:p>
          </table:table-cell>
          <table:table-cell office:value-type="float" office:value="26.787918780536" calcext:value-type="float">
            <text:p>26.787918780536</text:p>
          </table:table-cell>
          <table:table-cell table:formula="of:=STDEV([.D160];[.E160])" office:value-type="float" office:value="29.4627825494395" calcext:value-type="float">
            <text:p>29.4627825494395</text:p>
          </table:table-cell>
          <table:table-cell table:formula="of:=STDEV([.D160];[.F160])" office:value-type="float" office:value="35.3553390593274" calcext:value-type="float">
            <text:p>35.3553390593274</text:p>
          </table:table-cell>
          <table:table-cell table:formula="of:=STDEV([.E160];[.F160])" office:value-type="float" office:value="5.8925565098879" calcext:value-type="float">
            <text:p>5.8925565098879</text:p>
          </table:table-cell>
        </table:table-row>
        <table:table-row table:style-name="ro1">
          <table:table-cell office:value-type="string" calcext:value-type="string">
            <text:p>chifflet pierrefrancois 15921682</text:p>
          </table:table-cell>
          <table:table-cell office:value-type="string" calcext:value-type="string">
            <text:p>chifflet claude 15411580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3.5714285714286" calcext:value-type="float">
            <text:p>53.5714285714286</text:p>
          </table:table-cell>
          <table:table-cell office:value-type="float" office:value="26.8055482123755" calcext:value-type="float">
            <text:p>26.8055482123755</text:p>
          </table:table-cell>
          <table:table-cell table:formula="of:=STDEV([.D161];[.E161])" office:value-type="float" office:value="32.8299576979469" calcext:value-type="float">
            <text:p>32.8299576979469</text:p>
          </table:table-cell>
          <table:table-cell table:formula="of:=STDEV([.D161];[.F161])" office:value-type="float" office:value="32.8299576979469" calcext:value-type="float">
            <text:p>32.8299576979469</text:p>
          </table:table-cell>
          <table:table-cell table:formula="of:=STDEV([.E161];[.F1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rrari francesco bernardino 15761669</text:p>
          </table:table-cell>
          <table:table-cell office:value-type="string" calcext:value-type="string">
            <text:p>ferrari giovanni battista 15841655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3.5211267605634" calcext:value-type="float">
            <text:p>53.5211267605634</text:p>
          </table:table-cell>
          <table:table-cell office:value-type="float" office:value="53.5211267605634" calcext:value-type="float">
            <text:p>53.5211267605634</text:p>
          </table:table-cell>
          <table:table-cell office:value-type="float" office:value="26.8345899764192" calcext:value-type="float">
            <text:p>26.8345899764192</text:p>
          </table:table-cell>
          <table:table-cell table:formula="of:=STDEV([.D162];[.E162])" office:value-type="float" office:value="32.8655264495156" calcext:value-type="float">
            <text:p>32.8655264495156</text:p>
          </table:table-cell>
          <table:table-cell table:formula="of:=STDEV([.D162];[.F162])" office:value-type="float" office:value="32.8655264495156" calcext:value-type="float">
            <text:p>32.8655264495156</text:p>
          </table:table-cell>
          <table:table-cell table:formula="of:=STDEV([.E162];[.F1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rrari francesco bernardino 15771669</text:p>
          </table:table-cell>
          <table:table-cell office:value-type="string" calcext:value-type="string">
            <text:p>ferrari giovanni battista 15841655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3.5211267605634" calcext:value-type="float">
            <text:p>53.5211267605634</text:p>
          </table:table-cell>
          <table:table-cell office:value-type="float" office:value="53.5211267605634" calcext:value-type="float">
            <text:p>53.5211267605634</text:p>
          </table:table-cell>
          <table:table-cell office:value-type="float" office:value="26.8345899764192" calcext:value-type="float">
            <text:p>26.8345899764192</text:p>
          </table:table-cell>
          <table:table-cell table:formula="of:=STDEV([.D163];[.E163])" office:value-type="float" office:value="32.8655264495156" calcext:value-type="float">
            <text:p>32.8655264495156</text:p>
          </table:table-cell>
          <table:table-cell table:formula="of:=STDEV([.D163];[.F163])" office:value-type="float" office:value="32.8655264495156" calcext:value-type="float">
            <text:p>32.8655264495156</text:p>
          </table:table-cell>
          <table:table-cell table:formula="of:=STDEV([.E163];[.F1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gen martino</text:p>
          </table:table-cell>
          <table:table-cell office:value-type="string" calcext:value-type="string">
            <text:p>hagen hermann 18441898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51.4285714285714" calcext:value-type="float">
            <text:p>51.4285714285714</text:p>
          </table:table-cell>
          <table:table-cell office:value-type="float" office:value="26.9305412540888" calcext:value-type="float">
            <text:p>26.9305412540888</text:p>
          </table:table-cell>
          <table:table-cell table:formula="of:=STDEV([.D164];[.E164])" office:value-type="float" office:value="31.4269680527354" calcext:value-type="float">
            <text:p>31.4269680527354</text:p>
          </table:table-cell>
          <table:table-cell table:formula="of:=STDEV([.D164];[.F164])" office:value-type="float" office:value="34.3451865147752" calcext:value-type="float">
            <text:p>34.3451865147752</text:p>
          </table:table-cell>
          <table:table-cell table:formula="of:=STDEV([.E164];[.F164])" office:value-type="float" office:value="2.91821846203972" calcext:value-type="float">
            <text:p>2.91821846203972</text:p>
          </table:table-cell>
        </table:table-row>
        <table:table-row table:style-name="ro1">
          <table:table-cell office:value-type="string" calcext:value-type="string">
            <text:p>hoffmann ernst 18801952</text:p>
          </table:table-cell>
          <table:table-cell office:value-type="string" calcext:value-type="string">
            <text:p>hoffmann christian gottfried 16921735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3.3333333333333" calcext:value-type="float">
            <text:p>53.3333333333333</text:p>
          </table:table-cell>
          <table:table-cell office:value-type="float" office:value="26.9430125621825" calcext:value-type="float">
            <text:p>26.9430125621825</text:p>
          </table:table-cell>
          <table:table-cell table:formula="of:=STDEV([.D165];[.E165])" office:value-type="float" office:value="32.9983164553722" calcext:value-type="float">
            <text:p>32.9983164553722</text:p>
          </table:table-cell>
          <table:table-cell table:formula="of:=STDEV([.D165];[.F165])" office:value-type="float" office:value="32.9983164553722" calcext:value-type="float">
            <text:p>32.9983164553722</text:p>
          </table:table-cell>
          <table:table-cell table:formula="of:=STDEV([.E165];[.F1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rrari ognibene 16th cent</text:p>
          </table:table-cell>
          <table:table-cell office:value-type="string" calcext:value-type="string">
            <text:p>ferrari giovanni battista 15841655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3.3333333333333" calcext:value-type="float">
            <text:p>53.3333333333333</text:p>
          </table:table-cell>
          <table:table-cell office:value-type="float" office:value="26.9430125621825" calcext:value-type="float">
            <text:p>26.9430125621825</text:p>
          </table:table-cell>
          <table:table-cell table:formula="of:=STDEV([.D166];[.E166])" office:value-type="float" office:value="32.9983164553722" calcext:value-type="float">
            <text:p>32.9983164553722</text:p>
          </table:table-cell>
          <table:table-cell table:formula="of:=STDEV([.D166];[.F166])" office:value-type="float" office:value="32.9983164553722" calcext:value-type="float">
            <text:p>32.9983164553722</text:p>
          </table:table-cell>
          <table:table-cell table:formula="of:=STDEV([.E166];[.F1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a andres de ofm</text:p>
          </table:table-cell>
          <table:table-cell office:value-type="string" calcext:value-type="string">
            <text:p>vega garcilaso de la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3.1578947368421" calcext:value-type="float">
            <text:p>63.1578947368421</text:p>
          </table:table-cell>
          <table:table-cell office:value-type="float" office:value="47.3684210526316" calcext:value-type="float">
            <text:p>47.3684210526316</text:p>
          </table:table-cell>
          <table:table-cell office:value-type="float" office:value="27.0084286286678" calcext:value-type="float">
            <text:p>27.0084286286678</text:p>
          </table:table-cell>
          <table:table-cell table:formula="of:=STDEV([.D167];[.E167])" office:value-type="float" office:value="26.0513024647675" calcext:value-type="float">
            <text:p>26.0513024647675</text:p>
          </table:table-cell>
          <table:table-cell table:formula="of:=STDEV([.D167];[.F167])" office:value-type="float" office:value="37.2161463782393" calcext:value-type="float">
            <text:p>37.2161463782393</text:p>
          </table:table-cell>
          <table:table-cell table:formula="of:=STDEV([.E167];[.F167])" office:value-type="float" office:value="11.1648439134718" calcext:value-type="float">
            <text:p>11.1648439134718</text:p>
          </table:table-cell>
        </table:table-row>
        <table:table-row table:style-name="ro1">
          <table:table-cell office:value-type="string" calcext:value-type="string">
            <text:p>simonis johann 16981768</text:p>
          </table:table-cell>
          <table:table-cell office:value-type="string" calcext:value-type="string">
            <text:p>simon johann georg approximately 16361696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3.125" calcext:value-type="float">
            <text:p>53.125</text:p>
          </table:table-cell>
          <table:table-cell office:value-type="float" office:value="27.0632938682637" calcext:value-type="float">
            <text:p>27.0632938682637</text:p>
          </table:table-cell>
          <table:table-cell table:formula="of:=STDEV([.D168];[.E168])" office:value-type="float" office:value="33.1456303681194" calcext:value-type="float">
            <text:p>33.1456303681194</text:p>
          </table:table-cell>
          <table:table-cell table:formula="of:=STDEV([.D168];[.F168])" office:value-type="float" office:value="33.1456303681194" calcext:value-type="float">
            <text:p>33.1456303681194</text:p>
          </table:table-cell>
          <table:table-cell table:formula="of:=STDEV([.E168];[.F1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midt moriz 18231888</text:p>
          </table:table-cell>
          <table:table-cell office:value-type="string" calcext:value-type="string">
            <text:p>haupt moriz 18081874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1.9047619047619" calcext:value-type="float">
            <text:p>61.9047619047619</text:p>
          </table:table-cell>
          <table:table-cell office:value-type="float" office:value="47.6190476190476" calcext:value-type="float">
            <text:p>47.6190476190476</text:p>
          </table:table-cell>
          <table:table-cell office:value-type="float" office:value="27.0773366813206" calcext:value-type="float">
            <text:p>27.0773366813206</text:p>
          </table:table-cell>
          <table:table-cell table:formula="of:=STDEV([.D169];[.E169])" office:value-type="float" office:value="26.937401188059" calcext:value-type="float">
            <text:p>26.937401188059</text:p>
          </table:table-cell>
          <table:table-cell table:formula="of:=STDEV([.D169];[.F169])" office:value-type="float" office:value="37.0389266335811" calcext:value-type="float">
            <text:p>37.0389266335811</text:p>
          </table:table-cell>
          <table:table-cell table:formula="of:=STDEV([.E169];[.F169])" office:value-type="float" office:value="10.1015254455221" calcext:value-type="float">
            <text:p>10.1015254455221</text:p>
          </table:table-cell>
        </table:table-row>
        <table:table-row table:style-name="ro1">
          <table:table-cell office:value-type="string" calcext:value-type="string">
            <text:p>dietrich johann friedrich 1833</text:p>
          </table:table-cell>
          <table:table-cell office:value-type="string" calcext:value-type="string">
            <text:p>dietrich waldemar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46.8085106382979" calcext:value-type="float">
            <text:p>46.8085106382979</text:p>
          </table:table-cell>
          <table:table-cell office:value-type="float" office:value="27.1443113960353" calcext:value-type="float">
            <text:p>27.1443113960353</text:p>
          </table:table-cell>
          <table:table-cell table:formula="of:=STDEV([.D170];[.E170])" office:value-type="float" office:value="25.4558441227157" calcext:value-type="float">
            <text:p>25.4558441227157</text:p>
          </table:table-cell>
          <table:table-cell table:formula="of:=STDEV([.D170];[.F170])" office:value-type="float" office:value="37.6120628290717" calcext:value-type="float">
            <text:p>37.6120628290717</text:p>
          </table:table-cell>
          <table:table-cell table:formula="of:=STDEV([.E170];[.F170])" office:value-type="float" office:value="12.156218706356" calcext:value-type="float">
            <text:p>12.156218706356</text:p>
          </table:table-cell>
        </table:table-row>
        <table:table-row table:style-name="ro1">
          <table:table-cell office:value-type="string" calcext:value-type="string">
            <text:p>sander wilhelm 1881</text:p>
          </table:table-cell>
          <table:table-cell office:value-type="string" calcext:value-type="string">
            <text:p>sander nicholas 15301581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5.1162790697674" calcext:value-type="float">
            <text:p>65.1162790697674</text:p>
          </table:table-cell>
          <table:table-cell office:value-type="float" office:value="46.5116279069768" calcext:value-type="float">
            <text:p>46.5116279069768</text:p>
          </table:table-cell>
          <table:table-cell office:value-type="float" office:value="27.1539223071891" calcext:value-type="float">
            <text:p>27.1539223071891</text:p>
          </table:table-cell>
          <table:table-cell table:formula="of:=STDEV([.D171];[.E171])" office:value-type="float" office:value="24.6665156227865" calcext:value-type="float">
            <text:p>24.6665156227865</text:p>
          </table:table-cell>
          <table:table-cell table:formula="of:=STDEV([.D171];[.F171])" office:value-type="float" office:value="37.821990621606" calcext:value-type="float">
            <text:p>37.821990621606</text:p>
          </table:table-cell>
          <table:table-cell table:formula="of:=STDEV([.E171];[.F171])" office:value-type="float" office:value="13.1554749988195" calcext:value-type="float">
            <text:p>13.1554749988195</text:p>
          </table:table-cell>
        </table:table-row>
        <table:table-row table:style-name="ro1">
          <table:table-cell office:value-type="string" calcext:value-type="string">
            <text:p>andreae antonius approximately 1320</text:p>
          </table:table-cell>
          <table:table-cell office:value-type="string" calcext:value-type="string">
            <text:p>giovanni dandrea approximately 12701348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78.3783783783784" calcext:value-type="float">
            <text:p>78.3783783783784</text:p>
          </table:table-cell>
          <table:table-cell office:value-type="float" office:value="45.9459459459459" calcext:value-type="float">
            <text:p>45.9459459459459</text:p>
          </table:table-cell>
          <table:table-cell office:value-type="float" office:value="27.2066105775523" calcext:value-type="float">
            <text:p>27.2066105775523</text:p>
          </table:table-cell>
          <table:table-cell table:formula="of:=STDEV([.D172];[.E172])" office:value-type="float" office:value="15.2887952688983" calcext:value-type="float">
            <text:p>15.2887952688983</text:p>
          </table:table-cell>
          <table:table-cell table:formula="of:=STDEV([.D172];[.F172])" office:value-type="float" office:value="38.2219881722458" calcext:value-type="float">
            <text:p>38.2219881722458</text:p>
          </table:table-cell>
          <table:table-cell table:formula="of:=STDEV([.E172];[.F172])" office:value-type="float" office:value="22.9331929033475" calcext:value-type="float">
            <text:p>22.9331929033475</text:p>
          </table:table-cell>
        </table:table-row>
        <table:table-row table:style-name="ro1">
          <table:table-cell office:value-type="string" calcext:value-type="string">
            <text:p>gentili alberico 15521608</text:p>
          </table:table-cell>
          <table:table-cell office:value-type="string" calcext:value-type="string">
            <text:p>gentili scipione 15631616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27.2274371422162" calcext:value-type="float">
            <text:p>27.2274371422162</text:p>
          </table:table-cell>
          <table:table-cell table:formula="of:=STDEV([.D173];[.E173])" office:value-type="float" office:value="28.2842712474619" calcext:value-type="float">
            <text:p>28.2842712474619</text:p>
          </table:table-cell>
          <table:table-cell table:formula="of:=STDEV([.D173];[.F173])" office:value-type="float" office:value="36.7695526217005" calcext:value-type="float">
            <text:p>36.7695526217005</text:p>
          </table:table-cell>
          <table:table-cell table:formula="of:=STDEV([.E173];[.F173])" office:value-type="float" office:value="8.48528137423857" calcext:value-type="float">
            <text:p>8.48528137423857</text:p>
          </table:table-cell>
        </table:table-row>
        <table:table-row table:style-name="ro1">
          <table:table-cell office:value-type="string" calcext:value-type="string">
            <text:p>barclay william 1546 or 15471608</text:p>
          </table:table-cell>
          <table:table-cell office:value-type="string" calcext:value-type="string">
            <text:p>barclay john 15821621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2.8301886792453" calcext:value-type="float">
            <text:p>52.8301886792453</text:p>
          </table:table-cell>
          <table:table-cell office:value-type="float" office:value="27.2335032636616" calcext:value-type="float">
            <text:p>27.2335032636616</text:p>
          </table:table-cell>
          <table:table-cell table:formula="of:=STDEV([.D174];[.E174])" office:value-type="float" office:value="33.3540934521956" calcext:value-type="float">
            <text:p>33.3540934521956</text:p>
          </table:table-cell>
          <table:table-cell table:formula="of:=STDEV([.D174];[.F174])" office:value-type="float" office:value="33.3540934521956" calcext:value-type="float">
            <text:p>33.3540934521956</text:p>
          </table:table-cell>
          <table:table-cell table:formula="of:=STDEV([.E174];[.F1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anchi simon giovanni 16931775</text:p>
          </table:table-cell>
          <table:table-cell office:value-type="string" calcext:value-type="string">
            <text:p>simon johann georg approximately 16361696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2.7777777777778" calcext:value-type="float">
            <text:p>52.7777777777778</text:p>
          </table:table-cell>
          <table:table-cell office:value-type="float" office:value="27.2637627117323" calcext:value-type="float">
            <text:p>27.2637627117323</text:p>
          </table:table-cell>
          <table:table-cell table:formula="of:=STDEV([.D175];[.E175])" office:value-type="float" office:value="33.3911535560314" calcext:value-type="float">
            <text:p>33.3911535560314</text:p>
          </table:table-cell>
          <table:table-cell table:formula="of:=STDEV([.D175];[.F175])" office:value-type="float" office:value="33.3911535560314" calcext:value-type="float">
            <text:p>33.3911535560314</text:p>
          </table:table-cell>
          <table:table-cell table:formula="of:=STDEV([.E175];[.F1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accaria francescantonio 17141795</text:p>
          </table:table-cell>
          <table:table-cell office:value-type="string" calcext:value-type="string">
            <text:p>ferreri zaccaria approximately 14791524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2.7777777777778" calcext:value-type="float">
            <text:p>52.7777777777778</text:p>
          </table:table-cell>
          <table:table-cell office:value-type="float" office:value="27.2637627117323" calcext:value-type="float">
            <text:p>27.2637627117323</text:p>
          </table:table-cell>
          <table:table-cell table:formula="of:=STDEV([.D176];[.E176])" office:value-type="float" office:value="33.3911535560314" calcext:value-type="float">
            <text:p>33.3911535560314</text:p>
          </table:table-cell>
          <table:table-cell table:formula="of:=STDEV([.D176];[.F176])" office:value-type="float" office:value="33.3911535560314" calcext:value-type="float">
            <text:p>33.3911535560314</text:p>
          </table:table-cell>
          <table:table-cell table:formula="of:=STDEV([.E176];[.F1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auro da corneto camillo</text:p>
          </table:table-cell>
          <table:table-cell office:value-type="string" calcext:value-type="string">
            <text:p>tesauro emanuele conte 15921675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2.6315789473684" calcext:value-type="float">
            <text:p>52.6315789473684</text:p>
          </table:table-cell>
          <table:table-cell office:value-type="float" office:value="52.6315789473684" calcext:value-type="float">
            <text:p>52.6315789473684</text:p>
          </table:table-cell>
          <table:table-cell office:value-type="float" office:value="27.3481706458244" calcext:value-type="float">
            <text:p>27.3481706458244</text:p>
          </table:table-cell>
          <table:table-cell table:formula="of:=STDEV([.D177];[.E177])" office:value-type="float" office:value="33.4945317404154" calcext:value-type="float">
            <text:p>33.4945317404154</text:p>
          </table:table-cell>
          <table:table-cell table:formula="of:=STDEV([.D177];[.F177])" office:value-type="float" office:value="33.4945317404154" calcext:value-type="float">
            <text:p>33.4945317404154</text:p>
          </table:table-cell>
          <table:table-cell table:formula="of:=STDEV([.E177];[.F1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nzel robert 18591917</text:p>
          </table:table-cell>
          <table:table-cell office:value-type="string" calcext:value-type="string">
            <text:p>robert of reims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48.6486486486487" calcext:value-type="float">
            <text:p>48.6486486486487</text:p>
          </table:table-cell>
          <table:table-cell office:value-type="float" office:value="27.525284005288" calcext:value-type="float">
            <text:p>27.525284005288</text:p>
          </table:table-cell>
          <table:table-cell table:formula="of:=STDEV([.D178];[.E178])" office:value-type="float" office:value="30.3045763365663" calcext:value-type="float">
            <text:p>30.3045763365663</text:p>
          </table:table-cell>
          <table:table-cell table:formula="of:=STDEV([.D178];[.F178])" office:value-type="float" office:value="36.3108887636335" calcext:value-type="float">
            <text:p>36.3108887636335</text:p>
          </table:table-cell>
          <table:table-cell table:formula="of:=STDEV([.E178];[.F178])" office:value-type="float" office:value="6.0063124270672" calcext:value-type="float">
            <text:p>6.0063124270672</text:p>
          </table:table-cell>
        </table:table-row>
        <table:table-row table:style-name="ro1">
          <table:table-cell office:value-type="string" calcext:value-type="string">
            <text:p>rota carlo</text:p>
          </table:table-cell>
          <table:table-cell office:value-type="string" calcext:value-type="string">
            <text:p>rota berardino 15081575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48.4848484848485" calcext:value-type="float">
            <text:p>48.4848484848485</text:p>
          </table:table-cell>
          <table:table-cell office:value-type="float" office:value="27.5847380611958" calcext:value-type="float">
            <text:p>27.5847380611958</text:p>
          </table:table-cell>
          <table:table-cell table:formula="of:=STDEV([.D179];[.E179])" office:value-type="float" office:value="30.3045763365663" calcext:value-type="float">
            <text:p>30.3045763365663</text:p>
          </table:table-cell>
          <table:table-cell table:formula="of:=STDEV([.D179];[.F179])" office:value-type="float" office:value="36.4267129702161" calcext:value-type="float">
            <text:p>36.4267129702161</text:p>
          </table:table-cell>
          <table:table-cell table:formula="of:=STDEV([.E179];[.F179])" office:value-type="float" office:value="6.12213663364977" calcext:value-type="float">
            <text:p>6.12213663364977</text:p>
          </table:table-cell>
        </table:table-row>
        <table:table-row table:style-name="ro1">
          <table:table-cell office:value-type="string" calcext:value-type="string">
            <text:p>vega andreas de 14981549</text:p>
          </table:table-cell>
          <table:table-cell office:value-type="string" calcext:value-type="string">
            <text:p>vega garcilaso de la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4.5454545454546" calcext:value-type="float">
            <text:p>54.5454545454546</text:p>
          </table:table-cell>
          <table:table-cell office:value-type="float" office:value="50" calcext:value-type="float">
            <text:p>50</text:p>
          </table:table-cell>
          <table:table-cell office:value-type="float" office:value="27.6489205922646" calcext:value-type="float">
            <text:p>27.6489205922646</text:p>
          </table:table-cell>
          <table:table-cell table:formula="of:=STDEV([.D180];[.E180])" office:value-type="float" office:value="32.1412173266613" calcext:value-type="float">
            <text:p>32.1412173266613</text:p>
          </table:table-cell>
          <table:table-cell table:formula="of:=STDEV([.D180];[.F180])" office:value-type="float" office:value="35.3553390593274" calcext:value-type="float">
            <text:p>35.3553390593274</text:p>
          </table:table-cell>
          <table:table-cell table:formula="of:=STDEV([.E180];[.F180])" office:value-type="float" office:value="3.21412173266613" calcext:value-type="float">
            <text:p>3.21412173266613</text:p>
          </table:table-cell>
        </table:table-row>
        <table:table-row table:style-name="ro1">
          <table:table-cell office:value-type="string" calcext:value-type="string">
            <text:p>schottmuller alfred 1834</text:p>
          </table:table-cell>
          <table:table-cell office:value-type="string" calcext:value-type="string">
            <text:p>koeberlin alfred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4.5454545454546" calcext:value-type="float">
            <text:p>54.5454545454546</text:p>
          </table:table-cell>
          <table:table-cell office:value-type="float" office:value="50" calcext:value-type="float">
            <text:p>50</text:p>
          </table:table-cell>
          <table:table-cell office:value-type="float" office:value="27.6489205922646" calcext:value-type="float">
            <text:p>27.6489205922646</text:p>
          </table:table-cell>
          <table:table-cell table:formula="of:=STDEV([.D181];[.E181])" office:value-type="float" office:value="32.1412173266613" calcext:value-type="float">
            <text:p>32.1412173266613</text:p>
          </table:table-cell>
          <table:table-cell table:formula="of:=STDEV([.D181];[.F181])" office:value-type="float" office:value="35.3553390593274" calcext:value-type="float">
            <text:p>35.3553390593274</text:p>
          </table:table-cell>
          <table:table-cell table:formula="of:=STDEV([.E181];[.F181])" office:value-type="float" office:value="3.21412173266613" calcext:value-type="float">
            <text:p>3.21412173266613</text:p>
          </table:table-cell>
        </table:table-row>
        <table:table-row table:style-name="ro1">
          <table:table-cell office:value-type="string" calcext:value-type="string">
            <text:p>mueller maximilianus 1875</text:p>
          </table:table-cell>
          <table:table-cell office:value-type="string" calcext:value-type="string">
            <text:p>mueller otto 1833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8.3333333333333" calcext:value-type="float">
            <text:p>58.3333333333333</text:p>
          </table:table-cell>
          <table:table-cell office:value-type="float" office:value="47.6190476190476" calcext:value-type="float">
            <text:p>47.6190476190476</text:p>
          </table:table-cell>
          <table:table-cell office:value-type="float" office:value="27.6727037644621" calcext:value-type="float">
            <text:p>27.6727037644621</text:p>
          </table:table-cell>
          <table:table-cell table:formula="of:=STDEV([.D182];[.E182])" office:value-type="float" office:value="29.4627825494395" calcext:value-type="float">
            <text:p>29.4627825494395</text:p>
          </table:table-cell>
          <table:table-cell table:formula="of:=STDEV([.D182];[.F182])" office:value-type="float" office:value="37.0389266335811" calcext:value-type="float">
            <text:p>37.0389266335811</text:p>
          </table:table-cell>
          <table:table-cell table:formula="of:=STDEV([.E182];[.F182])" office:value-type="float" office:value="7.57614408414159" calcext:value-type="float">
            <text:p>7.57614408414159</text:p>
          </table:table-cell>
        </table:table-row>
        <table:table-row table:style-name="ro1">
          <table:table-cell office:value-type="string" calcext:value-type="string">
            <text:p>pascoli alessandro 16691757</text:p>
          </table:table-cell>
          <table:table-cell office:value-type="string" calcext:value-type="string">
            <text:p>pascoli giovanni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0.8695652173913" calcext:value-type="float">
            <text:p>60.8695652173913</text:p>
          </table:table-cell>
          <table:table-cell office:value-type="float" office:value="46.5116279069768" calcext:value-type="float">
            <text:p>46.5116279069768</text:p>
          </table:table-cell>
          <table:table-cell office:value-type="float" office:value="27.6837715375136" calcext:value-type="float">
            <text:p>27.6837715375136</text:p>
          </table:table-cell>
          <table:table-cell table:formula="of:=STDEV([.D183];[.E183])" office:value-type="float" office:value="27.6693957855606" calcext:value-type="float">
            <text:p>27.6693957855606</text:p>
          </table:table-cell>
          <table:table-cell table:formula="of:=STDEV([.D183];[.F183])" office:value-type="float" office:value="37.821990621606" calcext:value-type="float">
            <text:p>37.821990621606</text:p>
          </table:table-cell>
          <table:table-cell table:formula="of:=STDEV([.E183];[.F183])" office:value-type="float" office:value="10.1525948360455" calcext:value-type="float">
            <text:p>10.1525948360455</text:p>
          </table:table-cell>
        </table:table-row>
        <table:table-row table:style-name="ro1">
          <table:table-cell office:value-type="string" calcext:value-type="string">
            <text:p>ziegler kaspar 16211690</text:p>
          </table:table-cell>
          <table:table-cell office:value-type="string" calcext:value-type="string">
            <text:p>ziegler hermann rudolf 1851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27.712812921102" calcext:value-type="float">
            <text:p>27.712812921102</text:p>
          </table:table-cell>
          <table:table-cell table:formula="of:=STDEV([.D184];[.E184])" office:value-type="float" office:value="33.9411254969543" calcext:value-type="float">
            <text:p>33.9411254969543</text:p>
          </table:table-cell>
          <table:table-cell table:formula="of:=STDEV([.D184];[.F184])" office:value-type="float" office:value="33.9411254969543" calcext:value-type="float">
            <text:p>33.9411254969543</text:p>
          </table:table-cell>
          <table:table-cell table:formula="of:=STDEV([.E184];[.F1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vina gianvincenzo 16641718</text:p>
          </table:table-cell>
          <table:table-cell office:value-type="string" calcext:value-type="string">
            <text:p>gravina pietro 17491830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1.5384615384615" calcext:value-type="float">
            <text:p>61.5384615384615</text:p>
          </table:table-cell>
          <table:table-cell office:value-type="float" office:value="46.1538461538462" calcext:value-type="float">
            <text:p>46.1538461538462</text:p>
          </table:table-cell>
          <table:table-cell office:value-type="float" office:value="27.7350098112615" calcext:value-type="float">
            <text:p>27.7350098112615</text:p>
          </table:table-cell>
          <table:table-cell table:formula="of:=STDEV([.D185];[.E185])" office:value-type="float" office:value="27.1964146610211" calcext:value-type="float">
            <text:p>27.1964146610211</text:p>
          </table:table-cell>
          <table:table-cell table:formula="of:=STDEV([.D185];[.F185])" office:value-type="float" office:value="38.0749805254295" calcext:value-type="float">
            <text:p>38.0749805254295</text:p>
          </table:table-cell>
          <table:table-cell table:formula="of:=STDEV([.E185];[.F185])" office:value-type="float" office:value="10.8785658644084" calcext:value-type="float">
            <text:p>10.8785658644084</text:p>
          </table:table-cell>
        </table:table-row>
        <table:table-row table:style-name="ro1">
          <table:table-cell office:value-type="string" calcext:value-type="string">
            <text:p>garcia de trasmiera diego</text:p>
          </table:table-cell>
          <table:table-cell office:value-type="string" calcext:value-type="string">
            <text:p>gelmirez diego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2.6315789473684" calcext:value-type="float">
            <text:p>52.6315789473684</text:p>
          </table:table-cell>
          <table:table-cell office:value-type="float" office:value="51.2820512820513" calcext:value-type="float">
            <text:p>51.2820512820513</text:p>
          </table:table-cell>
          <table:table-cell office:value-type="float" office:value="27.7459518525482" calcext:value-type="float">
            <text:p>27.7459518525482</text:p>
          </table:table-cell>
          <table:table-cell table:formula="of:=STDEV([.D186];[.E186])" office:value-type="float" office:value="33.4945317404154" calcext:value-type="float">
            <text:p>33.4945317404154</text:p>
          </table:table-cell>
          <table:table-cell table:formula="of:=STDEV([.D186];[.F186])" office:value-type="float" office:value="34.44879190396" calcext:value-type="float">
            <text:p>34.44879190396</text:p>
          </table:table-cell>
          <table:table-cell table:formula="of:=STDEV([.E186];[.F186])" office:value-type="float" office:value="0.954260163544599" calcext:value-type="float">
            <text:p>0.954260163544599</text:p>
          </table:table-cell>
        </table:table-row>
        <table:table-row table:style-name="ro1">
          <table:table-cell office:value-type="string" calcext:value-type="string">
            <text:p>tamayo jose de si 16011685</text:p>
          </table:table-cell>
          <table:table-cell office:value-type="string" calcext:value-type="string">
            <text:p>tamayo de vargas tomas 15881641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3.1578947368421" calcext:value-type="float">
            <text:p>63.1578947368421</text:p>
          </table:table-cell>
          <table:table-cell office:value-type="float" office:value="45.6140350877193" calcext:value-type="float">
            <text:p>45.6140350877193</text:p>
          </table:table-cell>
          <table:table-cell office:value-type="float" office:value="27.7577644124113" calcext:value-type="float">
            <text:p>27.7577644124113</text:p>
          </table:table-cell>
          <table:table-cell table:formula="of:=STDEV([.D187];[.E187])" office:value-type="float" office:value="26.0513024647675" calcext:value-type="float">
            <text:p>26.0513024647675</text:p>
          </table:table-cell>
          <table:table-cell table:formula="of:=STDEV([.D187];[.F187])" office:value-type="float" office:value="38.4566845908473" calcext:value-type="float">
            <text:p>38.4566845908473</text:p>
          </table:table-cell>
          <table:table-cell table:formula="of:=STDEV([.E187];[.F187])" office:value-type="float" office:value="12.4053821260798" calcext:value-type="float">
            <text:p>12.4053821260798</text:p>
          </table:table-cell>
        </table:table-row>
        <table:table-row table:style-name="ro1">
          <table:table-cell office:value-type="string" calcext:value-type="string">
            <text:p>oehler raimund 18521935</text:p>
          </table:table-cell>
          <table:table-cell office:value-type="string" calcext:value-type="string">
            <text:p>oehler franz 18171866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3.6363636363636" calcext:value-type="float">
            <text:p>63.6363636363636</text:p>
          </table:table-cell>
          <table:table-cell office:value-type="float" office:value="45.4545454545455" calcext:value-type="float">
            <text:p>45.4545454545455</text:p>
          </table:table-cell>
          <table:table-cell office:value-type="float" office:value="27.7731860300354" calcext:value-type="float">
            <text:p>27.7731860300354</text:p>
          </table:table-cell>
          <table:table-cell table:formula="of:=STDEV([.D188];[.E188])" office:value-type="float" office:value="25.712973861329" calcext:value-type="float">
            <text:p>25.712973861329</text:p>
          </table:table-cell>
          <table:table-cell table:formula="of:=STDEV([.D188];[.F188])" office:value-type="float" office:value="38.5694607919935" calcext:value-type="float">
            <text:p>38.5694607919935</text:p>
          </table:table-cell>
          <table:table-cell table:formula="of:=STDEV([.E188];[.F188])" office:value-type="float" office:value="12.8564869306645" calcext:value-type="float">
            <text:p>12.8564869306645</text:p>
          </table:table-cell>
        </table:table-row>
        <table:table-row table:style-name="ro1">
          <table:table-cell office:value-type="string" calcext:value-type="string">
            <text:p>vlis christian jacob van der</text:p>
          </table:table-cell>
          <table:table-cell office:value-type="string" calcext:value-type="string">
            <text:p>vliet joannes van der 18471902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1.7241379310345" calcext:value-type="float">
            <text:p>51.7241379310345</text:p>
          </table:table-cell>
          <table:table-cell office:value-type="float" office:value="51.7241379310345" calcext:value-type="float">
            <text:p>51.7241379310345</text:p>
          </table:table-cell>
          <table:table-cell office:value-type="float" office:value="27.8720819608785" calcext:value-type="float">
            <text:p>27.8720819608785</text:p>
          </table:table-cell>
          <table:table-cell table:formula="of:=STDEV([.D189];[.E189])" office:value-type="float" office:value="34.136189436592" calcext:value-type="float">
            <text:p>34.136189436592</text:p>
          </table:table-cell>
          <table:table-cell table:formula="of:=STDEV([.D189];[.F189])" office:value-type="float" office:value="34.136189436592" calcext:value-type="float">
            <text:p>34.136189436592</text:p>
          </table:table-cell>
          <table:table-cell table:formula="of:=STDEV([.E189];[.F1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ffmann emanuel 18251900</text:p>
          </table:table-cell>
          <table:table-cell office:value-type="string" calcext:value-type="string">
            <text:p>hoffmann christian gottfried 16921735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1.6129032258065" calcext:value-type="float">
            <text:p>51.6129032258065</text:p>
          </table:table-cell>
          <table:table-cell office:value-type="float" office:value="27.9363033478851" calcext:value-type="float">
            <text:p>27.9363033478851</text:p>
          </table:table-cell>
          <table:table-cell table:formula="of:=STDEV([.D190];[.E190])" office:value-type="float" office:value="34.214844250962" calcext:value-type="float">
            <text:p>34.214844250962</text:p>
          </table:table-cell>
          <table:table-cell table:formula="of:=STDEV([.D190];[.F190])" office:value-type="float" office:value="34.214844250962" calcext:value-type="float">
            <text:p>34.214844250962</text:p>
          </table:table-cell>
          <table:table-cell table:formula="of:=STDEV([.E190];[.F1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sa luis de 15551632</text:p>
          </table:table-cell>
          <table:table-cell office:value-type="string" calcext:value-type="string">
            <text:p>luis de granada 15041588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6.5217391304348" calcext:value-type="float">
            <text:p>56.5217391304348</text:p>
          </table:table-cell>
          <table:table-cell office:value-type="float" office:value="47.8260869565217" calcext:value-type="float">
            <text:p>47.8260869565217</text:p>
          </table:table-cell>
          <table:table-cell office:value-type="float" office:value="27.9526109014289" calcext:value-type="float">
            <text:p>27.9526109014289</text:p>
          </table:table-cell>
          <table:table-cell table:formula="of:=STDEV([.D191];[.E191])" office:value-type="float" office:value="30.7437730950673" calcext:value-type="float">
            <text:p>30.7437730950673</text:p>
          </table:table-cell>
          <table:table-cell table:formula="of:=STDEV([.D191];[.F191])" office:value-type="float" office:value="36.8925277140807" calcext:value-type="float">
            <text:p>36.8925277140807</text:p>
          </table:table-cell>
          <table:table-cell table:formula="of:=STDEV([.E191];[.F191])" office:value-type="float" office:value="6.14875461901345" calcext:value-type="float">
            <text:p>6.14875461901345</text:p>
          </table:table-cell>
        </table:table-row>
        <table:table-row table:style-name="ro1">
          <table:table-cell office:value-type="string" calcext:value-type="string">
            <text:p>pole reginald 15001558</text:p>
          </table:table-cell>
          <table:table-cell office:value-type="string" calcext:value-type="string">
            <text:p>reginald of canterbury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50" calcext:value-type="float">
            <text:p>50</text:p>
          </table:table-cell>
          <table:table-cell office:value-type="float" office:value="27.9549902786869" calcext:value-type="float">
            <text:p>27.9549902786869</text:p>
          </table:table-cell>
          <table:table-cell table:formula="of:=STDEV([.D192];[.E192])" office:value-type="float" office:value="32.9983164553722" calcext:value-type="float">
            <text:p>32.9983164553722</text:p>
          </table:table-cell>
          <table:table-cell table:formula="of:=STDEV([.D192];[.F192])" office:value-type="float" office:value="35.3553390593274" calcext:value-type="float">
            <text:p>35.3553390593274</text:p>
          </table:table-cell>
          <table:table-cell table:formula="of:=STDEV([.E192];[.F192])" office:value-type="float" office:value="2.35702260395516" calcext:value-type="float">
            <text:p>2.35702260395516</text:p>
          </table:table-cell>
        </table:table-row>
        <table:table-row table:style-name="ro1">
          <table:table-cell office:value-type="string" calcext:value-type="string">
            <text:p>gerhard johann 15821637</text:p>
          </table:table-cell>
          <table:table-cell office:value-type="string" calcext:value-type="string">
            <text:p>gerhard von augsburg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1.8518518518519" calcext:value-type="float">
            <text:p>51.8518518518519</text:p>
          </table:table-cell>
          <table:table-cell office:value-type="float" office:value="51.1627906976744" calcext:value-type="float">
            <text:p>51.1627906976744</text:p>
          </table:table-cell>
          <table:table-cell office:value-type="float" office:value="27.9993809092552" calcext:value-type="float">
            <text:p>27.9993809092552</text:p>
          </table:table-cell>
          <table:table-cell table:formula="of:=STDEV([.D193];[.E193])" office:value-type="float" office:value="34.0458820571301" calcext:value-type="float">
            <text:p>34.0458820571301</text:p>
          </table:table-cell>
          <table:table-cell table:formula="of:=STDEV([.D193];[.F193])" office:value-type="float" office:value="34.5331218719012" calcext:value-type="float">
            <text:p>34.5331218719012</text:p>
          </table:table-cell>
          <table:table-cell table:formula="of:=STDEV([.E193];[.F193])" office:value-type="float" office:value="0.48723981477109" calcext:value-type="float">
            <text:p>0.48723981477109</text:p>
          </table:table-cell>
        </table:table-row>
        <table:table-row table:style-name="ro1">
          <table:table-cell office:value-type="string" calcext:value-type="string">
            <text:p>cano juan 1705</text:p>
          </table:table-cell>
          <table:table-cell office:value-type="string" calcext:value-type="string">
            <text:p>cano melchor 15091560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1.4285714285714" calcext:value-type="float">
            <text:p>51.4285714285714</text:p>
          </table:table-cell>
          <table:table-cell office:value-type="float" office:value="51.4285714285714" calcext:value-type="float">
            <text:p>51.4285714285714</text:p>
          </table:table-cell>
          <table:table-cell office:value-type="float" office:value="28.042727360639" calcext:value-type="float">
            <text:p>28.042727360639</text:p>
          </table:table-cell>
          <table:table-cell table:formula="of:=STDEV([.D194];[.E194])" office:value-type="float" office:value="34.3451865147752" calcext:value-type="float">
            <text:p>34.3451865147752</text:p>
          </table:table-cell>
          <table:table-cell table:formula="of:=STDEV([.D194];[.F194])" office:value-type="float" office:value="34.3451865147752" calcext:value-type="float">
            <text:p>34.3451865147752</text:p>
          </table:table-cell>
          <table:table-cell table:formula="of:=STDEV([.E194];[.F1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nseca pedro jose da 17371816</text:p>
          </table:table-cell>
          <table:table-cell office:value-type="string" calcext:value-type="string">
            <text:p>fonseca antonio 15171559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48.1481481481482" calcext:value-type="float">
            <text:p>48.1481481481482</text:p>
          </table:table-cell>
          <table:table-cell office:value-type="float" office:value="28.0439918311125" calcext:value-type="float">
            <text:p>28.0439918311125</text:p>
          </table:table-cell>
          <table:table-cell table:formula="of:=STDEV([.D195];[.E195])" office:value-type="float" office:value="31.4269680527354" calcext:value-type="float">
            <text:p>31.4269680527354</text:p>
          </table:table-cell>
          <table:table-cell table:formula="of:=STDEV([.D195];[.F195])" office:value-type="float" office:value="36.6647960615247" calcext:value-type="float">
            <text:p>36.6647960615247</text:p>
          </table:table-cell>
          <table:table-cell table:formula="of:=STDEV([.E195];[.F195])" office:value-type="float" office:value="5.23782800878924" calcext:value-type="float">
            <text:p>5.23782800878924</text:p>
          </table:table-cell>
        </table:table-row>
        <table:table-row table:style-name="ro1">
          <table:table-cell office:value-type="string" calcext:value-type="string">
            <text:p>widl adam 16391710</text:p>
          </table:table-cell>
          <table:table-cell office:value-type="string" calcext:value-type="string">
            <text:p>widl rufinus 17311798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1.2820512820513" calcext:value-type="float">
            <text:p>51.2820512820513</text:p>
          </table:table-cell>
          <table:table-cell office:value-type="float" office:value="51.2820512820513" calcext:value-type="float">
            <text:p>51.2820512820513</text:p>
          </table:table-cell>
          <table:table-cell office:value-type="float" office:value="28.1273208066741" calcext:value-type="float">
            <text:p>28.1273208066741</text:p>
          </table:table-cell>
          <table:table-cell table:formula="of:=STDEV([.D196];[.E196])" office:value-type="float" office:value="34.44879190396" calcext:value-type="float">
            <text:p>34.44879190396</text:p>
          </table:table-cell>
          <table:table-cell table:formula="of:=STDEV([.D196];[.F196])" office:value-type="float" office:value="34.44879190396" calcext:value-type="float">
            <text:p>34.44879190396</text:p>
          </table:table-cell>
          <table:table-cell table:formula="of:=STDEV([.E196];[.F1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nes william 17461794</text:p>
          </table:table-cell>
          <table:table-cell office:value-type="string" calcext:value-type="string">
            <text:p>jones thomas 18101875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1.1627906976744" calcext:value-type="float">
            <text:p>51.1627906976744</text:p>
          </table:table-cell>
          <table:table-cell office:value-type="float" office:value="51.1627906976744" calcext:value-type="float">
            <text:p>51.1627906976744</text:p>
          </table:table-cell>
          <table:table-cell office:value-type="float" office:value="28.1961759371678" calcext:value-type="float">
            <text:p>28.1961759371678</text:p>
          </table:table-cell>
          <table:table-cell table:formula="of:=STDEV([.D197];[.E197])" office:value-type="float" office:value="34.5331218719012" calcext:value-type="float">
            <text:p>34.5331218719012</text:p>
          </table:table-cell>
          <table:table-cell table:formula="of:=STDEV([.D197];[.F197])" office:value-type="float" office:value="34.5331218719012" calcext:value-type="float">
            <text:p>34.5331218719012</text:p>
          </table:table-cell>
          <table:table-cell table:formula="of:=STDEV([.E197];[.F1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clay william</text:p>
          </table:table-cell>
          <table:table-cell office:value-type="string" calcext:value-type="string">
            <text:p>barclay john 15821621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3.6363636363636" calcext:value-type="float">
            <text:p>63.6363636363636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28.2166132061189" calcext:value-type="float">
            <text:p>28.2166132061189</text:p>
          </table:table-cell>
          <table:table-cell table:formula="of:=STDEV([.D198];[.E198])" office:value-type="float" office:value="25.712973861329" calcext:value-type="float">
            <text:p>25.712973861329</text:p>
          </table:table-cell>
          <table:table-cell table:formula="of:=STDEV([.D198];[.F198])" office:value-type="float" office:value="39.2837100659193" calcext:value-type="float">
            <text:p>39.2837100659193</text:p>
          </table:table-cell>
          <table:table-cell table:formula="of:=STDEV([.E198];[.F198])" office:value-type="float" office:value="13.5707362045903" calcext:value-type="float">
            <text:p>13.5707362045903</text:p>
          </table:table-cell>
        </table:table-row>
        <table:table-row table:style-name="ro1">
          <table:table-cell office:value-type="string" calcext:value-type="string">
            <text:p>david von augsburg 1271</text:p>
          </table:table-cell>
          <table:table-cell office:value-type="string" calcext:value-type="string">
            <text:p>chytraeus david 15311600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1.063829787234" calcext:value-type="float">
            <text:p>51.063829787234</text:p>
          </table:table-cell>
          <table:table-cell office:value-type="float" office:value="51.0638297872341" calcext:value-type="float">
            <text:p>51.0638297872341</text:p>
          </table:table-cell>
          <table:table-cell office:value-type="float" office:value="28.2533110454498" calcext:value-type="float">
            <text:p>28.2533110454498</text:p>
          </table:table-cell>
          <table:table-cell table:formula="of:=STDEV([.D199];[.E199])" office:value-type="float" office:value="34.6030978027459" calcext:value-type="float">
            <text:p>34.6030978027459</text:p>
          </table:table-cell>
          <table:table-cell table:formula="of:=STDEV([.D199];[.F199])" office:value-type="float" office:value="34.6030978027459" calcext:value-type="float">
            <text:p>34.6030978027459</text:p>
          </table:table-cell>
          <table:table-cell table:formula="of:=STDEV([.E199];[.F1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nseca pedro da</text:p>
          </table:table-cell>
          <table:table-cell office:value-type="string" calcext:value-type="string">
            <text:p>fonseca antonio 15171559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0.8695652173913" calcext:value-type="float">
            <text:p>60.8695652173913</text:p>
          </table:table-cell>
          <table:table-cell office:value-type="float" office:value="45" calcext:value-type="float">
            <text:p>45</text:p>
          </table:table-cell>
          <table:table-cell office:value-type="float" office:value="28.3079318285677" calcext:value-type="float">
            <text:p>28.3079318285677</text:p>
          </table:table-cell>
          <table:table-cell table:formula="of:=STDEV([.D200];[.E200])" office:value-type="float" office:value="27.6693957855606" calcext:value-type="float">
            <text:p>27.6693957855606</text:p>
          </table:table-cell>
          <table:table-cell table:formula="of:=STDEV([.D200];[.F200])" office:value-type="float" office:value="38.8908729652601" calcext:value-type="float">
            <text:p>38.8908729652601</text:p>
          </table:table-cell>
          <table:table-cell table:formula="of:=STDEV([.E200];[.F200])" office:value-type="float" office:value="11.2214771796996" calcext:value-type="float">
            <text:p>11.2214771796996</text:p>
          </table:table-cell>
        </table:table-row>
        <table:table-row table:style-name="ro1">
          <table:table-cell office:value-type="string" calcext:value-type="string">
            <text:p>mazini giovanni battista</text:p>
          </table:table-cell>
          <table:table-cell office:value-type="string" calcext:value-type="string">
            <text:p>maffei giovanni pietro 15361603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.9090909090909" calcext:value-type="float">
            <text:p>50.9090909090909</text:p>
          </table:table-cell>
          <table:table-cell office:value-type="float" office:value="28.3426495783998" calcext:value-type="float">
            <text:p>28.3426495783998</text:p>
          </table:table-cell>
          <table:table-cell table:formula="of:=STDEV([.D201];[.E201])" office:value-type="float" office:value="34.7125147127942" calcext:value-type="float">
            <text:p>34.7125147127942</text:p>
          </table:table-cell>
          <table:table-cell table:formula="of:=STDEV([.D201];[.F201])" office:value-type="float" office:value="34.7125147127942" calcext:value-type="float">
            <text:p>34.7125147127942</text:p>
          </table:table-cell>
          <table:table-cell table:formula="of:=STDEV([.E201];[.F2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yer lievin de si 16551673</text:p>
          </table:table-cell>
          <table:table-cell office:value-type="string" calcext:value-type="string">
            <text:p>meyer wilhelm 18451917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3.0612244897959" calcext:value-type="float">
            <text:p>53.0612244897959</text:p>
          </table:table-cell>
          <table:table-cell office:value-type="float" office:value="48.9795918367347" calcext:value-type="float">
            <text:p>48.9795918367347</text:p>
          </table:table-cell>
          <table:table-cell office:value-type="float" office:value="28.3519265090812" calcext:value-type="float">
            <text:p>28.3519265090812</text:p>
          </table:table-cell>
          <table:table-cell table:formula="of:=STDEV([.D202];[.E202])" office:value-type="float" office:value="33.1907264638584" calcext:value-type="float">
            <text:p>33.1907264638584</text:p>
          </table:table-cell>
          <table:table-cell table:formula="of:=STDEV([.D202];[.F202])" office:value-type="float" office:value="36.0768765911504" calcext:value-type="float">
            <text:p>36.0768765911504</text:p>
          </table:table-cell>
          <table:table-cell table:formula="of:=STDEV([.E202];[.F202])" office:value-type="float" office:value="2.88615012729203" calcext:value-type="float">
            <text:p>2.88615012729203</text:p>
          </table:table-cell>
        </table:table-row>
        <table:table-row table:style-name="ro1">
          <table:table-cell office:value-type="string" calcext:value-type="string">
            <text:p>leeuwenhoek antonius van</text:p>
          </table:table-cell>
          <table:table-cell office:value-type="string" calcext:value-type="string">
            <text:p>leeuwen j van jr jan van 18501924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2.8301886792453" calcext:value-type="float">
            <text:p>52.8301886792453</text:p>
          </table:table-cell>
          <table:table-cell office:value-type="float" office:value="49.1228070175439" calcext:value-type="float">
            <text:p>49.1228070175439</text:p>
          </table:table-cell>
          <table:table-cell office:value-type="float" office:value="28.3643689176967" calcext:value-type="float">
            <text:p>28.3643689176967</text:p>
          </table:table-cell>
          <table:table-cell table:formula="of:=STDEV([.D203];[.E203])" office:value-type="float" office:value="33.3540934521956" calcext:value-type="float">
            <text:p>33.3540934521956</text:p>
          </table:table-cell>
          <table:table-cell table:formula="of:=STDEV([.D203];[.F203])" office:value-type="float" office:value="35.9756081656314" calcext:value-type="float">
            <text:p>35.9756081656314</text:p>
          </table:table-cell>
          <table:table-cell table:formula="of:=STDEV([.E203];[.F203])" office:value-type="float" office:value="2.62151471343573" calcext:value-type="float">
            <text:p>2.62151471343573</text:p>
          </table:table-cell>
        </table:table-row>
        <table:table-row table:style-name="ro1">
          <table:table-cell office:value-type="string" calcext:value-type="string">
            <text:p>moller karl rudolf 1885</text:p>
          </table:table-cell>
          <table:table-cell office:value-type="string" calcext:value-type="string">
            <text:p>scholl rudolf 18441893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2.2222222222222" calcext:value-type="float">
            <text:p>62.2222222222222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28.3714340773416" calcext:value-type="float">
            <text:p>28.3714340773416</text:p>
          </table:table-cell>
          <table:table-cell table:formula="of:=STDEV([.D204];[.E204])" office:value-type="float" office:value="26.7129228448251" calcext:value-type="float">
            <text:p>26.7129228448251</text:p>
          </table:table-cell>
          <table:table-cell table:formula="of:=STDEV([.D204];[.F204])" office:value-type="float" office:value="39.2837100659193" calcext:value-type="float">
            <text:p>39.2837100659193</text:p>
          </table:table-cell>
          <table:table-cell table:formula="of:=STDEV([.E204];[.F204])" office:value-type="float" office:value="12.5707872210942" calcext:value-type="float">
            <text:p>12.5707872210942</text:p>
          </table:table-cell>
        </table:table-row>
        <table:table-row table:style-name="ro1">
          <table:table-cell office:value-type="string" calcext:value-type="string">
            <text:p>ferrari guido si 17171790</text:p>
          </table:table-cell>
          <table:table-cell office:value-type="string" calcext:value-type="string">
            <text:p>ferrari giovanni battista 15841655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.8474576271186" calcext:value-type="float">
            <text:p>50.8474576271186</text:p>
          </table:table-cell>
          <table:table-cell office:value-type="float" office:value="28.3782335703375" calcext:value-type="float">
            <text:p>28.3782335703375</text:p>
          </table:table-cell>
          <table:table-cell table:formula="of:=STDEV([.D205];[.E205])" office:value-type="float" office:value="34.7560960244235" calcext:value-type="float">
            <text:p>34.7560960244235</text:p>
          </table:table-cell>
          <table:table-cell table:formula="of:=STDEV([.D205];[.F205])" office:value-type="float" office:value="34.7560960244235" calcext:value-type="float">
            <text:p>34.7560960244235</text:p>
          </table:table-cell>
          <table:table-cell table:formula="of:=STDEV([.E205];[.F2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defroy jacques 15871652</text:p>
          </table:table-cell>
          <table:table-cell office:value-type="string" calcext:value-type="string">
            <text:p>godefroy de saintvictor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1.6129032258065" calcext:value-type="float">
            <text:p>51.6129032258065</text:p>
          </table:table-cell>
          <table:table-cell office:value-type="float" office:value="50" calcext:value-type="float">
            <text:p>50</text:p>
          </table:table-cell>
          <table:table-cell office:value-type="float" office:value="28.4133554015566" calcext:value-type="float">
            <text:p>28.4133554015566</text:p>
          </table:table-cell>
          <table:table-cell table:formula="of:=STDEV([.D206];[.E206])" office:value-type="float" office:value="34.214844250962" calcext:value-type="float">
            <text:p>34.214844250962</text:p>
          </table:table-cell>
          <table:table-cell table:formula="of:=STDEV([.D206];[.F206])" office:value-type="float" office:value="35.3553390593274" calcext:value-type="float">
            <text:p>35.3553390593274</text:p>
          </table:table-cell>
          <table:table-cell table:formula="of:=STDEV([.E206];[.F206])" office:value-type="float" office:value="1.1404948083654" calcext:value-type="float">
            <text:p>1.1404948083654</text:p>
          </table:table-cell>
        </table:table-row>
        <table:table-row table:style-name="ro1">
          <table:table-cell office:value-type="string" calcext:value-type="string">
            <text:p>mutzell wilhelm julius karl 18071862</text:p>
          </table:table-cell>
          <table:table-cell office:value-type="string" calcext:value-type="string">
            <text:p>kunstle karl 18591932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2.6315789473684" calcext:value-type="float">
            <text:p>52.6315789473684</text:p>
          </table:table-cell>
          <table:table-cell office:value-type="float" office:value="49.1228070175439" calcext:value-type="float">
            <text:p>49.1228070175439</text:p>
          </table:table-cell>
          <table:table-cell office:value-type="float" office:value="28.4152762883189" calcext:value-type="float">
            <text:p>28.4152762883189</text:p>
          </table:table-cell>
          <table:table-cell table:formula="of:=STDEV([.D207];[.E207])" office:value-type="float" office:value="33.4945317404154" calcext:value-type="float">
            <text:p>33.4945317404154</text:p>
          </table:table-cell>
          <table:table-cell table:formula="of:=STDEV([.D207];[.F207])" office:value-type="float" office:value="35.9756081656314" calcext:value-type="float">
            <text:p>35.9756081656314</text:p>
          </table:table-cell>
          <table:table-cell table:formula="of:=STDEV([.E207];[.F207])" office:value-type="float" office:value="2.48107642521596" calcext:value-type="float">
            <text:p>2.48107642521596</text:p>
          </table:table-cell>
        </table:table-row>
        <table:table-row table:style-name="ro1">
          <table:table-cell office:value-type="string" calcext:value-type="string">
            <text:p>fabricius v</text:p>
          </table:table-cell>
          <table:table-cell office:value-type="string" calcext:value-type="string">
            <text:p>fabricius johann albert 16681736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6.5116279069768" calcext:value-type="float">
            <text:p>46.5116279069768</text:p>
          </table:table-cell>
          <table:table-cell office:value-type="float" office:value="28.4377813728584" calcext:value-type="float">
            <text:p>28.4377813728584</text:p>
          </table:table-cell>
          <table:table-cell table:formula="of:=STDEV([.D208];[.E208])" office:value-type="float" office:value="7.07106781186548" calcext:value-type="float">
            <text:p>7.07106781186548</text:p>
          </table:table-cell>
          <table:table-cell table:formula="of:=STDEV([.D208];[.F208])" office:value-type="float" office:value="37.821990621606" calcext:value-type="float">
            <text:p>37.821990621606</text:p>
          </table:table-cell>
          <table:table-cell table:formula="of:=STDEV([.E208];[.F208])" office:value-type="float" office:value="30.7509228097406" calcext:value-type="float">
            <text:p>30.7509228097406</text:p>
          </table:table-cell>
        </table:table-row>
        <table:table-row table:style-name="ro1">
          <table:table-cell office:value-type="string" calcext:value-type="string">
            <text:p>hartman j l v</text:p>
          </table:table-cell>
          <table:table-cell office:value-type="string" calcext:value-type="string">
            <text:p>hartman j j jacobus johannes 18511924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81.8181818181818" calcext:value-type="float">
            <text:p>81.8181818181818</text:p>
          </table:table-cell>
          <table:table-cell office:value-type="float" office:value="44" calcext:value-type="float">
            <text:p>44</text:p>
          </table:table-cell>
          <table:table-cell office:value-type="float" office:value="28.5680281329489" calcext:value-type="float">
            <text:p>28.5680281329489</text:p>
          </table:table-cell>
          <table:table-cell table:formula="of:=STDEV([.D209];[.E209])" office:value-type="float" office:value="12.8564869306645" calcext:value-type="float">
            <text:p>12.8564869306645</text:p>
          </table:table-cell>
          <table:table-cell table:formula="of:=STDEV([.D209];[.F209])" office:value-type="float" office:value="39.5979797464467" calcext:value-type="float">
            <text:p>39.5979797464467</text:p>
          </table:table-cell>
          <table:table-cell table:formula="of:=STDEV([.E209];[.F209])" office:value-type="float" office:value="26.7414928157822" calcext:value-type="float">
            <text:p>26.7414928157822</text:p>
          </table:table-cell>
        </table:table-row>
        <table:table-row table:style-name="ro1">
          <table:table-cell office:value-type="string" calcext:value-type="string">
            <text:p>du bellay martin</text:p>
          </table:table-cell>
          <table:table-cell office:value-type="string" calcext:value-type="string">
            <text:p>du bellay joachim approximately 15221560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28.5733332698455" calcext:value-type="float">
            <text:p>28.5733332698455</text:p>
          </table:table-cell>
          <table:table-cell table:formula="of:=STDEV([.D210];[.E210])" office:value-type="float" office:value="19.7989898732233" calcext:value-type="float">
            <text:p>19.7989898732233</text:p>
          </table:table-cell>
          <table:table-cell table:formula="of:=STDEV([.D210];[.F210])" office:value-type="float" office:value="40.4061017820884" calcext:value-type="float">
            <text:p>40.4061017820884</text:p>
          </table:table-cell>
          <table:table-cell table:formula="of:=STDEV([.E210];[.F210])" office:value-type="float" office:value="20.6071119088651" calcext:value-type="float">
            <text:p>20.6071119088651</text:p>
          </table:table-cell>
        </table:table-row>
        <table:table-row table:style-name="ro1">
          <table:table-cell office:value-type="string" calcext:value-type="string">
            <text:p>ludolf georg melchior von 16671740</text:p>
          </table:table-cell>
          <table:table-cell office:value-type="string" calcext:value-type="string">
            <text:p>ludolf von sachsen approximately 13001377 or 1378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3.0120481927711" calcext:value-type="float">
            <text:p>53.0120481927711</text:p>
          </table:table-cell>
          <table:table-cell office:value-type="float" office:value="48.1927710843374" calcext:value-type="float">
            <text:p>48.1927710843374</text:p>
          </table:table-cell>
          <table:table-cell office:value-type="float" office:value="28.621326590517" calcext:value-type="float">
            <text:p>28.621326590517</text:p>
          </table:table-cell>
          <table:table-cell table:formula="of:=STDEV([.D211];[.E211])" office:value-type="float" office:value="33.2254993569583" calcext:value-type="float">
            <text:p>33.2254993569583</text:p>
          </table:table-cell>
          <table:table-cell table:formula="of:=STDEV([.D211];[.F211])" office:value-type="float" office:value="36.6332428807488" calcext:value-type="float">
            <text:p>36.6332428807488</text:p>
          </table:table-cell>
          <table:table-cell table:formula="of:=STDEV([.E211];[.F211])" office:value-type="float" office:value="3.40774352379059" calcext:value-type="float">
            <text:p>3.40774352379059</text:p>
          </table:table-cell>
        </table:table-row>
        <table:table-row table:style-name="ro1">
          <table:table-cell office:value-type="string" calcext:value-type="string">
            <text:p>laurent j c m 1810</text:p>
          </table:table-cell>
          <table:table-cell office:value-type="string" calcext:value-type="string">
            <text:p>laurent mh mariehyacinthe 19061968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46.1538461538462" calcext:value-type="float">
            <text:p>46.1538461538462</text:p>
          </table:table-cell>
          <table:table-cell office:value-type="float" office:value="28.6715742783272" calcext:value-type="float">
            <text:p>28.6715742783272</text:p>
          </table:table-cell>
          <table:table-cell table:formula="of:=STDEV([.D212];[.E212])" office:value-type="float" office:value="31.1126983722081" calcext:value-type="float">
            <text:p>31.1126983722081</text:p>
          </table:table-cell>
          <table:table-cell table:formula="of:=STDEV([.D212];[.F212])" office:value-type="float" office:value="38.0749805254295" calcext:value-type="float">
            <text:p>38.0749805254295</text:p>
          </table:table-cell>
          <table:table-cell table:formula="of:=STDEV([.E212];[.F212])" office:value-type="float" office:value="6.96228215322139" calcext:value-type="float">
            <text:p>6.96228215322139</text:p>
          </table:table-cell>
        </table:table-row>
        <table:table-row table:style-name="ro1">
          <table:table-cell office:value-type="string" calcext:value-type="string">
            <text:p>trissino galeazzo</text:p>
          </table:table-cell>
          <table:table-cell office:value-type="string" calcext:value-type="string">
            <text:p>trissino giovanni giorgio 14781550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43.1372549019608" calcext:value-type="float">
            <text:p>43.1372549019608</text:p>
          </table:table-cell>
          <table:table-cell office:value-type="float" office:value="28.7652160114444" calcext:value-type="float">
            <text:p>28.7652160114444</text:p>
          </table:table-cell>
          <table:table-cell table:formula="of:=STDEV([.D213];[.E213])" office:value-type="float" office:value="25.4558441227157" calcext:value-type="float">
            <text:p>25.4558441227157</text:p>
          </table:table-cell>
          <table:table-cell table:formula="of:=STDEV([.D213];[.F213])" office:value-type="float" office:value="40.2080326557056" calcext:value-type="float">
            <text:p>40.2080326557056</text:p>
          </table:table-cell>
          <table:table-cell table:formula="of:=STDEV([.E213];[.F213])" office:value-type="float" office:value="14.7521885329899" calcext:value-type="float">
            <text:p>14.7521885329899</text:p>
          </table:table-cell>
        </table:table-row>
        <table:table-row table:style-name="ro1">
          <table:table-cell office:value-type="string" calcext:value-type="string">
            <text:p>conti natale 15201582</text:p>
          </table:table-cell>
          <table:table-cell office:value-type="string" calcext:value-type="string">
            <text:p>di natale francesco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8.8675134594813" calcext:value-type="float">
            <text:p>28.8675134594813</text:p>
          </table:table-cell>
          <table:table-cell table:formula="of:=STDEV([.D214];[.E214])" office:value-type="float" office:value="35.3553390593274" calcext:value-type="float">
            <text:p>35.3553390593274</text:p>
          </table:table-cell>
          <table:table-cell table:formula="of:=STDEV([.D214];[.F214])" office:value-type="float" office:value="35.3553390593274" calcext:value-type="float">
            <text:p>35.3553390593274</text:p>
          </table:table-cell>
          <table:table-cell table:formula="of:=STDEV([.E214];[.F2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bens philippe 15741611</text:p>
          </table:table-cell>
          <table:table-cell office:value-type="string" calcext:value-type="string">
            <text:p>philippe de pretot etienneandre 17101787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8.8675134594813" calcext:value-type="float">
            <text:p>28.8675134594813</text:p>
          </table:table-cell>
          <table:table-cell table:formula="of:=STDEV([.D215];[.E215])" office:value-type="float" office:value="35.3553390593274" calcext:value-type="float">
            <text:p>35.3553390593274</text:p>
          </table:table-cell>
          <table:table-cell table:formula="of:=STDEV([.D215];[.F215])" office:value-type="float" office:value="35.3553390593274" calcext:value-type="float">
            <text:p>35.3553390593274</text:p>
          </table:table-cell>
          <table:table-cell table:formula="of:=STDEV([.E215];[.F2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zai simon active 13th century</text:p>
          </table:table-cell>
          <table:table-cell office:value-type="string" calcext:value-type="string">
            <text:p>aurea capra simon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8.8675134594813" calcext:value-type="float">
            <text:p>28.8675134594813</text:p>
          </table:table-cell>
          <table:table-cell table:formula="of:=STDEV([.D216];[.E216])" office:value-type="float" office:value="35.3553390593274" calcext:value-type="float">
            <text:p>35.3553390593274</text:p>
          </table:table-cell>
          <table:table-cell table:formula="of:=STDEV([.D216];[.F216])" office:value-type="float" office:value="35.3553390593274" calcext:value-type="float">
            <text:p>35.3553390593274</text:p>
          </table:table-cell>
          <table:table-cell table:formula="of:=STDEV([.E216];[.F2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i pedro marcos</text:p>
          </table:table-cell>
          <table:table-cell office:value-type="string" calcext:value-type="string">
            <text:p>marti ramon approximately 1286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8.8675134594813" calcext:value-type="float">
            <text:p>28.8675134594813</text:p>
          </table:table-cell>
          <table:table-cell table:formula="of:=STDEV([.D217];[.E217])" office:value-type="float" office:value="35.3553390593274" calcext:value-type="float">
            <text:p>35.3553390593274</text:p>
          </table:table-cell>
          <table:table-cell table:formula="of:=STDEV([.D217];[.F217])" office:value-type="float" office:value="35.3553390593274" calcext:value-type="float">
            <text:p>35.3553390593274</text:p>
          </table:table-cell>
          <table:table-cell table:formula="of:=STDEV([.E217];[.F2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si gian vittorio 15771647</text:p>
          </table:table-cell>
          <table:table-cell office:value-type="string" calcext:value-type="string">
            <text:p>erythraeus janus nicius 15771647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8.8675134594813" calcext:value-type="float">
            <text:p>28.8675134594813</text:p>
          </table:table-cell>
          <table:table-cell table:formula="of:=STDEV([.D218];[.E218])" office:value-type="float" office:value="35.3553390593274" calcext:value-type="float">
            <text:p>35.3553390593274</text:p>
          </table:table-cell>
          <table:table-cell table:formula="of:=STDEV([.D218];[.F218])" office:value-type="float" office:value="35.3553390593274" calcext:value-type="float">
            <text:p>35.3553390593274</text:p>
          </table:table-cell>
          <table:table-cell table:formula="of:=STDEV([.E218];[.F2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yet charles si 16011664</text:p>
          </table:table-cell>
          <table:table-cell office:value-type="string" calcext:value-type="string">
            <text:p>guyet francois 15751655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8.8675134594813" calcext:value-type="float">
            <text:p>28.8675134594813</text:p>
          </table:table-cell>
          <table:table-cell table:formula="of:=STDEV([.D219];[.E219])" office:value-type="float" office:value="35.3553390593274" calcext:value-type="float">
            <text:p>35.3553390593274</text:p>
          </table:table-cell>
          <table:table-cell table:formula="of:=STDEV([.D219];[.F219])" office:value-type="float" office:value="35.3553390593274" calcext:value-type="float">
            <text:p>35.3553390593274</text:p>
          </table:table-cell>
          <table:table-cell table:formula="of:=STDEV([.E219];[.F2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pos de monte albano</text:p>
          </table:table-cell>
          <table:table-cell office:value-type="string" calcext:value-type="string">
            <text:p>nepos cornelius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8.8675134594813" calcext:value-type="float">
            <text:p>28.8675134594813</text:p>
          </table:table-cell>
          <table:table-cell table:formula="of:=STDEV([.D220];[.E220])" office:value-type="float" office:value="35.3553390593274" calcext:value-type="float">
            <text:p>35.3553390593274</text:p>
          </table:table-cell>
          <table:table-cell table:formula="of:=STDEV([.D220];[.F220])" office:value-type="float" office:value="35.3553390593274" calcext:value-type="float">
            <text:p>35.3553390593274</text:p>
          </table:table-cell>
          <table:table-cell table:formula="of:=STDEV([.E220];[.F2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en william cardenal 15321594</text:p>
          </table:table-cell>
          <table:table-cell office:value-type="string" calcext:value-type="string">
            <text:p>allen helen mary 18781960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8.8675134594813" calcext:value-type="float">
            <text:p>28.8675134594813</text:p>
          </table:table-cell>
          <table:table-cell table:formula="of:=STDEV([.D221];[.E221])" office:value-type="float" office:value="35.3553390593274" calcext:value-type="float">
            <text:p>35.3553390593274</text:p>
          </table:table-cell>
          <table:table-cell table:formula="of:=STDEV([.D221];[.F221])" office:value-type="float" office:value="35.3553390593274" calcext:value-type="float">
            <text:p>35.3553390593274</text:p>
          </table:table-cell>
          <table:table-cell table:formula="of:=STDEV([.E221];[.F2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ffmann karl fl 18291834</text:p>
          </table:table-cell>
          <table:table-cell office:value-type="string" calcext:value-type="string">
            <text:p>hoffmann christian gottfried 16921735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1.6129032258065" calcext:value-type="float">
            <text:p>51.6129032258065</text:p>
          </table:table-cell>
          <table:table-cell office:value-type="float" office:value="48.3870967741936" calcext:value-type="float">
            <text:p>48.3870967741936</text:p>
          </table:table-cell>
          <table:table-cell office:value-type="float" office:value="28.9125369026855" calcext:value-type="float">
            <text:p>28.9125369026855</text:p>
          </table:table-cell>
          <table:table-cell table:formula="of:=STDEV([.D222];[.E222])" office:value-type="float" office:value="34.214844250962" calcext:value-type="float">
            <text:p>34.214844250962</text:p>
          </table:table-cell>
          <table:table-cell table:formula="of:=STDEV([.D222];[.F222])" office:value-type="float" office:value="36.4958338676928" calcext:value-type="float">
            <text:p>36.4958338676928</text:p>
          </table:table-cell>
          <table:table-cell table:formula="of:=STDEV([.E222];[.F222])" office:value-type="float" office:value="2.28098961673079" calcext:value-type="float">
            <text:p>2.28098961673079</text:p>
          </table:table-cell>
        </table:table-row>
        <table:table-row table:style-name="ro1">
          <table:table-cell office:value-type="string" calcext:value-type="string">
            <text:p>lugo juan de cardenal 15831660</text:p>
          </table:table-cell>
          <table:table-cell office:value-type="string" calcext:value-type="string">
            <text:p>luis de granada 15041588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1.8518518518519" calcext:value-type="float">
            <text:p>51.8518518518519</text:p>
          </table:table-cell>
          <table:table-cell office:value-type="float" office:value="48.1481481481482" calcext:value-type="float">
            <text:p>48.1481481481482</text:p>
          </table:table-cell>
          <table:table-cell office:value-type="float" office:value="28.9268506515061" calcext:value-type="float">
            <text:p>28.9268506515061</text:p>
          </table:table-cell>
          <table:table-cell table:formula="of:=STDEV([.D223];[.E223])" office:value-type="float" office:value="34.0458820571301" calcext:value-type="float">
            <text:p>34.0458820571301</text:p>
          </table:table-cell>
          <table:table-cell table:formula="of:=STDEV([.D223];[.F223])" office:value-type="float" office:value="36.6647960615247" calcext:value-type="float">
            <text:p>36.6647960615247</text:p>
          </table:table-cell>
          <table:table-cell table:formula="of:=STDEV([.E223];[.F223])" office:value-type="float" office:value="2.61891400439462" calcext:value-type="float">
            <text:p>2.61891400439462</text:p>
          </table:table-cell>
        </table:table-row>
        <table:table-row table:style-name="ro1">
          <table:table-cell office:value-type="string" calcext:value-type="string">
            <text:p>nobili flaminio 15321590</text:p>
          </table:table-cell>
          <table:table-cell office:value-type="string" calcext:value-type="string">
            <text:p>nobili roberto de 15771656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28.9367125522809" calcext:value-type="float">
            <text:p>28.9367125522809</text:p>
          </table:table-cell>
          <table:table-cell table:formula="of:=STDEV([.D224];[.E224])" office:value-type="float" office:value="33.9411254969543" calcext:value-type="float">
            <text:p>33.9411254969543</text:p>
          </table:table-cell>
          <table:table-cell table:formula="of:=STDEV([.D224];[.F224])" office:value-type="float" office:value="36.7695526217005" calcext:value-type="float">
            <text:p>36.7695526217005</text:p>
          </table:table-cell>
          <table:table-cell table:formula="of:=STDEV([.E224];[.F224])" office:value-type="float" office:value="2.82842712474619" calcext:value-type="float">
            <text:p>2.82842712474619</text:p>
          </table:table-cell>
        </table:table-row>
        <table:table-row table:style-name="ro1">
          <table:table-cell office:value-type="string" calcext:value-type="string">
            <text:p>rau sebald janus everard</text:p>
          </table:table-cell>
          <table:table-cell office:value-type="string" calcext:value-type="string">
            <text:p>janus secundus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2.6315789473684" calcext:value-type="float">
            <text:p>52.6315789473684</text:p>
          </table:table-cell>
          <table:table-cell office:value-type="float" office:value="47.3684210526316" calcext:value-type="float">
            <text:p>47.3684210526316</text:p>
          </table:table-cell>
          <table:table-cell office:value-type="float" office:value="28.987213406769" calcext:value-type="float">
            <text:p>28.987213406769</text:p>
          </table:table-cell>
          <table:table-cell table:formula="of:=STDEV([.D225];[.E225])" office:value-type="float" office:value="33.4945317404154" calcext:value-type="float">
            <text:p>33.4945317404154</text:p>
          </table:table-cell>
          <table:table-cell table:formula="of:=STDEV([.D225];[.F225])" office:value-type="float" office:value="37.2161463782393" calcext:value-type="float">
            <text:p>37.2161463782393</text:p>
          </table:table-cell>
          <table:table-cell table:formula="of:=STDEV([.E225];[.F225])" office:value-type="float" office:value="3.72161463782393" calcext:value-type="float">
            <text:p>3.72161463782393</text:p>
          </table:table-cell>
        </table:table-row>
        <table:table-row table:style-name="ro1">
          <table:table-cell office:value-type="string" calcext:value-type="string">
            <text:p>sforza muzio m1597</text:p>
          </table:table-cell>
          <table:table-cell office:value-type="string" calcext:value-type="string">
            <text:p>muzio girolamo 14961576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8.5365853658537" calcext:value-type="float">
            <text:p>58.5365853658537</text:p>
          </table:table-cell>
          <table:table-cell office:value-type="float" office:value="43.9024390243902" calcext:value-type="float">
            <text:p>43.9024390243902</text:p>
          </table:table-cell>
          <table:table-cell office:value-type="float" office:value="29.0984230376801" calcext:value-type="float">
            <text:p>29.0984230376801</text:p>
          </table:table-cell>
          <table:table-cell table:formula="of:=STDEV([.D226];[.E226])" office:value-type="float" office:value="29.3190616589544" calcext:value-type="float">
            <text:p>29.3190616589544</text:p>
          </table:table-cell>
          <table:table-cell table:formula="of:=STDEV([.D226];[.F226])" office:value-type="float" office:value="39.6669657738795" calcext:value-type="float">
            <text:p>39.6669657738795</text:p>
          </table:table-cell>
          <table:table-cell table:formula="of:=STDEV([.E226];[.F226])" office:value-type="float" office:value="10.3479041149251" calcext:value-type="float">
            <text:p>10.3479041149251</text:p>
          </table:table-cell>
        </table:table-row>
        <table:table-row table:style-name="ro1">
          <table:table-cell office:value-type="string" calcext:value-type="string">
            <text:p>pietro da l aquila</text:p>
          </table:table-cell>
          <table:table-cell office:value-type="string" calcext:value-type="string">
            <text:p>johannes de aquila 1478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8.7804878048781" calcext:value-type="float">
            <text:p>48.7804878048781</text:p>
          </table:table-cell>
          <table:table-cell office:value-type="float" office:value="29.2259178341767" calcext:value-type="float">
            <text:p>29.2259178341767</text:p>
          </table:table-cell>
          <table:table-cell table:formula="of:=STDEV([.D227];[.E227])" office:value-type="float" office:value="35.3553390593274" calcext:value-type="float">
            <text:p>35.3553390593274</text:p>
          </table:table-cell>
          <table:table-cell table:formula="of:=STDEV([.D227];[.F227])" office:value-type="float" office:value="36.2176644022378" calcext:value-type="float">
            <text:p>36.2176644022378</text:p>
          </table:table-cell>
          <table:table-cell table:formula="of:=STDEV([.E227];[.F227])" office:value-type="float" office:value="0.862325342910423" calcext:value-type="float">
            <text:p>0.862325342910423</text:p>
          </table:table-cell>
        </table:table-row>
        <table:table-row table:style-name="ro1">
          <table:table-cell office:value-type="string" calcext:value-type="string">
            <text:p>meurer h</text:p>
          </table:table-cell>
          <table:table-cell office:value-type="string" calcext:value-type="string">
            <text:p>meurer wolfgang 15131585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85.7142857142857" calcext:value-type="float">
            <text:p>85.7142857142857</text:p>
          </table:table-cell>
          <table:table-cell office:value-type="float" office:value="43.75" calcext:value-type="float">
            <text:p>43.75</text:p>
          </table:table-cell>
          <table:table-cell office:value-type="float" office:value="29.2379473976408" calcext:value-type="float">
            <text:p>29.2379473976408</text:p>
          </table:table-cell>
          <table:table-cell table:formula="of:=STDEV([.D228];[.E228])" office:value-type="float" office:value="10.1015254455221" calcext:value-type="float">
            <text:p>10.1015254455221</text:p>
          </table:table-cell>
          <table:table-cell table:formula="of:=STDEV([.D228];[.F228])" office:value-type="float" office:value="39.7747564417433" calcext:value-type="float">
            <text:p>39.7747564417433</text:p>
          </table:table-cell>
          <table:table-cell table:formula="of:=STDEV([.E228];[.F228])" office:value-type="float" office:value="29.6732309962212" calcext:value-type="float">
            <text:p>29.6732309962212</text:p>
          </table:table-cell>
        </table:table-row>
        <table:table-row table:style-name="ro1">
          <table:table-cell office:value-type="string" calcext:value-type="string">
            <text:p>mauro francesco</text:p>
          </table:table-cell>
          <table:table-cell office:value-type="string" calcext:value-type="string">
            <text:p>negri francesco 1452approximately 1523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41.5094339622642" calcext:value-type="float">
            <text:p>41.5094339622642</text:p>
          </table:table-cell>
          <table:table-cell office:value-type="float" office:value="29.3478117552873" calcext:value-type="float">
            <text:p>29.3478117552873</text:p>
          </table:table-cell>
          <table:table-cell table:formula="of:=STDEV([.D229];[.E229])" office:value-type="float" office:value="17.6776695296637" calcext:value-type="float">
            <text:p>17.6776695296637</text:p>
          </table:table-cell>
          <table:table-cell table:formula="of:=STDEV([.D229];[.F229])" office:value-type="float" office:value="41.3590758807226" calcext:value-type="float">
            <text:p>41.3590758807226</text:p>
          </table:table-cell>
          <table:table-cell table:formula="of:=STDEV([.E229];[.F229])" office:value-type="float" office:value="23.6814063510589" calcext:value-type="float">
            <text:p>23.6814063510589</text:p>
          </table:table-cell>
        </table:table-row>
        <table:table-row table:style-name="ro1">
          <table:table-cell office:value-type="string" calcext:value-type="string">
            <text:p>angeli francesco maria 16321697</text:p>
          </table:table-cell>
          <table:table-cell office:value-type="string" calcext:value-type="string">
            <text:p>angeli pietro 15171596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9.0566037735849" calcext:value-type="float">
            <text:p>49.0566037735849</text:p>
          </table:table-cell>
          <table:table-cell office:value-type="float" office:value="29.4121835247545" calcext:value-type="float">
            <text:p>29.4121835247545</text:p>
          </table:table-cell>
          <table:table-cell table:formula="of:=STDEV([.D230];[.E230])" office:value-type="float" office:value="36.0224209283713" calcext:value-type="float">
            <text:p>36.0224209283713</text:p>
          </table:table-cell>
          <table:table-cell table:formula="of:=STDEV([.D230];[.F230])" office:value-type="float" office:value="36.0224209283713" calcext:value-type="float">
            <text:p>36.0224209283713</text:p>
          </table:table-cell>
          <table:table-cell table:formula="of:=STDEV([.E230];[.F2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entibus ferdinandus de</text:p>
          </table:table-cell>
          <table:table-cell office:value-type="string" calcext:value-type="string">
            <text:p>valois henri de 16031676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8.9795918367347" calcext:value-type="float">
            <text:p>48.9795918367347</text:p>
          </table:table-cell>
          <table:table-cell office:value-type="float" office:value="29.4566463872258" calcext:value-type="float">
            <text:p>29.4566463872258</text:p>
          </table:table-cell>
          <table:table-cell table:formula="of:=STDEV([.D231];[.E231])" office:value-type="float" office:value="36.0768765911504" calcext:value-type="float">
            <text:p>36.0768765911504</text:p>
          </table:table-cell>
          <table:table-cell table:formula="of:=STDEV([.D231];[.F231])" office:value-type="float" office:value="36.0768765911504" calcext:value-type="float">
            <text:p>36.0768765911504</text:p>
          </table:table-cell>
          <table:table-cell table:formula="of:=STDEV([.E231];[.F2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ber karl friedrich 17941861</text:p>
          </table:table-cell>
          <table:table-cell office:value-type="string" calcext:value-type="string">
            <text:p>weber ernst 1873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8.8888888888889" calcext:value-type="float">
            <text:p>48.8888888888889</text:p>
          </table:table-cell>
          <table:table-cell office:value-type="float" office:value="48.8888888888889" calcext:value-type="float">
            <text:p>48.8888888888889</text:p>
          </table:table-cell>
          <table:table-cell office:value-type="float" office:value="29.5090137585809" calcext:value-type="float">
            <text:p>29.5090137585809</text:p>
          </table:table-cell>
          <table:table-cell table:formula="of:=STDEV([.D232];[.E232])" office:value-type="float" office:value="36.1410132606458" calcext:value-type="float">
            <text:p>36.1410132606458</text:p>
          </table:table-cell>
          <table:table-cell table:formula="of:=STDEV([.D232];[.F232])" office:value-type="float" office:value="36.1410132606458" calcext:value-type="float">
            <text:p>36.1410132606458</text:p>
          </table:table-cell>
          <table:table-cell table:formula="of:=STDEV([.E232];[.F2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yer lievin de 16551730</text:p>
          </table:table-cell>
          <table:table-cell office:value-type="string" calcext:value-type="string">
            <text:p>meyer wilhelm 18451917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6.5217391304348" calcext:value-type="float">
            <text:p>56.5217391304348</text:p>
          </table:table-cell>
          <table:table-cell office:value-type="float" office:value="43.4782608695652" calcext:value-type="float">
            <text:p>43.4782608695652</text:p>
          </table:table-cell>
          <table:table-cell office:value-type="float" office:value="29.5950403719741" calcext:value-type="float">
            <text:p>29.5950403719741</text:p>
          </table:table-cell>
          <table:table-cell table:formula="of:=STDEV([.D233];[.E233])" office:value-type="float" office:value="30.7437730950673" calcext:value-type="float">
            <text:p>30.7437730950673</text:p>
          </table:table-cell>
          <table:table-cell table:formula="of:=STDEV([.D233];[.F233])" office:value-type="float" office:value="39.9669050235875" calcext:value-type="float">
            <text:p>39.9669050235875</text:p>
          </table:table-cell>
          <table:table-cell table:formula="of:=STDEV([.E233];[.F233])" office:value-type="float" office:value="9.22313192852018" calcext:value-type="float">
            <text:p>9.22313192852018</text:p>
          </table:table-cell>
        </table:table-row>
        <table:table-row table:style-name="ro1">
          <table:table-cell office:value-type="string" calcext:value-type="string">
            <text:p>bruno of magdeburg active 1084</text:p>
          </table:table-cell>
          <table:table-cell office:value-type="string" calcext:value-type="string">
            <text:p>bruno saint bishop of wurzburg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6.6666666666667" calcext:value-type="float">
            <text:p>56.6666666666667</text:p>
          </table:table-cell>
          <table:table-cell office:value-type="float" office:value="43.3333333333333" calcext:value-type="float">
            <text:p>43.3333333333333</text:p>
          </table:table-cell>
          <table:table-cell office:value-type="float" office:value="29.6273147243853" calcext:value-type="float">
            <text:p>29.6273147243853</text:p>
          </table:table-cell>
          <table:table-cell table:formula="of:=STDEV([.D234];[.E234])" office:value-type="float" office:value="30.6412938514171" calcext:value-type="float">
            <text:p>30.6412938514171</text:p>
          </table:table-cell>
          <table:table-cell table:formula="of:=STDEV([.D234];[.F234])" office:value-type="float" office:value="40.0693842672377" calcext:value-type="float">
            <text:p>40.0693842672377</text:p>
          </table:table-cell>
          <table:table-cell table:formula="of:=STDEV([.E234];[.F234])" office:value-type="float" office:value="9.42809041582063" calcext:value-type="float">
            <text:p>9.42809041582063</text:p>
          </table:table-cell>
        </table:table-row>
        <table:table-row table:style-name="ro1">
          <table:table-cell office:value-type="string" calcext:value-type="string">
            <text:p>krohn karl wilhelm 1862</text:p>
          </table:table-cell>
          <table:table-cell office:value-type="string" calcext:value-type="string">
            <text:p>krohn fritz 18731941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1.1627906976744" calcext:value-type="float">
            <text:p>51.1627906976744</text:p>
          </table:table-cell>
          <table:table-cell office:value-type="float" office:value="46.5116279069768" calcext:value-type="float">
            <text:p>46.5116279069768</text:p>
          </table:table-cell>
          <table:table-cell office:value-type="float" office:value="29.6302555870022" calcext:value-type="float">
            <text:p>29.6302555870022</text:p>
          </table:table-cell>
          <table:table-cell table:formula="of:=STDEV([.D235];[.E235])" office:value-type="float" office:value="34.5331218719012" calcext:value-type="float">
            <text:p>34.5331218719012</text:p>
          </table:table-cell>
          <table:table-cell table:formula="of:=STDEV([.D235];[.F235])" office:value-type="float" office:value="37.821990621606" calcext:value-type="float">
            <text:p>37.821990621606</text:p>
          </table:table-cell>
          <table:table-cell table:formula="of:=STDEV([.E235];[.F235])" office:value-type="float" office:value="3.28886874970487" calcext:value-type="float">
            <text:p>3.28886874970487</text:p>
          </table:table-cell>
        </table:table-row>
        <table:table-row table:style-name="ro1">
          <table:table-cell office:value-type="string" calcext:value-type="string">
            <text:p>meyer johannes 1651 or 16521725</text:p>
          </table:table-cell>
          <table:table-cell office:value-type="string" calcext:value-type="string">
            <text:p>meyer wilhelm 18451917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2.8301886792453" calcext:value-type="float">
            <text:p>52.8301886792453</text:p>
          </table:table-cell>
          <table:table-cell office:value-type="float" office:value="45.2830188679245" calcext:value-type="float">
            <text:p>45.2830188679245</text:p>
          </table:table-cell>
          <table:table-cell office:value-type="float" office:value="29.6532710292485" calcext:value-type="float">
            <text:p>29.6532710292485</text:p>
          </table:table-cell>
          <table:table-cell table:formula="of:=STDEV([.D236];[.E236])" office:value-type="float" office:value="33.3540934521956" calcext:value-type="float">
            <text:p>33.3540934521956</text:p>
          </table:table-cell>
          <table:table-cell table:formula="of:=STDEV([.D236];[.F236])" office:value-type="float" office:value="38.6907484045469" calcext:value-type="float">
            <text:p>38.6907484045469</text:p>
          </table:table-cell>
          <table:table-cell table:formula="of:=STDEV([.E236];[.F236])" office:value-type="float" office:value="5.3366549523513" calcext:value-type="float">
            <text:p>5.3366549523513</text:p>
          </table:table-cell>
        </table:table-row>
        <table:table-row table:style-name="ro1">
          <table:table-cell office:value-type="string" calcext:value-type="string">
            <text:p>estienne charles 1504approximately 1564</text:p>
          </table:table-cell>
          <table:table-cell office:value-type="string" calcext:value-type="string">
            <text:p>estienne robert 15031559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3.968253968254" calcext:value-type="float">
            <text:p>53.968253968254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29.709830987019" calcext:value-type="float">
            <text:p>29.709830987019</text:p>
          </table:table-cell>
          <table:table-cell table:formula="of:=STDEV([.D237];[.E237])" office:value-type="float" office:value="32.5493597689046" calcext:value-type="float">
            <text:p>32.5493597689046</text:p>
          </table:table-cell>
          <table:table-cell table:formula="of:=STDEV([.D237];[.F237])" office:value-type="float" office:value="39.2837100659193" calcext:value-type="float">
            <text:p>39.2837100659193</text:p>
          </table:table-cell>
          <table:table-cell table:formula="of:=STDEV([.E237];[.F237])" office:value-type="float" office:value="6.73435029701474" calcext:value-type="float">
            <text:p>6.73435029701474</text:p>
          </table:table-cell>
        </table:table-row>
        <table:table-row table:style-name="ro1">
          <table:table-cell office:value-type="string" calcext:value-type="string">
            <text:p>fonseca rodrigo da</text:p>
          </table:table-cell>
          <table:table-cell office:value-type="string" calcext:value-type="string">
            <text:p>fonseca antonio 15171559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29.738085706659" calcext:value-type="float">
            <text:p>29.738085706659</text:p>
          </table:table-cell>
          <table:table-cell table:formula="of:=STDEV([.D238];[.E238])" office:value-type="float" office:value="30.3045763365663" calcext:value-type="float">
            <text:p>30.3045763365663</text:p>
          </table:table-cell>
          <table:table-cell table:formula="of:=STDEV([.D238];[.F238])" office:value-type="float" office:value="40.4061017820884" calcext:value-type="float">
            <text:p>40.4061017820884</text:p>
          </table:table-cell>
          <table:table-cell table:formula="of:=STDEV([.E238];[.F238])" office:value-type="float" office:value="10.1015254455221" calcext:value-type="float">
            <text:p>10.1015254455221</text:p>
          </table:table-cell>
        </table:table-row>
        <table:table-row table:style-name="ro1">
          <table:table-cell office:value-type="string" calcext:value-type="string">
            <text:p>muller iwan von 18301917</text:p>
          </table:table-cell>
          <table:table-cell office:value-type="string" calcext:value-type="string">
            <text:p>muller c f w carl friedrich wilhelm 18301903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7.0588235294118" calcext:value-type="float">
            <text:p>47.0588235294118</text:p>
          </table:table-cell>
          <table:table-cell office:value-type="float" office:value="29.7529233441049" calcext:value-type="float">
            <text:p>29.7529233441049</text:p>
          </table:table-cell>
          <table:table-cell table:formula="of:=STDEV([.D239];[.E239])" office:value-type="float" office:value="35.3553390593274" calcext:value-type="float">
            <text:p>35.3553390593274</text:p>
          </table:table-cell>
          <table:table-cell table:formula="of:=STDEV([.D239];[.F239])" office:value-type="float" office:value="37.4350648863466" calcext:value-type="float">
            <text:p>37.4350648863466</text:p>
          </table:table-cell>
          <table:table-cell table:formula="of:=STDEV([.E239];[.F239])" office:value-type="float" office:value="2.07972582701926" calcext:value-type="float">
            <text:p>2.07972582701926</text:p>
          </table:table-cell>
        </table:table-row>
        <table:table-row table:style-name="ro1">
          <table:table-cell office:value-type="string" calcext:value-type="string">
            <text:p>wagner friedrich wilhelm 18141857</text:p>
          </table:table-cell>
          <table:table-cell office:value-type="string" calcext:value-type="string">
            <text:p>wagner johann augustin 17341807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6.875" calcext:value-type="float">
            <text:p>46.875</text:p>
          </table:table-cell>
          <table:table-cell office:value-type="float" office:value="29.8106000442796" calcext:value-type="float">
            <text:p>29.8106000442796</text:p>
          </table:table-cell>
          <table:table-cell table:formula="of:=STDEV([.D240];[.E240])" office:value-type="float" office:value="35.3553390593274" calcext:value-type="float">
            <text:p>35.3553390593274</text:p>
          </table:table-cell>
          <table:table-cell table:formula="of:=STDEV([.D240];[.F240])" office:value-type="float" office:value="37.5650477505353" calcext:value-type="float">
            <text:p>37.5650477505353</text:p>
          </table:table-cell>
          <table:table-cell table:formula="of:=STDEV([.E240];[.F240])" office:value-type="float" office:value="2.20970869120796" calcext:value-type="float">
            <text:p>2.20970869120796</text:p>
          </table:table-cell>
        </table:table-row>
        <table:table-row table:style-name="ro1">
          <table:table-cell office:value-type="string" calcext:value-type="string">
            <text:p>dominicus a sancta trinitate ocd 16161687</text:p>
          </table:table-cell>
          <table:table-cell office:value-type="string" calcext:value-type="string">
            <text:p>dominicus de sancto geminiano approximately 13751425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9.4623655913979" calcext:value-type="float">
            <text:p>49.4623655913979</text:p>
          </table:table-cell>
          <table:table-cell office:value-type="float" office:value="47.3118279569893" calcext:value-type="float">
            <text:p>47.3118279569893</text:p>
          </table:table-cell>
          <table:table-cell office:value-type="float" office:value="29.8181174706711" calcext:value-type="float">
            <text:p>29.8181174706711</text:p>
          </table:table-cell>
          <table:table-cell table:formula="of:=STDEV([.D241];[.E241])" office:value-type="float" office:value="35.7355039954492" calcext:value-type="float">
            <text:p>35.7355039954492</text:p>
          </table:table-cell>
          <table:table-cell table:formula="of:=STDEV([.D241];[.F241])" office:value-type="float" office:value="37.2561637399364" calcext:value-type="float">
            <text:p>37.2561637399364</text:p>
          </table:table-cell>
          <table:table-cell table:formula="of:=STDEV([.E241];[.F241])" office:value-type="float" office:value="1.5206597444872" calcext:value-type="float">
            <text:p>1.5206597444872</text:p>
          </table:table-cell>
        </table:table-row>
        <table:table-row table:style-name="ro1">
          <table:table-cell office:value-type="string" calcext:value-type="string">
            <text:p>parker samuel 16401688</text:p>
          </table:table-cell>
          <table:table-cell office:value-type="string" calcext:value-type="string">
            <text:p>parker henry after 1504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29.8418327088647" calcext:value-type="float">
            <text:p>29.8418327088647</text:p>
          </table:table-cell>
          <table:table-cell table:formula="of:=STDEV([.D242];[.E242])" office:value-type="float" office:value="32.9983164553722" calcext:value-type="float">
            <text:p>32.9983164553722</text:p>
          </table:table-cell>
          <table:table-cell table:formula="of:=STDEV([.D242];[.F242])" office:value-type="float" office:value="39.2837100659193" calcext:value-type="float">
            <text:p>39.2837100659193</text:p>
          </table:table-cell>
          <table:table-cell table:formula="of:=STDEV([.E242];[.F242])" office:value-type="float" office:value="6.28539361054709" calcext:value-type="float">
            <text:p>6.28539361054709</text:p>
          </table:table-cell>
        </table:table-row>
        <table:table-row table:style-name="ro1">
          <table:table-cell office:value-type="string" calcext:value-type="string">
            <text:p>bandini angelo maria 17261803</text:p>
          </table:table-cell>
          <table:table-cell office:value-type="string" calcext:value-type="string">
            <text:p>poliziano angelo 14541494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8.1481481481481" calcext:value-type="float">
            <text:p>48.1481481481481</text:p>
          </table:table-cell>
          <table:table-cell office:value-type="float" office:value="48.1481481481482" calcext:value-type="float">
            <text:p>48.1481481481482</text:p>
          </table:table-cell>
          <table:table-cell office:value-type="float" office:value="29.9366806246473" calcext:value-type="float">
            <text:p>29.9366806246473</text:p>
          </table:table-cell>
          <table:table-cell table:formula="of:=STDEV([.D243];[.E243])" office:value-type="float" office:value="36.6647960615247" calcext:value-type="float">
            <text:p>36.6647960615247</text:p>
          </table:table-cell>
          <table:table-cell table:formula="of:=STDEV([.D243];[.F243])" office:value-type="float" office:value="36.6647960615247" calcext:value-type="float">
            <text:p>36.6647960615247</text:p>
          </table:table-cell>
          <table:table-cell table:formula="of:=STDEV([.E243];[.F2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auro gaspero antonio</text:p>
          </table:table-cell>
          <table:table-cell office:value-type="string" calcext:value-type="string">
            <text:p>tesauro emanuele conte 15921675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8.1481481481481" calcext:value-type="float">
            <text:p>48.1481481481481</text:p>
          </table:table-cell>
          <table:table-cell office:value-type="float" office:value="48.1481481481482" calcext:value-type="float">
            <text:p>48.1481481481482</text:p>
          </table:table-cell>
          <table:table-cell office:value-type="float" office:value="29.9366806246473" calcext:value-type="float">
            <text:p>29.9366806246473</text:p>
          </table:table-cell>
          <table:table-cell table:formula="of:=STDEV([.D244];[.E244])" office:value-type="float" office:value="36.6647960615247" calcext:value-type="float">
            <text:p>36.6647960615247</text:p>
          </table:table-cell>
          <table:table-cell table:formula="of:=STDEV([.D244];[.F244])" office:value-type="float" office:value="36.6647960615247" calcext:value-type="float">
            <text:p>36.6647960615247</text:p>
          </table:table-cell>
          <table:table-cell table:formula="of:=STDEV([.E244];[.F2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res francisco de si</text:p>
          </table:table-cell>
          <table:table-cell office:value-type="string" calcext:value-type="string">
            <text:p>torresanus andreas de asula 14511529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1.7241379310345" calcext:value-type="float">
            <text:p>51.7241379310345</text:p>
          </table:table-cell>
          <table:table-cell office:value-type="float" office:value="44.8275862068966" calcext:value-type="float">
            <text:p>44.8275862068966</text:p>
          </table:table-cell>
          <table:table-cell office:value-type="float" office:value="30.0613720244184" calcext:value-type="float">
            <text:p>30.0613720244184</text:p>
          </table:table-cell>
          <table:table-cell table:formula="of:=STDEV([.D245];[.E245])" office:value-type="float" office:value="34.136189436592" calcext:value-type="float">
            <text:p>34.136189436592</text:p>
          </table:table-cell>
          <table:table-cell table:formula="of:=STDEV([.D245];[.F245])" office:value-type="float" office:value="39.0127879275337" calcext:value-type="float">
            <text:p>39.0127879275337</text:p>
          </table:table-cell>
          <table:table-cell table:formula="of:=STDEV([.E245];[.F245])" office:value-type="float" office:value="4.87659849094171" calcext:value-type="float">
            <text:p>4.87659849094171</text:p>
          </table:table-cell>
        </table:table-row>
        <table:table-row table:style-name="ro1">
          <table:table-cell office:value-type="string" calcext:value-type="string">
            <text:p>conti natale ca 1520ca 1580</text:p>
          </table:table-cell>
          <table:table-cell office:value-type="string" calcext:value-type="string">
            <text:p>di natale francesco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47.8260869565217" calcext:value-type="float">
            <text:p>47.8260869565217</text:p>
          </table:table-cell>
          <table:table-cell office:value-type="float" office:value="30.0725440892938" calcext:value-type="float">
            <text:p>30.0725440892938</text:p>
          </table:table-cell>
          <table:table-cell table:formula="of:=STDEV([.D246];[.E246])" office:value-type="float" office:value="36.7695526217005" calcext:value-type="float">
            <text:p>36.7695526217005</text:p>
          </table:table-cell>
          <table:table-cell table:formula="of:=STDEV([.D246];[.F246])" office:value-type="float" office:value="36.8925277140807" calcext:value-type="float">
            <text:p>36.8925277140807</text:p>
          </table:table-cell>
          <table:table-cell table:formula="of:=STDEV([.E246];[.F246])" office:value-type="float" office:value="0.122975092380267" calcext:value-type="float">
            <text:p>0.122975092380267</text:p>
          </table:table-cell>
        </table:table-row>
        <table:table-row table:style-name="ro1">
          <table:table-cell office:value-type="string" calcext:value-type="string">
            <text:p>baerland adriaan van</text:p>
          </table:table-cell>
          <table:table-cell office:value-type="string" calcext:value-type="string">
            <text:p>baerle caspar van 15841648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7.8260869565217" calcext:value-type="float">
            <text:p>47.8260869565217</text:p>
          </table:table-cell>
          <table:table-cell office:value-type="float" office:value="30.1226227403283" calcext:value-type="float">
            <text:p>30.1226227403283</text:p>
          </table:table-cell>
          <table:table-cell table:formula="of:=STDEV([.D247];[.E247])" office:value-type="float" office:value="36.8925277140807" calcext:value-type="float">
            <text:p>36.8925277140807</text:p>
          </table:table-cell>
          <table:table-cell table:formula="of:=STDEV([.D247];[.F247])" office:value-type="float" office:value="36.8925277140807" calcext:value-type="float">
            <text:p>36.8925277140807</text:p>
          </table:table-cell>
          <table:table-cell table:formula="of:=STDEV([.E247];[.F2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gel august</text:p>
          </table:table-cell>
          <table:table-cell office:value-type="string" calcext:value-type="string">
            <text:p>vogel theodor 18361912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8.8235294117647" calcext:value-type="float">
            <text:p>58.8235294117647</text:p>
          </table:table-cell>
          <table:table-cell office:value-type="float" office:value="41.1764705882353" calcext:value-type="float">
            <text:p>41.1764705882353</text:p>
          </table:table-cell>
          <table:table-cell office:value-type="float" office:value="30.1858908202758" calcext:value-type="float">
            <text:p>30.1858908202758</text:p>
          </table:table-cell>
          <table:table-cell table:formula="of:=STDEV([.D248];[.E248])" office:value-type="float" office:value="29.1161615782696" calcext:value-type="float">
            <text:p>29.1161615782696</text:p>
          </table:table-cell>
          <table:table-cell table:formula="of:=STDEV([.D248];[.F248])" office:value-type="float" office:value="41.5945165403852" calcext:value-type="float">
            <text:p>41.5945165403852</text:p>
          </table:table-cell>
          <table:table-cell table:formula="of:=STDEV([.E248];[.F248])" office:value-type="float" office:value="12.4783549621155" calcext:value-type="float">
            <text:p>12.4783549621155</text:p>
          </table:table-cell>
        </table:table-row>
        <table:table-row table:style-name="ro1">
          <table:table-cell office:value-type="string" calcext:value-type="string">
            <text:p>hahn heinrich 16051668</text:p>
          </table:table-cell>
          <table:table-cell office:value-type="string" calcext:value-type="string">
            <text:p>hahn wiktor 18711959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7.6190476190476" calcext:value-type="float">
            <text:p>47.6190476190476</text:p>
          </table:table-cell>
          <table:table-cell office:value-type="float" office:value="47.6190476190476" calcext:value-type="float">
            <text:p>47.6190476190476</text:p>
          </table:table-cell>
          <table:table-cell office:value-type="float" office:value="30.2421569575518" calcext:value-type="float">
            <text:p>30.2421569575518</text:p>
          </table:table-cell>
          <table:table-cell table:formula="of:=STDEV([.D249];[.E249])" office:value-type="float" office:value="37.0389266335811" calcext:value-type="float">
            <text:p>37.0389266335811</text:p>
          </table:table-cell>
          <table:table-cell table:formula="of:=STDEV([.D249];[.F249])" office:value-type="float" office:value="37.0389266335811" calcext:value-type="float">
            <text:p>37.0389266335811</text:p>
          </table:table-cell>
          <table:table-cell table:formula="of:=STDEV([.E249];[.F2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eli alessandro degli 1620</text:p>
          </table:table-cell>
          <table:table-cell office:value-type="string" calcext:value-type="string">
            <text:p>angeli pietro 15171596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30.2875111776015" calcext:value-type="float">
            <text:p>30.2875111776015</text:p>
          </table:table-cell>
          <table:table-cell table:formula="of:=STDEV([.D250];[.E250])" office:value-type="float" office:value="33.9411254969543" calcext:value-type="float">
            <text:p>33.9411254969543</text:p>
          </table:table-cell>
          <table:table-cell table:formula="of:=STDEV([.D250];[.F250])" office:value-type="float" office:value="39.5979797464467" calcext:value-type="float">
            <text:p>39.5979797464467</text:p>
          </table:table-cell>
          <table:table-cell table:formula="of:=STDEV([.E250];[.F250])" office:value-type="float" office:value="5.65685424949239" calcext:value-type="float">
            <text:p>5.65685424949239</text:p>
          </table:table-cell>
        </table:table-row>
        <table:table-row table:style-name="ro1">
          <table:table-cell office:value-type="string" calcext:value-type="string">
            <text:p>weber friedrich august</text:p>
          </table:table-cell>
          <table:table-cell office:value-type="string" calcext:value-type="string">
            <text:p>weber ernst 1873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7.6190476190476" calcext:value-type="float">
            <text:p>47.6190476190476</text:p>
          </table:table-cell>
          <table:table-cell office:value-type="float" office:value="47.3684210526316" calcext:value-type="float">
            <text:p>47.3684210526316</text:p>
          </table:table-cell>
          <table:table-cell office:value-type="float" office:value="30.31476562256" calcext:value-type="float">
            <text:p>30.31476562256</text:p>
          </table:table-cell>
          <table:table-cell table:formula="of:=STDEV([.D251];[.E251])" office:value-type="float" office:value="37.0389266335811" calcext:value-type="float">
            <text:p>37.0389266335811</text:p>
          </table:table-cell>
          <table:table-cell table:formula="of:=STDEV([.D251];[.F251])" office:value-type="float" office:value="37.2161463782393" calcext:value-type="float">
            <text:p>37.2161463782393</text:p>
          </table:table-cell>
          <table:table-cell table:formula="of:=STDEV([.E251];[.F251])" office:value-type="float" office:value="0.177219744658281" calcext:value-type="float">
            <text:p>0.177219744658281</text:p>
          </table:table-cell>
        </table:table-row>
        <table:table-row table:style-name="ro1">
          <table:table-cell office:value-type="string" calcext:value-type="string">
            <text:p>dubois de le boe francois 16141665</text:p>
          </table:table-cell>
          <table:table-cell office:value-type="string" calcext:value-type="string">
            <text:p>dubois philippe approximately 16361703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7.2222222222222" calcext:value-type="float">
            <text:p>47.2222222222222</text:p>
          </table:table-cell>
          <table:table-cell office:value-type="float" office:value="30.4712642072303" calcext:value-type="float">
            <text:p>30.4712642072303</text:p>
          </table:table-cell>
          <table:table-cell table:formula="of:=STDEV([.D252];[.E252])" office:value-type="float" office:value="37.3195245626233" calcext:value-type="float">
            <text:p>37.3195245626233</text:p>
          </table:table-cell>
          <table:table-cell table:formula="of:=STDEV([.D252];[.F252])" office:value-type="float" office:value="37.3195245626233" calcext:value-type="float">
            <text:p>37.3195245626233</text:p>
          </table:table-cell>
          <table:table-cell table:formula="of:=STDEV([.E252];[.F2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chez tomas 15501610</text:p>
          </table:table-cell>
          <table:table-cell office:value-type="string" calcext:value-type="string">
            <text:p>sanchez de las brozas francisco 15231601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4.8387096774194" calcext:value-type="float">
            <text:p>54.8387096774194</text:p>
          </table:table-cell>
          <table:table-cell office:value-type="float" office:value="41.9354838709677" calcext:value-type="float">
            <text:p>41.9354838709677</text:p>
          </table:table-cell>
          <table:table-cell office:value-type="float" office:value="30.4891330725975" calcext:value-type="float">
            <text:p>30.4891330725975</text:p>
          </table:table-cell>
          <table:table-cell table:formula="of:=STDEV([.D253];[.E253])" office:value-type="float" office:value="31.9338546342312" calcext:value-type="float">
            <text:p>31.9338546342312</text:p>
          </table:table-cell>
          <table:table-cell table:formula="of:=STDEV([.D253];[.F253])" office:value-type="float" office:value="41.0578131011544" calcext:value-type="float">
            <text:p>41.0578131011544</text:p>
          </table:table-cell>
          <table:table-cell table:formula="of:=STDEV([.E253];[.F253])" office:value-type="float" office:value="9.1239584669232" calcext:value-type="float">
            <text:p>9.1239584669232</text:p>
          </table:table-cell>
        </table:table-row>
        <table:table-row table:style-name="ro1">
          <table:table-cell office:value-type="string" calcext:value-type="string">
            <text:p>pius ix pope 17921878</text:p>
          </table:table-cell>
          <table:table-cell office:value-type="string" calcext:value-type="string">
            <text:p>gregory ix pope approximately 11701241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0.8474576271186" calcext:value-type="float">
            <text:p>50.8474576271186</text:p>
          </table:table-cell>
          <table:table-cell office:value-type="float" office:value="44.0677966101695" calcext:value-type="float">
            <text:p>44.0677966101695</text:p>
          </table:table-cell>
          <table:table-cell office:value-type="float" office:value="30.5241642016725" calcext:value-type="float">
            <text:p>30.5241642016725</text:p>
          </table:table-cell>
          <table:table-cell table:formula="of:=STDEV([.D254];[.E254])" office:value-type="float" office:value="34.7560960244235" calcext:value-type="float">
            <text:p>34.7560960244235</text:p>
          </table:table-cell>
          <table:table-cell table:formula="of:=STDEV([.D254];[.F254])" office:value-type="float" office:value="39.5500403036544" calcext:value-type="float">
            <text:p>39.5500403036544</text:p>
          </table:table-cell>
          <table:table-cell table:formula="of:=STDEV([.E254];[.F254])" office:value-type="float" office:value="4.79394427923083" calcext:value-type="float">
            <text:p>4.79394427923083</text:p>
          </table:table-cell>
        </table:table-row>
        <table:table-row table:style-name="ro1">
          <table:table-cell office:value-type="string" calcext:value-type="string">
            <text:p>martin bernard 15741639</text:p>
          </table:table-cell>
          <table:table-cell office:value-type="string" calcext:value-type="string">
            <text:p>andreas bernard active 1500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.5505046330389" calcext:value-type="float">
            <text:p>30.5505046330389</text:p>
          </table:table-cell>
          <table:table-cell table:formula="of:=STDEV([.D255];[.E255])" office:value-type="float" office:value="28.2842712474619" calcext:value-type="float">
            <text:p>28.2842712474619</text:p>
          </table:table-cell>
          <table:table-cell table:formula="of:=STDEV([.D255];[.F255])" office:value-type="float" office:value="42.4264068711929" calcext:value-type="float">
            <text:p>42.4264068711929</text:p>
          </table:table-cell>
          <table:table-cell table:formula="of:=STDEV([.E255];[.F255])" office:value-type="float" office:value="14.142135623731" calcext:value-type="float">
            <text:p>14.142135623731</text:p>
          </table:table-cell>
        </table:table-row>
        <table:table-row table:style-name="ro1">
          <table:table-cell office:value-type="string" calcext:value-type="string">
            <text:p>franchis francesco de</text:p>
          </table:table-cell>
          <table:table-cell office:value-type="string" calcext:value-type="string">
            <text:p>franchi de cavalieri pius 18691960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0.9090909090909" calcext:value-type="float">
            <text:p>50.9090909090909</text:p>
          </table:table-cell>
          <table:table-cell office:value-type="float" office:value="43.6363636363636" calcext:value-type="float">
            <text:p>43.6363636363636</text:p>
          </table:table-cell>
          <table:table-cell office:value-type="float" office:value="30.6585208968285" calcext:value-type="float">
            <text:p>30.6585208968285</text:p>
          </table:table-cell>
          <table:table-cell table:formula="of:=STDEV([.D256];[.E256])" office:value-type="float" office:value="34.7125147127942" calcext:value-type="float">
            <text:p>34.7125147127942</text:p>
          </table:table-cell>
          <table:table-cell table:formula="of:=STDEV([.D256];[.F256])" office:value-type="float" office:value="39.85510948506" calcext:value-type="float">
            <text:p>39.85510948506</text:p>
          </table:table-cell>
          <table:table-cell table:formula="of:=STDEV([.E256];[.F256])" office:value-type="float" office:value="5.1425947722658" calcext:value-type="float">
            <text:p>5.1425947722658</text:p>
          </table:table-cell>
        </table:table-row>
        <table:table-row table:style-name="ro1">
          <table:table-cell office:value-type="string" calcext:value-type="string">
            <text:p>upton nicholas 14001457</text:p>
          </table:table-cell>
          <table:table-cell office:value-type="string" calcext:value-type="string">
            <text:p>upton edward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8.8235294117647" calcext:value-type="float">
            <text:p>58.8235294117647</text:p>
          </table:table-cell>
          <table:table-cell office:value-type="float" office:value="40" calcext:value-type="float">
            <text:p>40</text:p>
          </table:table-cell>
          <table:table-cell office:value-type="float" office:value="30.6861178972386" calcext:value-type="float">
            <text:p>30.6861178972386</text:p>
          </table:table-cell>
          <table:table-cell table:formula="of:=STDEV([.D257];[.E257])" office:value-type="float" office:value="29.1161615782696" calcext:value-type="float">
            <text:p>29.1161615782696</text:p>
          </table:table-cell>
          <table:table-cell table:formula="of:=STDEV([.D257];[.F257])" office:value-type="float" office:value="42.4264068711929" calcext:value-type="float">
            <text:p>42.4264068711929</text:p>
          </table:table-cell>
          <table:table-cell table:formula="of:=STDEV([.E257];[.F257])" office:value-type="float" office:value="13.3102452929232" calcext:value-type="float">
            <text:p>13.3102452929232</text:p>
          </table:table-cell>
        </table:table-row>
        <table:table-row table:style-name="ro1">
          <table:table-cell office:value-type="string" calcext:value-type="string">
            <text:p>alpini prosper 15531617</text:p>
          </table:table-cell>
          <table:table-cell office:value-type="string" calcext:value-type="string">
            <text:p>prosper of aquitaine saint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8.9795918367347" calcext:value-type="float">
            <text:p>48.9795918367347</text:p>
          </table:table-cell>
          <table:table-cell office:value-type="float" office:value="44.8979591836735" calcext:value-type="float">
            <text:p>44.8979591836735</text:p>
          </table:table-cell>
          <table:table-cell office:value-type="float" office:value="30.7028138677463" calcext:value-type="float">
            <text:p>30.7028138677463</text:p>
          </table:table-cell>
          <table:table-cell table:formula="of:=STDEV([.D258];[.E258])" office:value-type="float" office:value="36.0768765911504" calcext:value-type="float">
            <text:p>36.0768765911504</text:p>
          </table:table-cell>
          <table:table-cell table:formula="of:=STDEV([.D258];[.F258])" office:value-type="float" office:value="38.9630267184424" calcext:value-type="float">
            <text:p>38.9630267184424</text:p>
          </table:table-cell>
          <table:table-cell table:formula="of:=STDEV([.E258];[.F258])" office:value-type="float" office:value="2.88615012729202" calcext:value-type="float">
            <text:p>2.88615012729202</text:p>
          </table:table-cell>
        </table:table-row>
        <table:table-row table:style-name="ro1">
          <table:table-cell office:value-type="string" calcext:value-type="string">
            <text:p>jones william sir 17461794</text:p>
          </table:table-cell>
          <table:table-cell office:value-type="string" calcext:value-type="string">
            <text:p>jones thomas 18101875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6.8085106382979" calcext:value-type="float">
            <text:p>46.8085106382979</text:p>
          </table:table-cell>
          <table:table-cell office:value-type="float" office:value="30.7101207015758" calcext:value-type="float">
            <text:p>30.7101207015758</text:p>
          </table:table-cell>
          <table:table-cell table:formula="of:=STDEV([.D259];[.E259])" office:value-type="float" office:value="37.6120628290717" calcext:value-type="float">
            <text:p>37.6120628290717</text:p>
          </table:table-cell>
          <table:table-cell table:formula="of:=STDEV([.D259];[.F259])" office:value-type="float" office:value="37.6120628290717" calcext:value-type="float">
            <text:p>37.6120628290717</text:p>
          </table:table-cell>
          <table:table-cell table:formula="of:=STDEV([.E259];[.F2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erenz carl</text:p>
          </table:table-cell>
          <table:table-cell office:value-type="string" calcext:value-type="string">
            <text:p>hosius carl 18661937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3.75" calcext:value-type="float">
            <text:p>43.75</text:p>
          </table:table-cell>
          <table:table-cell office:value-type="float" office:value="30.8305178894765" calcext:value-type="float">
            <text:p>30.8305178894765</text:p>
          </table:table-cell>
          <table:table-cell table:formula="of:=STDEV([.D260];[.E260])" office:value-type="float" office:value="35.3553390593274" calcext:value-type="float">
            <text:p>35.3553390593274</text:p>
          </table:table-cell>
          <table:table-cell table:formula="of:=STDEV([.D260];[.F260])" office:value-type="float" office:value="39.7747564417433" calcext:value-type="float">
            <text:p>39.7747564417433</text:p>
          </table:table-cell>
          <table:table-cell table:formula="of:=STDEV([.E260];[.F260])" office:value-type="float" office:value="4.41941738241592" calcext:value-type="float">
            <text:p>4.41941738241592</text:p>
          </table:table-cell>
        </table:table-row>
        <table:table-row table:style-name="ro1">
          <table:table-cell office:value-type="string" calcext:value-type="string">
            <text:p>faber gregorius fl 1552</text:p>
          </table:table-cell>
          <table:table-cell office:value-type="string" calcext:value-type="string">
            <text:p>faber ulrich rhaetus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6.5116279069767" calcext:value-type="float">
            <text:p>46.5116279069767</text:p>
          </table:table-cell>
          <table:table-cell office:value-type="float" office:value="46.5116279069768" calcext:value-type="float">
            <text:p>46.5116279069768</text:p>
          </table:table-cell>
          <table:table-cell office:value-type="float" office:value="30.8815260264218" calcext:value-type="float">
            <text:p>30.8815260264218</text:p>
          </table:table-cell>
          <table:table-cell table:formula="of:=STDEV([.D261];[.E261])" office:value-type="float" office:value="37.821990621606" calcext:value-type="float">
            <text:p>37.821990621606</text:p>
          </table:table-cell>
          <table:table-cell table:formula="of:=STDEV([.D261];[.F261])" office:value-type="float" office:value="37.821990621606" calcext:value-type="float">
            <text:p>37.821990621606</text:p>
          </table:table-cell>
          <table:table-cell table:formula="of:=STDEV([.E261];[.F2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ck joannes baptista 16961765</text:p>
          </table:table-cell>
          <table:table-cell office:value-type="string" calcext:value-type="string">
            <text:p>planck heinrich 17851831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6.4285714285714" calcext:value-type="float">
            <text:p>46.4285714285714</text:p>
          </table:table-cell>
          <table:table-cell office:value-type="float" office:value="30.9294787065871" calcext:value-type="float">
            <text:p>30.9294787065871</text:p>
          </table:table-cell>
          <table:table-cell table:formula="of:=STDEV([.D262];[.E262])" office:value-type="float" office:value="37.8807204207079" calcext:value-type="float">
            <text:p>37.8807204207079</text:p>
          </table:table-cell>
          <table:table-cell table:formula="of:=STDEV([.D262];[.F262])" office:value-type="float" office:value="37.8807204207079" calcext:value-type="float">
            <text:p>37.8807204207079</text:p>
          </table:table-cell>
          <table:table-cell table:formula="of:=STDEV([.E262];[.F2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ffmann karl august julius 18121869</text:p>
          </table:table-cell>
          <table:table-cell office:value-type="string" calcext:value-type="string">
            <text:p>hoffmann christian gottfried 16921735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9.3150684931507" calcext:value-type="float">
            <text:p>49.3150684931507</text:p>
          </table:table-cell>
          <table:table-cell office:value-type="float" office:value="43.8356164383562" calcext:value-type="float">
            <text:p>43.8356164383562</text:p>
          </table:table-cell>
          <table:table-cell office:value-type="float" office:value="30.9661768642666" calcext:value-type="float">
            <text:p>30.9661768642666</text:p>
          </table:table-cell>
          <table:table-cell table:formula="of:=STDEV([.D263];[.E263])" office:value-type="float" office:value="35.8396587724688" calcext:value-type="float">
            <text:p>35.8396587724688</text:p>
          </table:table-cell>
          <table:table-cell table:formula="of:=STDEV([.D263];[.F263])" office:value-type="float" office:value="39.7142164776006" calcext:value-type="float">
            <text:p>39.7142164776006</text:p>
          </table:table-cell>
          <table:table-cell table:formula="of:=STDEV([.E263];[.F263])" office:value-type="float" office:value="3.87455770513177" calcext:value-type="float">
            <text:p>3.87455770513177</text:p>
          </table:table-cell>
        </table:table-row>
        <table:table-row table:style-name="ro1">
          <table:table-cell office:value-type="string" calcext:value-type="string">
            <text:p>guthling carl eduard</text:p>
          </table:table-cell>
          <table:table-cell office:value-type="string" calcext:value-type="string">
            <text:p>wolfflin eduard von 18311908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6.1538461538462" calcext:value-type="float">
            <text:p>46.1538461538462</text:p>
          </table:table-cell>
          <table:table-cell office:value-type="float" office:value="45.8333333333333" calcext:value-type="float">
            <text:p>45.8333333333333</text:p>
          </table:table-cell>
          <table:table-cell office:value-type="float" office:value="31.1810273250406" calcext:value-type="float">
            <text:p>31.1810273250406</text:p>
          </table:table-cell>
          <table:table-cell table:formula="of:=STDEV([.D264];[.E264])" office:value-type="float" office:value="38.0749805254295" calcext:value-type="float">
            <text:p>38.0749805254295</text:p>
          </table:table-cell>
          <table:table-cell table:formula="of:=STDEV([.D264];[.F264])" office:value-type="float" office:value="38.3016173142713" calcext:value-type="float">
            <text:p>38.3016173142713</text:p>
          </table:table-cell>
          <table:table-cell table:formula="of:=STDEV([.E264];[.F264])" office:value-type="float" office:value="0.22663678884184" calcext:value-type="float">
            <text:p>0.22663678884184</text:p>
          </table:table-cell>
        </table:table-row>
        <table:table-row table:style-name="ro1">
          <table:table-cell office:value-type="string" calcext:value-type="string">
            <text:p>morton richard 16351698</text:p>
          </table:table-cell>
          <table:table-cell office:value-type="string" calcext:value-type="string">
            <text:p>morton john 14201500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1.1627906976744" calcext:value-type="float">
            <text:p>51.1627906976744</text:p>
          </table:table-cell>
          <table:table-cell office:value-type="float" office:value="41.8604651162791" calcext:value-type="float">
            <text:p>41.8604651162791</text:p>
          </table:table-cell>
          <table:table-cell office:value-type="float" office:value="31.2298249278817" calcext:value-type="float">
            <text:p>31.2298249278817</text:p>
          </table:table-cell>
          <table:table-cell table:formula="of:=STDEV([.D265];[.E265])" office:value-type="float" office:value="34.5331218719012" calcext:value-type="float">
            <text:p>34.5331218719012</text:p>
          </table:table-cell>
          <table:table-cell table:formula="of:=STDEV([.D265];[.F265])" office:value-type="float" office:value="41.1108593713109" calcext:value-type="float">
            <text:p>41.1108593713109</text:p>
          </table:table-cell>
          <table:table-cell table:formula="of:=STDEV([.E265];[.F265])" office:value-type="float" office:value="6.57773749940975" calcext:value-type="float">
            <text:p>6.57773749940975</text:p>
          </table:table-cell>
        </table:table-row>
        <table:table-row table:style-name="ro1">
          <table:table-cell office:value-type="string" calcext:value-type="string">
            <text:p>kleine ottomar friedrich</text:p>
          </table:table-cell>
          <table:table-cell office:value-type="string" calcext:value-type="string">
            <text:p>gunther ottomar 18361891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5.8333333333333" calcext:value-type="float">
            <text:p>45.8333333333333</text:p>
          </table:table-cell>
          <table:table-cell office:value-type="float" office:value="31.2731395811047" calcext:value-type="float">
            <text:p>31.2731395811047</text:p>
          </table:table-cell>
          <table:table-cell table:formula="of:=STDEV([.D266];[.E266])" office:value-type="float" office:value="38.3016173142713" calcext:value-type="float">
            <text:p>38.3016173142713</text:p>
          </table:table-cell>
          <table:table-cell table:formula="of:=STDEV([.D266];[.F266])" office:value-type="float" office:value="38.3016173142713" calcext:value-type="float">
            <text:p>38.3016173142713</text:p>
          </table:table-cell>
          <table:table-cell table:formula="of:=STDEV([.E266];[.F2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ch johann jakob 1862</text:p>
          </table:table-cell>
          <table:table-cell office:value-type="string" calcext:value-type="string">
            <text:p>koch wilhelm daniel joseph 17711849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5.6140350877193" calcext:value-type="float">
            <text:p>45.6140350877193</text:p>
          </table:table-cell>
          <table:table-cell office:value-type="float" office:value="45.6140350877193" calcext:value-type="float">
            <text:p>45.6140350877193</text:p>
          </table:table-cell>
          <table:table-cell office:value-type="float" office:value="31.3997514822428" calcext:value-type="float">
            <text:p>31.3997514822428</text:p>
          </table:table-cell>
          <table:table-cell table:formula="of:=STDEV([.D267];[.E267])" office:value-type="float" office:value="38.4566845908473" calcext:value-type="float">
            <text:p>38.4566845908473</text:p>
          </table:table-cell>
          <table:table-cell table:formula="of:=STDEV([.D267];[.F267])" office:value-type="float" office:value="38.4566845908473" calcext:value-type="float">
            <text:p>38.4566845908473</text:p>
          </table:table-cell>
          <table:table-cell table:formula="of:=STDEV([.E267];[.F2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rke robert o cart</text:p>
          </table:table-cell>
          <table:table-cell office:value-type="string" calcext:value-type="string">
            <text:p>clarke john 16871734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6.1538461538462" calcext:value-type="float">
            <text:p>46.1538461538462</text:p>
          </table:table-cell>
          <table:table-cell office:value-type="float" office:value="45" calcext:value-type="float">
            <text:p>45</text:p>
          </table:table-cell>
          <table:table-cell office:value-type="float" office:value="31.4264740968779" calcext:value-type="float">
            <text:p>31.4264740968779</text:p>
          </table:table-cell>
          <table:table-cell table:formula="of:=STDEV([.D268];[.E268])" office:value-type="float" office:value="38.0749805254295" calcext:value-type="float">
            <text:p>38.0749805254295</text:p>
          </table:table-cell>
          <table:table-cell table:formula="of:=STDEV([.D268];[.F268])" office:value-type="float" office:value="38.8908729652601" calcext:value-type="float">
            <text:p>38.8908729652601</text:p>
          </table:table-cell>
          <table:table-cell table:formula="of:=STDEV([.E268];[.F268])" office:value-type="float" office:value="0.815892439830636" calcext:value-type="float">
            <text:p>0.815892439830636</text:p>
          </table:table-cell>
        </table:table-row>
        <table:table-row table:style-name="ro1">
          <table:table-cell office:value-type="string" calcext:value-type="string">
            <text:p>wolff h h</text:p>
          </table:table-cell>
          <table:table-cell office:value-type="string" calcext:value-type="string">
            <text:p>wolff christian freiherr von 16791754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39.1304347826087" calcext:value-type="float">
            <text:p>39.1304347826087</text:p>
          </table:table-cell>
          <table:table-cell office:value-type="float" office:value="31.4557307651502" calcext:value-type="float">
            <text:p>31.4557307651502</text:p>
          </table:table-cell>
          <table:table-cell table:formula="of:=STDEV([.D269];[.E269])" office:value-type="float" office:value="11.7851130197758" calcext:value-type="float">
            <text:p>11.7851130197758</text:p>
          </table:table-cell>
          <table:table-cell table:formula="of:=STDEV([.D269];[.F269])" office:value-type="float" office:value="43.0412823330942" calcext:value-type="float">
            <text:p>43.0412823330942</text:p>
          </table:table-cell>
          <table:table-cell table:formula="of:=STDEV([.E269];[.F269])" office:value-type="float" office:value="31.2561693133184" calcext:value-type="float">
            <text:p>31.2561693133184</text:p>
          </table:table-cell>
        </table:table-row>
        <table:table-row table:style-name="ro1">
          <table:table-cell office:value-type="string" calcext:value-type="string">
            <text:p>maffei raffaele 14511522</text:p>
          </table:table-cell>
          <table:table-cell office:value-type="string" calcext:value-type="string">
            <text:p>maffei giovanni pietro 15361603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7.2727272727273" calcext:value-type="float">
            <text:p>47.2727272727273</text:p>
          </table:table-cell>
          <table:table-cell office:value-type="float" office:value="43.6363636363636" calcext:value-type="float">
            <text:p>43.6363636363636</text:p>
          </table:table-cell>
          <table:table-cell office:value-type="float" office:value="31.5442755870863" calcext:value-type="float">
            <text:p>31.5442755870863</text:p>
          </table:table-cell>
          <table:table-cell table:formula="of:=STDEV([.D270];[.E270])" office:value-type="float" office:value="37.2838120989271" calcext:value-type="float">
            <text:p>37.2838120989271</text:p>
          </table:table-cell>
          <table:table-cell table:formula="of:=STDEV([.D270];[.F270])" office:value-type="float" office:value="39.85510948506" calcext:value-type="float">
            <text:p>39.85510948506</text:p>
          </table:table-cell>
          <table:table-cell table:formula="of:=STDEV([.E270];[.F270])" office:value-type="float" office:value="2.5712973861329" calcext:value-type="float">
            <text:p>2.5712973861329</text:p>
          </table:table-cell>
        </table:table-row>
        <table:table-row table:style-name="ro1">
          <table:table-cell office:value-type="string" calcext:value-type="string">
            <text:p>grynaeus simon 14931541</text:p>
          </table:table-cell>
          <table:table-cell office:value-type="string" calcext:value-type="string">
            <text:p>aurea capra simon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5.4545454545455" calcext:value-type="float">
            <text:p>45.4545454545455</text:p>
          </table:table-cell>
          <table:table-cell office:value-type="float" office:value="45" calcext:value-type="float">
            <text:p>45</text:p>
          </table:table-cell>
          <table:table-cell office:value-type="float" office:value="31.6238655215237" calcext:value-type="float">
            <text:p>31.6238655215237</text:p>
          </table:table-cell>
          <table:table-cell table:formula="of:=STDEV([.D271];[.E271])" office:value-type="float" office:value="38.5694607919935" calcext:value-type="float">
            <text:p>38.5694607919935</text:p>
          </table:table-cell>
          <table:table-cell table:formula="of:=STDEV([.D271];[.F271])" office:value-type="float" office:value="38.8908729652601" calcext:value-type="float">
            <text:p>38.8908729652601</text:p>
          </table:table-cell>
          <table:table-cell table:formula="of:=STDEV([.E271];[.F271])" office:value-type="float" office:value="0.321412173266617" calcext:value-type="float">
            <text:p>0.321412173266617</text:p>
          </table:table-cell>
        </table:table-row>
        <table:table-row table:style-name="ro1">
          <table:table-cell office:value-type="string" calcext:value-type="string">
            <text:p>joubert laurent</text:p>
          </table:table-cell>
          <table:table-cell office:value-type="string" calcext:value-type="string">
            <text:p>laurent mh mariehyacinthe 19061968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3.6363636363636" calcext:value-type="float">
            <text:p>63.6363636363636</text:p>
          </table:table-cell>
          <table:table-cell office:value-type="float" office:value="36.734693877551" calcext:value-type="float">
            <text:p>36.734693877551</text:p>
          </table:table-cell>
          <table:table-cell office:value-type="float" office:value="31.7503617936504" calcext:value-type="float">
            <text:p>31.7503617936504</text:p>
          </table:table-cell>
          <table:table-cell table:formula="of:=STDEV([.D272];[.E272])" office:value-type="float" office:value="25.712973861329" calcext:value-type="float">
            <text:p>25.712973861329</text:p>
          </table:table-cell>
          <table:table-cell table:formula="of:=STDEV([.D272];[.F272])" office:value-type="float" office:value="44.7353269730265" calcext:value-type="float">
            <text:p>44.7353269730265</text:p>
          </table:table-cell>
          <table:table-cell table:formula="of:=STDEV([.E272];[.F272])" office:value-type="float" office:value="19.0223531116975" calcext:value-type="float">
            <text:p>19.0223531116975</text:p>
          </table:table-cell>
        </table:table-row>
        <table:table-row table:style-name="ro1">
          <table:table-cell office:value-type="string" calcext:value-type="string">
            <text:p>gaebel georg</text:p>
          </table:table-cell>
          <table:table-cell office:value-type="string" calcext:value-type="string">
            <text:p>goetz georg 18491932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8.8235294117647" calcext:value-type="float">
            <text:p>58.8235294117647</text:p>
          </table:table-cell>
          <table:table-cell office:value-type="float" office:value="37.5" calcext:value-type="float">
            <text:p>37.5</text:p>
          </table:table-cell>
          <table:table-cell office:value-type="float" office:value="31.771173088924" calcext:value-type="float">
            <text:p>31.771173088924</text:p>
          </table:table-cell>
          <table:table-cell table:formula="of:=STDEV([.D273];[.E273])" office:value-type="float" office:value="29.1161615782696" calcext:value-type="float">
            <text:p>29.1161615782696</text:p>
          </table:table-cell>
          <table:table-cell table:formula="of:=STDEV([.D273];[.F273])" office:value-type="float" office:value="44.1941738241592" calcext:value-type="float">
            <text:p>44.1941738241592</text:p>
          </table:table-cell>
          <table:table-cell table:formula="of:=STDEV([.E273];[.F273])" office:value-type="float" office:value="15.0780122458896" calcext:value-type="float">
            <text:p>15.0780122458896</text:p>
          </table:table-cell>
        </table:table-row>
        <table:table-row table:style-name="ro1">
          <table:table-cell office:value-type="string" calcext:value-type="string">
            <text:p>durand barthelemy dantibes ofm</text:p>
          </table:table-cell>
          <table:table-cell office:value-type="string" calcext:value-type="string">
            <text:p>durand guillaume approximately 12301296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6.3768115942029" calcext:value-type="float">
            <text:p>46.3768115942029</text:p>
          </table:table-cell>
          <table:table-cell office:value-type="float" office:value="43.4782608695652" calcext:value-type="float">
            <text:p>43.4782608695652</text:p>
          </table:table-cell>
          <table:table-cell office:value-type="float" office:value="31.8291138358051" calcext:value-type="float">
            <text:p>31.8291138358051</text:p>
          </table:table-cell>
          <table:table-cell table:formula="of:=STDEV([.D274];[.E274])" office:value-type="float" office:value="37.917320150583" calcext:value-type="float">
            <text:p>37.917320150583</text:p>
          </table:table-cell>
          <table:table-cell table:formula="of:=STDEV([.D274];[.F274])" office:value-type="float" office:value="39.9669050235875" calcext:value-type="float">
            <text:p>39.9669050235875</text:p>
          </table:table-cell>
          <table:table-cell table:formula="of:=STDEV([.E274];[.F274])" office:value-type="float" office:value="2.04958487300448" calcext:value-type="float">
            <text:p>2.04958487300448</text:p>
          </table:table-cell>
        </table:table-row>
        <table:table-row table:style-name="ro1">
          <table:table-cell office:value-type="string" calcext:value-type="string">
            <text:p>vives jeronimo op</text:p>
          </table:table-cell>
          <table:table-cell office:value-type="string" calcext:value-type="string">
            <text:p>vives juan luis 14921540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5.4545454545455" calcext:value-type="float">
            <text:p>45.4545454545455</text:p>
          </table:table-cell>
          <table:table-cell office:value-type="float" office:value="43.9024390243902" calcext:value-type="float">
            <text:p>43.9024390243902</text:p>
          </table:table-cell>
          <table:table-cell office:value-type="float" office:value="31.9493140076409" calcext:value-type="float">
            <text:p>31.9493140076409</text:p>
          </table:table-cell>
          <table:table-cell table:formula="of:=STDEV([.D275];[.E275])" office:value-type="float" office:value="38.5694607919935" calcext:value-type="float">
            <text:p>38.5694607919935</text:p>
          </table:table-cell>
          <table:table-cell table:formula="of:=STDEV([.D275];[.F275])" office:value-type="float" office:value="39.6669657738795" calcext:value-type="float">
            <text:p>39.6669657738795</text:p>
          </table:table-cell>
          <table:table-cell table:formula="of:=STDEV([.E275];[.F275])" office:value-type="float" office:value="1.097504981886" calcext:value-type="float">
            <text:p>1.097504981886</text:p>
          </table:table-cell>
        </table:table-row>
        <table:table-row table:style-name="ro1">
          <table:table-cell office:value-type="string" calcext:value-type="string">
            <text:p>adam ludwig</text:p>
          </table:table-cell>
          <table:table-cell office:value-type="string" calcext:value-type="string">
            <text:p>adam von bremen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38.4615384615385" calcext:value-type="float">
            <text:p>38.4615384615385</text:p>
          </table:table-cell>
          <table:table-cell office:value-type="float" office:value="32.1090078456893" calcext:value-type="float">
            <text:p>32.1090078456893</text:p>
          </table:table-cell>
          <table:table-cell table:formula="of:=STDEV([.D276];[.E276])" office:value-type="float" office:value="32.9983164553722" calcext:value-type="float">
            <text:p>32.9983164553722</text:p>
          </table:table-cell>
          <table:table-cell table:formula="of:=STDEV([.D276];[.F276])" office:value-type="float" office:value="43.5142634576337" calcext:value-type="float">
            <text:p>43.5142634576337</text:p>
          </table:table-cell>
          <table:table-cell table:formula="of:=STDEV([.E276];[.F276])" office:value-type="float" office:value="10.5159470022615" calcext:value-type="float">
            <text:p>10.5159470022615</text:p>
          </table:table-cell>
        </table:table-row>
        <table:table-row table:style-name="ro1">
          <table:table-cell office:value-type="string" calcext:value-type="string">
            <text:p>hahn august 17921863</text:p>
          </table:table-cell>
          <table:table-cell office:value-type="string" calcext:value-type="string">
            <text:p>hahn wiktor 18711959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2.1455025366432" calcext:value-type="float">
            <text:p>32.1455025366432</text:p>
          </table:table-cell>
          <table:table-cell table:formula="of:=STDEV([.D277];[.E277])" office:value-type="float" office:value="35.3553390593274" calcext:value-type="float">
            <text:p>35.3553390593274</text:p>
          </table:table-cell>
          <table:table-cell table:formula="of:=STDEV([.D277];[.F277])" office:value-type="float" office:value="42.4264068711929" calcext:value-type="float">
            <text:p>42.4264068711929</text:p>
          </table:table-cell>
          <table:table-cell table:formula="of:=STDEV([.E277];[.F277])"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christ johann friedrich 17001756</text:p>
          </table:table-cell>
          <table:table-cell office:value-type="string" calcext:value-type="string">
            <text:p>christ wilhelm von 18311906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4.0677966101695" calcext:value-type="float">
            <text:p>44.0677966101695</text:p>
          </table:table-cell>
          <table:table-cell office:value-type="float" office:value="32.2924726834875" calcext:value-type="float">
            <text:p>32.2924726834875</text:p>
          </table:table-cell>
          <table:table-cell table:formula="of:=STDEV([.D278];[.E278])" office:value-type="float" office:value="39.5500403036544" calcext:value-type="float">
            <text:p>39.5500403036544</text:p>
          </table:table-cell>
          <table:table-cell table:formula="of:=STDEV([.D278];[.F278])" office:value-type="float" office:value="39.5500403036544" calcext:value-type="float">
            <text:p>39.5500403036544</text:p>
          </table:table-cell>
          <table:table-cell table:formula="of:=STDEV([.E278];[.F2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ch ernst 1899</text:p>
          </table:table-cell>
          <table:table-cell office:value-type="string" calcext:value-type="string">
            <text:p>koch wilhelm daniel joseph 17711849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44" calcext:value-type="float">
            <text:p>44</text:p>
          </table:table-cell>
          <table:table-cell office:value-type="float" office:value="32.331615074619" calcext:value-type="float">
            <text:p>32.331615074619</text:p>
          </table:table-cell>
          <table:table-cell table:formula="of:=STDEV([.D279];[.E279])" office:value-type="float" office:value="39.5979797464467" calcext:value-type="float">
            <text:p>39.5979797464467</text:p>
          </table:table-cell>
          <table:table-cell table:formula="of:=STDEV([.D279];[.F279])" office:value-type="float" office:value="39.5979797464467" calcext:value-type="float">
            <text:p>39.5979797464467</text:p>
          </table:table-cell>
          <table:table-cell table:formula="of:=STDEV([.E279];[.F2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nzalez y diaz tunon ceferino 18311894</text:p>
          </table:table-cell>
          <table:table-cell office:value-type="string" calcext:value-type="string">
            <text:p>gonzalez tellez manuel 1649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5.7142857142857" calcext:value-type="float">
            <text:p>45.7142857142857</text:p>
          </table:table-cell>
          <table:table-cell office:value-type="float" office:value="42.4242424242424" calcext:value-type="float">
            <text:p>42.4242424242424</text:p>
          </table:table-cell>
          <table:table-cell office:value-type="float" office:value="32.3334991940324" calcext:value-type="float">
            <text:p>32.3334991940324</text:p>
          </table:table-cell>
          <table:table-cell table:formula="of:=STDEV([.D280];[.E280])" office:value-type="float" office:value="38.385796692984" calcext:value-type="float">
            <text:p>38.385796692984</text:p>
          </table:table-cell>
          <table:table-cell table:formula="of:=STDEV([.D280];[.F280])" office:value-type="float" office:value="40.7122086137709" calcext:value-type="float">
            <text:p>40.7122086137709</text:p>
          </table:table-cell>
          <table:table-cell table:formula="of:=STDEV([.E280];[.F280])" office:value-type="float" office:value="2.32641192078691" calcext:value-type="float">
            <text:p>2.32641192078691</text:p>
          </table:table-cell>
        </table:table-row>
        <table:table-row table:style-name="ro1">
          <table:table-cell office:value-type="string" calcext:value-type="string">
            <text:p>hagen guillaume van der</text:p>
          </table:table-cell>
          <table:table-cell office:value-type="string" calcext:value-type="string">
            <text:p>hagen hermann 18441898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8.8888888888889" calcext:value-type="float">
            <text:p>48.8888888888889</text:p>
          </table:table-cell>
          <table:table-cell office:value-type="float" office:value="40" calcext:value-type="float">
            <text:p>40</text:p>
          </table:table-cell>
          <table:table-cell office:value-type="float" office:value="32.3814711028065" calcext:value-type="float">
            <text:p>32.3814711028065</text:p>
          </table:table-cell>
          <table:table-cell table:formula="of:=STDEV([.D281];[.E281])" office:value-type="float" office:value="36.1410132606458" calcext:value-type="float">
            <text:p>36.1410132606458</text:p>
          </table:table-cell>
          <table:table-cell table:formula="of:=STDEV([.D281];[.F281])" office:value-type="float" office:value="42.4264068711929" calcext:value-type="float">
            <text:p>42.4264068711929</text:p>
          </table:table-cell>
          <table:table-cell table:formula="of:=STDEV([.E281];[.F281])" office:value-type="float" office:value="6.28539361054709" calcext:value-type="float">
            <text:p>6.28539361054709</text:p>
          </table:table-cell>
        </table:table-row>
        <table:table-row table:style-name="ro1">
          <table:table-cell office:value-type="string" calcext:value-type="string">
            <text:p>sisto da siena op</text:p>
          </table:table-cell>
          <table:table-cell office:value-type="string" calcext:value-type="string">
            <text:p>bernardino da siena saint 13801444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35.2941176470588" calcext:value-type="float">
            <text:p>35.2941176470588</text:p>
          </table:table-cell>
          <table:table-cell office:value-type="float" office:value="32.4213892688494" calcext:value-type="float">
            <text:p>32.4213892688494</text:p>
          </table:table-cell>
          <table:table-cell table:formula="of:=STDEV([.D282];[.E282])" office:value-type="float" office:value="25.4558441227157" calcext:value-type="float">
            <text:p>25.4558441227157</text:p>
          </table:table-cell>
          <table:table-cell table:formula="of:=STDEV([.D282];[.F282])" office:value-type="float" office:value="45.7539681944237" calcext:value-type="float">
            <text:p>45.7539681944237</text:p>
          </table:table-cell>
          <table:table-cell table:formula="of:=STDEV([.E282];[.F282])" office:value-type="float" office:value="20.298124071708" calcext:value-type="float">
            <text:p>20.298124071708</text:p>
          </table:table-cell>
        </table:table-row>
        <table:table-row table:style-name="ro1">
          <table:table-cell office:value-type="string" calcext:value-type="string">
            <text:p>pisa francisco de 17181796</text:p>
          </table:table-cell>
          <table:table-cell office:value-type="string" calcext:value-type="string">
            <text:p>peter of pisa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7.0588235294118" calcext:value-type="float">
            <text:p>47.0588235294118</text:p>
          </table:table-cell>
          <table:table-cell office:value-type="float" office:value="41.025641025641" calcext:value-type="float">
            <text:p>41.025641025641</text:p>
          </table:table-cell>
          <table:table-cell office:value-type="float" office:value="32.4477592283615" calcext:value-type="float">
            <text:p>32.4477592283615</text:p>
          </table:table-cell>
          <table:table-cell table:formula="of:=STDEV([.D283];[.E283])" office:value-type="float" office:value="37.4350648863466" calcext:value-type="float">
            <text:p>37.4350648863466</text:p>
          </table:table-cell>
          <table:table-cell table:formula="of:=STDEV([.D283];[.F283])" office:value-type="float" office:value="41.701169146899" calcext:value-type="float">
            <text:p>41.701169146899</text:p>
          </table:table-cell>
          <table:table-cell table:formula="of:=STDEV([.E283];[.F283])" office:value-type="float" office:value="4.26610426055233" calcext:value-type="float">
            <text:p>4.26610426055233</text:p>
          </table:table-cell>
        </table:table-row>
        <table:table-row table:style-name="ro1">
          <table:table-cell office:value-type="string" calcext:value-type="string">
            <text:p>miguel de san agustin oc</text:p>
          </table:table-cell>
          <table:table-cell office:value-type="string" calcext:value-type="string">
            <text:p>agustin antonio 15171586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5.8333333333333" calcext:value-type="float">
            <text:p>45.8333333333333</text:p>
          </table:table-cell>
          <table:table-cell office:value-type="float" office:value="41.6666666666667" calcext:value-type="float">
            <text:p>41.6666666666667</text:p>
          </table:table-cell>
          <table:table-cell office:value-type="float" office:value="32.5427069829444" calcext:value-type="float">
            <text:p>32.5427069829444</text:p>
          </table:table-cell>
          <table:table-cell table:formula="of:=STDEV([.D284];[.E284])" office:value-type="float" office:value="38.3016173142713" calcext:value-type="float">
            <text:p>38.3016173142713</text:p>
          </table:table-cell>
          <table:table-cell table:formula="of:=STDEV([.D284];[.F284])" office:value-type="float" office:value="41.2478955692153" calcext:value-type="float">
            <text:p>41.2478955692153</text:p>
          </table:table-cell>
          <table:table-cell table:formula="of:=STDEV([.E284];[.F284])" office:value-type="float" office:value="2.94627825494395" calcext:value-type="float">
            <text:p>2.94627825494395</text:p>
          </table:table-cell>
        </table:table-row>
        <table:table-row table:style-name="ro1">
          <table:table-cell office:value-type="string" calcext:value-type="string">
            <text:p>bruno magdeburgensis active 1084</text:p>
          </table:table-cell>
          <table:table-cell office:value-type="string" calcext:value-type="string">
            <text:p>bruno saint bishop of wurzburg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5.1612903225807" calcext:value-type="float">
            <text:p>45.1612903225807</text:p>
          </table:table-cell>
          <table:table-cell office:value-type="float" office:value="41.9354838709677" calcext:value-type="float">
            <text:p>41.9354838709677</text:p>
          </table:table-cell>
          <table:table-cell office:value-type="float" office:value="32.6322385064377" calcext:value-type="float">
            <text:p>32.6322385064377</text:p>
          </table:table-cell>
          <table:table-cell table:formula="of:=STDEV([.D285];[.E285])" office:value-type="float" office:value="38.7768234844236" calcext:value-type="float">
            <text:p>38.7768234844236</text:p>
          </table:table-cell>
          <table:table-cell table:formula="of:=STDEV([.D285];[.F285])" office:value-type="float" office:value="41.0578131011544" calcext:value-type="float">
            <text:p>41.0578131011544</text:p>
          </table:table-cell>
          <table:table-cell table:formula="of:=STDEV([.E285];[.F285])" office:value-type="float" office:value="2.2809896167308" calcext:value-type="float">
            <text:p>2.2809896167308</text:p>
          </table:table-cell>
        </table:table-row>
        <table:table-row table:style-name="ro1">
          <table:table-cell office:value-type="string" calcext:value-type="string">
            <text:p>antonius augustus</text:p>
          </table:table-cell>
          <table:table-cell office:value-type="string" calcext:value-type="string">
            <text:p>antonius monk disciple of simeon stylites active 470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34.7826086956522" calcext:value-type="float">
            <text:p>34.7826086956522</text:p>
          </table:table-cell>
          <table:table-cell office:value-type="float" office:value="32.6674253734404" calcext:value-type="float">
            <text:p>32.6674253734404</text:p>
          </table:table-cell>
          <table:table-cell table:formula="of:=STDEV([.D286];[.E286])" office:value-type="float" office:value="25.4558441227157" calcext:value-type="float">
            <text:p>25.4558441227157</text:p>
          </table:table-cell>
          <table:table-cell table:formula="of:=STDEV([.D286];[.F286])" office:value-type="float" office:value="46.1156596426009" calcext:value-type="float">
            <text:p>46.1156596426009</text:p>
          </table:table-cell>
          <table:table-cell table:formula="of:=STDEV([.E286];[.F286])" office:value-type="float" office:value="20.6598155198852" calcext:value-type="float">
            <text:p>20.6598155198852</text:p>
          </table:table-cell>
        </table:table-row>
        <table:table-row table:style-name="ro1">
          <table:table-cell office:value-type="string" calcext:value-type="string">
            <text:p>de rada girolamo 18141903</text:p>
          </table:table-cell>
          <table:table-cell office:value-type="string" calcext:value-type="string">
            <text:p>jimenez de rada rodrigo approximately 11701247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7.887323943662" calcext:value-type="float">
            <text:p>47.887323943662</text:p>
          </table:table-cell>
          <table:table-cell office:value-type="float" office:value="39.4366197183099" calcext:value-type="float">
            <text:p>39.4366197183099</text:p>
          </table:table-cell>
          <table:table-cell office:value-type="float" office:value="32.8000722529738" calcext:value-type="float">
            <text:p>32.8000722529738</text:p>
          </table:table-cell>
          <table:table-cell table:formula="of:=STDEV([.D287];[.E287])" office:value-type="float" office:value="36.8492266252145" calcext:value-type="float">
            <text:p>36.8492266252145</text:p>
          </table:table-cell>
          <table:table-cell table:formula="of:=STDEV([.D287];[.F287])" office:value-type="float" office:value="42.8247768887627" calcext:value-type="float">
            <text:p>42.8247768887627</text:p>
          </table:table-cell>
          <table:table-cell table:formula="of:=STDEV([.E287];[.F287])" office:value-type="float" office:value="5.97555026354828" calcext:value-type="float">
            <text:p>5.97555026354828</text:p>
          </table:table-cell>
        </table:table-row>
        <table:table-row table:style-name="ro1">
          <table:table-cell office:value-type="string" calcext:value-type="string">
            <text:p>furbringer friederich paul 1886</text:p>
          </table:table-cell>
          <table:table-cell office:value-type="string" calcext:value-type="string">
            <text:p>kaiser paul 18521917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3.1372549019608" calcext:value-type="float">
            <text:p>43.1372549019608</text:p>
          </table:table-cell>
          <table:table-cell office:value-type="float" office:value="32.829721189214" calcext:value-type="float">
            <text:p>32.829721189214</text:p>
          </table:table-cell>
          <table:table-cell table:formula="of:=STDEV([.D288];[.E288])" office:value-type="float" office:value="40.2080326557056" calcext:value-type="float">
            <text:p>40.2080326557056</text:p>
          </table:table-cell>
          <table:table-cell table:formula="of:=STDEV([.D288];[.F288])" office:value-type="float" office:value="40.2080326557056" calcext:value-type="float">
            <text:p>40.2080326557056</text:p>
          </table:table-cell>
          <table:table-cell table:formula="of:=STDEV([.E288];[.F2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ula paulus 15581607</text:p>
          </table:table-cell>
          <table:table-cell office:value-type="string" calcext:value-type="string">
            <text:p>merula giorgio 1494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39.0243902439024" calcext:value-type="float">
            <text:p>39.0243902439024</text:p>
          </table:table-cell>
          <table:table-cell office:value-type="float" office:value="32.9205775456164" calcext:value-type="float">
            <text:p>32.9205775456164</text:p>
          </table:table-cell>
          <table:table-cell table:formula="of:=STDEV([.D289];[.E289])" office:value-type="float" office:value="36.7695526217005" calcext:value-type="float">
            <text:p>36.7695526217005</text:p>
          </table:table-cell>
          <table:table-cell table:formula="of:=STDEV([.D289];[.F289])" office:value-type="float" office:value="43.1162671455212" calcext:value-type="float">
            <text:p>43.1162671455212</text:p>
          </table:table-cell>
          <table:table-cell table:formula="of:=STDEV([.E289];[.F289])" office:value-type="float" office:value="6.34671452382072" calcext:value-type="float">
            <text:p>6.34671452382072</text:p>
          </table:table-cell>
        </table:table-row>
        <table:table-row table:style-name="ro1">
          <table:table-cell office:value-type="string" calcext:value-type="string">
            <text:p>meyer ernst h f 17911858</text:p>
          </table:table-cell>
          <table:table-cell office:value-type="string" calcext:value-type="string">
            <text:p>meyer wilhelm 18451917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7.8260869565217" calcext:value-type="float">
            <text:p>47.8260869565217</text:p>
          </table:table-cell>
          <table:table-cell office:value-type="float" office:value="39.1304347826087" calcext:value-type="float">
            <text:p>39.1304347826087</text:p>
          </table:table-cell>
          <table:table-cell office:value-type="float" office:value="32.9212078017407" calcext:value-type="float">
            <text:p>32.9212078017407</text:p>
          </table:table-cell>
          <table:table-cell table:formula="of:=STDEV([.D290];[.E290])" office:value-type="float" office:value="36.8925277140807" calcext:value-type="float">
            <text:p>36.8925277140807</text:p>
          </table:table-cell>
          <table:table-cell table:formula="of:=STDEV([.D290];[.F290])" office:value-type="float" office:value="43.0412823330942" calcext:value-type="float">
            <text:p>43.0412823330942</text:p>
          </table:table-cell>
          <table:table-cell table:formula="of:=STDEV([.E290];[.F290])" office:value-type="float" office:value="6.14875461901346" calcext:value-type="float">
            <text:p>6.14875461901346</text:p>
          </table:table-cell>
        </table:table-row>
        <table:table-row table:style-name="ro1">
          <table:table-cell office:value-type="string" calcext:value-type="string">
            <text:p>faber mathias 15871653</text:p>
          </table:table-cell>
          <table:table-cell office:value-type="string" calcext:value-type="string">
            <text:p>faber ulrich rhaetus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32.9914439536929" calcext:value-type="float">
            <text:p>32.9914439536929</text:p>
          </table:table-cell>
          <table:table-cell table:formula="of:=STDEV([.D291];[.E291])" office:value-type="float" office:value="40.4061017820884" calcext:value-type="float">
            <text:p>40.4061017820884</text:p>
          </table:table-cell>
          <table:table-cell table:formula="of:=STDEV([.D291];[.F291])" office:value-type="float" office:value="40.4061017820884" calcext:value-type="float">
            <text:p>40.4061017820884</text:p>
          </table:table-cell>
          <table:table-cell table:formula="of:=STDEV([.E291];[.F2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et cipriano op 14601530</text:p>
          </table:table-cell>
          <table:table-cell office:value-type="string" calcext:value-type="string">
            <text:p>benet john vicar of harlington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32.9914439536929" calcext:value-type="float">
            <text:p>32.9914439536929</text:p>
          </table:table-cell>
          <table:table-cell table:formula="of:=STDEV([.D292];[.E292])" office:value-type="float" office:value="40.4061017820884" calcext:value-type="float">
            <text:p>40.4061017820884</text:p>
          </table:table-cell>
          <table:table-cell table:formula="of:=STDEV([.D292];[.F292])" office:value-type="float" office:value="40.4061017820884" calcext:value-type="float">
            <text:p>40.4061017820884</text:p>
          </table:table-cell>
          <table:table-cell table:formula="of:=STDEV([.E292];[.F2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minique de la sainttrinite ocd</text:p>
          </table:table-cell>
          <table:table-cell office:value-type="string" calcext:value-type="string">
            <text:p>dominicus de sancto geminiano approximately 13751425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32.9914439536929" calcext:value-type="float">
            <text:p>32.9914439536929</text:p>
          </table:table-cell>
          <table:table-cell table:formula="of:=STDEV([.D293];[.E293])" office:value-type="float" office:value="40.4061017820884" calcext:value-type="float">
            <text:p>40.4061017820884</text:p>
          </table:table-cell>
          <table:table-cell table:formula="of:=STDEV([.D293];[.F293])" office:value-type="float" office:value="40.4061017820884" calcext:value-type="float">
            <text:p>40.4061017820884</text:p>
          </table:table-cell>
          <table:table-cell table:formula="of:=STDEV([.E293];[.F2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nzalez y diaz tunon ceferino cardinal 18311894</text:p>
          </table:table-cell>
          <table:table-cell office:value-type="string" calcext:value-type="string">
            <text:p>gonzalez tellez manuel 1649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0.6666666666667" calcext:value-type="float">
            <text:p>50.6666666666667</text:p>
          </table:table-cell>
          <table:table-cell office:value-type="float" office:value="37.3333333333333" calcext:value-type="float">
            <text:p>37.3333333333333</text:p>
          </table:table-cell>
          <table:table-cell office:value-type="float" office:value="33.0117824083732" calcext:value-type="float">
            <text:p>33.0117824083732</text:p>
          </table:table-cell>
          <table:table-cell table:formula="of:=STDEV([.D294];[.E294])" office:value-type="float" office:value="34.8839345385364" calcext:value-type="float">
            <text:p>34.8839345385364</text:p>
          </table:table-cell>
          <table:table-cell table:formula="of:=STDEV([.D294];[.F294])" office:value-type="float" office:value="44.312024954357" calcext:value-type="float">
            <text:p>44.312024954357</text:p>
          </table:table-cell>
          <table:table-cell table:formula="of:=STDEV([.E294];[.F294])" office:value-type="float" office:value="9.42809041582064" calcext:value-type="float">
            <text:p>9.42809041582064</text:p>
          </table:table-cell>
        </table:table-row>
        <table:table-row table:style-name="ro1">
          <table:table-cell office:value-type="string" calcext:value-type="string">
            <text:p>moravia margravate zemsky soud</text:p>
          </table:table-cell>
          <table:table-cell office:value-type="string" calcext:value-type="string">
            <text:p>jerome of moravia active 12721304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41.2698412698413" calcext:value-type="float">
            <text:p>41.2698412698413</text:p>
          </table:table-cell>
          <table:table-cell office:value-type="float" office:value="33.0296064233092" calcext:value-type="float">
            <text:p>33.0296064233092</text:p>
          </table:table-cell>
          <table:table-cell table:formula="of:=STDEV([.D295];[.E295])" office:value-type="float" office:value="39.2837100659193" calcext:value-type="float">
            <text:p>39.2837100659193</text:p>
          </table:table-cell>
          <table:table-cell table:formula="of:=STDEV([.D295];[.F295])" office:value-type="float" office:value="41.5284934982576" calcext:value-type="float">
            <text:p>41.5284934982576</text:p>
          </table:table-cell>
          <table:table-cell table:formula="of:=STDEV([.E295];[.F295])" office:value-type="float" office:value="2.24478343233825" calcext:value-type="float">
            <text:p>2.24478343233825</text:p>
          </table:table-cell>
        </table:table-row>
        <table:table-row table:style-name="ro1">
          <table:table-cell office:value-type="string" calcext:value-type="string">
            <text:p>hall richard</text:p>
          </table:table-cell>
          <table:table-cell office:value-type="string" calcext:value-type="string">
            <text:p>hall joseph 15741656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37.5" calcext:value-type="float">
            <text:p>37.5</text:p>
          </table:table-cell>
          <table:table-cell office:value-type="float" office:value="33.0718913883074" calcext:value-type="float">
            <text:p>33.0718913883074</text:p>
          </table:table-cell>
          <table:table-cell table:formula="of:=STDEV([.D296];[.E296])" office:value-type="float" office:value="35.3553390593274" calcext:value-type="float">
            <text:p>35.3553390593274</text:p>
          </table:table-cell>
          <table:table-cell table:formula="of:=STDEV([.D296];[.F296])" office:value-type="float" office:value="44.1941738241592" calcext:value-type="float">
            <text:p>44.1941738241592</text:p>
          </table:table-cell>
          <table:table-cell table:formula="of:=STDEV([.E296];[.F296])" office:value-type="float" office:value="8.83883476483184" calcext:value-type="float">
            <text:p>8.83883476483184</text:p>
          </table:table-cell>
        </table:table-row>
        <table:table-row table:style-name="ro1">
          <table:table-cell office:value-type="string" calcext:value-type="string">
            <text:p>hupenden ludwig philipp</text:p>
          </table:table-cell>
          <table:table-cell office:value-type="string" calcext:value-type="string">
            <text:p>ludwig ernst 18451912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33.1427569133299" calcext:value-type="float">
            <text:p>33.1427569133299</text:p>
          </table:table-cell>
          <table:table-cell table:formula="of:=STDEV([.D297];[.E297])" office:value-type="float" office:value="39.2837100659193" calcext:value-type="float">
            <text:p>39.2837100659193</text:p>
          </table:table-cell>
          <table:table-cell table:formula="of:=STDEV([.D297];[.F297])" office:value-type="float" office:value="41.7835825246596" calcext:value-type="float">
            <text:p>41.7835825246596</text:p>
          </table:table-cell>
          <table:table-cell table:formula="of:=STDEV([.E297];[.F297])" office:value-type="float" office:value="2.49987245874032" calcext:value-type="float">
            <text:p>2.49987245874032</text:p>
          </table:table-cell>
        </table:table-row>
        <table:table-row table:style-name="ro1">
          <table:table-cell office:value-type="string" calcext:value-type="string">
            <text:p>boodt anselmus de 15501632</text:p>
          </table:table-cell>
          <table:table-cell office:value-type="string" calcext:value-type="string">
            <text:p>boor carl de 18481923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2.5531914893617" calcext:value-type="float">
            <text:p>42.5531914893617</text:p>
          </table:table-cell>
          <table:table-cell office:value-type="float" office:value="42.5531914893617" calcext:value-type="float">
            <text:p>42.5531914893617</text:p>
          </table:table-cell>
          <table:table-cell office:value-type="float" office:value="33.1669303577019" calcext:value-type="float">
            <text:p>33.1669303577019</text:p>
          </table:table-cell>
          <table:table-cell table:formula="of:=STDEV([.D298];[.E298])" office:value-type="float" office:value="40.6210278553974" calcext:value-type="float">
            <text:p>40.6210278553974</text:p>
          </table:table-cell>
          <table:table-cell table:formula="of:=STDEV([.D298];[.F298])" office:value-type="float" office:value="40.6210278553974" calcext:value-type="float">
            <text:p>40.6210278553974</text:p>
          </table:table-cell>
          <table:table-cell table:formula="of:=STDEV([.E298];[.F2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k johann von</text:p>
          </table:table-cell>
          <table:table-cell office:value-type="string" calcext:value-type="string">
            <text:p>ebo von michelsberg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2.4242424242424" calcext:value-type="float">
            <text:p>42.4242424242424</text:p>
          </table:table-cell>
          <table:table-cell office:value-type="float" office:value="33.2413791351603" calcext:value-type="float">
            <text:p>33.2413791351603</text:p>
          </table:table-cell>
          <table:table-cell table:formula="of:=STDEV([.D299];[.E299])" office:value-type="float" office:value="40.7122086137709" calcext:value-type="float">
            <text:p>40.7122086137709</text:p>
          </table:table-cell>
          <table:table-cell table:formula="of:=STDEV([.D299];[.F299])" office:value-type="float" office:value="40.7122086137709" calcext:value-type="float">
            <text:p>40.7122086137709</text:p>
          </table:table-cell>
          <table:table-cell table:formula="of:=STDEV([.E299];[.F2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ller friedrich ludwig von 17991860</text:p>
          </table:table-cell>
          <table:table-cell office:value-type="string" calcext:value-type="string">
            <text:p>keller otto 18381927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6.1538461538462" calcext:value-type="float">
            <text:p>46.1538461538462</text:p>
          </table:table-cell>
          <table:table-cell office:value-type="float" office:value="39.2857142857143" calcext:value-type="float">
            <text:p>39.2857142857143</text:p>
          </table:table-cell>
          <table:table-cell office:value-type="float" office:value="33.2485689145103" calcext:value-type="float">
            <text:p>33.2485689145103</text:p>
          </table:table-cell>
          <table:table-cell table:formula="of:=STDEV([.D300];[.E300])" office:value-type="float" office:value="38.0749805254295" calcext:value-type="float">
            <text:p>38.0749805254295</text:p>
          </table:table-cell>
          <table:table-cell table:formula="of:=STDEV([.D300];[.F300])" office:value-type="float" office:value="42.931483143469" calcext:value-type="float">
            <text:p>42.931483143469</text:p>
          </table:table-cell>
          <table:table-cell table:formula="of:=STDEV([.E300];[.F300])" office:value-type="float" office:value="4.85650261803947" calcext:value-type="float">
            <text:p>4.85650261803947</text:p>
          </table:table-cell>
        </table:table-row>
        <table:table-row table:style-name="ro1">
          <table:table-cell office:value-type="string" calcext:value-type="string">
            <text:p>bottiger karl august 17601835</text:p>
          </table:table-cell>
          <table:table-cell office:value-type="string" calcext:value-type="string">
            <text:p>kunstle karl 18591932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33.3066559914581" calcext:value-type="float">
            <text:p>33.3066559914581</text:p>
          </table:table-cell>
          <table:table-cell table:formula="of:=STDEV([.D301];[.E301])" office:value-type="float" office:value="33.9411254969543" calcext:value-type="float">
            <text:p>33.9411254969543</text:p>
          </table:table-cell>
          <table:table-cell table:formula="of:=STDEV([.D301];[.F301])" office:value-type="float" office:value="45.254833995939" calcext:value-type="float">
            <text:p>45.254833995939</text:p>
          </table:table-cell>
          <table:table-cell table:formula="of:=STDEV([.E301];[.F301])" office:value-type="float" office:value="11.3137084989848" calcext:value-type="float">
            <text:p>11.3137084989848</text:p>
          </table:table-cell>
        </table:table-row>
        <table:table-row table:style-name="ro1">
          <table:table-cell office:value-type="string" calcext:value-type="string">
            <text:p>neercassel johannes van obispo de castoria 16231686</text:p>
          </table:table-cell>
          <table:table-cell office:value-type="string" calcext:value-type="string">
            <text:p>nebrija antonio de 14441522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3.5897435897436" calcext:value-type="float">
            <text:p>43.5897435897436</text:p>
          </table:table-cell>
          <table:table-cell office:value-type="float" office:value="41.025641025641" calcext:value-type="float">
            <text:p>41.025641025641</text:p>
          </table:table-cell>
          <table:table-cell office:value-type="float" office:value="33.3333333333333" calcext:value-type="float">
            <text:p>33.3333333333333</text:p>
          </table:table-cell>
          <table:table-cell table:formula="of:=STDEV([.D302];[.E302])" office:value-type="float" office:value="39.8880748361642" calcext:value-type="float">
            <text:p>39.8880748361642</text:p>
          </table:table-cell>
          <table:table-cell table:formula="of:=STDEV([.D302];[.F302])" office:value-type="float" office:value="41.701169146899" calcext:value-type="float">
            <text:p>41.701169146899</text:p>
          </table:table-cell>
          <table:table-cell table:formula="of:=STDEV([.E302];[.F302])" office:value-type="float" office:value="1.81309431073474" calcext:value-type="float">
            <text:p>1.81309431073474</text:p>
          </table:table-cell>
        </table:table-row>
        <table:table-row table:style-name="ro1">
          <table:table-cell office:value-type="string" calcext:value-type="string">
            <text:p>deza diego arzobispo de sevilla</text:p>
          </table:table-cell>
          <table:table-cell office:value-type="string" calcext:value-type="string">
            <text:p>gelmirez diego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2.6315789473684" calcext:value-type="float">
            <text:p>52.6315789473684</text:p>
          </table:table-cell>
          <table:table-cell office:value-type="float" office:value="35.5555555555556" calcext:value-type="float">
            <text:p>35.5555555555556</text:p>
          </table:table-cell>
          <table:table-cell office:value-type="float" office:value="33.3877330458614" calcext:value-type="float">
            <text:p>33.3877330458614</text:p>
          </table:table-cell>
          <table:table-cell table:formula="of:=STDEV([.D303];[.E303])" office:value-type="float" office:value="33.4945317404154" calcext:value-type="float">
            <text:p>33.4945317404154</text:p>
          </table:table-cell>
          <table:table-cell table:formula="of:=STDEV([.D303];[.F303])" office:value-type="float" office:value="45.5691036764664" calcext:value-type="float">
            <text:p>45.5691036764664</text:p>
          </table:table-cell>
          <table:table-cell table:formula="of:=STDEV([.E303];[.F303])" office:value-type="float" office:value="12.074571936051" calcext:value-type="float">
            <text:p>12.074571936051</text:p>
          </table:table-cell>
        </table:table-row>
        <table:table-row table:style-name="ro1">
          <table:table-cell office:value-type="string" calcext:value-type="string">
            <text:p>guevara juan de ccrrmm</text:p>
          </table:table-cell>
          <table:table-cell office:value-type="string" calcext:value-type="string">
            <text:p>maldonado juan de 15341583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8.2758620689655" calcext:value-type="float">
            <text:p>48.2758620689655</text:p>
          </table:table-cell>
          <table:table-cell office:value-type="float" office:value="37.5" calcext:value-type="float">
            <text:p>37.5</text:p>
          </table:table-cell>
          <table:table-cell office:value-type="float" office:value="33.4109653857284" calcext:value-type="float">
            <text:p>33.4109653857284</text:p>
          </table:table-cell>
          <table:table-cell table:formula="of:=STDEV([.D304];[.E304])" office:value-type="float" office:value="36.5744886820628" calcext:value-type="float">
            <text:p>36.5744886820628</text:p>
          </table:table-cell>
          <table:table-cell table:formula="of:=STDEV([.D304];[.F304])" office:value-type="float" office:value="44.1941738241592" calcext:value-type="float">
            <text:p>44.1941738241592</text:p>
          </table:table-cell>
          <table:table-cell table:formula="of:=STDEV([.E304];[.F304])" office:value-type="float" office:value="7.61968514209642" calcext:value-type="float">
            <text:p>7.61968514209642</text:p>
          </table:table-cell>
        </table:table-row>
        <table:table-row table:style-name="ro1">
          <table:table-cell office:value-type="string" calcext:value-type="string">
            <text:p>tamayo salazar juan de</text:p>
          </table:table-cell>
          <table:table-cell office:value-type="string" calcext:value-type="string">
            <text:p>tamayo de vargas tomas 15881641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8.0645161290323" calcext:value-type="float">
            <text:p>58.0645161290323</text:p>
          </table:table-cell>
          <table:table-cell office:value-type="float" office:value="33.9622641509434" calcext:value-type="float">
            <text:p>33.9622641509434</text:p>
          </table:table-cell>
          <table:table-cell office:value-type="float" office:value="33.4177744969581" calcext:value-type="float">
            <text:p>33.4177744969581</text:p>
          </table:table-cell>
          <table:table-cell table:formula="of:=STDEV([.D305];[.E305])" office:value-type="float" office:value="29.6528650175004" calcext:value-type="float">
            <text:p>29.6528650175004</text:p>
          </table:table-cell>
          <table:table-cell table:formula="of:=STDEV([.D305];[.F305])" office:value-type="float" office:value="46.6957308330739" calcext:value-type="float">
            <text:p>46.6957308330739</text:p>
          </table:table-cell>
          <table:table-cell table:formula="of:=STDEV([.E305];[.F305])" office:value-type="float" office:value="17.0428658155735" calcext:value-type="float">
            <text:p>17.0428658155735</text:p>
          </table:table-cell>
        </table:table-row>
        <table:table-row table:style-name="ro1">
          <table:table-cell office:value-type="string" calcext:value-type="string">
            <text:p>wolffel h</text:p>
          </table:table-cell>
          <table:table-cell office:value-type="string" calcext:value-type="string">
            <text:p>muller h j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33.425541900452" calcext:value-type="float">
            <text:p>33.425541900452</text:p>
          </table:table-cell>
          <table:table-cell table:formula="of:=STDEV([.D306];[.E306])" office:value-type="float" office:value="40.9377610160633" calcext:value-type="float">
            <text:p>40.9377610160633</text:p>
          </table:table-cell>
          <table:table-cell table:formula="of:=STDEV([.D306];[.F306])" office:value-type="float" office:value="40.9377610160633" calcext:value-type="float">
            <text:p>40.9377610160633</text:p>
          </table:table-cell>
          <table:table-cell table:formula="of:=STDEV([.E306];[.F3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 roman michael de si</text:p>
          </table:table-cell>
          <table:table-cell office:value-type="string" calcext:value-type="string">
            <text:p>martinus de dacia 1304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40" calcext:value-type="float">
            <text:p>40</text:p>
          </table:table-cell>
          <table:table-cell office:value-type="float" office:value="33.4319528782126" calcext:value-type="float">
            <text:p>33.4319528782126</text:p>
          </table:table-cell>
          <table:table-cell table:formula="of:=STDEV([.D307];[.E307])" office:value-type="float" office:value="39.2837100659193" calcext:value-type="float">
            <text:p>39.2837100659193</text:p>
          </table:table-cell>
          <table:table-cell table:formula="of:=STDEV([.D307];[.F307])" office:value-type="float" office:value="42.4264068711929" calcext:value-type="float">
            <text:p>42.4264068711929</text:p>
          </table:table-cell>
          <table:table-cell table:formula="of:=STDEV([.E307];[.F307])" office:value-type="float" office:value="3.14269680527354" calcext:value-type="float">
            <text:p>3.14269680527354</text:p>
          </table:table-cell>
        </table:table-row>
        <table:table-row table:style-name="ro1">
          <table:table-cell office:value-type="string" calcext:value-type="string">
            <text:p>angeli alessandro degli</text:p>
          </table:table-cell>
          <table:table-cell office:value-type="string" calcext:value-type="string">
            <text:p>angeli pietro 15171596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40" calcext:value-type="float">
            <text:p>40</text:p>
          </table:table-cell>
          <table:table-cell office:value-type="float" office:value="33.4319528782126" calcext:value-type="float">
            <text:p>33.4319528782126</text:p>
          </table:table-cell>
          <table:table-cell table:formula="of:=STDEV([.D308];[.E308])" office:value-type="float" office:value="39.2837100659193" calcext:value-type="float">
            <text:p>39.2837100659193</text:p>
          </table:table-cell>
          <table:table-cell table:formula="of:=STDEV([.D308];[.F308])" office:value-type="float" office:value="42.4264068711929" calcext:value-type="float">
            <text:p>42.4264068711929</text:p>
          </table:table-cell>
          <table:table-cell table:formula="of:=STDEV([.E308];[.F308])" office:value-type="float" office:value="3.14269680527354" calcext:value-type="float">
            <text:p>3.14269680527354</text:p>
          </table:table-cell>
        </table:table-row>
        <table:table-row table:style-name="ro1">
          <table:table-cell office:value-type="string" calcext:value-type="string">
            <text:p>costa juan ca 1550 1597</text:p>
          </table:table-cell>
          <table:table-cell office:value-type="string" calcext:value-type="string">
            <text:p>mariana juan de 15361624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6.8085106382979" calcext:value-type="float">
            <text:p>46.8085106382979</text:p>
          </table:table-cell>
          <table:table-cell office:value-type="float" office:value="38.2978723404255" calcext:value-type="float">
            <text:p>38.2978723404255</text:p>
          </table:table-cell>
          <table:table-cell office:value-type="float" office:value="33.4387949904292" calcext:value-type="float">
            <text:p>33.4387949904292</text:p>
          </table:table-cell>
          <table:table-cell table:formula="of:=STDEV([.D309];[.E309])" office:value-type="float" office:value="37.6120628290717" calcext:value-type="float">
            <text:p>37.6120628290717</text:p>
          </table:table-cell>
          <table:table-cell table:formula="of:=STDEV([.D309];[.F309])" office:value-type="float" office:value="43.6299928817231" calcext:value-type="float">
            <text:p>43.6299928817231</text:p>
          </table:table-cell>
          <table:table-cell table:formula="of:=STDEV([.E309];[.F309])" office:value-type="float" office:value="6.01793005265147" calcext:value-type="float">
            <text:p>6.01793005265147</text:p>
          </table:table-cell>
        </table:table-row>
        <table:table-row table:style-name="ro1">
          <table:table-cell office:value-type="string" calcext:value-type="string">
            <text:p>castilla diego de oc</text:p>
          </table:table-cell>
          <table:table-cell office:value-type="string" calcext:value-type="string">
            <text:p>gelmirez diego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2.6315789473684" calcext:value-type="float">
            <text:p>52.6315789473684</text:p>
          </table:table-cell>
          <table:table-cell office:value-type="float" office:value="35.2941176470588" calcext:value-type="float">
            <text:p>35.2941176470588</text:p>
          </table:table-cell>
          <table:table-cell office:value-type="float" office:value="33.4942932662461" calcext:value-type="float">
            <text:p>33.4942932662461</text:p>
          </table:table-cell>
          <table:table-cell table:formula="of:=STDEV([.D310];[.E310])" office:value-type="float" office:value="33.4945317404154" calcext:value-type="float">
            <text:p>33.4945317404154</text:p>
          </table:table-cell>
          <table:table-cell table:formula="of:=STDEV([.D310];[.F310])" office:value-type="float" office:value="45.7539681944237" calcext:value-type="float">
            <text:p>45.7539681944237</text:p>
          </table:table-cell>
          <table:table-cell table:formula="of:=STDEV([.E310];[.F310])" office:value-type="float" office:value="12.2594364540083" calcext:value-type="float">
            <text:p>12.2594364540083</text:p>
          </table:table-cell>
        </table:table-row>
        <table:table-row table:style-name="ro1">
          <table:table-cell office:value-type="string" calcext:value-type="string">
            <text:p>mencke friedrich otho</text:p>
          </table:table-cell>
          <table:table-cell office:value-type="string" calcext:value-type="string">
            <text:p>mencke johann burkhard 16741732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6.1538461538462" calcext:value-type="float">
            <text:p>46.1538461538462</text:p>
          </table:table-cell>
          <table:table-cell office:value-type="float" office:value="38.4615384615385" calcext:value-type="float">
            <text:p>38.4615384615385</text:p>
          </table:table-cell>
          <table:table-cell office:value-type="float" office:value="33.5299918733898" calcext:value-type="float">
            <text:p>33.5299918733898</text:p>
          </table:table-cell>
          <table:table-cell table:formula="of:=STDEV([.D311];[.E311])" office:value-type="float" office:value="38.0749805254295" calcext:value-type="float">
            <text:p>38.0749805254295</text:p>
          </table:table-cell>
          <table:table-cell table:formula="of:=STDEV([.D311];[.F311])" office:value-type="float" office:value="43.5142634576337" calcext:value-type="float">
            <text:p>43.5142634576337</text:p>
          </table:table-cell>
          <table:table-cell table:formula="of:=STDEV([.E311];[.F311])" office:value-type="float" office:value="5.43928293220421" calcext:value-type="float">
            <text:p>5.43928293220421</text:p>
          </table:table-cell>
        </table:table-row>
        <table:table-row table:style-name="ro1">
          <table:table-cell office:value-type="string" calcext:value-type="string">
            <text:p>meyer jacobus</text:p>
          </table:table-cell>
          <table:table-cell office:value-type="string" calcext:value-type="string">
            <text:p>meyer wilhelm 18451917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34.2857142857143" calcext:value-type="float">
            <text:p>34.2857142857143</text:p>
          </table:table-cell>
          <table:table-cell office:value-type="float" office:value="33.5312842396429" calcext:value-type="float">
            <text:p>33.5312842396429</text:p>
          </table:table-cell>
          <table:table-cell table:formula="of:=STDEV([.D312];[.E312])" office:value-type="float" office:value="31.4269680527354" calcext:value-type="float">
            <text:p>31.4269680527354</text:p>
          </table:table-cell>
          <table:table-cell table:formula="of:=STDEV([.D312];[.F312])" office:value-type="float" office:value="46.4670170494017" calcext:value-type="float">
            <text:p>46.4670170494017</text:p>
          </table:table-cell>
          <table:table-cell table:formula="of:=STDEV([.E312];[.F312])" office:value-type="float" office:value="15.0400489966663" calcext:value-type="float">
            <text:p>15.0400489966663</text:p>
          </table:table-cell>
        </table:table-row>
        <table:table-row table:style-name="ro1">
          <table:table-cell office:value-type="string" calcext:value-type="string">
            <text:p>flavin melchior de</text:p>
          </table:table-cell>
          <table:table-cell office:value-type="string" calcext:value-type="string">
            <text:p>flavien de chalonsursaone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1.8604651162791" calcext:value-type="float">
            <text:p>41.8604651162791</text:p>
          </table:table-cell>
          <table:table-cell office:value-type="float" office:value="41.8604651162791" calcext:value-type="float">
            <text:p>41.8604651162791</text:p>
          </table:table-cell>
          <table:table-cell office:value-type="float" office:value="33.5668761156759" calcext:value-type="float">
            <text:p>33.5668761156759</text:p>
          </table:table-cell>
          <table:table-cell table:formula="of:=STDEV([.D313];[.E313])" office:value-type="float" office:value="41.1108593713109" calcext:value-type="float">
            <text:p>41.1108593713109</text:p>
          </table:table-cell>
          <table:table-cell table:formula="of:=STDEV([.D313];[.F313])" office:value-type="float" office:value="41.1108593713109" calcext:value-type="float">
            <text:p>41.1108593713109</text:p>
          </table:table-cell>
          <table:table-cell table:formula="of:=STDEV([.E313];[.F3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afer simon</text:p>
          </table:table-cell>
          <table:table-cell office:value-type="string" calcext:value-type="string">
            <text:p>simon johann georg approximately 16361696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33.945005147821" calcext:value-type="float">
            <text:p>33.945005147821</text:p>
          </table:table-cell>
          <table:table-cell table:formula="of:=STDEV([.D314];[.E314])" office:value-type="float" office:value="31.4269680527354" calcext:value-type="float">
            <text:p>31.4269680527354</text:p>
          </table:table-cell>
          <table:table-cell table:formula="of:=STDEV([.D314];[.F314])" office:value-type="float" office:value="47.1404520791032" calcext:value-type="float">
            <text:p>47.1404520791032</text:p>
          </table:table-cell>
          <table:table-cell table:formula="of:=STDEV([.E314];[.F314])" office:value-type="float" office:value="15.7134840263677" calcext:value-type="float">
            <text:p>15.7134840263677</text:p>
          </table:table-cell>
        </table:table-row>
        <table:table-row table:style-name="ro1">
          <table:table-cell office:value-type="string" calcext:value-type="string">
            <text:p>rada juan de ofm</text:p>
          </table:table-cell>
          <table:table-cell office:value-type="string" calcext:value-type="string">
            <text:p>jimenez de rada rodrigo approximately 11701247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0.8695652173913" calcext:value-type="float">
            <text:p>60.8695652173913</text:p>
          </table:table-cell>
          <table:table-cell office:value-type="float" office:value="32.258064516129" calcext:value-type="float">
            <text:p>32.258064516129</text:p>
          </table:table-cell>
          <table:table-cell office:value-type="float" office:value="34.0068099105539" calcext:value-type="float">
            <text:p>34.0068099105539</text:p>
          </table:table-cell>
          <table:table-cell table:formula="of:=STDEV([.D315];[.E315])" office:value-type="float" office:value="27.6693957855606" calcext:value-type="float">
            <text:p>27.6693957855606</text:p>
          </table:table-cell>
          <table:table-cell table:formula="of:=STDEV([.D315];[.F315])" office:value-type="float" office:value="47.9007819513468" calcext:value-type="float">
            <text:p>47.9007819513468</text:p>
          </table:table-cell>
          <table:table-cell table:formula="of:=STDEV([.E315];[.F315])" office:value-type="float" office:value="20.2313861657862" calcext:value-type="float">
            <text:p>20.2313861657862</text:p>
          </table:table-cell>
        </table:table-row>
        <table:table-row table:style-name="ro1">
          <table:table-cell office:value-type="string" calcext:value-type="string">
            <text:p>beck christian daniel 17571832</text:p>
          </table:table-cell>
          <table:table-cell office:value-type="string" calcext:value-type="string">
            <text:p>beck j w jan wibertus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3.1372549019608" calcext:value-type="float">
            <text:p>43.1372549019608</text:p>
          </table:table-cell>
          <table:table-cell office:value-type="float" office:value="39.2156862745098" calcext:value-type="float">
            <text:p>39.2156862745098</text:p>
          </table:table-cell>
          <table:table-cell office:value-type="float" office:value="34.018336417446" calcext:value-type="float">
            <text:p>34.018336417446</text:p>
          </table:table-cell>
          <table:table-cell table:formula="of:=STDEV([.D316];[.E316])" office:value-type="float" office:value="40.2080326557056" calcext:value-type="float">
            <text:p>40.2080326557056</text:p>
          </table:table-cell>
          <table:table-cell table:formula="of:=STDEV([.D316];[.F316])" office:value-type="float" office:value="42.9810004250647" calcext:value-type="float">
            <text:p>42.9810004250647</text:p>
          </table:table-cell>
          <table:table-cell table:formula="of:=STDEV([.E316];[.F316])" office:value-type="float" office:value="2.77296776935901" calcext:value-type="float">
            <text:p>2.77296776935901</text:p>
          </table:table-cell>
        </table:table-row>
        <table:table-row table:style-name="ro1">
          <table:table-cell office:value-type="string" calcext:value-type="string">
            <text:p>garcia de los rios eusebio</text:p>
          </table:table-cell>
          <table:table-cell office:value-type="string" calcext:value-type="string">
            <text:p>garcia francisco 15801659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3.1372549019608" calcext:value-type="float">
            <text:p>43.1372549019608</text:p>
          </table:table-cell>
          <table:table-cell office:value-type="float" office:value="39.2156862745098" calcext:value-type="float">
            <text:p>39.2156862745098</text:p>
          </table:table-cell>
          <table:table-cell office:value-type="float" office:value="34.018336417446" calcext:value-type="float">
            <text:p>34.018336417446</text:p>
          </table:table-cell>
          <table:table-cell table:formula="of:=STDEV([.D317];[.E317])" office:value-type="float" office:value="40.2080326557056" calcext:value-type="float">
            <text:p>40.2080326557056</text:p>
          </table:table-cell>
          <table:table-cell table:formula="of:=STDEV([.D317];[.F317])" office:value-type="float" office:value="42.9810004250647" calcext:value-type="float">
            <text:p>42.9810004250647</text:p>
          </table:table-cell>
          <table:table-cell table:formula="of:=STDEV([.E317];[.F317])" office:value-type="float" office:value="2.77296776935901" calcext:value-type="float">
            <text:p>2.77296776935901</text:p>
          </table:table-cell>
        </table:table-row>
        <table:table-row table:style-name="ro1">
          <table:table-cell office:value-type="string" calcext:value-type="string">
            <text:p>haussner j b 1850</text:p>
          </table:table-cell>
          <table:table-cell office:value-type="string" calcext:value-type="string">
            <text:p>muller h j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37.037037037037" calcext:value-type="float">
            <text:p>37.037037037037</text:p>
          </table:table-cell>
          <table:table-cell office:value-type="float" office:value="34.413234233991" calcext:value-type="float">
            <text:p>34.413234233991</text:p>
          </table:table-cell>
          <table:table-cell table:formula="of:=STDEV([.D318];[.E318])" office:value-type="float" office:value="39.2837100659193" calcext:value-type="float">
            <text:p>39.2837100659193</text:p>
          </table:table-cell>
          <table:table-cell table:formula="of:=STDEV([.D318];[.F318])" office:value-type="float" office:value="44.5215380747085" calcext:value-type="float">
            <text:p>44.5215380747085</text:p>
          </table:table-cell>
          <table:table-cell table:formula="of:=STDEV([.E318];[.F318])" office:value-type="float" office:value="5.23782800878924" calcext:value-type="float">
            <text:p>5.23782800878924</text:p>
          </table:table-cell>
        </table:table-row>
        <table:table-row table:style-name="ro1">
          <table:table-cell office:value-type="string" calcext:value-type="string">
            <text:p>verepaeus simon</text:p>
          </table:table-cell>
          <table:table-cell office:value-type="string" calcext:value-type="string">
            <text:p>aurea capra simon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2.5" calcext:value-type="float">
            <text:p>62.5</text:p>
          </table:table-cell>
          <table:table-cell office:value-type="float" office:value="31.25" calcext:value-type="float">
            <text:p>31.25</text:p>
          </table:table-cell>
          <table:table-cell office:value-type="float" office:value="34.4223159205381" calcext:value-type="float">
            <text:p>34.4223159205381</text:p>
          </table:table-cell>
          <table:table-cell table:formula="of:=STDEV([.D319];[.E319])" office:value-type="float" office:value="26.5165042944955" calcext:value-type="float">
            <text:p>26.5165042944955</text:p>
          </table:table-cell>
          <table:table-cell table:formula="of:=STDEV([.D319];[.F319])" office:value-type="float" office:value="48.6135912065751" calcext:value-type="float">
            <text:p>48.6135912065751</text:p>
          </table:table-cell>
          <table:table-cell table:formula="of:=STDEV([.E319];[.F319])" office:value-type="float" office:value="22.0970869120796" calcext:value-type="float">
            <text:p>22.0970869120796</text:p>
          </table:table-cell>
        </table:table-row>
        <table:table-row table:style-name="ro1">
          <table:table-cell office:value-type="string" calcext:value-type="string">
            <text:p>hoffmann karl</text:p>
          </table:table-cell>
          <table:table-cell office:value-type="string" calcext:value-type="string">
            <text:p>hoffmann christian gottfried 16921735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76.1904761904762" calcext:value-type="float">
            <text:p>76.1904761904762</text:p>
          </table:table-cell>
          <table:table-cell office:value-type="float" office:value="32" calcext:value-type="float">
            <text:p>32</text:p>
          </table:table-cell>
          <table:table-cell office:value-type="float" office:value="34.505293337828" calcext:value-type="float">
            <text:p>34.505293337828</text:p>
          </table:table-cell>
          <table:table-cell table:formula="of:=STDEV([.D320];[.E320])" office:value-type="float" office:value="16.8358757425368" calcext:value-type="float">
            <text:p>16.8358757425368</text:p>
          </table:table-cell>
          <table:table-cell table:formula="of:=STDEV([.D320];[.F320])" office:value-type="float" office:value="48.0832611206852" calcext:value-type="float">
            <text:p>48.0832611206852</text:p>
          </table:table-cell>
          <table:table-cell table:formula="of:=STDEV([.E320];[.F320])" office:value-type="float" office:value="31.2473853781484" calcext:value-type="float">
            <text:p>31.2473853781484</text:p>
          </table:table-cell>
        </table:table-row>
        <table:table-row table:style-name="ro1">
          <table:table-cell office:value-type="string" calcext:value-type="string">
            <text:p>meyer martin of hayn silesia</text:p>
          </table:table-cell>
          <table:table-cell office:value-type="string" calcext:value-type="string">
            <text:p>meyer wilhelm 18451917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4.6410161513776" calcext:value-type="float">
            <text:p>34.6410161513776</text:p>
          </table:table-cell>
          <table:table-cell table:formula="of:=STDEV([.D321];[.E321])" office:value-type="float" office:value="42.4264068711929" calcext:value-type="float">
            <text:p>42.4264068711929</text:p>
          </table:table-cell>
          <table:table-cell table:formula="of:=STDEV([.D321];[.F321])" office:value-type="float" office:value="42.4264068711929" calcext:value-type="float">
            <text:p>42.4264068711929</text:p>
          </table:table-cell>
          <table:table-cell table:formula="of:=STDEV([.E321];[.F3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on jakob</text:p>
          </table:table-cell>
          <table:table-cell office:value-type="string" calcext:value-type="string">
            <text:p>simon johann georg approximately 16361696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62.5" calcext:value-type="float">
            <text:p>62.5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34.6554255595002" calcext:value-type="float">
            <text:p>34.6554255595002</text:p>
          </table:table-cell>
          <table:table-cell table:formula="of:=STDEV([.D322];[.E322])" office:value-type="float" office:value="26.5165042944955" calcext:value-type="float">
            <text:p>26.5165042944955</text:p>
          </table:table-cell>
          <table:table-cell table:formula="of:=STDEV([.D322];[.F322])" office:value-type="float" office:value="48.9535463898379" calcext:value-type="float">
            <text:p>48.9535463898379</text:p>
          </table:table-cell>
          <table:table-cell table:formula="of:=STDEV([.E322];[.F322])" office:value-type="float" office:value="22.4370420953424" calcext:value-type="float">
            <text:p>22.4370420953424</text:p>
          </table:table-cell>
        </table:table-row>
        <table:table-row table:style-name="ro1">
          <table:table-cell office:value-type="string" calcext:value-type="string">
            <text:p>ludolf hiob 16241704</text:p>
          </table:table-cell>
          <table:table-cell office:value-type="string" calcext:value-type="string">
            <text:p>ludolf von sachsen approximately 13001377 or 1378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6.1538461538462" calcext:value-type="float">
            <text:p>46.1538461538462</text:p>
          </table:table-cell>
          <table:table-cell office:value-type="float" office:value="34.7826086956522" calcext:value-type="float">
            <text:p>34.7826086956522</text:p>
          </table:table-cell>
          <table:table-cell office:value-type="float" office:value="34.8377703407732" calcext:value-type="float">
            <text:p>34.8377703407732</text:p>
          </table:table-cell>
          <table:table-cell table:formula="of:=STDEV([.D323];[.E323])" office:value-type="float" office:value="38.0749805254295" calcext:value-type="float">
            <text:p>38.0749805254295</text:p>
          </table:table-cell>
          <table:table-cell table:formula="of:=STDEV([.D323];[.F323])" office:value-type="float" office:value="46.1156596426009" calcext:value-type="float">
            <text:p>46.1156596426009</text:p>
          </table:table-cell>
          <table:table-cell table:formula="of:=STDEV([.E323];[.F323])" office:value-type="float" office:value="8.04067911717145" calcext:value-type="float">
            <text:p>8.04067911717145</text:p>
          </table:table-cell>
        </table:table-row>
        <table:table-row table:style-name="ro1">
          <table:table-cell office:value-type="string" calcext:value-type="string">
            <text:p>lucas christian theodor ludwig</text:p>
          </table:table-cell>
          <table:table-cell office:value-type="string" calcext:value-type="string">
            <text:p>lucas bishop of tuy approximately 1249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1.1764705882353" calcext:value-type="float">
            <text:p>41.1764705882353</text:p>
          </table:table-cell>
          <table:table-cell office:value-type="float" office:value="38.2352941176471" calcext:value-type="float">
            <text:p>38.2352941176471</text:p>
          </table:table-cell>
          <table:table-cell office:value-type="float" office:value="34.8418738116017" calcext:value-type="float">
            <text:p>34.8418738116017</text:p>
          </table:table-cell>
          <table:table-cell table:formula="of:=STDEV([.D324];[.E324])" office:value-type="float" office:value="41.5945165403851" calcext:value-type="float">
            <text:p>41.5945165403851</text:p>
          </table:table-cell>
          <table:table-cell table:formula="of:=STDEV([.D324];[.F324])" office:value-type="float" office:value="43.6742423674044" calcext:value-type="float">
            <text:p>43.6742423674044</text:p>
          </table:table-cell>
          <table:table-cell table:formula="of:=STDEV([.E324];[.F324])" office:value-type="float" office:value="2.07972582701926" calcext:value-type="float">
            <text:p>2.07972582701926</text:p>
          </table:table-cell>
        </table:table-row>
        <table:table-row table:style-name="ro1">
          <table:table-cell office:value-type="string" calcext:value-type="string">
            <text:p>lucas karl wilhelm</text:p>
          </table:table-cell>
          <table:table-cell office:value-type="string" calcext:value-type="string">
            <text:p>lucas bishop of tuy approximately 1249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3.4782608695652" calcext:value-type="float">
            <text:p>43.4782608695652</text:p>
          </table:table-cell>
          <table:table-cell office:value-type="float" office:value="35.7142857142857" calcext:value-type="float">
            <text:p>35.7142857142857</text:p>
          </table:table-cell>
          <table:table-cell office:value-type="float" office:value="35.0895030974725" calcext:value-type="float">
            <text:p>35.0895030974725</text:p>
          </table:table-cell>
          <table:table-cell table:formula="of:=STDEV([.D325];[.E325])" office:value-type="float" office:value="39.9669050235875" calcext:value-type="float">
            <text:p>39.9669050235875</text:p>
          </table:table-cell>
          <table:table-cell table:formula="of:=STDEV([.D325];[.F325])" office:value-type="float" office:value="45.4568645048495" calcext:value-type="float">
            <text:p>45.4568645048495</text:p>
          </table:table-cell>
          <table:table-cell table:formula="of:=STDEV([.E325];[.F325])" office:value-type="float" office:value="5.48995948126202" calcext:value-type="float">
            <text:p>5.48995948126202</text:p>
          </table:table-cell>
        </table:table-row>
        <table:table-row table:style-name="ro1">
          <table:table-cell office:value-type="string" calcext:value-type="string">
            <text:p>muller philipp 15851659</text:p>
          </table:table-cell>
          <table:table-cell office:value-type="string" calcext:value-type="string">
            <text:p>muller johann joachim 16611733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5.2830188679245" calcext:value-type="float">
            <text:p>45.2830188679245</text:p>
          </table:table-cell>
          <table:table-cell office:value-type="float" office:value="33.9622641509434" calcext:value-type="float">
            <text:p>33.9622641509434</text:p>
          </table:table-cell>
          <table:table-cell office:value-type="float" office:value="35.3154594751357" calcext:value-type="float">
            <text:p>35.3154594751357</text:p>
          </table:table-cell>
          <table:table-cell table:formula="of:=STDEV([.D326];[.E326])" office:value-type="float" office:value="38.6907484045469" calcext:value-type="float">
            <text:p>38.6907484045469</text:p>
          </table:table-cell>
          <table:table-cell table:formula="of:=STDEV([.D326];[.F326])" office:value-type="float" office:value="46.6957308330739" calcext:value-type="float">
            <text:p>46.6957308330739</text:p>
          </table:table-cell>
          <table:table-cell table:formula="of:=STDEV([.E326];[.F326])" office:value-type="float" office:value="8.00498242852695" calcext:value-type="float">
            <text:p>8.00498242852695</text:p>
          </table:table-cell>
        </table:table-row>
        <table:table-row table:style-name="ro1">
          <table:table-cell office:value-type="string" calcext:value-type="string">
            <text:p>moravia czechoslovakia soud zemsky</text:p>
          </table:table-cell>
          <table:table-cell office:value-type="string" calcext:value-type="string">
            <text:p>jerome of moravia active 12721304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8.8059701492537" calcext:value-type="float">
            <text:p>38.8059701492537</text:p>
          </table:table-cell>
          <table:table-cell office:value-type="float" office:value="35.3303896071264" calcext:value-type="float">
            <text:p>35.3303896071264</text:p>
          </table:table-cell>
          <table:table-cell table:formula="of:=STDEV([.D327];[.E327])" office:value-type="float" office:value="43.2707134755947" calcext:value-type="float">
            <text:p>43.2707134755947</text:p>
          </table:table-cell>
          <table:table-cell table:formula="of:=STDEV([.D327];[.F327])" office:value-type="float" office:value="43.2707134755947" calcext:value-type="float">
            <text:p>43.2707134755947</text:p>
          </table:table-cell>
          <table:table-cell table:formula="of:=STDEV([.E327];[.F3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ohn barthold nicolaus</text:p>
          </table:table-cell>
          <table:table-cell office:value-type="string" calcext:value-type="string">
            <text:p>krohn fritz 18731941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37.2093023255814" calcext:value-type="float">
            <text:p>37.2093023255814</text:p>
          </table:table-cell>
          <table:table-cell office:value-type="float" office:value="35.4740743547318" calcext:value-type="float">
            <text:p>35.4740743547318</text:p>
          </table:table-cell>
          <table:table-cell table:formula="of:=STDEV([.D328];[.E328])" office:value-type="float" office:value="42.4264068711929" calcext:value-type="float">
            <text:p>42.4264068711929</text:p>
          </table:table-cell>
          <table:table-cell table:formula="of:=STDEV([.D328];[.F328])" office:value-type="float" office:value="44.3997281210158" calcext:value-type="float">
            <text:p>44.3997281210158</text:p>
          </table:table-cell>
          <table:table-cell table:formula="of:=STDEV([.E328];[.F328])" office:value-type="float" office:value="1.97332124982292" calcext:value-type="float">
            <text:p>1.97332124982292</text:p>
          </table:table-cell>
        </table:table-row>
        <table:table-row table:style-name="ro1">
          <table:table-cell office:value-type="string" calcext:value-type="string">
            <text:p>dubois jacques 14781555</text:p>
          </table:table-cell>
          <table:table-cell office:value-type="string" calcext:value-type="string">
            <text:p>dubois philippe approximately 16361703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1.3793103448276" calcext:value-type="float">
            <text:p>41.3793103448276</text:p>
          </table:table-cell>
          <table:table-cell office:value-type="float" office:value="36.0655737704918" calcext:value-type="float">
            <text:p>36.0655737704918</text:p>
          </table:table-cell>
          <table:table-cell office:value-type="float" office:value="35.4782372479381" calcext:value-type="float">
            <text:p>35.4782372479381</text:p>
          </table:table-cell>
          <table:table-cell table:formula="of:=STDEV([.D329];[.E329])" office:value-type="float" office:value="41.4510871730045" calcext:value-type="float">
            <text:p>41.4510871730045</text:p>
          </table:table-cell>
          <table:table-cell table:formula="of:=STDEV([.D329];[.F329])" office:value-type="float" office:value="45.2084663381563" calcext:value-type="float">
            <text:p>45.2084663381563</text:p>
          </table:table-cell>
          <table:table-cell table:formula="of:=STDEV([.E329];[.F329])" office:value-type="float" office:value="3.75737916515181" calcext:value-type="float">
            <text:p>3.75737916515181</text:p>
          </table:table-cell>
        </table:table-row>
        <table:table-row table:style-name="ro1">
          <table:table-cell office:value-type="string" calcext:value-type="string">
            <text:p>haussner j 1850</text:p>
          </table:table-cell>
          <table:table-cell office:value-type="string" calcext:value-type="string">
            <text:p>muller h j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35.5527776692624" calcext:value-type="float">
            <text:p>35.5527776692624</text:p>
          </table:table-cell>
          <table:table-cell table:formula="of:=STDEV([.D330];[.E330])" office:value-type="float" office:value="36.7695526217005" calcext:value-type="float">
            <text:p>36.7695526217005</text:p>
          </table:table-cell>
          <table:table-cell table:formula="of:=STDEV([.D330];[.F330])" office:value-type="float" office:value="48.0832611206852" calcext:value-type="float">
            <text:p>48.0832611206852</text:p>
          </table:table-cell>
          <table:table-cell table:formula="of:=STDEV([.E330];[.F330])" office:value-type="float" office:value="11.3137084989848" calcext:value-type="float">
            <text:p>11.3137084989848</text:p>
          </table:table-cell>
        </table:table-row>
        <table:table-row table:style-name="ro1">
          <table:table-cell office:value-type="string" calcext:value-type="string">
            <text:p>allen william cardinal</text:p>
          </table:table-cell>
          <table:table-cell office:value-type="string" calcext:value-type="string">
            <text:p>allen helen mary 18781960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8.2978723404255" calcext:value-type="float">
            <text:p>38.2978723404255</text:p>
          </table:table-cell>
          <table:table-cell office:value-type="float" office:value="35.623740013828" calcext:value-type="float">
            <text:p>35.623740013828</text:p>
          </table:table-cell>
          <table:table-cell table:formula="of:=STDEV([.D331];[.E331])" office:value-type="float" office:value="43.6299928817231" calcext:value-type="float">
            <text:p>43.6299928817231</text:p>
          </table:table-cell>
          <table:table-cell table:formula="of:=STDEV([.D331];[.F331])" office:value-type="float" office:value="43.6299928817231" calcext:value-type="float">
            <text:p>43.6299928817231</text:p>
          </table:table-cell>
          <table:table-cell table:formula="of:=STDEV([.E331];[.F3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illelmus de blavia bp of angouleme</text:p>
          </table:table-cell>
          <table:table-cell office:value-type="string" calcext:value-type="string">
            <text:p>william of blois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2.3076923076923" calcext:value-type="float">
            <text:p>42.3076923076923</text:p>
          </table:table-cell>
          <table:table-cell office:value-type="float" office:value="34.6153846153846" calcext:value-type="float">
            <text:p>34.6153846153846</text:p>
          </table:table-cell>
          <table:table-cell office:value-type="float" office:value="35.7368201660676" calcext:value-type="float">
            <text:p>35.7368201660676</text:p>
          </table:table-cell>
          <table:table-cell table:formula="of:=STDEV([.D332];[.E332])" office:value-type="float" office:value="40.7946219915316" calcext:value-type="float">
            <text:p>40.7946219915316</text:p>
          </table:table-cell>
          <table:table-cell table:formula="of:=STDEV([.D332];[.F332])" office:value-type="float" office:value="46.2339049237358" calcext:value-type="float">
            <text:p>46.2339049237358</text:p>
          </table:table-cell>
          <table:table-cell table:formula="of:=STDEV([.E332];[.F332])" office:value-type="float" office:value="5.43928293220421" calcext:value-type="float">
            <text:p>5.43928293220421</text:p>
          </table:table-cell>
        </table:table-row>
        <table:table-row table:style-name="ro1">
          <table:table-cell office:value-type="string" calcext:value-type="string">
            <text:p>caldera de heredia gaspar</text:p>
          </table:table-cell>
          <table:table-cell office:value-type="string" calcext:value-type="string">
            <text:p>johannes de rupescissa approximately 1300approximately 1365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0.4761904761905" calcext:value-type="float">
            <text:p>40.4761904761905</text:p>
          </table:table-cell>
          <table:table-cell office:value-type="float" office:value="35.7142857142857" calcext:value-type="float">
            <text:p>35.7142857142857</text:p>
          </table:table-cell>
          <table:table-cell office:value-type="float" office:value="35.8199495123707" calcext:value-type="float">
            <text:p>35.8199495123707</text:p>
          </table:table-cell>
          <table:table-cell table:formula="of:=STDEV([.D333];[.E333])" office:value-type="float" office:value="42.0896893563421" calcext:value-type="float">
            <text:p>42.0896893563421</text:p>
          </table:table-cell>
          <table:table-cell table:formula="of:=STDEV([.D333];[.F333])" office:value-type="float" office:value="45.4568645048495" calcext:value-type="float">
            <text:p>45.4568645048495</text:p>
          </table:table-cell>
          <table:table-cell table:formula="of:=STDEV([.E333];[.F333])" office:value-type="float" office:value="3.36717514850737" calcext:value-type="float">
            <text:p>3.36717514850737</text:p>
          </table:table-cell>
        </table:table-row>
        <table:table-row table:style-name="ro1">
          <table:table-cell office:value-type="string" calcext:value-type="string">
            <text:p>schondorffer otto 1860</text:p>
          </table:table-cell>
          <table:table-cell office:value-type="string" calcext:value-type="string">
            <text:p>guthling otto 18531931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5.4545454545455" calcext:value-type="float">
            <text:p>45.4545454545455</text:p>
          </table:table-cell>
          <table:table-cell office:value-type="float" office:value="31.8181818181818" calcext:value-type="float">
            <text:p>31.8181818181818</text:p>
          </table:table-cell>
          <table:table-cell office:value-type="float" office:value="36.0784269690626" calcext:value-type="float">
            <text:p>36.0784269690626</text:p>
          </table:table-cell>
          <table:table-cell table:formula="of:=STDEV([.D334];[.E334])" office:value-type="float" office:value="38.5694607919935" calcext:value-type="float">
            <text:p>38.5694607919935</text:p>
          </table:table-cell>
          <table:table-cell table:formula="of:=STDEV([.D334];[.F334])" office:value-type="float" office:value="48.2118259899919" calcext:value-type="float">
            <text:p>48.2118259899919</text:p>
          </table:table-cell>
          <table:table-cell table:formula="of:=STDEV([.E334];[.F334])" office:value-type="float" office:value="9.64236519799837" calcext:value-type="float">
            <text:p>9.64236519799837</text:p>
          </table:table-cell>
        </table:table-row>
        <table:table-row table:style-name="ro1">
          <table:table-cell office:value-type="string" calcext:value-type="string">
            <text:p>adam f 18351909</text:p>
          </table:table-cell>
          <table:table-cell office:value-type="string" calcext:value-type="string">
            <text:p>adam von bremen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36.2242822595288" calcext:value-type="float">
            <text:p>36.2242822595288</text:p>
          </table:table-cell>
          <table:table-cell table:formula="of:=STDEV([.D335];[.E335])" office:value-type="float" office:value="40.9377610160633" calcext:value-type="float">
            <text:p>40.9377610160633</text:p>
          </table:table-cell>
          <table:table-cell table:formula="of:=STDEV([.D335];[.F335])" office:value-type="float" office:value="47.1404520791032" calcext:value-type="float">
            <text:p>47.1404520791032</text:p>
          </table:table-cell>
          <table:table-cell table:formula="of:=STDEV([.E335];[.F335])" office:value-type="float" office:value="6.20269106303989" calcext:value-type="float">
            <text:p>6.20269106303989</text:p>
          </table:table-cell>
        </table:table-row>
        <table:table-row table:style-name="ro1">
          <table:table-cell office:value-type="string" calcext:value-type="string">
            <text:p>koch christian andreas</text:p>
          </table:table-cell>
          <table:table-cell office:value-type="string" calcext:value-type="string">
            <text:p>koch wilhelm daniel joseph 17711849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38.5964912280702" calcext:value-type="float">
            <text:p>38.5964912280702</text:p>
          </table:table-cell>
          <table:table-cell office:value-type="float" office:value="35.0877192982456" calcext:value-type="float">
            <text:p>35.0877192982456</text:p>
          </table:table-cell>
          <table:table-cell office:value-type="float" office:value="36.506407099447" calcext:value-type="float">
            <text:p>36.506407099447</text:p>
          </table:table-cell>
          <table:table-cell table:formula="of:=STDEV([.D336];[.E336])" office:value-type="float" office:value="43.4188374412792" calcext:value-type="float">
            <text:p>43.4188374412792</text:p>
          </table:table-cell>
          <table:table-cell table:formula="of:=STDEV([.D336];[.F336])" office:value-type="float" office:value="45.8999138664952" calcext:value-type="float">
            <text:p>45.8999138664952</text:p>
          </table:table-cell>
          <table:table-cell table:formula="of:=STDEV([.E336];[.F336])" office:value-type="float" office:value="2.48107642521596" calcext:value-type="float">
            <text:p>2.48107642521596</text:p>
          </table:table-cell>
        </table:table-row>
        <table:table-row table:style-name="ro1">
          <table:table-cell office:value-type="string" calcext:value-type="string">
            <text:p>verepaeus simon 15221598</text:p>
          </table:table-cell>
          <table:table-cell office:value-type="string" calcext:value-type="string">
            <text:p>aurea capra simon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8.7804878048781" calcext:value-type="float">
            <text:p>48.7804878048781</text:p>
          </table:table-cell>
          <table:table-cell office:value-type="float" office:value="29.2682926829268" calcext:value-type="float">
            <text:p>29.2682926829268</text:p>
          </table:table-cell>
          <table:table-cell office:value-type="float" office:value="36.5311251035138" calcext:value-type="float">
            <text:p>36.5311251035138</text:p>
          </table:table-cell>
          <table:table-cell table:formula="of:=STDEV([.D337];[.E337])" office:value-type="float" office:value="36.2176644022378" calcext:value-type="float">
            <text:p>36.2176644022378</text:p>
          </table:table-cell>
          <table:table-cell table:formula="of:=STDEV([.D337];[.F337])" office:value-type="float" office:value="50.0148698888046" calcext:value-type="float">
            <text:p>50.0148698888046</text:p>
          </table:table-cell>
          <table:table-cell table:formula="of:=STDEV([.E337];[.F337])" office:value-type="float" office:value="13.7972054865668" calcext:value-type="float">
            <text:p>13.7972054865668</text:p>
          </table:table-cell>
        </table:table-row>
        <table:table-row table:style-name="ro1">
          <table:table-cell office:value-type="string" calcext:value-type="string">
            <text:p>lucas theodor</text:p>
          </table:table-cell>
          <table:table-cell office:value-type="string" calcext:value-type="string">
            <text:p>lucas bishop of tuy approximately 1249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27.4509803921569" calcext:value-type="float">
            <text:p>27.4509803921569</text:p>
          </table:table-cell>
          <table:table-cell office:value-type="float" office:value="36.5799034834467" calcext:value-type="float">
            <text:p>36.5799034834467</text:p>
          </table:table-cell>
          <table:table-cell table:formula="of:=STDEV([.D338];[.E338])" office:value-type="float" office:value="31.4269680527354" calcext:value-type="float">
            <text:p>31.4269680527354</text:p>
          </table:table-cell>
          <table:table-cell table:formula="of:=STDEV([.D338];[.F338])" office:value-type="float" office:value="51.2999037331417" calcext:value-type="float">
            <text:p>51.2999037331417</text:p>
          </table:table-cell>
          <table:table-cell table:formula="of:=STDEV([.E338];[.F338])" office:value-type="float" office:value="19.8729356804062" calcext:value-type="float">
            <text:p>19.8729356804062</text:p>
          </table:table-cell>
        </table:table-row>
        <table:table-row table:style-name="ro1">
          <table:table-cell office:value-type="string" calcext:value-type="string">
            <text:p>kophler johann david 16841755</text:p>
          </table:table-cell>
          <table:table-cell office:value-type="string" calcext:value-type="string">
            <text:p>chytraeus david 15311600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5.2830188679245" calcext:value-type="float">
            <text:p>45.2830188679245</text:p>
          </table:table-cell>
          <table:table-cell office:value-type="float" office:value="30.188679245283" calcext:value-type="float">
            <text:p>30.188679245283</text:p>
          </table:table-cell>
          <table:table-cell office:value-type="float" office:value="36.7319289319468" calcext:value-type="float">
            <text:p>36.7319289319468</text:p>
          </table:table-cell>
          <table:table-cell table:formula="of:=STDEV([.D339];[.E339])" office:value-type="float" office:value="38.6907484045469" calcext:value-type="float">
            <text:p>38.6907484045469</text:p>
          </table:table-cell>
          <table:table-cell table:formula="of:=STDEV([.D339];[.F339])" office:value-type="float" office:value="49.3640583092495" calcext:value-type="float">
            <text:p>49.3640583092495</text:p>
          </table:table-cell>
          <table:table-cell table:formula="of:=STDEV([.E339];[.F339])" office:value-type="float" office:value="10.6733099047026" calcext:value-type="float">
            <text:p>10.6733099047026</text:p>
          </table:table-cell>
        </table:table-row>
        <table:table-row table:style-name="ro1">
          <table:table-cell office:value-type="string" calcext:value-type="string">
            <text:p>hase immanuel</text:p>
          </table:table-cell>
          <table:table-cell office:value-type="string" calcext:value-type="string">
            <text:p>hase charles benoit 17801864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7.0588235294118" calcext:value-type="float">
            <text:p>47.0588235294118</text:p>
          </table:table-cell>
          <table:table-cell office:value-type="float" office:value="29.2682926829268" calcext:value-type="float">
            <text:p>29.2682926829268</text:p>
          </table:table-cell>
          <table:table-cell office:value-type="float" office:value="36.792765534087" calcext:value-type="float">
            <text:p>36.792765534087</text:p>
          </table:table-cell>
          <table:table-cell table:formula="of:=STDEV([.D340];[.E340])" office:value-type="float" office:value="37.4350648863466" calcext:value-type="float">
            <text:p>37.4350648863466</text:p>
          </table:table-cell>
          <table:table-cell table:formula="of:=STDEV([.D340];[.F340])" office:value-type="float" office:value="50.0148698888046" calcext:value-type="float">
            <text:p>50.0148698888046</text:p>
          </table:table-cell>
          <table:table-cell table:formula="of:=STDEV([.E340];[.F340])" office:value-type="float" office:value="12.5798050024579" calcext:value-type="float">
            <text:p>12.5798050024579</text:p>
          </table:table-cell>
        </table:table-row>
        <table:table-row table:style-name="ro1">
          <table:table-cell office:value-type="string" calcext:value-type="string">
            <text:p>vico enea 15231567</text:p>
          </table:table-cell>
          <table:table-cell office:value-type="string" calcext:value-type="string">
            <text:p>vico giambattista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38.0952380952381" calcext:value-type="float">
            <text:p>38.0952380952381</text:p>
          </table:table-cell>
          <table:table-cell office:value-type="float" office:value="34.2857142857143" calcext:value-type="float">
            <text:p>34.2857142857143</text:p>
          </table:table-cell>
          <table:table-cell office:value-type="float" office:value="36.8896538455779" calcext:value-type="float">
            <text:p>36.8896538455779</text:p>
          </table:table-cell>
          <table:table-cell table:formula="of:=STDEV([.D341];[.E341])" office:value-type="float" office:value="43.7732769305958" calcext:value-type="float">
            <text:p>43.7732769305958</text:p>
          </table:table-cell>
          <table:table-cell table:formula="of:=STDEV([.D341];[.F341])" office:value-type="float" office:value="46.4670170494017" calcext:value-type="float">
            <text:p>46.4670170494017</text:p>
          </table:table-cell>
          <table:table-cell table:formula="of:=STDEV([.E341];[.F341])" office:value-type="float" office:value="2.6937401188059" calcext:value-type="float">
            <text:p>2.6937401188059</text:p>
          </table:table-cell>
        </table:table-row>
        <table:table-row table:style-name="ro1">
          <table:table-cell office:value-type="string" calcext:value-type="string">
            <text:p>schmidt maximilian friedrich christian</text:p>
          </table:table-cell>
          <table:table-cell office:value-type="string" calcext:value-type="string">
            <text:p>schmidt wilhelm 18621905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5.1612903225807" calcext:value-type="float">
            <text:p>45.1612903225807</text:p>
          </table:table-cell>
          <table:table-cell office:value-type="float" office:value="29.0322580645161" calcext:value-type="float">
            <text:p>29.0322580645161</text:p>
          </table:table-cell>
          <table:table-cell office:value-type="float" office:value="37.2018148215187" calcext:value-type="float">
            <text:p>37.2018148215187</text:p>
          </table:table-cell>
          <table:table-cell table:formula="of:=STDEV([.D342];[.E342])" office:value-type="float" office:value="38.7768234844236" calcext:value-type="float">
            <text:p>38.7768234844236</text:p>
          </table:table-cell>
          <table:table-cell table:formula="of:=STDEV([.D342];[.F342])" office:value-type="float" office:value="50.1817715680776" calcext:value-type="float">
            <text:p>50.1817715680776</text:p>
          </table:table-cell>
          <table:table-cell table:formula="of:=STDEV([.E342];[.F342])" office:value-type="float" office:value="11.404948083654" calcext:value-type="float">
            <text:p>11.404948083654</text:p>
          </table:table-cell>
        </table:table-row>
        <table:table-row table:style-name="ro1">
          <table:table-cell office:value-type="string" calcext:value-type="string">
            <text:p>lynch richard si 16101676</text:p>
          </table:table-cell>
          <table:table-cell office:value-type="string" calcext:value-type="string">
            <text:p>lynch john approximately 1599approximately 1673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1.6666666666667" calcext:value-type="float">
            <text:p>41.6666666666667</text:p>
          </table:table-cell>
          <table:table-cell office:value-type="float" office:value="30.5555555555556" calcext:value-type="float">
            <text:p>30.5555555555556</text:p>
          </table:table-cell>
          <table:table-cell office:value-type="float" office:value="37.3022908860809" calcext:value-type="float">
            <text:p>37.3022908860809</text:p>
          </table:table-cell>
          <table:table-cell table:formula="of:=STDEV([.D343];[.E343])" office:value-type="float" office:value="41.2478955692153" calcext:value-type="float">
            <text:p>41.2478955692153</text:p>
          </table:table-cell>
          <table:table-cell table:formula="of:=STDEV([.D343];[.F343])" office:value-type="float" office:value="49.1046375823991" calcext:value-type="float">
            <text:p>49.1046375823991</text:p>
          </table:table-cell>
          <table:table-cell table:formula="of:=STDEV([.E343];[.F343])" office:value-type="float" office:value="7.85674201318386" calcext:value-type="float">
            <text:p>7.85674201318386</text:p>
          </table:table-cell>
        </table:table-row>
        <table:table-row table:style-name="ro1">
          <table:table-cell office:value-type="string" calcext:value-type="string">
            <text:p>lynch richard si 16111676</text:p>
          </table:table-cell>
          <table:table-cell office:value-type="string" calcext:value-type="string">
            <text:p>lynch john approximately 1599approximately 1673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41.6666666666667" calcext:value-type="float">
            <text:p>41.6666666666667</text:p>
          </table:table-cell>
          <table:table-cell office:value-type="float" office:value="30.5555555555556" calcext:value-type="float">
            <text:p>30.5555555555556</text:p>
          </table:table-cell>
          <table:table-cell office:value-type="float" office:value="37.3022908860809" calcext:value-type="float">
            <text:p>37.3022908860809</text:p>
          </table:table-cell>
          <table:table-cell table:formula="of:=STDEV([.D344];[.E344])" office:value-type="float" office:value="41.2478955692153" calcext:value-type="float">
            <text:p>41.2478955692153</text:p>
          </table:table-cell>
          <table:table-cell table:formula="of:=STDEV([.D344];[.F344])" office:value-type="float" office:value="49.1046375823991" calcext:value-type="float">
            <text:p>49.1046375823991</text:p>
          </table:table-cell>
          <table:table-cell table:formula="of:=STDEV([.E344];[.F344])" office:value-type="float" office:value="7.85674201318386" calcext:value-type="float">
            <text:p>7.85674201318386</text:p>
          </table:table-cell>
        </table:table-row>
        <table:table-row table:style-name="ro1">
          <table:table-cell office:value-type="string" calcext:value-type="string">
            <text:p>vom hagen carolus active 17th century</text:p>
          </table:table-cell>
          <table:table-cell office:value-type="string" calcext:value-type="string">
            <text:p>hagen hermann 18441898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37.2881355932203" calcext:value-type="float">
            <text:p>37.2881355932203</text:p>
          </table:table-cell>
          <table:table-cell office:value-type="float" office:value="30.5084745762712" calcext:value-type="float">
            <text:p>30.5084745762712</text:p>
          </table:table-cell>
          <table:table-cell office:value-type="float" office:value="38.3140832388384" calcext:value-type="float">
            <text:p>38.3140832388384</text:p>
          </table:table-cell>
          <table:table-cell table:formula="of:=STDEV([.D345];[.E345])" office:value-type="float" office:value="44.3439845828852" calcext:value-type="float">
            <text:p>44.3439845828852</text:p>
          </table:table-cell>
          <table:table-cell table:formula="of:=STDEV([.D345];[.F345])" office:value-type="float" office:value="49.137928862116" calcext:value-type="float">
            <text:p>49.137928862116</text:p>
          </table:table-cell>
          <table:table-cell table:formula="of:=STDEV([.E345];[.F345])" office:value-type="float" office:value="4.79394427923083" calcext:value-type="float">
            <text:p>4.79394427923083</text:p>
          </table:table-cell>
        </table:table-row>
        <table:table-row table:style-name="ro1">
          <table:table-cell office:value-type="string" calcext:value-type="string">
            <text:p>osorio jeronymo bishop of silves 15061580</text:p>
          </table:table-cell>
          <table:table-cell office:value-type="string" calcext:value-type="string">
            <text:p>hosius of cordoba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37.9310344827586" calcext:value-type="float">
            <text:p>37.9310344827586</text:p>
          </table:table-cell>
          <table:table-cell office:value-type="float" office:value="27.5862068965517" calcext:value-type="float">
            <text:p>27.5862068965517</text:p>
          </table:table-cell>
          <table:table-cell office:value-type="float" office:value="39.1648851434502" calcext:value-type="float">
            <text:p>39.1648851434502</text:p>
          </table:table-cell>
          <table:table-cell table:formula="of:=STDEV([.D346];[.E346])" office:value-type="float" office:value="43.8893864184754" calcext:value-type="float">
            <text:p>43.8893864184754</text:p>
          </table:table-cell>
          <table:table-cell table:formula="of:=STDEV([.D346];[.F346])" office:value-type="float" office:value="51.2042841548879" calcext:value-type="float">
            <text:p>51.2042841548879</text:p>
          </table:table-cell>
          <table:table-cell table:formula="of:=STDEV([.E346];[.F346])" office:value-type="float" office:value="7.31489773641256" calcext:value-type="float">
            <text:p>7.31489773641256</text:p>
          </table:table-cell>
        </table:table-row>
        <table:table-row table:style-name="ro1">
          <table:table-cell office:value-type="string" calcext:value-type="string">
            <text:p>guadalupe jeronimo de</text:p>
          </table:table-cell>
          <table:table-cell office:value-type="string" calcext:value-type="string">
            <text:p>vitoria francisco de 14861546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39.2598183048946" calcext:value-type="float">
            <text:p>39.2598183048946</text:p>
          </table:table-cell>
          <table:table-cell table:formula="of:=STDEV([.D347];[.E347])" office:value-type="float" office:value="48.0832611206852" calcext:value-type="float">
            <text:p>48.0832611206852</text:p>
          </table:table-cell>
          <table:table-cell table:formula="of:=STDEV([.D347];[.F347])" office:value-type="float" office:value="48.0832611206852" calcext:value-type="float">
            <text:p>48.0832611206852</text:p>
          </table:table-cell>
          <table:table-cell table:formula="of:=STDEV([.E347];[.F3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glesia catolica papa 15031503 pio iii</text:p>
          </table:table-cell>
          <table:table-cell office:value-type="string" calcext:value-type="string">
            <text:p>john iii pope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37.5" calcext:value-type="float">
            <text:p>37.5</text:p>
          </table:table-cell>
          <table:table-cell office:value-type="float" office:value="27.4509803921569" calcext:value-type="float">
            <text:p>27.4509803921569</text:p>
          </table:table-cell>
          <table:table-cell office:value-type="float" office:value="39.3077452951663" calcext:value-type="float">
            <text:p>39.3077452951663</text:p>
          </table:table-cell>
          <table:table-cell table:formula="of:=STDEV([.D348];[.E348])" office:value-type="float" office:value="44.1941738241592" calcext:value-type="float">
            <text:p>44.1941738241592</text:p>
          </table:table-cell>
          <table:table-cell table:formula="of:=STDEV([.D348];[.F348])" office:value-type="float" office:value="51.2999037331417" calcext:value-type="float">
            <text:p>51.2999037331417</text:p>
          </table:table-cell>
          <table:table-cell table:formula="of:=STDEV([.E348];[.F348])" office:value-type="float" office:value="7.10572990898246" calcext:value-type="float">
            <text:p>7.10572990898246</text:p>
          </table:table-cell>
        </table:table-row>
        <table:table-row table:style-name="ro1">
          <table:table-cell office:value-type="string" calcext:value-type="string">
            <text:p>iglesia catolica papa 16551667 alejandro vii</text:p>
          </table:table-cell>
          <table:table-cell office:value-type="string" calcext:value-type="string">
            <text:p>gregory vii pope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31.5789473684211" calcext:value-type="float">
            <text:p>31.5789473684211</text:p>
          </table:table-cell>
          <table:table-cell office:value-type="float" office:value="30" calcext:value-type="float">
            <text:p>30</text:p>
          </table:table-cell>
          <table:table-cell office:value-type="float" office:value="39.9665141462315" calcext:value-type="float">
            <text:p>39.9665141462315</text:p>
          </table:table-cell>
          <table:table-cell table:formula="of:=STDEV([.D349];[.E349])" office:value-type="float" office:value="48.3809902917111" calcext:value-type="float">
            <text:p>48.3809902917111</text:p>
          </table:table-cell>
          <table:table-cell table:formula="of:=STDEV([.D349];[.F349])" office:value-type="float" office:value="49.4974746830583" calcext:value-type="float">
            <text:p>49.4974746830583</text:p>
          </table:table-cell>
          <table:table-cell table:formula="of:=STDEV([.E349];[.F349])" office:value-type="float" office:value="1.11648439134718" calcext:value-type="float">
            <text:p>1.11648439134718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artiwros saint</text:p>
          </table:table-cell>
          <table:table-cell office:value-type="string" calcext:value-type="string">
            <text:p>no</text:p>
          </table:table-cell>
          <table:table-cell office:value-type="float" office:value="90.9090909090909" calcext:value-type="float">
            <text:p>90.9090909090909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19.4949441544549" calcext:value-type="float">
            <text:p>19.4949441544549</text:p>
          </table:table-cell>
          <table:table-cell table:formula="of:=STDEV([.D350];[.E350])" office:value-type="float" office:value="23.8763328712341" calcext:value-type="float">
            <text:p>23.8763328712341</text:p>
          </table:table-cell>
          <table:table-cell table:formula="of:=STDEV([.D350];[.F350])" office:value-type="float" office:value="23.8763328712341" calcext:value-type="float">
            <text:p>23.8763328712341</text:p>
          </table:table-cell>
          <table:table-cell table:formula="of:=STDEV([.E350];[.F3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rea johann valentin 15861654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no</text:p>
          </table:table-cell>
          <table:table-cell office:value-type="float" office:value="88.8888888888889" calcext:value-type="float">
            <text:p>88.8888888888889</text:p>
          </table:table-cell>
          <table:table-cell table:number-columns-repeated="2" office:value-type="float" office:value="39.0243902439024" calcext:value-type="float">
            <text:p>39.0243902439024</text:p>
          </table:table-cell>
          <table:table-cell office:value-type="float" office:value="28.7892817156887" calcext:value-type="float">
            <text:p>28.7892817156887</text:p>
          </table:table-cell>
          <table:table-cell table:formula="of:=STDEV([.D351];[.E351])" office:value-type="float" office:value="35.2595251323373" calcext:value-type="float">
            <text:p>35.2595251323373</text:p>
          </table:table-cell>
          <table:table-cell table:formula="of:=STDEV([.D351];[.F351])" office:value-type="float" office:value="35.2595251323373" calcext:value-type="float">
            <text:p>35.2595251323373</text:p>
          </table:table-cell>
          <table:table-cell table:formula="of:=STDEV([.E351];[.F3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usen f</text:p>
          </table:table-cell>
          <table:table-cell office:value-type="string" calcext:value-type="string">
            <text:p>claussen johannes diederich detlef 18491929</text:p>
          </table:table-cell>
          <table:table-cell office:value-type="string" calcext:value-type="string">
            <text:p>no</text:p>
          </table:table-cell>
          <table:table-cell office:value-type="float" office:value="88.8888888888889" calcext:value-type="float">
            <text:p>88.8888888888889</text:p>
          </table:table-cell>
          <table:table-cell table:number-columns-repeated="2" office:value-type="float" office:value="34.6153846153846" calcext:value-type="float">
            <text:p>34.6153846153846</text:p>
          </table:table-cell>
          <table:table-cell office:value-type="float" office:value="31.334822302172" calcext:value-type="float">
            <text:p>31.334822302172</text:p>
          </table:table-cell>
          <table:table-cell table:formula="of:=STDEV([.D352];[.E352])" office:value-type="float" office:value="38.3771629105519" calcext:value-type="float">
            <text:p>38.3771629105519</text:p>
          </table:table-cell>
          <table:table-cell table:formula="of:=STDEV([.D352];[.F352])" office:value-type="float" office:value="38.3771629105519" calcext:value-type="float">
            <text:p>38.3771629105519</text:p>
          </table:table-cell>
          <table:table-cell table:formula="of:=STDEV([.E352];[.F3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ca giovanni battista de cardenal 16141683</text:p>
          </table:table-cell>
          <table:table-cell office:value-type="string" calcext:value-type="string">
            <text:p>lucan</text:p>
          </table:table-cell>
          <table:table-cell office:value-type="string" calcext:value-type="string">
            <text:p>no</text:p>
          </table:table-cell>
          <table:table-cell office:value-type="float" office:value="88.8888888888889" calcext:value-type="float">
            <text:p>88.8888888888889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41.697519441473" calcext:value-type="float">
            <text:p>41.697519441473</text:p>
          </table:table-cell>
          <table:table-cell table:formula="of:=STDEV([.D353];[.E353])" office:value-type="float" office:value="51.0688230856951" calcext:value-type="float">
            <text:p>51.0688230856951</text:p>
          </table:table-cell>
          <table:table-cell table:formula="of:=STDEV([.D353];[.F353])" office:value-type="float" office:value="51.0688230856951" calcext:value-type="float">
            <text:p>51.0688230856951</text:p>
          </table:table-cell>
          <table:table-cell table:formula="of:=STDEV([.E353];[.F3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largus christoph 15651633</text:p>
          </table:table-cell>
          <table:table-cell office:value-type="string" calcext:value-type="string">
            <text:p>pelagius</text:p>
          </table:table-cell>
          <table:table-cell office:value-type="string" calcext:value-type="string">
            <text:p>no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7.4241377865072" calcext:value-type="float">
            <text:p>27.4241377865072</text:p>
          </table:table-cell>
          <table:table-cell table:formula="of:=STDEV([.D354];[.E354])" office:value-type="float" office:value="33.587572106361" calcext:value-type="float">
            <text:p>33.587572106361</text:p>
          </table:table-cell>
          <table:table-cell table:formula="of:=STDEV([.D354];[.F354])" office:value-type="float" office:value="33.587572106361" calcext:value-type="float">
            <text:p>33.587572106361</text:p>
          </table:table-cell>
          <table:table-cell table:formula="of:=STDEV([.E354];[.F3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pe guy</text:p>
          </table:table-cell>
          <table:table-cell office:value-type="string" calcext:value-type="string">
            <text:p>papeus petrus active 16th century</text:p>
          </table:table-cell>
          <table:table-cell office:value-type="string" calcext:value-type="string">
            <text:p>no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34.1463414634146" calcext:value-type="float">
            <text:p>34.1463414634146</text:p>
          </table:table-cell>
          <table:table-cell office:value-type="float" office:value="30.8037491183489" calcext:value-type="float">
            <text:p>30.8037491183489</text:p>
          </table:table-cell>
          <table:table-cell table:formula="of:=STDEV([.D355];[.E355])" office:value-type="float" office:value="37.726733752331" calcext:value-type="float">
            <text:p>37.726733752331</text:p>
          </table:table-cell>
          <table:table-cell table:formula="of:=STDEV([.D355];[.F355])" office:value-type="float" office:value="37.726733752331" calcext:value-type="float">
            <text:p>37.726733752331</text:p>
          </table:table-cell>
          <table:table-cell table:formula="of:=STDEV([.E355];[.F3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rdan henri 183386</text:p>
          </table:table-cell>
          <table:table-cell office:value-type="string" calcext:value-type="string">
            <text:p>jordanes</text:p>
          </table:table-cell>
          <table:table-cell office:value-type="string" calcext:value-type="string">
            <text:p>no</text:p>
          </table:table-cell>
          <table:table-cell office:value-type="float" office:value="85.7142857142857" calcext:value-type="float">
            <text:p>85.7142857142857</text:p>
          </table:table-cell>
          <table:table-cell table:number-columns-repeated="2" office:value-type="float" office:value="44.4444444444444" calcext:value-type="float">
            <text:p>44.4444444444444</text:p>
          </table:table-cell>
          <table:table-cell office:value-type="float" office:value="23.827153966556" calcext:value-type="float">
            <text:p>23.827153966556</text:p>
          </table:table-cell>
          <table:table-cell table:formula="of:=STDEV([.D356];[.E356])" office:value-type="float" office:value="29.1821846203972" calcext:value-type="float">
            <text:p>29.1821846203972</text:p>
          </table:table-cell>
          <table:table-cell table:formula="of:=STDEV([.D356];[.F356])" office:value-type="float" office:value="29.1821846203972" calcext:value-type="float">
            <text:p>29.1821846203972</text:p>
          </table:table-cell>
          <table:table-cell table:formula="of:=STDEV([.E356];[.F3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ber zacharias 16111679</text:p>
          </table:table-cell>
          <table:table-cell office:value-type="string" calcext:value-type="string">
            <text:p>trabea</text:p>
          </table:table-cell>
          <table:table-cell office:value-type="string" calcext:value-type="string">
            <text:p>no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38.7096774193548" calcext:value-type="float">
            <text:p>38.7096774193548</text:p>
          </table:table-cell>
          <table:table-cell office:value-type="float" office:value="25.7634797541607" calcext:value-type="float">
            <text:p>25.7634797541607</text:p>
          </table:table-cell>
          <table:table-cell table:formula="of:=STDEV([.D357];[.E357])" office:value-type="float" office:value="31.5536896981094" calcext:value-type="float">
            <text:p>31.5536896981094</text:p>
          </table:table-cell>
          <table:table-cell table:formula="of:=STDEV([.D357];[.F357])" office:value-type="float" office:value="31.5536896981094" calcext:value-type="float">
            <text:p>31.5536896981094</text:p>
          </table:table-cell>
          <table:table-cell table:formula="of:=STDEV([.E357];[.F3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ntin jean 15001561</text:p>
          </table:table-cell>
          <table:table-cell office:value-type="string" calcext:value-type="string">
            <text:p>quintilian</text:p>
          </table:table-cell>
          <table:table-cell office:value-type="string" calcext:value-type="string">
            <text:p>no</text:p>
          </table:table-cell>
          <table:table-cell office:value-type="float" office:value="82.3529411764706" calcext:value-type="float">
            <text:p>82.3529411764706</text:p>
          </table:table-cell>
          <table:table-cell table:number-columns-repeated="2" office:value-type="float" office:value="45.1612903225807" calcext:value-type="float">
            <text:p>45.1612903225807</text:p>
          </table:table-cell>
          <table:table-cell office:value-type="float" office:value="21.4726096320999" calcext:value-type="float">
            <text:p>21.4726096320999</text:p>
          </table:table-cell>
          <table:table-cell table:formula="of:=STDEV([.D358];[.E358])" office:value-type="float" office:value="26.298468522308" calcext:value-type="float">
            <text:p>26.298468522308</text:p>
          </table:table-cell>
          <table:table-cell table:formula="of:=STDEV([.D358];[.F358])" office:value-type="float" office:value="26.298468522308" calcext:value-type="float">
            <text:p>26.298468522308</text:p>
          </table:table-cell>
          <table:table-cell table:formula="of:=STDEV([.E358];[.F3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oen henricus</text:p>
          </table:table-cell>
          <table:table-cell office:value-type="string" calcext:value-type="string">
            <text:p>schenkl heinrich 18591919</text:p>
          </table:table-cell>
          <table:table-cell office:value-type="string" calcext:value-type="string">
            <text:p>no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.5470053837925" calcext:value-type="float">
            <text:p>11.5470053837925</text:p>
          </table:table-cell>
          <table:table-cell table:formula="of:=STDEV([.D359];[.E359])" office:value-type="float" office:value="14.142135623731" calcext:value-type="float">
            <text:p>14.142135623731</text:p>
          </table:table-cell>
          <table:table-cell table:formula="of:=STDEV([.D359];[.F359])" office:value-type="float" office:value="14.142135623731" calcext:value-type="float">
            <text:p>14.142135623731</text:p>
          </table:table-cell>
          <table:table-cell table:formula="of:=STDEV([.E359];[.F3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dus valerius</text:p>
          </table:table-cell>
          <table:table-cell office:value-type="string" calcext:value-type="string">
            <text:p>valerianus cornelius</text:p>
          </table:table-cell>
          <table:table-cell office:value-type="string" calcext:value-type="string">
            <text:p>no</text:p>
          </table:table-cell>
          <table:table-cell office:value-type="float" office:value="78.5714285714286" calcext:value-type="float">
            <text:p>78.5714285714286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0.824786098842324" calcext:value-type="float">
            <text:p>0.824786098842324</text:p>
          </table:table-cell>
          <table:table-cell table:formula="of:=STDEV([.D360];[.E360])" office:value-type="float" office:value="1.01015254455221" calcext:value-type="float">
            <text:p>1.01015254455221</text:p>
          </table:table-cell>
          <table:table-cell table:formula="of:=STDEV([.D360];[.F360])" office:value-type="float" office:value="1.01015254455221" calcext:value-type="float">
            <text:p>1.01015254455221</text:p>
          </table:table-cell>
          <table:table-cell table:formula="of:=STDEV([.E360];[.F3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ngel carl</text:p>
          </table:table-cell>
          <table:table-cell office:value-type="string" calcext:value-type="string">
            <text:p>stenzel gustav adolf harald 17921854</text:p>
          </table:table-cell>
          <table:table-cell office:value-type="string" calcext:value-type="string">
            <text:p>no</text:p>
          </table:table-cell>
          <table:table-cell office:value-type="float" office:value="78.2608695652174" calcext:value-type="float">
            <text:p>78.2608695652174</text:p>
          </table:table-cell>
          <table:table-cell table:number-columns-repeated="2" office:value-type="float" office:value="41.6666666666667" calcext:value-type="float">
            <text:p>41.6666666666667</text:p>
          </table:table-cell>
          <table:table-cell office:value-type="float" office:value="21.127672894258" calcext:value-type="float">
            <text:p>21.127672894258</text:p>
          </table:table-cell>
          <table:table-cell table:formula="of:=STDEV([.D361];[.E361])" office:value-type="float" office:value="25.8760090216816" calcext:value-type="float">
            <text:p>25.8760090216816</text:p>
          </table:table-cell>
          <table:table-cell table:formula="of:=STDEV([.D361];[.F361])" office:value-type="float" office:value="25.8760090216816" calcext:value-type="float">
            <text:p>25.8760090216816</text:p>
          </table:table-cell>
          <table:table-cell table:formula="of:=STDEV([.E361];[.F3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tier pierre</text:p>
          </table:table-cell>
          <table:table-cell office:value-type="string" calcext:value-type="string">
            <text:p>pottier f g</text:p>
          </table:table-cell>
          <table:table-cell office:value-type="string" calcext:value-type="string">
            <text:p>no</text:p>
          </table:table-cell>
          <table:table-cell office:value-type="float" office:value="77.7777777777778" calcext:value-type="float">
            <text:p>77.7777777777778</text:p>
          </table:table-cell>
          <table:table-cell office:value-type="float" office:value="58.3333333333333" calcext:value-type="float">
            <text:p>58.3333333333333</text:p>
          </table:table-cell>
          <table:table-cell office:value-type="float" office:value="58.3333333333333" calcext:value-type="float">
            <text:p>58.3333333333333</text:p>
          </table:table-cell>
          <table:table-cell office:value-type="float" office:value="11.2262552342427" calcext:value-type="float">
            <text:p>11.2262552342427</text:p>
          </table:table-cell>
          <table:table-cell table:formula="of:=STDEV([.D362];[.E362])" office:value-type="float" office:value="13.7492985230718" calcext:value-type="float">
            <text:p>13.7492985230718</text:p>
          </table:table-cell>
          <table:table-cell table:formula="of:=STDEV([.D362];[.F362])" office:value-type="float" office:value="13.7492985230718" calcext:value-type="float">
            <text:p>13.7492985230718</text:p>
          </table:table-cell>
          <table:table-cell table:formula="of:=STDEV([.E362];[.F3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echly arm</text:p>
          </table:table-cell>
          <table:table-cell office:value-type="string" calcext:value-type="string">
            <text:p>kochly hermann 18151876</text:p>
          </table:table-cell>
          <table:table-cell office:value-type="string" calcext:value-type="string">
            <text:p>no</text:p>
          </table:table-cell>
          <table:table-cell office:value-type="float" office:value="77.7777777777778" calcext:value-type="float">
            <text:p>77.7777777777778</text:p>
          </table:table-cell>
          <table:table-cell office:value-type="float" office:value="52.9411764705882" calcext:value-type="float">
            <text:p>52.9411764705882</text:p>
          </table:table-cell>
          <table:table-cell office:value-type="float" office:value="52.9411764705882" calcext:value-type="float">
            <text:p>52.9411764705882</text:p>
          </table:table-cell>
          <table:table-cell office:value-type="float" office:value="14.3394184504613" calcext:value-type="float">
            <text:p>14.3394184504613</text:p>
          </table:table-cell>
          <table:table-cell table:formula="of:=STDEV([.D363];[.E363])" office:value-type="float" office:value="17.5621292059404" calcext:value-type="float">
            <text:p>17.5621292059404</text:p>
          </table:table-cell>
          <table:table-cell table:formula="of:=STDEV([.D363];[.F363])" office:value-type="float" office:value="17.5621292059404" calcext:value-type="float">
            <text:p>17.5621292059404</text:p>
          </table:table-cell>
          <table:table-cell table:formula="of:=STDEV([.E363];[.F3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neidewini jean</text:p>
          </table:table-cell>
          <table:table-cell office:value-type="string" calcext:value-type="string">
            <text:p>schneidewin friedrich wilhelm 18101856</text:p>
          </table:table-cell>
          <table:table-cell office:value-type="string" calcext:value-type="string">
            <text:p>no</text:p>
          </table:table-cell>
          <table:table-cell office:value-type="float" office:value="76.4705882352941" calcext:value-type="float">
            <text:p>76.4705882352941</text:p>
          </table:table-cell>
          <table:table-cell table:number-columns-repeated="2" office:value-type="float" office:value="50.9090909090909" calcext:value-type="float">
            <text:p>50.9090909090909</text:p>
          </table:table-cell>
          <table:table-cell office:value-type="float" office:value="14.7579373621733" calcext:value-type="float">
            <text:p>14.7579373621733</text:p>
          </table:table-cell>
          <table:table-cell table:formula="of:=STDEV([.D364];[.E364])" office:value-type="float" office:value="18.0747080966401" calcext:value-type="float">
            <text:p>18.0747080966401</text:p>
          </table:table-cell>
          <table:table-cell table:formula="of:=STDEV([.D364];[.F364])" office:value-type="float" office:value="18.0747080966401" calcext:value-type="float">
            <text:p>18.0747080966401</text:p>
          </table:table-cell>
          <table:table-cell table:formula="of:=STDEV([.E364];[.F3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mente juan</text:p>
          </table:table-cell>
          <table:table-cell office:value-type="string" calcext:value-type="string">
            <text:p>clement i pope</text:p>
          </table:table-cell>
          <table:table-cell office:value-type="string" calcext:value-type="string">
            <text:p>no</text:p>
          </table:table-cell>
          <table:table-cell office:value-type="float" office:value="76.1904761904762" calcext:value-type="float">
            <text:p>76.1904761904762</text:p>
          </table:table-cell>
          <table:table-cell office:value-type="float" office:value="59.2592592592593" calcext:value-type="float">
            <text:p>59.2592592592593</text:p>
          </table:table-cell>
          <table:table-cell office:value-type="float" office:value="59.2592592592593" calcext:value-type="float">
            <text:p>59.2592592592593</text:p>
          </table:table-cell>
          <table:table-cell office:value-type="float" office:value="9.77524265294605" calcext:value-type="float">
            <text:p>9.77524265294605</text:p>
          </table:table-cell>
          <table:table-cell table:formula="of:=STDEV([.D365];[.E365])" office:value-type="float" office:value="11.972178305804" calcext:value-type="float">
            <text:p>11.972178305804</text:p>
          </table:table-cell>
          <table:table-cell table:formula="of:=STDEV([.D365];[.F365])" office:value-type="float" office:value="11.972178305804" calcext:value-type="float">
            <text:p>11.972178305804</text:p>
          </table:table-cell>
          <table:table-cell table:formula="of:=STDEV([.E365];[.F3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olani isidoro</text:p>
          </table:table-cell>
          <table:table-cell office:value-type="string" calcext:value-type="string">
            <text:p>isidore of seville saint</text:p>
          </table:table-cell>
          <table:table-cell office:value-type="string" calcext:value-type="string">
            <text:p>no</text:p>
          </table:table-cell>
          <table:table-cell office:value-type="float" office:value="75.8620689655172" calcext:value-type="float">
            <text:p>75.8620689655172</text:p>
          </table:table-cell>
          <table:table-cell table:number-columns-repeated="2" office:value-type="float" office:value="61.5384615384615" calcext:value-type="float">
            <text:p>61.5384615384615</text:p>
          </table:table-cell>
          <table:table-cell office:value-type="float" office:value="8.26973860377713" calcext:value-type="float">
            <text:p>8.26973860377713</text:p>
          </table:table-cell>
          <table:table-cell table:formula="of:=STDEV([.D366];[.E366])" office:value-type="float" office:value="10.1283199427251" calcext:value-type="float">
            <text:p>10.1283199427251</text:p>
          </table:table-cell>
          <table:table-cell table:formula="of:=STDEV([.D366];[.F366])" office:value-type="float" office:value="10.1283199427251" calcext:value-type="float">
            <text:p>10.1283199427251</text:p>
          </table:table-cell>
          <table:table-cell table:formula="of:=STDEV([.E366];[.F3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brielli antonio</text:p>
          </table:table-cell>
          <table:table-cell office:value-type="string" calcext:value-type="string">
            <text:p>faerno gabriello 15111561</text:p>
          </table:table-cell>
          <table:table-cell office:value-type="string" calcext:value-type="string">
            <text:p>no</text:p>
          </table:table-cell>
          <table:table-cell office:value-type="float" office:value="75.8620689655172" calcext:value-type="float">
            <text:p>75.8620689655172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10.8075419848304" calcext:value-type="float">
            <text:p>10.8075419848304</text:p>
          </table:table-cell>
          <table:table-cell table:formula="of:=STDEV([.D367];[.E367])" office:value-type="float" office:value="13.2364816182703" calcext:value-type="float">
            <text:p>13.2364816182703</text:p>
          </table:table-cell>
          <table:table-cell table:formula="of:=STDEV([.D367];[.F367])" office:value-type="float" office:value="13.2364816182703" calcext:value-type="float">
            <text:p>13.2364816182703</text:p>
          </table:table-cell>
          <table:table-cell table:formula="of:=STDEV([.E367];[.F3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egio de santo tomas de aquino alcala de henares</text:p>
          </table:table-cell>
          <table:table-cell office:value-type="string" calcext:value-type="string">
            <text:p>thomas aquinas saint</text:p>
          </table:table-cell>
          <table:table-cell office:value-type="string" calcext:value-type="string">
            <text:p>no</text:p>
          </table:table-cell>
          <table:table-cell office:value-type="float" office:value="75.6756756756757" calcext:value-type="float">
            <text:p>75.6756756756757</text:p>
          </table:table-cell>
          <table:table-cell office:value-type="float" office:value="56.25" calcext:value-type="float">
            <text:p>56.25</text:p>
          </table:table-cell>
          <table:table-cell office:value-type="float" office:value="51.4285714285714" calcext:value-type="float">
            <text:p>51.4285714285714</text:p>
          </table:table-cell>
          <table:table-cell office:value-type="float" office:value="12.8356606978103" calcext:value-type="float">
            <text:p>12.8356606978103</text:p>
          </table:table-cell>
          <table:table-cell table:formula="of:=STDEV([.D368];[.E368])" office:value-type="float" office:value="13.7360269994008" calcext:value-type="float">
            <text:p>13.7360269994008</text:p>
          </table:table-cell>
          <table:table-cell table:formula="of:=STDEV([.D368];[.F368])" office:value-type="float" office:value="17.1452918372646" calcext:value-type="float">
            <text:p>17.1452918372646</text:p>
          </table:table-cell>
          <table:table-cell table:formula="of:=STDEV([.E368];[.F368])" office:value-type="float" office:value="3.40926483786372" calcext:value-type="float">
            <text:p>3.40926483786372</text:p>
          </table:table-cell>
        </table:table-row>
        <table:table-row table:style-name="ro1">
          <table:table-cell office:value-type="string" calcext:value-type="string">
            <text:p>antonini mario</text:p>
          </table:table-cell>
          <table:table-cell office:value-type="string" calcext:value-type="string">
            <text:p>antonino of piacenza saint</text:p>
          </table:table-cell>
          <table:table-cell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office:value-type="float" office:value="11.5470053837925" calcext:value-type="float">
            <text:p>11.5470053837925</text:p>
          </table:table-cell>
          <table:table-cell table:formula="of:=STDEV([.D369];[.E369])" office:value-type="float" office:value="14.142135623731" calcext:value-type="float">
            <text:p>14.142135623731</text:p>
          </table:table-cell>
          <table:table-cell table:formula="of:=STDEV([.D369];[.F369])" office:value-type="float" office:value="14.1421356237309" calcext:value-type="float">
            <text:p>14.1421356237309</text:p>
          </table:table-cell>
          <table:table-cell table:formula="of:=STDEV([.E369];[.F3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a paschasio</text:p>
          </table:table-cell>
          <table:table-cell office:value-type="string" calcext:value-type="string">
            <text:p>paschasius diaconus</text:p>
          </table:table-cell>
          <table:table-cell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float" office:value="54.5454545454546" calcext:value-type="float">
            <text:p>54.5454545454546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11.8094373243333" calcext:value-type="float">
            <text:p>11.8094373243333</text:p>
          </table:table-cell>
          <table:table-cell table:formula="of:=STDEV([.D370];[.E370])" office:value-type="float" office:value="14.4635477969976" calcext:value-type="float">
            <text:p>14.4635477969976</text:p>
          </table:table-cell>
          <table:table-cell table:formula="of:=STDEV([.D370];[.F370])" office:value-type="float" office:value="14.4635477969976" calcext:value-type="float">
            <text:p>14.4635477969976</text:p>
          </table:table-cell>
          <table:table-cell table:formula="of:=STDEV([.E370];[.F3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i pietro</text:p>
          </table:table-cell>
          <table:table-cell office:value-type="string" calcext:value-type="string">
            <text:p>servius active 4th century</text:p>
          </table:table-cell>
          <table:table-cell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float" office:value="52.6315789473684" calcext:value-type="float">
            <text:p>52.6315789473684</text:p>
          </table:table-cell>
          <table:table-cell office:value-type="float" office:value="52.6315789473684" calcext:value-type="float">
            <text:p>52.6315789473684</text:p>
          </table:table-cell>
          <table:table-cell office:value-type="float" office:value="12.9144139160837" calcext:value-type="float">
            <text:p>12.9144139160837</text:p>
          </table:table-cell>
          <table:table-cell table:formula="of:=STDEV([.D371];[.E371])" office:value-type="float" office:value="15.8168622107517" calcext:value-type="float">
            <text:p>15.8168622107517</text:p>
          </table:table-cell>
          <table:table-cell table:formula="of:=STDEV([.D371];[.F371])" office:value-type="float" office:value="15.8168622107517" calcext:value-type="float">
            <text:p>15.8168622107517</text:p>
          </table:table-cell>
          <table:table-cell table:formula="of:=STDEV([.E371];[.F3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rdan of saxony 1237</text:p>
          </table:table-cell>
          <table:table-cell office:value-type="string" calcext:value-type="string">
            <text:p>jordanes</text:p>
          </table:table-cell>
          <table:table-cell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48.2758620689655" calcext:value-type="float">
            <text:p>48.2758620689655</text:p>
          </table:table-cell>
          <table:table-cell office:value-type="float" office:value="15.4291882283434" calcext:value-type="float">
            <text:p>15.4291882283434</text:p>
          </table:table-cell>
          <table:table-cell table:formula="of:=STDEV([.D372];[.E372])" office:value-type="float" office:value="18.8968191523991" calcext:value-type="float">
            <text:p>18.8968191523991</text:p>
          </table:table-cell>
          <table:table-cell table:formula="of:=STDEV([.D372];[.F372])" office:value-type="float" office:value="18.8968191523991" calcext:value-type="float">
            <text:p>18.8968191523991</text:p>
          </table:table-cell>
          <table:table-cell table:formula="of:=STDEV([.E372];[.F3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ott gaspar si</text:p>
          </table:table-cell>
          <table:table-cell office:value-type="string" calcext:value-type="string">
            <text:p>schottus andreas 15521629</text:p>
          </table:table-cell>
          <table:table-cell office:value-type="string" calcext:value-type="string">
            <text:p>no</text:p>
          </table:table-cell>
          <table:table-cell office:value-type="float" office:value="74.0740740740741" calcext:value-type="float">
            <text:p>74.0740740740741</text:p>
          </table:table-cell>
          <table:table-cell table:number-columns-repeated="2" office:value-type="float" office:value="48.7804878048781" calcext:value-type="float">
            <text:p>48.7804878048781</text:p>
          </table:table-cell>
          <table:table-cell office:value-type="float" office:value="14.6032588412913" calcext:value-type="float">
            <text:p>14.6032588412913</text:p>
          </table:table-cell>
          <table:table-cell table:formula="of:=STDEV([.D373];[.E373])" office:value-type="float" office:value="17.8852663714755" calcext:value-type="float">
            <text:p>17.8852663714755</text:p>
          </table:table-cell>
          <table:table-cell table:formula="of:=STDEV([.D373];[.F373])" office:value-type="float" office:value="17.8852663714755" calcext:value-type="float">
            <text:p>17.8852663714755</text:p>
          </table:table-cell>
          <table:table-cell table:formula="of:=STDEV([.E373];[.F3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omon bishop of basra fl 1222</text:p>
          </table:table-cell>
          <table:table-cell office:value-type="string" calcext:value-type="string">
            <text:p>salomon iii</text:p>
          </table:table-cell>
          <table:table-cell office:value-type="string" calcext:value-type="string">
            <text:p>no</text:p>
          </table:table-cell>
          <table:table-cell office:value-type="float" office:value="73.6842105263158" calcext:value-type="float">
            <text:p>73.6842105263158</text:p>
          </table:table-cell>
          <table:table-cell table:number-columns-repeated="2" office:value-type="float" office:value="38.0952380952381" calcext:value-type="float">
            <text:p>38.0952380952381</text:p>
          </table:table-cell>
          <table:table-cell office:value-type="float" office:value="20.5473028132649" calcext:value-type="float">
            <text:p>20.5473028132649</text:p>
          </table:table-cell>
          <table:table-cell table:formula="of:=STDEV([.D374];[.E374])" office:value-type="float" office:value="25.1652037414761" calcext:value-type="float">
            <text:p>25.1652037414761</text:p>
          </table:table-cell>
          <table:table-cell table:formula="of:=STDEV([.D374];[.F374])" office:value-type="float" office:value="25.1652037414761" calcext:value-type="float">
            <text:p>25.1652037414761</text:p>
          </table:table-cell>
          <table:table-cell table:formula="of:=STDEV([.E374];[.F3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gnolius joannes</text:p>
          </table:table-cell>
          <table:table-cell office:value-type="string" calcext:value-type="string">
            <text:p>vigilius pope</text:p>
          </table:table-cell>
          <table:table-cell office:value-type="string" calcext:value-type="string">
            <text:p>no</text:p>
          </table:table-cell>
          <table:table-cell office:value-type="float" office:value="72" calcext:value-type="float">
            <text:p>72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3.07920143567801" calcext:value-type="float">
            <text:p>3.07920143567801</text:p>
          </table:table-cell>
          <table:table-cell table:formula="of:=STDEV([.D375];[.E375])" office:value-type="float" office:value="3.77123616632826" calcext:value-type="float">
            <text:p>3.77123616632826</text:p>
          </table:table-cell>
          <table:table-cell table:formula="of:=STDEV([.D375];[.F375])" office:value-type="float" office:value="3.77123616632825" calcext:value-type="float">
            <text:p>3.77123616632825</text:p>
          </table:table-cell>
          <table:table-cell table:formula="of:=STDEV([.E375];[.F3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ius diversus petrus</text:p>
          </table:table-cell>
          <table:table-cell office:value-type="string" calcext:value-type="string">
            <text:p>salvius julianus</text:p>
          </table:table-cell>
          <table:table-cell office:value-type="string" calcext:value-type="string">
            <text:p>no</text:p>
          </table:table-cell>
          <table:table-cell office:value-type="float" office:value="72" calcext:value-type="float">
            <text:p>72</text:p>
          </table:table-cell>
          <table:table-cell office:value-type="float" office:value="52.6315789473684" calcext:value-type="float">
            <text:p>52.6315789473684</text:p>
          </table:table-cell>
          <table:table-cell office:value-type="float" office:value="52.6315789473684" calcext:value-type="float">
            <text:p>52.6315789473684</text:p>
          </table:table-cell>
          <table:table-cell office:value-type="float" office:value="11.1823631085149" calcext:value-type="float">
            <text:p>11.1823631085149</text:p>
          </table:table-cell>
          <table:table-cell table:formula="of:=STDEV([.D376];[.E376])" office:value-type="float" office:value="13.6955418671921" calcext:value-type="float">
            <text:p>13.6955418671921</text:p>
          </table:table-cell>
          <table:table-cell table:formula="of:=STDEV([.D376];[.F376])" office:value-type="float" office:value="13.6955418671921" calcext:value-type="float">
            <text:p>13.6955418671921</text:p>
          </table:table-cell>
          <table:table-cell table:formula="of:=STDEV([.E376];[.F3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zel hermann</text:p>
          </table:table-cell>
          <table:table-cell office:value-type="string" calcext:value-type="string">
            <text:p>mencke johann burkhard 16741732</text:p>
          </table:table-cell>
          <table:table-cell office:value-type="string" calcext:value-type="string">
            <text:p>no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44.4444444444444" calcext:value-type="float">
            <text:p>44.4444444444444</text:p>
          </table:table-cell>
          <table:table-cell office:value-type="float" office:value="15.9092074176697" calcext:value-type="float">
            <text:p>15.9092074176697</text:p>
          </table:table-cell>
          <table:table-cell table:formula="of:=STDEV([.D377];[.E377])" office:value-type="float" office:value="19.484720192696" calcext:value-type="float">
            <text:p>19.484720192696</text:p>
          </table:table-cell>
          <table:table-cell table:formula="of:=STDEV([.D377];[.F377])" office:value-type="float" office:value="19.484720192696" calcext:value-type="float">
            <text:p>19.484720192696</text:p>
          </table:table-cell>
          <table:table-cell table:formula="of:=STDEV([.E377];[.F3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eri giovanni battista 16941780</text:p>
          </table:table-cell>
          <table:table-cell office:value-type="string" calcext:value-type="string">
            <text:p>passerat jean</text:p>
          </table:table-cell>
          <table:table-cell office:value-type="string" calcext:value-type="string">
            <text:p>no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38.2978723404255" calcext:value-type="float">
            <text:p>38.2978723404255</text:p>
          </table:table-cell>
          <table:table-cell office:value-type="float" office:value="19.4579324765185" calcext:value-type="float">
            <text:p>19.4579324765185</text:p>
          </table:table-cell>
          <table:table-cell table:formula="of:=STDEV([.D378];[.E378])" office:value-type="float" office:value="23.8310030084998" calcext:value-type="float">
            <text:p>23.8310030084998</text:p>
          </table:table-cell>
          <table:table-cell table:formula="of:=STDEV([.D378];[.F378])" office:value-type="float" office:value="23.8310030084998" calcext:value-type="float">
            <text:p>23.8310030084998</text:p>
          </table:table-cell>
          <table:table-cell table:formula="of:=STDEV([.E378];[.F3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rtullianus ca 150240</text:p>
          </table:table-cell>
          <table:table-cell office:value-type="string" calcext:value-type="string">
            <text:p>pseudotertullian</text:p>
          </table:table-cell>
          <table:table-cell office:value-type="string" calcext:value-type="string">
            <text:p>no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52.6315789473684" calcext:value-type="float">
            <text:p>52.6315789473684</text:p>
          </table:table-cell>
          <table:table-cell office:value-type="float" office:value="52.6315789473684" calcext:value-type="float">
            <text:p>52.6315789473684</text:p>
          </table:table-cell>
          <table:table-cell office:value-type="float" office:value="10.8524486689779" calcext:value-type="float">
            <text:p>10.8524486689779</text:p>
          </table:table-cell>
          <table:table-cell table:formula="of:=STDEV([.D379];[.E379])" office:value-type="float" office:value="13.2914808493712" calcext:value-type="float">
            <text:p>13.2914808493712</text:p>
          </table:table-cell>
          <table:table-cell table:formula="of:=STDEV([.D379];[.F379])" office:value-type="float" office:value="13.2914808493712" calcext:value-type="float">
            <text:p>13.2914808493712</text:p>
          </table:table-cell>
          <table:table-cell table:formula="of:=STDEV([.E379];[.F3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lle l</text:p>
          </table:table-cell>
          <table:table-cell office:value-type="string" calcext:value-type="string">
            <text:p>boll franz 18671924</text:p>
          </table:table-cell>
          <table:table-cell office:value-type="string" calcext:value-type="string">
            <text:p>no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38.4615384615385" calcext:value-type="float">
            <text:p>38.4615384615385</text:p>
          </table:table-cell>
          <table:table-cell office:value-type="float" office:value="19.0335253578998" calcext:value-type="float">
            <text:p>19.0335253578998</text:p>
          </table:table-cell>
          <table:table-cell table:formula="of:=STDEV([.D380];[.E380])" office:value-type="float" office:value="23.3112125665895" calcext:value-type="float">
            <text:p>23.3112125665895</text:p>
          </table:table-cell>
          <table:table-cell table:formula="of:=STDEV([.D380];[.F380])" office:value-type="float" office:value="23.3112125665895" calcext:value-type="float">
            <text:p>23.3112125665895</text:p>
          </table:table-cell>
          <table:table-cell table:formula="of:=STDEV([.E380];[.F3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erhaave hermann 16681738</text:p>
          </table:table-cell>
          <table:table-cell office:value-type="string" calcext:value-type="string">
            <text:p>boer ae</text:p>
          </table:table-cell>
          <table:table-cell office:value-type="string" calcext:value-type="string">
            <text:p>no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30.3030303030303" calcext:value-type="float">
            <text:p>30.3030303030303</text:p>
          </table:table-cell>
          <table:table-cell office:value-type="float" office:value="23.7438422394002" calcext:value-type="float">
            <text:p>23.7438422394002</text:p>
          </table:table-cell>
          <table:table-cell table:formula="of:=STDEV([.D381];[.E381])" office:value-type="float" office:value="29.0801490098364" calcext:value-type="float">
            <text:p>29.0801490098364</text:p>
          </table:table-cell>
          <table:table-cell table:formula="of:=STDEV([.D381];[.F381])" office:value-type="float" office:value="29.0801490098364" calcext:value-type="float">
            <text:p>29.0801490098364</text:p>
          </table:table-cell>
          <table:table-cell table:formula="of:=STDEV([.E381];[.F3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tolomei enrico</text:p>
          </table:table-cell>
          <table:table-cell office:value-type="string" calcext:value-type="string">
            <text:p>bartolomeo fra 14721517</text:p>
          </table:table-cell>
          <table:table-cell office:value-type="string" calcext:value-type="string">
            <text:p>no</text:p>
          </table:table-cell>
          <table:table-cell office:value-type="float" office:value="70.9677419354839" calcext:value-type="float">
            <text:p>70.9677419354839</text:p>
          </table:table-cell>
          <table:table-cell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office:value-type="float" office:value="9.21898010480209" calcext:value-type="float">
            <text:p>9.21898010480209</text:p>
          </table:table-cell>
          <table:table-cell table:formula="of:=STDEV([.D382];[.E382])" office:value-type="float" office:value="11.2908986028175" calcext:value-type="float">
            <text:p>11.2908986028175</text:p>
          </table:table-cell>
          <table:table-cell table:formula="of:=STDEV([.D382];[.F382])" office:value-type="float" office:value="11.2908986028174" calcext:value-type="float">
            <text:p>11.2908986028174</text:p>
          </table:table-cell>
          <table:table-cell table:formula="of:=STDEV([.E382];[.F3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naldi giovanni domenico 16281713</text:p>
          </table:table-cell>
          <table:table-cell office:value-type="string" calcext:value-type="string">
            <text:p>cavalchini rinaldo</text:p>
          </table:table-cell>
          <table:table-cell office:value-type="string" calcext:value-type="string">
            <text:p>no</text:p>
          </table:table-cell>
          <table:table-cell office:value-type="float" office:value="70.9677419354839" calcext:value-type="float">
            <text:p>70.9677419354839</text:p>
          </table:table-cell>
          <table:table-cell table:number-columns-repeated="2" office:value-type="float" office:value="46.1538461538462" calcext:value-type="float">
            <text:p>46.1538461538462</text:p>
          </table:table-cell>
          <table:table-cell office:value-type="float" office:value="14.3263094091719" calcext:value-type="float">
            <text:p>14.3263094091719</text:p>
          </table:table-cell>
          <table:table-cell table:formula="of:=STDEV([.D383];[.E383])" office:value-type="float" office:value="17.5460739748523" calcext:value-type="float">
            <text:p>17.5460739748523</text:p>
          </table:table-cell>
          <table:table-cell table:formula="of:=STDEV([.D383];[.F383])" office:value-type="float" office:value="17.5460739748523" calcext:value-type="float">
            <text:p>17.5460739748523</text:p>
          </table:table-cell>
          <table:table-cell table:formula="of:=STDEV([.E383];[.F3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ehn c m 17821851</text:p>
          </table:table-cell>
          <table:table-cell office:value-type="string" calcext:value-type="string">
            <text:p>franz johannes 18041851</text:p>
          </table:table-cell>
          <table:table-cell office:value-type="string" calcext:value-type="string">
            <text:p>no</text:p>
          </table:table-cell>
          <table:table-cell office:value-type="float" office:value="70.5882352941176" calcext:value-type="float">
            <text:p>70.5882352941176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7.76269269498656" calcext:value-type="float">
            <text:p>7.76269269498656</text:p>
          </table:table-cell>
          <table:table-cell table:formula="of:=STDEV([.D384];[.E384])" office:value-type="float" office:value="9.50731806637374" calcext:value-type="float">
            <text:p>9.50731806637374</text:p>
          </table:table-cell>
          <table:table-cell table:formula="of:=STDEV([.D384];[.F384])" office:value-type="float" office:value="9.50731806637375" calcext:value-type="float">
            <text:p>9.50731806637375</text:p>
          </table:table-cell>
          <table:table-cell table:formula="of:=STDEV([.E384];[.F3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uter johannes de 14601520</text:p>
          </table:table-cell>
          <table:table-cell office:value-type="string" calcext:value-type="string">
            <text:p>spangenberg johann</text:p>
          </table:table-cell>
          <table:table-cell office:value-type="string" calcext:value-type="string">
            <text:p>no</text:p>
          </table:table-cell>
          <table:table-cell office:value-type="float" office:value="70.5882352941176" calcext:value-type="float">
            <text:p>70.5882352941176</text:p>
          </table:table-cell>
          <table:table-cell table:number-columns-repeated="2" office:value-type="float" office:value="52.1739130434783" calcext:value-type="float">
            <text:p>52.1739130434783</text:p>
          </table:table-cell>
          <table:table-cell office:value-type="float" office:value="10.6315139083512" calcext:value-type="float">
            <text:p>10.6315139083512</text:p>
          </table:table-cell>
          <table:table-cell table:formula="of:=STDEV([.D385];[.E385])" office:value-type="float" office:value="13.0208921343814" calcext:value-type="float">
            <text:p>13.0208921343814</text:p>
          </table:table-cell>
          <table:table-cell table:formula="of:=STDEV([.D385];[.F385])" office:value-type="float" office:value="13.0208921343814" calcext:value-type="float">
            <text:p>13.0208921343814</text:p>
          </table:table-cell>
          <table:table-cell table:formula="of:=STDEV([.E385];[.F3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ton eduard</text:p>
          </table:table-cell>
          <table:table-cell office:value-type="string" calcext:value-type="string">
            <text:p>westonia elizabetha johanna 15821612</text:p>
          </table:table-cell>
          <table:table-cell office:value-type="string" calcext:value-type="string">
            <text:p>no</text:p>
          </table:table-cell>
          <table:table-cell office:value-type="float" office:value="69.5652173913043" calcext:value-type="float">
            <text:p>69.5652173913043</text:p>
          </table:table-cell>
          <table:table-cell office:value-type="float" office:value="36.734693877551" calcext:value-type="float">
            <text:p>36.734693877551</text:p>
          </table:table-cell>
          <table:table-cell office:value-type="float" office:value="36.734693877551" calcext:value-type="float">
            <text:p>36.734693877551</text:p>
          </table:table-cell>
          <table:table-cell office:value-type="float" office:value="18.9547115883018" calcext:value-type="float">
            <text:p>18.9547115883018</text:p>
          </table:table-cell>
          <table:table-cell table:formula="of:=STDEV([.D386];[.E386])" office:value-type="float" office:value="23.2146858064794" calcext:value-type="float">
            <text:p>23.2146858064794</text:p>
          </table:table-cell>
          <table:table-cell table:formula="of:=STDEV([.D386];[.F386])" office:value-type="float" office:value="23.2146858064794" calcext:value-type="float">
            <text:p>23.2146858064794</text:p>
          </table:table-cell>
          <table:table-cell table:formula="of:=STDEV([.E386];[.F3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orent francois</text:p>
          </table:table-cell>
          <table:table-cell office:value-type="string" calcext:value-type="string">
            <text:p>florentius saint of orange</text:p>
          </table:table-cell>
          <table:table-cell office:value-type="string" calcext:value-type="string">
            <text:p>no</text:p>
          </table:table-cell>
          <table:table-cell office:value-type="float" office:value="69.2307692307692" calcext:value-type="float">
            <text:p>69.2307692307692</text:p>
          </table:table-cell>
          <table:table-cell table:number-columns-repeated="2" office:value-type="float" office:value="61.9047619047619" calcext:value-type="float">
            <text:p>61.9047619047619</text:p>
          </table:table-cell>
          <table:table-cell office:value-type="float" office:value="4.2296723017555" calcext:value-type="float">
            <text:p>4.2296723017555</text:p>
          </table:table-cell>
          <table:table-cell table:formula="of:=STDEV([.D387];[.E387])" office:value-type="float" office:value="5.1802694592421" calcext:value-type="float">
            <text:p>5.1802694592421</text:p>
          </table:table-cell>
          <table:table-cell table:formula="of:=STDEV([.D387];[.F387])" office:value-type="float" office:value="5.1802694592421" calcext:value-type="float">
            <text:p>5.1802694592421</text:p>
          </table:table-cell>
          <table:table-cell table:formula="of:=STDEV([.E387];[.F3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itag johannes</text:p>
          </table:table-cell>
          <table:table-cell office:value-type="string" calcext:value-type="string">
            <text:p>freinsheim johann 16081660</text:p>
          </table:table-cell>
          <table:table-cell office:value-type="string" calcext:value-type="string">
            <text:p>no</text:p>
          </table:table-cell>
          <table:table-cell office:value-type="float" office:value="69.2307692307692" calcext:value-type="float">
            <text:p>69.2307692307692</text:p>
          </table:table-cell>
          <table:table-cell office:value-type="float" office:value="52.3809523809524" calcext:value-type="float">
            <text:p>52.3809523809524</text:p>
          </table:table-cell>
          <table:table-cell office:value-type="float" office:value="52.3809523809524" calcext:value-type="float">
            <text:p>52.3809523809524</text:p>
          </table:table-cell>
          <table:table-cell office:value-type="float" office:value="9.72824629403765" calcext:value-type="float">
            <text:p>9.72824629403765</text:p>
          </table:table-cell>
          <table:table-cell table:formula="of:=STDEV([.D388];[.E388])" office:value-type="float" office:value="11.9146197562568" calcext:value-type="float">
            <text:p>11.9146197562568</text:p>
          </table:table-cell>
          <table:table-cell table:formula="of:=STDEV([.D388];[.F388])" office:value-type="float" office:value="11.9146197562568" calcext:value-type="float">
            <text:p>11.9146197562568</text:p>
          </table:table-cell>
          <table:table-cell table:formula="of:=STDEV([.E388];[.F3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er henri de</text:p>
          </table:table-cell>
          <table:table-cell office:value-type="string" calcext:value-type="string">
            <text:p>heerkens gerard nicolaas 17261801</text:p>
          </table:table-cell>
          <table:table-cell office:value-type="string" calcext:value-type="string">
            <text:p>no</text:p>
          </table:table-cell>
          <table:table-cell office:value-type="float" office:value="69.2307692307692" calcext:value-type="float">
            <text:p>69.2307692307692</text:p>
          </table:table-cell>
          <table:table-cell office:value-type="float" office:value="39.1304347826087" calcext:value-type="float">
            <text:p>39.1304347826087</text:p>
          </table:table-cell>
          <table:table-cell office:value-type="float" office:value="39.1304347826087" calcext:value-type="float">
            <text:p>39.1304347826087</text:p>
          </table:table-cell>
          <table:table-cell office:value-type="float" office:value="17.3784361963432" calcext:value-type="float">
            <text:p>17.3784361963432</text:p>
          </table:table-cell>
          <table:table-cell table:formula="of:=STDEV([.D389];[.E389])" office:value-type="float" office:value="21.2841506042773" calcext:value-type="float">
            <text:p>21.2841506042773</text:p>
          </table:table-cell>
          <table:table-cell table:formula="of:=STDEV([.D389];[.F389])" office:value-type="float" office:value="21.2841506042774" calcext:value-type="float">
            <text:p>21.2841506042774</text:p>
          </table:table-cell>
          <table:table-cell table:formula="of:=STDEV([.E389];[.F3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oeller fr j f</text:p>
          </table:table-cell>
          <table:table-cell office:value-type="string" calcext:value-type="string">
            <text:p>scholl fritz 18501919</text:p>
          </table:table-cell>
          <table:table-cell office:value-type="string" calcext:value-type="string">
            <text:p>no</text:p>
          </table:table-cell>
          <table:table-cell office:value-type="float" office:value="68.9655172413793" calcext:value-type="float">
            <text:p>68.9655172413793</text:p>
          </table:table-cell>
          <table:table-cell table:number-columns-repeated="2" office:value-type="float" office:value="54.0540540540541" calcext:value-type="float">
            <text:p>54.0540540540541</text:p>
          </table:table-cell>
          <table:table-cell office:value-type="float" office:value="8.60913728521343" calcext:value-type="float">
            <text:p>8.60913728521343</text:p>
          </table:table-cell>
          <table:table-cell table:formula="of:=STDEV([.D390];[.E390])" office:value-type="float" office:value="10.5439967371713" calcext:value-type="float">
            <text:p>10.5439967371713</text:p>
          </table:table-cell>
          <table:table-cell table:formula="of:=STDEV([.D390];[.F390])" office:value-type="float" office:value="10.5439967371713" calcext:value-type="float">
            <text:p>10.5439967371713</text:p>
          </table:table-cell>
          <table:table-cell table:formula="of:=STDEV([.E390];[.F3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hler franciscus</text:p>
          </table:table-cell>
          <table:table-cell office:value-type="string" calcext:value-type="string">
            <text:p>noel francois 16511729</text:p>
          </table:table-cell>
          <table:table-cell office:value-type="string" calcext:value-type="string">
            <text:p>no</text:p>
          </table:table-cell>
          <table:table-cell office:value-type="float" office:value="68.9655172413793" calcext:value-type="float">
            <text:p>68.9655172413793</text:p>
          </table:table-cell>
          <table:table-cell office:value-type="float" office:value="52.6315789473684" calcext:value-type="float">
            <text:p>52.6315789473684</text:p>
          </table:table-cell>
          <table:table-cell office:value-type="float" office:value="52.6315789473684" calcext:value-type="float">
            <text:p>52.6315789473684</text:p>
          </table:table-cell>
          <table:table-cell office:value-type="float" office:value="9.43040367097393" calcext:value-type="float">
            <text:p>9.43040367097393</text:p>
          </table:table-cell>
          <table:table-cell table:formula="of:=STDEV([.D391];[.E391])" office:value-type="float" office:value="11.5498385311777" calcext:value-type="float">
            <text:p>11.5498385311777</text:p>
          </table:table-cell>
          <table:table-cell table:formula="of:=STDEV([.D391];[.F391])" office:value-type="float" office:value="11.5498385311777" calcext:value-type="float">
            <text:p>11.5498385311777</text:p>
          </table:table-cell>
          <table:table-cell table:formula="of:=STDEV([.E391];[.F3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ichert carl 1859</text:p>
          </table:table-cell>
          <table:table-cell office:value-type="string" calcext:value-type="string">
            <text:p>reichardt walther 1869</text:p>
          </table:table-cell>
          <table:table-cell office:value-type="string" calcext:value-type="string">
            <text:p>no</text:p>
          </table:table-cell>
          <table:table-cell office:value-type="float" office:value="68.75" calcext:value-type="float">
            <text:p>68.75</text:p>
          </table:table-cell>
          <table:table-cell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office:value-type="float" office:value="7.93856620135735" calcext:value-type="float">
            <text:p>7.93856620135735</text:p>
          </table:table-cell>
          <table:table-cell table:formula="of:=STDEV([.D392];[.E392])" office:value-type="float" office:value="9.72271824131503" calcext:value-type="float">
            <text:p>9.72271824131503</text:p>
          </table:table-cell>
          <table:table-cell table:formula="of:=STDEV([.D392];[.F392])" office:value-type="float" office:value="9.72271824131502" calcext:value-type="float">
            <text:p>9.72271824131502</text:p>
          </table:table-cell>
          <table:table-cell table:formula="of:=STDEV([.E392];[.F3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ndelet guillaume</text:p>
          </table:table-cell>
          <table:table-cell office:value-type="string" calcext:value-type="string">
            <text:p>rondet laurent 16171692</text:p>
          </table:table-cell>
          <table:table-cell office:value-type="string" calcext:value-type="string">
            <text:p>no</text:p>
          </table:table-cell>
          <table:table-cell office:value-type="float" office:value="68.75" calcext:value-type="float">
            <text:p>68.75</text:p>
          </table:table-cell>
          <table:table-cell office:value-type="float" office:value="53.6585365853659" calcext:value-type="float">
            <text:p>53.6585365853659</text:p>
          </table:table-cell>
          <table:table-cell office:value-type="float" office:value="53.6585365853659" calcext:value-type="float">
            <text:p>53.6585365853659</text:p>
          </table:table-cell>
          <table:table-cell office:value-type="float" office:value="8.71306046490441" calcext:value-type="float">
            <text:p>8.71306046490441</text:p>
          </table:table-cell>
          <table:table-cell table:formula="of:=STDEV([.D393];[.E393])" office:value-type="float" office:value="10.6712761185165" calcext:value-type="float">
            <text:p>10.6712761185165</text:p>
          </table:table-cell>
          <table:table-cell table:formula="of:=STDEV([.D393];[.F393])" office:value-type="float" office:value="10.6712761185165" calcext:value-type="float">
            <text:p>10.6712761185165</text:p>
          </table:table-cell>
          <table:table-cell table:formula="of:=STDEV([.E393];[.F3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nnius franciscus</text:p>
          </table:table-cell>
          <table:table-cell office:value-type="string" calcext:value-type="string">
            <text:p>sonnatius of reims</text:p>
          </table:table-cell>
          <table:table-cell office:value-type="string" calcext:value-type="string">
            <text:p>no</text:p>
          </table:table-cell>
          <table:table-cell office:value-type="float" office:value="68.5714285714286" calcext:value-type="float">
            <text:p>68.5714285714286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1.09971479845643" calcext:value-type="float">
            <text:p>1.09971479845643</text:p>
          </table:table-cell>
          <table:table-cell table:formula="of:=STDEV([.D394];[.E394])" office:value-type="float" office:value="1.34687005940295" calcext:value-type="float">
            <text:p>1.34687005940295</text:p>
          </table:table-cell>
          <table:table-cell table:formula="of:=STDEV([.D394];[.F394])" office:value-type="float" office:value="1.34687005940294" calcext:value-type="float">
            <text:p>1.34687005940294</text:p>
          </table:table-cell>
          <table:table-cell table:formula="of:=STDEV([.E394];[.F3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acutus lusitanus 15751642</text:p>
          </table:table-cell>
          <table:table-cell office:value-type="string" calcext:value-type="string">
            <text:p>zacchaeus christianus</text:p>
          </table:table-cell>
          <table:table-cell office:value-type="string" calcext:value-type="string">
            <text:p>no</text:p>
          </table:table-cell>
          <table:table-cell office:value-type="float" office:value="68.5714285714286" calcext:value-type="float">
            <text:p>68.5714285714286</text:p>
          </table:table-cell>
          <table:table-cell office:value-type="float" office:value="51.063829787234" calcext:value-type="float">
            <text:p>51.063829787234</text:p>
          </table:table-cell>
          <table:table-cell office:value-type="float" office:value="51.0638297872341" calcext:value-type="float">
            <text:p>51.0638297872341</text:p>
          </table:table-cell>
          <table:table-cell office:value-type="float" office:value="10.1080168709187" calcext:value-type="float">
            <text:p>10.1080168709187</text:p>
          </table:table-cell>
          <table:table-cell table:formula="of:=STDEV([.D395];[.E395])" office:value-type="float" office:value="12.3797418225973" calcext:value-type="float">
            <text:p>12.3797418225973</text:p>
          </table:table-cell>
          <table:table-cell table:formula="of:=STDEV([.D395];[.F395])" office:value-type="float" office:value="12.3797418225973" calcext:value-type="float">
            <text:p>12.3797418225973</text:p>
          </table:table-cell>
          <table:table-cell table:formula="of:=STDEV([.E395];[.F3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tese giacomo 1859</text:p>
          </table:table-cell>
          <table:table-cell office:value-type="string" calcext:value-type="string">
            <text:p>cortesi paolo 14651510</text:p>
          </table:table-cell>
          <table:table-cell office:value-type="string" calcext:value-type="string">
            <text:p>no</text:p>
          </table:table-cell>
          <table:table-cell office:value-type="float" office:value="68.421052631579" calcext:value-type="float">
            <text:p>68.421052631579</text:p>
          </table:table-cell>
          <table:table-cell table:number-columns-repeated="2" office:value-type="float" office:value="61.9047619047619" calcext:value-type="float">
            <text:p>61.9047619047619</text:p>
          </table:table-cell>
          <table:table-cell office:value-type="float" office:value="3.76218220524568" calcext:value-type="float">
            <text:p>3.76218220524568</text:p>
          </table:table-cell>
          <table:table-cell table:formula="of:=STDEV([.D396];[.E396])" office:value-type="float" office:value="4.60771336111535" calcext:value-type="float">
            <text:p>4.60771336111535</text:p>
          </table:table-cell>
          <table:table-cell table:formula="of:=STDEV([.D396];[.F396])" office:value-type="float" office:value="4.60771336111535" calcext:value-type="float">
            <text:p>4.60771336111535</text:p>
          </table:table-cell>
          <table:table-cell table:formula="of:=STDEV([.E396];[.F3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wards thomas 17291785</text:p>
          </table:table-cell>
          <table:table-cell office:value-type="string" calcext:value-type="string">
            <text:p>fox edward 14961538</text:p>
          </table:table-cell>
          <table:table-cell office:value-type="string" calcext:value-type="string">
            <text:p>no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61.9047619047619" calcext:value-type="float">
            <text:p>61.9047619047619</text:p>
          </table:table-cell>
          <table:table-cell office:value-type="float" office:value="2.74928699614108" calcext:value-type="float">
            <text:p>2.74928699614108</text:p>
          </table:table-cell>
          <table:table-cell table:formula="of:=STDEV([.D397];[.E397])" office:value-type="float" office:value="3.36717514850737" calcext:value-type="float">
            <text:p>3.36717514850737</text:p>
          </table:table-cell>
          <table:table-cell table:formula="of:=STDEV([.D397];[.F397])" office:value-type="float" office:value="3.36717514850737" calcext:value-type="float">
            <text:p>3.36717514850737</text:p>
          </table:table-cell>
          <table:table-cell table:formula="of:=STDEV([.E397];[.F3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tica francesco 15341614</text:p>
          </table:table-cell>
          <table:table-cell office:value-type="string" calcext:value-type="string">
            <text:p>mantino jacob 1549</text:p>
          </table:table-cell>
          <table:table-cell office:value-type="string" calcext:value-type="string">
            <text:p>no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59.0909090909091" calcext:value-type="float">
            <text:p>59.0909090909091</text:p>
          </table:table-cell>
          <table:table-cell office:value-type="float" office:value="59.0909090909091" calcext:value-type="float">
            <text:p>59.0909090909091</text:p>
          </table:table-cell>
          <table:table-cell office:value-type="float" office:value="4.37386567567899" calcext:value-type="float">
            <text:p>4.37386567567899</text:p>
          </table:table-cell>
          <table:table-cell table:formula="of:=STDEV([.D398];[.E398])" office:value-type="float" office:value="5.35686955444354" calcext:value-type="float">
            <text:p>5.35686955444354</text:p>
          </table:table-cell>
          <table:table-cell table:formula="of:=STDEV([.D398];[.F398])" office:value-type="float" office:value="5.35686955444355" calcext:value-type="float">
            <text:p>5.35686955444355</text:p>
          </table:table-cell>
          <table:table-cell table:formula="of:=STDEV([.E398];[.F3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cente ferrer santo 13501419</text:p>
          </table:table-cell>
          <table:table-cell office:value-type="string" calcext:value-type="string">
            <text:p>ferrerio giovanni 15021579</text:p>
          </table:table-cell>
          <table:table-cell office:value-type="string" calcext:value-type="string">
            <text:p>no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58.1818181818182" calcext:value-type="float">
            <text:p>58.1818181818182</text:p>
          </table:table-cell>
          <table:table-cell office:value-type="float" office:value="4.89872955676047" calcext:value-type="float">
            <text:p>4.89872955676047</text:p>
          </table:table-cell>
          <table:table-cell table:formula="of:=STDEV([.D399];[.E399])" office:value-type="float" office:value="5.99969390097677" calcext:value-type="float">
            <text:p>5.99969390097677</text:p>
          </table:table-cell>
          <table:table-cell table:formula="of:=STDEV([.D399];[.F399])" office:value-type="float" office:value="5.99969390097677" calcext:value-type="float">
            <text:p>5.99969390097677</text:p>
          </table:table-cell>
          <table:table-cell table:formula="of:=STDEV([.E399];[.F3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nelli giovanni</text:p>
          </table:table-cell>
          <table:table-cell office:value-type="string" calcext:value-type="string">
            <text:p>marineo lucio</text:p>
          </table:table-cell>
          <table:table-cell office:value-type="string" calcext:value-type="string">
            <text:p>no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58.0645161290323" calcext:value-type="float">
            <text:p>58.0645161290323</text:p>
          </table:table-cell>
          <table:table-cell office:value-type="float" office:value="58.0645161290323" calcext:value-type="float">
            <text:p>58.0645161290323</text:p>
          </table:table-cell>
          <table:table-cell office:value-type="float" office:value="4.96645392851292" calcext:value-type="float">
            <text:p>4.96645392851292</text:p>
          </table:table-cell>
          <table:table-cell table:formula="of:=STDEV([.D400];[.E400])" office:value-type="float" office:value="6.0826389779488" calcext:value-type="float">
            <text:p>6.0826389779488</text:p>
          </table:table-cell>
          <table:table-cell table:formula="of:=STDEV([.D400];[.F400])" office:value-type="float" office:value="6.08263897794881" calcext:value-type="float">
            <text:p>6.08263897794881</text:p>
          </table:table-cell>
          <table:table-cell table:formula="of:=STDEV([.E400];[.F4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viani ippolito</text:p>
          </table:table-cell>
          <table:table-cell office:value-type="string" calcext:value-type="string">
            <text:p>salvian of marseilles</text:p>
          </table:table-cell>
          <table:table-cell office:value-type="string" calcext:value-type="string">
            <text:p>no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57.8947368421053" calcext:value-type="float">
            <text:p>57.8947368421053</text:p>
          </table:table-cell>
          <table:table-cell office:value-type="float" office:value="57.8947368421053" calcext:value-type="float">
            <text:p>57.8947368421053</text:p>
          </table:table-cell>
          <table:table-cell office:value-type="float" office:value="5.06447604552304" calcext:value-type="float">
            <text:p>5.06447604552304</text:p>
          </table:table-cell>
          <table:table-cell table:formula="of:=STDEV([.D401];[.E401])" office:value-type="float" office:value="6.2026910630399" calcext:value-type="float">
            <text:p>6.2026910630399</text:p>
          </table:table-cell>
          <table:table-cell table:formula="of:=STDEV([.D401];[.F401])" office:value-type="float" office:value="6.20269106303989" calcext:value-type="float">
            <text:p>6.20269106303989</text:p>
          </table:table-cell>
          <table:table-cell table:formula="of:=STDEV([.E401];[.F4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fani francesco</text:p>
          </table:table-cell>
          <table:table-cell office:value-type="string" calcext:value-type="string">
            <text:p>alfanus saint</text:p>
          </table:table-cell>
          <table:table-cell office:value-type="string" calcext:value-type="string">
            <text:p>no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55.1724137931034" calcext:value-type="float">
            <text:p>55.1724137931034</text:p>
          </table:table-cell>
          <table:table-cell office:value-type="float" office:value="6.63620999068536" calcext:value-type="float">
            <text:p>6.63620999068536</text:p>
          </table:table-cell>
          <table:table-cell table:formula="of:=STDEV([.D402];[.E402])" office:value-type="float" office:value="8.12766415156952" calcext:value-type="float">
            <text:p>8.12766415156952</text:p>
          </table:table-cell>
          <table:table-cell table:formula="of:=STDEV([.D402];[.F402])" office:value-type="float" office:value="8.12766415156952" calcext:value-type="float">
            <text:p>8.12766415156952</text:p>
          </table:table-cell>
          <table:table-cell table:formula="of:=STDEV([.E402];[.F4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ssandrini giulio</text:p>
          </table:table-cell>
          <table:table-cell office:value-type="string" calcext:value-type="string">
            <text:p>aleandro girolamo 14801542</text:p>
          </table:table-cell>
          <table:table-cell office:value-type="string" calcext:value-type="string">
            <text:p>no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53.3333333333333" calcext:value-type="float">
            <text:p>53.3333333333333</text:p>
          </table:table-cell>
          <table:table-cell office:value-type="float" office:value="7.69800358919501" calcext:value-type="float">
            <text:p>7.69800358919501</text:p>
          </table:table-cell>
          <table:table-cell table:formula="of:=STDEV([.D403];[.E403])" office:value-type="float" office:value="9.42809041582064" calcext:value-type="float">
            <text:p>9.42809041582064</text:p>
          </table:table-cell>
          <table:table-cell table:formula="of:=STDEV([.D403];[.F403])" office:value-type="float" office:value="9.42809041582064" calcext:value-type="float">
            <text:p>9.42809041582064</text:p>
          </table:table-cell>
          <table:table-cell table:formula="of:=STDEV([.E403];[.F4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nardo santo 10901153</text:p>
          </table:table-cell>
          <table:table-cell office:value-type="string" calcext:value-type="string">
            <text:p>bernard of chartres</text:p>
          </table:table-cell>
          <table:table-cell office:value-type="string" calcext:value-type="string">
            <text:p>no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52.3809523809524" calcext:value-type="float">
            <text:p>52.3809523809524</text:p>
          </table:table-cell>
          <table:table-cell office:value-type="float" office:value="52.3809523809524" calcext:value-type="float">
            <text:p>52.3809523809524</text:p>
          </table:table-cell>
          <table:table-cell office:value-type="float" office:value="8.24786098842323" calcext:value-type="float">
            <text:p>8.24786098842323</text:p>
          </table:table-cell>
          <table:table-cell table:formula="of:=STDEV([.D404];[.E404])" office:value-type="float" office:value="10.1015254455221" calcext:value-type="float">
            <text:p>10.1015254455221</text:p>
          </table:table-cell>
          <table:table-cell table:formula="of:=STDEV([.D404];[.F404])" office:value-type="float" office:value="10.1015254455221" calcext:value-type="float">
            <text:p>10.1015254455221</text:p>
          </table:table-cell>
          <table:table-cell table:formula="of:=STDEV([.E404];[.F4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elucci teodoro</text:p>
          </table:table-cell>
          <table:table-cell office:value-type="string" calcext:value-type="string">
            <text:p>angeli pietro 15171596</text:p>
          </table:table-cell>
          <table:table-cell office:value-type="string" calcext:value-type="string">
            <text:p>no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51.2820512820513" calcext:value-type="float">
            <text:p>51.2820512820513</text:p>
          </table:table-cell>
          <table:table-cell office:value-type="float" office:value="51.2820512820513" calcext:value-type="float">
            <text:p>51.2820512820513</text:p>
          </table:table-cell>
          <table:table-cell office:value-type="float" office:value="8.88231183368655" calcext:value-type="float">
            <text:p>8.88231183368655</text:p>
          </table:table-cell>
          <table:table-cell table:formula="of:=STDEV([.D405];[.E405])" office:value-type="float" office:value="10.8785658644084" calcext:value-type="float">
            <text:p>10.8785658644084</text:p>
          </table:table-cell>
          <table:table-cell table:formula="of:=STDEV([.D405];[.F405])" office:value-type="float" office:value="10.8785658644084" calcext:value-type="float">
            <text:p>10.8785658644084</text:p>
          </table:table-cell>
          <table:table-cell table:formula="of:=STDEV([.E405];[.F4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ertus annaeus 15591618</text:p>
          </table:table-cell>
          <table:table-cell office:value-type="string" calcext:value-type="string">
            <text:p>robert of reims</text:p>
          </table:table-cell>
          <table:table-cell office:value-type="string" calcext:value-type="string">
            <text:p>no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.62250448649377" calcext:value-type="float">
            <text:p>9.62250448649377</text:p>
          </table:table-cell>
          <table:table-cell table:formula="of:=STDEV([.D406];[.E406])" office:value-type="float" office:value="11.7851130197758" calcext:value-type="float">
            <text:p>11.7851130197758</text:p>
          </table:table-cell>
          <table:table-cell table:formula="of:=STDEV([.D406];[.F406])" office:value-type="float" office:value="11.7851130197758" calcext:value-type="float">
            <text:p>11.7851130197758</text:p>
          </table:table-cell>
          <table:table-cell table:formula="of:=STDEV([.E406];[.F4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astus thomas</text:p>
          </table:table-cell>
          <table:table-cell office:value-type="string" calcext:value-type="string">
            <text:p>eraclius</text:p>
          </table:table-cell>
          <table:table-cell office:value-type="string" calcext:value-type="string">
            <text:p>no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45.4545454545455" calcext:value-type="float">
            <text:p>45.4545454545455</text:p>
          </table:table-cell>
          <table:table-cell office:value-type="float" office:value="45.4545454545455" calcext:value-type="float">
            <text:p>45.4545454545455</text:p>
          </table:table-cell>
          <table:table-cell office:value-type="float" office:value="12.2468238919012" calcext:value-type="float">
            <text:p>12.2468238919012</text:p>
          </table:table-cell>
          <table:table-cell table:formula="of:=STDEV([.D407];[.E407])" office:value-type="float" office:value="14.9992347524419" calcext:value-type="float">
            <text:p>14.9992347524419</text:p>
          </table:table-cell>
          <table:table-cell table:formula="of:=STDEV([.D407];[.F407])" office:value-type="float" office:value="14.9992347524419" calcext:value-type="float">
            <text:p>14.9992347524419</text:p>
          </table:table-cell>
          <table:table-cell table:formula="of:=STDEV([.E407];[.F4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eri nicolo 15851615</text:p>
          </table:table-cell>
          <table:table-cell office:value-type="string" calcext:value-type="string">
            <text:p>passerat jean</text:p>
          </table:table-cell>
          <table:table-cell office:value-type="string" calcext:value-type="string">
            <text:p>no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44.4444444444444" calcext:value-type="float">
            <text:p>44.4444444444444</text:p>
          </table:table-cell>
          <table:table-cell office:value-type="float" office:value="12.8300059819917" calcext:value-type="float">
            <text:p>12.8300059819917</text:p>
          </table:table-cell>
          <table:table-cell table:formula="of:=STDEV([.D408];[.E408])" office:value-type="float" office:value="15.7134840263677" calcext:value-type="float">
            <text:p>15.7134840263677</text:p>
          </table:table-cell>
          <table:table-cell table:formula="of:=STDEV([.D408];[.F408])" office:value-type="float" office:value="15.7134840263677" calcext:value-type="float">
            <text:p>15.7134840263677</text:p>
          </table:table-cell>
          <table:table-cell table:formula="of:=STDEV([.E408];[.F4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eri niccolo 15851615</text:p>
          </table:table-cell>
          <table:table-cell office:value-type="string" calcext:value-type="string">
            <text:p>passerat jean</text:p>
          </table:table-cell>
          <table:table-cell office:value-type="string" calcext:value-type="string">
            <text:p>no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43.2432432432432" calcext:value-type="float">
            <text:p>43.2432432432432</text:p>
          </table:table-cell>
          <table:table-cell office:value-type="float" office:value="13.5235198188561" calcext:value-type="float">
            <text:p>13.5235198188561</text:p>
          </table:table-cell>
          <table:table-cell table:formula="of:=STDEV([.D409];[.E409])" office:value-type="float" office:value="16.5628615413065" calcext:value-type="float">
            <text:p>16.5628615413065</text:p>
          </table:table-cell>
          <table:table-cell table:formula="of:=STDEV([.D409];[.F409])" office:value-type="float" office:value="16.5628615413065" calcext:value-type="float">
            <text:p>16.5628615413065</text:p>
          </table:table-cell>
          <table:table-cell table:formula="of:=STDEV([.E409];[.F4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sovino francesco</text:p>
          </table:table-cell>
          <table:table-cell office:value-type="string" calcext:value-type="string">
            <text:p>samson</text:p>
          </table:table-cell>
          <table:table-cell office:value-type="string" calcext:value-type="string">
            <text:p>no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.39600717839" calcext:value-type="float">
            <text:p>15.39600717839</text:p>
          </table:table-cell>
          <table:table-cell table:formula="of:=STDEV([.D410];[.E410])" office:value-type="float" office:value="18.8561808316413" calcext:value-type="float">
            <text:p>18.8561808316413</text:p>
          </table:table-cell>
          <table:table-cell table:formula="of:=STDEV([.D410];[.F410])" office:value-type="float" office:value="18.8561808316413" calcext:value-type="float">
            <text:p>18.8561808316413</text:p>
          </table:table-cell>
          <table:table-cell table:formula="of:=STDEV([.E410];[.F4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hmeyer ludwig</text:p>
          </table:table-cell>
          <table:table-cell office:value-type="string" calcext:value-type="string">
            <text:p>lohmeyer carl friedrich wilhelm 1868</text:p>
          </table:table-cell>
          <table:table-cell office:value-type="string" calcext:value-type="string">
            <text:p>no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39.2156862745098" calcext:value-type="float">
            <text:p>39.2156862745098</text:p>
          </table:table-cell>
          <table:table-cell office:value-type="float" office:value="15.8488309189309" calcext:value-type="float">
            <text:p>15.8488309189309</text:p>
          </table:table-cell>
          <table:table-cell table:formula="of:=STDEV([.D411];[.E411])" office:value-type="float" office:value="19.4107743855131" calcext:value-type="float">
            <text:p>19.4107743855131</text:p>
          </table:table-cell>
          <table:table-cell table:formula="of:=STDEV([.D411];[.F411])" office:value-type="float" office:value="19.4107743855131" calcext:value-type="float">
            <text:p>19.4107743855131</text:p>
          </table:table-cell>
          <table:table-cell table:formula="of:=STDEV([.E411];[.F4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ynscom franciscus xaverius pere si</text:p>
          </table:table-cell>
          <table:table-cell office:value-type="string" calcext:value-type="string">
            <text:p>aynardus</text:p>
          </table:table-cell>
          <table:table-cell office:value-type="string" calcext:value-type="string">
            <text:p>no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32.5581395348837" calcext:value-type="float">
            <text:p>32.5581395348837</text:p>
          </table:table-cell>
          <table:table-cell office:value-type="float" office:value="19.6925673211965" calcext:value-type="float">
            <text:p>19.6925673211965</text:p>
          </table:table-cell>
          <table:table-cell table:formula="of:=STDEV([.D412];[.E412])" office:value-type="float" office:value="24.1183708311691" calcext:value-type="float">
            <text:p>24.1183708311691</text:p>
          </table:table-cell>
          <table:table-cell table:formula="of:=STDEV([.D412];[.F412])" office:value-type="float" office:value="24.1183708311691" calcext:value-type="float">
            <text:p>24.1183708311691</text:p>
          </table:table-cell>
          <table:table-cell table:formula="of:=STDEV([.E412];[.F4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ison robert</text:p>
          </table:table-cell>
          <table:table-cell office:value-type="string" calcext:value-type="string">
            <text:p>morisot claudebarthelemy 15921661</text:p>
          </table:table-cell>
          <table:table-cell office:value-type="string" calcext:value-type="string">
            <text:p>no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29.7872340425532" calcext:value-type="float">
            <text:p>29.7872340425532</text:p>
          </table:table-cell>
          <table:table-cell office:value-type="float" office:value="29.7872340425532" calcext:value-type="float">
            <text:p>29.7872340425532</text:p>
          </table:table-cell>
          <table:table-cell office:value-type="float" office:value="21.2923503530926" calcext:value-type="float">
            <text:p>21.2923503530926</text:p>
          </table:table-cell>
          <table:table-cell table:formula="of:=STDEV([.D413];[.E413])" office:value-type="float" office:value="26.077696894823" calcext:value-type="float">
            <text:p>26.077696894823</text:p>
          </table:table-cell>
          <table:table-cell table:formula="of:=STDEV([.D413];[.F413])" office:value-type="float" office:value="26.077696894823" calcext:value-type="float">
            <text:p>26.077696894823</text:p>
          </table:table-cell>
          <table:table-cell table:formula="of:=STDEV([.E413];[.F4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hammad ibn ahmad almustanir called kutrub</text:p>
          </table:table-cell>
          <table:table-cell office:value-type="string" calcext:value-type="string">
            <text:p>mustio</text:p>
          </table:table-cell>
          <table:table-cell office:value-type="string" calcext:value-type="string">
            <text:p>no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20.4081632653061" calcext:value-type="float">
            <text:p>20.4081632653061</text:p>
          </table:table-cell>
          <table:table-cell office:value-type="float" office:value="20.4081632653061" calcext:value-type="float">
            <text:p>20.4081632653061</text:p>
          </table:table-cell>
          <table:table-cell office:value-type="float" office:value="26.7073593910847" calcext:value-type="float">
            <text:p>26.7073593910847</text:p>
          </table:table-cell>
          <table:table-cell table:formula="of:=STDEV([.D414];[.E414])" office:value-type="float" office:value="32.709701442643" calcext:value-type="float">
            <text:p>32.709701442643</text:p>
          </table:table-cell>
          <table:table-cell table:formula="of:=STDEV([.D414];[.F414])" office:value-type="float" office:value="32.709701442643" calcext:value-type="float">
            <text:p>32.709701442643</text:p>
          </table:table-cell>
          <table:table-cell table:formula="of:=STDEV([.E414];[.F4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abi</text:p>
          </table:table-cell>
          <table:table-cell office:value-type="string" calcext:value-type="string">
            <text:p>favorinus of arles approximately 81approximately 150</text:p>
          </table:table-cell>
          <table:table-cell office:value-type="string" calcext:value-type="string">
            <text:p>no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13.7931034482759" calcext:value-type="float">
            <text:p>13.7931034482759</text:p>
          </table:table-cell>
          <table:table-cell office:value-type="float" office:value="13.7931034482759" calcext:value-type="float">
            <text:p>13.7931034482759</text:p>
          </table:table-cell>
          <table:table-cell office:value-type="float" office:value="30.5265659571526" calcext:value-type="float">
            <text:p>30.5265659571526</text:p>
          </table:table-cell>
          <table:table-cell table:formula="of:=STDEV([.D415];[.E415])" office:value-type="float" office:value="37.3872550972198" calcext:value-type="float">
            <text:p>37.3872550972198</text:p>
          </table:table-cell>
          <table:table-cell table:formula="of:=STDEV([.D415];[.F415])" office:value-type="float" office:value="37.3872550972198" calcext:value-type="float">
            <text:p>37.3872550972198</text:p>
          </table:table-cell>
          <table:table-cell table:formula="of:=STDEV([.E415];[.F4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rrarius ioannes montanus 14851558</text:p>
          </table:table-cell>
          <table:table-cell office:value-type="string" calcext:value-type="string">
            <text:p>ferrari giovanni battista 15841655</text:p>
          </table:table-cell>
          <table:table-cell office:value-type="string" calcext:value-type="string">
            <text:p>no</text:p>
          </table:table-cell>
          <table:table-cell office:value-type="float" office:value="65.5172413793104" calcext:value-type="float">
            <text:p>65.5172413793104</text:p>
          </table:table-cell>
          <table:table-cell table:number-columns-repeated="2" office:value-type="float" office:value="55.0724637681159" calcext:value-type="float">
            <text:p>55.0724637681159</text:p>
          </table:table-cell>
          <table:table-cell office:value-type="float" office:value="6.03029516544887" calcext:value-type="float">
            <text:p>6.03029516544887</text:p>
          </table:table-cell>
          <table:table-cell table:formula="of:=STDEV([.D416];[.E416])" office:value-type="float" office:value="7.38557307686099" calcext:value-type="float">
            <text:p>7.38557307686099</text:p>
          </table:table-cell>
          <table:table-cell table:formula="of:=STDEV([.D416];[.F416])" office:value-type="float" office:value="7.38557307686099" calcext:value-type="float">
            <text:p>7.38557307686099</text:p>
          </table:table-cell>
          <table:table-cell table:formula="of:=STDEV([.E416];[.F4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ndelet guillaume 15071566</text:p>
          </table:table-cell>
          <table:table-cell office:value-type="string" calcext:value-type="string">
            <text:p>rondet laurent 16171692</text:p>
          </table:table-cell>
          <table:table-cell office:value-type="string" calcext:value-type="string">
            <text:p>no</text:p>
          </table:table-cell>
          <table:table-cell office:value-type="float" office:value="65.2173913043478" calcext:value-type="float">
            <text:p>65.217391304347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.702861197274328" calcext:value-type="float">
            <text:p>0.702861197274328</text:p>
          </table:table-cell>
          <table:table-cell table:formula="of:=STDEV([.D417];[.E417])" office:value-type="float" office:value="0.860825646661885" calcext:value-type="float">
            <text:p>0.860825646661885</text:p>
          </table:table-cell>
          <table:table-cell table:formula="of:=STDEV([.D417];[.F417])" office:value-type="float" office:value="0.860825646661885" calcext:value-type="float">
            <text:p>0.860825646661885</text:p>
          </table:table-cell>
          <table:table-cell table:formula="of:=STDEV([.E417];[.F4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letier jacques 15171583</text:p>
          </table:table-cell>
          <table:table-cell office:value-type="string" calcext:value-type="string">
            <text:p>pelzer auguste 18761958</text:p>
          </table:table-cell>
          <table:table-cell office:value-type="string" calcext:value-type="string">
            <text:p>no</text:p>
          </table:table-cell>
          <table:table-cell office:value-type="float" office:value="65.2173913043478" calcext:value-type="float">
            <text:p>65.2173913043478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1.56888660105877" calcext:value-type="float">
            <text:p>1.56888660105877</text:p>
          </table:table-cell>
          <table:table-cell table:formula="of:=STDEV([.D418];[.E418])" office:value-type="float" office:value="1.92148581844171" calcext:value-type="float">
            <text:p>1.92148581844171</text:p>
          </table:table-cell>
          <table:table-cell table:formula="of:=STDEV([.D418];[.F418])" office:value-type="float" office:value="1.92148581844171" calcext:value-type="float">
            <text:p>1.92148581844171</text:p>
          </table:table-cell>
          <table:table-cell table:formula="of:=STDEV([.E418];[.F4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mez de castro alvar 15151580</text:p>
          </table:table-cell>
          <table:table-cell office:value-type="string" calcext:value-type="string">
            <text:p>alvares manuel 15261583</text:p>
          </table:table-cell>
          <table:table-cell office:value-type="string" calcext:value-type="string">
            <text:p>no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56.6037735849057" calcext:value-type="float">
            <text:p>56.6037735849057</text:p>
          </table:table-cell>
          <table:table-cell office:value-type="float" office:value="4.84756358093176" calcext:value-type="float">
            <text:p>4.84756358093176</text:p>
          </table:table-cell>
          <table:table-cell table:formula="of:=STDEV([.D419];[.E419])" office:value-type="float" office:value="5.93702863449082" calcext:value-type="float">
            <text:p>5.93702863449082</text:p>
          </table:table-cell>
          <table:table-cell table:formula="of:=STDEV([.D419];[.F419])" office:value-type="float" office:value="5.93702863449082" calcext:value-type="float">
            <text:p>5.93702863449082</text:p>
          </table:table-cell>
          <table:table-cell table:formula="of:=STDEV([.E419];[.F4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aeser friedrich classicist</text:p>
          </table:table-cell>
          <table:table-cell office:value-type="string" calcext:value-type="string">
            <text:p>glaser carl eduard</text:p>
          </table:table-cell>
          <table:table-cell office:value-type="string" calcext:value-type="string">
            <text:p>no</text:p>
          </table:table-cell>
          <table:table-cell office:value-type="float" office:value="64.7058823529412" calcext:value-type="float">
            <text:p>64.7058823529412</text:p>
          </table:table-cell>
          <table:table-cell office:value-type="float" office:value="56.5217391304348" calcext:value-type="float">
            <text:p>56.5217391304348</text:p>
          </table:table-cell>
          <table:table-cell office:value-type="float" office:value="56.5217391304348" calcext:value-type="float">
            <text:p>56.5217391304348</text:p>
          </table:table-cell>
          <table:table-cell office:value-type="float" office:value="4.72511729260051" calcext:value-type="float">
            <text:p>4.72511729260051</text:p>
          </table:table-cell>
          <table:table-cell table:formula="of:=STDEV([.D420];[.E420])" office:value-type="float" office:value="5.78706317083619" calcext:value-type="float">
            <text:p>5.78706317083619</text:p>
          </table:table-cell>
          <table:table-cell table:formula="of:=STDEV([.D420];[.F420])" office:value-type="float" office:value="5.78706317083619" calcext:value-type="float">
            <text:p>5.78706317083619</text:p>
          </table:table-cell>
          <table:table-cell table:formula="of:=STDEV([.E420];[.F4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isco de christo</text:p>
          </table:table-cell>
          <table:table-cell office:value-type="string" calcext:value-type="string">
            <text:p>columbus christopher</text:p>
          </table:table-cell>
          <table:table-cell office:value-type="string" calcext:value-type="string">
            <text:p>no</text:p>
          </table:table-cell>
          <table:table-cell office:value-type="float" office:value="64.7058823529412" calcext:value-type="float">
            <text:p>64.7058823529412</text:p>
          </table:table-cell>
          <table:table-cell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office:value-type="float" office:value="5.60369378919342" calcext:value-type="float">
            <text:p>5.60369378919342</text:p>
          </table:table-cell>
          <table:table-cell table:formula="of:=STDEV([.D421];[.E421])" office:value-type="float" office:value="6.86309522916355" calcext:value-type="float">
            <text:p>6.86309522916355</text:p>
          </table:table-cell>
          <table:table-cell table:formula="of:=STDEV([.D421];[.F421])" office:value-type="float" office:value="6.86309522916354" calcext:value-type="float">
            <text:p>6.86309522916354</text:p>
          </table:table-cell>
          <table:table-cell table:formula="of:=STDEV([.E421];[.F4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rnandez torrejon pedro</text:p>
          </table:table-cell>
          <table:table-cell office:value-type="string" calcext:value-type="string">
            <text:p>torre diego de la</text:p>
          </table:table-cell>
          <table:table-cell office:value-type="string" calcext:value-type="string">
            <text:p>no</text:p>
          </table:table-cell>
          <table:table-cell office:value-type="float" office:value="64.7058823529412" calcext:value-type="float">
            <text:p>64.7058823529412</text:p>
          </table:table-cell>
          <table:table-cell office:value-type="float" office:value="53.6585365853659" calcext:value-type="float">
            <text:p>53.6585365853659</text:p>
          </table:table-cell>
          <table:table-cell office:value-type="float" office:value="53.6585365853659" calcext:value-type="float">
            <text:p>53.6585365853659</text:p>
          </table:table-cell>
          <table:table-cell office:value-type="float" office:value="6.37818805274048" calcext:value-type="float">
            <text:p>6.37818805274048</text:p>
          </table:table-cell>
          <table:table-cell table:formula="of:=STDEV([.D422];[.E422])" office:value-type="float" office:value="7.81165310636502" calcext:value-type="float">
            <text:p>7.81165310636502</text:p>
          </table:table-cell>
          <table:table-cell table:formula="of:=STDEV([.D422];[.F422])" office:value-type="float" office:value="7.81165310636501" calcext:value-type="float">
            <text:p>7.81165310636501</text:p>
          </table:table-cell>
          <table:table-cell table:formula="of:=STDEV([.E422];[.F4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neidewein johann 15191568</text:p>
          </table:table-cell>
          <table:table-cell office:value-type="string" calcext:value-type="string">
            <text:p>schneidewin friedrich wilhelm 18101856</text:p>
          </table:table-cell>
          <table:table-cell office:value-type="string" calcext:value-type="string">
            <text:p>no</text:p>
          </table:table-cell>
          <table:table-cell office:value-type="float" office:value="64.2857142857143" calcext:value-type="float">
            <text:p>64.2857142857143</text:p>
          </table:table-cell>
          <table:table-cell office:value-type="float" office:value="57.5757575757576" calcext:value-type="float">
            <text:p>57.5757575757576</text:p>
          </table:table-cell>
          <table:table-cell office:value-type="float" office:value="57.5757575757576" calcext:value-type="float">
            <text:p>57.5757575757576</text:p>
          </table:table-cell>
          <table:table-cell office:value-type="float" office:value="3.87399531274424" calcext:value-type="float">
            <text:p>3.87399531274424</text:p>
          </table:table-cell>
          <table:table-cell table:formula="of:=STDEV([.D423];[.E423])" office:value-type="float" office:value="4.74465589107856" calcext:value-type="float">
            <text:p>4.74465589107856</text:p>
          </table:table-cell>
          <table:table-cell table:formula="of:=STDEV([.D423];[.F423])" office:value-type="float" office:value="4.74465589107856" calcext:value-type="float">
            <text:p>4.74465589107856</text:p>
          </table:table-cell>
          <table:table-cell table:formula="of:=STDEV([.E423];[.F4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ciani fulvio</text:p>
          </table:table-cell>
          <table:table-cell office:value-type="string" calcext:value-type="string">
            <text:p>pacian saint bishop of barcelona</text:p>
          </table:table-cell>
          <table:table-cell office:value-type="string" calcext:value-type="string">
            <text:p>no</text:p>
          </table:table-cell>
          <table:table-cell office:value-type="float" office:value="64.2857142857143" calcext:value-type="float">
            <text:p>64.2857142857143</text:p>
          </table:table-cell>
          <table:table-cell table:number-columns-repeated="2" office:value-type="float" office:value="47.8260869565217" calcext:value-type="float">
            <text:p>47.8260869565217</text:p>
          </table:table-cell>
          <table:table-cell office:value-type="float" office:value="9.50297026927023" calcext:value-type="float">
            <text:p>9.50297026927023</text:p>
          </table:table-cell>
          <table:table-cell table:formula="of:=STDEV([.D424];[.E424])" office:value-type="float" office:value="11.6387141002755" calcext:value-type="float">
            <text:p>11.6387141002755</text:p>
          </table:table-cell>
          <table:table-cell table:formula="of:=STDEV([.D424];[.F424])" office:value-type="float" office:value="11.6387141002755" calcext:value-type="float">
            <text:p>11.6387141002755</text:p>
          </table:table-cell>
          <table:table-cell table:formula="of:=STDEV([.E424];[.F4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nati giovanni battista</text:p>
          </table:table-cell>
          <table:table-cell office:value-type="string" calcext:value-type="string">
            <text:p>donatus aelius</text:p>
          </table:table-cell>
          <table:table-cell office:value-type="string" calcext:value-type="string">
            <text:p>no</text:p>
          </table:table-cell>
          <table:table-cell office:value-type="float" office:value="64.2857142857143" calcext:value-type="float">
            <text:p>64.2857142857143</text:p>
          </table:table-cell>
          <table:table-cell table:number-columns-repeated="2" office:value-type="float" office:value="47.3684210526316" calcext:value-type="float">
            <text:p>47.3684210526316</text:p>
          </table:table-cell>
          <table:table-cell office:value-type="float" office:value="9.76720380208013" calcext:value-type="float">
            <text:p>9.76720380208013</text:p>
          </table:table-cell>
          <table:table-cell table:formula="of:=STDEV([.D425];[.E425])" office:value-type="float" office:value="11.9623327644341" calcext:value-type="float">
            <text:p>11.9623327644341</text:p>
          </table:table-cell>
          <table:table-cell table:formula="of:=STDEV([.D425];[.F425])" office:value-type="float" office:value="11.9623327644341" calcext:value-type="float">
            <text:p>11.9623327644341</text:p>
          </table:table-cell>
          <table:table-cell table:formula="of:=STDEV([.E425];[.F4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ciulli antonio</text:p>
          </table:table-cell>
          <table:table-cell office:value-type="string" calcext:value-type="string">
            <text:p>ricci matteo 15521610</text:p>
          </table:table-cell>
          <table:table-cell office:value-type="string" calcext:value-type="string">
            <text:p>no</text:p>
          </table:table-cell>
          <table:table-cell office:value-type="float" office:value="64.2857142857143" calcext:value-type="float">
            <text:p>64.2857142857143</text:p>
          </table:table-cell>
          <table:table-cell table:number-columns-repeated="2" office:value-type="float" office:value="47.3684210526316" calcext:value-type="float">
            <text:p>47.3684210526316</text:p>
          </table:table-cell>
          <table:table-cell office:value-type="float" office:value="9.76720380208013" calcext:value-type="float">
            <text:p>9.76720380208013</text:p>
          </table:table-cell>
          <table:table-cell table:formula="of:=STDEV([.D426];[.E426])" office:value-type="float" office:value="11.9623327644341" calcext:value-type="float">
            <text:p>11.9623327644341</text:p>
          </table:table-cell>
          <table:table-cell table:formula="of:=STDEV([.D426];[.F426])" office:value-type="float" office:value="11.9623327644341" calcext:value-type="float">
            <text:p>11.9623327644341</text:p>
          </table:table-cell>
          <table:table-cell table:formula="of:=STDEV([.E426];[.F4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hner theodor</text:p>
          </table:table-cell>
          <table:table-cell office:value-type="string" calcext:value-type="string">
            <text:p>theodricus active 12th century</text:p>
          </table:table-cell>
          <table:table-cell office:value-type="string" calcext:value-type="string">
            <text:p>no</text:p>
          </table:table-cell>
          <table:table-cell office:value-type="float" office:value="64.2857142857143" calcext:value-type="float">
            <text:p>64.2857142857143</text:p>
          </table:table-cell>
          <table:table-cell office:value-type="float" office:value="45.4545454545455" calcext:value-type="float">
            <text:p>45.4545454545455</text:p>
          </table:table-cell>
          <table:table-cell office:value-type="float" office:value="45.4545454545455" calcext:value-type="float">
            <text:p>45.4545454545455</text:p>
          </table:table-cell>
          <table:table-cell office:value-type="float" office:value="10.8721803938306" calcext:value-type="float">
            <text:p>10.8721803938306</text:p>
          </table:table-cell>
          <table:table-cell table:formula="of:=STDEV([.D427];[.E427])" office:value-type="float" office:value="13.3156471781882" calcext:value-type="float">
            <text:p>13.3156471781882</text:p>
          </table:table-cell>
          <table:table-cell table:formula="of:=STDEV([.D427];[.F427])" office:value-type="float" office:value="13.3156471781882" calcext:value-type="float">
            <text:p>13.3156471781882</text:p>
          </table:table-cell>
          <table:table-cell table:formula="of:=STDEV([.E427];[.F4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eck ferdinand florens 18001849</text:p>
          </table:table-cell>
          <table:table-cell office:value-type="string" calcext:value-type="string">
            <text:p>fleckeisen alfred 18201899</text:p>
          </table:table-cell>
          <table:table-cell office:value-type="string" calcext:value-type="string">
            <text:p>no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2.0689655172414" calcext:value-type="float">
            <text:p>62.0689655172414</text:p>
          </table:table-cell>
          <table:table-cell office:value-type="float" office:value="1.11488327843514" calcext:value-type="float">
            <text:p>1.11488327843514</text:p>
          </table:table-cell>
          <table:table-cell table:formula="of:=STDEV([.D428];[.E428])" office:value-type="float" office:value="1.36544757746368" calcext:value-type="float">
            <text:p>1.36544757746368</text:p>
          </table:table-cell>
          <table:table-cell table:formula="of:=STDEV([.D428];[.F428])" office:value-type="float" office:value="1.36544757746368" calcext:value-type="float">
            <text:p>1.36544757746368</text:p>
          </table:table-cell>
          <table:table-cell table:formula="of:=STDEV([.E428];[.F4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cenius johan 15981677</text:p>
          </table:table-cell>
          <table:table-cell office:value-type="string" calcext:value-type="string">
            <text:p>loeus joannes</text:p>
          </table:table-cell>
          <table:table-cell office:value-type="string" calcext:value-type="string">
            <text:p>no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4.0540540540541" calcext:value-type="float">
            <text:p>54.0540540540541</text:p>
          </table:table-cell>
          <table:table-cell office:value-type="float" office:value="5.74229456923736" calcext:value-type="float">
            <text:p>5.74229456923736</text:p>
          </table:table-cell>
          <table:table-cell table:formula="of:=STDEV([.D429];[.E429])" office:value-type="float" office:value="7.03284582369323" calcext:value-type="float">
            <text:p>7.03284582369323</text:p>
          </table:table-cell>
          <table:table-cell table:formula="of:=STDEV([.D429];[.F429])" office:value-type="float" office:value="7.03284582369323" calcext:value-type="float">
            <text:p>7.03284582369323</text:p>
          </table:table-cell>
          <table:table-cell table:formula="of:=STDEV([.E429];[.F4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lustius crispus gaius</text:p>
          </table:table-cell>
          <table:table-cell office:value-type="string" calcext:value-type="string">
            <text:p>pseudosallust</text:p>
          </table:table-cell>
          <table:table-cell office:value-type="string" calcext:value-type="string">
            <text:p>no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4.0540540540541" calcext:value-type="float">
            <text:p>54.0540540540541</text:p>
          </table:table-cell>
          <table:table-cell office:value-type="float" office:value="5.74229456923736" calcext:value-type="float">
            <text:p>5.74229456923736</text:p>
          </table:table-cell>
          <table:table-cell table:formula="of:=STDEV([.D430];[.E430])" office:value-type="float" office:value="7.03284582369323" calcext:value-type="float">
            <text:p>7.03284582369323</text:p>
          </table:table-cell>
          <table:table-cell table:formula="of:=STDEV([.D430];[.F430])" office:value-type="float" office:value="7.03284582369323" calcext:value-type="float">
            <text:p>7.03284582369323</text:p>
          </table:table-cell>
          <table:table-cell table:formula="of:=STDEV([.E430];[.F4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lorat martin</text:p>
          </table:table-cell>
          <table:table-cell office:value-type="string" calcext:value-type="string">
            <text:p>marullo tarcaniota michele</text:p>
          </table:table-cell>
          <table:table-cell office:value-type="string" calcext:value-type="string">
            <text:p>no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48.7804878048781" calcext:value-type="float">
            <text:p>48.7804878048781</text:p>
          </table:table-cell>
          <table:table-cell office:value-type="float" office:value="8.78698946278845" calcext:value-type="float">
            <text:p>8.78698946278845</text:p>
          </table:table-cell>
          <table:table-cell table:formula="of:=STDEV([.D431];[.E431])" office:value-type="float" office:value="10.7618202795221" calcext:value-type="float">
            <text:p>10.7618202795221</text:p>
          </table:table-cell>
          <table:table-cell table:formula="of:=STDEV([.D431];[.F431])" office:value-type="float" office:value="10.7618202795221" calcext:value-type="float">
            <text:p>10.7618202795221</text:p>
          </table:table-cell>
          <table:table-cell table:formula="of:=STDEV([.E431];[.F4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etorius abdias 15241573</text:p>
          </table:table-cell>
          <table:table-cell office:value-type="string" calcext:value-type="string">
            <text:p>prudentius 348</text:p>
          </table:table-cell>
          <table:table-cell office:value-type="string" calcext:value-type="string">
            <text:p>no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45" calcext:value-type="float">
            <text:p>45</text:p>
          </table:table-cell>
          <table:table-cell office:value-type="float" office:value="10.9696551146029" calcext:value-type="float">
            <text:p>10.9696551146029</text:p>
          </table:table-cell>
          <table:table-cell table:formula="of:=STDEV([.D432];[.E432])" office:value-type="float" office:value="13.4350288425444" calcext:value-type="float">
            <text:p>13.4350288425444</text:p>
          </table:table-cell>
          <table:table-cell table:formula="of:=STDEV([.D432];[.F432])" office:value-type="float" office:value="13.4350288425444" calcext:value-type="float">
            <text:p>13.4350288425444</text:p>
          </table:table-cell>
          <table:table-cell table:formula="of:=STDEV([.E432];[.F4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ssandri alessandro 14611523</text:p>
          </table:table-cell>
          <table:table-cell office:value-type="string" calcext:value-type="string">
            <text:p>aleandro girolamo 14801542</text:p>
          </table:table-cell>
          <table:table-cell office:value-type="string" calcext:value-type="string">
            <text:p>no</text:p>
          </table:table-cell>
          <table:table-cell office:value-type="float" office:value="63.8297872340426" calcext:value-type="float">
            <text:p>63.8297872340426</text:p>
          </table:table-cell>
          <table:table-cell office:value-type="float" office:value="60.7142857142857" calcext:value-type="float">
            <text:p>60.7142857142857</text:p>
          </table:table-cell>
          <table:table-cell office:value-type="float" office:value="60.7142857142857" calcext:value-type="float">
            <text:p>60.7142857142857</text:p>
          </table:table-cell>
          <table:table-cell office:value-type="float" office:value="1.7987356410923" calcext:value-type="float">
            <text:p>1.7987356410923</text:p>
          </table:table-cell>
          <table:table-cell table:formula="of:=STDEV([.D433];[.E433])" office:value-type="float" office:value="2.20299225141706" calcext:value-type="float">
            <text:p>2.20299225141706</text:p>
          </table:table-cell>
          <table:table-cell table:formula="of:=STDEV([.D433];[.F433])" office:value-type="float" office:value="2.20299225141705" calcext:value-type="float">
            <text:p>2.20299225141705</text:p>
          </table:table-cell>
          <table:table-cell table:formula="of:=STDEV([.E433];[.F4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udnikov m</text:p>
          </table:table-cell>
          <table:table-cell office:value-type="string" calcext:value-type="string">
            <text:p>prudentius 348</text:p>
          </table:table-cell>
          <table:table-cell office:value-type="string" calcext:value-type="string">
            <text:p>no</text:p>
          </table:table-cell>
          <table:table-cell office:value-type="float" office:value="63.6363636363636" calcext:value-type="float">
            <text:p>63.6363636363636</text:p>
          </table:table-cell>
          <table:table-cell office:value-type="float" office:value="56" calcext:value-type="float">
            <text:p>56</text:p>
          </table:table-cell>
          <table:table-cell office:value-type="float" office:value="56" calcext:value-type="float">
            <text:p>56</text:p>
          </table:table-cell>
          <table:table-cell office:value-type="float" office:value="4.40885660108441" calcext:value-type="float">
            <text:p>4.40885660108441</text:p>
          </table:table-cell>
          <table:table-cell table:formula="of:=STDEV([.D434];[.E434])" office:value-type="float" office:value="5.39972451087909" calcext:value-type="float">
            <text:p>5.39972451087909</text:p>
          </table:table-cell>
          <table:table-cell table:formula="of:=STDEV([.D434];[.F434])" office:value-type="float" office:value="5.39972451087908" calcext:value-type="float">
            <text:p>5.39972451087908</text:p>
          </table:table-cell>
          <table:table-cell table:formula="of:=STDEV([.E434];[.F4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z johann traugott leberecht 17691851</text:p>
          </table:table-cell>
          <table:table-cell office:value-type="string" calcext:value-type="string">
            <text:p>dantyszek jan 14851548</text:p>
          </table:table-cell>
          <table:table-cell office:value-type="string" calcext:value-type="string">
            <text:p>no</text:p>
          </table:table-cell>
          <table:table-cell office:value-type="float" office:value="63.4146341463415" calcext:value-type="float">
            <text:p>63.4146341463415</text:p>
          </table:table-cell>
          <table:table-cell table:number-columns-repeated="2" office:value-type="float" office:value="42.6229508196721" calcext:value-type="float">
            <text:p>42.6229508196721</text:p>
          </table:table-cell>
          <table:table-cell office:value-type="float" office:value="12.004083965558" calcext:value-type="float">
            <text:p>12.004083965558</text:p>
          </table:table-cell>
          <table:table-cell table:formula="of:=STDEV([.D435];[.E435])" office:value-type="float" office:value="14.7019402725712" calcext:value-type="float">
            <text:p>14.7019402725712</text:p>
          </table:table-cell>
          <table:table-cell table:formula="of:=STDEV([.D435];[.F435])" office:value-type="float" office:value="14.7019402725712" calcext:value-type="float">
            <text:p>14.7019402725712</text:p>
          </table:table-cell>
          <table:table-cell table:formula="of:=STDEV([.E435];[.F4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neidewein johannes 15191568</text:p>
          </table:table-cell>
          <table:table-cell office:value-type="string" calcext:value-type="string">
            <text:p>schneidewin friedrich wilhelm 18101856</text:p>
          </table:table-cell>
          <table:table-cell office:value-type="string" calcext:value-type="string">
            <text:p>no</text:p>
          </table:table-cell>
          <table:table-cell office:value-type="float" office:value="63.3333333333333" calcext:value-type="float">
            <text:p>63.3333333333333</text:p>
          </table:table-cell>
          <table:table-cell table:number-columns-repeated="2" office:value-type="float" office:value="55.8823529411765" calcext:value-type="float">
            <text:p>55.8823529411765</text:p>
          </table:table-cell>
          <table:table-cell office:value-type="float" office:value="4.30182553513839" calcext:value-type="float">
            <text:p>4.30182553513839</text:p>
          </table:table-cell>
          <table:table-cell table:formula="of:=STDEV([.D436];[.E436])" office:value-type="float" office:value="5.26863876178212" calcext:value-type="float">
            <text:p>5.26863876178212</text:p>
          </table:table-cell>
          <table:table-cell table:formula="of:=STDEV([.D436];[.F436])" office:value-type="float" office:value="5.26863876178212" calcext:value-type="float">
            <text:p>5.26863876178212</text:p>
          </table:table-cell>
          <table:table-cell table:formula="of:=STDEV([.E436];[.F4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etz friedrich reinhold 18041836</text:p>
          </table:table-cell>
          <table:table-cell office:value-type="string" calcext:value-type="string">
            <text:p>dietsch heinrich rudolf 18141875</text:p>
          </table:table-cell>
          <table:table-cell office:value-type="string" calcext:value-type="string">
            <text:p>no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61.5384615384615" calcext:value-type="float">
            <text:p>61.5384615384615</text:p>
          </table:table-cell>
          <table:table-cell office:value-type="float" office:value="0.555144489605408" calcext:value-type="float">
            <text:p>0.555144489605408</text:p>
          </table:table-cell>
          <table:table-cell table:formula="of:=STDEV([.D437];[.E437])" office:value-type="float" office:value="0.679910366525525" calcext:value-type="float">
            <text:p>0.679910366525525</text:p>
          </table:table-cell>
          <table:table-cell table:formula="of:=STDEV([.D437];[.F437])" office:value-type="float" office:value="0.679910366525525" calcext:value-type="float">
            <text:p>0.679910366525525</text:p>
          </table:table-cell>
          <table:table-cell table:formula="of:=STDEV([.E437];[.F4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al gaspar do osa 15101584</text:p>
          </table:table-cell>
          <table:table-cell office:value-type="string" calcext:value-type="string">
            <text:p>della casa giovanni 15031556</text:p>
          </table:table-cell>
          <table:table-cell office:value-type="string" calcext:value-type="string">
            <text:p>no</text:p>
          </table:table-cell>
          <table:table-cell office:value-type="float" office:value="62.5" calcext:value-type="float">
            <text:p>62.5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3.09294787065871" calcext:value-type="float">
            <text:p>3.09294787065871</text:p>
          </table:table-cell>
          <table:table-cell table:formula="of:=STDEV([.D438];[.E438])" office:value-type="float" office:value="3.78807204207079" calcext:value-type="float">
            <text:p>3.78807204207079</text:p>
          </table:table-cell>
          <table:table-cell table:formula="of:=STDEV([.D438];[.F438])" office:value-type="float" office:value="3.78807204207079" calcext:value-type="float">
            <text:p>3.78807204207079</text:p>
          </table:table-cell>
          <table:table-cell table:formula="of:=STDEV([.E438];[.F4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gemann gerhard</text:p>
          </table:table-cell>
          <table:table-cell office:value-type="string" calcext:value-type="string">
            <text:p>hackermann adolf 1819</text:p>
          </table:table-cell>
          <table:table-cell office:value-type="string" calcext:value-type="string">
            <text:p>no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54.0540540540541" calcext:value-type="float">
            <text:p>54.0540540540541</text:p>
          </table:table-cell>
          <table:table-cell office:value-type="float" office:value="4.87626916545292" calcext:value-type="float">
            <text:p>4.87626916545292</text:p>
          </table:table-cell>
          <table:table-cell table:formula="of:=STDEV([.D439];[.E439])" office:value-type="float" office:value="5.97218565191341" calcext:value-type="float">
            <text:p>5.97218565191341</text:p>
          </table:table-cell>
          <table:table-cell table:formula="of:=STDEV([.D439];[.F439])" office:value-type="float" office:value="5.97218565191341" calcext:value-type="float">
            <text:p>5.97218565191341</text:p>
          </table:table-cell>
          <table:table-cell table:formula="of:=STDEV([.E439];[.F4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delli giacomo</text:p>
          </table:table-cell>
          <table:table-cell office:value-type="string" calcext:value-type="string">
            <text:p>manetti giannozzo 13961459</text:p>
          </table:table-cell>
          <table:table-cell office:value-type="string" calcext:value-type="string">
            <text:p>no</text:p>
          </table:table-cell>
          <table:table-cell office:value-type="float" office:value="62.5" calcext:value-type="float">
            <text:p>62.5</text:p>
          </table:table-cell>
          <table:table-cell office:value-type="float" office:value="52.3809523809524" calcext:value-type="float">
            <text:p>52.3809523809524</text:p>
          </table:table-cell>
          <table:table-cell office:value-type="float" office:value="52.3809523809524" calcext:value-type="float">
            <text:p>52.3809523809524</text:p>
          </table:table-cell>
          <table:table-cell office:value-type="float" office:value="5.84223486679978" calcext:value-type="float">
            <text:p>5.84223486679978</text:p>
          </table:table-cell>
          <table:table-cell table:formula="of:=STDEV([.D440];[.E440])" office:value-type="float" office:value="7.15524719057816" calcext:value-type="float">
            <text:p>7.15524719057816</text:p>
          </table:table-cell>
          <table:table-cell table:formula="of:=STDEV([.D440];[.F440])" office:value-type="float" office:value="7.15524719057816" calcext:value-type="float">
            <text:p>7.15524719057816</text:p>
          </table:table-cell>
          <table:table-cell table:formula="of:=STDEV([.E440];[.F4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ichert carl 1858</text:p>
          </table:table-cell>
          <table:table-cell office:value-type="string" calcext:value-type="string">
            <text:p>reichardt walther 1869</text:p>
          </table:table-cell>
          <table:table-cell office:value-type="string" calcext:value-type="string">
            <text:p>no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.21687836487032" calcext:value-type="float">
            <text:p>7.21687836487032</text:p>
          </table:table-cell>
          <table:table-cell table:formula="of:=STDEV([.D441];[.E441])" office:value-type="float" office:value="8.83883476483184" calcext:value-type="float">
            <text:p>8.83883476483184</text:p>
          </table:table-cell>
          <table:table-cell table:formula="of:=STDEV([.D441];[.F441])" office:value-type="float" office:value="8.83883476483184" calcext:value-type="float">
            <text:p>8.83883476483184</text:p>
          </table:table-cell>
          <table:table-cell table:formula="of:=STDEV([.E441];[.F4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kermann johann christian gottlieb 17561801</text:p>
          </table:table-cell>
          <table:table-cell office:value-type="string" calcext:value-type="string">
            <text:p>schermann theodor 18781922</text:p>
          </table:table-cell>
          <table:table-cell office:value-type="string" calcext:value-type="string">
            <text:p>no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45.7142857142857" calcext:value-type="float">
            <text:p>45.7142857142857</text:p>
          </table:table-cell>
          <table:table-cell office:value-type="float" office:value="9.69123666139729" calcext:value-type="float">
            <text:p>9.69123666139729</text:p>
          </table:table-cell>
          <table:table-cell table:formula="of:=STDEV([.D442];[.E442])" office:value-type="float" office:value="11.8692923984885" calcext:value-type="float">
            <text:p>11.8692923984885</text:p>
          </table:table-cell>
          <table:table-cell table:formula="of:=STDEV([.D442];[.F442])" office:value-type="float" office:value="11.8692923984885" calcext:value-type="float">
            <text:p>11.8692923984885</text:p>
          </table:table-cell>
          <table:table-cell table:formula="of:=STDEV([.E442];[.F4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r john</text:p>
          </table:table-cell>
          <table:table-cell office:value-type="string" calcext:value-type="string">
            <text:p>kerckmeister johannes active 14661485</text:p>
          </table:table-cell>
          <table:table-cell office:value-type="string" calcext:value-type="string">
            <text:p>no</text:p>
          </table:table-cell>
          <table:table-cell office:value-type="float" office:value="62.5" calcext:value-type="float">
            <text:p>62.5</text:p>
          </table:table-cell>
          <table:table-cell office:value-type="float" office:value="35.5555555555556" calcext:value-type="float">
            <text:p>35.5555555555556</text:p>
          </table:table-cell>
          <table:table-cell office:value-type="float" office:value="35.5555555555556" calcext:value-type="float">
            <text:p>35.5555555555556</text:p>
          </table:table-cell>
          <table:table-cell office:value-type="float" office:value="15.5563822531649" calcext:value-type="float">
            <text:p>15.5563822531649</text:p>
          </table:table-cell>
          <table:table-cell table:formula="of:=STDEV([.D443];[.E443])" office:value-type="float" office:value="19.0525993819709" calcext:value-type="float">
            <text:p>19.0525993819709</text:p>
          </table:table-cell>
          <table:table-cell table:formula="of:=STDEV([.D443];[.F443])" office:value-type="float" office:value="19.0525993819709" calcext:value-type="float">
            <text:p>19.0525993819709</text:p>
          </table:table-cell>
          <table:table-cell table:formula="of:=STDEV([.E443];[.F4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ltjer j</text:p>
          </table:table-cell>
          <table:table-cell office:value-type="string" calcext:value-type="string">
            <text:p>wowern johann van der 15741612</text:p>
          </table:table-cell>
          <table:table-cell office:value-type="string" calcext:value-type="string">
            <text:p>no</text:p>
          </table:table-cell>
          <table:table-cell office:value-type="float" office:value="62.5" calcext:value-type="float">
            <text:p>62.5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18.3197681569785" calcext:value-type="float">
            <text:p>18.3197681569785</text:p>
          </table:table-cell>
          <table:table-cell table:formula="of:=STDEV([.D444];[.E444])" office:value-type="float" office:value="22.4370420953424" calcext:value-type="float">
            <text:p>22.4370420953424</text:p>
          </table:table-cell>
          <table:table-cell table:formula="of:=STDEV([.D444];[.F444])" office:value-type="float" office:value="22.4370420953424" calcext:value-type="float">
            <text:p>22.4370420953424</text:p>
          </table:table-cell>
          <table:table-cell table:formula="of:=STDEV([.E444];[.F4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nko j</text:p>
          </table:table-cell>
          <table:table-cell office:value-type="string" calcext:value-type="string">
            <text:p>stanyhurst richard 15471618</text:p>
          </table:table-cell>
          <table:table-cell office:value-type="string" calcext:value-type="string">
            <text:p>no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office:value-type="float" office:value="19.5886698475052" calcext:value-type="float">
            <text:p>19.5886698475052</text:p>
          </table:table-cell>
          <table:table-cell table:formula="of:=STDEV([.D445];[.E445])" office:value-type="float" office:value="23.991122933115" calcext:value-type="float">
            <text:p>23.991122933115</text:p>
          </table:table-cell>
          <table:table-cell table:formula="of:=STDEV([.D445];[.F445])" office:value-type="float" office:value="23.991122933115" calcext:value-type="float">
            <text:p>23.991122933115</text:p>
          </table:table-cell>
          <table:table-cell table:formula="of:=STDEV([.E445];[.F4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nnamus ioannes</text:p>
          </table:table-cell>
          <table:table-cell office:value-type="string" calcext:value-type="string">
            <text:p>cincinnatus lucius quinctius approximately 529 bcapproximately 430 bc</text:p>
          </table:table-cell>
          <table:table-cell office:value-type="string" calcext:value-type="string">
            <text:p>no</text:p>
          </table:table-cell>
          <table:table-cell office:value-type="float" office:value="62.5" calcext:value-type="float">
            <text:p>62.5</text:p>
          </table:table-cell>
          <table:table-cell office:value-type="float" office:value="25.8823529411765" calcext:value-type="float">
            <text:p>25.8823529411765</text:p>
          </table:table-cell>
          <table:table-cell office:value-type="float" office:value="25.8823529411765" calcext:value-type="float">
            <text:p>25.8823529411765</text:p>
          </table:table-cell>
          <table:table-cell office:value-type="float" office:value="21.1412083865025" calcext:value-type="float">
            <text:p>21.1412083865025</text:p>
          </table:table-cell>
          <table:table-cell table:formula="of:=STDEV([.D446];[.E446])" office:value-type="float" office:value="25.8925865463898" calcext:value-type="float">
            <text:p>25.8925865463898</text:p>
          </table:table-cell>
          <table:table-cell table:formula="of:=STDEV([.D446];[.F446])" office:value-type="float" office:value="25.8925865463898" calcext:value-type="float">
            <text:p>25.8925865463898</text:p>
          </table:table-cell>
          <table:table-cell table:formula="of:=STDEV([.E446];[.F4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gi giovanni 15661618</text:p>
          </table:table-cell>
          <table:table-cell office:value-type="string" calcext:value-type="string">
            <text:p>magliabechi antonio 16331714</text:p>
          </table:table-cell>
          <table:table-cell office:value-type="string" calcext:value-type="string">
            <text:p>no</text:p>
          </table:table-cell>
          <table:table-cell office:value-type="float" office:value="62.2222222222222" calcext:value-type="float">
            <text:p>62.2222222222222</text:p>
          </table:table-cell>
          <table:table-cell office:value-type="float" office:value="54.9019607843137" calcext:value-type="float">
            <text:p>54.9019607843137</text:p>
          </table:table-cell>
          <table:table-cell office:value-type="float" office:value="54.9019607843137" calcext:value-type="float">
            <text:p>54.9019607843137</text:p>
          </table:table-cell>
          <table:table-cell office:value-type="float" office:value="4.22635491171491" calcext:value-type="float">
            <text:p>4.22635491171491</text:p>
          </table:table-cell>
          <table:table-cell table:formula="of:=STDEV([.D447];[.E447])" office:value-type="float" office:value="5.17620650280349" calcext:value-type="float">
            <text:p>5.17620650280349</text:p>
          </table:table-cell>
          <table:table-cell table:formula="of:=STDEV([.D447];[.F447])" office:value-type="float" office:value="5.17620650280348" calcext:value-type="float">
            <text:p>5.17620650280348</text:p>
          </table:table-cell>
          <table:table-cell table:formula="of:=STDEV([.E447];[.F4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toletti fabrizio 15761630</text:p>
          </table:table-cell>
          <table:table-cell office:value-type="string" calcext:value-type="string">
            <text:p>bartolomeo fra 14721517</text:p>
          </table:table-cell>
          <table:table-cell office:value-type="string" calcext:value-type="string">
            <text:p>no</text:p>
          </table:table-cell>
          <table:table-cell office:value-type="float" office:value="62.2222222222222" calcext:value-type="float">
            <text:p>62.2222222222222</text:p>
          </table:table-cell>
          <table:table-cell office:value-type="float" office:value="54.9019607843137" calcext:value-type="float">
            <text:p>54.9019607843137</text:p>
          </table:table-cell>
          <table:table-cell office:value-type="float" office:value="54.9019607843137" calcext:value-type="float">
            <text:p>54.9019607843137</text:p>
          </table:table-cell>
          <table:table-cell office:value-type="float" office:value="4.22635491171491" calcext:value-type="float">
            <text:p>4.22635491171491</text:p>
          </table:table-cell>
          <table:table-cell table:formula="of:=STDEV([.D448];[.E448])" office:value-type="float" office:value="5.17620650280349" calcext:value-type="float">
            <text:p>5.17620650280349</text:p>
          </table:table-cell>
          <table:table-cell table:formula="of:=STDEV([.D448];[.F448])" office:value-type="float" office:value="5.17620650280348" calcext:value-type="float">
            <text:p>5.17620650280348</text:p>
          </table:table-cell>
          <table:table-cell table:formula="of:=STDEV([.E448];[.F4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ri domenico 16041672</text:p>
          </table:table-cell>
          <table:table-cell office:value-type="string" calcext:value-type="string">
            <text:p>magliabechi antonio 16331714</text:p>
          </table:table-cell>
          <table:table-cell office:value-type="string" calcext:value-type="string">
            <text:p>no</text:p>
          </table:table-cell>
          <table:table-cell office:value-type="float" office:value="62.2222222222222" calcext:value-type="float">
            <text:p>62.2222222222222</text:p>
          </table:table-cell>
          <table:table-cell office:value-type="float" office:value="54.9019607843137" calcext:value-type="float">
            <text:p>54.9019607843137</text:p>
          </table:table-cell>
          <table:table-cell office:value-type="float" office:value="54.9019607843137" calcext:value-type="float">
            <text:p>54.9019607843137</text:p>
          </table:table-cell>
          <table:table-cell office:value-type="float" office:value="4.22635491171491" calcext:value-type="float">
            <text:p>4.22635491171491</text:p>
          </table:table-cell>
          <table:table-cell table:formula="of:=STDEV([.D449];[.E449])" office:value-type="float" office:value="5.17620650280349" calcext:value-type="float">
            <text:p>5.17620650280349</text:p>
          </table:table-cell>
          <table:table-cell table:formula="of:=STDEV([.D449];[.F449])" office:value-type="float" office:value="5.17620650280348" calcext:value-type="float">
            <text:p>5.17620650280348</text:p>
          </table:table-cell>
          <table:table-cell table:formula="of:=STDEV([.E449];[.F4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tica francesco</text:p>
          </table:table-cell>
          <table:table-cell office:value-type="string" calcext:value-type="string">
            <text:p>mantino jacob 1549</text:p>
          </table:table-cell>
          <table:table-cell office:value-type="string" calcext:value-type="string">
            <text:p>no</text:p>
          </table:table-cell>
          <table:table-cell office:value-type="float" office:value="62.0689655172414" calcext:value-type="float">
            <text:p>62.0689655172414</text:p>
          </table:table-cell>
          <table:table-cell office:value-type="float" office:value="51.4285714285714" calcext:value-type="float">
            <text:p>51.4285714285714</text:p>
          </table:table-cell>
          <table:table-cell office:value-type="float" office:value="51.4285714285714" calcext:value-type="float">
            <text:p>51.4285714285714</text:p>
          </table:table-cell>
          <table:table-cell office:value-type="float" office:value="6.1432343913773" calcext:value-type="float">
            <text:p>6.1432343913773</text:p>
          </table:table-cell>
          <table:table-cell table:formula="of:=STDEV([.D450];[.E450])" office:value-type="float" office:value="7.52389481459578" calcext:value-type="float">
            <text:p>7.52389481459578</text:p>
          </table:table-cell>
          <table:table-cell table:formula="of:=STDEV([.D450];[.F450])" office:value-type="float" office:value="7.52389481459578" calcext:value-type="float">
            <text:p>7.52389481459578</text:p>
          </table:table-cell>
          <table:table-cell table:formula="of:=STDEV([.E450];[.F4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del rene 1597</text:p>
          </table:table-cell>
          <table:table-cell office:value-type="string" calcext:value-type="string">
            <text:p>buder christian gottlieb 16931763</text:p>
          </table:table-cell>
          <table:table-cell office:value-type="string" calcext:value-type="string">
            <text:p>no</text:p>
          </table:table-cell>
          <table:table-cell office:value-type="float" office:value="62.0689655172414" calcext:value-type="float">
            <text:p>62.068965517241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.96802049021962" calcext:value-type="float">
            <text:p>6.96802049021962</text:p>
          </table:table-cell>
          <table:table-cell table:formula="of:=STDEV([.D451];[.E451])" office:value-type="float" office:value="8.53404735914799" calcext:value-type="float">
            <text:p>8.53404735914799</text:p>
          </table:table-cell>
          <table:table-cell table:formula="of:=STDEV([.D451];[.F451])" office:value-type="float" office:value="8.53404735914799" calcext:value-type="float">
            <text:p>8.53404735914799</text:p>
          </table:table-cell>
          <table:table-cell table:formula="of:=STDEV([.E451];[.F4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hmuller johann</text:p>
          </table:table-cell>
          <table:table-cell office:value-type="string" calcext:value-type="string">
            <text:p>locher jacob 14711528</text:p>
          </table:table-cell>
          <table:table-cell office:value-type="string" calcext:value-type="string">
            <text:p>no</text:p>
          </table:table-cell>
          <table:table-cell office:value-type="float" office:value="62.0689655172414" calcext:value-type="float">
            <text:p>62.0689655172414</text:p>
          </table:table-cell>
          <table:table-cell table:number-columns-repeated="2" office:value-type="float" office:value="47.3684210526316" calcext:value-type="float">
            <text:p>47.3684210526316</text:p>
          </table:table-cell>
          <table:table-cell office:value-type="float" office:value="8.48736330387653" calcext:value-type="float">
            <text:p>8.48736330387653</text:p>
          </table:table-cell>
          <table:table-cell table:formula="of:=STDEV([.D452];[.E452])" office:value-type="float" office:value="10.39485467806" calcext:value-type="float">
            <text:p>10.39485467806</text:p>
          </table:table-cell>
          <table:table-cell table:formula="of:=STDEV([.D452];[.F452])" office:value-type="float" office:value="10.39485467806" calcext:value-type="float">
            <text:p>10.39485467806</text:p>
          </table:table-cell>
          <table:table-cell table:formula="of:=STDEV([.E452];[.F4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eren a h l 17601842</text:p>
          </table:table-cell>
          <table:table-cell office:value-type="string" calcext:value-type="string">
            <text:p>heerkens gerard nicolaas 17261801</text:p>
          </table:table-cell>
          <table:table-cell office:value-type="string" calcext:value-type="string">
            <text:p>no</text:p>
          </table:table-cell>
          <table:table-cell office:value-type="float" office:value="61.9047619047619" calcext:value-type="float">
            <text:p>61.9047619047619</text:p>
          </table:table-cell>
          <table:table-cell office:value-type="float" office:value="59.2592592592593" calcext:value-type="float">
            <text:p>59.2592592592593</text:p>
          </table:table-cell>
          <table:table-cell office:value-type="float" office:value="59.2592592592593" calcext:value-type="float">
            <text:p>59.2592592592593</text:p>
          </table:table-cell>
          <table:table-cell office:value-type="float" office:value="1.52738166452282" calcext:value-type="float">
            <text:p>1.52738166452282</text:p>
          </table:table-cell>
          <table:table-cell table:formula="of:=STDEV([.D453];[.E453])" office:value-type="float" office:value="1.87065286028187" calcext:value-type="float">
            <text:p>1.87065286028187</text:p>
          </table:table-cell>
          <table:table-cell table:formula="of:=STDEV([.D453];[.F453])" office:value-type="float" office:value="1.87065286028188" calcext:value-type="float">
            <text:p>1.87065286028188</text:p>
          </table:table-cell>
          <table:table-cell table:formula="of:=STDEV([.E453];[.F4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usius martin 15261607</text:p>
          </table:table-cell>
          <table:table-cell office:value-type="string" calcext:value-type="string">
            <text:p>crenius thomas 16481728</text:p>
          </table:table-cell>
          <table:table-cell office:value-type="string" calcext:value-type="string">
            <text:p>no</text:p>
          </table:table-cell>
          <table:table-cell office:value-type="float" office:value="61.9047619047619" calcext:value-type="float">
            <text:p>61.9047619047619</text:p>
          </table:table-cell>
          <table:table-cell office:value-type="float" office:value="56.5217391304348" calcext:value-type="float">
            <text:p>56.5217391304348</text:p>
          </table:table-cell>
          <table:table-cell office:value-type="float" office:value="56.5217391304348" calcext:value-type="float">
            <text:p>56.5217391304348</text:p>
          </table:table-cell>
          <table:table-cell office:value-type="float" office:value="3.10788964781165" calcext:value-type="float">
            <text:p>3.10788964781165</text:p>
          </table:table-cell>
          <table:table-cell table:formula="of:=STDEV([.D454];[.E454])" office:value-type="float" office:value="3.80637190700833" calcext:value-type="float">
            <text:p>3.80637190700833</text:p>
          </table:table-cell>
          <table:table-cell table:formula="of:=STDEV([.D454];[.F454])" office:value-type="float" office:value="3.80637190700833" calcext:value-type="float">
            <text:p>3.80637190700833</text:p>
          </table:table-cell>
          <table:table-cell table:formula="of:=STDEV([.E454];[.F4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ginellus julius caesar</text:p>
          </table:table-cell>
          <table:table-cell office:value-type="string" calcext:value-type="string">
            <text:p>rutilius rufus p publius</text:p>
          </table:table-cell>
          <table:table-cell office:value-type="string" calcext:value-type="string">
            <text:p>no</text:p>
          </table:table-cell>
          <table:table-cell office:value-type="float" office:value="61.9047619047619" calcext:value-type="float">
            <text:p>61.9047619047619</text:p>
          </table:table-cell>
          <table:table-cell office:value-type="float" office:value="54.1666666666667" calcext:value-type="float">
            <text:p>54.1666666666667</text:p>
          </table:table-cell>
          <table:table-cell office:value-type="float" office:value="54.1666666666667" calcext:value-type="float">
            <text:p>54.1666666666667</text:p>
          </table:table-cell>
          <table:table-cell office:value-type="float" office:value="4.46759136872925" calcext:value-type="float">
            <text:p>4.46759136872925</text:p>
          </table:table-cell>
          <table:table-cell table:formula="of:=STDEV([.D455];[.E455])" office:value-type="float" office:value="5.47165961632448" calcext:value-type="float">
            <text:p>5.47165961632448</text:p>
          </table:table-cell>
          <table:table-cell table:formula="of:=STDEV([.D455];[.F455])" office:value-type="float" office:value="5.47165961632447" calcext:value-type="float">
            <text:p>5.47165961632447</text:p>
          </table:table-cell>
          <table:table-cell table:formula="of:=STDEV([.E455];[.F4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dovici domenico 16761745</text:p>
          </table:table-cell>
          <table:table-cell office:value-type="string" calcext:value-type="string">
            <text:p>sergardi lodovico 16601726</text:p>
          </table:table-cell>
          <table:table-cell office:value-type="string" calcext:value-type="string">
            <text:p>no</text:p>
          </table:table-cell>
          <table:table-cell office:value-type="float" office:value="61.9047619047619" calcext:value-type="float">
            <text:p>61.9047619047619</text:p>
          </table:table-cell>
          <table:table-cell table:number-columns-repeated="2" office:value-type="float" office:value="53.8461538461539" calcext:value-type="float">
            <text:p>53.8461538461539</text:p>
          </table:table-cell>
          <table:table-cell office:value-type="float" office:value="4.65263953193105" calcext:value-type="float">
            <text:p>4.65263953193105</text:p>
          </table:table-cell>
          <table:table-cell table:formula="of:=STDEV([.D456];[.E456])" office:value-type="float" office:value="5.69829640516632" calcext:value-type="float">
            <text:p>5.69829640516632</text:p>
          </table:table-cell>
          <table:table-cell table:formula="of:=STDEV([.D456];[.F456])" office:value-type="float" office:value="5.69829640516632" calcext:value-type="float">
            <text:p>5.69829640516632</text:p>
          </table:table-cell>
          <table:table-cell table:formula="of:=STDEV([.E456];[.F4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annes bacho ca 1290ca 1348</text:p>
          </table:table-cell>
          <table:table-cell office:value-type="string" calcext:value-type="string">
            <text:p>baconthorpe john 1346</text:p>
          </table:table-cell>
          <table:table-cell office:value-type="string" calcext:value-type="string">
            <text:p>no</text:p>
          </table:table-cell>
          <table:table-cell office:value-type="float" office:value="61.9047619047619" calcext:value-type="float">
            <text:p>61.9047619047619</text:p>
          </table:table-cell>
          <table:table-cell office:value-type="float" office:value="53.0612244897959" calcext:value-type="float">
            <text:p>53.0612244897959</text:p>
          </table:table-cell>
          <table:table-cell office:value-type="float" office:value="53.0612244897959" calcext:value-type="float">
            <text:p>53.0612244897959</text:p>
          </table:table-cell>
          <table:table-cell office:value-type="float" office:value="5.10581870711914" calcext:value-type="float">
            <text:p>5.10581870711914</text:p>
          </table:table-cell>
          <table:table-cell table:formula="of:=STDEV([.D457];[.E457])" office:value-type="float" office:value="6.2533252757994" calcext:value-type="float">
            <text:p>6.2533252757994</text:p>
          </table:table-cell>
          <table:table-cell table:formula="of:=STDEV([.D457];[.F457])" office:value-type="float" office:value="6.25332527579941" calcext:value-type="float">
            <text:p>6.25332527579941</text:p>
          </table:table-cell>
          <table:table-cell table:formula="of:=STDEV([.E457];[.F4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bastianus a matre dei active 17th century</text:p>
          </table:table-cell>
          <table:table-cell office:value-type="string" calcext:value-type="string">
            <text:p>brant sebastian 14581521</text:p>
          </table:table-cell>
          <table:table-cell office:value-type="string" calcext:value-type="string">
            <text:p>no</text:p>
          </table:table-cell>
          <table:table-cell office:value-type="float" office:value="61.9047619047619" calcext:value-type="float">
            <text:p>61.9047619047619</text:p>
          </table:table-cell>
          <table:table-cell table:number-columns-repeated="2" office:value-type="float" office:value="44.7761194029851" calcext:value-type="float">
            <text:p>44.7761194029851</text:p>
          </table:table-cell>
          <table:table-cell office:value-type="float" office:value="9.88922635925372" calcext:value-type="float">
            <text:p>9.88922635925372</text:p>
          </table:table-cell>
          <table:table-cell table:formula="of:=STDEV([.D458];[.E458])" office:value-type="float" office:value="12.1117792655265" calcext:value-type="float">
            <text:p>12.1117792655265</text:p>
          </table:table-cell>
          <table:table-cell table:formula="of:=STDEV([.D458];[.F458])" office:value-type="float" office:value="12.1117792655265" calcext:value-type="float">
            <text:p>12.1117792655265</text:p>
          </table:table-cell>
          <table:table-cell table:formula="of:=STDEV([.E458];[.F4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anes pedro</text:p>
          </table:table-cell>
          <table:table-cell office:value-type="string" calcext:value-type="string">
            <text:p>paul the camaldolese</text:p>
          </table:table-cell>
          <table:table-cell office:value-type="string" calcext:value-type="string">
            <text:p>no</text:p>
          </table:table-cell>
          <table:table-cell office:value-type="float" office:value="61.5384615384615" calcext:value-type="float">
            <text:p>61.5384615384615</text:p>
          </table:table-cell>
          <table:table-cell office:value-type="float" office:value="54.5454545454546" calcext:value-type="float">
            <text:p>54.5454545454546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4.03741446985753" calcext:value-type="float">
            <text:p>4.03741446985753</text:p>
          </table:table-cell>
          <table:table-cell table:formula="of:=STDEV([.D459];[.E459])" office:value-type="float" office:value="4.94480266564019" calcext:value-type="float">
            <text:p>4.94480266564019</text:p>
          </table:table-cell>
          <table:table-cell table:formula="of:=STDEV([.D459];[.F459])" office:value-type="float" office:value="4.9448026656402" calcext:value-type="float">
            <text:p>4.9448026656402</text:p>
          </table:table-cell>
          <table:table-cell table:formula="of:=STDEV([.E459];[.F4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llet pierre paul</text:p>
          </table:table-cell>
          <table:table-cell office:value-type="string" calcext:value-type="string">
            <text:p>billy jacques de</text:p>
          </table:table-cell>
          <table:table-cell office:value-type="string" calcext:value-type="string">
            <text:p>no</text:p>
          </table:table-cell>
          <table:table-cell office:value-type="float" office:value="61.5384615384615" calcext:value-type="float">
            <text:p>61.5384615384615</text:p>
          </table:table-cell>
          <table:table-cell office:value-type="float" office:value="52.9411764705882" calcext:value-type="float">
            <text:p>52.9411764705882</text:p>
          </table:table-cell>
          <table:table-cell office:value-type="float" office:value="52.9411764705882" calcext:value-type="float">
            <text:p>52.9411764705882</text:p>
          </table:table-cell>
          <table:table-cell office:value-type="float" office:value="4.9636448482366" calcext:value-type="float">
            <text:p>4.9636448482366</text:p>
          </table:table-cell>
          <table:table-cell table:formula="of:=STDEV([.D460];[.E460])" office:value-type="float" office:value="6.07919857128706" calcext:value-type="float">
            <text:p>6.07919857128706</text:p>
          </table:table-cell>
          <table:table-cell table:formula="of:=STDEV([.D460];[.F460])" office:value-type="float" office:value="6.07919857128706" calcext:value-type="float">
            <text:p>6.07919857128706</text:p>
          </table:table-cell>
          <table:table-cell table:formula="of:=STDEV([.E460];[.F4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da noel</text:p>
          </table:table-cell>
          <table:table-cell office:value-type="string" calcext:value-type="string">
            <text:p>bede the venerable saint</text:p>
          </table:table-cell>
          <table:table-cell office:value-type="string" calcext:value-type="string">
            <text:p>no</text:p>
          </table:table-cell>
          <table:table-cell office:value-type="float" office:value="61.5384615384615" calcext:value-type="float">
            <text:p>61.5384615384615</text:p>
          </table:table-cell>
          <table:table-cell table:number-columns-repeated="2" office:value-type="float" office:value="48.4848484848485" calcext:value-type="float">
            <text:p>48.4848484848485</text:p>
          </table:table-cell>
          <table:table-cell office:value-type="float" office:value="7.53650701040071" calcext:value-type="float">
            <text:p>7.53650701040071</text:p>
          </table:table-cell>
          <table:table-cell table:formula="of:=STDEV([.D461];[.E461])" office:value-type="float" office:value="9.23029830919503" calcext:value-type="float">
            <text:p>9.23029830919503</text:p>
          </table:table-cell>
          <table:table-cell table:formula="of:=STDEV([.D461];[.F461])" office:value-type="float" office:value="9.23029830919503" calcext:value-type="float">
            <text:p>9.23029830919503</text:p>
          </table:table-cell>
          <table:table-cell table:formula="of:=STDEV([.E461];[.F4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ichert carl</text:p>
          </table:table-cell>
          <table:table-cell office:value-type="string" calcext:value-type="string">
            <text:p>reichardt walther 1869</text:p>
          </table:table-cell>
          <table:table-cell office:value-type="string" calcext:value-type="string">
            <text:p>no</text:p>
          </table:table-cell>
          <table:table-cell office:value-type="float" office:value="61.5384615384615" calcext:value-type="float">
            <text:p>61.5384615384615</text:p>
          </table:table-cell>
          <table:table-cell table:number-columns-repeated="2" office:value-type="float" office:value="45.7142857142857" calcext:value-type="float">
            <text:p>45.7142857142857</text:p>
          </table:table-cell>
          <table:table-cell office:value-type="float" office:value="9.13609217179188" calcext:value-type="float">
            <text:p>9.13609217179188</text:p>
          </table:table-cell>
          <table:table-cell table:formula="of:=STDEV([.D462];[.E462])" office:value-type="float" office:value="11.189382031963" calcext:value-type="float">
            <text:p>11.189382031963</text:p>
          </table:table-cell>
          <table:table-cell table:formula="of:=STDEV([.D462];[.F462])" office:value-type="float" office:value="11.189382031963" calcext:value-type="float">
            <text:p>11.189382031963</text:p>
          </table:table-cell>
          <table:table-cell table:formula="of:=STDEV([.E462];[.F4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ederer johann george</text:p>
          </table:table-cell>
          <table:table-cell office:value-type="string" calcext:value-type="string">
            <text:p>roemer adolph</text:p>
          </table:table-cell>
          <table:table-cell office:value-type="string" calcext:value-type="string">
            <text:p>no</text:p>
          </table:table-cell>
          <table:table-cell office:value-type="float" office:value="61.5384615384615" calcext:value-type="float">
            <text:p>61.5384615384615</text:p>
          </table:table-cell>
          <table:table-cell table:number-columns-repeated="2" office:value-type="float" office:value="45.7142857142857" calcext:value-type="float">
            <text:p>45.7142857142857</text:p>
          </table:table-cell>
          <table:table-cell office:value-type="float" office:value="9.13609217179188" calcext:value-type="float">
            <text:p>9.13609217179188</text:p>
          </table:table-cell>
          <table:table-cell table:formula="of:=STDEV([.D463];[.E463])" office:value-type="float" office:value="11.189382031963" calcext:value-type="float">
            <text:p>11.189382031963</text:p>
          </table:table-cell>
          <table:table-cell table:formula="of:=STDEV([.D463];[.F463])" office:value-type="float" office:value="11.189382031963" calcext:value-type="float">
            <text:p>11.189382031963</text:p>
          </table:table-cell>
          <table:table-cell table:formula="of:=STDEV([.E463];[.F4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enti cesare</text:p>
          </table:table-cell>
          <table:table-cell office:value-type="string" calcext:value-type="string">
            <text:p>mantuani josef 18601933</text:p>
          </table:table-cell>
          <table:table-cell office:value-type="string" calcext:value-type="string">
            <text:p>no</text:p>
          </table:table-cell>
          <table:table-cell office:value-type="float" office:value="61.5384615384615" calcext:value-type="float">
            <text:p>61.5384615384615</text:p>
          </table:table-cell>
          <table:table-cell table:number-columns-repeated="2" office:value-type="float" office:value="43.2432432432432" calcext:value-type="float">
            <text:p>43.2432432432432</text:p>
          </table:table-cell>
          <table:table-cell office:value-type="float" office:value="10.5627492076272" calcext:value-type="float">
            <text:p>10.5627492076272</text:p>
          </table:table-cell>
          <table:table-cell table:formula="of:=STDEV([.D464];[.E464])" office:value-type="float" office:value="12.936672919837" calcext:value-type="float">
            <text:p>12.936672919837</text:p>
          </table:table-cell>
          <table:table-cell table:formula="of:=STDEV([.D464];[.F464])" office:value-type="float" office:value="12.936672919837" calcext:value-type="float">
            <text:p>12.936672919837</text:p>
          </table:table-cell>
          <table:table-cell table:formula="of:=STDEV([.E464];[.F4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erini pietro francesco 16121695</text:p>
          </table:table-cell>
          <table:table-cell office:value-type="string" calcext:value-type="string">
            <text:p>passerat jean</text:p>
          </table:table-cell>
          <table:table-cell office:value-type="string" calcext:value-type="string">
            <text:p>no</text:p>
          </table:table-cell>
          <table:table-cell office:value-type="float" office:value="61.5384615384615" calcext:value-type="float">
            <text:p>61.5384615384615</text:p>
          </table:table-cell>
          <table:table-cell table:number-columns-repeated="2" office:value-type="float" office:value="41.6666666666667" calcext:value-type="float">
            <text:p>41.6666666666667</text:p>
          </table:table-cell>
          <table:table-cell office:value-type="float" office:value="11.4729861185118" calcext:value-type="float">
            <text:p>11.4729861185118</text:p>
          </table:table-cell>
          <table:table-cell table:formula="of:=STDEV([.D465];[.E465])" office:value-type="float" office:value="14.0514809081942" calcext:value-type="float">
            <text:p>14.0514809081942</text:p>
          </table:table-cell>
          <table:table-cell table:formula="of:=STDEV([.D465];[.F465])" office:value-type="float" office:value="14.0514809081942" calcext:value-type="float">
            <text:p>14.0514809081942</text:p>
          </table:table-cell>
          <table:table-cell table:formula="of:=STDEV([.E465];[.F4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rad julius</text:p>
          </table:table-cell>
          <table:table-cell office:value-type="string" calcext:value-type="string">
            <text:p>conradi johann wilhelm heinrich 17801861</text:p>
          </table:table-cell>
          <table:table-cell office:value-type="string" calcext:value-type="string">
            <text:p>no</text:p>
          </table:table-cell>
          <table:table-cell office:value-type="float" office:value="61.5384615384615" calcext:value-type="float">
            <text:p>61.5384615384615</text:p>
          </table:table-cell>
          <table:table-cell table:number-columns-repeated="2" office:value-type="float" office:value="33.9622641509434" calcext:value-type="float">
            <text:p>33.9622641509434</text:p>
          </table:table-cell>
          <table:table-cell office:value-type="float" office:value="15.9211249849099" calcext:value-type="float">
            <text:p>15.9211249849099</text:p>
          </table:table-cell>
          <table:table-cell table:formula="of:=STDEV([.D466];[.E466])" office:value-type="float" office:value="19.4993161720528" calcext:value-type="float">
            <text:p>19.4993161720528</text:p>
          </table:table-cell>
          <table:table-cell table:formula="of:=STDEV([.D466];[.F466])" office:value-type="float" office:value="19.4993161720528" calcext:value-type="float">
            <text:p>19.4993161720528</text:p>
          </table:table-cell>
          <table:table-cell table:formula="of:=STDEV([.E466];[.F4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lbero</text:p>
          </table:table-cell>
          <table:table-cell office:value-type="string" calcext:value-type="string">
            <text:p>wowern johann van der 15741612</text:p>
          </table:table-cell>
          <table:table-cell office:value-type="string" calcext:value-type="string">
            <text:p>no</text:p>
          </table:table-cell>
          <table:table-cell office:value-type="float" office:value="61.5384615384615" calcext:value-type="float">
            <text:p>61.5384615384615</text:p>
          </table:table-cell>
          <table:table-cell office:value-type="float" office:value="21.6216216216216" calcext:value-type="float">
            <text:p>21.6216216216216</text:p>
          </table:table-cell>
          <table:table-cell office:value-type="float" office:value="21.6216216216216" calcext:value-type="float">
            <text:p>21.6216216216216</text:p>
          </table:table-cell>
          <table:table-cell office:value-type="float" office:value="23.0459982711867" calcext:value-type="float">
            <text:p>23.0459982711867</text:p>
          </table:table-cell>
          <table:table-cell table:formula="of:=STDEV([.D467];[.E467])" office:value-type="float" office:value="28.2254681887354" calcext:value-type="float">
            <text:p>28.2254681887354</text:p>
          </table:table-cell>
          <table:table-cell table:formula="of:=STDEV([.D467];[.F467])" office:value-type="float" office:value="28.2254681887354" calcext:value-type="float">
            <text:p>28.2254681887354</text:p>
          </table:table-cell>
          <table:table-cell table:formula="of:=STDEV([.E467];[.F4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stafsson f 18531924</text:p>
          </table:table-cell>
          <table:table-cell office:value-type="string" calcext:value-type="string">
            <text:p>turk gustav 18701914</text:p>
          </table:table-cell>
          <table:table-cell office:value-type="string" calcext:value-type="string">
            <text:p>no</text:p>
          </table:table-cell>
          <table:table-cell office:value-type="float" office:value="61.1111111111111" calcext:value-type="float">
            <text:p>61.1111111111111</text:p>
          </table:table-cell>
          <table:table-cell office:value-type="float" office:value="53.6585365853659" calcext:value-type="float">
            <text:p>53.6585365853659</text:p>
          </table:table-cell>
          <table:table-cell office:value-type="float" office:value="53.6585365853659" calcext:value-type="float">
            <text:p>53.6585365853659</text:p>
          </table:table-cell>
          <table:table-cell office:value-type="float" office:value="4.30274590859477" calcext:value-type="float">
            <text:p>4.30274590859477</text:p>
          </table:table-cell>
          <table:table-cell table:formula="of:=STDEV([.D468];[.E468])" office:value-type="float" office:value="5.26976598445259" calcext:value-type="float">
            <text:p>5.26976598445259</text:p>
          </table:table-cell>
          <table:table-cell table:formula="of:=STDEV([.D468];[.F468])" office:value-type="float" office:value="5.26976598445259" calcext:value-type="float">
            <text:p>5.26976598445259</text:p>
          </table:table-cell>
          <table:table-cell table:formula="of:=STDEV([.E468];[.F4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llinger heinrich 15041575</text:p>
          </table:table-cell>
          <table:table-cell office:value-type="string" calcext:value-type="string">
            <text:p>bullock henry 1526</text:p>
          </table:table-cell>
          <table:table-cell office:value-type="string" calcext:value-type="string">
            <text:p>no</text:p>
          </table:table-cell>
          <table:table-cell office:value-type="float" office:value="61.1111111111111" calcext:value-type="float">
            <text:p>61.1111111111111</text:p>
          </table:table-cell>
          <table:table-cell table:number-columns-repeated="2" office:value-type="float" office:value="53.3333333333333" calcext:value-type="float">
            <text:p>53.3333333333333</text:p>
          </table:table-cell>
          <table:table-cell office:value-type="float" office:value="4.49050209369709" calcext:value-type="float">
            <text:p>4.49050209369709</text:p>
          </table:table-cell>
          <table:table-cell table:formula="of:=STDEV([.D469];[.E469])" office:value-type="float" office:value="5.4997194092287" calcext:value-type="float">
            <text:p>5.4997194092287</text:p>
          </table:table-cell>
          <table:table-cell table:formula="of:=STDEV([.D469];[.F469])" office:value-type="float" office:value="5.4997194092287" calcext:value-type="float">
            <text:p>5.4997194092287</text:p>
          </table:table-cell>
          <table:table-cell table:formula="of:=STDEV([.E469];[.F4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tillet innocent 15321588</text:p>
          </table:table-cell>
          <table:table-cell office:value-type="string" calcext:value-type="string">
            <text:p>gentili scipione 15631616</text:p>
          </table:table-cell>
          <table:table-cell office:value-type="string" calcext:value-type="string">
            <text:p>no</text:p>
          </table:table-cell>
          <table:table-cell office:value-type="float" office:value="60.8695652173913" calcext:value-type="float">
            <text:p>60.8695652173913</text:p>
          </table:table-cell>
          <table:table-cell office:value-type="float" office:value="57.6923076923077" calcext:value-type="float">
            <text:p>57.6923076923077</text:p>
          </table:table-cell>
          <table:table-cell office:value-type="float" office:value="57.6923076923077" calcext:value-type="float">
            <text:p>57.6923076923077</text:p>
          </table:table-cell>
          <table:table-cell office:value-type="float" office:value="1.83439048739179" calcext:value-type="float">
            <text:p>1.83439048739179</text:p>
          </table:table-cell>
          <table:table-cell table:formula="of:=STDEV([.D470];[.E470])" office:value-type="float" office:value="2.24666034156261" calcext:value-type="float">
            <text:p>2.24666034156261</text:p>
          </table:table-cell>
          <table:table-cell table:formula="of:=STDEV([.D470];[.F470])" office:value-type="float" office:value="2.24666034156262" calcext:value-type="float">
            <text:p>2.24666034156262</text:p>
          </table:table-cell>
          <table:table-cell table:formula="of:=STDEV([.E470];[.F4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sitano carlo</text:p>
          </table:table-cell>
          <table:table-cell office:value-type="string" calcext:value-type="string">
            <text:p>mussato albertino 12611329</text:p>
          </table:table-cell>
          <table:table-cell office:value-type="string" calcext:value-type="string">
            <text:p>no</text:p>
          </table:table-cell>
          <table:table-cell office:value-type="float" office:value="60.8695652173913" calcext:value-type="float">
            <text:p>60.8695652173913</text:p>
          </table:table-cell>
          <table:table-cell office:value-type="float" office:value="45" calcext:value-type="float">
            <text:p>45</text:p>
          </table:table-cell>
          <table:table-cell office:value-type="float" office:value="45" calcext:value-type="float">
            <text:p>45</text:p>
          </table:table-cell>
          <table:table-cell office:value-type="float" office:value="9.1622977501832" calcext:value-type="float">
            <text:p>9.1622977501832</text:p>
          </table:table-cell>
          <table:table-cell table:formula="of:=STDEV([.D471];[.E471])" office:value-type="float" office:value="11.2214771796996" calcext:value-type="float">
            <text:p>11.2214771796996</text:p>
          </table:table-cell>
          <table:table-cell table:formula="of:=STDEV([.D471];[.F471])" office:value-type="float" office:value="11.2214771796996" calcext:value-type="float">
            <text:p>11.2214771796996</text:p>
          </table:table-cell>
          <table:table-cell table:formula="of:=STDEV([.E471];[.F4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lffel henricus</text:p>
          </table:table-cell>
          <table:table-cell office:value-type="string" calcext:value-type="string">
            <text:p>wolff christian freiherr von 16791754</text:p>
          </table:table-cell>
          <table:table-cell office:value-type="string" calcext:value-type="string">
            <text:p>no</text:p>
          </table:table-cell>
          <table:table-cell office:value-type="float" office:value="60.8695652173913" calcext:value-type="float">
            <text:p>60.8695652173913</text:p>
          </table:table-cell>
          <table:table-cell table:number-columns-repeated="2" office:value-type="float" office:value="37.7358490566038" calcext:value-type="float">
            <text:p>37.7358490566038</text:p>
          </table:table-cell>
          <table:table-cell office:value-type="float" office:value="13.3562572527871" calcext:value-type="float">
            <text:p>13.3562572527871</text:p>
          </table:table-cell>
          <table:table-cell table:formula="of:=STDEV([.D472];[.E472])" office:value-type="float" office:value="16.3580075713377" calcext:value-type="float">
            <text:p>16.3580075713377</text:p>
          </table:table-cell>
          <table:table-cell table:formula="of:=STDEV([.D472];[.F472])" office:value-type="float" office:value="16.3580075713377" calcext:value-type="float">
            <text:p>16.3580075713377</text:p>
          </table:table-cell>
          <table:table-cell table:formula="of:=STDEV([.E472];[.F4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phan fridericus 1885</text:p>
          </table:table-cell>
          <table:table-cell office:value-type="string" calcext:value-type="string">
            <text:p>stephen the deacon</text:p>
          </table:table-cell>
          <table:table-cell office:value-type="string" calcext:value-type="string">
            <text:p>no</text:p>
          </table:table-cell>
          <table:table-cell office:value-type="float" office:value="60.6060606060606" calcext:value-type="float">
            <text:p>60.6060606060606</text:p>
          </table:table-cell>
          <table:table-cell table:number-columns-repeated="2" office:value-type="float" office:value="48.7804878048781" calcext:value-type="float">
            <text:p>48.7804878048781</text:p>
          </table:table-cell>
          <table:table-cell office:value-type="float" office:value="6.82749764008427" calcext:value-type="float">
            <text:p>6.82749764008427</text:p>
          </table:table-cell>
          <table:table-cell table:formula="of:=STDEV([.D473];[.E473])" office:value-type="float" office:value="8.36194271913139" calcext:value-type="float">
            <text:p>8.36194271913139</text:p>
          </table:table-cell>
          <table:table-cell table:formula="of:=STDEV([.D473];[.F473])" office:value-type="float" office:value="8.36194271913139" calcext:value-type="float">
            <text:p>8.36194271913139</text:p>
          </table:table-cell>
          <table:table-cell table:formula="of:=STDEV([.E473];[.F4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toletti fabrizio</text:p>
          </table:table-cell>
          <table:table-cell office:value-type="string" calcext:value-type="string">
            <text:p>bartolomeo fra 14721517</text:p>
          </table:table-cell>
          <table:table-cell office:value-type="string" calcext:value-type="string">
            <text:p>no</text:p>
          </table:table-cell>
          <table:table-cell office:value-type="float" office:value="60.6060606060606" calcext:value-type="float">
            <text:p>60.6060606060606</text:p>
          </table:table-cell>
          <table:table-cell office:value-type="float" office:value="47.6190476190476" calcext:value-type="float">
            <text:p>47.6190476190476</text:p>
          </table:table-cell>
          <table:table-cell office:value-type="float" office:value="47.6190476190476" calcext:value-type="float">
            <text:p>47.6190476190476</text:p>
          </table:table-cell>
          <table:table-cell office:value-type="float" office:value="7.49805544402112" calcext:value-type="float">
            <text:p>7.49805544402112</text:p>
          </table:table-cell>
          <table:table-cell table:formula="of:=STDEV([.D474];[.E474])" office:value-type="float" office:value="9.18320495047465" calcext:value-type="float">
            <text:p>9.18320495047465</text:p>
          </table:table-cell>
          <table:table-cell table:formula="of:=STDEV([.D474];[.F474])" office:value-type="float" office:value="9.18320495047465" calcext:value-type="float">
            <text:p>9.18320495047465</text:p>
          </table:table-cell>
          <table:table-cell table:formula="of:=STDEV([.E474];[.F4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viani ippolito 15141572</text:p>
          </table:table-cell>
          <table:table-cell office:value-type="string" calcext:value-type="string">
            <text:p>salvian of marseilles</text:p>
          </table:table-cell>
          <table:table-cell office:value-type="string" calcext:value-type="string">
            <text:p>no</text:p>
          </table:table-cell>
          <table:table-cell office:value-type="float" office:value="60.6060606060606" calcext:value-type="float">
            <text:p>60.6060606060606</text:p>
          </table:table-cell>
          <table:table-cell table:number-columns-repeated="2" office:value-type="float" office:value="46.8085106382979" calcext:value-type="float">
            <text:p>46.8085106382979</text:p>
          </table:table-cell>
          <table:table-cell office:value-type="float" office:value="7.96601918804513" calcext:value-type="float">
            <text:p>7.96601918804513</text:p>
          </table:table-cell>
          <table:table-cell table:formula="of:=STDEV([.D475];[.E475])" office:value-type="float" office:value="9.75634114596526" calcext:value-type="float">
            <text:p>9.75634114596526</text:p>
          </table:table-cell>
          <table:table-cell table:formula="of:=STDEV([.D475];[.F475])" office:value-type="float" office:value="9.75634114596526" calcext:value-type="float">
            <text:p>9.75634114596526</text:p>
          </table:table-cell>
          <table:table-cell table:formula="of:=STDEV([.E475];[.F4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ind john 16751728</text:p>
          </table:table-cell>
          <table:table-cell office:value-type="string" calcext:value-type="string">
            <text:p>freinsheim johann 16081660</text:p>
          </table:table-cell>
          <table:table-cell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float" office:value="60.8695652173913" calcext:value-type="float">
            <text:p>60.8695652173913</text:p>
          </table:table-cell>
          <table:table-cell office:value-type="float" office:value="60.8695652173913" calcext:value-type="float">
            <text:p>60.8695652173913</text:p>
          </table:table-cell>
          <table:table-cell office:value-type="float" office:value="0.502043712338807" calcext:value-type="float">
            <text:p>0.502043712338807</text:p>
          </table:table-cell>
          <table:table-cell table:formula="of:=STDEV([.D476];[.E476])" office:value-type="float" office:value="0.614875461901346" calcext:value-type="float">
            <text:p>0.614875461901346</text:p>
          </table:table-cell>
          <table:table-cell table:formula="of:=STDEV([.D476];[.F476])" office:value-type="float" office:value="0.614875461901351" calcext:value-type="float">
            <text:p>0.614875461901351</text:p>
          </table:table-cell>
          <table:table-cell table:formula="of:=STDEV([.E476];[.F4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ewe hermann 18151884</text:p>
          </table:table-cell>
          <table:table-cell office:value-type="string" calcext:value-type="string">
            <text:p>lowe gustav 18521883</text:p>
          </table:table-cell>
          <table:table-cell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1.9047619047619" calcext:value-type="float">
            <text:p>61.9047619047619</text:p>
          </table:table-cell>
          <table:table-cell office:value-type="float" office:value="1.09971479845643" calcext:value-type="float">
            <text:p>1.09971479845643</text:p>
          </table:table-cell>
          <table:table-cell table:formula="of:=STDEV([.D477];[.E477])" office:value-type="float" office:value="1.34687005940295" calcext:value-type="float">
            <text:p>1.34687005940295</text:p>
          </table:table-cell>
          <table:table-cell table:formula="of:=STDEV([.D477];[.F477])" office:value-type="float" office:value="1.34687005940295" calcext:value-type="float">
            <text:p>1.34687005940295</text:p>
          </table:table-cell>
          <table:table-cell table:formula="of:=STDEV([.E477];[.F4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nston jan 16031675</text:p>
          </table:table-cell>
          <table:table-cell office:value-type="string" calcext:value-type="string">
            <text:p>johnstoun arthur 15871641</text:p>
          </table:table-cell>
          <table:table-cell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float" office:value="57.7777777777778" calcext:value-type="float">
            <text:p>57.7777777777778</text:p>
          </table:table-cell>
          <table:table-cell office:value-type="float" office:value="57.7777777777778" calcext:value-type="float">
            <text:p>57.7777777777778</text:p>
          </table:table-cell>
          <table:table-cell office:value-type="float" office:value="1.28300059819917" calcext:value-type="float">
            <text:p>1.28300059819917</text:p>
          </table:table-cell>
          <table:table-cell table:formula="of:=STDEV([.D478];[.E478])" office:value-type="float" office:value="1.57134840263677" calcext:value-type="float">
            <text:p>1.57134840263677</text:p>
          </table:table-cell>
          <table:table-cell table:formula="of:=STDEV([.D478];[.F478])" office:value-type="float" office:value="1.57134840263678" calcext:value-type="float">
            <text:p>1.57134840263678</text:p>
          </table:table-cell>
          <table:table-cell table:formula="of:=STDEV([.E478];[.F4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uhin caspar</text:p>
          </table:table-cell>
          <table:table-cell office:value-type="string" calcext:value-type="string">
            <text:p>bauhuis bernard</text:p>
          </table:table-cell>
          <table:table-cell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1.64957219768465" calcext:value-type="float">
            <text:p>1.64957219768465</text:p>
          </table:table-cell>
          <table:table-cell table:formula="of:=STDEV([.D479];[.E479])" office:value-type="float" office:value="2.02030508910442" calcext:value-type="float">
            <text:p>2.02030508910442</text:p>
          </table:table-cell>
          <table:table-cell table:formula="of:=STDEV([.D479];[.F479])" office:value-type="float" office:value="2.02030508910442" calcext:value-type="float">
            <text:p>2.02030508910442</text:p>
          </table:table-cell>
          <table:table-cell table:formula="of:=STDEV([.E479];[.F4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naud george d 17111740</text:p>
          </table:table-cell>
          <table:table-cell office:value-type="string" calcext:value-type="string">
            <text:p>arnaldus de villanova 1311</text:p>
          </table:table-cell>
          <table:table-cell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.61880215351701" calcext:value-type="float">
            <text:p>4.61880215351701</text:p>
          </table:table-cell>
          <table:table-cell table:formula="of:=STDEV([.D480];[.E480])" office:value-type="float" office:value="5.65685424949238" calcext:value-type="float">
            <text:p>5.65685424949238</text:p>
          </table:table-cell>
          <table:table-cell table:formula="of:=STDEV([.D480];[.F480])" office:value-type="float" office:value="5.65685424949238" calcext:value-type="float">
            <text:p>5.65685424949238</text:p>
          </table:table-cell>
          <table:table-cell table:formula="of:=STDEV([.E480];[.F4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pus presbyter</text:p>
          </table:table-cell>
          <table:table-cell office:value-type="string" calcext:value-type="string">
            <text:p>bardanes philippicus</text:p>
          </table:table-cell>
          <table:table-cell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6.1538461538462" calcext:value-type="float">
            <text:p>46.1538461538462</text:p>
          </table:table-cell>
          <table:table-cell office:value-type="float" office:value="7.9940806503179" calcext:value-type="float">
            <text:p>7.9940806503179</text:p>
          </table:table-cell>
          <table:table-cell table:formula="of:=STDEV([.D481];[.E481])" office:value-type="float" office:value="9.79070927796758" calcext:value-type="float">
            <text:p>9.79070927796758</text:p>
          </table:table-cell>
          <table:table-cell table:formula="of:=STDEV([.D481];[.F481])" office:value-type="float" office:value="9.79070927796758" calcext:value-type="float">
            <text:p>9.79070927796758</text:p>
          </table:table-cell>
          <table:table-cell table:formula="of:=STDEV([.E481];[.F4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mo marco antonio</text:p>
          </table:table-cell>
          <table:table-cell office:value-type="string" calcext:value-type="string">
            <text:p>olmedo lope de</text:p>
          </table:table-cell>
          <table:table-cell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3.75" calcext:value-type="float">
            <text:p>43.75</text:p>
          </table:table-cell>
          <table:table-cell office:value-type="float" office:value="9.38194187433142" calcext:value-type="float">
            <text:p>9.38194187433142</text:p>
          </table:table-cell>
          <table:table-cell table:formula="of:=STDEV([.D482];[.E482])" office:value-type="float" office:value="11.4904851942814" calcext:value-type="float">
            <text:p>11.4904851942814</text:p>
          </table:table-cell>
          <table:table-cell table:formula="of:=STDEV([.D482];[.F482])" office:value-type="float" office:value="11.4904851942814" calcext:value-type="float">
            <text:p>11.4904851942814</text:p>
          </table:table-cell>
          <table:table-cell table:formula="of:=STDEV([.E482];[.F4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fermehl ernst 1881</text:p>
          </table:table-cell>
          <table:table-cell office:value-type="string" calcext:value-type="string">
            <text:p>helfrecht johann theodor benjamin 17531819</text:p>
          </table:table-cell>
          <table:table-cell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float" office:value="41.9354838709677" calcext:value-type="float">
            <text:p>41.9354838709677</text:p>
          </table:table-cell>
          <table:table-cell office:value-type="float" office:value="41.9354838709677" calcext:value-type="float">
            <text:p>41.9354838709677</text:p>
          </table:table-cell>
          <table:table-cell office:value-type="float" office:value="10.4295532498771" calcext:value-type="float">
            <text:p>10.4295532498771</text:p>
          </table:table-cell>
          <table:table-cell table:formula="of:=STDEV([.D483];[.E483])" office:value-type="float" office:value="12.7735418536925" calcext:value-type="float">
            <text:p>12.7735418536925</text:p>
          </table:table-cell>
          <table:table-cell table:formula="of:=STDEV([.D483];[.F483])" office:value-type="float" office:value="12.7735418536925" calcext:value-type="float">
            <text:p>12.7735418536925</text:p>
          </table:table-cell>
          <table:table-cell table:formula="of:=STDEV([.E483];[.F4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si pietro</text:p>
          </table:table-cell>
          <table:table-cell office:value-type="string" calcext:value-type="string">
            <text:p>rasario giovanni battista 15171578</text:p>
          </table:table-cell>
          <table:table-cell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float" office:value="35.5555555555556" calcext:value-type="float">
            <text:p>35.5555555555556</text:p>
          </table:table-cell>
          <table:table-cell office:value-type="float" office:value="35.5555555555556" calcext:value-type="float">
            <text:p>35.5555555555556</text:p>
          </table:table-cell>
          <table:table-cell office:value-type="float" office:value="14.1130065801909" calcext:value-type="float">
            <text:p>14.1130065801909</text:p>
          </table:table-cell>
          <table:table-cell table:formula="of:=STDEV([.D484];[.E484])" office:value-type="float" office:value="17.2848324290045" calcext:value-type="float">
            <text:p>17.2848324290045</text:p>
          </table:table-cell>
          <table:table-cell table:formula="of:=STDEV([.D484];[.F484])" office:value-type="float" office:value="17.2848324290045" calcext:value-type="float">
            <text:p>17.2848324290045</text:p>
          </table:table-cell>
          <table:table-cell table:formula="of:=STDEV([.E484];[.F4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ander c m</text:p>
          </table:table-cell>
          <table:table-cell office:value-type="string" calcext:value-type="string">
            <text:p>zangemeister karl friedrich wilhelm 18371902</text:p>
          </table:table-cell>
          <table:table-cell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15.39600717839" calcext:value-type="float">
            <text:p>15.39600717839</text:p>
          </table:table-cell>
          <table:table-cell table:formula="of:=STDEV([.D485];[.E485])" office:value-type="float" office:value="18.8561808316413" calcext:value-type="float">
            <text:p>18.8561808316413</text:p>
          </table:table-cell>
          <table:table-cell table:formula="of:=STDEV([.D485];[.F485])" office:value-type="float" office:value="18.8561808316413" calcext:value-type="float">
            <text:p>18.8561808316413</text:p>
          </table:table-cell>
          <table:table-cell table:formula="of:=STDEV([.E485];[.F4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in jean</text:p>
          </table:table-cell>
          <table:table-cell office:value-type="string" calcext:value-type="string">
            <text:p>morisot claudebarthelemy 15921661</text:p>
          </table:table-cell>
          <table:table-cell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2.5581395348837" calcext:value-type="float">
            <text:p>32.5581395348837</text:p>
          </table:table-cell>
          <table:table-cell office:value-type="float" office:value="15.843565526599" calcext:value-type="float">
            <text:p>15.843565526599</text:p>
          </table:table-cell>
          <table:table-cell table:formula="of:=STDEV([.D486];[.E486])" office:value-type="float" office:value="19.4043256232587" calcext:value-type="float">
            <text:p>19.4043256232587</text:p>
          </table:table-cell>
          <table:table-cell table:formula="of:=STDEV([.D486];[.F486])" office:value-type="float" office:value="19.4043256232587" calcext:value-type="float">
            <text:p>19.4043256232587</text:p>
          </table:table-cell>
          <table:table-cell table:formula="of:=STDEV([.E486];[.F4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erus antoine 15861664</text:p>
          </table:table-cell>
          <table:table-cell office:value-type="string" calcext:value-type="string">
            <text:p>sander nicholas 15301581</text:p>
          </table:table-cell>
          <table:table-cell office:value-type="string" calcext:value-type="string">
            <text:p>no</text:p>
          </table:table-cell>
          <table:table-cell office:value-type="float" office:value="59.5744680851064" calcext:value-type="float">
            <text:p>59.5744680851064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1.40389123207204" calcext:value-type="float">
            <text:p>1.40389123207204</text:p>
          </table:table-cell>
          <table:table-cell table:formula="of:=STDEV([.D487];[.E487])" office:value-type="float" office:value="1.71940858647185" calcext:value-type="float">
            <text:p>1.71940858647185</text:p>
          </table:table-cell>
          <table:table-cell table:formula="of:=STDEV([.D487];[.F487])" office:value-type="float" office:value="1.71940858647185" calcext:value-type="float">
            <text:p>1.71940858647185</text:p>
          </table:table-cell>
          <table:table-cell table:formula="of:=STDEV([.E487];[.F4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mesteter arsene 18461888</text:p>
          </table:table-cell>
          <table:table-cell office:value-type="string" calcext:value-type="string">
            <text:p>daremberg charles 18171872</text:p>
          </table:table-cell>
          <table:table-cell office:value-type="string" calcext:value-type="string">
            <text:p>no</text:p>
          </table:table-cell>
          <table:table-cell office:value-type="float" office:value="59.5744680851064" calcext:value-type="float">
            <text:p>59.5744680851064</text:p>
          </table:table-cell>
          <table:table-cell table:number-columns-repeated="2" office:value-type="float" office:value="56.6037735849057" calcext:value-type="float">
            <text:p>56.6037735849057</text:p>
          </table:table-cell>
          <table:table-cell office:value-type="float" office:value="1.71513126937103" calcext:value-type="float">
            <text:p>1.71513126937103</text:p>
          </table:table-cell>
          <table:table-cell table:formula="of:=STDEV([.D488];[.E488])" office:value-type="float" office:value="2.10059822592551" calcext:value-type="float">
            <text:p>2.10059822592551</text:p>
          </table:table-cell>
          <table:table-cell table:formula="of:=STDEV([.D488];[.F488])" office:value-type="float" office:value="2.10059822592551" calcext:value-type="float">
            <text:p>2.10059822592551</text:p>
          </table:table-cell>
          <table:table-cell table:formula="of:=STDEV([.E488];[.F4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marinis donato antonio</text:p>
          </table:table-cell>
          <table:table-cell office:value-type="string" calcext:value-type="string">
            <text:p>marinus active 5th century</text:p>
          </table:table-cell>
          <table:table-cell office:value-type="string" calcext:value-type="string">
            <text:p>no</text:p>
          </table:table-cell>
          <table:table-cell office:value-type="float" office:value="59.5744680851064" calcext:value-type="float">
            <text:p>59.5744680851064</text:p>
          </table:table-cell>
          <table:table-cell office:value-type="float" office:value="54.9019607843137" calcext:value-type="float">
            <text:p>54.9019607843137</text:p>
          </table:table-cell>
          <table:table-cell office:value-type="float" office:value="54.9019607843137" calcext:value-type="float">
            <text:p>54.9019607843137</text:p>
          </table:table-cell>
          <table:table-cell office:value-type="float" office:value="2.69767334790313" calcext:value-type="float">
            <text:p>2.69767334790313</text:p>
          </table:table-cell>
          <table:table-cell table:formula="of:=STDEV([.D489];[.E489])" office:value-type="float" office:value="3.30396159753414" calcext:value-type="float">
            <text:p>3.30396159753414</text:p>
          </table:table-cell>
          <table:table-cell table:formula="of:=STDEV([.D489];[.F489])" office:value-type="float" office:value="3.30396159753414" calcext:value-type="float">
            <text:p>3.30396159753414</text:p>
          </table:table-cell>
          <table:table-cell table:formula="of:=STDEV([.E489];[.F4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yne james 15451602</text:p>
          </table:table-cell>
          <table:table-cell office:value-type="string" calcext:value-type="string">
            <text:p>cheke john sir 15141557</text:p>
          </table:table-cell>
          <table:table-cell office:value-type="string" calcext:value-type="string">
            <text:p>no</text:p>
          </table:table-cell>
          <table:table-cell office:value-type="float" office:value="59.4594594594595" calcext:value-type="float">
            <text:p>59.4594594594595</text:p>
          </table:table-cell>
          <table:table-cell office:value-type="float" office:value="54.5454545454546" calcext:value-type="float">
            <text:p>54.5454545454546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2.83710205989988" calcext:value-type="float">
            <text:p>2.83710205989988</text:p>
          </table:table-cell>
          <table:table-cell table:formula="of:=STDEV([.D490];[.E490])" office:value-type="float" office:value="3.47472619747689" calcext:value-type="float">
            <text:p>3.47472619747689</text:p>
          </table:table-cell>
          <table:table-cell table:formula="of:=STDEV([.D490];[.F490])" office:value-type="float" office:value="3.47472619747689" calcext:value-type="float">
            <text:p>3.47472619747689</text:p>
          </table:table-cell>
          <table:table-cell table:formula="of:=STDEV([.E490];[.F4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hmeyer ludwig 1855</text:p>
          </table:table-cell>
          <table:table-cell office:value-type="string" calcext:value-type="string">
            <text:p>lohmeyer carl friedrich wilhelm 1868</text:p>
          </table:table-cell>
          <table:table-cell office:value-type="string" calcext:value-type="string">
            <text:p>no</text:p>
          </table:table-cell>
          <table:table-cell office:value-type="float" office:value="59.4594594594595" calcext:value-type="float">
            <text:p>59.4594594594595</text:p>
          </table:table-cell>
          <table:table-cell table:number-columns-repeated="2" office:value-type="float" office:value="46.4285714285714" calcext:value-type="float">
            <text:p>46.4285714285714</text:p>
          </table:table-cell>
          <table:table-cell office:value-type="float" office:value="7.52338671241307" calcext:value-type="float">
            <text:p>7.52338671241307</text:p>
          </table:table-cell>
          <table:table-cell table:formula="of:=STDEV([.D491];[.E491])" office:value-type="float" office:value="9.21422929152354" calcext:value-type="float">
            <text:p>9.21422929152354</text:p>
          </table:table-cell>
          <table:table-cell table:formula="of:=STDEV([.D491];[.F491])" office:value-type="float" office:value="9.21422929152354" calcext:value-type="float">
            <text:p>9.21422929152354</text:p>
          </table:table-cell>
          <table:table-cell table:formula="of:=STDEV([.E491];[.F4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ur johannes baptist</text:p>
          </table:table-cell>
          <table:table-cell office:value-type="string" calcext:value-type="string">
            <text:p>bauhuis bernard</text:p>
          </table:table-cell>
          <table:table-cell office:value-type="string" calcext:value-type="string">
            <text:p>no</text:p>
          </table:table-cell>
          <table:table-cell office:value-type="float" office:value="59.2592592592593" calcext:value-type="float">
            <text:p>59.2592592592593</text:p>
          </table:table-cell>
          <table:table-cell table:number-columns-repeated="2" office:value-type="float" office:value="44.4444444444444" calcext:value-type="float">
            <text:p>44.4444444444444</text:p>
          </table:table-cell>
          <table:table-cell office:value-type="float" office:value="8.55333732132779" calcext:value-type="float">
            <text:p>8.55333732132779</text:p>
          </table:table-cell>
          <table:table-cell table:formula="of:=STDEV([.D492];[.E492])" office:value-type="float" office:value="10.4756560175785" calcext:value-type="float">
            <text:p>10.4756560175785</text:p>
          </table:table-cell>
          <table:table-cell table:formula="of:=STDEV([.D492];[.F492])" office:value-type="float" office:value="10.4756560175785" calcext:value-type="float">
            <text:p>10.4756560175785</text:p>
          </table:table-cell>
          <table:table-cell table:formula="of:=STDEV([.E492];[.F4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nstonus johannes</text:p>
          </table:table-cell>
          <table:table-cell office:value-type="string" calcext:value-type="string">
            <text:p>johnstoun arthur 15871641</text:p>
          </table:table-cell>
          <table:table-cell office:value-type="string" calcext:value-type="string">
            <text:p>no</text:p>
          </table:table-cell>
          <table:table-cell office:value-type="float" office:value="59.2592592592593" calcext:value-type="float">
            <text:p>59.2592592592593</text:p>
          </table:table-cell>
          <table:table-cell office:value-type="float" office:value="41.8604651162791" calcext:value-type="float">
            <text:p>41.8604651162791</text:p>
          </table:table-cell>
          <table:table-cell office:value-type="float" office:value="41.8604651162791" calcext:value-type="float">
            <text:p>41.8604651162791</text:p>
          </table:table-cell>
          <table:table-cell office:value-type="float" office:value="10.0451984820245" calcext:value-type="float">
            <text:p>10.0451984820245</text:p>
          </table:table-cell>
          <table:table-cell table:formula="of:=STDEV([.D493];[.E493])" office:value-type="float" office:value="12.3028053229701" calcext:value-type="float">
            <text:p>12.3028053229701</text:p>
          </table:table-cell>
          <table:table-cell table:formula="of:=STDEV([.D493];[.F493])" office:value-type="float" office:value="12.3028053229701" calcext:value-type="float">
            <text:p>12.3028053229701</text:p>
          </table:table-cell>
          <table:table-cell table:formula="of:=STDEV([.E493];[.F4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ssevino antonio si 15341611</text:p>
          </table:table-cell>
          <table:table-cell office:value-type="string" calcext:value-type="string">
            <text:p>possidius saint</text:p>
          </table:table-cell>
          <table:table-cell office:value-type="string" calcext:value-type="string">
            <text:p>no</text:p>
          </table:table-cell>
          <table:table-cell office:value-type="float" office:value="59.2592592592593" calcext:value-type="float">
            <text:p>59.2592592592593</text:p>
          </table:table-cell>
          <table:table-cell table:number-columns-repeated="2" office:value-type="float" office:value="36.3636363636364" calcext:value-type="float">
            <text:p>36.3636363636364</text:p>
          </table:table-cell>
          <table:table-cell office:value-type="float" office:value="13.218794042052" calcext:value-type="float">
            <text:p>13.218794042052</text:p>
          </table:table-cell>
          <table:table-cell table:formula="of:=STDEV([.D494];[.E494])" office:value-type="float" office:value="16.1896502089849" calcext:value-type="float">
            <text:p>16.1896502089849</text:p>
          </table:table-cell>
          <table:table-cell table:formula="of:=STDEV([.D494];[.F494])" office:value-type="float" office:value="16.1896502089849" calcext:value-type="float">
            <text:p>16.1896502089849</text:p>
          </table:table-cell>
          <table:table-cell table:formula="of:=STDEV([.E494];[.F4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son jean papire</text:p>
          </table:table-cell>
          <table:table-cell office:value-type="string" calcext:value-type="string">
            <text:p>massieu guillaume 16651722</text:p>
          </table:table-cell>
          <table:table-cell office:value-type="string" calcext:value-type="string">
            <text:p>no</text:p>
          </table:table-cell>
          <table:table-cell office:value-type="float" office:value="59.2592592592593" calcext:value-type="float">
            <text:p>59.2592592592593</text:p>
          </table:table-cell>
          <table:table-cell table:number-columns-repeated="2" office:value-type="float" office:value="36.3636363636364" calcext:value-type="float">
            <text:p>36.3636363636364</text:p>
          </table:table-cell>
          <table:table-cell office:value-type="float" office:value="13.218794042052" calcext:value-type="float">
            <text:p>13.218794042052</text:p>
          </table:table-cell>
          <table:table-cell table:formula="of:=STDEV([.D495];[.E495])" office:value-type="float" office:value="16.1896502089849" calcext:value-type="float">
            <text:p>16.1896502089849</text:p>
          </table:table-cell>
          <table:table-cell table:formula="of:=STDEV([.D495];[.F495])" office:value-type="float" office:value="16.1896502089849" calcext:value-type="float">
            <text:p>16.1896502089849</text:p>
          </table:table-cell>
          <table:table-cell table:formula="of:=STDEV([.E495];[.F4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tamirano e velasques joao</text:p>
          </table:table-cell>
          <table:table-cell office:value-type="string" calcext:value-type="string">
            <text:p>johannes de alta silva</text:p>
          </table:table-cell>
          <table:table-cell office:value-type="string" calcext:value-type="string">
            <text:p>no</text:p>
          </table:table-cell>
          <table:table-cell office:value-type="float" office:value="59.0909090909091" calcext:value-type="float">
            <text:p>59.0909090909091</text:p>
          </table:table-cell>
          <table:table-cell office:value-type="float" office:value="53.0612244897959" calcext:value-type="float">
            <text:p>53.0612244897959</text:p>
          </table:table-cell>
          <table:table-cell office:value-type="float" office:value="53.0612244897959" calcext:value-type="float">
            <text:p>53.0612244897959</text:p>
          </table:table-cell>
          <table:table-cell office:value-type="float" office:value="3.48124002758123" calcext:value-type="float">
            <text:p>3.48124002758123</text:p>
          </table:table-cell>
          <table:table-cell table:formula="of:=STDEV([.D496];[.E496])" office:value-type="float" office:value="4.26363086986322" calcext:value-type="float">
            <text:p>4.26363086986322</text:p>
          </table:table-cell>
          <table:table-cell table:formula="of:=STDEV([.D496];[.F496])" office:value-type="float" office:value="4.26363086986322" calcext:value-type="float">
            <text:p>4.26363086986322</text:p>
          </table:table-cell>
          <table:table-cell table:formula="of:=STDEV([.E496];[.F4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cazar luis de si 15541613</text:p>
          </table:table-cell>
          <table:table-cell office:value-type="string" calcext:value-type="string">
            <text:p>alvares manuel 15261583</text:p>
          </table:table-cell>
          <table:table-cell office:value-type="string" calcext:value-type="string">
            <text:p>no</text:p>
          </table:table-cell>
          <table:table-cell office:value-type="float" office:value="59.0909090909091" calcext:value-type="float">
            <text:p>59.0909090909091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.09393827243552" calcext:value-type="float">
            <text:p>4.09393827243552</text:p>
          </table:table-cell>
          <table:table-cell table:formula="of:=STDEV([.D497];[.E497])" office:value-type="float" office:value="5.01402990295915" calcext:value-type="float">
            <text:p>5.01402990295915</text:p>
          </table:table-cell>
          <table:table-cell table:formula="of:=STDEV([.D497];[.F497])" office:value-type="float" office:value="5.01402990295915" calcext:value-type="float">
            <text:p>5.01402990295915</text:p>
          </table:table-cell>
          <table:table-cell table:formula="of:=STDEV([.E497];[.F4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leriole francois 15041580</text:p>
          </table:table-cell>
          <table:table-cell office:value-type="string" calcext:value-type="string">
            <text:p>valla lorenzo 14071457</text:p>
          </table:table-cell>
          <table:table-cell office:value-type="string" calcext:value-type="string">
            <text:p>no</text:p>
          </table:table-cell>
          <table:table-cell office:value-type="float" office:value="59.0909090909091" calcext:value-type="float">
            <text:p>59.0909090909091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.09393827243552" calcext:value-type="float">
            <text:p>4.09393827243552</text:p>
          </table:table-cell>
          <table:table-cell table:formula="of:=STDEV([.D498];[.E498])" office:value-type="float" office:value="5.01402990295915" calcext:value-type="float">
            <text:p>5.01402990295915</text:p>
          </table:table-cell>
          <table:table-cell table:formula="of:=STDEV([.D498];[.F498])" office:value-type="float" office:value="5.01402990295915" calcext:value-type="float">
            <text:p>5.01402990295915</text:p>
          </table:table-cell>
          <table:table-cell table:formula="of:=STDEV([.E498];[.F4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tellani giulio 15281586</text:p>
          </table:table-cell>
          <table:table-cell office:value-type="string" calcext:value-type="string">
            <text:p>casteele peeter vande 15851632</text:p>
          </table:table-cell>
          <table:table-cell office:value-type="string" calcext:value-type="string">
            <text:p>no</text:p>
          </table:table-cell>
          <table:table-cell office:value-type="float" office:value="59.0909090909091" calcext:value-type="float">
            <text:p>59.090909090909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.24863881081477" calcext:value-type="float">
            <text:p>5.24863881081477</text:p>
          </table:table-cell>
          <table:table-cell table:formula="of:=STDEV([.D499];[.E499])" office:value-type="float" office:value="6.42824346533224" calcext:value-type="float">
            <text:p>6.42824346533224</text:p>
          </table:table-cell>
          <table:table-cell table:formula="of:=STDEV([.D499];[.F499])" office:value-type="float" office:value="6.42824346533224" calcext:value-type="float">
            <text:p>6.42824346533224</text:p>
          </table:table-cell>
          <table:table-cell table:formula="of:=STDEV([.E499];[.F4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clerc jean 16571736</text:p>
          </table:table-cell>
          <table:table-cell office:value-type="string" calcext:value-type="string">
            <text:p>clein johann 1530</text:p>
          </table:table-cell>
          <table:table-cell office:value-type="string" calcext:value-type="string">
            <text:p>no</text:p>
          </table:table-cell>
          <table:table-cell office:value-type="float" office:value="58.8235294117647" calcext:value-type="float">
            <text:p>58.8235294117647</text:p>
          </table:table-cell>
          <table:table-cell table:number-columns-repeated="2" office:value-type="float" office:value="56.4102564102564" calcext:value-type="float">
            <text:p>56.4102564102564</text:p>
          </table:table-cell>
          <table:table-cell office:value-type="float" office:value="1.39330381704887" calcext:value-type="float">
            <text:p>1.39330381704887</text:p>
          </table:table-cell>
          <table:table-cell table:formula="of:=STDEV([.D500];[.E500])" office:value-type="float" office:value="1.70644170422093" calcext:value-type="float">
            <text:p>1.70644170422093</text:p>
          </table:table-cell>
          <table:table-cell table:formula="of:=STDEV([.D500];[.F500])" office:value-type="float" office:value="1.70644170422093" calcext:value-type="float">
            <text:p>1.70644170422093</text:p>
          </table:table-cell>
          <table:table-cell table:formula="of:=STDEV([.E500];[.F5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nardus nicolaus 14951543</text:p>
          </table:table-cell>
          <table:table-cell office:value-type="string" calcext:value-type="string">
            <text:p>clein johann 1530</text:p>
          </table:table-cell>
          <table:table-cell office:value-type="string" calcext:value-type="string">
            <text:p>no</text:p>
          </table:table-cell>
          <table:table-cell office:value-type="float" office:value="58.8235294117647" calcext:value-type="float">
            <text:p>58.823529411764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.09426708108494" calcext:value-type="float">
            <text:p>5.09426708108494</text:p>
          </table:table-cell>
          <table:table-cell table:formula="of:=STDEV([.D501];[.E501])" office:value-type="float" office:value="6.23917748105778" calcext:value-type="float">
            <text:p>6.23917748105778</text:p>
          </table:table-cell>
          <table:table-cell table:formula="of:=STDEV([.D501];[.F501])" office:value-type="float" office:value="6.23917748105778" calcext:value-type="float">
            <text:p>6.23917748105778</text:p>
          </table:table-cell>
          <table:table-cell table:formula="of:=STDEV([.E501];[.F5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uster ildefonso 18801954</text:p>
          </table:table-cell>
          <table:table-cell office:value-type="string" calcext:value-type="string">
            <text:p>ildephonsus saint</text:p>
          </table:table-cell>
          <table:table-cell office:value-type="string" calcext:value-type="string">
            <text:p>no</text:p>
          </table:table-cell>
          <table:table-cell office:value-type="float" office:value="58.8235294117647" calcext:value-type="float">
            <text:p>58.8235294117647</text:p>
          </table:table-cell>
          <table:table-cell office:value-type="float" office:value="45.4545454545455" calcext:value-type="float">
            <text:p>45.4545454545455</text:p>
          </table:table-cell>
          <table:table-cell office:value-type="float" office:value="45.4545454545455" calcext:value-type="float">
            <text:p>45.4545454545455</text:p>
          </table:table-cell>
          <table:table-cell office:value-type="float" office:value="7.71858648649232" calcext:value-type="float">
            <text:p>7.71858648649232</text:p>
          </table:table-cell>
          <table:table-cell table:formula="of:=STDEV([.D502];[.E502])" office:value-type="float" office:value="9.4532992137239" calcext:value-type="float">
            <text:p>9.4532992137239</text:p>
          </table:table-cell>
          <table:table-cell table:formula="of:=STDEV([.D502];[.F502])" office:value-type="float" office:value="9.4532992137239" calcext:value-type="float">
            <text:p>9.4532992137239</text:p>
          </table:table-cell>
          <table:table-cell table:formula="of:=STDEV([.E502];[.F5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tronio alessandro trajano 1585</text:p>
          </table:table-cell>
          <table:table-cell office:value-type="string" calcext:value-type="string">
            <text:p>petronius arbiter</text:p>
          </table:table-cell>
          <table:table-cell office:value-type="string" calcext:value-type="string">
            <text:p>no</text:p>
          </table:table-cell>
          <table:table-cell office:value-type="float" office:value="58.8235294117647" calcext:value-type="float">
            <text:p>58.8235294117647</text:p>
          </table:table-cell>
          <table:table-cell office:value-type="float" office:value="44.8979591836735" calcext:value-type="float">
            <text:p>44.8979591836735</text:p>
          </table:table-cell>
          <table:table-cell office:value-type="float" office:value="44.8979591836735" calcext:value-type="float">
            <text:p>44.8979591836735</text:p>
          </table:table-cell>
          <table:table-cell office:value-type="float" office:value="8.03993171980751" calcext:value-type="float">
            <text:p>8.03993171980751</text:p>
          </table:table-cell>
          <table:table-cell table:formula="of:=STDEV([.D503];[.E503])" office:value-type="float" office:value="9.84686514017281" calcext:value-type="float">
            <text:p>9.84686514017281</text:p>
          </table:table-cell>
          <table:table-cell table:formula="of:=STDEV([.D503];[.F503])" office:value-type="float" office:value="9.84686514017281" calcext:value-type="float">
            <text:p>9.84686514017281</text:p>
          </table:table-cell>
          <table:table-cell table:formula="of:=STDEV([.E503];[.F5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udini giulio cesare ca 15501618</text:p>
          </table:table-cell>
          <table:table-cell office:value-type="string" calcext:value-type="string">
            <text:p>claudianus claudius</text:p>
          </table:table-cell>
          <table:table-cell office:value-type="string" calcext:value-type="string">
            <text:p>no</text:p>
          </table:table-cell>
          <table:table-cell office:value-type="float" office:value="58.8235294117647" calcext:value-type="float">
            <text:p>58.8235294117647</text:p>
          </table:table-cell>
          <table:table-cell table:number-columns-repeated="2" office:value-type="float" office:value="41.5094339622642" calcext:value-type="float">
            <text:p>41.5094339622642</text:p>
          </table:table-cell>
          <table:table-cell office:value-type="float" office:value="9.99629766854402" calcext:value-type="float">
            <text:p>9.99629766854402</text:p>
          </table:table-cell>
          <table:table-cell table:formula="of:=STDEV([.D504];[.E504])" office:value-type="float" office:value="12.242914302453" calcext:value-type="float">
            <text:p>12.242914302453</text:p>
          </table:table-cell>
          <table:table-cell table:formula="of:=STDEV([.D504];[.F504])" office:value-type="float" office:value="12.242914302453" calcext:value-type="float">
            <text:p>12.242914302453</text:p>
          </table:table-cell>
          <table:table-cell table:formula="of:=STDEV([.E504];[.F5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mpredi giovanni maria 17321793</text:p>
          </table:table-cell>
          <table:table-cell office:value-type="string" calcext:value-type="string">
            <text:p>lampridius aelius</text:p>
          </table:table-cell>
          <table:table-cell office:value-type="string" calcext:value-type="string">
            <text:p>no</text:p>
          </table:table-cell>
          <table:table-cell office:value-type="float" office:value="58.8235294117647" calcext:value-type="float">
            <text:p>58.8235294117647</text:p>
          </table:table-cell>
          <table:table-cell table:number-columns-repeated="2" office:value-type="float" office:value="40.8163265306122" calcext:value-type="float">
            <text:p>40.8163265306122</text:p>
          </table:table-cell>
          <table:table-cell office:value-type="float" office:value="10.3964634307856" calcext:value-type="float">
            <text:p>10.3964634307856</text:p>
          </table:table-cell>
          <table:table-cell table:formula="of:=STDEV([.D505];[.E505])" office:value-type="float" office:value="12.7330152674648" calcext:value-type="float">
            <text:p>12.7330152674648</text:p>
          </table:table-cell>
          <table:table-cell table:formula="of:=STDEV([.D505];[.F505])" office:value-type="float" office:value="12.7330152674648" calcext:value-type="float">
            <text:p>12.7330152674648</text:p>
          </table:table-cell>
          <table:table-cell table:formula="of:=STDEV([.E505];[.F5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ber crucis</text:p>
          </table:table-cell>
          <table:table-cell office:value-type="string" calcext:value-type="string">
            <text:p>liberius pope</text:p>
          </table:table-cell>
          <table:table-cell office:value-type="string" calcext:value-type="string">
            <text:p>no</text:p>
          </table:table-cell>
          <table:table-cell office:value-type="float" office:value="58.8235294117647" calcext:value-type="float">
            <text:p>58.823529411764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.8677697729812" calcext:value-type="float">
            <text:p>10.8677697729812</text:p>
          </table:table-cell>
          <table:table-cell table:formula="of:=STDEV([.D506];[.E506])" office:value-type="float" office:value="13.3102452929233" calcext:value-type="float">
            <text:p>13.3102452929233</text:p>
          </table:table-cell>
          <table:table-cell table:formula="of:=STDEV([.D506];[.F506])" office:value-type="float" office:value="13.3102452929233" calcext:value-type="float">
            <text:p>13.3102452929233</text:p>
          </table:table-cell>
          <table:table-cell table:formula="of:=STDEV([.E506];[.F5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votny frantisek</text:p>
          </table:table-cell>
          <table:table-cell office:value-type="string" calcext:value-type="string">
            <text:p>novatianus</text:p>
          </table:table-cell>
          <table:table-cell office:value-type="string" calcext:value-type="string">
            <text:p>no</text:p>
          </table:table-cell>
          <table:table-cell office:value-type="float" office:value="58.8235294117647" calcext:value-type="float">
            <text:p>58.8235294117647</text:p>
          </table:table-cell>
          <table:table-cell table:number-columns-repeated="2" office:value-type="float" office:value="37.037037037037" calcext:value-type="float">
            <text:p>37.037037037037</text:p>
          </table:table-cell>
          <table:table-cell office:value-type="float" office:value="12.5784372372468" calcext:value-type="float">
            <text:p>12.5784372372468</text:p>
          </table:table-cell>
          <table:table-cell table:formula="of:=STDEV([.D507];[.E507])" office:value-type="float" office:value="15.4053764964389" calcext:value-type="float">
            <text:p>15.4053764964389</text:p>
          </table:table-cell>
          <table:table-cell table:formula="of:=STDEV([.D507];[.F507])" office:value-type="float" office:value="15.4053764964389" calcext:value-type="float">
            <text:p>15.4053764964389</text:p>
          </table:table-cell>
          <table:table-cell table:formula="of:=STDEV([.E507];[.F5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reae antonius ca 1320</text:p>
          </table:table-cell>
          <table:table-cell office:value-type="string" calcext:value-type="string">
            <text:p>giovanni dandrea approximately 12701348</text:p>
          </table:table-cell>
          <table:table-cell office:value-type="string" calcext:value-type="string">
            <text:p>no</text:p>
          </table:table-cell>
          <table:table-cell office:value-type="float" office:value="58.5365853658537" calcext:value-type="float">
            <text:p>58.5365853658537</text:p>
          </table:table-cell>
          <table:table-cell office:value-type="float" office:value="47.6190476190476" calcext:value-type="float">
            <text:p>47.6190476190476</text:p>
          </table:table-cell>
          <table:table-cell office:value-type="float" office:value="47.6190476190476" calcext:value-type="float">
            <text:p>47.6190476190476</text:p>
          </table:table-cell>
          <table:table-cell office:value-type="float" office:value="6.30324335700637" calcext:value-type="float">
            <text:p>6.30324335700637</text:p>
          </table:table-cell>
          <table:table-cell table:formula="of:=STDEV([.D508];[.E508])" office:value-type="float" office:value="7.71986497462666" calcext:value-type="float">
            <text:p>7.71986497462666</text:p>
          </table:table-cell>
          <table:table-cell table:formula="of:=STDEV([.D508];[.F508])" office:value-type="float" office:value="7.71986497462666" calcext:value-type="float">
            <text:p>7.71986497462666</text:p>
          </table:table-cell>
          <table:table-cell table:formula="of:=STDEV([.E508];[.F5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chin franz</text:p>
          </table:table-cell>
          <table:table-cell office:value-type="string" calcext:value-type="string">
            <text:p>malcovati enrica</text:p>
          </table:table-cell>
          <table:table-cell office:value-type="string" calcext:value-type="string">
            <text:p>no</text:p>
          </table:table-cell>
          <table:table-cell office:value-type="float" office:value="58.3333333333333" calcext:value-type="float">
            <text:p>58.3333333333333</text:p>
          </table:table-cell>
          <table:table-cell table:number-columns-repeated="2" office:value-type="float" office:value="55.1724137931034" calcext:value-type="float">
            <text:p>55.1724137931034</text:p>
          </table:table-cell>
          <table:table-cell office:value-type="float" office:value="1.82495774743847" calcext:value-type="float">
            <text:p>1.82495774743847</text:p>
          </table:table-cell>
          <table:table-cell table:formula="of:=STDEV([.D509];[.E509])" office:value-type="float" office:value="2.23510764168161" calcext:value-type="float">
            <text:p>2.23510764168161</text:p>
          </table:table-cell>
          <table:table-cell table:formula="of:=STDEV([.D509];[.F509])" office:value-type="float" office:value="2.23510764168161" calcext:value-type="float">
            <text:p>2.23510764168161</text:p>
          </table:table-cell>
          <table:table-cell table:formula="of:=STDEV([.E509];[.F5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djanic martin</text:p>
          </table:table-cell>
          <table:table-cell office:value-type="string" calcext:value-type="string">
            <text:p>bede the venerable saint</text:p>
          </table:table-cell>
          <table:table-cell office:value-type="string" calcext:value-type="string">
            <text:p>no</text:p>
          </table:table-cell>
          <table:table-cell office:value-type="float" office:value="58.3333333333333" calcext:value-type="float">
            <text:p>58.3333333333333</text:p>
          </table:table-cell>
          <table:table-cell office:value-type="float" office:value="41.025641025641" calcext:value-type="float">
            <text:p>41.025641025641</text:p>
          </table:table-cell>
          <table:table-cell office:value-type="float" office:value="41.025641025641" calcext:value-type="float">
            <text:p>41.025641025641</text:p>
          </table:table-cell>
          <table:table-cell office:value-type="float" office:value="9.99260081289737" calcext:value-type="float">
            <text:p>9.99260081289737</text:p>
          </table:table-cell>
          <table:table-cell table:formula="of:=STDEV([.D510];[.E510])" office:value-type="float" office:value="12.2383865974595" calcext:value-type="float">
            <text:p>12.2383865974595</text:p>
          </table:table-cell>
          <table:table-cell table:formula="of:=STDEV([.D510];[.F510])" office:value-type="float" office:value="12.2383865974595" calcext:value-type="float">
            <text:p>12.2383865974595</text:p>
          </table:table-cell>
          <table:table-cell table:formula="of:=STDEV([.E510];[.F5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narsson n j</text:p>
          </table:table-cell>
          <table:table-cell office:value-type="string" calcext:value-type="string">
            <text:p>linne carl von 17071778</text:p>
          </table:table-cell>
          <table:table-cell office:value-type="string" calcext:value-type="string">
            <text:p>no</text:p>
          </table:table-cell>
          <table:table-cell office:value-type="float" office:value="58.3333333333333" calcext:value-type="float">
            <text:p>58.3333333333333</text:p>
          </table:table-cell>
          <table:table-cell table:number-columns-repeated="2" office:value-type="float" office:value="37.8378378378378" calcext:value-type="float">
            <text:p>37.8378378378378</text:p>
          </table:table-cell>
          <table:table-cell office:value-type="float" office:value="11.8330798414991" calcext:value-type="float">
            <text:p>11.8330798414991</text:p>
          </table:table-cell>
          <table:table-cell table:formula="of:=STDEV([.D511];[.E511])" office:value-type="float" office:value="14.4925038486432" calcext:value-type="float">
            <text:p>14.4925038486432</text:p>
          </table:table-cell>
          <table:table-cell table:formula="of:=STDEV([.D511];[.F511])" office:value-type="float" office:value="14.4925038486432" calcext:value-type="float">
            <text:p>14.4925038486432</text:p>
          </table:table-cell>
          <table:table-cell table:formula="of:=STDEV([.E511];[.F5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opardus paulus</text:p>
          </table:table-cell>
          <table:table-cell office:value-type="string" calcext:value-type="string">
            <text:p>leopardi giacomo 17981837</text:p>
          </table:table-cell>
          <table:table-cell office:value-type="string" calcext:value-type="string">
            <text:p>no</text:p>
          </table:table-cell>
          <table:table-cell office:value-type="float" office:value="58.3333333333333" calcext:value-type="float">
            <text:p>58.3333333333333</text:p>
          </table:table-cell>
          <table:table-cell table:number-columns-repeated="2" office:value-type="float" office:value="34.1463414634146" calcext:value-type="float">
            <text:p>34.1463414634146</text:p>
          </table:table-cell>
          <table:table-cell office:value-type="float" office:value="13.9643662669849" calcext:value-type="float">
            <text:p>13.9643662669849</text:p>
          </table:table-cell>
          <table:table-cell table:formula="of:=STDEV([.D512];[.E512])" office:value-type="float" office:value="17.1027859677234" calcext:value-type="float">
            <text:p>17.1027859677234</text:p>
          </table:table-cell>
          <table:table-cell table:formula="of:=STDEV([.D512];[.F512])" office:value-type="float" office:value="17.1027859677234" calcext:value-type="float">
            <text:p>17.1027859677234</text:p>
          </table:table-cell>
          <table:table-cell table:formula="of:=STDEV([.E512];[.F5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phan friedrich 1885</text:p>
          </table:table-cell>
          <table:table-cell office:value-type="string" calcext:value-type="string">
            <text:p>stephen the deacon</text:p>
          </table:table-cell>
          <table:table-cell office:value-type="string" calcext:value-type="string">
            <text:p>no</text:p>
          </table:table-cell>
          <table:table-cell office:value-type="float" office:value="58.0645161290323" calcext:value-type="float">
            <text:p>58.0645161290323</text:p>
          </table:table-cell>
          <table:table-cell office:value-type="float" office:value="45" calcext:value-type="float">
            <text:p>45</text:p>
          </table:table-cell>
          <table:table-cell office:value-type="float" office:value="45" calcext:value-type="float">
            <text:p>45</text:p>
          </table:table-cell>
          <table:table-cell office:value-type="float" office:value="7.54280190392898" calcext:value-type="float">
            <text:p>7.54280190392898</text:p>
          </table:table-cell>
          <table:table-cell table:formula="of:=STDEV([.D513];[.E513])" office:value-type="float" office:value="9.23800794775973" calcext:value-type="float">
            <text:p>9.23800794775973</text:p>
          </table:table-cell>
          <table:table-cell table:formula="of:=STDEV([.D513];[.F513])" office:value-type="float" office:value="9.23800794775973" calcext:value-type="float">
            <text:p>9.23800794775973</text:p>
          </table:table-cell>
          <table:table-cell table:formula="of:=STDEV([.E513];[.F5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ercher adolf 1878</text:p>
          </table:table-cell>
          <table:table-cell office:value-type="string" calcext:value-type="string">
            <text:p>lohmeyer carl friedrich wilhelm 1868</text:p>
          </table:table-cell>
          <table:table-cell office:value-type="string" calcext:value-type="string">
            <text:p>no</text:p>
          </table:table-cell>
          <table:table-cell office:value-type="float" office:value="57.8947368421053" calcext:value-type="float">
            <text:p>57.8947368421053</text:p>
          </table:table-cell>
          <table:table-cell table:number-columns-repeated="2" office:value-type="float" office:value="50.9090909090909" calcext:value-type="float">
            <text:p>50.9090909090909</text:p>
          </table:table-cell>
          <table:table-cell office:value-type="float" office:value="4.03316455988926" calcext:value-type="float">
            <text:p>4.03316455988926</text:p>
          </table:table-cell>
          <table:table-cell table:formula="of:=STDEV([.D514];[.E514])" office:value-type="float" office:value="4.93959761020268" calcext:value-type="float">
            <text:p>4.93959761020268</text:p>
          </table:table-cell>
          <table:table-cell table:formula="of:=STDEV([.D514];[.F514])" office:value-type="float" office:value="4.93959761020268" calcext:value-type="float">
            <text:p>4.93959761020268</text:p>
          </table:table-cell>
          <table:table-cell table:formula="of:=STDEV([.E514];[.F5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resbach conrad 14961576</text:p>
          </table:table-cell>
          <table:table-cell office:value-type="string" calcext:value-type="string">
            <text:p>conradus hirsaugiensis</text:p>
          </table:table-cell>
          <table:table-cell office:value-type="string" calcext:value-type="string">
            <text:p>no</text:p>
          </table:table-cell>
          <table:table-cell office:value-type="float" office:value="57.8947368421053" calcext:value-type="float">
            <text:p>57.8947368421053</text:p>
          </table:table-cell>
          <table:table-cell table:number-columns-repeated="2" office:value-type="float" office:value="46.8085106382979" calcext:value-type="float">
            <text:p>46.8085106382979</text:p>
          </table:table-cell>
          <table:table-cell office:value-type="float" office:value="6.40063568306528" calcext:value-type="float">
            <text:p>6.40063568306528</text:p>
          </table:table-cell>
          <table:table-cell table:formula="of:=STDEV([.D515];[.E515])" office:value-type="float" office:value="7.8391457264802" calcext:value-type="float">
            <text:p>7.8391457264802</text:p>
          </table:table-cell>
          <table:table-cell table:formula="of:=STDEV([.D515];[.F515])" office:value-type="float" office:value="7.8391457264802" calcext:value-type="float">
            <text:p>7.8391457264802</text:p>
          </table:table-cell>
          <table:table-cell table:formula="of:=STDEV([.E515];[.F5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hlenberg matthias haquinus 17971845</text:p>
          </table:table-cell>
          <table:table-cell office:value-type="string" calcext:value-type="string">
            <text:p>hohl ernst 18861957</text:p>
          </table:table-cell>
          <table:table-cell office:value-type="string" calcext:value-type="string">
            <text:p>no</text:p>
          </table:table-cell>
          <table:table-cell office:value-type="float" office:value="57.8947368421053" calcext:value-type="float">
            <text:p>57.8947368421053</text:p>
          </table:table-cell>
          <table:table-cell office:value-type="float" office:value="39.2857142857143" calcext:value-type="float">
            <text:p>39.2857142857143</text:p>
          </table:table-cell>
          <table:table-cell office:value-type="float" office:value="39.2857142857143" calcext:value-type="float">
            <text:p>39.2857142857143</text:p>
          </table:table-cell>
          <table:table-cell office:value-type="float" office:value="10.7439241822881" calcext:value-type="float">
            <text:p>10.7439241822881</text:p>
          </table:table-cell>
          <table:table-cell table:formula="of:=STDEV([.D516];[.E516])" office:value-type="float" office:value="13.1585660408775" calcext:value-type="float">
            <text:p>13.1585660408775</text:p>
          </table:table-cell>
          <table:table-cell table:formula="of:=STDEV([.D516];[.F516])" office:value-type="float" office:value="13.1585660408775" calcext:value-type="float">
            <text:p>13.1585660408775</text:p>
          </table:table-cell>
          <table:table-cell table:formula="of:=STDEV([.E516];[.F5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 chesne joseph 15461609</text:p>
          </table:table-cell>
          <table:table-cell office:value-type="string" calcext:value-type="string">
            <text:p>cheke john sir 15141557</text:p>
          </table:table-cell>
          <table:table-cell office:value-type="string" calcext:value-type="string">
            <text:p>no</text:p>
          </table:table-cell>
          <table:table-cell office:value-type="float" office:value="57.7777777777778" calcext:value-type="float">
            <text:p>57.7777777777778</text:p>
          </table:table-cell>
          <table:table-cell office:value-type="float" office:value="54.1666666666667" calcext:value-type="float">
            <text:p>54.1666666666667</text:p>
          </table:table-cell>
          <table:table-cell office:value-type="float" office:value="54.1666666666667" calcext:value-type="float">
            <text:p>54.1666666666667</text:p>
          </table:table-cell>
          <table:table-cell office:value-type="float" office:value="2.08487597207364" calcext:value-type="float">
            <text:p>2.08487597207364</text:p>
          </table:table-cell>
          <table:table-cell table:formula="of:=STDEV([.D517];[.E517])" office:value-type="float" office:value="2.55344115428475" calcext:value-type="float">
            <text:p>2.55344115428475</text:p>
          </table:table-cell>
          <table:table-cell table:formula="of:=STDEV([.D517];[.F517])" office:value-type="float" office:value="2.55344115428475" calcext:value-type="float">
            <text:p>2.55344115428475</text:p>
          </table:table-cell>
          <table:table-cell table:formula="of:=STDEV([.E517];[.F5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cioli giovanni battista 15981671</text:p>
          </table:table-cell>
          <table:table-cell office:value-type="string" calcext:value-type="string">
            <text:p>ricci matteo 15521610</text:p>
          </table:table-cell>
          <table:table-cell office:value-type="string" calcext:value-type="string">
            <text:p>no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5.02429586778808E-015" calcext:value-type="float">
            <text:p>5.02429586778808E-15</text:p>
          </table:table-cell>
          <table:table-cell table:formula="of:=STDEV([.D518];[.E518])" office:value-type="float" office:value="0" calcext:value-type="float">
            <text:p>0</text:p>
          </table:table-cell>
          <table:table-cell table:formula="of:=STDEV([.D518];[.F518])" office:value-type="float" office:value="0" calcext:value-type="float">
            <text:p>0</text:p>
          </table:table-cell>
          <table:table-cell table:formula="of:=STDEV([.E518];[.F5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seling petrus 16921764</text:p>
          </table:table-cell>
          <table:table-cell office:value-type="string" calcext:value-type="string">
            <text:p>wessely carl 18601931</text:p>
          </table:table-cell>
          <table:table-cell office:value-type="string" calcext:value-type="string">
            <text:p>no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56.5217391304348" calcext:value-type="float">
            <text:p>56.5217391304348</text:p>
          </table:table-cell>
          <table:table-cell office:value-type="float" office:value="56.5217391304348" calcext:value-type="float">
            <text:p>56.5217391304348</text:p>
          </table:table-cell>
          <table:table-cell office:value-type="float" office:value="0.358602651670571" calcext:value-type="float">
            <text:p>0.358602651670571</text:p>
          </table:table-cell>
          <table:table-cell table:formula="of:=STDEV([.D519];[.E519])" office:value-type="float" office:value="0.439196758500959" calcext:value-type="float">
            <text:p>0.439196758500959</text:p>
          </table:table-cell>
          <table:table-cell table:formula="of:=STDEV([.D519];[.F519])" office:value-type="float" office:value="0.439196758500954" calcext:value-type="float">
            <text:p>0.439196758500954</text:p>
          </table:table-cell>
          <table:table-cell table:formula="of:=STDEV([.E519];[.F5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ugeni marco antonio</text:p>
          </table:table-cell>
          <table:table-cell office:value-type="string" calcext:value-type="string">
            <text:p>eugenius of carthage</text:p>
          </table:table-cell>
          <table:table-cell office:value-type="string" calcext:value-type="string">
            <text:p>no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office:value-type="float" office:value="1.23717914826348" calcext:value-type="float">
            <text:p>1.23717914826348</text:p>
          </table:table-cell>
          <table:table-cell table:formula="of:=STDEV([.D520];[.E520])" office:value-type="float" office:value="1.51522881682831" calcext:value-type="float">
            <text:p>1.51522881682831</text:p>
          </table:table-cell>
          <table:table-cell table:formula="of:=STDEV([.D520];[.F520])" office:value-type="float" office:value="1.51522881682831" calcext:value-type="float">
            <text:p>1.51522881682831</text:p>
          </table:table-cell>
          <table:table-cell table:formula="of:=STDEV([.E520];[.F5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rda juan luis de la 15601643</text:p>
          </table:table-cell>
          <table:table-cell office:value-type="string" calcext:value-type="string">
            <text:p>cereta laura 14691499</text:p>
          </table:table-cell>
          <table:table-cell office:value-type="string" calcext:value-type="string">
            <text:p>no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54.9019607843137" calcext:value-type="float">
            <text:p>54.9019607843137</text:p>
          </table:table-cell>
          <table:table-cell office:value-type="float" office:value="54.9019607843137" calcext:value-type="float">
            <text:p>54.9019607843137</text:p>
          </table:table-cell>
          <table:table-cell office:value-type="float" office:value="1.29378211583109" calcext:value-type="float">
            <text:p>1.29378211583109</text:p>
          </table:table-cell>
          <table:table-cell table:formula="of:=STDEV([.D521];[.E521])" office:value-type="float" office:value="1.58455301106229" calcext:value-type="float">
            <text:p>1.58455301106229</text:p>
          </table:table-cell>
          <table:table-cell table:formula="of:=STDEV([.D521];[.F521])" office:value-type="float" office:value="1.58455301106229" calcext:value-type="float">
            <text:p>1.58455301106229</text:p>
          </table:table-cell>
          <table:table-cell table:formula="of:=STDEV([.E521];[.F5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is michael 17291800</text:p>
          </table:table-cell>
          <table:table-cell office:value-type="string" calcext:value-type="string">
            <text:p>denisot nicolas 15151559</text:p>
          </table:table-cell>
          <table:table-cell office:value-type="string" calcext:value-type="string">
            <text:p>no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2" office:value-type="float" office:value="52.1739130434783" calcext:value-type="float">
            <text:p>52.1739130434783</text:p>
          </table:table-cell>
          <table:table-cell office:value-type="float" office:value="2.8688212133646" calcext:value-type="float">
            <text:p>2.8688212133646</text:p>
          </table:table-cell>
          <table:table-cell table:formula="of:=STDEV([.D522];[.E522])" office:value-type="float" office:value="3.51357406800769" calcext:value-type="float">
            <text:p>3.51357406800769</text:p>
          </table:table-cell>
          <table:table-cell table:formula="of:=STDEV([.D522];[.F522])" office:value-type="float" office:value="3.51357406800769" calcext:value-type="float">
            <text:p>3.51357406800769</text:p>
          </table:table-cell>
          <table:table-cell table:formula="of:=STDEV([.E522];[.F5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fonso de madrigal 14001455</text:p>
          </table:table-cell>
          <table:table-cell office:value-type="string" calcext:value-type="string">
            <text:p>petrus alfonsi 10621110</text:p>
          </table:table-cell>
          <table:table-cell office:value-type="string" calcext:value-type="string">
            <text:p>no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2" office:value-type="float" office:value="50.9803921568627" calcext:value-type="float">
            <text:p>50.9803921568627</text:p>
          </table:table-cell>
          <table:table-cell office:value-type="float" office:value="3.55790081853551" calcext:value-type="float">
            <text:p>3.55790081853551</text:p>
          </table:table-cell>
          <table:table-cell table:formula="of:=STDEV([.D523];[.E523])" office:value-type="float" office:value="4.3575207804213" calcext:value-type="float">
            <text:p>4.3575207804213</text:p>
          </table:table-cell>
          <table:table-cell table:formula="of:=STDEV([.D523];[.F523])" office:value-type="float" office:value="4.3575207804213" calcext:value-type="float">
            <text:p>4.3575207804213</text:p>
          </table:table-cell>
          <table:table-cell table:formula="of:=STDEV([.E523];[.F5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kovszky gregor 17841857</text:p>
          </table:table-cell>
          <table:table-cell office:value-type="string" calcext:value-type="string">
            <text:p>dantyszek jan 14851548</text:p>
          </table:table-cell>
          <table:table-cell office:value-type="string" calcext:value-type="string">
            <text:p>no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.12393049421161" calcext:value-type="float">
            <text:p>4.12393049421161</text:p>
          </table:table-cell>
          <table:table-cell table:formula="of:=STDEV([.D524];[.E524])" office:value-type="float" office:value="5.05076272276105" calcext:value-type="float">
            <text:p>5.05076272276105</text:p>
          </table:table-cell>
          <table:table-cell table:formula="of:=STDEV([.D524];[.F524])" office:value-type="float" office:value="5.05076272276105" calcext:value-type="float">
            <text:p>5.05076272276105</text:p>
          </table:table-cell>
          <table:table-cell table:formula="of:=STDEV([.E524];[.F5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testa felix ofm</text:p>
          </table:table-cell>
          <table:table-cell office:value-type="string" calcext:value-type="string">
            <text:p>pottier f g</text:p>
          </table:table-cell>
          <table:table-cell office:value-type="string" calcext:value-type="string">
            <text:p>no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.12393049421161" calcext:value-type="float">
            <text:p>4.12393049421161</text:p>
          </table:table-cell>
          <table:table-cell table:formula="of:=STDEV([.D525];[.E525])" office:value-type="float" office:value="5.05076272276105" calcext:value-type="float">
            <text:p>5.05076272276105</text:p>
          </table:table-cell>
          <table:table-cell table:formula="of:=STDEV([.D525];[.F525])" office:value-type="float" office:value="5.05076272276105" calcext:value-type="float">
            <text:p>5.05076272276105</text:p>
          </table:table-cell>
          <table:table-cell table:formula="of:=STDEV([.E525];[.F5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ertini hannibal</text:p>
          </table:table-cell>
          <table:table-cell office:value-type="string" calcext:value-type="string">
            <text:p>mussato albertino 12611329</text:p>
          </table:table-cell>
          <table:table-cell office:value-type="string" calcext:value-type="string">
            <text:p>no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45.4545454545455" calcext:value-type="float">
            <text:p>45.4545454545455</text:p>
          </table:table-cell>
          <table:table-cell office:value-type="float" office:value="45.4545454545455" calcext:value-type="float">
            <text:p>45.4545454545455</text:p>
          </table:table-cell>
          <table:table-cell office:value-type="float" office:value="6.748249899619" calcext:value-type="float">
            <text:p>6.748249899619</text:p>
          </table:table-cell>
          <table:table-cell table:formula="of:=STDEV([.D526];[.E526])" office:value-type="float" office:value="8.26488445542718" calcext:value-type="float">
            <text:p>8.26488445542718</text:p>
          </table:table-cell>
          <table:table-cell table:formula="of:=STDEV([.D526];[.F526])" office:value-type="float" office:value="8.26488445542717" calcext:value-type="float">
            <text:p>8.26488445542717</text:p>
          </table:table-cell>
          <table:table-cell table:formula="of:=STDEV([.E526];[.F5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nati alessandro 15841640</text:p>
          </table:table-cell>
          <table:table-cell office:value-type="string" calcext:value-type="string">
            <text:p>donatus aelius</text:p>
          </table:table-cell>
          <table:table-cell office:value-type="string" calcext:value-type="string">
            <text:p>no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45" calcext:value-type="float">
            <text:p>45</text:p>
          </table:table-cell>
          <table:table-cell office:value-type="float" office:value="45" calcext:value-type="float">
            <text:p>45</text:p>
          </table:table-cell>
          <table:table-cell office:value-type="float" office:value="7.01068184015974" calcext:value-type="float">
            <text:p>7.01068184015974</text:p>
          </table:table-cell>
          <table:table-cell table:formula="of:=STDEV([.D527];[.E527])" office:value-type="float" office:value="8.58629662869379" calcext:value-type="float">
            <text:p>8.58629662869379</text:p>
          </table:table-cell>
          <table:table-cell table:formula="of:=STDEV([.D527];[.F527])" office:value-type="float" office:value="8.58629662869379" calcext:value-type="float">
            <text:p>8.58629662869379</text:p>
          </table:table-cell>
          <table:table-cell table:formula="of:=STDEV([.E527];[.F5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thendjian yovsep vardaplt</text:p>
          </table:table-cell>
          <table:table-cell office:value-type="string" calcext:value-type="string">
            <text:p>stephanus de varda</text:p>
          </table:table-cell>
          <table:table-cell office:value-type="string" calcext:value-type="string">
            <text:p>no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2" office:value-type="float" office:value="44.4444444444444" calcext:value-type="float">
            <text:p>44.4444444444444</text:p>
          </table:table-cell>
          <table:table-cell office:value-type="float" office:value="7.33143198970953" calcext:value-type="float">
            <text:p>7.33143198970953</text:p>
          </table:table-cell>
          <table:table-cell table:formula="of:=STDEV([.D528];[.E528])" office:value-type="float" office:value="8.97913372935298" calcext:value-type="float">
            <text:p>8.97913372935298</text:p>
          </table:table-cell>
          <table:table-cell table:formula="of:=STDEV([.D528];[.F528])" office:value-type="float" office:value="8.97913372935298" calcext:value-type="float">
            <text:p>8.97913372935298</text:p>
          </table:table-cell>
          <table:table-cell table:formula="of:=STDEV([.E528];[.F5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caccini calisto</text:p>
          </table:table-cell>
          <table:table-cell office:value-type="string" calcext:value-type="string">
            <text:p>procilius</text:p>
          </table:table-cell>
          <table:table-cell office:value-type="string" calcext:value-type="string">
            <text:p>no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2" office:value-type="float" office:value="44.4444444444444" calcext:value-type="float">
            <text:p>44.4444444444444</text:p>
          </table:table-cell>
          <table:table-cell office:value-type="float" office:value="7.33143198970953" calcext:value-type="float">
            <text:p>7.33143198970953</text:p>
          </table:table-cell>
          <table:table-cell table:formula="of:=STDEV([.D529];[.E529])" office:value-type="float" office:value="8.97913372935298" calcext:value-type="float">
            <text:p>8.97913372935298</text:p>
          </table:table-cell>
          <table:table-cell table:formula="of:=STDEV([.D529];[.F529])" office:value-type="float" office:value="8.97913372935298" calcext:value-type="float">
            <text:p>8.97913372935298</text:p>
          </table:table-cell>
          <table:table-cell table:formula="of:=STDEV([.E529];[.F5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itio alfonso</text:p>
          </table:table-cell>
          <table:table-cell office:value-type="string" calcext:value-type="string">
            <text:p>modius francois 15561597</text:p>
          </table:table-cell>
          <table:table-cell office:value-type="string" calcext:value-type="string">
            <text:p>no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41.025641025641" calcext:value-type="float">
            <text:p>41.025641025641</text:p>
          </table:table-cell>
          <table:table-cell office:value-type="float" office:value="41.025641025641" calcext:value-type="float">
            <text:p>41.025641025641</text:p>
          </table:table-cell>
          <table:table-cell office:value-type="float" office:value="9.3052790638621" calcext:value-type="float">
            <text:p>9.3052790638621</text:p>
          </table:table-cell>
          <table:table-cell table:formula="of:=STDEV([.D530];[.E530])" office:value-type="float" office:value="11.3965928103326" calcext:value-type="float">
            <text:p>11.3965928103326</text:p>
          </table:table-cell>
          <table:table-cell table:formula="of:=STDEV([.D530];[.F530])" office:value-type="float" office:value="11.3965928103326" calcext:value-type="float">
            <text:p>11.3965928103326</text:p>
          </table:table-cell>
          <table:table-cell table:formula="of:=STDEV([.E530];[.F5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mbert albert</text:p>
          </table:table-cell>
          <table:table-cell office:value-type="string" calcext:value-type="string">
            <text:p>alembert jean le rond d 17171783</text:p>
          </table:table-cell>
          <table:table-cell office:value-type="string" calcext:value-type="string">
            <text:p>no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39.1304347826087" calcext:value-type="float">
            <text:p>39.1304347826087</text:p>
          </table:table-cell>
          <table:table-cell office:value-type="float" office:value="39.1304347826087" calcext:value-type="float">
            <text:p>39.1304347826087</text:p>
          </table:table-cell>
          <table:table-cell office:value-type="float" office:value="10.3994768984467" calcext:value-type="float">
            <text:p>10.3994768984467</text:p>
          </table:table-cell>
          <table:table-cell table:formula="of:=STDEV([.D531];[.E531])" office:value-type="float" office:value="12.7367059965279" calcext:value-type="float">
            <text:p>12.7367059965279</text:p>
          </table:table-cell>
          <table:table-cell table:formula="of:=STDEV([.D531];[.F531])" office:value-type="float" office:value="12.7367059965279" calcext:value-type="float">
            <text:p>12.7367059965279</text:p>
          </table:table-cell>
          <table:table-cell table:formula="of:=STDEV([.E531];[.F5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syn jan van</text:p>
          </table:table-cell>
          <table:table-cell office:value-type="string" calcext:value-type="string">
            <text:p>persius</text:p>
          </table:table-cell>
          <table:table-cell office:value-type="string" calcext:value-type="string">
            <text:p>no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2" office:value-type="float" office:value="38.0952380952381" calcext:value-type="float">
            <text:p>38.0952380952381</text:p>
          </table:table-cell>
          <table:table-cell office:value-type="float" office:value="10.9971479845643" calcext:value-type="float">
            <text:p>10.9971479845643</text:p>
          </table:table-cell>
          <table:table-cell table:formula="of:=STDEV([.D532];[.E532])" office:value-type="float" office:value="13.4687005940295" calcext:value-type="float">
            <text:p>13.4687005940295</text:p>
          </table:table-cell>
          <table:table-cell table:formula="of:=STDEV([.D532];[.F532])" office:value-type="float" office:value="13.4687005940295" calcext:value-type="float">
            <text:p>13.4687005940295</text:p>
          </table:table-cell>
          <table:table-cell table:formula="of:=STDEV([.E532];[.F5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zauld antoine</text:p>
          </table:table-cell>
          <table:table-cell office:value-type="string" calcext:value-type="string">
            <text:p>mignault claude approximately 15361606</text:p>
          </table:table-cell>
          <table:table-cell office:value-type="string" calcext:value-type="string">
            <text:p>no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2" office:value-type="float" office:value="37.7358490566038" calcext:value-type="float">
            <text:p>37.7358490566038</text:p>
          </table:table-cell>
          <table:table-cell office:value-type="float" office:value="11.2046413427636" calcext:value-type="float">
            <text:p>11.2046413427636</text:p>
          </table:table-cell>
          <table:table-cell table:formula="of:=STDEV([.D533];[.E533])" office:value-type="float" office:value="13.7228270203319" calcext:value-type="float">
            <text:p>13.7228270203319</text:p>
          </table:table-cell>
          <table:table-cell table:formula="of:=STDEV([.D533];[.F533])" office:value-type="float" office:value="13.7228270203319" calcext:value-type="float">
            <text:p>13.7228270203319</text:p>
          </table:table-cell>
          <table:table-cell table:formula="of:=STDEV([.E533];[.F5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syn janus van</text:p>
          </table:table-cell>
          <table:table-cell office:value-type="string" calcext:value-type="string">
            <text:p>persius</text:p>
          </table:table-cell>
          <table:table-cell office:value-type="string" calcext:value-type="string">
            <text:p>no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2" office:value-type="float" office:value="34.7826086956522" calcext:value-type="float">
            <text:p>34.7826086956522</text:p>
          </table:table-cell>
          <table:table-cell office:value-type="float" office:value="12.9096954601407" calcext:value-type="float">
            <text:p>12.9096954601407</text:p>
          </table:table-cell>
          <table:table-cell table:formula="of:=STDEV([.D534];[.E534])" office:value-type="float" office:value="15.8110833060346" calcext:value-type="float">
            <text:p>15.8110833060346</text:p>
          </table:table-cell>
          <table:table-cell table:formula="of:=STDEV([.D534];[.F534])" office:value-type="float" office:value="15.8110833060346" calcext:value-type="float">
            <text:p>15.8110833060346</text:p>
          </table:table-cell>
          <table:table-cell table:formula="of:=STDEV([.E534];[.F5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quardt karl joachim 18121881</text:p>
          </table:table-cell>
          <table:table-cell office:value-type="string" calcext:value-type="string">
            <text:p>markward of fulda</text:p>
          </table:table-cell>
          <table:table-cell office:value-type="string" calcext:value-type="string">
            <text:p>no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13.7464349807054" calcext:value-type="float">
            <text:p>13.7464349807054</text:p>
          </table:table-cell>
          <table:table-cell table:formula="of:=STDEV([.D535];[.E535])" office:value-type="float" office:value="16.8358757425368" calcext:value-type="float">
            <text:p>16.8358757425368</text:p>
          </table:table-cell>
          <table:table-cell table:formula="of:=STDEV([.D535];[.F535])" office:value-type="float" office:value="16.8358757425368" calcext:value-type="float">
            <text:p>16.8358757425368</text:p>
          </table:table-cell>
          <table:table-cell table:formula="of:=STDEV([.E535];[.F5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czynski p</text:p>
          </table:table-cell>
          <table:table-cell office:value-type="string" calcext:value-type="string">
            <text:p>muczkowski antoni 18071852</text:p>
          </table:table-cell>
          <table:table-cell office:value-type="string" calcext:value-type="string">
            <text:p>no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2" office:value-type="float" office:value="32.4324324324324" calcext:value-type="float">
            <text:p>32.4324324324324</text:p>
          </table:table-cell>
          <table:table-cell office:value-type="float" office:value="14.2665703583537" calcext:value-type="float">
            <text:p>14.2665703583537</text:p>
          </table:table-cell>
          <table:table-cell table:formula="of:=STDEV([.D536];[.E536])" office:value-type="float" office:value="17.4729088787409" calcext:value-type="float">
            <text:p>17.4729088787409</text:p>
          </table:table-cell>
          <table:table-cell table:formula="of:=STDEV([.D536];[.F536])" office:value-type="float" office:value="17.4729088787409" calcext:value-type="float">
            <text:p>17.4729088787409</text:p>
          </table:table-cell>
          <table:table-cell table:formula="of:=STDEV([.E536];[.F5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eta of cremona d ca 1260</text:p>
          </table:table-cell>
          <table:table-cell office:value-type="string" calcext:value-type="string">
            <text:p>monet pascal</text:p>
          </table:table-cell>
          <table:table-cell office:value-type="string" calcext:value-type="string">
            <text:p>no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15.2268202863198" calcext:value-type="float">
            <text:p>15.2268202863198</text:p>
          </table:table-cell>
          <table:table-cell table:formula="of:=STDEV([.D537];[.E537])" office:value-type="float" office:value="18.6489700532716" calcext:value-type="float">
            <text:p>18.6489700532716</text:p>
          </table:table-cell>
          <table:table-cell table:formula="of:=STDEV([.D537];[.F537])" office:value-type="float" office:value="18.6489700532716" calcext:value-type="float">
            <text:p>18.6489700532716</text:p>
          </table:table-cell>
          <table:table-cell table:formula="of:=STDEV([.E537];[.F5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llarius christoph 16381707</text:p>
          </table:table-cell>
          <table:table-cell office:value-type="string" calcext:value-type="string">
            <text:p>cellanus of peronne 706</text:p>
          </table:table-cell>
          <table:table-cell office:value-type="string" calcext:value-type="string">
            <text:p>no</text:p>
          </table:table-cell>
          <table:table-cell office:value-type="float" office:value="56.5217391304348" calcext:value-type="float">
            <text:p>56.5217391304348</text:p>
          </table:table-cell>
          <table:table-cell table:number-columns-repeated="2" office:value-type="float" office:value="50.9803921568627" calcext:value-type="float">
            <text:p>50.9803921568627</text:p>
          </table:table-cell>
          <table:table-cell office:value-type="float" office:value="3.19929816686494" calcext:value-type="float">
            <text:p>3.19929816686494</text:p>
          </table:table-cell>
          <table:table-cell table:formula="of:=STDEV([.D538];[.E538])" office:value-type="float" office:value="3.91832402192035" calcext:value-type="float">
            <text:p>3.91832402192035</text:p>
          </table:table-cell>
          <table:table-cell table:formula="of:=STDEV([.D538];[.F538])" office:value-type="float" office:value="3.91832402192035" calcext:value-type="float">
            <text:p>3.91832402192035</text:p>
          </table:table-cell>
          <table:table-cell table:formula="of:=STDEV([.E538];[.F5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mmelauer francisco de</text:p>
          </table:table-cell>
          <table:table-cell office:value-type="string" calcext:value-type="string">
            <text:p>hummelberger gabriel approximately 14901544</text:p>
          </table:table-cell>
          <table:table-cell office:value-type="string" calcext:value-type="string">
            <text:p>no</text:p>
          </table:table-cell>
          <table:table-cell office:value-type="float" office:value="56.5217391304348" calcext:value-type="float">
            <text:p>56.5217391304348</text:p>
          </table:table-cell>
          <table:table-cell table:number-columns-repeated="2" office:value-type="float" office:value="39.3939393939394" calcext:value-type="float">
            <text:p>39.3939393939394</text:p>
          </table:table-cell>
          <table:table-cell office:value-type="float" office:value="9.88873978849162" calcext:value-type="float">
            <text:p>9.88873978849162</text:p>
          </table:table-cell>
          <table:table-cell table:formula="of:=STDEV([.D539];[.E539])" office:value-type="float" office:value="12.1111833404811" calcext:value-type="float">
            <text:p>12.1111833404811</text:p>
          </table:table-cell>
          <table:table-cell table:formula="of:=STDEV([.D539];[.F539])" office:value-type="float" office:value="12.1111833404811" calcext:value-type="float">
            <text:p>12.1111833404811</text:p>
          </table:table-cell>
          <table:table-cell table:formula="of:=STDEV([.E539];[.F5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tianus joannes approximately 1670approximately 1730</text:p>
          </table:table-cell>
          <table:table-cell office:value-type="string" calcext:value-type="string">
            <text:p>gratian emperor of rome</text:p>
          </table:table-cell>
          <table:table-cell office:value-type="string" calcext:value-type="string">
            <text:p>no</text:p>
          </table:table-cell>
          <table:table-cell office:value-type="float" office:value="56.5217391304348" calcext:value-type="float">
            <text:p>56.5217391304348</text:p>
          </table:table-cell>
          <table:table-cell office:value-type="float" office:value="38.961038961039" calcext:value-type="float">
            <text:p>38.961038961039</text:p>
          </table:table-cell>
          <table:table-cell office:value-type="float" office:value="38.961038961039" calcext:value-type="float">
            <text:p>38.961038961039</text:p>
          </table:table-cell>
          <table:table-cell office:value-type="float" office:value="10.138674969959" calcext:value-type="float">
            <text:p>10.138674969959</text:p>
          </table:table-cell>
          <table:table-cell table:formula="of:=STDEV([.D540];[.E540])" office:value-type="float" office:value="12.4172901721635" calcext:value-type="float">
            <text:p>12.4172901721635</text:p>
          </table:table-cell>
          <table:table-cell table:formula="of:=STDEV([.D540];[.F540])" office:value-type="float" office:value="12.4172901721635" calcext:value-type="float">
            <text:p>12.4172901721635</text:p>
          </table:table-cell>
          <table:table-cell table:formula="of:=STDEV([.E540];[.F5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etro dellaquila 1361</text:p>
          </table:table-cell>
          <table:table-cell office:value-type="string" calcext:value-type="string">
            <text:p>johannes de aquila 1478</text:p>
          </table:table-cell>
          <table:table-cell office:value-type="string" calcext:value-type="string">
            <text:p>no</text:p>
          </table:table-cell>
          <table:table-cell office:value-type="float" office:value="56.4102564102564" calcext:value-type="float">
            <text:p>56.4102564102564</text:p>
          </table:table-cell>
          <table:table-cell office:value-type="float" office:value="48.8888888888889" calcext:value-type="float">
            <text:p>48.8888888888889</text:p>
          </table:table-cell>
          <table:table-cell office:value-type="float" office:value="48.8888888888889" calcext:value-type="float">
            <text:p>48.8888888888889</text:p>
          </table:table-cell>
          <table:table-cell office:value-type="float" office:value="4.34246356313565" calcext:value-type="float">
            <text:p>4.34246356313565</text:p>
          </table:table-cell>
          <table:table-cell table:formula="of:=STDEV([.D541];[.E541])" office:value-type="float" office:value="5.31840997815523" calcext:value-type="float">
            <text:p>5.31840997815523</text:p>
          </table:table-cell>
          <table:table-cell table:formula="of:=STDEV([.D541];[.F541])" office:value-type="float" office:value="5.31840997815523" calcext:value-type="float">
            <text:p>5.31840997815523</text:p>
          </table:table-cell>
          <table:table-cell table:formula="of:=STDEV([.E541];[.F5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nel pasquier 16341719</text:p>
          </table:table-cell>
          <table:table-cell office:value-type="string" calcext:value-type="string">
            <text:p>quentell heinrich 1501</text:p>
          </table:table-cell>
          <table:table-cell office:value-type="string" calcext:value-type="string">
            <text:p>no</text:p>
          </table:table-cell>
          <table:table-cell office:value-type="float" office:value="56.25" calcext:value-type="float">
            <text:p>56.25</text:p>
          </table:table-cell>
          <table:table-cell office:value-type="float" office:value="51.063829787234" calcext:value-type="float">
            <text:p>51.063829787234</text:p>
          </table:table-cell>
          <table:table-cell office:value-type="float" office:value="51.0638297872341" calcext:value-type="float">
            <text:p>51.0638297872341</text:p>
          </table:table-cell>
          <table:table-cell office:value-type="float" office:value="2.99423676840364" calcext:value-type="float">
            <text:p>2.99423676840364</text:p>
          </table:table-cell>
          <table:table-cell table:formula="of:=STDEV([.D542];[.E542])" office:value-type="float" office:value="3.66717612583449" calcext:value-type="float">
            <text:p>3.66717612583449</text:p>
          </table:table-cell>
          <table:table-cell table:formula="of:=STDEV([.D542];[.F542])" office:value-type="float" office:value="3.66717612583448" calcext:value-type="float">
            <text:p>3.66717612583448</text:p>
          </table:table-cell>
          <table:table-cell table:formula="of:=STDEV([.E542];[.F5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ubepine gabriel de obispo de orleans</text:p>
          </table:table-cell>
          <table:table-cell office:value-type="string" calcext:value-type="string">
            <text:p>aubert saint bishop of arrascambrai</text:p>
          </table:table-cell>
          <table:table-cell office:value-type="string" calcext:value-type="string">
            <text:p>no</text:p>
          </table:table-cell>
          <table:table-cell office:value-type="float" office:value="56.25" calcext:value-type="float">
            <text:p>56.25</text:p>
          </table:table-cell>
          <table:table-cell office:value-type="float" office:value="51.4285714285714" calcext:value-type="float">
            <text:p>51.4285714285714</text:p>
          </table:table-cell>
          <table:table-cell office:value-type="float" office:value="49.3150684931507" calcext:value-type="float">
            <text:p>49.3150684931507</text:p>
          </table:table-cell>
          <table:table-cell office:value-type="float" office:value="3.55448878490544" calcext:value-type="float">
            <text:p>3.55448878490544</text:p>
          </table:table-cell>
          <table:table-cell table:formula="of:=STDEV([.D543];[.E543])" office:value-type="float" office:value="3.40926483786371" calcext:value-type="float">
            <text:p>3.40926483786371</text:p>
          </table:table-cell>
          <table:table-cell table:formula="of:=STDEV([.D543];[.F543])" office:value-type="float" office:value="4.90373709555739" calcext:value-type="float">
            <text:p>4.90373709555739</text:p>
          </table:table-cell>
          <table:table-cell table:formula="of:=STDEV([.E543];[.F543])" office:value-type="float" office:value="1.49447225769368" calcext:value-type="float">
            <text:p>1.49447225769368</text:p>
          </table:table-cell>
        </table:table-row>
        <table:table-row table:style-name="ro1">
          <table:table-cell office:value-type="string" calcext:value-type="string">
            <text:p>pontedera giulio</text:p>
          </table:table-cell>
          <table:table-cell office:value-type="string" calcext:value-type="string">
            <text:p>du pontet renatus 1868</text:p>
          </table:table-cell>
          <table:table-cell office:value-type="string" calcext:value-type="string">
            <text:p>no</text:p>
          </table:table-cell>
          <table:table-cell office:value-type="float" office:value="56.25" calcext:value-type="float">
            <text:p>56.25</text:p>
          </table:table-cell>
          <table:table-cell table:number-columns-repeated="2" office:value-type="float" office:value="47.3684210526316" calcext:value-type="float">
            <text:p>47.3684210526316</text:p>
          </table:table-cell>
          <table:table-cell office:value-type="float" office:value="5.12778199609207" calcext:value-type="float">
            <text:p>5.12778199609207</text:p>
          </table:table-cell>
          <table:table-cell table:formula="of:=STDEV([.D544];[.E544])" office:value-type="float" office:value="6.28022470132789" calcext:value-type="float">
            <text:p>6.28022470132789</text:p>
          </table:table-cell>
          <table:table-cell table:formula="of:=STDEV([.D544];[.F544])" office:value-type="float" office:value="6.28022470132789" calcext:value-type="float">
            <text:p>6.28022470132789</text:p>
          </table:table-cell>
          <table:table-cell table:formula="of:=STDEV([.E544];[.F5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effler georgius antonius christophorus</text:p>
          </table:table-cell>
          <table:table-cell office:value-type="string" calcext:value-type="string">
            <text:p>scheffer johannes reichard active approximately 1580</text:p>
          </table:table-cell>
          <table:table-cell office:value-type="string" calcext:value-type="string">
            <text:p>no</text:p>
          </table:table-cell>
          <table:table-cell office:value-type="float" office:value="56.25" calcext:value-type="float">
            <text:p>56.25</text:p>
          </table:table-cell>
          <table:table-cell table:number-columns-repeated="2" office:value-type="float" office:value="47.3118279569893" calcext:value-type="float">
            <text:p>47.3118279569893</text:p>
          </table:table-cell>
          <table:table-cell office:value-type="float" office:value="5.16045603509545" calcext:value-type="float">
            <text:p>5.16045603509545</text:p>
          </table:table-cell>
          <table:table-cell table:formula="of:=STDEV([.D545];[.E545])" office:value-type="float" office:value="6.32024206302492" calcext:value-type="float">
            <text:p>6.32024206302492</text:p>
          </table:table-cell>
          <table:table-cell table:formula="of:=STDEV([.D545];[.F545])" office:value-type="float" office:value="6.32024206302492" calcext:value-type="float">
            <text:p>6.32024206302492</text:p>
          </table:table-cell>
          <table:table-cell table:formula="of:=STDEV([.E545];[.F5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rdanus nemorarius</text:p>
          </table:table-cell>
          <table:table-cell office:value-type="string" calcext:value-type="string">
            <text:p>nemesianus marcus aurelius olympius</text:p>
          </table:table-cell>
          <table:table-cell office:value-type="string" calcext:value-type="string">
            <text:p>no</text:p>
          </table:table-cell>
          <table:table-cell office:value-type="float" office:value="56.25" calcext:value-type="float">
            <text:p>56.25</text:p>
          </table:table-cell>
          <table:table-cell table:number-columns-repeated="2" office:value-type="float" office:value="44.4444444444444" calcext:value-type="float">
            <text:p>44.4444444444444</text:p>
          </table:table-cell>
          <table:table-cell office:value-type="float" office:value="6.81594067793308" calcext:value-type="float">
            <text:p>6.81594067793308</text:p>
          </table:table-cell>
          <table:table-cell table:formula="of:=STDEV([.D546];[.E546])" office:value-type="float" office:value="8.34778838900786" calcext:value-type="float">
            <text:p>8.34778838900786</text:p>
          </table:table-cell>
          <table:table-cell table:formula="of:=STDEV([.D546];[.F546])" office:value-type="float" office:value="8.34778838900786" calcext:value-type="float">
            <text:p>8.34778838900786</text:p>
          </table:table-cell>
          <table:table-cell table:formula="of:=STDEV([.E546];[.F5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ncius joannes ofm</text:p>
          </table:table-cell>
          <table:table-cell office:value-type="string" calcext:value-type="string">
            <text:p>ponnanus poeta</text:p>
          </table:table-cell>
          <table:table-cell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8.4848484848485" calcext:value-type="float">
            <text:p>48.4848484848485</text:p>
          </table:table-cell>
          <table:table-cell office:value-type="float" office:value="4.33887475027356" calcext:value-type="float">
            <text:p>4.33887475027356</text:p>
          </table:table-cell>
          <table:table-cell table:formula="of:=STDEV([.D547];[.E547])" office:value-type="float" office:value="5.314014598008" calcext:value-type="float">
            <text:p>5.314014598008</text:p>
          </table:table-cell>
          <table:table-cell table:formula="of:=STDEV([.D547];[.F547])" office:value-type="float" office:value="5.314014598008" calcext:value-type="float">
            <text:p>5.314014598008</text:p>
          </table:table-cell>
          <table:table-cell table:formula="of:=STDEV([.E547];[.F5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uso carmelo</text:p>
          </table:table-cell>
          <table:table-cell office:value-type="string" calcext:value-type="string">
            <text:p>biel gabriel 1495</text:p>
          </table:table-cell>
          <table:table-cell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6.6666666666667" calcext:value-type="float">
            <text:p>46.6666666666667</text:p>
          </table:table-cell>
          <table:table-cell office:value-type="float" office:value="5.38860251243651" calcext:value-type="float">
            <text:p>5.38860251243651</text:p>
          </table:table-cell>
          <table:table-cell table:formula="of:=STDEV([.D548];[.E548])" office:value-type="float" office:value="6.59966329107445" calcext:value-type="float">
            <text:p>6.59966329107445</text:p>
          </table:table-cell>
          <table:table-cell table:formula="of:=STDEV([.D548];[.F548])" office:value-type="float" office:value="6.59966329107445" calcext:value-type="float">
            <text:p>6.59966329107445</text:p>
          </table:table-cell>
          <table:table-cell table:formula="of:=STDEV([.E548];[.F5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efectus jacobus</text:p>
          </table:table-cell>
          <table:table-cell office:value-type="string" calcext:value-type="string">
            <text:p>prudentius 348</text:p>
          </table:table-cell>
          <table:table-cell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3.75" calcext:value-type="float">
            <text:p>43.75</text:p>
          </table:table-cell>
          <table:table-cell office:value-type="float" office:value="7.07254079757292" calcext:value-type="float">
            <text:p>7.07254079757292</text:p>
          </table:table-cell>
          <table:table-cell table:formula="of:=STDEV([.D549];[.E549])" office:value-type="float" office:value="8.66205806953521" calcext:value-type="float">
            <text:p>8.66205806953521</text:p>
          </table:table-cell>
          <table:table-cell table:formula="of:=STDEV([.D549];[.F549])" office:value-type="float" office:value="8.66205806953521" calcext:value-type="float">
            <text:p>8.66205806953521</text:p>
          </table:table-cell>
          <table:table-cell table:formula="of:=STDEV([.E549];[.F5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eri francesco de</text:p>
          </table:table-cell>
          <table:table-cell office:value-type="string" calcext:value-type="string">
            <text:p>verino michele</text:p>
          </table:table-cell>
          <table:table-cell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3.75" calcext:value-type="float">
            <text:p>43.75</text:p>
          </table:table-cell>
          <table:table-cell office:value-type="float" office:value="7.07254079757292" calcext:value-type="float">
            <text:p>7.07254079757292</text:p>
          </table:table-cell>
          <table:table-cell table:formula="of:=STDEV([.D550];[.E550])" office:value-type="float" office:value="8.66205806953521" calcext:value-type="float">
            <text:p>8.66205806953521</text:p>
          </table:table-cell>
          <table:table-cell table:formula="of:=STDEV([.D550];[.F550])" office:value-type="float" office:value="8.66205806953521" calcext:value-type="float">
            <text:p>8.66205806953521</text:p>
          </table:table-cell>
          <table:table-cell table:formula="of:=STDEV([.E550];[.F5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inerio antonio</text:p>
          </table:table-cell>
          <table:table-cell office:value-type="string" calcext:value-type="string">
            <text:p>guaiferius of salerno</text:p>
          </table:table-cell>
          <table:table-cell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8.02213005610849" calcext:value-type="float">
            <text:p>8.02213005610849</text:p>
          </table:table-cell>
          <table:table-cell table:formula="of:=STDEV([.D551];[.E551])" office:value-type="float" office:value="9.82506264385519" calcext:value-type="float">
            <text:p>9.82506264385519</text:p>
          </table:table-cell>
          <table:table-cell table:formula="of:=STDEV([.D551];[.F551])" office:value-type="float" office:value="9.82506264385519" calcext:value-type="float">
            <text:p>9.82506264385519</text:p>
          </table:table-cell>
          <table:table-cell table:formula="of:=STDEV([.E551];[.F5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efectus jacobus fl 1536</text:p>
          </table:table-cell>
          <table:table-cell office:value-type="string" calcext:value-type="string">
            <text:p>prudentius 348</text:p>
          </table:table-cell>
          <table:table-cell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.23760430703402" calcext:value-type="float">
            <text:p>9.23760430703402</text:p>
          </table:table-cell>
          <table:table-cell table:formula="of:=STDEV([.D552];[.E552])" office:value-type="float" office:value="11.3137084989848" calcext:value-type="float">
            <text:p>11.3137084989848</text:p>
          </table:table-cell>
          <table:table-cell table:formula="of:=STDEV([.D552];[.F552])" office:value-type="float" office:value="11.3137084989848" calcext:value-type="float">
            <text:p>11.3137084989848</text:p>
          </table:table-cell>
          <table:table-cell table:formula="of:=STDEV([.E552];[.F5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bavius andreas</text:p>
          </table:table-cell>
          <table:table-cell office:value-type="string" calcext:value-type="string">
            <text:p>lipsius justus 15471606</text:p>
          </table:table-cell>
          <table:table-cell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float" office:value="35.8974358974359" calcext:value-type="float">
            <text:p>35.8974358974359</text:p>
          </table:table-cell>
          <table:table-cell office:value-type="float" office:value="35.8974358974359" calcext:value-type="float">
            <text:p>35.8974358974359</text:p>
          </table:table-cell>
          <table:table-cell office:value-type="float" office:value="11.6062207960171" calcext:value-type="float">
            <text:p>11.6062207960171</text:p>
          </table:table-cell>
          <table:table-cell table:formula="of:=STDEV([.D553];[.E553])" office:value-type="float" office:value="14.2146593961603" calcext:value-type="float">
            <text:p>14.2146593961603</text:p>
          </table:table-cell>
          <table:table-cell table:formula="of:=STDEV([.D553];[.F553])" office:value-type="float" office:value="14.2146593961604" calcext:value-type="float">
            <text:p>14.2146593961604</text:p>
          </table:table-cell>
          <table:table-cell table:formula="of:=STDEV([.E553];[.F5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ssels johannes</text:p>
          </table:table-cell>
          <table:table-cell office:value-type="string" calcext:value-type="string">
            <text:p>hesselius franciscus 16801746</text:p>
          </table:table-cell>
          <table:table-cell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float" office:value="31.1111111111111" calcext:value-type="float">
            <text:p>31.1111111111111</text:p>
          </table:table-cell>
          <table:table-cell office:value-type="float" office:value="31.1111111111111" calcext:value-type="float">
            <text:p>31.1111111111111</text:p>
          </table:table-cell>
          <table:table-cell office:value-type="float" office:value="14.3696066998307" calcext:value-type="float">
            <text:p>14.3696066998307</text:p>
          </table:table-cell>
          <table:table-cell table:formula="of:=STDEV([.D554];[.E554])" office:value-type="float" office:value="17.5991021095319" calcext:value-type="float">
            <text:p>17.5991021095319</text:p>
          </table:table-cell>
          <table:table-cell table:formula="of:=STDEV([.D554];[.F554])" office:value-type="float" office:value="17.5991021095319" calcext:value-type="float">
            <text:p>17.5991021095319</text:p>
          </table:table-cell>
          <table:table-cell table:formula="of:=STDEV([.E554];[.F5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ott gaspar 16081666</text:p>
          </table:table-cell>
          <table:table-cell office:value-type="string" calcext:value-type="string">
            <text:p>schottus andreas 15521629</text:p>
          </table:table-cell>
          <table:table-cell office:value-type="string" calcext:value-type="string">
            <text:p>no</text:p>
          </table:table-cell>
          <table:table-cell office:value-type="float" office:value="55.8139534883721" calcext:value-type="float">
            <text:p>55.8139534883721</text:p>
          </table:table-cell>
          <table:table-cell table:number-columns-repeated="2" office:value-type="float" office:value="55.3191489361702" calcext:value-type="float">
            <text:p>55.3191489361702</text:p>
          </table:table-cell>
          <table:table-cell office:value-type="float" office:value="0.285675541410006" calcext:value-type="float">
            <text:p>0.285675541410006</text:p>
          </table:table-cell>
          <table:table-cell table:formula="of:=STDEV([.D555];[.E555])" office:value-type="float" office:value="0.349879654223921" calcext:value-type="float">
            <text:p>0.349879654223921</text:p>
          </table:table-cell>
          <table:table-cell table:formula="of:=STDEV([.D555];[.F555])" office:value-type="float" office:value="0.349879654223921" calcext:value-type="float">
            <text:p>0.349879654223921</text:p>
          </table:table-cell>
          <table:table-cell table:formula="of:=STDEV([.E555];[.F5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dt hermann von der 16601746</text:p>
          </table:table-cell>
          <table:table-cell office:value-type="string" calcext:value-type="string">
            <text:p>hardouin jean 16461729</text:p>
          </table:table-cell>
          <table:table-cell office:value-type="string" calcext:value-type="string">
            <text:p>no</text:p>
          </table:table-cell>
          <table:table-cell office:value-type="float" office:value="55.8139534883721" calcext:value-type="float">
            <text:p>55.8139534883721</text:p>
          </table:table-cell>
          <table:table-cell table:number-columns-repeated="2" office:value-type="float" office:value="53.8461538461539" calcext:value-type="float">
            <text:p>53.8461538461539</text:p>
          </table:table-cell>
          <table:table-cell office:value-type="float" office:value="1.13610965314595" calcext:value-type="float">
            <text:p>1.13610965314595</text:p>
          </table:table-cell>
          <table:table-cell table:formula="of:=STDEV([.D556];[.E556])" office:value-type="float" office:value="1.39144447102898" calcext:value-type="float">
            <text:p>1.39144447102898</text:p>
          </table:table-cell>
          <table:table-cell table:formula="of:=STDEV([.D556];[.F556])" office:value-type="float" office:value="1.39144447102898" calcext:value-type="float">
            <text:p>1.39144447102898</text:p>
          </table:table-cell>
          <table:table-cell table:formula="of:=STDEV([.E556];[.F5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istmann jakob 15541613</text:p>
          </table:table-cell>
          <table:table-cell office:value-type="string" calcext:value-type="string">
            <text:p>christ wilhelm von 18311906</text:p>
          </table:table-cell>
          <table:table-cell office:value-type="string" calcext:value-type="string">
            <text:p>no</text:p>
          </table:table-cell>
          <table:table-cell office:value-type="float" office:value="55.8139534883721" calcext:value-type="float">
            <text:p>55.8139534883721</text:p>
          </table:table-cell>
          <table:table-cell table:number-columns-repeated="2" office:value-type="float" office:value="46.1538461538462" calcext:value-type="float">
            <text:p>46.1538461538462</text:p>
          </table:table-cell>
          <table:table-cell office:value-type="float" office:value="5.57726556998923" calcext:value-type="float">
            <text:p>5.57726556998923</text:p>
          </table:table-cell>
          <table:table-cell table:formula="of:=STDEV([.D557];[.E557])" office:value-type="float" office:value="6.8307274032332" calcext:value-type="float">
            <text:p>6.8307274032332</text:p>
          </table:table-cell>
          <table:table-cell table:formula="of:=STDEV([.D557];[.F557])" office:value-type="float" office:value="6.8307274032332" calcext:value-type="float">
            <text:p>6.8307274032332</text:p>
          </table:table-cell>
          <table:table-cell table:formula="of:=STDEV([.E557];[.F5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ander carl m 1845</text:p>
          </table:table-cell>
          <table:table-cell office:value-type="string" calcext:value-type="string">
            <text:p>zangemeister karl friedrich wilhelm 18371902</text:p>
          </table:table-cell>
          <table:table-cell office:value-type="string" calcext:value-type="string">
            <text:p>no</text:p>
          </table:table-cell>
          <table:table-cell office:value-type="float" office:value="55.5555555555556" calcext:value-type="float">
            <text:p>55.5555555555556</text:p>
          </table:table-cell>
          <table:table-cell table:number-columns-repeated="2" office:value-type="float" office:value="48.3870967741936" calcext:value-type="float">
            <text:p>48.3870967741936</text:p>
          </table:table-cell>
          <table:table-cell office:value-type="float" office:value="4.13871160709409" calcext:value-type="float">
            <text:p>4.13871160709409</text:p>
          </table:table-cell>
          <table:table-cell table:formula="of:=STDEV([.D558];[.E558])" office:value-type="float" office:value="5.06886581495733" calcext:value-type="float">
            <text:p>5.06886581495733</text:p>
          </table:table-cell>
          <table:table-cell table:formula="of:=STDEV([.D558];[.F558])" office:value-type="float" office:value="5.06886581495733" calcext:value-type="float">
            <text:p>5.06886581495733</text:p>
          </table:table-cell>
          <table:table-cell table:formula="of:=STDEV([.E558];[.F5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 maria pablo de</text:p>
          </table:table-cell>
          <table:table-cell office:value-type="string" calcext:value-type="string">
            <text:p>paul the apostle saint</text:p>
          </table:table-cell>
          <table:table-cell office:value-type="string" calcext:value-type="string">
            <text:p>no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47.6190476190476" calcext:value-type="float">
            <text:p>47.6190476190476</text:p>
          </table:table-cell>
          <table:table-cell office:value-type="float" office:value="47.6190476190476" calcext:value-type="float">
            <text:p>47.6190476190476</text:p>
          </table:table-cell>
          <table:table-cell office:value-type="float" office:value="4.58214499356846" calcext:value-type="float">
            <text:p>4.58214499356846</text:p>
          </table:table-cell>
          <table:table-cell table:formula="of:=STDEV([.D559];[.E559])" office:value-type="float" office:value="5.61195858084562" calcext:value-type="float">
            <text:p>5.61195858084562</text:p>
          </table:table-cell>
          <table:table-cell table:formula="of:=STDEV([.D559];[.F559])" office:value-type="float" office:value="5.61195858084562" calcext:value-type="float">
            <text:p>5.61195858084562</text:p>
          </table:table-cell>
          <table:table-cell table:formula="of:=STDEV([.E559];[.F5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scany italy rota florentina</text:p>
          </table:table-cell>
          <table:table-cell office:value-type="string" calcext:value-type="string">
            <text:p>tuccianus poeta 5th or 5th6th century ad</text:p>
          </table:table-cell>
          <table:table-cell office:value-type="string" calcext:value-type="string">
            <text:p>no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46.3768115942029" calcext:value-type="float">
            <text:p>46.3768115942029</text:p>
          </table:table-cell>
          <table:table-cell office:value-type="float" office:value="46.3768115942029" calcext:value-type="float">
            <text:p>46.3768115942029</text:p>
          </table:table-cell>
          <table:table-cell office:value-type="float" office:value="5.29935029690961" calcext:value-type="float">
            <text:p>5.29935029690961</text:p>
          </table:table-cell>
          <table:table-cell table:formula="of:=STDEV([.D560];[.E560])" office:value-type="float" office:value="6.49035209784754" calcext:value-type="float">
            <text:p>6.49035209784754</text:p>
          </table:table-cell>
          <table:table-cell table:formula="of:=STDEV([.D560];[.F560])" office:value-type="float" office:value="6.49035209784754" calcext:value-type="float">
            <text:p>6.49035209784754</text:p>
          </table:table-cell>
          <table:table-cell table:formula="of:=STDEV([.E560];[.F5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lottmann wilhelm</text:p>
          </table:table-cell>
          <table:table-cell office:value-type="string" calcext:value-type="string">
            <text:p>schermann theodor 18781922</text:p>
          </table:table-cell>
          <table:table-cell office:value-type="string" calcext:value-type="string">
            <text:p>no</text:p>
          </table:table-cell>
          <table:table-cell office:value-type="float" office:value="55.5555555555556" calcext:value-type="float">
            <text:p>55.5555555555556</text:p>
          </table:table-cell>
          <table:table-cell table:number-columns-repeated="2" office:value-type="float" office:value="44.4444444444444" calcext:value-type="float">
            <text:p>44.4444444444444</text:p>
          </table:table-cell>
          <table:table-cell office:value-type="float" office:value="6.41500299099584" calcext:value-type="float">
            <text:p>6.41500299099584</text:p>
          </table:table-cell>
          <table:table-cell table:formula="of:=STDEV([.D561];[.E561])" office:value-type="float" office:value="7.85674201318386" calcext:value-type="float">
            <text:p>7.85674201318386</text:p>
          </table:table-cell>
          <table:table-cell table:formula="of:=STDEV([.D561];[.F561])" office:value-type="float" office:value="7.85674201318386" calcext:value-type="float">
            <text:p>7.85674201318386</text:p>
          </table:table-cell>
          <table:table-cell table:formula="of:=STDEV([.E561];[.F5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tnumm justus 16241675</text:p>
          </table:table-cell>
          <table:table-cell office:value-type="string" calcext:value-type="string">
            <text:p>cornificius q quintus</text:p>
          </table:table-cell>
          <table:table-cell office:value-type="string" calcext:value-type="string">
            <text:p>no</text:p>
          </table:table-cell>
          <table:table-cell office:value-type="float" office:value="55.5555555555556" calcext:value-type="float">
            <text:p>55.5555555555556</text:p>
          </table:table-cell>
          <table:table-cell table:number-columns-repeated="2" office:value-type="float" office:value="44.4444444444444" calcext:value-type="float">
            <text:p>44.4444444444444</text:p>
          </table:table-cell>
          <table:table-cell office:value-type="float" office:value="6.41500299099584" calcext:value-type="float">
            <text:p>6.41500299099584</text:p>
          </table:table-cell>
          <table:table-cell table:formula="of:=STDEV([.D562];[.E562])" office:value-type="float" office:value="7.85674201318386" calcext:value-type="float">
            <text:p>7.85674201318386</text:p>
          </table:table-cell>
          <table:table-cell table:formula="of:=STDEV([.D562];[.F562])" office:value-type="float" office:value="7.85674201318386" calcext:value-type="float">
            <text:p>7.85674201318386</text:p>
          </table:table-cell>
          <table:table-cell table:formula="of:=STDEV([.E562];[.F5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issenbach joseph</text:p>
          </table:table-cell>
          <table:table-cell office:value-type="string" calcext:value-type="string">
            <text:p>weissenborn wilhelm 18031878</text:p>
          </table:table-cell>
          <table:table-cell office:value-type="string" calcext:value-type="string">
            <text:p>no</text:p>
          </table:table-cell>
          <table:table-cell office:value-type="float" office:value="55.5555555555556" calcext:value-type="float">
            <text:p>55.5555555555556</text:p>
          </table:table-cell>
          <table:table-cell table:number-columns-repeated="2" office:value-type="float" office:value="43.4782608695652" calcext:value-type="float">
            <text:p>43.4782608695652</text:p>
          </table:table-cell>
          <table:table-cell office:value-type="float" office:value="6.97282933803896" calcext:value-type="float">
            <text:p>6.97282933803896</text:p>
          </table:table-cell>
          <table:table-cell table:formula="of:=STDEV([.D563];[.E563])" office:value-type="float" office:value="8.53993697085202" calcext:value-type="float">
            <text:p>8.53993697085202</text:p>
          </table:table-cell>
          <table:table-cell table:formula="of:=STDEV([.D563];[.F563])" office:value-type="float" office:value="8.53993697085202" calcext:value-type="float">
            <text:p>8.53993697085202</text:p>
          </table:table-cell>
          <table:table-cell table:formula="of:=STDEV([.E563];[.F5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 sha allah al misri</text:p>
          </table:table-cell>
          <table:table-cell office:value-type="string" calcext:value-type="string">
            <text:p>matius cn</text:p>
          </table:table-cell>
          <table:table-cell office:value-type="string" calcext:value-type="string">
            <text:p>no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12.8300059819917" calcext:value-type="float">
            <text:p>12.8300059819917</text:p>
          </table:table-cell>
          <table:table-cell table:formula="of:=STDEV([.D564];[.E564])" office:value-type="float" office:value="15.7134840263677" calcext:value-type="float">
            <text:p>15.7134840263677</text:p>
          </table:table-cell>
          <table:table-cell table:formula="of:=STDEV([.D564];[.F564])" office:value-type="float" office:value="15.7134840263677" calcext:value-type="float">
            <text:p>15.7134840263677</text:p>
          </table:table-cell>
          <table:table-cell table:formula="of:=STDEV([.E564];[.F5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sarini virginio 15951624</text:p>
          </table:table-cell>
          <table:table-cell office:value-type="string" calcext:value-type="string">
            <text:p>cesariano cesare 14831543</text:p>
          </table:table-cell>
          <table:table-cell office:value-type="string" calcext:value-type="string">
            <text:p>no</text:p>
          </table:table-cell>
          <table:table-cell office:value-type="float" office:value="55.3191489361702" calcext:value-type="float">
            <text:p>55.3191489361702</text:p>
          </table:table-cell>
          <table:table-cell office:value-type="float" office:value="54.9019607843137" calcext:value-type="float">
            <text:p>54.9019607843137</text:p>
          </table:table-cell>
          <table:table-cell office:value-type="float" office:value="54.9019607843137" calcext:value-type="float">
            <text:p>54.9019607843137</text:p>
          </table:table-cell>
          <table:table-cell office:value-type="float" office:value="0.240863691777067" calcext:value-type="float">
            <text:p>0.240863691777067</text:p>
          </table:table-cell>
          <table:table-cell table:formula="of:=STDEV([.D565];[.E565])" office:value-type="float" office:value="0.294996571208409" calcext:value-type="float">
            <text:p>0.294996571208409</text:p>
          </table:table-cell>
          <table:table-cell table:formula="of:=STDEV([.D565];[.F565])" office:value-type="float" office:value="0.294996571208404" calcext:value-type="float">
            <text:p>0.294996571208404</text:p>
          </table:table-cell>
          <table:table-cell table:formula="of:=STDEV([.E565];[.F5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chez alfonso</text:p>
          </table:table-cell>
          <table:table-cell office:value-type="string" calcext:value-type="string">
            <text:p>petrus alfonsi 10621110</text:p>
          </table:table-cell>
          <table:table-cell office:value-type="string" calcext:value-type="string">
            <text:p>no</text:p>
          </table:table-cell>
          <table:table-cell office:value-type="float" office:value="55.1724137931034" calcext:value-type="float">
            <text:p>55.1724137931034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7.54432293677914" calcext:value-type="float">
            <text:p>7.54432293677914</text:p>
          </table:table-cell>
          <table:table-cell table:formula="of:=STDEV([.D566];[.E566])" office:value-type="float" office:value="9.23987082494218" calcext:value-type="float">
            <text:p>9.23987082494218</text:p>
          </table:table-cell>
          <table:table-cell table:formula="of:=STDEV([.D566];[.F566])" office:value-type="float" office:value="9.23987082494218" calcext:value-type="float">
            <text:p>9.23987082494218</text:p>
          </table:table-cell>
          <table:table-cell table:formula="of:=STDEV([.E566];[.F5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llegrini carlo</text:p>
          </table:table-cell>
          <table:table-cell office:value-type="string" calcext:value-type="string">
            <text:p>pellicanus konrad 14781556</text:p>
          </table:table-cell>
          <table:table-cell office:value-type="string" calcext:value-type="string">
            <text:p>no</text:p>
          </table:table-cell>
          <table:table-cell office:value-type="float" office:value="55.1724137931034" calcext:value-type="float">
            <text:p>55.1724137931034</text:p>
          </table:table-cell>
          <table:table-cell table:number-columns-repeated="2" office:value-type="float" office:value="38.0952380952381" calcext:value-type="float">
            <text:p>38.0952380952381</text:p>
          </table:table-cell>
          <table:table-cell office:value-type="float" office:value="9.8595119861611" calcext:value-type="float">
            <text:p>9.8595119861611</text:p>
          </table:table-cell>
          <table:table-cell table:formula="of:=STDEV([.D567];[.E567])" office:value-type="float" office:value="12.0753867394747" calcext:value-type="float">
            <text:p>12.0753867394747</text:p>
          </table:table-cell>
          <table:table-cell table:formula="of:=STDEV([.D567];[.F567])" office:value-type="float" office:value="12.0753867394747" calcext:value-type="float">
            <text:p>12.0753867394747</text:p>
          </table:table-cell>
          <table:table-cell table:formula="of:=STDEV([.E567];[.F5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phani matthias 15761646</text:p>
          </table:table-cell>
          <table:table-cell office:value-type="string" calcext:value-type="string">
            <text:p>stephen the deacon</text:p>
          </table:table-cell>
          <table:table-cell office:value-type="string" calcext:value-type="string">
            <text:p>no</text:p>
          </table:table-cell>
          <table:table-cell office:value-type="float" office:value="55.1724137931034" calcext:value-type="float">
            <text:p>55.1724137931034</text:p>
          </table:table-cell>
          <table:table-cell table:number-columns-repeated="2" office:value-type="float" office:value="36.3636363636364" calcext:value-type="float">
            <text:p>36.3636363636364</text:p>
          </table:table-cell>
          <table:table-cell office:value-type="float" office:value="10.8592527120306" calcext:value-type="float">
            <text:p>10.8592527120306</text:p>
          </table:table-cell>
          <table:table-cell table:formula="of:=STDEV([.D568];[.E568])" office:value-type="float" office:value="13.2998140662047" calcext:value-type="float">
            <text:p>13.2998140662047</text:p>
          </table:table-cell>
          <table:table-cell table:formula="of:=STDEV([.D568];[.F568])" office:value-type="float" office:value="13.2998140662047" calcext:value-type="float">
            <text:p>13.2998140662047</text:p>
          </table:table-cell>
          <table:table-cell table:formula="of:=STDEV([.E568];[.F5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ulting cornelius</text:p>
          </table:table-cell>
          <table:table-cell office:value-type="string" calcext:value-type="string">
            <text:p>schullian dorothy m dorothy may 19061989</text:p>
          </table:table-cell>
          <table:table-cell office:value-type="string" calcext:value-type="string">
            <text:p>no</text:p>
          </table:table-cell>
          <table:table-cell office:value-type="float" office:value="55.1724137931034" calcext:value-type="float">
            <text:p>55.1724137931034</text:p>
          </table:table-cell>
          <table:table-cell office:value-type="float" office:value="39.2156862745098" calcext:value-type="float">
            <text:p>39.2156862745098</text:p>
          </table:table-cell>
          <table:table-cell office:value-type="float" office:value="33.8983050847458" calcext:value-type="float">
            <text:p>33.8983050847458</text:p>
          </table:table-cell>
          <table:table-cell office:value-type="float" office:value="11.0715807148672" calcext:value-type="float">
            <text:p>11.0715807148672</text:p>
          </table:table-cell>
          <table:table-cell table:formula="of:=STDEV([.D569];[.E569])" office:value-type="float" office:value="11.2831102339436" calcext:value-type="float">
            <text:p>11.2831102339436</text:p>
          </table:table-cell>
          <table:table-cell table:formula="of:=STDEV([.D569];[.F569])" office:value-type="float" office:value="15.0430665313795" calcext:value-type="float">
            <text:p>15.0430665313795</text:p>
          </table:table-cell>
          <table:table-cell table:formula="of:=STDEV([.E569];[.F569])" office:value-type="float" office:value="3.75995629743595" calcext:value-type="float">
            <text:p>3.75995629743595</text:p>
          </table:table-cell>
        </table:table-row>
        <table:table-row table:style-name="ro1">
          <table:table-cell office:value-type="string" calcext:value-type="string">
            <text:p>baratieri bartolomeo dei 15th cent</text:p>
          </table:table-cell>
          <table:table-cell office:value-type="string" calcext:value-type="string">
            <text:p>antonio baratella</text:p>
          </table:table-cell>
          <table:table-cell office:value-type="string" calcext:value-type="string">
            <text:p>no</text:p>
          </table:table-cell>
          <table:table-cell office:value-type="float" office:value="55.1724137931034" calcext:value-type="float">
            <text:p>55.1724137931034</text:p>
          </table:table-cell>
          <table:table-cell office:value-type="float" office:value="35.2941176470588" calcext:value-type="float">
            <text:p>35.2941176470588</text:p>
          </table:table-cell>
          <table:table-cell office:value-type="float" office:value="35.2941176470588" calcext:value-type="float">
            <text:p>35.2941176470588</text:p>
          </table:table-cell>
          <table:table-cell office:value-type="float" office:value="11.47673963095" calcext:value-type="float">
            <text:p>11.47673963095</text:p>
          </table:table-cell>
          <table:table-cell table:formula="of:=STDEV([.D570];[.E570])" office:value-type="float" office:value="14.0560780033026" calcext:value-type="float">
            <text:p>14.0560780033026</text:p>
          </table:table-cell>
          <table:table-cell table:formula="of:=STDEV([.D570];[.F570])" office:value-type="float" office:value="14.0560780033026" calcext:value-type="float">
            <text:p>14.0560780033026</text:p>
          </table:table-cell>
          <table:table-cell table:formula="of:=STDEV([.E570];[.F5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ttori leonello</text:p>
          </table:table-cell>
          <table:table-cell office:value-type="string" calcext:value-type="string">
            <text:p>victorius marianus approximately 14851572</text:p>
          </table:table-cell>
          <table:table-cell office:value-type="string" calcext:value-type="string">
            <text:p>no</text:p>
          </table:table-cell>
          <table:table-cell office:value-type="float" office:value="55.1724137931034" calcext:value-type="float">
            <text:p>55.1724137931034</text:p>
          </table:table-cell>
          <table:table-cell office:value-type="float" office:value="35.0877192982456" calcext:value-type="float">
            <text:p>35.0877192982456</text:p>
          </table:table-cell>
          <table:table-cell office:value-type="float" office:value="35.0877192982456" calcext:value-type="float">
            <text:p>35.0877192982456</text:p>
          </table:table-cell>
          <table:table-cell office:value-type="float" office:value="11.5959037731976" calcext:value-type="float">
            <text:p>11.5959037731976</text:p>
          </table:table-cell>
          <table:table-cell table:formula="of:=STDEV([.D571];[.E571])" office:value-type="float" office:value="14.2020236753741" calcext:value-type="float">
            <text:p>14.2020236753741</text:p>
          </table:table-cell>
          <table:table-cell table:formula="of:=STDEV([.D571];[.F571])" office:value-type="float" office:value="14.2020236753741" calcext:value-type="float">
            <text:p>14.2020236753741</text:p>
          </table:table-cell>
          <table:table-cell table:formula="of:=STDEV([.E571];[.F5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cker w a wilhelm adolf 17961846</text:p>
          </table:table-cell>
          <table:table-cell office:value-type="string" calcext:value-type="string">
            <text:p>beckher daniel 15941655</text:p>
          </table:table-cell>
          <table:table-cell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3.5714285714286" calcext:value-type="float">
            <text:p>53.5714285714286</text:p>
          </table:table-cell>
          <table:table-cell office:value-type="float" office:value="0.824786098842328" calcext:value-type="float">
            <text:p>0.824786098842328</text:p>
          </table:table-cell>
          <table:table-cell table:formula="of:=STDEV([.D572];[.E572])" office:value-type="float" office:value="1.01015254455222" calcext:value-type="float">
            <text:p>1.01015254455222</text:p>
          </table:table-cell>
          <table:table-cell table:formula="of:=STDEV([.D572];[.F572])" office:value-type="float" office:value="1.01015254455222" calcext:value-type="float">
            <text:p>1.01015254455222</text:p>
          </table:table-cell>
          <table:table-cell table:formula="of:=STDEV([.E572];[.F5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rretti giulio 14801547</text:p>
          </table:table-cell>
          <table:table-cell office:value-type="string" calcext:value-type="string">
            <text:p>ferretus vicentinus 12951337</text:p>
          </table:table-cell>
          <table:table-cell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.88675134594813" calcext:value-type="float">
            <text:p>2.88675134594813</text:p>
          </table:table-cell>
          <table:table-cell table:formula="of:=STDEV([.D573];[.E573])" office:value-type="float" office:value="3.53553390593274" calcext:value-type="float">
            <text:p>3.53553390593274</text:p>
          </table:table-cell>
          <table:table-cell table:formula="of:=STDEV([.D573];[.F573])" office:value-type="float" office:value="3.53553390593274" calcext:value-type="float">
            <text:p>3.53553390593274</text:p>
          </table:table-cell>
          <table:table-cell table:formula="of:=STDEV([.E573];[.F5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salius andreas 15141564</text:p>
          </table:table-cell>
          <table:table-cell office:value-type="string" calcext:value-type="string">
            <text:p>vessereau jules 1863</text:p>
          </table:table-cell>
          <table:table-cell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float" office:value="48.8888888888889" calcext:value-type="float">
            <text:p>48.8888888888889</text:p>
          </table:table-cell>
          <table:table-cell office:value-type="float" office:value="48.8888888888889" calcext:value-type="float">
            <text:p>48.8888888888889</text:p>
          </table:table-cell>
          <table:table-cell office:value-type="float" office:value="3.52825164504772" calcext:value-type="float">
            <text:p>3.52825164504772</text:p>
          </table:table-cell>
          <table:table-cell table:formula="of:=STDEV([.D574];[.E574])" office:value-type="float" office:value="4.32120810725113" calcext:value-type="float">
            <text:p>4.32120810725113</text:p>
          </table:table-cell>
          <table:table-cell table:formula="of:=STDEV([.D574];[.F574])" office:value-type="float" office:value="4.32120810725113" calcext:value-type="float">
            <text:p>4.32120810725113</text:p>
          </table:table-cell>
          <table:table-cell table:formula="of:=STDEV([.E574];[.F5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ssche guilaume van den fl 1638</text:p>
          </table:table-cell>
          <table:table-cell office:value-type="string" calcext:value-type="string">
            <text:p>bosscha johannes 17971874</text:p>
          </table:table-cell>
          <table:table-cell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float" office:value="45.6140350877193" calcext:value-type="float">
            <text:p>45.6140350877193</text:p>
          </table:table-cell>
          <table:table-cell office:value-type="float" office:value="45.6140350877193" calcext:value-type="float">
            <text:p>45.6140350877193</text:p>
          </table:table-cell>
          <table:table-cell office:value-type="float" office:value="5.41898936870965" calcext:value-type="float">
            <text:p>5.41898936870965</text:p>
          </table:table-cell>
          <table:table-cell table:formula="of:=STDEV([.D575];[.E575])" office:value-type="float" office:value="6.63687943745269" calcext:value-type="float">
            <text:p>6.63687943745269</text:p>
          </table:table-cell>
          <table:table-cell table:formula="of:=STDEV([.D575];[.F575])" office:value-type="float" office:value="6.63687943745269" calcext:value-type="float">
            <text:p>6.63687943745269</text:p>
          </table:table-cell>
          <table:table-cell table:formula="of:=STDEV([.E575];[.F5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chs leonhart 15011566</text:p>
          </table:table-cell>
          <table:table-cell office:value-type="string" calcext:value-type="string">
            <text:p>fux johann joseph 16601741</text:p>
          </table:table-cell>
          <table:table-cell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float" office:value="44.8979591836735" calcext:value-type="float">
            <text:p>44.8979591836735</text:p>
          </table:table-cell>
          <table:table-cell office:value-type="float" office:value="44.8979591836735" calcext:value-type="float">
            <text:p>44.8979591836735</text:p>
          </table:table-cell>
          <table:table-cell office:value-type="float" office:value="5.83241598467071" calcext:value-type="float">
            <text:p>5.83241598467071</text:p>
          </table:table-cell>
          <table:table-cell table:formula="of:=STDEV([.D576];[.E576])" office:value-type="float" office:value="7.14322156504778" calcext:value-type="float">
            <text:p>7.14322156504778</text:p>
          </table:table-cell>
          <table:table-cell table:formula="of:=STDEV([.D576];[.F576])" office:value-type="float" office:value="7.14322156504777" calcext:value-type="float">
            <text:p>7.14322156504777</text:p>
          </table:table-cell>
          <table:table-cell table:formula="of:=STDEV([.E576];[.F5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rgius trapezuntius</text:p>
          </table:table-cell>
          <table:table-cell office:value-type="string" calcext:value-type="string">
            <text:p>george of trebizond 13961486</text:p>
          </table:table-cell>
          <table:table-cell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float" office:value="44.8979591836735" calcext:value-type="float">
            <text:p>44.8979591836735</text:p>
          </table:table-cell>
          <table:table-cell office:value-type="float" office:value="44.8979591836735" calcext:value-type="float">
            <text:p>44.8979591836735</text:p>
          </table:table-cell>
          <table:table-cell office:value-type="float" office:value="5.83241598467071" calcext:value-type="float">
            <text:p>5.83241598467071</text:p>
          </table:table-cell>
          <table:table-cell table:formula="of:=STDEV([.D577];[.E577])" office:value-type="float" office:value="7.14322156504778" calcext:value-type="float">
            <text:p>7.14322156504778</text:p>
          </table:table-cell>
          <table:table-cell table:formula="of:=STDEV([.D577];[.F577])" office:value-type="float" office:value="7.14322156504777" calcext:value-type="float">
            <text:p>7.14322156504777</text:p>
          </table:table-cell>
          <table:table-cell table:formula="of:=STDEV([.E577];[.F5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idenfeld johann seger</text:p>
          </table:table-cell>
          <table:table-cell office:value-type="string" calcext:value-type="string">
            <text:p>weitzius johannes 15761642</text:p>
          </table:table-cell>
          <table:table-cell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float" office:value="44.8979591836735" calcext:value-type="float">
            <text:p>44.8979591836735</text:p>
          </table:table-cell>
          <table:table-cell office:value-type="float" office:value="44.8979591836735" calcext:value-type="float">
            <text:p>44.8979591836735</text:p>
          </table:table-cell>
          <table:table-cell office:value-type="float" office:value="5.83241598467071" calcext:value-type="float">
            <text:p>5.83241598467071</text:p>
          </table:table-cell>
          <table:table-cell table:formula="of:=STDEV([.D578];[.E578])" office:value-type="float" office:value="7.14322156504778" calcext:value-type="float">
            <text:p>7.14322156504778</text:p>
          </table:table-cell>
          <table:table-cell table:formula="of:=STDEV([.D578];[.F578])" office:value-type="float" office:value="7.14322156504777" calcext:value-type="float">
            <text:p>7.14322156504777</text:p>
          </table:table-cell>
          <table:table-cell table:formula="of:=STDEV([.E578];[.F5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tellion sebastien 15151563</text:p>
          </table:table-cell>
          <table:table-cell office:value-type="string" calcext:value-type="string">
            <text:p>castellesi adriano approximately 1461</text:p>
          </table:table-cell>
          <table:table-cell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39.3939393939394" calcext:value-type="float">
            <text:p>39.3939393939394</text:p>
          </table:table-cell>
          <table:table-cell office:value-type="float" office:value="9.01016329189871" calcext:value-type="float">
            <text:p>9.01016329189871</text:p>
          </table:table-cell>
          <table:table-cell table:formula="of:=STDEV([.D579];[.E579])" office:value-type="float" office:value="11.0351512821537" calcext:value-type="float">
            <text:p>11.0351512821537</text:p>
          </table:table-cell>
          <table:table-cell table:formula="of:=STDEV([.D579];[.F579])" office:value-type="float" office:value="11.0351512821537" calcext:value-type="float">
            <text:p>11.0351512821537</text:p>
          </table:table-cell>
          <table:table-cell table:formula="of:=STDEV([.E579];[.F5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tsius herman 16361708</text:p>
          </table:table-cell>
          <table:table-cell office:value-type="string" calcext:value-type="string">
            <text:p>sapidus johannes 14901561</text:p>
          </table:table-cell>
          <table:table-cell office:value-type="string" calcext:value-type="string">
            <text:p>no</text:p>
          </table:table-cell>
          <table:table-cell office:value-type="float" office:value="54.5454545454545" calcext:value-type="float">
            <text:p>54.545454545454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.62431940540739" calcext:value-type="float">
            <text:p>2.62431940540739</text:p>
          </table:table-cell>
          <table:table-cell table:formula="of:=STDEV([.D580];[.E580])" office:value-type="float" office:value="3.21412173266612" calcext:value-type="float">
            <text:p>3.21412173266612</text:p>
          </table:table-cell>
          <table:table-cell table:formula="of:=STDEV([.D580];[.F580])" office:value-type="float" office:value="3.21412173266612" calcext:value-type="float">
            <text:p>3.21412173266612</text:p>
          </table:table-cell>
          <table:table-cell table:formula="of:=STDEV([.E580];[.F5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rili pio enea</text:p>
          </table:table-cell>
          <table:table-cell office:value-type="string" calcext:value-type="string">
            <text:p>capreolus of carthage</text:p>
          </table:table-cell>
          <table:table-cell office:value-type="string" calcext:value-type="string">
            <text:p>no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48.6486486486486" calcext:value-type="float">
            <text:p>48.6486486486486</text:p>
          </table:table-cell>
          <table:table-cell office:value-type="float" office:value="48.6486486486487" calcext:value-type="float">
            <text:p>48.6486486486487</text:p>
          </table:table-cell>
          <table:table-cell office:value-type="float" office:value="3.40452247187985" calcext:value-type="float">
            <text:p>3.40452247187985</text:p>
          </table:table-cell>
          <table:table-cell table:formula="of:=STDEV([.D581];[.E581])" office:value-type="float" office:value="4.16967143697227" calcext:value-type="float">
            <text:p>4.16967143697227</text:p>
          </table:table-cell>
          <table:table-cell table:formula="of:=STDEV([.D581];[.F581])" office:value-type="float" office:value="4.16967143697226" calcext:value-type="float">
            <text:p>4.16967143697226</text:p>
          </table:table-cell>
          <table:table-cell table:formula="of:=STDEV([.E581];[.F5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pino prospero 15531617</text:p>
          </table:table-cell>
          <table:table-cell office:value-type="string" calcext:value-type="string">
            <text:p>prosper of aquitaine saint</text:p>
          </table:table-cell>
          <table:table-cell office:value-type="string" calcext:value-type="string">
            <text:p>no</text:p>
          </table:table-cell>
          <table:table-cell office:value-type="float" office:value="54.5454545454545" calcext:value-type="float">
            <text:p>54.545454545454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3.77901994378664" calcext:value-type="float">
            <text:p>3.77901994378664</text:p>
          </table:table-cell>
          <table:table-cell table:formula="of:=STDEV([.D582];[.E582])" office:value-type="float" office:value="4.62833529503922" calcext:value-type="float">
            <text:p>4.62833529503922</text:p>
          </table:table-cell>
          <table:table-cell table:formula="of:=STDEV([.D582];[.F582])" office:value-type="float" office:value="4.62833529503922" calcext:value-type="float">
            <text:p>4.62833529503922</text:p>
          </table:table-cell>
          <table:table-cell table:formula="of:=STDEV([.E582];[.F5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ito santo ca 480547</text:p>
          </table:table-cell>
          <table:table-cell office:value-type="string" calcext:value-type="string">
            <text:p>benedict saint abbot of monte cassino</text:p>
          </table:table-cell>
          <table:table-cell office:value-type="string" calcext:value-type="string">
            <text:p>no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47.4576271186441" calcext:value-type="float">
            <text:p>47.4576271186441</text:p>
          </table:table-cell>
          <table:table-cell office:value-type="float" office:value="47.4576271186441" calcext:value-type="float">
            <text:p>47.4576271186441</text:p>
          </table:table-cell>
          <table:table-cell office:value-type="float" office:value="4.09215907283864" calcext:value-type="float">
            <text:p>4.09215907283864</text:p>
          </table:table-cell>
          <table:table-cell table:formula="of:=STDEV([.D583];[.E583])" office:value-type="float" office:value="5.01185083737768" calcext:value-type="float">
            <text:p>5.01185083737768</text:p>
          </table:table-cell>
          <table:table-cell table:formula="of:=STDEV([.D583];[.F583])" office:value-type="float" office:value="5.01185083737769" calcext:value-type="float">
            <text:p>5.01185083737769</text:p>
          </table:table-cell>
          <table:table-cell table:formula="of:=STDEV([.E583];[.F5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hrs f siegfried 18061843</text:p>
          </table:table-cell>
          <table:table-cell office:value-type="string" calcext:value-type="string">
            <text:p>lehnert georg 1871</text:p>
          </table:table-cell>
          <table:table-cell office:value-type="string" calcext:value-type="string">
            <text:p>no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45.4545454545455" calcext:value-type="float">
            <text:p>45.4545454545455</text:p>
          </table:table-cell>
          <table:table-cell office:value-type="float" office:value="45.4545454545455" calcext:value-type="float">
            <text:p>45.4545454545455</text:p>
          </table:table-cell>
          <table:table-cell office:value-type="float" office:value="5.24863881081478" calcext:value-type="float">
            <text:p>5.24863881081478</text:p>
          </table:table-cell>
          <table:table-cell table:formula="of:=STDEV([.D584];[.E584])" office:value-type="float" office:value="6.42824346533225" calcext:value-type="float">
            <text:p>6.42824346533225</text:p>
          </table:table-cell>
          <table:table-cell table:formula="of:=STDEV([.D584];[.F584])" office:value-type="float" office:value="6.42824346533224" calcext:value-type="float">
            <text:p>6.42824346533224</text:p>
          </table:table-cell>
          <table:table-cell table:formula="of:=STDEV([.E584];[.F5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is feliciano de</text:p>
          </table:table-cell>
          <table:table-cell office:value-type="string" calcext:value-type="string">
            <text:p>solinus c julius active 3rd century</text:p>
          </table:table-cell>
          <table:table-cell office:value-type="string" calcext:value-type="string">
            <text:p>no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45.2830188679245" calcext:value-type="float">
            <text:p>45.2830188679245</text:p>
          </table:table-cell>
          <table:table-cell office:value-type="float" office:value="45.2830188679245" calcext:value-type="float">
            <text:p>45.2830188679245</text:p>
          </table:table-cell>
          <table:table-cell office:value-type="float" office:value="5.34766973177355" calcext:value-type="float">
            <text:p>5.34766973177355</text:p>
          </table:table-cell>
          <table:table-cell table:formula="of:=STDEV([.D585];[.E585])" office:value-type="float" office:value="6.54953107788569" calcext:value-type="float">
            <text:p>6.54953107788569</text:p>
          </table:table-cell>
          <table:table-cell table:formula="of:=STDEV([.D585];[.F585])" office:value-type="float" office:value="6.54953107788568" calcext:value-type="float">
            <text:p>6.54953107788568</text:p>
          </table:table-cell>
          <table:table-cell table:formula="of:=STDEV([.E585];[.F5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baldini giovanni paolo</text:p>
          </table:table-cell>
          <table:table-cell office:value-type="string" calcext:value-type="string">
            <text:p>ubaldi baldo degli 13271400</text:p>
          </table:table-cell>
          <table:table-cell office:value-type="string" calcext:value-type="string">
            <text:p>no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44" calcext:value-type="float">
            <text:p>44</text:p>
          </table:table-cell>
          <table:table-cell office:value-type="float" office:value="44" calcext:value-type="float">
            <text:p>44</text:p>
          </table:table-cell>
          <table:table-cell office:value-type="float" office:value="6.08842102054514" calcext:value-type="float">
            <text:p>6.08842102054514</text:p>
          </table:table-cell>
          <table:table-cell table:formula="of:=STDEV([.D586];[.E586])" office:value-type="float" office:value="7.45676241978541" calcext:value-type="float">
            <text:p>7.45676241978541</text:p>
          </table:table-cell>
          <table:table-cell table:formula="of:=STDEV([.D586];[.F586])" office:value-type="float" office:value="7.45676241978541" calcext:value-type="float">
            <text:p>7.45676241978541</text:p>
          </table:table-cell>
          <table:table-cell table:formula="of:=STDEV([.E586];[.F5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tius petrus 15651629</text:p>
          </table:table-cell>
          <table:table-cell office:value-type="string" calcext:value-type="string">
            <text:p>berterus of orleans</text:p>
          </table:table-cell>
          <table:table-cell office:value-type="string" calcext:value-type="string">
            <text:p>no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6.748249899619" calcext:value-type="float">
            <text:p>6.748249899619</text:p>
          </table:table-cell>
          <table:table-cell table:formula="of:=STDEV([.D587];[.E587])" office:value-type="float" office:value="8.26488445542718" calcext:value-type="float">
            <text:p>8.26488445542718</text:p>
          </table:table-cell>
          <table:table-cell table:formula="of:=STDEV([.D587];[.F587])" office:value-type="float" office:value="8.26488445542717" calcext:value-type="float">
            <text:p>8.26488445542717</text:p>
          </table:table-cell>
          <table:table-cell table:formula="of:=STDEV([.E587];[.F5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puyherbault gabriel</text:p>
          </table:table-cell>
          <table:table-cell office:value-type="string" calcext:value-type="string">
            <text:p>dupuy pierre 15821651</text:p>
          </table:table-cell>
          <table:table-cell office:value-type="string" calcext:value-type="string">
            <text:p>no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6.748249899619" calcext:value-type="float">
            <text:p>6.748249899619</text:p>
          </table:table-cell>
          <table:table-cell table:formula="of:=STDEV([.D588];[.E588])" office:value-type="float" office:value="8.26488445542718" calcext:value-type="float">
            <text:p>8.26488445542718</text:p>
          </table:table-cell>
          <table:table-cell table:formula="of:=STDEV([.D588];[.F588])" office:value-type="float" office:value="8.26488445542717" calcext:value-type="float">
            <text:p>8.26488445542717</text:p>
          </table:table-cell>
          <table:table-cell table:formula="of:=STDEV([.E588];[.F5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mkowicz stanisaw</text:p>
          </table:table-cell>
          <table:table-cell office:value-type="string" calcext:value-type="string">
            <text:p>muczkowski antoni 18071852</text:p>
          </table:table-cell>
          <table:table-cell office:value-type="string" calcext:value-type="string">
            <text:p>no</text:p>
          </table:table-cell>
          <table:table-cell office:value-type="float" office:value="54.5454545454545" calcext:value-type="float">
            <text:p>54.5454545454545</text:p>
          </table:table-cell>
          <table:table-cell table:number-columns-repeated="2" office:value-type="float" office:value="40.9090909090909" calcext:value-type="float">
            <text:p>40.9090909090909</text:p>
          </table:table-cell>
          <table:table-cell office:value-type="float" office:value="7.87295821622217" calcext:value-type="float">
            <text:p>7.87295821622217</text:p>
          </table:table-cell>
          <table:table-cell table:formula="of:=STDEV([.D589];[.E589])" office:value-type="float" office:value="9.64236519799837" calcext:value-type="float">
            <text:p>9.64236519799837</text:p>
          </table:table-cell>
          <table:table-cell table:formula="of:=STDEV([.D589];[.F589])" office:value-type="float" office:value="9.64236519799837" calcext:value-type="float">
            <text:p>9.64236519799837</text:p>
          </table:table-cell>
          <table:table-cell table:formula="of:=STDEV([.E589];[.F5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ytag georg wilhelm friedrich 17881861</text:p>
          </table:table-cell>
          <table:table-cell office:value-type="string" calcext:value-type="string">
            <text:p>frey joseph 18341910</text:p>
          </table:table-cell>
          <table:table-cell office:value-type="string" calcext:value-type="string">
            <text:p>no</text:p>
          </table:table-cell>
          <table:table-cell office:value-type="float" office:value="54.5454545454545" calcext:value-type="float">
            <text:p>54.545454545454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.39782209730364" calcext:value-type="float">
            <text:p>8.39782209730364</text:p>
          </table:table-cell>
          <table:table-cell table:formula="of:=STDEV([.D590];[.E590])" office:value-type="float" office:value="10.2851895445316" calcext:value-type="float">
            <text:p>10.2851895445316</text:p>
          </table:table-cell>
          <table:table-cell table:formula="of:=STDEV([.D590];[.F590])" office:value-type="float" office:value="10.2851895445316" calcext:value-type="float">
            <text:p>10.2851895445316</text:p>
          </table:table-cell>
          <table:table-cell table:formula="of:=STDEV([.E590];[.F5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er martin</text:p>
          </table:table-cell>
          <table:table-cell office:value-type="string" calcext:value-type="string">
            <text:p>colet john 14671519</text:p>
          </table:table-cell>
          <table:table-cell office:value-type="string" calcext:value-type="string">
            <text:p>no</text:p>
          </table:table-cell>
          <table:table-cell office:value-type="float" office:value="54.5454545454545" calcext:value-type="float">
            <text:p>54.5454545454545</text:p>
          </table:table-cell>
          <table:table-cell table:number-columns-repeated="2" office:value-type="float" office:value="38.7096774193548" calcext:value-type="float">
            <text:p>38.7096774193548</text:p>
          </table:table-cell>
          <table:table-cell office:value-type="float" office:value="9.14279018658058" calcext:value-type="float">
            <text:p>9.14279018658058</text:p>
          </table:table-cell>
          <table:table-cell table:formula="of:=STDEV([.D591];[.E591])" office:value-type="float" office:value="11.1975853912239" calcext:value-type="float">
            <text:p>11.1975853912239</text:p>
          </table:table-cell>
          <table:table-cell table:formula="of:=STDEV([.D591];[.F591])" office:value-type="float" office:value="11.1975853912239" calcext:value-type="float">
            <text:p>11.1975853912239</text:p>
          </table:table-cell>
          <table:table-cell table:formula="of:=STDEV([.E591];[.F5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nola publio francesco ca 1520ca 1567</text:p>
          </table:table-cell>
          <table:table-cell office:value-type="string" calcext:value-type="string">
            <text:p>spinoza benedictus de</text:p>
          </table:table-cell>
          <table:table-cell office:value-type="string" calcext:value-type="string">
            <text:p>no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36.6666666666667" calcext:value-type="float">
            <text:p>36.6666666666667</text:p>
          </table:table-cell>
          <table:table-cell office:value-type="float" office:value="36.6666666666667" calcext:value-type="float">
            <text:p>36.6666666666667</text:p>
          </table:table-cell>
          <table:table-cell office:value-type="float" office:value="10.3223229946024" calcext:value-type="float">
            <text:p>10.3223229946024</text:p>
          </table:table-cell>
          <table:table-cell table:formula="of:=STDEV([.D592];[.E592])" office:value-type="float" office:value="12.6422121484868" calcext:value-type="float">
            <text:p>12.6422121484868</text:p>
          </table:table-cell>
          <table:table-cell table:formula="of:=STDEV([.D592];[.F592])" office:value-type="float" office:value="12.6422121484868" calcext:value-type="float">
            <text:p>12.6422121484868</text:p>
          </table:table-cell>
          <table:table-cell table:formula="of:=STDEV([.E592];[.F5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delli niccolo si 15731655</text:p>
          </table:table-cell>
          <table:table-cell office:value-type="string" calcext:value-type="string">
            <text:p>balde jakob</text:p>
          </table:table-cell>
          <table:table-cell office:value-type="string" calcext:value-type="string">
            <text:p>no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35.8974358974359" calcext:value-type="float">
            <text:p>35.8974358974359</text:p>
          </table:table-cell>
          <table:table-cell office:value-type="float" office:value="35.8974358974359" calcext:value-type="float">
            <text:p>35.8974358974359</text:p>
          </table:table-cell>
          <table:table-cell office:value-type="float" office:value="10.7664385862867" calcext:value-type="float">
            <text:p>10.7664385862867</text:p>
          </table:table-cell>
          <table:table-cell table:formula="of:=STDEV([.D593];[.E593])" office:value-type="float" office:value="13.1861404417072" calcext:value-type="float">
            <text:p>13.1861404417072</text:p>
          </table:table-cell>
          <table:table-cell table:formula="of:=STDEV([.D593];[.F593])" office:value-type="float" office:value="13.1861404417072" calcext:value-type="float">
            <text:p>13.1861404417072</text:p>
          </table:table-cell>
          <table:table-cell table:formula="of:=STDEV([.E593];[.F5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hn arthur</text:p>
          </table:table-cell>
          <table:table-cell office:value-type="string" calcext:value-type="string">
            <text:p>cowley abraham 16181667</text:p>
          </table:table-cell>
          <table:table-cell office:value-type="string" calcext:value-type="string">
            <text:p>no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35.2941176470588" calcext:value-type="float">
            <text:p>35.2941176470588</text:p>
          </table:table-cell>
          <table:table-cell office:value-type="float" office:value="35.2941176470588" calcext:value-type="float">
            <text:p>35.2941176470588</text:p>
          </table:table-cell>
          <table:table-cell office:value-type="float" office:value="11.1147645405489" calcext:value-type="float">
            <text:p>11.1147645405489</text:p>
          </table:table-cell>
          <table:table-cell table:formula="of:=STDEV([.D594];[.E594])" office:value-type="float" office:value="13.6127508677624" calcext:value-type="float">
            <text:p>13.6127508677624</text:p>
          </table:table-cell>
          <table:table-cell table:formula="of:=STDEV([.D594];[.F594])" office:value-type="float" office:value="13.6127508677624" calcext:value-type="float">
            <text:p>13.6127508677624</text:p>
          </table:table-cell>
          <table:table-cell table:formula="of:=STDEV([.E594];[.F5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rlaeus gualterus 12751345</text:p>
          </table:table-cell>
          <table:table-cell office:value-type="string" calcext:value-type="string">
            <text:p>burley adam</text:p>
          </table:table-cell>
          <table:table-cell office:value-type="string" calcext:value-type="string">
            <text:p>no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31.5789473684211" calcext:value-type="float">
            <text:p>31.5789473684211</text:p>
          </table:table-cell>
          <table:table-cell office:value-type="float" office:value="31.5789473684211" calcext:value-type="float">
            <text:p>31.5789473684211</text:p>
          </table:table-cell>
          <table:table-cell office:value-type="float" office:value="13.2597191010058" calcext:value-type="float">
            <text:p>13.2597191010058</text:p>
          </table:table-cell>
          <table:table-cell table:formula="of:=STDEV([.D595];[.E595])" office:value-type="float" office:value="16.2397729650499" calcext:value-type="float">
            <text:p>16.2397729650499</text:p>
          </table:table-cell>
          <table:table-cell table:formula="of:=STDEV([.D595];[.F595])" office:value-type="float" office:value="16.2397729650499" calcext:value-type="float">
            <text:p>16.2397729650499</text:p>
          </table:table-cell>
          <table:table-cell table:formula="of:=STDEV([.E595];[.F5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leich gustav</text:p>
          </table:table-cell>
          <table:table-cell office:value-type="string" calcext:value-type="string">
            <text:p>schlee friedrich 18541913</text:p>
          </table:table-cell>
          <table:table-cell office:value-type="string" calcext:value-type="string">
            <text:p>no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float" office:value="14.1713247891999" calcext:value-type="float">
            <text:p>14.1713247891999</text:p>
          </table:table-cell>
          <table:table-cell table:formula="of:=STDEV([.D596];[.E596])" office:value-type="float" office:value="17.3562573563971" calcext:value-type="float">
            <text:p>17.3562573563971</text:p>
          </table:table-cell>
          <table:table-cell table:formula="of:=STDEV([.D596];[.F596])" office:value-type="float" office:value="17.3562573563971" calcext:value-type="float">
            <text:p>17.3562573563971</text:p>
          </table:table-cell>
          <table:table-cell table:formula="of:=STDEV([.E596];[.F5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lso abbey</text:p>
          </table:table-cell>
          <table:table-cell office:value-type="string" calcext:value-type="string">
            <text:p>kelsey francis w francis willey 18581927</text:p>
          </table:table-cell>
          <table:table-cell office:value-type="string" calcext:value-type="string">
            <text:p>no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27.9069767441861" calcext:value-type="float">
            <text:p>27.9069767441861</text:p>
          </table:table-cell>
          <table:table-cell office:value-type="float" office:value="23.5294117647059" calcext:value-type="float">
            <text:p>23.5294117647059</text:p>
          </table:table-cell>
          <table:table-cell office:value-type="float" office:value="16.7867332760898" calcext:value-type="float">
            <text:p>16.7867332760898</text:p>
          </table:table-cell>
          <table:table-cell table:formula="of:=STDEV([.D597];[.E597])" office:value-type="float" office:value="18.8362482937643" calcext:value-type="float">
            <text:p>18.8362482937643</text:p>
          </table:table-cell>
          <table:table-cell table:formula="of:=STDEV([.D597];[.F597])" office:value-type="float" office:value="21.9316541758394" calcext:value-type="float">
            <text:p>21.9316541758394</text:p>
          </table:table-cell>
          <table:table-cell table:formula="of:=STDEV([.E597];[.F597])" office:value-type="float" office:value="3.09540588207518" calcext:value-type="float">
            <text:p>3.09540588207518</text:p>
          </table:table-cell>
        </table:table-row>
        <table:table-row table:style-name="ro1">
          <table:table-cell office:value-type="string" calcext:value-type="string">
            <text:p>la saussaye charles de 15651621</text:p>
          </table:table-cell>
          <table:table-cell office:value-type="string" calcext:value-type="string">
            <text:p>saumaise claude 15881653</text:p>
          </table:table-cell>
          <table:table-cell office:value-type="string" calcext:value-type="string">
            <text:p>no</text:p>
          </table:table-cell>
          <table:table-cell office:value-type="float" office:value="54.1666666666667" calcext:value-type="float">
            <text:p>54.1666666666667</text:p>
          </table:table-cell>
          <table:table-cell office:value-type="float" office:value="54.5454545454546" calcext:value-type="float">
            <text:p>54.5454545454546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0.218693283783945" calcext:value-type="float">
            <text:p>0.218693283783945</text:p>
          </table:table-cell>
          <table:table-cell table:formula="of:=STDEV([.D598];[.E598])" office:value-type="float" office:value="0.267843477722175" calcext:value-type="float">
            <text:p>0.267843477722175</text:p>
          </table:table-cell>
          <table:table-cell table:formula="of:=STDEV([.D598];[.F598])" office:value-type="float" office:value="0.26784347772217" calcext:value-type="float">
            <text:p>0.26784347772217</text:p>
          </table:table-cell>
          <table:table-cell table:formula="of:=STDEV([.E598];[.F5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ucius jacobus 15791635</text:p>
          </table:table-cell>
          <table:table-cell office:value-type="string" calcext:value-type="string">
            <text:p>cruz luis da 15431604</text:p>
          </table:table-cell>
          <table:table-cell office:value-type="string" calcext:value-type="string">
            <text:p>no</text:p>
          </table:table-cell>
          <table:table-cell office:value-type="float" office:value="54.0540540540541" calcext:value-type="float">
            <text:p>54.0540540540541</text:p>
          </table:table-cell>
          <table:table-cell table:number-columns-repeated="2" office:value-type="float" office:value="53.3333333333333" calcext:value-type="float">
            <text:p>53.3333333333333</text:p>
          </table:table-cell>
          <table:table-cell office:value-type="float" office:value="0.416108302118649" calcext:value-type="float">
            <text:p>0.416108302118649</text:p>
          </table:table-cell>
          <table:table-cell table:formula="of:=STDEV([.D599];[.E599])" office:value-type="float" office:value="0.509626508963277" calcext:value-type="float">
            <text:p>0.509626508963277</text:p>
          </table:table-cell>
          <table:table-cell table:formula="of:=STDEV([.D599];[.F599])" office:value-type="float" office:value="0.509626508963277" calcext:value-type="float">
            <text:p>0.509626508963277</text:p>
          </table:table-cell>
          <table:table-cell table:formula="of:=STDEV([.E599];[.F5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elucci teodoro d ca 1600</text:p>
          </table:table-cell>
          <table:table-cell office:value-type="string" calcext:value-type="string">
            <text:p>angeli pietro 15171596</text:p>
          </table:table-cell>
          <table:table-cell office:value-type="string" calcext:value-type="string">
            <text:p>no</text:p>
          </table:table-cell>
          <table:table-cell office:value-type="float" office:value="54.0540540540541" calcext:value-type="float">
            <text:p>54.0540540540541</text:p>
          </table:table-cell>
          <table:table-cell office:value-type="float" office:value="53.0612244897959" calcext:value-type="float">
            <text:p>53.0612244897959</text:p>
          </table:table-cell>
          <table:table-cell office:value-type="float" office:value="53.0612244897959" calcext:value-type="float">
            <text:p>53.0612244897959</text:p>
          </table:table-cell>
          <table:table-cell office:value-type="float" office:value="0.573210416183857" calcext:value-type="float">
            <text:p>0.573210416183857</text:p>
          </table:table-cell>
          <table:table-cell table:formula="of:=STDEV([.D600];[.E600])" office:value-type="float" office:value="0.702036517449414" calcext:value-type="float">
            <text:p>0.702036517449414</text:p>
          </table:table-cell>
          <table:table-cell table:formula="of:=STDEV([.D600];[.F600])" office:value-type="float" office:value="0.702036517449419" calcext:value-type="float">
            <text:p>0.702036517449419</text:p>
          </table:table-cell>
          <table:table-cell table:formula="of:=STDEV([.E600];[.F6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termann august 1818</text:p>
          </table:table-cell>
          <table:table-cell office:value-type="string" calcext:value-type="string">
            <text:p>peter hermann 18371914</text:p>
          </table:table-cell>
          <table:table-cell office:value-type="string" calcext:value-type="string">
            <text:p>no</text:p>
          </table:table-cell>
          <table:table-cell office:value-type="float" office:value="54.0540540540541" calcext:value-type="float">
            <text:p>54.0540540540541</text:p>
          </table:table-cell>
          <table:table-cell office:value-type="float" office:value="51.1627906976744" calcext:value-type="float">
            <text:p>51.1627906976744</text:p>
          </table:table-cell>
          <table:table-cell office:value-type="float" office:value="51.1627906976744" calcext:value-type="float">
            <text:p>51.1627906976744</text:p>
          </table:table-cell>
          <table:table-cell office:value-type="float" office:value="1.66927167710388" calcext:value-type="float">
            <text:p>1.66927167710388</text:p>
          </table:table-cell>
          <table:table-cell table:formula="of:=STDEV([.D601];[.E601])" office:value-type="float" office:value="2.04443192549222" calcext:value-type="float">
            <text:p>2.04443192549222</text:p>
          </table:table-cell>
          <table:table-cell table:formula="of:=STDEV([.D601];[.F601])" office:value-type="float" office:value="2.04443192549222" calcext:value-type="float">
            <text:p>2.04443192549222</text:p>
          </table:table-cell>
          <table:table-cell table:formula="of:=STDEV([.E601];[.F6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orius raphael 1625</text:p>
          </table:table-cell>
          <table:table-cell office:value-type="string" calcext:value-type="string">
            <text:p>thorer alban 14891550</text:p>
          </table:table-cell>
          <table:table-cell office:value-type="string" calcext:value-type="string">
            <text:p>no</text:p>
          </table:table-cell>
          <table:table-cell office:value-type="float" office:value="54.0540540540541" calcext:value-type="float">
            <text:p>54.0540540540541</text:p>
          </table:table-cell>
          <table:table-cell table:number-columns-repeated="2" office:value-type="float" office:value="48.7804878048781" calcext:value-type="float">
            <text:p>48.7804878048781</text:p>
          </table:table-cell>
          <table:table-cell office:value-type="float" office:value="3.04469489355109" calcext:value-type="float">
            <text:p>3.04469489355109</text:p>
          </table:table-cell>
          <table:table-cell table:formula="of:=STDEV([.D602];[.E602])" office:value-type="float" office:value="3.72897445582886" calcext:value-type="float">
            <text:p>3.72897445582886</text:p>
          </table:table-cell>
          <table:table-cell table:formula="of:=STDEV([.D602];[.F602])" office:value-type="float" office:value="3.72897445582886" calcext:value-type="float">
            <text:p>3.72897445582886</text:p>
          </table:table-cell>
          <table:table-cell table:formula="of:=STDEV([.E602];[.F6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ltanus theodor anton si 1584</text:p>
          </table:table-cell>
          <table:table-cell office:value-type="string" calcext:value-type="string">
            <text:p>pelzer auguste 18761958</text:p>
          </table:table-cell>
          <table:table-cell office:value-type="string" calcext:value-type="string">
            <text:p>no</text:p>
          </table:table-cell>
          <table:table-cell office:value-type="float" office:value="54.0540540540541" calcext:value-type="float">
            <text:p>54.0540540540541</text:p>
          </table:table-cell>
          <table:table-cell office:value-type="float" office:value="45.2830188679245" calcext:value-type="float">
            <text:p>45.2830188679245</text:p>
          </table:table-cell>
          <table:table-cell office:value-type="float" office:value="45.2830188679245" calcext:value-type="float">
            <text:p>45.2830188679245</text:p>
          </table:table-cell>
          <table:table-cell office:value-type="float" office:value="5.06395952578356" calcext:value-type="float">
            <text:p>5.06395952578356</text:p>
          </table:table-cell>
          <table:table-cell table:formula="of:=STDEV([.D603];[.E603])" office:value-type="float" office:value="6.202058458138" calcext:value-type="float">
            <text:p>6.202058458138</text:p>
          </table:table-cell>
          <table:table-cell table:formula="of:=STDEV([.D603];[.F603])" office:value-type="float" office:value="6.202058458138" calcext:value-type="float">
            <text:p>6.202058458138</text:p>
          </table:table-cell>
          <table:table-cell table:formula="of:=STDEV([.E603];[.F6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ppico coriolano 14251493</text:p>
          </table:table-cell>
          <table:table-cell office:value-type="string" calcext:value-type="string">
            <text:p>coriolanus cnaeus marcius</text:p>
          </table:table-cell>
          <table:table-cell office:value-type="string" calcext:value-type="string">
            <text:p>no</text:p>
          </table:table-cell>
          <table:table-cell office:value-type="float" office:value="54.0540540540541" calcext:value-type="float">
            <text:p>54.0540540540541</text:p>
          </table:table-cell>
          <table:table-cell table:number-columns-repeated="2" office:value-type="float" office:value="39.2156862745098" calcext:value-type="float">
            <text:p>39.2156862745098</text:p>
          </table:table-cell>
          <table:table-cell office:value-type="float" office:value="8.56693563185454" calcext:value-type="float">
            <text:p>8.56693563185454</text:p>
          </table:table-cell>
          <table:table-cell table:formula="of:=STDEV([.D604];[.E604])" office:value-type="float" office:value="10.4923104786557" calcext:value-type="float">
            <text:p>10.4923104786557</text:p>
          </table:table-cell>
          <table:table-cell table:formula="of:=STDEV([.D604];[.F604])" office:value-type="float" office:value="10.4923104786557" calcext:value-type="float">
            <text:p>10.4923104786557</text:p>
          </table:table-cell>
          <table:table-cell table:formula="of:=STDEV([.E604];[.F6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rgara francisco 14841545</text:p>
          </table:table-cell>
          <table:table-cell office:value-type="string" calcext:value-type="string">
            <text:p>vergerio pietro paolo 13701444</text:p>
          </table:table-cell>
          <table:table-cell office:value-type="string" calcext:value-type="string">
            <text:p>no</text:p>
          </table:table-cell>
          <table:table-cell office:value-type="float" office:value="53.8461538461539" calcext:value-type="float">
            <text:p>53.846153846153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.22057795842164" calcext:value-type="float">
            <text:p>2.22057795842164</text:p>
          </table:table-cell>
          <table:table-cell table:formula="of:=STDEV([.D605];[.E605])" office:value-type="float" office:value="2.71964146610211" calcext:value-type="float">
            <text:p>2.71964146610211</text:p>
          </table:table-cell>
          <table:table-cell table:formula="of:=STDEV([.D605];[.F605])" office:value-type="float" office:value="2.71964146610211" calcext:value-type="float">
            <text:p>2.71964146610211</text:p>
          </table:table-cell>
          <table:table-cell table:formula="of:=STDEV([.E605];[.F6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quard johannes</text:p>
          </table:table-cell>
          <table:table-cell office:value-type="string" calcext:value-type="string">
            <text:p>markward of fulda</text:p>
          </table:table-cell>
          <table:table-cell office:value-type="string" calcext:value-type="string">
            <text:p>no</text:p>
          </table:table-cell>
          <table:table-cell office:value-type="float" office:value="53.8461538461539" calcext:value-type="float">
            <text:p>53.8461538461539</text:p>
          </table:table-cell>
          <table:table-cell office:value-type="float" office:value="47.0588235294118" calcext:value-type="float">
            <text:p>47.0588235294118</text:p>
          </table:table-cell>
          <table:table-cell office:value-type="float" office:value="47.0588235294118" calcext:value-type="float">
            <text:p>47.0588235294118</text:p>
          </table:table-cell>
          <table:table-cell office:value-type="float" office:value="3.91866698544995" calcext:value-type="float">
            <text:p>3.91866698544995</text:p>
          </table:table-cell>
          <table:table-cell table:formula="of:=STDEV([.D606];[.E606])" office:value-type="float" office:value="4.79936729312136" calcext:value-type="float">
            <text:p>4.79936729312136</text:p>
          </table:table-cell>
          <table:table-cell table:formula="of:=STDEV([.D606];[.F606])" office:value-type="float" office:value="4.79936729312137" calcext:value-type="float">
            <text:p>4.79936729312137</text:p>
          </table:table-cell>
          <table:table-cell table:formula="of:=STDEV([.E606];[.F6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der francis</text:p>
          </table:table-cell>
          <table:table-cell office:value-type="string" calcext:value-type="string">
            <text:p>bado aureo johannes de</text:p>
          </table:table-cell>
          <table:table-cell office:value-type="string" calcext:value-type="string">
            <text:p>no</text:p>
          </table:table-cell>
          <table:table-cell office:value-type="float" office:value="53.8461538461539" calcext:value-type="float">
            <text:p>53.8461538461539</text:p>
          </table:table-cell>
          <table:table-cell table:number-columns-repeated="2" office:value-type="float" office:value="45.7142857142857" calcext:value-type="float">
            <text:p>45.7142857142857</text:p>
          </table:table-cell>
          <table:table-cell office:value-type="float" office:value="4.69493625494861" calcext:value-type="float">
            <text:p>4.69493625494861</text:p>
          </table:table-cell>
          <table:table-cell table:formula="of:=STDEV([.D607];[.E607])" office:value-type="float" office:value="5.75009909975874" calcext:value-type="float">
            <text:p>5.75009909975874</text:p>
          </table:table-cell>
          <table:table-cell table:formula="of:=STDEV([.D607];[.F607])" office:value-type="float" office:value="5.75009909975874" calcext:value-type="float">
            <text:p>5.75009909975874</text:p>
          </table:table-cell>
          <table:table-cell table:formula="of:=STDEV([.E607];[.F6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ecelatro ettore</text:p>
          </table:table-cell>
          <table:table-cell office:value-type="string" calcext:value-type="string">
            <text:p>martianus capella</text:p>
          </table:table-cell>
          <table:table-cell office:value-type="string" calcext:value-type="string">
            <text:p>no</text:p>
          </table:table-cell>
          <table:table-cell office:value-type="float" office:value="53.8461538461539" calcext:value-type="float">
            <text:p>53.8461538461539</text:p>
          </table:table-cell>
          <table:table-cell table:number-columns-repeated="2" office:value-type="float" office:value="45.7142857142857" calcext:value-type="float">
            <text:p>45.7142857142857</text:p>
          </table:table-cell>
          <table:table-cell office:value-type="float" office:value="4.69493625494861" calcext:value-type="float">
            <text:p>4.69493625494861</text:p>
          </table:table-cell>
          <table:table-cell table:formula="of:=STDEV([.D608];[.E608])" office:value-type="float" office:value="5.75009909975874" calcext:value-type="float">
            <text:p>5.75009909975874</text:p>
          </table:table-cell>
          <table:table-cell table:formula="of:=STDEV([.D608];[.F608])" office:value-type="float" office:value="5.75009909975874" calcext:value-type="float">
            <text:p>5.75009909975874</text:p>
          </table:table-cell>
          <table:table-cell table:formula="of:=STDEV([.E608];[.F6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les francisco 15241592</text:p>
          </table:table-cell>
          <table:table-cell office:value-type="string" calcext:value-type="string">
            <text:p>vallauri tommaso</text:p>
          </table:table-cell>
          <table:table-cell office:value-type="string" calcext:value-type="string">
            <text:p>no</text:p>
          </table:table-cell>
          <table:table-cell office:value-type="float" office:value="53.8461538461539" calcext:value-type="float">
            <text:p>53.8461538461539</text:p>
          </table:table-cell>
          <table:table-cell table:number-columns-repeated="2" office:value-type="float" office:value="39.0243902439024" calcext:value-type="float">
            <text:p>39.0243902439024</text:p>
          </table:table-cell>
          <table:table-cell office:value-type="float" office:value="8.55734920562485" calcext:value-type="float">
            <text:p>8.55734920562485</text:p>
          </table:table-cell>
          <table:table-cell table:formula="of:=STDEV([.D609];[.E609])" office:value-type="float" office:value="10.4805695522959" calcext:value-type="float">
            <text:p>10.4805695522959</text:p>
          </table:table-cell>
          <table:table-cell table:formula="of:=STDEV([.D609];[.F609])" office:value-type="float" office:value="10.4805695522959" calcext:value-type="float">
            <text:p>10.4805695522959</text:p>
          </table:table-cell>
          <table:table-cell table:formula="of:=STDEV([.E609];[.F6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quali carlo 15471626</text:p>
          </table:table-cell>
          <table:table-cell office:value-type="string" calcext:value-type="string">
            <text:p>pascoli giovanni</text:p>
          </table:table-cell>
          <table:table-cell office:value-type="string" calcext:value-type="string">
            <text:p>no</text:p>
          </table:table-cell>
          <table:table-cell office:value-type="float" office:value="53.8461538461539" calcext:value-type="float">
            <text:p>53.8461538461539</text:p>
          </table:table-cell>
          <table:table-cell office:value-type="float" office:value="35.8974358974359" calcext:value-type="float">
            <text:p>35.8974358974359</text:p>
          </table:table-cell>
          <table:table-cell office:value-type="float" office:value="35.8974358974359" calcext:value-type="float">
            <text:p>35.8974358974359</text:p>
          </table:table-cell>
          <table:table-cell office:value-type="float" office:value="10.362697139301" calcext:value-type="float">
            <text:p>10.362697139301</text:p>
          </table:table-cell>
          <table:table-cell table:formula="of:=STDEV([.D610];[.E610])" office:value-type="float" office:value="12.6916601751432" calcext:value-type="float">
            <text:p>12.6916601751432</text:p>
          </table:table-cell>
          <table:table-cell table:formula="of:=STDEV([.D610];[.F610])" office:value-type="float" office:value="12.6916601751432" calcext:value-type="float">
            <text:p>12.6916601751432</text:p>
          </table:table-cell>
          <table:table-cell table:formula="of:=STDEV([.E610];[.F6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eest pieter van 15221597</text:p>
          </table:table-cell>
          <table:table-cell office:value-type="string" calcext:value-type="string">
            <text:p>forset edward</text:p>
          </table:table-cell>
          <table:table-cell office:value-type="string" calcext:value-type="string">
            <text:p>no</text:p>
          </table:table-cell>
          <table:table-cell office:value-type="float" office:value="53.8461538461539" calcext:value-type="float">
            <text:p>53.846153846153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.880831996266" calcext:value-type="float">
            <text:p>10.880831996266</text:p>
          </table:table-cell>
          <table:table-cell table:formula="of:=STDEV([.D611];[.E611])" office:value-type="float" office:value="13.3262431839003" calcext:value-type="float">
            <text:p>13.3262431839003</text:p>
          </table:table-cell>
          <table:table-cell table:formula="of:=STDEV([.D611];[.F611])" office:value-type="float" office:value="13.3262431839003" calcext:value-type="float">
            <text:p>13.3262431839003</text:p>
          </table:table-cell>
          <table:table-cell table:formula="of:=STDEV([.E611];[.F6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i petrus de</text:p>
          </table:table-cell>
          <table:table-cell office:value-type="string" calcext:value-type="string">
            <text:p>guigo i prior of the grande chartreuse 10831136</text:p>
          </table:table-cell>
          <table:table-cell office:value-type="string" calcext:value-type="string">
            <text:p>no</text:p>
          </table:table-cell>
          <table:table-cell office:value-type="float" office:value="53.8461538461539" calcext:value-type="float">
            <text:p>53.8461538461539</text:p>
          </table:table-cell>
          <table:table-cell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float" office:value="13.7675833422142" calcext:value-type="float">
            <text:p>13.7675833422142</text:p>
          </table:table-cell>
          <table:table-cell table:formula="of:=STDEV([.D612];[.E612])" office:value-type="float" office:value="16.8617770898331" calcext:value-type="float">
            <text:p>16.8617770898331</text:p>
          </table:table-cell>
          <table:table-cell table:formula="of:=STDEV([.D612];[.F612])" office:value-type="float" office:value="16.8617770898331" calcext:value-type="float">
            <text:p>16.8617770898331</text:p>
          </table:table-cell>
          <table:table-cell table:formula="of:=STDEV([.E612];[.F6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mmasi giuseppe maria 16491713</text:p>
          </table:table-cell>
          <table:table-cell office:value-type="string" calcext:value-type="string">
            <text:p>joannes tomitanus</text:p>
          </table:table-cell>
          <table:table-cell office:value-type="string" calcext:value-type="string">
            <text:p>no</text:p>
          </table:table-cell>
          <table:table-cell office:value-type="float" office:value="53.8461538461539" calcext:value-type="float">
            <text:p>53.8461538461539</text:p>
          </table:table-cell>
          <table:table-cell office:value-type="float" office:value="29.1666666666667" calcext:value-type="float">
            <text:p>29.1666666666667</text:p>
          </table:table-cell>
          <table:table-cell office:value-type="float" office:value="29.1666666666667" calcext:value-type="float">
            <text:p>29.1666666666667</text:p>
          </table:table-cell>
          <table:table-cell office:value-type="float" office:value="14.2487085665388" calcext:value-type="float">
            <text:p>14.2487085665388</text:p>
          </table:table-cell>
          <table:table-cell table:formula="of:=STDEV([.D613];[.E613])" office:value-type="float" office:value="17.4510327408218" calcext:value-type="float">
            <text:p>17.4510327408218</text:p>
          </table:table-cell>
          <table:table-cell table:formula="of:=STDEV([.D613];[.F613])" office:value-type="float" office:value="17.4510327408218" calcext:value-type="float">
            <text:p>17.4510327408218</text:p>
          </table:table-cell>
          <table:table-cell table:formula="of:=STDEV([.E613];[.F6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oene hermannus 1870</text:p>
          </table:table-cell>
          <table:table-cell office:value-type="string" calcext:value-type="string">
            <text:p>schenkl heinrich 18591919</text:p>
          </table:table-cell>
          <table:table-cell office:value-type="string" calcext:value-type="string">
            <text:p>no</text:p>
          </table:table-cell>
          <table:table-cell office:value-type="float" office:value="53.6585365853659" calcext:value-type="float">
            <text:p>53.6585365853659</text:p>
          </table:table-cell>
          <table:table-cell office:value-type="float" office:value="51.063829787234" calcext:value-type="float">
            <text:p>51.063829787234</text:p>
          </table:table-cell>
          <table:table-cell office:value-type="float" office:value="51.0638297872341" calcext:value-type="float">
            <text:p>51.0638297872341</text:p>
          </table:table-cell>
          <table:table-cell office:value-type="float" office:value="1.49805466836955" calcext:value-type="float">
            <text:p>1.49805466836955</text:p>
          </table:table-cell>
          <table:table-cell table:formula="of:=STDEV([.D614];[.E614])" office:value-type="float" office:value="1.83473477214984" calcext:value-type="float">
            <text:p>1.83473477214984</text:p>
          </table:table-cell>
          <table:table-cell table:formula="of:=STDEV([.D614];[.F614])" office:value-type="float" office:value="1.83473477214984" calcext:value-type="float">
            <text:p>1.83473477214984</text:p>
          </table:table-cell>
          <table:table-cell table:formula="of:=STDEV([.E614];[.F6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gambe philippo 15921652</text:p>
          </table:table-cell>
          <table:table-cell office:value-type="string" calcext:value-type="string">
            <text:p>aleandro girolamo 14801542</text:p>
          </table:table-cell>
          <table:table-cell office:value-type="string" calcext:value-type="string">
            <text:p>no</text:p>
          </table:table-cell>
          <table:table-cell office:value-type="float" office:value="53.6585365853659" calcext:value-type="float">
            <text:p>53.658536585365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.11225708240107" calcext:value-type="float">
            <text:p>2.11225708240107</text:p>
          </table:table-cell>
          <table:table-cell table:formula="of:=STDEV([.D615];[.E615])" office:value-type="float" office:value="2.58697602873128" calcext:value-type="float">
            <text:p>2.58697602873128</text:p>
          </table:table-cell>
          <table:table-cell table:formula="of:=STDEV([.D615];[.F615])" office:value-type="float" office:value="2.58697602873128" calcext:value-type="float">
            <text:p>2.58697602873128</text:p>
          </table:table-cell>
          <table:table-cell table:formula="of:=STDEV([.E615];[.F6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ero giovanni 15401617</text:p>
          </table:table-cell>
          <table:table-cell office:value-type="string" calcext:value-type="string">
            <text:p>bottoni bernardo 1266</text:p>
          </table:table-cell>
          <table:table-cell office:value-type="string" calcext:value-type="string">
            <text:p>no</text:p>
          </table:table-cell>
          <table:table-cell office:value-type="float" office:value="53.6585365853659" calcext:value-type="float">
            <text:p>53.6585365853659</text:p>
          </table:table-cell>
          <table:table-cell office:value-type="float" office:value="48.8888888888889" calcext:value-type="float">
            <text:p>48.8888888888889</text:p>
          </table:table-cell>
          <table:table-cell office:value-type="float" office:value="48.8888888888889" calcext:value-type="float">
            <text:p>48.8888888888889</text:p>
          </table:table-cell>
          <table:table-cell office:value-type="float" office:value="2.75375738150066" calcext:value-type="float">
            <text:p>2.75375738150066</text:p>
          </table:table-cell>
          <table:table-cell table:formula="of:=STDEV([.D616];[.E616])" office:value-type="float" office:value="3.37265023004966" calcext:value-type="float">
            <text:p>3.37265023004966</text:p>
          </table:table-cell>
          <table:table-cell table:formula="of:=STDEV([.D616];[.F616])" office:value-type="float" office:value="3.37265023004966" calcext:value-type="float">
            <text:p>3.37265023004966</text:p>
          </table:table-cell>
          <table:table-cell table:formula="of:=STDEV([.E616];[.F6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henberg adam 16421721</text:p>
          </table:table-cell>
          <table:table-cell office:value-type="string" calcext:value-type="string">
            <text:p>schenkl karl 18271900</text:p>
          </table:table-cell>
          <table:table-cell office:value-type="string" calcext:value-type="string">
            <text:p>no</text:p>
          </table:table-cell>
          <table:table-cell office:value-type="float" office:value="53.6585365853659" calcext:value-type="float">
            <text:p>53.6585365853659</text:p>
          </table:table-cell>
          <table:table-cell office:value-type="float" office:value="48.8888888888889" calcext:value-type="float">
            <text:p>48.8888888888889</text:p>
          </table:table-cell>
          <table:table-cell office:value-type="float" office:value="48.8888888888889" calcext:value-type="float">
            <text:p>48.8888888888889</text:p>
          </table:table-cell>
          <table:table-cell office:value-type="float" office:value="2.75375738150066" calcext:value-type="float">
            <text:p>2.75375738150066</text:p>
          </table:table-cell>
          <table:table-cell table:formula="of:=STDEV([.D617];[.E617])" office:value-type="float" office:value="3.37265023004966" calcext:value-type="float">
            <text:p>3.37265023004966</text:p>
          </table:table-cell>
          <table:table-cell table:formula="of:=STDEV([.D617];[.F617])" office:value-type="float" office:value="3.37265023004966" calcext:value-type="float">
            <text:p>3.37265023004966</text:p>
          </table:table-cell>
          <table:table-cell table:formula="of:=STDEV([.E617];[.F6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neros adolph 17941839</text:p>
          </table:table-cell>
          <table:table-cell office:value-type="string" calcext:value-type="string">
            <text:p>hackermann adolf 1819</text:p>
          </table:table-cell>
          <table:table-cell office:value-type="string" calcext:value-type="string">
            <text:p>no</text:p>
          </table:table-cell>
          <table:table-cell office:value-type="float" office:value="53.6585365853659" calcext:value-type="float">
            <text:p>53.6585365853659</text:p>
          </table:table-cell>
          <table:table-cell office:value-type="float" office:value="48.8888888888889" calcext:value-type="float">
            <text:p>48.8888888888889</text:p>
          </table:table-cell>
          <table:table-cell office:value-type="float" office:value="48.8888888888889" calcext:value-type="float">
            <text:p>48.8888888888889</text:p>
          </table:table-cell>
          <table:table-cell office:value-type="float" office:value="2.75375738150066" calcext:value-type="float">
            <text:p>2.75375738150066</text:p>
          </table:table-cell>
          <table:table-cell table:formula="of:=STDEV([.D618];[.E618])" office:value-type="float" office:value="3.37265023004966" calcext:value-type="float">
            <text:p>3.37265023004966</text:p>
          </table:table-cell>
          <table:table-cell table:formula="of:=STDEV([.D618];[.F618])" office:value-type="float" office:value="3.37265023004966" calcext:value-type="float">
            <text:p>3.37265023004966</text:p>
          </table:table-cell>
          <table:table-cell table:formula="of:=STDEV([.E618];[.F6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ercher adolphus 1878</text:p>
          </table:table-cell>
          <table:table-cell office:value-type="string" calcext:value-type="string">
            <text:p>lohmeyer carl friedrich wilhelm 1868</text:p>
          </table:table-cell>
          <table:table-cell office:value-type="string" calcext:value-type="string">
            <text:p>no</text:p>
          </table:table-cell>
          <table:table-cell office:value-type="float" office:value="53.6585365853659" calcext:value-type="float">
            <text:p>53.6585365853659</text:p>
          </table:table-cell>
          <table:table-cell table:number-columns-repeated="2" office:value-type="float" office:value="48.2758620689655" calcext:value-type="float">
            <text:p>48.2758620689655</text:p>
          </table:table-cell>
          <table:table-cell office:value-type="float" office:value="3.10768858100388" calcext:value-type="float">
            <text:p>3.10768858100388</text:p>
          </table:table-cell>
          <table:table-cell table:formula="of:=STDEV([.D619];[.E619])" office:value-type="float" office:value="3.8061256514667" calcext:value-type="float">
            <text:p>3.8061256514667</text:p>
          </table:table-cell>
          <table:table-cell table:formula="of:=STDEV([.D619];[.F619])" office:value-type="float" office:value="3.8061256514667" calcext:value-type="float">
            <text:p>3.8061256514667</text:p>
          </table:table-cell>
          <table:table-cell table:formula="of:=STDEV([.E619];[.F6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ltanus theodor anton si 15111584</text:p>
          </table:table-cell>
          <table:table-cell office:value-type="string" calcext:value-type="string">
            <text:p>pelzer auguste 18761958</text:p>
          </table:table-cell>
          <table:table-cell office:value-type="string" calcext:value-type="string">
            <text:p>no</text:p>
          </table:table-cell>
          <table:table-cell office:value-type="float" office:value="53.6585365853659" calcext:value-type="float">
            <text:p>53.6585365853659</text:p>
          </table:table-cell>
          <table:table-cell office:value-type="float" office:value="45.6140350877193" calcext:value-type="float">
            <text:p>45.6140350877193</text:p>
          </table:table-cell>
          <table:table-cell office:value-type="float" office:value="45.6140350877193" calcext:value-type="float">
            <text:p>45.6140350877193</text:p>
          </table:table-cell>
          <table:table-cell office:value-type="float" office:value="4.64449510516259" calcext:value-type="float">
            <text:p>4.64449510516259</text:p>
          </table:table-cell>
          <table:table-cell table:formula="of:=STDEV([.D620];[.E620])" office:value-type="float" office:value="5.68832156025122" calcext:value-type="float">
            <text:p>5.68832156025122</text:p>
          </table:table-cell>
          <table:table-cell table:formula="of:=STDEV([.D620];[.F620])" office:value-type="float" office:value="5.68832156025122" calcext:value-type="float">
            <text:p>5.68832156025122</text:p>
          </table:table-cell>
          <table:table-cell table:formula="of:=STDEV([.E620];[.F6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netmaury gaston 18421919</text:p>
          </table:table-cell>
          <table:table-cell office:value-type="string" calcext:value-type="string">
            <text:p>bonnell eduard 18021877</text:p>
          </table:table-cell>
          <table:table-cell office:value-type="string" calcext:value-type="string">
            <text:p>no</text:p>
          </table:table-cell>
          <table:table-cell office:value-type="float" office:value="53.6585365853659" calcext:value-type="float">
            <text:p>53.6585365853659</text:p>
          </table:table-cell>
          <table:table-cell office:value-type="float" office:value="44.8979591836735" calcext:value-type="float">
            <text:p>44.8979591836735</text:p>
          </table:table-cell>
          <table:table-cell office:value-type="float" office:value="44.8979591836735" calcext:value-type="float">
            <text:p>44.8979591836735</text:p>
          </table:table-cell>
          <table:table-cell office:value-type="float" office:value="5.05792172112365" calcext:value-type="float">
            <text:p>5.05792172112365</text:p>
          </table:table-cell>
          <table:table-cell table:formula="of:=STDEV([.D621];[.E621])" office:value-type="float" office:value="6.19466368784631" calcext:value-type="float">
            <text:p>6.19466368784631</text:p>
          </table:table-cell>
          <table:table-cell table:formula="of:=STDEV([.D621];[.F621])" office:value-type="float" office:value="6.19466368784631" calcext:value-type="float">
            <text:p>6.19466368784631</text:p>
          </table:table-cell>
          <table:table-cell table:formula="of:=STDEV([.E621];[.F6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enbeck matthaeus 15311586</text:p>
          </table:table-cell>
          <table:table-cell office:value-type="string" calcext:value-type="string">
            <text:p>wesenberg albert sadolin 18041876</text:p>
          </table:table-cell>
          <table:table-cell office:value-type="string" calcext:value-type="string">
            <text:p>no</text:p>
          </table:table-cell>
          <table:table-cell office:value-type="float" office:value="53.5714285714286" calcext:value-type="float">
            <text:p>53.5714285714286</text:p>
          </table:table-cell>
          <table:table-cell table:number-columns-repeated="2" office:value-type="float" office:value="52.4590163934426" calcext:value-type="float">
            <text:p>52.4590163934426</text:p>
          </table:table-cell>
          <table:table-cell office:value-type="float" office:value="0.642251470410003" calcext:value-type="float">
            <text:p>0.642251470410003</text:p>
          </table:table-cell>
          <table:table-cell table:formula="of:=STDEV([.D622];[.E622])" office:value-type="float" office:value="0.786594194528358" calcext:value-type="float">
            <text:p>0.786594194528358</text:p>
          </table:table-cell>
          <table:table-cell table:formula="of:=STDEV([.D622];[.F622])" office:value-type="float" office:value="0.786594194528358" calcext:value-type="float">
            <text:p>0.786594194528358</text:p>
          </table:table-cell>
          <table:table-cell table:formula="of:=STDEV([.E622];[.F6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er floris van der 15471634</text:p>
          </table:table-cell>
          <table:table-cell office:value-type="string" calcext:value-type="string">
            <text:p>haraeus franciscus 15551631 or 1632</text:p>
          </table:table-cell>
          <table:table-cell office:value-type="string" calcext:value-type="string">
            <text:p>no</text:p>
          </table:table-cell>
          <table:table-cell office:value-type="float" office:value="53.5714285714286" calcext:value-type="float">
            <text:p>53.5714285714286</text:p>
          </table:table-cell>
          <table:table-cell table:number-columns-repeated="2" office:value-type="float" office:value="50.7936507936508" calcext:value-type="float">
            <text:p>50.7936507936508</text:p>
          </table:table-cell>
          <table:table-cell office:value-type="float" office:value="1.60375074774896" calcext:value-type="float">
            <text:p>1.60375074774896</text:p>
          </table:table-cell>
          <table:table-cell table:formula="of:=STDEV([.D623];[.E623])" office:value-type="float" office:value="1.96418550329597" calcext:value-type="float">
            <text:p>1.96418550329597</text:p>
          </table:table-cell>
          <table:table-cell table:formula="of:=STDEV([.D623];[.F623])" office:value-type="float" office:value="1.96418550329597" calcext:value-type="float">
            <text:p>1.96418550329597</text:p>
          </table:table-cell>
          <table:table-cell table:formula="of:=STDEV([.E623];[.F6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tro alfonso de 14951558</text:p>
          </table:table-cell>
          <table:table-cell office:value-type="string" calcext:value-type="string">
            <text:p>petrus alfonsi 10621110</text:p>
          </table:table-cell>
          <table:table-cell office:value-type="string" calcext:value-type="string">
            <text:p>no</text:p>
          </table:table-cell>
          <table:table-cell office:value-type="float" office:value="53.3333333333333" calcext:value-type="float">
            <text:p>53.3333333333333</text:p>
          </table:table-cell>
          <table:table-cell table:number-columns-repeated="2" office:value-type="float" office:value="48.9795918367347" calcext:value-type="float">
            <text:p>48.9795918367347</text:p>
          </table:table-cell>
          <table:table-cell office:value-type="float" office:value="2.51363382504327" calcext:value-type="float">
            <text:p>2.51363382504327</text:p>
          </table:table-cell>
          <table:table-cell table:formula="of:=STDEV([.D624];[.E624])" office:value-type="float" office:value="3.07856013577817" calcext:value-type="float">
            <text:p>3.07856013577817</text:p>
          </table:table-cell>
          <table:table-cell table:formula="of:=STDEV([.D624];[.F624])" office:value-type="float" office:value="3.07856013577817" calcext:value-type="float">
            <text:p>3.07856013577817</text:p>
          </table:table-cell>
          <table:table-cell table:formula="of:=STDEV([.E624];[.F6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uarius johannes</text:p>
          </table:table-cell>
          <table:table-cell office:value-type="string" calcext:value-type="string">
            <text:p>acton john 1350</text:p>
          </table:table-cell>
          <table:table-cell office:value-type="string" calcext:value-type="string">
            <text:p>no</text:p>
          </table:table-cell>
          <table:table-cell office:value-type="float" office:value="53.3333333333333" calcext:value-type="float">
            <text:p>53.3333333333333</text:p>
          </table:table-cell>
          <table:table-cell table:number-columns-repeated="2" office:value-type="float" office:value="48.4848484848485" calcext:value-type="float">
            <text:p>48.4848484848485</text:p>
          </table:table-cell>
          <table:table-cell office:value-type="float" office:value="2.79927403243455" calcext:value-type="float">
            <text:p>2.79927403243455</text:p>
          </table:table-cell>
          <table:table-cell table:formula="of:=STDEV([.D625];[.E625])" office:value-type="float" office:value="3.42839651484387" calcext:value-type="float">
            <text:p>3.42839651484387</text:p>
          </table:table-cell>
          <table:table-cell table:formula="of:=STDEV([.D625];[.F625])" office:value-type="float" office:value="3.42839651484387" calcext:value-type="float">
            <text:p>3.42839651484387</text:p>
          </table:table-cell>
          <table:table-cell table:formula="of:=STDEV([.E625];[.F6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ssgerge walther 1888</text:p>
          </table:table-cell>
          <table:table-cell office:value-type="string" calcext:value-type="string">
            <text:p>grosseteste robert 11751253</text:p>
          </table:table-cell>
          <table:table-cell office:value-type="string" calcext:value-type="string">
            <text:p>no</text:p>
          </table:table-cell>
          <table:table-cell office:value-type="float" office:value="53.3333333333333" calcext:value-type="float">
            <text:p>53.3333333333333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3.07920143567801" calcext:value-type="float">
            <text:p>3.07920143567801</text:p>
          </table:table-cell>
          <table:table-cell table:formula="of:=STDEV([.D626];[.E626])" office:value-type="float" office:value="3.77123616632826" calcext:value-type="float">
            <text:p>3.77123616632826</text:p>
          </table:table-cell>
          <table:table-cell table:formula="of:=STDEV([.D626];[.F626])" office:value-type="float" office:value="3.77123616632826" calcext:value-type="float">
            <text:p>3.77123616632826</text:p>
          </table:table-cell>
          <table:table-cell table:formula="of:=STDEV([.E626];[.F6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rbel nicolaus ca 14851560</text:p>
          </table:table-cell>
          <table:table-cell office:value-type="string" calcext:value-type="string">
            <text:p>gerberon gabriel 16281711</text:p>
          </table:table-cell>
          <table:table-cell office:value-type="string" calcext:value-type="string">
            <text:p>no</text:p>
          </table:table-cell>
          <table:table-cell office:value-type="float" office:value="53.3333333333333" calcext:value-type="float">
            <text:p>53.3333333333333</text:p>
          </table:table-cell>
          <table:table-cell table:number-columns-repeated="2" office:value-type="float" office:value="46.1538461538462" calcext:value-type="float">
            <text:p>46.1538461538462</text:p>
          </table:table-cell>
          <table:table-cell office:value-type="float" office:value="4.14507885572039" calcext:value-type="float">
            <text:p>4.14507885572039</text:p>
          </table:table-cell>
          <table:table-cell table:formula="of:=STDEV([.D627];[.E627])" office:value-type="float" office:value="5.07666407005727" calcext:value-type="float">
            <text:p>5.07666407005727</text:p>
          </table:table-cell>
          <table:table-cell table:formula="of:=STDEV([.D627];[.F627])" office:value-type="float" office:value="5.07666407005727" calcext:value-type="float">
            <text:p>5.07666407005727</text:p>
          </table:table-cell>
          <table:table-cell table:formula="of:=STDEV([.E627];[.F6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pote cornelio</text:p>
          </table:table-cell>
          <table:table-cell office:value-type="string" calcext:value-type="string">
            <text:p>nepotianus januarius</text:p>
          </table:table-cell>
          <table:table-cell office:value-type="string" calcext:value-type="string">
            <text:p>no</text:p>
          </table:table-cell>
          <table:table-cell office:value-type="float" office:value="53.3333333333333" calcext:value-type="float">
            <text:p>53.3333333333333</text:p>
          </table:table-cell>
          <table:table-cell table:number-columns-repeated="2" office:value-type="float" office:value="45.7142857142857" calcext:value-type="float">
            <text:p>45.7142857142857</text:p>
          </table:table-cell>
          <table:table-cell office:value-type="float" office:value="4.39885919382572" calcext:value-type="float">
            <text:p>4.39885919382572</text:p>
          </table:table-cell>
          <table:table-cell table:formula="of:=STDEV([.D628];[.E628])" office:value-type="float" office:value="5.38748023761179" calcext:value-type="float">
            <text:p>5.38748023761179</text:p>
          </table:table-cell>
          <table:table-cell table:formula="of:=STDEV([.D628];[.F628])" office:value-type="float" office:value="5.38748023761179" calcext:value-type="float">
            <text:p>5.38748023761179</text:p>
          </table:table-cell>
          <table:table-cell table:formula="of:=STDEV([.E628];[.F6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tro alfonso de ofm 14951558</text:p>
          </table:table-cell>
          <table:table-cell office:value-type="string" calcext:value-type="string">
            <text:p>petrus alfonsi 10621110</text:p>
          </table:table-cell>
          <table:table-cell office:value-type="string" calcext:value-type="string">
            <text:p>no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45.2830188679245" calcext:value-type="float">
            <text:p>45.2830188679245</text:p>
          </table:table-cell>
          <table:table-cell office:value-type="float" office:value="45.2830188679245" calcext:value-type="float">
            <text:p>45.2830188679245</text:p>
          </table:table-cell>
          <table:table-cell office:value-type="float" office:value="4.64785122366491" calcext:value-type="float">
            <text:p>4.64785122366491</text:p>
          </table:table-cell>
          <table:table-cell table:formula="of:=STDEV([.D629];[.E629])" office:value-type="float" office:value="5.69243194917473" calcext:value-type="float">
            <text:p>5.69243194917473</text:p>
          </table:table-cell>
          <table:table-cell table:formula="of:=STDEV([.D629];[.F629])" office:value-type="float" office:value="5.69243194917472" calcext:value-type="float">
            <text:p>5.69243194917472</text:p>
          </table:table-cell>
          <table:table-cell table:formula="of:=STDEV([.E629];[.F6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lsen f</text:p>
          </table:table-cell>
          <table:table-cell office:value-type="string" calcext:value-type="string">
            <text:p>muller h j</text:p>
          </table:table-cell>
          <table:table-cell office:value-type="string" calcext:value-type="string">
            <text:p>no</text:p>
          </table:table-cell>
          <table:table-cell office:value-type="float" office:value="53.3333333333333" calcext:value-type="float">
            <text:p>53.3333333333333</text:p>
          </table:table-cell>
          <table:table-cell table:number-columns-repeated="2" office:value-type="float" office:value="44.4444444444444" calcext:value-type="float">
            <text:p>44.4444444444444</text:p>
          </table:table-cell>
          <table:table-cell office:value-type="float" office:value="5.13200239279668" calcext:value-type="float">
            <text:p>5.13200239279668</text:p>
          </table:table-cell>
          <table:table-cell table:formula="of:=STDEV([.D630];[.E630])" office:value-type="float" office:value="6.28539361054709" calcext:value-type="float">
            <text:p>6.28539361054709</text:p>
          </table:table-cell>
          <table:table-cell table:formula="of:=STDEV([.D630];[.F630])" office:value-type="float" office:value="6.28539361054709" calcext:value-type="float">
            <text:p>6.28539361054709</text:p>
          </table:table-cell>
          <table:table-cell table:formula="of:=STDEV([.E630];[.F6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lamede giulio</text:p>
          </table:table-cell>
          <table:table-cell office:value-type="string" calcext:value-type="string">
            <text:p>palladius bishop of aspuna</text:p>
          </table:table-cell>
          <table:table-cell office:value-type="string" calcext:value-type="string">
            <text:p>no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43.9024390243903" calcext:value-type="float">
            <text:p>43.9024390243903</text:p>
          </table:table-cell>
          <table:table-cell office:value-type="float" office:value="43.9024390243902" calcext:value-type="float">
            <text:p>43.9024390243902</text:p>
          </table:table-cell>
          <table:table-cell office:value-type="float" office:value="5.4449293679672" calcext:value-type="float">
            <text:p>5.4449293679672</text:p>
          </table:table-cell>
          <table:table-cell table:formula="of:=STDEV([.D631];[.E631])" office:value-type="float" office:value="6.66864931850728" calcext:value-type="float">
            <text:p>6.66864931850728</text:p>
          </table:table-cell>
          <table:table-cell table:formula="of:=STDEV([.D631];[.F631])" office:value-type="float" office:value="6.66864931850728" calcext:value-type="float">
            <text:p>6.66864931850728</text:p>
          </table:table-cell>
          <table:table-cell table:formula="of:=STDEV([.E631];[.F6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bes jean de ofm</text:p>
          </table:table-cell>
          <table:table-cell office:value-type="string" calcext:value-type="string">
            <text:p>walter of compiegne</text:p>
          </table:table-cell>
          <table:table-cell office:value-type="string" calcext:value-type="string">
            <text:p>no</text:p>
          </table:table-cell>
          <table:table-cell office:value-type="float" office:value="53.3333333333333" calcext:value-type="float">
            <text:p>53.3333333333333</text:p>
          </table:table-cell>
          <table:table-cell table:number-columns-repeated="2" office:value-type="float" office:value="43.2432432432432" calcext:value-type="float">
            <text:p>43.2432432432432</text:p>
          </table:table-cell>
          <table:table-cell office:value-type="float" office:value="5.82551622966109" calcext:value-type="float">
            <text:p>5.82551622966109</text:p>
          </table:table-cell>
          <table:table-cell table:formula="of:=STDEV([.D632];[.E632])" office:value-type="float" office:value="7.13477112548589" calcext:value-type="float">
            <text:p>7.13477112548589</text:p>
          </table:table-cell>
          <table:table-cell table:formula="of:=STDEV([.D632];[.F632])" office:value-type="float" office:value="7.13477112548589" calcext:value-type="float">
            <text:p>7.13477112548589</text:p>
          </table:table-cell>
          <table:table-cell table:formula="of:=STDEV([.E632];[.F6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llandus johan isaac active 15th century</text:p>
          </table:table-cell>
          <table:table-cell office:value-type="string" calcext:value-type="string">
            <text:p>john of holland</text:p>
          </table:table-cell>
          <table:table-cell office:value-type="string" calcext:value-type="string">
            <text:p>no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6.04843139151037" calcext:value-type="float">
            <text:p>6.04843139151037</text:p>
          </table:table-cell>
          <table:table-cell table:formula="of:=STDEV([.D633];[.E633])" office:value-type="float" office:value="7.40778532671622" calcext:value-type="float">
            <text:p>7.40778532671622</text:p>
          </table:table-cell>
          <table:table-cell table:formula="of:=STDEV([.D633];[.F633])" office:value-type="float" office:value="7.40778532671621" calcext:value-type="float">
            <text:p>7.40778532671621</text:p>
          </table:table-cell>
          <table:table-cell table:formula="of:=STDEV([.E633];[.F6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sendorf carl</text:p>
          </table:table-cell>
          <table:table-cell office:value-type="string" calcext:value-type="string">
            <text:p>blass friedrich 18431907</text:p>
          </table:table-cell>
          <table:table-cell office:value-type="string" calcext:value-type="string">
            <text:p>no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41.025641025641" calcext:value-type="float">
            <text:p>41.025641025641</text:p>
          </table:table-cell>
          <table:table-cell office:value-type="float" office:value="41.025641025641" calcext:value-type="float">
            <text:p>41.025641025641</text:p>
          </table:table-cell>
          <table:table-cell office:value-type="float" office:value="7.10584946694924" calcext:value-type="float">
            <text:p>7.10584946694924</text:p>
          </table:table-cell>
          <table:table-cell table:formula="of:=STDEV([.D634];[.E634])" office:value-type="float" office:value="8.70285269152674" calcext:value-type="float">
            <text:p>8.70285269152674</text:p>
          </table:table-cell>
          <table:table-cell table:formula="of:=STDEV([.D634];[.F634])" office:value-type="float" office:value="8.70285269152674" calcext:value-type="float">
            <text:p>8.70285269152674</text:p>
          </table:table-cell>
          <table:table-cell table:formula="of:=STDEV([.E634];[.F6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arol lorenzo 16741727</text:p>
          </table:table-cell>
          <table:table-cell office:value-type="string" calcext:value-type="string">
            <text:p>patrizi francesco</text:p>
          </table:table-cell>
          <table:table-cell office:value-type="string" calcext:value-type="string">
            <text:p>no</text:p>
          </table:table-cell>
          <table:table-cell office:value-type="float" office:value="53.3333333333333" calcext:value-type="float">
            <text:p>53.3333333333333</text:p>
          </table:table-cell>
          <table:table-cell table:number-columns-repeated="2" office:value-type="float" office:value="39.0243902439024" calcext:value-type="float">
            <text:p>39.0243902439024</text:p>
          </table:table-cell>
          <table:table-cell office:value-type="float" office:value="8.26127214450196" calcext:value-type="float">
            <text:p>8.26127214450196</text:p>
          </table:table-cell>
          <table:table-cell table:formula="of:=STDEV([.D635];[.E635])" office:value-type="float" office:value="10.117950690149" calcext:value-type="float">
            <text:p>10.117950690149</text:p>
          </table:table-cell>
          <table:table-cell table:formula="of:=STDEV([.D635];[.F635])" office:value-type="float" office:value="10.117950690149" calcext:value-type="float">
            <text:p>10.117950690149</text:p>
          </table:table-cell>
          <table:table-cell table:formula="of:=STDEV([.E635];[.F6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nk barend ten 18031875</text:p>
          </table:table-cell>
          <table:table-cell office:value-type="string" calcext:value-type="string">
            <text:p>brinkmann august 18631923</text:p>
          </table:table-cell>
          <table:table-cell office:value-type="string" calcext:value-type="string">
            <text:p>no</text:p>
          </table:table-cell>
          <table:table-cell office:value-type="float" office:value="53.0612244897959" calcext:value-type="float">
            <text:p>53.0612244897959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0.612698244854293" calcext:value-type="float">
            <text:p>0.612698244854293</text:p>
          </table:table-cell>
          <table:table-cell table:formula="of:=STDEV([.D636];[.E636])" office:value-type="float" office:value="0.750399033095923" calcext:value-type="float">
            <text:p>0.750399033095923</text:p>
          </table:table-cell>
          <table:table-cell table:formula="of:=STDEV([.D636];[.F636])" office:value-type="float" office:value="0.750399033095923" calcext:value-type="float">
            <text:p>0.750399033095923</text:p>
          </table:table-cell>
          <table:table-cell table:formula="of:=STDEV([.E636];[.F6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nstonus joannes 16031675</text:p>
          </table:table-cell>
          <table:table-cell office:value-type="string" calcext:value-type="string">
            <text:p>johnstoun arthur 15871641</text:p>
          </table:table-cell>
          <table:table-cell office:value-type="string" calcext:value-type="string">
            <text:p>no</text:p>
          </table:table-cell>
          <table:table-cell office:value-type="float" office:value="53.0612244897959" calcext:value-type="float">
            <text:p>53.0612244897959</text:p>
          </table:table-cell>
          <table:table-cell table:number-columns-repeated="2" office:value-type="float" office:value="50.9803921568627" calcext:value-type="float">
            <text:p>50.9803921568627</text:p>
          </table:table-cell>
          <table:table-cell office:value-type="float" office:value="1.20136910755744" calcext:value-type="float">
            <text:p>1.20136910755744</text:p>
          </table:table-cell>
          <table:table-cell table:formula="of:=STDEV([.D637];[.E637])" office:value-type="float" office:value="1.47137065312927" calcext:value-type="float">
            <text:p>1.47137065312927</text:p>
          </table:table-cell>
          <table:table-cell table:formula="of:=STDEV([.D637];[.F637])" office:value-type="float" office:value="1.47137065312927" calcext:value-type="float">
            <text:p>1.47137065312927</text:p>
          </table:table-cell>
          <table:table-cell table:formula="of:=STDEV([.E637];[.F6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ostermann erich 18701963</text:p>
          </table:table-cell>
          <table:table-cell office:value-type="string" calcext:value-type="string">
            <text:p>bidermann jakob 1577 or 15781639</text:p>
          </table:table-cell>
          <table:table-cell office:value-type="string" calcext:value-type="string">
            <text:p>no</text:p>
          </table:table-cell>
          <table:table-cell office:value-type="float" office:value="53.0612244897959" calcext:value-type="float">
            <text:p>53.0612244897959</text:p>
          </table:table-cell>
          <table:table-cell table:number-columns-repeated="2" office:value-type="float" office:value="44.8275862068966" calcext:value-type="float">
            <text:p>44.8275862068966</text:p>
          </table:table-cell>
          <table:table-cell office:value-type="float" office:value="4.75369327904195" calcext:value-type="float">
            <text:p>4.75369327904195</text:p>
          </table:table-cell>
          <table:table-cell table:formula="of:=STDEV([.D638];[.E638])" office:value-type="float" office:value="5.8220614636753" calcext:value-type="float">
            <text:p>5.8220614636753</text:p>
          </table:table-cell>
          <table:table-cell table:formula="of:=STDEV([.D638];[.F638])" office:value-type="float" office:value="5.8220614636753" calcext:value-type="float">
            <text:p>5.8220614636753</text:p>
          </table:table-cell>
          <table:table-cell table:formula="of:=STDEV([.E638];[.F6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t willem hesselszoon van 15421613</text:p>
          </table:table-cell>
          <table:table-cell office:value-type="string" calcext:value-type="string">
            <text:p>hesselius franciscus 16801746</text:p>
          </table:table-cell>
          <table:table-cell office:value-type="string" calcext:value-type="string">
            <text:p>no</text:p>
          </table:table-cell>
          <table:table-cell office:value-type="float" office:value="53.0612244897959" calcext:value-type="float">
            <text:p>53.0612244897959</text:p>
          </table:table-cell>
          <table:table-cell table:number-columns-repeated="2" office:value-type="float" office:value="40.625" calcext:value-type="float">
            <text:p>40.625</text:p>
          </table:table-cell>
          <table:table-cell office:value-type="float" office:value="7.18005755688629" calcext:value-type="float">
            <text:p>7.18005755688629</text:p>
          </table:table-cell>
          <table:table-cell table:formula="of:=STDEV([.D639];[.E639])" office:value-type="float" office:value="8.7937386690929" calcext:value-type="float">
            <text:p>8.7937386690929</text:p>
          </table:table-cell>
          <table:table-cell table:formula="of:=STDEV([.D639];[.F639])" office:value-type="float" office:value="8.7937386690929" calcext:value-type="float">
            <text:p>8.7937386690929</text:p>
          </table:table-cell>
          <table:table-cell table:formula="of:=STDEV([.E639];[.F6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lander otto 15711640</text:p>
          </table:table-cell>
          <table:table-cell office:value-type="string" calcext:value-type="string">
            <text:p>melissus paulus 15391602</text:p>
          </table:table-cell>
          <table:table-cell office:value-type="string" calcext:value-type="string">
            <text:p>no</text:p>
          </table:table-cell>
          <table:table-cell office:value-type="float" office:value="52.9411764705882" calcext:value-type="float">
            <text:p>52.9411764705882</text:p>
          </table:table-cell>
          <table:table-cell table:number-columns-repeated="2" office:value-type="float" office:value="43.4782608695652" calcext:value-type="float">
            <text:p>43.4782608695652</text:p>
          </table:table-cell>
          <table:table-cell office:value-type="float" office:value="5.46341686956935" calcext:value-type="float">
            <text:p>5.46341686956935</text:p>
          </table:table-cell>
          <table:table-cell table:formula="of:=STDEV([.D640];[.E640])" office:value-type="float" office:value="6.69129179127935" calcext:value-type="float">
            <text:p>6.69129179127935</text:p>
          </table:table-cell>
          <table:table-cell table:formula="of:=STDEV([.D640];[.F640])" office:value-type="float" office:value="6.69129179127935" calcext:value-type="float">
            <text:p>6.69129179127935</text:p>
          </table:table-cell>
          <table:table-cell table:formula="of:=STDEV([.E640];[.F6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rallo paolo emilio</text:p>
          </table:table-cell>
          <table:table-cell office:value-type="string" calcext:value-type="string">
            <text:p>verardi carlo 14401500</text:p>
          </table:table-cell>
          <table:table-cell office:value-type="string" calcext:value-type="string">
            <text:p>no</text:p>
          </table:table-cell>
          <table:table-cell office:value-type="float" office:value="52.9411764705882" calcext:value-type="float">
            <text:p>52.9411764705882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5.82201952123993" calcext:value-type="float">
            <text:p>5.82201952123993</text:p>
          </table:table-cell>
          <table:table-cell table:formula="of:=STDEV([.D641];[.E641])" office:value-type="float" office:value="7.13048854978032" calcext:value-type="float">
            <text:p>7.13048854978032</text:p>
          </table:table-cell>
          <table:table-cell table:formula="of:=STDEV([.D641];[.F641])" office:value-type="float" office:value="7.13048854978031" calcext:value-type="float">
            <text:p>7.13048854978031</text:p>
          </table:table-cell>
          <table:table-cell table:formula="of:=STDEV([.E641];[.F6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fonso francisco si</text:p>
          </table:table-cell>
          <table:table-cell office:value-type="string" calcext:value-type="string">
            <text:p>petrus alfonsi 10621110</text:p>
          </table:table-cell>
          <table:table-cell office:value-type="string" calcext:value-type="string">
            <text:p>no</text:p>
          </table:table-cell>
          <table:table-cell office:value-type="float" office:value="52.9411764705882" calcext:value-type="float">
            <text:p>52.9411764705882</text:p>
          </table:table-cell>
          <table:table-cell office:value-type="float" office:value="41.8604651162791" calcext:value-type="float">
            <text:p>41.8604651162791</text:p>
          </table:table-cell>
          <table:table-cell office:value-type="float" office:value="41.8604651162791" calcext:value-type="float">
            <text:p>41.8604651162791</text:p>
          </table:table-cell>
          <table:table-cell office:value-type="float" office:value="6.39745168322294" calcext:value-type="float">
            <text:p>6.39745168322294</text:p>
          </table:table-cell>
          <table:table-cell table:formula="of:=STDEV([.D642];[.E642])" office:value-type="float" office:value="7.83524613900278" calcext:value-type="float">
            <text:p>7.83524613900278</text:p>
          </table:table-cell>
          <table:table-cell table:formula="of:=STDEV([.D642];[.F642])" office:value-type="float" office:value="7.83524613900279" calcext:value-type="float">
            <text:p>7.83524613900279</text:p>
          </table:table-cell>
          <table:table-cell table:formula="of:=STDEV([.E642];[.F6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ssulus matthaeus</text:p>
          </table:table-cell>
          <table:table-cell office:value-type="string" calcext:value-type="string">
            <text:p>bosscha johannes 17971874</text:p>
          </table:table-cell>
          <table:table-cell office:value-type="string" calcext:value-type="string">
            <text:p>no</text:p>
          </table:table-cell>
          <table:table-cell office:value-type="float" office:value="52.9411764705882" calcext:value-type="float">
            <text:p>52.9411764705882</text:p>
          </table:table-cell>
          <table:table-cell office:value-type="float" office:value="41.8604651162791" calcext:value-type="float">
            <text:p>41.8604651162791</text:p>
          </table:table-cell>
          <table:table-cell office:value-type="float" office:value="41.8604651162791" calcext:value-type="float">
            <text:p>41.8604651162791</text:p>
          </table:table-cell>
          <table:table-cell office:value-type="float" office:value="6.39745168322294" calcext:value-type="float">
            <text:p>6.39745168322294</text:p>
          </table:table-cell>
          <table:table-cell table:formula="of:=STDEV([.D643];[.E643])" office:value-type="float" office:value="7.83524613900278" calcext:value-type="float">
            <text:p>7.83524613900278</text:p>
          </table:table-cell>
          <table:table-cell table:formula="of:=STDEV([.D643];[.F643])" office:value-type="float" office:value="7.83524613900279" calcext:value-type="float">
            <text:p>7.83524613900279</text:p>
          </table:table-cell>
          <table:table-cell table:formula="of:=STDEV([.E643];[.F6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iss adolf 18491924</text:p>
          </table:table-cell>
          <table:table-cell office:value-type="string" calcext:value-type="string">
            <text:p>weissenborn wilhelm 18031878</text:p>
          </table:table-cell>
          <table:table-cell office:value-type="string" calcext:value-type="string">
            <text:p>no</text:p>
          </table:table-cell>
          <table:table-cell office:value-type="float" office:value="52.9411764705882" calcext:value-type="float">
            <text:p>52.9411764705882</text:p>
          </table:table-cell>
          <table:table-cell table:number-columns-repeated="2" office:value-type="float" office:value="37.5" calcext:value-type="float">
            <text:p>37.5</text:p>
          </table:table-cell>
          <table:table-cell office:value-type="float" office:value="8.91496739189863" calcext:value-type="float">
            <text:p>8.91496739189863</text:p>
          </table:table-cell>
          <table:table-cell table:formula="of:=STDEV([.D644];[.E644])" office:value-type="float" office:value="10.9185605918511" calcext:value-type="float">
            <text:p>10.9185605918511</text:p>
          </table:table-cell>
          <table:table-cell table:formula="of:=STDEV([.D644];[.F644])" office:value-type="float" office:value="10.9185605918511" calcext:value-type="float">
            <text:p>10.9185605918511</text:p>
          </table:table-cell>
          <table:table-cell table:formula="of:=STDEV([.E644];[.F6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uzzi giovanni vincenzo op 17001769</text:p>
          </table:table-cell>
          <table:table-cell office:value-type="string" calcext:value-type="string">
            <text:p>patrizi francesco</text:p>
          </table:table-cell>
          <table:table-cell office:value-type="string" calcext:value-type="string">
            <text:p>no</text:p>
          </table:table-cell>
          <table:table-cell office:value-type="float" office:value="52.9411764705882" calcext:value-type="float">
            <text:p>52.9411764705882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11.3205935135221" calcext:value-type="float">
            <text:p>11.3205935135221</text:p>
          </table:table-cell>
          <table:table-cell table:formula="of:=STDEV([.D645];[.E645])" office:value-type="float" office:value="13.8648388467951" calcext:value-type="float">
            <text:p>13.8648388467951</text:p>
          </table:table-cell>
          <table:table-cell table:formula="of:=STDEV([.D645];[.F645])" office:value-type="float" office:value="13.8648388467951" calcext:value-type="float">
            <text:p>13.8648388467951</text:p>
          </table:table-cell>
          <table:table-cell table:formula="of:=STDEV([.E645];[.F6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nnamus johannes</text:p>
          </table:table-cell>
          <table:table-cell office:value-type="string" calcext:value-type="string">
            <text:p>cincinnatus lucius quinctius approximately 529 bcapproximately 430 bc</text:p>
          </table:table-cell>
          <table:table-cell office:value-type="string" calcext:value-type="string">
            <text:p>no</text:p>
          </table:table-cell>
          <table:table-cell office:value-type="float" office:value="52.9411764705882" calcext:value-type="float">
            <text:p>52.9411764705882</text:p>
          </table:table-cell>
          <table:table-cell table:number-columns-repeated="2" office:value-type="float" office:value="23.2558139534884" calcext:value-type="float">
            <text:p>23.2558139534884</text:p>
          </table:table-cell>
          <table:table-cell office:value-type="float" office:value="17.1388520402392" calcext:value-type="float">
            <text:p>17.1388520402392</text:p>
          </table:table-cell>
          <table:table-cell table:formula="of:=STDEV([.D646];[.E646])" office:value-type="float" office:value="20.9907211378223" calcext:value-type="float">
            <text:p>20.9907211378223</text:p>
          </table:table-cell>
          <table:table-cell table:formula="of:=STDEV([.D646];[.F646])" office:value-type="float" office:value="20.9907211378223" calcext:value-type="float">
            <text:p>20.9907211378223</text:p>
          </table:table-cell>
          <table:table-cell table:formula="of:=STDEV([.E646];[.F6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teanus erycius 15741646</text:p>
          </table:table-cell>
          <table:table-cell office:value-type="string" calcext:value-type="string">
            <text:p>dupuy jacques 15911656</text:p>
          </table:table-cell>
          <table:table-cell office:value-type="string" calcext:value-type="string">
            <text:p>no</text:p>
          </table:table-cell>
          <table:table-cell office:value-type="float" office:value="52.6315789473684" calcext:value-type="float">
            <text:p>52.6315789473684</text:p>
          </table:table-cell>
          <table:table-cell office:value-type="float" office:value="51.063829787234" calcext:value-type="float">
            <text:p>51.063829787234</text:p>
          </table:table-cell>
          <table:table-cell office:value-type="float" office:value="51.0638297872341" calcext:value-type="float">
            <text:p>51.0638297872341</text:p>
          </table:table-cell>
          <table:table-cell office:value-type="float" office:value="0.905140399625398" calcext:value-type="float">
            <text:p>0.905140399625398</text:p>
          </table:table-cell>
          <table:table-cell table:formula="of:=STDEV([.D647];[.E647])" office:value-type="float" office:value="1.10856606233054" calcext:value-type="float">
            <text:p>1.10856606233054</text:p>
          </table:table-cell>
          <table:table-cell table:formula="of:=STDEV([.D647];[.F647])" office:value-type="float" office:value="1.10856606233054" calcext:value-type="float">
            <text:p>1.10856606233054</text:p>
          </table:table-cell>
          <table:table-cell table:formula="of:=STDEV([.E647];[.F6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lici antonio 17091784</text:p>
          </table:table-cell>
          <table:table-cell office:value-type="string" calcext:value-type="string">
            <text:p>vittorino da feltre 13781446</text:p>
          </table:table-cell>
          <table:table-cell office:value-type="string" calcext:value-type="string">
            <text:p>no</text:p>
          </table:table-cell>
          <table:table-cell office:value-type="float" office:value="52.6315789473684" calcext:value-type="float">
            <text:p>52.6315789473684</text:p>
          </table:table-cell>
          <table:table-cell office:value-type="float" office:value="47.0588235294118" calcext:value-type="float">
            <text:p>47.0588235294118</text:p>
          </table:table-cell>
          <table:table-cell office:value-type="float" office:value="47.0588235294118" calcext:value-type="float">
            <text:p>47.0588235294118</text:p>
          </table:table-cell>
          <table:table-cell office:value-type="float" office:value="3.21743184068523" calcext:value-type="float">
            <text:p>3.21743184068523</text:p>
          </table:table-cell>
          <table:table-cell table:formula="of:=STDEV([.D648];[.E648])" office:value-type="float" office:value="3.94053314593123" calcext:value-type="float">
            <text:p>3.94053314593123</text:p>
          </table:table-cell>
          <table:table-cell table:formula="of:=STDEV([.D648];[.F648])" office:value-type="float" office:value="3.94053314593124" calcext:value-type="float">
            <text:p>3.94053314593124</text:p>
          </table:table-cell>
          <table:table-cell table:formula="of:=STDEV([.E648];[.F6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iz villegas fernando</text:p>
          </table:table-cell>
          <table:table-cell office:value-type="string" calcext:value-type="string">
            <text:p>villerias y roelas jose antonio de 16951728</text:p>
          </table:table-cell>
          <table:table-cell office:value-type="string" calcext:value-type="string">
            <text:p>no</text:p>
          </table:table-cell>
          <table:table-cell office:value-type="float" office:value="52.6315789473684" calcext:value-type="float">
            <text:p>52.6315789473684</text:p>
          </table:table-cell>
          <table:table-cell table:number-columns-repeated="2" office:value-type="float" office:value="43.0769230769231" calcext:value-type="float">
            <text:p>43.0769230769231</text:p>
          </table:table-cell>
          <table:table-cell office:value-type="float" office:value="5.51638313881586" calcext:value-type="float">
            <text:p>5.51638313881586</text:p>
          </table:table-cell>
          <table:table-cell table:formula="of:=STDEV([.D649];[.E649])" office:value-type="float" office:value="6.75616195789576" calcext:value-type="float">
            <text:p>6.75616195789576</text:p>
          </table:table-cell>
          <table:table-cell table:formula="of:=STDEV([.D649];[.F649])" office:value-type="float" office:value="6.75616195789576" calcext:value-type="float">
            <text:p>6.75616195789576</text:p>
          </table:table-cell>
          <table:table-cell table:formula="of:=STDEV([.E649];[.F6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gendre louis 16551733</text:p>
          </table:table-cell>
          <table:table-cell office:value-type="string" calcext:value-type="string">
            <text:p>gennadius of marseilles</text:p>
          </table:table-cell>
          <table:table-cell office:value-type="string" calcext:value-type="string">
            <text:p>no</text:p>
          </table:table-cell>
          <table:table-cell office:value-type="float" office:value="52.6315789473684" calcext:value-type="float">
            <text:p>52.6315789473684</text:p>
          </table:table-cell>
          <table:table-cell office:value-type="float" office:value="42.5531914893617" calcext:value-type="float">
            <text:p>42.5531914893617</text:p>
          </table:table-cell>
          <table:table-cell office:value-type="float" office:value="42.5531914893617" calcext:value-type="float">
            <text:p>42.5531914893617</text:p>
          </table:table-cell>
          <table:table-cell office:value-type="float" office:value="5.81875971187754" calcext:value-type="float">
            <text:p>5.81875971187754</text:p>
          </table:table-cell>
          <table:table-cell table:formula="of:=STDEV([.D650];[.E650])" office:value-type="float" office:value="7.12649611498201" calcext:value-type="float">
            <text:p>7.12649611498201</text:p>
          </table:table-cell>
          <table:table-cell table:formula="of:=STDEV([.D650];[.F650])" office:value-type="float" office:value="7.12649611498202" calcext:value-type="float">
            <text:p>7.12649611498202</text:p>
          </table:table-cell>
          <table:table-cell table:formula="of:=STDEV([.E650];[.F6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s gaspar</text:p>
          </table:table-cell>
          <table:table-cell office:value-type="string" calcext:value-type="string">
            <text:p>enk petrus joannes 1885</text:p>
          </table:table-cell>
          <table:table-cell office:value-type="string" calcext:value-type="string">
            <text:p>no</text:p>
          </table:table-cell>
          <table:table-cell office:value-type="float" office:value="52.6315789473684" calcext:value-type="float">
            <text:p>52.6315789473684</text:p>
          </table:table-cell>
          <table:table-cell table:number-columns-repeated="2" office:value-type="float" office:value="42.4242424242424" calcext:value-type="float">
            <text:p>42.4242424242424</text:p>
          </table:table-cell>
          <table:table-cell office:value-type="float" office:value="5.8932084893359" calcext:value-type="float">
            <text:p>5.8932084893359</text:p>
          </table:table-cell>
          <table:table-cell table:formula="of:=STDEV([.D651];[.E651])" office:value-type="float" office:value="7.21767687335552" calcext:value-type="float">
            <text:p>7.21767687335552</text:p>
          </table:table-cell>
          <table:table-cell table:formula="of:=STDEV([.D651];[.F651])" office:value-type="float" office:value="7.21767687335552" calcext:value-type="float">
            <text:p>7.21767687335552</text:p>
          </table:table-cell>
          <table:table-cell table:formula="of:=STDEV([.E651];[.F6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ble john 17921866</text:p>
          </table:table-cell>
          <table:table-cell office:value-type="string" calcext:value-type="string">
            <text:p>kelsey francis w francis willey 18581927</text:p>
          </table:table-cell>
          <table:table-cell office:value-type="string" calcext:value-type="string">
            <text:p>no</text:p>
          </table:table-cell>
          <table:table-cell office:value-type="float" office:value="52.6315789473684" calcext:value-type="float">
            <text:p>52.6315789473684</text:p>
          </table:table-cell>
          <table:table-cell office:value-type="float" office:value="39.2156862745098" calcext:value-type="float">
            <text:p>39.2156862745098</text:p>
          </table:table-cell>
          <table:table-cell office:value-type="float" office:value="33.8983050847458" calcext:value-type="float">
            <text:p>33.8983050847458</text:p>
          </table:table-cell>
          <table:table-cell office:value-type="float" office:value="9.65398249893915" calcext:value-type="float">
            <text:p>9.65398249893915</text:p>
          </table:table-cell>
          <table:table-cell table:formula="of:=STDEV([.D652];[.E652])" office:value-type="float" office:value="9.48646868464925" calcext:value-type="float">
            <text:p>9.48646868464925</text:p>
          </table:table-cell>
          <table:table-cell table:formula="of:=STDEV([.D652];[.F652])" office:value-type="float" office:value="13.2464249820852" calcext:value-type="float">
            <text:p>13.2464249820852</text:p>
          </table:table-cell>
          <table:table-cell table:formula="of:=STDEV([.E652];[.F652])" office:value-type="float" office:value="3.75995629743595" calcext:value-type="float">
            <text:p>3.75995629743595</text:p>
          </table:table-cell>
        </table:table-row>
        <table:table-row table:style-name="ro1">
          <table:table-cell office:value-type="string" calcext:value-type="string">
            <text:p>donati marcello</text:p>
          </table:table-cell>
          <table:table-cell office:value-type="string" calcext:value-type="string">
            <text:p>donatus aelius</text:p>
          </table:table-cell>
          <table:table-cell office:value-type="string" calcext:value-type="string">
            <text:p>no</text:p>
          </table:table-cell>
          <table:table-cell office:value-type="float" office:value="52.6315789473684" calcext:value-type="float">
            <text:p>52.6315789473684</text:p>
          </table:table-cell>
          <table:table-cell office:value-type="float" office:value="34.4827586206897" calcext:value-type="float">
            <text:p>34.4827586206897</text:p>
          </table:table-cell>
          <table:table-cell office:value-type="float" office:value="34.4827586206897" calcext:value-type="float">
            <text:p>34.4827586206897</text:p>
          </table:table-cell>
          <table:table-cell office:value-type="float" office:value="10.4782263010821" calcext:value-type="float">
            <text:p>10.4782263010821</text:p>
          </table:table-cell>
          <table:table-cell table:formula="of:=STDEV([.D653];[.E653])" office:value-type="float" office:value="12.8331539235308" calcext:value-type="float">
            <text:p>12.8331539235308</text:p>
          </table:table-cell>
          <table:table-cell table:formula="of:=STDEV([.D653];[.F653])" office:value-type="float" office:value="12.8331539235308" calcext:value-type="float">
            <text:p>12.8331539235308</text:p>
          </table:table-cell>
          <table:table-cell table:formula="of:=STDEV([.E653];[.F6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ura miguel</text:p>
          </table:table-cell>
          <table:table-cell office:value-type="string" calcext:value-type="string">
            <text:p>john de sautre active 12851316</text:p>
          </table:table-cell>
          <table:table-cell office:value-type="string" calcext:value-type="string">
            <text:p>no</text:p>
          </table:table-cell>
          <table:table-cell office:value-type="float" office:value="52.6315789473684" calcext:value-type="float">
            <text:p>52.6315789473684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11.1418473001507" calcext:value-type="float">
            <text:p>11.1418473001507</text:p>
          </table:table-cell>
          <table:table-cell table:formula="of:=STDEV([.D654];[.E654])" office:value-type="float" office:value="13.6459203386878" calcext:value-type="float">
            <text:p>13.6459203386878</text:p>
          </table:table-cell>
          <table:table-cell table:formula="of:=STDEV([.D654];[.F654])" office:value-type="float" office:value="13.6459203386878" calcext:value-type="float">
            <text:p>13.6459203386878</text:p>
          </table:table-cell>
          <table:table-cell table:formula="of:=STDEV([.E654];[.F6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sch paul</text:p>
          </table:table-cell>
          <table:table-cell office:value-type="string" calcext:value-type="string">
            <text:p>rusticus presbyter 5th century</text:p>
          </table:table-cell>
          <table:table-cell office:value-type="string" calcext:value-type="string">
            <text:p>no</text:p>
          </table:table-cell>
          <table:table-cell office:value-type="float" office:value="52.6315789473684" calcext:value-type="float">
            <text:p>52.6315789473684</text:p>
          </table:table-cell>
          <table:table-cell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float" office:value="13.0663481974494" calcext:value-type="float">
            <text:p>13.0663481974494</text:p>
          </table:table-cell>
          <table:table-cell table:formula="of:=STDEV([.D655];[.E655])" office:value-type="float" office:value="16.0029429426429" calcext:value-type="float">
            <text:p>16.0029429426429</text:p>
          </table:table-cell>
          <table:table-cell table:formula="of:=STDEV([.D655];[.F655])" office:value-type="float" office:value="16.0029429426429" calcext:value-type="float">
            <text:p>16.0029429426429</text:p>
          </table:table-cell>
          <table:table-cell table:formula="of:=STDEV([.E655];[.F6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hermite daniel 15841613</text:p>
          </table:table-cell>
          <table:table-cell office:value-type="string" calcext:value-type="string">
            <text:p>hertz martin</text:p>
          </table:table-cell>
          <table:table-cell office:value-type="string" calcext:value-type="string">
            <text:p>no</text:p>
          </table:table-cell>
          <table:table-cell office:value-type="float" office:value="52.6315789473684" calcext:value-type="float">
            <text:p>52.6315789473684</text:p>
          </table:table-cell>
          <table:table-cell office:value-type="float" office:value="27.7777777777778" calcext:value-type="float">
            <text:p>27.7777777777778</text:p>
          </table:table-cell>
          <table:table-cell office:value-type="float" office:value="27.7777777777778" calcext:value-type="float">
            <text:p>27.7777777777778</text:p>
          </table:table-cell>
          <table:table-cell office:value-type="float" office:value="14.3493487956486" calcext:value-type="float">
            <text:p>14.3493487956486</text:p>
          </table:table-cell>
          <table:table-cell table:formula="of:=STDEV([.D656];[.E656])" office:value-type="float" office:value="17.5742913452797" calcext:value-type="float">
            <text:p>17.5742913452797</text:p>
          </table:table-cell>
          <table:table-cell table:formula="of:=STDEV([.D656];[.F656])" office:value-type="float" office:value="17.5742913452797" calcext:value-type="float">
            <text:p>17.5742913452797</text:p>
          </table:table-cell>
          <table:table-cell table:formula="of:=STDEV([.E656];[.F6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nin gilbert 15961638</text:p>
          </table:table-cell>
          <table:table-cell office:value-type="string" calcext:value-type="string">
            <text:p>johnstoun arthur 15871641</text:p>
          </table:table-cell>
          <table:table-cell office:value-type="string" calcext:value-type="string">
            <text:p>no</text:p>
          </table:table-cell>
          <table:table-cell office:value-type="float" office:value="52.3809523809524" calcext:value-type="float">
            <text:p>52.3809523809524</text:p>
          </table:table-cell>
          <table:table-cell office:value-type="float" office:value="51.063829787234" calcext:value-type="float">
            <text:p>51.063829787234</text:p>
          </table:table-cell>
          <table:table-cell office:value-type="float" office:value="51.0638297872341" calcext:value-type="float">
            <text:p>51.0638297872341</text:p>
          </table:table-cell>
          <table:table-cell office:value-type="float" office:value="0.760441084039023" calcext:value-type="float">
            <text:p>0.760441084039023</text:p>
          </table:table-cell>
          <table:table-cell table:formula="of:=STDEV([.D657];[.E657])" office:value-type="float" office:value="0.931346317672256" calcext:value-type="float">
            <text:p>0.931346317672256</text:p>
          </table:table-cell>
          <table:table-cell table:formula="of:=STDEV([.D657];[.F657])" office:value-type="float" office:value="0.931346317672251" calcext:value-type="float">
            <text:p>0.931346317672251</text:p>
          </table:table-cell>
          <table:table-cell table:formula="of:=STDEV([.E657];[.F6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andre noel 16391724</text:p>
          </table:table-cell>
          <table:table-cell office:value-type="string" calcext:value-type="string">
            <text:p>alexander magister active 12101230</text:p>
          </table:table-cell>
          <table:table-cell office:value-type="string" calcext:value-type="string">
            <text:p>no</text:p>
          </table:table-cell>
          <table:table-cell office:value-type="float" office:value="52.3809523809524" calcext:value-type="float">
            <text:p>52.3809523809524</text:p>
          </table:table-cell>
          <table:table-cell office:value-type="float" office:value="49.1228070175439" calcext:value-type="float">
            <text:p>49.1228070175439</text:p>
          </table:table-cell>
          <table:table-cell office:value-type="float" office:value="49.1228070175439" calcext:value-type="float">
            <text:p>49.1228070175439</text:p>
          </table:table-cell>
          <table:table-cell office:value-type="float" office:value="1.88109110262284" calcext:value-type="float">
            <text:p>1.88109110262284</text:p>
          </table:table-cell>
          <table:table-cell table:formula="of:=STDEV([.D658];[.E658])" office:value-type="float" office:value="2.30385668055768" calcext:value-type="float">
            <text:p>2.30385668055768</text:p>
          </table:table-cell>
          <table:table-cell table:formula="of:=STDEV([.D658];[.F658])" office:value-type="float" office:value="2.30385668055768" calcext:value-type="float">
            <text:p>2.30385668055768</text:p>
          </table:table-cell>
          <table:table-cell table:formula="of:=STDEV([.E658];[.F6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ni benedetto 16451707</text:p>
          </table:table-cell>
          <table:table-cell office:value-type="string" calcext:value-type="string">
            <text:p>aventinus johannes 14771534</text:p>
          </table:table-cell>
          <table:table-cell office:value-type="string" calcext:value-type="string">
            <text:p>no</text:p>
          </table:table-cell>
          <table:table-cell office:value-type="float" office:value="52.3809523809524" calcext:value-type="float">
            <text:p>52.3809523809524</text:p>
          </table:table-cell>
          <table:table-cell table:number-columns-repeated="2" office:value-type="float" office:value="49.0566037735849" calcext:value-type="float">
            <text:p>49.0566037735849</text:p>
          </table:table-cell>
          <table:table-cell office:value-type="float" office:value="1.91931356334377" calcext:value-type="float">
            <text:p>1.91931356334377</text:p>
          </table:table-cell>
          <table:table-cell table:formula="of:=STDEV([.D659];[.E659])" office:value-type="float" office:value="2.3506694432976" calcext:value-type="float">
            <text:p>2.3506694432976</text:p>
          </table:table-cell>
          <table:table-cell table:formula="of:=STDEV([.D659];[.F659])" office:value-type="float" office:value="2.3506694432976" calcext:value-type="float">
            <text:p>2.3506694432976</text:p>
          </table:table-cell>
          <table:table-cell table:formula="of:=STDEV([.E659];[.F6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ti antonio 16511707</text:p>
          </table:table-cell>
          <table:table-cell office:value-type="string" calcext:value-type="string">
            <text:p>fortlage c carl 18061881</text:p>
          </table:table-cell>
          <table:table-cell office:value-type="string" calcext:value-type="string">
            <text:p>no</text:p>
          </table:table-cell>
          <table:table-cell office:value-type="float" office:value="52.3809523809524" calcext:value-type="float">
            <text:p>52.3809523809524</text:p>
          </table:table-cell>
          <table:table-cell table:number-columns-repeated="2" office:value-type="float" office:value="47.8260869565217" calcext:value-type="float">
            <text:p>47.8260869565217</text:p>
          </table:table-cell>
          <table:table-cell office:value-type="float" office:value="2.62975277891755" calcext:value-type="float">
            <text:p>2.62975277891755</text:p>
          </table:table-cell>
          <table:table-cell table:formula="of:=STDEV([.D660];[.E660])" office:value-type="float" office:value="3.22077622900705" calcext:value-type="float">
            <text:p>3.22077622900705</text:p>
          </table:table-cell>
          <table:table-cell table:formula="of:=STDEV([.D660];[.F660])" office:value-type="float" office:value="3.22077622900705" calcext:value-type="float">
            <text:p>3.22077622900705</text:p>
          </table:table-cell>
          <table:table-cell table:formula="of:=STDEV([.E660];[.F6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itte jacques active 16th century</text:p>
          </table:table-cell>
          <table:table-cell office:value-type="string" calcext:value-type="string">
            <text:p>labottiere claude 16531713</text:p>
          </table:table-cell>
          <table:table-cell office:value-type="string" calcext:value-type="string">
            <text:p>no</text:p>
          </table:table-cell>
          <table:table-cell office:value-type="float" office:value="52.3809523809524" calcext:value-type="float">
            <text:p>52.3809523809524</text:p>
          </table:table-cell>
          <table:table-cell table:number-columns-repeated="2" office:value-type="float" office:value="45.9016393442623" calcext:value-type="float">
            <text:p>45.9016393442623</text:p>
          </table:table-cell>
          <table:table-cell office:value-type="float" office:value="3.74083312589688" calcext:value-type="float">
            <text:p>3.74083312589688</text:p>
          </table:table-cell>
          <table:table-cell table:formula="of:=STDEV([.D661];[.E661])" office:value-type="float" office:value="4.58156618567397" calcext:value-type="float">
            <text:p>4.58156618567397</text:p>
          </table:table-cell>
          <table:table-cell table:formula="of:=STDEV([.D661];[.F661])" office:value-type="float" office:value="4.58156618567397" calcext:value-type="float">
            <text:p>4.58156618567397</text:p>
          </table:table-cell>
          <table:table-cell table:formula="of:=STDEV([.E661];[.F6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ti pasquale</text:p>
          </table:table-cell>
          <table:table-cell office:value-type="string" calcext:value-type="string">
            <text:p>amato di montecassino</text:p>
          </table:table-cell>
          <table:table-cell office:value-type="string" calcext:value-type="string">
            <text:p>no</text:p>
          </table:table-cell>
          <table:table-cell office:value-type="float" office:value="52.1739130434783" calcext:value-type="float">
            <text:p>52.1739130434783</text:p>
          </table:table-cell>
          <table:table-cell table:number-columns-repeated="2" office:value-type="float" office:value="45.7142857142857" calcext:value-type="float">
            <text:p>45.7142857142857</text:p>
          </table:table-cell>
          <table:table-cell office:value-type="float" office:value="3.72946757737398" calcext:value-type="float">
            <text:p>3.72946757737398</text:p>
          </table:table-cell>
          <table:table-cell table:formula="of:=STDEV([.D662];[.E662])" office:value-type="float" office:value="4.56764628840999" calcext:value-type="float">
            <text:p>4.56764628840999</text:p>
          </table:table-cell>
          <table:table-cell table:formula="of:=STDEV([.D662];[.F662])" office:value-type="float" office:value="4.56764628840999" calcext:value-type="float">
            <text:p>4.56764628840999</text:p>
          </table:table-cell>
          <table:table-cell table:formula="of:=STDEV([.E662];[.F6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tro alfonso de 1494 or 14951558</text:p>
          </table:table-cell>
          <table:table-cell office:value-type="string" calcext:value-type="string">
            <text:p>petrus alfonsi 10621110</text:p>
          </table:table-cell>
          <table:table-cell office:value-type="string" calcext:value-type="string">
            <text:p>no</text:p>
          </table:table-cell>
          <table:table-cell office:value-type="float" office:value="52.1739130434783" calcext:value-type="float">
            <text:p>52.1739130434783</text:p>
          </table:table-cell>
          <table:table-cell office:value-type="float" office:value="45.6140350877193" calcext:value-type="float">
            <text:p>45.6140350877193</text:p>
          </table:table-cell>
          <table:table-cell office:value-type="float" office:value="45.6140350877193" calcext:value-type="float">
            <text:p>45.6140350877193</text:p>
          </table:table-cell>
          <table:table-cell office:value-type="float" office:value="3.78734730360853" calcext:value-type="float">
            <text:p>3.78734730360853</text:p>
          </table:table-cell>
          <table:table-cell table:formula="of:=STDEV([.D663];[.E663])" office:value-type="float" office:value="4.63853418627331" calcext:value-type="float">
            <text:p>4.63853418627331</text:p>
          </table:table-cell>
          <table:table-cell table:formula="of:=STDEV([.D663];[.F663])" office:value-type="float" office:value="4.63853418627331" calcext:value-type="float">
            <text:p>4.63853418627331</text:p>
          </table:table-cell>
          <table:table-cell table:formula="of:=STDEV([.E663];[.F6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ndl vincenc 18341901</text:p>
          </table:table-cell>
          <table:table-cell office:value-type="string" calcext:value-type="string">
            <text:p>brandolini aurelio lippo 1497 or 1498</text:p>
          </table:table-cell>
          <table:table-cell office:value-type="string" calcext:value-type="string">
            <text:p>no</text:p>
          </table:table-cell>
          <table:table-cell office:value-type="float" office:value="52.1739130434783" calcext:value-type="float">
            <text:p>52.1739130434783</text:p>
          </table:table-cell>
          <table:table-cell table:number-columns-repeated="2" office:value-type="float" office:value="43.3333333333333" calcext:value-type="float">
            <text:p>43.3333333333333</text:p>
          </table:table-cell>
          <table:table-cell office:value-type="float" office:value="5.10411107544451" calcext:value-type="float">
            <text:p>5.10411107544451</text:p>
          </table:table-cell>
          <table:table-cell table:formula="of:=STDEV([.D664];[.E664])" office:value-type="float" office:value="6.25123386266368" calcext:value-type="float">
            <text:p>6.25123386266368</text:p>
          </table:table-cell>
          <table:table-cell table:formula="of:=STDEV([.D664];[.F664])" office:value-type="float" office:value="6.25123386266368" calcext:value-type="float">
            <text:p>6.25123386266368</text:p>
          </table:table-cell>
          <table:table-cell table:formula="of:=STDEV([.E664];[.F6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as montano benito 15271598</text:p>
          </table:table-cell>
          <table:table-cell office:value-type="string" calcext:value-type="string">
            <text:p>montanus saint archbishop of toledo</text:p>
          </table:table-cell>
          <table:table-cell office:value-type="string" calcext:value-type="string">
            <text:p>no</text:p>
          </table:table-cell>
          <table:table-cell office:value-type="float" office:value="52.1739130434783" calcext:value-type="float">
            <text:p>52.1739130434783</text:p>
          </table:table-cell>
          <table:table-cell table:number-columns-repeated="2" office:value-type="float" office:value="40.625" calcext:value-type="float">
            <text:p>40.625</text:p>
          </table:table-cell>
          <table:table-cell office:value-type="float" office:value="6.66776805449975" calcext:value-type="float">
            <text:p>6.66776805449975</text:p>
          </table:table-cell>
          <table:table-cell table:formula="of:=STDEV([.D665];[.E665])" office:value-type="float" office:value="8.16631472837725" calcext:value-type="float">
            <text:p>8.16631472837725</text:p>
          </table:table-cell>
          <table:table-cell table:formula="of:=STDEV([.D665];[.F665])" office:value-type="float" office:value="8.16631472837725" calcext:value-type="float">
            <text:p>8.16631472837725</text:p>
          </table:table-cell>
          <table:table-cell table:formula="of:=STDEV([.E665];[.F6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oniceno niccolo</text:p>
          </table:table-cell>
          <table:table-cell office:value-type="string" calcext:value-type="string">
            <text:p>leonin active 12th century</text:p>
          </table:table-cell>
          <table:table-cell office:value-type="string" calcext:value-type="string">
            <text:p>no</text:p>
          </table:table-cell>
          <table:table-cell office:value-type="float" office:value="52.1739130434783" calcext:value-type="float">
            <text:p>52.1739130434783</text:p>
          </table:table-cell>
          <table:table-cell table:number-columns-repeated="2" office:value-type="float" office:value="32.5581395348837" calcext:value-type="float">
            <text:p>32.5581395348837</text:p>
          </table:table-cell>
          <table:table-cell office:value-type="float" office:value="11.3251721155498" calcext:value-type="float">
            <text:p>11.3251721155498</text:p>
          </table:table-cell>
          <table:table-cell table:formula="of:=STDEV([.D666];[.E666])" office:value-type="float" office:value="13.8704464661466" calcext:value-type="float">
            <text:p>13.8704464661466</text:p>
          </table:table-cell>
          <table:table-cell table:formula="of:=STDEV([.D666];[.F666])" office:value-type="float" office:value="13.8704464661466" calcext:value-type="float">
            <text:p>13.8704464661466</text:p>
          </table:table-cell>
          <table:table-cell table:formula="of:=STDEV([.E666];[.F6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inez de ripalda juan si 15941648</text:p>
          </table:table-cell>
          <table:table-cell office:value-type="string" calcext:value-type="string">
            <text:p>suarez francisco 15481617</text:p>
          </table:table-cell>
          <table:table-cell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2.6229508196721" calcext:value-type="float">
            <text:p>42.6229508196721</text:p>
          </table:table-cell>
          <table:table-cell office:value-type="float" office:value="5.41384186846665" calcext:value-type="float">
            <text:p>5.41384186846665</text:p>
          </table:table-cell>
          <table:table-cell table:formula="of:=STDEV([.D667];[.E667])" office:value-type="float" office:value="6.63057506292959" calcext:value-type="float">
            <text:p>6.63057506292959</text:p>
          </table:table-cell>
          <table:table-cell table:formula="of:=STDEV([.D667];[.F667])" office:value-type="float" office:value="6.63057506292959" calcext:value-type="float">
            <text:p>6.63057506292959</text:p>
          </table:table-cell>
          <table:table-cell table:formula="of:=STDEV([.E667];[.F6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rsaya domingo</text:p>
          </table:table-cell>
          <table:table-cell office:value-type="string" calcext:value-type="string">
            <text:p>ursino de liguge</text:p>
          </table:table-cell>
          <table:table-cell office:value-type="string" calcext:value-type="string">
            <text:p>no</text:p>
          </table:table-cell>
          <table:table-cell office:value-type="float" office:value="51.8518518518519" calcext:value-type="float">
            <text:p>51.8518518518519</text:p>
          </table:table-cell>
          <table:table-cell table:number-columns-repeated="2" office:value-type="float" office:value="46.6666666666667" calcext:value-type="float">
            <text:p>46.6666666666667</text:p>
          </table:table-cell>
          <table:table-cell office:value-type="float" office:value="2.99366806246473" calcext:value-type="float">
            <text:p>2.99366806246473</text:p>
          </table:table-cell>
          <table:table-cell table:formula="of:=STDEV([.D668];[.E668])" office:value-type="float" office:value="3.66647960615248" calcext:value-type="float">
            <text:p>3.66647960615248</text:p>
          </table:table-cell>
          <table:table-cell table:formula="of:=STDEV([.D668];[.F668])" office:value-type="float" office:value="3.66647960615248" calcext:value-type="float">
            <text:p>3.66647960615248</text:p>
          </table:table-cell>
          <table:table-cell table:formula="of:=STDEV([.E668];[.F6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ya francisco de</text:p>
          </table:table-cell>
          <table:table-cell office:value-type="string" calcext:value-type="string">
            <text:p>amalarius archbishop of lyon</text:p>
          </table:table-cell>
          <table:table-cell office:value-type="string" calcext:value-type="string">
            <text:p>no</text:p>
          </table:table-cell>
          <table:table-cell office:value-type="float" office:value="51.8518518518519" calcext:value-type="float">
            <text:p>51.8518518518519</text:p>
          </table:table-cell>
          <table:table-cell table:number-columns-repeated="2" office:value-type="float" office:value="43.4782608695652" calcext:value-type="float">
            <text:p>43.4782608695652</text:p>
          </table:table-cell>
          <table:table-cell office:value-type="float" office:value="4.83449500770702" calcext:value-type="float">
            <text:p>4.83449500770702</text:p>
          </table:table-cell>
          <table:table-cell table:formula="of:=STDEV([.D669];[.E669])" office:value-type="float" office:value="5.92102296645741" calcext:value-type="float">
            <text:p>5.92102296645741</text:p>
          </table:table-cell>
          <table:table-cell table:formula="of:=STDEV([.D669];[.F669])" office:value-type="float" office:value="5.92102296645741" calcext:value-type="float">
            <text:p>5.92102296645741</text:p>
          </table:table-cell>
          <table:table-cell table:formula="of:=STDEV([.E669];[.F6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chardo vinuesa antonio</text:p>
          </table:table-cell>
          <table:table-cell office:value-type="string" calcext:value-type="string">
            <text:p>picaud aymeric</text:p>
          </table:table-cell>
          <table:table-cell office:value-type="string" calcext:value-type="string">
            <text:p>no</text:p>
          </table:table-cell>
          <table:table-cell office:value-type="float" office:value="51.8518518518519" calcext:value-type="float">
            <text:p>51.8518518518519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5.62719560613671" calcext:value-type="float">
            <text:p>5.62719560613671</text:p>
          </table:table-cell>
          <table:table-cell table:formula="of:=STDEV([.D670];[.E670])" office:value-type="float" office:value="6.89187895893322" calcext:value-type="float">
            <text:p>6.89187895893322</text:p>
          </table:table-cell>
          <table:table-cell table:formula="of:=STDEV([.D670];[.F670])" office:value-type="float" office:value="6.89187895893322" calcext:value-type="float">
            <text:p>6.89187895893322</text:p>
          </table:table-cell>
          <table:table-cell table:formula="of:=STDEV([.E670];[.F6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ntier pierre</text:p>
          </table:table-cell>
          <table:table-cell office:value-type="string" calcext:value-type="string">
            <text:p>goelzer henri 18531929</text:p>
          </table:table-cell>
          <table:table-cell office:value-type="string" calcext:value-type="string">
            <text:p>no</text:p>
          </table:table-cell>
          <table:table-cell office:value-type="float" office:value="51.8518518518519" calcext:value-type="float">
            <text:p>51.8518518518519</text:p>
          </table:table-cell>
          <table:table-cell table:number-columns-repeated="2" office:value-type="float" office:value="38.8888888888889" calcext:value-type="float">
            <text:p>38.8888888888889</text:p>
          </table:table-cell>
          <table:table-cell office:value-type="float" office:value="7.48417015616182" calcext:value-type="float">
            <text:p>7.48417015616182</text:p>
          </table:table-cell>
          <table:table-cell table:formula="of:=STDEV([.D671];[.E671])" office:value-type="float" office:value="9.16619901538118" calcext:value-type="float">
            <text:p>9.16619901538118</text:p>
          </table:table-cell>
          <table:table-cell table:formula="of:=STDEV([.D671];[.F671])" office:value-type="float" office:value="9.16619901538118" calcext:value-type="float">
            <text:p>9.16619901538118</text:p>
          </table:table-cell>
          <table:table-cell table:formula="of:=STDEV([.E671];[.F6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quardt joachim 18121882</text:p>
          </table:table-cell>
          <table:table-cell office:value-type="string" calcext:value-type="string">
            <text:p>markward of fulda</text:p>
          </table:table-cell>
          <table:table-cell office:value-type="string" calcext:value-type="string">
            <text:p>no</text:p>
          </table:table-cell>
          <table:table-cell office:value-type="float" office:value="51.8518518518519" calcext:value-type="float">
            <text:p>51.8518518518519</text:p>
          </table:table-cell>
          <table:table-cell table:number-columns-repeated="2" office:value-type="float" office:value="37.2093023255814" calcext:value-type="float">
            <text:p>37.2093023255814</text:p>
          </table:table-cell>
          <table:table-cell office:value-type="float" office:value="8.45387991061468" calcext:value-type="float">
            <text:p>8.45387991061468</text:p>
          </table:table-cell>
          <table:table-cell table:formula="of:=STDEV([.D672];[.E672])" office:value-type="float" office:value="10.3538460638857" calcext:value-type="float">
            <text:p>10.3538460638857</text:p>
          </table:table-cell>
          <table:table-cell table:formula="of:=STDEV([.D672];[.F672])" office:value-type="float" office:value="10.3538460638857" calcext:value-type="float">
            <text:p>10.3538460638857</text:p>
          </table:table-cell>
          <table:table-cell table:formula="of:=STDEV([.E672];[.F6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acciolus antonius</text:p>
          </table:table-cell>
          <table:table-cell office:value-type="string" calcext:value-type="string">
            <text:p>epicuro marcantonio 14721555</text:p>
          </table:table-cell>
          <table:table-cell office:value-type="string" calcext:value-type="string">
            <text:p>no</text:p>
          </table:table-cell>
          <table:table-cell office:value-type="float" office:value="51.8518518518519" calcext:value-type="float">
            <text:p>51.8518518518519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10.6916716516597" calcext:value-type="float">
            <text:p>10.6916716516597</text:p>
          </table:table-cell>
          <table:table-cell table:formula="of:=STDEV([.D673];[.E673])" office:value-type="float" office:value="13.0945700219731" calcext:value-type="float">
            <text:p>13.0945700219731</text:p>
          </table:table-cell>
          <table:table-cell table:formula="of:=STDEV([.D673];[.F673])" office:value-type="float" office:value="13.0945700219731" calcext:value-type="float">
            <text:p>13.0945700219731</text:p>
          </table:table-cell>
          <table:table-cell table:formula="of:=STDEV([.E673];[.F6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nasatus albanus</text:p>
          </table:table-cell>
          <table:table-cell office:value-type="string" calcext:value-type="string">
            <text:p>spinoza benedictus de</text:p>
          </table:table-cell>
          <table:table-cell office:value-type="string" calcext:value-type="string">
            <text:p>no</text:p>
          </table:table-cell>
          <table:table-cell office:value-type="float" office:value="51.6129032258065" calcext:value-type="float">
            <text:p>51.6129032258065</text:p>
          </table:table-cell>
          <table:table-cell office:value-type="float" office:value="51.2820512820513" calcext:value-type="float">
            <text:p>51.2820512820513</text:p>
          </table:table-cell>
          <table:table-cell office:value-type="float" office:value="51.2820512820513" calcext:value-type="float">
            <text:p>51.2820512820513</text:p>
          </table:table-cell>
          <table:table-cell office:value-type="float" office:value="0.191017458788957" calcext:value-type="float">
            <text:p>0.191017458788957</text:p>
          </table:table-cell>
          <table:table-cell table:formula="of:=STDEV([.D674];[.E674])" office:value-type="float" office:value="0.233947652998027" calcext:value-type="float">
            <text:p>0.233947652998027</text:p>
          </table:table-cell>
          <table:table-cell table:formula="of:=STDEV([.D674];[.F674])" office:value-type="float" office:value="0.233947652998032" calcext:value-type="float">
            <text:p>0.233947652998032</text:p>
          </table:table-cell>
          <table:table-cell table:formula="of:=STDEV([.E674];[.F6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onaeus cornelius 15411611</text:p>
          </table:table-cell>
          <table:table-cell office:value-type="string" calcext:value-type="string">
            <text:p>schonack wilhelm 1885</text:p>
          </table:table-cell>
          <table:table-cell office:value-type="string" calcext:value-type="string">
            <text:p>no</text:p>
          </table:table-cell>
          <table:table-cell office:value-type="float" office:value="51.6129032258065" calcext:value-type="float">
            <text:p>51.6129032258065</text:p>
          </table:table-cell>
          <table:table-cell table:number-columns-repeated="2" office:value-type="float" office:value="40.8163265306122" calcext:value-type="float">
            <text:p>40.8163265306122</text:p>
          </table:table-cell>
          <table:table-cell office:value-type="float" office:value="6.23340646129681" calcext:value-type="float">
            <text:p>6.23340646129681</text:p>
          </table:table-cell>
          <table:table-cell table:formula="of:=STDEV([.D675];[.E675])" office:value-type="float" office:value="7.63433259477247" calcext:value-type="float">
            <text:p>7.63433259477247</text:p>
          </table:table-cell>
          <table:table-cell table:formula="of:=STDEV([.D675];[.F675])" office:value-type="float" office:value="7.63433259477247" calcext:value-type="float">
            <text:p>7.63433259477247</text:p>
          </table:table-cell>
          <table:table-cell table:formula="of:=STDEV([.E675];[.F6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drich carolus</text:p>
          </table:table-cell>
          <table:table-cell office:value-type="string" calcext:value-type="string">
            <text:p>fredegarius scholasticus</text:p>
          </table:table-cell>
          <table:table-cell office:value-type="string" calcext:value-type="string">
            <text:p>no</text:p>
          </table:table-cell>
          <table:table-cell office:value-type="float" office:value="51.6129032258065" calcext:value-type="float">
            <text:p>51.612903225806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.70471280349243" calcext:value-type="float">
            <text:p>6.70471280349243</text:p>
          </table:table-cell>
          <table:table-cell table:formula="of:=STDEV([.D676];[.E676])" office:value-type="float" office:value="8.21156262023087" calcext:value-type="float">
            <text:p>8.21156262023087</text:p>
          </table:table-cell>
          <table:table-cell table:formula="of:=STDEV([.D676];[.F676])" office:value-type="float" office:value="8.21156262023087" calcext:value-type="float">
            <text:p>8.21156262023087</text:p>
          </table:table-cell>
          <table:table-cell table:formula="of:=STDEV([.E676];[.F6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ganetti leandro</text:p>
          </table:table-cell>
          <table:table-cell office:value-type="string" calcext:value-type="string">
            <text:p>galvani luigi 17371798</text:p>
          </table:table-cell>
          <table:table-cell office:value-type="string" calcext:value-type="string">
            <text:p>no</text:p>
          </table:table-cell>
          <table:table-cell office:value-type="float" office:value="51.6129032258065" calcext:value-type="float">
            <text:p>51.612903225806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.70471280349243" calcext:value-type="float">
            <text:p>6.70471280349243</text:p>
          </table:table-cell>
          <table:table-cell table:formula="of:=STDEV([.D677];[.E677])" office:value-type="float" office:value="8.21156262023087" calcext:value-type="float">
            <text:p>8.21156262023087</text:p>
          </table:table-cell>
          <table:table-cell table:formula="of:=STDEV([.D677];[.F677])" office:value-type="float" office:value="8.21156262023087" calcext:value-type="float">
            <text:p>8.21156262023087</text:p>
          </table:table-cell>
          <table:table-cell table:formula="of:=STDEV([.E677];[.F6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arolo lorenzo 16741757</text:p>
          </table:table-cell>
          <table:table-cell office:value-type="string" calcext:value-type="string">
            <text:p>patrizi francesco</text:p>
          </table:table-cell>
          <table:table-cell office:value-type="string" calcext:value-type="string">
            <text:p>no</text:p>
          </table:table-cell>
          <table:table-cell office:value-type="float" office:value="51.6129032258065" calcext:value-type="float">
            <text:p>51.6129032258065</text:p>
          </table:table-cell>
          <table:table-cell table:number-columns-repeated="2" office:value-type="float" office:value="38.0952380952381" calcext:value-type="float">
            <text:p>38.0952380952381</text:p>
          </table:table-cell>
          <table:table-cell office:value-type="float" office:value="7.80442760194886" calcext:value-type="float">
            <text:p>7.80442760194886</text:p>
          </table:table-cell>
          <table:table-cell table:formula="of:=STDEV([.D678];[.E678])" office:value-type="float" office:value="9.55843267963382" calcext:value-type="float">
            <text:p>9.55843267963382</text:p>
          </table:table-cell>
          <table:table-cell table:formula="of:=STDEV([.D678];[.F678])" office:value-type="float" office:value="9.55843267963382" calcext:value-type="float">
            <text:p>9.55843267963382</text:p>
          </table:table-cell>
          <table:table-cell table:formula="of:=STDEV([.E678];[.F6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tala luigi 15521638</text:p>
          </table:table-cell>
          <table:table-cell office:value-type="string" calcext:value-type="string">
            <text:p>arrigo da settimello</text:p>
          </table:table-cell>
          <table:table-cell office:value-type="string" calcext:value-type="string">
            <text:p>no</text:p>
          </table:table-cell>
          <table:table-cell office:value-type="float" office:value="51.6129032258065" calcext:value-type="float">
            <text:p>51.6129032258065</text:p>
          </table:table-cell>
          <table:table-cell table:number-columns-repeated="2" office:value-type="float" office:value="38.0952380952381" calcext:value-type="float">
            <text:p>38.0952380952381</text:p>
          </table:table-cell>
          <table:table-cell office:value-type="float" office:value="7.80442760194886" calcext:value-type="float">
            <text:p>7.80442760194886</text:p>
          </table:table-cell>
          <table:table-cell table:formula="of:=STDEV([.D679];[.E679])" office:value-type="float" office:value="9.55843267963382" calcext:value-type="float">
            <text:p>9.55843267963382</text:p>
          </table:table-cell>
          <table:table-cell table:formula="of:=STDEV([.D679];[.F679])" office:value-type="float" office:value="9.55843267963382" calcext:value-type="float">
            <text:p>9.55843267963382</text:p>
          </table:table-cell>
          <table:table-cell table:formula="of:=STDEV([.E679];[.F6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llarius balthasar</text:p>
          </table:table-cell>
          <table:table-cell office:value-type="string" calcext:value-type="string">
            <text:p>cellanus of peronne 706</text:p>
          </table:table-cell>
          <table:table-cell office:value-type="string" calcext:value-type="string">
            <text:p>no</text:p>
          </table:table-cell>
          <table:table-cell office:value-type="float" office:value="51.6129032258065" calcext:value-type="float">
            <text:p>51.6129032258065</text:p>
          </table:table-cell>
          <table:table-cell table:number-columns-repeated="2" office:value-type="float" office:value="38.0952380952381" calcext:value-type="float">
            <text:p>38.0952380952381</text:p>
          </table:table-cell>
          <table:table-cell office:value-type="float" office:value="7.80442760194886" calcext:value-type="float">
            <text:p>7.80442760194886</text:p>
          </table:table-cell>
          <table:table-cell table:formula="of:=STDEV([.D680];[.E680])" office:value-type="float" office:value="9.55843267963382" calcext:value-type="float">
            <text:p>9.55843267963382</text:p>
          </table:table-cell>
          <table:table-cell table:formula="of:=STDEV([.D680];[.F680])" office:value-type="float" office:value="9.55843267963382" calcext:value-type="float">
            <text:p>9.55843267963382</text:p>
          </table:table-cell>
          <table:table-cell table:formula="of:=STDEV([.E680];[.F6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dellini vittorio</text:p>
          </table:table-cell>
          <table:table-cell office:value-type="string" calcext:value-type="string">
            <text:p>cardano girolamo 15011576</text:p>
          </table:table-cell>
          <table:table-cell office:value-type="string" calcext:value-type="string">
            <text:p>no</text:p>
          </table:table-cell>
          <table:table-cell office:value-type="float" office:value="51.4285714285714" calcext:value-type="float">
            <text:p>51.4285714285714</text:p>
          </table:table-cell>
          <table:table-cell table:number-columns-repeated="2" office:value-type="float" office:value="40.9090909090909" calcext:value-type="float">
            <text:p>40.9090909090909</text:p>
          </table:table-cell>
          <table:table-cell office:value-type="float" office:value="6.0734249096571" calcext:value-type="float">
            <text:p>6.0734249096571</text:p>
          </table:table-cell>
          <table:table-cell table:formula="of:=STDEV([.D681];[.E681])" office:value-type="float" office:value="7.43839600988446" calcext:value-type="float">
            <text:p>7.43839600988446</text:p>
          </table:table-cell>
          <table:table-cell table:formula="of:=STDEV([.D681];[.F681])" office:value-type="float" office:value="7.43839600988446" calcext:value-type="float">
            <text:p>7.43839600988446</text:p>
          </table:table-cell>
          <table:table-cell table:formula="of:=STDEV([.E681];[.F6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eo felino maria</text:p>
          </table:table-cell>
          <table:table-cell office:value-type="string" calcext:value-type="string">
            <text:p>vittorino da feltre 13781446</text:p>
          </table:table-cell>
          <table:table-cell office:value-type="string" calcext:value-type="string">
            <text:p>no</text:p>
          </table:table-cell>
          <table:table-cell office:value-type="float" office:value="51.4285714285714" calcext:value-type="float">
            <text:p>51.4285714285714</text:p>
          </table:table-cell>
          <table:table-cell table:number-columns-repeated="2" office:value-type="float" office:value="38.2978723404255" calcext:value-type="float">
            <text:p>38.2978723404255</text:p>
          </table:table-cell>
          <table:table-cell office:value-type="float" office:value="7.581012653189" calcext:value-type="float">
            <text:p>7.581012653189</text:p>
          </table:table-cell>
          <table:table-cell table:formula="of:=STDEV([.D682];[.E682])" office:value-type="float" office:value="9.28480636694797" calcext:value-type="float">
            <text:p>9.28480636694797</text:p>
          </table:table-cell>
          <table:table-cell table:formula="of:=STDEV([.D682];[.F682])" office:value-type="float" office:value="9.28480636694797" calcext:value-type="float">
            <text:p>9.28480636694797</text:p>
          </table:table-cell>
          <table:table-cell table:formula="of:=STDEV([.E682];[.F6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ucrantz paul 16051671</text:p>
          </table:table-cell>
          <table:table-cell office:value-type="string" calcext:value-type="string">
            <text:p>andre de neufchateau active 14th century</text:p>
          </table:table-cell>
          <table:table-cell office:value-type="string" calcext:value-type="string">
            <text:p>no</text:p>
          </table:table-cell>
          <table:table-cell office:value-type="float" office:value="51.4285714285714" calcext:value-type="float">
            <text:p>51.4285714285714</text:p>
          </table:table-cell>
          <table:table-cell office:value-type="float" office:value="31.7460317460317" calcext:value-type="float">
            <text:p>31.7460317460317</text:p>
          </table:table-cell>
          <table:table-cell office:value-type="float" office:value="31.7460317460317" calcext:value-type="float">
            <text:p>31.7460317460317</text:p>
          </table:table-cell>
          <table:table-cell office:value-type="float" office:value="11.3637195840498" calcext:value-type="float">
            <text:p>11.3637195840498</text:p>
          </table:table-cell>
          <table:table-cell table:formula="of:=STDEV([.D683];[.E683])" office:value-type="float" office:value="13.9176572804971" calcext:value-type="float">
            <text:p>13.9176572804971</text:p>
          </table:table-cell>
          <table:table-cell table:formula="of:=STDEV([.D683];[.F683])" office:value-type="float" office:value="13.9176572804971" calcext:value-type="float">
            <text:p>13.9176572804971</text:p>
          </table:table-cell>
          <table:table-cell table:formula="of:=STDEV([.E683];[.F6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ssuet francois 15201572</text:p>
          </table:table-cell>
          <table:table-cell office:value-type="string" calcext:value-type="string">
            <text:p>bovillus carolus 14791567</text:p>
          </table:table-cell>
          <table:table-cell office:value-type="string" calcext:value-type="string">
            <text:p>no</text:p>
          </table:table-cell>
          <table:table-cell office:value-type="float" office:value="51.2820512820513" calcext:value-type="float">
            <text:p>51.2820512820513</text:p>
          </table:table-cell>
          <table:table-cell table:number-columns-repeated="2" office:value-type="float" office:value="50.9803921568627" calcext:value-type="float">
            <text:p>50.9803921568627</text:p>
          </table:table-cell>
          <table:table-cell office:value-type="float" office:value="0.174162977131108" calcext:value-type="float">
            <text:p>0.174162977131108</text:p>
          </table:table-cell>
          <table:table-cell table:formula="of:=STDEV([.D684];[.E684])" office:value-type="float" office:value="0.213305213027615" calcext:value-type="float">
            <text:p>0.213305213027615</text:p>
          </table:table-cell>
          <table:table-cell table:formula="of:=STDEV([.D684];[.F684])" office:value-type="float" office:value="0.213305213027615" calcext:value-type="float">
            <text:p>0.213305213027615</text:p>
          </table:table-cell>
          <table:table-cell table:formula="of:=STDEV([.E684];[.F6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urr friedrich 1888</text:p>
          </table:table-cell>
          <table:table-cell office:value-type="string" calcext:value-type="string">
            <text:p>scholl fritz 18501919</text:p>
          </table:table-cell>
          <table:table-cell office:value-type="string" calcext:value-type="string">
            <text:p>no</text:p>
          </table:table-cell>
          <table:table-cell office:value-type="float" office:value="51.2820512820513" calcext:value-type="float">
            <text:p>51.2820512820513</text:p>
          </table:table-cell>
          <table:table-cell office:value-type="float" office:value="47.6190476190476" calcext:value-type="float">
            <text:p>47.6190476190476</text:p>
          </table:table-cell>
          <table:table-cell office:value-type="float" office:value="47.6190476190476" calcext:value-type="float">
            <text:p>47.6190476190476</text:p>
          </table:table-cell>
          <table:table-cell office:value-type="float" office:value="2.11483615087775" calcext:value-type="float">
            <text:p>2.11483615087775</text:p>
          </table:table-cell>
          <table:table-cell table:formula="of:=STDEV([.D685];[.E685])" office:value-type="float" office:value="2.59013472962105" calcext:value-type="float">
            <text:p>2.59013472962105</text:p>
          </table:table-cell>
          <table:table-cell table:formula="of:=STDEV([.D685];[.F685])" office:value-type="float" office:value="2.59013472962105" calcext:value-type="float">
            <text:p>2.59013472962105</text:p>
          </table:table-cell>
          <table:table-cell table:formula="of:=STDEV([.E685];[.F6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ntedera giulio 16881757</text:p>
          </table:table-cell>
          <table:table-cell office:value-type="string" calcext:value-type="string">
            <text:p>du pontet renatus 1868</text:p>
          </table:table-cell>
          <table:table-cell office:value-type="string" calcext:value-type="string">
            <text:p>no</text:p>
          </table:table-cell>
          <table:table-cell office:value-type="float" office:value="51.2820512820513" calcext:value-type="float">
            <text:p>51.2820512820513</text:p>
          </table:table-cell>
          <table:table-cell table:number-columns-repeated="2" office:value-type="float" office:value="55.3191489361702" calcext:value-type="float">
            <text:p>55.3191489361702</text:p>
          </table:table-cell>
          <table:table-cell office:value-type="float" office:value="2.33081941735038" calcext:value-type="float">
            <text:p>2.33081941735038</text:p>
          </table:table-cell>
          <table:table-cell table:formula="of:=STDEV([.D686];[.E686])" office:value-type="float" office:value="2.8546591275398" calcext:value-type="float">
            <text:p>2.8546591275398</text:p>
          </table:table-cell>
          <table:table-cell table:formula="of:=STDEV([.D686];[.F686])" office:value-type="float" office:value="2.8546591275398" calcext:value-type="float">
            <text:p>2.8546591275398</text:p>
          </table:table-cell>
          <table:table-cell table:formula="of:=STDEV([.E686];[.F6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drich carl johann 18711930</text:p>
          </table:table-cell>
          <table:table-cell office:value-type="string" calcext:value-type="string">
            <text:p>fredegarius scholasticus</text:p>
          </table:table-cell>
          <table:table-cell office:value-type="string" calcext:value-type="string">
            <text:p>no</text:p>
          </table:table-cell>
          <table:table-cell office:value-type="float" office:value="51.2820512820513" calcext:value-type="float">
            <text:p>51.2820512820513</text:p>
          </table:table-cell>
          <table:table-cell table:number-columns-repeated="2" office:value-type="float" office:value="37.7358490566038" calcext:value-type="float">
            <text:p>37.7358490566038</text:p>
          </table:table-cell>
          <table:table-cell office:value-type="float" office:value="7.82090350135922" calcext:value-type="float">
            <text:p>7.82090350135922</text:p>
          </table:table-cell>
          <table:table-cell table:formula="of:=STDEV([.D687];[.E687])" office:value-type="float" office:value="9.57861145293823" calcext:value-type="float">
            <text:p>9.57861145293823</text:p>
          </table:table-cell>
          <table:table-cell table:formula="of:=STDEV([.D687];[.F687])" office:value-type="float" office:value="9.57861145293823" calcext:value-type="float">
            <text:p>9.57861145293823</text:p>
          </table:table-cell>
          <table:table-cell table:formula="of:=STDEV([.E687];[.F6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naro giuseppe aurelio di 17011769</text:p>
          </table:table-cell>
          <table:table-cell office:value-type="string" calcext:value-type="string">
            <text:p>gennadius of marseilles</text:p>
          </table:table-cell>
          <table:table-cell office:value-type="string" calcext:value-type="string">
            <text:p>no</text:p>
          </table:table-cell>
          <table:table-cell office:value-type="float" office:value="51.2820512820513" calcext:value-type="float">
            <text:p>51.2820512820513</text:p>
          </table:table-cell>
          <table:table-cell table:number-columns-repeated="2" office:value-type="float" office:value="33.8983050847458" calcext:value-type="float">
            <text:p>33.8983050847458</text:p>
          </table:table-cell>
          <table:table-cell office:value-type="float" office:value="10.0365105465385" calcext:value-type="float">
            <text:p>10.0365105465385</text:p>
          </table:table-cell>
          <table:table-cell table:formula="of:=STDEV([.D688];[.E688])" office:value-type="float" office:value="12.2921648185406" calcext:value-type="float">
            <text:p>12.2921648185406</text:p>
          </table:table-cell>
          <table:table-cell table:formula="of:=STDEV([.D688];[.F688])" office:value-type="float" office:value="12.2921648185406" calcext:value-type="float">
            <text:p>12.2921648185406</text:p>
          </table:table-cell>
          <table:table-cell table:formula="of:=STDEV([.E688];[.F6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lielmus archiepiscopus tyri</text:p>
          </table:table-cell>
          <table:table-cell office:value-type="string" calcext:value-type="string">
            <text:p>william of tyre archbishop of tyre approximately 1130approximately 1190</text:p>
          </table:table-cell>
          <table:table-cell office:value-type="string" calcext:value-type="string">
            <text:p>no</text:p>
          </table:table-cell>
          <table:table-cell office:value-type="float" office:value="50.9090909090909" calcext:value-type="float">
            <text:p>50.9090909090909</text:p>
          </table:table-cell>
          <table:table-cell office:value-type="float" office:value="32.6086956521739" calcext:value-type="float">
            <text:p>32.6086956521739</text:p>
          </table:table-cell>
          <table:table-cell office:value-type="float" office:value="32" calcext:value-type="float">
            <text:p>32</text:p>
          </table:table-cell>
          <table:table-cell office:value-type="float" office:value="10.7457642505053" calcext:value-type="float">
            <text:p>10.7457642505053</text:p>
          </table:table-cell>
          <table:table-cell table:formula="of:=STDEV([.D689];[.E689])" office:value-type="float" office:value="12.9403335845601" calcext:value-type="float">
            <text:p>12.9403335845601</text:p>
          </table:table-cell>
          <table:table-cell table:formula="of:=STDEV([.D689];[.F689])" office:value-type="float" office:value="13.3707464078911" calcext:value-type="float">
            <text:p>13.3707464078911</text:p>
          </table:table-cell>
          <table:table-cell table:formula="of:=STDEV([.E689];[.F689])" office:value-type="float" office:value="0.43041282333094" calcext:value-type="float">
            <text:p>0.43041282333094</text:p>
          </table:table-cell>
        </table:table-row>
        <table:table-row table:style-name="ro1">
          <table:table-cell office:value-type="string" calcext:value-type="string">
            <text:p>chokier jean 15711656</text:p>
          </table:table-cell>
          <table:table-cell office:value-type="string" calcext:value-type="string">
            <text:p>jacob emile 18671953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8.7804878048781" calcext:value-type="float">
            <text:p>48.7804878048781</text:p>
          </table:table-cell>
          <table:table-cell office:value-type="float" office:value="0.70408569413369" calcext:value-type="float">
            <text:p>0.70408569413369</text:p>
          </table:table-cell>
          <table:table-cell table:formula="of:=STDEV([.D690];[.E690])" office:value-type="float" office:value="0.862325342910423" calcext:value-type="float">
            <text:p>0.862325342910423</text:p>
          </table:table-cell>
          <table:table-cell table:formula="of:=STDEV([.D690];[.F690])" office:value-type="float" office:value="0.862325342910423" calcext:value-type="float">
            <text:p>0.862325342910423</text:p>
          </table:table-cell>
          <table:table-cell table:formula="of:=STDEV([.E690];[.F6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ssis sp 1852</text:p>
          </table:table-cell>
          <table:table-cell office:value-type="string" calcext:value-type="string">
            <text:p>vast henri 18471921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8.4848484848485" calcext:value-type="float">
            <text:p>48.4848484848485</text:p>
          </table:table-cell>
          <table:table-cell office:value-type="float" office:value="0.874773135135797" calcext:value-type="float">
            <text:p>0.874773135135797</text:p>
          </table:table-cell>
          <table:table-cell table:formula="of:=STDEV([.D691];[.E691])" office:value-type="float" office:value="1.07137391088871" calcext:value-type="float">
            <text:p>1.07137391088871</text:p>
          </table:table-cell>
          <table:table-cell table:formula="of:=STDEV([.D691];[.F691])" office:value-type="float" office:value="1.07137391088871" calcext:value-type="float">
            <text:p>1.07137391088871</text:p>
          </table:table-cell>
          <table:table-cell table:formula="of:=STDEV([.E691];[.F6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ineccius christian 16681752</text:p>
          </table:table-cell>
          <table:table-cell office:value-type="string" calcext:value-type="string">
            <text:p>reinesius thomas 15871667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48.1481481481481" calcext:value-type="float">
            <text:p>48.1481481481481</text:p>
          </table:table-cell>
          <table:table-cell office:value-type="float" office:value="48.1481481481482" calcext:value-type="float">
            <text:p>48.1481481481482</text:p>
          </table:table-cell>
          <table:table-cell office:value-type="float" office:value="1.06916716516597" calcext:value-type="float">
            <text:p>1.06916716516597</text:p>
          </table:table-cell>
          <table:table-cell table:formula="of:=STDEV([.D692];[.E692])" office:value-type="float" office:value="1.30945700219731" calcext:value-type="float">
            <text:p>1.30945700219731</text:p>
          </table:table-cell>
          <table:table-cell table:formula="of:=STDEV([.D692];[.F692])" office:value-type="float" office:value="1.30945700219731" calcext:value-type="float">
            <text:p>1.30945700219731</text:p>
          </table:table-cell>
          <table:table-cell table:formula="of:=STDEV([.E692];[.F6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uhn karl gottlob 17541840</text:p>
          </table:table-cell>
          <table:table-cell office:value-type="string" calcext:value-type="string">
            <text:p>kubler bernhard 18591940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.15470053837925" calcext:value-type="float">
            <text:p>1.15470053837925</text:p>
          </table:table-cell>
          <table:table-cell table:formula="of:=STDEV([.D693];[.E693])" office:value-type="float" office:value="1.4142135623731" calcext:value-type="float">
            <text:p>1.4142135623731</text:p>
          </table:table-cell>
          <table:table-cell table:formula="of:=STDEV([.D693];[.F693])" office:value-type="float" office:value="1.4142135623731" calcext:value-type="float">
            <text:p>1.4142135623731</text:p>
          </table:table-cell>
          <table:table-cell table:formula="of:=STDEV([.E693];[.F6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reuders otto 1865</text:p>
          </table:table-cell>
          <table:table-cell office:value-type="string" calcext:value-type="string">
            <text:p>schrevel cornelis 16081664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2.1739130434783" calcext:value-type="float">
            <text:p>52.1739130434783</text:p>
          </table:table-cell>
          <table:table-cell office:value-type="float" office:value="1.25510928084701" calcext:value-type="float">
            <text:p>1.25510928084701</text:p>
          </table:table-cell>
          <table:table-cell table:formula="of:=STDEV([.D694];[.E694])" office:value-type="float" office:value="1.53718865475336" calcext:value-type="float">
            <text:p>1.53718865475336</text:p>
          </table:table-cell>
          <table:table-cell table:formula="of:=STDEV([.D694];[.F694])" office:value-type="float" office:value="1.53718865475336" calcext:value-type="float">
            <text:p>1.53718865475336</text:p>
          </table:table-cell>
          <table:table-cell table:formula="of:=STDEV([.E694];[.F6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ille alfred 18601942</text:p>
          </table:table-cell>
          <table:table-cell office:value-type="string" calcext:value-type="string">
            <text:p>cowley abraham 16181667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7.8260869565217" calcext:value-type="float">
            <text:p>47.8260869565217</text:p>
          </table:table-cell>
          <table:table-cell office:value-type="float" office:value="1.25510928084701" calcext:value-type="float">
            <text:p>1.25510928084701</text:p>
          </table:table-cell>
          <table:table-cell table:formula="of:=STDEV([.D695];[.E695])" office:value-type="float" office:value="1.53718865475336" calcext:value-type="float">
            <text:p>1.53718865475336</text:p>
          </table:table-cell>
          <table:table-cell table:formula="of:=STDEV([.D695];[.F695])" office:value-type="float" office:value="1.53718865475336" calcext:value-type="float">
            <text:p>1.53718865475336</text:p>
          </table:table-cell>
          <table:table-cell table:formula="of:=STDEV([.E695];[.F6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annes actuarius 13th14th cent</text:p>
          </table:table-cell>
          <table:table-cell office:value-type="string" calcext:value-type="string">
            <text:p>acton john 1350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7.8260869565217" calcext:value-type="float">
            <text:p>47.8260869565217</text:p>
          </table:table-cell>
          <table:table-cell office:value-type="float" office:value="1.25510928084701" calcext:value-type="float">
            <text:p>1.25510928084701</text:p>
          </table:table-cell>
          <table:table-cell table:formula="of:=STDEV([.D696];[.E696])" office:value-type="float" office:value="1.53718865475336" calcext:value-type="float">
            <text:p>1.53718865475336</text:p>
          </table:table-cell>
          <table:table-cell table:formula="of:=STDEV([.D696];[.F696])" office:value-type="float" office:value="1.53718865475336" calcext:value-type="float">
            <text:p>1.53718865475336</text:p>
          </table:table-cell>
          <table:table-cell table:formula="of:=STDEV([.E696];[.F6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onio cesare 15381607</text:p>
          </table:table-cell>
          <table:table-cell office:value-type="string" calcext:value-type="string">
            <text:p>casaubon isaac 15591614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7.8260869565217" calcext:value-type="float">
            <text:p>47.8260869565217</text:p>
          </table:table-cell>
          <table:table-cell office:value-type="float" office:value="1.25510928084701" calcext:value-type="float">
            <text:p>1.25510928084701</text:p>
          </table:table-cell>
          <table:table-cell table:formula="of:=STDEV([.D697];[.E697])" office:value-type="float" office:value="1.53718865475336" calcext:value-type="float">
            <text:p>1.53718865475336</text:p>
          </table:table-cell>
          <table:table-cell table:formula="of:=STDEV([.D697];[.F697])" office:value-type="float" office:value="1.53718865475336" calcext:value-type="float">
            <text:p>1.53718865475336</text:p>
          </table:table-cell>
          <table:table-cell table:formula="of:=STDEV([.E697];[.F6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ssi giovanni angelo 15901665</text:p>
          </table:table-cell>
          <table:table-cell office:value-type="string" calcext:value-type="string">
            <text:p>bosscha johannes 17971874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47.2727272727273" calcext:value-type="float">
            <text:p>47.2727272727273</text:p>
          </table:table-cell>
          <table:table-cell office:value-type="float" office:value="47.2727272727273" calcext:value-type="float">
            <text:p>47.2727272727273</text:p>
          </table:table-cell>
          <table:table-cell office:value-type="float" office:value="1.57459164324443" calcext:value-type="float">
            <text:p>1.57459164324443</text:p>
          </table:table-cell>
          <table:table-cell table:formula="of:=STDEV([.D698];[.E698])" office:value-type="float" office:value="1.92847303959967" calcext:value-type="float">
            <text:p>1.92847303959967</text:p>
          </table:table-cell>
          <table:table-cell table:formula="of:=STDEV([.D698];[.F698])" office:value-type="float" office:value="1.92847303959967" calcext:value-type="float">
            <text:p>1.92847303959967</text:p>
          </table:table-cell>
          <table:table-cell table:formula="of:=STDEV([.E698];[.F6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ille edmond 15791647</text:p>
          </table:table-cell>
          <table:table-cell office:value-type="string" calcext:value-type="string">
            <text:p>merouville charles de hallot de 16251705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50.7936507936508" calcext:value-type="float">
            <text:p>50.7936507936508</text:p>
          </table:table-cell>
          <table:table-cell office:value-type="float" office:value="1.74121509755602" calcext:value-type="float">
            <text:p>1.74121509755602</text:p>
          </table:table-cell>
          <table:table-cell table:formula="of:=STDEV([.D699];[.E699])" office:value-type="float" office:value="2.35702260395516" calcext:value-type="float">
            <text:p>2.35702260395516</text:p>
          </table:table-cell>
          <table:table-cell table:formula="of:=STDEV([.D699];[.F699])" office:value-type="float" office:value="0.56119585808456" calcext:value-type="float">
            <text:p>0.56119585808456</text:p>
          </table:table-cell>
          <table:table-cell table:formula="of:=STDEV([.E699];[.F699])" office:value-type="float" office:value="1.7958267458706" calcext:value-type="float">
            <text:p>1.7958267458706</text:p>
          </table:table-cell>
        </table:table-row>
        <table:table-row table:style-name="ro1">
          <table:table-cell office:value-type="string" calcext:value-type="string">
            <text:p>poiret pierre 16461719</text:p>
          </table:table-cell>
          <table:table-cell office:value-type="string" calcext:value-type="string">
            <text:p>gerberon gabriel 16281711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6.8085106382979" calcext:value-type="float">
            <text:p>46.8085106382979</text:p>
          </table:table-cell>
          <table:table-cell office:value-type="float" office:value="1.84260724209455" calcext:value-type="float">
            <text:p>1.84260724209455</text:p>
          </table:table-cell>
          <table:table-cell table:formula="of:=STDEV([.D700];[.E700])" office:value-type="float" office:value="2.2567237697443" calcext:value-type="float">
            <text:p>2.2567237697443</text:p>
          </table:table-cell>
          <table:table-cell table:formula="of:=STDEV([.D700];[.F700])" office:value-type="float" office:value="2.2567237697443" calcext:value-type="float">
            <text:p>2.2567237697443</text:p>
          </table:table-cell>
          <table:table-cell table:formula="of:=STDEV([.E700];[.F7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ers jean baptiste 16361703</text:p>
          </table:table-cell>
          <table:table-cell office:value-type="string" calcext:value-type="string">
            <text:p>thou jacquesauguste de 15531617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6.6666666666667" calcext:value-type="float">
            <text:p>46.6666666666667</text:p>
          </table:table-cell>
          <table:table-cell office:value-type="float" office:value="1.92450089729875" calcext:value-type="float">
            <text:p>1.92450089729875</text:p>
          </table:table-cell>
          <table:table-cell table:formula="of:=STDEV([.D701];[.E701])" office:value-type="float" office:value="2.35702260395516" calcext:value-type="float">
            <text:p>2.35702260395516</text:p>
          </table:table-cell>
          <table:table-cell table:formula="of:=STDEV([.D701];[.F701])" office:value-type="float" office:value="2.35702260395516" calcext:value-type="float">
            <text:p>2.35702260395516</text:p>
          </table:table-cell>
          <table:table-cell table:formula="of:=STDEV([.E701];[.F7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si roberto</text:p>
          </table:table-cell>
          <table:table-cell office:value-type="string" calcext:value-type="string">
            <text:p>orsisius saint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6.1538461538462" calcext:value-type="float">
            <text:p>46.1538461538462</text:p>
          </table:table-cell>
          <table:table-cell office:value-type="float" office:value="2.22057795842164" calcext:value-type="float">
            <text:p>2.22057795842164</text:p>
          </table:table-cell>
          <table:table-cell table:formula="of:=STDEV([.D702];[.E702])" office:value-type="float" office:value="2.71964146610211" calcext:value-type="float">
            <text:p>2.71964146610211</text:p>
          </table:table-cell>
          <table:table-cell table:formula="of:=STDEV([.D702];[.F702])" office:value-type="float" office:value="2.71964146610211" calcext:value-type="float">
            <text:p>2.71964146610211</text:p>
          </table:table-cell>
          <table:table-cell table:formula="of:=STDEV([.E702];[.F7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llavicino agostino m 1618</text:p>
          </table:table-cell>
          <table:table-cell office:value-type="string" calcext:value-type="string">
            <text:p>palladius bishop of aspuna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45.2830188679245" calcext:value-type="float">
            <text:p>45.2830188679245</text:p>
          </table:table-cell>
          <table:table-cell office:value-type="float" office:value="45.2830188679245" calcext:value-type="float">
            <text:p>45.2830188679245</text:p>
          </table:table-cell>
          <table:table-cell office:value-type="float" office:value="2.72335032636616" calcext:value-type="float">
            <text:p>2.72335032636616</text:p>
          </table:table-cell>
          <table:table-cell table:formula="of:=STDEV([.D703];[.E703])" office:value-type="float" office:value="3.33540934521957" calcext:value-type="float">
            <text:p>3.33540934521957</text:p>
          </table:table-cell>
          <table:table-cell table:formula="of:=STDEV([.D703];[.F703])" office:value-type="float" office:value="3.33540934521956" calcext:value-type="float">
            <text:p>3.33540934521956</text:p>
          </table:table-cell>
          <table:table-cell table:formula="of:=STDEV([.E703];[.F7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ebeck johannes 1842</text:p>
          </table:table-cell>
          <table:table-cell office:value-type="string" calcext:value-type="string">
            <text:p>seeck otto 18501921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office:value-type="float" office:value="2.88675134594813" calcext:value-type="float">
            <text:p>2.88675134594813</text:p>
          </table:table-cell>
          <table:table-cell table:formula="of:=STDEV([.D704];[.E704])" office:value-type="float" office:value="3.53553390593274" calcext:value-type="float">
            <text:p>3.53553390593274</text:p>
          </table:table-cell>
          <table:table-cell table:formula="of:=STDEV([.D704];[.F704])" office:value-type="float" office:value="3.53553390593274" calcext:value-type="float">
            <text:p>3.53553390593274</text:p>
          </table:table-cell>
          <table:table-cell table:formula="of:=STDEV([.E704];[.F7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der matthaus 15611634</text:p>
          </table:table-cell>
          <table:table-cell office:value-type="string" calcext:value-type="string">
            <text:p>radermacher ludwig 18671952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4" calcext:value-type="float">
            <text:p>44</text:p>
          </table:table-cell>
          <table:table-cell office:value-type="float" office:value="3.46410161513776" calcext:value-type="float">
            <text:p>3.46410161513776</text:p>
          </table:table-cell>
          <table:table-cell table:formula="of:=STDEV([.D705];[.E705])" office:value-type="float" office:value="4.24264068711929" calcext:value-type="float">
            <text:p>4.24264068711929</text:p>
          </table:table-cell>
          <table:table-cell table:formula="of:=STDEV([.D705];[.F705])" office:value-type="float" office:value="4.24264068711929" calcext:value-type="float">
            <text:p>4.24264068711929</text:p>
          </table:table-cell>
          <table:table-cell table:formula="of:=STDEV([.E705];[.F7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pella prospero m 1703</text:p>
          </table:table-cell>
          <table:table-cell office:value-type="string" calcext:value-type="string">
            <text:p>prosper of aquitaine saint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4" calcext:value-type="float">
            <text:p>44</text:p>
          </table:table-cell>
          <table:table-cell office:value-type="float" office:value="3.46410161513776" calcext:value-type="float">
            <text:p>3.46410161513776</text:p>
          </table:table-cell>
          <table:table-cell table:formula="of:=STDEV([.D706];[.E706])" office:value-type="float" office:value="4.24264068711929" calcext:value-type="float">
            <text:p>4.24264068711929</text:p>
          </table:table-cell>
          <table:table-cell table:formula="of:=STDEV([.D706];[.F706])" office:value-type="float" office:value="4.24264068711929" calcext:value-type="float">
            <text:p>4.24264068711929</text:p>
          </table:table-cell>
          <table:table-cell table:formula="of:=STDEV([.E706];[.F7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mier franz 16801728</text:p>
          </table:table-cell>
          <table:table-cell office:value-type="string" calcext:value-type="string">
            <text:p>schmidt wilhelm 18621905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3.4782608695652" calcext:value-type="float">
            <text:p>43.4782608695652</text:p>
          </table:table-cell>
          <table:table-cell office:value-type="float" office:value="3.76532784254104" calcext:value-type="float">
            <text:p>3.76532784254104</text:p>
          </table:table-cell>
          <table:table-cell table:formula="of:=STDEV([.D707];[.E707])" office:value-type="float" office:value="4.61156596426009" calcext:value-type="float">
            <text:p>4.61156596426009</text:p>
          </table:table-cell>
          <table:table-cell table:formula="of:=STDEV([.D707];[.F707])" office:value-type="float" office:value="4.61156596426009" calcext:value-type="float">
            <text:p>4.61156596426009</text:p>
          </table:table-cell>
          <table:table-cell table:formula="of:=STDEV([.E707];[.F7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evers g r 18111866</text:p>
          </table:table-cell>
          <table:table-cell office:value-type="string" calcext:value-type="string">
            <text:p>siebelis johannes 18171867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56.5217391304348" calcext:value-type="float">
            <text:p>56.5217391304348</text:p>
          </table:table-cell>
          <table:table-cell office:value-type="float" office:value="56.5217391304348" calcext:value-type="float">
            <text:p>56.5217391304348</text:p>
          </table:table-cell>
          <table:table-cell office:value-type="float" office:value="3.76532784254104" calcext:value-type="float">
            <text:p>3.76532784254104</text:p>
          </table:table-cell>
          <table:table-cell table:formula="of:=STDEV([.D708];[.E708])" office:value-type="float" office:value="4.61156596426009" calcext:value-type="float">
            <text:p>4.61156596426009</text:p>
          </table:table-cell>
          <table:table-cell table:formula="of:=STDEV([.D708];[.F708])" office:value-type="float" office:value="4.6115659642601" calcext:value-type="float">
            <text:p>4.6115659642601</text:p>
          </table:table-cell>
          <table:table-cell table:formula="of:=STDEV([.E708];[.F7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dini girolamo ca 15541634</text:p>
          </table:table-cell>
          <table:table-cell office:value-type="string" calcext:value-type="string">
            <text:p>dandolo andrea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4.12393049421161" calcext:value-type="float">
            <text:p>4.12393049421161</text:p>
          </table:table-cell>
          <table:table-cell table:formula="of:=STDEV([.D709];[.E709])" office:value-type="float" office:value="5.05076272276106" calcext:value-type="float">
            <text:p>5.05076272276106</text:p>
          </table:table-cell>
          <table:table-cell table:formula="of:=STDEV([.D709];[.F709])" office:value-type="float" office:value="5.05076272276105" calcext:value-type="float">
            <text:p>5.05076272276105</text:p>
          </table:table-cell>
          <table:table-cell table:formula="of:=STDEV([.E709];[.F7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eau michel</text:p>
          </table:table-cell>
          <table:table-cell office:value-type="string" calcext:value-type="string">
            <text:p>navagero andrea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4.12393049421161" calcext:value-type="float">
            <text:p>4.12393049421161</text:p>
          </table:table-cell>
          <table:table-cell table:formula="of:=STDEV([.D710];[.E710])" office:value-type="float" office:value="5.05076272276106" calcext:value-type="float">
            <text:p>5.05076272276106</text:p>
          </table:table-cell>
          <table:table-cell table:formula="of:=STDEV([.D710];[.F710])" office:value-type="float" office:value="5.05076272276105" calcext:value-type="float">
            <text:p>5.05076272276105</text:p>
          </table:table-cell>
          <table:table-cell table:formula="of:=STDEV([.E710];[.F7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m ole 15881654</text:p>
          </table:table-cell>
          <table:table-cell office:value-type="string" calcext:value-type="string">
            <text:p>wowern johann van der 15741612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42.5531914893617" calcext:value-type="float">
            <text:p>42.5531914893617</text:p>
          </table:table-cell>
          <table:table-cell office:value-type="float" office:value="42.5531914893617" calcext:value-type="float">
            <text:p>42.5531914893617</text:p>
          </table:table-cell>
          <table:table-cell office:value-type="float" office:value="4.29941689822062" calcext:value-type="float">
            <text:p>4.29941689822062</text:p>
          </table:table-cell>
          <table:table-cell table:formula="of:=STDEV([.D711];[.E711])" office:value-type="float" office:value="5.26568879607004" calcext:value-type="float">
            <text:p>5.26568879607004</text:p>
          </table:table-cell>
          <table:table-cell table:formula="of:=STDEV([.D711];[.F711])" office:value-type="float" office:value="5.26568879607004" calcext:value-type="float">
            <text:p>5.26568879607004</text:p>
          </table:table-cell>
          <table:table-cell table:formula="of:=STDEV([.E711];[.F7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kac ignac</text:p>
          </table:table-cell>
          <table:table-cell office:value-type="string" calcext:value-type="string">
            <text:p>tirechan saint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1.6666666666667" calcext:value-type="float">
            <text:p>41.6666666666667</text:p>
          </table:table-cell>
          <table:table-cell office:value-type="float" office:value="4.81125224324688" calcext:value-type="float">
            <text:p>4.81125224324688</text:p>
          </table:table-cell>
          <table:table-cell table:formula="of:=STDEV([.D712];[.E712])" office:value-type="float" office:value="5.8925565098879" calcext:value-type="float">
            <text:p>5.8925565098879</text:p>
          </table:table-cell>
          <table:table-cell table:formula="of:=STDEV([.D712];[.F712])" office:value-type="float" office:value="5.8925565098879" calcext:value-type="float">
            <text:p>5.8925565098879</text:p>
          </table:table-cell>
          <table:table-cell table:formula="of:=STDEV([.E712];[.F7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dstedt carl fredrik otto 1838</text:p>
          </table:table-cell>
          <table:table-cell office:value-type="string" calcext:value-type="string">
            <text:p>nordmeyer gustav 1868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1.5094339622642" calcext:value-type="float">
            <text:p>41.5094339622642</text:p>
          </table:table-cell>
          <table:table-cell office:value-type="float" office:value="4.90203058745909" calcext:value-type="float">
            <text:p>4.90203058745909</text:p>
          </table:table-cell>
          <table:table-cell table:formula="of:=STDEV([.D713];[.E713])" office:value-type="float" office:value="6.00373682139521" calcext:value-type="float">
            <text:p>6.00373682139521</text:p>
          </table:table-cell>
          <table:table-cell table:formula="of:=STDEV([.D713];[.F713])" office:value-type="float" office:value="6.00373682139521" calcext:value-type="float">
            <text:p>6.00373682139521</text:p>
          </table:table-cell>
          <table:table-cell table:formula="of:=STDEV([.E713];[.F7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erda nicasius de</text:p>
          </table:table-cell>
          <table:table-cell office:value-type="string" calcext:value-type="string">
            <text:p>vopiscus flavius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41.1764705882353" calcext:value-type="float">
            <text:p>41.1764705882353</text:p>
          </table:table-cell>
          <table:table-cell office:value-type="float" office:value="41.1764705882353" calcext:value-type="float">
            <text:p>41.1764705882353</text:p>
          </table:table-cell>
          <table:table-cell office:value-type="float" office:value="5.09426708108493" calcext:value-type="float">
            <text:p>5.09426708108493</text:p>
          </table:table-cell>
          <table:table-cell table:formula="of:=STDEV([.D714];[.E714])" office:value-type="float" office:value="6.23917748105777" calcext:value-type="float">
            <text:p>6.23917748105777</text:p>
          </table:table-cell>
          <table:table-cell table:formula="of:=STDEV([.D714];[.F714])" office:value-type="float" office:value="6.23917748105778" calcext:value-type="float">
            <text:p>6.23917748105778</text:p>
          </table:table-cell>
          <table:table-cell table:formula="of:=STDEV([.E714];[.F7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ste armand 18381902</text:p>
          </table:table-cell>
          <table:table-cell office:value-type="string" calcext:value-type="string">
            <text:p>gast johannes 1552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41.025641025641" calcext:value-type="float">
            <text:p>41.025641025641</text:p>
          </table:table-cell>
          <table:table-cell office:value-type="float" office:value="41.025641025641" calcext:value-type="float">
            <text:p>41.025641025641</text:p>
          </table:table-cell>
          <table:table-cell office:value-type="float" office:value="5.18134856965049" calcext:value-type="float">
            <text:p>5.18134856965049</text:p>
          </table:table-cell>
          <table:table-cell table:formula="of:=STDEV([.D715];[.E715])" office:value-type="float" office:value="6.34583008757158" calcext:value-type="float">
            <text:p>6.34583008757158</text:p>
          </table:table-cell>
          <table:table-cell table:formula="of:=STDEV([.D715];[.F715])" office:value-type="float" office:value="6.34583008757158" calcext:value-type="float">
            <text:p>6.34583008757158</text:p>
          </table:table-cell>
          <table:table-cell table:formula="of:=STDEV([.E715];[.F7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geningen jacob van</text:p>
          </table:table-cell>
          <table:table-cell office:value-type="string" calcext:value-type="string">
            <text:p>wagener auguste 18291896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.9090909090909" calcext:value-type="float">
            <text:p>40.9090909090909</text:p>
          </table:table-cell>
          <table:table-cell office:value-type="float" office:value="5.24863881081478" calcext:value-type="float">
            <text:p>5.24863881081478</text:p>
          </table:table-cell>
          <table:table-cell table:formula="of:=STDEV([.D716];[.E716])" office:value-type="float" office:value="6.42824346533225" calcext:value-type="float">
            <text:p>6.42824346533225</text:p>
          </table:table-cell>
          <table:table-cell table:formula="of:=STDEV([.D716];[.F716])" office:value-type="float" office:value="6.42824346533225" calcext:value-type="float">
            <text:p>6.42824346533225</text:p>
          </table:table-cell>
          <table:table-cell table:formula="of:=STDEV([.E716];[.F7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cini celso 15421612</text:p>
          </table:table-cell>
          <table:table-cell office:value-type="string" calcext:value-type="string">
            <text:p>celsus aulus cornelius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.9090909090909" calcext:value-type="float">
            <text:p>40.9090909090909</text:p>
          </table:table-cell>
          <table:table-cell office:value-type="float" office:value="5.24863881081478" calcext:value-type="float">
            <text:p>5.24863881081478</text:p>
          </table:table-cell>
          <table:table-cell table:formula="of:=STDEV([.D717];[.E717])" office:value-type="float" office:value="6.42824346533225" calcext:value-type="float">
            <text:p>6.42824346533225</text:p>
          </table:table-cell>
          <table:table-cell table:formula="of:=STDEV([.D717];[.F717])" office:value-type="float" office:value="6.42824346533225" calcext:value-type="float">
            <text:p>6.42824346533225</text:p>
          </table:table-cell>
          <table:table-cell table:formula="of:=STDEV([.E717];[.F7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sse jonas frederik</text:p>
          </table:table-cell>
          <table:table-cell office:value-type="string" calcext:value-type="string">
            <text:p>hesselius franciscus 16801746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.8163265306122" calcext:value-type="float">
            <text:p>40.8163265306122</text:p>
          </table:table-cell>
          <table:table-cell office:value-type="float" office:value="5.30219634970065" calcext:value-type="float">
            <text:p>5.30219634970065</text:p>
          </table:table-cell>
          <table:table-cell table:formula="of:=STDEV([.D718];[.E718])" office:value-type="float" office:value="6.49383778640707" calcext:value-type="float">
            <text:p>6.49383778640707</text:p>
          </table:table-cell>
          <table:table-cell table:formula="of:=STDEV([.D718];[.F718])" office:value-type="float" office:value="6.49383778640707" calcext:value-type="float">
            <text:p>6.49383778640707</text:p>
          </table:table-cell>
          <table:table-cell table:formula="of:=STDEV([.E718];[.F7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dus euricius 14841535</text:p>
          </table:table-cell>
          <table:table-cell office:value-type="string" calcext:value-type="string">
            <text:p>eulogius of cordoba saint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.8163265306122" calcext:value-type="float">
            <text:p>40.8163265306122</text:p>
          </table:table-cell>
          <table:table-cell office:value-type="float" office:value="5.30219634970065" calcext:value-type="float">
            <text:p>5.30219634970065</text:p>
          </table:table-cell>
          <table:table-cell table:formula="of:=STDEV([.D719];[.E719])" office:value-type="float" office:value="6.49383778640707" calcext:value-type="float">
            <text:p>6.49383778640707</text:p>
          </table:table-cell>
          <table:table-cell table:formula="of:=STDEV([.D719];[.F719])" office:value-type="float" office:value="6.49383778640707" calcext:value-type="float">
            <text:p>6.49383778640707</text:p>
          </table:table-cell>
          <table:table-cell table:formula="of:=STDEV([.E719];[.F7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yphiander johannes</text:p>
          </table:table-cell>
          <table:table-cell office:value-type="string" calcext:value-type="string">
            <text:p>gryphius sebastianus 14931556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.8163265306122" calcext:value-type="float">
            <text:p>40.8163265306122</text:p>
          </table:table-cell>
          <table:table-cell office:value-type="float" office:value="5.30219634970065" calcext:value-type="float">
            <text:p>5.30219634970065</text:p>
          </table:table-cell>
          <table:table-cell table:formula="of:=STDEV([.D720];[.E720])" office:value-type="float" office:value="6.49383778640707" calcext:value-type="float">
            <text:p>6.49383778640707</text:p>
          </table:table-cell>
          <table:table-cell table:formula="of:=STDEV([.D720];[.F720])" office:value-type="float" office:value="6.49383778640707" calcext:value-type="float">
            <text:p>6.49383778640707</text:p>
          </table:table-cell>
          <table:table-cell table:formula="of:=STDEV([.E720];[.F7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demia molshemensis francia</text:p>
          </table:table-cell>
          <table:table-cell office:value-type="string" calcext:value-type="string">
            <text:p>molza francesco maria 14891544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40.6779661016949" calcext:value-type="float">
            <text:p>40.6779661016949</text:p>
          </table:table-cell>
          <table:table-cell office:value-type="float" office:value="40.6779661016949" calcext:value-type="float">
            <text:p>40.6779661016949</text:p>
          </table:table-cell>
          <table:table-cell office:value-type="float" office:value="5.38207878058126" calcext:value-type="float">
            <text:p>5.38207878058126</text:p>
          </table:table-cell>
          <table:table-cell table:formula="of:=STDEV([.D721];[.E721])" office:value-type="float" office:value="6.59167338394239" calcext:value-type="float">
            <text:p>6.59167338394239</text:p>
          </table:table-cell>
          <table:table-cell table:formula="of:=STDEV([.D721];[.F721])" office:value-type="float" office:value="6.59167338394239" calcext:value-type="float">
            <text:p>6.59167338394239</text:p>
          </table:table-cell>
          <table:table-cell table:formula="of:=STDEV([.E721];[.F7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zoulet johannes</text:p>
          </table:table-cell>
          <table:table-cell office:value-type="string" calcext:value-type="string">
            <text:p>isidore of seville saint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.77350269189626" calcext:value-type="float">
            <text:p>5.77350269189626</text:p>
          </table:table-cell>
          <table:table-cell table:formula="of:=STDEV([.D722];[.E722])" office:value-type="float" office:value="7.07106781186548" calcext:value-type="float">
            <text:p>7.07106781186548</text:p>
          </table:table-cell>
          <table:table-cell table:formula="of:=STDEV([.D722];[.F722])" office:value-type="float" office:value="7.07106781186548" calcext:value-type="float">
            <text:p>7.07106781186548</text:p>
          </table:table-cell>
          <table:table-cell table:formula="of:=STDEV([.E722];[.F7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vizzano giovanni</text:p>
          </table:table-cell>
          <table:table-cell office:value-type="string" calcext:value-type="string">
            <text:p>nebrija antonio de 14441522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.77350269189626" calcext:value-type="float">
            <text:p>5.77350269189626</text:p>
          </table:table-cell>
          <table:table-cell table:formula="of:=STDEV([.D723];[.E723])" office:value-type="float" office:value="7.07106781186548" calcext:value-type="float">
            <text:p>7.07106781186548</text:p>
          </table:table-cell>
          <table:table-cell table:formula="of:=STDEV([.D723];[.F723])" office:value-type="float" office:value="7.07106781186548" calcext:value-type="float">
            <text:p>7.07106781186548</text:p>
          </table:table-cell>
          <table:table-cell table:formula="of:=STDEV([.E723];[.F7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a pedro de</text:p>
          </table:table-cell>
          <table:table-cell office:value-type="string" calcext:value-type="string">
            <text:p>john xxi pope 1277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.77350269189626" calcext:value-type="float">
            <text:p>5.77350269189626</text:p>
          </table:table-cell>
          <table:table-cell table:formula="of:=STDEV([.D724];[.E724])" office:value-type="float" office:value="7.07106781186548" calcext:value-type="float">
            <text:p>7.07106781186548</text:p>
          </table:table-cell>
          <table:table-cell table:formula="of:=STDEV([.D724];[.F724])" office:value-type="float" office:value="7.07106781186548" calcext:value-type="float">
            <text:p>7.07106781186548</text:p>
          </table:table-cell>
          <table:table-cell table:formula="of:=STDEV([.E724];[.F7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eest pieter van</text:p>
          </table:table-cell>
          <table:table-cell office:value-type="string" calcext:value-type="string">
            <text:p>forset edward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8.7096774193548" calcext:value-type="float">
            <text:p>38.7096774193548</text:p>
          </table:table-cell>
          <table:table-cell office:value-type="float" office:value="6.51847078117319" calcext:value-type="float">
            <text:p>6.51847078117319</text:p>
          </table:table-cell>
          <table:table-cell table:formula="of:=STDEV([.D725];[.E725])" office:value-type="float" office:value="7.98346365855779" calcext:value-type="float">
            <text:p>7.98346365855779</text:p>
          </table:table-cell>
          <table:table-cell table:formula="of:=STDEV([.D725];[.F725])" office:value-type="float" office:value="7.98346365855779" calcext:value-type="float">
            <text:p>7.98346365855779</text:p>
          </table:table-cell>
          <table:table-cell table:formula="of:=STDEV([.E725];[.F7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roath abbey</text:p>
          </table:table-cell>
          <table:table-cell office:value-type="string" calcext:value-type="string">
            <text:p>arderne john active 13071370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8.0952380952381" calcext:value-type="float">
            <text:p>38.0952380952381</text:p>
          </table:table-cell>
          <table:table-cell office:value-type="float" office:value="6.87321749035269" calcext:value-type="float">
            <text:p>6.87321749035269</text:p>
          </table:table-cell>
          <table:table-cell table:formula="of:=STDEV([.D726];[.E726])" office:value-type="float" office:value="8.41793787126842" calcext:value-type="float">
            <text:p>8.41793787126842</text:p>
          </table:table-cell>
          <table:table-cell table:formula="of:=STDEV([.D726];[.F726])" office:value-type="float" office:value="8.41793787126842" calcext:value-type="float">
            <text:p>8.41793787126842</text:p>
          </table:table-cell>
          <table:table-cell table:formula="of:=STDEV([.E726];[.F7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sain salih ibn 13th cent</text:p>
          </table:table-cell>
          <table:table-cell office:value-type="string" calcext:value-type="string">
            <text:p>avicenna 9801037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8.0952380952381" calcext:value-type="float">
            <text:p>38.0952380952381</text:p>
          </table:table-cell>
          <table:table-cell office:value-type="float" office:value="6.87321749035269" calcext:value-type="float">
            <text:p>6.87321749035269</text:p>
          </table:table-cell>
          <table:table-cell table:formula="of:=STDEV([.D727];[.E727])" office:value-type="float" office:value="8.41793787126842" calcext:value-type="float">
            <text:p>8.41793787126842</text:p>
          </table:table-cell>
          <table:table-cell table:formula="of:=STDEV([.D727];[.F727])" office:value-type="float" office:value="8.41793787126842" calcext:value-type="float">
            <text:p>8.41793787126842</text:p>
          </table:table-cell>
          <table:table-cell table:formula="of:=STDEV([.E727];[.F7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assiz louis 18071873</text:p>
          </table:table-cell>
          <table:table-cell office:value-type="string" calcext:value-type="string">
            <text:p>agapetus i pope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7.8378378378378" calcext:value-type="float">
            <text:p>37.8378378378378</text:p>
          </table:table-cell>
          <table:table-cell office:value-type="float" office:value="7.02182759825221" calcext:value-type="float">
            <text:p>7.02182759825221</text:p>
          </table:table-cell>
          <table:table-cell table:formula="of:=STDEV([.D728];[.E728])" office:value-type="float" office:value="8.59994733875531" calcext:value-type="float">
            <text:p>8.59994733875531</text:p>
          </table:table-cell>
          <table:table-cell table:formula="of:=STDEV([.D728];[.F728])" office:value-type="float" office:value="8.59994733875531" calcext:value-type="float">
            <text:p>8.59994733875531</text:p>
          </table:table-cell>
          <table:table-cell table:formula="of:=STDEV([.E728];[.F7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ovane giovanni</text:p>
          </table:table-cell>
          <table:table-cell office:value-type="string" calcext:value-type="string">
            <text:p>giovio paolo 14831552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7.8378378378378" calcext:value-type="float">
            <text:p>37.8378378378378</text:p>
          </table:table-cell>
          <table:table-cell office:value-type="float" office:value="7.02182759825221" calcext:value-type="float">
            <text:p>7.02182759825221</text:p>
          </table:table-cell>
          <table:table-cell table:formula="of:=STDEV([.D729];[.E729])" office:value-type="float" office:value="8.59994733875531" calcext:value-type="float">
            <text:p>8.59994733875531</text:p>
          </table:table-cell>
          <table:table-cell table:formula="of:=STDEV([.D729];[.F729])" office:value-type="float" office:value="8.59994733875531" calcext:value-type="float">
            <text:p>8.59994733875531</text:p>
          </table:table-cell>
          <table:table-cell table:formula="of:=STDEV([.E729];[.F7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reantonelli sebastiano</text:p>
          </table:table-cell>
          <table:table-cell office:value-type="string" calcext:value-type="string">
            <text:p>giovanni dandrea approximately 12701348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7.5" calcext:value-type="float">
            <text:p>37.5</text:p>
          </table:table-cell>
          <table:table-cell office:value-type="float" office:value="7.21687836487032" calcext:value-type="float">
            <text:p>7.21687836487032</text:p>
          </table:table-cell>
          <table:table-cell table:formula="of:=STDEV([.D730];[.E730])" office:value-type="float" office:value="8.83883476483184" calcext:value-type="float">
            <text:p>8.83883476483184</text:p>
          </table:table-cell>
          <table:table-cell table:formula="of:=STDEV([.D730];[.F730])" office:value-type="float" office:value="8.83883476483184" calcext:value-type="float">
            <text:p>8.83883476483184</text:p>
          </table:table-cell>
          <table:table-cell table:formula="of:=STDEV([.E730];[.F7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odt gerard</text:p>
          </table:table-cell>
          <table:table-cell office:value-type="string" calcext:value-type="string">
            <text:p>nodell jan adam 1814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7.5" calcext:value-type="float">
            <text:p>37.5</text:p>
          </table:table-cell>
          <table:table-cell office:value-type="float" office:value="7.21687836487032" calcext:value-type="float">
            <text:p>7.21687836487032</text:p>
          </table:table-cell>
          <table:table-cell table:formula="of:=STDEV([.D731];[.E731])" office:value-type="float" office:value="8.83883476483184" calcext:value-type="float">
            <text:p>8.83883476483184</text:p>
          </table:table-cell>
          <table:table-cell table:formula="of:=STDEV([.D731];[.F731])" office:value-type="float" office:value="8.83883476483184" calcext:value-type="float">
            <text:p>8.83883476483184</text:p>
          </table:table-cell>
          <table:table-cell table:formula="of:=STDEV([.E731];[.F7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storis jean</text:p>
          </table:table-cell>
          <table:table-cell office:value-type="string" calcext:value-type="string">
            <text:p>george the pisidian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7.5" calcext:value-type="float">
            <text:p>37.5</text:p>
          </table:table-cell>
          <table:table-cell office:value-type="float" office:value="7.21687836487032" calcext:value-type="float">
            <text:p>7.21687836487032</text:p>
          </table:table-cell>
          <table:table-cell table:formula="of:=STDEV([.D732];[.E732])" office:value-type="float" office:value="8.83883476483184" calcext:value-type="float">
            <text:p>8.83883476483184</text:p>
          </table:table-cell>
          <table:table-cell table:formula="of:=STDEV([.D732];[.F732])" office:value-type="float" office:value="8.83883476483184" calcext:value-type="float">
            <text:p>8.83883476483184</text:p>
          </table:table-cell>
          <table:table-cell table:formula="of:=STDEV([.E732];[.F7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hl johann carl</text:p>
          </table:table-cell>
          <table:table-cell office:value-type="string" calcext:value-type="string">
            <text:p>pohlenz m max 18721962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6.8421052631579" calcext:value-type="float">
            <text:p>36.8421052631579</text:p>
          </table:table-cell>
          <table:table-cell office:value-type="float" office:value="7.59671406828455" calcext:value-type="float">
            <text:p>7.59671406828455</text:p>
          </table:table-cell>
          <table:table-cell table:formula="of:=STDEV([.D733];[.E733])" office:value-type="float" office:value="9.30403659455983" calcext:value-type="float">
            <text:p>9.30403659455983</text:p>
          </table:table-cell>
          <table:table-cell table:formula="of:=STDEV([.D733];[.F733])" office:value-type="float" office:value="9.30403659455983" calcext:value-type="float">
            <text:p>9.30403659455983</text:p>
          </table:table-cell>
          <table:table-cell table:formula="of:=STDEV([.E733];[.F7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igtius richard from old catalog</text:p>
          </table:table-cell>
          <table:table-cell office:value-type="string" calcext:value-type="string">
            <text:p>vopiscus flavius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36.734693877551" calcext:value-type="float">
            <text:p>36.734693877551</text:p>
          </table:table-cell>
          <table:table-cell office:value-type="float" office:value="36.734693877551" calcext:value-type="float">
            <text:p>36.734693877551</text:p>
          </table:table-cell>
          <table:table-cell office:value-type="float" office:value="7.65872806067871" calcext:value-type="float">
            <text:p>7.65872806067871</text:p>
          </table:table-cell>
          <table:table-cell table:formula="of:=STDEV([.D734];[.E734])" office:value-type="float" office:value="9.3799879136991" calcext:value-type="float">
            <text:p>9.3799879136991</text:p>
          </table:table-cell>
          <table:table-cell table:formula="of:=STDEV([.D734];[.F734])" office:value-type="float" office:value="9.3799879136991" calcext:value-type="float">
            <text:p>9.3799879136991</text:p>
          </table:table-cell>
          <table:table-cell table:formula="of:=STDEV([.E734];[.F7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ere adrian van</text:p>
          </table:table-cell>
          <table:table-cell office:value-type="string" calcext:value-type="string">
            <text:p>nicholas of lyra approximately 12701349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6.3636363636364" calcext:value-type="float">
            <text:p>36.3636363636364</text:p>
          </table:table-cell>
          <table:table-cell office:value-type="float" office:value="7.87295821622217" calcext:value-type="float">
            <text:p>7.87295821622217</text:p>
          </table:table-cell>
          <table:table-cell table:formula="of:=STDEV([.D735];[.E735])" office:value-type="float" office:value="9.64236519799837" calcext:value-type="float">
            <text:p>9.64236519799837</text:p>
          </table:table-cell>
          <table:table-cell table:formula="of:=STDEV([.D735];[.F735])" office:value-type="float" office:value="9.64236519799837" calcext:value-type="float">
            <text:p>9.64236519799837</text:p>
          </table:table-cell>
          <table:table-cell table:formula="of:=STDEV([.E735];[.F7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pina pedro juan si 15301566</text:p>
          </table:table-cell>
          <table:table-cell office:value-type="string" calcext:value-type="string">
            <text:p>perpetuus turonensis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8.08290376865476" calcext:value-type="float">
            <text:p>8.08290376865476</text:p>
          </table:table-cell>
          <table:table-cell table:formula="of:=STDEV([.D736];[.E736])" office:value-type="float" office:value="9.89949493661167" calcext:value-type="float">
            <text:p>9.89949493661167</text:p>
          </table:table-cell>
          <table:table-cell table:formula="of:=STDEV([.D736];[.F736])" office:value-type="float" office:value="9.89949493661167" calcext:value-type="float">
            <text:p>9.89949493661167</text:p>
          </table:table-cell>
          <table:table-cell table:formula="of:=STDEV([.E736];[.F7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ulfus monachus</text:p>
          </table:table-cell>
          <table:table-cell office:value-type="string" calcext:value-type="string">
            <text:p>marck henricus hadrianus van der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8.08290376865476" calcext:value-type="float">
            <text:p>8.08290376865476</text:p>
          </table:table-cell>
          <table:table-cell table:formula="of:=STDEV([.D737];[.E737])" office:value-type="float" office:value="9.89949493661167" calcext:value-type="float">
            <text:p>9.89949493661167</text:p>
          </table:table-cell>
          <table:table-cell table:formula="of:=STDEV([.D737];[.F737])" office:value-type="float" office:value="9.89949493661167" calcext:value-type="float">
            <text:p>9.89949493661167</text:p>
          </table:table-cell>
          <table:table-cell table:formula="of:=STDEV([.E737];[.F7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he alfred of </text:p>
          </table:table-cell>
          <table:table-cell office:value-type="string" calcext:value-type="string">
            <text:p>ruhnkenius david 17231798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35.8974358974359" calcext:value-type="float">
            <text:p>35.8974358974359</text:p>
          </table:table-cell>
          <table:table-cell office:value-type="float" office:value="35.8974358974359" calcext:value-type="float">
            <text:p>35.8974358974359</text:p>
          </table:table-cell>
          <table:table-cell office:value-type="float" office:value="8.14211918087934" calcext:value-type="float">
            <text:p>8.14211918087934</text:p>
          </table:table-cell>
          <table:table-cell table:formula="of:=STDEV([.D738];[.E738])" office:value-type="float" office:value="9.97201870904106" calcext:value-type="float">
            <text:p>9.97201870904106</text:p>
          </table:table-cell>
          <table:table-cell table:formula="of:=STDEV([.D738];[.F738])" office:value-type="float" office:value="9.97201870904106" calcext:value-type="float">
            <text:p>9.97201870904106</text:p>
          </table:table-cell>
          <table:table-cell table:formula="of:=STDEV([.E738];[.F7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 preau gabriel</text:p>
          </table:table-cell>
          <table:table-cell office:value-type="string" calcext:value-type="string">
            <text:p>philippe de pretot etienneandre 17101787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5.7142857142857" calcext:value-type="float">
            <text:p>35.7142857142857</text:p>
          </table:table-cell>
          <table:table-cell office:value-type="float" office:value="8.24786098842323" calcext:value-type="float">
            <text:p>8.24786098842323</text:p>
          </table:table-cell>
          <table:table-cell table:formula="of:=STDEV([.D739];[.E739])" office:value-type="float" office:value="10.1015254455221" calcext:value-type="float">
            <text:p>10.1015254455221</text:p>
          </table:table-cell>
          <table:table-cell table:formula="of:=STDEV([.D739];[.F739])" office:value-type="float" office:value="10.1015254455221" calcext:value-type="float">
            <text:p>10.1015254455221</text:p>
          </table:table-cell>
          <table:table-cell table:formula="of:=STDEV([.E739];[.F7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eften benedictus van</text:p>
          </table:table-cell>
          <table:table-cell office:value-type="string" calcext:value-type="string">
            <text:p>haraeus franciscus 15551631 or 1632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35.0877192982456" calcext:value-type="float">
            <text:p>35.0877192982456</text:p>
          </table:table-cell>
          <table:table-cell office:value-type="float" office:value="35.0877192982456" calcext:value-type="float">
            <text:p>35.0877192982456</text:p>
          </table:table-cell>
          <table:table-cell office:value-type="float" office:value="8.60960927738916" calcext:value-type="float">
            <text:p>8.60960927738916</text:p>
          </table:table-cell>
          <table:table-cell table:formula="of:=STDEV([.D740];[.E740])" office:value-type="float" office:value="10.5445748071678" calcext:value-type="float">
            <text:p>10.5445748071678</text:p>
          </table:table-cell>
          <table:table-cell table:formula="of:=STDEV([.D740];[.F740])" office:value-type="float" office:value="10.5445748071678" calcext:value-type="float">
            <text:p>10.5445748071678</text:p>
          </table:table-cell>
          <table:table-cell table:formula="of:=STDEV([.E740];[.F7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ofani ercole</text:p>
          </table:table-cell>
          <table:table-cell office:value-type="string" calcext:value-type="string">
            <text:p>feofan archbishop of novgorod 16811736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4.6153846153846" calcext:value-type="float">
            <text:p>34.6153846153846</text:p>
          </table:table-cell>
          <table:table-cell office:value-type="float" office:value="8.88231183368655" calcext:value-type="float">
            <text:p>8.88231183368655</text:p>
          </table:table-cell>
          <table:table-cell table:formula="of:=STDEV([.D741];[.E741])" office:value-type="float" office:value="10.8785658644084" calcext:value-type="float">
            <text:p>10.8785658644084</text:p>
          </table:table-cell>
          <table:table-cell table:formula="of:=STDEV([.D741];[.F741])" office:value-type="float" office:value="10.8785658644084" calcext:value-type="float">
            <text:p>10.8785658644084</text:p>
          </table:table-cell>
          <table:table-cell table:formula="of:=STDEV([.E741];[.F7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gi girolamo</text:p>
          </table:table-cell>
          <table:table-cell office:value-type="string" calcext:value-type="string">
            <text:p>magliabechi antonio 16331714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9.62250448649376" calcext:value-type="float">
            <text:p>9.62250448649376</text:p>
          </table:table-cell>
          <table:table-cell table:formula="of:=STDEV([.D742];[.E742])" office:value-type="float" office:value="11.7851130197758" calcext:value-type="float">
            <text:p>11.7851130197758</text:p>
          </table:table-cell>
          <table:table-cell table:formula="of:=STDEV([.D742];[.F742])" office:value-type="float" office:value="11.7851130197758" calcext:value-type="float">
            <text:p>11.7851130197758</text:p>
          </table:table-cell>
          <table:table-cell table:formula="of:=STDEV([.E742];[.F7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emani giuseppe simone 16871768</text:p>
          </table:table-cell>
          <table:table-cell office:value-type="string" calcext:value-type="string">
            <text:p>asser john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2.5581395348837" calcext:value-type="float">
            <text:p>32.5581395348837</text:p>
          </table:table-cell>
          <table:table-cell office:value-type="float" office:value="10.0700628347028" calcext:value-type="float">
            <text:p>10.0700628347028</text:p>
          </table:table-cell>
          <table:table-cell table:formula="of:=STDEV([.D743];[.E743])" office:value-type="float" office:value="12.3332578113933" calcext:value-type="float">
            <text:p>12.3332578113933</text:p>
          </table:table-cell>
          <table:table-cell table:formula="of:=STDEV([.D743];[.F743])" office:value-type="float" office:value="12.3332578113933" calcext:value-type="float">
            <text:p>12.3332578113933</text:p>
          </table:table-cell>
          <table:table-cell table:formula="of:=STDEV([.E743];[.F7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ucius jo dominicus</text:p>
          </table:table-cell>
          <table:table-cell office:value-type="string" calcext:value-type="string">
            <text:p>martiwros saint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2.4324324324324" calcext:value-type="float">
            <text:p>32.4324324324324</text:p>
          </table:table-cell>
          <table:table-cell office:value-type="float" office:value="10.1426398641421" calcext:value-type="float">
            <text:p>10.1426398641421</text:p>
          </table:table-cell>
          <table:table-cell table:formula="of:=STDEV([.D744];[.E744])" office:value-type="float" office:value="12.4221461559799" calcext:value-type="float">
            <text:p>12.4221461559799</text:p>
          </table:table-cell>
          <table:table-cell table:formula="of:=STDEV([.D744];[.F744])" office:value-type="float" office:value="12.4221461559799" calcext:value-type="float">
            <text:p>12.4221461559799</text:p>
          </table:table-cell>
          <table:table-cell table:formula="of:=STDEV([.E744];[.F7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o y del rio ignacio jordan de 17421814</text:p>
          </table:table-cell>
          <table:table-cell office:value-type="string" calcext:value-type="string">
            <text:p>asser john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31.3725490196078" calcext:value-type="float">
            <text:p>31.3725490196078</text:p>
          </table:table-cell>
          <table:table-cell office:value-type="float" office:value="31.3725490196078" calcext:value-type="float">
            <text:p>31.3725490196078</text:p>
          </table:table-cell>
          <table:table-cell office:value-type="float" office:value="10.754563837846" calcext:value-type="float">
            <text:p>10.754563837846</text:p>
          </table:table-cell>
          <table:table-cell table:formula="of:=STDEV([.D745];[.E745])" office:value-type="float" office:value="13.1715969044553" calcext:value-type="float">
            <text:p>13.1715969044553</text:p>
          </table:table-cell>
          <table:table-cell table:formula="of:=STDEV([.D745];[.F745])" office:value-type="float" office:value="13.1715969044553" calcext:value-type="float">
            <text:p>13.1715969044553</text:p>
          </table:table-cell>
          <table:table-cell table:formula="of:=STDEV([.E745];[.F7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ragus aloysius</text:p>
          </table:table-cell>
          <table:table-cell office:value-type="string" calcext:value-type="string">
            <text:p>birger gregersson archbishop of uppsala 13271383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1.25" calcext:value-type="float">
            <text:p>31.25</text:p>
          </table:table-cell>
          <table:table-cell office:value-type="float" office:value="10.8253175473055" calcext:value-type="float">
            <text:p>10.8253175473055</text:p>
          </table:table-cell>
          <table:table-cell table:formula="of:=STDEV([.D746];[.E746])" office:value-type="float" office:value="13.2582521472478" calcext:value-type="float">
            <text:p>13.2582521472478</text:p>
          </table:table-cell>
          <table:table-cell table:formula="of:=STDEV([.D746];[.F746])" office:value-type="float" office:value="13.2582521472478" calcext:value-type="float">
            <text:p>13.2582521472478</text:p>
          </table:table-cell>
          <table:table-cell table:formula="of:=STDEV([.E746];[.F7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yer johann 15151588</text:p>
          </table:table-cell>
          <table:table-cell office:value-type="string" calcext:value-type="string">
            <text:p>weyman carl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1.25" calcext:value-type="float">
            <text:p>31.25</text:p>
          </table:table-cell>
          <table:table-cell office:value-type="float" office:value="10.8253175473055" calcext:value-type="float">
            <text:p>10.8253175473055</text:p>
          </table:table-cell>
          <table:table-cell table:formula="of:=STDEV([.D747];[.E747])" office:value-type="float" office:value="13.2582521472478" calcext:value-type="float">
            <text:p>13.2582521472478</text:p>
          </table:table-cell>
          <table:table-cell table:formula="of:=STDEV([.D747];[.F747])" office:value-type="float" office:value="13.2582521472478" calcext:value-type="float">
            <text:p>13.2582521472478</text:p>
          </table:table-cell>
          <table:table-cell table:formula="of:=STDEV([.E747];[.F7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val giuseppe</text:p>
          </table:table-cell>
          <table:table-cell office:value-type="string" calcext:value-type="string">
            <text:p>novati francesco 18591915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11.1028897921082" calcext:value-type="float">
            <text:p>11.1028897921082</text:p>
          </table:table-cell>
          <table:table-cell table:formula="of:=STDEV([.D748];[.E748])" office:value-type="float" office:value="13.5982073305105" calcext:value-type="float">
            <text:p>13.5982073305105</text:p>
          </table:table-cell>
          <table:table-cell table:formula="of:=STDEV([.D748];[.F748])" office:value-type="float" office:value="13.5982073305105" calcext:value-type="float">
            <text:p>13.5982073305105</text:p>
          </table:table-cell>
          <table:table-cell table:formula="of:=STDEV([.E748];[.F7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yers heinrich engelin</text:p>
          </table:table-cell>
          <table:table-cell office:value-type="string" calcext:value-type="string">
            <text:p>weyman carl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9.4117647058823" calcext:value-type="float">
            <text:p>29.4117647058823</text:p>
          </table:table-cell>
          <table:table-cell office:value-type="float" office:value="11.8866231891982" calcext:value-type="float">
            <text:p>11.8866231891982</text:p>
          </table:table-cell>
          <table:table-cell table:formula="of:=STDEV([.D749];[.E749])" office:value-type="float" office:value="14.5580807891348" calcext:value-type="float">
            <text:p>14.5580807891348</text:p>
          </table:table-cell>
          <table:table-cell table:formula="of:=STDEV([.D749];[.F749])" office:value-type="float" office:value="14.5580807891348" calcext:value-type="float">
            <text:p>14.5580807891348</text:p>
          </table:table-cell>
          <table:table-cell table:formula="of:=STDEV([.E749];[.F7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chorius petrus</text:p>
          </table:table-cell>
          <table:table-cell office:value-type="string" calcext:value-type="string">
            <text:p>bersuire pierre approximately 12901362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29.0909090909091" calcext:value-type="float">
            <text:p>29.0909090909091</text:p>
          </table:table-cell>
          <table:table-cell office:value-type="float" office:value="29.0909090909091" calcext:value-type="float">
            <text:p>29.0909090909091</text:p>
          </table:table-cell>
          <table:table-cell office:value-type="float" office:value="12.071869264874" calcext:value-type="float">
            <text:p>12.071869264874</text:p>
          </table:table-cell>
          <table:table-cell table:formula="of:=STDEV([.D750];[.E750])" office:value-type="float" office:value="14.7849599702642" calcext:value-type="float">
            <text:p>14.7849599702642</text:p>
          </table:table-cell>
          <table:table-cell table:formula="of:=STDEV([.D750];[.F750])" office:value-type="float" office:value="14.7849599702642" calcext:value-type="float">
            <text:p>14.7849599702642</text:p>
          </table:table-cell>
          <table:table-cell table:formula="of:=STDEV([.E750];[.F7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reti desiderio</text:p>
          </table:table-cell>
          <table:table-cell office:value-type="string" calcext:value-type="string">
            <text:p>sperulo francesco active 15th16th century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28.0701754385965" calcext:value-type="float">
            <text:p>28.0701754385965</text:p>
          </table:table-cell>
          <table:table-cell office:value-type="float" office:value="28.0701754385965" calcext:value-type="float">
            <text:p>28.0701754385965</text:p>
          </table:table-cell>
          <table:table-cell office:value-type="float" office:value="12.6611901138076" calcext:value-type="float">
            <text:p>12.6611901138076</text:p>
          </table:table-cell>
          <table:table-cell table:formula="of:=STDEV([.D751];[.E751])" office:value-type="float" office:value="15.5067276575997" calcext:value-type="float">
            <text:p>15.5067276575997</text:p>
          </table:table-cell>
          <table:table-cell table:formula="of:=STDEV([.D751];[.F751])" office:value-type="float" office:value="15.5067276575997" calcext:value-type="float">
            <text:p>15.5067276575997</text:p>
          </table:table-cell>
          <table:table-cell table:formula="of:=STDEV([.E751];[.F7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leusner wilhelm</text:p>
          </table:table-cell>
          <table:table-cell office:value-type="string" calcext:value-type="string">
            <text:p>schlee friedrich 18541913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7.9069767441861" calcext:value-type="float">
            <text:p>27.9069767441861</text:p>
          </table:table-cell>
          <table:table-cell office:value-type="float" office:value="12.7554129239568" calcext:value-type="float">
            <text:p>12.7554129239568</text:p>
          </table:table-cell>
          <table:table-cell table:formula="of:=STDEV([.D752];[.E752])" office:value-type="float" office:value="15.6221265610981" calcext:value-type="float">
            <text:p>15.6221265610981</text:p>
          </table:table-cell>
          <table:table-cell table:formula="of:=STDEV([.D752];[.F752])" office:value-type="float" office:value="15.6221265610981" calcext:value-type="float">
            <text:p>15.6221265610981</text:p>
          </table:table-cell>
          <table:table-cell table:formula="of:=STDEV([.E752];[.F7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sorio jeronimo obispo de silves 15061580</text:p>
          </table:table-cell>
          <table:table-cell office:value-type="string" calcext:value-type="string">
            <text:p>hosius of cordoba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27.5862068965517" calcext:value-type="float">
            <text:p>27.5862068965517</text:p>
          </table:table-cell>
          <table:table-cell office:value-type="float" office:value="27.5862068965517" calcext:value-type="float">
            <text:p>27.5862068965517</text:p>
          </table:table-cell>
          <table:table-cell office:value-type="float" office:value="12.9406094818364" calcext:value-type="float">
            <text:p>12.9406094818364</text:p>
          </table:table-cell>
          <table:table-cell table:formula="of:=STDEV([.D753];[.E753])" office:value-type="float" office:value="15.8489450955605" calcext:value-type="float">
            <text:p>15.8489450955605</text:p>
          </table:table-cell>
          <table:table-cell table:formula="of:=STDEV([.D753];[.F753])" office:value-type="float" office:value="15.8489450955605" calcext:value-type="float">
            <text:p>15.8489450955605</text:p>
          </table:table-cell>
          <table:table-cell table:formula="of:=STDEV([.E753];[.F7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ssevino giovanni battista 15201549</text:p>
          </table:table-cell>
          <table:table-cell office:value-type="string" calcext:value-type="string">
            <text:p>possidius saint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7.4509803921569" calcext:value-type="float">
            <text:p>27.4509803921569</text:p>
          </table:table-cell>
          <table:table-cell office:value-type="float" office:value="13.0186825405504" calcext:value-type="float">
            <text:p>13.0186825405504</text:p>
          </table:table-cell>
          <table:table-cell table:formula="of:=STDEV([.D754];[.E754])" office:value-type="float" office:value="15.9445646738143" calcext:value-type="float">
            <text:p>15.9445646738143</text:p>
          </table:table-cell>
          <table:table-cell table:formula="of:=STDEV([.D754];[.F754])" office:value-type="float" office:value="15.9445646738143" calcext:value-type="float">
            <text:p>15.9445646738143</text:p>
          </table:table-cell>
          <table:table-cell table:formula="of:=STDEV([.E754];[.F7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ssevino antonio 1533 or 41611</text:p>
          </table:table-cell>
          <table:table-cell office:value-type="string" calcext:value-type="string">
            <text:p>possidius saint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26.0869565217391" calcext:value-type="float">
            <text:p>26.0869565217391</text:p>
          </table:table-cell>
          <table:table-cell office:value-type="float" office:value="26.0869565217391" calcext:value-type="float">
            <text:p>26.0869565217391</text:p>
          </table:table-cell>
          <table:table-cell office:value-type="float" office:value="13.8062020893171" calcext:value-type="float">
            <text:p>13.8062020893171</text:p>
          </table:table-cell>
          <table:table-cell table:formula="of:=STDEV([.D755];[.E755])" office:value-type="float" office:value="16.909075202287" calcext:value-type="float">
            <text:p>16.909075202287</text:p>
          </table:table-cell>
          <table:table-cell table:formula="of:=STDEV([.D755];[.F755])" office:value-type="float" office:value="16.909075202287" calcext:value-type="float">
            <text:p>16.909075202287</text:p>
          </table:table-cell>
          <table:table-cell table:formula="of:=STDEV([.E755];[.F7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emani giuseppe luigi 17101782</text:p>
          </table:table-cell>
          <table:table-cell office:value-type="string" calcext:value-type="string">
            <text:p>asser john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15.1210784787759" calcext:value-type="float">
            <text:p>15.1210784787759</text:p>
          </table:table-cell>
          <table:table-cell table:formula="of:=STDEV([.D756];[.E756])" office:value-type="float" office:value="18.5194633167905" calcext:value-type="float">
            <text:p>18.5194633167905</text:p>
          </table:table-cell>
          <table:table-cell table:formula="of:=STDEV([.D756];[.F756])" office:value-type="float" office:value="18.5194633167905" calcext:value-type="float">
            <text:p>18.5194633167905</text:p>
          </table:table-cell>
          <table:table-cell table:formula="of:=STDEV([.E756];[.F7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videva</text:p>
          </table:table-cell>
          <table:table-cell office:value-type="string" calcext:value-type="string">
            <text:p>benintendus de ravagnanis 13171365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15.1210784787759" calcext:value-type="float">
            <text:p>15.1210784787759</text:p>
          </table:table-cell>
          <table:table-cell table:formula="of:=STDEV([.D757];[.E757])" office:value-type="float" office:value="18.5194633167905" calcext:value-type="float">
            <text:p>18.5194633167905</text:p>
          </table:table-cell>
          <table:table-cell table:formula="of:=STDEV([.D757];[.F757])" office:value-type="float" office:value="18.5194633167905" calcext:value-type="float">
            <text:p>18.5194633167905</text:p>
          </table:table-cell>
          <table:table-cell table:formula="of:=STDEV([.E757];[.F7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cher julius friedrich 18011863</text:p>
          </table:table-cell>
          <table:table-cell office:value-type="string" calcext:value-type="string">
            <text:p>bahr johann christian felix 17981872</text:p>
          </table:table-cell>
          <table:table-cell office:value-type="string" calcext:value-type="string">
            <text:p>no</text:p>
          </table:table-cell>
          <table:table-cell office:value-type="float" office:value="49.0566037735849" calcext:value-type="float">
            <text:p>49.0566037735849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3.57926042893838" calcext:value-type="float">
            <text:p>3.57926042893838</text:p>
          </table:table-cell>
          <table:table-cell table:formula="of:=STDEV([.D758];[.E758])" office:value-type="float" office:value="4.38368085371714" calcext:value-type="float">
            <text:p>4.38368085371714</text:p>
          </table:table-cell>
          <table:table-cell table:formula="of:=STDEV([.D758];[.F758])" office:value-type="float" office:value="4.38368085371714" calcext:value-type="float">
            <text:p>4.38368085371714</text:p>
          </table:table-cell>
          <table:table-cell table:formula="of:=STDEV([.E758];[.F7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ott heinrich august 17801835</text:p>
          </table:table-cell>
          <table:table-cell office:value-type="string" calcext:value-type="string">
            <text:p>schottus andreas 15521629</text:p>
          </table:table-cell>
          <table:table-cell office:value-type="string" calcext:value-type="string">
            <text:p>no</text:p>
          </table:table-cell>
          <table:table-cell office:value-type="float" office:value="48.9795918367347" calcext:value-type="float">
            <text:p>48.9795918367347</text:p>
          </table:table-cell>
          <table:table-cell table:number-columns-repeated="2" office:value-type="float" office:value="46.4285714285714" calcext:value-type="float">
            <text:p>46.4285714285714</text:p>
          </table:table-cell>
          <table:table-cell office:value-type="float" office:value="1.47283231936129" calcext:value-type="float">
            <text:p>1.47283231936129</text:p>
          </table:table-cell>
          <table:table-cell table:formula="of:=STDEV([.D759];[.E759])" office:value-type="float" office:value="1.80384382955752" calcext:value-type="float">
            <text:p>1.80384382955752</text:p>
          </table:table-cell>
          <table:table-cell table:formula="of:=STDEV([.D759];[.F759])" office:value-type="float" office:value="1.80384382955752" calcext:value-type="float">
            <text:p>1.80384382955752</text:p>
          </table:table-cell>
          <table:table-cell table:formula="of:=STDEV([.E759];[.F7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itzenstein richard 18611931</text:p>
          </table:table-cell>
          <table:table-cell office:value-type="string" calcext:value-type="string">
            <text:p>reifferscheid august 18351887</text:p>
          </table:table-cell>
          <table:table-cell office:value-type="string" calcext:value-type="string">
            <text:p>no</text:p>
          </table:table-cell>
          <table:table-cell office:value-type="float" office:value="48.9795918367347" calcext:value-type="float">
            <text:p>48.9795918367347</text:p>
          </table:table-cell>
          <table:table-cell table:number-columns-repeated="2" office:value-type="float" office:value="44.8275862068966" calcext:value-type="float">
            <text:p>44.8275862068966</text:p>
          </table:table-cell>
          <table:table-cell office:value-type="float" office:value="2.39716156806389" calcext:value-type="float">
            <text:p>2.39716156806389</text:p>
          </table:table-cell>
          <table:table-cell table:formula="of:=STDEV([.D760];[.E760])" office:value-type="float" office:value="2.93591133638327" calcext:value-type="float">
            <text:p>2.93591133638327</text:p>
          </table:table-cell>
          <table:table-cell table:formula="of:=STDEV([.D760];[.F760])" office:value-type="float" office:value="2.93591133638327" calcext:value-type="float">
            <text:p>2.93591133638327</text:p>
          </table:table-cell>
          <table:table-cell table:formula="of:=STDEV([.E760];[.F7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hrens heinrich ludolf 18091881</text:p>
          </table:table-cell>
          <table:table-cell office:value-type="string" calcext:value-type="string">
            <text:p>ahlberg axel w axel wilhelm 18741951</text:p>
          </table:table-cell>
          <table:table-cell office:value-type="string" calcext:value-type="string">
            <text:p>no</text:p>
          </table:table-cell>
          <table:table-cell office:value-type="float" office:value="48.9795918367347" calcext:value-type="float">
            <text:p>48.9795918367347</text:p>
          </table:table-cell>
          <table:table-cell office:value-type="float" office:value="41.9354838709677" calcext:value-type="float">
            <text:p>41.9354838709677</text:p>
          </table:table-cell>
          <table:table-cell office:value-type="float" office:value="41.7910447761194" calcext:value-type="float">
            <text:p>41.7910447761194</text:p>
          </table:table-cell>
          <table:table-cell office:value-type="float" office:value="4.10924827935278" calcext:value-type="float">
            <text:p>4.10924827935278</text:p>
          </table:table-cell>
          <table:table-cell table:formula="of:=STDEV([.D761];[.E761])" office:value-type="float" office:value="4.98093651000399" calcext:value-type="float">
            <text:p>4.98093651000399</text:p>
          </table:table-cell>
          <table:table-cell table:formula="of:=STDEV([.D761];[.F761])" office:value-type="float" office:value="5.0830703734397" calcext:value-type="float">
            <text:p>5.0830703734397</text:p>
          </table:table-cell>
          <table:table-cell table:formula="of:=STDEV([.E761];[.F761])" office:value-type="float" office:value="0.102133863435711" calcext:value-type="float">
            <text:p>0.102133863435711</text:p>
          </table:table-cell>
        </table:table-row>
        <table:table-row table:style-name="ro1">
          <table:table-cell office:value-type="string" calcext:value-type="string">
            <text:p>rolfinck werner 15991673</text:p>
          </table:table-cell>
          <table:table-cell office:value-type="string" calcext:value-type="string">
            <text:p>rolfe john carew 18591943</text:p>
          </table:table-cell>
          <table:table-cell office:value-type="string" calcext:value-type="string">
            <text:p>no</text:p>
          </table:table-cell>
          <table:table-cell office:value-type="float" office:value="48.8888888888889" calcext:value-type="float">
            <text:p>48.8888888888889</text:p>
          </table:table-cell>
          <table:table-cell table:number-columns-repeated="2" office:value-type="float" office:value="48.9795918367347" calcext:value-type="float">
            <text:p>48.9795918367347</text:p>
          </table:table-cell>
          <table:table-cell office:value-type="float" office:value="0.0523673713550644" calcext:value-type="float">
            <text:p>0.0523673713550644</text:p>
          </table:table-cell>
          <table:table-cell table:formula="of:=STDEV([.D762];[.E762])" office:value-type="float" office:value="0.0641366694953739" calcext:value-type="float">
            <text:p>0.0641366694953739</text:p>
          </table:table-cell>
          <table:table-cell table:formula="of:=STDEV([.D762];[.F762])" office:value-type="float" office:value="0.0641366694953739" calcext:value-type="float">
            <text:p>0.0641366694953739</text:p>
          </table:table-cell>
          <table:table-cell table:formula="of:=STDEV([.E762];[.F7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zauld antoine 15101578</text:p>
          </table:table-cell>
          <table:table-cell office:value-type="string" calcext:value-type="string">
            <text:p>mignault claude approximately 15361606</text:p>
          </table:table-cell>
          <table:table-cell office:value-type="string" calcext:value-type="string">
            <text:p>no</text:p>
          </table:table-cell>
          <table:table-cell office:value-type="float" office:value="48.8888888888889" calcext:value-type="float">
            <text:p>48.8888888888889</text:p>
          </table:table-cell>
          <table:table-cell table:number-columns-repeated="2" office:value-type="float" office:value="48.3870967741936" calcext:value-type="float">
            <text:p>48.3870967741936</text:p>
          </table:table-cell>
          <table:table-cell office:value-type="float" office:value="0.289709812496587" calcext:value-type="float">
            <text:p>0.289709812496587</text:p>
          </table:table-cell>
          <table:table-cell table:formula="of:=STDEV([.D763];[.E763])" office:value-type="float" office:value="0.354820607047014" calcext:value-type="float">
            <text:p>0.354820607047014</text:p>
          </table:table-cell>
          <table:table-cell table:formula="of:=STDEV([.D763];[.F763])" office:value-type="float" office:value="0.354820607047014" calcext:value-type="float">
            <text:p>0.354820607047014</text:p>
          </table:table-cell>
          <table:table-cell table:formula="of:=STDEV([.E763];[.F7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gittarius kaspar 16431694</text:p>
          </table:table-cell>
          <table:table-cell office:value-type="string" calcext:value-type="string">
            <text:p>sapidus johannes 14901561</text:p>
          </table:table-cell>
          <table:table-cell office:value-type="string" calcext:value-type="string">
            <text:p>no</text:p>
          </table:table-cell>
          <table:table-cell office:value-type="float" office:value="48.8888888888889" calcext:value-type="float">
            <text:p>48.888888888888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.641500299099582" calcext:value-type="float">
            <text:p>0.641500299099582</text:p>
          </table:table-cell>
          <table:table-cell table:formula="of:=STDEV([.D764];[.E764])" office:value-type="float" office:value="0.785674201318383" calcext:value-type="float">
            <text:p>0.785674201318383</text:p>
          </table:table-cell>
          <table:table-cell table:formula="of:=STDEV([.D764];[.F764])" office:value-type="float" office:value="0.785674201318383" calcext:value-type="float">
            <text:p>0.785674201318383</text:p>
          </table:table-cell>
          <table:table-cell table:formula="of:=STDEV([.E764];[.F7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ngerke casar von 18031855</text:p>
          </table:table-cell>
          <table:table-cell office:value-type="string" calcext:value-type="string">
            <text:p>lenz karl gotthold 17631809</text:p>
          </table:table-cell>
          <table:table-cell office:value-type="string" calcext:value-type="string">
            <text:p>no</text:p>
          </table:table-cell>
          <table:table-cell office:value-type="float" office:value="48.8888888888889" calcext:value-type="float">
            <text:p>48.8888888888889</text:p>
          </table:table-cell>
          <table:table-cell office:value-type="float" office:value="40.7407407407407" calcext:value-type="float">
            <text:p>40.7407407407407</text:p>
          </table:table-cell>
          <table:table-cell office:value-type="float" office:value="40.7407407407408" calcext:value-type="float">
            <text:p>40.7407407407408</text:p>
          </table:table-cell>
          <table:table-cell office:value-type="float" office:value="4.70433552673029" calcext:value-type="float">
            <text:p>4.70433552673029</text:p>
          </table:table-cell>
          <table:table-cell table:formula="of:=STDEV([.D765];[.E765])" office:value-type="float" office:value="5.76161080966817" calcext:value-type="float">
            <text:p>5.76161080966817</text:p>
          </table:table-cell>
          <table:table-cell table:formula="of:=STDEV([.D765];[.F765])" office:value-type="float" office:value="5.76161080966816" calcext:value-type="float">
            <text:p>5.76161080966816</text:p>
          </table:table-cell>
          <table:table-cell table:formula="of:=STDEV([.E765];[.F7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iti ambrosio catarino 14831553</text:p>
          </table:table-cell>
          <table:table-cell office:value-type="string" calcext:value-type="string">
            <text:p>poliziano angelo 14541494</text:p>
          </table:table-cell>
          <table:table-cell office:value-type="string" calcext:value-type="string">
            <text:p>no</text:p>
          </table:table-cell>
          <table:table-cell office:value-type="float" office:value="48.7804878048781" calcext:value-type="float">
            <text:p>48.7804878048781</text:p>
          </table:table-cell>
          <table:table-cell table:number-columns-repeated="2" office:value-type="float" office:value="44.8275862068966" calcext:value-type="float">
            <text:p>44.8275862068966</text:p>
          </table:table-cell>
          <table:table-cell office:value-type="float" office:value="2.28220880167472" calcext:value-type="float">
            <text:p>2.28220880167472</text:p>
          </table:table-cell>
          <table:table-cell table:formula="of:=STDEV([.D766];[.E766])" office:value-type="float" office:value="2.79512352529585" calcext:value-type="float">
            <text:p>2.79512352529585</text:p>
          </table:table-cell>
          <table:table-cell table:formula="of:=STDEV([.D766];[.F766])" office:value-type="float" office:value="2.79512352529585" calcext:value-type="float">
            <text:p>2.79512352529585</text:p>
          </table:table-cell>
          <table:table-cell table:formula="of:=STDEV([.E766];[.F7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billon jean 16321707</text:p>
          </table:table-cell>
          <table:table-cell office:value-type="string" calcext:value-type="string">
            <text:p>mambrun pierre de 16011661</text:p>
          </table:table-cell>
          <table:table-cell office:value-type="string" calcext:value-type="string">
            <text:p>no</text:p>
          </table:table-cell>
          <table:table-cell office:value-type="float" office:value="48.7804878048781" calcext:value-type="float">
            <text:p>48.7804878048781</text:p>
          </table:table-cell>
          <table:table-cell table:number-columns-repeated="2" office:value-type="float" office:value="41.6666666666667" calcext:value-type="float">
            <text:p>41.6666666666667</text:p>
          </table:table-cell>
          <table:table-cell office:value-type="float" office:value="4.10716654911319" calcext:value-type="float">
            <text:p>4.10716654911319</text:p>
          </table:table-cell>
          <table:table-cell table:formula="of:=STDEV([.D767];[.E767])" office:value-type="float" office:value="5.03023116697748" calcext:value-type="float">
            <text:p>5.03023116697748</text:p>
          </table:table-cell>
          <table:table-cell table:formula="of:=STDEV([.D767];[.F767])" office:value-type="float" office:value="5.03023116697748" calcext:value-type="float">
            <text:p>5.03023116697748</text:p>
          </table:table-cell>
          <table:table-cell table:formula="of:=STDEV([.E767];[.F7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ssche guillaume van den</text:p>
          </table:table-cell>
          <table:table-cell office:value-type="string" calcext:value-type="string">
            <text:p>bosscha johannes 17971874</text:p>
          </table:table-cell>
          <table:table-cell office:value-type="string" calcext:value-type="string">
            <text:p>no</text:p>
          </table:table-cell>
          <table:table-cell office:value-type="float" office:value="48.7804878048781" calcext:value-type="float">
            <text:p>48.780487804878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.06941699776257" calcext:value-type="float">
            <text:p>5.06941699776257</text:p>
          </table:table-cell>
          <table:table-cell table:formula="of:=STDEV([.D768];[.E768])" office:value-type="float" office:value="6.20874246895505" calcext:value-type="float">
            <text:p>6.20874246895505</text:p>
          </table:table-cell>
          <table:table-cell table:formula="of:=STDEV([.D768];[.F768])" office:value-type="float" office:value="6.20874246895505" calcext:value-type="float">
            <text:p>6.20874246895505</text:p>
          </table:table-cell>
          <table:table-cell table:formula="of:=STDEV([.E768];[.F7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no johannes 16171697</text:p>
          </table:table-cell>
          <table:table-cell office:value-type="string" calcext:value-type="string">
            <text:p>bunte bernhard 18211898</text:p>
          </table:table-cell>
          <table:table-cell office:value-type="string" calcext:value-type="string">
            <text:p>no</text:p>
          </table:table-cell>
          <table:table-cell office:value-type="float" office:value="48.6486486486487" calcext:value-type="float">
            <text:p>48.6486486486487</text:p>
          </table:table-cell>
          <table:table-cell office:value-type="float" office:value="48.8888888888889" calcext:value-type="float">
            <text:p>48.8888888888889</text:p>
          </table:table-cell>
          <table:table-cell office:value-type="float" office:value="48.8888888888889" calcext:value-type="float">
            <text:p>48.8888888888889</text:p>
          </table:table-cell>
          <table:table-cell office:value-type="float" office:value="0.138702767372881" calcext:value-type="float">
            <text:p>0.138702767372881</text:p>
          </table:table-cell>
          <table:table-cell table:formula="of:=STDEV([.D769];[.E769])" office:value-type="float" office:value="0.169875502987754" calcext:value-type="float">
            <text:p>0.169875502987754</text:p>
          </table:table-cell>
          <table:table-cell table:formula="of:=STDEV([.D769];[.F769])" office:value-type="float" office:value="0.169875502987759" calcext:value-type="float">
            <text:p>0.169875502987759</text:p>
          </table:table-cell>
          <table:table-cell table:formula="of:=STDEV([.E769];[.F7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ngel georg 15851651</text:p>
          </table:table-cell>
          <table:table-cell office:value-type="string" calcext:value-type="string">
            <text:p>stenzel gustav adolf harald 17921854</text:p>
          </table:table-cell>
          <table:table-cell office:value-type="string" calcext:value-type="string">
            <text:p>no</text:p>
          </table:table-cell>
          <table:table-cell office:value-type="float" office:value="48.6486486486487" calcext:value-type="float">
            <text:p>48.6486486486487</text:p>
          </table:table-cell>
          <table:table-cell table:number-columns-repeated="2" office:value-type="float" office:value="44.8275862068966" calcext:value-type="float">
            <text:p>44.8275862068966</text:p>
          </table:table-cell>
          <table:table-cell office:value-type="float" office:value="2.20609142933594" calcext:value-type="float">
            <text:p>2.20609142933594</text:p>
          </table:table-cell>
          <table:table-cell table:formula="of:=STDEV([.D770];[.E770])" office:value-type="float" office:value="2.70189916390014" calcext:value-type="float">
            <text:p>2.70189916390014</text:p>
          </table:table-cell>
          <table:table-cell table:formula="of:=STDEV([.D770];[.F770])" office:value-type="float" office:value="2.70189916390014" calcext:value-type="float">
            <text:p>2.70189916390014</text:p>
          </table:table-cell>
          <table:table-cell table:formula="of:=STDEV([.E770];[.F7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ytag friedrich gotthilf 17231776</text:p>
          </table:table-cell>
          <table:table-cell office:value-type="string" calcext:value-type="string">
            <text:p>frey joseph 18341910</text:p>
          </table:table-cell>
          <table:table-cell office:value-type="string" calcext:value-type="string">
            <text:p>no</text:p>
          </table:table-cell>
          <table:table-cell office:value-type="float" office:value="48.6486486486487" calcext:value-type="float">
            <text:p>48.648648648648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.99329962542379" calcext:value-type="float">
            <text:p>4.99329962542379</text:p>
          </table:table-cell>
          <table:table-cell table:formula="of:=STDEV([.D771];[.E771])" office:value-type="float" office:value="6.11551810755933" calcext:value-type="float">
            <text:p>6.11551810755933</text:p>
          </table:table-cell>
          <table:table-cell table:formula="of:=STDEV([.D771];[.F771])" office:value-type="float" office:value="6.11551810755933" calcext:value-type="float">
            <text:p>6.11551810755933</text:p>
          </table:table-cell>
          <table:table-cell table:formula="of:=STDEV([.E771];[.F7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tze ernst b 1862</text:p>
          </table:table-cell>
          <table:table-cell office:value-type="string" calcext:value-type="string">
            <text:p>fritzsche theodor 18381903</text:p>
          </table:table-cell>
          <table:table-cell office:value-type="string" calcext:value-type="string">
            <text:p>no</text:p>
          </table:table-cell>
          <table:table-cell office:value-type="float" office:value="48.6486486486487" calcext:value-type="float">
            <text:p>48.648648648648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.99329962542379" calcext:value-type="float">
            <text:p>4.99329962542379</text:p>
          </table:table-cell>
          <table:table-cell table:formula="of:=STDEV([.D772];[.E772])" office:value-type="float" office:value="6.11551810755933" calcext:value-type="float">
            <text:p>6.11551810755933</text:p>
          </table:table-cell>
          <table:table-cell table:formula="of:=STDEV([.D772];[.F772])" office:value-type="float" office:value="6.11551810755933" calcext:value-type="float">
            <text:p>6.11551810755933</text:p>
          </table:table-cell>
          <table:table-cell table:formula="of:=STDEV([.E772];[.F7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acuto abraham ben samuel b ca 1450</text:p>
          </table:table-cell>
          <table:table-cell office:value-type="string" calcext:value-type="string">
            <text:p>zacchaeus christianus</text:p>
          </table:table-cell>
          <table:table-cell office:value-type="string" calcext:value-type="string">
            <text:p>no</text:p>
          </table:table-cell>
          <table:table-cell office:value-type="float" office:value="48.6486486486487" calcext:value-type="float">
            <text:p>48.6486486486487</text:p>
          </table:table-cell>
          <table:table-cell table:number-columns-repeated="2" office:value-type="float" office:value="32.1428571428571" calcext:value-type="float">
            <text:p>32.1428571428571</text:p>
          </table:table-cell>
          <table:table-cell office:value-type="float" office:value="9.52962316905657" calcext:value-type="float">
            <text:p>9.52962316905657</text:p>
          </table:table-cell>
          <table:table-cell table:formula="of:=STDEV([.D773];[.E773])" office:value-type="float" office:value="11.6713571025965" calcext:value-type="float">
            <text:p>11.6713571025965</text:p>
          </table:table-cell>
          <table:table-cell table:formula="of:=STDEV([.D773];[.F773])" office:value-type="float" office:value="11.6713571025965" calcext:value-type="float">
            <text:p>11.6713571025965</text:p>
          </table:table-cell>
          <table:table-cell table:formula="of:=STDEV([.E773];[.F7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i paolo 15521623</text:p>
          </table:table-cell>
          <table:table-cell office:value-type="string" calcext:value-type="string">
            <text:p>sarbiewski maciej kazimierz 15951640</text:p>
          </table:table-cell>
          <table:table-cell office:value-type="string" calcext:value-type="string">
            <text:p>no</text:p>
          </table:table-cell>
          <table:table-cell office:value-type="float" office:value="48.4848484848485" calcext:value-type="float">
            <text:p>48.4848484848485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3.24915735907582" calcext:value-type="float">
            <text:p>3.24915735907582</text:p>
          </table:table-cell>
          <table:table-cell table:formula="of:=STDEV([.D774];[.E774])" office:value-type="float" office:value="3.97938881187235" calcext:value-type="float">
            <text:p>3.97938881187235</text:p>
          </table:table-cell>
          <table:table-cell table:formula="of:=STDEV([.D774];[.F774])" office:value-type="float" office:value="3.97938881187234" calcext:value-type="float">
            <text:p>3.97938881187234</text:p>
          </table:table-cell>
          <table:table-cell table:formula="of:=STDEV([.E774];[.F7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gliardi giacomo</text:p>
          </table:table-cell>
          <table:table-cell office:value-type="string" calcext:value-type="string">
            <text:p>garzoni giovanni 14191505</text:p>
          </table:table-cell>
          <table:table-cell office:value-type="string" calcext:value-type="string">
            <text:p>no</text:p>
          </table:table-cell>
          <table:table-cell office:value-type="float" office:value="48.4848484848485" calcext:value-type="float">
            <text:p>48.4848484848485</text:p>
          </table:table-cell>
          <table:table-cell table:number-columns-repeated="2" office:value-type="float" office:value="38.0952380952381" calcext:value-type="float">
            <text:p>38.0952380952381</text:p>
          </table:table-cell>
          <table:table-cell office:value-type="float" office:value="5.99844435521689" calcext:value-type="float">
            <text:p>5.99844435521689</text:p>
          </table:table-cell>
          <table:table-cell table:formula="of:=STDEV([.D775];[.E775])" office:value-type="float" office:value="7.34656396037971" calcext:value-type="float">
            <text:p>7.34656396037971</text:p>
          </table:table-cell>
          <table:table-cell table:formula="of:=STDEV([.D775];[.F775])" office:value-type="float" office:value="7.34656396037971" calcext:value-type="float">
            <text:p>7.34656396037971</text:p>
          </table:table-cell>
          <table:table-cell table:formula="of:=STDEV([.E775];[.F7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ssuet francois</text:p>
          </table:table-cell>
          <table:table-cell office:value-type="string" calcext:value-type="string">
            <text:p>bovillus carolus 14791567</text:p>
          </table:table-cell>
          <table:table-cell office:value-type="string" calcext:value-type="string">
            <text:p>no</text:p>
          </table:table-cell>
          <table:table-cell office:value-type="float" office:value="48.4848484848485" calcext:value-type="float">
            <text:p>48.4848484848485</text:p>
          </table:table-cell>
          <table:table-cell table:number-columns-repeated="2" office:value-type="float" office:value="38.0952380952381" calcext:value-type="float">
            <text:p>38.0952380952381</text:p>
          </table:table-cell>
          <table:table-cell office:value-type="float" office:value="5.99844435521689" calcext:value-type="float">
            <text:p>5.99844435521689</text:p>
          </table:table-cell>
          <table:table-cell table:formula="of:=STDEV([.D776];[.E776])" office:value-type="float" office:value="7.34656396037971" calcext:value-type="float">
            <text:p>7.34656396037971</text:p>
          </table:table-cell>
          <table:table-cell table:formula="of:=STDEV([.D776];[.F776])" office:value-type="float" office:value="7.34656396037971" calcext:value-type="float">
            <text:p>7.34656396037971</text:p>
          </table:table-cell>
          <table:table-cell table:formula="of:=STDEV([.E776];[.F7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ulic marko 14501524</text:p>
          </table:table-cell>
          <table:table-cell office:value-type="string" calcext:value-type="string">
            <text:p>marullo tarcaniota michele</text:p>
          </table:table-cell>
          <table:table-cell office:value-type="string" calcext:value-type="string">
            <text:p>no</text:p>
          </table:table-cell>
          <table:table-cell office:value-type="float" office:value="48.4848484848485" calcext:value-type="float">
            <text:p>48.4848484848485</text:p>
          </table:table-cell>
          <table:table-cell table:number-columns-repeated="2" office:value-type="float" office:value="37.5" calcext:value-type="float">
            <text:p>37.5</text:p>
          </table:table-cell>
          <table:table-cell office:value-type="float" office:value="6.34210522973453" calcext:value-type="float">
            <text:p>6.34210522973453</text:p>
          </table:table-cell>
          <table:table-cell table:formula="of:=STDEV([.D777];[.E777])" office:value-type="float" office:value="7.76746085394314" calcext:value-type="float">
            <text:p>7.76746085394314</text:p>
          </table:table-cell>
          <table:table-cell table:formula="of:=STDEV([.D777];[.F777])" office:value-type="float" office:value="7.76746085394314" calcext:value-type="float">
            <text:p>7.76746085394314</text:p>
          </table:table-cell>
          <table:table-cell table:formula="of:=STDEV([.E777];[.F7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ffin christophe</text:p>
          </table:table-cell>
          <table:table-cell office:value-type="string" calcext:value-type="string">
            <text:p>fisher john saint 14691535</text:p>
          </table:table-cell>
          <table:table-cell office:value-type="string" calcext:value-type="string">
            <text:p>no</text:p>
          </table:table-cell>
          <table:table-cell office:value-type="float" office:value="48.4848484848485" calcext:value-type="float">
            <text:p>48.4848484848485</text:p>
          </table:table-cell>
          <table:table-cell table:number-columns-repeated="2" office:value-type="float" office:value="37.2093023255814" calcext:value-type="float">
            <text:p>37.2093023255814</text:p>
          </table:table-cell>
          <table:table-cell office:value-type="float" office:value="6.5099396103129" calcext:value-type="float">
            <text:p>6.5099396103129</text:p>
          </table:table-cell>
          <table:table-cell table:formula="of:=STDEV([.D778];[.E778])" office:value-type="float" office:value="7.97301515079969" calcext:value-type="float">
            <text:p>7.97301515079969</text:p>
          </table:table-cell>
          <table:table-cell table:formula="of:=STDEV([.D778];[.F778])" office:value-type="float" office:value="7.97301515079969" calcext:value-type="float">
            <text:p>7.97301515079969</text:p>
          </table:table-cell>
          <table:table-cell table:formula="of:=STDEV([.E778];[.F7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abarella francesco</text:p>
          </table:table-cell>
          <table:table-cell office:value-type="string" calcext:value-type="string">
            <text:p>zamagna bernardo 17351820</text:p>
          </table:table-cell>
          <table:table-cell office:value-type="string" calcext:value-type="string">
            <text:p>no</text:p>
          </table:table-cell>
          <table:table-cell office:value-type="float" office:value="48.4848484848485" calcext:value-type="float">
            <text:p>48.4848484848485</text:p>
          </table:table-cell>
          <table:table-cell table:number-columns-repeated="2" office:value-type="float" office:value="36.3636363636364" calcext:value-type="float">
            <text:p>36.3636363636364</text:p>
          </table:table-cell>
          <table:table-cell office:value-type="float" office:value="6.99818508108637" calcext:value-type="float">
            <text:p>6.99818508108637</text:p>
          </table:table-cell>
          <table:table-cell table:formula="of:=STDEV([.D779];[.E779])" office:value-type="float" office:value="8.57099128710966" calcext:value-type="float">
            <text:p>8.57099128710966</text:p>
          </table:table-cell>
          <table:table-cell table:formula="of:=STDEV([.D779];[.F779])" office:value-type="float" office:value="8.57099128710966" calcext:value-type="float">
            <text:p>8.57099128710966</text:p>
          </table:table-cell>
          <table:table-cell table:formula="of:=STDEV([.E779];[.F7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relius julianus</text:p>
          </table:table-cell>
          <table:table-cell office:value-type="string" calcext:value-type="string">
            <text:p>julian emperor of rome 331363</text:p>
          </table:table-cell>
          <table:table-cell office:value-type="string" calcext:value-type="string">
            <text:p>no</text:p>
          </table:table-cell>
          <table:table-cell office:value-type="float" office:value="48.4848484848485" calcext:value-type="float">
            <text:p>48.4848484848485</text:p>
          </table:table-cell>
          <table:table-cell table:number-columns-repeated="2" office:value-type="float" office:value="34.7826086956522" calcext:value-type="float">
            <text:p>34.7826086956522</text:p>
          </table:table-cell>
          <table:table-cell office:value-type="float" office:value="7.91099183079329" calcext:value-type="float">
            <text:p>7.91099183079329</text:p>
          </table:table-cell>
          <table:table-cell table:formula="of:=STDEV([.D780];[.E780])" office:value-type="float" office:value="9.68894667238484" calcext:value-type="float">
            <text:p>9.68894667238484</text:p>
          </table:table-cell>
          <table:table-cell table:formula="of:=STDEV([.D780];[.F780])" office:value-type="float" office:value="9.68894667238484" calcext:value-type="float">
            <text:p>9.68894667238484</text:p>
          </table:table-cell>
          <table:table-cell table:formula="of:=STDEV([.E780];[.F7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ack th b 1840</text:p>
          </table:table-cell>
          <table:table-cell office:value-type="string" calcext:value-type="string">
            <text:p>nodell jan adam 1814</text:p>
          </table:table-cell>
          <table:table-cell office:value-type="string" calcext:value-type="string">
            <text:p>no</text:p>
          </table:table-cell>
          <table:table-cell office:value-type="float" office:value="48.2758620689655" calcext:value-type="float">
            <text:p>48.275862068965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.77807119329345" calcext:value-type="float">
            <text:p>4.77807119329345</text:p>
          </table:table-cell>
          <table:table-cell table:formula="of:=STDEV([.D781];[.E781])" office:value-type="float" office:value="5.85191818913005" calcext:value-type="float">
            <text:p>5.85191818913005</text:p>
          </table:table-cell>
          <table:table-cell table:formula="of:=STDEV([.D781];[.F781])" office:value-type="float" office:value="5.85191818913005" calcext:value-type="float">
            <text:p>5.85191818913005</text:p>
          </table:table-cell>
          <table:table-cell table:formula="of:=STDEV([.E781];[.F7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allo leonardo</text:p>
          </table:table-cell>
          <table:table-cell office:value-type="string" calcext:value-type="string">
            <text:p>bottoni bernardo 1266</text:p>
          </table:table-cell>
          <table:table-cell office:value-type="string" calcext:value-type="string">
            <text:p>no</text:p>
          </table:table-cell>
          <table:table-cell office:value-type="float" office:value="48.2758620689655" calcext:value-type="float">
            <text:p>48.2758620689655</text:p>
          </table:table-cell>
          <table:table-cell table:number-columns-repeated="2" office:value-type="float" office:value="37.8378378378378" calcext:value-type="float">
            <text:p>37.8378378378378</text:p>
          </table:table-cell>
          <table:table-cell office:value-type="float" office:value="6.0263960996494" calcext:value-type="float">
            <text:p>6.0263960996494</text:p>
          </table:table-cell>
          <table:table-cell table:formula="of:=STDEV([.D782];[.E782])" office:value-type="float" office:value="7.38079771601988" calcext:value-type="float">
            <text:p>7.38079771601988</text:p>
          </table:table-cell>
          <table:table-cell table:formula="of:=STDEV([.D782];[.F782])" office:value-type="float" office:value="7.38079771601988" calcext:value-type="float">
            <text:p>7.38079771601988</text:p>
          </table:table-cell>
          <table:table-cell table:formula="of:=STDEV([.E782];[.F7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nitz hermann 18141888</text:p>
          </table:table-cell>
          <table:table-cell office:value-type="string" calcext:value-type="string">
            <text:p>bonizo of sutri</text:p>
          </table:table-cell>
          <table:table-cell office:value-type="string" calcext:value-type="string">
            <text:p>no</text:p>
          </table:table-cell>
          <table:table-cell office:value-type="float" office:value="48.2758620689655" calcext:value-type="float">
            <text:p>48.2758620689655</text:p>
          </table:table-cell>
          <table:table-cell table:number-columns-repeated="2" office:value-type="float" office:value="36.8421052631579" calcext:value-type="float">
            <text:p>36.8421052631579</text:p>
          </table:table-cell>
          <table:table-cell office:value-type="float" office:value="6.60128256968175" calcext:value-type="float">
            <text:p>6.60128256968175</text:p>
          </table:table-cell>
          <table:table-cell table:formula="of:=STDEV([.D783];[.E783])" office:value-type="float" office:value="8.08488697182441" calcext:value-type="float">
            <text:p>8.08488697182441</text:p>
          </table:table-cell>
          <table:table-cell table:formula="of:=STDEV([.D783];[.F783])" office:value-type="float" office:value="8.08488697182441" calcext:value-type="float">
            <text:p>8.08488697182441</text:p>
          </table:table-cell>
          <table:table-cell table:formula="of:=STDEV([.E783];[.F7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dan emilio de</text:p>
          </table:table-cell>
          <table:table-cell office:value-type="string" calcext:value-type="string">
            <text:p>bude guillaume 14681540</text:p>
          </table:table-cell>
          <table:table-cell office:value-type="string" calcext:value-type="string">
            <text:p>no</text:p>
          </table:table-cell>
          <table:table-cell office:value-type="float" office:value="48.2758620689655" calcext:value-type="float">
            <text:p>48.2758620689655</text:p>
          </table:table-cell>
          <table:table-cell table:number-columns-repeated="2" office:value-type="float" office:value="36.8421052631579" calcext:value-type="float">
            <text:p>36.8421052631579</text:p>
          </table:table-cell>
          <table:table-cell office:value-type="float" office:value="6.60128256968175" calcext:value-type="float">
            <text:p>6.60128256968175</text:p>
          </table:table-cell>
          <table:table-cell table:formula="of:=STDEV([.D784];[.E784])" office:value-type="float" office:value="8.08488697182441" calcext:value-type="float">
            <text:p>8.08488697182441</text:p>
          </table:table-cell>
          <table:table-cell table:formula="of:=STDEV([.D784];[.F784])" office:value-type="float" office:value="8.08488697182441" calcext:value-type="float">
            <text:p>8.08488697182441</text:p>
          </table:table-cell>
          <table:table-cell table:formula="of:=STDEV([.E784];[.F7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ccejus johannes 16031669</text:p>
          </table:table-cell>
          <table:table-cell office:value-type="string" calcext:value-type="string">
            <text:p>sabellico 14361506</text:p>
          </table:table-cell>
          <table:table-cell office:value-type="string" calcext:value-type="string">
            <text:p>no</text:p>
          </table:table-cell>
          <table:table-cell office:value-type="float" office:value="48.2758620689655" calcext:value-type="float">
            <text:p>48.2758620689655</text:p>
          </table:table-cell>
          <table:table-cell table:number-columns-repeated="2" office:value-type="float" office:value="36.3636363636364" calcext:value-type="float">
            <text:p>36.3636363636364</text:p>
          </table:table-cell>
          <table:table-cell office:value-type="float" office:value="6.87752671761936" calcext:value-type="float">
            <text:p>6.87752671761936</text:p>
          </table:table-cell>
          <table:table-cell table:formula="of:=STDEV([.D785];[.E785])" office:value-type="float" office:value="8.42321557526295" calcext:value-type="float">
            <text:p>8.42321557526295</text:p>
          </table:table-cell>
          <table:table-cell table:formula="of:=STDEV([.D785];[.F785])" office:value-type="float" office:value="8.42321557526295" calcext:value-type="float">
            <text:p>8.42321557526295</text:p>
          </table:table-cell>
          <table:table-cell table:formula="of:=STDEV([.E785];[.F7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pozza nicolai aloysii comitis</text:p>
          </table:table-cell>
          <table:table-cell office:value-type="string" calcext:value-type="string">
            <text:p>bracciolini poggio</text:p>
          </table:table-cell>
          <table:table-cell office:value-type="string" calcext:value-type="string">
            <text:p>no</text:p>
          </table:table-cell>
          <table:table-cell office:value-type="float" office:value="48.2758620689655" calcext:value-type="float">
            <text:p>48.275862068965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7.08747227005196" calcext:value-type="float">
            <text:p>7.08747227005196</text:p>
          </table:table-cell>
          <table:table-cell table:formula="of:=STDEV([.D786];[.E786])" office:value-type="float" office:value="8.68034531387624" calcext:value-type="float">
            <text:p>8.68034531387624</text:p>
          </table:table-cell>
          <table:table-cell table:formula="of:=STDEV([.D786];[.F786])" office:value-type="float" office:value="8.68034531387624" calcext:value-type="float">
            <text:p>8.68034531387624</text:p>
          </table:table-cell>
          <table:table-cell table:formula="of:=STDEV([.E786];[.F7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irabent stephanus</text:p>
          </table:table-cell>
          <table:table-cell office:value-type="string" calcext:value-type="string">
            <text:p>fenestella active 1st century bc1st century ad</text:p>
          </table:table-cell>
          <table:table-cell office:value-type="string" calcext:value-type="string">
            <text:p>no</text:p>
          </table:table-cell>
          <table:table-cell office:value-type="float" office:value="48.2758620689655" calcext:value-type="float">
            <text:p>48.2758620689655</text:p>
          </table:table-cell>
          <table:table-cell office:value-type="float" office:value="38.5964912280702" calcext:value-type="float">
            <text:p>38.5964912280702</text:p>
          </table:table-cell>
          <table:table-cell office:value-type="float" office:value="33.8461538461539" calcext:value-type="float">
            <text:p>33.8461538461539</text:p>
          </table:table-cell>
          <table:table-cell office:value-type="float" office:value="7.3538244529982" calcext:value-type="float">
            <text:p>7.3538244529982</text:p>
          </table:table-cell>
          <table:table-cell table:formula="of:=STDEV([.D787];[.E787])" office:value-type="float" office:value="6.84434875921643" calcext:value-type="float">
            <text:p>6.84434875921643</text:p>
          </table:table-cell>
          <table:table-cell table:formula="of:=STDEV([.D787];[.F787])" office:value-type="float" office:value="10.2033445348934" calcext:value-type="float">
            <text:p>10.2033445348934</text:p>
          </table:table-cell>
          <table:table-cell table:formula="of:=STDEV([.E787];[.F787])" office:value-type="float" office:value="3.35899577567699" calcext:value-type="float">
            <text:p>3.35899577567699</text:p>
          </table:table-cell>
        </table:table-row>
        <table:table-row table:style-name="ro1">
          <table:table-cell office:value-type="string" calcext:value-type="string">
            <text:p>osorio jeronimo 15061580</text:p>
          </table:table-cell>
          <table:table-cell office:value-type="string" calcext:value-type="string">
            <text:p>hosius of cordoba</text:p>
          </table:table-cell>
          <table:table-cell office:value-type="string" calcext:value-type="string">
            <text:p>no</text:p>
          </table:table-cell>
          <table:table-cell office:value-type="float" office:value="48.2758620689655" calcext:value-type="float">
            <text:p>48.2758620689655</text:p>
          </table:table-cell>
          <table:table-cell table:number-columns-repeated="2" office:value-type="float" office:value="34.1463414634146" calcext:value-type="float">
            <text:p>34.1463414634146</text:p>
          </table:table-cell>
          <table:table-cell office:value-type="float" office:value="8.15768252513517" calcext:value-type="float">
            <text:p>8.15768252513517</text:p>
          </table:table-cell>
          <table:table-cell table:formula="of:=STDEV([.D788];[.E788])" office:value-type="float" office:value="9.99107983510009" calcext:value-type="float">
            <text:p>9.99107983510009</text:p>
          </table:table-cell>
          <table:table-cell table:formula="of:=STDEV([.D788];[.F788])" office:value-type="float" office:value="9.99107983510009" calcext:value-type="float">
            <text:p>9.99107983510009</text:p>
          </table:table-cell>
          <table:table-cell table:formula="of:=STDEV([.E788];[.F7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 pozzo giacomo 15081563</text:p>
          </table:table-cell>
          <table:table-cell office:value-type="string" calcext:value-type="string">
            <text:p>bracciolini poggio</text:p>
          </table:table-cell>
          <table:table-cell office:value-type="string" calcext:value-type="string">
            <text:p>no</text:p>
          </table:table-cell>
          <table:table-cell office:value-type="float" office:value="48.2758620689655" calcext:value-type="float">
            <text:p>48.2758620689655</text:p>
          </table:table-cell>
          <table:table-cell office:value-type="float" office:value="31.8181818181818" calcext:value-type="float">
            <text:p>31.8181818181818</text:p>
          </table:table-cell>
          <table:table-cell office:value-type="float" office:value="31.8181818181818" calcext:value-type="float">
            <text:p>31.8181818181818</text:p>
          </table:table-cell>
          <table:table-cell office:value-type="float" office:value="9.50184612302676" calcext:value-type="float">
            <text:p>9.50184612302676</text:p>
          </table:table-cell>
          <table:table-cell table:formula="of:=STDEV([.D789];[.E789])" office:value-type="float" office:value="11.6373373079291" calcext:value-type="float">
            <text:p>11.6373373079291</text:p>
          </table:table-cell>
          <table:table-cell table:formula="of:=STDEV([.D789];[.F789])" office:value-type="float" office:value="11.6373373079291" calcext:value-type="float">
            <text:p>11.6373373079291</text:p>
          </table:table-cell>
          <table:table-cell table:formula="of:=STDEV([.E789];[.F7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sini filippo 1559ca 1617</text:p>
          </table:table-cell>
          <table:table-cell office:value-type="string" calcext:value-type="string">
            <text:p>massimi pacifico approximately 1400approximately 1500</text:p>
          </table:table-cell>
          <table:table-cell office:value-type="string" calcext:value-type="string">
            <text:p>no</text:p>
          </table:table-cell>
          <table:table-cell office:value-type="float" office:value="48.1481481481482" calcext:value-type="float">
            <text:p>48.1481481481482</text:p>
          </table:table-cell>
          <table:table-cell table:number-columns-repeated="2" office:value-type="float" office:value="37.5" calcext:value-type="float">
            <text:p>37.5</text:p>
          </table:table-cell>
          <table:table-cell office:value-type="float" office:value="6.14771119970435" calcext:value-type="float">
            <text:p>6.14771119970435</text:p>
          </table:table-cell>
          <table:table-cell table:formula="of:=STDEV([.D790];[.E790])" office:value-type="float" office:value="7.52937776263454" calcext:value-type="float">
            <text:p>7.52937776263454</text:p>
          </table:table-cell>
          <table:table-cell table:formula="of:=STDEV([.D790];[.F790])" office:value-type="float" office:value="7.52937776263454" calcext:value-type="float">
            <text:p>7.52937776263454</text:p>
          </table:table-cell>
          <table:table-cell table:formula="of:=STDEV([.E790];[.F7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uerbach georg von 14231461</text:p>
          </table:table-cell>
          <table:table-cell office:value-type="string" calcext:value-type="string">
            <text:p>peutinger konrad 14651546 or 1547</text:p>
          </table:table-cell>
          <table:table-cell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9.1803278688525" calcext:value-type="float">
            <text:p>49.1803278688525</text:p>
          </table:table-cell>
          <table:table-cell office:value-type="float" office:value="0.681462612813984" calcext:value-type="float">
            <text:p>0.681462612813984</text:p>
          </table:table-cell>
          <table:table-cell table:formula="of:=STDEV([.D791];[.E791])" office:value-type="float" office:value="0.834617840089039" calcext:value-type="float">
            <text:p>0.834617840089039</text:p>
          </table:table-cell>
          <table:table-cell table:formula="of:=STDEV([.D791];[.F791])" office:value-type="float" office:value="0.834617840089039" calcext:value-type="float">
            <text:p>0.834617840089039</text:p>
          </table:table-cell>
          <table:table-cell table:formula="of:=STDEV([.E791];[.F7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val y gutierrez jose 18611938</text:p>
          </table:table-cell>
          <table:table-cell office:value-type="string" calcext:value-type="string">
            <text:p>novati francesco 18591915</text:p>
          </table:table-cell>
          <table:table-cell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6.4285714285714" calcext:value-type="float">
            <text:p>46.4285714285714</text:p>
          </table:table-cell>
          <table:table-cell office:value-type="float" office:value="0.907264708726554" calcext:value-type="float">
            <text:p>0.907264708726554</text:p>
          </table:table-cell>
          <table:table-cell table:formula="of:=STDEV([.D792];[.E792])" office:value-type="float" office:value="1.11116779900743" calcext:value-type="float">
            <text:p>1.11116779900743</text:p>
          </table:table-cell>
          <table:table-cell table:formula="of:=STDEV([.D792];[.F792])" office:value-type="float" office:value="1.11116779900743" calcext:value-type="float">
            <text:p>1.11116779900743</text:p>
          </table:table-cell>
          <table:table-cell table:formula="of:=STDEV([.E792];[.F7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yphiander johann d 1652</text:p>
          </table:table-cell>
          <table:table-cell office:value-type="string" calcext:value-type="string">
            <text:p>gryphius sebastianus 14931556</text:p>
          </table:table-cell>
          <table:table-cell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4.4444444444444" calcext:value-type="float">
            <text:p>44.4444444444444</text:p>
          </table:table-cell>
          <table:table-cell office:value-type="float" office:value="2.05280095711867" calcext:value-type="float">
            <text:p>2.05280095711867</text:p>
          </table:table-cell>
          <table:table-cell table:formula="of:=STDEV([.D793];[.E793])" office:value-type="float" office:value="2.51415744421884" calcext:value-type="float">
            <text:p>2.51415744421884</text:p>
          </table:table-cell>
          <table:table-cell table:formula="of:=STDEV([.D793];[.F793])" office:value-type="float" office:value="2.51415744421884" calcext:value-type="float">
            <text:p>2.51415744421884</text:p>
          </table:table-cell>
          <table:table-cell table:formula="of:=STDEV([.E793];[.F7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gliacozzi gaspare 15451599</text:p>
          </table:table-cell>
          <table:table-cell office:value-type="string" calcext:value-type="string">
            <text:p>magliabechi antonio 16331714</text:p>
          </table:table-cell>
          <table:table-cell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2.96922995583236" calcext:value-type="float">
            <text:p>2.96922995583236</text:p>
          </table:table-cell>
          <table:table-cell table:formula="of:=STDEV([.D794];[.E794])" office:value-type="float" office:value="3.63654916038796" calcext:value-type="float">
            <text:p>3.63654916038796</text:p>
          </table:table-cell>
          <table:table-cell table:formula="of:=STDEV([.D794];[.F794])" office:value-type="float" office:value="3.63654916038796" calcext:value-type="float">
            <text:p>3.63654916038796</text:p>
          </table:table-cell>
          <table:table-cell table:formula="of:=STDEV([.E794];[.F7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iti alessandro sch p 16791752</text:p>
          </table:table-cell>
          <table:table-cell office:value-type="string" calcext:value-type="string">
            <text:p>poliziano angelo 14541494</text:p>
          </table:table-cell>
          <table:table-cell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3.40332790259148" calcext:value-type="float">
            <text:p>3.40332790259148</text:p>
          </table:table-cell>
          <table:table-cell table:formula="of:=STDEV([.D795];[.E795])" office:value-type="float" office:value="4.1682083943628" calcext:value-type="float">
            <text:p>4.1682083943628</text:p>
          </table:table-cell>
          <table:table-cell table:formula="of:=STDEV([.D795];[.F795])" office:value-type="float" office:value="4.16820839436281" calcext:value-type="float">
            <text:p>4.16820839436281</text:p>
          </table:table-cell>
          <table:table-cell table:formula="of:=STDEV([.E795];[.F7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astillo juan de si 15851643</text:p>
          </table:table-cell>
          <table:table-cell office:value-type="string" calcext:value-type="string">
            <text:p>fracastoro girolamo 14781553</text:p>
          </table:table-cell>
          <table:table-cell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office:value-type="float" office:value="41.3793103448276" calcext:value-type="float">
            <text:p>41.3793103448276</text:p>
          </table:table-cell>
          <table:table-cell office:value-type="float" office:value="41.3793103448276" calcext:value-type="float">
            <text:p>41.3793103448276</text:p>
          </table:table-cell>
          <table:table-cell office:value-type="float" office:value="3.82245695463476" calcext:value-type="float">
            <text:p>3.82245695463476</text:p>
          </table:table-cell>
          <table:table-cell table:formula="of:=STDEV([.D796];[.E796])" office:value-type="float" office:value="4.68153455130404" calcext:value-type="float">
            <text:p>4.68153455130404</text:p>
          </table:table-cell>
          <table:table-cell table:formula="of:=STDEV([.D796];[.F796])" office:value-type="float" office:value="4.68153455130403" calcext:value-type="float">
            <text:p>4.68153455130403</text:p>
          </table:table-cell>
          <table:table-cell table:formula="of:=STDEV([.E796];[.F7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rdi baltasare</text:p>
          </table:table-cell>
          <table:table-cell office:value-type="string" calcext:value-type="string">
            <text:p>naldi naldo 1439approximately 1520</text:p>
          </table:table-cell>
          <table:table-cell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office:value-type="float" office:value="32.6530612244898" calcext:value-type="float">
            <text:p>32.6530612244898</text:p>
          </table:table-cell>
          <table:table-cell office:value-type="float" office:value="32.6530612244898" calcext:value-type="float">
            <text:p>32.6530612244898</text:p>
          </table:table-cell>
          <table:table-cell office:value-type="float" office:value="8.86055923327752" calcext:value-type="float">
            <text:p>8.86055923327752</text:p>
          </table:table-cell>
          <table:table-cell table:formula="of:=STDEV([.D797];[.E797])" office:value-type="float" office:value="10.851924478618" calcext:value-type="float">
            <text:p>10.851924478618</text:p>
          </table:table-cell>
          <table:table-cell table:formula="of:=STDEV([.D797];[.F797])" office:value-type="float" office:value="10.851924478618" calcext:value-type="float">
            <text:p>10.851924478618</text:p>
          </table:table-cell>
          <table:table-cell table:formula="of:=STDEV([.E797];[.F7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anus johannes 15331585</text:p>
          </table:table-cell>
          <table:table-cell office:value-type="string" calcext:value-type="string">
            <text:p>molza francesco maria 14891544</text:p>
          </table:table-cell>
          <table:table-cell office:value-type="string" calcext:value-type="string">
            <text:p>no</text:p>
          </table:table-cell>
          <table:table-cell office:value-type="float" office:value="47.8260869565217" calcext:value-type="float">
            <text:p>47.8260869565217</text:p>
          </table:table-cell>
          <table:table-cell office:value-type="float" office:value="47.2727272727273" calcext:value-type="float">
            <text:p>47.2727272727273</text:p>
          </table:table-cell>
          <table:table-cell office:value-type="float" office:value="47.2727272727273" calcext:value-type="float">
            <text:p>47.2727272727273</text:p>
          </table:table-cell>
          <table:table-cell office:value-type="float" office:value="0.319482362397421" calcext:value-type="float">
            <text:p>0.319482362397421</text:p>
          </table:table-cell>
          <table:table-cell table:formula="of:=STDEV([.D798];[.E798])" office:value-type="float" office:value="0.391284384846312" calcext:value-type="float">
            <text:p>0.391284384846312</text:p>
          </table:table-cell>
          <table:table-cell table:formula="of:=STDEV([.D798];[.F798])" office:value-type="float" office:value="0.391284384846307" calcext:value-type="float">
            <text:p>0.391284384846307</text:p>
          </table:table-cell>
          <table:table-cell table:formula="of:=STDEV([.E798];[.F7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hilardi giovanni tommaso 18001873</text:p>
          </table:table-cell>
          <table:table-cell office:value-type="string" calcext:value-type="string">
            <text:p>giussani carlo 18401900</text:p>
          </table:table-cell>
          <table:table-cell office:value-type="string" calcext:value-type="string">
            <text:p>no</text:p>
          </table:table-cell>
          <table:table-cell office:value-type="float" office:value="47.8260869565217" calcext:value-type="float">
            <text:p>47.8260869565217</text:p>
          </table:table-cell>
          <table:table-cell office:value-type="float" office:value="45.6140350877193" calcext:value-type="float">
            <text:p>45.6140350877193</text:p>
          </table:table-cell>
          <table:table-cell office:value-type="float" office:value="45.6140350877193" calcext:value-type="float">
            <text:p>45.6140350877193</text:p>
          </table:table-cell>
          <table:table-cell office:value-type="float" office:value="1.27712874191451" calcext:value-type="float">
            <text:p>1.27712874191451</text:p>
          </table:table-cell>
          <table:table-cell table:formula="of:=STDEV([.D799];[.E799])" office:value-type="float" office:value="1.56415687676658" calcext:value-type="float">
            <text:p>1.56415687676658</text:p>
          </table:table-cell>
          <table:table-cell table:formula="of:=STDEV([.D799];[.F799])" office:value-type="float" office:value="1.56415687676659" calcext:value-type="float">
            <text:p>1.56415687676659</text:p>
          </table:table-cell>
          <table:table-cell table:formula="of:=STDEV([.E799];[.F7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mire aubert 15731640</text:p>
          </table:table-cell>
          <table:table-cell office:value-type="string" calcext:value-type="string">
            <text:p>la ville de mirmont h de henri 18581924</text:p>
          </table:table-cell>
          <table:table-cell office:value-type="string" calcext:value-type="string">
            <text:p>no</text:p>
          </table:table-cell>
          <table:table-cell office:value-type="float" office:value="47.8260869565217" calcext:value-type="float">
            <text:p>47.8260869565217</text:p>
          </table:table-cell>
          <table:table-cell office:value-type="float" office:value="47.4576271186441" calcext:value-type="float">
            <text:p>47.4576271186441</text:p>
          </table:table-cell>
          <table:table-cell office:value-type="float" office:value="45.1612903225807" calcext:value-type="float">
            <text:p>45.1612903225807</text:p>
          </table:table-cell>
          <table:table-cell office:value-type="float" office:value="1.44395674181209" calcext:value-type="float">
            <text:p>1.44395674181209</text:p>
          </table:table-cell>
          <table:table-cell table:formula="of:=STDEV([.D800];[.E800])" office:value-type="float" office:value="0.260540449958198" calcext:value-type="float">
            <text:p>0.260540449958198</text:p>
          </table:table-cell>
          <table:table-cell table:formula="of:=STDEV([.D800];[.F800])" office:value-type="float" office:value="1.88429577034283" calcext:value-type="float">
            <text:p>1.88429577034283</text:p>
          </table:table-cell>
          <table:table-cell table:formula="of:=STDEV([.E800];[.F800])" office:value-type="float" office:value="1.62375532038464" calcext:value-type="float">
            <text:p>1.62375532038464</text:p>
          </table:table-cell>
        </table:table-row>
        <table:table-row table:style-name="ro1">
          <table:table-cell office:value-type="string" calcext:value-type="string">
            <text:p>sussanneau hubert 15121550</text:p>
          </table:table-cell>
          <table:table-cell office:value-type="string" calcext:value-type="string">
            <text:p>susemihl franz 18261901</text:p>
          </table:table-cell>
          <table:table-cell office:value-type="string" calcext:value-type="string">
            <text:p>no</text:p>
          </table:table-cell>
          <table:table-cell office:value-type="float" office:value="47.8260869565217" calcext:value-type="float">
            <text:p>47.8260869565217</text:p>
          </table:table-cell>
          <table:table-cell office:value-type="float" office:value="44.8979591836735" calcext:value-type="float">
            <text:p>44.8979591836735</text:p>
          </table:table-cell>
          <table:table-cell office:value-type="float" office:value="44.8979591836735" calcext:value-type="float">
            <text:p>44.8979591836735</text:p>
          </table:table-cell>
          <table:table-cell office:value-type="float" office:value="1.69055535787557" calcext:value-type="float">
            <text:p>1.69055535787557</text:p>
          </table:table-cell>
          <table:table-cell table:formula="of:=STDEV([.D801];[.E801])" office:value-type="float" office:value="2.07049900436168" calcext:value-type="float">
            <text:p>2.07049900436168</text:p>
          </table:table-cell>
          <table:table-cell table:formula="of:=STDEV([.D801];[.F801])" office:value-type="float" office:value="2.07049900436167" calcext:value-type="float">
            <text:p>2.07049900436167</text:p>
          </table:table-cell>
          <table:table-cell table:formula="of:=STDEV([.E801];[.F8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billon jean osb 16321707</text:p>
          </table:table-cell>
          <table:table-cell office:value-type="string" calcext:value-type="string">
            <text:p>mambrun pierre de 16011661</text:p>
          </table:table-cell>
          <table:table-cell office:value-type="string" calcext:value-type="string">
            <text:p>no</text:p>
          </table:table-cell>
          <table:table-cell office:value-type="float" office:value="47.8260869565217" calcext:value-type="float">
            <text:p>47.8260869565217</text:p>
          </table:table-cell>
          <table:table-cell office:value-type="float" office:value="42.3076923076923" calcext:value-type="float">
            <text:p>42.3076923076923</text:p>
          </table:table-cell>
          <table:table-cell office:value-type="float" office:value="42.3076923076923" calcext:value-type="float">
            <text:p>42.3076923076923</text:p>
          </table:table-cell>
          <table:table-cell office:value-type="float" office:value="3.18604663599626" calcext:value-type="float">
            <text:p>3.18604663599626</text:p>
          </table:table-cell>
          <table:table-cell table:formula="of:=STDEV([.D802];[.E802])" office:value-type="float" office:value="3.90209427745085" calcext:value-type="float">
            <text:p>3.90209427745085</text:p>
          </table:table-cell>
          <table:table-cell table:formula="of:=STDEV([.D802];[.F802])" office:value-type="float" office:value="3.90209427745085" calcext:value-type="float">
            <text:p>3.90209427745085</text:p>
          </table:table-cell>
          <table:table-cell table:formula="of:=STDEV([.E802];[.F8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recilla martin de ofm cap</text:p>
          </table:table-cell>
          <table:table-cell office:value-type="string" calcext:value-type="string">
            <text:p>torrentius laevinus 15251595</text:p>
          </table:table-cell>
          <table:table-cell office:value-type="string" calcext:value-type="string">
            <text:p>no</text:p>
          </table:table-cell>
          <table:table-cell office:value-type="float" office:value="47.8260869565217" calcext:value-type="float">
            <text:p>47.8260869565217</text:p>
          </table:table-cell>
          <table:table-cell office:value-type="float" office:value="39.2857142857143" calcext:value-type="float">
            <text:p>39.2857142857143</text:p>
          </table:table-cell>
          <table:table-cell office:value-type="float" office:value="39.2857142857143" calcext:value-type="float">
            <text:p>39.2857142857143</text:p>
          </table:table-cell>
          <table:table-cell office:value-type="float" office:value="4.93078646047041" calcext:value-type="float">
            <text:p>4.93078646047041</text:p>
          </table:table-cell>
          <table:table-cell table:formula="of:=STDEV([.D803];[.E803])" office:value-type="float" office:value="6.03895542938822" calcext:value-type="float">
            <text:p>6.03895542938822</text:p>
          </table:table-cell>
          <table:table-cell table:formula="of:=STDEV([.D803];[.F803])" office:value-type="float" office:value="6.03895542938821" calcext:value-type="float">
            <text:p>6.03895542938821</text:p>
          </table:table-cell>
          <table:table-cell table:formula="of:=STDEV([.E803];[.F8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ero giovanni ca 15431617</text:p>
          </table:table-cell>
          <table:table-cell office:value-type="string" calcext:value-type="string">
            <text:p>bottoni bernardo 1266</text:p>
          </table:table-cell>
          <table:table-cell office:value-type="string" calcext:value-type="string">
            <text:p>no</text:p>
          </table:table-cell>
          <table:table-cell office:value-type="float" office:value="47.6190476190476" calcext:value-type="float">
            <text:p>47.6190476190476</text:p>
          </table:table-cell>
          <table:table-cell table:number-columns-repeated="2" office:value-type="float" office:value="45.8333333333333" calcext:value-type="float">
            <text:p>45.8333333333333</text:p>
          </table:table-cell>
          <table:table-cell office:value-type="float" office:value="1.0309826235529" calcext:value-type="float">
            <text:p>1.0309826235529</text:p>
          </table:table-cell>
          <table:table-cell table:formula="of:=STDEV([.D804];[.E804])" office:value-type="float" office:value="1.26269068069026" calcext:value-type="float">
            <text:p>1.26269068069026</text:p>
          </table:table-cell>
          <table:table-cell table:formula="of:=STDEV([.D804];[.F804])" office:value-type="float" office:value="1.26269068069026" calcext:value-type="float">
            <text:p>1.26269068069026</text:p>
          </table:table-cell>
          <table:table-cell table:formula="of:=STDEV([.E804];[.F8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holodniak i i 18571913</text:p>
          </table:table-cell>
          <table:table-cell office:value-type="string" calcext:value-type="string">
            <text:p>scholier pieter 15821635</text:p>
          </table:table-cell>
          <table:table-cell office:value-type="string" calcext:value-type="string">
            <text:p>no</text:p>
          </table:table-cell>
          <table:table-cell office:value-type="float" office:value="47.6190476190476" calcext:value-type="float">
            <text:p>47.6190476190476</text:p>
          </table:table-cell>
          <table:table-cell office:value-type="float" office:value="48.8888888888889" calcext:value-type="float">
            <text:p>48.8888888888889</text:p>
          </table:table-cell>
          <table:table-cell office:value-type="float" office:value="46.8085106382979" calcext:value-type="float">
            <text:p>46.8085106382979</text:p>
          </table:table-cell>
          <table:table-cell office:value-type="float" office:value="1.04860547977517" calcext:value-type="float">
            <text:p>1.04860547977517</text:p>
          </table:table-cell>
          <table:table-cell table:formula="of:=STDEV([.D805];[.E805])" office:value-type="float" office:value="0.8979133729353" calcext:value-type="float">
            <text:p>0.8979133729353</text:p>
          </table:table-cell>
          <table:table-cell table:formula="of:=STDEV([.D805];[.F805])" office:value-type="float" office:value="0.57313619549061" calcext:value-type="float">
            <text:p>0.57313619549061</text:p>
          </table:table-cell>
          <table:table-cell table:formula="of:=STDEV([.E805];[.F805])" office:value-type="float" office:value="1.47104956842591" calcext:value-type="float">
            <text:p>1.47104956842591</text:p>
          </table:table-cell>
        </table:table-row>
        <table:table-row table:style-name="ro1">
          <table:table-cell office:value-type="string" calcext:value-type="string">
            <text:p>sturla orarson 12141284</text:p>
          </table:table-cell>
          <table:table-cell office:value-type="string" calcext:value-type="string">
            <text:p>smundur froi 10561133</text:p>
          </table:table-cell>
          <table:table-cell office:value-type="string" calcext:value-type="string">
            <text:p>no</text:p>
          </table:table-cell>
          <table:table-cell office:value-type="float" office:value="47.6190476190476" calcext:value-type="float">
            <text:p>47.6190476190476</text:p>
          </table:table-cell>
          <table:table-cell office:value-type="float" office:value="45.4545454545455" calcext:value-type="float">
            <text:p>45.4545454545455</text:p>
          </table:table-cell>
          <table:table-cell office:value-type="float" office:value="45.4545454545455" calcext:value-type="float">
            <text:p>45.4545454545455</text:p>
          </table:table-cell>
          <table:table-cell office:value-type="float" office:value="1.24967590733685" calcext:value-type="float">
            <text:p>1.24967590733685</text:p>
          </table:table-cell>
          <table:table-cell table:formula="of:=STDEV([.D806];[.E806])" office:value-type="float" office:value="1.53053415841244" calcext:value-type="float">
            <text:p>1.53053415841244</text:p>
          </table:table-cell>
          <table:table-cell table:formula="of:=STDEV([.D806];[.F806])" office:value-type="float" office:value="1.53053415841243" calcext:value-type="float">
            <text:p>1.53053415841243</text:p>
          </table:table-cell>
          <table:table-cell table:formula="of:=STDEV([.E806];[.F8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cher johann joachim 16351682</text:p>
          </table:table-cell>
          <table:table-cell office:value-type="string" calcext:value-type="string">
            <text:p>bersmann gregor 15381611</text:p>
          </table:table-cell>
          <table:table-cell office:value-type="string" calcext:value-type="string">
            <text:p>no</text:p>
          </table:table-cell>
          <table:table-cell office:value-type="float" office:value="47.6190476190476" calcext:value-type="float">
            <text:p>47.6190476190476</text:p>
          </table:table-cell>
          <table:table-cell table:number-columns-repeated="2" office:value-type="float" office:value="44.4444444444444" calcext:value-type="float">
            <text:p>44.4444444444444</text:p>
          </table:table-cell>
          <table:table-cell office:value-type="float" office:value="1.83285799742738" calcext:value-type="float">
            <text:p>1.83285799742738</text:p>
          </table:table-cell>
          <table:table-cell table:formula="of:=STDEV([.D807];[.E807])" office:value-type="float" office:value="2.24478343233824" calcext:value-type="float">
            <text:p>2.24478343233824</text:p>
          </table:table-cell>
          <table:table-cell table:formula="of:=STDEV([.D807];[.F807])" office:value-type="float" office:value="2.24478343233824" calcext:value-type="float">
            <text:p>2.24478343233824</text:p>
          </table:table-cell>
          <table:table-cell table:formula="of:=STDEV([.E807];[.F8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t de graveson ignace hyacinthe op 16701733</text:p>
          </table:table-cell>
          <table:table-cell office:value-type="string" calcext:value-type="string">
            <text:p>amato di montecassino</text:p>
          </table:table-cell>
          <table:table-cell office:value-type="string" calcext:value-type="string">
            <text:p>no</text:p>
          </table:table-cell>
          <table:table-cell office:value-type="float" office:value="47.6190476190476" calcext:value-type="float">
            <text:p>47.6190476190476</text:p>
          </table:table-cell>
          <table:table-cell table:number-columns-repeated="2" office:value-type="float" office:value="42.4242424242424" calcext:value-type="float">
            <text:p>42.4242424242424</text:p>
          </table:table-cell>
          <table:table-cell office:value-type="float" office:value="2.99922217760844" calcext:value-type="float">
            <text:p>2.99922217760844</text:p>
          </table:table-cell>
          <table:table-cell table:formula="of:=STDEV([.D808];[.E808])" office:value-type="float" office:value="3.67328198018985" calcext:value-type="float">
            <text:p>3.67328198018985</text:p>
          </table:table-cell>
          <table:table-cell table:formula="of:=STDEV([.D808];[.F808])" office:value-type="float" office:value="3.67328198018985" calcext:value-type="float">
            <text:p>3.67328198018985</text:p>
          </table:table-cell>
          <table:table-cell table:formula="of:=STDEV([.E808];[.F8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lenden william d 1633</text:p>
          </table:table-cell>
          <table:table-cell office:value-type="string" calcext:value-type="string">
            <text:p>burchardus abbot of bellevaux 1163</text:p>
          </table:table-cell>
          <table:table-cell office:value-type="string" calcext:value-type="string">
            <text:p>no</text:p>
          </table:table-cell>
          <table:table-cell office:value-type="float" office:value="47.6190476190476" calcext:value-type="float">
            <text:p>47.6190476190476</text:p>
          </table:table-cell>
          <table:table-cell office:value-type="float" office:value="41.3793103448276" calcext:value-type="float">
            <text:p>41.3793103448276</text:p>
          </table:table-cell>
          <table:table-cell office:value-type="float" office:value="41.3793103448276" calcext:value-type="float">
            <text:p>41.3793103448276</text:p>
          </table:table-cell>
          <table:table-cell office:value-type="float" office:value="3.60251399494347" calcext:value-type="float">
            <text:p>3.60251399494347</text:p>
          </table:table-cell>
          <table:table-cell table:formula="of:=STDEV([.D809];[.E809])" office:value-type="float" office:value="4.41216053942345" calcext:value-type="float">
            <text:p>4.41216053942345</text:p>
          </table:table-cell>
          <table:table-cell table:formula="of:=STDEV([.D809];[.F809])" office:value-type="float" office:value="4.41216053942344" calcext:value-type="float">
            <text:p>4.41216053942344</text:p>
          </table:table-cell>
          <table:table-cell table:formula="of:=STDEV([.E809];[.F8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ati paolo 16171707</text:p>
          </table:table-cell>
          <table:table-cell office:value-type="string" calcext:value-type="string">
            <text:p>della casa giovanni 15031556</text:p>
          </table:table-cell>
          <table:table-cell office:value-type="string" calcext:value-type="string">
            <text:p>no</text:p>
          </table:table-cell>
          <table:table-cell office:value-type="float" office:value="47.6190476190476" calcext:value-type="float">
            <text:p>47.6190476190476</text:p>
          </table:table-cell>
          <table:table-cell table:number-columns-repeated="2" office:value-type="float" office:value="40.8163265306122" calcext:value-type="float">
            <text:p>40.8163265306122</text:p>
          </table:table-cell>
          <table:table-cell office:value-type="float" office:value="3.9275528516301" calcext:value-type="float">
            <text:p>3.9275528516301</text:p>
          </table:table-cell>
          <table:table-cell table:formula="of:=STDEV([.D810];[.E810])" office:value-type="float" office:value="4.81025021215338" calcext:value-type="float">
            <text:p>4.81025021215338</text:p>
          </table:table-cell>
          <table:table-cell table:formula="of:=STDEV([.D810];[.F810])" office:value-type="float" office:value="4.81025021215338" calcext:value-type="float">
            <text:p>4.81025021215338</text:p>
          </table:table-cell>
          <table:table-cell table:formula="of:=STDEV([.E810];[.F8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mon auguste sj 18601939</text:p>
          </table:table-cell>
          <table:table-cell office:value-type="string" calcext:value-type="string">
            <text:p>hamaker h a hendrik arent 17891835</text:p>
          </table:table-cell>
          <table:table-cell office:value-type="string" calcext:value-type="string">
            <text:p>no</text:p>
          </table:table-cell>
          <table:table-cell office:value-type="float" office:value="47.6190476190476" calcext:value-type="float">
            <text:p>47.6190476190476</text:p>
          </table:table-cell>
          <table:table-cell office:value-type="float" office:value="40.6779661016949" calcext:value-type="float">
            <text:p>40.6779661016949</text:p>
          </table:table-cell>
          <table:table-cell office:value-type="float" office:value="40.6779661016949" calcext:value-type="float">
            <text:p>40.6779661016949</text:p>
          </table:table-cell>
          <table:table-cell office:value-type="float" office:value="4.00743528251072" calcext:value-type="float">
            <text:p>4.00743528251072</text:p>
          </table:table-cell>
          <table:table-cell table:formula="of:=STDEV([.D811];[.E811])" office:value-type="float" office:value="4.9080858096887" calcext:value-type="float">
            <text:p>4.9080858096887</text:p>
          </table:table-cell>
          <table:table-cell table:formula="of:=STDEV([.D811];[.F811])" office:value-type="float" office:value="4.9080858096887" calcext:value-type="float">
            <text:p>4.9080858096887</text:p>
          </table:table-cell>
          <table:table-cell table:formula="of:=STDEV([.E811];[.F8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pping heinrich 16231678</text:p>
          </table:table-cell>
          <table:table-cell office:value-type="string" calcext:value-type="string">
            <text:p>kirchhoff alfred 18381907</text:p>
          </table:table-cell>
          <table:table-cell office:value-type="string" calcext:value-type="string">
            <text:p>no</text:p>
          </table:table-cell>
          <table:table-cell office:value-type="float" office:value="47.6190476190476" calcext:value-type="float">
            <text:p>47.619047619047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.39885919382572" calcext:value-type="float">
            <text:p>4.39885919382572</text:p>
          </table:table-cell>
          <table:table-cell table:formula="of:=STDEV([.D812];[.E812])" office:value-type="float" office:value="5.38748023761179" calcext:value-type="float">
            <text:p>5.38748023761179</text:p>
          </table:table-cell>
          <table:table-cell table:formula="of:=STDEV([.D812];[.F812])" office:value-type="float" office:value="5.38748023761179" calcext:value-type="float">
            <text:p>5.38748023761179</text:p>
          </table:table-cell>
          <table:table-cell table:formula="of:=STDEV([.E812];[.F8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stwerdt georg</text:p>
          </table:table-cell>
          <table:table-cell office:value-type="string" calcext:value-type="string">
            <text:p>meuwese apm</text:p>
          </table:table-cell>
          <table:table-cell office:value-type="string" calcext:value-type="string">
            <text:p>no</text:p>
          </table:table-cell>
          <table:table-cell office:value-type="float" office:value="47.6190476190476" calcext:value-type="float">
            <text:p>47.6190476190476</text:p>
          </table:table-cell>
          <table:table-cell table:number-columns-repeated="2" office:value-type="float" office:value="38.4615384615385" calcext:value-type="float">
            <text:p>38.4615384615385</text:p>
          </table:table-cell>
          <table:table-cell office:value-type="float" office:value="5.28709037719437" calcext:value-type="float">
            <text:p>5.28709037719437</text:p>
          </table:table-cell>
          <table:table-cell table:formula="of:=STDEV([.D813];[.E813])" office:value-type="float" office:value="6.47533682405263" calcext:value-type="float">
            <text:p>6.47533682405263</text:p>
          </table:table-cell>
          <table:table-cell table:formula="of:=STDEV([.D813];[.F813])" office:value-type="float" office:value="6.47533682405263" calcext:value-type="float">
            <text:p>6.47533682405263</text:p>
          </table:table-cell>
          <table:table-cell table:formula="of:=STDEV([.E813];[.F8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ietanus costantinus</text:p>
          </table:table-cell>
          <table:table-cell office:value-type="string" calcext:value-type="string">
            <text:p>cajetan tommaso de vio 14691534</text:p>
          </table:table-cell>
          <table:table-cell office:value-type="string" calcext:value-type="string">
            <text:p>no</text:p>
          </table:table-cell>
          <table:table-cell office:value-type="float" office:value="47.6190476190476" calcext:value-type="float">
            <text:p>47.6190476190476</text:p>
          </table:table-cell>
          <table:table-cell table:number-columns-repeated="2" office:value-type="float" office:value="38.4615384615385" calcext:value-type="float">
            <text:p>38.4615384615385</text:p>
          </table:table-cell>
          <table:table-cell office:value-type="float" office:value="5.28709037719437" calcext:value-type="float">
            <text:p>5.28709037719437</text:p>
          </table:table-cell>
          <table:table-cell table:formula="of:=STDEV([.D814];[.E814])" office:value-type="float" office:value="6.47533682405263" calcext:value-type="float">
            <text:p>6.47533682405263</text:p>
          </table:table-cell>
          <table:table-cell table:formula="of:=STDEV([.D814];[.F814])" office:value-type="float" office:value="6.47533682405263" calcext:value-type="float">
            <text:p>6.47533682405263</text:p>
          </table:table-cell>
          <table:table-cell table:formula="of:=STDEV([.E814];[.F8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denkohl george stephen</text:p>
          </table:table-cell>
          <table:table-cell office:value-type="string" calcext:value-type="string">
            <text:p>lindenbrog friedrich 15731648</text:p>
          </table:table-cell>
          <table:table-cell office:value-type="string" calcext:value-type="string">
            <text:p>no</text:p>
          </table:table-cell>
          <table:table-cell office:value-type="float" office:value="47.6190476190476" calcext:value-type="float">
            <text:p>47.6190476190476</text:p>
          </table:table-cell>
          <table:table-cell table:number-columns-repeated="2" office:value-type="float" office:value="37.037037037037" calcext:value-type="float">
            <text:p>37.037037037037</text:p>
          </table:table-cell>
          <table:table-cell office:value-type="float" office:value="6.10952665809128" calcext:value-type="float">
            <text:p>6.10952665809128</text:p>
          </table:table-cell>
          <table:table-cell table:formula="of:=STDEV([.D815];[.E815])" office:value-type="float" office:value="7.48261144112748" calcext:value-type="float">
            <text:p>7.48261144112748</text:p>
          </table:table-cell>
          <table:table-cell table:formula="of:=STDEV([.D815];[.F815])" office:value-type="float" office:value="7.48261144112748" calcext:value-type="float">
            <text:p>7.48261144112748</text:p>
          </table:table-cell>
          <table:table-cell table:formula="of:=STDEV([.E815];[.F8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aye johannes genesius ofm</text:p>
          </table:table-cell>
          <table:table-cell office:value-type="string" calcext:value-type="string">
            <text:p>paulus quaestor</text:p>
          </table:table-cell>
          <table:table-cell office:value-type="string" calcext:value-type="string">
            <text:p>no</text:p>
          </table:table-cell>
          <table:table-cell office:value-type="float" office:value="47.6190476190476" calcext:value-type="float">
            <text:p>47.6190476190476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8.24786098842322" calcext:value-type="float">
            <text:p>8.24786098842322</text:p>
          </table:table-cell>
          <table:table-cell table:formula="of:=STDEV([.D816];[.E816])" office:value-type="float" office:value="10.1015254455221" calcext:value-type="float">
            <text:p>10.1015254455221</text:p>
          </table:table-cell>
          <table:table-cell table:formula="of:=STDEV([.D816];[.F816])" office:value-type="float" office:value="10.1015254455221" calcext:value-type="float">
            <text:p>10.1015254455221</text:p>
          </table:table-cell>
          <table:table-cell table:formula="of:=STDEV([.E816];[.F8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pez de montoya pedro</text:p>
          </table:table-cell>
          <table:table-cell office:value-type="string" calcext:value-type="string">
            <text:p>montanus saint archbishop of toledo</text:p>
          </table:table-cell>
          <table:table-cell office:value-type="string" calcext:value-type="string">
            <text:p>no</text:p>
          </table:table-cell>
          <table:table-cell office:value-type="float" office:value="47.3684210526316" calcext:value-type="float">
            <text:p>47.3684210526316</text:p>
          </table:table-cell>
          <table:table-cell office:value-type="float" office:value="45.6140350877193" calcext:value-type="float">
            <text:p>45.6140350877193</text:p>
          </table:table-cell>
          <table:table-cell office:value-type="float" office:value="45.6140350877193" calcext:value-type="float">
            <text:p>45.6140350877193</text:p>
          </table:table-cell>
          <table:table-cell office:value-type="float" office:value="1.01289520910461" calcext:value-type="float">
            <text:p>1.01289520910461</text:p>
          </table:table-cell>
          <table:table-cell table:formula="of:=STDEV([.D817];[.E817])" office:value-type="float" office:value="1.24053821260798" calcext:value-type="float">
            <text:p>1.24053821260798</text:p>
          </table:table-cell>
          <table:table-cell table:formula="of:=STDEV([.D817];[.F817])" office:value-type="float" office:value="1.24053821260798" calcext:value-type="float">
            <text:p>1.24053821260798</text:p>
          </table:table-cell>
          <table:table-cell table:formula="of:=STDEV([.E817];[.F8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gnoria lorenzo 15711631</text:p>
          </table:table-cell>
          <table:table-cell office:value-type="string" calcext:value-type="string">
            <text:p>pigna giovan battista 15291575</text:p>
          </table:table-cell>
          <table:table-cell office:value-type="string" calcext:value-type="string">
            <text:p>no</text:p>
          </table:table-cell>
          <table:table-cell office:value-type="float" office:value="47.3684210526316" calcext:value-type="float">
            <text:p>47.3684210526316</text:p>
          </table:table-cell>
          <table:table-cell office:value-type="float" office:value="43.6363636363636" calcext:value-type="float">
            <text:p>43.6363636363636</text:p>
          </table:table-cell>
          <table:table-cell office:value-type="float" office:value="43.6363636363636" calcext:value-type="float">
            <text:p>43.6363636363636</text:p>
          </table:table-cell>
          <table:table-cell office:value-type="float" office:value="2.15470435391344" calcext:value-type="float">
            <text:p>2.15470435391344</text:p>
          </table:table-cell>
          <table:table-cell table:formula="of:=STDEV([.D818];[.E818])" office:value-type="float" office:value="2.63896310682061" calcext:value-type="float">
            <text:p>2.63896310682061</text:p>
          </table:table-cell>
          <table:table-cell table:formula="of:=STDEV([.D818];[.F818])" office:value-type="float" office:value="2.63896310682061" calcext:value-type="float">
            <text:p>2.63896310682061</text:p>
          </table:table-cell>
          <table:table-cell table:formula="of:=STDEV([.E818];[.F8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tile da foligno 1384</text:p>
          </table:table-cell>
          <table:table-cell office:value-type="string" calcext:value-type="string">
            <text:p>gentili scipione 15631616</text:p>
          </table:table-cell>
          <table:table-cell office:value-type="string" calcext:value-type="string">
            <text:p>no</text:p>
          </table:table-cell>
          <table:table-cell office:value-type="float" office:value="47.3684210526316" calcext:value-type="float">
            <text:p>47.3684210526316</text:p>
          </table:table-cell>
          <table:table-cell table:number-columns-repeated="2" office:value-type="float" office:value="41.6666666666667" calcext:value-type="float">
            <text:p>41.6666666666667</text:p>
          </table:table-cell>
          <table:table-cell office:value-type="float" office:value="3.29190942958997" calcext:value-type="float">
            <text:p>3.29190942958997</text:p>
          </table:table-cell>
          <table:table-cell table:formula="of:=STDEV([.D819];[.E819])" office:value-type="float" office:value="4.03174919097593" calcext:value-type="float">
            <text:p>4.03174919097593</text:p>
          </table:table-cell>
          <table:table-cell table:formula="of:=STDEV([.D819];[.F819])" office:value-type="float" office:value="4.03174919097593" calcext:value-type="float">
            <text:p>4.03174919097593</text:p>
          </table:table-cell>
          <table:table-cell table:formula="of:=STDEV([.E819];[.F8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tellani vincenzo</text:p>
          </table:table-cell>
          <table:table-cell office:value-type="string" calcext:value-type="string">
            <text:p>casteele peeter vande 15851632</text:p>
          </table:table-cell>
          <table:table-cell office:value-type="string" calcext:value-type="string">
            <text:p>no</text:p>
          </table:table-cell>
          <table:table-cell office:value-type="float" office:value="47.3684210526316" calcext:value-type="float">
            <text:p>47.3684210526316</text:p>
          </table:table-cell>
          <table:table-cell table:number-columns-repeated="2" office:value-type="float" office:value="40.8163265306122" calcext:value-type="float">
            <text:p>40.8163265306122</text:p>
          </table:table-cell>
          <table:table-cell office:value-type="float" office:value="3.78285353604374" calcext:value-type="float">
            <text:p>3.78285353604374</text:p>
          </table:table-cell>
          <table:table-cell table:formula="of:=STDEV([.D820];[.E820])" office:value-type="float" office:value="4.63303046749511" calcext:value-type="float">
            <text:p>4.63303046749511</text:p>
          </table:table-cell>
          <table:table-cell table:formula="of:=STDEV([.D820];[.F820])" office:value-type="float" office:value="4.63303046749511" calcext:value-type="float">
            <text:p>4.63303046749511</text:p>
          </table:table-cell>
          <table:table-cell table:formula="of:=STDEV([.E820];[.F8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icelli giulio cesare</text:p>
          </table:table-cell>
          <table:table-cell office:value-type="string" calcext:value-type="string">
            <text:p>barignani fabio 15321584</text:p>
          </table:table-cell>
          <table:table-cell office:value-type="string" calcext:value-type="string">
            <text:p>no</text:p>
          </table:table-cell>
          <table:table-cell office:value-type="float" office:value="47.3684210526316" calcext:value-type="float">
            <text:p>47.3684210526316</text:p>
          </table:table-cell>
          <table:table-cell table:number-columns-repeated="2" office:value-type="float" office:value="38.2978723404255" calcext:value-type="float">
            <text:p>38.2978723404255</text:p>
          </table:table-cell>
          <table:table-cell office:value-type="float" office:value="5.23688374068978" calcext:value-type="float">
            <text:p>5.23688374068978</text:p>
          </table:table-cell>
          <table:table-cell table:formula="of:=STDEV([.D821];[.E821])" office:value-type="float" office:value="6.4138465034838" calcext:value-type="float">
            <text:p>6.4138465034838</text:p>
          </table:table-cell>
          <table:table-cell table:formula="of:=STDEV([.D821];[.F821])" office:value-type="float" office:value="6.4138465034838" calcext:value-type="float">
            <text:p>6.4138465034838</text:p>
          </table:table-cell>
          <table:table-cell table:formula="of:=STDEV([.E821];[.F8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ni gio battista 1593 or 15941647</text:p>
          </table:table-cell>
          <table:table-cell office:value-type="string" calcext:value-type="string">
            <text:p>donizone di canossa</text:p>
          </table:table-cell>
          <table:table-cell office:value-type="string" calcext:value-type="string">
            <text:p>no</text:p>
          </table:table-cell>
          <table:table-cell office:value-type="float" office:value="47.3684210526316" calcext:value-type="float">
            <text:p>47.3684210526316</text:p>
          </table:table-cell>
          <table:table-cell table:number-columns-repeated="2" office:value-type="float" office:value="33.9622641509434" calcext:value-type="float">
            <text:p>33.9622641509434</text:p>
          </table:table-cell>
          <table:table-cell office:value-type="float" office:value="7.74004829598803" calcext:value-type="float">
            <text:p>7.74004829598803</text:p>
          </table:table-cell>
          <table:table-cell table:formula="of:=STDEV([.D822];[.E822])" office:value-type="float" office:value="9.47958445483455" calcext:value-type="float">
            <text:p>9.47958445483455</text:p>
          </table:table-cell>
          <table:table-cell table:formula="of:=STDEV([.D822];[.F822])" office:value-type="float" office:value="9.47958445483455" calcext:value-type="float">
            <text:p>9.47958445483455</text:p>
          </table:table-cell>
          <table:table-cell table:formula="of:=STDEV([.E822];[.F8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urentius josephus</text:p>
          </table:table-cell>
          <table:table-cell office:value-type="string" calcext:value-type="string">
            <text:p>laurent mh mariehyacinthe 19061968</text:p>
          </table:table-cell>
          <table:table-cell office:value-type="string" calcext:value-type="string">
            <text:p>no</text:p>
          </table:table-cell>
          <table:table-cell office:value-type="float" office:value="47.3684210526316" calcext:value-type="float">
            <text:p>47.3684210526316</text:p>
          </table:table-cell>
          <table:table-cell table:number-columns-repeated="2" office:value-type="float" office:value="33.9622641509434" calcext:value-type="float">
            <text:p>33.9622641509434</text:p>
          </table:table-cell>
          <table:table-cell office:value-type="float" office:value="7.74004829598803" calcext:value-type="float">
            <text:p>7.74004829598803</text:p>
          </table:table-cell>
          <table:table-cell table:formula="of:=STDEV([.D823];[.E823])" office:value-type="float" office:value="9.47958445483455" calcext:value-type="float">
            <text:p>9.47958445483455</text:p>
          </table:table-cell>
          <table:table-cell table:formula="of:=STDEV([.D823];[.F823])" office:value-type="float" office:value="9.47958445483455" calcext:value-type="float">
            <text:p>9.47958445483455</text:p>
          </table:table-cell>
          <table:table-cell table:formula="of:=STDEV([.E823];[.F8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einer cristoph 15751650</text:p>
          </table:table-cell>
          <table:table-cell office:value-type="string" calcext:value-type="string">
            <text:p>scheibe karl friedrich 18121869</text:p>
          </table:table-cell>
          <table:table-cell office:value-type="string" calcext:value-type="string">
            <text:p>no</text:p>
          </table:table-cell>
          <table:table-cell office:value-type="float" office:value="47.0588235294118" calcext:value-type="float">
            <text:p>47.0588235294118</text:p>
          </table:table-cell>
          <table:table-cell office:value-type="float" office:value="49.1228070175439" calcext:value-type="float">
            <text:p>49.1228070175439</text:p>
          </table:table-cell>
          <table:table-cell office:value-type="float" office:value="49.1228070175439" calcext:value-type="float">
            <text:p>49.1228070175439</text:p>
          </table:table-cell>
          <table:table-cell office:value-type="float" office:value="1.19164142247601" calcext:value-type="float">
            <text:p>1.19164142247601</text:p>
          </table:table-cell>
          <table:table-cell table:formula="of:=STDEV([.D824];[.E824])" office:value-type="float" office:value="1.45945672071527" calcext:value-type="float">
            <text:p>1.45945672071527</text:p>
          </table:table-cell>
          <table:table-cell table:formula="of:=STDEV([.D824];[.F824])" office:value-type="float" office:value="1.45945672071527" calcext:value-type="float">
            <text:p>1.45945672071527</text:p>
          </table:table-cell>
          <table:table-cell table:formula="of:=STDEV([.E824];[.F8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tit samuel 15941643</text:p>
          </table:table-cell>
          <table:table-cell office:value-type="string" calcext:value-type="string">
            <text:p>clein johann 1530</text:p>
          </table:table-cell>
          <table:table-cell office:value-type="string" calcext:value-type="string">
            <text:p>no</text:p>
          </table:table-cell>
          <table:table-cell office:value-type="float" office:value="47.0588235294118" calcext:value-type="float">
            <text:p>47.0588235294118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2.85993941394242" calcext:value-type="float">
            <text:p>2.85993941394242</text:p>
          </table:table-cell>
          <table:table-cell table:formula="of:=STDEV([.D825];[.E825])" office:value-type="float" office:value="3.50269612971664" calcext:value-type="float">
            <text:p>3.50269612971664</text:p>
          </table:table-cell>
          <table:table-cell table:formula="of:=STDEV([.D825];[.F825])" office:value-type="float" office:value="3.50269612971664" calcext:value-type="float">
            <text:p>3.50269612971664</text:p>
          </table:table-cell>
          <table:table-cell table:formula="of:=STDEV([.E825];[.F8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nnep david jacob van 17741853</text:p>
          </table:table-cell>
          <table:table-cell office:value-type="string" calcext:value-type="string">
            <text:p>lenz karl gotthold 17631809</text:p>
          </table:table-cell>
          <table:table-cell office:value-type="string" calcext:value-type="string">
            <text:p>no</text:p>
          </table:table-cell>
          <table:table-cell office:value-type="float" office:value="47.0588235294118" calcext:value-type="float">
            <text:p>47.0588235294118</text:p>
          </table:table-cell>
          <table:table-cell office:value-type="float" office:value="41.3793103448276" calcext:value-type="float">
            <text:p>41.3793103448276</text:p>
          </table:table-cell>
          <table:table-cell office:value-type="float" office:value="41.3793103448276" calcext:value-type="float">
            <text:p>41.3793103448276</text:p>
          </table:table-cell>
          <table:table-cell office:value-type="float" office:value="3.2790684659857" calcext:value-type="float">
            <text:p>3.2790684659857</text:p>
          </table:table-cell>
          <table:table-cell table:formula="of:=STDEV([.D826];[.E826])" office:value-type="float" office:value="4.01602228665787" calcext:value-type="float">
            <text:p>4.01602228665787</text:p>
          </table:table-cell>
          <table:table-cell table:formula="of:=STDEV([.D826];[.F826])" office:value-type="float" office:value="4.01602228665787" calcext:value-type="float">
            <text:p>4.01602228665787</text:p>
          </table:table-cell>
          <table:table-cell table:formula="of:=STDEV([.E826];[.F8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s gaspar approximately 1570</text:p>
          </table:table-cell>
          <table:table-cell office:value-type="string" calcext:value-type="string">
            <text:p>enk petrus joannes 1885</text:p>
          </table:table-cell>
          <table:table-cell office:value-type="string" calcext:value-type="string">
            <text:p>no</text:p>
          </table:table-cell>
          <table:table-cell office:value-type="float" office:value="47.0588235294118" calcext:value-type="float">
            <text:p>47.0588235294118</text:p>
          </table:table-cell>
          <table:table-cell table:number-columns-repeated="2" office:value-type="float" office:value="38.4615384615385" calcext:value-type="float">
            <text:p>38.4615384615385</text:p>
          </table:table-cell>
          <table:table-cell office:value-type="float" office:value="4.9636448482366" calcext:value-type="float">
            <text:p>4.9636448482366</text:p>
          </table:table-cell>
          <table:table-cell table:formula="of:=STDEV([.D827];[.E827])" office:value-type="float" office:value="6.07919857128706" calcext:value-type="float">
            <text:p>6.07919857128706</text:p>
          </table:table-cell>
          <table:table-cell table:formula="of:=STDEV([.D827];[.F827])" office:value-type="float" office:value="6.07919857128706" calcext:value-type="float">
            <text:p>6.07919857128706</text:p>
          </table:table-cell>
          <table:table-cell table:formula="of:=STDEV([.E827];[.F8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ndes karl 1861</text:p>
          </table:table-cell>
          <table:table-cell office:value-type="string" calcext:value-type="string">
            <text:p>brandolini aurelio lippo 1497 or 1498</text:p>
          </table:table-cell>
          <table:table-cell office:value-type="string" calcext:value-type="string">
            <text:p>no</text:p>
          </table:table-cell>
          <table:table-cell office:value-type="float" office:value="47.0588235294118" calcext:value-type="float">
            <text:p>47.0588235294118</text:p>
          </table:table-cell>
          <table:table-cell table:number-columns-repeated="2" office:value-type="float" office:value="37.037037037037" calcext:value-type="float">
            <text:p>37.037037037037</text:p>
          </table:table-cell>
          <table:table-cell office:value-type="float" office:value="5.7860811291335" calcext:value-type="float">
            <text:p>5.7860811291335</text:p>
          </table:table-cell>
          <table:table-cell table:formula="of:=STDEV([.D828];[.E828])" office:value-type="float" office:value="7.08647318836191" calcext:value-type="float">
            <text:p>7.08647318836191</text:p>
          </table:table-cell>
          <table:table-cell table:formula="of:=STDEV([.D828];[.F828])" office:value-type="float" office:value="7.08647318836191" calcext:value-type="float">
            <text:p>7.08647318836191</text:p>
          </table:table-cell>
          <table:table-cell table:formula="of:=STDEV([.E828];[.F8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achus antonius</text:p>
          </table:table-cell>
          <table:table-cell office:value-type="string" calcext:value-type="string">
            <text:p>giovanni di san vincenzo al volturno</text:p>
          </table:table-cell>
          <table:table-cell office:value-type="string" calcext:value-type="string">
            <text:p>no</text:p>
          </table:table-cell>
          <table:table-cell office:value-type="float" office:value="47.0588235294118" calcext:value-type="float">
            <text:p>47.0588235294118</text:p>
          </table:table-cell>
          <table:table-cell table:number-columns-repeated="2" office:value-type="float" office:value="33.9622641509434" calcext:value-type="float">
            <text:p>33.9622641509434</text:p>
          </table:table-cell>
          <table:table-cell office:value-type="float" office:value="7.56130208261663" calcext:value-type="float">
            <text:p>7.56130208261663</text:p>
          </table:table-cell>
          <table:table-cell table:formula="of:=STDEV([.D829];[.E829])" office:value-type="float" office:value="9.26066594672726" calcext:value-type="float">
            <text:p>9.26066594672726</text:p>
          </table:table-cell>
          <table:table-cell table:formula="of:=STDEV([.D829];[.F829])" office:value-type="float" office:value="9.26066594672726" calcext:value-type="float">
            <text:p>9.26066594672726</text:p>
          </table:table-cell>
          <table:table-cell table:formula="of:=STDEV([.E829];[.F8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mieder friedrich gotthelf benjamin 17701838</text:p>
          </table:table-cell>
          <table:table-cell office:value-type="string" calcext:value-type="string">
            <text:p>schmidt wilhelm 18621905</text:p>
          </table:table-cell>
          <table:table-cell office:value-type="string" calcext:value-type="string">
            <text:p>no</text:p>
          </table:table-cell>
          <table:table-cell office:value-type="float" office:value="47.0588235294118" calcext:value-type="float">
            <text:p>47.0588235294118</text:p>
          </table:table-cell>
          <table:table-cell office:value-type="float" office:value="31.4285714285714" calcext:value-type="float">
            <text:p>31.4285714285714</text:p>
          </table:table-cell>
          <table:table-cell office:value-type="float" office:value="31.4285714285714" calcext:value-type="float">
            <text:p>31.4285714285714</text:p>
          </table:table-cell>
          <table:table-cell office:value-type="float" office:value="9.02413025792188" calcext:value-type="float">
            <text:p>9.02413025792188</text:p>
          </table:table-cell>
          <table:table-cell table:formula="of:=STDEV([.D830];[.E830])" office:value-type="float" office:value="11.0522572521595" calcext:value-type="float">
            <text:p>11.0522572521595</text:p>
          </table:table-cell>
          <table:table-cell table:formula="of:=STDEV([.D830];[.F830])" office:value-type="float" office:value="11.0522572521595" calcext:value-type="float">
            <text:p>11.0522572521595</text:p>
          </table:table-cell>
          <table:table-cell table:formula="of:=STDEV([.E830];[.F8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uzzi giovanni vincenzo 17001769</text:p>
          </table:table-cell>
          <table:table-cell office:value-type="string" calcext:value-type="string">
            <text:p>patrizi francesco</text:p>
          </table:table-cell>
          <table:table-cell office:value-type="string" calcext:value-type="string">
            <text:p>no</text:p>
          </table:table-cell>
          <table:table-cell office:value-type="float" office:value="47.0588235294118" calcext:value-type="float">
            <text:p>47.0588235294118</text:p>
          </table:table-cell>
          <table:table-cell office:value-type="float" office:value="31.3725490196078" calcext:value-type="float">
            <text:p>31.3725490196078</text:p>
          </table:table-cell>
          <table:table-cell office:value-type="float" office:value="31.3725490196078" calcext:value-type="float">
            <text:p>31.3725490196078</text:p>
          </table:table-cell>
          <table:table-cell office:value-type="float" office:value="9.05647481081766" calcext:value-type="float">
            <text:p>9.05647481081766</text:p>
          </table:table-cell>
          <table:table-cell table:formula="of:=STDEV([.D831];[.E831])" office:value-type="float" office:value="11.091871077436" calcext:value-type="float">
            <text:p>11.091871077436</text:p>
          </table:table-cell>
          <table:table-cell table:formula="of:=STDEV([.D831];[.F831])" office:value-type="float" office:value="11.091871077436" calcext:value-type="float">
            <text:p>11.091871077436</text:p>
          </table:table-cell>
          <table:table-cell table:formula="of:=STDEV([.E831];[.F8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ttam henry 17891868</text:p>
          </table:table-cell>
          <table:table-cell office:value-type="string" calcext:value-type="string">
            <text:p>tatwin saint</text:p>
          </table:table-cell>
          <table:table-cell office:value-type="string" calcext:value-type="string">
            <text:p>no</text:p>
          </table:table-cell>
          <table:table-cell office:value-type="float" office:value="47.0588235294118" calcext:value-type="float">
            <text:p>47.0588235294118</text:p>
          </table:table-cell>
          <table:table-cell table:number-columns-repeated="2" office:value-type="float" office:value="30.3030303030303" calcext:value-type="float">
            <text:p>30.3030303030303</text:p>
          </table:table-cell>
          <table:table-cell office:value-type="float" office:value="9.67396172973705" calcext:value-type="float">
            <text:p>9.67396172973705</text:p>
          </table:table-cell>
          <table:table-cell table:formula="of:=STDEV([.D832];[.E832])" office:value-type="float" office:value="11.848135014534" calcext:value-type="float">
            <text:p>11.848135014534</text:p>
          </table:table-cell>
          <table:table-cell table:formula="of:=STDEV([.D832];[.F832])" office:value-type="float" office:value="11.848135014534" calcext:value-type="float">
            <text:p>11.848135014534</text:p>
          </table:table-cell>
          <table:table-cell table:formula="of:=STDEV([.E832];[.F8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inus johannes 15511626</text:p>
          </table:table-cell>
          <table:table-cell office:value-type="string" calcext:value-type="string">
            <text:p>hrotsvitha</text:p>
          </table:table-cell>
          <table:table-cell office:value-type="string" calcext:value-type="string">
            <text:p>no</text:p>
          </table:table-cell>
          <table:table-cell office:value-type="float" office:value="47.0588235294118" calcext:value-type="float">
            <text:p>47.0588235294118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office:value-type="float" office:value="10.6737024556065" calcext:value-type="float">
            <text:p>10.6737024556065</text:p>
          </table:table-cell>
          <table:table-cell table:formula="of:=STDEV([.D833];[.E833])" office:value-type="float" office:value="13.0725623412639" calcext:value-type="float">
            <text:p>13.0725623412639</text:p>
          </table:table-cell>
          <table:table-cell table:formula="of:=STDEV([.D833];[.F833])" office:value-type="float" office:value="13.0725623412639" calcext:value-type="float">
            <text:p>13.0725623412639</text:p>
          </table:table-cell>
          <table:table-cell table:formula="of:=STDEV([.E833];[.F8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mm joseph</text:p>
          </table:table-cell>
          <table:table-cell office:value-type="string" calcext:value-type="string">
            <text:p>hamman ag adalbertg 19102000</text:p>
          </table:table-cell>
          <table:table-cell office:value-type="string" calcext:value-type="string">
            <text:p>no</text:p>
          </table:table-cell>
          <table:table-cell office:value-type="float" office:value="47.0588235294118" calcext:value-type="float">
            <text:p>47.0588235294118</text:p>
          </table:table-cell>
          <table:table-cell office:value-type="float" office:value="20.5128205128205" calcext:value-type="float">
            <text:p>20.5128205128205</text:p>
          </table:table-cell>
          <table:table-cell office:value-type="float" office:value="20.5128205128205" calcext:value-type="float">
            <text:p>20.5128205128205</text:p>
          </table:table-cell>
          <table:table-cell office:value-type="float" office:value="15.3263419875376" calcext:value-type="float">
            <text:p>15.3263419875376</text:p>
          </table:table-cell>
          <table:table-cell table:formula="of:=STDEV([.D834];[.E834])" office:value-type="float" office:value="18.7708587464302" calcext:value-type="float">
            <text:p>18.7708587464302</text:p>
          </table:table-cell>
          <table:table-cell table:formula="of:=STDEV([.D834];[.F834])" office:value-type="float" office:value="18.7708587464302" calcext:value-type="float">
            <text:p>18.7708587464302</text:p>
          </table:table-cell>
          <table:table-cell table:formula="of:=STDEV([.E834];[.F8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mmelauer fr von 18421914</text:p>
          </table:table-cell>
          <table:table-cell office:value-type="string" calcext:value-type="string">
            <text:p>hummelberger gabriel approximately 14901544</text:p>
          </table:table-cell>
          <table:table-cell office:value-type="string" calcext:value-type="string">
            <text:p>no</text:p>
          </table:table-cell>
          <table:table-cell office:value-type="float" office:value="46.8085106382979" calcext:value-type="float">
            <text:p>46.8085106382979</text:p>
          </table:table-cell>
          <table:table-cell office:value-type="float" office:value="46.3768115942029" calcext:value-type="float">
            <text:p>46.3768115942029</text:p>
          </table:table-cell>
          <table:table-cell office:value-type="float" office:value="46.3768115942029" calcext:value-type="float">
            <text:p>46.3768115942029</text:p>
          </table:table-cell>
          <table:table-cell office:value-type="float" office:value="0.249241559317141" calcext:value-type="float">
            <text:p>0.249241559317141</text:p>
          </table:table-cell>
          <table:table-cell table:formula="of:=STDEV([.D835];[.E835])" office:value-type="float" office:value="0.305257321511308" calcext:value-type="float">
            <text:p>0.305257321511308</text:p>
          </table:table-cell>
          <table:table-cell table:formula="of:=STDEV([.D835];[.F835])" office:value-type="float" office:value="0.305257321511313" calcext:value-type="float">
            <text:p>0.305257321511313</text:p>
          </table:table-cell>
          <table:table-cell table:formula="of:=STDEV([.E835];[.F8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lzanio urbano ca 14431524</text:p>
          </table:table-cell>
          <table:table-cell office:value-type="string" calcext:value-type="string">
            <text:p>urban viii pope 15681644</text:p>
          </table:table-cell>
          <table:table-cell office:value-type="string" calcext:value-type="string">
            <text:p>no</text:p>
          </table:table-cell>
          <table:table-cell office:value-type="float" office:value="46.8085106382979" calcext:value-type="float">
            <text:p>46.8085106382979</text:p>
          </table:table-cell>
          <table:table-cell table:number-columns-repeated="2" office:value-type="float" office:value="43.1372549019608" calcext:value-type="float">
            <text:p>43.1372549019608</text:p>
          </table:table-cell>
          <table:table-cell office:value-type="float" office:value="2.11960048763818" calcext:value-type="float">
            <text:p>2.11960048763818</text:p>
          </table:table-cell>
          <table:table-cell table:formula="of:=STDEV([.D836];[.E836])" office:value-type="float" office:value="2.59596982663397" calcext:value-type="float">
            <text:p>2.59596982663397</text:p>
          </table:table-cell>
          <table:table-cell table:formula="of:=STDEV([.D836];[.F836])" office:value-type="float" office:value="2.59596982663397" calcext:value-type="float">
            <text:p>2.59596982663397</text:p>
          </table:table-cell>
          <table:table-cell table:formula="of:=STDEV([.E836];[.F8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immann jacob friedrich 16681743</text:p>
          </table:table-cell>
          <table:table-cell office:value-type="string" calcext:value-type="string">
            <text:p>reifferscheid august 18351887</text:p>
          </table:table-cell>
          <table:table-cell office:value-type="string" calcext:value-type="string">
            <text:p>no</text:p>
          </table:table-cell>
          <table:table-cell office:value-type="float" office:value="46.8085106382979" calcext:value-type="float">
            <text:p>46.8085106382979</text:p>
          </table:table-cell>
          <table:table-cell office:value-type="float" office:value="41.9354838709677" calcext:value-type="float">
            <text:p>41.9354838709677</text:p>
          </table:table-cell>
          <table:table-cell office:value-type="float" office:value="41.9354838709677" calcext:value-type="float">
            <text:p>41.9354838709677</text:p>
          </table:table-cell>
          <table:table-cell office:value-type="float" office:value="2.81344331588631" calcext:value-type="float">
            <text:p>2.81344331588631</text:p>
          </table:table-cell>
          <table:table-cell table:formula="of:=STDEV([.D837];[.E837])" office:value-type="float" office:value="3.4457502720827" calcext:value-type="float">
            <text:p>3.4457502720827</text:p>
          </table:table-cell>
          <table:table-cell table:formula="of:=STDEV([.D837];[.F837])" office:value-type="float" office:value="3.4457502720827" calcext:value-type="float">
            <text:p>3.4457502720827</text:p>
          </table:table-cell>
          <table:table-cell table:formula="of:=STDEV([.E837];[.F8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gnan emmanuel 16011676</text:p>
          </table:table-cell>
          <table:table-cell office:value-type="string" calcext:value-type="string">
            <text:p>maizieres gilles de 15071519</text:p>
          </table:table-cell>
          <table:table-cell office:value-type="string" calcext:value-type="string">
            <text:p>no</text:p>
          </table:table-cell>
          <table:table-cell office:value-type="float" office:value="46.8085106382979" calcext:value-type="float">
            <text:p>46.8085106382979</text:p>
          </table:table-cell>
          <table:table-cell table:number-columns-repeated="2" office:value-type="float" office:value="41.5094339622642" calcext:value-type="float">
            <text:p>41.5094339622642</text:p>
          </table:table-cell>
          <table:table-cell office:value-type="float" office:value="3.05942334536454" calcext:value-type="float">
            <text:p>3.05942334536454</text:p>
          </table:table-cell>
          <table:table-cell table:formula="of:=STDEV([.D838];[.E838])" office:value-type="float" office:value="3.74701305165091" calcext:value-type="float">
            <text:p>3.74701305165091</text:p>
          </table:table-cell>
          <table:table-cell table:formula="of:=STDEV([.D838];[.F838])" office:value-type="float" office:value="3.74701305165091" calcext:value-type="float">
            <text:p>3.74701305165091</text:p>
          </table:table-cell>
          <table:table-cell table:formula="of:=STDEV([.E838];[.F8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der fintanus 17251785</text:p>
          </table:table-cell>
          <table:table-cell office:value-type="string" calcext:value-type="string">
            <text:p>lindinus poeta 5th or 5th6th century</text:p>
          </table:table-cell>
          <table:table-cell office:value-type="string" calcext:value-type="string">
            <text:p>no</text:p>
          </table:table-cell>
          <table:table-cell office:value-type="float" office:value="46.8085106382979" calcext:value-type="float">
            <text:p>46.808510638297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.93089544980171" calcext:value-type="float">
            <text:p>3.93089544980171</text:p>
          </table:table-cell>
          <table:table-cell table:formula="of:=STDEV([.D839];[.E839])" office:value-type="float" office:value="4.81434404212118" calcext:value-type="float">
            <text:p>4.81434404212118</text:p>
          </table:table-cell>
          <table:table-cell table:formula="of:=STDEV([.D839];[.F839])" office:value-type="float" office:value="4.81434404212118" calcext:value-type="float">
            <text:p>4.81434404212118</text:p>
          </table:table-cell>
          <table:table-cell table:formula="of:=STDEV([.E839];[.F8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rschwing otto 1881</text:p>
          </table:table-cell>
          <table:table-cell office:value-type="string" calcext:value-type="string">
            <text:p>kirchhoff alfred 18381907</text:p>
          </table:table-cell>
          <table:table-cell office:value-type="string" calcext:value-type="string">
            <text:p>no</text:p>
          </table:table-cell>
          <table:table-cell office:value-type="float" office:value="46.6666666666667" calcext:value-type="float">
            <text:p>46.6666666666667</text:p>
          </table:table-cell>
          <table:table-cell office:value-type="float" office:value="48.8888888888889" calcext:value-type="float">
            <text:p>48.8888888888889</text:p>
          </table:table-cell>
          <table:table-cell office:value-type="float" office:value="48.8888888888889" calcext:value-type="float">
            <text:p>48.8888888888889</text:p>
          </table:table-cell>
          <table:table-cell office:value-type="float" office:value="1.28300059819917" calcext:value-type="float">
            <text:p>1.28300059819917</text:p>
          </table:table-cell>
          <table:table-cell table:formula="of:=STDEV([.D840];[.E840])" office:value-type="float" office:value="1.57134840263677" calcext:value-type="float">
            <text:p>1.57134840263677</text:p>
          </table:table-cell>
          <table:table-cell table:formula="of:=STDEV([.D840];[.F840])" office:value-type="float" office:value="1.57134840263678" calcext:value-type="float">
            <text:p>1.57134840263678</text:p>
          </table:table-cell>
          <table:table-cell table:formula="of:=STDEV([.E840];[.F8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pertus christoph adam 16121647</text:p>
          </table:table-cell>
          <table:table-cell office:value-type="string" calcext:value-type="string">
            <text:p>ruperti georg alexander 17581839</text:p>
          </table:table-cell>
          <table:table-cell office:value-type="string" calcext:value-type="string">
            <text:p>no</text:p>
          </table:table-cell>
          <table:table-cell office:value-type="float" office:value="46.6666666666667" calcext:value-type="float">
            <text:p>46.6666666666667</text:p>
          </table:table-cell>
          <table:table-cell table:number-columns-repeated="2" office:value-type="float" office:value="43.75" calcext:value-type="float">
            <text:p>43.75</text:p>
          </table:table-cell>
          <table:table-cell office:value-type="float" office:value="1.68393828513641" calcext:value-type="float">
            <text:p>1.68393828513641</text:p>
          </table:table-cell>
          <table:table-cell table:formula="of:=STDEV([.D841];[.E841])" office:value-type="float" office:value="2.06239477846076" calcext:value-type="float">
            <text:p>2.06239477846076</text:p>
          </table:table-cell>
          <table:table-cell table:formula="of:=STDEV([.D841];[.F841])" office:value-type="float" office:value="2.06239477846076" calcext:value-type="float">
            <text:p>2.06239477846076</text:p>
          </table:table-cell>
          <table:table-cell table:formula="of:=STDEV([.E841];[.F8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allo leonardo d 1587</text:p>
          </table:table-cell>
          <table:table-cell office:value-type="string" calcext:value-type="string">
            <text:p>bottoni bernardo 1266</text:p>
          </table:table-cell>
          <table:table-cell office:value-type="string" calcext:value-type="string">
            <text:p>no</text:p>
          </table:table-cell>
          <table:table-cell office:value-type="float" office:value="46.6666666666667" calcext:value-type="float">
            <text:p>46.6666666666667</text:p>
          </table:table-cell>
          <table:table-cell table:number-columns-repeated="2" office:value-type="float" office:value="40.9090909090909" calcext:value-type="float">
            <text:p>40.9090909090909</text:p>
          </table:table-cell>
          <table:table-cell office:value-type="float" office:value="3.32413791351603" calcext:value-type="float">
            <text:p>3.32413791351603</text:p>
          </table:table-cell>
          <table:table-cell table:formula="of:=STDEV([.D842];[.E842])" office:value-type="float" office:value="4.07122086137709" calcext:value-type="float">
            <text:p>4.07122086137709</text:p>
          </table:table-cell>
          <table:table-cell table:formula="of:=STDEV([.D842];[.F842])" office:value-type="float" office:value="4.07122086137709" calcext:value-type="float">
            <text:p>4.07122086137709</text:p>
          </table:table-cell>
          <table:table-cell table:formula="of:=STDEV([.E842];[.F8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essolles louis si 15681634</text:p>
          </table:table-cell>
          <table:table-cell office:value-type="string" calcext:value-type="string">
            <text:p>crespin jean 1572</text:p>
          </table:table-cell>
          <table:table-cell office:value-type="string" calcext:value-type="string">
            <text:p>no</text:p>
          </table:table-cell>
          <table:table-cell office:value-type="float" office:value="46.6666666666667" calcext:value-type="float">
            <text:p>46.666666666666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.8490017945975" calcext:value-type="float">
            <text:p>3.8490017945975</text:p>
          </table:table-cell>
          <table:table-cell table:formula="of:=STDEV([.D843];[.E843])" office:value-type="float" office:value="4.71404520791032" calcext:value-type="float">
            <text:p>4.71404520791032</text:p>
          </table:table-cell>
          <table:table-cell table:formula="of:=STDEV([.D843];[.F843])" office:value-type="float" office:value="4.71404520791032" calcext:value-type="float">
            <text:p>4.71404520791032</text:p>
          </table:table-cell>
          <table:table-cell table:formula="of:=STDEV([.E843];[.F8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essolles louis 15681634</text:p>
          </table:table-cell>
          <table:table-cell office:value-type="string" calcext:value-type="string">
            <text:p>crespin jean 1572</text:p>
          </table:table-cell>
          <table:table-cell office:value-type="string" calcext:value-type="string">
            <text:p>no</text:p>
          </table:table-cell>
          <table:table-cell office:value-type="float" office:value="46.6666666666667" calcext:value-type="float">
            <text:p>46.6666666666667</text:p>
          </table:table-cell>
          <table:table-cell table:number-columns-repeated="2" office:value-type="float" office:value="38.0952380952381" calcext:value-type="float">
            <text:p>38.0952380952381</text:p>
          </table:table-cell>
          <table:table-cell office:value-type="float" office:value="4.94871659305393" calcext:value-type="float">
            <text:p>4.94871659305393</text:p>
          </table:table-cell>
          <table:table-cell table:formula="of:=STDEV([.D844];[.E844])" office:value-type="float" office:value="6.06091526731326" calcext:value-type="float">
            <text:p>6.06091526731326</text:p>
          </table:table-cell>
          <table:table-cell table:formula="of:=STDEV([.D844];[.F844])" office:value-type="float" office:value="6.06091526731326" calcext:value-type="float">
            <text:p>6.06091526731326</text:p>
          </table:table-cell>
          <table:table-cell table:formula="of:=STDEV([.E844];[.F8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ua nicolaus d 1615</text:p>
          </table:table-cell>
          <table:table-cell office:value-type="string" calcext:value-type="string">
            <text:p>gennadius of marseilles</text:p>
          </table:table-cell>
          <table:table-cell office:value-type="string" calcext:value-type="string">
            <text:p>no</text:p>
          </table:table-cell>
          <table:table-cell office:value-type="float" office:value="46.6666666666667" calcext:value-type="float">
            <text:p>46.6666666666667</text:p>
          </table:table-cell>
          <table:table-cell table:number-columns-repeated="2" office:value-type="float" office:value="36.3636363636364" calcext:value-type="float">
            <text:p>36.3636363636364</text:p>
          </table:table-cell>
          <table:table-cell office:value-type="float" office:value="5.94845731892341" calcext:value-type="float">
            <text:p>5.94845731892341</text:p>
          </table:table-cell>
          <table:table-cell table:formula="of:=STDEV([.D845];[.E845])" office:value-type="float" office:value="7.28534259404321" calcext:value-type="float">
            <text:p>7.28534259404321</text:p>
          </table:table-cell>
          <table:table-cell table:formula="of:=STDEV([.D845];[.F845])" office:value-type="float" office:value="7.28534259404321" calcext:value-type="float">
            <text:p>7.28534259404321</text:p>
          </table:table-cell>
          <table:table-cell table:formula="of:=STDEV([.E845];[.F8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thams library</text:p>
          </table:table-cell>
          <table:table-cell office:value-type="string" calcext:value-type="string">
            <text:p>cheke john sir 15141557</text:p>
          </table:table-cell>
          <table:table-cell office:value-type="string" calcext:value-type="string">
            <text:p>no</text:p>
          </table:table-cell>
          <table:table-cell office:value-type="float" office:value="46.6666666666667" calcext:value-type="float">
            <text:p>46.6666666666667</text:p>
          </table:table-cell>
          <table:table-cell office:value-type="float" office:value="35.8974358974359" calcext:value-type="float">
            <text:p>35.8974358974359</text:p>
          </table:table-cell>
          <table:table-cell office:value-type="float" office:value="35.8974358974359" calcext:value-type="float">
            <text:p>35.8974358974359</text:p>
          </table:table-cell>
          <table:table-cell office:value-type="float" office:value="6.21761828358059" calcext:value-type="float">
            <text:p>6.21761828358059</text:p>
          </table:table-cell>
          <table:table-cell table:formula="of:=STDEV([.D846];[.E846])" office:value-type="float" office:value="7.61499610508589" calcext:value-type="float">
            <text:p>7.61499610508589</text:p>
          </table:table-cell>
          <table:table-cell table:formula="of:=STDEV([.D846];[.F846])" office:value-type="float" office:value="7.6149961050859" calcext:value-type="float">
            <text:p>7.6149961050859</text:p>
          </table:table-cell>
          <table:table-cell table:formula="of:=STDEV([.E846];[.F8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turio roberto 14051475</text:p>
          </table:table-cell>
          <table:table-cell office:value-type="string" calcext:value-type="string">
            <text:p>valgius rufus c</text:p>
          </table:table-cell>
          <table:table-cell office:value-type="string" calcext:value-type="string">
            <text:p>no</text:p>
          </table:table-cell>
          <table:table-cell office:value-type="float" office:value="46.6666666666667" calcext:value-type="float">
            <text:p>46.666666666666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.73575314054563" calcext:value-type="float">
            <text:p>6.73575314054563</text:p>
          </table:table-cell>
          <table:table-cell table:formula="of:=STDEV([.D847];[.E847])" office:value-type="float" office:value="8.24957911384305" calcext:value-type="float">
            <text:p>8.24957911384305</text:p>
          </table:table-cell>
          <table:table-cell table:formula="of:=STDEV([.D847];[.F847])" office:value-type="float" office:value="8.24957911384305" calcext:value-type="float">
            <text:p>8.24957911384305</text:p>
          </table:table-cell>
          <table:table-cell table:formula="of:=STDEV([.E847];[.F8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mpen martin von</text:p>
          </table:table-cell>
          <table:table-cell office:value-type="string" calcext:value-type="string">
            <text:p>thomas a kempis 13801471</text:p>
          </table:table-cell>
          <table:table-cell office:value-type="string" calcext:value-type="string">
            <text:p>no</text:p>
          </table:table-cell>
          <table:table-cell office:value-type="float" office:value="46.6666666666667" calcext:value-type="float">
            <text:p>46.6666666666667</text:p>
          </table:table-cell>
          <table:table-cell table:number-columns-repeated="2" office:value-type="float" office:value="34.1463414634146" calcext:value-type="float">
            <text:p>34.1463414634146</text:p>
          </table:table-cell>
          <table:table-cell office:value-type="float" office:value="7.22861312643922" calcext:value-type="float">
            <text:p>7.22861312643922</text:p>
          </table:table-cell>
          <table:table-cell table:formula="of:=STDEV([.D848];[.E848])" office:value-type="float" office:value="8.85320685388035" calcext:value-type="float">
            <text:p>8.85320685388035</text:p>
          </table:table-cell>
          <table:table-cell table:formula="of:=STDEV([.D848];[.F848])" office:value-type="float" office:value="8.85320685388035" calcext:value-type="float">
            <text:p>8.85320685388035</text:p>
          </table:table-cell>
          <table:table-cell table:formula="of:=STDEV([.E848];[.F8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allo leonardo 1530approximately 1587</text:p>
          </table:table-cell>
          <table:table-cell office:value-type="string" calcext:value-type="string">
            <text:p>bottoni bernardo 1266</text:p>
          </table:table-cell>
          <table:table-cell office:value-type="string" calcext:value-type="string">
            <text:p>no</text:p>
          </table:table-cell>
          <table:table-cell office:value-type="float" office:value="46.6666666666667" calcext:value-type="float">
            <text:p>46.666666666666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7.69800358919501" calcext:value-type="float">
            <text:p>7.69800358919501</text:p>
          </table:table-cell>
          <table:table-cell table:formula="of:=STDEV([.D849];[.E849])" office:value-type="float" office:value="9.42809041582064" calcext:value-type="float">
            <text:p>9.42809041582064</text:p>
          </table:table-cell>
          <table:table-cell table:formula="of:=STDEV([.D849];[.F849])" office:value-type="float" office:value="9.42809041582063" calcext:value-type="float">
            <text:p>9.42809041582063</text:p>
          </table:table-cell>
          <table:table-cell table:formula="of:=STDEV([.E849];[.F8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di oddo degli</text:p>
          </table:table-cell>
          <table:table-cell office:value-type="string" calcext:value-type="string">
            <text:p>oddr snorrason active 12th century</text:p>
          </table:table-cell>
          <table:table-cell office:value-type="string" calcext:value-type="string">
            <text:p>no</text:p>
          </table:table-cell>
          <table:table-cell office:value-type="float" office:value="46.6666666666667" calcext:value-type="float">
            <text:p>46.6666666666667</text:p>
          </table:table-cell>
          <table:table-cell office:value-type="float" office:value="32.6530612244898" calcext:value-type="float">
            <text:p>32.6530612244898</text:p>
          </table:table-cell>
          <table:table-cell office:value-type="float" office:value="32.6530612244898" calcext:value-type="float">
            <text:p>32.6530612244898</text:p>
          </table:table-cell>
          <table:table-cell office:value-type="float" office:value="8.09075887435802" calcext:value-type="float">
            <text:p>8.09075887435802</text:p>
          </table:table-cell>
          <table:table-cell table:formula="of:=STDEV([.D850];[.E850])" office:value-type="float" office:value="9.90911543703598" calcext:value-type="float">
            <text:p>9.90911543703598</text:p>
          </table:table-cell>
          <table:table-cell table:formula="of:=STDEV([.D850];[.F850])" office:value-type="float" office:value="9.90911543703597" calcext:value-type="float">
            <text:p>9.90911543703597</text:p>
          </table:table-cell>
          <table:table-cell table:formula="of:=STDEV([.E850];[.F8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sponi cesare 16151675</text:p>
          </table:table-cell>
          <table:table-cell office:value-type="string" calcext:value-type="string">
            <text:p>rasario giovanni battista 15171578</text:p>
          </table:table-cell>
          <table:table-cell office:value-type="string" calcext:value-type="string">
            <text:p>no</text:p>
          </table:table-cell>
          <table:table-cell office:value-type="float" office:value="46.5116279069768" calcext:value-type="float">
            <text:p>46.5116279069768</text:p>
          </table:table-cell>
          <table:table-cell office:value-type="float" office:value="45.6140350877193" calcext:value-type="float">
            <text:p>45.6140350877193</text:p>
          </table:table-cell>
          <table:table-cell office:value-type="float" office:value="45.6140350877193" calcext:value-type="float">
            <text:p>45.6140350877193</text:p>
          </table:table-cell>
          <table:table-cell office:value-type="float" office:value="0.518225455820964" calcext:value-type="float">
            <text:p>0.518225455820964</text:p>
          </table:table-cell>
          <table:table-cell table:formula="of:=STDEV([.D851];[.E851])" office:value-type="float" office:value="0.634693969241292" calcext:value-type="float">
            <text:p>0.634693969241292</text:p>
          </table:table-cell>
          <table:table-cell table:formula="of:=STDEV([.D851];[.F851])" office:value-type="float" office:value="0.634693969241297" calcext:value-type="float">
            <text:p>0.634693969241297</text:p>
          </table:table-cell>
          <table:table-cell table:formula="of:=STDEV([.E851];[.F8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ena pietro 15901636</text:p>
          </table:table-cell>
          <table:table-cell office:value-type="string" calcext:value-type="string">
            <text:p>lascaris janus 14451535</text:p>
          </table:table-cell>
          <table:table-cell office:value-type="string" calcext:value-type="string">
            <text:p>no</text:p>
          </table:table-cell>
          <table:table-cell office:value-type="float" office:value="46.5116279069768" calcext:value-type="float">
            <text:p>46.5116279069768</text:p>
          </table:table-cell>
          <table:table-cell table:number-columns-repeated="2" office:value-type="float" office:value="44.4444444444444" calcext:value-type="float">
            <text:p>44.4444444444444</text:p>
          </table:table-cell>
          <table:table-cell office:value-type="float" office:value="1.19348892855737" calcext:value-type="float">
            <text:p>1.19348892855737</text:p>
          </table:table-cell>
          <table:table-cell table:formula="of:=STDEV([.D852];[.E852])" office:value-type="float" office:value="1.46171944431328" calcext:value-type="float">
            <text:p>1.46171944431328</text:p>
          </table:table-cell>
          <table:table-cell table:formula="of:=STDEV([.D852];[.F852])" office:value-type="float" office:value="1.46171944431328" calcext:value-type="float">
            <text:p>1.46171944431328</text:p>
          </table:table-cell>
          <table:table-cell table:formula="of:=STDEV([.E852];[.F8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urlin pierre sebastien 16951775</text:p>
          </table:table-cell>
          <table:table-cell office:value-type="string" calcext:value-type="string">
            <text:p>goelzer henri 18531929</text:p>
          </table:table-cell>
          <table:table-cell office:value-type="string" calcext:value-type="string">
            <text:p>no</text:p>
          </table:table-cell>
          <table:table-cell office:value-type="float" office:value="46.5116279069768" calcext:value-type="float">
            <text:p>46.5116279069768</text:p>
          </table:table-cell>
          <table:table-cell office:value-type="float" office:value="43.6363636363636" calcext:value-type="float">
            <text:p>43.6363636363636</text:p>
          </table:table-cell>
          <table:table-cell office:value-type="float" office:value="43.6363636363636" calcext:value-type="float">
            <text:p>43.6363636363636</text:p>
          </table:table-cell>
          <table:table-cell office:value-type="float" office:value="1.66003460062979" calcext:value-type="float">
            <text:p>1.66003460062979</text:p>
          </table:table-cell>
          <table:table-cell table:formula="of:=STDEV([.D853];[.E853])" office:value-type="float" office:value="2.03311886345393" calcext:value-type="float">
            <text:p>2.03311886345393</text:p>
          </table:table-cell>
          <table:table-cell table:formula="of:=STDEV([.D853];[.F853])" office:value-type="float" office:value="2.03311886345392" calcext:value-type="float">
            <text:p>2.03311886345392</text:p>
          </table:table-cell>
          <table:table-cell table:formula="of:=STDEV([.E853];[.F8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tti giulio clemente 16021669</text:p>
          </table:table-cell>
          <table:table-cell office:value-type="string" calcext:value-type="string">
            <text:p>erigena johannes scotus</text:p>
          </table:table-cell>
          <table:table-cell office:value-type="string" calcext:value-type="string">
            <text:p>no</text:p>
          </table:table-cell>
          <table:table-cell office:value-type="float" office:value="46.5116279069768" calcext:value-type="float">
            <text:p>46.5116279069768</text:p>
          </table:table-cell>
          <table:table-cell table:number-columns-repeated="2" office:value-type="float" office:value="37.037037037037" calcext:value-type="float">
            <text:p>37.037037037037</text:p>
          </table:table-cell>
          <table:table-cell office:value-type="float" office:value="5.47015758922126" calcext:value-type="float">
            <text:p>5.47015758922126</text:p>
          </table:table-cell>
          <table:table-cell table:formula="of:=STDEV([.D854];[.E854])" office:value-type="float" office:value="6.69954745310252" calcext:value-type="float">
            <text:p>6.69954745310252</text:p>
          </table:table-cell>
          <table:table-cell table:formula="of:=STDEV([.D854];[.F854])" office:value-type="float" office:value="6.69954745310252" calcext:value-type="float">
            <text:p>6.69954745310252</text:p>
          </table:table-cell>
          <table:table-cell table:formula="of:=STDEV([.E854];[.F8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amas jose manuel 17321793</text:p>
          </table:table-cell>
          <table:table-cell office:value-type="string" calcext:value-type="string">
            <text:p>guilelmus peraldus approximately 11901271</text:p>
          </table:table-cell>
          <table:table-cell office:value-type="string" calcext:value-type="string">
            <text:p>no</text:p>
          </table:table-cell>
          <table:table-cell office:value-type="float" office:value="46.4285714285714" calcext:value-type="float">
            <text:p>46.4285714285714</text:p>
          </table:table-cell>
          <table:table-cell office:value-type="float" office:value="46.3768115942029" calcext:value-type="float">
            <text:p>46.3768115942029</text:p>
          </table:table-cell>
          <table:table-cell office:value-type="float" office:value="46.3768115942029" calcext:value-type="float">
            <text:p>46.3768115942029</text:p>
          </table:table-cell>
          <table:table-cell office:value-type="float" office:value="0.0298835543058845" calcext:value-type="float">
            <text:p>0.0298835543058845</text:p>
          </table:table-cell>
          <table:table-cell table:formula="of:=STDEV([.D855];[.E855])" office:value-type="float" office:value="0.0365997298750816" calcext:value-type="float">
            <text:p>0.0365997298750816</text:p>
          </table:table-cell>
          <table:table-cell table:formula="of:=STDEV([.D855];[.F855])" office:value-type="float" office:value="0.0365997298750866" calcext:value-type="float">
            <text:p>0.0365997298750866</text:p>
          </table:table-cell>
          <table:table-cell table:formula="of:=STDEV([.E855];[.F8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zolio mario 14981566</text:p>
          </table:table-cell>
          <table:table-cell office:value-type="string" calcext:value-type="string">
            <text:p>nifo agostino approximately 14731545</text:p>
          </table:table-cell>
          <table:table-cell office:value-type="string" calcext:value-type="string">
            <text:p>no</text:p>
          </table:table-cell>
          <table:table-cell office:value-type="float" office:value="46.1538461538462" calcext:value-type="float">
            <text:p>46.1538461538462</text:p>
          </table:table-cell>
          <table:table-cell table:number-columns-repeated="2" office:value-type="float" office:value="44.8275862068966" calcext:value-type="float">
            <text:p>44.8275862068966</text:p>
          </table:table-cell>
          <table:table-cell office:value-type="float" office:value="0.765716537386769" calcext:value-type="float">
            <text:p>0.765716537386769</text:p>
          </table:table-cell>
          <table:table-cell table:formula="of:=STDEV([.D856];[.E856])" office:value-type="float" office:value="0.937807402104172" calcext:value-type="float">
            <text:p>0.937807402104172</text:p>
          </table:table-cell>
          <table:table-cell table:formula="of:=STDEV([.D856];[.F856])" office:value-type="float" office:value="0.937807402104172" calcext:value-type="float">
            <text:p>0.937807402104172</text:p>
          </table:table-cell>
          <table:table-cell table:formula="of:=STDEV([.E856];[.F8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even pieter van 15361581</text:p>
          </table:table-cell>
          <table:table-cell office:value-type="string" calcext:value-type="string">
            <text:p>diedo francesco 1484</text:p>
          </table:table-cell>
          <table:table-cell office:value-type="string" calcext:value-type="string">
            <text:p>no</text:p>
          </table:table-cell>
          <table:table-cell office:value-type="float" office:value="46.1538461538462" calcext:value-type="float">
            <text:p>46.1538461538462</text:p>
          </table:table-cell>
          <table:table-cell table:number-columns-repeated="2" office:value-type="float" office:value="43.4782608695652" calcext:value-type="float">
            <text:p>43.4782608695652</text:p>
          </table:table-cell>
          <table:table-cell office:value-type="float" office:value="1.5447498841194" calcext:value-type="float">
            <text:p>1.5447498841194</text:p>
          </table:table-cell>
          <table:table-cell table:formula="of:=STDEV([.D857];[.E857])" office:value-type="float" office:value="1.89192449815799" calcext:value-type="float">
            <text:p>1.89192449815799</text:p>
          </table:table-cell>
          <table:table-cell table:formula="of:=STDEV([.D857];[.F857])" office:value-type="float" office:value="1.89192449815799" calcext:value-type="float">
            <text:p>1.89192449815799</text:p>
          </table:table-cell>
          <table:table-cell table:formula="of:=STDEV([.E857];[.F8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edetti giovanni battista 15301590</text:p>
          </table:table-cell>
          <table:table-cell office:value-type="string" calcext:value-type="string">
            <text:p>jacopone da todi 12301306</text:p>
          </table:table-cell>
          <table:table-cell office:value-type="string" calcext:value-type="string">
            <text:p>no</text:p>
          </table:table-cell>
          <table:table-cell office:value-type="float" office:value="46.1538461538462" calcext:value-type="float">
            <text:p>46.1538461538462</text:p>
          </table:table-cell>
          <table:table-cell table:number-columns-repeated="2" office:value-type="float" office:value="42.6229508196721" calcext:value-type="float">
            <text:p>42.6229508196721</text:p>
          </table:table-cell>
          <table:table-cell office:value-type="float" office:value="2.03856337166576" calcext:value-type="float">
            <text:p>2.03856337166576</text:p>
          </table:table-cell>
          <table:table-cell table:formula="of:=STDEV([.D858];[.E858])" office:value-type="float" office:value="2.49672003445439" calcext:value-type="float">
            <text:p>2.49672003445439</text:p>
          </table:table-cell>
          <table:table-cell table:formula="of:=STDEV([.D858];[.F858])" office:value-type="float" office:value="2.49672003445439" calcext:value-type="float">
            <text:p>2.49672003445439</text:p>
          </table:table-cell>
          <table:table-cell table:formula="of:=STDEV([.E858];[.F8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ppe ludovicus</text:p>
          </table:table-cell>
          <table:table-cell office:value-type="string" calcext:value-type="string">
            <text:p>roulers adrien de</text:p>
          </table:table-cell>
          <table:table-cell office:value-type="string" calcext:value-type="string">
            <text:p>no</text:p>
          </table:table-cell>
          <table:table-cell office:value-type="float" office:value="46.1538461538462" calcext:value-type="float">
            <text:p>46.1538461538462</text:p>
          </table:table-cell>
          <table:table-cell table:number-columns-repeated="2" office:value-type="float" office:value="42.4242424242424" calcext:value-type="float">
            <text:p>42.4242424242424</text:p>
          </table:table-cell>
          <table:table-cell office:value-type="float" office:value="2.15328771725735" calcext:value-type="float">
            <text:p>2.15328771725735</text:p>
          </table:table-cell>
          <table:table-cell table:formula="of:=STDEV([.D859];[.E859])" office:value-type="float" office:value="2.63722808834144" calcext:value-type="float">
            <text:p>2.63722808834144</text:p>
          </table:table-cell>
          <table:table-cell table:formula="of:=STDEV([.D859];[.F859])" office:value-type="float" office:value="2.63722808834144" calcext:value-type="float">
            <text:p>2.63722808834144</text:p>
          </table:table-cell>
          <table:table-cell table:formula="of:=STDEV([.E859];[.F8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rr christoph gottlieb von 17331811</text:p>
          </table:table-cell>
          <table:table-cell office:value-type="string" calcext:value-type="string">
            <text:p>muret marcantoine 15261585</text:p>
          </table:table-cell>
          <table:table-cell office:value-type="string" calcext:value-type="string">
            <text:p>no</text:p>
          </table:table-cell>
          <table:table-cell office:value-type="float" office:value="46.1538461538462" calcext:value-type="float">
            <text:p>46.1538461538462</text:p>
          </table:table-cell>
          <table:table-cell office:value-type="float" office:value="41.9354838709677" calcext:value-type="float">
            <text:p>41.9354838709677</text:p>
          </table:table-cell>
          <table:table-cell office:value-type="float" office:value="41.9354838709677" calcext:value-type="float">
            <text:p>41.9354838709677</text:p>
          </table:table-cell>
          <table:table-cell office:value-type="float" office:value="2.43547259955922" calcext:value-type="float">
            <text:p>2.43547259955922</text:p>
          </table:table-cell>
          <table:table-cell table:formula="of:=STDEV([.D860];[.E860])" office:value-type="float" office:value="2.98283257572489" calcext:value-type="float">
            <text:p>2.98283257572489</text:p>
          </table:table-cell>
          <table:table-cell table:formula="of:=STDEV([.D860];[.F860])" office:value-type="float" office:value="2.98283257572489" calcext:value-type="float">
            <text:p>2.98283257572489</text:p>
          </table:table-cell>
          <table:table-cell table:formula="of:=STDEV([.E860];[.F8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yens thomas 15671631</text:p>
          </table:table-cell>
          <table:table-cell office:value-type="string" calcext:value-type="string">
            <text:p>fux johann joseph 16601741</text:p>
          </table:table-cell>
          <table:table-cell office:value-type="string" calcext:value-type="string">
            <text:p>no</text:p>
          </table:table-cell>
          <table:table-cell office:value-type="float" office:value="46.1538461538462" calcext:value-type="float">
            <text:p>46.1538461538462</text:p>
          </table:table-cell>
          <table:table-cell table:number-columns-repeated="2" office:value-type="float" office:value="41.6666666666667" calcext:value-type="float">
            <text:p>41.6666666666667</text:p>
          </table:table-cell>
          <table:table-cell office:value-type="float" office:value="2.59067428482524" calcext:value-type="float">
            <text:p>2.59067428482524</text:p>
          </table:table-cell>
          <table:table-cell table:formula="of:=STDEV([.D861];[.E861])" office:value-type="float" office:value="3.17291504378579" calcext:value-type="float">
            <text:p>3.17291504378579</text:p>
          </table:table-cell>
          <table:table-cell table:formula="of:=STDEV([.D861];[.F861])" office:value-type="float" office:value="3.17291504378579" calcext:value-type="float">
            <text:p>3.17291504378579</text:p>
          </table:table-cell>
          <table:table-cell table:formula="of:=STDEV([.E861];[.F8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dling nicolaus hieronymus 16711729</text:p>
          </table:table-cell>
          <table:table-cell office:value-type="string" calcext:value-type="string">
            <text:p>gundermann gotthold 18561921</text:p>
          </table:table-cell>
          <table:table-cell office:value-type="string" calcext:value-type="string">
            <text:p>no</text:p>
          </table:table-cell>
          <table:table-cell office:value-type="float" office:value="46.1538461538462" calcext:value-type="float">
            <text:p>46.153846153846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.55292473347462" calcext:value-type="float">
            <text:p>3.55292473347462</text:p>
          </table:table-cell>
          <table:table-cell table:formula="of:=STDEV([.D862];[.E862])" office:value-type="float" office:value="4.35142634576337" calcext:value-type="float">
            <text:p>4.35142634576337</text:p>
          </table:table-cell>
          <table:table-cell table:formula="of:=STDEV([.D862];[.F862])" office:value-type="float" office:value="4.35142634576337" calcext:value-type="float">
            <text:p>4.35142634576337</text:p>
          </table:table-cell>
          <table:table-cell table:formula="of:=STDEV([.E862];[.F8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therus ocist</text:p>
          </table:table-cell>
          <table:table-cell office:value-type="string" calcext:value-type="string">
            <text:p>gunzo of novara</text:p>
          </table:table-cell>
          <table:table-cell office:value-type="string" calcext:value-type="string">
            <text:p>no</text:p>
          </table:table-cell>
          <table:table-cell office:value-type="float" office:value="46.1538461538462" calcext:value-type="float">
            <text:p>46.153846153846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.55292473347462" calcext:value-type="float">
            <text:p>3.55292473347462</text:p>
          </table:table-cell>
          <table:table-cell table:formula="of:=STDEV([.D863];[.E863])" office:value-type="float" office:value="4.35142634576337" calcext:value-type="float">
            <text:p>4.35142634576337</text:p>
          </table:table-cell>
          <table:table-cell table:formula="of:=STDEV([.D863];[.F863])" office:value-type="float" office:value="4.35142634576337" calcext:value-type="float">
            <text:p>4.35142634576337</text:p>
          </table:table-cell>
          <table:table-cell table:formula="of:=STDEV([.E863];[.F8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eazzo de santa sofia</text:p>
          </table:table-cell>
          <table:table-cell office:value-type="string" calcext:value-type="string">
            <text:p>marzio galeotto 14271497</text:p>
          </table:table-cell>
          <table:table-cell office:value-type="string" calcext:value-type="string">
            <text:p>no</text:p>
          </table:table-cell>
          <table:table-cell office:value-type="float" office:value="46.1538461538462" calcext:value-type="float">
            <text:p>46.1538461538462</text:p>
          </table:table-cell>
          <table:table-cell table:number-columns-repeated="2" office:value-type="float" office:value="38.2978723404255" calcext:value-type="float">
            <text:p>38.2978723404255</text:p>
          </table:table-cell>
          <table:table-cell office:value-type="float" office:value="4.53564859592505" calcext:value-type="float">
            <text:p>4.53564859592505</text:p>
          </table:table-cell>
          <table:table-cell table:formula="of:=STDEV([.D864];[.E864])" office:value-type="float" office:value="5.55501235629366" calcext:value-type="float">
            <text:p>5.55501235629366</text:p>
          </table:table-cell>
          <table:table-cell table:formula="of:=STDEV([.D864];[.F864])" office:value-type="float" office:value="5.55501235629366" calcext:value-type="float">
            <text:p>5.55501235629366</text:p>
          </table:table-cell>
          <table:table-cell table:formula="of:=STDEV([.E864];[.F8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egg franz xaver</text:p>
          </table:table-cell>
          <table:table-cell office:value-type="string" calcext:value-type="string">
            <text:p>hoger of werden</text:p>
          </table:table-cell>
          <table:table-cell office:value-type="string" calcext:value-type="string">
            <text:p>no</text:p>
          </table:table-cell>
          <table:table-cell office:value-type="float" office:value="46.1538461538462" calcext:value-type="float">
            <text:p>46.1538461538462</text:p>
          </table:table-cell>
          <table:table-cell table:number-columns-repeated="2" office:value-type="float" office:value="37.5" calcext:value-type="float">
            <text:p>37.5</text:p>
          </table:table-cell>
          <table:table-cell office:value-type="float" office:value="4.99630040644868" calcext:value-type="float">
            <text:p>4.99630040644868</text:p>
          </table:table-cell>
          <table:table-cell table:formula="of:=STDEV([.D865];[.E865])" office:value-type="float" office:value="6.11919329872974" calcext:value-type="float">
            <text:p>6.11919329872974</text:p>
          </table:table-cell>
          <table:table-cell table:formula="of:=STDEV([.D865];[.F865])" office:value-type="float" office:value="6.11919329872974" calcext:value-type="float">
            <text:p>6.11919329872974</text:p>
          </table:table-cell>
          <table:table-cell table:formula="of:=STDEV([.E865];[.F8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rone giovanni 17941876</text:p>
          </table:table-cell>
          <table:table-cell office:value-type="string" calcext:value-type="string">
            <text:p>guilelmus peraldus approximately 11901271</text:p>
          </table:table-cell>
          <table:table-cell office:value-type="string" calcext:value-type="string">
            <text:p>no</text:p>
          </table:table-cell>
          <table:table-cell office:value-type="float" office:value="46.1538461538462" calcext:value-type="float">
            <text:p>46.1538461538462</text:p>
          </table:table-cell>
          <table:table-cell table:number-columns-repeated="2" office:value-type="float" office:value="36.3636363636364" calcext:value-type="float">
            <text:p>36.3636363636364</text:p>
          </table:table-cell>
          <table:table-cell office:value-type="float" office:value="5.65238025780053" calcext:value-type="float">
            <text:p>5.65238025780053</text:p>
          </table:table-cell>
          <table:table-cell table:formula="of:=STDEV([.D866];[.E866])" office:value-type="float" office:value="6.92272373189627" calcext:value-type="float">
            <text:p>6.92272373189627</text:p>
          </table:table-cell>
          <table:table-cell table:formula="of:=STDEV([.D866];[.F866])" office:value-type="float" office:value="6.92272373189627" calcext:value-type="float">
            <text:p>6.92272373189627</text:p>
          </table:table-cell>
          <table:table-cell table:formula="of:=STDEV([.E866];[.F8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eno aurelio active 15121514</text:p>
          </table:table-cell>
          <table:table-cell office:value-type="string" calcext:value-type="string">
            <text:p>serenus sammonicus quintus</text:p>
          </table:table-cell>
          <table:table-cell office:value-type="string" calcext:value-type="string">
            <text:p>no</text:p>
          </table:table-cell>
          <table:table-cell office:value-type="float" office:value="46.1538461538462" calcext:value-type="float">
            <text:p>46.1538461538462</text:p>
          </table:table-cell>
          <table:table-cell table:number-columns-repeated="2" office:value-type="float" office:value="35.7142857142857" calcext:value-type="float">
            <text:p>35.7142857142857</text:p>
          </table:table-cell>
          <table:table-cell office:value-type="float" office:value="6.02728303000159" calcext:value-type="float">
            <text:p>6.02728303000159</text:p>
          </table:table-cell>
          <table:table-cell table:formula="of:=STDEV([.D867];[.E867])" office:value-type="float" office:value="7.38188397942001" calcext:value-type="float">
            <text:p>7.38188397942001</text:p>
          </table:table-cell>
          <table:table-cell table:formula="of:=STDEV([.D867];[.F867])" office:value-type="float" office:value="7.38188397942001" calcext:value-type="float">
            <text:p>7.38188397942001</text:p>
          </table:table-cell>
          <table:table-cell table:formula="of:=STDEV([.E867];[.F8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mi nicolas 15301612</text:p>
          </table:table-cell>
          <table:table-cell office:value-type="string" calcext:value-type="string">
            <text:p>remigius of auxerre</text:p>
          </table:table-cell>
          <table:table-cell office:value-type="string" calcext:value-type="string">
            <text:p>no</text:p>
          </table:table-cell>
          <table:table-cell office:value-type="float" office:value="46.1538461538462" calcext:value-type="float">
            <text:p>46.153846153846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.43967607942275" calcext:value-type="float">
            <text:p>6.43967607942275</text:p>
          </table:table-cell>
          <table:table-cell table:formula="of:=STDEV([.D868];[.E868])" office:value-type="float" office:value="7.88696025169611" calcext:value-type="float">
            <text:p>7.88696025169611</text:p>
          </table:table-cell>
          <table:table-cell table:formula="of:=STDEV([.D868];[.F868])" office:value-type="float" office:value="7.88696025169611" calcext:value-type="float">
            <text:p>7.88696025169611</text:p>
          </table:table-cell>
          <table:table-cell table:formula="of:=STDEV([.E868];[.F8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rchmann johann</text:p>
          </table:table-cell>
          <table:table-cell office:value-type="string" calcext:value-type="string">
            <text:p>kirchhoff alfred 18381907</text:p>
          </table:table-cell>
          <table:table-cell office:value-type="string" calcext:value-type="string">
            <text:p>no</text:p>
          </table:table-cell>
          <table:table-cell office:value-type="float" office:value="46.1538461538462" calcext:value-type="float">
            <text:p>46.1538461538462</text:p>
          </table:table-cell>
          <table:table-cell table:number-columns-repeated="2" office:value-type="float" office:value="34.1463414634146" calcext:value-type="float">
            <text:p>34.1463414634146</text:p>
          </table:table-cell>
          <table:table-cell office:value-type="float" office:value="6.93253606531634" calcext:value-type="float">
            <text:p>6.93253606531634</text:p>
          </table:table-cell>
          <table:table-cell table:formula="of:=STDEV([.D869];[.E869])" office:value-type="float" office:value="8.49058799173341" calcext:value-type="float">
            <text:p>8.49058799173341</text:p>
          </table:table-cell>
          <table:table-cell table:formula="of:=STDEV([.D869];[.F869])" office:value-type="float" office:value="8.49058799173341" calcext:value-type="float">
            <text:p>8.49058799173341</text:p>
          </table:table-cell>
          <table:table-cell table:formula="of:=STDEV([.E869];[.F8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ertson abram 17511826</text:p>
          </table:table-cell>
          <table:table-cell office:value-type="string" calcext:value-type="string">
            <text:p>abelard peter</text:p>
          </table:table-cell>
          <table:table-cell office:value-type="string" calcext:value-type="string">
            <text:p>no</text:p>
          </table:table-cell>
          <table:table-cell office:value-type="float" office:value="46.1538461538462" calcext:value-type="float">
            <text:p>46.1538461538462</text:p>
          </table:table-cell>
          <table:table-cell table:number-columns-repeated="2" office:value-type="float" office:value="32.4324324324324" calcext:value-type="float">
            <text:p>32.4324324324324</text:p>
          </table:table-cell>
          <table:table-cell office:value-type="float" office:value="7.92206190572044" calcext:value-type="float">
            <text:p>7.92206190572044</text:p>
          </table:table-cell>
          <table:table-cell table:formula="of:=STDEV([.D870];[.E870])" office:value-type="float" office:value="9.70250468987778" calcext:value-type="float">
            <text:p>9.70250468987778</text:p>
          </table:table-cell>
          <table:table-cell table:formula="of:=STDEV([.D870];[.F870])" office:value-type="float" office:value="9.70250468987778" calcext:value-type="float">
            <text:p>9.70250468987778</text:p>
          </table:table-cell>
          <table:table-cell table:formula="of:=STDEV([.E870];[.F8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licher istvan laszlo 18041849</text:p>
          </table:table-cell>
          <table:table-cell office:value-type="string" calcext:value-type="string">
            <text:p>endt johannes</text:p>
          </table:table-cell>
          <table:table-cell office:value-type="string" calcext:value-type="string">
            <text:p>no</text:p>
          </table:table-cell>
          <table:table-cell office:value-type="float" office:value="46.1538461538462" calcext:value-type="float">
            <text:p>46.1538461538462</text:p>
          </table:table-cell>
          <table:table-cell office:value-type="float" office:value="31.1111111111111" calcext:value-type="float">
            <text:p>31.1111111111111</text:p>
          </table:table-cell>
          <table:table-cell office:value-type="float" office:value="31.1111111111111" calcext:value-type="float">
            <text:p>31.1111111111111</text:p>
          </table:table-cell>
          <table:table-cell office:value-type="float" office:value="8.68492712627129" calcext:value-type="float">
            <text:p>8.68492712627129</text:p>
          </table:table-cell>
          <table:table-cell table:formula="of:=STDEV([.D871];[.E871])" office:value-type="float" office:value="10.6368199563105" calcext:value-type="float">
            <text:p>10.6368199563105</text:p>
          </table:table-cell>
          <table:table-cell table:formula="of:=STDEV([.D871];[.F871])" office:value-type="float" office:value="10.6368199563105" calcext:value-type="float">
            <text:p>10.6368199563105</text:p>
          </table:table-cell>
          <table:table-cell table:formula="of:=STDEV([.E871];[.F8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th adams si</text:p>
          </table:table-cell>
          <table:table-cell office:value-type="string" calcext:value-type="string">
            <text:p>hutten ulrich von 14881523</text:p>
          </table:table-cell>
          <table:table-cell office:value-type="string" calcext:value-type="string">
            <text:p>no</text:p>
          </table:table-cell>
          <table:table-cell office:value-type="float" office:value="46.1538461538462" calcext:value-type="float">
            <text:p>46.1538461538462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8.88231183368655" calcext:value-type="float">
            <text:p>8.88231183368655</text:p>
          </table:table-cell>
          <table:table-cell table:formula="of:=STDEV([.D872];[.E872])" office:value-type="float" office:value="10.8785658644084" calcext:value-type="float">
            <text:p>10.8785658644084</text:p>
          </table:table-cell>
          <table:table-cell table:formula="of:=STDEV([.D872];[.F872])" office:value-type="float" office:value="10.8785658644084" calcext:value-type="float">
            <text:p>10.8785658644084</text:p>
          </table:table-cell>
          <table:table-cell table:formula="of:=STDEV([.E872];[.F8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imann eugen</text:p>
          </table:table-cell>
          <table:table-cell office:value-type="string" calcext:value-type="string">
            <text:p>reifferscheid august 18351887</text:p>
          </table:table-cell>
          <table:table-cell office:value-type="string" calcext:value-type="string">
            <text:p>no</text:p>
          </table:table-cell>
          <table:table-cell office:value-type="float" office:value="46.1538461538462" calcext:value-type="float">
            <text:p>46.153846153846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office:value-type="float" office:value="10.1512135242132" calcext:value-type="float">
            <text:p>10.1512135242132</text:p>
          </table:table-cell>
          <table:table-cell table:formula="of:=STDEV([.D873];[.E873])" office:value-type="float" office:value="12.4326467021811" calcext:value-type="float">
            <text:p>12.4326467021811</text:p>
          </table:table-cell>
          <table:table-cell table:formula="of:=STDEV([.D873];[.F873])" office:value-type="float" office:value="12.4326467021811" calcext:value-type="float">
            <text:p>12.4326467021811</text:p>
          </table:table-cell>
          <table:table-cell table:formula="of:=STDEV([.E873];[.F8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pighi marcello 16281694</text:p>
          </table:table-cell>
          <table:table-cell office:value-type="string" calcext:value-type="string">
            <text:p>malcovati enrica</text:p>
          </table:table-cell>
          <table:table-cell office:value-type="string" calcext:value-type="string">
            <text:p>no</text:p>
          </table:table-cell>
          <table:table-cell office:value-type="float" office:value="46.1538461538462" calcext:value-type="float">
            <text:p>46.153846153846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office:value-type="float" office:value="10.1512135242132" calcext:value-type="float">
            <text:p>10.1512135242132</text:p>
          </table:table-cell>
          <table:table-cell table:formula="of:=STDEV([.D874];[.E874])" office:value-type="float" office:value="12.4326467021811" calcext:value-type="float">
            <text:p>12.4326467021811</text:p>
          </table:table-cell>
          <table:table-cell table:formula="of:=STDEV([.D874];[.F874])" office:value-type="float" office:value="12.4326467021811" calcext:value-type="float">
            <text:p>12.4326467021811</text:p>
          </table:table-cell>
          <table:table-cell table:formula="of:=STDEV([.E874];[.F8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gi ottaviano</text:p>
          </table:table-cell>
          <table:table-cell office:value-type="string" calcext:value-type="string">
            <text:p>magliabechi antonio 16331714</text:p>
          </table:table-cell>
          <table:table-cell office:value-type="string" calcext:value-type="string">
            <text:p>no</text:p>
          </table:table-cell>
          <table:table-cell office:value-type="float" office:value="46.1538461538462" calcext:value-type="float">
            <text:p>46.1538461538462</text:p>
          </table:table-cell>
          <table:table-cell table:number-columns-repeated="2" office:value-type="float" office:value="27.9069767441861" calcext:value-type="float">
            <text:p>27.9069767441861</text:p>
          </table:table-cell>
          <table:table-cell office:value-type="float" office:value="10.5348349655352" calcext:value-type="float">
            <text:p>10.5348349655352</text:p>
          </table:table-cell>
          <table:table-cell table:formula="of:=STDEV([.D875];[.E875])" office:value-type="float" office:value="12.902485094996" calcext:value-type="float">
            <text:p>12.902485094996</text:p>
          </table:table-cell>
          <table:table-cell table:formula="of:=STDEV([.D875];[.F875])" office:value-type="float" office:value="12.902485094996" calcext:value-type="float">
            <text:p>12.902485094996</text:p>
          </table:table-cell>
          <table:table-cell table:formula="of:=STDEV([.E875];[.F8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tter felix</text:p>
          </table:table-cell>
          <table:table-cell office:value-type="string" calcext:value-type="string">
            <text:p>pufendorf samuel freiherr von 16321694</text:p>
          </table:table-cell>
          <table:table-cell office:value-type="string" calcext:value-type="string">
            <text:p>no</text:p>
          </table:table-cell>
          <table:table-cell office:value-type="float" office:value="46.1538461538462" calcext:value-type="float">
            <text:p>46.1538461538462</text:p>
          </table:table-cell>
          <table:table-cell table:number-columns-repeated="2" office:value-type="float" office:value="27.4509803921569" calcext:value-type="float">
            <text:p>27.4509803921569</text:p>
          </table:table-cell>
          <table:table-cell office:value-type="float" office:value="10.7981045821287" calcext:value-type="float">
            <text:p>10.7981045821287</text:p>
          </table:table-cell>
          <table:table-cell table:formula="of:=STDEV([.D876];[.E876])" office:value-type="float" office:value="13.2249232077122" calcext:value-type="float">
            <text:p>13.2249232077122</text:p>
          </table:table-cell>
          <table:table-cell table:formula="of:=STDEV([.D876];[.F876])" office:value-type="float" office:value="13.2249232077122" calcext:value-type="float">
            <text:p>13.2249232077122</text:p>
          </table:table-cell>
          <table:table-cell table:formula="of:=STDEV([.E876];[.F8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si roberto approximately 1496</text:p>
          </table:table-cell>
          <table:table-cell office:value-type="string" calcext:value-type="string">
            <text:p>orsisius saint</text:p>
          </table:table-cell>
          <table:table-cell office:value-type="string" calcext:value-type="string">
            <text:p>no</text:p>
          </table:table-cell>
          <table:table-cell office:value-type="float" office:value="46.1538461538462" calcext:value-type="float">
            <text:p>46.1538461538462</text:p>
          </table:table-cell>
          <table:table-cell table:number-columns-repeated="2" office:value-type="float" office:value="26.6666666666667" calcext:value-type="float">
            <text:p>26.6666666666667</text:p>
          </table:table-cell>
          <table:table-cell office:value-type="float" office:value="11.2509283226696" calcext:value-type="float">
            <text:p>11.2509283226696</text:p>
          </table:table-cell>
          <table:table-cell table:formula="of:=STDEV([.D877];[.E877])" office:value-type="float" office:value="13.779516761584" calcext:value-type="float">
            <text:p>13.779516761584</text:p>
          </table:table-cell>
          <table:table-cell table:formula="of:=STDEV([.D877];[.F877])" office:value-type="float" office:value="13.779516761584" calcext:value-type="float">
            <text:p>13.779516761584</text:p>
          </table:table-cell>
          <table:table-cell table:formula="of:=STDEV([.E877];[.F8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phylus friedrich 1512 or 131564</text:p>
          </table:table-cell>
          <table:table-cell office:value-type="string" calcext:value-type="string">
            <text:p>stegmann carl</text:p>
          </table:table-cell>
          <table:table-cell office:value-type="string" calcext:value-type="string">
            <text:p>no</text:p>
          </table:table-cell>
          <table:table-cell office:value-type="float" office:value="46.1538461538462" calcext:value-type="float">
            <text:p>46.1538461538462</text:p>
          </table:table-cell>
          <table:table-cell office:value-type="float" office:value="25.531914893617" calcext:value-type="float">
            <text:p>25.531914893617</text:p>
          </table:table-cell>
          <table:table-cell office:value-type="float" office:value="25.531914893617" calcext:value-type="float">
            <text:p>25.531914893617</text:p>
          </table:table-cell>
          <table:table-cell office:value-type="float" office:value="11.9060775643032" calcext:value-type="float">
            <text:p>11.9060775643032</text:p>
          </table:table-cell>
          <table:table-cell table:formula="of:=STDEV([.D878];[.E878])" office:value-type="float" office:value="14.5819074352709" calcext:value-type="float">
            <text:p>14.5819074352709</text:p>
          </table:table-cell>
          <table:table-cell table:formula="of:=STDEV([.D878];[.F878])" office:value-type="float" office:value="14.5819074352709" calcext:value-type="float">
            <text:p>14.5819074352709</text:p>
          </table:table-cell>
          <table:table-cell table:formula="of:=STDEV([.E878];[.F8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illimann francois 1568 ca1612</text:p>
          </table:table-cell>
          <table:table-cell office:value-type="string" calcext:value-type="string">
            <text:p>durand guillaume approximately 12301296</text:p>
          </table:table-cell>
          <table:table-cell office:value-type="string" calcext:value-type="string">
            <text:p>no</text:p>
          </table:table-cell>
          <table:table-cell office:value-type="float" office:value="45.8333333333333" calcext:value-type="float">
            <text:p>45.8333333333333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1.71830437258817" calcext:value-type="float">
            <text:p>1.71830437258817</text:p>
          </table:table-cell>
          <table:table-cell table:formula="of:=STDEV([.D879];[.E879])" office:value-type="float" office:value="2.10448446781711" calcext:value-type="float">
            <text:p>2.10448446781711</text:p>
          </table:table-cell>
          <table:table-cell table:formula="of:=STDEV([.D879];[.F879])" office:value-type="float" office:value="2.1044844678171" calcext:value-type="float">
            <text:p>2.1044844678171</text:p>
          </table:table-cell>
          <table:table-cell table:formula="of:=STDEV([.E879];[.F8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hoff von echt reiner 15751640</text:p>
          </table:table-cell>
          <table:table-cell office:value-type="string" calcext:value-type="string">
            <text:p>bach johann nicolaus 18021841</text:p>
          </table:table-cell>
          <table:table-cell office:value-type="string" calcext:value-type="string">
            <text:p>no</text:p>
          </table:table-cell>
          <table:table-cell office:value-type="float" office:value="45.8333333333333" calcext:value-type="float">
            <text:p>45.8333333333333</text:p>
          </table:table-cell>
          <table:table-cell table:number-columns-repeated="2" office:value-type="float" office:value="42.6229508196721" calcext:value-type="float">
            <text:p>42.6229508196721</text:p>
          </table:table-cell>
          <table:table-cell office:value-type="float" office:value="1.85351520846396" calcext:value-type="float">
            <text:p>1.85351520846396</text:p>
          </table:table-cell>
          <table:table-cell table:formula="of:=STDEV([.D880];[.E880])" office:value-type="float" office:value="2.27008324561255" calcext:value-type="float">
            <text:p>2.27008324561255</text:p>
          </table:table-cell>
          <table:table-cell table:formula="of:=STDEV([.D880];[.F880])" office:value-type="float" office:value="2.27008324561255" calcext:value-type="float">
            <text:p>2.27008324561255</text:p>
          </table:table-cell>
          <table:table-cell table:formula="of:=STDEV([.E880];[.F8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ttinger johann heinrich 16201667</text:p>
          </table:table-cell>
          <table:table-cell office:value-type="string" calcext:value-type="string">
            <text:p>hotman francois 15241590</text:p>
          </table:table-cell>
          <table:table-cell office:value-type="string" calcext:value-type="string">
            <text:p>no</text:p>
          </table:table-cell>
          <table:table-cell office:value-type="float" office:value="45.8333333333333" calcext:value-type="float">
            <text:p>45.8333333333333</text:p>
          </table:table-cell>
          <table:table-cell office:value-type="float" office:value="41.3793103448276" calcext:value-type="float">
            <text:p>41.3793103448276</text:p>
          </table:table-cell>
          <table:table-cell office:value-type="float" office:value="41.3793103448276" calcext:value-type="float">
            <text:p>41.3793103448276</text:p>
          </table:table-cell>
          <table:table-cell office:value-type="float" office:value="2.57153137139057" calcext:value-type="float">
            <text:p>2.57153137139057</text:p>
          </table:table-cell>
          <table:table-cell table:formula="of:=STDEV([.D881];[.E881])" office:value-type="float" office:value="3.14946985873319" calcext:value-type="float">
            <text:p>3.14946985873319</text:p>
          </table:table-cell>
          <table:table-cell table:formula="of:=STDEV([.D881];[.F881])" office:value-type="float" office:value="3.14946985873318" calcext:value-type="float">
            <text:p>3.14946985873318</text:p>
          </table:table-cell>
          <table:table-cell table:formula="of:=STDEV([.E881];[.F8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lenborg heinrich clemens</text:p>
          </table:table-cell>
          <table:table-cell office:value-type="string" calcext:value-type="string">
            <text:p>williram abbot of ebersberg</text:p>
          </table:table-cell>
          <table:table-cell office:value-type="string" calcext:value-type="string">
            <text:p>no</text:p>
          </table:table-cell>
          <table:table-cell office:value-type="float" office:value="45.8333333333333" calcext:value-type="float">
            <text:p>45.8333333333333</text:p>
          </table:table-cell>
          <table:table-cell office:value-type="float" office:value="40.7407407407407" calcext:value-type="float">
            <text:p>40.7407407407407</text:p>
          </table:table-cell>
          <table:table-cell office:value-type="float" office:value="40.7407407407408" calcext:value-type="float">
            <text:p>40.7407407407408</text:p>
          </table:table-cell>
          <table:table-cell office:value-type="float" office:value="2.94020970420643" calcext:value-type="float">
            <text:p>2.94020970420643</text:p>
          </table:table-cell>
          <table:table-cell table:formula="of:=STDEV([.D882];[.E882])" office:value-type="float" office:value="3.60100675604261" calcext:value-type="float">
            <text:p>3.60100675604261</text:p>
          </table:table-cell>
          <table:table-cell table:formula="of:=STDEV([.D882];[.F882])" office:value-type="float" office:value="3.6010067560426" calcext:value-type="float">
            <text:p>3.6010067560426</text:p>
          </table:table-cell>
          <table:table-cell table:formula="of:=STDEV([.E882];[.F8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fourcq albert 18721952</text:p>
          </table:table-cell>
          <table:table-cell office:value-type="string" calcext:value-type="string">
            <text:p>dupuy pierre 15821651</text:p>
          </table:table-cell>
          <table:table-cell office:value-type="string" calcext:value-type="string">
            <text:p>no</text:p>
          </table:table-cell>
          <table:table-cell office:value-type="float" office:value="45.7142857142857" calcext:value-type="float">
            <text:p>45.7142857142857</text:p>
          </table:table-cell>
          <table:table-cell table:number-columns-repeated="2" office:value-type="float" office:value="44.4444444444444" calcext:value-type="float">
            <text:p>44.4444444444444</text:p>
          </table:table-cell>
          <table:table-cell office:value-type="float" office:value="0.733143198970955" calcext:value-type="float">
            <text:p>0.733143198970955</text:p>
          </table:table-cell>
          <table:table-cell table:formula="of:=STDEV([.D883];[.E883])" office:value-type="float" office:value="0.8979133729353" calcext:value-type="float">
            <text:p>0.8979133729353</text:p>
          </table:table-cell>
          <table:table-cell table:formula="of:=STDEV([.D883];[.F883])" office:value-type="float" office:value="0.8979133729353" calcext:value-type="float">
            <text:p>0.8979133729353</text:p>
          </table:table-cell>
          <table:table-cell table:formula="of:=STDEV([.E883];[.F8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ncore di santa vittoria fl 1340</text:p>
          </table:table-cell>
          <table:table-cell office:value-type="string" calcext:value-type="string">
            <text:p>bona giovanni 16091674</text:p>
          </table:table-cell>
          <table:table-cell office:value-type="string" calcext:value-type="string">
            <text:p>no</text:p>
          </table:table-cell>
          <table:table-cell office:value-type="float" office:value="45.4545454545455" calcext:value-type="float">
            <text:p>45.454545454545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.14918328648887" calcext:value-type="float">
            <text:p>3.14918328648887</text:p>
          </table:table-cell>
          <table:table-cell table:formula="of:=STDEV([.D884];[.E884])" office:value-type="float" office:value="3.85694607919935" calcext:value-type="float">
            <text:p>3.85694607919935</text:p>
          </table:table-cell>
          <table:table-cell table:formula="of:=STDEV([.D884];[.F884])" office:value-type="float" office:value="3.85694607919935" calcext:value-type="float">
            <text:p>3.85694607919935</text:p>
          </table:table-cell>
          <table:table-cell table:formula="of:=STDEV([.E884];[.F8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issenbach joseph anton</text:p>
          </table:table-cell>
          <table:table-cell office:value-type="string" calcext:value-type="string">
            <text:p>weissenborn wilhelm 18031878</text:p>
          </table:table-cell>
          <table:table-cell office:value-type="string" calcext:value-type="string">
            <text:p>no</text:p>
          </table:table-cell>
          <table:table-cell office:value-type="float" office:value="45.4545454545455" calcext:value-type="float">
            <text:p>45.4545454545455</text:p>
          </table:table-cell>
          <table:table-cell table:number-columns-repeated="2" office:value-type="float" office:value="38.4615384615385" calcext:value-type="float">
            <text:p>38.4615384615385</text:p>
          </table:table-cell>
          <table:table-cell office:value-type="float" office:value="4.03741446985753" calcext:value-type="float">
            <text:p>4.03741446985753</text:p>
          </table:table-cell>
          <table:table-cell table:formula="of:=STDEV([.D885];[.E885])" office:value-type="float" office:value="4.9448026656402" calcext:value-type="float">
            <text:p>4.9448026656402</text:p>
          </table:table-cell>
          <table:table-cell table:formula="of:=STDEV([.D885];[.F885])" office:value-type="float" office:value="4.9448026656402" calcext:value-type="float">
            <text:p>4.9448026656402</text:p>
          </table:table-cell>
          <table:table-cell table:formula="of:=STDEV([.E885];[.F8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ytag g w</text:p>
          </table:table-cell>
          <table:table-cell office:value-type="string" calcext:value-type="string">
            <text:p>frey joseph 18341910</text:p>
          </table:table-cell>
          <table:table-cell office:value-type="string" calcext:value-type="string">
            <text:p>no</text:p>
          </table:table-cell>
          <table:table-cell office:value-type="float" office:value="45.4545454545455" calcext:value-type="float">
            <text:p>45.4545454545455</text:p>
          </table:table-cell>
          <table:table-cell table:number-columns-repeated="2" office:value-type="float" office:value="32.258064516129" calcext:value-type="float">
            <text:p>32.258064516129</text:p>
          </table:table-cell>
          <table:table-cell office:value-type="float" office:value="7.61899182215049" calcext:value-type="float">
            <text:p>7.61899182215049</text:p>
          </table:table-cell>
          <table:table-cell table:formula="of:=STDEV([.D886];[.E886])" office:value-type="float" office:value="9.33132115935327" calcext:value-type="float">
            <text:p>9.33132115935327</text:p>
          </table:table-cell>
          <table:table-cell table:formula="of:=STDEV([.D886];[.F886])" office:value-type="float" office:value="9.33132115935327" calcext:value-type="float">
            <text:p>9.33132115935327</text:p>
          </table:table-cell>
          <table:table-cell table:formula="of:=STDEV([.E886];[.F8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cado luis</text:p>
          </table:table-cell>
          <table:table-cell office:value-type="string" calcext:value-type="string">
            <text:p>braulio saint bishop of zaragoza</text:p>
          </table:table-cell>
          <table:table-cell office:value-type="string" calcext:value-type="string">
            <text:p>no</text:p>
          </table:table-cell>
          <table:table-cell office:value-type="float" office:value="45.4545454545455" calcext:value-type="float">
            <text:p>45.4545454545455</text:p>
          </table:table-cell>
          <table:table-cell office:value-type="float" office:value="31.8181818181818" calcext:value-type="float">
            <text:p>31.8181818181818</text:p>
          </table:table-cell>
          <table:table-cell office:value-type="float" office:value="31.8181818181818" calcext:value-type="float">
            <text:p>31.8181818181818</text:p>
          </table:table-cell>
          <table:table-cell office:value-type="float" office:value="7.87295821622217" calcext:value-type="float">
            <text:p>7.87295821622217</text:p>
          </table:table-cell>
          <table:table-cell table:formula="of:=STDEV([.D887];[.E887])" office:value-type="float" office:value="9.64236519799838" calcext:value-type="float">
            <text:p>9.64236519799838</text:p>
          </table:table-cell>
          <table:table-cell table:formula="of:=STDEV([.D887];[.F887])" office:value-type="float" office:value="9.64236519799838" calcext:value-type="float">
            <text:p>9.64236519799838</text:p>
          </table:table-cell>
          <table:table-cell table:formula="of:=STDEV([.E887];[.F8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gelke karl 1889</text:p>
          </table:table-cell>
          <table:table-cell office:value-type="string" calcext:value-type="string">
            <text:p>engelmodus of soissons</text:p>
          </table:table-cell>
          <table:table-cell office:value-type="string" calcext:value-type="string">
            <text:p>no</text:p>
          </table:table-cell>
          <table:table-cell office:value-type="float" office:value="45.4545454545455" calcext:value-type="float">
            <text:p>45.4545454545455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8.4785703867008" calcext:value-type="float">
            <text:p>8.4785703867008</text:p>
          </table:table-cell>
          <table:table-cell table:formula="of:=STDEV([.D888];[.E888])" office:value-type="float" office:value="10.3840855978444" calcext:value-type="float">
            <text:p>10.3840855978444</text:p>
          </table:table-cell>
          <table:table-cell table:formula="of:=STDEV([.D888];[.F888])" office:value-type="float" office:value="10.3840855978444" calcext:value-type="float">
            <text:p>10.3840855978444</text:p>
          </table:table-cell>
          <table:table-cell table:formula="of:=STDEV([.E888];[.F8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derer johann georg 17261763</text:p>
          </table:table-cell>
          <table:table-cell office:value-type="string" calcext:value-type="string">
            <text:p>rode august 17511837</text:p>
          </table:table-cell>
          <table:table-cell office:value-type="string" calcext:value-type="string">
            <text:p>no</text:p>
          </table:table-cell>
          <table:table-cell office:value-type="float" office:value="45.1612903225807" calcext:value-type="float">
            <text:p>45.1612903225807</text:p>
          </table:table-cell>
          <table:table-cell office:value-type="float" office:value="44.8979591836735" calcext:value-type="float">
            <text:p>44.8979591836735</text:p>
          </table:table-cell>
          <table:table-cell office:value-type="float" office:value="44.8979591836735" calcext:value-type="float">
            <text:p>44.8979591836735</text:p>
          </table:table-cell>
          <table:table-cell office:value-type="float" office:value="0.152034303934067" calcext:value-type="float">
            <text:p>0.152034303934067</text:p>
          </table:table-cell>
          <table:table-cell table:formula="of:=STDEV([.D889];[.E889])" office:value-type="float" office:value="0.186203234018841" calcext:value-type="float">
            <text:p>0.186203234018841</text:p>
          </table:table-cell>
          <table:table-cell table:formula="of:=STDEV([.D889];[.F889])" office:value-type="float" office:value="0.186203234018836" calcext:value-type="float">
            <text:p>0.186203234018836</text:p>
          </table:table-cell>
          <table:table-cell table:formula="of:=STDEV([.E889];[.F8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mann christian friedrich 16401708</text:p>
          </table:table-cell>
          <table:table-cell office:value-type="string" calcext:value-type="string">
            <text:p>bormann albert 18191882</text:p>
          </table:table-cell>
          <table:table-cell office:value-type="string" calcext:value-type="string">
            <text:p>no</text:p>
          </table:table-cell>
          <table:table-cell office:value-type="float" office:value="45.1612903225807" calcext:value-type="float">
            <text:p>45.1612903225807</text:p>
          </table:table-cell>
          <table:table-cell table:number-columns-repeated="2" office:value-type="float" office:value="44.0677966101695" calcext:value-type="float">
            <text:p>44.0677966101695</text:p>
          </table:table-cell>
          <table:table-cell office:value-type="float" office:value="0.631328889217742" calcext:value-type="float">
            <text:p>0.631328889217742</text:p>
          </table:table-cell>
          <table:table-cell table:formula="of:=STDEV([.D890];[.E890])" office:value-type="float" office:value="0.773216819230779" calcext:value-type="float">
            <text:p>0.773216819230779</text:p>
          </table:table-cell>
          <table:table-cell table:formula="of:=STDEV([.D890];[.F890])" office:value-type="float" office:value="0.773216819230779" calcext:value-type="float">
            <text:p>0.773216819230779</text:p>
          </table:table-cell>
          <table:table-cell table:formula="of:=STDEV([.E890];[.F8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ila y zuniga luis de</text:p>
          </table:table-cell>
          <table:table-cell office:value-type="string" calcext:value-type="string">
            <text:p>avitus saint bishop of vienne</text:p>
          </table:table-cell>
          <table:table-cell office:value-type="string" calcext:value-type="string">
            <text:p>no</text:p>
          </table:table-cell>
          <table:table-cell office:value-type="float" office:value="45.1612903225807" calcext:value-type="float">
            <text:p>45.1612903225807</text:p>
          </table:table-cell>
          <table:table-cell table:number-columns-repeated="2" office:value-type="float" office:value="39.2156862745098" calcext:value-type="float">
            <text:p>39.2156862745098</text:p>
          </table:table-cell>
          <table:table-cell office:value-type="float" office:value="3.43269609764863" calcext:value-type="float">
            <text:p>3.43269609764863</text:p>
          </table:table-cell>
          <table:table-cell table:formula="of:=STDEV([.D891];[.E891])" office:value-type="float" office:value="4.20417694064108" calcext:value-type="float">
            <text:p>4.20417694064108</text:p>
          </table:table-cell>
          <table:table-cell table:formula="of:=STDEV([.D891];[.F891])" office:value-type="float" office:value="4.20417694064108" calcext:value-type="float">
            <text:p>4.20417694064108</text:p>
          </table:table-cell>
          <table:table-cell table:formula="of:=STDEV([.E891];[.F8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ret louis 15271586</text:p>
          </table:table-cell>
          <table:table-cell office:value-type="string" calcext:value-type="string">
            <text:p>duronius m active 97 bc</text:p>
          </table:table-cell>
          <table:table-cell office:value-type="string" calcext:value-type="string">
            <text:p>no</text:p>
          </table:table-cell>
          <table:table-cell office:value-type="float" office:value="45.1612903225807" calcext:value-type="float">
            <text:p>45.1612903225807</text:p>
          </table:table-cell>
          <table:table-cell table:number-columns-repeated="2" office:value-type="float" office:value="37.2093023255814" calcext:value-type="float">
            <text:p>37.2093023255814</text:p>
          </table:table-cell>
          <table:table-cell office:value-type="float" office:value="4.59108241066019" calcext:value-type="float">
            <text:p>4.59108241066019</text:p>
          </table:table-cell>
          <table:table-cell table:formula="of:=STDEV([.D892];[.E892])" office:value-type="float" office:value="5.6229046365922" calcext:value-type="float">
            <text:p>5.6229046365922</text:p>
          </table:table-cell>
          <table:table-cell table:formula="of:=STDEV([.D892];[.F892])" office:value-type="float" office:value="5.6229046365922" calcext:value-type="float">
            <text:p>5.6229046365922</text:p>
          </table:table-cell>
          <table:table-cell table:formula="of:=STDEV([.E892];[.F8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slie john 15271596</text:p>
          </table:table-cell>
          <table:table-cell office:value-type="string" calcext:value-type="string">
            <text:p>lindsay w m wallace martin 18581937</text:p>
          </table:table-cell>
          <table:table-cell office:value-type="string" calcext:value-type="string">
            <text:p>no</text:p>
          </table:table-cell>
          <table:table-cell office:value-type="float" office:value="45.1612903225807" calcext:value-type="float">
            <text:p>45.1612903225807</text:p>
          </table:table-cell>
          <table:table-cell table:number-columns-repeated="2" office:value-type="float" office:value="36.3636363636364" calcext:value-type="float">
            <text:p>36.3636363636364</text:p>
          </table:table-cell>
          <table:table-cell office:value-type="float" office:value="5.07932788143366" calcext:value-type="float">
            <text:p>5.07932788143366</text:p>
          </table:table-cell>
          <table:table-cell table:formula="of:=STDEV([.D893];[.E893])" office:value-type="float" office:value="6.22088077290218" calcext:value-type="float">
            <text:p>6.22088077290218</text:p>
          </table:table-cell>
          <table:table-cell table:formula="of:=STDEV([.D893];[.F893])" office:value-type="float" office:value="6.22088077290218" calcext:value-type="float">
            <text:p>6.22088077290218</text:p>
          </table:table-cell>
          <table:table-cell table:formula="of:=STDEV([.E893];[.F8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mazzi filippo maria</text:p>
          </table:table-cell>
          <table:table-cell office:value-type="string" calcext:value-type="string">
            <text:p>remigius of auxerre</text:p>
          </table:table-cell>
          <table:table-cell office:value-type="string" calcext:value-type="string">
            <text:p>no</text:p>
          </table:table-cell>
          <table:table-cell office:value-type="float" office:value="45.1612903225807" calcext:value-type="float">
            <text:p>45.161290322580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.86662370305588" calcext:value-type="float">
            <text:p>5.86662370305588</text:p>
          </table:table-cell>
          <table:table-cell table:formula="of:=STDEV([.D894];[.E894])" office:value-type="float" office:value="7.18511729270202" calcext:value-type="float">
            <text:p>7.18511729270202</text:p>
          </table:table-cell>
          <table:table-cell table:formula="of:=STDEV([.D894];[.F894])" office:value-type="float" office:value="7.18511729270202" calcext:value-type="float">
            <text:p>7.18511729270202</text:p>
          </table:table-cell>
          <table:table-cell table:formula="of:=STDEV([.E894];[.F8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upfel engelbert</text:p>
          </table:table-cell>
          <table:table-cell office:value-type="string" calcext:value-type="string">
            <text:p>kubler bernhard 18591940</text:p>
          </table:table-cell>
          <table:table-cell office:value-type="string" calcext:value-type="string">
            <text:p>no</text:p>
          </table:table-cell>
          <table:table-cell office:value-type="float" office:value="45.1612903225807" calcext:value-type="float">
            <text:p>45.1612903225807</text:p>
          </table:table-cell>
          <table:table-cell table:number-columns-repeated="2" office:value-type="float" office:value="34.1463414634146" calcext:value-type="float">
            <text:p>34.1463414634146</text:p>
          </table:table-cell>
          <table:table-cell office:value-type="float" office:value="6.35948368894946" calcext:value-type="float">
            <text:p>6.35948368894946</text:p>
          </table:table-cell>
          <table:table-cell table:formula="of:=STDEV([.D895];[.E895])" office:value-type="float" office:value="7.78874503273932" calcext:value-type="float">
            <text:p>7.78874503273932</text:p>
          </table:table-cell>
          <table:table-cell table:formula="of:=STDEV([.D895];[.F895])" office:value-type="float" office:value="7.78874503273932" calcext:value-type="float">
            <text:p>7.78874503273932</text:p>
          </table:table-cell>
          <table:table-cell table:formula="of:=STDEV([.E895];[.F8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urinus stephan</text:p>
          </table:table-cell>
          <table:table-cell office:value-type="string" calcext:value-type="string">
            <text:p>stieroxel istvan approximately 14851519</text:p>
          </table:table-cell>
          <table:table-cell office:value-type="string" calcext:value-type="string">
            <text:p>no</text:p>
          </table:table-cell>
          <table:table-cell office:value-type="float" office:value="45.1612903225807" calcext:value-type="float">
            <text:p>45.1612903225807</text:p>
          </table:table-cell>
          <table:table-cell table:number-columns-repeated="2" office:value-type="float" office:value="25.4545454545455" calcext:value-type="float">
            <text:p>25.4545454545455</text:p>
          </table:table-cell>
          <table:table-cell office:value-type="float" office:value="11.3776944544114" calcext:value-type="float">
            <text:p>11.3776944544114</text:p>
          </table:table-cell>
          <table:table-cell table:formula="of:=STDEV([.D896];[.E896])" office:value-type="float" office:value="13.9347729313009" calcext:value-type="float">
            <text:p>13.9347729313009</text:p>
          </table:table-cell>
          <table:table-cell table:formula="of:=STDEV([.D896];[.F896])" office:value-type="float" office:value="13.9347729313009" calcext:value-type="float">
            <text:p>13.9347729313009</text:p>
          </table:table-cell>
          <table:table-cell table:formula="of:=STDEV([.E896];[.F8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ytag karl active 1864</text:p>
          </table:table-cell>
          <table:table-cell office:value-type="string" calcext:value-type="string">
            <text:p>frey joseph 18341910</text:p>
          </table:table-cell>
          <table:table-cell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0.9090909090909" calcext:value-type="float">
            <text:p>40.9090909090909</text:p>
          </table:table-cell>
          <table:table-cell office:value-type="float" office:value="2.36188746486665" calcext:value-type="float">
            <text:p>2.36188746486665</text:p>
          </table:table-cell>
          <table:table-cell table:formula="of:=STDEV([.D897];[.E897])" office:value-type="float" office:value="2.89270955939951" calcext:value-type="float">
            <text:p>2.89270955939951</text:p>
          </table:table-cell>
          <table:table-cell table:formula="of:=STDEV([.D897];[.F897])" office:value-type="float" office:value="2.89270955939951" calcext:value-type="float">
            <text:p>2.89270955939951</text:p>
          </table:table-cell>
          <table:table-cell table:formula="of:=STDEV([.E897];[.F8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cchi achille 14881562</text:p>
          </table:table-cell>
          <table:table-cell office:value-type="string" calcext:value-type="string">
            <text:p>boccaccio giovanni 13131375</text:p>
          </table:table-cell>
          <table:table-cell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.88675134594812" calcext:value-type="float">
            <text:p>2.88675134594812</text:p>
          </table:table-cell>
          <table:table-cell table:formula="of:=STDEV([.D898];[.E898])" office:value-type="float" office:value="3.53553390593273" calcext:value-type="float">
            <text:p>3.53553390593273</text:p>
          </table:table-cell>
          <table:table-cell table:formula="of:=STDEV([.D898];[.F898])" office:value-type="float" office:value="3.53553390593273" calcext:value-type="float">
            <text:p>3.53553390593273</text:p>
          </table:table-cell>
          <table:table-cell table:formula="of:=STDEV([.E898];[.F8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kel max 18461903 from old catalog</text:p>
          </table:table-cell>
          <table:table-cell office:value-type="string" calcext:value-type="string">
            <text:p>froehner wilhelm 18341925</text:p>
          </table:table-cell>
          <table:table-cell office:value-type="string" calcext:value-type="string">
            <text:p>no</text:p>
          </table:table-cell>
          <table:table-cell office:value-type="float" office:value="44.8979591836735" calcext:value-type="float">
            <text:p>44.8979591836735</text:p>
          </table:table-cell>
          <table:table-cell office:value-type="float" office:value="41.9354838709677" calcext:value-type="float">
            <text:p>41.9354838709677</text:p>
          </table:table-cell>
          <table:table-cell office:value-type="float" office:value="41.9354838709677" calcext:value-type="float">
            <text:p>41.9354838709677</text:p>
          </table:table-cell>
          <table:table-cell office:value-type="float" office:value="1.71038591925828" calcext:value-type="float">
            <text:p>1.71038591925828</text:p>
          </table:table-cell>
          <table:table-cell table:formula="of:=STDEV([.D899];[.E899])" office:value-type="float" office:value="2.09478638271196" calcext:value-type="float">
            <text:p>2.09478638271196</text:p>
          </table:table-cell>
          <table:table-cell table:formula="of:=STDEV([.D899];[.F899])" office:value-type="float" office:value="2.09478638271197" calcext:value-type="float">
            <text:p>2.09478638271197</text:p>
          </table:table-cell>
          <table:table-cell table:formula="of:=STDEV([.E899];[.F8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ntio legionensi basilio</text:p>
          </table:table-cell>
          <table:table-cell office:value-type="string" calcext:value-type="string">
            <text:p>pontius saint deacon of carthage</text:p>
          </table:table-cell>
          <table:table-cell office:value-type="string" calcext:value-type="string">
            <text:p>no</text:p>
          </table:table-cell>
          <table:table-cell office:value-type="float" office:value="44.8979591836735" calcext:value-type="float">
            <text:p>44.8979591836735</text:p>
          </table:table-cell>
          <table:table-cell office:value-type="float" office:value="38.5964912280702" calcext:value-type="float">
            <text:p>38.5964912280702</text:p>
          </table:table-cell>
          <table:table-cell office:value-type="float" office:value="38.5964912280702" calcext:value-type="float">
            <text:p>38.5964912280702</text:p>
          </table:table-cell>
          <table:table-cell office:value-type="float" office:value="3.63815422045737" calcext:value-type="float">
            <text:p>3.63815422045737</text:p>
          </table:table-cell>
          <table:table-cell table:formula="of:=STDEV([.D900];[.E900])" office:value-type="float" office:value="4.45581072283682" calcext:value-type="float">
            <text:p>4.45581072283682</text:p>
          </table:table-cell>
          <table:table-cell table:formula="of:=STDEV([.D900];[.F900])" office:value-type="float" office:value="4.45581072283683" calcext:value-type="float">
            <text:p>4.45581072283683</text:p>
          </table:table-cell>
          <table:table-cell table:formula="of:=STDEV([.E900];[.F9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ssius leonardus 15541623</text:p>
          </table:table-cell>
          <table:table-cell office:value-type="string" calcext:value-type="string">
            <text:p>lessing gotthold ephraim 17291781</text:p>
          </table:table-cell>
          <table:table-cell office:value-type="string" calcext:value-type="string">
            <text:p>no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40.6779661016949" calcext:value-type="float">
            <text:p>40.6779661016949</text:p>
          </table:table-cell>
          <table:table-cell office:value-type="float" office:value="40.6779661016949" calcext:value-type="float">
            <text:p>40.6779661016949</text:p>
          </table:table-cell>
          <table:table-cell office:value-type="float" office:value="2.17457728508333" calcext:value-type="float">
            <text:p>2.17457728508333</text:p>
          </table:table-cell>
          <table:table-cell table:formula="of:=STDEV([.D901];[.E901])" office:value-type="float" office:value="2.66330237735046" calcext:value-type="float">
            <text:p>2.66330237735046</text:p>
          </table:table-cell>
          <table:table-cell table:formula="of:=STDEV([.D901];[.F901])" office:value-type="float" office:value="2.66330237735046" calcext:value-type="float">
            <text:p>2.66330237735046</text:p>
          </table:table-cell>
          <table:table-cell table:formula="of:=STDEV([.E901];[.F9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arini gasparo 14831542</text:p>
          </table:table-cell>
          <table:table-cell office:value-type="string" calcext:value-type="string">
            <text:p>convenevole da prato approximately 1340</text:p>
          </table:table-cell>
          <table:table-cell office:value-type="string" calcext:value-type="string">
            <text:p>no</text:p>
          </table:table-cell>
          <table:table-cell office:value-type="float" office:value="44.4444444444444" calcext:value-type="float">
            <text:p>44.444444444444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.56600119639834" calcext:value-type="float">
            <text:p>2.56600119639834</text:p>
          </table:table-cell>
          <table:table-cell table:formula="of:=STDEV([.D902];[.E902])" office:value-type="float" office:value="3.14269680527354" calcext:value-type="float">
            <text:p>3.14269680527354</text:p>
          </table:table-cell>
          <table:table-cell table:formula="of:=STDEV([.D902];[.F902])" office:value-type="float" office:value="3.14269680527354" calcext:value-type="float">
            <text:p>3.14269680527354</text:p>
          </table:table-cell>
          <table:table-cell table:formula="of:=STDEV([.E902];[.F9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yden sebald 1561</text:p>
          </table:table-cell>
          <table:table-cell office:value-type="string" calcext:value-type="string">
            <text:p>heytesbury william active 1340</text:p>
          </table:table-cell>
          <table:table-cell office:value-type="string" calcext:value-type="string">
            <text:p>no</text:p>
          </table:table-cell>
          <table:table-cell office:value-type="float" office:value="44.4444444444444" calcext:value-type="float">
            <text:p>44.4444444444444</text:p>
          </table:table-cell>
          <table:table-cell table:number-columns-repeated="2" office:value-type="float" office:value="37.5" calcext:value-type="float">
            <text:p>37.5</text:p>
          </table:table-cell>
          <table:table-cell office:value-type="float" office:value="4.0093768693724" calcext:value-type="float">
            <text:p>4.0093768693724</text:p>
          </table:table-cell>
          <table:table-cell table:formula="of:=STDEV([.D903];[.E903])" office:value-type="float" office:value="4.91046375823991" calcext:value-type="float">
            <text:p>4.91046375823991</text:p>
          </table:table-cell>
          <table:table-cell table:formula="of:=STDEV([.D903];[.F903])" office:value-type="float" office:value="4.91046375823991" calcext:value-type="float">
            <text:p>4.91046375823991</text:p>
          </table:table-cell>
          <table:table-cell table:formula="of:=STDEV([.E903];[.F9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fanner tobias 16411716</text:p>
          </table:table-cell>
          <table:table-cell office:value-type="string" calcext:value-type="string">
            <text:p>pufendorf samuel freiherr von 16321694</text:p>
          </table:table-cell>
          <table:table-cell office:value-type="string" calcext:value-type="string">
            <text:p>no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36.0655737704918" calcext:value-type="float">
            <text:p>36.0655737704918</text:p>
          </table:table-cell>
          <table:table-cell office:value-type="float" office:value="36.0655737704918" calcext:value-type="float">
            <text:p>36.0655737704918</text:p>
          </table:table-cell>
          <table:table-cell office:value-type="float" office:value="4.83754323911162" calcext:value-type="float">
            <text:p>4.83754323911162</text:p>
          </table:table-cell>
          <table:table-cell table:formula="of:=STDEV([.D904];[.E904])" office:value-type="float" office:value="5.92475627223701" calcext:value-type="float">
            <text:p>5.92475627223701</text:p>
          </table:table-cell>
          <table:table-cell table:formula="of:=STDEV([.D904];[.F904])" office:value-type="float" office:value="5.92475627223702" calcext:value-type="float">
            <text:p>5.92475627223702</text:p>
          </table:table-cell>
          <table:table-cell table:formula="of:=STDEV([.E904];[.F9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enhart conradus</text:p>
          </table:table-cell>
          <table:table-cell office:value-type="string" calcext:value-type="string">
            <text:p>suger abbot of saint denis</text:p>
          </table:table-cell>
          <table:table-cell office:value-type="string" calcext:value-type="string">
            <text:p>no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35.5555555555556" calcext:value-type="float">
            <text:p>35.5555555555556</text:p>
          </table:table-cell>
          <table:table-cell office:value-type="float" office:value="35.5555555555556" calcext:value-type="float">
            <text:p>35.5555555555556</text:p>
          </table:table-cell>
          <table:table-cell office:value-type="float" office:value="5.13200239279667" calcext:value-type="float">
            <text:p>5.13200239279667</text:p>
          </table:table-cell>
          <table:table-cell table:formula="of:=STDEV([.D905];[.E905])" office:value-type="float" office:value="6.28539361054709" calcext:value-type="float">
            <text:p>6.28539361054709</text:p>
          </table:table-cell>
          <table:table-cell table:formula="of:=STDEV([.D905];[.F905])" office:value-type="float" office:value="6.28539361054709" calcext:value-type="float">
            <text:p>6.28539361054709</text:p>
          </table:table-cell>
          <table:table-cell table:formula="of:=STDEV([.E905];[.F9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eringa didericus</text:p>
          </table:table-cell>
          <table:table-cell office:value-type="string" calcext:value-type="string">
            <text:p>heerkens gerard nicolaas 17261801</text:p>
          </table:table-cell>
          <table:table-cell office:value-type="string" calcext:value-type="string">
            <text:p>no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35.2941176470588" calcext:value-type="float">
            <text:p>35.2941176470588</text:p>
          </table:table-cell>
          <table:table-cell office:value-type="float" office:value="35.2941176470588" calcext:value-type="float">
            <text:p>35.2941176470588</text:p>
          </table:table-cell>
          <table:table-cell office:value-type="float" office:value="5.28294363964363" calcext:value-type="float">
            <text:p>5.28294363964363</text:p>
          </table:table-cell>
          <table:table-cell table:formula="of:=STDEV([.D906];[.E906])" office:value-type="float" office:value="6.47025812850435" calcext:value-type="float">
            <text:p>6.47025812850435</text:p>
          </table:table-cell>
          <table:table-cell table:formula="of:=STDEV([.D906];[.F906])" office:value-type="float" office:value="6.47025812850436" calcext:value-type="float">
            <text:p>6.47025812850436</text:p>
          </table:table-cell>
          <table:table-cell table:formula="of:=STDEV([.E906];[.F9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mius ubbo 15471625</text:p>
          </table:table-cell>
          <table:table-cell office:value-type="string" calcext:value-type="string">
            <text:p>embrico of mainz</text:p>
          </table:table-cell>
          <table:table-cell office:value-type="string" calcext:value-type="string">
            <text:p>no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6.41500299099584" calcext:value-type="float">
            <text:p>6.41500299099584</text:p>
          </table:table-cell>
          <table:table-cell table:formula="of:=STDEV([.D907];[.E907])" office:value-type="float" office:value="7.85674201318386" calcext:value-type="float">
            <text:p>7.85674201318386</text:p>
          </table:table-cell>
          <table:table-cell table:formula="of:=STDEV([.D907];[.F907])" office:value-type="float" office:value="7.85674201318386" calcext:value-type="float">
            <text:p>7.85674201318386</text:p>
          </table:table-cell>
          <table:table-cell table:formula="of:=STDEV([.E907];[.F9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iceira fernando de meneses conde de 16141699</text:p>
          </table:table-cell>
          <table:table-cell office:value-type="string" calcext:value-type="string">
            <text:p>ericus olai 1486</text:p>
          </table:table-cell>
          <table:table-cell office:value-type="string" calcext:value-type="string">
            <text:p>no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33.8983050847458" calcext:value-type="float">
            <text:p>33.8983050847458</text:p>
          </table:table-cell>
          <table:table-cell office:value-type="float" office:value="32.258064516129" calcext:value-type="float">
            <text:p>32.258064516129</text:p>
          </table:table-cell>
          <table:table-cell office:value-type="float" office:value="6.61336147853181" calcext:value-type="float">
            <text:p>6.61336147853181</text:p>
          </table:table-cell>
          <table:table-cell table:formula="of:=STDEV([.D908];[.E908])" office:value-type="float" office:value="7.4572466565813" calcext:value-type="float">
            <text:p>7.4572466565813</text:p>
          </table:table-cell>
          <table:table-cell table:formula="of:=STDEV([.D908];[.F908])" office:value-type="float" office:value="8.61707188542746" calcext:value-type="float">
            <text:p>8.61707188542746</text:p>
          </table:table-cell>
          <table:table-cell table:formula="of:=STDEV([.E908];[.F908])" office:value-type="float" office:value="1.15982522884616" calcext:value-type="float">
            <text:p>1.15982522884616</text:p>
          </table:table-cell>
        </table:table-row>
        <table:table-row table:style-name="ro1">
          <table:table-cell office:value-type="string" calcext:value-type="string">
            <text:p>canivez e</text:p>
          </table:table-cell>
          <table:table-cell office:value-type="string" calcext:value-type="string">
            <text:p>johannes canabutius ca 15 jh</text:p>
          </table:table-cell>
          <table:table-cell office:value-type="string" calcext:value-type="string">
            <text:p>no</text:p>
          </table:table-cell>
          <table:table-cell office:value-type="float" office:value="44.4444444444444" calcext:value-type="float">
            <text:p>44.4444444444444</text:p>
          </table:table-cell>
          <table:table-cell table:number-columns-repeated="2" office:value-type="float" office:value="32.4324324324324" calcext:value-type="float">
            <text:p>32.4324324324324</text:p>
          </table:table-cell>
          <table:table-cell office:value-type="float" office:value="6.93513836864415" calcext:value-type="float">
            <text:p>6.93513836864415</text:p>
          </table:table-cell>
          <table:table-cell table:formula="of:=STDEV([.D909];[.E909])" office:value-type="float" office:value="8.49377514938796" calcext:value-type="float">
            <text:p>8.49377514938796</text:p>
          </table:table-cell>
          <table:table-cell table:formula="of:=STDEV([.D909];[.F909])" office:value-type="float" office:value="8.49377514938796" calcext:value-type="float">
            <text:p>8.49377514938796</text:p>
          </table:table-cell>
          <table:table-cell table:formula="of:=STDEV([.E909];[.F9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deius stephanus parmenius</text:p>
          </table:table-cell>
          <table:table-cell office:value-type="string" calcext:value-type="string">
            <text:p>bude guillaume 14681540</text:p>
          </table:table-cell>
          <table:table-cell office:value-type="string" calcext:value-type="string">
            <text:p>no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7.18480334991534" calcext:value-type="float">
            <text:p>7.18480334991534</text:p>
          </table:table-cell>
          <table:table-cell table:formula="of:=STDEV([.D910];[.E910])" office:value-type="float" office:value="8.79955105476592" calcext:value-type="float">
            <text:p>8.79955105476592</text:p>
          </table:table-cell>
          <table:table-cell table:formula="of:=STDEV([.D910];[.F910])" office:value-type="float" office:value="8.79955105476593" calcext:value-type="float">
            <text:p>8.79955105476593</text:p>
          </table:table-cell>
          <table:table-cell table:formula="of:=STDEV([.E910];[.F9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igt gottfried 16441682</text:p>
          </table:table-cell>
          <table:table-cell office:value-type="string" calcext:value-type="string">
            <text:p>vopiscus flavius</text:p>
          </table:table-cell>
          <table:table-cell office:value-type="string" calcext:value-type="string">
            <text:p>no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float" office:value="8.33950388829459" calcext:value-type="float">
            <text:p>8.33950388829459</text:p>
          </table:table-cell>
          <table:table-cell table:formula="of:=STDEV([.D911];[.E911])" office:value-type="float" office:value="10.213764617139" calcext:value-type="float">
            <text:p>10.213764617139</text:p>
          </table:table-cell>
          <table:table-cell table:formula="of:=STDEV([.D911];[.F911])" office:value-type="float" office:value="10.213764617139" calcext:value-type="float">
            <text:p>10.213764617139</text:p>
          </table:table-cell>
          <table:table-cell table:formula="of:=STDEV([.E911];[.F9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weyde heribert</text:p>
          </table:table-cell>
          <table:table-cell office:value-type="string" calcext:value-type="string">
            <text:p>hrotsvitha</text:p>
          </table:table-cell>
          <table:table-cell office:value-type="string" calcext:value-type="string">
            <text:p>no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29.6296296296296" calcext:value-type="float">
            <text:p>29.6296296296296</text:p>
          </table:table-cell>
          <table:table-cell office:value-type="float" office:value="29.6296296296296" calcext:value-type="float">
            <text:p>29.6296296296296</text:p>
          </table:table-cell>
          <table:table-cell office:value-type="float" office:value="8.55333732132779" calcext:value-type="float">
            <text:p>8.55333732132779</text:p>
          </table:table-cell>
          <table:table-cell table:formula="of:=STDEV([.D912];[.E912])" office:value-type="float" office:value="10.4756560175785" calcext:value-type="float">
            <text:p>10.4756560175785</text:p>
          </table:table-cell>
          <table:table-cell table:formula="of:=STDEV([.D912];[.F912])" office:value-type="float" office:value="10.4756560175785" calcext:value-type="float">
            <text:p>10.4756560175785</text:p>
          </table:table-cell>
          <table:table-cell table:formula="of:=STDEV([.E912];[.F9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isin joseph de 16101685</text:p>
          </table:table-cell>
          <table:table-cell office:value-type="string" calcext:value-type="string">
            <text:p>vopiscus flavius</text:p>
          </table:table-cell>
          <table:table-cell office:value-type="string" calcext:value-type="string">
            <text:p>no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29.2682926829268" calcext:value-type="float">
            <text:p>29.2682926829268</text:p>
          </table:table-cell>
          <table:table-cell office:value-type="float" office:value="29.2682926829268" calcext:value-type="float">
            <text:p>29.2682926829268</text:p>
          </table:table-cell>
          <table:table-cell office:value-type="float" office:value="8.76195530477481" calcext:value-type="float">
            <text:p>8.76195530477481</text:p>
          </table:table-cell>
          <table:table-cell table:formula="of:=STDEV([.D913];[.E913])" office:value-type="float" office:value="10.7311598228853" calcext:value-type="float">
            <text:p>10.7311598228853</text:p>
          </table:table-cell>
          <table:table-cell table:formula="of:=STDEV([.D913];[.F913])" office:value-type="float" office:value="10.7311598228853" calcext:value-type="float">
            <text:p>10.7311598228853</text:p>
          </table:table-cell>
          <table:table-cell table:formula="of:=STDEV([.E913];[.F9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usti vincenzo de</text:p>
          </table:table-cell>
          <table:table-cell office:value-type="string" calcext:value-type="string">
            <text:p>giussani carlo 18401900</text:p>
          </table:table-cell>
          <table:table-cell office:value-type="string" calcext:value-type="string">
            <text:p>no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29.2682926829268" calcext:value-type="float">
            <text:p>29.2682926829268</text:p>
          </table:table-cell>
          <table:table-cell office:value-type="float" office:value="29.2682926829268" calcext:value-type="float">
            <text:p>29.2682926829268</text:p>
          </table:table-cell>
          <table:table-cell office:value-type="float" office:value="8.76195530477481" calcext:value-type="float">
            <text:p>8.76195530477481</text:p>
          </table:table-cell>
          <table:table-cell table:formula="of:=STDEV([.D914];[.E914])" office:value-type="float" office:value="10.7311598228853" calcext:value-type="float">
            <text:p>10.7311598228853</text:p>
          </table:table-cell>
          <table:table-cell table:formula="of:=STDEV([.D914];[.F914])" office:value-type="float" office:value="10.7311598228853" calcext:value-type="float">
            <text:p>10.7311598228853</text:p>
          </table:table-cell>
          <table:table-cell table:formula="of:=STDEV([.E914];[.F9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ciaudi paolo 17101785</text:p>
          </table:table-cell>
          <table:table-cell office:value-type="string" calcext:value-type="string">
            <text:p>pacian saint bishop of barcelona</text:p>
          </table:table-cell>
          <table:table-cell office:value-type="string" calcext:value-type="string">
            <text:p>no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29.0909090909091" calcext:value-type="float">
            <text:p>29.0909090909091</text:p>
          </table:table-cell>
          <table:table-cell office:value-type="float" office:value="29.0909090909091" calcext:value-type="float">
            <text:p>29.0909090909091</text:p>
          </table:table-cell>
          <table:table-cell office:value-type="float" office:value="8.86436776937607" calcext:value-type="float">
            <text:p>8.86436776937607</text:p>
          </table:table-cell>
          <table:table-cell table:formula="of:=STDEV([.D915];[.E915])" office:value-type="float" office:value="10.8565889636722" calcext:value-type="float">
            <text:p>10.8565889636722</text:p>
          </table:table-cell>
          <table:table-cell table:formula="of:=STDEV([.D915];[.F915])" office:value-type="float" office:value="10.8565889636722" calcext:value-type="float">
            <text:p>10.8565889636722</text:p>
          </table:table-cell>
          <table:table-cell table:formula="of:=STDEV([.E915];[.F9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thaeus antonius 16351710</text:p>
          </table:table-cell>
          <table:table-cell office:value-type="string" calcext:value-type="string">
            <text:p>matthew of vendome</text:p>
          </table:table-cell>
          <table:table-cell office:value-type="string" calcext:value-type="string">
            <text:p>no</text:p>
          </table:table-cell>
          <table:table-cell office:value-type="float" office:value="44.4444444444444" calcext:value-type="float">
            <text:p>44.4444444444444</text:p>
          </table:table-cell>
          <table:table-cell table:number-columns-repeated="2" office:value-type="float" office:value="26.6666666666667" calcext:value-type="float">
            <text:p>26.6666666666667</text:p>
          </table:table-cell>
          <table:table-cell office:value-type="float" office:value="10.2640047855933" calcext:value-type="float">
            <text:p>10.2640047855933</text:p>
          </table:table-cell>
          <table:table-cell table:formula="of:=STDEV([.D916];[.E916])" office:value-type="float" office:value="12.5707872210942" calcext:value-type="float">
            <text:p>12.5707872210942</text:p>
          </table:table-cell>
          <table:table-cell table:formula="of:=STDEV([.D916];[.F916])" office:value-type="float" office:value="12.5707872210942" calcext:value-type="float">
            <text:p>12.5707872210942</text:p>
          </table:table-cell>
          <table:table-cell table:formula="of:=STDEV([.E916];[.F9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denbach tilmann ca 15441587</text:p>
          </table:table-cell>
          <table:table-cell office:value-type="string" calcext:value-type="string">
            <text:p>john of tilbury</text:p>
          </table:table-cell>
          <table:table-cell office:value-type="string" calcext:value-type="string">
            <text:p>no</text:p>
          </table:table-cell>
          <table:table-cell office:value-type="float" office:value="44.4444444444444" calcext:value-type="float">
            <text:p>44.4444444444444</text:p>
          </table:table-cell>
          <table:table-cell table:number-columns-repeated="2" office:value-type="float" office:value="26.6666666666667" calcext:value-type="float">
            <text:p>26.6666666666667</text:p>
          </table:table-cell>
          <table:table-cell office:value-type="float" office:value="10.2640047855933" calcext:value-type="float">
            <text:p>10.2640047855933</text:p>
          </table:table-cell>
          <table:table-cell table:formula="of:=STDEV([.D917];[.E917])" office:value-type="float" office:value="12.5707872210942" calcext:value-type="float">
            <text:p>12.5707872210942</text:p>
          </table:table-cell>
          <table:table-cell table:formula="of:=STDEV([.D917];[.F917])" office:value-type="float" office:value="12.5707872210942" calcext:value-type="float">
            <text:p>12.5707872210942</text:p>
          </table:table-cell>
          <table:table-cell table:formula="of:=STDEV([.E917];[.F9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li antonio 1528</text:p>
          </table:table-cell>
          <table:table-cell office:value-type="string" calcext:value-type="string">
            <text:p>mela pomponius</text:p>
          </table:table-cell>
          <table:table-cell office:value-type="string" calcext:value-type="string">
            <text:p>no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25.8064516129032" calcext:value-type="float">
            <text:p>25.8064516129032</text:p>
          </table:table-cell>
          <table:table-cell office:value-type="float" office:value="25.8064516129032" calcext:value-type="float">
            <text:p>25.8064516129032</text:p>
          </table:table-cell>
          <table:table-cell office:value-type="float" office:value="10.7606501784446" calcext:value-type="float">
            <text:p>10.7606501784446</text:p>
          </table:table-cell>
          <table:table-cell table:formula="of:=STDEV([.D918];[.E918])" office:value-type="float" office:value="13.1790511188891" calcext:value-type="float">
            <text:p>13.1790511188891</text:p>
          </table:table-cell>
          <table:table-cell table:formula="of:=STDEV([.D918];[.F918])" office:value-type="float" office:value="13.1790511188891" calcext:value-type="float">
            <text:p>13.1790511188891</text:p>
          </table:table-cell>
          <table:table-cell table:formula="of:=STDEV([.E918];[.F9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zi ugo</text:p>
          </table:table-cell>
          <table:table-cell office:value-type="string" calcext:value-type="string">
            <text:p>verino ugolino 14381516</text:p>
          </table:table-cell>
          <table:table-cell office:value-type="string" calcext:value-type="string">
            <text:p>no</text:p>
          </table:table-cell>
          <table:table-cell office:value-type="float" office:value="44.4444444444444" calcext:value-type="float">
            <text:p>44.444444444444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1.2262552342427" calcext:value-type="float">
            <text:p>11.2262552342427</text:p>
          </table:table-cell>
          <table:table-cell table:formula="of:=STDEV([.D919];[.E919])" office:value-type="float" office:value="13.7492985230718" calcext:value-type="float">
            <text:p>13.7492985230718</text:p>
          </table:table-cell>
          <table:table-cell table:formula="of:=STDEV([.D919];[.F919])" office:value-type="float" office:value="13.7492985230718" calcext:value-type="float">
            <text:p>13.7492985230718</text:p>
          </table:table-cell>
          <table:table-cell table:formula="of:=STDEV([.E919];[.F9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lz juan</text:p>
          </table:table-cell>
          <table:table-cell office:value-type="string" calcext:value-type="string">
            <text:p>dolabella publius cornelius approximately 80 bc43 bc</text:p>
          </table:table-cell>
          <table:table-cell office:value-type="string" calcext:value-type="string">
            <text:p>no</text:p>
          </table:table-cell>
          <table:table-cell office:value-type="float" office:value="44.4444444444444" calcext:value-type="float">
            <text:p>44.4444444444444</text:p>
          </table:table-cell>
          <table:table-cell table:number-columns-repeated="2" office:value-type="float" office:value="16.3934426229508" calcext:value-type="float">
            <text:p>16.3934426229508</text:p>
          </table:table-cell>
          <table:table-cell office:value-type="float" office:value="16.195253452678" calcext:value-type="float">
            <text:p>16.195253452678</text:p>
          </table:table-cell>
          <table:table-cell table:formula="of:=STDEV([.D920];[.E920])" office:value-type="float" office:value="19.8350536070543" calcext:value-type="float">
            <text:p>19.8350536070543</text:p>
          </table:table-cell>
          <table:table-cell table:formula="of:=STDEV([.D920];[.F920])" office:value-type="float" office:value="19.8350536070543" calcext:value-type="float">
            <text:p>19.8350536070543</text:p>
          </table:table-cell>
          <table:table-cell table:formula="of:=STDEV([.E920];[.F9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endini francesco maria 17691837</text:p>
          </table:table-cell>
          <table:table-cell office:value-type="string" calcext:value-type="string">
            <text:p>palingenio stellato marcello approximately 1500approximately 1543</text:p>
          </table:table-cell>
          <table:table-cell office:value-type="string" calcext:value-type="string">
            <text:p>no</text:p>
          </table:table-cell>
          <table:table-cell office:value-type="float" office:value="44.1176470588235" calcext:value-type="float">
            <text:p>44.1176470588235</text:p>
          </table:table-cell>
          <table:table-cell table:number-columns-repeated="2" office:value-type="float" office:value="34.3434343434343" calcext:value-type="float">
            <text:p>34.3434343434343</text:p>
          </table:table-cell>
          <table:table-cell office:value-type="float" office:value="5.64314434234661" calcext:value-type="float">
            <text:p>5.64314434234661</text:p>
          </table:table-cell>
          <table:table-cell table:formula="of:=STDEV([.D921];[.E921])" office:value-type="float" office:value="6.91141209181147" calcext:value-type="float">
            <text:p>6.91141209181147</text:p>
          </table:table-cell>
          <table:table-cell table:formula="of:=STDEV([.D921];[.F921])" office:value-type="float" office:value="6.91141209181147" calcext:value-type="float">
            <text:p>6.91141209181147</text:p>
          </table:table-cell>
          <table:table-cell table:formula="of:=STDEV([.E921];[.F9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mpier symphorien 1472ca 1535</text:p>
          </table:table-cell>
          <table:table-cell office:value-type="string" calcext:value-type="string">
            <text:p>guillaume de champeaux bishop 10701121</text:p>
          </table:table-cell>
          <table:table-cell office:value-type="string" calcext:value-type="string">
            <text:p>no</text:p>
          </table:table-cell>
          <table:table-cell office:value-type="float" office:value="44.0677966101695" calcext:value-type="float">
            <text:p>44.0677966101695</text:p>
          </table:table-cell>
          <table:table-cell table:number-columns-repeated="2" office:value-type="float" office:value="40.5797101449275" calcext:value-type="float">
            <text:p>40.5797101449275</text:p>
          </table:table-cell>
          <table:table-cell office:value-type="float" office:value="2.01384765966413" calcext:value-type="float">
            <text:p>2.01384765966413</text:p>
          </table:table-cell>
          <table:table-cell table:formula="of:=STDEV([.D922];[.E922])" office:value-type="float" office:value="2.4664495929376" calcext:value-type="float">
            <text:p>2.4664495929376</text:p>
          </table:table-cell>
          <table:table-cell table:formula="of:=STDEV([.D922];[.F922])" office:value-type="float" office:value="2.4664495929376" calcext:value-type="float">
            <text:p>2.4664495929376</text:p>
          </table:table-cell>
          <table:table-cell table:formula="of:=STDEV([.E922];[.F9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lgen karl david 17631834</text:p>
          </table:table-cell>
          <table:table-cell office:value-type="string" calcext:value-type="string">
            <text:p>ilberg friedrich theodor hugo 18281883</text:p>
          </table:table-cell>
          <table:table-cell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office:value-type="float" office:value="41.2698412698413" calcext:value-type="float">
            <text:p>41.2698412698413</text:p>
          </table:table-cell>
          <table:table-cell office:value-type="float" office:value="41.2698412698413" calcext:value-type="float">
            <text:p>41.2698412698413</text:p>
          </table:table-cell>
          <table:table-cell office:value-type="float" office:value="1.57625787778755" calcext:value-type="float">
            <text:p>1.57625787778755</text:p>
          </table:table-cell>
          <table:table-cell table:formula="of:=STDEV([.D923];[.E923])" office:value-type="float" office:value="1.93051375181088" calcext:value-type="float">
            <text:p>1.93051375181088</text:p>
          </table:table-cell>
          <table:table-cell table:formula="of:=STDEV([.D923];[.F923])" office:value-type="float" office:value="1.93051375181089" calcext:value-type="float">
            <text:p>1.93051375181089</text:p>
          </table:table-cell>
          <table:table-cell table:formula="of:=STDEV([.E923];[.F9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atti giovanni francesco 1777</text:p>
          </table:table-cell>
          <table:table-cell office:value-type="string" calcext:value-type="string">
            <text:p>julius marathus 1st century bc</text:p>
          </table:table-cell>
          <table:table-cell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9.344262295082" calcext:value-type="float">
            <text:p>39.344262295082</text:p>
          </table:table-cell>
          <table:table-cell office:value-type="float" office:value="2.68799141721071" calcext:value-type="float">
            <text:p>2.68799141721071</text:p>
          </table:table-cell>
          <table:table-cell table:formula="of:=STDEV([.D924];[.E924])" office:value-type="float" office:value="3.29210370257343" calcext:value-type="float">
            <text:p>3.29210370257343</text:p>
          </table:table-cell>
          <table:table-cell table:formula="of:=STDEV([.D924];[.F924])" office:value-type="float" office:value="3.29210370257343" calcext:value-type="float">
            <text:p>3.29210370257343</text:p>
          </table:table-cell>
          <table:table-cell table:formula="of:=STDEV([.E924];[.F9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usch caspar si 15941646</text:p>
          </table:table-cell>
          <table:table-cell office:value-type="string" calcext:value-type="string">
            <text:p>stieroxel istvan approximately 14851519</text:p>
          </table:table-cell>
          <table:table-cell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7.5" calcext:value-type="float">
            <text:p>37.5</text:p>
          </table:table-cell>
          <table:table-cell office:value-type="float" office:value="3.75277674973256" calcext:value-type="float">
            <text:p>3.75277674973256</text:p>
          </table:table-cell>
          <table:table-cell table:formula="of:=STDEV([.D925];[.E925])" office:value-type="float" office:value="4.59619407771255" calcext:value-type="float">
            <text:p>4.59619407771255</text:p>
          </table:table-cell>
          <table:table-cell table:formula="of:=STDEV([.D925];[.F925])" office:value-type="float" office:value="4.59619407771255" calcext:value-type="float">
            <text:p>4.59619407771255</text:p>
          </table:table-cell>
          <table:table-cell table:formula="of:=STDEV([.E925];[.F9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ral antonio cardoso do</text:p>
          </table:table-cell>
          <table:table-cell office:value-type="string" calcext:value-type="string">
            <text:p>amar du rivier jeanaugustin 17651837</text:p>
          </table:table-cell>
          <table:table-cell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office:value-type="float" office:value="36.0655737704918" calcext:value-type="float">
            <text:p>36.0655737704918</text:p>
          </table:table-cell>
          <table:table-cell office:value-type="float" office:value="36.0655737704918" calcext:value-type="float">
            <text:p>36.0655737704918</text:p>
          </table:table-cell>
          <table:table-cell office:value-type="float" office:value="4.58094311947178" calcext:value-type="float">
            <text:p>4.58094311947178</text:p>
          </table:table-cell>
          <table:table-cell table:formula="of:=STDEV([.D926];[.E926])" office:value-type="float" office:value="5.61048659170965" calcext:value-type="float">
            <text:p>5.61048659170965</text:p>
          </table:table-cell>
          <table:table-cell table:formula="of:=STDEV([.D926];[.F926])" office:value-type="float" office:value="5.61048659170966" calcext:value-type="float">
            <text:p>5.61048659170966</text:p>
          </table:table-cell>
          <table:table-cell table:formula="of:=STDEV([.E926];[.F9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endini francesco maria</text:p>
          </table:table-cell>
          <table:table-cell office:value-type="string" calcext:value-type="string">
            <text:p>palingenio stellato marcello approximately 1500approximately 1543</text:p>
          </table:table-cell>
          <table:table-cell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office:value-type="float" office:value="31.1111111111111" calcext:value-type="float">
            <text:p>31.1111111111111</text:p>
          </table:table-cell>
          <table:table-cell office:value-type="float" office:value="31.1111111111111" calcext:value-type="float">
            <text:p>31.1111111111111</text:p>
          </table:table-cell>
          <table:table-cell office:value-type="float" office:value="7.44140346955517" calcext:value-type="float">
            <text:p>7.44140346955517</text:p>
          </table:table-cell>
          <table:table-cell table:formula="of:=STDEV([.D927];[.E927])" office:value-type="float" office:value="9.11382073529327" calcext:value-type="float">
            <text:p>9.11382073529327</text:p>
          </table:table-cell>
          <table:table-cell table:formula="of:=STDEV([.D927];[.F927])" office:value-type="float" office:value="9.11382073529327" calcext:value-type="float">
            <text:p>9.11382073529327</text:p>
          </table:table-cell>
          <table:table-cell table:formula="of:=STDEV([.E927];[.F9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nduti pierre francois de 15831669</text:p>
          </table:table-cell>
          <table:table-cell office:value-type="string" calcext:value-type="string">
            <text:p>tonson jacob 16561736</text:p>
          </table:table-cell>
          <table:table-cell office:value-type="string" calcext:value-type="string">
            <text:p>no</text:p>
          </table:table-cell>
          <table:table-cell office:value-type="float" office:value="43.9024390243902" calcext:value-type="float">
            <text:p>43.9024390243902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0.60350202354316" calcext:value-type="float">
            <text:p>0.60350202354316</text:p>
          </table:table-cell>
          <table:table-cell table:formula="of:=STDEV([.D928];[.E928])" office:value-type="float" office:value="0.739136008208934" calcext:value-type="float">
            <text:p>0.739136008208934</text:p>
          </table:table-cell>
          <table:table-cell table:formula="of:=STDEV([.D928];[.F928])" office:value-type="float" office:value="0.739136008208929" calcext:value-type="float">
            <text:p>0.739136008208929</text:p>
          </table:table-cell>
          <table:table-cell table:formula="of:=STDEV([.E928];[.F9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oemes nicolaus 1846</text:p>
          </table:table-cell>
          <table:table-cell office:value-type="string" calcext:value-type="string">
            <text:p>thou jacquesauguste de 15531617</text:p>
          </table:table-cell>
          <table:table-cell office:value-type="string" calcext:value-type="string">
            <text:p>no</text:p>
          </table:table-cell>
          <table:table-cell office:value-type="float" office:value="43.9024390243902" calcext:value-type="float">
            <text:p>43.9024390243902</text:p>
          </table:table-cell>
          <table:table-cell office:value-type="float" office:value="42.3076923076923" calcext:value-type="float">
            <text:p>42.3076923076923</text:p>
          </table:table-cell>
          <table:table-cell office:value-type="float" office:value="42.3076923076923" calcext:value-type="float">
            <text:p>42.3076923076923</text:p>
          </table:table-cell>
          <table:table-cell office:value-type="float" office:value="0.920727446174822" calcext:value-type="float">
            <text:p>0.920727446174822</text:p>
          </table:table-cell>
          <table:table-cell table:formula="of:=STDEV([.D929];[.E929])" office:value-type="float" office:value="1.12765621765209" calcext:value-type="float">
            <text:p>1.12765621765209</text:p>
          </table:table-cell>
          <table:table-cell table:formula="of:=STDEV([.D929];[.F929])" office:value-type="float" office:value="1.12765621765209" calcext:value-type="float">
            <text:p>1.12765621765209</text:p>
          </table:table-cell>
          <table:table-cell table:formula="of:=STDEV([.E929];[.F9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eronymus de montefortino</text:p>
          </table:table-cell>
          <table:table-cell office:value-type="string" calcext:value-type="string">
            <text:p>jerome saint 419 or 420</text:p>
          </table:table-cell>
          <table:table-cell office:value-type="string" calcext:value-type="string">
            <text:p>no</text:p>
          </table:table-cell>
          <table:table-cell office:value-type="float" office:value="43.9024390243902" calcext:value-type="float">
            <text:p>43.9024390243902</text:p>
          </table:table-cell>
          <table:table-cell table:number-columns-repeated="2" office:value-type="float" office:value="40.8163265306122" calcext:value-type="float">
            <text:p>40.8163265306122</text:p>
          </table:table-cell>
          <table:table-cell office:value-type="float" office:value="1.78176787903219" calcext:value-type="float">
            <text:p>1.78176787903219</text:p>
          </table:table-cell>
          <table:table-cell table:formula="of:=STDEV([.D930];[.E930])" office:value-type="float" office:value="2.18221107185495" calcext:value-type="float">
            <text:p>2.18221107185495</text:p>
          </table:table-cell>
          <table:table-cell table:formula="of:=STDEV([.D930];[.F930])" office:value-type="float" office:value="2.18221107185495" calcext:value-type="float">
            <text:p>2.18221107185495</text:p>
          </table:table-cell>
          <table:table-cell table:formula="of:=STDEV([.E930];[.F9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ettinger karl august 17601835</text:p>
          </table:table-cell>
          <table:table-cell office:value-type="string" calcext:value-type="string">
            <text:p>bormann albert 18191882</text:p>
          </table:table-cell>
          <table:table-cell office:value-type="string" calcext:value-type="string">
            <text:p>no</text:p>
          </table:table-cell>
          <table:table-cell office:value-type="float" office:value="43.9024390243902" calcext:value-type="float">
            <text:p>43.9024390243902</text:p>
          </table:table-cell>
          <table:table-cell office:value-type="float" office:value="40.7407407407407" calcext:value-type="float">
            <text:p>40.7407407407407</text:p>
          </table:table-cell>
          <table:table-cell office:value-type="float" office:value="40.7407407407408" calcext:value-type="float">
            <text:p>40.7407407407408</text:p>
          </table:table-cell>
          <table:table-cell office:value-type="float" office:value="1.82540735516141" calcext:value-type="float">
            <text:p>1.82540735516141</text:p>
          </table:table-cell>
          <table:table-cell table:formula="of:=STDEV([.D931];[.E931])" office:value-type="float" office:value="2.23565829643443" calcext:value-type="float">
            <text:p>2.23565829643443</text:p>
          </table:table-cell>
          <table:table-cell table:formula="of:=STDEV([.D931];[.F931])" office:value-type="float" office:value="2.23565829643442" calcext:value-type="float">
            <text:p>2.23565829643442</text:p>
          </table:table-cell>
          <table:table-cell table:formula="of:=STDEV([.E931];[.F9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genseil johann christoph 16331705</text:p>
          </table:table-cell>
          <table:table-cell office:value-type="string" calcext:value-type="string">
            <text:p>wagener auguste 18291896</text:p>
          </table:table-cell>
          <table:table-cell office:value-type="string" calcext:value-type="string">
            <text:p>no</text:p>
          </table:table-cell>
          <table:table-cell office:value-type="float" office:value="43.9024390243902" calcext:value-type="float">
            <text:p>43.9024390243902</text:p>
          </table:table-cell>
          <table:table-cell office:value-type="float" office:value="40.6779661016949" calcext:value-type="float">
            <text:p>40.6779661016949</text:p>
          </table:table-cell>
          <table:table-cell office:value-type="float" office:value="40.6779661016949" calcext:value-type="float">
            <text:p>40.6779661016949</text:p>
          </table:table-cell>
          <table:table-cell office:value-type="float" office:value="1.8616503099128" calcext:value-type="float">
            <text:p>1.8616503099128</text:p>
          </table:table-cell>
          <table:table-cell table:formula="of:=STDEV([.D932];[.E932])" office:value-type="float" office:value="2.28004666939027" calcext:value-type="float">
            <text:p>2.28004666939027</text:p>
          </table:table-cell>
          <table:table-cell table:formula="of:=STDEV([.D932];[.F932])" office:value-type="float" office:value="2.28004666939027" calcext:value-type="float">
            <text:p>2.28004666939027</text:p>
          </table:table-cell>
          <table:table-cell table:formula="of:=STDEV([.E932];[.F9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gedes heinrich 1698</text:p>
          </table:table-cell>
          <table:table-cell office:value-type="string" calcext:value-type="string">
            <text:p>vahlen johannes 18301911</text:p>
          </table:table-cell>
          <table:table-cell office:value-type="string" calcext:value-type="string">
            <text:p>no</text:p>
          </table:table-cell>
          <table:table-cell office:value-type="float" office:value="43.9024390243902" calcext:value-type="float">
            <text:p>43.902439024390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.25307422122781" calcext:value-type="float">
            <text:p>2.25307422122781</text:p>
          </table:table-cell>
          <table:table-cell table:formula="of:=STDEV([.D933];[.E933])" office:value-type="float" office:value="2.75944109731335" calcext:value-type="float">
            <text:p>2.75944109731335</text:p>
          </table:table-cell>
          <table:table-cell table:formula="of:=STDEV([.D933];[.F933])" office:value-type="float" office:value="2.75944109731335" calcext:value-type="float">
            <text:p>2.75944109731335</text:p>
          </table:table-cell>
          <table:table-cell table:formula="of:=STDEV([.E933];[.F9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lscher august 18191884</text:p>
          </table:table-cell>
          <table:table-cell office:value-type="string" calcext:value-type="string">
            <text:p>hackermann adolf 1819</text:p>
          </table:table-cell>
          <table:table-cell office:value-type="string" calcext:value-type="string">
            <text:p>no</text:p>
          </table:table-cell>
          <table:table-cell office:value-type="float" office:value="43.9024390243902" calcext:value-type="float">
            <text:p>43.9024390243902</text:p>
          </table:table-cell>
          <table:table-cell office:value-type="float" office:value="48.8888888888889" calcext:value-type="float">
            <text:p>48.8888888888889</text:p>
          </table:table-cell>
          <table:table-cell office:value-type="float" office:value="48.8888888888889" calcext:value-type="float">
            <text:p>48.8888888888889</text:p>
          </table:table-cell>
          <table:table-cell office:value-type="float" office:value="2.87892817156887" calcext:value-type="float">
            <text:p>2.87892817156887</text:p>
          </table:table-cell>
          <table:table-cell table:formula="of:=STDEV([.D934];[.E934])" office:value-type="float" office:value="3.52595251323373" calcext:value-type="float">
            <text:p>3.52595251323373</text:p>
          </table:table-cell>
          <table:table-cell table:formula="of:=STDEV([.D934];[.F934])" office:value-type="float" office:value="3.52595251323374" calcext:value-type="float">
            <text:p>3.52595251323374</text:p>
          </table:table-cell>
          <table:table-cell table:formula="of:=STDEV([.E934];[.F9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genseil johann christoph</text:p>
          </table:table-cell>
          <table:table-cell office:value-type="string" calcext:value-type="string">
            <text:p>wagener auguste 18291896</text:p>
          </table:table-cell>
          <table:table-cell office:value-type="string" calcext:value-type="string">
            <text:p>no</text:p>
          </table:table-cell>
          <table:table-cell office:value-type="float" office:value="43.9024390243902" calcext:value-type="float">
            <text:p>43.902439024390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.56247529798631" calcext:value-type="float">
            <text:p>4.56247529798631</text:p>
          </table:table-cell>
          <table:table-cell table:formula="of:=STDEV([.D935];[.E935])" office:value-type="float" office:value="5.58786822205954" calcext:value-type="float">
            <text:p>5.58786822205954</text:p>
          </table:table-cell>
          <table:table-cell table:formula="of:=STDEV([.D935];[.F935])" office:value-type="float" office:value="5.58786822205954" calcext:value-type="float">
            <text:p>5.58786822205954</text:p>
          </table:table-cell>
          <table:table-cell table:formula="of:=STDEV([.E935];[.F9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isse christian hermann</text:p>
          </table:table-cell>
          <table:table-cell office:value-type="string" calcext:value-type="string">
            <text:p>weissenborn wilhelm 18031878</text:p>
          </table:table-cell>
          <table:table-cell office:value-type="string" calcext:value-type="string">
            <text:p>no</text:p>
          </table:table-cell>
          <table:table-cell office:value-type="float" office:value="43.9024390243902" calcext:value-type="float">
            <text:p>43.9024390243902</text:p>
          </table:table-cell>
          <table:table-cell table:number-columns-repeated="2" office:value-type="float" office:value="34.6153846153846" calcext:value-type="float">
            <text:p>34.6153846153846</text:p>
          </table:table-cell>
          <table:table-cell office:value-type="float" office:value="5.3618833630181" calcext:value-type="float">
            <text:p>5.3618833630181</text:p>
          </table:table-cell>
          <table:table-cell table:formula="of:=STDEV([.D936];[.E936])" office:value-type="float" office:value="6.5669391498563" calcext:value-type="float">
            <text:p>6.5669391498563</text:p>
          </table:table-cell>
          <table:table-cell table:formula="of:=STDEV([.D936];[.F936])" office:value-type="float" office:value="6.5669391498563" calcext:value-type="float">
            <text:p>6.5669391498563</text:p>
          </table:table-cell>
          <table:table-cell table:formula="of:=STDEV([.E936];[.F9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a giambattista della approximately 15351615</text:p>
          </table:table-cell>
          <table:table-cell office:value-type="string" calcext:value-type="string">
            <text:p>bartolomeo fra 14721517</text:p>
          </table:table-cell>
          <table:table-cell office:value-type="string" calcext:value-type="string">
            <text:p>no</text:p>
          </table:table-cell>
          <table:table-cell office:value-type="float" office:value="43.9024390243902" calcext:value-type="float">
            <text:p>43.9024390243902</text:p>
          </table:table-cell>
          <table:table-cell office:value-type="float" office:value="34.2857142857143" calcext:value-type="float">
            <text:p>34.2857142857143</text:p>
          </table:table-cell>
          <table:table-cell office:value-type="float" office:value="34.2857142857143" calcext:value-type="float">
            <text:p>34.2857142857143</text:p>
          </table:table-cell>
          <table:table-cell office:value-type="float" office:value="5.55221861659709" calcext:value-type="float">
            <text:p>5.55221861659709</text:p>
          </table:table-cell>
          <table:table-cell table:formula="of:=STDEV([.D937];[.E937])" office:value-type="float" office:value="6.80005127552219" calcext:value-type="float">
            <text:p>6.80005127552219</text:p>
          </table:table-cell>
          <table:table-cell table:formula="of:=STDEV([.D937];[.F937])" office:value-type="float" office:value="6.8000512755222" calcext:value-type="float">
            <text:p>6.8000512755222</text:p>
          </table:table-cell>
          <table:table-cell table:formula="of:=STDEV([.E937];[.F9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iscius arnoldus martinus van stipriaan</text:p>
          </table:table-cell>
          <table:table-cell office:value-type="string" calcext:value-type="string">
            <text:p>luisini francesco 15231568</text:p>
          </table:table-cell>
          <table:table-cell office:value-type="string" calcext:value-type="string">
            <text:p>no</text:p>
          </table:table-cell>
          <table:table-cell office:value-type="float" office:value="43.9024390243902" calcext:value-type="float">
            <text:p>43.9024390243902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6.10207601582531" calcext:value-type="float">
            <text:p>6.10207601582531</text:p>
          </table:table-cell>
          <table:table-cell table:formula="of:=STDEV([.D938];[.E938])" office:value-type="float" office:value="7.47348630522367" calcext:value-type="float">
            <text:p>7.47348630522367</text:p>
          </table:table-cell>
          <table:table-cell table:formula="of:=STDEV([.D938];[.F938])" office:value-type="float" office:value="7.47348630522367" calcext:value-type="float">
            <text:p>7.47348630522367</text:p>
          </table:table-cell>
          <table:table-cell table:formula="of:=STDEV([.E938];[.F9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ci luigi 1637</text:p>
          </table:table-cell>
          <table:table-cell office:value-type="string" calcext:value-type="string">
            <text:p>cereta laura 14691499</text:p>
          </table:table-cell>
          <table:table-cell office:value-type="string" calcext:value-type="string">
            <text:p>no</text:p>
          </table:table-cell>
          <table:table-cell office:value-type="float" office:value="43.75" calcext:value-type="float">
            <text:p>43.75</text:p>
          </table:table-cell>
          <table:table-cell table:number-columns-repeated="2" office:value-type="float" office:value="43.2432432432432" calcext:value-type="float">
            <text:p>43.2432432432432</text:p>
          </table:table-cell>
          <table:table-cell office:value-type="float" office:value="0.292576149927176" calcext:value-type="float">
            <text:p>0.292576149927176</text:p>
          </table:table-cell>
          <table:table-cell table:formula="of:=STDEV([.D939];[.E939])" office:value-type="float" office:value="0.358331139114805" calcext:value-type="float">
            <text:p>0.358331139114805</text:p>
          </table:table-cell>
          <table:table-cell table:formula="of:=STDEV([.D939];[.F939])" office:value-type="float" office:value="0.358331139114805" calcext:value-type="float">
            <text:p>0.358331139114805</text:p>
          </table:table-cell>
          <table:table-cell table:formula="of:=STDEV([.E939];[.F9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mbeck peter 16281680</text:p>
          </table:table-cell>
          <table:table-cell office:value-type="string" calcext:value-type="string">
            <text:p>lambin denys 1520 or 15211572</text:p>
          </table:table-cell>
          <table:table-cell office:value-type="string" calcext:value-type="string">
            <text:p>no</text:p>
          </table:table-cell>
          <table:table-cell office:value-type="float" office:value="43.75" calcext:value-type="float">
            <text:p>43.75</text:p>
          </table:table-cell>
          <table:table-cell table:number-columns-repeated="2" office:value-type="float" office:value="39.2156862745098" calcext:value-type="float">
            <text:p>39.2156862745098</text:p>
          </table:table-cell>
          <table:table-cell office:value-type="float" office:value="2.61788725000198" calcext:value-type="float">
            <text:p>2.61788725000198</text:p>
          </table:table-cell>
          <table:table-cell table:formula="of:=STDEV([.D940];[.E940])" office:value-type="float" office:value="3.20624398332135" calcext:value-type="float">
            <text:p>3.20624398332135</text:p>
          </table:table-cell>
          <table:table-cell table:formula="of:=STDEV([.D940];[.F940])" office:value-type="float" office:value="3.20624398332135" calcext:value-type="float">
            <text:p>3.20624398332135</text:p>
          </table:table-cell>
          <table:table-cell table:formula="of:=STDEV([.E940];[.F9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ius willem 15881667</text:p>
          </table:table-cell>
          <table:table-cell office:value-type="string" calcext:value-type="string">
            <text:p>masen jakob 16061681</text:p>
          </table:table-cell>
          <table:table-cell office:value-type="string" calcext:value-type="string">
            <text:p>no</text:p>
          </table:table-cell>
          <table:table-cell office:value-type="float" office:value="43.75" calcext:value-type="float">
            <text:p>43.75</text:p>
          </table:table-cell>
          <table:table-cell table:number-columns-repeated="2" office:value-type="float" office:value="38.0952380952381" calcext:value-type="float">
            <text:p>38.0952380952381</text:p>
          </table:table-cell>
          <table:table-cell office:value-type="float" office:value="3.26477830791753" calcext:value-type="float">
            <text:p>3.26477830791753</text:p>
          </table:table-cell>
          <table:table-cell table:formula="of:=STDEV([.D941];[.E941])" office:value-type="float" office:value="3.9985204888525" calcext:value-type="float">
            <text:p>3.9985204888525</text:p>
          </table:table-cell>
          <table:table-cell table:formula="of:=STDEV([.D941];[.F941])" office:value-type="float" office:value="3.9985204888525" calcext:value-type="float">
            <text:p>3.9985204888525</text:p>
          </table:table-cell>
          <table:table-cell table:formula="of:=STDEV([.E941];[.F9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ebel johann wilhelm von 16831745</text:p>
          </table:table-cell>
          <table:table-cell office:value-type="string" calcext:value-type="string">
            <text:p>goetz georg 18491932</text:p>
          </table:table-cell>
          <table:table-cell office:value-type="string" calcext:value-type="string">
            <text:p>no</text:p>
          </table:table-cell>
          <table:table-cell office:value-type="float" office:value="43.75" calcext:value-type="float">
            <text:p>43.75</text:p>
          </table:table-cell>
          <table:table-cell table:number-columns-repeated="2" office:value-type="float" office:value="37.037037037037" calcext:value-type="float">
            <text:p>37.037037037037</text:p>
          </table:table-cell>
          <table:table-cell office:value-type="float" office:value="3.87573097372665" calcext:value-type="float">
            <text:p>3.87573097372665</text:p>
          </table:table-cell>
          <table:table-cell table:formula="of:=STDEV([.D942];[.E942])" office:value-type="float" office:value="4.74678163296525" calcext:value-type="float">
            <text:p>4.74678163296525</text:p>
          </table:table-cell>
          <table:table-cell table:formula="of:=STDEV([.D942];[.F942])" office:value-type="float" office:value="4.74678163296525" calcext:value-type="float">
            <text:p>4.74678163296525</text:p>
          </table:table-cell>
          <table:table-cell table:formula="of:=STDEV([.E942];[.F9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ulmer charles</text:p>
          </table:table-cell>
          <table:table-cell office:value-type="string" calcext:value-type="string">
            <text:p>purser louis claude 18541932</text:p>
          </table:table-cell>
          <table:table-cell office:value-type="string" calcext:value-type="string">
            <text:p>no</text:p>
          </table:table-cell>
          <table:table-cell office:value-type="float" office:value="43.75" calcext:value-type="float">
            <text:p>43.75</text:p>
          </table:table-cell>
          <table:table-cell table:number-columns-repeated="2" office:value-type="float" office:value="36.3636363636364" calcext:value-type="float">
            <text:p>36.3636363636364</text:p>
          </table:table-cell>
          <table:table-cell office:value-type="float" office:value="4.26451903378701" calcext:value-type="float">
            <text:p>4.26451903378701</text:p>
          </table:table-cell>
          <table:table-cell table:formula="of:=STDEV([.D943];[.E943])" office:value-type="float" office:value="5.22294781558245" calcext:value-type="float">
            <text:p>5.22294781558245</text:p>
          </table:table-cell>
          <table:table-cell table:formula="of:=STDEV([.D943];[.F943])" office:value-type="float" office:value="5.22294781558245" calcext:value-type="float">
            <text:p>5.22294781558245</text:p>
          </table:table-cell>
          <table:table-cell table:formula="of:=STDEV([.E943];[.F9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pont paul 1850</text:p>
          </table:table-cell>
          <table:table-cell office:value-type="string" calcext:value-type="string">
            <text:p>dubois philippe approximately 16361703</text:p>
          </table:table-cell>
          <table:table-cell office:value-type="string" calcext:value-type="string">
            <text:p>no</text:p>
          </table:table-cell>
          <table:table-cell office:value-type="float" office:value="43.75" calcext:value-type="float">
            <text:p>43.7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6.0140653040586" calcext:value-type="float">
            <text:p>6.0140653040586</text:p>
          </table:table-cell>
          <table:table-cell table:formula="of:=STDEV([.D944];[.E944])" office:value-type="float" office:value="7.36569563735987" calcext:value-type="float">
            <text:p>7.36569563735987</text:p>
          </table:table-cell>
          <table:table-cell table:formula="of:=STDEV([.D944];[.F944])" office:value-type="float" office:value="7.36569563735987" calcext:value-type="float">
            <text:p>7.36569563735987</text:p>
          </table:table-cell>
          <table:table-cell table:formula="of:=STDEV([.E944];[.F9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to pedro de op</text:p>
          </table:table-cell>
          <table:table-cell office:value-type="string" calcext:value-type="string">
            <text:p>carrillo y sotomayor luis 15831610</text:p>
          </table:table-cell>
          <table:table-cell office:value-type="string" calcext:value-type="string">
            <text:p>no</text:p>
          </table:table-cell>
          <table:table-cell office:value-type="float" office:value="43.75" calcext:value-type="float">
            <text:p>43.75</text:p>
          </table:table-cell>
          <table:table-cell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6.7838656629781" calcext:value-type="float">
            <text:p>6.7838656629781</text:p>
          </table:table-cell>
          <table:table-cell table:formula="of:=STDEV([.D945];[.E945])" office:value-type="float" office:value="8.30850467894193" calcext:value-type="float">
            <text:p>8.30850467894193</text:p>
          </table:table-cell>
          <table:table-cell table:formula="of:=STDEV([.D945];[.F945])" office:value-type="float" office:value="8.30850467894194" calcext:value-type="float">
            <text:p>8.30850467894194</text:p>
          </table:table-cell>
          <table:table-cell table:formula="of:=STDEV([.E945];[.F9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emis clauduis</text:p>
          </table:table-cell>
          <table:table-cell office:value-type="string" calcext:value-type="string">
            <text:p>galerius emperor of rome approximately 260313</text:p>
          </table:table-cell>
          <table:table-cell office:value-type="string" calcext:value-type="string">
            <text:p>no</text:p>
          </table:table-cell>
          <table:table-cell office:value-type="float" office:value="43.75" calcext:value-type="float">
            <text:p>43.75</text:p>
          </table:table-cell>
          <table:table-cell office:value-type="float" office:value="29.5081967213115" calcext:value-type="float">
            <text:p>29.5081967213115</text:p>
          </table:table-cell>
          <table:table-cell office:value-type="float" office:value="29.5081967213115" calcext:value-type="float">
            <text:p>29.5081967213115</text:p>
          </table:table-cell>
          <table:table-cell office:value-type="float" office:value="8.22250895669652" calcext:value-type="float">
            <text:p>8.22250895669652</text:p>
          </table:table-cell>
          <table:table-cell table:formula="of:=STDEV([.D946];[.E946])" office:value-type="float" office:value="10.0704756746855" calcext:value-type="float">
            <text:p>10.0704756746855</text:p>
          </table:table-cell>
          <table:table-cell table:formula="of:=STDEV([.D946];[.F946])" office:value-type="float" office:value="10.0704756746855" calcext:value-type="float">
            <text:p>10.0704756746855</text:p>
          </table:table-cell>
          <table:table-cell table:formula="of:=STDEV([.E946];[.F9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hner tobias si</text:p>
          </table:table-cell>
          <table:table-cell office:value-type="string" calcext:value-type="string">
            <text:p>lohmeyer carl friedrich wilhelm 1868</text:p>
          </table:table-cell>
          <table:table-cell office:value-type="string" calcext:value-type="string">
            <text:p>no</text:p>
          </table:table-cell>
          <table:table-cell office:value-type="float" office:value="43.75" calcext:value-type="float">
            <text:p>43.75</text:p>
          </table:table-cell>
          <table:table-cell office:value-type="float" office:value="26.9230769230769" calcext:value-type="float">
            <text:p>26.9230769230769</text:p>
          </table:table-cell>
          <table:table-cell office:value-type="float" office:value="26.9230769230769" calcext:value-type="float">
            <text:p>26.9230769230769</text:p>
          </table:table-cell>
          <table:table-cell office:value-type="float" office:value="9.71502856809467" calcext:value-type="float">
            <text:p>9.71502856809467</text:p>
          </table:table-cell>
          <table:table-cell table:formula="of:=STDEV([.D947];[.E947])" office:value-type="float" office:value="11.8984314141967" calcext:value-type="float">
            <text:p>11.8984314141967</text:p>
          </table:table-cell>
          <table:table-cell table:formula="of:=STDEV([.D947];[.F947])" office:value-type="float" office:value="11.8984314141967" calcext:value-type="float">
            <text:p>11.8984314141967</text:p>
          </table:table-cell>
          <table:table-cell table:formula="of:=STDEV([.E947];[.F9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bn abi zar alfasi ali ibn abd allah 1340 or 1341</text:p>
          </table:table-cell>
          <table:table-cell office:value-type="string" calcext:value-type="string">
            <text:p>avicenna 9801037</text:p>
          </table:table-cell>
          <table:table-cell office:value-type="string" calcext:value-type="string">
            <text:p>no</text:p>
          </table:table-cell>
          <table:table-cell office:value-type="float" office:value="43.75" calcext:value-type="float">
            <text:p>43.75</text:p>
          </table:table-cell>
          <table:table-cell office:value-type="float" office:value="26.2295081967213" calcext:value-type="float">
            <text:p>26.2295081967213</text:p>
          </table:table-cell>
          <table:table-cell office:value-type="float" office:value="27.6923076923077" calcext:value-type="float">
            <text:p>27.6923076923077</text:p>
          </table:table-cell>
          <table:table-cell office:value-type="float" office:value="9.72074154957296" calcext:value-type="float">
            <text:p>9.72074154957296</text:p>
          </table:table-cell>
          <table:table-cell table:formula="of:=STDEV([.D948];[.E948])" office:value-type="float" office:value="12.3888585638217" calcext:value-type="float">
            <text:p>12.3888585638217</text:p>
          </table:table-cell>
          <table:table-cell table:formula="of:=STDEV([.D948];[.F948])" office:value-type="float" office:value="11.3545031209763" calcext:value-type="float">
            <text:p>11.3545031209763</text:p>
          </table:table-cell>
          <table:table-cell table:formula="of:=STDEV([.E948];[.F948])" office:value-type="float" office:value="1.03435544284539" calcext:value-type="float">
            <text:p>1.03435544284539</text:p>
          </table:table-cell>
        </table:table-row>
        <table:table-row table:style-name="ro1">
          <table:table-cell office:value-type="string" calcext:value-type="string">
            <text:p>ambrosch julius athanasius 18041856</text:p>
          </table:table-cell>
          <table:table-cell office:value-type="string" calcext:value-type="string">
            <text:p>ambrose saint bishop of milan</text:p>
          </table:table-cell>
          <table:table-cell office:value-type="string" calcext:value-type="string">
            <text:p>no</text:p>
          </table:table-cell>
          <table:table-cell office:value-type="float" office:value="43.6363636363636" calcext:value-type="float">
            <text:p>43.6363636363636</text:p>
          </table:table-cell>
          <table:table-cell table:number-columns-repeated="2" office:value-type="float" office:value="37.5" calcext:value-type="float">
            <text:p>37.5</text:p>
          </table:table-cell>
          <table:table-cell office:value-type="float" office:value="3.54283119729998" calcext:value-type="float">
            <text:p>3.54283119729998</text:p>
          </table:table-cell>
          <table:table-cell table:formula="of:=STDEV([.D949];[.E949])" office:value-type="float" office:value="4.33906433909927" calcext:value-type="float">
            <text:p>4.33906433909927</text:p>
          </table:table-cell>
          <table:table-cell table:formula="of:=STDEV([.D949];[.F949])" office:value-type="float" office:value="4.33906433909927" calcext:value-type="float">
            <text:p>4.33906433909927</text:p>
          </table:table-cell>
          <table:table-cell table:formula="of:=STDEV([.E949];[.F9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avides y sarzosa juan antonio</text:p>
          </table:table-cell>
          <table:table-cell office:value-type="string" calcext:value-type="string">
            <text:p>benvenutus de imola 1387 or 1388</text:p>
          </table:table-cell>
          <table:table-cell office:value-type="string" calcext:value-type="string">
            <text:p>no</text:p>
          </table:table-cell>
          <table:table-cell office:value-type="float" office:value="43.6363636363636" calcext:value-type="float">
            <text:p>43.6363636363636</text:p>
          </table:table-cell>
          <table:table-cell table:number-columns-repeated="2" office:value-type="float" office:value="37.5" calcext:value-type="float">
            <text:p>37.5</text:p>
          </table:table-cell>
          <table:table-cell office:value-type="float" office:value="3.54283119729998" calcext:value-type="float">
            <text:p>3.54283119729998</text:p>
          </table:table-cell>
          <table:table-cell table:formula="of:=STDEV([.D950];[.E950])" office:value-type="float" office:value="4.33906433909927" calcext:value-type="float">
            <text:p>4.33906433909927</text:p>
          </table:table-cell>
          <table:table-cell table:formula="of:=STDEV([.D950];[.F950])" office:value-type="float" office:value="4.33906433909927" calcext:value-type="float">
            <text:p>4.33906433909927</text:p>
          </table:table-cell>
          <table:table-cell table:formula="of:=STDEV([.E950];[.F9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rchmann johann 15751643</text:p>
          </table:table-cell>
          <table:table-cell office:value-type="string" calcext:value-type="string">
            <text:p>kirchhoff alfred 18381907</text:p>
          </table:table-cell>
          <table:table-cell office:value-type="string" calcext:value-type="string">
            <text:p>no</text:p>
          </table:table-cell>
          <table:table-cell office:value-type="float" office:value="43.4782608695652" calcext:value-type="float">
            <text:p>43.478260869565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.00817484935522" calcext:value-type="float">
            <text:p>2.00817484935522</text:p>
          </table:table-cell>
          <table:table-cell table:formula="of:=STDEV([.D951];[.E951])" office:value-type="float" office:value="2.45950184760538" calcext:value-type="float">
            <text:p>2.45950184760538</text:p>
          </table:table-cell>
          <table:table-cell table:formula="of:=STDEV([.D951];[.F951])" office:value-type="float" office:value="2.45950184760538" calcext:value-type="float">
            <text:p>2.45950184760538</text:p>
          </table:table-cell>
          <table:table-cell table:formula="of:=STDEV([.E951];[.F9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z bernhard osb 16831735</text:p>
          </table:table-cell>
          <table:table-cell office:value-type="string" calcext:value-type="string">
            <text:p>peschwitz gottfried von 16311696</text:p>
          </table:table-cell>
          <table:table-cell office:value-type="string" calcext:value-type="string">
            <text:p>no</text:p>
          </table:table-cell>
          <table:table-cell office:value-type="float" office:value="43.4782608695652" calcext:value-type="float">
            <text:p>43.4782608695652</text:p>
          </table:table-cell>
          <table:table-cell office:value-type="float" office:value="38.5964912280702" calcext:value-type="float">
            <text:p>38.5964912280702</text:p>
          </table:table-cell>
          <table:table-cell office:value-type="float" office:value="38.5964912280702" calcext:value-type="float">
            <text:p>38.5964912280702</text:p>
          </table:table-cell>
          <table:table-cell office:value-type="float" office:value="2.81849101663891" calcext:value-type="float">
            <text:p>2.81849101663891</text:p>
          </table:table-cell>
          <table:table-cell table:formula="of:=STDEV([.D952];[.E952])" office:value-type="float" office:value="3.45193241769176" calcext:value-type="float">
            <text:p>3.45193241769176</text:p>
          </table:table-cell>
          <table:table-cell table:formula="of:=STDEV([.D952];[.F952])" office:value-type="float" office:value="3.45193241769177" calcext:value-type="float">
            <text:p>3.45193241769177</text:p>
          </table:table-cell>
          <table:table-cell table:formula="of:=STDEV([.E952];[.F9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ckell gustav 18381906</text:p>
          </table:table-cell>
          <table:table-cell office:value-type="string" calcext:value-type="string">
            <text:p>bidermann jakob 1577 or 15781639</text:p>
          </table:table-cell>
          <table:table-cell office:value-type="string" calcext:value-type="string">
            <text:p>no</text:p>
          </table:table-cell>
          <table:table-cell office:value-type="float" office:value="43.4782608695652" calcext:value-type="float">
            <text:p>43.4782608695652</text:p>
          </table:table-cell>
          <table:table-cell table:number-columns-repeated="2" office:value-type="float" office:value="36.3636363636364" calcext:value-type="float">
            <text:p>36.3636363636364</text:p>
          </table:table-cell>
          <table:table-cell office:value-type="float" office:value="4.10763037368113" calcext:value-type="float">
            <text:p>4.10763037368113</text:p>
          </table:table-cell>
          <table:table-cell table:formula="of:=STDEV([.D953];[.E953])" office:value-type="float" office:value="5.03079923373828" calcext:value-type="float">
            <text:p>5.03079923373828</text:p>
          </table:table-cell>
          <table:table-cell table:formula="of:=STDEV([.D953];[.F953])" office:value-type="float" office:value="5.03079923373828" calcext:value-type="float">
            <text:p>5.03079923373828</text:p>
          </table:table-cell>
          <table:table-cell table:formula="of:=STDEV([.E953];[.F9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dinho nicolao si</text:p>
          </table:table-cell>
          <table:table-cell office:value-type="string" calcext:value-type="string">
            <text:p>godis petrus de</text:p>
          </table:table-cell>
          <table:table-cell office:value-type="string" calcext:value-type="string">
            <text:p>no</text:p>
          </table:table-cell>
          <table:table-cell office:value-type="float" office:value="43.4782608695652" calcext:value-type="float">
            <text:p>43.4782608695652</text:p>
          </table:table-cell>
          <table:table-cell table:number-columns-repeated="2" office:value-type="float" office:value="36.3636363636364" calcext:value-type="float">
            <text:p>36.3636363636364</text:p>
          </table:table-cell>
          <table:table-cell office:value-type="float" office:value="4.10763037368113" calcext:value-type="float">
            <text:p>4.10763037368113</text:p>
          </table:table-cell>
          <table:table-cell table:formula="of:=STDEV([.D954];[.E954])" office:value-type="float" office:value="5.03079923373828" calcext:value-type="float">
            <text:p>5.03079923373828</text:p>
          </table:table-cell>
          <table:table-cell table:formula="of:=STDEV([.D954];[.F954])" office:value-type="float" office:value="5.03079923373828" calcext:value-type="float">
            <text:p>5.03079923373828</text:p>
          </table:table-cell>
          <table:table-cell table:formula="of:=STDEV([.E954];[.F9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neeberger hieronymus</text:p>
          </table:table-cell>
          <table:table-cell office:value-type="string" calcext:value-type="string">
            <text:p>schneidewin friedrich wilhelm 18101856</text:p>
          </table:table-cell>
          <table:table-cell office:value-type="string" calcext:value-type="string">
            <text:p>no</text:p>
          </table:table-cell>
          <table:table-cell office:value-type="float" office:value="43.4782608695652" calcext:value-type="float">
            <text:p>43.4782608695652</text:p>
          </table:table-cell>
          <table:table-cell office:value-type="float" office:value="36.0655737704918" calcext:value-type="float">
            <text:p>36.0655737704918</text:p>
          </table:table-cell>
          <table:table-cell office:value-type="float" office:value="36.0655737704918" calcext:value-type="float">
            <text:p>36.0655737704918</text:p>
          </table:table-cell>
          <table:table-cell office:value-type="float" office:value="4.27971689206851" calcext:value-type="float">
            <text:p>4.27971689206851</text:p>
          </table:table-cell>
          <table:table-cell table:formula="of:=STDEV([.D955];[.E955])" office:value-type="float" office:value="5.24156131456885" calcext:value-type="float">
            <text:p>5.24156131456885</text:p>
          </table:table-cell>
          <table:table-cell table:formula="of:=STDEV([.D955];[.F955])" office:value-type="float" office:value="5.24156131456885" calcext:value-type="float">
            <text:p>5.24156131456885</text:p>
          </table:table-cell>
          <table:table-cell table:formula="of:=STDEV([.E955];[.F9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enckel georgius acacius baron von hoheneck</text:p>
          </table:table-cell>
          <table:table-cell office:value-type="string" calcext:value-type="string">
            <text:p>enk petrus joannes 1885</text:p>
          </table:table-cell>
          <table:table-cell office:value-type="string" calcext:value-type="string">
            <text:p>no</text:p>
          </table:table-cell>
          <table:table-cell office:value-type="float" office:value="43.4782608695652" calcext:value-type="float">
            <text:p>43.4782608695652</text:p>
          </table:table-cell>
          <table:table-cell office:value-type="float" office:value="32.8358208955224" calcext:value-type="float">
            <text:p>32.8358208955224</text:p>
          </table:table-cell>
          <table:table-cell office:value-type="float" office:value="32.8358208955224" calcext:value-type="float">
            <text:p>32.8358208955224</text:p>
          </table:table-cell>
          <table:table-cell office:value-type="float" office:value="6.14441558384806" calcext:value-type="float">
            <text:p>6.14441558384806</text:p>
          </table:table-cell>
          <table:table-cell table:formula="of:=STDEV([.D956];[.E956])" office:value-type="float" office:value="7.52534147401647" calcext:value-type="float">
            <text:p>7.52534147401647</text:p>
          </table:table-cell>
          <table:table-cell table:formula="of:=STDEV([.D956];[.F956])" office:value-type="float" office:value="7.52534147401648" calcext:value-type="float">
            <text:p>7.52534147401648</text:p>
          </table:table-cell>
          <table:table-cell table:formula="of:=STDEV([.E956];[.F9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bn shakir muhammad ibn musa 873</text:p>
          </table:table-cell>
          <table:table-cell office:value-type="string" calcext:value-type="string">
            <text:p>avicenna 9801037</text:p>
          </table:table-cell>
          <table:table-cell office:value-type="string" calcext:value-type="string">
            <text:p>no</text:p>
          </table:table-cell>
          <table:table-cell office:value-type="float" office:value="43.4782608695652" calcext:value-type="float">
            <text:p>43.4782608695652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29.1666666666667" calcext:value-type="float">
            <text:p>29.1666666666667</text:p>
          </table:table-cell>
          <table:table-cell office:value-type="float" office:value="8.86028643455916" calcext:value-type="float">
            <text:p>8.86028643455916</text:p>
          </table:table-cell>
          <table:table-cell table:formula="of:=STDEV([.D957];[.E957])" office:value-type="float" office:value="11.4590426990705" calcext:value-type="float">
            <text:p>11.4590426990705</text:p>
          </table:table-cell>
          <table:table-cell table:formula="of:=STDEV([.D957];[.F957])" office:value-type="float" office:value="10.1198253104597" calcext:value-type="float">
            <text:p>10.1198253104597</text:p>
          </table:table-cell>
          <table:table-cell table:formula="of:=STDEV([.E957];[.F957])" office:value-type="float" office:value="1.33921738861089" calcext:value-type="float">
            <text:p>1.33921738861089</text:p>
          </table:table-cell>
        </table:table-row>
        <table:table-row table:style-name="ro1">
          <table:table-cell office:value-type="string" calcext:value-type="string">
            <text:p>pelegromius simon</text:p>
          </table:table-cell>
          <table:table-cell office:value-type="string" calcext:value-type="string">
            <text:p>pelzer auguste 18761958</text:p>
          </table:table-cell>
          <table:table-cell office:value-type="string" calcext:value-type="string">
            <text:p>no</text:p>
          </table:table-cell>
          <table:table-cell office:value-type="float" office:value="43.4782608695652" calcext:value-type="float">
            <text:p>43.478260869565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.6684288871996" calcext:value-type="float">
            <text:p>10.6684288871996</text:p>
          </table:table-cell>
          <table:table-cell table:formula="of:=STDEV([.D958];[.E958])" office:value-type="float" office:value="13.0661035654036" calcext:value-type="float">
            <text:p>13.0661035654036</text:p>
          </table:table-cell>
          <table:table-cell table:formula="of:=STDEV([.D958];[.F958])" office:value-type="float" office:value="13.0661035654036" calcext:value-type="float">
            <text:p>13.0661035654036</text:p>
          </table:table-cell>
          <table:table-cell table:formula="of:=STDEV([.E958];[.F9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omer marcin 15121589</text:p>
          </table:table-cell>
          <table:table-cell office:value-type="string" calcext:value-type="string">
            <text:p>kruse fr friedrich 17901866</text:p>
          </table:table-cell>
          <table:table-cell office:value-type="string" calcext:value-type="string">
            <text:p>no</text:p>
          </table:table-cell>
          <table:table-cell office:value-type="float" office:value="43.2432432432432" calcext:value-type="float">
            <text:p>43.2432432432432</text:p>
          </table:table-cell>
          <table:table-cell office:value-type="float" office:value="36.734693877551" calcext:value-type="float">
            <text:p>36.734693877551</text:p>
          </table:table-cell>
          <table:table-cell office:value-type="float" office:value="36.734693877551" calcext:value-type="float">
            <text:p>36.734693877551</text:p>
          </table:table-cell>
          <table:table-cell office:value-type="float" office:value="3.75771272831637" calcext:value-type="float">
            <text:p>3.75771272831637</text:p>
          </table:table-cell>
          <table:table-cell table:formula="of:=STDEV([.D959];[.E959])" office:value-type="float" office:value="4.60223939216837" calcext:value-type="float">
            <text:p>4.60223939216837</text:p>
          </table:table-cell>
          <table:table-cell table:formula="of:=STDEV([.D959];[.F959])" office:value-type="float" office:value="4.60223939216838" calcext:value-type="float">
            <text:p>4.60223939216838</text:p>
          </table:table-cell>
          <table:table-cell table:formula="of:=STDEV([.E959];[.F9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rheyen philippe 16481710</text:p>
          </table:table-cell>
          <table:table-cell office:value-type="string" calcext:value-type="string">
            <text:p>ratherius of verona</text:p>
          </table:table-cell>
          <table:table-cell office:value-type="string" calcext:value-type="string">
            <text:p>no</text:p>
          </table:table-cell>
          <table:table-cell office:value-type="float" office:value="43.2432432432432" calcext:value-type="float">
            <text:p>43.2432432432432</text:p>
          </table:table-cell>
          <table:table-cell office:value-type="float" office:value="35.5555555555556" calcext:value-type="float">
            <text:p>35.5555555555556</text:p>
          </table:table-cell>
          <table:table-cell office:value-type="float" office:value="35.5555555555556" calcext:value-type="float">
            <text:p>35.5555555555556</text:p>
          </table:table-cell>
          <table:table-cell office:value-type="float" office:value="4.43848855593226" calcext:value-type="float">
            <text:p>4.43848855593226</text:p>
          </table:table-cell>
          <table:table-cell table:formula="of:=STDEV([.D960];[.E960])" office:value-type="float" office:value="5.43601609560829" calcext:value-type="float">
            <text:p>5.43601609560829</text:p>
          </table:table-cell>
          <table:table-cell table:formula="of:=STDEV([.D960];[.F960])" office:value-type="float" office:value="5.4360160956083" calcext:value-type="float">
            <text:p>5.4360160956083</text:p>
          </table:table-cell>
          <table:table-cell table:formula="of:=STDEV([.E960];[.F9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drich carl 18711930</text:p>
          </table:table-cell>
          <table:table-cell office:value-type="string" calcext:value-type="string">
            <text:p>fredegarius scholasticus</text:p>
          </table:table-cell>
          <table:table-cell office:value-type="string" calcext:value-type="string">
            <text:p>no</text:p>
          </table:table-cell>
          <table:table-cell office:value-type="float" office:value="43.2432432432432" calcext:value-type="float">
            <text:p>43.2432432432432</text:p>
          </table:table-cell>
          <table:table-cell table:number-columns-repeated="2" office:value-type="float" office:value="34.7826086956522" calcext:value-type="float">
            <text:p>34.7826086956522</text:p>
          </table:table-cell>
          <table:table-cell office:value-type="float" office:value="4.88474963356675" calcext:value-type="float">
            <text:p>4.88474963356675</text:p>
          </table:table-cell>
          <table:table-cell table:formula="of:=STDEV([.D961];[.E961])" office:value-type="float" office:value="5.98257206174282" calcext:value-type="float">
            <text:p>5.98257206174282</text:p>
          </table:table-cell>
          <table:table-cell table:formula="of:=STDEV([.D961];[.F961])" office:value-type="float" office:value="5.98257206174282" calcext:value-type="float">
            <text:p>5.98257206174282</text:p>
          </table:table-cell>
          <table:table-cell table:formula="of:=STDEV([.E961];[.F9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hetaldi marino 15661626</text:p>
          </table:table-cell>
          <table:table-cell office:value-type="string" calcext:value-type="string">
            <text:p>sperulo francesco active 15th16th century</text:p>
          </table:table-cell>
          <table:table-cell office:value-type="string" calcext:value-type="string">
            <text:p>no</text:p>
          </table:table-cell>
          <table:table-cell office:value-type="float" office:value="43.2432432432432" calcext:value-type="float">
            <text:p>43.2432432432432</text:p>
          </table:table-cell>
          <table:table-cell office:value-type="float" office:value="33.8461538461538" calcext:value-type="float">
            <text:p>33.8461538461538</text:p>
          </table:table-cell>
          <table:table-cell office:value-type="float" office:value="33.8461538461539" calcext:value-type="float">
            <text:p>33.8461538461539</text:p>
          </table:table-cell>
          <table:table-cell office:value-type="float" office:value="5.42541209300854" calcext:value-type="float">
            <text:p>5.42541209300854</text:p>
          </table:table-cell>
          <table:table-cell table:formula="of:=STDEV([.D962];[.E962])" office:value-type="float" office:value="6.64474563609812" calcext:value-type="float">
            <text:p>6.64474563609812</text:p>
          </table:table-cell>
          <table:table-cell table:formula="of:=STDEV([.D962];[.F962])" office:value-type="float" office:value="6.64474563609812" calcext:value-type="float">
            <text:p>6.64474563609812</text:p>
          </table:table-cell>
          <table:table-cell table:formula="of:=STDEV([.E962];[.F9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do giovanni francesco</text:p>
          </table:table-cell>
          <table:table-cell office:value-type="string" calcext:value-type="string">
            <text:p>salutati coluccio 13311406</text:p>
          </table:table-cell>
          <table:table-cell office:value-type="string" calcext:value-type="string">
            <text:p>no</text:p>
          </table:table-cell>
          <table:table-cell office:value-type="float" office:value="43.2432432432432" calcext:value-type="float">
            <text:p>43.2432432432432</text:p>
          </table:table-cell>
          <table:table-cell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6.49128951305093" calcext:value-type="float">
            <text:p>6.49128951305093</text:p>
          </table:table-cell>
          <table:table-cell table:formula="of:=STDEV([.D963];[.E963])" office:value-type="float" office:value="7.95017353982713" calcext:value-type="float">
            <text:p>7.95017353982713</text:p>
          </table:table-cell>
          <table:table-cell table:formula="of:=STDEV([.D963];[.F963])" office:value-type="float" office:value="7.95017353982713" calcext:value-type="float">
            <text:p>7.95017353982713</text:p>
          </table:table-cell>
          <table:table-cell table:formula="of:=STDEV([.E963];[.F9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imeno pujades antonio si 17291808</text:p>
          </table:table-cell>
          <table:table-cell office:value-type="string" calcext:value-type="string">
            <text:p>exuperantius julius</text:p>
          </table:table-cell>
          <table:table-cell office:value-type="string" calcext:value-type="string">
            <text:p>no</text:p>
          </table:table-cell>
          <table:table-cell office:value-type="float" office:value="43.2432432432432" calcext:value-type="float">
            <text:p>43.2432432432432</text:p>
          </table:table-cell>
          <table:table-cell office:value-type="float" office:value="29.6296296296296" calcext:value-type="float">
            <text:p>29.6296296296296</text:p>
          </table:table-cell>
          <table:table-cell office:value-type="float" office:value="29.6296296296296" calcext:value-type="float">
            <text:p>29.6296296296296</text:p>
          </table:table-cell>
          <table:table-cell office:value-type="float" office:value="7.85982348446337" calcext:value-type="float">
            <text:p>7.85982348446337</text:p>
          </table:table-cell>
          <table:table-cell table:formula="of:=STDEV([.D964];[.E964])" office:value-type="float" office:value="9.62627850263968" calcext:value-type="float">
            <text:p>9.62627850263968</text:p>
          </table:table-cell>
          <table:table-cell table:formula="of:=STDEV([.D964];[.F964])" office:value-type="float" office:value="9.62627850263969" calcext:value-type="float">
            <text:p>9.62627850263969</text:p>
          </table:table-cell>
          <table:table-cell table:formula="of:=STDEV([.E964];[.F9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rau claude approximately 16001651</text:p>
          </table:table-cell>
          <table:table-cell office:value-type="string" calcext:value-type="string">
            <text:p>john sarazin active 12th century</text:p>
          </table:table-cell>
          <table:table-cell office:value-type="string" calcext:value-type="string">
            <text:p>no</text:p>
          </table:table-cell>
          <table:table-cell office:value-type="float" office:value="43.1372549019608" calcext:value-type="float">
            <text:p>43.1372549019608</text:p>
          </table:table-cell>
          <table:table-cell table:number-columns-repeated="2" office:value-type="float" office:value="38.2352941176471" calcext:value-type="float">
            <text:p>38.2352941176471</text:p>
          </table:table-cell>
          <table:table-cell office:value-type="float" office:value="2.83014837838052" calcext:value-type="float">
            <text:p>2.83014837838052</text:p>
          </table:table-cell>
          <table:table-cell table:formula="of:=STDEV([.D965];[.E965])" office:value-type="float" office:value="3.46620971169877" calcext:value-type="float">
            <text:p>3.46620971169877</text:p>
          </table:table-cell>
          <table:table-cell table:formula="of:=STDEV([.D965];[.F965])" office:value-type="float" office:value="3.46620971169877" calcext:value-type="float">
            <text:p>3.46620971169877</text:p>
          </table:table-cell>
          <table:table-cell table:formula="of:=STDEV([.E965];[.F9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garit y de pau juan de cardenal 14211484</text:p>
          </table:table-cell>
          <table:table-cell office:value-type="string" calcext:value-type="string">
            <text:p>marullo tarcaniota michele</text:p>
          </table:table-cell>
          <table:table-cell office:value-type="string" calcext:value-type="string">
            <text:p>no</text:p>
          </table:table-cell>
          <table:table-cell office:value-type="float" office:value="43.1372549019608" calcext:value-type="float">
            <text:p>43.1372549019608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37.6811594202899" calcext:value-type="float">
            <text:p>37.6811594202899</text:p>
          </table:table-cell>
          <table:table-cell office:value-type="float" office:value="3.59134963053947" calcext:value-type="float">
            <text:p>3.59134963053947</text:p>
          </table:table-cell>
          <table:table-cell table:formula="of:=STDEV([.D966];[.E966])" office:value-type="float" office:value="4.78967160162011" calcext:value-type="float">
            <text:p>4.78967160162011</text:p>
          </table:table-cell>
          <table:table-cell table:formula="of:=STDEV([.D966];[.F966])" office:value-type="float" office:value="3.8580421138908" calcext:value-type="float">
            <text:p>3.8580421138908</text:p>
          </table:table-cell>
          <table:table-cell table:formula="of:=STDEV([.E966];[.F966])" office:value-type="float" office:value="0.931629487729312" calcext:value-type="float">
            <text:p>0.931629487729312</text:p>
          </table:table-cell>
        </table:table-row>
        <table:table-row table:style-name="ro1">
          <table:table-cell office:value-type="string" calcext:value-type="string">
            <text:p>esparza artieda martin de si</text:p>
          </table:table-cell>
          <table:table-cell office:value-type="string" calcext:value-type="string">
            <text:p>escribano alonso active 15671577</text:p>
          </table:table-cell>
          <table:table-cell office:value-type="string" calcext:value-type="string">
            <text:p>no</text:p>
          </table:table-cell>
          <table:table-cell office:value-type="float" office:value="43.1372549019608" calcext:value-type="float">
            <text:p>43.1372549019608</text:p>
          </table:table-cell>
          <table:table-cell office:value-type="float" office:value="36.6666666666667" calcext:value-type="float">
            <text:p>36.6666666666667</text:p>
          </table:table-cell>
          <table:table-cell office:value-type="float" office:value="36.6666666666667" calcext:value-type="float">
            <text:p>36.6666666666667</text:p>
          </table:table-cell>
          <table:table-cell office:value-type="float" office:value="3.73579585946229" calcext:value-type="float">
            <text:p>3.73579585946229</text:p>
          </table:table-cell>
          <table:table-cell table:formula="of:=STDEV([.D967];[.E967])" office:value-type="float" office:value="4.57539681944237" calcext:value-type="float">
            <text:p>4.57539681944237</text:p>
          </table:table-cell>
          <table:table-cell table:formula="of:=STDEV([.D967];[.F967])" office:value-type="float" office:value="4.57539681944237" calcext:value-type="float">
            <text:p>4.57539681944237</text:p>
          </table:table-cell>
          <table:table-cell table:formula="of:=STDEV([.E967];[.F9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raili ishaq ibnsulaiman al</text:p>
          </table:table-cell>
          <table:table-cell office:value-type="string" calcext:value-type="string">
            <text:p>isaeus approximately 420 bcapproximately 350 bc</text:p>
          </table:table-cell>
          <table:table-cell office:value-type="string" calcext:value-type="string">
            <text:p>no</text:p>
          </table:table-cell>
          <table:table-cell office:value-type="float" office:value="43.1372549019608" calcext:value-type="float">
            <text:p>43.1372549019608</text:p>
          </table:table-cell>
          <table:table-cell table:number-columns-repeated="2" office:value-type="float" office:value="34.6666666666667" calcext:value-type="float">
            <text:p>34.6666666666667</text:p>
          </table:table-cell>
          <table:table-cell office:value-type="float" office:value="4.89049639784154" calcext:value-type="float">
            <text:p>4.89049639784154</text:p>
          </table:table-cell>
          <table:table-cell table:formula="of:=STDEV([.D968];[.E968])" office:value-type="float" office:value="5.98961038181546" calcext:value-type="float">
            <text:p>5.98961038181546</text:p>
          </table:table-cell>
          <table:table-cell table:formula="of:=STDEV([.D968];[.F968])" office:value-type="float" office:value="5.98961038181546" calcext:value-type="float">
            <text:p>5.98961038181546</text:p>
          </table:table-cell>
          <table:table-cell table:formula="of:=STDEV([.E968];[.F9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visius textor johannes 14801524</text:p>
          </table:table-cell>
          <table:table-cell office:value-type="string" calcext:value-type="string">
            <text:p>benintendus de ravagnanis 13171365</text:p>
          </table:table-cell>
          <table:table-cell office:value-type="string" calcext:value-type="string">
            <text:p>no</text:p>
          </table:table-cell>
          <table:table-cell office:value-type="float" office:value="43.0769230769231" calcext:value-type="float">
            <text:p>43.0769230769231</text:p>
          </table:table-cell>
          <table:table-cell office:value-type="float" office:value="41.7910447761194" calcext:value-type="float">
            <text:p>41.7910447761194</text:p>
          </table:table-cell>
          <table:table-cell office:value-type="float" office:value="41.7910447761194" calcext:value-type="float">
            <text:p>41.7910447761194</text:p>
          </table:table-cell>
          <table:table-cell office:value-type="float" office:value="0.742402183114102" calcext:value-type="float">
            <text:p>0.742402183114102</text:p>
          </table:table-cell>
          <table:table-cell table:formula="of:=STDEV([.D969];[.E969])" office:value-type="float" office:value="0.909253266278913" calcext:value-type="float">
            <text:p>0.909253266278913</text:p>
          </table:table-cell>
          <table:table-cell table:formula="of:=STDEV([.D969];[.F969])" office:value-type="float" office:value="0.909253266278918" calcext:value-type="float">
            <text:p>0.909253266278918</text:p>
          </table:table-cell>
          <table:table-cell table:formula="of:=STDEV([.E969];[.F9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aren francois 15091559</text:p>
          </table:table-cell>
          <table:table-cell office:value-type="string" calcext:value-type="string">
            <text:p>does johan van der 15451604</text:p>
          </table:table-cell>
          <table:table-cell office:value-type="string" calcext:value-type="string">
            <text:p>no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42.3076923076923" calcext:value-type="float">
            <text:p>42.3076923076923</text:p>
          </table:table-cell>
          <table:table-cell office:value-type="float" office:value="42.3076923076923" calcext:value-type="float">
            <text:p>42.3076923076923</text:p>
          </table:table-cell>
          <table:table-cell office:value-type="float" office:value="0.317225422631663" calcext:value-type="float">
            <text:p>0.317225422631663</text:p>
          </table:table-cell>
          <table:table-cell table:formula="of:=STDEV([.D970];[.E970])" office:value-type="float" office:value="0.388520209443162" calcext:value-type="float">
            <text:p>0.388520209443162</text:p>
          </table:table-cell>
          <table:table-cell table:formula="of:=STDEV([.D970];[.F970])" office:value-type="float" office:value="0.388520209443157" calcext:value-type="float">
            <text:p>0.388520209443157</text:p>
          </table:table-cell>
          <table:table-cell table:formula="of:=STDEV([.E970];[.F9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no nicolaus 16381686</text:p>
          </table:table-cell>
          <table:table-cell office:value-type="string" calcext:value-type="string">
            <text:p>stenzel gustav adolf harald 17921854</text:p>
          </table:table-cell>
          <table:table-cell office:value-type="string" calcext:value-type="string">
            <text:p>no</text:p>
          </table:table-cell>
          <table:table-cell office:value-type="float" office:value="42.8571428571429" calcext:value-type="float">
            <text:p>42.8571428571429</text:p>
          </table:table-cell>
          <table:table-cell table:number-columns-repeated="2" office:value-type="float" office:value="44.0677966101695" calcext:value-type="float">
            <text:p>44.0677966101695</text:p>
          </table:table-cell>
          <table:table-cell office:value-type="float" office:value="0.698971270205358" calcext:value-type="float">
            <text:p>0.698971270205358</text:p>
          </table:table-cell>
          <table:table-cell table:formula="of:=STDEV([.D971];[.E971])" office:value-type="float" office:value="0.856061478434076" calcext:value-type="float">
            <text:p>0.856061478434076</text:p>
          </table:table-cell>
          <table:table-cell table:formula="of:=STDEV([.D971];[.F971])" office:value-type="float" office:value="0.856061478434076" calcext:value-type="float">
            <text:p>0.856061478434076</text:p>
          </table:table-cell>
          <table:table-cell table:formula="of:=STDEV([.E971];[.F9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acciolo giovanni battista 16951765</text:p>
          </table:table-cell>
          <table:table-cell office:value-type="string" calcext:value-type="string">
            <text:p>epicuro marcantonio 14721555</text:p>
          </table:table-cell>
          <table:table-cell office:value-type="string" calcext:value-type="string">
            <text:p>no</text:p>
          </table:table-cell>
          <table:table-cell office:value-type="float" office:value="42.8571428571429" calcext:value-type="float">
            <text:p>42.857142857142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.64957219768465" calcext:value-type="float">
            <text:p>1.64957219768465</text:p>
          </table:table-cell>
          <table:table-cell table:formula="of:=STDEV([.D972];[.E972])" office:value-type="float" office:value="2.02030508910442" calcext:value-type="float">
            <text:p>2.02030508910442</text:p>
          </table:table-cell>
          <table:table-cell table:formula="of:=STDEV([.D972];[.F972])" office:value-type="float" office:value="2.02030508910442" calcext:value-type="float">
            <text:p>2.02030508910442</text:p>
          </table:table-cell>
          <table:table-cell table:formula="of:=STDEV([.E972];[.F9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ciolio giovanni baptista si</text:p>
          </table:table-cell>
          <table:table-cell office:value-type="string" calcext:value-type="string">
            <text:p>ricci matteo 15521610</text:p>
          </table:table-cell>
          <table:table-cell office:value-type="string" calcext:value-type="string">
            <text:p>no</text:p>
          </table:table-cell>
          <table:table-cell office:value-type="float" office:value="42.8571428571429" calcext:value-type="float">
            <text:p>42.8571428571429</text:p>
          </table:table-cell>
          <table:table-cell table:number-columns-repeated="2" office:value-type="float" office:value="39.2156862745098" calcext:value-type="float">
            <text:p>39.2156862745098</text:p>
          </table:table-cell>
          <table:table-cell office:value-type="float" office:value="2.10239593822553" calcext:value-type="float">
            <text:p>2.10239593822553</text:p>
          </table:table-cell>
          <table:table-cell table:formula="of:=STDEV([.D973];[.E973])" office:value-type="float" office:value="2.57489864297622" calcext:value-type="float">
            <text:p>2.57489864297622</text:p>
          </table:table-cell>
          <table:table-cell table:formula="of:=STDEV([.D973];[.F973])" office:value-type="float" office:value="2.57489864297622" calcext:value-type="float">
            <text:p>2.57489864297622</text:p>
          </table:table-cell>
          <table:table-cell table:formula="of:=STDEV([.E973];[.F9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urmser bernhard</text:p>
          </table:table-cell>
          <table:table-cell office:value-type="string" calcext:value-type="string">
            <text:p>john of wurzburg</text:p>
          </table:table-cell>
          <table:table-cell office:value-type="string" calcext:value-type="string">
            <text:p>no</text:p>
          </table:table-cell>
          <table:table-cell office:value-type="float" office:value="42.8571428571429" calcext:value-type="float">
            <text:p>42.8571428571429</text:p>
          </table:table-cell>
          <table:table-cell table:number-columns-repeated="2" office:value-type="float" office:value="37.5" calcext:value-type="float">
            <text:p>37.5</text:p>
          </table:table-cell>
          <table:table-cell office:value-type="float" office:value="3.09294787065871" calcext:value-type="float">
            <text:p>3.09294787065871</text:p>
          </table:table-cell>
          <table:table-cell table:formula="of:=STDEV([.D974];[.E974])" office:value-type="float" office:value="3.78807204207079" calcext:value-type="float">
            <text:p>3.78807204207079</text:p>
          </table:table-cell>
          <table:table-cell table:formula="of:=STDEV([.D974];[.F974])" office:value-type="float" office:value="3.78807204207079" calcext:value-type="float">
            <text:p>3.78807204207079</text:p>
          </table:table-cell>
          <table:table-cell table:formula="of:=STDEV([.E974];[.F9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iceto bartholomaeus a</text:p>
          </table:table-cell>
          <table:table-cell office:value-type="string" calcext:value-type="string">
            <text:p>salutati coluccio 13311406</text:p>
          </table:table-cell>
          <table:table-cell office:value-type="string" calcext:value-type="string">
            <text:p>no</text:p>
          </table:table-cell>
          <table:table-cell office:value-type="float" office:value="42.8571428571429" calcext:value-type="float">
            <text:p>42.857142857142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.95897327444315" calcext:value-type="float">
            <text:p>3.95897327444315</text:p>
          </table:table-cell>
          <table:table-cell table:formula="of:=STDEV([.D975];[.E975])" office:value-type="float" office:value="4.84873221385062" calcext:value-type="float">
            <text:p>4.84873221385062</text:p>
          </table:table-cell>
          <table:table-cell table:formula="of:=STDEV([.D975];[.F975])" office:value-type="float" office:value="4.84873221385062" calcext:value-type="float">
            <text:p>4.84873221385062</text:p>
          </table:table-cell>
          <table:table-cell table:formula="of:=STDEV([.E975];[.F9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saldi casto innocenzo op</text:p>
          </table:table-cell>
          <table:table-cell office:value-type="string" calcext:value-type="string">
            <text:p>anselmi giorgio 17221797</text:p>
          </table:table-cell>
          <table:table-cell office:value-type="string" calcext:value-type="string">
            <text:p>no</text:p>
          </table:table-cell>
          <table:table-cell office:value-type="float" office:value="42.8571428571429" calcext:value-type="float">
            <text:p>42.857142857142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.95897327444315" calcext:value-type="float">
            <text:p>3.95897327444315</text:p>
          </table:table-cell>
          <table:table-cell table:formula="of:=STDEV([.D976];[.E976])" office:value-type="float" office:value="4.84873221385062" calcext:value-type="float">
            <text:p>4.84873221385062</text:p>
          </table:table-cell>
          <table:table-cell table:formula="of:=STDEV([.D976];[.F976])" office:value-type="float" office:value="4.84873221385062" calcext:value-type="float">
            <text:p>4.84873221385062</text:p>
          </table:table-cell>
          <table:table-cell table:formula="of:=STDEV([.E976];[.F9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chi pietro m ca 1637</text:p>
          </table:table-cell>
          <table:table-cell office:value-type="string" calcext:value-type="string">
            <text:p>pico della mirandola giovanni</text:p>
          </table:table-cell>
          <table:table-cell office:value-type="string" calcext:value-type="string">
            <text:p>no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35.2941176470588" calcext:value-type="float">
            <text:p>35.2941176470588</text:p>
          </table:table-cell>
          <table:table-cell office:value-type="float" office:value="35.2941176470588" calcext:value-type="float">
            <text:p>35.2941176470588</text:p>
          </table:table-cell>
          <table:table-cell office:value-type="float" office:value="4.36651464092995" calcext:value-type="float">
            <text:p>4.36651464092995</text:p>
          </table:table-cell>
          <table:table-cell table:formula="of:=STDEV([.D977];[.E977])" office:value-type="float" office:value="5.34786641233523" calcext:value-type="float">
            <text:p>5.34786641233523</text:p>
          </table:table-cell>
          <table:table-cell table:formula="of:=STDEV([.D977];[.F977])" office:value-type="float" office:value="5.34786641233524" calcext:value-type="float">
            <text:p>5.34786641233524</text:p>
          </table:table-cell>
          <table:table-cell table:formula="of:=STDEV([.E977];[.F9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szagos szechenyi konyvtar</text:p>
          </table:table-cell>
          <table:table-cell office:value-type="string" calcext:value-type="string">
            <text:p>orsisius saint</text:p>
          </table:table-cell>
          <table:table-cell office:value-type="string" calcext:value-type="string">
            <text:p>no</text:p>
          </table:table-cell>
          <table:table-cell office:value-type="float" office:value="42.8571428571429" calcext:value-type="float">
            <text:p>42.8571428571429</text:p>
          </table:table-cell>
          <table:table-cell table:number-columns-repeated="2" office:value-type="float" office:value="34.1463414634146" calcext:value-type="float">
            <text:p>34.1463414634146</text:p>
          </table:table-cell>
          <table:table-cell office:value-type="float" office:value="5.02918352952636" calcext:value-type="float">
            <text:p>5.02918352952636</text:p>
          </table:table-cell>
          <table:table-cell table:formula="of:=STDEV([.D978];[.E978])" office:value-type="float" office:value="6.15946673507446" calcext:value-type="float">
            <text:p>6.15946673507446</text:p>
          </table:table-cell>
          <table:table-cell table:formula="of:=STDEV([.D978];[.F978])" office:value-type="float" office:value="6.15946673507446" calcext:value-type="float">
            <text:p>6.15946673507446</text:p>
          </table:table-cell>
          <table:table-cell table:formula="of:=STDEV([.E978];[.F9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ford mr 17111774</text:p>
          </table:table-cell>
          <table:table-cell office:value-type="string" calcext:value-type="string">
            <text:p>langton john active 13891392</text:p>
          </table:table-cell>
          <table:table-cell office:value-type="string" calcext:value-type="string">
            <text:p>no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.49857399228215" calcext:value-type="float">
            <text:p>5.49857399228215</text:p>
          </table:table-cell>
          <table:table-cell table:formula="of:=STDEV([.D979];[.E979])" office:value-type="float" office:value="6.73435029701474" calcext:value-type="float">
            <text:p>6.73435029701474</text:p>
          </table:table-cell>
          <table:table-cell table:formula="of:=STDEV([.D979];[.F979])" office:value-type="float" office:value="6.73435029701474" calcext:value-type="float">
            <text:p>6.73435029701474</text:p>
          </table:table-cell>
          <table:table-cell table:formula="of:=STDEV([.E979];[.F9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nardi blasius 1612</text:p>
          </table:table-cell>
          <table:table-cell office:value-type="string" calcext:value-type="string">
            <text:p>pelacani da parma biagio approximately 13471416</text:p>
          </table:table-cell>
          <table:table-cell office:value-type="string" calcext:value-type="string">
            <text:p>no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32.3529411764706" calcext:value-type="float">
            <text:p>32.3529411764706</text:p>
          </table:table-cell>
          <table:table-cell office:value-type="float" office:value="32.3529411764706" calcext:value-type="float">
            <text:p>32.3529411764706</text:p>
          </table:table-cell>
          <table:table-cell office:value-type="float" office:value="6.06460366795826" calcext:value-type="float">
            <text:p>6.06460366795826</text:p>
          </table:table-cell>
          <table:table-cell table:formula="of:=STDEV([.D980];[.E980])" office:value-type="float" office:value="7.42759223935449" calcext:value-type="float">
            <text:p>7.42759223935449</text:p>
          </table:table-cell>
          <table:table-cell table:formula="of:=STDEV([.D980];[.F980])" office:value-type="float" office:value="7.42759223935449" calcext:value-type="float">
            <text:p>7.42759223935449</text:p>
          </table:table-cell>
          <table:table-cell table:formula="of:=STDEV([.E980];[.F9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nello matteo 18th cent</text:p>
          </table:table-cell>
          <table:table-cell office:value-type="string" calcext:value-type="string">
            <text:p>fannius c caius</text:p>
          </table:table-cell>
          <table:table-cell office:value-type="string" calcext:value-type="string">
            <text:p>no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6.97895929789658" calcext:value-type="float">
            <text:p>6.97895929789658</text:p>
          </table:table-cell>
          <table:table-cell table:formula="of:=STDEV([.D981];[.E981])" office:value-type="float" office:value="8.54744460774948" calcext:value-type="float">
            <text:p>8.54744460774948</text:p>
          </table:table-cell>
          <table:table-cell table:formula="of:=STDEV([.D981];[.F981])" office:value-type="float" office:value="8.54744460774948" calcext:value-type="float">
            <text:p>8.54744460774948</text:p>
          </table:table-cell>
          <table:table-cell table:formula="of:=STDEV([.E981];[.F9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gundes estevao 15771645</text:p>
          </table:table-cell>
          <table:table-cell office:value-type="string" calcext:value-type="string">
            <text:p>facundus of hermiane</text:p>
          </table:table-cell>
          <table:table-cell office:value-type="string" calcext:value-type="string">
            <text:p>no</text:p>
          </table:table-cell>
          <table:table-cell office:value-type="float" office:value="42.8571428571429" calcext:value-type="float">
            <text:p>42.8571428571429</text:p>
          </table:table-cell>
          <table:table-cell table:number-columns-repeated="2" office:value-type="float" office:value="26.6666666666667" calcext:value-type="float">
            <text:p>26.6666666666667</text:p>
          </table:table-cell>
          <table:table-cell office:value-type="float" office:value="9.34757578687965" calcext:value-type="float">
            <text:p>9.34757578687965</text:p>
          </table:table-cell>
          <table:table-cell table:formula="of:=STDEV([.D982];[.E982])" office:value-type="float" office:value="11.4483955049251" calcext:value-type="float">
            <text:p>11.4483955049251</text:p>
          </table:table-cell>
          <table:table-cell table:formula="of:=STDEV([.D982];[.F982])" office:value-type="float" office:value="11.4483955049251" calcext:value-type="float">
            <text:p>11.4483955049251</text:p>
          </table:table-cell>
          <table:table-cell table:formula="of:=STDEV([.E982];[.F9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e oronce</text:p>
          </table:table-cell>
          <table:table-cell office:value-type="string" calcext:value-type="string">
            <text:p>orosius paulus</text:p>
          </table:table-cell>
          <table:table-cell office:value-type="string" calcext:value-type="string">
            <text:p>no</text:p>
          </table:table-cell>
          <table:table-cell office:value-type="float" office:value="42.8571428571429" calcext:value-type="float">
            <text:p>42.857142857142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.8871765047187" calcext:value-type="float">
            <text:p>10.8871765047187</text:p>
          </table:table-cell>
          <table:table-cell table:formula="of:=STDEV([.D983];[.E983])" office:value-type="float" office:value="13.3340135880892" calcext:value-type="float">
            <text:p>13.3340135880892</text:p>
          </table:table-cell>
          <table:table-cell table:formula="of:=STDEV([.D983];[.F983])" office:value-type="float" office:value="13.3340135880892" calcext:value-type="float">
            <text:p>13.3340135880892</text:p>
          </table:table-cell>
          <table:table-cell table:formula="of:=STDEV([.E983];[.F9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igard claude guillermet seigneur de 15911663</text:p>
          </table:table-cell>
          <table:table-cell office:value-type="string" calcext:value-type="string">
            <text:p>bersuire pierre approximately 12901362</text:p>
          </table:table-cell>
          <table:table-cell office:value-type="string" calcext:value-type="string">
            <text:p>no</text:p>
          </table:table-cell>
          <table:table-cell office:value-type="float" office:value="42.6666666666667" calcext:value-type="float">
            <text:p>42.6666666666667</text:p>
          </table:table-cell>
          <table:table-cell table:number-columns-repeated="2" office:value-type="float" office:value="44.7058823529412" calcext:value-type="float">
            <text:p>44.7058823529412</text:p>
          </table:table-cell>
          <table:table-cell office:value-type="float" office:value="1.1773417254063" calcext:value-type="float">
            <text:p>1.1773417254063</text:p>
          </table:table-cell>
          <table:table-cell table:formula="of:=STDEV([.D984];[.E984])" office:value-type="float" office:value="1.44194324006669" calcext:value-type="float">
            <text:p>1.44194324006669</text:p>
          </table:table-cell>
          <table:table-cell table:formula="of:=STDEV([.D984];[.F984])" office:value-type="float" office:value="1.44194324006669" calcext:value-type="float">
            <text:p>1.44194324006669</text:p>
          </table:table-cell>
          <table:table-cell table:formula="of:=STDEV([.E984];[.F9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erto bellarmino santo 15421621</text:p>
          </table:table-cell>
          <table:table-cell office:value-type="string" calcext:value-type="string">
            <text:p>du bellay joachim approximately 15221560</text:p>
          </table:table-cell>
          <table:table-cell office:value-type="string" calcext:value-type="string">
            <text:p>no</text:p>
          </table:table-cell>
          <table:table-cell office:value-type="float" office:value="42.6229508196721" calcext:value-type="float">
            <text:p>42.6229508196721</text:p>
          </table:table-cell>
          <table:table-cell table:number-columns-repeated="2" office:value-type="float" office:value="38.3561643835616" calcext:value-type="float">
            <text:p>38.3561643835616</text:p>
          </table:table-cell>
          <table:table-cell office:value-type="float" office:value="2.46343029746304" calcext:value-type="float">
            <text:p>2.46343029746304</text:p>
          </table:table-cell>
          <table:table-cell table:formula="of:=STDEV([.D985];[.E985])" office:value-type="float" office:value="3.01707362284851" calcext:value-type="float">
            <text:p>3.01707362284851</text:p>
          </table:table-cell>
          <table:table-cell table:formula="of:=STDEV([.D985];[.F985])" office:value-type="float" office:value="3.01707362284851" calcext:value-type="float">
            <text:p>3.01707362284851</text:p>
          </table:table-cell>
          <table:table-cell table:formula="of:=STDEV([.E985];[.F9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uster bruno 1887</text:p>
          </table:table-cell>
          <table:table-cell office:value-type="string" calcext:value-type="string">
            <text:p>kuun geza 18381905</text:p>
          </table:table-cell>
          <table:table-cell office:value-type="string" calcext:value-type="string">
            <text:p>no</text:p>
          </table:table-cell>
          <table:table-cell office:value-type="float" office:value="42.4242424242424" calcext:value-type="float">
            <text:p>42.424242424242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.39963701621727" calcext:value-type="float">
            <text:p>1.39963701621727</text:p>
          </table:table-cell>
          <table:table-cell table:formula="of:=STDEV([.D986];[.E986])" office:value-type="float" office:value="1.71419825742193" calcext:value-type="float">
            <text:p>1.71419825742193</text:p>
          </table:table-cell>
          <table:table-cell table:formula="of:=STDEV([.D986];[.F986])" office:value-type="float" office:value="1.71419825742193" calcext:value-type="float">
            <text:p>1.71419825742193</text:p>
          </table:table-cell>
          <table:table-cell table:formula="of:=STDEV([.E986];[.F9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rger martin d 1691</text:p>
          </table:table-cell>
          <table:table-cell office:value-type="string" calcext:value-type="string">
            <text:p>kerckmeister johannes active 14661485</text:p>
          </table:table-cell>
          <table:table-cell office:value-type="string" calcext:value-type="string">
            <text:p>no</text:p>
          </table:table-cell>
          <table:table-cell office:value-type="float" office:value="42.4242424242424" calcext:value-type="float">
            <text:p>42.4242424242424</text:p>
          </table:table-cell>
          <table:table-cell office:value-type="float" office:value="35.0877192982456" calcext:value-type="float">
            <text:p>35.0877192982456</text:p>
          </table:table-cell>
          <table:table-cell office:value-type="float" office:value="35.0877192982456" calcext:value-type="float">
            <text:p>35.0877192982456</text:p>
          </table:table-cell>
          <table:table-cell office:value-type="float" office:value="4.23574360171017" calcext:value-type="float">
            <text:p>4.23574360171017</text:p>
          </table:table-cell>
          <table:table-cell table:formula="of:=STDEV([.D987];[.E987])" office:value-type="float" office:value="5.18770525272427" calcext:value-type="float">
            <text:p>5.18770525272427</text:p>
          </table:table-cell>
          <table:table-cell table:formula="of:=STDEV([.D987];[.F987])" office:value-type="float" office:value="5.18770525272427" calcext:value-type="float">
            <text:p>5.18770525272427</text:p>
          </table:table-cell>
          <table:table-cell table:formula="of:=STDEV([.E987];[.F9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mier franz osb</text:p>
          </table:table-cell>
          <table:table-cell office:value-type="string" calcext:value-type="string">
            <text:p>schmidt wilhelm 18621905</text:p>
          </table:table-cell>
          <table:table-cell office:value-type="string" calcext:value-type="string">
            <text:p>no</text:p>
          </table:table-cell>
          <table:table-cell office:value-type="float" office:value="42.4242424242424" calcext:value-type="float">
            <text:p>42.4242424242424</text:p>
          </table:table-cell>
          <table:table-cell table:number-columns-repeated="2" office:value-type="float" office:value="34.1463414634146" calcext:value-type="float">
            <text:p>34.1463414634146</text:p>
          </table:table-cell>
          <table:table-cell office:value-type="float" office:value="4.77924834805899" calcext:value-type="float">
            <text:p>4.77924834805899</text:p>
          </table:table-cell>
          <table:table-cell table:formula="of:=STDEV([.D988];[.E988])" office:value-type="float" office:value="5.85335990339197" calcext:value-type="float">
            <text:p>5.85335990339197</text:p>
          </table:table-cell>
          <table:table-cell table:formula="of:=STDEV([.D988];[.F988])" office:value-type="float" office:value="5.85335990339197" calcext:value-type="float">
            <text:p>5.85335990339197</text:p>
          </table:table-cell>
          <table:table-cell table:formula="of:=STDEV([.E988];[.F9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cia carrero pedro</text:p>
          </table:table-cell>
          <table:table-cell office:value-type="string" calcext:value-type="string">
            <text:p>carrion louis 15471595</text:p>
          </table:table-cell>
          <table:table-cell office:value-type="string" calcext:value-type="string">
            <text:p>no</text:p>
          </table:table-cell>
          <table:table-cell office:value-type="float" office:value="42.4242424242424" calcext:value-type="float">
            <text:p>42.4242424242424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.24863881081478" calcext:value-type="float">
            <text:p>5.24863881081478</text:p>
          </table:table-cell>
          <table:table-cell table:formula="of:=STDEV([.D989];[.E989])" office:value-type="float" office:value="6.42824346533225" calcext:value-type="float">
            <text:p>6.42824346533225</text:p>
          </table:table-cell>
          <table:table-cell table:formula="of:=STDEV([.D989];[.F989])" office:value-type="float" office:value="6.42824346533225" calcext:value-type="float">
            <text:p>6.42824346533225</text:p>
          </table:table-cell>
          <table:table-cell table:formula="of:=STDEV([.E989];[.F9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rastanti giano matteo</text:p>
          </table:table-cell>
          <table:table-cell office:value-type="string" calcext:value-type="string">
            <text:p>duronius m active 97 bc</text:p>
          </table:table-cell>
          <table:table-cell office:value-type="string" calcext:value-type="string">
            <text:p>no</text:p>
          </table:table-cell>
          <table:table-cell office:value-type="float" office:value="42.4242424242424" calcext:value-type="float">
            <text:p>42.4242424242424</text:p>
          </table:table-cell>
          <table:table-cell table:number-columns-repeated="2" office:value-type="float" office:value="30.4347826086957" calcext:value-type="float">
            <text:p>30.4347826086957</text:p>
          </table:table-cell>
          <table:table-cell office:value-type="float" office:value="6.92211785194413" calcext:value-type="float">
            <text:p>6.92211785194413</text:p>
          </table:table-cell>
          <table:table-cell table:formula="of:=STDEV([.D990];[.E990])" office:value-type="float" office:value="8.47782833833673" calcext:value-type="float">
            <text:p>8.47782833833673</text:p>
          </table:table-cell>
          <table:table-cell table:formula="of:=STDEV([.D990];[.F990])" office:value-type="float" office:value="8.47782833833673" calcext:value-type="float">
            <text:p>8.47782833833673</text:p>
          </table:table-cell>
          <table:table-cell table:formula="of:=STDEV([.E990];[.F9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atti giovanni francesco</text:p>
          </table:table-cell>
          <table:table-cell office:value-type="string" calcext:value-type="string">
            <text:p>julius marathus 1st century bc</text:p>
          </table:table-cell>
          <table:table-cell office:value-type="string" calcext:value-type="string">
            <text:p>no</text:p>
          </table:table-cell>
          <table:table-cell office:value-type="float" office:value="42.3076923076923" calcext:value-type="float">
            <text:p>42.3076923076923</text:p>
          </table:table-cell>
          <table:table-cell office:value-type="float" office:value="39.2857142857143" calcext:value-type="float">
            <text:p>39.2857142857143</text:p>
          </table:table-cell>
          <table:table-cell office:value-type="float" office:value="39.2857142857143" calcext:value-type="float">
            <text:p>39.2857142857143</text:p>
          </table:table-cell>
          <table:table-cell office:value-type="float" office:value="1.74473982447415" calcext:value-type="float">
            <text:p>1.74473982447415</text:p>
          </table:table-cell>
          <table:table-cell table:formula="of:=STDEV([.D991];[.E991])" office:value-type="float" office:value="2.13686115193737" calcext:value-type="float">
            <text:p>2.13686115193737</text:p>
          </table:table-cell>
          <table:table-cell table:formula="of:=STDEV([.D991];[.F991])" office:value-type="float" office:value="2.13686115193737" calcext:value-type="float">
            <text:p>2.13686115193737</text:p>
          </table:table-cell>
          <table:table-cell table:formula="of:=STDEV([.E991];[.F9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rrhaus martin 14991564</text:p>
          </table:table-cell>
          <table:table-cell office:value-type="string" calcext:value-type="string">
            <text:p>bormann albert 18191882</text:p>
          </table:table-cell>
          <table:table-cell office:value-type="string" calcext:value-type="string">
            <text:p>no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42.5531914893617" calcext:value-type="float">
            <text:p>42.5531914893617</text:p>
          </table:table-cell>
          <table:table-cell office:value-type="float" office:value="42.5531914893617" calcext:value-type="float">
            <text:p>42.5531914893617</text:p>
          </table:table-cell>
          <table:table-cell office:value-type="float" office:value="0.258611542750112" calcext:value-type="float">
            <text:p>0.258611542750112</text:p>
          </table:table-cell>
          <table:table-cell table:formula="of:=STDEV([.D992];[.E992])" office:value-type="float" office:value="0.316733160665869" calcext:value-type="float">
            <text:p>0.316733160665869</text:p>
          </table:table-cell>
          <table:table-cell table:formula="of:=STDEV([.D992];[.F992])" office:value-type="float" office:value="0.316733160665864" calcext:value-type="float">
            <text:p>0.316733160665864</text:p>
          </table:table-cell>
          <table:table-cell table:formula="of:=STDEV([.E992];[.F9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jek z hajku tadeas 15251600</text:p>
          </table:table-cell>
          <table:table-cell office:value-type="string" calcext:value-type="string">
            <text:p>haraeus franciscus 15551631 or 1632</text:p>
          </table:table-cell>
          <table:table-cell office:value-type="string" calcext:value-type="string">
            <text:p>no</text:p>
          </table:table-cell>
          <table:table-cell office:value-type="float" office:value="42.1052631578947" calcext:value-type="float">
            <text:p>42.1052631578947</text:p>
          </table:table-cell>
          <table:table-cell table:number-columns-repeated="2" office:value-type="float" office:value="43.75" calcext:value-type="float">
            <text:p>43.75</text:p>
          </table:table-cell>
          <table:table-cell office:value-type="float" office:value="0.949589258535571" calcext:value-type="float">
            <text:p>0.949589258535571</text:p>
          </table:table-cell>
          <table:table-cell table:formula="of:=STDEV([.D993];[.E993])" office:value-type="float" office:value="1.16300457431998" calcext:value-type="float">
            <text:p>1.16300457431998</text:p>
          </table:table-cell>
          <table:table-cell table:formula="of:=STDEV([.D993];[.F993])" office:value-type="float" office:value="1.16300457431998" calcext:value-type="float">
            <text:p>1.16300457431998</text:p>
          </table:table-cell>
          <table:table-cell table:formula="of:=STDEV([.E993];[.F9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dt willem van der 15251588</text:p>
          </table:table-cell>
          <table:table-cell office:value-type="string" calcext:value-type="string">
            <text:p>lindinus poeta 5th or 5th6th century</text:p>
          </table:table-cell>
          <table:table-cell office:value-type="string" calcext:value-type="string">
            <text:p>no</text:p>
          </table:table-cell>
          <table:table-cell office:value-type="float" office:value="42.1052631578947" calcext:value-type="float">
            <text:p>42.105263157894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.21547425092553" calcext:value-type="float">
            <text:p>1.21547425092553</text:p>
          </table:table-cell>
          <table:table-cell table:formula="of:=STDEV([.D994];[.E994])" office:value-type="float" office:value="1.48864585512957" calcext:value-type="float">
            <text:p>1.48864585512957</text:p>
          </table:table-cell>
          <table:table-cell table:formula="of:=STDEV([.D994];[.F994])" office:value-type="float" office:value="1.48864585512957" calcext:value-type="float">
            <text:p>1.48864585512957</text:p>
          </table:table-cell>
          <table:table-cell table:formula="of:=STDEV([.E994];[.F9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lemera egidio de</text:p>
          </table:table-cell>
          <table:table-cell office:value-type="string" calcext:value-type="string">
            <text:p>burchardus abbot of bellevaux 1163</text:p>
          </table:table-cell>
          <table:table-cell office:value-type="string" calcext:value-type="string">
            <text:p>no</text:p>
          </table:table-cell>
          <table:table-cell office:value-type="float" office:value="42.1052631578947" calcext:value-type="float">
            <text:p>42.1052631578947</text:p>
          </table:table-cell>
          <table:table-cell table:number-columns-repeated="2" office:value-type="float" office:value="37.7358490566038" calcext:value-type="float">
            <text:p>37.7358490566038</text:p>
          </table:table-cell>
          <table:table-cell office:value-type="float" office:value="2.52268240758128" calcext:value-type="float">
            <text:p>2.52268240758128</text:p>
          </table:table-cell>
          <table:table-cell table:formula="of:=STDEV([.D995];[.E995])" office:value-type="float" office:value="3.08964234083496" calcext:value-type="float">
            <text:p>3.08964234083496</text:p>
          </table:table-cell>
          <table:table-cell table:formula="of:=STDEV([.D995];[.F995])" office:value-type="float" office:value="3.08964234083496" calcext:value-type="float">
            <text:p>3.08964234083496</text:p>
          </table:table-cell>
          <table:table-cell table:formula="of:=STDEV([.E995];[.F9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dona juan bautista</text:p>
          </table:table-cell>
          <table:table-cell office:value-type="string" calcext:value-type="string">
            <text:p>cardano girolamo 15011576</text:p>
          </table:table-cell>
          <table:table-cell office:value-type="string" calcext:value-type="string">
            <text:p>no</text:p>
          </table:table-cell>
          <table:table-cell office:value-type="float" office:value="42.1052631578947" calcext:value-type="float">
            <text:p>42.1052631578947</text:p>
          </table:table-cell>
          <table:table-cell table:number-columns-repeated="2" office:value-type="float" office:value="34.7826086956522" calcext:value-type="float">
            <text:p>34.7826086956522</text:p>
          </table:table-cell>
          <table:table-cell office:value-type="float" office:value="4.22773652495836" calcext:value-type="float">
            <text:p>4.22773652495836</text:p>
          </table:table-cell>
          <table:table-cell table:formula="of:=STDEV([.D996];[.E996])" office:value-type="float" office:value="5.17789862653765" calcext:value-type="float">
            <text:p>5.17789862653765</text:p>
          </table:table-cell>
          <table:table-cell table:formula="of:=STDEV([.D996];[.F996])" office:value-type="float" office:value="5.17789862653765" calcext:value-type="float">
            <text:p>5.17789862653765</text:p>
          </table:table-cell>
          <table:table-cell table:formula="of:=STDEV([.E996];[.F9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mus petrus 15151572</text:p>
          </table:table-cell>
          <table:table-cell office:value-type="string" calcext:value-type="string">
            <text:p>ram p f x pierre francois xavier de 18041865</text:p>
          </table:table-cell>
          <table:table-cell office:value-type="string" calcext:value-type="string">
            <text:p>no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33.8461538461538" calcext:value-type="float">
            <text:p>33.8461538461538</text:p>
          </table:table-cell>
          <table:table-cell office:value-type="float" office:value="33.8461538461539" calcext:value-type="float">
            <text:p>33.8461538461539</text:p>
          </table:table-cell>
          <table:table-cell office:value-type="float" office:value="4.76839898440015" calcext:value-type="float">
            <text:p>4.76839898440015</text:p>
          </table:table-cell>
          <table:table-cell table:formula="of:=STDEV([.D997];[.E997])" office:value-type="float" office:value="5.84007220089295" calcext:value-type="float">
            <text:p>5.84007220089295</text:p>
          </table:table-cell>
          <table:table-cell table:formula="of:=STDEV([.D997];[.F997])" office:value-type="float" office:value="5.84007220089294" calcext:value-type="float">
            <text:p>5.84007220089294</text:p>
          </table:table-cell>
          <table:table-cell table:formula="of:=STDEV([.E997];[.F9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oli andrea</text:p>
          </table:table-cell>
          <table:table-cell office:value-type="string" calcext:value-type="string">
            <text:p>arbonius silo</text:p>
          </table:table-cell>
          <table:table-cell office:value-type="string" calcext:value-type="string">
            <text:p>no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6.54486135113745" calcext:value-type="float">
            <text:p>6.54486135113745</text:p>
          </table:table-cell>
          <table:table-cell table:formula="of:=STDEV([.D998];[.E998])" office:value-type="float" office:value="8.01578537377462" calcext:value-type="float">
            <text:p>8.01578537377462</text:p>
          </table:table-cell>
          <table:table-cell table:formula="of:=STDEV([.D998];[.F998])" office:value-type="float" office:value="8.01578537377463" calcext:value-type="float">
            <text:p>8.01578537377463</text:p>
          </table:table-cell>
          <table:table-cell table:formula="of:=STDEV([.E998];[.F9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dza michal miloslav 18111870</text:p>
          </table:table-cell>
          <table:table-cell office:value-type="string" calcext:value-type="string">
            <text:p>milo monk of saintamand</text:p>
          </table:table-cell>
          <table:table-cell office:value-type="string" calcext:value-type="string">
            <text:p>no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30.188679245283" calcext:value-type="float">
            <text:p>30.188679245283</text:p>
          </table:table-cell>
          <table:table-cell office:value-type="float" office:value="30.188679245283" calcext:value-type="float">
            <text:p>30.188679245283</text:p>
          </table:table-cell>
          <table:table-cell office:value-type="float" office:value="6.88004292976714" calcext:value-type="float">
            <text:p>6.88004292976714</text:p>
          </table:table-cell>
          <table:table-cell table:formula="of:=STDEV([.D999];[.E999])" office:value-type="float" office:value="8.42629729318627" calcext:value-type="float">
            <text:p>8.42629729318627</text:p>
          </table:table-cell>
          <table:table-cell table:formula="of:=STDEV([.D999];[.F999])" office:value-type="float" office:value="8.42629729318626" calcext:value-type="float">
            <text:p>8.42629729318626</text:p>
          </table:table-cell>
          <table:table-cell table:formula="of:=STDEV([.E999];[.F9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hchevskii barlaam d 1774 from old catalog</text:p>
          </table:table-cell>
          <table:table-cell office:value-type="string" calcext:value-type="string">
            <text:p>lascaris janus 14451535</text:p>
          </table:table-cell>
          <table:table-cell office:value-type="string" calcext:value-type="string">
            <text:p>no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29.8507462686567" calcext:value-type="float">
            <text:p>29.8507462686567</text:p>
          </table:table-cell>
          <table:table-cell office:value-type="float" office:value="29.8507462686567" calcext:value-type="float">
            <text:p>29.8507462686567</text:p>
          </table:table-cell>
          <table:table-cell office:value-type="float" office:value="7.07514862479038" calcext:value-type="float">
            <text:p>7.07514862479038</text:p>
          </table:table-cell>
          <table:table-cell table:formula="of:=STDEV([.D1000];[.E1000])" office:value-type="float" office:value="8.66525199254527" calcext:value-type="float">
            <text:p>8.66525199254527</text:p>
          </table:table-cell>
          <table:table-cell table:formula="of:=STDEV([.D1000];[.F1000])" office:value-type="float" office:value="8.66525199254528" calcext:value-type="float">
            <text:p>8.66525199254528</text:p>
          </table:table-cell>
          <table:table-cell table:formula="of:=STDEV([.E1000];[.F10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schi giovanni battista obispo de sarsina</text:p>
          </table:table-cell>
          <table:table-cell office:value-type="string" calcext:value-type="string">
            <text:p>brask hans 14641538</text:p>
          </table:table-cell>
          <table:table-cell office:value-type="string" calcext:value-type="string">
            <text:p>no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29.0322580645161" calcext:value-type="float">
            <text:p>29.0322580645161</text:p>
          </table:table-cell>
          <table:table-cell office:value-type="float" office:value="29.0322580645161" calcext:value-type="float">
            <text:p>29.0322580645161</text:p>
          </table:table-cell>
          <table:table-cell office:value-type="float" office:value="7.54770300977949" calcext:value-type="float">
            <text:p>7.54770300977949</text:p>
          </table:table-cell>
          <table:table-cell table:formula="of:=STDEV([.D1001];[.E1001])" office:value-type="float" office:value="9.24401055201429" calcext:value-type="float">
            <text:p>9.24401055201429</text:p>
          </table:table-cell>
          <table:table-cell table:formula="of:=STDEV([.D1001];[.F1001])" office:value-type="float" office:value="9.24401055201429" calcext:value-type="float">
            <text:p>9.24401055201429</text:p>
          </table:table-cell>
          <table:table-cell table:formula="of:=STDEV([.E1001];[.F10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guseo giorgio</text:p>
          </table:table-cell>
          <table:table-cell office:value-type="string" calcext:value-type="string">
            <text:p>rabirio andreas active 16th century</text:p>
          </table:table-cell>
          <table:table-cell office:value-type="string" calcext:value-type="string">
            <text:p>no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8.14367748120103" calcext:value-type="float">
            <text:p>8.14367748120103</text:p>
          </table:table-cell>
          <table:table-cell table:formula="of:=STDEV([.D1002];[.E1002])" office:value-type="float" office:value="9.97392722936814" calcext:value-type="float">
            <text:p>9.97392722936814</text:p>
          </table:table-cell>
          <table:table-cell table:formula="of:=STDEV([.D1002];[.F1002])" office:value-type="float" office:value="9.97392722936814" calcext:value-type="float">
            <text:p>9.97392722936814</text:p>
          </table:table-cell>
          <table:table-cell table:formula="of:=STDEV([.E1002];[.F10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efenhain rudolf 1867</text:p>
          </table:table-cell>
          <table:table-cell office:value-type="string" calcext:value-type="string">
            <text:p>graevius joannes georgius 16321703</text:p>
          </table:table-cell>
          <table:table-cell office:value-type="string" calcext:value-type="string">
            <text:p>no</text:p>
          </table:table-cell>
          <table:table-cell office:value-type="float" office:value="41.8604651162791" calcext:value-type="float">
            <text:p>41.8604651162791</text:p>
          </table:table-cell>
          <table:table-cell office:value-type="float" office:value="38.5964912280702" calcext:value-type="float">
            <text:p>38.5964912280702</text:p>
          </table:table-cell>
          <table:table-cell office:value-type="float" office:value="38.5964912280702" calcext:value-type="float">
            <text:p>38.5964912280702</text:p>
          </table:table-cell>
          <table:table-cell office:value-type="float" office:value="1.88445620298531" calcext:value-type="float">
            <text:p>1.88445620298531</text:p>
          </table:table-cell>
          <table:table-cell table:formula="of:=STDEV([.D1003];[.E1003])" office:value-type="float" office:value="2.30797806996833" calcext:value-type="float">
            <text:p>2.30797806996833</text:p>
          </table:table-cell>
          <table:table-cell table:formula="of:=STDEV([.D1003];[.F1003])" office:value-type="float" office:value="2.30797806996833" calcext:value-type="float">
            <text:p>2.30797806996833</text:p>
          </table:table-cell>
          <table:table-cell table:formula="of:=STDEV([.E1003];[.F10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vallin samuel gustaf b 1828</text:p>
          </table:table-cell>
          <table:table-cell office:value-type="string" calcext:value-type="string">
            <text:p>caussin nicolas 15831651</text:p>
          </table:table-cell>
          <table:table-cell office:value-type="string" calcext:value-type="string">
            <text:p>no</text:p>
          </table:table-cell>
          <table:table-cell office:value-type="float" office:value="41.8604651162791" calcext:value-type="float">
            <text:p>41.8604651162791</text:p>
          </table:table-cell>
          <table:table-cell table:number-columns-repeated="2" office:value-type="float" office:value="37.7358490566038" calcext:value-type="float">
            <text:p>37.7358490566038</text:p>
          </table:table-cell>
          <table:table-cell office:value-type="float" office:value="2.38134819235738" calcext:value-type="float">
            <text:p>2.38134819235738</text:p>
          </table:table-cell>
          <table:table-cell table:formula="of:=STDEV([.D1004];[.E1004])" office:value-type="float" office:value="2.91654398558734" calcext:value-type="float">
            <text:p>2.91654398558734</text:p>
          </table:table-cell>
          <table:table-cell table:formula="of:=STDEV([.D1004];[.F1004])" office:value-type="float" office:value="2.91654398558734" calcext:value-type="float">
            <text:p>2.91654398558734</text:p>
          </table:table-cell>
          <table:table-cell table:formula="of:=STDEV([.E1004];[.F10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auch ludwig</text:p>
          </table:table-cell>
          <table:table-cell office:value-type="string" calcext:value-type="string">
            <text:p>stegmann carl</text:p>
          </table:table-cell>
          <table:table-cell office:value-type="string" calcext:value-type="string">
            <text:p>no</text:p>
          </table:table-cell>
          <table:table-cell office:value-type="float" office:value="41.6666666666667" calcext:value-type="float">
            <text:p>41.6666666666667</text:p>
          </table:table-cell>
          <table:table-cell table:number-columns-repeated="2" office:value-type="float" office:value="37.037037037037" calcext:value-type="float">
            <text:p>37.037037037037</text:p>
          </table:table-cell>
          <table:table-cell office:value-type="float" office:value="2.67291791291493" calcext:value-type="float">
            <text:p>2.67291791291493</text:p>
          </table:table-cell>
          <table:table-cell table:formula="of:=STDEV([.D1005];[.E1005])" office:value-type="float" office:value="3.27364250549327" calcext:value-type="float">
            <text:p>3.27364250549327</text:p>
          </table:table-cell>
          <table:table-cell table:formula="of:=STDEV([.D1005];[.F1005])" office:value-type="float" office:value="3.27364250549327" calcext:value-type="float">
            <text:p>3.27364250549327</text:p>
          </table:table-cell>
          <table:table-cell table:formula="of:=STDEV([.E1005];[.F10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auch ludovicus</text:p>
          </table:table-cell>
          <table:table-cell office:value-type="string" calcext:value-type="string">
            <text:p>stegmann carl</text:p>
          </table:table-cell>
          <table:table-cell office:value-type="string" calcext:value-type="string">
            <text:p>no</text:p>
          </table:table-cell>
          <table:table-cell office:value-type="float" office:value="41.6666666666667" calcext:value-type="float">
            <text:p>41.666666666666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4.81125224324688" calcext:value-type="float">
            <text:p>4.81125224324688</text:p>
          </table:table-cell>
          <table:table-cell table:formula="of:=STDEV([.D1006];[.E1006])" office:value-type="float" office:value="5.8925565098879" calcext:value-type="float">
            <text:p>5.8925565098879</text:p>
          </table:table-cell>
          <table:table-cell table:formula="of:=STDEV([.D1006];[.F1006])" office:value-type="float" office:value="5.89255650988789" calcext:value-type="float">
            <text:p>5.89255650988789</text:p>
          </table:table-cell>
          <table:table-cell table:formula="of:=STDEV([.E1006];[.F10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et paul 16191667</text:p>
          </table:table-cell>
          <table:table-cell office:value-type="string" calcext:value-type="string">
            <text:p>vopiscus flavius</text:p>
          </table:table-cell>
          <table:table-cell office:value-type="string" calcext:value-type="string">
            <text:p>no</text:p>
          </table:table-cell>
          <table:table-cell office:value-type="float" office:value="41.6666666666667" calcext:value-type="float">
            <text:p>41.6666666666667</text:p>
          </table:table-cell>
          <table:table-cell table:number-columns-repeated="2" office:value-type="float" office:value="29.4117647058823" calcext:value-type="float">
            <text:p>29.4117647058823</text:p>
          </table:table-cell>
          <table:table-cell office:value-type="float" office:value="7.0753709459513" calcext:value-type="float">
            <text:p>7.0753709459513</text:p>
          </table:table-cell>
          <table:table-cell table:formula="of:=STDEV([.D1007];[.E1007])" office:value-type="float" office:value="8.66552427924691" calcext:value-type="float">
            <text:p>8.66552427924691</text:p>
          </table:table-cell>
          <table:table-cell table:formula="of:=STDEV([.D1007];[.F1007])" office:value-type="float" office:value="8.66552427924691" calcext:value-type="float">
            <text:p>8.66552427924691</text:p>
          </table:table-cell>
          <table:table-cell table:formula="of:=STDEV([.E1007];[.F10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rmuth carl</text:p>
          </table:table-cell>
          <table:table-cell office:value-type="string" calcext:value-type="string">
            <text:p>wernsdorf johann christian 17231793</text:p>
          </table:table-cell>
          <table:table-cell office:value-type="string" calcext:value-type="string">
            <text:p>no</text:p>
          </table:table-cell>
          <table:table-cell office:value-type="float" office:value="41.6666666666667" calcext:value-type="float">
            <text:p>41.6666666666667</text:p>
          </table:table-cell>
          <table:table-cell office:value-type="float" office:value="25.531914893617" calcext:value-type="float">
            <text:p>25.531914893617</text:p>
          </table:table-cell>
          <table:table-cell office:value-type="float" office:value="25.531914893617" calcext:value-type="float">
            <text:p>25.531914893617</text:p>
          </table:table-cell>
          <table:table-cell office:value-type="float" office:value="9.315403279478" calcext:value-type="float">
            <text:p>9.315403279478</text:p>
          </table:table-cell>
          <table:table-cell table:formula="of:=STDEV([.D1008];[.E1008])" office:value-type="float" office:value="11.4089923914851" calcext:value-type="float">
            <text:p>11.4089923914851</text:p>
          </table:table-cell>
          <table:table-cell table:formula="of:=STDEV([.D1008];[.F1008])" office:value-type="float" office:value="11.4089923914851" calcext:value-type="float">
            <text:p>11.4089923914851</text:p>
          </table:table-cell>
          <table:table-cell table:formula="of:=STDEV([.E1008];[.F10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 a h g p van den</text:p>
          </table:table-cell>
          <table:table-cell office:value-type="string" calcext:value-type="string">
            <text:p>spartianus aelius</text:p>
          </table:table-cell>
          <table:table-cell office:value-type="string" calcext:value-type="string">
            <text:p>no</text:p>
          </table:table-cell>
          <table:table-cell office:value-type="float" office:value="41.3793103448276" calcext:value-type="float">
            <text:p>41.379310344827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.796345198882247" calcext:value-type="float">
            <text:p>0.796345198882247</text:p>
          </table:table-cell>
          <table:table-cell table:formula="of:=STDEV([.D1009];[.E1009])" office:value-type="float" office:value="0.975319698188347" calcext:value-type="float">
            <text:p>0.975319698188347</text:p>
          </table:table-cell>
          <table:table-cell table:formula="of:=STDEV([.D1009];[.F1009])" office:value-type="float" office:value="0.975319698188347" calcext:value-type="float">
            <text:p>0.975319698188347</text:p>
          </table:table-cell>
          <table:table-cell table:formula="of:=STDEV([.E1009];[.F10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lle jacques van de 15991690</text:p>
          </table:table-cell>
          <table:table-cell office:value-type="string" calcext:value-type="string">
            <text:p>thomas waleys approximately 12871350</text:p>
          </table:table-cell>
          <table:table-cell office:value-type="string" calcext:value-type="string">
            <text:p>no</text:p>
          </table:table-cell>
          <table:table-cell office:value-type="float" office:value="41.3793103448276" calcext:value-type="float">
            <text:p>41.379310344827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.796345198882247" calcext:value-type="float">
            <text:p>0.796345198882247</text:p>
          </table:table-cell>
          <table:table-cell table:formula="of:=STDEV([.D1010];[.E1010])" office:value-type="float" office:value="0.975319698188347" calcext:value-type="float">
            <text:p>0.975319698188347</text:p>
          </table:table-cell>
          <table:table-cell table:formula="of:=STDEV([.D1010];[.F1010])" office:value-type="float" office:value="0.975319698188347" calcext:value-type="float">
            <text:p>0.975319698188347</text:p>
          </table:table-cell>
          <table:table-cell table:formula="of:=STDEV([.E1010];[.F10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ranza alonso</text:p>
          </table:table-cell>
          <table:table-cell office:value-type="string" calcext:value-type="string">
            <text:p>carrion louis 15471595</text:p>
          </table:table-cell>
          <table:table-cell office:value-type="string" calcext:value-type="string">
            <text:p>no</text:p>
          </table:table-cell>
          <table:table-cell office:value-type="float" office:value="41.3793103448276" calcext:value-type="float">
            <text:p>41.3793103448276</text:p>
          </table:table-cell>
          <table:table-cell table:number-columns-repeated="2" office:value-type="float" office:value="32.4324324324324" calcext:value-type="float">
            <text:p>32.4324324324324</text:p>
          </table:table-cell>
          <table:table-cell office:value-type="float" office:value="5.16548237112806" calcext:value-type="float">
            <text:p>5.16548237112806</text:p>
          </table:table-cell>
          <table:table-cell table:formula="of:=STDEV([.D1011];[.E1011])" office:value-type="float" office:value="6.32639804230276" calcext:value-type="float">
            <text:p>6.32639804230276</text:p>
          </table:table-cell>
          <table:table-cell table:formula="of:=STDEV([.D1011];[.F1011])" office:value-type="float" office:value="6.32639804230276" calcext:value-type="float">
            <text:p>6.32639804230276</text:p>
          </table:table-cell>
          <table:table-cell table:formula="of:=STDEV([.E1011];[.F10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bn arabshah ahmad ibn muhammad 13921450</text:p>
          </table:table-cell>
          <table:table-cell office:value-type="string" calcext:value-type="string">
            <text:p>avicenna 9801037</text:p>
          </table:table-cell>
          <table:table-cell office:value-type="string" calcext:value-type="string">
            <text:p>no</text:p>
          </table:table-cell>
          <table:table-cell office:value-type="float" office:value="41.3793103448276" calcext:value-type="float">
            <text:p>41.3793103448276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32.1428571428571" calcext:value-type="float">
            <text:p>32.1428571428571</text:p>
          </table:table-cell>
          <table:table-cell office:value-type="float" office:value="5.77022104959318" calcext:value-type="float">
            <text:p>5.77022104959318</text:p>
          </table:table-cell>
          <table:table-cell table:formula="of:=STDEV([.D1012];[.E1012])" office:value-type="float" office:value="7.5024592168334" calcext:value-type="float">
            <text:p>7.5024592168334</text:p>
          </table:table-cell>
          <table:table-cell table:formula="of:=STDEV([.D1012];[.F1012])" office:value-type="float" office:value="6.53115869322551" calcext:value-type="float">
            <text:p>6.53115869322551</text:p>
          </table:table-cell>
          <table:table-cell table:formula="of:=STDEV([.E1012];[.F1012])" office:value-type="float" office:value="0.971300523607889" calcext:value-type="float">
            <text:p>0.971300523607889</text:p>
          </table:table-cell>
        </table:table-row>
        <table:table-row table:style-name="ro1">
          <table:table-cell office:value-type="string" calcext:value-type="string">
            <text:p>corssen peter 1856</text:p>
          </table:table-cell>
          <table:table-cell office:value-type="string" calcext:value-type="string">
            <text:p>corvinus laurentius</text:p>
          </table:table-cell>
          <table:table-cell office:value-type="string" calcext:value-type="string">
            <text:p>no</text:p>
          </table:table-cell>
          <table:table-cell office:value-type="float" office:value="41.1764705882353" calcext:value-type="float">
            <text:p>41.1764705882353</text:p>
          </table:table-cell>
          <table:table-cell table:number-columns-repeated="2" office:value-type="float" office:value="37.8378378378378" calcext:value-type="float">
            <text:p>37.8378378378378</text:p>
          </table:table-cell>
          <table:table-cell office:value-type="float" office:value="1.92756051716727" calcext:value-type="float">
            <text:p>1.92756051716727</text:p>
          </table:table-cell>
          <table:table-cell table:formula="of:=STDEV([.D1013];[.E1013])" office:value-type="float" office:value="2.36076985769753" calcext:value-type="float">
            <text:p>2.36076985769753</text:p>
          </table:table-cell>
          <table:table-cell table:formula="of:=STDEV([.D1013];[.F1013])" office:value-type="float" office:value="2.36076985769753" calcext:value-type="float">
            <text:p>2.36076985769753</text:p>
          </table:table-cell>
          <table:table-cell table:formula="of:=STDEV([.E1013];[.F10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is the carthusian 14021471</text:p>
          </table:table-cell>
          <table:table-cell office:value-type="string" calcext:value-type="string">
            <text:p>denisot nicolas 15151559</text:p>
          </table:table-cell>
          <table:table-cell office:value-type="string" calcext:value-type="string">
            <text:p>no</text:p>
          </table:table-cell>
          <table:table-cell office:value-type="float" office:value="41.1764705882353" calcext:value-type="float">
            <text:p>41.1764705882353</text:p>
          </table:table-cell>
          <table:table-cell table:number-columns-repeated="2" office:value-type="float" office:value="37.7358490566038" calcext:value-type="float">
            <text:p>37.7358490566038</text:p>
          </table:table-cell>
          <table:table-cell office:value-type="float" office:value="1.98644376746708" calcext:value-type="float">
            <text:p>1.98644376746708</text:p>
          </table:table-cell>
          <table:table-cell table:formula="of:=STDEV([.D1014];[.E1014])" office:value-type="float" office:value="2.43288681651309" calcext:value-type="float">
            <text:p>2.43288681651309</text:p>
          </table:table-cell>
          <table:table-cell table:formula="of:=STDEV([.D1014];[.F1014])" office:value-type="float" office:value="2.43288681651309" calcext:value-type="float">
            <text:p>2.43288681651309</text:p>
          </table:table-cell>
          <table:table-cell table:formula="of:=STDEV([.E1014];[.F10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der franz 1855</text:p>
          </table:table-cell>
          <table:table-cell office:value-type="string" calcext:value-type="string">
            <text:p>hardouin jean 16461729</text:p>
          </table:table-cell>
          <table:table-cell office:value-type="string" calcext:value-type="string">
            <text:p>no</text:p>
          </table:table-cell>
          <table:table-cell office:value-type="float" office:value="41.1764705882353" calcext:value-type="float">
            <text:p>41.1764705882353</text:p>
          </table:table-cell>
          <table:table-cell office:value-type="float" office:value="35.8974358974359" calcext:value-type="float">
            <text:p>35.8974358974359</text:p>
          </table:table-cell>
          <table:table-cell office:value-type="float" office:value="35.8974358974359" calcext:value-type="float">
            <text:p>35.8974358974359</text:p>
          </table:table-cell>
          <table:table-cell office:value-type="float" office:value="3.0478520997944" calcext:value-type="float">
            <text:p>3.0478520997944</text:p>
          </table:table-cell>
          <table:table-cell table:formula="of:=STDEV([.D1015];[.E1015])" office:value-type="float" office:value="3.73284122798328" calcext:value-type="float">
            <text:p>3.73284122798328</text:p>
          </table:table-cell>
          <table:table-cell table:formula="of:=STDEV([.D1015];[.F1015])" office:value-type="float" office:value="3.73284122798328" calcext:value-type="float">
            <text:p>3.73284122798328</text:p>
          </table:table-cell>
          <table:table-cell table:formula="of:=STDEV([.E1015];[.F10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los giuseppe d 1674</text:p>
          </table:table-cell>
          <table:table-cell office:value-type="string" calcext:value-type="string">
            <text:p>sulla lucius cornelius</text:p>
          </table:table-cell>
          <table:table-cell office:value-type="string" calcext:value-type="string">
            <text:p>no</text:p>
          </table:table-cell>
          <table:table-cell office:value-type="float" office:value="41.1764705882353" calcext:value-type="float">
            <text:p>41.1764705882353</text:p>
          </table:table-cell>
          <table:table-cell table:number-columns-repeated="2" office:value-type="float" office:value="32.5581395348837" calcext:value-type="float">
            <text:p>32.5581395348837</text:p>
          </table:table-cell>
          <table:table-cell office:value-type="float" office:value="4.97579575361784" calcext:value-type="float">
            <text:p>4.97579575361784</text:p>
          </table:table-cell>
          <table:table-cell table:formula="of:=STDEV([.D1016];[.E1016])" office:value-type="float" office:value="6.0940803303355" calcext:value-type="float">
            <text:p>6.0940803303355</text:p>
          </table:table-cell>
          <table:table-cell table:formula="of:=STDEV([.D1016];[.F1016])" office:value-type="float" office:value="6.0940803303355" calcext:value-type="float">
            <text:p>6.0940803303355</text:p>
          </table:table-cell>
          <table:table-cell table:formula="of:=STDEV([.E1016];[.F10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dro andrzej maksymilian approximately 16201679</text:p>
          </table:table-cell>
          <table:table-cell office:value-type="string" calcext:value-type="string">
            <text:p>fredegis of tours</text:p>
          </table:table-cell>
          <table:table-cell office:value-type="string" calcext:value-type="string">
            <text:p>no</text:p>
          </table:table-cell>
          <table:table-cell office:value-type="float" office:value="41.1764705882353" calcext:value-type="float">
            <text:p>41.1764705882353</text:p>
          </table:table-cell>
          <table:table-cell office:value-type="float" office:value="21.2121212121212" calcext:value-type="float">
            <text:p>21.2121212121212</text:p>
          </table:table-cell>
          <table:table-cell office:value-type="float" office:value="21.2121212121212" calcext:value-type="float">
            <text:p>21.2121212121212</text:p>
          </table:table-cell>
          <table:table-cell office:value-type="float" office:value="11.5264224864952" calcext:value-type="float">
            <text:p>11.5264224864952</text:p>
          </table:table-cell>
          <table:table-cell table:formula="of:=STDEV([.D1017];[.E1017])" office:value-type="float" office:value="14.1169268258277" calcext:value-type="float">
            <text:p>14.1169268258277</text:p>
          </table:table-cell>
          <table:table-cell table:formula="of:=STDEV([.D1017];[.F1017])" office:value-type="float" office:value="14.1169268258277" calcext:value-type="float">
            <text:p>14.1169268258277</text:p>
          </table:table-cell>
          <table:table-cell table:formula="of:=STDEV([.E1017];[.F10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arte y molina ignacio de</text:p>
          </table:table-cell>
          <table:table-cell office:value-type="string" calcext:value-type="string">
            <text:p>lascaris janus 14451535</text:p>
          </table:table-cell>
          <table:table-cell office:value-type="string" calcext:value-type="string">
            <text:p>no</text:p>
          </table:table-cell>
          <table:table-cell office:value-type="float" office:value="41.025641025641" calcext:value-type="float">
            <text:p>41.02564102564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.90155519900427" calcext:value-type="float">
            <text:p>2.90155519900427</text:p>
          </table:table-cell>
          <table:table-cell table:formula="of:=STDEV([.D1018];[.E1018])" office:value-type="float" office:value="3.55366484904008" calcext:value-type="float">
            <text:p>3.55366484904008</text:p>
          </table:table-cell>
          <table:table-cell table:formula="of:=STDEV([.D1018];[.F1018])" office:value-type="float" office:value="3.55366484904008" calcext:value-type="float">
            <text:p>3.55366484904008</text:p>
          </table:table-cell>
          <table:table-cell table:formula="of:=STDEV([.E1018];[.F10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etz heinrich 18171891</text:p>
          </table:table-cell>
          <table:table-cell office:value-type="string" calcext:value-type="string">
            <text:p>graevius joannes georgius 16321703</text:p>
          </table:table-cell>
          <table:table-cell office:value-type="string" calcext:value-type="string">
            <text:p>no</text:p>
          </table:table-cell>
          <table:table-cell office:value-type="float" office:value="41.025641025641" calcext:value-type="float">
            <text:p>41.025641025641</text:p>
          </table:table-cell>
          <table:table-cell office:value-type="float" office:value="34.4827586206897" calcext:value-type="float">
            <text:p>34.4827586206897</text:p>
          </table:table-cell>
          <table:table-cell office:value-type="float" office:value="34.4827586206897" calcext:value-type="float">
            <text:p>34.4827586206897</text:p>
          </table:table-cell>
          <table:table-cell office:value-type="float" office:value="3.77753491777474" calcext:value-type="float">
            <text:p>3.77753491777474</text:p>
          </table:table-cell>
          <table:table-cell table:formula="of:=STDEV([.D1019];[.E1019])" office:value-type="float" office:value="4.62651651704726" calcext:value-type="float">
            <text:p>4.62651651704726</text:p>
          </table:table-cell>
          <table:table-cell table:formula="of:=STDEV([.D1019];[.F1019])" office:value-type="float" office:value="4.62651651704726" calcext:value-type="float">
            <text:p>4.62651651704726</text:p>
          </table:table-cell>
          <table:table-cell table:formula="of:=STDEV([.E1019];[.F10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racci ippolito 16041675</text:p>
          </table:table-cell>
          <table:table-cell office:value-type="string" calcext:value-type="string">
            <text:p>marullo tarcaniota michele</text:p>
          </table:table-cell>
          <table:table-cell office:value-type="string" calcext:value-type="string">
            <text:p>no</text:p>
          </table:table-cell>
          <table:table-cell office:value-type="float" office:value="41.025641025641" calcext:value-type="float">
            <text:p>41.025641025641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5.9215412224577" calcext:value-type="float">
            <text:p>5.9215412224577</text:p>
          </table:table-cell>
          <table:table-cell table:formula="of:=STDEV([.D1020];[.E1020])" office:value-type="float" office:value="7.25237724293894" calcext:value-type="float">
            <text:p>7.25237724293894</text:p>
          </table:table-cell>
          <table:table-cell table:formula="of:=STDEV([.D1020];[.F1020])" office:value-type="float" office:value="7.25237724293895" calcext:value-type="float">
            <text:p>7.25237724293895</text:p>
          </table:table-cell>
          <table:table-cell table:formula="of:=STDEV([.E1020];[.F10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hagun y villasante diego</text:p>
          </table:table-cell>
          <table:table-cell office:value-type="string" calcext:value-type="string">
            <text:p>saenz de aguirre jose 16301699</text:p>
          </table:table-cell>
          <table:table-cell office:value-type="string" calcext:value-type="string">
            <text:p>no</text:p>
          </table:table-cell>
          <table:table-cell office:value-type="float" office:value="41.025641025641" calcext:value-type="float">
            <text:p>41.025641025641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office:value-type="float" office:value="7.19044291298435" calcext:value-type="float">
            <text:p>7.19044291298435</text:p>
          </table:table-cell>
          <table:table-cell table:formula="of:=STDEV([.D1021];[.E1021])" office:value-type="float" office:value="8.80645808071158" calcext:value-type="float">
            <text:p>8.80645808071158</text:p>
          </table:table-cell>
          <table:table-cell table:formula="of:=STDEV([.D1021];[.F1021])" office:value-type="float" office:value="8.80645808071158" calcext:value-type="float">
            <text:p>8.80645808071158</text:p>
          </table:table-cell>
          <table:table-cell table:formula="of:=STDEV([.E1021];[.F10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idio da presentacao osa</text:p>
          </table:table-cell>
          <table:table-cell office:value-type="string" calcext:value-type="string">
            <text:p>giles of rome archbishop of bourges approximately 12431316</text:p>
          </table:table-cell>
          <table:table-cell office:value-type="string" calcext:value-type="string">
            <text:p>no</text:p>
          </table:table-cell>
          <table:table-cell office:value-type="float" office:value="41.025641025641" calcext:value-type="float">
            <text:p>41.025641025641</text:p>
          </table:table-cell>
          <table:table-cell office:value-type="float" office:value="27.5" calcext:value-type="float">
            <text:p>27.5</text:p>
          </table:table-cell>
          <table:table-cell office:value-type="float" office:value="26.5060240963855" calcext:value-type="float">
            <text:p>26.5060240963855</text:p>
          </table:table-cell>
          <table:table-cell office:value-type="float" office:value="8.11120859288545" calcext:value-type="float">
            <text:p>8.11120859288545</text:p>
          </table:table-cell>
          <table:table-cell table:formula="of:=STDEV([.D1022];[.E1022])" office:value-type="float" office:value="9.56407248912574" calcext:value-type="float">
            <text:p>9.56407248912574</text:p>
          </table:table-cell>
          <table:table-cell table:formula="of:=STDEV([.D1022];[.F1022])" office:value-type="float" office:value="10.2669195909075" calcext:value-type="float">
            <text:p>10.2669195909075</text:p>
          </table:table-cell>
          <table:table-cell table:formula="of:=STDEV([.E1022];[.F1022])" office:value-type="float" office:value="0.702847101781812" calcext:value-type="float">
            <text:p>0.702847101781812</text:p>
          </table:table-cell>
        </table:table-row>
        <table:table-row table:style-name="ro1">
          <table:table-cell office:value-type="string" calcext:value-type="string">
            <text:p>bludau august 18621930</text:p>
          </table:table-cell>
          <table:table-cell office:value-type="string" calcext:value-type="string">
            <text:p>blund john approximately 11851248</text:p>
          </table:table-cell>
          <table:table-cell office:value-type="string" calcext:value-type="string">
            <text:p>no</text:p>
          </table:table-cell>
          <table:table-cell office:value-type="float" office:value="40.9090909090909" calcext:value-type="float">
            <text:p>40.909090909090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.524863881081477" calcext:value-type="float">
            <text:p>0.524863881081477</text:p>
          </table:table-cell>
          <table:table-cell table:formula="of:=STDEV([.D1023];[.E1023])" office:value-type="float" office:value="0.642824346533223" calcext:value-type="float">
            <text:p>0.642824346533223</text:p>
          </table:table-cell>
          <table:table-cell table:formula="of:=STDEV([.D1023];[.F1023])" office:value-type="float" office:value="0.642824346533223" calcext:value-type="float">
            <text:p>0.642824346533223</text:p>
          </table:table-cell>
          <table:table-cell table:formula="of:=STDEV([.E1023];[.F10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rant jeanetienne 15341589</text:p>
          </table:table-cell>
          <table:table-cell office:value-type="string" calcext:value-type="string">
            <text:p>durand guillaume approximately 12301296</text:p>
          </table:table-cell>
          <table:table-cell office:value-type="string" calcext:value-type="string">
            <text:p>no</text:p>
          </table:table-cell>
          <table:table-cell office:value-type="float" office:value="40.9090909090909" calcext:value-type="float">
            <text:p>40.9090909090909</text:p>
          </table:table-cell>
          <table:table-cell table:number-columns-repeated="2" office:value-type="float" office:value="39.3939393939394" calcext:value-type="float">
            <text:p>39.3939393939394</text:p>
          </table:table-cell>
          <table:table-cell office:value-type="float" office:value="0.874773135135797" calcext:value-type="float">
            <text:p>0.874773135135797</text:p>
          </table:table-cell>
          <table:table-cell table:formula="of:=STDEV([.D1024];[.E1024])" office:value-type="float" office:value="1.07137391088871" calcext:value-type="float">
            <text:p>1.07137391088871</text:p>
          </table:table-cell>
          <table:table-cell table:formula="of:=STDEV([.D1024];[.F1024])" office:value-type="float" office:value="1.07137391088871" calcext:value-type="float">
            <text:p>1.07137391088871</text:p>
          </table:table-cell>
          <table:table-cell table:formula="of:=STDEV([.E1024];[.F10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rromini francesco 15991667</text:p>
          </table:table-cell>
          <table:table-cell office:value-type="string" calcext:value-type="string">
            <text:p>borino giovanni battista</text:p>
          </table:table-cell>
          <table:table-cell office:value-type="string" calcext:value-type="string">
            <text:p>no</text:p>
          </table:table-cell>
          <table:table-cell office:value-type="float" office:value="40.9090909090909" calcext:value-type="float">
            <text:p>40.9090909090909</text:p>
          </table:table-cell>
          <table:table-cell table:number-columns-repeated="2" office:value-type="float" office:value="34.6153846153846" calcext:value-type="float">
            <text:p>34.6153846153846</text:p>
          </table:table-cell>
          <table:table-cell office:value-type="float" office:value="3.63367302287177" calcext:value-type="float">
            <text:p>3.63367302287177</text:p>
          </table:table-cell>
          <table:table-cell table:formula="of:=STDEV([.D1025];[.E1025])" office:value-type="float" office:value="4.45032239907617" calcext:value-type="float">
            <text:p>4.45032239907617</text:p>
          </table:table-cell>
          <table:table-cell table:formula="of:=STDEV([.D1025];[.F1025])" office:value-type="float" office:value="4.45032239907617" calcext:value-type="float">
            <text:p>4.45032239907617</text:p>
          </table:table-cell>
          <table:table-cell table:formula="of:=STDEV([.E1025];[.F10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rnsperger johann andreas active 16th century17th century</text:p>
          </table:table-cell>
          <table:table-cell office:value-type="string" calcext:value-type="string">
            <text:p>dornau caspar 15771632</text:p>
          </table:table-cell>
          <table:table-cell office:value-type="string" calcext:value-type="string">
            <text:p>no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32.5" calcext:value-type="float">
            <text:p>32.5</text:p>
          </table:table-cell>
          <table:table-cell office:value-type="float" office:value="32.5" calcext:value-type="float">
            <text:p>32.5</text:p>
          </table:table-cell>
          <table:table-cell office:value-type="float" office:value="4.85499090000367" calcext:value-type="float">
            <text:p>4.85499090000367</text:p>
          </table:table-cell>
          <table:table-cell table:formula="of:=STDEV([.D1026];[.E1026])" office:value-type="float" office:value="5.94612520543233" calcext:value-type="float">
            <text:p>5.94612520543233</text:p>
          </table:table-cell>
          <table:table-cell table:formula="of:=STDEV([.D1026];[.F1026])" office:value-type="float" office:value="5.94612520543234" calcext:value-type="float">
            <text:p>5.94612520543234</text:p>
          </table:table-cell>
          <table:table-cell table:formula="of:=STDEV([.E1026];[.F10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p prior of thabor 1538</text:p>
          </table:table-cell>
          <table:table-cell office:value-type="string" calcext:value-type="string">
            <text:p>wowern johann van der 15741612</text:p>
          </table:table-cell>
          <table:table-cell office:value-type="string" calcext:value-type="string">
            <text:p>no</text:p>
          </table:table-cell>
          <table:table-cell office:value-type="float" office:value="40.8163265306122" calcext:value-type="float">
            <text:p>40.816326530612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.471306342195612" calcext:value-type="float">
            <text:p>0.471306342195612</text:p>
          </table:table-cell>
          <table:table-cell table:formula="of:=STDEV([.D1027];[.E1027])" office:value-type="float" office:value="0.577230025458406" calcext:value-type="float">
            <text:p>0.577230025458406</text:p>
          </table:table-cell>
          <table:table-cell table:formula="of:=STDEV([.D1027];[.F1027])" office:value-type="float" office:value="0.577230025458406" calcext:value-type="float">
            <text:p>0.577230025458406</text:p>
          </table:table-cell>
          <table:table-cell table:formula="of:=STDEV([.E1027];[.F10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zzei francesco 17091788</text:p>
          </table:table-cell>
          <table:table-cell office:value-type="string" calcext:value-type="string">
            <text:p>maffei giovanni pietro 15361603</text:p>
          </table:table-cell>
          <table:table-cell office:value-type="string" calcext:value-type="string">
            <text:p>no</text:p>
          </table:table-cell>
          <table:table-cell office:value-type="float" office:value="40.8163265306122" calcext:value-type="float">
            <text:p>40.8163265306122</text:p>
          </table:table-cell>
          <table:table-cell table:number-columns-repeated="2" office:value-type="float" office:value="35.7142857142857" calcext:value-type="float">
            <text:p>35.7142857142857</text:p>
          </table:table-cell>
          <table:table-cell office:value-type="float" office:value="2.94566463872258" calcext:value-type="float">
            <text:p>2.94566463872258</text:p>
          </table:table-cell>
          <table:table-cell table:formula="of:=STDEV([.D1028];[.E1028])" office:value-type="float" office:value="3.60768765911504" calcext:value-type="float">
            <text:p>3.60768765911504</text:p>
          </table:table-cell>
          <table:table-cell table:formula="of:=STDEV([.D1028];[.F1028])" office:value-type="float" office:value="3.60768765911504" calcext:value-type="float">
            <text:p>3.60768765911504</text:p>
          </table:table-cell>
          <table:table-cell table:formula="of:=STDEV([.E1028];[.F10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imarus hermann samuel 16941768</text:p>
          </table:table-cell>
          <table:table-cell office:value-type="string" calcext:value-type="string">
            <text:p>reifferscheid august 18351887</text:p>
          </table:table-cell>
          <table:table-cell office:value-type="string" calcext:value-type="string">
            <text:p>no</text:p>
          </table:table-cell>
          <table:table-cell office:value-type="float" office:value="40.7407407407408" calcext:value-type="float">
            <text:p>40.7407407407408</text:p>
          </table:table-cell>
          <table:table-cell table:number-columns-repeated="2" office:value-type="float" office:value="39.344262295082" calcext:value-type="float">
            <text:p>39.344262295082</text:p>
          </table:table-cell>
          <table:table-cell office:value-type="float" office:value="0.806257206518606" calcext:value-type="float">
            <text:p>0.806257206518606</text:p>
          </table:table-cell>
          <table:table-cell table:formula="of:=STDEV([.D1029];[.E1029])" office:value-type="float" office:value="0.987459378706172" calcext:value-type="float">
            <text:p>0.987459378706172</text:p>
          </table:table-cell>
          <table:table-cell table:formula="of:=STDEV([.D1029];[.F1029])" office:value-type="float" office:value="0.987459378706172" calcext:value-type="float">
            <text:p>0.987459378706172</text:p>
          </table:table-cell>
          <table:table-cell table:formula="of:=STDEV([.E1029];[.F10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la porta giovan battista 15351615</text:p>
          </table:table-cell>
          <table:table-cell office:value-type="string" calcext:value-type="string">
            <text:p>bartolomeo fra 14721517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40.6779661016949" calcext:value-type="float">
            <text:p>40.6779661016949</text:p>
          </table:table-cell>
          <table:table-cell office:value-type="float" office:value="40.6779661016949" calcext:value-type="float">
            <text:p>40.6779661016949</text:p>
          </table:table-cell>
          <table:table-cell office:value-type="float" office:value="0.391423911315002" calcext:value-type="float">
            <text:p>0.391423911315002</text:p>
          </table:table-cell>
          <table:table-cell table:formula="of:=STDEV([.D1030];[.E1030])" office:value-type="float" office:value="0.479394427923082" calcext:value-type="float">
            <text:p>0.479394427923082</text:p>
          </table:table-cell>
          <table:table-cell table:formula="of:=STDEV([.D1030];[.F1030])" office:value-type="float" office:value="0.479394427923087" calcext:value-type="float">
            <text:p>0.479394427923087</text:p>
          </table:table-cell>
          <table:table-cell table:formula="of:=STDEV([.E1030];[.F10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u johann eberhard 16951770</text:p>
          </table:table-cell>
          <table:table-cell office:value-type="string" calcext:value-type="string">
            <text:p>rabe hugo 18671932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39.1304347826087" calcext:value-type="float">
            <text:p>39.1304347826087</text:p>
          </table:table-cell>
          <table:table-cell office:value-type="float" office:value="39.1304347826087" calcext:value-type="float">
            <text:p>39.1304347826087</text:p>
          </table:table-cell>
          <table:table-cell office:value-type="float" office:value="0.502043712338807" calcext:value-type="float">
            <text:p>0.502043712338807</text:p>
          </table:table-cell>
          <table:table-cell table:formula="of:=STDEV([.D1031];[.E1031])" office:value-type="float" office:value="0.614875461901346" calcext:value-type="float">
            <text:p>0.614875461901346</text:p>
          </table:table-cell>
          <table:table-cell table:formula="of:=STDEV([.D1031];[.F1031])" office:value-type="float" office:value="0.614875461901351" calcext:value-type="float">
            <text:p>0.614875461901351</text:p>
          </table:table-cell>
          <table:table-cell table:formula="of:=STDEV([.E1031];[.F10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lave pablo de la 17731833</text:p>
          </table:table-cell>
          <table:table-cell office:value-type="string" calcext:value-type="string">
            <text:p>nicholas of lyra approximately 12701349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3.0769230769231" calcext:value-type="float">
            <text:p>43.0769230769231</text:p>
          </table:table-cell>
          <table:table-cell office:value-type="float" office:value="1.77646236673731" calcext:value-type="float">
            <text:p>1.77646236673731</text:p>
          </table:table-cell>
          <table:table-cell table:formula="of:=STDEV([.D1032];[.E1032])" office:value-type="float" office:value="2.17571317288169" calcext:value-type="float">
            <text:p>2.17571317288169</text:p>
          </table:table-cell>
          <table:table-cell table:formula="of:=STDEV([.D1032];[.F1032])" office:value-type="float" office:value="2.17571317288169" calcext:value-type="float">
            <text:p>2.17571317288169</text:p>
          </table:table-cell>
          <table:table-cell table:formula="of:=STDEV([.E1032];[.F10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vinio onofrio 15301568</text:p>
          </table:table-cell>
          <table:table-cell office:value-type="string" calcext:value-type="string">
            <text:p>pandone porcelio approximately 1405approximately 1485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35.8974358974359" calcext:value-type="float">
            <text:p>35.8974358974359</text:p>
          </table:table-cell>
          <table:table-cell office:value-type="float" office:value="35.8974358974359" calcext:value-type="float">
            <text:p>35.8974358974359</text:p>
          </table:table-cell>
          <table:table-cell office:value-type="float" office:value="2.36861648898308" calcext:value-type="float">
            <text:p>2.36861648898308</text:p>
          </table:table-cell>
          <table:table-cell table:formula="of:=STDEV([.D1033];[.E1033])" office:value-type="float" office:value="2.90095089717558" calcext:value-type="float">
            <text:p>2.90095089717558</text:p>
          </table:table-cell>
          <table:table-cell table:formula="of:=STDEV([.D1033];[.F1033])" office:value-type="float" office:value="2.90095089717558" calcext:value-type="float">
            <text:p>2.90095089717558</text:p>
          </table:table-cell>
          <table:table-cell table:formula="of:=STDEV([.E1033];[.F10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renghi paolo from old catalog</text:p>
          </table:table-cell>
          <table:table-cell office:value-type="string" calcext:value-type="string">
            <text:p>tarillon francois 16661735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35.0877192982456" calcext:value-type="float">
            <text:p>35.0877192982456</text:p>
          </table:table-cell>
          <table:table-cell office:value-type="float" office:value="35.0877192982456" calcext:value-type="float">
            <text:p>35.0877192982456</text:p>
          </table:table-cell>
          <table:table-cell office:value-type="float" office:value="2.8361065854929" calcext:value-type="float">
            <text:p>2.8361065854929</text:p>
          </table:table-cell>
          <table:table-cell table:formula="of:=STDEV([.D1034];[.E1034])" office:value-type="float" office:value="3.47350699530234" calcext:value-type="float">
            <text:p>3.47350699530234</text:p>
          </table:table-cell>
          <table:table-cell table:formula="of:=STDEV([.D1034];[.F1034])" office:value-type="float" office:value="3.47350699530234" calcext:value-type="float">
            <text:p>3.47350699530234</text:p>
          </table:table-cell>
          <table:table-cell table:formula="of:=STDEV([.E1034];[.F10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urentius josephus 17th cent</text:p>
          </table:table-cell>
          <table:table-cell office:value-type="string" calcext:value-type="string">
            <text:p>laurent mh mariehyacinthe 19061968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34.9206349206349" calcext:value-type="float">
            <text:p>34.9206349206349</text:p>
          </table:table-cell>
          <table:table-cell office:value-type="float" office:value="34.9206349206349" calcext:value-type="float">
            <text:p>34.9206349206349</text:p>
          </table:table-cell>
          <table:table-cell office:value-type="float" office:value="2.93257279588381" calcext:value-type="float">
            <text:p>2.93257279588381</text:p>
          </table:table-cell>
          <table:table-cell table:formula="of:=STDEV([.D1035];[.E1035])" office:value-type="float" office:value="3.59165349174119" calcext:value-type="float">
            <text:p>3.59165349174119</text:p>
          </table:table-cell>
          <table:table-cell table:formula="of:=STDEV([.D1035];[.F1035])" office:value-type="float" office:value="3.5916534917412" calcext:value-type="float">
            <text:p>3.5916534917412</text:p>
          </table:table-cell>
          <table:table-cell table:formula="of:=STDEV([.E1035];[.F10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igt richard</text:p>
          </table:table-cell>
          <table:table-cell office:value-type="string" calcext:value-type="string">
            <text:p>vopiscus flavius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34.4827586206897" calcext:value-type="float">
            <text:p>34.4827586206897</text:p>
          </table:table-cell>
          <table:table-cell office:value-type="float" office:value="34.4827586206897" calcext:value-type="float">
            <text:p>34.4827586206897</text:p>
          </table:table-cell>
          <table:table-cell office:value-type="float" office:value="3.18538079552897" calcext:value-type="float">
            <text:p>3.18538079552897</text:p>
          </table:table-cell>
          <table:table-cell table:formula="of:=STDEV([.D1036];[.E1036])" office:value-type="float" office:value="3.90127879275337" calcext:value-type="float">
            <text:p>3.90127879275337</text:p>
          </table:table-cell>
          <table:table-cell table:formula="of:=STDEV([.D1036];[.F1036])" office:value-type="float" office:value="3.90127879275336" calcext:value-type="float">
            <text:p>3.90127879275336</text:p>
          </table:table-cell>
          <table:table-cell table:formula="of:=STDEV([.E1036];[.F10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genstecher johann friedrich wilhelm 16861744</text:p>
          </table:table-cell>
          <table:table-cell office:value-type="string" calcext:value-type="string">
            <text:p>wagener auguste 18291896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34.2857142857143" calcext:value-type="float">
            <text:p>34.2857142857143</text:p>
          </table:table-cell>
          <table:table-cell office:value-type="float" office:value="34.2857142857143" calcext:value-type="float">
            <text:p>34.2857142857143</text:p>
          </table:table-cell>
          <table:table-cell office:value-type="float" office:value="3.29914439536929" calcext:value-type="float">
            <text:p>3.29914439536929</text:p>
          </table:table-cell>
          <table:table-cell table:formula="of:=STDEV([.D1037];[.E1037])" office:value-type="float" office:value="4.04061017820884" calcext:value-type="float">
            <text:p>4.04061017820884</text:p>
          </table:table-cell>
          <table:table-cell table:formula="of:=STDEV([.D1037];[.F1037])" office:value-type="float" office:value="4.04061017820884" calcext:value-type="float">
            <text:p>4.04061017820884</text:p>
          </table:table-cell>
          <table:table-cell table:formula="of:=STDEV([.E1037];[.F10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zetti jacobo</text:p>
          </table:table-cell>
          <table:table-cell office:value-type="string" calcext:value-type="string">
            <text:p>marullo tarcaniota michele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4.1463414634146" calcext:value-type="float">
            <text:p>34.1463414634146</text:p>
          </table:table-cell>
          <table:table-cell office:value-type="float" office:value="3.37961133184171" calcext:value-type="float">
            <text:p>3.37961133184171</text:p>
          </table:table-cell>
          <table:table-cell table:formula="of:=STDEV([.D1038];[.E1038])" office:value-type="float" office:value="4.13916164597004" calcext:value-type="float">
            <text:p>4.13916164597004</text:p>
          </table:table-cell>
          <table:table-cell table:formula="of:=STDEV([.D1038];[.F1038])" office:value-type="float" office:value="4.13916164597004" calcext:value-type="float">
            <text:p>4.13916164597004</text:p>
          </table:table-cell>
          <table:table-cell table:formula="of:=STDEV([.E1038];[.F10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zzoni francesco m 1622</text:p>
          </table:table-cell>
          <table:table-cell office:value-type="string" calcext:value-type="string">
            <text:p>platina 14211481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4.1463414634146" calcext:value-type="float">
            <text:p>34.1463414634146</text:p>
          </table:table-cell>
          <table:table-cell office:value-type="float" office:value="3.37961133184171" calcext:value-type="float">
            <text:p>3.37961133184171</text:p>
          </table:table-cell>
          <table:table-cell table:formula="of:=STDEV([.D1039];[.E1039])" office:value-type="float" office:value="4.13916164597004" calcext:value-type="float">
            <text:p>4.13916164597004</text:p>
          </table:table-cell>
          <table:table-cell table:formula="of:=STDEV([.D1039];[.F1039])" office:value-type="float" office:value="4.13916164597004" calcext:value-type="float">
            <text:p>4.13916164597004</text:p>
          </table:table-cell>
          <table:table-cell table:formula="of:=STDEV([.E1039];[.F10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flug johannes 1882</text:p>
          </table:table-cell>
          <table:table-cell office:value-type="string" calcext:value-type="string">
            <text:p>gruterus janus 15601627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3.84900179459751" calcext:value-type="float">
            <text:p>3.84900179459751</text:p>
          </table:table-cell>
          <table:table-cell table:formula="of:=STDEV([.D1040];[.E1040])" office:value-type="float" office:value="4.71404520791032" calcext:value-type="float">
            <text:p>4.71404520791032</text:p>
          </table:table-cell>
          <table:table-cell table:formula="of:=STDEV([.D1040];[.F1040])" office:value-type="float" office:value="4.71404520791032" calcext:value-type="float">
            <text:p>4.71404520791032</text:p>
          </table:table-cell>
          <table:table-cell table:formula="of:=STDEV([.E1040];[.F10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gnani prospero</text:p>
          </table:table-cell>
          <table:table-cell office:value-type="string" calcext:value-type="string">
            <text:p>fascitelli onorato 15021564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2.5581395348837" calcext:value-type="float">
            <text:p>32.5581395348837</text:p>
          </table:table-cell>
          <table:table-cell office:value-type="float" office:value="4.29656014280652" calcext:value-type="float">
            <text:p>4.29656014280652</text:p>
          </table:table-cell>
          <table:table-cell table:formula="of:=STDEV([.D1041];[.E1041])" office:value-type="float" office:value="5.2621899995278" calcext:value-type="float">
            <text:p>5.2621899995278</text:p>
          </table:table-cell>
          <table:table-cell table:formula="of:=STDEV([.D1041];[.F1041])" office:value-type="float" office:value="5.2621899995278" calcext:value-type="float">
            <text:p>5.2621899995278</text:p>
          </table:table-cell>
          <table:table-cell table:formula="of:=STDEV([.E1041];[.F10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minaldi ippolito 15201589</text:p>
          </table:table-cell>
          <table:table-cell office:value-type="string" calcext:value-type="string">
            <text:p>rimbert saint archbishop of hamburg and bremen approximately 830888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1.9148936170213" calcext:value-type="float">
            <text:p>31.9148936170213</text:p>
          </table:table-cell>
          <table:table-cell office:value-type="float" office:value="4.66793834663953" calcext:value-type="float">
            <text:p>4.66793834663953</text:p>
          </table:table-cell>
          <table:table-cell table:formula="of:=STDEV([.D1042];[.E1042])" office:value-type="float" office:value="5.71703355001889" calcext:value-type="float">
            <text:p>5.71703355001889</text:p>
          </table:table-cell>
          <table:table-cell table:formula="of:=STDEV([.D1042];[.F1042])" office:value-type="float" office:value="5.71703355001889" calcext:value-type="float">
            <text:p>5.71703355001889</text:p>
          </table:table-cell>
          <table:table-cell table:formula="of:=STDEV([.E1042];[.F10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anzi giulio cesare 15301589</text:p>
          </table:table-cell>
          <table:table-cell office:value-type="string" calcext:value-type="string">
            <text:p>aratus solensis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31.8181818181818" calcext:value-type="float">
            <text:p>31.8181818181818</text:p>
          </table:table-cell>
          <table:table-cell office:value-type="float" office:value="31.8181818181818" calcext:value-type="float">
            <text:p>31.8181818181818</text:p>
          </table:table-cell>
          <table:table-cell office:value-type="float" office:value="4.7237749297333" calcext:value-type="float">
            <text:p>4.7237749297333</text:p>
          </table:table-cell>
          <table:table-cell table:formula="of:=STDEV([.D1043];[.E1043])" office:value-type="float" office:value="5.78541911879903" calcext:value-type="float">
            <text:p>5.78541911879903</text:p>
          </table:table-cell>
          <table:table-cell table:formula="of:=STDEV([.D1043];[.F1043])" office:value-type="float" office:value="5.78541911879902" calcext:value-type="float">
            <text:p>5.78541911879902</text:p>
          </table:table-cell>
          <table:table-cell table:formula="of:=STDEV([.E1043];[.F10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illaume dauxerre</text:p>
          </table:table-cell>
          <table:table-cell office:value-type="string" calcext:value-type="string">
            <text:p>gulielmus pictaviensis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float" office:value="5.77350269189626" calcext:value-type="float">
            <text:p>5.77350269189626</text:p>
          </table:table-cell>
          <table:table-cell table:formula="of:=STDEV([.D1044];[.E1044])" office:value-type="float" office:value="7.07106781186548" calcext:value-type="float">
            <text:p>7.07106781186548</text:p>
          </table:table-cell>
          <table:table-cell table:formula="of:=STDEV([.D1044];[.F1044])" office:value-type="float" office:value="7.07106781186547" calcext:value-type="float">
            <text:p>7.07106781186547</text:p>
          </table:table-cell>
          <table:table-cell table:formula="of:=STDEV([.E1044];[.F10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lie ernst gottfried</text:p>
          </table:table-cell>
          <table:table-cell office:value-type="string" calcext:value-type="string">
            <text:p>lilienthal michael 16861750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29.1666666666667" calcext:value-type="float">
            <text:p>29.1666666666667</text:p>
          </table:table-cell>
          <table:table-cell office:value-type="float" office:value="29.1666666666667" calcext:value-type="float">
            <text:p>29.1666666666667</text:p>
          </table:table-cell>
          <table:table-cell office:value-type="float" office:value="6.25462791622095" calcext:value-type="float">
            <text:p>6.25462791622095</text:p>
          </table:table-cell>
          <table:table-cell table:formula="of:=STDEV([.D1045];[.E1045])" office:value-type="float" office:value="7.66032346285426" calcext:value-type="float">
            <text:p>7.66032346285426</text:p>
          </table:table-cell>
          <table:table-cell table:formula="of:=STDEV([.D1045];[.F1045])" office:value-type="float" office:value="7.66032346285427" calcext:value-type="float">
            <text:p>7.66032346285427</text:p>
          </table:table-cell>
          <table:table-cell table:formula="of:=STDEV([.E1045];[.F10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ukenet leonard 16421706</text:p>
          </table:table-cell>
          <table:table-cell office:value-type="string" calcext:value-type="string">
            <text:p>pliny the younger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office:value-type="float" office:value="6.59828879073858" calcext:value-type="float">
            <text:p>6.59828879073858</text:p>
          </table:table-cell>
          <table:table-cell table:formula="of:=STDEV([.D1046];[.E1046])" office:value-type="float" office:value="8.08122035641769" calcext:value-type="float">
            <text:p>8.08122035641769</text:p>
          </table:table-cell>
          <table:table-cell table:formula="of:=STDEV([.D1046];[.F1046])" office:value-type="float" office:value="8.08122035641769" calcext:value-type="float">
            <text:p>8.08122035641769</text:p>
          </table:table-cell>
          <table:table-cell table:formula="of:=STDEV([.E1046];[.F10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ygius petrus franciscus</text:p>
          </table:table-cell>
          <table:table-cell office:value-type="string" calcext:value-type="string">
            <text:p>phreas john 1465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office:value-type="float" office:value="6.59828879073858" calcext:value-type="float">
            <text:p>6.59828879073858</text:p>
          </table:table-cell>
          <table:table-cell table:formula="of:=STDEV([.D1047];[.E1047])" office:value-type="float" office:value="8.08122035641769" calcext:value-type="float">
            <text:p>8.08122035641769</text:p>
          </table:table-cell>
          <table:table-cell table:formula="of:=STDEV([.D1047];[.F1047])" office:value-type="float" office:value="8.08122035641769" calcext:value-type="float">
            <text:p>8.08122035641769</text:p>
          </table:table-cell>
          <table:table-cell table:formula="of:=STDEV([.E1047];[.F10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dera vicente</text:p>
          </table:table-cell>
          <table:table-cell office:value-type="string" calcext:value-type="string">
            <text:p>torquemada juan de 13881468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office:value-type="float" office:value="6.59828879073858" calcext:value-type="float">
            <text:p>6.59828879073858</text:p>
          </table:table-cell>
          <table:table-cell table:formula="of:=STDEV([.D1048];[.E1048])" office:value-type="float" office:value="8.08122035641769" calcext:value-type="float">
            <text:p>8.08122035641769</text:p>
          </table:table-cell>
          <table:table-cell table:formula="of:=STDEV([.D1048];[.F1048])" office:value-type="float" office:value="8.08122035641769" calcext:value-type="float">
            <text:p>8.08122035641769</text:p>
          </table:table-cell>
          <table:table-cell table:formula="of:=STDEV([.E1048];[.F10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lie ern godofr</text:p>
          </table:table-cell>
          <table:table-cell office:value-type="string" calcext:value-type="string">
            <text:p>lilienthal michael 16861750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7.9069767441861" calcext:value-type="float">
            <text:p>27.9069767441861</text:p>
          </table:table-cell>
          <table:table-cell office:value-type="float" office:value="6.98191023206059" calcext:value-type="float">
            <text:p>6.98191023206059</text:p>
          </table:table-cell>
          <table:table-cell table:formula="of:=STDEV([.D1049];[.E1049])" office:value-type="float" office:value="8.55105874923266" calcext:value-type="float">
            <text:p>8.55105874923266</text:p>
          </table:table-cell>
          <table:table-cell table:formula="of:=STDEV([.D1049];[.F1049])" office:value-type="float" office:value="8.55105874923266" calcext:value-type="float">
            <text:p>8.55105874923266</text:p>
          </table:table-cell>
          <table:table-cell table:formula="of:=STDEV([.E1049];[.F10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gio vicentio si</text:p>
          </table:table-cell>
          <table:table-cell office:value-type="string" calcext:value-type="string">
            <text:p>bessarion cardinal 14031472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7.34809433514069" calcext:value-type="float">
            <text:p>7.34809433514069</text:p>
          </table:table-cell>
          <table:table-cell table:formula="of:=STDEV([.D1050];[.E1050])" office:value-type="float" office:value="8.99954085146516" calcext:value-type="float">
            <text:p>8.99954085146516</text:p>
          </table:table-cell>
          <table:table-cell table:formula="of:=STDEV([.D1050];[.F1050])" office:value-type="float" office:value="8.99954085146515" calcext:value-type="float">
            <text:p>8.99954085146515</text:p>
          </table:table-cell>
          <table:table-cell table:formula="of:=STDEV([.E1050];[.F10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kscheffel wilhelm</text:p>
          </table:table-cell>
          <table:table-cell office:value-type="string" calcext:value-type="string">
            <text:p>marck henricus hadrianus van der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26.4150943396226" calcext:value-type="float">
            <text:p>26.4150943396226</text:p>
          </table:table-cell>
          <table:table-cell office:value-type="float" office:value="26.4150943396226" calcext:value-type="float">
            <text:p>26.4150943396226</text:p>
          </table:table-cell>
          <table:table-cell office:value-type="float" office:value="7.84324893993454" calcext:value-type="float">
            <text:p>7.84324893993454</text:p>
          </table:table-cell>
          <table:table-cell table:formula="of:=STDEV([.D1051];[.E1051])" office:value-type="float" office:value="9.60597891423234" calcext:value-type="float">
            <text:p>9.60597891423234</text:p>
          </table:table-cell>
          <table:table-cell table:formula="of:=STDEV([.D1051];[.F1051])" office:value-type="float" office:value="9.60597891423234" calcext:value-type="float">
            <text:p>9.60597891423234</text:p>
          </table:table-cell>
          <table:table-cell table:formula="of:=STDEV([.E1051];[.F10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ith ibn hillizah active 6th century</text:p>
          </table:table-cell>
          <table:table-cell office:value-type="string" calcext:value-type="string">
            <text:p>avicenna 9801037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25.9259259259259" calcext:value-type="float">
            <text:p>25.9259259259259</text:p>
          </table:table-cell>
          <table:table-cell office:value-type="float" office:value="25.9259259259259" calcext:value-type="float">
            <text:p>25.9259259259259</text:p>
          </table:table-cell>
          <table:table-cell office:value-type="float" office:value="8.1256704552614" calcext:value-type="float">
            <text:p>8.1256704552614</text:p>
          </table:table-cell>
          <table:table-cell table:formula="of:=STDEV([.D1052];[.E1052])" office:value-type="float" office:value="9.95187321669956" calcext:value-type="float">
            <text:p>9.95187321669956</text:p>
          </table:table-cell>
          <table:table-cell table:formula="of:=STDEV([.D1052];[.F1052])" office:value-type="float" office:value="9.95187321669955" calcext:value-type="float">
            <text:p>9.95187321669955</text:p>
          </table:table-cell>
          <table:table-cell table:formula="of:=STDEV([.E1052];[.F10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ichini carlo luigi cardinal abp of nisihi</text:p>
          </table:table-cell>
          <table:table-cell office:value-type="string" calcext:value-type="string">
            <text:p>haupt moriz 18081874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.66025403784439" calcext:value-type="float">
            <text:p>8.66025403784439</text:p>
          </table:table-cell>
          <table:table-cell table:formula="of:=STDEV([.D1053];[.E1053])" office:value-type="float" office:value="10.6066017177982" calcext:value-type="float">
            <text:p>10.6066017177982</text:p>
          </table:table-cell>
          <table:table-cell table:formula="of:=STDEV([.D1053];[.F1053])" office:value-type="float" office:value="10.6066017177982" calcext:value-type="float">
            <text:p>10.6066017177982</text:p>
          </table:table-cell>
          <table:table-cell table:formula="of:=STDEV([.E1053];[.F10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isnier jean 1508approximately 1562</text:p>
          </table:table-cell>
          <table:table-cell office:value-type="string" calcext:value-type="string">
            <text:p>taio of zaragoza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9.77054301705521" calcext:value-type="float">
            <text:p>9.77054301705521</text:p>
          </table:table-cell>
          <table:table-cell table:formula="of:=STDEV([.D1054];[.E1054])" office:value-type="float" office:value="11.9664224508493" calcext:value-type="float">
            <text:p>11.9664224508493</text:p>
          </table:table-cell>
          <table:table-cell table:formula="of:=STDEV([.D1054];[.F1054])" office:value-type="float" office:value="11.9664224508493" calcext:value-type="float">
            <text:p>11.9664224508493</text:p>
          </table:table-cell>
          <table:table-cell table:formula="of:=STDEV([.E1054];[.F10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faff karl</text:p>
          </table:table-cell>
          <table:table-cell office:value-type="string" calcext:value-type="string">
            <text:p>pufendorf samuel freiherr von 16321694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20.8333333333333" calcext:value-type="float">
            <text:p>20.8333333333333</text:p>
          </table:table-cell>
          <table:table-cell office:value-type="float" office:value="20.8333333333333" calcext:value-type="float">
            <text:p>20.8333333333333</text:p>
          </table:table-cell>
          <table:table-cell office:value-type="float" office:value="11.0658801594678" calcext:value-type="float">
            <text:p>11.0658801594678</text:p>
          </table:table-cell>
          <table:table-cell table:formula="of:=STDEV([.D1055];[.E1055])" office:value-type="float" office:value="13.5528799727422" calcext:value-type="float">
            <text:p>13.5528799727422</text:p>
          </table:table-cell>
          <table:table-cell table:formula="of:=STDEV([.D1055];[.F1055])" office:value-type="float" office:value="13.5528799727422" calcext:value-type="float">
            <text:p>13.5528799727422</text:p>
          </table:table-cell>
          <table:table-cell table:formula="of:=STDEV([.E1055];[.F10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faff carl</text:p>
          </table:table-cell>
          <table:table-cell office:value-type="string" calcext:value-type="string">
            <text:p>pufendorf samuel freiherr von 16321694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20.8333333333333" calcext:value-type="float">
            <text:p>20.8333333333333</text:p>
          </table:table-cell>
          <table:table-cell office:value-type="float" office:value="20.8333333333333" calcext:value-type="float">
            <text:p>20.8333333333333</text:p>
          </table:table-cell>
          <table:table-cell office:value-type="float" office:value="11.0658801594678" calcext:value-type="float">
            <text:p>11.0658801594678</text:p>
          </table:table-cell>
          <table:table-cell table:formula="of:=STDEV([.D1056];[.E1056])" office:value-type="float" office:value="13.5528799727422" calcext:value-type="float">
            <text:p>13.5528799727422</text:p>
          </table:table-cell>
          <table:table-cell table:formula="of:=STDEV([.D1056];[.F1056])" office:value-type="float" office:value="13.5528799727422" calcext:value-type="float">
            <text:p>13.5528799727422</text:p>
          </table:table-cell>
          <table:table-cell table:formula="of:=STDEV([.E1056];[.F10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masini giacomo filippo 15951655</text:p>
          </table:table-cell>
          <table:table-cell office:value-type="string" calcext:value-type="string">
            <text:p>tomaso da faenza active 12631289</text:p>
          </table:table-cell>
          <table:table-cell office:value-type="string" calcext:value-type="string">
            <text:p>no</text:p>
          </table:table-cell>
          <table:table-cell office:value-type="float" office:value="39.344262295082" calcext:value-type="float">
            <text:p>39.344262295082</text:p>
          </table:table-cell>
          <table:table-cell office:value-type="float" office:value="36.9230769230769" calcext:value-type="float">
            <text:p>36.9230769230769</text:p>
          </table:table-cell>
          <table:table-cell office:value-type="float" office:value="36.9230769230769" calcext:value-type="float">
            <text:p>36.9230769230769</text:p>
          </table:table-cell>
          <table:table-cell office:value-type="float" office:value="1.3978720262851" calcext:value-type="float">
            <text:p>1.3978720262851</text:p>
          </table:table-cell>
          <table:table-cell table:formula="of:=STDEV([.D1057];[.E1057])" office:value-type="float" office:value="1.71203659505444" calcext:value-type="float">
            <text:p>1.71203659505444</text:p>
          </table:table-cell>
          <table:table-cell table:formula="of:=STDEV([.D1057];[.F1057])" office:value-type="float" office:value="1.71203659505444" calcext:value-type="float">
            <text:p>1.71203659505444</text:p>
          </table:table-cell>
          <table:table-cell table:formula="of:=STDEV([.E1057];[.F10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iger karl august 17601835</text:p>
          </table:table-cell>
          <table:table-cell office:value-type="string" calcext:value-type="string">
            <text:p>bahr johann christian felix 17981872</text:p>
          </table:table-cell>
          <table:table-cell office:value-type="string" calcext:value-type="string">
            <text:p>no</text:p>
          </table:table-cell>
          <table:table-cell office:value-type="float" office:value="39.2857142857143" calcext:value-type="float">
            <text:p>39.2857142857143</text:p>
          </table:table-cell>
          <table:table-cell office:value-type="float" office:value="36.9230769230769" calcext:value-type="float">
            <text:p>36.9230769230769</text:p>
          </table:table-cell>
          <table:table-cell office:value-type="float" office:value="36.9230769230769" calcext:value-type="float">
            <text:p>36.9230769230769</text:p>
          </table:table-cell>
          <table:table-cell office:value-type="float" office:value="1.36406931731615" calcext:value-type="float">
            <text:p>1.36406931731615</text:p>
          </table:table-cell>
          <table:table-cell table:formula="of:=STDEV([.D1058];[.E1058])" office:value-type="float" office:value="1.67063690060559" calcext:value-type="float">
            <text:p>1.67063690060559</text:p>
          </table:table-cell>
          <table:table-cell table:formula="of:=STDEV([.D1058];[.F1058])" office:value-type="float" office:value="1.67063690060558" calcext:value-type="float">
            <text:p>1.67063690060558</text:p>
          </table:table-cell>
          <table:table-cell table:formula="of:=STDEV([.E1058];[.F10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ericzky jozsef ince 17021763</text:p>
          </table:table-cell>
          <table:table-cell office:value-type="string" calcext:value-type="string">
            <text:p>desiderius saint bishop of cahors</text:p>
          </table:table-cell>
          <table:table-cell office:value-type="string" calcext:value-type="string">
            <text:p>no</text:p>
          </table:table-cell>
          <table:table-cell office:value-type="float" office:value="39.2156862745098" calcext:value-type="float">
            <text:p>39.2156862745098</text:p>
          </table:table-cell>
          <table:table-cell table:number-columns-repeated="2" office:value-type="float" office:value="31.25" calcext:value-type="float">
            <text:p>31.25</text:p>
          </table:table-cell>
          <table:table-cell office:value-type="float" office:value="4.59899111486834" calcext:value-type="float">
            <text:p>4.59899111486834</text:p>
          </table:table-cell>
          <table:table-cell table:formula="of:=STDEV([.D1059];[.E1059])" office:value-type="float" office:value="5.63259078151049" calcext:value-type="float">
            <text:p>5.63259078151049</text:p>
          </table:table-cell>
          <table:table-cell table:formula="of:=STDEV([.D1059];[.F1059])" office:value-type="float" office:value="5.63259078151049" calcext:value-type="float">
            <text:p>5.63259078151049</text:p>
          </table:table-cell>
          <table:table-cell table:formula="of:=STDEV([.E1059];[.F10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rtaret pierre 15th cent</text:p>
          </table:table-cell>
          <table:table-cell office:value-type="string" calcext:value-type="string">
            <text:p>tarillon francois 16661735</text:p>
          </table:table-cell>
          <table:table-cell office:value-type="string" calcext:value-type="string">
            <text:p>no</text:p>
          </table:table-cell>
          <table:table-cell office:value-type="float" office:value="39.1304347826087" calcext:value-type="float">
            <text:p>39.1304347826087</text:p>
          </table:table-cell>
          <table:table-cell office:value-type="float" office:value="35.2941176470588" calcext:value-type="float">
            <text:p>35.2941176470588</text:p>
          </table:table-cell>
          <table:table-cell office:value-type="float" office:value="35.2941176470588" calcext:value-type="float">
            <text:p>35.2941176470588</text:p>
          </table:table-cell>
          <table:table-cell office:value-type="float" office:value="2.21489873090649" calcext:value-type="float">
            <text:p>2.21489873090649</text:p>
          </table:table-cell>
          <table:table-cell table:formula="of:=STDEV([.D1060];[.E1060])" office:value-type="float" office:value="2.71268586132946" calcext:value-type="float">
            <text:p>2.71268586132946</text:p>
          </table:table-cell>
          <table:table-cell table:formula="of:=STDEV([.D1060];[.F1060])" office:value-type="float" office:value="2.71268586132946" calcext:value-type="float">
            <text:p>2.71268586132946</text:p>
          </table:table-cell>
          <table:table-cell table:formula="of:=STDEV([.E1060];[.F10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leberme jean pyrrhus</text:p>
          </table:table-cell>
          <table:table-cell office:value-type="string" calcext:value-type="string">
            <text:p>anghiera pietro martire d 14571526</text:p>
          </table:table-cell>
          <table:table-cell office:value-type="string" calcext:value-type="string">
            <text:p>no</text:p>
          </table:table-cell>
          <table:table-cell office:value-type="float" office:value="39.1304347826087" calcext:value-type="float">
            <text:p>39.1304347826087</text:p>
          </table:table-cell>
          <table:table-cell office:value-type="float" office:value="35.0877192982456" calcext:value-type="float">
            <text:p>35.0877192982456</text:p>
          </table:table-cell>
          <table:table-cell office:value-type="float" office:value="35.0877192982456" calcext:value-type="float">
            <text:p>35.0877192982456</text:p>
          </table:table-cell>
          <table:table-cell office:value-type="float" office:value="2.33406287315409" calcext:value-type="float">
            <text:p>2.33406287315409</text:p>
          </table:table-cell>
          <table:table-cell table:formula="of:=STDEV([.D1061];[.E1061])" office:value-type="float" office:value="2.85863153340099" calcext:value-type="float">
            <text:p>2.85863153340099</text:p>
          </table:table-cell>
          <table:table-cell table:formula="of:=STDEV([.D1061];[.F1061])" office:value-type="float" office:value="2.85863153340099" calcext:value-type="float">
            <text:p>2.85863153340099</text:p>
          </table:table-cell>
          <table:table-cell table:formula="of:=STDEV([.E1061];[.F10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bn durayd muhammad ibn alhasan 837 or 838933</text:p>
          </table:table-cell>
          <table:table-cell office:value-type="string" calcext:value-type="string">
            <text:p>duronius m active 97 bc</text:p>
          </table:table-cell>
          <table:table-cell office:value-type="string" calcext:value-type="string">
            <text:p>no</text:p>
          </table:table-cell>
          <table:table-cell office:value-type="float" office:value="39.1304347826087" calcext:value-type="float">
            <text:p>39.1304347826087</text:p>
          </table:table-cell>
          <table:table-cell office:value-type="float" office:value="31.25" calcext:value-type="float">
            <text:p>31.25</text:p>
          </table:table-cell>
          <table:table-cell office:value-type="float" office:value="32.3529411764706" calcext:value-type="float">
            <text:p>32.3529411764706</text:p>
          </table:table-cell>
          <table:table-cell office:value-type="float" office:value="4.26716438209548" calcext:value-type="float">
            <text:p>4.26716438209548</text:p>
          </table:table-cell>
          <table:table-cell table:formula="of:=STDEV([.D1062];[.E1062])" office:value-type="float" office:value="5.57230887348094" calcext:value-type="float">
            <text:p>5.57230887348094</text:p>
          </table:table-cell>
          <table:table-cell table:formula="of:=STDEV([.D1062];[.F1062])" office:value-type="float" office:value="4.79241168834872" calcext:value-type="float">
            <text:p>4.79241168834872</text:p>
          </table:table-cell>
          <table:table-cell table:formula="of:=STDEV([.E1062];[.F1062])" office:value-type="float" office:value="0.779897185132221" calcext:value-type="float">
            <text:p>0.779897185132221</text:p>
          </table:table-cell>
        </table:table-row>
        <table:table-row table:style-name="ro1">
          <table:table-cell office:value-type="string" calcext:value-type="string">
            <text:p>hanke martin 16331709</text:p>
          </table:table-cell>
          <table:table-cell office:value-type="string" calcext:value-type="string">
            <text:p>ranke friedrich 18821950</text:p>
          </table:table-cell>
          <table:table-cell office:value-type="string" calcext:value-type="string">
            <text:p>no</text:p>
          </table:table-cell>
          <table:table-cell office:value-type="float" office:value="39.0243902439024" calcext:value-type="float">
            <text:p>39.024390243902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.563268555306952" calcext:value-type="float">
            <text:p>0.563268555306952</text:p>
          </table:table-cell>
          <table:table-cell table:formula="of:=STDEV([.D1063];[.E1063])" office:value-type="float" office:value="0.68986027432834" calcext:value-type="float">
            <text:p>0.68986027432834</text:p>
          </table:table-cell>
          <table:table-cell table:formula="of:=STDEV([.D1063];[.F1063])" office:value-type="float" office:value="0.68986027432834" calcext:value-type="float">
            <text:p>0.68986027432834</text:p>
          </table:table-cell>
          <table:table-cell table:formula="of:=STDEV([.E1063];[.F10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ciroli guido 15231599</text:p>
          </table:table-cell>
          <table:table-cell office:value-type="string" calcext:value-type="string">
            <text:p>pandone porcelio approximately 1405approximately 1485</text:p>
          </table:table-cell>
          <table:table-cell office:value-type="string" calcext:value-type="string">
            <text:p>no</text:p>
          </table:table-cell>
          <table:table-cell office:value-type="float" office:value="39.0243902439024" calcext:value-type="float">
            <text:p>39.0243902439024</text:p>
          </table:table-cell>
          <table:table-cell table:number-columns-repeated="2" office:value-type="float" office:value="33.7662337662338" calcext:value-type="float">
            <text:p>33.7662337662338</text:p>
          </table:table-cell>
          <table:table-cell office:value-type="float" office:value="3.03579805782318" calcext:value-type="float">
            <text:p>3.03579805782318</text:p>
          </table:table-cell>
          <table:table-cell table:formula="of:=STDEV([.D1064];[.E1064])" office:value-type="float" office:value="3.71807810189949" calcext:value-type="float">
            <text:p>3.71807810189949</text:p>
          </table:table-cell>
          <table:table-cell table:formula="of:=STDEV([.D1064];[.F1064])" office:value-type="float" office:value="3.71807810189949" calcext:value-type="float">
            <text:p>3.71807810189949</text:p>
          </table:table-cell>
          <table:table-cell table:formula="of:=STDEV([.E1064];[.F10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do andres si 16081684</text:p>
          </table:table-cell>
          <table:table-cell office:value-type="string" calcext:value-type="string">
            <text:p>menander arrius active 2nd3rd century ad</text:p>
          </table:table-cell>
          <table:table-cell office:value-type="string" calcext:value-type="string">
            <text:p>no</text:p>
          </table:table-cell>
          <table:table-cell office:value-type="float" office:value="39.0243902439024" calcext:value-type="float">
            <text:p>39.0243902439024</text:p>
          </table:table-cell>
          <table:table-cell table:number-columns-repeated="2" office:value-type="float" office:value="31.25" calcext:value-type="float">
            <text:p>31.25</text:p>
          </table:table-cell>
          <table:table-cell office:value-type="float" office:value="4.48854630010227" calcext:value-type="float">
            <text:p>4.48854630010227</text:p>
          </table:table-cell>
          <table:table-cell table:formula="of:=STDEV([.D1065];[.E1065])" office:value-type="float" office:value="5.49732406105395" calcext:value-type="float">
            <text:p>5.49732406105395</text:p>
          </table:table-cell>
          <table:table-cell table:formula="of:=STDEV([.D1065];[.F1065])" office:value-type="float" office:value="5.49732406105395" calcext:value-type="float">
            <text:p>5.49732406105395</text:p>
          </table:table-cell>
          <table:table-cell table:formula="of:=STDEV([.E1065];[.F10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erto bellarmino santo</text:p>
          </table:table-cell>
          <table:table-cell office:value-type="string" calcext:value-type="string">
            <text:p>du bellay joachim approximately 15221560</text:p>
          </table:table-cell>
          <table:table-cell office:value-type="string" calcext:value-type="string">
            <text:p>no</text:p>
          </table:table-cell>
          <table:table-cell office:value-type="float" office:value="39.0243902439024" calcext:value-type="float">
            <text:p>39.02439024390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.09698548253743" calcext:value-type="float">
            <text:p>8.09698548253743</text:p>
          </table:table-cell>
          <table:table-cell table:formula="of:=STDEV([.D1066];[.E1066])" office:value-type="float" office:value="9.91674144346987" calcext:value-type="float">
            <text:p>9.91674144346987</text:p>
          </table:table-cell>
          <table:table-cell table:formula="of:=STDEV([.D1066];[.F1066])" office:value-type="float" office:value="9.91674144346987" calcext:value-type="float">
            <text:p>9.91674144346987</text:p>
          </table:table-cell>
          <table:table-cell table:formula="of:=STDEV([.E1066];[.F10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uhnol christian gottlieb 17681841</text:p>
          </table:table-cell>
          <table:table-cell office:value-type="string" calcext:value-type="string">
            <text:p>kubler bernhard 18591940</text:p>
          </table:table-cell>
          <table:table-cell office:value-type="string" calcext:value-type="string">
            <text:p>no</text:p>
          </table:table-cell>
          <table:table-cell office:value-type="float" office:value="38.8888888888889" calcext:value-type="float">
            <text:p>38.8888888888889</text:p>
          </table:table-cell>
          <table:table-cell table:number-columns-repeated="2" office:value-type="float" office:value="37.9310344827586" calcext:value-type="float">
            <text:p>37.9310344827586</text:p>
          </table:table-cell>
          <table:table-cell office:value-type="float" office:value="0.553017499223779" calcext:value-type="float">
            <text:p>0.553017499223779</text:p>
          </table:table-cell>
          <table:table-cell table:formula="of:=STDEV([.D1067];[.E1067])" office:value-type="float" office:value="0.677305345964125" calcext:value-type="float">
            <text:p>0.677305345964125</text:p>
          </table:table-cell>
          <table:table-cell table:formula="of:=STDEV([.D1067];[.F1067])" office:value-type="float" office:value="0.677305345964125" calcext:value-type="float">
            <text:p>0.677305345964125</text:p>
          </table:table-cell>
          <table:table-cell table:formula="of:=STDEV([.E1067];[.F10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ehmichen gustave 1846 from old catalog</text:p>
          </table:table-cell>
          <table:table-cell office:value-type="string" calcext:value-type="string">
            <text:p>oehler franz 18171866</text:p>
          </table:table-cell>
          <table:table-cell office:value-type="string" calcext:value-type="string">
            <text:p>no</text:p>
          </table:table-cell>
          <table:table-cell office:value-type="float" office:value="38.8888888888889" calcext:value-type="float">
            <text:p>38.888888888888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.641500299099586" calcext:value-type="float">
            <text:p>0.641500299099586</text:p>
          </table:table-cell>
          <table:table-cell table:formula="of:=STDEV([.D1068];[.E1068])" office:value-type="float" office:value="0.785674201318388" calcext:value-type="float">
            <text:p>0.785674201318388</text:p>
          </table:table-cell>
          <table:table-cell table:formula="of:=STDEV([.D1068];[.F1068])" office:value-type="float" office:value="0.785674201318388" calcext:value-type="float">
            <text:p>0.785674201318388</text:p>
          </table:table-cell>
          <table:table-cell table:formula="of:=STDEV([.E1068];[.F10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eu charles 18201902</text:p>
          </table:table-cell>
          <table:table-cell office:value-type="string" calcext:value-type="string">
            <text:p>du ryer pierre 1658</text:p>
          </table:table-cell>
          <table:table-cell office:value-type="string" calcext:value-type="string">
            <text:p>no</text:p>
          </table:table-cell>
          <table:table-cell office:value-type="float" office:value="38.8888888888889" calcext:value-type="float">
            <text:p>38.888888888888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.641500299099586" calcext:value-type="float">
            <text:p>0.641500299099586</text:p>
          </table:table-cell>
          <table:table-cell table:formula="of:=STDEV([.D1069];[.E1069])" office:value-type="float" office:value="0.785674201318388" calcext:value-type="float">
            <text:p>0.785674201318388</text:p>
          </table:table-cell>
          <table:table-cell table:formula="of:=STDEV([.D1069];[.F1069])" office:value-type="float" office:value="0.785674201318388" calcext:value-type="float">
            <text:p>0.785674201318388</text:p>
          </table:table-cell>
          <table:table-cell table:formula="of:=STDEV([.E1069];[.F10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chner august 15911661</text:p>
          </table:table-cell>
          <table:table-cell office:value-type="string" calcext:value-type="string">
            <text:p>bibliander theodorus approximately 15041564</text:p>
          </table:table-cell>
          <table:table-cell office:value-type="string" calcext:value-type="string">
            <text:p>no</text:p>
          </table:table-cell>
          <table:table-cell office:value-type="float" office:value="38.8888888888889" calcext:value-type="float">
            <text:p>38.8888888888889</text:p>
          </table:table-cell>
          <table:table-cell table:number-columns-repeated="2" office:value-type="float" office:value="36.3636363636364" calcext:value-type="float">
            <text:p>36.3636363636364</text:p>
          </table:table-cell>
          <table:table-cell office:value-type="float" office:value="1.45795522522632" calcext:value-type="float">
            <text:p>1.45795522522632</text:p>
          </table:table-cell>
          <table:table-cell table:formula="of:=STDEV([.D1070];[.E1070])" office:value-type="float" office:value="1.78562318481451" calcext:value-type="float">
            <text:p>1.78562318481451</text:p>
          </table:table-cell>
          <table:table-cell table:formula="of:=STDEV([.D1070];[.F1070])" office:value-type="float" office:value="1.78562318481451" calcext:value-type="float">
            <text:p>1.78562318481451</text:p>
          </table:table-cell>
          <table:table-cell table:formula="of:=STDEV([.E1070];[.F10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vio carlo 16141705</text:p>
          </table:table-cell>
          <table:table-cell office:value-type="string" calcext:value-type="string">
            <text:p>borino giovanni battista</text:p>
          </table:table-cell>
          <table:table-cell office:value-type="string" calcext:value-type="string">
            <text:p>no</text:p>
          </table:table-cell>
          <table:table-cell office:value-type="float" office:value="38.8888888888889" calcext:value-type="float">
            <text:p>38.8888888888889</text:p>
          </table:table-cell>
          <table:table-cell office:value-type="float" office:value="31.8181818181818" calcext:value-type="float">
            <text:p>31.8181818181818</text:p>
          </table:table-cell>
          <table:table-cell office:value-type="float" office:value="31.8181818181818" calcext:value-type="float">
            <text:p>31.8181818181818</text:p>
          </table:table-cell>
          <table:table-cell office:value-type="float" office:value="4.08227463063372" calcext:value-type="float">
            <text:p>4.08227463063372</text:p>
          </table:table-cell>
          <table:table-cell table:formula="of:=STDEV([.D1071];[.E1071])" office:value-type="float" office:value="4.99974491748064" calcext:value-type="float">
            <text:p>4.99974491748064</text:p>
          </table:table-cell>
          <table:table-cell table:formula="of:=STDEV([.D1071];[.F1071])" office:value-type="float" office:value="4.99974491748063" calcext:value-type="float">
            <text:p>4.99974491748063</text:p>
          </table:table-cell>
          <table:table-cell table:formula="of:=STDEV([.E1071];[.F10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oro da melfi ofm</text:p>
          </table:table-cell>
          <table:table-cell office:value-type="string" calcext:value-type="string">
            <text:p>melissus paulus 15391602</text:p>
          </table:table-cell>
          <table:table-cell office:value-type="string" calcext:value-type="string">
            <text:p>no</text:p>
          </table:table-cell>
          <table:table-cell office:value-type="float" office:value="38.8888888888889" calcext:value-type="float">
            <text:p>38.8888888888889</text:p>
          </table:table-cell>
          <table:table-cell office:value-type="float" office:value="31.8181818181818" calcext:value-type="float">
            <text:p>31.8181818181818</text:p>
          </table:table-cell>
          <table:table-cell office:value-type="float" office:value="31.8181818181818" calcext:value-type="float">
            <text:p>31.8181818181818</text:p>
          </table:table-cell>
          <table:table-cell office:value-type="float" office:value="4.08227463063372" calcext:value-type="float">
            <text:p>4.08227463063372</text:p>
          </table:table-cell>
          <table:table-cell table:formula="of:=STDEV([.D1072];[.E1072])" office:value-type="float" office:value="4.99974491748064" calcext:value-type="float">
            <text:p>4.99974491748064</text:p>
          </table:table-cell>
          <table:table-cell table:formula="of:=STDEV([.D1072];[.F1072])" office:value-type="float" office:value="4.99974491748063" calcext:value-type="float">
            <text:p>4.99974491748063</text:p>
          </table:table-cell>
          <table:table-cell table:formula="of:=STDEV([.E1072];[.F10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afi awhad aldin</text:p>
          </table:table-cell>
          <table:table-cell office:value-type="string" calcext:value-type="string">
            <text:p>anaritius approximately 922</text:p>
          </table:table-cell>
          <table:table-cell office:value-type="string" calcext:value-type="string">
            <text:p>no</text:p>
          </table:table-cell>
          <table:table-cell office:value-type="float" office:value="38.8888888888889" calcext:value-type="float">
            <text:p>38.8888888888889</text:p>
          </table:table-cell>
          <table:table-cell office:value-type="float" office:value="31.1111111111111" calcext:value-type="float">
            <text:p>31.1111111111111</text:p>
          </table:table-cell>
          <table:table-cell office:value-type="float" office:value="31.1111111111111" calcext:value-type="float">
            <text:p>31.1111111111111</text:p>
          </table:table-cell>
          <table:table-cell office:value-type="float" office:value="4.49050209369709" calcext:value-type="float">
            <text:p>4.49050209369709</text:p>
          </table:table-cell>
          <table:table-cell table:formula="of:=STDEV([.D1073];[.E1073])" office:value-type="float" office:value="5.4997194092287" calcext:value-type="float">
            <text:p>5.4997194092287</text:p>
          </table:table-cell>
          <table:table-cell table:formula="of:=STDEV([.D1073];[.F1073])" office:value-type="float" office:value="5.4997194092287" calcext:value-type="float">
            <text:p>5.4997194092287</text:p>
          </table:table-cell>
          <table:table-cell table:formula="of:=STDEV([.E1073];[.F10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nbar george 17741851</text:p>
          </table:table-cell>
          <table:table-cell office:value-type="string" calcext:value-type="string">
            <text:p>duns scotus john approximately 12661308</text:p>
          </table:table-cell>
          <table:table-cell office:value-type="string" calcext:value-type="string">
            <text:p>no</text:p>
          </table:table-cell>
          <table:table-cell office:value-type="float" office:value="38.8888888888889" calcext:value-type="float">
            <text:p>38.8888888888889</text:p>
          </table:table-cell>
          <table:table-cell office:value-type="float" office:value="29.5081967213115" calcext:value-type="float">
            <text:p>29.5081967213115</text:p>
          </table:table-cell>
          <table:table-cell office:value-type="float" office:value="29.5081967213115" calcext:value-type="float">
            <text:p>29.5081967213115</text:p>
          </table:table-cell>
          <table:table-cell office:value-type="float" office:value="5.41594514813583" calcext:value-type="float">
            <text:p>5.41594514813583</text:p>
          </table:table-cell>
          <table:table-cell table:formula="of:=STDEV([.D1074];[.E1074])" office:value-type="float" office:value="6.63315104391752" calcext:value-type="float">
            <text:p>6.63315104391752</text:p>
          </table:table-cell>
          <table:table-cell table:formula="of:=STDEV([.D1074];[.F1074])" office:value-type="float" office:value="6.63315104391752" calcext:value-type="float">
            <text:p>6.63315104391752</text:p>
          </table:table-cell>
          <table:table-cell table:formula="of:=STDEV([.E1074];[.F10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iaalessio francesco</text:p>
          </table:table-cell>
          <table:table-cell office:value-type="string" calcext:value-type="string">
            <text:p>aleandro girolamo 14801542</text:p>
          </table:table-cell>
          <table:table-cell office:value-type="string" calcext:value-type="string">
            <text:p>no</text:p>
          </table:table-cell>
          <table:table-cell office:value-type="float" office:value="38.8888888888889" calcext:value-type="float">
            <text:p>38.8888888888889</text:p>
          </table:table-cell>
          <table:table-cell office:value-type="float" office:value="29.1666666666667" calcext:value-type="float">
            <text:p>29.1666666666667</text:p>
          </table:table-cell>
          <table:table-cell office:value-type="float" office:value="29.1666666666667" calcext:value-type="float">
            <text:p>29.1666666666667</text:p>
          </table:table-cell>
          <table:table-cell office:value-type="float" office:value="5.61312761712136" calcext:value-type="float">
            <text:p>5.61312761712136</text:p>
          </table:table-cell>
          <table:table-cell table:formula="of:=STDEV([.D1075];[.E1075])" office:value-type="float" office:value="6.87464926153587" calcext:value-type="float">
            <text:p>6.87464926153587</text:p>
          </table:table-cell>
          <table:table-cell table:formula="of:=STDEV([.D1075];[.F1075])" office:value-type="float" office:value="6.87464926153588" calcext:value-type="float">
            <text:p>6.87464926153588</text:p>
          </table:table-cell>
          <table:table-cell table:formula="of:=STDEV([.E1075];[.F10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cia matamoros alfonso</text:p>
          </table:table-cell>
          <table:table-cell office:value-type="string" calcext:value-type="string">
            <text:p>maldonado juan de 15341583</text:p>
          </table:table-cell>
          <table:table-cell office:value-type="string" calcext:value-type="string">
            <text:p>no</text:p>
          </table:table-cell>
          <table:table-cell office:value-type="float" office:value="38.8888888888889" calcext:value-type="float">
            <text:p>38.8888888888889</text:p>
          </table:table-cell>
          <table:table-cell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6.28670293117592" calcext:value-type="float">
            <text:p>6.28670293117592</text:p>
          </table:table-cell>
          <table:table-cell table:formula="of:=STDEV([.D1076];[.E1076])" office:value-type="float" office:value="7.69960717292018" calcext:value-type="float">
            <text:p>7.69960717292018</text:p>
          </table:table-cell>
          <table:table-cell table:formula="of:=STDEV([.D1076];[.F1076])" office:value-type="float" office:value="7.69960717292018" calcext:value-type="float">
            <text:p>7.69960717292018</text:p>
          </table:table-cell>
          <table:table-cell table:formula="of:=STDEV([.E1076];[.F10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djan paul 18381920</text:p>
          </table:table-cell>
          <table:table-cell office:value-type="string" calcext:value-type="string">
            <text:p>bede the venerable saint</text:p>
          </table:table-cell>
          <table:table-cell office:value-type="string" calcext:value-type="string">
            <text:p>no</text:p>
          </table:table-cell>
          <table:table-cell office:value-type="float" office:value="38.7096774193548" calcext:value-type="float">
            <text:p>38.7096774193548</text:p>
          </table:table-cell>
          <table:table-cell table:number-columns-repeated="2" office:value-type="float" office:value="36.3636363636364" calcext:value-type="float">
            <text:p>36.3636363636364</text:p>
          </table:table-cell>
          <table:table-cell office:value-type="float" office:value="1.35448743504897" calcext:value-type="float">
            <text:p>1.35448743504897</text:p>
          </table:table-cell>
          <table:table-cell table:formula="of:=STDEV([.D1077];[.E1077])" office:value-type="float" office:value="1.65890153944058" calcext:value-type="float">
            <text:p>1.65890153944058</text:p>
          </table:table-cell>
          <table:table-cell table:formula="of:=STDEV([.D1077];[.F1077])" office:value-type="float" office:value="1.65890153944058" calcext:value-type="float">
            <text:p>1.65890153944058</text:p>
          </table:table-cell>
          <table:table-cell table:formula="of:=STDEV([.E1077];[.F10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 reberteria jean de</text:p>
          </table:table-cell>
          <table:table-cell office:value-type="string" calcext:value-type="string">
            <text:p>remigius of auxerre</text:p>
          </table:table-cell>
          <table:table-cell office:value-type="string" calcext:value-type="string">
            <text:p>no</text:p>
          </table:table-cell>
          <table:table-cell office:value-type="float" office:value="38.7096774193548" calcext:value-type="float">
            <text:p>38.709677419354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.14178325667119" calcext:value-type="float">
            <text:p>2.14178325667119</text:p>
          </table:table-cell>
          <table:table-cell table:formula="of:=STDEV([.D1078];[.E1078])" office:value-type="float" office:value="2.62313805924042" calcext:value-type="float">
            <text:p>2.62313805924042</text:p>
          </table:table-cell>
          <table:table-cell table:formula="of:=STDEV([.D1078];[.F1078])" office:value-type="float" office:value="2.62313805924042" calcext:value-type="float">
            <text:p>2.62313805924042</text:p>
          </table:table-cell>
          <table:table-cell table:formula="of:=STDEV([.E1078];[.F10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tusa giovanni antonio m 1562</text:p>
          </table:table-cell>
          <table:table-cell office:value-type="string" calcext:value-type="string">
            <text:p>pandone porcelio approximately 1405approximately 1485</text:p>
          </table:table-cell>
          <table:table-cell office:value-type="string" calcext:value-type="string">
            <text:p>no</text:p>
          </table:table-cell>
          <table:table-cell office:value-type="float" office:value="38.7096774193548" calcext:value-type="float">
            <text:p>38.7096774193548</text:p>
          </table:table-cell>
          <table:table-cell office:value-type="float" office:value="30.952380952381" calcext:value-type="float">
            <text:p>30.952380952381</text:p>
          </table:table-cell>
          <table:table-cell office:value-type="float" office:value="30.952380952381" calcext:value-type="float">
            <text:p>30.952380952381</text:p>
          </table:table-cell>
          <table:table-cell office:value-type="float" office:value="4.47867720339111" calcext:value-type="float">
            <text:p>4.47867720339111</text:p>
          </table:table-cell>
          <table:table-cell table:formula="of:=STDEV([.D1079];[.E1079])" office:value-type="float" office:value="5.48523693547169" calcext:value-type="float">
            <text:p>5.48523693547169</text:p>
          </table:table-cell>
          <table:table-cell table:formula="of:=STDEV([.D1079];[.F1079])" office:value-type="float" office:value="5.48523693547168" calcext:value-type="float">
            <text:p>5.48523693547168</text:p>
          </table:table-cell>
          <table:table-cell table:formula="of:=STDEV([.E1079];[.F10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succi tommaso si</text:p>
          </table:table-cell>
          <table:table-cell office:value-type="string" calcext:value-type="string">
            <text:p>massieu guillaume 16651722</text:p>
          </table:table-cell>
          <table:table-cell office:value-type="string" calcext:value-type="string">
            <text:p>no</text:p>
          </table:table-cell>
          <table:table-cell office:value-type="float" office:value="38.7096774193548" calcext:value-type="float">
            <text:p>38.7096774193548</text:p>
          </table:table-cell>
          <table:table-cell table:number-columns-repeated="2" office:value-type="float" office:value="26.6666666666667" calcext:value-type="float">
            <text:p>26.6666666666667</text:p>
          </table:table-cell>
          <table:table-cell office:value-type="float" office:value="6.95303549991807" calcext:value-type="float">
            <text:p>6.95303549991807</text:p>
          </table:table-cell>
          <table:table-cell table:formula="of:=STDEV([.D1080];[.E1080])" office:value-type="float" office:value="8.51569456912831" calcext:value-type="float">
            <text:p>8.51569456912831</text:p>
          </table:table-cell>
          <table:table-cell table:formula="of:=STDEV([.D1080];[.F1080])" office:value-type="float" office:value="8.51569456912831" calcext:value-type="float">
            <text:p>8.51569456912831</text:p>
          </table:table-cell>
          <table:table-cell table:formula="of:=STDEV([.E1080];[.F10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bn shaddad yusuf ibn rafi 11451234</text:p>
          </table:table-cell>
          <table:table-cell office:value-type="string" calcext:value-type="string">
            <text:p>avicenna 9801037</text:p>
          </table:table-cell>
          <table:table-cell office:value-type="string" calcext:value-type="string">
            <text:p>no</text:p>
          </table:table-cell>
          <table:table-cell office:value-type="float" office:value="38.7096774193548" calcext:value-type="float">
            <text:p>38.7096774193548</text:p>
          </table:table-cell>
          <table:table-cell office:value-type="float" office:value="25.531914893617" calcext:value-type="float">
            <text:p>25.531914893617</text:p>
          </table:table-cell>
          <table:table-cell office:value-type="float" office:value="27.4509803921569" calcext:value-type="float">
            <text:p>27.4509803921569</text:p>
          </table:table-cell>
          <table:table-cell office:value-type="float" office:value="7.11915838100102" calcext:value-type="float">
            <text:p>7.11915838100102</text:p>
          </table:table-cell>
          <table:table-cell table:formula="of:=STDEV([.D1081];[.E1081])" office:value-type="float" office:value="9.31808524281517" calcext:value-type="float">
            <text:p>9.31808524281517</text:p>
          </table:table-cell>
          <table:table-cell table:formula="of:=STDEV([.D1081];[.F1081])" office:value-type="float" office:value="7.96110101525651" calcext:value-type="float">
            <text:p>7.96110101525651</text:p>
          </table:table-cell>
          <table:table-cell table:formula="of:=STDEV([.E1081];[.F1081])" office:value-type="float" office:value="1.35698422755866" calcext:value-type="float">
            <text:p>1.35698422755866</text:p>
          </table:table-cell>
        </table:table-row>
        <table:table-row table:style-name="ro1">
          <table:table-cell office:value-type="string" calcext:value-type="string">
            <text:p>nicolaus de bibera</text:p>
          </table:table-cell>
          <table:table-cell office:value-type="string" calcext:value-type="string">
            <text:p>biel gabriel 1495</text:p>
          </table:table-cell>
          <table:table-cell office:value-type="string" calcext:value-type="string">
            <text:p>no</text:p>
          </table:table-cell>
          <table:table-cell office:value-type="float" office:value="38.4615384615385" calcext:value-type="float">
            <text:p>38.4615384615385</text:p>
          </table:table-cell>
          <table:table-cell office:value-type="float" office:value="34.2857142857143" calcext:value-type="float">
            <text:p>34.2857142857143</text:p>
          </table:table-cell>
          <table:table-cell office:value-type="float" office:value="34.2857142857143" calcext:value-type="float">
            <text:p>34.2857142857143</text:p>
          </table:table-cell>
          <table:table-cell office:value-type="float" office:value="2.41091321200063" calcext:value-type="float">
            <text:p>2.41091321200063</text:p>
          </table:table-cell>
          <table:table-cell table:formula="of:=STDEV([.D1082];[.E1082])" office:value-type="float" office:value="2.952753591768" calcext:value-type="float">
            <text:p>2.952753591768</text:p>
          </table:table-cell>
          <table:table-cell table:formula="of:=STDEV([.D1082];[.F1082])" office:value-type="float" office:value="2.952753591768" calcext:value-type="float">
            <text:p>2.952753591768</text:p>
          </table:table-cell>
          <table:table-cell table:formula="of:=STDEV([.E1082];[.F10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rario nicolo</text:p>
          </table:table-cell>
          <table:table-cell office:value-type="string" calcext:value-type="string">
            <text:p>roulers adrien de</text:p>
          </table:table-cell>
          <table:table-cell office:value-type="string" calcext:value-type="string">
            <text:p>no</text:p>
          </table:table-cell>
          <table:table-cell office:value-type="float" office:value="38.4615384615385" calcext:value-type="float">
            <text:p>38.4615384615385</text:p>
          </table:table-cell>
          <table:table-cell table:number-columns-repeated="2" office:value-type="float" office:value="32.258064516129" calcext:value-type="float">
            <text:p>32.258064516129</text:p>
          </table:table-cell>
          <table:table-cell office:value-type="float" office:value="3.58157735229296" calcext:value-type="float">
            <text:p>3.58157735229296</text:p>
          </table:table-cell>
          <table:table-cell table:formula="of:=STDEV([.D1083];[.E1083])" office:value-type="float" office:value="4.38651849371307" calcext:value-type="float">
            <text:p>4.38651849371307</text:p>
          </table:table-cell>
          <table:table-cell table:formula="of:=STDEV([.D1083];[.F1083])" office:value-type="float" office:value="4.38651849371307" calcext:value-type="float">
            <text:p>4.38651849371307</text:p>
          </table:table-cell>
          <table:table-cell table:formula="of:=STDEV([.E1083];[.F10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icer philipp 1599</text:p>
          </table:table-cell>
          <table:table-cell office:value-type="string" calcext:value-type="string">
            <text:p>loeus joannes</text:p>
          </table:table-cell>
          <table:table-cell office:value-type="string" calcext:value-type="string">
            <text:p>no</text:p>
          </table:table-cell>
          <table:table-cell office:value-type="float" office:value="38.4615384615385" calcext:value-type="float">
            <text:p>38.4615384615385</text:p>
          </table:table-cell>
          <table:table-cell table:number-columns-repeated="2" office:value-type="float" office:value="30.3030303030303" calcext:value-type="float">
            <text:p>30.3030303030303</text:p>
          </table:table-cell>
          <table:table-cell office:value-type="float" office:value="4.71031688150045" calcext:value-type="float">
            <text:p>4.71031688150045</text:p>
          </table:table-cell>
          <table:table-cell table:formula="of:=STDEV([.D1084];[.E1084])" office:value-type="float" office:value="5.76893644324689" calcext:value-type="float">
            <text:p>5.76893644324689</text:p>
          </table:table-cell>
          <table:table-cell table:formula="of:=STDEV([.D1084];[.F1084])" office:value-type="float" office:value="5.76893644324689" calcext:value-type="float">
            <text:p>5.76893644324689</text:p>
          </table:table-cell>
          <table:table-cell table:formula="of:=STDEV([.E1084];[.F10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rchenau sigmund von 17311798</text:p>
          </table:table-cell>
          <table:table-cell office:value-type="string" calcext:value-type="string">
            <text:p>stegmann carl</text:p>
          </table:table-cell>
          <table:table-cell office:value-type="string" calcext:value-type="string">
            <text:p>no</text:p>
          </table:table-cell>
          <table:table-cell office:value-type="float" office:value="38.4615384615385" calcext:value-type="float">
            <text:p>38.4615384615385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6.45986315177204" calcext:value-type="float">
            <text:p>6.45986315177204</text:p>
          </table:table-cell>
          <table:table-cell table:formula="of:=STDEV([.D1085];[.E1085])" office:value-type="float" office:value="7.91168426502431" calcext:value-type="float">
            <text:p>7.91168426502431</text:p>
          </table:table-cell>
          <table:table-cell table:formula="of:=STDEV([.D1085];[.F1085])" office:value-type="float" office:value="7.91168426502431" calcext:value-type="float">
            <text:p>7.91168426502431</text:p>
          </table:table-cell>
          <table:table-cell table:formula="of:=STDEV([.E1085];[.F10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lli safi aldin abd alaziz ibn saraya 1278</text:p>
          </table:table-cell>
          <table:table-cell office:value-type="string" calcext:value-type="string">
            <text:p>avicenna 9801037</text:p>
          </table:table-cell>
          <table:table-cell office:value-type="string" calcext:value-type="string">
            <text:p>no</text:p>
          </table:table-cell>
          <table:table-cell office:value-type="float" office:value="38.4615384615385" calcext:value-type="float">
            <text:p>38.4615384615385</text:p>
          </table:table-cell>
          <table:table-cell office:value-type="float" office:value="27.1186440677966" calcext:value-type="float">
            <text:p>27.1186440677966</text:p>
          </table:table-cell>
          <table:table-cell office:value-type="float" office:value="27.1186440677966" calcext:value-type="float">
            <text:p>27.1186440677966</text:p>
          </table:table-cell>
          <table:table-cell office:value-type="float" office:value="6.54882313161635" calcext:value-type="float">
            <text:p>6.54882313161635</text:p>
          </table:table-cell>
          <table:table-cell table:formula="of:=STDEV([.D1086];[.E1086])" office:value-type="float" office:value="8.02063754409774" calcext:value-type="float">
            <text:p>8.02063754409774</text:p>
          </table:table-cell>
          <table:table-cell table:formula="of:=STDEV([.D1086];[.F1086])" office:value-type="float" office:value="8.02063754409773" calcext:value-type="float">
            <text:p>8.02063754409773</text:p>
          </table:table-cell>
          <table:table-cell table:formula="of:=STDEV([.E1086];[.F10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uhanna ibn serapion s 9</text:p>
          </table:table-cell>
          <table:table-cell office:value-type="string" calcext:value-type="string">
            <text:p>hirtius aulus</text:p>
          </table:table-cell>
          <table:table-cell office:value-type="string" calcext:value-type="string">
            <text:p>no</text:p>
          </table:table-cell>
          <table:table-cell office:value-type="float" office:value="38.4615384615385" calcext:value-type="float">
            <text:p>38.4615384615385</text:p>
          </table:table-cell>
          <table:table-cell office:value-type="float" office:value="27.027027027027" calcext:value-type="float">
            <text:p>27.027027027027</text:p>
          </table:table-cell>
          <table:table-cell office:value-type="float" office:value="27.027027027027" calcext:value-type="float">
            <text:p>27.027027027027</text:p>
          </table:table-cell>
          <table:table-cell office:value-type="float" office:value="6.60171825476703" calcext:value-type="float">
            <text:p>6.60171825476703</text:p>
          </table:table-cell>
          <table:table-cell table:formula="of:=STDEV([.D1087];[.E1087])" office:value-type="float" office:value="8.08542057489815" calcext:value-type="float">
            <text:p>8.08542057489815</text:p>
          </table:table-cell>
          <table:table-cell table:formula="of:=STDEV([.D1087];[.F1087])" office:value-type="float" office:value="8.08542057489815" calcext:value-type="float">
            <text:p>8.08542057489815</text:p>
          </table:table-cell>
          <table:table-cell table:formula="of:=STDEV([.E1087];[.F10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erk antonius ofm</text:p>
          </table:table-cell>
          <table:table-cell office:value-type="string" calcext:value-type="string">
            <text:p>ruhl franz 18451916</text:p>
          </table:table-cell>
          <table:table-cell office:value-type="string" calcext:value-type="string">
            <text:p>no</text:p>
          </table:table-cell>
          <table:table-cell office:value-type="float" office:value="38.4615384615385" calcext:value-type="float">
            <text:p>38.4615384615385</text:p>
          </table:table-cell>
          <table:table-cell office:value-type="float" office:value="27.027027027027" calcext:value-type="float">
            <text:p>27.027027027027</text:p>
          </table:table-cell>
          <table:table-cell office:value-type="float" office:value="27.027027027027" calcext:value-type="float">
            <text:p>27.027027027027</text:p>
          </table:table-cell>
          <table:table-cell office:value-type="float" office:value="6.60171825476703" calcext:value-type="float">
            <text:p>6.60171825476703</text:p>
          </table:table-cell>
          <table:table-cell table:formula="of:=STDEV([.D1088];[.E1088])" office:value-type="float" office:value="8.08542057489815" calcext:value-type="float">
            <text:p>8.08542057489815</text:p>
          </table:table-cell>
          <table:table-cell table:formula="of:=STDEV([.D1088];[.F1088])" office:value-type="float" office:value="8.08542057489815" calcext:value-type="float">
            <text:p>8.08542057489815</text:p>
          </table:table-cell>
          <table:table-cell table:formula="of:=STDEV([.E1088];[.F10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rfurth franz</text:p>
          </table:table-cell>
          <table:table-cell office:value-type="string" calcext:value-type="string">
            <text:p>hercher rudolf 18211878</text:p>
          </table:table-cell>
          <table:table-cell office:value-type="string" calcext:value-type="string">
            <text:p>no</text:p>
          </table:table-cell>
          <table:table-cell office:value-type="float" office:value="38.4615384615385" calcext:value-type="float">
            <text:p>38.4615384615385</text:p>
          </table:table-cell>
          <table:table-cell office:value-type="float" office:value="27.027027027027" calcext:value-type="float">
            <text:p>27.027027027027</text:p>
          </table:table-cell>
          <table:table-cell office:value-type="float" office:value="27.027027027027" calcext:value-type="float">
            <text:p>27.027027027027</text:p>
          </table:table-cell>
          <table:table-cell office:value-type="float" office:value="6.60171825476703" calcext:value-type="float">
            <text:p>6.60171825476703</text:p>
          </table:table-cell>
          <table:table-cell table:formula="of:=STDEV([.D1089];[.E1089])" office:value-type="float" office:value="8.08542057489815" calcext:value-type="float">
            <text:p>8.08542057489815</text:p>
          </table:table-cell>
          <table:table-cell table:formula="of:=STDEV([.D1089];[.F1089])" office:value-type="float" office:value="8.08542057489815" calcext:value-type="float">
            <text:p>8.08542057489815</text:p>
          </table:table-cell>
          <table:table-cell table:formula="of:=STDEV([.E1089];[.F10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et johannes 16471713</text:p>
          </table:table-cell>
          <table:table-cell office:value-type="string" calcext:value-type="string">
            <text:p>vopiscus flavius</text:p>
          </table:table-cell>
          <table:table-cell office:value-type="string" calcext:value-type="string">
            <text:p>no</text:p>
          </table:table-cell>
          <table:table-cell office:value-type="float" office:value="38.4615384615385" calcext:value-type="float">
            <text:p>38.4615384615385</text:p>
          </table:table-cell>
          <table:table-cell office:value-type="float" office:value="26.3157894736842" calcext:value-type="float">
            <text:p>26.3157894736842</text:p>
          </table:table-cell>
          <table:table-cell office:value-type="float" office:value="26.3157894736842" calcext:value-type="float">
            <text:p>26.3157894736842</text:p>
          </table:table-cell>
          <table:table-cell office:value-type="float" office:value="7.01235144764728" calcext:value-type="float">
            <text:p>7.01235144764728</text:p>
          </table:table-cell>
          <table:table-cell table:formula="of:=STDEV([.D1090];[.E1090])" office:value-type="float" office:value="8.58834147190139" calcext:value-type="float">
            <text:p>8.58834147190139</text:p>
          </table:table-cell>
          <table:table-cell table:formula="of:=STDEV([.D1090];[.F1090])" office:value-type="float" office:value="8.58834147190138" calcext:value-type="float">
            <text:p>8.58834147190138</text:p>
          </table:table-cell>
          <table:table-cell table:formula="of:=STDEV([.E1090];[.F10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chenau georg</text:p>
          </table:table-cell>
          <table:table-cell office:value-type="string" calcext:value-type="string">
            <text:p>bibliander theodorus approximately 15041564</text:p>
          </table:table-cell>
          <table:table-cell office:value-type="string" calcext:value-type="string">
            <text:p>no</text:p>
          </table:table-cell>
          <table:table-cell office:value-type="float" office:value="38.4615384615385" calcext:value-type="float">
            <text:p>38.4615384615385</text:p>
          </table:table-cell>
          <table:table-cell office:value-type="float" office:value="21.0526315789474" calcext:value-type="float">
            <text:p>21.0526315789474</text:p>
          </table:table-cell>
          <table:table-cell office:value-type="float" office:value="21.0526315789474" calcext:value-type="float">
            <text:p>21.0526315789474</text:p>
          </table:table-cell>
          <table:table-cell office:value-type="float" office:value="10.0510370749611" calcext:value-type="float">
            <text:p>10.0510370749611</text:p>
          </table:table-cell>
          <table:table-cell table:formula="of:=STDEV([.D1091];[.E1091])" office:value-type="float" office:value="12.3099561097253" calcext:value-type="float">
            <text:p>12.3099561097253</text:p>
          </table:table-cell>
          <table:table-cell table:formula="of:=STDEV([.D1091];[.F1091])" office:value-type="float" office:value="12.3099561097253" calcext:value-type="float">
            <text:p>12.3099561097253</text:p>
          </table:table-cell>
          <table:table-cell table:formula="of:=STDEV([.E1091];[.F10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ouin renehyacinthe op 16801740</text:p>
          </table:table-cell>
          <table:table-cell office:value-type="string" calcext:value-type="string">
            <text:p>dracontius blossius aemilius</text:p>
          </table:table-cell>
          <table:table-cell office:value-type="string" calcext:value-type="string">
            <text:p>no</text:p>
          </table:table-cell>
          <table:table-cell office:value-type="float" office:value="38.2978723404255" calcext:value-type="float">
            <text:p>38.2978723404255</text:p>
          </table:table-cell>
          <table:table-cell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float" office:value="4.79077882944583" calcext:value-type="float">
            <text:p>4.79077882944583</text:p>
          </table:table-cell>
          <table:table-cell table:formula="of:=STDEV([.D1092];[.E1092])" office:value-type="float" office:value="5.86748180133518" calcext:value-type="float">
            <text:p>5.86748180133518</text:p>
          </table:table-cell>
          <table:table-cell table:formula="of:=STDEV([.D1092];[.F1092])" office:value-type="float" office:value="5.86748180133518" calcext:value-type="float">
            <text:p>5.86748180133518</text:p>
          </table:table-cell>
          <table:table-cell table:formula="of:=STDEV([.E1092];[.F10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ulich oskar 18441913</text:p>
          </table:table-cell>
          <table:table-cell office:value-type="string" calcext:value-type="string">
            <text:p>gruterus janus 15601627</text:p>
          </table:table-cell>
          <table:table-cell office:value-type="string" calcext:value-type="string">
            <text:p>no</text:p>
          </table:table-cell>
          <table:table-cell office:value-type="float" office:value="38.0952380952381" calcext:value-type="float">
            <text:p>38.0952380952381</text:p>
          </table:table-cell>
          <table:table-cell office:value-type="float" office:value="35.5555555555556" calcext:value-type="float">
            <text:p>35.5555555555556</text:p>
          </table:table-cell>
          <table:table-cell office:value-type="float" office:value="35.5555555555556" calcext:value-type="float">
            <text:p>35.5555555555556</text:p>
          </table:table-cell>
          <table:table-cell office:value-type="float" office:value="1.46628639794191" calcext:value-type="float">
            <text:p>1.46628639794191</text:p>
          </table:table-cell>
          <table:table-cell table:formula="of:=STDEV([.D1093];[.E1093])" office:value-type="float" office:value="1.7958267458706" calcext:value-type="float">
            <text:p>1.7958267458706</text:p>
          </table:table-cell>
          <table:table-cell table:formula="of:=STDEV([.D1093];[.F1093])" office:value-type="float" office:value="1.7958267458706" calcext:value-type="float">
            <text:p>1.7958267458706</text:p>
          </table:table-cell>
          <table:table-cell table:formula="of:=STDEV([.E1093];[.F10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cirolli guido 15231599</text:p>
          </table:table-cell>
          <table:table-cell office:value-type="string" calcext:value-type="string">
            <text:p>pandone porcelio approximately 1405approximately 1485</text:p>
          </table:table-cell>
          <table:table-cell office:value-type="string" calcext:value-type="string">
            <text:p>no</text:p>
          </table:table-cell>
          <table:table-cell office:value-type="float" office:value="38.0952380952381" calcext:value-type="float">
            <text:p>38.0952380952381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2.74928699614108" calcext:value-type="float">
            <text:p>2.74928699614108</text:p>
          </table:table-cell>
          <table:table-cell table:formula="of:=STDEV([.D1094];[.E1094])" office:value-type="float" office:value="3.36717514850737" calcext:value-type="float">
            <text:p>3.36717514850737</text:p>
          </table:table-cell>
          <table:table-cell table:formula="of:=STDEV([.D1094];[.F1094])" office:value-type="float" office:value="3.36717514850737" calcext:value-type="float">
            <text:p>3.36717514850737</text:p>
          </table:table-cell>
          <table:table-cell table:formula="of:=STDEV([.E1094];[.F10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rhing elrenreich si</text:p>
          </table:table-cell>
          <table:table-cell office:value-type="string" calcext:value-type="string">
            <text:p>pirckheimer willibald 14701530</text:p>
          </table:table-cell>
          <table:table-cell office:value-type="string" calcext:value-type="string">
            <text:p>no</text:p>
          </table:table-cell>
          <table:table-cell office:value-type="float" office:value="38.0952380952381" calcext:value-type="float">
            <text:p>38.0952380952381</text:p>
          </table:table-cell>
          <table:table-cell office:value-type="float" office:value="31.3725490196078" calcext:value-type="float">
            <text:p>31.3725490196078</text:p>
          </table:table-cell>
          <table:table-cell office:value-type="float" office:value="31.3725490196078" calcext:value-type="float">
            <text:p>31.3725490196078</text:p>
          </table:table-cell>
          <table:table-cell office:value-type="float" office:value="3.88134634749328" calcext:value-type="float">
            <text:p>3.88134634749328</text:p>
          </table:table-cell>
          <table:table-cell table:formula="of:=STDEV([.D1095];[.E1095])" office:value-type="float" office:value="4.75365903318687" calcext:value-type="float">
            <text:p>4.75365903318687</text:p>
          </table:table-cell>
          <table:table-cell table:formula="of:=STDEV([.D1095];[.F1095])" office:value-type="float" office:value="4.75365903318687" calcext:value-type="float">
            <text:p>4.75365903318687</text:p>
          </table:table-cell>
          <table:table-cell table:formula="of:=STDEV([.E1095];[.F10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rsch paul 1857</text:p>
          </table:table-cell>
          <table:table-cell office:value-type="string" calcext:value-type="string">
            <text:p>mirk john active 1403</text:p>
          </table:table-cell>
          <table:table-cell office:value-type="string" calcext:value-type="string">
            <text:p>no</text:p>
          </table:table-cell>
          <table:table-cell office:value-type="float" office:value="38.0952380952381" calcext:value-type="float">
            <text:p>38.0952380952381</text:p>
          </table:table-cell>
          <table:table-cell office:value-type="float" office:value="27.027027027027" calcext:value-type="float">
            <text:p>27.027027027027</text:p>
          </table:table-cell>
          <table:table-cell office:value-type="float" office:value="27.027027027027" calcext:value-type="float">
            <text:p>27.027027027027</text:p>
          </table:table-cell>
          <table:table-cell office:value-type="float" office:value="6.39023463967925" calcext:value-type="float">
            <text:p>6.39023463967925</text:p>
          </table:table-cell>
          <table:table-cell table:formula="of:=STDEV([.D1096];[.E1096])" office:value-type="float" office:value="7.82640710193604" calcext:value-type="float">
            <text:p>7.82640710193604</text:p>
          </table:table-cell>
          <table:table-cell table:formula="of:=STDEV([.D1096];[.F1096])" office:value-type="float" office:value="7.82640710193605" calcext:value-type="float">
            <text:p>7.82640710193605</text:p>
          </table:table-cell>
          <table:table-cell table:formula="of:=STDEV([.E1096];[.F10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cker johann jacob 15281586</text:p>
          </table:table-cell>
          <table:table-cell office:value-type="string" calcext:value-type="string">
            <text:p>weyman carl</text:p>
          </table:table-cell>
          <table:table-cell office:value-type="string" calcext:value-type="string">
            <text:p>no</text:p>
          </table:table-cell>
          <table:table-cell office:value-type="float" office:value="38.0952380952381" calcext:value-type="float">
            <text:p>38.0952380952381</text:p>
          </table:table-cell>
          <table:table-cell office:value-type="float" office:value="25.6410256410256" calcext:value-type="float">
            <text:p>25.6410256410256</text:p>
          </table:table-cell>
          <table:table-cell office:value-type="float" office:value="25.6410256410256" calcext:value-type="float">
            <text:p>25.6410256410256</text:p>
          </table:table-cell>
          <table:table-cell office:value-type="float" office:value="7.19044291298435" calcext:value-type="float">
            <text:p>7.19044291298435</text:p>
          </table:table-cell>
          <table:table-cell table:formula="of:=STDEV([.D1097];[.E1097])" office:value-type="float" office:value="8.80645808071158" calcext:value-type="float">
            <text:p>8.80645808071158</text:p>
          </table:table-cell>
          <table:table-cell table:formula="of:=STDEV([.D1097];[.F1097])" office:value-type="float" office:value="8.80645808071158" calcext:value-type="float">
            <text:p>8.80645808071158</text:p>
          </table:table-cell>
          <table:table-cell table:formula="of:=STDEV([.E1097];[.F10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ntanini giusto</text:p>
          </table:table-cell>
          <table:table-cell office:value-type="string" calcext:value-type="string">
            <text:p>fonte bartolommeo 14451513</text:p>
          </table:table-cell>
          <table:table-cell office:value-type="string" calcext:value-type="string">
            <text:p>no</text:p>
          </table:table-cell>
          <table:table-cell office:value-type="float" office:value="38.0952380952381" calcext:value-type="float">
            <text:p>38.0952380952381</text:p>
          </table:table-cell>
          <table:table-cell office:value-type="float" office:value="19.0476190476191" calcext:value-type="float">
            <text:p>19.0476190476191</text:p>
          </table:table-cell>
          <table:table-cell office:value-type="float" office:value="19.047619047619" calcext:value-type="float">
            <text:p>19.047619047619</text:p>
          </table:table-cell>
          <table:table-cell office:value-type="float" office:value="10.9971479845643" calcext:value-type="float">
            <text:p>10.9971479845643</text:p>
          </table:table-cell>
          <table:table-cell table:formula="of:=STDEV([.D1098];[.E1098])" office:value-type="float" office:value="13.4687005940295" calcext:value-type="float">
            <text:p>13.4687005940295</text:p>
          </table:table-cell>
          <table:table-cell table:formula="of:=STDEV([.D1098];[.F1098])" office:value-type="float" office:value="13.4687005940295" calcext:value-type="float">
            <text:p>13.4687005940295</text:p>
          </table:table-cell>
          <table:table-cell table:formula="of:=STDEV([.E1098];[.F10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les salzedo blas</text:p>
          </table:table-cell>
          <table:table-cell office:value-type="string" calcext:value-type="string">
            <text:p>salutati coluccio 13311406</text:p>
          </table:table-cell>
          <table:table-cell office:value-type="string" calcext:value-type="string">
            <text:p>no</text:p>
          </table:table-cell>
          <table:table-cell office:value-type="float" office:value="37.8378378378378" calcext:value-type="float">
            <text:p>37.8378378378378</text:p>
          </table:table-cell>
          <table:table-cell office:value-type="float" office:value="31.1111111111111" calcext:value-type="float">
            <text:p>31.1111111111111</text:p>
          </table:table-cell>
          <table:table-cell office:value-type="float" office:value="31.1111111111111" calcext:value-type="float">
            <text:p>31.1111111111111</text:p>
          </table:table-cell>
          <table:table-cell office:value-type="float" office:value="3.88367748644073" calcext:value-type="float">
            <text:p>3.88367748644073</text:p>
          </table:table-cell>
          <table:table-cell table:formula="of:=STDEV([.D1099];[.E1099])" office:value-type="float" office:value="4.75651408365726" calcext:value-type="float">
            <text:p>4.75651408365726</text:p>
          </table:table-cell>
          <table:table-cell table:formula="of:=STDEV([.D1099];[.F1099])" office:value-type="float" office:value="4.75651408365726" calcext:value-type="float">
            <text:p>4.75651408365726</text:p>
          </table:table-cell>
          <table:table-cell table:formula="of:=STDEV([.E1099];[.F10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les salcedo blas</text:p>
          </table:table-cell>
          <table:table-cell office:value-type="string" calcext:value-type="string">
            <text:p>salutati coluccio 13311406</text:p>
          </table:table-cell>
          <table:table-cell office:value-type="string" calcext:value-type="string">
            <text:p>no</text:p>
          </table:table-cell>
          <table:table-cell office:value-type="float" office:value="37.8378378378378" calcext:value-type="float">
            <text:p>37.8378378378378</text:p>
          </table:table-cell>
          <table:table-cell office:value-type="float" office:value="31.1111111111111" calcext:value-type="float">
            <text:p>31.1111111111111</text:p>
          </table:table-cell>
          <table:table-cell office:value-type="float" office:value="31.1111111111111" calcext:value-type="float">
            <text:p>31.1111111111111</text:p>
          </table:table-cell>
          <table:table-cell office:value-type="float" office:value="3.88367748644073" calcext:value-type="float">
            <text:p>3.88367748644073</text:p>
          </table:table-cell>
          <table:table-cell table:formula="of:=STDEV([.D1100];[.E1100])" office:value-type="float" office:value="4.75651408365726" calcext:value-type="float">
            <text:p>4.75651408365726</text:p>
          </table:table-cell>
          <table:table-cell table:formula="of:=STDEV([.D1100];[.F1100])" office:value-type="float" office:value="4.75651408365726" calcext:value-type="float">
            <text:p>4.75651408365726</text:p>
          </table:table-cell>
          <table:table-cell table:formula="of:=STDEV([.E1100];[.F1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schopoulos manuel approximately 1265</text:p>
          </table:table-cell>
          <table:table-cell office:value-type="string" calcext:value-type="string">
            <text:p>morla pedro augusto</text:p>
          </table:table-cell>
          <table:table-cell office:value-type="string" calcext:value-type="string">
            <text:p>no</text:p>
          </table:table-cell>
          <table:table-cell office:value-type="float" office:value="37.8378378378378" calcext:value-type="float">
            <text:p>37.8378378378378</text:p>
          </table:table-cell>
          <table:table-cell office:value-type="float" office:value="28.0701754385965" calcext:value-type="float">
            <text:p>28.0701754385965</text:p>
          </table:table-cell>
          <table:table-cell office:value-type="float" office:value="28.0701754385965" calcext:value-type="float">
            <text:p>28.0701754385965</text:p>
          </table:table-cell>
          <table:table-cell office:value-type="float" office:value="5.63936251555538" calcext:value-type="float">
            <text:p>5.63936251555538</text:p>
          </table:table-cell>
          <table:table-cell table:formula="of:=STDEV([.D1101];[.E1101])" office:value-type="float" office:value="6.90678031884442" calcext:value-type="float">
            <text:p>6.90678031884442</text:p>
          </table:table-cell>
          <table:table-cell table:formula="of:=STDEV([.D1101];[.F1101])" office:value-type="float" office:value="6.90678031884442" calcext:value-type="float">
            <text:p>6.90678031884442</text:p>
          </table:table-cell>
          <table:table-cell table:formula="of:=STDEV([.E1101];[.F11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mconius martinus approximately 15501620</text:p>
          </table:table-cell>
          <table:table-cell office:value-type="string" calcext:value-type="string">
            <text:p>hamaker h a hendrik arent 17891835</text:p>
          </table:table-cell>
          <table:table-cell office:value-type="string" calcext:value-type="string">
            <text:p>no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34.6666666666667" calcext:value-type="float">
            <text:p>34.6666666666667</text:p>
          </table:table-cell>
          <table:table-cell office:value-type="float" office:value="1.63582576270394" calcext:value-type="float">
            <text:p>1.63582576270394</text:p>
          </table:table-cell>
          <table:table-cell table:formula="of:=STDEV([.D1102];[.E1102])" office:value-type="float" office:value="2.00346921336188" calcext:value-type="float">
            <text:p>2.00346921336188</text:p>
          </table:table-cell>
          <table:table-cell table:formula="of:=STDEV([.D1102];[.F1102])" office:value-type="float" office:value="2.00346921336188" calcext:value-type="float">
            <text:p>2.00346921336188</text:p>
          </table:table-cell>
          <table:table-cell table:formula="of:=STDEV([.E1102];[.F11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tit joseph 18741907</text:p>
          </table:table-cell>
          <table:table-cell office:value-type="string" calcext:value-type="string">
            <text:p>clein johann 1530</text:p>
          </table:table-cell>
          <table:table-cell office:value-type="string" calcext:value-type="string">
            <text:p>no</text:p>
          </table:table-cell>
          <table:table-cell office:value-type="float" office:value="37.5" calcext:value-type="float">
            <text:p>37.5</text:p>
          </table:table-cell>
          <table:table-cell office:value-type="float" office:value="31.5789473684211" calcext:value-type="float">
            <text:p>31.5789473684211</text:p>
          </table:table-cell>
          <table:table-cell office:value-type="float" office:value="31.5789473684211" calcext:value-type="float">
            <text:p>31.5789473684211</text:p>
          </table:table-cell>
          <table:table-cell office:value-type="float" office:value="3.41852133072805" calcext:value-type="float">
            <text:p>3.41852133072805</text:p>
          </table:table-cell>
          <table:table-cell table:formula="of:=STDEV([.D1103];[.E1103])" office:value-type="float" office:value="4.18681646755193" calcext:value-type="float">
            <text:p>4.18681646755193</text:p>
          </table:table-cell>
          <table:table-cell table:formula="of:=STDEV([.D1103];[.F1103])" office:value-type="float" office:value="4.18681646755193" calcext:value-type="float">
            <text:p>4.18681646755193</text:p>
          </table:table-cell>
          <table:table-cell table:formula="of:=STDEV([.E1103];[.F11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divar rafael 17311793</text:p>
          </table:table-cell>
          <table:table-cell office:value-type="string" calcext:value-type="string">
            <text:p>landino cristoforo 14241504</text:p>
          </table:table-cell>
          <table:table-cell office:value-type="string" calcext:value-type="string">
            <text:p>no</text:p>
          </table:table-cell>
          <table:table-cell office:value-type="float" office:value="37.5" calcext:value-type="float">
            <text:p>37.5</text:p>
          </table:table-cell>
          <table:table-cell office:value-type="float" office:value="31.3725490196078" calcext:value-type="float">
            <text:p>31.3725490196078</text:p>
          </table:table-cell>
          <table:table-cell office:value-type="float" office:value="31.3725490196078" calcext:value-type="float">
            <text:p>31.3725490196078</text:p>
          </table:table-cell>
          <table:table-cell office:value-type="float" office:value="3.53768547297565" calcext:value-type="float">
            <text:p>3.53768547297565</text:p>
          </table:table-cell>
          <table:table-cell table:formula="of:=STDEV([.D1104];[.E1104])" office:value-type="float" office:value="4.33276213962345" calcext:value-type="float">
            <text:p>4.33276213962345</text:p>
          </table:table-cell>
          <table:table-cell table:formula="of:=STDEV([.D1104];[.F1104])" office:value-type="float" office:value="4.33276213962345" calcext:value-type="float">
            <text:p>4.33276213962345</text:p>
          </table:table-cell>
          <table:table-cell table:formula="of:=STDEV([.E1104];[.F11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ada antonio de</text:p>
          </table:table-cell>
          <table:table-cell office:value-type="string" calcext:value-type="string">
            <text:p>quentell heinrich 1501</text:p>
          </table:table-cell>
          <table:table-cell office:value-type="string" calcext:value-type="string">
            <text:p>no</text:p>
          </table:table-cell>
          <table:table-cell office:value-type="float" office:value="37.5" calcext:value-type="float">
            <text:p>37.5</text:p>
          </table:table-cell>
          <table:table-cell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float" office:value="4.33012701892219" calcext:value-type="float">
            <text:p>4.33012701892219</text:p>
          </table:table-cell>
          <table:table-cell table:formula="of:=STDEV([.D1105];[.E1105])" office:value-type="float" office:value="5.30330085889911" calcext:value-type="float">
            <text:p>5.30330085889911</text:p>
          </table:table-cell>
          <table:table-cell table:formula="of:=STDEV([.D1105];[.F1105])" office:value-type="float" office:value="5.3033008588991" calcext:value-type="float">
            <text:p>5.3033008588991</text:p>
          </table:table-cell>
          <table:table-cell table:formula="of:=STDEV([.E1105];[.F11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onio da budrio</text:p>
          </table:table-cell>
          <table:table-cell office:value-type="string" calcext:value-type="string">
            <text:p>bude guillaume 14681540</text:p>
          </table:table-cell>
          <table:table-cell office:value-type="string" calcext:value-type="string">
            <text:p>no</text:p>
          </table:table-cell>
          <table:table-cell office:value-type="float" office:value="37.5" calcext:value-type="float">
            <text:p>37.5</text:p>
          </table:table-cell>
          <table:table-cell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float" office:value="4.33012701892219" calcext:value-type="float">
            <text:p>4.33012701892219</text:p>
          </table:table-cell>
          <table:table-cell table:formula="of:=STDEV([.D1106];[.E1106])" office:value-type="float" office:value="5.30330085889911" calcext:value-type="float">
            <text:p>5.30330085889911</text:p>
          </table:table-cell>
          <table:table-cell table:formula="of:=STDEV([.D1106];[.F1106])" office:value-type="float" office:value="5.3033008588991" calcext:value-type="float">
            <text:p>5.3033008588991</text:p>
          </table:table-cell>
          <table:table-cell table:formula="of:=STDEV([.E1106];[.F11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sio bartolomeo</text:p>
          </table:table-cell>
          <table:table-cell office:value-type="string" calcext:value-type="string">
            <text:p>cheke john sir 15141557</text:p>
          </table:table-cell>
          <table:table-cell office:value-type="string" calcext:value-type="string">
            <text:p>no</text:p>
          </table:table-cell>
          <table:table-cell office:value-type="float" office:value="37.5" calcext:value-type="float">
            <text:p>37.5</text:p>
          </table:table-cell>
          <table:table-cell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float" office:value="4.33012701892219" calcext:value-type="float">
            <text:p>4.33012701892219</text:p>
          </table:table-cell>
          <table:table-cell table:formula="of:=STDEV([.D1107];[.E1107])" office:value-type="float" office:value="5.30330085889911" calcext:value-type="float">
            <text:p>5.30330085889911</text:p>
          </table:table-cell>
          <table:table-cell table:formula="of:=STDEV([.D1107];[.F1107])" office:value-type="float" office:value="5.3033008588991" calcext:value-type="float">
            <text:p>5.3033008588991</text:p>
          </table:table-cell>
          <table:table-cell table:formula="of:=STDEV([.E1107];[.F11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llor juan bautista</text:p>
          </table:table-cell>
          <table:table-cell office:value-type="string" calcext:value-type="string">
            <text:p>thomas monumetensis ca 1170</text:p>
          </table:table-cell>
          <table:table-cell office:value-type="string" calcext:value-type="string">
            <text:p>no</text:p>
          </table:table-cell>
          <table:table-cell office:value-type="float" office:value="37.5" calcext:value-type="float">
            <text:p>37.5</text:p>
          </table:table-cell>
          <table:table-cell office:value-type="float" office:value="29.1666666666667" calcext:value-type="float">
            <text:p>29.1666666666667</text:p>
          </table:table-cell>
          <table:table-cell office:value-type="float" office:value="29.1666666666667" calcext:value-type="float">
            <text:p>29.1666666666667</text:p>
          </table:table-cell>
          <table:table-cell office:value-type="float" office:value="4.81125224324688" calcext:value-type="float">
            <text:p>4.81125224324688</text:p>
          </table:table-cell>
          <table:table-cell table:formula="of:=STDEV([.D1108];[.E1108])" office:value-type="float" office:value="5.89255650988789" calcext:value-type="float">
            <text:p>5.89255650988789</text:p>
          </table:table-cell>
          <table:table-cell table:formula="of:=STDEV([.D1108];[.F1108])" office:value-type="float" office:value="5.8925565098879" calcext:value-type="float">
            <text:p>5.8925565098879</text:p>
          </table:table-cell>
          <table:table-cell table:formula="of:=STDEV([.E1108];[.F11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moine jean 1313</text:p>
          </table:table-cell>
          <table:table-cell office:value-type="string" calcext:value-type="string">
            <text:p>aimoin de fleury approximately 960approximately 1010</text:p>
          </table:table-cell>
          <table:table-cell office:value-type="string" calcext:value-type="string">
            <text:p>no</text:p>
          </table:table-cell>
          <table:table-cell office:value-type="float" office:value="37.5" calcext:value-type="float">
            <text:p>37.5</text:p>
          </table:table-cell>
          <table:table-cell office:value-type="float" office:value="28.9855072463768" calcext:value-type="float">
            <text:p>28.9855072463768</text:p>
          </table:table-cell>
          <table:table-cell office:value-type="float" office:value="28.9855072463768" calcext:value-type="float">
            <text:p>28.9855072463768</text:p>
          </table:table-cell>
          <table:table-cell office:value-type="float" office:value="4.91584468331747" calcext:value-type="float">
            <text:p>4.91584468331747</text:p>
          </table:table-cell>
          <table:table-cell table:formula="of:=STDEV([.D1109];[.E1109])" office:value-type="float" office:value="6.02065556445068" calcext:value-type="float">
            <text:p>6.02065556445068</text:p>
          </table:table-cell>
          <table:table-cell table:formula="of:=STDEV([.D1109];[.F1109])" office:value-type="float" office:value="6.02065556445068" calcext:value-type="float">
            <text:p>6.02065556445068</text:p>
          </table:table-cell>
          <table:table-cell table:formula="of:=STDEV([.E1109];[.F11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igt paul friedrich wilhelm 1857</text:p>
          </table:table-cell>
          <table:table-cell office:value-type="string" calcext:value-type="string">
            <text:p>vopiscus flavius</text:p>
          </table:table-cell>
          <table:table-cell office:value-type="string" calcext:value-type="string">
            <text:p>no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office:value-type="float" office:value="5.15491311776452" calcext:value-type="float">
            <text:p>5.15491311776452</text:p>
          </table:table-cell>
          <table:table-cell table:formula="of:=STDEV([.D1110];[.E1110])" office:value-type="float" office:value="6.31345340345132" calcext:value-type="float">
            <text:p>6.31345340345132</text:p>
          </table:table-cell>
          <table:table-cell table:formula="of:=STDEV([.D1110];[.F1110])" office:value-type="float" office:value="6.31345340345132" calcext:value-type="float">
            <text:p>6.31345340345132</text:p>
          </table:table-cell>
          <table:table-cell table:formula="of:=STDEV([.E1110];[.F11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lkokondyles laonikos ca 1430ca 1490</text:p>
          </table:table-cell>
          <table:table-cell office:value-type="string" calcext:value-type="string">
            <text:p>calcidius</text:p>
          </table:table-cell>
          <table:table-cell office:value-type="string" calcext:value-type="string">
            <text:p>no</text:p>
          </table:table-cell>
          <table:table-cell office:value-type="float" office:value="37.5" calcext:value-type="float">
            <text:p>37.5</text:p>
          </table:table-cell>
          <table:table-cell office:value-type="float" office:value="25.531914893617" calcext:value-type="float">
            <text:p>25.531914893617</text:p>
          </table:table-cell>
          <table:table-cell office:value-type="float" office:value="25.531914893617" calcext:value-type="float">
            <text:p>25.531914893617</text:p>
          </table:table-cell>
          <table:table-cell office:value-type="float" office:value="6.90977715785456" calcext:value-type="float">
            <text:p>6.90977715785456</text:p>
          </table:table-cell>
          <table:table-cell table:formula="of:=STDEV([.D1111];[.E1111])" office:value-type="float" office:value="8.46271413654112" calcext:value-type="float">
            <text:p>8.46271413654112</text:p>
          </table:table-cell>
          <table:table-cell table:formula="of:=STDEV([.D1111];[.F1111])" office:value-type="float" office:value="8.46271413654113" calcext:value-type="float">
            <text:p>8.46271413654113</text:p>
          </table:table-cell>
          <table:table-cell table:formula="of:=STDEV([.E1111];[.F11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villa petrus jacobus</text:p>
          </table:table-cell>
          <table:table-cell office:value-type="string" calcext:value-type="string">
            <text:p>fava guido approximately 1190approximately 1245</text:p>
          </table:table-cell>
          <table:table-cell office:value-type="string" calcext:value-type="string">
            <text:p>no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23.1884057971015" calcext:value-type="float">
            <text:p>23.1884057971015</text:p>
          </table:table-cell>
          <table:table-cell office:value-type="float" office:value="8.26280276557616" calcext:value-type="float">
            <text:p>8.26280276557616</text:p>
          </table:table-cell>
          <table:table-cell table:formula="of:=STDEV([.D1112];[.E1112])" office:value-type="float" office:value="10.1198253104596" calcext:value-type="float">
            <text:p>10.1198253104596</text:p>
          </table:table-cell>
          <table:table-cell table:formula="of:=STDEV([.D1112];[.F1112])" office:value-type="float" office:value="10.1198253104596" calcext:value-type="float">
            <text:p>10.1198253104596</text:p>
          </table:table-cell>
          <table:table-cell table:formula="of:=STDEV([.E1112];[.F11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u ubayd alqasim ibn sallam approximately 773approximately 837</text:p>
          </table:table-cell>
          <table:table-cell office:value-type="string" calcext:value-type="string">
            <text:p>avicenna 9801037</text:p>
          </table:table-cell>
          <table:table-cell office:value-type="string" calcext:value-type="string">
            <text:p>no</text:p>
          </table:table-cell>
          <table:table-cell office:value-type="float" office:value="37.5" calcext:value-type="float">
            <text:p>37.5</text:p>
          </table:table-cell>
          <table:table-cell office:value-type="float" office:value="22.7848101265823" calcext:value-type="float">
            <text:p>22.7848101265823</text:p>
          </table:table-cell>
          <table:table-cell office:value-type="float" office:value="22.7848101265823" calcext:value-type="float">
            <text:p>22.7848101265823</text:p>
          </table:table-cell>
          <table:table-cell office:value-type="float" office:value="8.49581883459418" calcext:value-type="float">
            <text:p>8.49581883459418</text:p>
          </table:table-cell>
          <table:table-cell table:formula="of:=STDEV([.D1113];[.E1113])" office:value-type="float" office:value="10.4052105459413" calcext:value-type="float">
            <text:p>10.4052105459413</text:p>
          </table:table-cell>
          <table:table-cell table:formula="of:=STDEV([.D1113];[.F1113])" office:value-type="float" office:value="10.4052105459413" calcext:value-type="float">
            <text:p>10.4052105459413</text:p>
          </table:table-cell>
          <table:table-cell table:formula="of:=STDEV([.E1113];[.F11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ege jean n1520</text:p>
          </table:table-cell>
          <table:table-cell office:value-type="string" calcext:value-type="string">
            <text:p>nicholas of lyra approximately 12701349</text:p>
          </table:table-cell>
          <table:table-cell office:value-type="string" calcext:value-type="string">
            <text:p>no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21.8181818181818" calcext:value-type="float">
            <text:p>21.8181818181818</text:p>
          </table:table-cell>
          <table:table-cell office:value-type="float" office:value="9.0539019486555" calcext:value-type="float">
            <text:p>9.0539019486555</text:p>
          </table:table-cell>
          <table:table-cell table:formula="of:=STDEV([.D1114];[.E1114])" office:value-type="float" office:value="11.0887199776981" calcext:value-type="float">
            <text:p>11.0887199776981</text:p>
          </table:table-cell>
          <table:table-cell table:formula="of:=STDEV([.D1114];[.F1114])" office:value-type="float" office:value="11.0887199776981" calcext:value-type="float">
            <text:p>11.0887199776981</text:p>
          </table:table-cell>
          <table:table-cell table:formula="of:=STDEV([.E1114];[.F11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esser matthaeus 15361607</text:p>
          </table:table-cell>
          <table:table-cell office:value-type="string" calcext:value-type="string">
            <text:p>drepanius florus 5th century</text:p>
          </table:table-cell>
          <table:table-cell office:value-type="string" calcext:value-type="string">
            <text:p>no</text:p>
          </table:table-cell>
          <table:table-cell office:value-type="float" office:value="37.2093023255814" calcext:value-type="float">
            <text:p>37.2093023255814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2.23779174104506" calcext:value-type="float">
            <text:p>2.23779174104506</text:p>
          </table:table-cell>
          <table:table-cell table:formula="of:=STDEV([.D1115];[.E1115])" office:value-type="float" office:value="2.7407239580874" calcext:value-type="float">
            <text:p>2.7407239580874</text:p>
          </table:table-cell>
          <table:table-cell table:formula="of:=STDEV([.D1115];[.F1115])" office:value-type="float" office:value="2.74072395808739" calcext:value-type="float">
            <text:p>2.74072395808739</text:p>
          </table:table-cell>
          <table:table-cell table:formula="of:=STDEV([.E1115];[.F11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iske johann jacob 17161774</text:p>
          </table:table-cell>
          <table:table-cell office:value-type="string" calcext:value-type="string">
            <text:p>reisch emil 18631933</text:p>
          </table:table-cell>
          <table:table-cell office:value-type="string" calcext:value-type="string">
            <text:p>no</text:p>
          </table:table-cell>
          <table:table-cell office:value-type="float" office:value="37.037037037037" calcext:value-type="float">
            <text:p>37.037037037037</text:p>
          </table:table-cell>
          <table:table-cell table:number-columns-repeated="2" office:value-type="float" office:value="37.5" calcext:value-type="float">
            <text:p>37.5</text:p>
          </table:table-cell>
          <table:table-cell office:value-type="float" office:value="0.267291791291493" calcext:value-type="float">
            <text:p>0.267291791291493</text:p>
          </table:table-cell>
          <table:table-cell table:formula="of:=STDEV([.D1116];[.E1116])" office:value-type="float" office:value="0.327364250549327" calcext:value-type="float">
            <text:p>0.327364250549327</text:p>
          </table:table-cell>
          <table:table-cell table:formula="of:=STDEV([.D1116];[.F1116])" office:value-type="float" office:value="0.327364250549327" calcext:value-type="float">
            <text:p>0.327364250549327</text:p>
          </table:table-cell>
          <table:table-cell table:formula="of:=STDEV([.E1116];[.F11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bliotheca palatina biblioteca apostolica vaticana</text:p>
          </table:table-cell>
          <table:table-cell office:value-type="string" calcext:value-type="string">
            <text:p>palaemon q rhemnius fannius quintus rhemnius fannius</text:p>
          </table:table-cell>
          <table:table-cell office:value-type="string" calcext:value-type="string">
            <text:p>no</text:p>
          </table:table-cell>
          <table:table-cell office:value-type="float" office:value="37.037037037037" calcext:value-type="float">
            <text:p>37.037037037037</text:p>
          </table:table-cell>
          <table:table-cell office:value-type="float" office:value="27.9069767441861" calcext:value-type="float">
            <text:p>27.9069767441861</text:p>
          </table:table-cell>
          <table:table-cell office:value-type="float" office:value="29.126213592233" calcext:value-type="float">
            <text:p>29.126213592233</text:p>
          </table:table-cell>
          <table:table-cell office:value-type="float" office:value="4.9569087648384" calcext:value-type="float">
            <text:p>4.9569087648384</text:p>
          </table:table-cell>
          <table:table-cell table:formula="of:=STDEV([.D1117];[.E1117])" office:value-type="float" office:value="6.45592754571697" calcext:value-type="float">
            <text:p>6.45592754571697</text:p>
          </table:table-cell>
          <table:table-cell table:formula="of:=STDEV([.D1117];[.F1117])" office:value-type="float" office:value="5.59379690259045" calcext:value-type="float">
            <text:p>5.59379690259045</text:p>
          </table:table-cell>
          <table:table-cell table:formula="of:=STDEV([.E1117];[.F1117])" office:value-type="float" office:value="0.862130643126513" calcext:value-type="float">
            <text:p>0.862130643126513</text:p>
          </table:table-cell>
        </table:table-row>
        <table:table-row table:style-name="ro1">
          <table:table-cell office:value-type="string" calcext:value-type="string">
            <text:p>voet joahnnes 16471713</text:p>
          </table:table-cell>
          <table:table-cell office:value-type="string" calcext:value-type="string">
            <text:p>vopiscus flavius</text:p>
          </table:table-cell>
          <table:table-cell office:value-type="string" calcext:value-type="string">
            <text:p>no</text:p>
          </table:table-cell>
          <table:table-cell office:value-type="float" office:value="37.037037037037" calcext:value-type="float">
            <text:p>37.037037037037</text:p>
          </table:table-cell>
          <table:table-cell office:value-type="float" office:value="26.3157894736842" calcext:value-type="float">
            <text:p>26.3157894736842</text:p>
          </table:table-cell>
          <table:table-cell office:value-type="float" office:value="26.3157894736842" calcext:value-type="float">
            <text:p>26.3157894736842</text:p>
          </table:table-cell>
          <table:table-cell office:value-type="float" office:value="6.18991516675037" calcext:value-type="float">
            <text:p>6.18991516675037</text:p>
          </table:table-cell>
          <table:table-cell table:formula="of:=STDEV([.D1118];[.E1118])" office:value-type="float" office:value="7.58106685482654" calcext:value-type="float">
            <text:p>7.58106685482654</text:p>
          </table:table-cell>
          <table:table-cell table:formula="of:=STDEV([.D1118];[.F1118])" office:value-type="float" office:value="7.58106685482653" calcext:value-type="float">
            <text:p>7.58106685482653</text:p>
          </table:table-cell>
          <table:table-cell table:formula="of:=STDEV([.E1118];[.F11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ovesi antonio 17121769</text:p>
          </table:table-cell>
          <table:table-cell office:value-type="string" calcext:value-type="string">
            <text:p>gennadius of marseilles</text:p>
          </table:table-cell>
          <table:table-cell office:value-type="string" calcext:value-type="string">
            <text:p>no</text:p>
          </table:table-cell>
          <table:table-cell office:value-type="float" office:value="36.8421052631579" calcext:value-type="float">
            <text:p>36.8421052631579</text:p>
          </table:table-cell>
          <table:table-cell office:value-type="float" office:value="29.1666666666667" calcext:value-type="float">
            <text:p>29.1666666666667</text:p>
          </table:table-cell>
          <table:table-cell office:value-type="float" office:value="29.1666666666667" calcext:value-type="float">
            <text:p>29.1666666666667</text:p>
          </table:table-cell>
          <table:table-cell office:value-type="float" office:value="4.43141653983266" calcext:value-type="float">
            <text:p>4.43141653983266</text:p>
          </table:table-cell>
          <table:table-cell table:formula="of:=STDEV([.D1119];[.E1119])" office:value-type="float" office:value="5.4273546801599" calcext:value-type="float">
            <text:p>5.4273546801599</text:p>
          </table:table-cell>
          <table:table-cell table:formula="of:=STDEV([.D1119];[.F1119])" office:value-type="float" office:value="5.42735468015991" calcext:value-type="float">
            <text:p>5.42735468015991</text:p>
          </table:table-cell>
          <table:table-cell table:formula="of:=STDEV([.E1119];[.F11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exel jeremias si 15811638</text:p>
          </table:table-cell>
          <table:table-cell office:value-type="string" calcext:value-type="string">
            <text:p>drepanius florus 5th century</text:p>
          </table:table-cell>
          <table:table-cell office:value-type="string" calcext:value-type="string">
            <text:p>no</text:p>
          </table:table-cell>
          <table:table-cell office:value-type="float" office:value="36.734693877551" calcext:value-type="float">
            <text:p>36.734693877551</text:p>
          </table:table-cell>
          <table:table-cell table:number-columns-repeated="2" office:value-type="float" office:value="36.3636363636364" calcext:value-type="float">
            <text:p>36.3636363636364</text:p>
          </table:table-cell>
          <table:table-cell office:value-type="float" office:value="0.214230155543456" calcext:value-type="float">
            <text:p>0.214230155543456</text:p>
          </table:table-cell>
          <table:table-cell table:formula="of:=STDEV([.D1120];[.E1120])" office:value-type="float" office:value="0.262377284299271" calcext:value-type="float">
            <text:p>0.262377284299271</text:p>
          </table:table-cell>
          <table:table-cell table:formula="of:=STDEV([.D1120];[.F1120])" office:value-type="float" office:value="0.262377284299271" calcext:value-type="float">
            <text:p>0.262377284299271</text:p>
          </table:table-cell>
          <table:table-cell table:formula="of:=STDEV([.E1120];[.F11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uler johann ca13001361</text:p>
          </table:table-cell>
          <table:table-cell office:value-type="string" calcext:value-type="string">
            <text:p>stieroxel istvan approximately 14851519</text:p>
          </table:table-cell>
          <table:table-cell office:value-type="string" calcext:value-type="string">
            <text:p>no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34.9206349206349" calcext:value-type="float">
            <text:p>34.9206349206349</text:p>
          </table:table-cell>
          <table:table-cell office:value-type="float" office:value="34.9206349206349" calcext:value-type="float">
            <text:p>34.9206349206349</text:p>
          </table:table-cell>
          <table:table-cell office:value-type="float" office:value="0.833117271557903" calcext:value-type="float">
            <text:p>0.833117271557903</text:p>
          </table:table-cell>
          <table:table-cell table:formula="of:=STDEV([.D1121];[.E1121])" office:value-type="float" office:value="1.02035610560829" calcext:value-type="float">
            <text:p>1.02035610560829</text:p>
          </table:table-cell>
          <table:table-cell table:formula="of:=STDEV([.D1121];[.F1121])" office:value-type="float" office:value="1.0203561056083" calcext:value-type="float">
            <text:p>1.0203561056083</text:p>
          </table:table-cell>
          <table:table-cell table:formula="of:=STDEV([.E1121];[.F11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sche carl b 1887</text:p>
          </table:table-cell>
          <table:table-cell office:value-type="string" calcext:value-type="string">
            <text:p>rasario giovanni battista 15171578</text:p>
          </table:table-cell>
          <table:table-cell office:value-type="string" calcext:value-type="string">
            <text:p>no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38.4615384615385" calcext:value-type="float">
            <text:p>38.4615384615385</text:p>
          </table:table-cell>
          <table:table-cell office:value-type="float" office:value="1.21122434095725" calcext:value-type="float">
            <text:p>1.21122434095725</text:p>
          </table:table-cell>
          <table:table-cell table:formula="of:=STDEV([.D1122];[.E1122])" office:value-type="float" office:value="1.48344079969205" calcext:value-type="float">
            <text:p>1.48344079969205</text:p>
          </table:table-cell>
          <table:table-cell table:formula="of:=STDEV([.D1122];[.F1122])" office:value-type="float" office:value="1.48344079969205" calcext:value-type="float">
            <text:p>1.48344079969205</text:p>
          </table:table-cell>
          <table:table-cell table:formula="of:=STDEV([.E1122];[.F11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ttereau claude 14991550</text:p>
          </table:table-cell>
          <table:table-cell office:value-type="string" calcext:value-type="string">
            <text:p>cowley abraham 16181667</text:p>
          </table:table-cell>
          <table:table-cell office:value-type="string" calcext:value-type="string">
            <text:p>no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1.7495462702716" calcext:value-type="float">
            <text:p>1.7495462702716</text:p>
          </table:table-cell>
          <table:table-cell table:formula="of:=STDEV([.D1123];[.E1123])" office:value-type="float" office:value="2.14274782177742" calcext:value-type="float">
            <text:p>2.14274782177742</text:p>
          </table:table-cell>
          <table:table-cell table:formula="of:=STDEV([.D1123];[.F1123])" office:value-type="float" office:value="2.14274782177742" calcext:value-type="float">
            <text:p>2.14274782177742</text:p>
          </table:table-cell>
          <table:table-cell table:formula="of:=STDEV([.E1123];[.F11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sher james 15811656</text:p>
          </table:table-cell>
          <table:table-cell office:value-type="string" calcext:value-type="string">
            <text:p>adam of usk active 1400</text:p>
          </table:table-cell>
          <table:table-cell office:value-type="string" calcext:value-type="string">
            <text:p>no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31.8181818181818" calcext:value-type="float">
            <text:p>31.8181818181818</text:p>
          </table:table-cell>
          <table:table-cell office:value-type="float" office:value="31.8181818181818" calcext:value-type="float">
            <text:p>31.8181818181818</text:p>
          </table:table-cell>
          <table:table-cell office:value-type="float" office:value="2.62431940540739" calcext:value-type="float">
            <text:p>2.62431940540739</text:p>
          </table:table-cell>
          <table:table-cell table:formula="of:=STDEV([.D1124];[.E1124])" office:value-type="float" office:value="3.21412173266613" calcext:value-type="float">
            <text:p>3.21412173266613</text:p>
          </table:table-cell>
          <table:table-cell table:formula="of:=STDEV([.D1124];[.F1124])" office:value-type="float" office:value="3.21412173266612" calcext:value-type="float">
            <text:p>3.21412173266612</text:p>
          </table:table-cell>
          <table:table-cell table:formula="of:=STDEV([.E1124];[.F11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ldung wolfgang 15541621</text:p>
          </table:table-cell>
          <table:table-cell office:value-type="string" calcext:value-type="string">
            <text:p>waldram of st gall</text:p>
          </table:table-cell>
          <table:table-cell office:value-type="string" calcext:value-type="string">
            <text:p>no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27.9069767441861" calcext:value-type="float">
            <text:p>27.9069767441861</text:p>
          </table:table-cell>
          <table:table-cell office:value-type="float" office:value="4.88245470773468" calcext:value-type="float">
            <text:p>4.88245470773468</text:p>
          </table:table-cell>
          <table:table-cell table:formula="of:=STDEV([.D1125];[.E1125])" office:value-type="float" office:value="5.97976136309976" calcext:value-type="float">
            <text:p>5.97976136309976</text:p>
          </table:table-cell>
          <table:table-cell table:formula="of:=STDEV([.D1125];[.F1125])" office:value-type="float" office:value="5.97976136309976" calcext:value-type="float">
            <text:p>5.97976136309976</text:p>
          </table:table-cell>
          <table:table-cell table:formula="of:=STDEV([.E1125];[.F11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ntanaduenas antonio</text:p>
          </table:table-cell>
          <table:table-cell office:value-type="string" calcext:value-type="string">
            <text:p>alvares manuel 15261583</text:p>
          </table:table-cell>
          <table:table-cell office:value-type="string" calcext:value-type="string">
            <text:p>no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26.6666666666667" calcext:value-type="float">
            <text:p>26.6666666666667</text:p>
          </table:table-cell>
          <table:table-cell office:value-type="float" office:value="5.5985480648691" calcext:value-type="float">
            <text:p>5.5985480648691</text:p>
          </table:table-cell>
          <table:table-cell table:formula="of:=STDEV([.D1126];[.E1126])" office:value-type="float" office:value="6.85679302968773" calcext:value-type="float">
            <text:p>6.85679302968773</text:p>
          </table:table-cell>
          <table:table-cell table:formula="of:=STDEV([.D1126];[.F1126])" office:value-type="float" office:value="6.85679302968773" calcext:value-type="float">
            <text:p>6.85679302968773</text:p>
          </table:table-cell>
          <table:table-cell table:formula="of:=STDEV([.E1126];[.F11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laus johann 16511707</text:p>
          </table:table-cell>
          <table:table-cell office:value-type="string" calcext:value-type="string">
            <text:p>dolabella publius cornelius approximately 80 bc43 bc</text:p>
          </table:table-cell>
          <table:table-cell office:value-type="string" calcext:value-type="string">
            <text:p>no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24.3243243243243" calcext:value-type="float">
            <text:p>24.3243243243243</text:p>
          </table:table-cell>
          <table:table-cell office:value-type="float" office:value="24.3243243243243" calcext:value-type="float">
            <text:p>24.3243243243243</text:p>
          </table:table-cell>
          <table:table-cell office:value-type="float" office:value="6.95090004675471" calcext:value-type="float">
            <text:p>6.95090004675471</text:p>
          </table:table-cell>
          <table:table-cell table:formula="of:=STDEV([.D1127];[.E1127])" office:value-type="float" office:value="8.51307918381839" calcext:value-type="float">
            <text:p>8.51307918381839</text:p>
          </table:table-cell>
          <table:table-cell table:formula="of:=STDEV([.D1127];[.F1127])" office:value-type="float" office:value="8.51307918381839" calcext:value-type="float">
            <text:p>8.51307918381839</text:p>
          </table:table-cell>
          <table:table-cell table:formula="of:=STDEV([.E1127];[.F11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rsdorf th</text:p>
          </table:table-cell>
          <table:table-cell office:value-type="string" calcext:value-type="string">
            <text:p>bormann albert 18191882</text:p>
          </table:table-cell>
          <table:table-cell office:value-type="string" calcext:value-type="string">
            <text:p>no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23.5294117647059" calcext:value-type="float">
            <text:p>23.5294117647059</text:p>
          </table:table-cell>
          <table:table-cell office:value-type="float" office:value="23.5294117647059" calcext:value-type="float">
            <text:p>23.5294117647059</text:p>
          </table:table-cell>
          <table:table-cell office:value-type="float" office:value="7.40984302703263" calcext:value-type="float">
            <text:p>7.40984302703263</text:p>
          </table:table-cell>
          <table:table-cell table:formula="of:=STDEV([.D1128];[.E1128])" office:value-type="float" office:value="9.07516724517494" calcext:value-type="float">
            <text:p>9.07516724517494</text:p>
          </table:table-cell>
          <table:table-cell table:formula="of:=STDEV([.D1128];[.F1128])" office:value-type="float" office:value="9.07516724517494" calcext:value-type="float">
            <text:p>9.07516724517494</text:p>
          </table:table-cell>
          <table:table-cell table:formula="of:=STDEV([.E1128];[.F11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emp c g</text:p>
          </table:table-cell>
          <table:table-cell office:value-type="string" calcext:value-type="string">
            <text:p>pliny the younger</text:p>
          </table:table-cell>
          <table:table-cell office:value-type="string" calcext:value-type="string">
            <text:p>no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7.6710874927293" calcext:value-type="float">
            <text:p>7.6710874927293</text:p>
          </table:table-cell>
          <table:table-cell table:formula="of:=STDEV([.D1129];[.E1129])" office:value-type="float" office:value="9.39512506471637" calcext:value-type="float">
            <text:p>9.39512506471637</text:p>
          </table:table-cell>
          <table:table-cell table:formula="of:=STDEV([.D1129];[.F1129])" office:value-type="float" office:value="9.39512506471637" calcext:value-type="float">
            <text:p>9.39512506471637</text:p>
          </table:table-cell>
          <table:table-cell table:formula="of:=STDEV([.E1129];[.F11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aunza pedro de 15991649</text:p>
          </table:table-cell>
          <table:table-cell office:value-type="string" calcext:value-type="string">
            <text:p>abbo monk of st germain approximately 850approximately 923</text:p>
          </table:table-cell>
          <table:table-cell office:value-type="string" calcext:value-type="string">
            <text:p>no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8.9156626506024" calcext:value-type="float">
            <text:p>28.9156626506024</text:p>
          </table:table-cell>
          <table:table-cell office:value-type="float" office:value="4.09014407570482" calcext:value-type="float">
            <text:p>4.09014407570482</text:p>
          </table:table-cell>
          <table:table-cell table:formula="of:=STDEV([.D1130];[.E1130])" office:value-type="float" office:value="5.00938297997217" calcext:value-type="float">
            <text:p>5.00938297997217</text:p>
          </table:table-cell>
          <table:table-cell table:formula="of:=STDEV([.D1130];[.F1130])" office:value-type="float" office:value="5.00938297997217" calcext:value-type="float">
            <text:p>5.00938297997217</text:p>
          </table:table-cell>
          <table:table-cell table:formula="of:=STDEV([.E1130];[.F11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lazzi giovanni 16461703</text:p>
          </table:table-cell>
          <table:table-cell office:value-type="string" calcext:value-type="string">
            <text:p>palingenio stellato marcello approximately 1500approximately 1543</text:p>
          </table:table-cell>
          <table:table-cell office:value-type="string" calcext:value-type="string">
            <text:p>no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8.8888888888889" calcext:value-type="float">
            <text:p>28.8888888888889</text:p>
          </table:table-cell>
          <table:table-cell office:value-type="float" office:value="4.10560191423734" calcext:value-type="float">
            <text:p>4.10560191423734</text:p>
          </table:table-cell>
          <table:table-cell table:formula="of:=STDEV([.D1131];[.E1131])" office:value-type="float" office:value="5.02831488843767" calcext:value-type="float">
            <text:p>5.02831488843767</text:p>
          </table:table-cell>
          <table:table-cell table:formula="of:=STDEV([.D1131];[.F1131])" office:value-type="float" office:value="5.02831488843767" calcext:value-type="float">
            <text:p>5.02831488843767</text:p>
          </table:table-cell>
          <table:table-cell table:formula="of:=STDEV([.E1131];[.F11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ntanini giusto 16661736</text:p>
          </table:table-cell>
          <table:table-cell office:value-type="string" calcext:value-type="string">
            <text:p>fonte bartolommeo 14451513</text:p>
          </table:table-cell>
          <table:table-cell office:value-type="string" calcext:value-type="string">
            <text:p>no</text:p>
          </table:table-cell>
          <table:table-cell office:value-type="float" office:value="35.8974358974359" calcext:value-type="float">
            <text:p>35.8974358974359</text:p>
          </table:table-cell>
          <table:table-cell office:value-type="float" office:value="31.3725490196078" calcext:value-type="float">
            <text:p>31.3725490196078</text:p>
          </table:table-cell>
          <table:table-cell office:value-type="float" office:value="31.3725490196078" calcext:value-type="float">
            <text:p>31.3725490196078</text:p>
          </table:table-cell>
          <table:table-cell office:value-type="float" office:value="2.61244465696663" calcext:value-type="float">
            <text:p>2.61244465696663</text:p>
          </table:table-cell>
          <table:table-cell table:formula="of:=STDEV([.D1132];[.E1132])" office:value-type="float" office:value="3.19957819541424" calcext:value-type="float">
            <text:p>3.19957819541424</text:p>
          </table:table-cell>
          <table:table-cell table:formula="of:=STDEV([.D1132];[.F1132])" office:value-type="float" office:value="3.19957819541424" calcext:value-type="float">
            <text:p>3.19957819541424</text:p>
          </table:table-cell>
          <table:table-cell table:formula="of:=STDEV([.E1132];[.F11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exel jeremias 15811638</text:p>
          </table:table-cell>
          <table:table-cell office:value-type="string" calcext:value-type="string">
            <text:p>drepanius florus 5th century</text:p>
          </table:table-cell>
          <table:table-cell office:value-type="string" calcext:value-type="string">
            <text:p>no</text:p>
          </table:table-cell>
          <table:table-cell office:value-type="float" office:value="35.5555555555556" calcext:value-type="float">
            <text:p>35.5555555555556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2.76338590381359" calcext:value-type="float">
            <text:p>2.76338590381359</text:p>
          </table:table-cell>
          <table:table-cell table:formula="of:=STDEV([.D1133];[.E1133])" office:value-type="float" office:value="3.3844427133715" calcext:value-type="float">
            <text:p>3.3844427133715</text:p>
          </table:table-cell>
          <table:table-cell table:formula="of:=STDEV([.D1133];[.F1133])" office:value-type="float" office:value="3.38444271337151" calcext:value-type="float">
            <text:p>3.38444271337151</text:p>
          </table:table-cell>
          <table:table-cell table:formula="of:=STDEV([.E1133];[.F11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ard leon b 1847</text:p>
          </table:table-cell>
          <table:table-cell office:value-type="string" calcext:value-type="string">
            <text:p>bersuire pierre approximately 12901362</text:p>
          </table:table-cell>
          <table:table-cell office:value-type="string" calcext:value-type="string">
            <text:p>no</text:p>
          </table:table-cell>
          <table:table-cell office:value-type="float" office:value="35.2941176470588" calcext:value-type="float">
            <text:p>35.2941176470588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office:value-type="float" office:value="3.88134634749328" calcext:value-type="float">
            <text:p>3.88134634749328</text:p>
          </table:table-cell>
          <table:table-cell table:formula="of:=STDEV([.D1134];[.E1134])" office:value-type="float" office:value="4.75365903318687" calcext:value-type="float">
            <text:p>4.75365903318687</text:p>
          </table:table-cell>
          <table:table-cell table:formula="of:=STDEV([.D1134];[.F1134])" office:value-type="float" office:value="4.75365903318687" calcext:value-type="float">
            <text:p>4.75365903318687</text:p>
          </table:table-cell>
          <table:table-cell table:formula="of:=STDEV([.E1134];[.F11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ouin rene hyacinthe op</text:p>
          </table:table-cell>
          <table:table-cell office:value-type="string" calcext:value-type="string">
            <text:p>dracontius blossius aemilius</text:p>
          </table:table-cell>
          <table:table-cell office:value-type="string" calcext:value-type="string">
            <text:p>no</text:p>
          </table:table-cell>
          <table:table-cell office:value-type="float" office:value="35.2941176470588" calcext:value-type="float">
            <text:p>35.2941176470588</text:p>
          </table:table-cell>
          <table:table-cell office:value-type="float" office:value="26.9230769230769" calcext:value-type="float">
            <text:p>26.9230769230769</text:p>
          </table:table-cell>
          <table:table-cell office:value-type="float" office:value="26.9230769230769" calcext:value-type="float">
            <text:p>26.9230769230769</text:p>
          </table:table-cell>
          <table:table-cell office:value-type="float" office:value="4.83302261538827" calcext:value-type="float">
            <text:p>4.83302261538827</text:p>
          </table:table-cell>
          <table:table-cell table:formula="of:=STDEV([.D1135];[.E1135])" office:value-type="float" office:value="5.91921966151635" calcext:value-type="float">
            <text:p>5.91921966151635</text:p>
          </table:table-cell>
          <table:table-cell table:formula="of:=STDEV([.D1135];[.F1135])" office:value-type="float" office:value="5.91921966151634" calcext:value-type="float">
            <text:p>5.91921966151634</text:p>
          </table:table-cell>
          <table:table-cell table:formula="of:=STDEV([.E1135];[.F11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ozco juan de</text:p>
          </table:table-cell>
          <table:table-cell office:value-type="string" calcext:value-type="string">
            <text:p>orosius paulus</text:p>
          </table:table-cell>
          <table:table-cell office:value-type="string" calcext:value-type="string">
            <text:p>no</text:p>
          </table:table-cell>
          <table:table-cell office:value-type="float" office:value="35.2941176470588" calcext:value-type="float">
            <text:p>35.2941176470588</text:p>
          </table:table-cell>
          <table:table-cell table:number-columns-repeated="2" office:value-type="float" office:value="21.4285714285714" calcext:value-type="float">
            <text:p>21.4285714285714</text:p>
          </table:table-cell>
          <table:table-cell office:value-type="float" office:value="8.00527684170489" calcext:value-type="float">
            <text:p>8.00527684170489</text:p>
          </table:table-cell>
          <table:table-cell table:formula="of:=STDEV([.D1136];[.E1136])" office:value-type="float" office:value="9.80442175594792" calcext:value-type="float">
            <text:p>9.80442175594792</text:p>
          </table:table-cell>
          <table:table-cell table:formula="of:=STDEV([.D1136];[.F1136])" office:value-type="float" office:value="9.80442175594792" calcext:value-type="float">
            <text:p>9.80442175594792</text:p>
          </table:table-cell>
          <table:table-cell table:formula="of:=STDEV([.E1136];[.F11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chholtz hermann</text:p>
          </table:table-cell>
          <table:table-cell office:value-type="string" calcext:value-type="string">
            <text:p>bibliander theodorus approximately 15041564</text:p>
          </table:table-cell>
          <table:table-cell office:value-type="string" calcext:value-type="string">
            <text:p>no</text:p>
          </table:table-cell>
          <table:table-cell office:value-type="float" office:value="35.2941176470588" calcext:value-type="float">
            <text:p>35.2941176470588</text:p>
          </table:table-cell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8.83006294054722" calcext:value-type="float">
            <text:p>8.83006294054722</text:p>
          </table:table-cell>
          <table:table-cell table:formula="of:=STDEV([.D1137];[.E1137])" office:value-type="float" office:value="10.8145743005001" calcext:value-type="float">
            <text:p>10.8145743005001</text:p>
          </table:table-cell>
          <table:table-cell table:formula="of:=STDEV([.D1137];[.F1137])" office:value-type="float" office:value="10.8145743005001" calcext:value-type="float">
            <text:p>10.8145743005001</text:p>
          </table:table-cell>
          <table:table-cell table:formula="of:=STDEV([.E1137];[.F11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ez de lara alonso</text:p>
          </table:table-cell>
          <table:table-cell office:value-type="string" calcext:value-type="string">
            <text:p>ignatius of loyola saint 14911556</text:p>
          </table:table-cell>
          <table:table-cell office:value-type="string" calcext:value-type="string">
            <text:p>no</text:p>
          </table:table-cell>
          <table:table-cell office:value-type="float" office:value="35" calcext:value-type="float">
            <text:p>35</text:p>
          </table:table-cell>
          <table:table-cell office:value-type="float" office:value="26.4150943396226" calcext:value-type="float">
            <text:p>26.4150943396226</text:p>
          </table:table-cell>
          <table:table-cell office:value-type="float" office:value="26.4150943396226" calcext:value-type="float">
            <text:p>26.4150943396226</text:p>
          </table:table-cell>
          <table:table-cell office:value-type="float" office:value="4.95649759398641" calcext:value-type="float">
            <text:p>4.95649759398641</text:p>
          </table:table-cell>
          <table:table-cell table:formula="of:=STDEV([.D1138];[.E1138])" office:value-type="float" office:value="6.07044500829961" calcext:value-type="float">
            <text:p>6.07044500829961</text:p>
          </table:table-cell>
          <table:table-cell table:formula="of:=STDEV([.D1138];[.F1138])" office:value-type="float" office:value="6.0704450082996" calcext:value-type="float">
            <text:p>6.0704450082996</text:p>
          </table:table-cell>
          <table:table-cell table:formula="of:=STDEV([.E1138];[.F11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a giambattista della 15351615</text:p>
          </table:table-cell>
          <table:table-cell office:value-type="string" calcext:value-type="string">
            <text:p>bartolomeo fra 14721517</text:p>
          </table:table-cell>
          <table:table-cell office:value-type="string" calcext:value-type="string">
            <text:p>no</text:p>
          </table:table-cell>
          <table:table-cell office:value-type="float" office:value="34.7826086956522" calcext:value-type="float">
            <text:p>34.7826086956522</text:p>
          </table:table-cell>
          <table:table-cell table:number-columns-repeated="2" office:value-type="float" office:value="35.7142857142857" calcext:value-type="float">
            <text:p>35.7142857142857</text:p>
          </table:table-cell>
          <table:table-cell office:value-type="float" office:value="0.53790397750586" calcext:value-type="float">
            <text:p>0.53790397750586</text:p>
          </table:table-cell>
          <table:table-cell table:formula="of:=STDEV([.D1139];[.E1139])" office:value-type="float" office:value="0.658795137751439" calcext:value-type="float">
            <text:p>0.658795137751439</text:p>
          </table:table-cell>
          <table:table-cell table:formula="of:=STDEV([.D1139];[.F1139])" office:value-type="float" office:value="0.658795137751439" calcext:value-type="float">
            <text:p>0.658795137751439</text:p>
          </table:table-cell>
          <table:table-cell table:formula="of:=STDEV([.E1139];[.F11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y john 16271705</text:p>
          </table:table-cell>
          <table:table-cell office:value-type="string" calcext:value-type="string">
            <text:p>marti ramon approximately 1286</text:p>
          </table:table-cell>
          <table:table-cell office:value-type="string" calcext:value-type="string">
            <text:p>no</text:p>
          </table:table-cell>
          <table:table-cell office:value-type="float" office:value="34.7826086956522" calcext:value-type="float">
            <text:p>34.7826086956522</text:p>
          </table:table-cell>
          <table:table-cell office:value-type="float" office:value="29.7872340425532" calcext:value-type="float">
            <text:p>29.7872340425532</text:p>
          </table:table-cell>
          <table:table-cell office:value-type="float" office:value="29.7872340425532" calcext:value-type="float">
            <text:p>29.7872340425532</text:p>
          </table:table-cell>
          <table:table-cell office:value-type="float" office:value="2.88408090066973" calcext:value-type="float">
            <text:p>2.88408090066973</text:p>
          </table:table-cell>
          <table:table-cell table:formula="of:=STDEV([.D1140];[.E1140])" office:value-type="float" office:value="3.53226329177368" calcext:value-type="float">
            <text:p>3.53226329177368</text:p>
          </table:table-cell>
          <table:table-cell table:formula="of:=STDEV([.D1140];[.F1140])" office:value-type="float" office:value="3.53226329177369" calcext:value-type="float">
            <text:p>3.53226329177369</text:p>
          </table:table-cell>
          <table:table-cell table:formula="of:=STDEV([.E1140];[.F11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curiale girolamo</text:p>
          </table:table-cell>
          <table:table-cell office:value-type="string" calcext:value-type="string">
            <text:p>john ii pope</text:p>
          </table:table-cell>
          <table:table-cell office:value-type="string" calcext:value-type="string">
            <text:p>no</text:p>
          </table:table-cell>
          <table:table-cell office:value-type="float" office:value="34.7826086956522" calcext:value-type="float">
            <text:p>34.7826086956522</text:p>
          </table:table-cell>
          <table:table-cell office:value-type="float" office:value="25.8064516129032" calcext:value-type="float">
            <text:p>25.8064516129032</text:p>
          </table:table-cell>
          <table:table-cell office:value-type="float" office:value="25.8064516129032" calcext:value-type="float">
            <text:p>25.8064516129032</text:p>
          </table:table-cell>
          <table:table-cell office:value-type="float" office:value="5.18238670801347" calcext:value-type="float">
            <text:p>5.18238670801347</text:p>
          </table:table-cell>
          <table:table-cell table:formula="of:=STDEV([.D1141];[.E1141])" office:value-type="float" office:value="6.34710154220743" calcext:value-type="float">
            <text:p>6.34710154220743</text:p>
          </table:table-cell>
          <table:table-cell table:formula="of:=STDEV([.D1141];[.F1141])" office:value-type="float" office:value="6.34710154220744" calcext:value-type="float">
            <text:p>6.34710154220744</text:p>
          </table:table-cell>
          <table:table-cell table:formula="of:=STDEV([.E1141];[.F11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oti lodovico</text:p>
          </table:table-cell>
          <table:table-cell office:value-type="string" calcext:value-type="string">
            <text:p>more thomas saint</text:p>
          </table:table-cell>
          <table:table-cell office:value-type="string" calcext:value-type="string">
            <text:p>no</text:p>
          </table:table-cell>
          <table:table-cell office:value-type="float" office:value="34.7826086956522" calcext:value-type="float">
            <text:p>34.782608695652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.64799176381156" calcext:value-type="float">
            <text:p>5.64799176381156</text:p>
          </table:table-cell>
          <table:table-cell table:formula="of:=STDEV([.D1142];[.E1142])" office:value-type="float" office:value="6.91734894639014" calcext:value-type="float">
            <text:p>6.91734894639014</text:p>
          </table:table-cell>
          <table:table-cell table:formula="of:=STDEV([.D1142];[.F1142])" office:value-type="float" office:value="6.91734894639014" calcext:value-type="float">
            <text:p>6.91734894639014</text:p>
          </table:table-cell>
          <table:table-cell table:formula="of:=STDEV([.E1142];[.F11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tini mario</text:p>
          </table:table-cell>
          <table:table-cell office:value-type="string" calcext:value-type="string">
            <text:p>birck sixt 15001554</text:p>
          </table:table-cell>
          <table:table-cell office:value-type="string" calcext:value-type="string">
            <text:p>no</text:p>
          </table:table-cell>
          <table:table-cell office:value-type="float" office:value="34.7826086956522" calcext:value-type="float">
            <text:p>34.782608695652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.64799176381156" calcext:value-type="float">
            <text:p>5.64799176381156</text:p>
          </table:table-cell>
          <table:table-cell table:formula="of:=STDEV([.D1143];[.E1143])" office:value-type="float" office:value="6.91734894639014" calcext:value-type="float">
            <text:p>6.91734894639014</text:p>
          </table:table-cell>
          <table:table-cell table:formula="of:=STDEV([.D1143];[.F1143])" office:value-type="float" office:value="6.91734894639014" calcext:value-type="float">
            <text:p>6.91734894639014</text:p>
          </table:table-cell>
          <table:table-cell table:formula="of:=STDEV([.E1143];[.F11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cano leone giambattista</text:p>
          </table:table-cell>
          <table:table-cell office:value-type="string" calcext:value-type="string">
            <text:p>carusi enrico 18781945</text:p>
          </table:table-cell>
          <table:table-cell office:value-type="string" calcext:value-type="string">
            <text:p>no</text:p>
          </table:table-cell>
          <table:table-cell office:value-type="float" office:value="34.4827586206897" calcext:value-type="float">
            <text:p>34.4827586206897</text:p>
          </table:table-cell>
          <table:table-cell office:value-type="float" office:value="29.1666666666667" calcext:value-type="float">
            <text:p>29.1666666666667</text:p>
          </table:table-cell>
          <table:table-cell office:value-type="float" office:value="29.1666666666667" calcext:value-type="float">
            <text:p>29.1666666666667</text:p>
          </table:table-cell>
          <table:table-cell office:value-type="float" office:value="3.06924712069198" calcext:value-type="float">
            <text:p>3.06924712069198</text:p>
          </table:table-cell>
          <table:table-cell table:formula="of:=STDEV([.D1144];[.E1144])" office:value-type="float" office:value="3.7590446701009" calcext:value-type="float">
            <text:p>3.7590446701009</text:p>
          </table:table-cell>
          <table:table-cell table:formula="of:=STDEV([.D1144];[.F1144])" office:value-type="float" office:value="3.7590446701009" calcext:value-type="float">
            <text:p>3.7590446701009</text:p>
          </table:table-cell>
          <table:table-cell table:formula="of:=STDEV([.E1144];[.F11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cchini francesco si 15701625</text:p>
          </table:table-cell>
          <table:table-cell office:value-type="string" calcext:value-type="string">
            <text:p>platina 14211481</text:p>
          </table:table-cell>
          <table:table-cell office:value-type="string" calcext:value-type="string">
            <text:p>no</text:p>
          </table:table-cell>
          <table:table-cell office:value-type="float" office:value="34.4827586206897" calcext:value-type="float">
            <text:p>34.4827586206897</text:p>
          </table:table-cell>
          <table:table-cell office:value-type="float" office:value="26.0869565217391" calcext:value-type="float">
            <text:p>26.0869565217391</text:p>
          </table:table-cell>
          <table:table-cell office:value-type="float" office:value="26.0869565217391" calcext:value-type="float">
            <text:p>26.0869565217391</text:p>
          </table:table-cell>
          <table:table-cell office:value-type="float" office:value="4.84731860189191" calcext:value-type="float">
            <text:p>4.84731860189191</text:p>
          </table:table-cell>
          <table:table-cell table:formula="of:=STDEV([.D1145];[.E1145])" office:value-type="float" office:value="5.93672859766817" calcext:value-type="float">
            <text:p>5.93672859766817</text:p>
          </table:table-cell>
          <table:table-cell table:formula="of:=STDEV([.D1145];[.F1145])" office:value-type="float" office:value="5.93672859766816" calcext:value-type="float">
            <text:p>5.93672859766816</text:p>
          </table:table-cell>
          <table:table-cell table:formula="of:=STDEV([.E1145];[.F11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pani italy province</text:p>
          </table:table-cell>
          <table:table-cell office:value-type="string" calcext:value-type="string">
            <text:p>george of trebizond 13961486</text:p>
          </table:table-cell>
          <table:table-cell office:value-type="string" calcext:value-type="string">
            <text:p>no</text:p>
          </table:table-cell>
          <table:table-cell office:value-type="float" office:value="34.2857142857143" calcext:value-type="float">
            <text:p>34.2857142857143</text:p>
          </table:table-cell>
          <table:table-cell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3.62905883490622" calcext:value-type="float">
            <text:p>3.62905883490622</text:p>
          </table:table-cell>
          <table:table-cell table:formula="of:=STDEV([.D1146];[.E1146])" office:value-type="float" office:value="4.44467119602973" calcext:value-type="float">
            <text:p>4.44467119602973</text:p>
          </table:table-cell>
          <table:table-cell table:formula="of:=STDEV([.D1146];[.F1146])" office:value-type="float" office:value="4.44467119602972" calcext:value-type="float">
            <text:p>4.44467119602972</text:p>
          </table:table-cell>
          <table:table-cell table:formula="of:=STDEV([.E1146];[.F11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chovius guilielmus fl 1677</text:p>
          </table:table-cell>
          <table:table-cell office:value-type="string" calcext:value-type="string">
            <text:p>mekler s siegfried 18521912</text:p>
          </table:table-cell>
          <table:table-cell office:value-type="string" calcext:value-type="string">
            <text:p>no</text:p>
          </table:table-cell>
          <table:table-cell office:value-type="float" office:value="34.1463414634146" calcext:value-type="float">
            <text:p>34.1463414634146</text:p>
          </table:table-cell>
          <table:table-cell office:value-type="float" office:value="29.0909090909091" calcext:value-type="float">
            <text:p>29.0909090909091</text:p>
          </table:table-cell>
          <table:table-cell office:value-type="float" office:value="29.0909090909091" calcext:value-type="float">
            <text:p>29.0909090909091</text:p>
          </table:table-cell>
          <table:table-cell office:value-type="float" office:value="2.91875524113602" calcext:value-type="float">
            <text:p>2.91875524113602</text:p>
          </table:table-cell>
          <table:table-cell table:formula="of:=STDEV([.D1147];[.E1147])" office:value-type="float" office:value="3.57473051242866" calcext:value-type="float">
            <text:p>3.57473051242866</text:p>
          </table:table-cell>
          <table:table-cell table:formula="of:=STDEV([.D1147];[.F1147])" office:value-type="float" office:value="3.57473051242866" calcext:value-type="float">
            <text:p>3.57473051242866</text:p>
          </table:table-cell>
          <table:table-cell table:formula="of:=STDEV([.E1147];[.F11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ador de argote jeronymo 16761749</text:p>
          </table:table-cell>
          <table:table-cell office:value-type="string" calcext:value-type="string">
            <text:p>consentius grammarian</text:p>
          </table:table-cell>
          <table:table-cell office:value-type="string" calcext:value-type="string">
            <text:p>no</text:p>
          </table:table-cell>
          <table:table-cell office:value-type="float" office:value="34.1463414634146" calcext:value-type="float">
            <text:p>34.1463414634146</text:p>
          </table:table-cell>
          <table:table-cell office:value-type="float" office:value="24.5614035087719" calcext:value-type="float">
            <text:p>24.5614035087719</text:p>
          </table:table-cell>
          <table:table-cell office:value-type="float" office:value="24.5614035087719" calcext:value-type="float">
            <text:p>24.5614035087719</text:p>
          </table:table-cell>
          <table:table-cell office:value-type="float" office:value="5.53386650827882" calcext:value-type="float">
            <text:p>5.53386650827882</text:p>
          </table:table-cell>
          <table:table-cell table:formula="of:=STDEV([.D1148];[.E1148])" office:value-type="float" office:value="6.77757462498017" calcext:value-type="float">
            <text:p>6.77757462498017</text:p>
          </table:table-cell>
          <table:table-cell table:formula="of:=STDEV([.D1148];[.F1148])" office:value-type="float" office:value="6.77757462498017" calcext:value-type="float">
            <text:p>6.77757462498017</text:p>
          </table:table-cell>
          <table:table-cell table:formula="of:=STDEV([.E1148];[.F11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uhme fridericus 1881</text:p>
          </table:table-cell>
          <table:table-cell office:value-type="string" calcext:value-type="string">
            <text:p>blund john approximately 11851248</text:p>
          </table:table-cell>
          <table:table-cell office:value-type="string" calcext:value-type="string">
            <text:p>no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29.0909090909091" calcext:value-type="float">
            <text:p>29.0909090909091</text:p>
          </table:table-cell>
          <table:table-cell office:value-type="float" office:value="29.0909090909091" calcext:value-type="float">
            <text:p>29.0909090909091</text:p>
          </table:table-cell>
          <table:table-cell office:value-type="float" office:value="2.44936477838023" calcext:value-type="float">
            <text:p>2.44936477838023</text:p>
          </table:table-cell>
          <table:table-cell table:formula="of:=STDEV([.D1149];[.E1149])" office:value-type="float" office:value="2.99984695048838" calcext:value-type="float">
            <text:p>2.99984695048838</text:p>
          </table:table-cell>
          <table:table-cell table:formula="of:=STDEV([.D1149];[.F1149])" office:value-type="float" office:value="2.99984695048839" calcext:value-type="float">
            <text:p>2.99984695048839</text:p>
          </table:table-cell>
          <table:table-cell table:formula="of:=STDEV([.E1149];[.F11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lvio andrea active 15101543</text:p>
          </table:table-cell>
          <table:table-cell office:value-type="string" calcext:value-type="string">
            <text:p>fulgentius fabius planciades</text:p>
          </table:table-cell>
          <table:table-cell office:value-type="string" calcext:value-type="string">
            <text:p>no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28.0701754385965" calcext:value-type="float">
            <text:p>28.0701754385965</text:p>
          </table:table-cell>
          <table:table-cell office:value-type="float" office:value="28.0701754385965" calcext:value-type="float">
            <text:p>28.0701754385965</text:p>
          </table:table-cell>
          <table:table-cell office:value-type="float" office:value="3.03868562731382" calcext:value-type="float">
            <text:p>3.03868562731382</text:p>
          </table:table-cell>
          <table:table-cell table:formula="of:=STDEV([.D1150];[.E1150])" office:value-type="float" office:value="3.72161463782393" calcext:value-type="float">
            <text:p>3.72161463782393</text:p>
          </table:table-cell>
          <table:table-cell table:formula="of:=STDEV([.D1150];[.F1150])" office:value-type="float" office:value="3.72161463782394" calcext:value-type="float">
            <text:p>3.72161463782394</text:p>
          </table:table-cell>
          <table:table-cell table:formula="of:=STDEV([.E1150];[.F11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vy edmond</text:p>
          </table:table-cell>
          <table:table-cell office:value-type="string" calcext:value-type="string">
            <text:p>bovillus carolus 14791567</text:p>
          </table:table-cell>
          <table:table-cell office:value-type="string" calcext:value-type="string">
            <text:p>no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27.027027027027" calcext:value-type="float">
            <text:p>27.027027027027</text:p>
          </table:table-cell>
          <table:table-cell office:value-type="float" office:value="27.027027027027" calcext:value-type="float">
            <text:p>27.027027027027</text:p>
          </table:table-cell>
          <table:table-cell office:value-type="float" office:value="3.64094764353818" calcext:value-type="float">
            <text:p>3.64094764353818</text:p>
          </table:table-cell>
          <table:table-cell table:formula="of:=STDEV([.D1151];[.E1151])" office:value-type="float" office:value="4.45923195342868" calcext:value-type="float">
            <text:p>4.45923195342868</text:p>
          </table:table-cell>
          <table:table-cell table:formula="of:=STDEV([.D1151];[.F1151])" office:value-type="float" office:value="4.45923195342868" calcext:value-type="float">
            <text:p>4.45923195342868</text:p>
          </table:table-cell>
          <table:table-cell table:formula="of:=STDEV([.E1151];[.F11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cquet adrien</text:p>
          </table:table-cell>
          <table:table-cell office:value-type="string" calcext:value-type="string">
            <text:p>pseudohegesippus</text:p>
          </table:table-cell>
          <table:table-cell office:value-type="string" calcext:value-type="string">
            <text:p>no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26.6666666666667" calcext:value-type="float">
            <text:p>26.6666666666667</text:p>
          </table:table-cell>
          <table:table-cell office:value-type="float" office:value="3.8490017945975" calcext:value-type="float">
            <text:p>3.8490017945975</text:p>
          </table:table-cell>
          <table:table-cell table:formula="of:=STDEV([.D1152];[.E1152])" office:value-type="float" office:value="4.71404520791032" calcext:value-type="float">
            <text:p>4.71404520791032</text:p>
          </table:table-cell>
          <table:table-cell table:formula="of:=STDEV([.D1152];[.F1152])" office:value-type="float" office:value="4.71404520791032" calcext:value-type="float">
            <text:p>4.71404520791032</text:p>
          </table:table-cell>
          <table:table-cell table:formula="of:=STDEV([.E1152];[.F11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oz jeronimo de</text:p>
          </table:table-cell>
          <table:table-cell office:value-type="string" calcext:value-type="string">
            <text:p>orosius paulus</text:p>
          </table:table-cell>
          <table:table-cell office:value-type="string" calcext:value-type="string">
            <text:p>no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26.6666666666667" calcext:value-type="float">
            <text:p>26.6666666666667</text:p>
          </table:table-cell>
          <table:table-cell office:value-type="float" office:value="3.8490017945975" calcext:value-type="float">
            <text:p>3.8490017945975</text:p>
          </table:table-cell>
          <table:table-cell table:formula="of:=STDEV([.D1153];[.E1153])" office:value-type="float" office:value="4.71404520791032" calcext:value-type="float">
            <text:p>4.71404520791032</text:p>
          </table:table-cell>
          <table:table-cell table:formula="of:=STDEV([.D1153];[.F1153])" office:value-type="float" office:value="4.71404520791032" calcext:value-type="float">
            <text:p>4.71404520791032</text:p>
          </table:table-cell>
          <table:table-cell table:formula="of:=STDEV([.E1153];[.F11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urita jeronimo</text:p>
          </table:table-cell>
          <table:table-cell office:value-type="string" calcext:value-type="string">
            <text:p>avitus saint bishop of vienne</text:p>
          </table:table-cell>
          <table:table-cell office:value-type="string" calcext:value-type="string">
            <text:p>no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6.12341194595058" calcext:value-type="float">
            <text:p>6.12341194595058</text:p>
          </table:table-cell>
          <table:table-cell table:formula="of:=STDEV([.D1154];[.E1154])" office:value-type="float" office:value="7.49961737622096" calcext:value-type="float">
            <text:p>7.49961737622096</text:p>
          </table:table-cell>
          <table:table-cell table:formula="of:=STDEV([.D1154];[.F1154])" office:value-type="float" office:value="7.49961737622096" calcext:value-type="float">
            <text:p>7.49961737622096</text:p>
          </table:table-cell>
          <table:table-cell table:formula="of:=STDEV([.E1154];[.F11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curiale girolamo 15301606</text:p>
          </table:table-cell>
          <table:table-cell office:value-type="string" calcext:value-type="string">
            <text:p>john ii pope</text:p>
          </table:table-cell>
          <table:table-cell office:value-type="string" calcext:value-type="string">
            <text:p>no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7.69800358919501" calcext:value-type="float">
            <text:p>7.69800358919501</text:p>
          </table:table-cell>
          <table:table-cell table:formula="of:=STDEV([.D1155];[.E1155])" office:value-type="float" office:value="9.42809041582064" calcext:value-type="float">
            <text:p>9.42809041582064</text:p>
          </table:table-cell>
          <table:table-cell table:formula="of:=STDEV([.D1155];[.F1155])" office:value-type="float" office:value="9.42809041582064" calcext:value-type="float">
            <text:p>9.42809041582064</text:p>
          </table:table-cell>
          <table:table-cell table:formula="of:=STDEV([.E1155];[.F11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edel hartmann 14401514</text:p>
          </table:table-cell>
          <table:table-cell office:value-type="string" calcext:value-type="string">
            <text:p>melissus paulus 15391602</text:p>
          </table:table-cell>
          <table:table-cell office:value-type="string" calcext:value-type="string">
            <text:p>no</text:p>
          </table:table-cell>
          <table:table-cell office:value-type="float" office:value="32.5581395348837" calcext:value-type="float">
            <text:p>32.5581395348837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office:value-type="float" office:value="2.30172864793206" calcext:value-type="float">
            <text:p>2.30172864793206</text:p>
          </table:table-cell>
          <table:table-cell table:formula="of:=STDEV([.D1156];[.E1156])" office:value-type="float" office:value="2.81903035688989" calcext:value-type="float">
            <text:p>2.81903035688989</text:p>
          </table:table-cell>
          <table:table-cell table:formula="of:=STDEV([.D1156];[.F1156])" office:value-type="float" office:value="2.81903035688989" calcext:value-type="float">
            <text:p>2.81903035688989</text:p>
          </table:table-cell>
          <table:table-cell table:formula="of:=STDEV([.E1156];[.F11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ouin rene hyacinthe op 16801740</text:p>
          </table:table-cell>
          <table:table-cell office:value-type="string" calcext:value-type="string">
            <text:p>dracontius blossius aemilius</text:p>
          </table:table-cell>
          <table:table-cell office:value-type="string" calcext:value-type="string">
            <text:p>no</text:p>
          </table:table-cell>
          <table:table-cell office:value-type="float" office:value="32.5581395348837" calcext:value-type="float">
            <text:p>32.5581395348837</text:p>
          </table:table-cell>
          <table:table-cell office:value-type="float" office:value="26.2295081967213" calcext:value-type="float">
            <text:p>26.2295081967213</text:p>
          </table:table-cell>
          <table:table-cell office:value-type="float" office:value="26.2295081967213" calcext:value-type="float">
            <text:p>26.2295081967213</text:p>
          </table:table-cell>
          <table:table-cell office:value-type="float" office:value="3.65383700668997" calcext:value-type="float">
            <text:p>3.65383700668997</text:p>
          </table:table-cell>
          <table:table-cell table:formula="of:=STDEV([.D1157];[.E1157])" office:value-type="float" office:value="4.47501813484433" calcext:value-type="float">
            <text:p>4.47501813484433</text:p>
          </table:table-cell>
          <table:table-cell table:formula="of:=STDEV([.D1157];[.F1157])" office:value-type="float" office:value="4.47501813484434" calcext:value-type="float">
            <text:p>4.47501813484434</text:p>
          </table:table-cell>
          <table:table-cell table:formula="of:=STDEV([.E1157];[.F11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immelpfenning carolus adolphus</text:p>
          </table:table-cell>
          <table:table-cell office:value-type="string" calcext:value-type="string">
            <text:p>schermann theodor 18781922</text:p>
          </table:table-cell>
          <table:table-cell office:value-type="string" calcext:value-type="string">
            <text:p>no</text:p>
          </table:table-cell>
          <table:table-cell office:value-type="float" office:value="32.5581395348837" calcext:value-type="float">
            <text:p>32.5581395348837</text:p>
          </table:table-cell>
          <table:table-cell office:value-type="float" office:value="23.728813559322" calcext:value-type="float">
            <text:p>23.728813559322</text:p>
          </table:table-cell>
          <table:table-cell office:value-type="float" office:value="23.728813559322" calcext:value-type="float">
            <text:p>23.728813559322</text:p>
          </table:table-cell>
          <table:table-cell office:value-type="float" office:value="5.09761372875349" calcext:value-type="float">
            <text:p>5.09761372875349</text:p>
          </table:table-cell>
          <table:table-cell table:formula="of:=STDEV([.D1158];[.E1158])" office:value-type="float" office:value="6.2432762706262" calcext:value-type="float">
            <text:p>6.2432762706262</text:p>
          </table:table-cell>
          <table:table-cell table:formula="of:=STDEV([.D1158];[.F1158])" office:value-type="float" office:value="6.2432762706262" calcext:value-type="float">
            <text:p>6.2432762706262</text:p>
          </table:table-cell>
          <table:table-cell table:formula="of:=STDEV([.E1158];[.F11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eringen johan hendrik van</text:p>
          </table:table-cell>
          <table:table-cell office:value-type="string" calcext:value-type="string">
            <text:p>haraeus franciscus 15551631 or 1632</text:p>
          </table:table-cell>
          <table:table-cell office:value-type="string" calcext:value-type="string">
            <text:p>no</text:p>
          </table:table-cell>
          <table:table-cell office:value-type="float" office:value="32.4324324324324" calcext:value-type="float">
            <text:p>32.4324324324324</text:p>
          </table:table-cell>
          <table:table-cell office:value-type="float" office:value="22.5806451612903" calcext:value-type="float">
            <text:p>22.5806451612903</text:p>
          </table:table-cell>
          <table:table-cell office:value-type="float" office:value="22.5806451612903" calcext:value-type="float">
            <text:p>22.5806451612903</text:p>
          </table:table-cell>
          <table:table-cell office:value-type="float" office:value="5.68793203299283" calcext:value-type="float">
            <text:p>5.68793203299283</text:p>
          </table:table-cell>
          <table:table-cell table:formula="of:=STDEV([.D1159];[.E1159])" office:value-type="float" office:value="6.9662655862319" calcext:value-type="float">
            <text:p>6.9662655862319</text:p>
          </table:table-cell>
          <table:table-cell table:formula="of:=STDEV([.D1159];[.F1159])" office:value-type="float" office:value="6.9662655862319" calcext:value-type="float">
            <text:p>6.9662655862319</text:p>
          </table:table-cell>
          <table:table-cell table:formula="of:=STDEV([.E1159];[.F11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squy armand</text:p>
          </table:table-cell>
          <table:table-cell office:value-type="string" calcext:value-type="string">
            <text:p>gassendi pierre 15921655</text:p>
          </table:table-cell>
          <table:table-cell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  <table:table-cell office:value-type="float" office:value="21.6216216216216" calcext:value-type="float">
            <text:p>21.6216216216216</text:p>
          </table:table-cell>
          <table:table-cell office:value-type="float" office:value="21.6216216216216" calcext:value-type="float">
            <text:p>21.6216216216216</text:p>
          </table:table-cell>
          <table:table-cell office:value-type="float" office:value="5.99195955050855" calcext:value-type="float">
            <text:p>5.99195955050855</text:p>
          </table:table-cell>
          <table:table-cell table:formula="of:=STDEV([.D1160];[.E1160])" office:value-type="float" office:value="7.33862172907119" calcext:value-type="float">
            <text:p>7.33862172907119</text:p>
          </table:table-cell>
          <table:table-cell table:formula="of:=STDEV([.D1160];[.F1160])" office:value-type="float" office:value="7.33862172907119" calcext:value-type="float">
            <text:p>7.33862172907119</text:p>
          </table:table-cell>
          <table:table-cell table:formula="of:=STDEV([.E1160];[.F11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ll maximilian</text:p>
          </table:table-cell>
          <table:table-cell office:value-type="string" calcext:value-type="string">
            <text:p>kroll wilhelm 18691939</text:p>
          </table:table-cell>
          <table:table-cell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  <table:table-cell office:value-type="float" office:value="21.0526315789474" calcext:value-type="float">
            <text:p>21.0526315789474</text:p>
          </table:table-cell>
          <table:table-cell office:value-type="float" office:value="21.0526315789474" calcext:value-type="float">
            <text:p>21.0526315789474</text:p>
          </table:table-cell>
          <table:table-cell office:value-type="float" office:value="6.32046610481274" calcext:value-type="float">
            <text:p>6.32046610481274</text:p>
          </table:table-cell>
          <table:table-cell table:formula="of:=STDEV([.D1161];[.E1161])" office:value-type="float" office:value="7.74095844667378" calcext:value-type="float">
            <text:p>7.74095844667378</text:p>
          </table:table-cell>
          <table:table-cell table:formula="of:=STDEV([.D1161];[.F1161])" office:value-type="float" office:value="7.74095844667378" calcext:value-type="float">
            <text:p>7.74095844667378</text:p>
          </table:table-cell>
          <table:table-cell table:formula="of:=STDEV([.E1161];[.F11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rovy klement 18381897</text:p>
          </table:table-cell>
          <table:table-cell office:value-type="string" calcext:value-type="string">
            <text:p>pseudoboethius</text:p>
          </table:table-cell>
          <table:table-cell office:value-type="string" calcext:value-type="string">
            <text:p>no</text:p>
          </table:table-cell>
          <table:table-cell office:value-type="float" office:value="31.5789473684211" calcext:value-type="float">
            <text:p>31.5789473684211</text:p>
          </table:table-cell>
          <table:table-cell office:value-type="float" office:value="21.6216216216216" calcext:value-type="float">
            <text:p>21.6216216216216</text:p>
          </table:table-cell>
          <table:table-cell office:value-type="float" office:value="21.6216216216216" calcext:value-type="float">
            <text:p>21.6216216216216</text:p>
          </table:table-cell>
          <table:table-cell office:value-type="float" office:value="5.74886470032344" calcext:value-type="float">
            <text:p>5.74886470032344</text:p>
          </table:table-cell>
          <table:table-cell table:formula="of:=STDEV([.D1162];[.E1162])" office:value-type="float" office:value="7.04089255804528" calcext:value-type="float">
            <text:p>7.04089255804528</text:p>
          </table:table-cell>
          <table:table-cell table:formula="of:=STDEV([.D1162];[.F1162])" office:value-type="float" office:value="7.04089255804528" calcext:value-type="float">
            <text:p>7.04089255804528</text:p>
          </table:table-cell>
          <table:table-cell table:formula="of:=STDEV([.E1162];[.F11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drig albert from old catalog</text:p>
          </table:table-cell>
          <table:table-cell office:value-type="string" calcext:value-type="string">
            <text:p>wohlrab martin 18341913</text:p>
          </table:table-cell>
          <table:table-cell office:value-type="string" calcext:value-type="string">
            <text:p>no</text:p>
          </table:table-cell>
          <table:table-cell office:value-type="float" office:value="31.25" calcext:value-type="float">
            <text:p>31.25</text:p>
          </table:table-cell>
          <table:table-cell office:value-type="float" office:value="26.4150943396226" calcext:value-type="float">
            <text:p>26.4150943396226</text:p>
          </table:table-cell>
          <table:table-cell office:value-type="float" office:value="26.4150943396226" calcext:value-type="float">
            <text:p>26.4150943396226</text:p>
          </table:table-cell>
          <table:table-cell office:value-type="float" office:value="2.79143408452531" calcext:value-type="float">
            <text:p>2.79143408452531</text:p>
          </table:table-cell>
          <table:table-cell table:formula="of:=STDEV([.D1163];[.E1163])" office:value-type="float" office:value="3.41879457885005" calcext:value-type="float">
            <text:p>3.41879457885005</text:p>
          </table:table-cell>
          <table:table-cell table:formula="of:=STDEV([.D1163];[.F1163])" office:value-type="float" office:value="3.41879457885005" calcext:value-type="float">
            <text:p>3.41879457885005</text:p>
          </table:table-cell>
          <table:table-cell table:formula="of:=STDEV([.E1163];[.F11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tit pierre 16171687</text:p>
          </table:table-cell>
          <table:table-cell office:value-type="string" calcext:value-type="string">
            <text:p>clein johann 1530</text:p>
          </table:table-cell>
          <table:table-cell office:value-type="string" calcext:value-type="string">
            <text:p>no</text:p>
          </table:table-cell>
          <table:table-cell office:value-type="float" office:value="31.25" calcext:value-type="float">
            <text:p>31.25</text:p>
          </table:table-cell>
          <table:table-cell office:value-type="float" office:value="26.3157894736842" calcext:value-type="float">
            <text:p>26.3157894736842</text:p>
          </table:table-cell>
          <table:table-cell office:value-type="float" office:value="26.3157894736842" calcext:value-type="float">
            <text:p>26.3157894736842</text:p>
          </table:table-cell>
          <table:table-cell office:value-type="float" office:value="2.84876777560671" calcext:value-type="float">
            <text:p>2.84876777560671</text:p>
          </table:table-cell>
          <table:table-cell table:formula="of:=STDEV([.D1164];[.E1164])" office:value-type="float" office:value="3.48901372295994" calcext:value-type="float">
            <text:p>3.48901372295994</text:p>
          </table:table-cell>
          <table:table-cell table:formula="of:=STDEV([.D1164];[.F1164])" office:value-type="float" office:value="3.48901372295993" calcext:value-type="float">
            <text:p>3.48901372295993</text:p>
          </table:table-cell>
          <table:table-cell table:formula="of:=STDEV([.E1164];[.F11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bn qutaybah abd allah ibn muslim 828889</text:p>
          </table:table-cell>
          <table:table-cell office:value-type="string" calcext:value-type="string">
            <text:p>avicenna 9801037</text:p>
          </table:table-cell>
          <table:table-cell office:value-type="string" calcext:value-type="string">
            <text:p>no</text:p>
          </table:table-cell>
          <table:table-cell office:value-type="float" office:value="31.25" calcext:value-type="float">
            <text:p>31.25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25" calcext:value-type="float">
            <text:p>25</text:p>
          </table:table-cell>
          <table:table-cell office:value-type="float" office:value="4.27317039294019" calcext:value-type="float">
            <text:p>4.27317039294019</text:p>
          </table:table-cell>
          <table:table-cell table:formula="of:=STDEV([.D1165];[.E1165])" office:value-type="float" office:value="5.77923811546697" calcext:value-type="float">
            <text:p>5.77923811546697</text:p>
          </table:table-cell>
          <table:table-cell table:formula="of:=STDEV([.D1165];[.F1165])" office:value-type="float" office:value="4.41941738241592" calcext:value-type="float">
            <text:p>4.41941738241592</text:p>
          </table:table-cell>
          <table:table-cell table:formula="of:=STDEV([.E1165];[.F1165])" office:value-type="float" office:value="1.35982073305105" calcext:value-type="float">
            <text:p>1.35982073305105</text:p>
          </table:table-cell>
        </table:table-row>
        <table:table-row table:style-name="ro1">
          <table:table-cell office:value-type="string" calcext:value-type="string">
            <text:p>abu alrabi sulayman ibn abd allah almuwahhid</text:p>
          </table:table-cell>
          <table:table-cell office:value-type="string" calcext:value-type="string">
            <text:p>avicenna 9801037</text:p>
          </table:table-cell>
          <table:table-cell office:value-type="string" calcext:value-type="string">
            <text:p>no</text:p>
          </table:table-cell>
          <table:table-cell office:value-type="float" office:value="31.25" calcext:value-type="float">
            <text:p>31.25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8.41969142568204" calcext:value-type="float">
            <text:p>8.41969142568204</text:p>
          </table:table-cell>
          <table:table-cell table:formula="of:=STDEV([.D1166];[.E1166])" office:value-type="float" office:value="10.3119738923038" calcext:value-type="float">
            <text:p>10.3119738923038</text:p>
          </table:table-cell>
          <table:table-cell table:formula="of:=STDEV([.D1166];[.F1166])" office:value-type="float" office:value="10.3119738923038" calcext:value-type="float">
            <text:p>10.3119738923038</text:p>
          </table:table-cell>
          <table:table-cell table:formula="of:=STDEV([.E1166];[.F11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chovius guilielmus active 1677</text:p>
          </table:table-cell>
          <table:table-cell office:value-type="string" calcext:value-type="string">
            <text:p>mekler s siegfried 18521912</text:p>
          </table:table-cell>
          <table:table-cell office:value-type="string" calcext:value-type="string">
            <text:p>no</text:p>
          </table:table-cell>
          <table:table-cell office:value-type="float" office:value="31.1111111111111" calcext:value-type="float">
            <text:p>31.1111111111111</text:p>
          </table:table-cell>
          <table:table-cell table:number-columns-repeated="2" office:value-type="float" office:value="30.5084745762712" calcext:value-type="float">
            <text:p>30.5084745762712</text:p>
          </table:table-cell>
          <table:table-cell office:value-type="float" office:value="0.347932365613335" calcext:value-type="float">
            <text:p>0.347932365613335</text:p>
          </table:table-cell>
          <table:table-cell table:formula="of:=STDEV([.D1167];[.E1167])" office:value-type="float" office:value="0.426128380376076" calcext:value-type="float">
            <text:p>0.426128380376076</text:p>
          </table:table-cell>
          <table:table-cell table:formula="of:=STDEV([.D1167];[.F1167])" office:value-type="float" office:value="0.426128380376076" calcext:value-type="float">
            <text:p>0.426128380376076</text:p>
          </table:table-cell>
          <table:table-cell table:formula="of:=STDEV([.E1167];[.F11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edetti giovanni battista</text:p>
          </table:table-cell>
          <table:table-cell office:value-type="string" calcext:value-type="string">
            <text:p>jacopone da todi 12301306</text:p>
          </table:table-cell>
          <table:table-cell office:value-type="string" calcext:value-type="string">
            <text:p>no</text:p>
          </table:table-cell>
          <table:table-cell office:value-type="float" office:value="31.1111111111111" calcext:value-type="float">
            <text:p>31.1111111111111</text:p>
          </table:table-cell>
          <table:table-cell office:value-type="float" office:value="26.9230769230769" calcext:value-type="float">
            <text:p>26.9230769230769</text:p>
          </table:table-cell>
          <table:table-cell office:value-type="float" office:value="26.9230769230769" calcext:value-type="float">
            <text:p>26.9230769230769</text:p>
          </table:table-cell>
          <table:table-cell office:value-type="float" office:value="2.41796266583689" calcext:value-type="float">
            <text:p>2.41796266583689</text:p>
          </table:table-cell>
          <table:table-cell table:formula="of:=STDEV([.D1168];[.E1168])" office:value-type="float" office:value="2.96138737420007" calcext:value-type="float">
            <text:p>2.96138737420007</text:p>
          </table:table-cell>
          <table:table-cell table:formula="of:=STDEV([.D1168];[.F1168])" office:value-type="float" office:value="2.96138737420007" calcext:value-type="float">
            <text:p>2.96138737420007</text:p>
          </table:table-cell>
          <table:table-cell table:formula="of:=STDEV([.E1168];[.F11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dolfi pietro bp of senigallia d 1601</text:p>
          </table:table-cell>
          <table:table-cell office:value-type="string" calcext:value-type="string">
            <text:p>ruusbroec jan van 12931381</text:p>
          </table:table-cell>
          <table:table-cell office:value-type="string" calcext:value-type="string">
            <text:p>no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28.125" calcext:value-type="float">
            <text:p>28.125</text:p>
          </table:table-cell>
          <table:table-cell office:value-type="float" office:value="1.52664734641488" calcext:value-type="float">
            <text:p>1.52664734641488</text:p>
          </table:table-cell>
          <table:table-cell table:formula="of:=STDEV([.D1169];[.E1169])" office:value-type="float" office:value="1.8697535079452" calcext:value-type="float">
            <text:p>1.8697535079452</text:p>
          </table:table-cell>
          <table:table-cell table:formula="of:=STDEV([.D1169];[.F1169])" office:value-type="float" office:value="1.8697535079452" calcext:value-type="float">
            <text:p>1.8697535079452</text:p>
          </table:table-cell>
          <table:table-cell table:formula="of:=STDEV([.E1169];[.F11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er floridus</text:p>
          </table:table-cell>
          <table:table-cell office:value-type="string" calcext:value-type="string">
            <text:p>odo magdunensis</text:p>
          </table:table-cell>
          <table:table-cell office:value-type="string" calcext:value-type="string">
            <text:p>no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27.5862068965517" calcext:value-type="float">
            <text:p>27.5862068965517</text:p>
          </table:table-cell>
          <table:table-cell office:value-type="float" office:value="27.5862068965517" calcext:value-type="float">
            <text:p>27.5862068965517</text:p>
          </table:table-cell>
          <table:table-cell office:value-type="float" office:value="1.83771968972825" calcext:value-type="float">
            <text:p>1.83771968972825</text:p>
          </table:table-cell>
          <table:table-cell table:formula="of:=STDEV([.D1170];[.E1170])" office:value-type="float" office:value="2.25073776505002" calcext:value-type="float">
            <text:p>2.25073776505002</text:p>
          </table:table-cell>
          <table:table-cell table:formula="of:=STDEV([.D1170];[.F1170])" office:value-type="float" office:value="2.25073776505002" calcext:value-type="float">
            <text:p>2.25073776505002</text:p>
          </table:table-cell>
          <table:table-cell table:formula="of:=STDEV([.E1170];[.F11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er georg 15231586</text:p>
          </table:table-cell>
          <table:table-cell office:value-type="string" calcext:value-type="string">
            <text:p>eddius stephanus</text:p>
          </table:table-cell>
          <table:table-cell office:value-type="string" calcext:value-type="string">
            <text:p>no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22.8571428571429" calcext:value-type="float">
            <text:p>22.8571428571429</text:p>
          </table:table-cell>
          <table:table-cell office:value-type="float" office:value="22.8571428571429" calcext:value-type="float">
            <text:p>22.8571428571429</text:p>
          </table:table-cell>
          <table:table-cell office:value-type="float" office:value="4.56804608589594" calcext:value-type="float">
            <text:p>4.56804608589594</text:p>
          </table:table-cell>
          <table:table-cell table:formula="of:=STDEV([.D1171];[.E1171])" office:value-type="float" office:value="5.59469101598147" calcext:value-type="float">
            <text:p>5.59469101598147</text:p>
          </table:table-cell>
          <table:table-cell table:formula="of:=STDEV([.D1171];[.F1171])" office:value-type="float" office:value="5.59469101598148" calcext:value-type="float">
            <text:p>5.59469101598148</text:p>
          </table:table-cell>
          <table:table-cell table:formula="of:=STDEV([.E1171];[.F11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ynemann s</text:p>
          </table:table-cell>
          <table:table-cell office:value-type="string" calcext:value-type="string">
            <text:p>bromyarde john de</text:p>
          </table:table-cell>
          <table:table-cell office:value-type="string" calcext:value-type="string">
            <text:p>no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21.4285714285714" calcext:value-type="float">
            <text:p>21.4285714285714</text:p>
          </table:table-cell>
          <table:table-cell office:value-type="float" office:value="5.39283218473826" calcext:value-type="float">
            <text:p>5.39283218473826</text:p>
          </table:table-cell>
          <table:table-cell table:formula="of:=STDEV([.D1172];[.E1172])" office:value-type="float" office:value="6.60484356053369" calcext:value-type="float">
            <text:p>6.60484356053369</text:p>
          </table:table-cell>
          <table:table-cell table:formula="of:=STDEV([.D1172];[.F1172])" office:value-type="float" office:value="6.60484356053369" calcext:value-type="float">
            <text:p>6.60484356053369</text:p>
          </table:table-cell>
          <table:table-cell table:formula="of:=STDEV([.E1172];[.F11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bach ludwig 15901657</text:p>
          </table:table-cell>
          <table:table-cell office:value-type="string" calcext:value-type="string">
            <text:p>walter of compiegne</text:p>
          </table:table-cell>
          <table:table-cell office:value-type="string" calcext:value-type="string">
            <text:p>no</text:p>
          </table:table-cell>
          <table:table-cell office:value-type="float" office:value="30.3030303030303" calcext:value-type="float">
            <text:p>30.3030303030303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3.74902772201055" calcext:value-type="float">
            <text:p>3.74902772201055</text:p>
          </table:table-cell>
          <table:table-cell table:formula="of:=STDEV([.D1173];[.E1173])" office:value-type="float" office:value="4.59160247523732" calcext:value-type="float">
            <text:p>4.59160247523732</text:p>
          </table:table-cell>
          <table:table-cell table:formula="of:=STDEV([.D1173];[.F1173])" office:value-type="float" office:value="4.59160247523732" calcext:value-type="float">
            <text:p>4.59160247523732</text:p>
          </table:table-cell>
          <table:table-cell table:formula="of:=STDEV([.E1173];[.F11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cke karl 18491920</text:p>
          </table:table-cell>
          <table:table-cell office:value-type="string" calcext:value-type="string">
            <text:p>lindinus poeta 5th or 5th6th century</text:p>
          </table:table-cell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.88675134594813" calcext:value-type="float">
            <text:p>2.88675134594813</text:p>
          </table:table-cell>
          <table:table-cell table:formula="of:=STDEV([.D1174];[.E1174])" office:value-type="float" office:value="3.53553390593274" calcext:value-type="float">
            <text:p>3.53553390593274</text:p>
          </table:table-cell>
          <table:table-cell table:formula="of:=STDEV([.D1174];[.F1174])" office:value-type="float" office:value="3.53553390593274" calcext:value-type="float">
            <text:p>3.53553390593274</text:p>
          </table:table-cell>
          <table:table-cell table:formula="of:=STDEV([.E1174];[.F11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erat eduard</text:p>
          </table:table-cell>
          <table:table-cell office:value-type="string" calcext:value-type="string">
            <text:p>janus secundus</text:p>
          </table:table-cell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4.49050209369709" calcext:value-type="float">
            <text:p>4.49050209369709</text:p>
          </table:table-cell>
          <table:table-cell table:formula="of:=STDEV([.D1175];[.E1175])" office:value-type="float" office:value="5.4997194092287" calcext:value-type="float">
            <text:p>5.4997194092287</text:p>
          </table:table-cell>
          <table:table-cell table:formula="of:=STDEV([.D1175];[.F1175])" office:value-type="float" office:value="5.49971940922871" calcext:value-type="float">
            <text:p>5.49971940922871</text:p>
          </table:table-cell>
          <table:table-cell table:formula="of:=STDEV([.E1175];[.F11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ist church university of oxford</text:p>
          </table:table-cell>
          <table:table-cell office:value-type="string" calcext:value-type="string">
            <text:p>clarke john 16871734</text:p>
          </table:table-cell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4.49050209369709" calcext:value-type="float">
            <text:p>4.49050209369709</text:p>
          </table:table-cell>
          <table:table-cell table:formula="of:=STDEV([.D1176];[.E1176])" office:value-type="float" office:value="5.4997194092287" calcext:value-type="float">
            <text:p>5.4997194092287</text:p>
          </table:table-cell>
          <table:table-cell table:formula="of:=STDEV([.D1176];[.F1176])" office:value-type="float" office:value="5.49971940922871" calcext:value-type="float">
            <text:p>5.49971940922871</text:p>
          </table:table-cell>
          <table:table-cell table:formula="of:=STDEV([.E1176];[.F11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e oronce 14941555</text:p>
          </table:table-cell>
          <table:table-cell office:value-type="string" calcext:value-type="string">
            <text:p>orosius paulus</text:p>
          </table:table-cell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7.13197391351891" calcext:value-type="float">
            <text:p>7.13197391351891</text:p>
          </table:table-cell>
          <table:table-cell table:formula="of:=STDEV([.D1177];[.E1177])" office:value-type="float" office:value="8.73484847348089" calcext:value-type="float">
            <text:p>8.73484847348089</text:p>
          </table:table-cell>
          <table:table-cell table:formula="of:=STDEV([.D1177];[.F1177])" office:value-type="float" office:value="8.73484847348088" calcext:value-type="float">
            <text:p>8.73484847348088</text:p>
          </table:table-cell>
          <table:table-cell table:formula="of:=STDEV([.E1177];[.F11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dapest hungary magyar nemzeti museum szechenyi bibliothek</text:p>
          </table:table-cell>
          <table:table-cell office:value-type="string" calcext:value-type="string">
            <text:p>istvanffy miklos 15381615</text:p>
          </table:table-cell>
          <table:table-cell office:value-type="string" calcext:value-type="string">
            <text:p>no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21.4285714285714" calcext:value-type="float">
            <text:p>21.4285714285714</text:p>
          </table:table-cell>
          <table:table-cell office:value-type="float" office:value="4.12393049421161" calcext:value-type="float">
            <text:p>4.12393049421161</text:p>
          </table:table-cell>
          <table:table-cell table:formula="of:=STDEV([.D1178];[.E1178])" office:value-type="float" office:value="5.05076272276105" calcext:value-type="float">
            <text:p>5.05076272276105</text:p>
          </table:table-cell>
          <table:table-cell table:formula="of:=STDEV([.D1178];[.F1178])" office:value-type="float" office:value="5.05076272276105" calcext:value-type="float">
            <text:p>5.05076272276105</text:p>
          </table:table-cell>
          <table:table-cell table:formula="of:=STDEV([.E1178];[.F11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uffi giovanni</text:p>
          </table:table-cell>
          <table:table-cell office:value-type="string" calcext:value-type="string">
            <text:p>matthaeus zuppardus ca 1430</text:p>
          </table:table-cell>
          <table:table-cell office:value-type="string" calcext:value-type="string">
            <text:p>no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19.5121951219512" calcext:value-type="float">
            <text:p>19.5121951219512</text:p>
          </table:table-cell>
          <table:table-cell office:value-type="float" office:value="19.5121951219512" calcext:value-type="float">
            <text:p>19.5121951219512</text:p>
          </table:table-cell>
          <table:table-cell office:value-type="float" office:value="5.23035087070741" calcext:value-type="float">
            <text:p>5.23035087070741</text:p>
          </table:table-cell>
          <table:table-cell table:formula="of:=STDEV([.D1179];[.E1179])" office:value-type="float" office:value="6.40584540447743" calcext:value-type="float">
            <text:p>6.40584540447743</text:p>
          </table:table-cell>
          <table:table-cell table:formula="of:=STDEV([.D1179];[.F1179])" office:value-type="float" office:value="6.40584540447744" calcext:value-type="float">
            <text:p>6.40584540447744</text:p>
          </table:table-cell>
          <table:table-cell table:formula="of:=STDEV([.E1179];[.F11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 buisson petro daniele</text:p>
          </table:table-cell>
          <table:table-cell office:value-type="string" calcext:value-type="string">
            <text:p>bunte bernhard 18211898</text:p>
          </table:table-cell>
          <table:table-cell office:value-type="string" calcext:value-type="string">
            <text:p>no</text:p>
          </table:table-cell>
          <table:table-cell office:value-type="float" office:value="27.7777777777778" calcext:value-type="float">
            <text:p>27.7777777777778</text:p>
          </table:table-cell>
          <table:table-cell office:value-type="float" office:value="25.531914893617" calcext:value-type="float">
            <text:p>25.531914893617</text:p>
          </table:table-cell>
          <table:table-cell office:value-type="float" office:value="25.531914893617" calcext:value-type="float">
            <text:p>25.531914893617</text:p>
          </table:table-cell>
          <table:table-cell office:value-type="float" office:value="1.2966495407332" calcext:value-type="float">
            <text:p>1.2966495407332</text:p>
          </table:table-cell>
          <table:table-cell table:formula="of:=STDEV([.D1180];[.E1180])" office:value-type="float" office:value="1.58806487500524" calcext:value-type="float">
            <text:p>1.58806487500524</text:p>
          </table:table-cell>
          <table:table-cell table:formula="of:=STDEV([.D1180];[.F1180])" office:value-type="float" office:value="1.58806487500525" calcext:value-type="float">
            <text:p>1.58806487500525</text:p>
          </table:table-cell>
          <table:table-cell table:formula="of:=STDEV([.E1180];[.F11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deman h w 17781863</text:p>
          </table:table-cell>
          <table:table-cell office:value-type="string" calcext:value-type="string">
            <text:p>ticonius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6.18589574131742" calcext:value-type="float">
            <text:p>6.18589574131742</text:p>
          </table:table-cell>
          <table:table-cell table:formula="of:=STDEV([.D1181];[.E1181])" office:value-type="float" office:value="7.57614408414158" calcext:value-type="float">
            <text:p>7.57614408414158</text:p>
          </table:table-cell>
          <table:table-cell table:formula="of:=STDEV([.D1181];[.F1181])" office:value-type="float" office:value="7.57614408414158" calcext:value-type="float">
            <text:p>7.57614408414158</text:p>
          </table:table-cell>
          <table:table-cell table:formula="of:=STDEV([.E1181];[.F11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aemer augustus</text:p>
          </table:table-cell>
          <table:table-cell office:value-type="string" calcext:value-type="string">
            <text:p>institoris heinrich 14301505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13.6363636363636" calcext:value-type="float">
            <text:p>13.6363636363636</text:p>
          </table:table-cell>
          <table:table-cell office:value-type="float" office:value="13.6363636363636" calcext:value-type="float">
            <text:p>13.6363636363636</text:p>
          </table:table-cell>
          <table:table-cell office:value-type="float" office:value="6.56079851351847" calcext:value-type="float">
            <text:p>6.56079851351847</text:p>
          </table:table-cell>
          <table:table-cell table:formula="of:=STDEV([.D1182];[.E1182])" office:value-type="float" office:value="8.03530433166531" calcext:value-type="float">
            <text:p>8.03530433166531</text:p>
          </table:table-cell>
          <table:table-cell table:formula="of:=STDEV([.D1182];[.F1182])" office:value-type="float" office:value="8.03530433166531" calcext:value-type="float">
            <text:p>8.03530433166531</text:p>
          </table:table-cell>
          <table:table-cell table:formula="of:=STDEV([.E1182];[.F11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inio segundo cayo 2379 dc</text:p>
          </table:table-cell>
          <table:table-cell office:value-type="string" calcext:value-type="string">
            <text:p>pliny the elder</text:p>
          </table:table-cell>
          <table:table-cell office:value-type="string" calcext:value-type="string">
            <text:p>yes</text:p>
          </table:table-cell>
          <table:table-cell office:value-type="float" office:value="53.3333333333333" calcext:value-type="float">
            <text:p>53.3333333333333</text:p>
          </table:table-cell>
          <table:table-cell table:number-columns-repeated="2" office:value-type="float" office:value="38.0952380952381" calcext:value-type="float">
            <text:p>38.0952380952381</text:p>
          </table:table-cell>
          <table:table-cell office:value-type="float" office:value="8.79771838765144" calcext:value-type="float">
            <text:p>8.79771838765144</text:p>
          </table:table-cell>
          <table:table-cell table:formula="of:=STDEV([.D1183];[.E1183])" office:value-type="float" office:value="10.7749604752236" calcext:value-type="float">
            <text:p>10.7749604752236</text:p>
          </table:table-cell>
          <table:table-cell table:formula="of:=STDEV([.D1183];[.F1183])" office:value-type="float" office:value="10.7749604752236" calcext:value-type="float">
            <text:p>10.7749604752236</text:p>
          </table:table-cell>
          <table:table-cell table:formula="of:=STDEV([.E1183];[.F11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inio cecilio segundo cayo</text:p>
          </table:table-cell>
          <table:table-cell office:value-type="string" calcext:value-type="string">
            <text:p>pliny the younger</text:p>
          </table:table-cell>
          <table:table-cell office:value-type="string" calcext:value-type="string">
            <text:p>yes</text:p>
          </table:table-cell>
          <table:table-cell office:value-type="float" office:value="51.6129032258065" calcext:value-type="float">
            <text:p>51.6129032258065</text:p>
          </table:table-cell>
          <table:table-cell table:number-columns-repeated="2" office:value-type="float" office:value="36.3636363636364" calcext:value-type="float">
            <text:p>36.3636363636364</text:p>
          </table:table-cell>
          <table:table-cell office:value-type="float" office:value="8.80416832781834" calcext:value-type="float">
            <text:p>8.80416832781834</text:p>
          </table:table-cell>
          <table:table-cell table:formula="of:=STDEV([.D1184];[.E1184])" office:value-type="float" office:value="10.7828600063638" calcext:value-type="float">
            <text:p>10.7828600063638</text:p>
          </table:table-cell>
          <table:table-cell table:formula="of:=STDEV([.D1184];[.F1184])" office:value-type="float" office:value="10.7828600063638" calcext:value-type="float">
            <text:p>10.7828600063638</text:p>
          </table:table-cell>
          <table:table-cell table:formula="of:=STDEV([.E1184];[.F11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inio cecilio segundo cayo 62114 dc</text:p>
          </table:table-cell>
          <table:table-cell office:value-type="string" calcext:value-type="string">
            <text:p>pliny the younger</text:p>
          </table:table-cell>
          <table:table-cell office:value-type="string" calcext:value-type="string">
            <text:p>yes</text:p>
          </table:table-cell>
          <table:table-cell office:value-type="float" office:value="51.6129032258065" calcext:value-type="float">
            <text:p>51.6129032258065</text:p>
          </table:table-cell>
          <table:table-cell office:value-type="float" office:value="30.188679245283" calcext:value-type="float">
            <text:p>30.188679245283</text:p>
          </table:table-cell>
          <table:table-cell office:value-type="float" office:value="30.188679245283" calcext:value-type="float">
            <text:p>30.188679245283</text:p>
          </table:table-cell>
          <table:table-cell office:value-type="float" office:value="12.369281482334" calcext:value-type="float">
            <text:p>12.369281482334</text:p>
          </table:table-cell>
          <table:table-cell table:formula="of:=STDEV([.D1185];[.E1185])" office:value-type="float" office:value="15.1492140582876" calcext:value-type="float">
            <text:p>15.1492140582876</text:p>
          </table:table-cell>
          <table:table-cell table:formula="of:=STDEV([.D1185];[.F1185])" office:value-type="float" office:value="15.1492140582876" calcext:value-type="float">
            <text:p>15.1492140582876</text:p>
          </table:table-cell>
          <table:table-cell table:formula="of:=STDEV([.E1185];[.F11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inius secundus caius 2379 ad</text:p>
          </table:table-cell>
          <table:table-cell office:value-type="string" calcext:value-type="string">
            <text:p>pliny the elder</text:p>
          </table:table-cell>
          <table:table-cell office:value-type="string" calcext:value-type="string">
            <text:p>yes</text:p>
          </table:table-cell>
          <table:table-cell office:value-type="float" office:value="46.6666666666667" calcext:value-type="float">
            <text:p>46.6666666666667</text:p>
          </table:table-cell>
          <table:table-cell office:value-type="float" office:value="35.5555555555556" calcext:value-type="float">
            <text:p>35.5555555555556</text:p>
          </table:table-cell>
          <table:table-cell office:value-type="float" office:value="35.5555555555556" calcext:value-type="float">
            <text:p>35.5555555555556</text:p>
          </table:table-cell>
          <table:table-cell office:value-type="float" office:value="6.41500299099584" calcext:value-type="float">
            <text:p>6.41500299099584</text:p>
          </table:table-cell>
          <table:table-cell table:formula="of:=STDEV([.D1186];[.E1186])" office:value-type="float" office:value="7.85674201318386" calcext:value-type="float">
            <text:p>7.85674201318386</text:p>
          </table:table-cell>
          <table:table-cell table:formula="of:=STDEV([.D1186];[.F1186])" office:value-type="float" office:value="7.85674201318386" calcext:value-type="float">
            <text:p>7.85674201318386</text:p>
          </table:table-cell>
          <table:table-cell table:formula="of:=STDEV([.E1186];[.F11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ecio anicio manlio torcuato severino</text:p>
          </table:table-cell>
          <table:table-cell office:value-type="string" calcext:value-type="string">
            <text:p>boethius 524</text:p>
          </table:table-cell>
          <table:table-cell office:value-type="string" calcext:value-type="string">
            <text:p>yes</text:p>
          </table:table-cell>
          <table:table-cell office:value-type="float" office:value="41.6666666666667" calcext:value-type="float">
            <text:p>41.666666666666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.1998547556834" calcext:value-type="float">
            <text:p>10.1998547556834</text:p>
          </table:table-cell>
          <table:table-cell table:formula="of:=STDEV([.D1187];[.E1187])" office:value-type="float" office:value="12.4922198009623" calcext:value-type="float">
            <text:p>12.4922198009623</text:p>
          </table:table-cell>
          <table:table-cell table:formula="of:=STDEV([.D1187];[.F1187])" office:value-type="float" office:value="12.4922198009623" calcext:value-type="float">
            <text:p>12.4922198009623</text:p>
          </table:table-cell>
          <table:table-cell table:formula="of:=STDEV([.E1187];[.F1187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caesar juli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188];[.E1188])" office:value-type="float" office:value="0" calcext:value-type="float">
            <text:p>0</text:p>
          </table:table-cell>
          <table:table-cell table:formula="of:=STDEV([.D1188];[.F1188])" office:value-type="float" office:value="0" calcext:value-type="float">
            <text:p>0</text:p>
          </table:table-cell>
          <table:table-cell table:formula="of:=STDEV([.E1188];[.F1188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kircher athanasius 16021680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189];[.E1189])" office:value-type="float" office:value="0" calcext:value-type="float">
            <text:p>0</text:p>
          </table:table-cell>
          <table:table-cell table:formula="of:=STDEV([.D1189];[.F1189])" office:value-type="float" office:value="0" calcext:value-type="float">
            <text:p>0</text:p>
          </table:table-cell>
          <table:table-cell table:formula="of:=STDEV([.E1189];[.F1189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acosta jose de 15401600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190];[.E1190])" office:value-type="float" office:value="0" calcext:value-type="float">
            <text:p>0</text:p>
          </table:table-cell>
          <table:table-cell table:formula="of:=STDEV([.D1190];[.F1190])" office:value-type="float" office:value="0" calcext:value-type="float">
            <text:p>0</text:p>
          </table:table-cell>
          <table:table-cell table:formula="of:=STDEV([.E1190];[.F1190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mersenne marin 15881648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191];[.E1191])" office:value-type="float" office:value="0" calcext:value-type="float">
            <text:p>0</text:p>
          </table:table-cell>
          <table:table-cell table:formula="of:=STDEV([.D1191];[.F1191])" office:value-type="float" office:value="0" calcext:value-type="float">
            <text:p>0</text:p>
          </table:table-cell>
          <table:table-cell table:formula="of:=STDEV([.E1191];[.F1191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virgil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192];[.E1192])" office:value-type="float" office:value="0" calcext:value-type="float">
            <text:p>0</text:p>
          </table:table-cell>
          <table:table-cell table:formula="of:=STDEV([.D1192];[.F1192])" office:value-type="float" office:value="0" calcext:value-type="float">
            <text:p>0</text:p>
          </table:table-cell>
          <table:table-cell table:formula="of:=STDEV([.E1192];[.F1192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suarez francisco 15481617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193];[.E1193])" office:value-type="float" office:value="0" calcext:value-type="float">
            <text:p>0</text:p>
          </table:table-cell>
          <table:table-cell table:formula="of:=STDEV([.D1193];[.F1193])" office:value-type="float" office:value="0" calcext:value-type="float">
            <text:p>0</text:p>
          </table:table-cell>
          <table:table-cell table:formula="of:=STDEV([.E1193];[.F1193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alvares manuel 15261583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194];[.E1194])" office:value-type="float" office:value="0" calcext:value-type="float">
            <text:p>0</text:p>
          </table:table-cell>
          <table:table-cell table:formula="of:=STDEV([.D1194];[.F1194])" office:value-type="float" office:value="0" calcext:value-type="float">
            <text:p>0</text:p>
          </table:table-cell>
          <table:table-cell table:formula="of:=STDEV([.E1194];[.F1194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boethius 524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195];[.E1195])" office:value-type="float" office:value="0" calcext:value-type="float">
            <text:p>0</text:p>
          </table:table-cell>
          <table:table-cell table:formula="of:=STDEV([.D1195];[.F1195])" office:value-type="float" office:value="0" calcext:value-type="float">
            <text:p>0</text:p>
          </table:table-cell>
          <table:table-cell table:formula="of:=STDEV([.E1195];[.F1195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vitruvius pollio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196];[.E1196])" office:value-type="float" office:value="0" calcext:value-type="float">
            <text:p>0</text:p>
          </table:table-cell>
          <table:table-cell table:formula="of:=STDEV([.D1196];[.F1196])" office:value-type="float" office:value="0" calcext:value-type="float">
            <text:p>0</text:p>
          </table:table-cell>
          <table:table-cell table:formula="of:=STDEV([.E1196];[.F1196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juvencus caius vettius aquilin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197];[.E1197])" office:value-type="float" office:value="0" calcext:value-type="float">
            <text:p>0</text:p>
          </table:table-cell>
          <table:table-cell table:formula="of:=STDEV([.D1197];[.F1197])" office:value-type="float" office:value="0" calcext:value-type="float">
            <text:p>0</text:p>
          </table:table-cell>
          <table:table-cell table:formula="of:=STDEV([.E1197];[.F1197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lucretius carus tit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198];[.E1198])" office:value-type="float" office:value="0" calcext:value-type="float">
            <text:p>0</text:p>
          </table:table-cell>
          <table:table-cell table:formula="of:=STDEV([.D1198];[.F1198])" office:value-type="float" office:value="0" calcext:value-type="float">
            <text:p>0</text:p>
          </table:table-cell>
          <table:table-cell table:formula="of:=STDEV([.E1198];[.F1198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cicero marcus tulli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199];[.E1199])" office:value-type="float" office:value="0" calcext:value-type="float">
            <text:p>0</text:p>
          </table:table-cell>
          <table:table-cell table:formula="of:=STDEV([.D1199];[.F1199])" office:value-type="float" office:value="0" calcext:value-type="float">
            <text:p>0</text:p>
          </table:table-cell>
          <table:table-cell table:formula="of:=STDEV([.E1199];[.F1199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hyginus gromatic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00];[.E1200])" office:value-type="float" office:value="0" calcext:value-type="float">
            <text:p>0</text:p>
          </table:table-cell>
          <table:table-cell table:formula="of:=STDEV([.D1200];[.F1200])" office:value-type="float" office:value="0" calcext:value-type="float">
            <text:p>0</text:p>
          </table:table-cell>
          <table:table-cell table:formula="of:=STDEV([.E1200];[.F1200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horace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01];[.E1201])" office:value-type="float" office:value="0" calcext:value-type="float">
            <text:p>0</text:p>
          </table:table-cell>
          <table:table-cell table:formula="of:=STDEV([.D1201];[.F1201])" office:value-type="float" office:value="0" calcext:value-type="float">
            <text:p>0</text:p>
          </table:table-cell>
          <table:table-cell table:formula="of:=STDEV([.E1201];[.F1201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livy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02];[.E1202])" office:value-type="float" office:value="0" calcext:value-type="float">
            <text:p>0</text:p>
          </table:table-cell>
          <table:table-cell table:formula="of:=STDEV([.D1202];[.F1202])" office:value-type="float" office:value="0" calcext:value-type="float">
            <text:p>0</text:p>
          </table:table-cell>
          <table:table-cell table:formula="of:=STDEV([.E1202];[.F1202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commodian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03];[.E1203])" office:value-type="float" office:value="0" calcext:value-type="float">
            <text:p>0</text:p>
          </table:table-cell>
          <table:table-cell table:formula="of:=STDEV([.D1203];[.F1203])" office:value-type="float" office:value="0" calcext:value-type="float">
            <text:p>0</text:p>
          </table:table-cell>
          <table:table-cell table:formula="of:=STDEV([.E1203];[.F1203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copernicus nicolaus 14731543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04];[.E1204])" office:value-type="float" office:value="0" calcext:value-type="float">
            <text:p>0</text:p>
          </table:table-cell>
          <table:table-cell table:formula="of:=STDEV([.D1204];[.F1204])" office:value-type="float" office:value="0" calcext:value-type="float">
            <text:p>0</text:p>
          </table:table-cell>
          <table:table-cell table:formula="of:=STDEV([.E1204];[.F1204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bacon roger 12141294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05];[.E1205])" office:value-type="float" office:value="0" calcext:value-type="float">
            <text:p>0</text:p>
          </table:table-cell>
          <table:table-cell table:formula="of:=STDEV([.D1205];[.F1205])" office:value-type="float" office:value="0" calcext:value-type="float">
            <text:p>0</text:p>
          </table:table-cell>
          <table:table-cell table:formula="of:=STDEV([.E1205];[.F1205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gretser jakob 15621625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06];[.E1206])" office:value-type="float" office:value="0" calcext:value-type="float">
            <text:p>0</text:p>
          </table:table-cell>
          <table:table-cell table:formula="of:=STDEV([.D1206];[.F1206])" office:value-type="float" office:value="0" calcext:value-type="float">
            <text:p>0</text:p>
          </table:table-cell>
          <table:table-cell table:formula="of:=STDEV([.E1206];[.F1206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palladius rutilius taurus aemilian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07];[.E1207])" office:value-type="float" office:value="0" calcext:value-type="float">
            <text:p>0</text:p>
          </table:table-cell>
          <table:table-cell table:formula="of:=STDEV([.D1207];[.F1207])" office:value-type="float" office:value="0" calcext:value-type="float">
            <text:p>0</text:p>
          </table:table-cell>
          <table:table-cell table:formula="of:=STDEV([.E1207];[.F1207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huygens christiaan 16291695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08];[.E1208])" office:value-type="float" office:value="0" calcext:value-type="float">
            <text:p>0</text:p>
          </table:table-cell>
          <table:table-cell table:formula="of:=STDEV([.D1208];[.F1208])" office:value-type="float" office:value="0" calcext:value-type="float">
            <text:p>0</text:p>
          </table:table-cell>
          <table:table-cell table:formula="of:=STDEV([.E1208];[.F1208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valerius maxim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09];[.E1209])" office:value-type="float" office:value="0" calcext:value-type="float">
            <text:p>0</text:p>
          </table:table-cell>
          <table:table-cell table:formula="of:=STDEV([.D1209];[.F1209])" office:value-type="float" office:value="0" calcext:value-type="float">
            <text:p>0</text:p>
          </table:table-cell>
          <table:table-cell table:formula="of:=STDEV([.E1209];[.F1209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silius italicus tiberius cati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10];[.E1210])" office:value-type="float" office:value="0" calcext:value-type="float">
            <text:p>0</text:p>
          </table:table-cell>
          <table:table-cell table:formula="of:=STDEV([.D1210];[.F1210])" office:value-type="float" office:value="0" calcext:value-type="float">
            <text:p>0</text:p>
          </table:table-cell>
          <table:table-cell table:formula="of:=STDEV([.E1210];[.F1210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victor sextus aureli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11];[.E1211])" office:value-type="float" office:value="0" calcext:value-type="float">
            <text:p>0</text:p>
          </table:table-cell>
          <table:table-cell table:formula="of:=STDEV([.D1211];[.F1211])" office:value-type="float" office:value="0" calcext:value-type="float">
            <text:p>0</text:p>
          </table:table-cell>
          <table:table-cell table:formula="of:=STDEV([.E1211];[.F1211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juvenal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12];[.E1212])" office:value-type="float" office:value="0" calcext:value-type="float">
            <text:p>0</text:p>
          </table:table-cell>
          <table:table-cell table:formula="of:=STDEV([.D1212];[.F1212])" office:value-type="float" office:value="0" calcext:value-type="float">
            <text:p>0</text:p>
          </table:table-cell>
          <table:table-cell table:formula="of:=STDEV([.E1212];[.F1212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claudianus claudi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13];[.E1213])" office:value-type="float" office:value="0" calcext:value-type="float">
            <text:p>0</text:p>
          </table:table-cell>
          <table:table-cell table:formula="of:=STDEV([.D1213];[.F1213])" office:value-type="float" office:value="0" calcext:value-type="float">
            <text:p>0</text:p>
          </table:table-cell>
          <table:table-cell table:formula="of:=STDEV([.E1213];[.F1213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florus lucius annae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14];[.E1214])" office:value-type="float" office:value="0" calcext:value-type="float">
            <text:p>0</text:p>
          </table:table-cell>
          <table:table-cell table:formula="of:=STDEV([.D1214];[.F1214])" office:value-type="float" office:value="0" calcext:value-type="float">
            <text:p>0</text:p>
          </table:table-cell>
          <table:table-cell table:formula="of:=STDEV([.E1214];[.F1214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propertius sext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15];[.E1215])" office:value-type="float" office:value="0" calcext:value-type="float">
            <text:p>0</text:p>
          </table:table-cell>
          <table:table-cell table:formula="of:=STDEV([.D1215];[.F1215])" office:value-type="float" office:value="0" calcext:value-type="float">
            <text:p>0</text:p>
          </table:table-cell>
          <table:table-cell table:formula="of:=STDEV([.E1215];[.F1215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maffei giovanni pietro 15361603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16];[.E1216])" office:value-type="float" office:value="0" calcext:value-type="float">
            <text:p>0</text:p>
          </table:table-cell>
          <table:table-cell table:formula="of:=STDEV([.D1216];[.F1216])" office:value-type="float" office:value="0" calcext:value-type="float">
            <text:p>0</text:p>
          </table:table-cell>
          <table:table-cell table:formula="of:=STDEV([.E1216];[.F1216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pliny the elder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17];[.E1217])" office:value-type="float" office:value="0" calcext:value-type="float">
            <text:p>0</text:p>
          </table:table-cell>
          <table:table-cell table:formula="of:=STDEV([.D1217];[.F1217])" office:value-type="float" office:value="0" calcext:value-type="float">
            <text:p>0</text:p>
          </table:table-cell>
          <table:table-cell table:formula="of:=STDEV([.E1217];[.F1217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muret marcantoine 15261585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18];[.E1218])" office:value-type="float" office:value="0" calcext:value-type="float">
            <text:p>0</text:p>
          </table:table-cell>
          <table:table-cell table:formula="of:=STDEV([.D1218];[.F1218])" office:value-type="float" office:value="0" calcext:value-type="float">
            <text:p>0</text:p>
          </table:table-cell>
          <table:table-cell table:formula="of:=STDEV([.E1218];[.F1218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curtius rufus quint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19];[.E1219])" office:value-type="float" office:value="0" calcext:value-type="float">
            <text:p>0</text:p>
          </table:table-cell>
          <table:table-cell table:formula="of:=STDEV([.D1219];[.F1219])" office:value-type="float" office:value="0" calcext:value-type="float">
            <text:p>0</text:p>
          </table:table-cell>
          <table:table-cell table:formula="of:=STDEV([.E1219];[.F1219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augustine of hippo saint 354430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20];[.E1220])" office:value-type="float" office:value="0" calcext:value-type="float">
            <text:p>0</text:p>
          </table:table-cell>
          <table:table-cell table:formula="of:=STDEV([.D1220];[.F1220])" office:value-type="float" office:value="0" calcext:value-type="float">
            <text:p>0</text:p>
          </table:table-cell>
          <table:table-cell table:formula="of:=STDEV([.E1220];[.F1220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catullus gaius valeri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21];[.E1221])" office:value-type="float" office:value="0" calcext:value-type="float">
            <text:p>0</text:p>
          </table:table-cell>
          <table:table-cell table:formula="of:=STDEV([.D1221];[.F1221])" office:value-type="float" office:value="0" calcext:value-type="float">
            <text:p>0</text:p>
          </table:table-cell>
          <table:table-cell table:formula="of:=STDEV([.E1221];[.F1221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gellius aul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22];[.E1222])" office:value-type="float" office:value="0" calcext:value-type="float">
            <text:p>0</text:p>
          </table:table-cell>
          <table:table-cell table:formula="of:=STDEV([.D1222];[.F1222])" office:value-type="float" office:value="0" calcext:value-type="float">
            <text:p>0</text:p>
          </table:table-cell>
          <table:table-cell table:formula="of:=STDEV([.E1222];[.F1222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lachmann karl 17931851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23];[.E1223])" office:value-type="float" office:value="0" calcext:value-type="float">
            <text:p>0</text:p>
          </table:table-cell>
          <table:table-cell table:formula="of:=STDEV([.D1223];[.F1223])" office:value-type="float" office:value="0" calcext:value-type="float">
            <text:p>0</text:p>
          </table:table-cell>
          <table:table-cell table:formula="of:=STDEV([.E1223];[.F1223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mela pomponi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24];[.E1224])" office:value-type="float" office:value="0" calcext:value-type="float">
            <text:p>0</text:p>
          </table:table-cell>
          <table:table-cell table:formula="of:=STDEV([.D1224];[.F1224])" office:value-type="float" office:value="0" calcext:value-type="float">
            <text:p>0</text:p>
          </table:table-cell>
          <table:table-cell table:formula="of:=STDEV([.E1224];[.F1224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nepos corneli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25];[.E1225])" office:value-type="float" office:value="0" calcext:value-type="float">
            <text:p>0</text:p>
          </table:table-cell>
          <table:table-cell table:formula="of:=STDEV([.D1225];[.F1225])" office:value-type="float" office:value="0" calcext:value-type="float">
            <text:p>0</text:p>
          </table:table-cell>
          <table:table-cell table:formula="of:=STDEV([.E1225];[.F1225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ovid 43 bc17 ad or 18 ad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26];[.E1226])" office:value-type="float" office:value="0" calcext:value-type="float">
            <text:p>0</text:p>
          </table:table-cell>
          <table:table-cell table:formula="of:=STDEV([.D1226];[.F1226])" office:value-type="float" office:value="0" calcext:value-type="float">
            <text:p>0</text:p>
          </table:table-cell>
          <table:table-cell table:formula="of:=STDEV([.E1226];[.F1226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persi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27];[.E1227])" office:value-type="float" office:value="0" calcext:value-type="float">
            <text:p>0</text:p>
          </table:table-cell>
          <table:table-cell table:formula="of:=STDEV([.D1227];[.F1227])" office:value-type="float" office:value="0" calcext:value-type="float">
            <text:p>0</text:p>
          </table:table-cell>
          <table:table-cell table:formula="of:=STDEV([.E1227];[.F1227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phaedr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28];[.E1228])" office:value-type="float" office:value="0" calcext:value-type="float">
            <text:p>0</text:p>
          </table:table-cell>
          <table:table-cell table:formula="of:=STDEV([.D1228];[.F1228])" office:value-type="float" office:value="0" calcext:value-type="float">
            <text:p>0</text:p>
          </table:table-cell>
          <table:table-cell table:formula="of:=STDEV([.E1228];[.F1228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utilius namatianus claudius active 5th century</text:p>
          </table:table-cell>
          <table:table-cell table:style-name="ce1" office:value-type="string" calcext:value-type="string">
            <text:p>namatianus claudius rutilius active 5th century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29];[.E1229])" office:value-type="float" office:value="0" calcext:value-type="float">
            <text:p>0</text:p>
          </table:table-cell>
          <table:table-cell table:formula="of:=STDEV([.D1229];[.F1229])" office:value-type="float" office:value="0" calcext:value-type="float">
            <text:p>0</text:p>
          </table:table-cell>
          <table:table-cell table:formula="of:=STDEV([.E1229];[.F1229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seneca lucius annaeus approximately 4 bc65 ad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30];[.E1230])" office:value-type="float" office:value="0" calcext:value-type="float">
            <text:p>0</text:p>
          </table:table-cell>
          <table:table-cell table:formula="of:=STDEV([.D1230];[.F1230])" office:value-type="float" office:value="0" calcext:value-type="float">
            <text:p>0</text:p>
          </table:table-cell>
          <table:table-cell table:formula="of:=STDEV([.E1230];[.F1230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tacitus corneli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31];[.E1231])" office:value-type="float" office:value="0" calcext:value-type="float">
            <text:p>0</text:p>
          </table:table-cell>
          <table:table-cell table:formula="of:=STDEV([.D1231];[.F1231])" office:value-type="float" office:value="0" calcext:value-type="float">
            <text:p>0</text:p>
          </table:table-cell>
          <table:table-cell table:formula="of:=STDEV([.E1231];[.F1231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tibull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32];[.E1232])" office:value-type="float" office:value="0" calcext:value-type="float">
            <text:p>0</text:p>
          </table:table-cell>
          <table:table-cell table:formula="of:=STDEV([.D1232];[.F1232])" office:value-type="float" office:value="0" calcext:value-type="float">
            <text:p>0</text:p>
          </table:table-cell>
          <table:table-cell table:formula="of:=STDEV([.E1232];[.F1232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linne carl von 17071778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33];[.E1233])" office:value-type="float" office:value="0" calcext:value-type="float">
            <text:p>0</text:p>
          </table:table-cell>
          <table:table-cell table:formula="of:=STDEV([.D1233];[.F1233])" office:value-type="float" office:value="0" calcext:value-type="float">
            <text:p>0</text:p>
          </table:table-cell>
          <table:table-cell table:formula="of:=STDEV([.E1233];[.F1233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dante alighieri 12651321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34];[.E1234])" office:value-type="float" office:value="0" calcext:value-type="float">
            <text:p>0</text:p>
          </table:table-cell>
          <table:table-cell table:formula="of:=STDEV([.D1234];[.F1234])" office:value-type="float" office:value="0" calcext:value-type="float">
            <text:p>0</text:p>
          </table:table-cell>
          <table:table-cell table:formula="of:=STDEV([.E1234];[.F1234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zwingli ulrich 14841531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35];[.E1235])" office:value-type="float" office:value="0" calcext:value-type="float">
            <text:p>0</text:p>
          </table:table-cell>
          <table:table-cell table:formula="of:=STDEV([.D1235];[.F1235])" office:value-type="float" office:value="0" calcext:value-type="float">
            <text:p>0</text:p>
          </table:table-cell>
          <table:table-cell table:formula="of:=STDEV([.E1235];[.F1235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paulus juli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36];[.E1236])" office:value-type="float" office:value="0" calcext:value-type="float">
            <text:p>0</text:p>
          </table:table-cell>
          <table:table-cell table:formula="of:=STDEV([.D1236];[.F1236])" office:value-type="float" office:value="0" calcext:value-type="float">
            <text:p>0</text:p>
          </table:table-cell>
          <table:table-cell table:formula="of:=STDEV([.E1236];[.F1236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martial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37];[.E1237])" office:value-type="float" office:value="0" calcext:value-type="float">
            <text:p>0</text:p>
          </table:table-cell>
          <table:table-cell table:formula="of:=STDEV([.D1237];[.F1237])" office:value-type="float" office:value="0" calcext:value-type="float">
            <text:p>0</text:p>
          </table:table-cell>
          <table:table-cell table:formula="of:=STDEV([.E1237];[.F1237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prudentius 348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38];[.E1238])" office:value-type="float" office:value="0" calcext:value-type="float">
            <text:p>0</text:p>
          </table:table-cell>
          <table:table-cell table:formula="of:=STDEV([.D1238];[.F1238])" office:value-type="float" office:value="0" calcext:value-type="float">
            <text:p>0</text:p>
          </table:table-cell>
          <table:table-cell table:formula="of:=STDEV([.E1238];[.F1238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quintilian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39];[.E1239])" office:value-type="float" office:value="0" calcext:value-type="float">
            <text:p>0</text:p>
          </table:table-cell>
          <table:table-cell table:formula="of:=STDEV([.D1239];[.F1239])" office:value-type="float" office:value="0" calcext:value-type="float">
            <text:p>0</text:p>
          </table:table-cell>
          <table:table-cell table:formula="of:=STDEV([.E1239];[.F1239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guarino veronese 13741460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40];[.E1240])" office:value-type="float" office:value="0" calcext:value-type="float">
            <text:p>0</text:p>
          </table:table-cell>
          <table:table-cell table:formula="of:=STDEV([.D1240];[.F1240])" office:value-type="float" office:value="0" calcext:value-type="float">
            <text:p>0</text:p>
          </table:table-cell>
          <table:table-cell table:formula="of:=STDEV([.E1240];[.F1240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apulei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41];[.E1241])" office:value-type="float" office:value="0" calcext:value-type="float">
            <text:p>0</text:p>
          </table:table-cell>
          <table:table-cell table:formula="of:=STDEV([.D1241];[.F1241])" office:value-type="float" office:value="0" calcext:value-type="float">
            <text:p>0</text:p>
          </table:table-cell>
          <table:table-cell table:formula="of:=STDEV([.E1241];[.F1241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duns scotus john approximately 12661308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42];[.E1242])" office:value-type="float" office:value="0" calcext:value-type="float">
            <text:p>0</text:p>
          </table:table-cell>
          <table:table-cell table:formula="of:=STDEV([.D1242];[.F1242])" office:value-type="float" office:value="0" calcext:value-type="float">
            <text:p>0</text:p>
          </table:table-cell>
          <table:table-cell table:formula="of:=STDEV([.E1242];[.F1242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forcellini egidio 16881768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43];[.E1243])" office:value-type="float" office:value="0" calcext:value-type="float">
            <text:p>0</text:p>
          </table:table-cell>
          <table:table-cell table:formula="of:=STDEV([.D1243];[.F1243])" office:value-type="float" office:value="0" calcext:value-type="float">
            <text:p>0</text:p>
          </table:table-cell>
          <table:table-cell table:formula="of:=STDEV([.E1243];[.F1243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seneca lucius annaeus approximately 55 bcapproximately 39 ad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44];[.E1244])" office:value-type="float" office:value="0" calcext:value-type="float">
            <text:p>0</text:p>
          </table:table-cell>
          <table:table-cell table:formula="of:=STDEV([.D1244];[.F1244])" office:value-type="float" office:value="0" calcext:value-type="float">
            <text:p>0</text:p>
          </table:table-cell>
          <table:table-cell table:formula="of:=STDEV([.E1244];[.F1244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grotius hugo 15831645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45];[.E1245])" office:value-type="float" office:value="0" calcext:value-type="float">
            <text:p>0</text:p>
          </table:table-cell>
          <table:table-cell table:formula="of:=STDEV([.D1245];[.F1245])" office:value-type="float" office:value="0" calcext:value-type="float">
            <text:p>0</text:p>
          </table:table-cell>
          <table:table-cell table:formula="of:=STDEV([.E1245];[.F1245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suetonius approximately 69approximately 122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46];[.E1246])" office:value-type="float" office:value="0" calcext:value-type="float">
            <text:p>0</text:p>
          </table:table-cell>
          <table:table-cell table:formula="of:=STDEV([.D1246];[.F1246])" office:value-type="float" office:value="0" calcext:value-type="float">
            <text:p>0</text:p>
          </table:table-cell>
          <table:table-cell table:formula="of:=STDEV([.E1246];[.F1246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justinus marcus junian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47];[.E1247])" office:value-type="float" office:value="0" calcext:value-type="float">
            <text:p>0</text:p>
          </table:table-cell>
          <table:table-cell table:formula="of:=STDEV([.D1247];[.F1247])" office:value-type="float" office:value="0" calcext:value-type="float">
            <text:p>0</text:p>
          </table:table-cell>
          <table:table-cell table:formula="of:=STDEV([.E1247];[.F1247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pliny the younger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48];[.E1248])" office:value-type="float" office:value="0" calcext:value-type="float">
            <text:p>0</text:p>
          </table:table-cell>
          <table:table-cell table:formula="of:=STDEV([.D1248];[.F1248])" office:value-type="float" office:value="0" calcext:value-type="float">
            <text:p>0</text:p>
          </table:table-cell>
          <table:table-cell table:formula="of:=STDEV([.E1248];[.F1248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cyprian saint bishop of carthage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49];[.E1249])" office:value-type="float" office:value="0" calcext:value-type="float">
            <text:p>0</text:p>
          </table:table-cell>
          <table:table-cell table:formula="of:=STDEV([.D1249];[.F1249])" office:value-type="float" office:value="0" calcext:value-type="float">
            <text:p>0</text:p>
          </table:table-cell>
          <table:table-cell table:formula="of:=STDEV([.E1249];[.F1249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rossbach august 18231898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50];[.E1250])" office:value-type="float" office:value="0" calcext:value-type="float">
            <text:p>0</text:p>
          </table:table-cell>
          <table:table-cell table:formula="of:=STDEV([.D1250];[.F1250])" office:value-type="float" office:value="0" calcext:value-type="float">
            <text:p>0</text:p>
          </table:table-cell>
          <table:table-cell table:formula="of:=STDEV([.E1250];[.F1250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keil heinrich 18221894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51];[.E1251])" office:value-type="float" office:value="0" calcext:value-type="float">
            <text:p>0</text:p>
          </table:table-cell>
          <table:table-cell table:formula="of:=STDEV([.D1251];[.F1251])" office:value-type="float" office:value="0" calcext:value-type="float">
            <text:p>0</text:p>
          </table:table-cell>
          <table:table-cell table:formula="of:=STDEV([.E1251];[.F1251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vel caspar ursinus 14931538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52];[.E1252])" office:value-type="float" office:value="0" calcext:value-type="float">
            <text:p>0</text:p>
          </table:table-cell>
          <table:table-cell table:formula="of:=STDEV([.D1252];[.F1252])" office:value-type="float" office:value="0" calcext:value-type="float">
            <text:p>0</text:p>
          </table:table-cell>
          <table:table-cell table:formula="of:=STDEV([.E1252];[.F1252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serenus sammonicus quint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53];[.E1253])" office:value-type="float" office:value="0" calcext:value-type="float">
            <text:p>0</text:p>
          </table:table-cell>
          <table:table-cell table:formula="of:=STDEV([.D1253];[.F1253])" office:value-type="float" office:value="0" calcext:value-type="float">
            <text:p>0</text:p>
          </table:table-cell>
          <table:table-cell table:formula="of:=STDEV([.E1253];[.F1253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marcellus empiric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54];[.E1254])" office:value-type="float" office:value="0" calcext:value-type="float">
            <text:p>0</text:p>
          </table:table-cell>
          <table:table-cell table:formula="of:=STDEV([.D1254];[.F1254])" office:value-type="float" office:value="0" calcext:value-type="float">
            <text:p>0</text:p>
          </table:table-cell>
          <table:table-cell table:formula="of:=STDEV([.E1254];[.F1254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firmicus maternus juli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55];[.E1255])" office:value-type="float" office:value="0" calcext:value-type="float">
            <text:p>0</text:p>
          </table:table-cell>
          <table:table-cell table:formula="of:=STDEV([.D1255];[.F1255])" office:value-type="float" office:value="0" calcext:value-type="float">
            <text:p>0</text:p>
          </table:table-cell>
          <table:table-cell table:formula="of:=STDEV([.E1255];[.F1255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varro marcus terenti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56];[.E1256])" office:value-type="float" office:value="0" calcext:value-type="float">
            <text:p>0</text:p>
          </table:table-cell>
          <table:table-cell table:formula="of:=STDEV([.D1256];[.F1256])" office:value-type="float" office:value="0" calcext:value-type="float">
            <text:p>0</text:p>
          </table:table-cell>
          <table:table-cell table:formula="of:=STDEV([.E1256];[.F1256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vegetius renatus flavi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57];[.E1257])" office:value-type="float" office:value="0" calcext:value-type="float">
            <text:p>0</text:p>
          </table:table-cell>
          <table:table-cell table:formula="of:=STDEV([.D1257];[.F1257])" office:value-type="float" office:value="0" calcext:value-type="float">
            <text:p>0</text:p>
          </table:table-cell>
          <table:table-cell table:formula="of:=STDEV([.E1257];[.F1257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vives juan luis 14921540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58];[.E1258])" office:value-type="float" office:value="0" calcext:value-type="float">
            <text:p>0</text:p>
          </table:table-cell>
          <table:table-cell table:formula="of:=STDEV([.D1258];[.F1258])" office:value-type="float" office:value="0" calcext:value-type="float">
            <text:p>0</text:p>
          </table:table-cell>
          <table:table-cell table:formula="of:=STDEV([.E1258];[.F1258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muller lucian 18361898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59];[.E1259])" office:value-type="float" office:value="0" calcext:value-type="float">
            <text:p>0</text:p>
          </table:table-cell>
          <table:table-cell table:formula="of:=STDEV([.D1259];[.F1259])" office:value-type="float" office:value="0" calcext:value-type="float">
            <text:p>0</text:p>
          </table:table-cell>
          <table:table-cell table:formula="of:=STDEV([.E1259];[.F1259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andreas capellan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60];[.E1260])" office:value-type="float" office:value="0" calcext:value-type="float">
            <text:p>0</text:p>
          </table:table-cell>
          <table:table-cell table:formula="of:=STDEV([.D1260];[.F1260])" office:value-type="float" office:value="0" calcext:value-type="float">
            <text:p>0</text:p>
          </table:table-cell>
          <table:table-cell table:formula="of:=STDEV([.E1260];[.F1260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gronovius joannes fredericus 16111671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61];[.E1261])" office:value-type="float" office:value="0" calcext:value-type="float">
            <text:p>0</text:p>
          </table:table-cell>
          <table:table-cell table:formula="of:=STDEV([.D1261];[.F1261])" office:value-type="float" office:value="0" calcext:value-type="float">
            <text:p>0</text:p>
          </table:table-cell>
          <table:table-cell table:formula="of:=STDEV([.E1261];[.F1261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ampelius luci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62];[.E1262])" office:value-type="float" office:value="0" calcext:value-type="float">
            <text:p>0</text:p>
          </table:table-cell>
          <table:table-cell table:formula="of:=STDEV([.D1262];[.F1262])" office:value-type="float" office:value="0" calcext:value-type="float">
            <text:p>0</text:p>
          </table:table-cell>
          <table:table-cell table:formula="of:=STDEV([.E1262];[.F1262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friedlaender ludwig 18241909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63];[.E1263])" office:value-type="float" office:value="0" calcext:value-type="float">
            <text:p>0</text:p>
          </table:table-cell>
          <table:table-cell table:formula="of:=STDEV([.D1263];[.F1263])" office:value-type="float" office:value="0" calcext:value-type="float">
            <text:p>0</text:p>
          </table:table-cell>
          <table:table-cell table:formula="of:=STDEV([.E1263];[.F1263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sedulius scotus active 848860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64];[.E1264])" office:value-type="float" office:value="0" calcext:value-type="float">
            <text:p>0</text:p>
          </table:table-cell>
          <table:table-cell table:formula="of:=STDEV([.D1264];[.F1264])" office:value-type="float" office:value="0" calcext:value-type="float">
            <text:p>0</text:p>
          </table:table-cell>
          <table:table-cell table:formula="of:=STDEV([.E1264];[.F1264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albertano da brescia active 13th century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65];[.E1265])" office:value-type="float" office:value="0" calcext:value-type="float">
            <text:p>0</text:p>
          </table:table-cell>
          <table:table-cell table:formula="of:=STDEV([.D1265];[.F1265])" office:value-type="float" office:value="0" calcext:value-type="float">
            <text:p>0</text:p>
          </table:table-cell>
          <table:table-cell table:formula="of:=STDEV([.E1265];[.F1265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orosius paul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66];[.E1266])" office:value-type="float" office:value="0" calcext:value-type="float">
            <text:p>0</text:p>
          </table:table-cell>
          <table:table-cell table:formula="of:=STDEV([.D1266];[.F1266])" office:value-type="float" office:value="0" calcext:value-type="float">
            <text:p>0</text:p>
          </table:table-cell>
          <table:table-cell table:formula="of:=STDEV([.E1266];[.F1266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ruusbroec jan van 12931381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67];[.E1267])" office:value-type="float" office:value="0" calcext:value-type="float">
            <text:p>0</text:p>
          </table:table-cell>
          <table:table-cell table:formula="of:=STDEV([.D1267];[.F1267])" office:value-type="float" office:value="0" calcext:value-type="float">
            <text:p>0</text:p>
          </table:table-cell>
          <table:table-cell table:formula="of:=STDEV([.E1267];[.F1267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caesarius of heisterbach approximately 1180approximately 1240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68];[.E1268])" office:value-type="float" office:value="0" calcext:value-type="float">
            <text:p>0</text:p>
          </table:table-cell>
          <table:table-cell table:formula="of:=STDEV([.D1268];[.F1268])" office:value-type="float" office:value="0" calcext:value-type="float">
            <text:p>0</text:p>
          </table:table-cell>
          <table:table-cell table:formula="of:=STDEV([.E1268];[.F1268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ammianus marcellin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69];[.E1269])" office:value-type="float" office:value="0" calcext:value-type="float">
            <text:p>0</text:p>
          </table:table-cell>
          <table:table-cell table:formula="of:=STDEV([.D1269];[.F1269])" office:value-type="float" office:value="0" calcext:value-type="float">
            <text:p>0</text:p>
          </table:table-cell>
          <table:table-cell table:formula="of:=STDEV([.E1269];[.F1269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calvin jean 15091564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70];[.E1270])" office:value-type="float" office:value="0" calcext:value-type="float">
            <text:p>0</text:p>
          </table:table-cell>
          <table:table-cell table:formula="of:=STDEV([.D1270];[.F1270])" office:value-type="float" office:value="0" calcext:value-type="float">
            <text:p>0</text:p>
          </table:table-cell>
          <table:table-cell table:formula="of:=STDEV([.E1270];[.F1270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baconthorpe john 1346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71];[.E1271])" office:value-type="float" office:value="0" calcext:value-type="float">
            <text:p>0</text:p>
          </table:table-cell>
          <table:table-cell table:formula="of:=STDEV([.D1271];[.F1271])" office:value-type="float" office:value="0" calcext:value-type="float">
            <text:p>0</text:p>
          </table:table-cell>
          <table:table-cell table:formula="of:=STDEV([.E1271];[.F1271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eugippi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72];[.E1272])" office:value-type="float" office:value="0" calcext:value-type="float">
            <text:p>0</text:p>
          </table:table-cell>
          <table:table-cell table:formula="of:=STDEV([.D1272];[.F1272])" office:value-type="float" office:value="0" calcext:value-type="float">
            <text:p>0</text:p>
          </table:table-cell>
          <table:table-cell table:formula="of:=STDEV([.E1272];[.F1272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otto i bishop of freising 1158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73];[.E1273])" office:value-type="float" office:value="0" calcext:value-type="float">
            <text:p>0</text:p>
          </table:table-cell>
          <table:table-cell table:formula="of:=STDEV([.D1273];[.F1273])" office:value-type="float" office:value="0" calcext:value-type="float">
            <text:p>0</text:p>
          </table:table-cell>
          <table:table-cell table:formula="of:=STDEV([.E1273];[.F1273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rabanus maurus archbishop of mainz 784856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74];[.E1274])" office:value-type="float" office:value="0" calcext:value-type="float">
            <text:p>0</text:p>
          </table:table-cell>
          <table:table-cell table:formula="of:=STDEV([.D1274];[.F1274])" office:value-type="float" office:value="0" calcext:value-type="float">
            <text:p>0</text:p>
          </table:table-cell>
          <table:table-cell table:formula="of:=STDEV([.E1274];[.F1274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ekkehard iv approximately 980approximately 1060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75];[.E1275])" office:value-type="float" office:value="0" calcext:value-type="float">
            <text:p>0</text:p>
          </table:table-cell>
          <table:table-cell table:formula="of:=STDEV([.D1275];[.F1275])" office:value-type="float" office:value="0" calcext:value-type="float">
            <text:p>0</text:p>
          </table:table-cell>
          <table:table-cell table:formula="of:=STDEV([.E1275];[.F1275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cardano girolamo 15011576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76];[.E1276])" office:value-type="float" office:value="0" calcext:value-type="float">
            <text:p>0</text:p>
          </table:table-cell>
          <table:table-cell table:formula="of:=STDEV([.D1276];[.F1276])" office:value-type="float" office:value="0" calcext:value-type="float">
            <text:p>0</text:p>
          </table:table-cell>
          <table:table-cell table:formula="of:=STDEV([.E1276];[.F1276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avitus saint bishop of vienne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77];[.E1277])" office:value-type="float" office:value="0" calcext:value-type="float">
            <text:p>0</text:p>
          </table:table-cell>
          <table:table-cell table:formula="of:=STDEV([.D1277];[.F1277])" office:value-type="float" office:value="0" calcext:value-type="float">
            <text:p>0</text:p>
          </table:table-cell>
          <table:table-cell table:formula="of:=STDEV([.E1277];[.F1277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alciati andrea 14921550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78];[.E1278])" office:value-type="float" office:value="0" calcext:value-type="float">
            <text:p>0</text:p>
          </table:table-cell>
          <table:table-cell table:formula="of:=STDEV([.D1278];[.F1278])" office:value-type="float" office:value="0" calcext:value-type="float">
            <text:p>0</text:p>
          </table:table-cell>
          <table:table-cell table:formula="of:=STDEV([.E1278];[.F1278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bodin jean 15301596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79];[.E1279])" office:value-type="float" office:value="0" calcext:value-type="float">
            <text:p>0</text:p>
          </table:table-cell>
          <table:table-cell table:formula="of:=STDEV([.D1279];[.F1279])" office:value-type="float" office:value="0" calcext:value-type="float">
            <text:p>0</text:p>
          </table:table-cell>
          <table:table-cell table:formula="of:=STDEV([.E1279];[.F1279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bude guillaume 14681540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80];[.E1280])" office:value-type="float" office:value="0" calcext:value-type="float">
            <text:p>0</text:p>
          </table:table-cell>
          <table:table-cell table:formula="of:=STDEV([.D1280];[.F1280])" office:value-type="float" office:value="0" calcext:value-type="float">
            <text:p>0</text:p>
          </table:table-cell>
          <table:table-cell table:formula="of:=STDEV([.E1280];[.F1280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boxhorn marcus zuerius 16121653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81];[.E1281])" office:value-type="float" office:value="0" calcext:value-type="float">
            <text:p>0</text:p>
          </table:table-cell>
          <table:table-cell table:formula="of:=STDEV([.D1281];[.F1281])" office:value-type="float" office:value="0" calcext:value-type="float">
            <text:p>0</text:p>
          </table:table-cell>
          <table:table-cell table:formula="of:=STDEV([.E1281];[.F1281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valeriano pierio 14771560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82];[.E1282])" office:value-type="float" office:value="0" calcext:value-type="float">
            <text:p>0</text:p>
          </table:table-cell>
          <table:table-cell table:formula="of:=STDEV([.D1282];[.F1282])" office:value-type="float" office:value="0" calcext:value-type="float">
            <text:p>0</text:p>
          </table:table-cell>
          <table:table-cell table:formula="of:=STDEV([.E1282];[.F1282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agrippa von nettesheim heinrich cornelius 14861535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83];[.E1283])" office:value-type="float" office:value="0" calcext:value-type="float">
            <text:p>0</text:p>
          </table:table-cell>
          <table:table-cell table:formula="of:=STDEV([.D1283];[.F1283])" office:value-type="float" office:value="0" calcext:value-type="float">
            <text:p>0</text:p>
          </table:table-cell>
          <table:table-cell table:formula="of:=STDEV([.E1283];[.F1283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jerome saint 419 or 420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84];[.E1284])" office:value-type="float" office:value="0" calcext:value-type="float">
            <text:p>0</text:p>
          </table:table-cell>
          <table:table-cell table:formula="of:=STDEV([.D1284];[.F1284])" office:value-type="float" office:value="0" calcext:value-type="float">
            <text:p>0</text:p>
          </table:table-cell>
          <table:table-cell table:formula="of:=STDEV([.E1284];[.F1284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campanella tommaso 15681639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85];[.E1285])" office:value-type="float" office:value="0" calcext:value-type="float">
            <text:p>0</text:p>
          </table:table-cell>
          <table:table-cell table:formula="of:=STDEV([.D1285];[.F1285])" office:value-type="float" office:value="0" calcext:value-type="float">
            <text:p>0</text:p>
          </table:table-cell>
          <table:table-cell table:formula="of:=STDEV([.E1285];[.F1285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hyginus c juli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86];[.E1286])" office:value-type="float" office:value="0" calcext:value-type="float">
            <text:p>0</text:p>
          </table:table-cell>
          <table:table-cell table:formula="of:=STDEV([.D1286];[.F1286])" office:value-type="float" office:value="0" calcext:value-type="float">
            <text:p>0</text:p>
          </table:table-cell>
          <table:table-cell table:formula="of:=STDEV([.E1286];[.F1286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bruni leonardo 13691444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87];[.E1287])" office:value-type="float" office:value="0" calcext:value-type="float">
            <text:p>0</text:p>
          </table:table-cell>
          <table:table-cell table:formula="of:=STDEV([.D1287];[.F1287])" office:value-type="float" office:value="0" calcext:value-type="float">
            <text:p>0</text:p>
          </table:table-cell>
          <table:table-cell table:formula="of:=STDEV([.E1287];[.F1287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cochlaeus johannes 14791552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88];[.E1288])" office:value-type="float" office:value="0" calcext:value-type="float">
            <text:p>0</text:p>
          </table:table-cell>
          <table:table-cell table:formula="of:=STDEV([.D1288];[.F1288])" office:value-type="float" office:value="0" calcext:value-type="float">
            <text:p>0</text:p>
          </table:table-cell>
          <table:table-cell table:formula="of:=STDEV([.E1288];[.F1288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fabricius johann albert 16681736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89];[.E1289])" office:value-type="float" office:value="0" calcext:value-type="float">
            <text:p>0</text:p>
          </table:table-cell>
          <table:table-cell table:formula="of:=STDEV([.D1289];[.F1289])" office:value-type="float" office:value="0" calcext:value-type="float">
            <text:p>0</text:p>
          </table:table-cell>
          <table:table-cell table:formula="of:=STDEV([.E1289];[.F1289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baudouin francois 15201573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90];[.E1290])" office:value-type="float" office:value="0" calcext:value-type="float">
            <text:p>0</text:p>
          </table:table-cell>
          <table:table-cell table:formula="of:=STDEV([.D1290];[.F1290])" office:value-type="float" office:value="0" calcext:value-type="float">
            <text:p>0</text:p>
          </table:table-cell>
          <table:table-cell table:formula="of:=STDEV([.E1290];[.F1290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rhenanus beatus 14851547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91];[.E1291])" office:value-type="float" office:value="0" calcext:value-type="float">
            <text:p>0</text:p>
          </table:table-cell>
          <table:table-cell table:formula="of:=STDEV([.D1291];[.F1291])" office:value-type="float" office:value="0" calcext:value-type="float">
            <text:p>0</text:p>
          </table:table-cell>
          <table:table-cell table:formula="of:=STDEV([.E1291];[.F1291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macrobius ambrosius aurelius theodosi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92];[.E1292])" office:value-type="float" office:value="0" calcext:value-type="float">
            <text:p>0</text:p>
          </table:table-cell>
          <table:table-cell table:formula="of:=STDEV([.D1292];[.F1292])" office:value-type="float" office:value="0" calcext:value-type="float">
            <text:p>0</text:p>
          </table:table-cell>
          <table:table-cell table:formula="of:=STDEV([.E1292];[.F1292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lipsius justus 15471606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93];[.E1293])" office:value-type="float" office:value="0" calcext:value-type="float">
            <text:p>0</text:p>
          </table:table-cell>
          <table:table-cell table:formula="of:=STDEV([.D1293];[.F1293])" office:value-type="float" office:value="0" calcext:value-type="float">
            <text:p>0</text:p>
          </table:table-cell>
          <table:table-cell table:formula="of:=STDEV([.E1293];[.F1293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biondo flavio 13921463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94];[.E1294])" office:value-type="float" office:value="0" calcext:value-type="float">
            <text:p>0</text:p>
          </table:table-cell>
          <table:table-cell table:formula="of:=STDEV([.D1294];[.F1294])" office:value-type="float" office:value="0" calcext:value-type="float">
            <text:p>0</text:p>
          </table:table-cell>
          <table:table-cell table:formula="of:=STDEV([.E1294];[.F1294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agustin antonio 15171586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95];[.E1295])" office:value-type="float" office:value="0" calcext:value-type="float">
            <text:p>0</text:p>
          </table:table-cell>
          <table:table-cell table:formula="of:=STDEV([.D1295];[.F1295])" office:value-type="float" office:value="0" calcext:value-type="float">
            <text:p>0</text:p>
          </table:table-cell>
          <table:table-cell table:formula="of:=STDEV([.E1295];[.F1295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decembrio angelo approximately 14151462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96];[.E1296])" office:value-type="float" office:value="0" calcext:value-type="float">
            <text:p>0</text:p>
          </table:table-cell>
          <table:table-cell table:formula="of:=STDEV([.D1296];[.F1296])" office:value-type="float" office:value="0" calcext:value-type="float">
            <text:p>0</text:p>
          </table:table-cell>
          <table:table-cell table:formula="of:=STDEV([.E1296];[.F1296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ricci matteo 15521610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97];[.E1297])" office:value-type="float" office:value="0" calcext:value-type="float">
            <text:p>0</text:p>
          </table:table-cell>
          <table:table-cell table:formula="of:=STDEV([.D1297];[.F1297])" office:value-type="float" office:value="0" calcext:value-type="float">
            <text:p>0</text:p>
          </table:table-cell>
          <table:table-cell table:formula="of:=STDEV([.E1297];[.F1297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verino ugolino 14381516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98];[.E1298])" office:value-type="float" office:value="0" calcext:value-type="float">
            <text:p>0</text:p>
          </table:table-cell>
          <table:table-cell table:formula="of:=STDEV([.D1298];[.F1298])" office:value-type="float" office:value="0" calcext:value-type="float">
            <text:p>0</text:p>
          </table:table-cell>
          <table:table-cell table:formula="of:=STDEV([.E1298];[.F1298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giovio paolo 14831552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299];[.E1299])" office:value-type="float" office:value="0" calcext:value-type="float">
            <text:p>0</text:p>
          </table:table-cell>
          <table:table-cell table:formula="of:=STDEV([.D1299];[.F1299])" office:value-type="float" office:value="0" calcext:value-type="float">
            <text:p>0</text:p>
          </table:table-cell>
          <table:table-cell table:formula="of:=STDEV([.E1299];[.F1299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caussin nicolas 15831651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00];[.E1300])" office:value-type="float" office:value="0" calcext:value-type="float">
            <text:p>0</text:p>
          </table:table-cell>
          <table:table-cell table:formula="of:=STDEV([.D1300];[.F1300])" office:value-type="float" office:value="0" calcext:value-type="float">
            <text:p>0</text:p>
          </table:table-cell>
          <table:table-cell table:formula="of:=STDEV([.E1300];[.F1300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augurelli giovanni aurelio approximately 14561524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01];[.E1301])" office:value-type="float" office:value="0" calcext:value-type="float">
            <text:p>0</text:p>
          </table:table-cell>
          <table:table-cell table:formula="of:=STDEV([.D1301];[.F1301])" office:value-type="float" office:value="0" calcext:value-type="float">
            <text:p>0</text:p>
          </table:table-cell>
          <table:table-cell table:formula="of:=STDEV([.E1301];[.F1301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trigault nicolas 15771628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02];[.E1302])" office:value-type="float" office:value="0" calcext:value-type="float">
            <text:p>0</text:p>
          </table:table-cell>
          <table:table-cell table:formula="of:=STDEV([.D1302];[.F1302])" office:value-type="float" office:value="0" calcext:value-type="float">
            <text:p>0</text:p>
          </table:table-cell>
          <table:table-cell table:formula="of:=STDEV([.E1302];[.F1302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petrus de ebulo active 1196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03];[.E1303])" office:value-type="float" office:value="0" calcext:value-type="float">
            <text:p>0</text:p>
          </table:table-cell>
          <table:table-cell table:formula="of:=STDEV([.D1303];[.F1303])" office:value-type="float" office:value="0" calcext:value-type="float">
            <text:p>0</text:p>
          </table:table-cell>
          <table:table-cell table:formula="of:=STDEV([.E1303];[.F1303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vergil polydore 14701555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04];[.E1304])" office:value-type="float" office:value="0" calcext:value-type="float">
            <text:p>0</text:p>
          </table:table-cell>
          <table:table-cell table:formula="of:=STDEV([.D1304];[.F1304])" office:value-type="float" office:value="0" calcext:value-type="float">
            <text:p>0</text:p>
          </table:table-cell>
          <table:table-cell table:formula="of:=STDEV([.E1304];[.F1304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hugo herman 15881629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05];[.E1305])" office:value-type="float" office:value="0" calcext:value-type="float">
            <text:p>0</text:p>
          </table:table-cell>
          <table:table-cell table:formula="of:=STDEV([.D1305];[.F1305])" office:value-type="float" office:value="0" calcext:value-type="float">
            <text:p>0</text:p>
          </table:table-cell>
          <table:table-cell table:formula="of:=STDEV([.E1305];[.F1305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nifo agostino approximately 14731545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06];[.E1306])" office:value-type="float" office:value="0" calcext:value-type="float">
            <text:p>0</text:p>
          </table:table-cell>
          <table:table-cell table:formula="of:=STDEV([.D1306];[.F1306])" office:value-type="float" office:value="0" calcext:value-type="float">
            <text:p>0</text:p>
          </table:table-cell>
          <table:table-cell table:formula="of:=STDEV([.E1306];[.F1306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aldrovandi ulisse 15221605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07];[.E1307])" office:value-type="float" office:value="0" calcext:value-type="float">
            <text:p>0</text:p>
          </table:table-cell>
          <table:table-cell table:formula="of:=STDEV([.D1307];[.F1307])" office:value-type="float" office:value="0" calcext:value-type="float">
            <text:p>0</text:p>
          </table:table-cell>
          <table:table-cell table:formula="of:=STDEV([.E1307];[.F1307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alberti leon battista 14041472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08];[.E1308])" office:value-type="float" office:value="0" calcext:value-type="float">
            <text:p>0</text:p>
          </table:table-cell>
          <table:table-cell table:formula="of:=STDEV([.D1308];[.F1308])" office:value-type="float" office:value="0" calcext:value-type="float">
            <text:p>0</text:p>
          </table:table-cell>
          <table:table-cell table:formula="of:=STDEV([.E1308];[.F1308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ferrari giovanni battista 15841655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09];[.E1309])" office:value-type="float" office:value="0" calcext:value-type="float">
            <text:p>0</text:p>
          </table:table-cell>
          <table:table-cell table:formula="of:=STDEV([.D1309];[.F1309])" office:value-type="float" office:value="0" calcext:value-type="float">
            <text:p>0</text:p>
          </table:table-cell>
          <table:table-cell table:formula="of:=STDEV([.E1309];[.F1309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brant sebastian 14581521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10];[.E1310])" office:value-type="float" office:value="0" calcext:value-type="float">
            <text:p>0</text:p>
          </table:table-cell>
          <table:table-cell table:formula="of:=STDEV([.D1310];[.F1310])" office:value-type="float" office:value="0" calcext:value-type="float">
            <text:p>0</text:p>
          </table:table-cell>
          <table:table-cell table:formula="of:=STDEV([.E1310];[.F1310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sigonio carlo 15241584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11];[.E1311])" office:value-type="float" office:value="0" calcext:value-type="float">
            <text:p>0</text:p>
          </table:table-cell>
          <table:table-cell table:formula="of:=STDEV([.D1311];[.F1311])" office:value-type="float" office:value="0" calcext:value-type="float">
            <text:p>0</text:p>
          </table:table-cell>
          <table:table-cell table:formula="of:=STDEV([.E1311];[.F1311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postel guillaume 15101581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12];[.E1312])" office:value-type="float" office:value="0" calcext:value-type="float">
            <text:p>0</text:p>
          </table:table-cell>
          <table:table-cell table:formula="of:=STDEV([.D1312];[.F1312])" office:value-type="float" office:value="0" calcext:value-type="float">
            <text:p>0</text:p>
          </table:table-cell>
          <table:table-cell table:formula="of:=STDEV([.E1312];[.F1312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meurs johannes van 15791639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13];[.E1313])" office:value-type="float" office:value="0" calcext:value-type="float">
            <text:p>0</text:p>
          </table:table-cell>
          <table:table-cell table:formula="of:=STDEV([.D1313];[.F1313])" office:value-type="float" office:value="0" calcext:value-type="float">
            <text:p>0</text:p>
          </table:table-cell>
          <table:table-cell table:formula="of:=STDEV([.E1313];[.F1313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peckham john 1292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14];[.E1314])" office:value-type="float" office:value="0" calcext:value-type="float">
            <text:p>0</text:p>
          </table:table-cell>
          <table:table-cell table:formula="of:=STDEV([.D1314];[.F1314])" office:value-type="float" office:value="0" calcext:value-type="float">
            <text:p>0</text:p>
          </table:table-cell>
          <table:table-cell table:formula="of:=STDEV([.E1314];[.F1314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cortesi paolo 14651510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15];[.E1315])" office:value-type="float" office:value="0" calcext:value-type="float">
            <text:p>0</text:p>
          </table:table-cell>
          <table:table-cell table:formula="of:=STDEV([.D1315];[.F1315])" office:value-type="float" office:value="0" calcext:value-type="float">
            <text:p>0</text:p>
          </table:table-cell>
          <table:table-cell table:formula="of:=STDEV([.E1315];[.F1315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widukind of corvey approximately 925approximately 973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16];[.E1316])" office:value-type="float" office:value="0" calcext:value-type="float">
            <text:p>0</text:p>
          </table:table-cell>
          <table:table-cell table:formula="of:=STDEV([.D1316];[.F1316])" office:value-type="float" office:value="0" calcext:value-type="float">
            <text:p>0</text:p>
          </table:table-cell>
          <table:table-cell table:formula="of:=STDEV([.E1316];[.F1316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pithou pierre 15391596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17];[.E1317])" office:value-type="float" office:value="0" calcext:value-type="float">
            <text:p>0</text:p>
          </table:table-cell>
          <table:table-cell table:formula="of:=STDEV([.D1317];[.F1317])" office:value-type="float" office:value="0" calcext:value-type="float">
            <text:p>0</text:p>
          </table:table-cell>
          <table:table-cell table:formula="of:=STDEV([.E1317];[.F1317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pufendorf samuel freiherr von 16321694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18];[.E1318])" office:value-type="float" office:value="0" calcext:value-type="float">
            <text:p>0</text:p>
          </table:table-cell>
          <table:table-cell table:formula="of:=STDEV([.D1318];[.F1318])" office:value-type="float" office:value="0" calcext:value-type="float">
            <text:p>0</text:p>
          </table:table-cell>
          <table:table-cell table:formula="of:=STDEV([.E1318];[.F1318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fabricius georg 15161571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19];[.E1319])" office:value-type="float" office:value="0" calcext:value-type="float">
            <text:p>0</text:p>
          </table:table-cell>
          <table:table-cell table:formula="of:=STDEV([.D1319];[.F1319])" office:value-type="float" office:value="0" calcext:value-type="float">
            <text:p>0</text:p>
          </table:table-cell>
          <table:table-cell table:formula="of:=STDEV([.E1319];[.F1319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nithard 844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20];[.E1320])" office:value-type="float" office:value="0" calcext:value-type="float">
            <text:p>0</text:p>
          </table:table-cell>
          <table:table-cell table:formula="of:=STDEV([.D1320];[.F1320])" office:value-type="float" office:value="0" calcext:value-type="float">
            <text:p>0</text:p>
          </table:table-cell>
          <table:table-cell table:formula="of:=STDEV([.E1320];[.F1320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corippus flavius cresconi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21];[.E1321])" office:value-type="float" office:value="0" calcext:value-type="float">
            <text:p>0</text:p>
          </table:table-cell>
          <table:table-cell table:formula="of:=STDEV([.D1321];[.F1321])" office:value-type="float" office:value="0" calcext:value-type="float">
            <text:p>0</text:p>
          </table:table-cell>
          <table:table-cell table:formula="of:=STDEV([.E1321];[.F1321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llull ramon 12321316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22];[.E1322])" office:value-type="float" office:value="0" calcext:value-type="float">
            <text:p>0</text:p>
          </table:table-cell>
          <table:table-cell table:formula="of:=STDEV([.D1322];[.F1322])" office:value-type="float" office:value="0" calcext:value-type="float">
            <text:p>0</text:p>
          </table:table-cell>
          <table:table-cell table:formula="of:=STDEV([.E1322];[.F1322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vossius isaac 16181689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23];[.E1323])" office:value-type="float" office:value="0" calcext:value-type="float">
            <text:p>0</text:p>
          </table:table-cell>
          <table:table-cell table:formula="of:=STDEV([.D1323];[.F1323])" office:value-type="float" office:value="0" calcext:value-type="float">
            <text:p>0</text:p>
          </table:table-cell>
          <table:table-cell table:formula="of:=STDEV([.E1323];[.F1323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burman pieter 16681741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24];[.E1324])" office:value-type="float" office:value="0" calcext:value-type="float">
            <text:p>0</text:p>
          </table:table-cell>
          <table:table-cell table:formula="of:=STDEV([.D1324];[.F1324])" office:value-type="float" office:value="0" calcext:value-type="float">
            <text:p>0</text:p>
          </table:table-cell>
          <table:table-cell table:formula="of:=STDEV([.E1324];[.F1324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agricola georg 14941555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25];[.E1325])" office:value-type="float" office:value="0" calcext:value-type="float">
            <text:p>0</text:p>
          </table:table-cell>
          <table:table-cell table:formula="of:=STDEV([.D1325];[.F1325])" office:value-type="float" office:value="0" calcext:value-type="float">
            <text:p>0</text:p>
          </table:table-cell>
          <table:table-cell table:formula="of:=STDEV([.E1325];[.F1325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gambara lorenzo approximately 14951585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26];[.E1326])" office:value-type="float" office:value="0" calcext:value-type="float">
            <text:p>0</text:p>
          </table:table-cell>
          <table:table-cell table:formula="of:=STDEV([.D1326];[.F1326])" office:value-type="float" office:value="0" calcext:value-type="float">
            <text:p>0</text:p>
          </table:table-cell>
          <table:table-cell table:formula="of:=STDEV([.E1326];[.F1326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thomasius christian 16551728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27];[.E1327])" office:value-type="float" office:value="0" calcext:value-type="float">
            <text:p>0</text:p>
          </table:table-cell>
          <table:table-cell table:formula="of:=STDEV([.D1327];[.F1327])" office:value-type="float" office:value="0" calcext:value-type="float">
            <text:p>0</text:p>
          </table:table-cell>
          <table:table-cell table:formula="of:=STDEV([.E1327];[.F1327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blarru pierre de 14371510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28];[.E1328])" office:value-type="float" office:value="0" calcext:value-type="float">
            <text:p>0</text:p>
          </table:table-cell>
          <table:table-cell table:formula="of:=STDEV([.D1328];[.F1328])" office:value-type="float" office:value="0" calcext:value-type="float">
            <text:p>0</text:p>
          </table:table-cell>
          <table:table-cell table:formula="of:=STDEV([.E1328];[.F1328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sidonius apollinaris saint 431 or 432approximately 487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29];[.E1329])" office:value-type="float" office:value="0" calcext:value-type="float">
            <text:p>0</text:p>
          </table:table-cell>
          <table:table-cell table:formula="of:=STDEV([.D1329];[.F1329])" office:value-type="float" office:value="0" calcext:value-type="float">
            <text:p>0</text:p>
          </table:table-cell>
          <table:table-cell table:formula="of:=STDEV([.E1329];[.F1329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bissel johann 16011682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30];[.E1330])" office:value-type="float" office:value="0" calcext:value-type="float">
            <text:p>0</text:p>
          </table:table-cell>
          <table:table-cell table:formula="of:=STDEV([.D1330];[.F1330])" office:value-type="float" office:value="0" calcext:value-type="float">
            <text:p>0</text:p>
          </table:table-cell>
          <table:table-cell table:formula="of:=STDEV([.E1330];[.F1330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reusner nikolaus 15451602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31];[.E1331])" office:value-type="float" office:value="0" calcext:value-type="float">
            <text:p>0</text:p>
          </table:table-cell>
          <table:table-cell table:formula="of:=STDEV([.D1331];[.F1331])" office:value-type="float" office:value="0" calcext:value-type="float">
            <text:p>0</text:p>
          </table:table-cell>
          <table:table-cell table:formula="of:=STDEV([.E1331];[.F1331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manuzio paolo 15121574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32];[.E1332])" office:value-type="float" office:value="0" calcext:value-type="float">
            <text:p>0</text:p>
          </table:table-cell>
          <table:table-cell table:formula="of:=STDEV([.D1332];[.F1332])" office:value-type="float" office:value="0" calcext:value-type="float">
            <text:p>0</text:p>
          </table:table-cell>
          <table:table-cell table:formula="of:=STDEV([.E1332];[.F1332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vattasso marco 18691925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33];[.E1333])" office:value-type="float" office:value="0" calcext:value-type="float">
            <text:p>0</text:p>
          </table:table-cell>
          <table:table-cell table:formula="of:=STDEV([.D1333];[.F1333])" office:value-type="float" office:value="0" calcext:value-type="float">
            <text:p>0</text:p>
          </table:table-cell>
          <table:table-cell table:formula="of:=STDEV([.E1333];[.F1333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servius active 4th century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34];[.E1334])" office:value-type="float" office:value="0" calcext:value-type="float">
            <text:p>0</text:p>
          </table:table-cell>
          <table:table-cell table:formula="of:=STDEV([.D1334];[.F1334])" office:value-type="float" office:value="0" calcext:value-type="float">
            <text:p>0</text:p>
          </table:table-cell>
          <table:table-cell table:formula="of:=STDEV([.E1334];[.F1334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peter of blois approximately 1135approximately 1212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35];[.E1335])" office:value-type="float" office:value="0" calcext:value-type="float">
            <text:p>0</text:p>
          </table:table-cell>
          <table:table-cell table:formula="of:=STDEV([.D1335];[.F1335])" office:value-type="float" office:value="0" calcext:value-type="float">
            <text:p>0</text:p>
          </table:table-cell>
          <table:table-cell table:formula="of:=STDEV([.E1335];[.F1335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albertus magnus saint 11931280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36];[.E1336])" office:value-type="float" office:value="0" calcext:value-type="float">
            <text:p>0</text:p>
          </table:table-cell>
          <table:table-cell table:formula="of:=STDEV([.D1336];[.F1336])" office:value-type="float" office:value="0" calcext:value-type="float">
            <text:p>0</text:p>
          </table:table-cell>
          <table:table-cell table:formula="of:=STDEV([.E1336];[.F1336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petronius arbiter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37];[.E1337])" office:value-type="float" office:value="0" calcext:value-type="float">
            <text:p>0</text:p>
          </table:table-cell>
          <table:table-cell table:formula="of:=STDEV([.D1337];[.F1337])" office:value-type="float" office:value="0" calcext:value-type="float">
            <text:p>0</text:p>
          </table:table-cell>
          <table:table-cell table:formula="of:=STDEV([.E1337];[.F1337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gilles de corbeil active 1200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38];[.E1338])" office:value-type="float" office:value="0" calcext:value-type="float">
            <text:p>0</text:p>
          </table:table-cell>
          <table:table-cell table:formula="of:=STDEV([.D1338];[.F1338])" office:value-type="float" office:value="0" calcext:value-type="float">
            <text:p>0</text:p>
          </table:table-cell>
          <table:table-cell table:formula="of:=STDEV([.E1338];[.F1338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hobbes thomas 15881679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39];[.E1339])" office:value-type="float" office:value="0" calcext:value-type="float">
            <text:p>0</text:p>
          </table:table-cell>
          <table:table-cell table:formula="of:=STDEV([.D1339];[.F1339])" office:value-type="float" office:value="0" calcext:value-type="float">
            <text:p>0</text:p>
          </table:table-cell>
          <table:table-cell table:formula="of:=STDEV([.E1339];[.F1339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villani filippo 1405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40];[.E1340])" office:value-type="float" office:value="0" calcext:value-type="float">
            <text:p>0</text:p>
          </table:table-cell>
          <table:table-cell table:formula="of:=STDEV([.D1340];[.F1340])" office:value-type="float" office:value="0" calcext:value-type="float">
            <text:p>0</text:p>
          </table:table-cell>
          <table:table-cell table:formula="of:=STDEV([.E1340];[.F1340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avienus rufius fest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41];[.E1341])" office:value-type="float" office:value="0" calcext:value-type="float">
            <text:p>0</text:p>
          </table:table-cell>
          <table:table-cell table:formula="of:=STDEV([.D1341];[.F1341])" office:value-type="float" office:value="0" calcext:value-type="float">
            <text:p>0</text:p>
          </table:table-cell>
          <table:table-cell table:formula="of:=STDEV([.E1341];[.F1341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hussowski mikoaj approximately 14751522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42];[.E1342])" office:value-type="float" office:value="0" calcext:value-type="float">
            <text:p>0</text:p>
          </table:table-cell>
          <table:table-cell table:formula="of:=STDEV([.D1342];[.F1342])" office:value-type="float" office:value="0" calcext:value-type="float">
            <text:p>0</text:p>
          </table:table-cell>
          <table:table-cell table:formula="of:=STDEV([.E1342];[.F1342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vossius gerardus joannes 15771649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43];[.E1343])" office:value-type="float" office:value="0" calcext:value-type="float">
            <text:p>0</text:p>
          </table:table-cell>
          <table:table-cell table:formula="of:=STDEV([.D1343];[.F1343])" office:value-type="float" office:value="0" calcext:value-type="float">
            <text:p>0</text:p>
          </table:table-cell>
          <table:table-cell table:formula="of:=STDEV([.E1343];[.F1343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hutten ulrich von 14881523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44];[.E1344])" office:value-type="float" office:value="0" calcext:value-type="float">
            <text:p>0</text:p>
          </table:table-cell>
          <table:table-cell table:formula="of:=STDEV([.D1344];[.F1344])" office:value-type="float" office:value="0" calcext:value-type="float">
            <text:p>0</text:p>
          </table:table-cell>
          <table:table-cell table:formula="of:=STDEV([.E1344];[.F1344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priscian active approximately 500530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45];[.E1345])" office:value-type="float" office:value="0" calcext:value-type="float">
            <text:p>0</text:p>
          </table:table-cell>
          <table:table-cell table:formula="of:=STDEV([.D1345];[.F1345])" office:value-type="float" office:value="0" calcext:value-type="float">
            <text:p>0</text:p>
          </table:table-cell>
          <table:table-cell table:formula="of:=STDEV([.E1345];[.F1345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benseler gustav eduard 18061868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46];[.E1346])" office:value-type="float" office:value="0" calcext:value-type="float">
            <text:p>0</text:p>
          </table:table-cell>
          <table:table-cell table:formula="of:=STDEV([.D1346];[.F1346])" office:value-type="float" office:value="0" calcext:value-type="float">
            <text:p>0</text:p>
          </table:table-cell>
          <table:table-cell table:formula="of:=STDEV([.E1346];[.F1346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palingenio stellato marcello approximately 1500approximately 1543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47];[.E1347])" office:value-type="float" office:value="0" calcext:value-type="float">
            <text:p>0</text:p>
          </table:table-cell>
          <table:table-cell table:formula="of:=STDEV([.D1347];[.F1347])" office:value-type="float" office:value="0" calcext:value-type="float">
            <text:p>0</text:p>
          </table:table-cell>
          <table:table-cell table:formula="of:=STDEV([.E1347];[.F1347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rutilius lupus publi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48];[.E1348])" office:value-type="float" office:value="0" calcext:value-type="float">
            <text:p>0</text:p>
          </table:table-cell>
          <table:table-cell table:formula="of:=STDEV([.D1348];[.F1348])" office:value-type="float" office:value="0" calcext:value-type="float">
            <text:p>0</text:p>
          </table:table-cell>
          <table:table-cell table:formula="of:=STDEV([.E1348];[.F1348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vast henri 18471921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49];[.E1349])" office:value-type="float" office:value="0" calcext:value-type="float">
            <text:p>0</text:p>
          </table:table-cell>
          <table:table-cell table:formula="of:=STDEV([.D1349];[.F1349])" office:value-type="float" office:value="0" calcext:value-type="float">
            <text:p>0</text:p>
          </table:table-cell>
          <table:table-cell table:formula="of:=STDEV([.E1349];[.F1349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nennius active 796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50];[.E1350])" office:value-type="float" office:value="0" calcext:value-type="float">
            <text:p>0</text:p>
          </table:table-cell>
          <table:table-cell table:formula="of:=STDEV([.D1350];[.F1350])" office:value-type="float" office:value="0" calcext:value-type="float">
            <text:p>0</text:p>
          </table:table-cell>
          <table:table-cell table:formula="of:=STDEV([.E1350];[.F1350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bergk theodor 18121881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51];[.E1351])" office:value-type="float" office:value="0" calcext:value-type="float">
            <text:p>0</text:p>
          </table:table-cell>
          <table:table-cell table:formula="of:=STDEV([.D1351];[.F1351])" office:value-type="float" office:value="0" calcext:value-type="float">
            <text:p>0</text:p>
          </table:table-cell>
          <table:table-cell table:formula="of:=STDEV([.E1351];[.F1351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wyttenbach daniel albert 17461820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52];[.E1352])" office:value-type="float" office:value="0" calcext:value-type="float">
            <text:p>0</text:p>
          </table:table-cell>
          <table:table-cell table:formula="of:=STDEV([.D1352];[.F1352])" office:value-type="float" office:value="0" calcext:value-type="float">
            <text:p>0</text:p>
          </table:table-cell>
          <table:table-cell table:formula="of:=STDEV([.E1352];[.F1352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arnobius of sicca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53];[.E1353])" office:value-type="float" office:value="0" calcext:value-type="float">
            <text:p>0</text:p>
          </table:table-cell>
          <table:table-cell table:formula="of:=STDEV([.D1353];[.F1353])" office:value-type="float" office:value="0" calcext:value-type="float">
            <text:p>0</text:p>
          </table:table-cell>
          <table:table-cell table:formula="of:=STDEV([.E1353];[.F1353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sedulius active 5th century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54];[.E1354])" office:value-type="float" office:value="0" calcext:value-type="float">
            <text:p>0</text:p>
          </table:table-cell>
          <table:table-cell table:formula="of:=STDEV([.D1354];[.F1354])" office:value-type="float" office:value="0" calcext:value-type="float">
            <text:p>0</text:p>
          </table:table-cell>
          <table:table-cell table:formula="of:=STDEV([.E1354];[.F1354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buecheler franz 18371908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55];[.E1355])" office:value-type="float" office:value="0" calcext:value-type="float">
            <text:p>0</text:p>
          </table:table-cell>
          <table:table-cell table:formula="of:=STDEV([.D1355];[.F1355])" office:value-type="float" office:value="0" calcext:value-type="float">
            <text:p>0</text:p>
          </table:table-cell>
          <table:table-cell table:formula="of:=STDEV([.E1355];[.F1355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herbert of bosham active 12th century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56];[.E1356])" office:value-type="float" office:value="0" calcext:value-type="float">
            <text:p>0</text:p>
          </table:table-cell>
          <table:table-cell table:formula="of:=STDEV([.D1356];[.F1356])" office:value-type="float" office:value="0" calcext:value-type="float">
            <text:p>0</text:p>
          </table:table-cell>
          <table:table-cell table:formula="of:=STDEV([.E1356];[.F1356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walahfrid strabo 807849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57];[.E1357])" office:value-type="float" office:value="0" calcext:value-type="float">
            <text:p>0</text:p>
          </table:table-cell>
          <table:table-cell table:formula="of:=STDEV([.D1357];[.F1357])" office:value-type="float" office:value="0" calcext:value-type="float">
            <text:p>0</text:p>
          </table:table-cell>
          <table:table-cell table:formula="of:=STDEV([.E1357];[.F1357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haase friedrich 18081867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58];[.E1358])" office:value-type="float" office:value="0" calcext:value-type="float">
            <text:p>0</text:p>
          </table:table-cell>
          <table:table-cell table:formula="of:=STDEV([.D1358];[.F1358])" office:value-type="float" office:value="0" calcext:value-type="float">
            <text:p>0</text:p>
          </table:table-cell>
          <table:table-cell table:formula="of:=STDEV([.E1358];[.F1358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wycliffe john 1384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59];[.E1359])" office:value-type="float" office:value="0" calcext:value-type="float">
            <text:p>0</text:p>
          </table:table-cell>
          <table:table-cell table:formula="of:=STDEV([.D1359];[.F1359])" office:value-type="float" office:value="0" calcext:value-type="float">
            <text:p>0</text:p>
          </table:table-cell>
          <table:table-cell table:formula="of:=STDEV([.E1359];[.F1359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amelli ambrogio 18481933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60];[.E1360])" office:value-type="float" office:value="0" calcext:value-type="float">
            <text:p>0</text:p>
          </table:table-cell>
          <table:table-cell table:formula="of:=STDEV([.D1360];[.F1360])" office:value-type="float" office:value="0" calcext:value-type="float">
            <text:p>0</text:p>
          </table:table-cell>
          <table:table-cell table:formula="of:=STDEV([.E1360];[.F1360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christ wilhelm von 18311906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61];[.E1361])" office:value-type="float" office:value="0" calcext:value-type="float">
            <text:p>0</text:p>
          </table:table-cell>
          <table:table-cell table:formula="of:=STDEV([.D1361];[.F1361])" office:value-type="float" office:value="0" calcext:value-type="float">
            <text:p>0</text:p>
          </table:table-cell>
          <table:table-cell table:formula="of:=STDEV([.E1361];[.F1361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schomann georg friedrich 17931879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62];[.E1362])" office:value-type="float" office:value="0" calcext:value-type="float">
            <text:p>0</text:p>
          </table:table-cell>
          <table:table-cell table:formula="of:=STDEV([.D1362];[.F1362])" office:value-type="float" office:value="0" calcext:value-type="float">
            <text:p>0</text:p>
          </table:table-cell>
          <table:table-cell table:formula="of:=STDEV([.E1362];[.F1362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hermann karl friedrich 18041855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63];[.E1363])" office:value-type="float" office:value="0" calcext:value-type="float">
            <text:p>0</text:p>
          </table:table-cell>
          <table:table-cell table:formula="of:=STDEV([.D1363];[.F1363])" office:value-type="float" office:value="0" calcext:value-type="float">
            <text:p>0</text:p>
          </table:table-cell>
          <table:table-cell table:formula="of:=STDEV([.E1363];[.F1363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censorin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64];[.E1364])" office:value-type="float" office:value="0" calcext:value-type="float">
            <text:p>0</text:p>
          </table:table-cell>
          <table:table-cell table:formula="of:=STDEV([.D1364];[.F1364])" office:value-type="float" office:value="0" calcext:value-type="float">
            <text:p>0</text:p>
          </table:table-cell>
          <table:table-cell table:formula="of:=STDEV([.E1364];[.F1364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ribbeck otto 18271898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65];[.E1365])" office:value-type="float" office:value="0" calcext:value-type="float">
            <text:p>0</text:p>
          </table:table-cell>
          <table:table-cell table:formula="of:=STDEV([.D1365];[.F1365])" office:value-type="float" office:value="0" calcext:value-type="float">
            <text:p>0</text:p>
          </table:table-cell>
          <table:table-cell table:formula="of:=STDEV([.E1365];[.F1365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klotz reinhold 18071870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66];[.E1366])" office:value-type="float" office:value="0" calcext:value-type="float">
            <text:p>0</text:p>
          </table:table-cell>
          <table:table-cell table:formula="of:=STDEV([.D1366];[.F1366])" office:value-type="float" office:value="0" calcext:value-type="float">
            <text:p>0</text:p>
          </table:table-cell>
          <table:table-cell table:formula="of:=STDEV([.E1366];[.F1366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gundermann gotthold 18561921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67];[.E1367])" office:value-type="float" office:value="0" calcext:value-type="float">
            <text:p>0</text:p>
          </table:table-cell>
          <table:table-cell table:formula="of:=STDEV([.D1367];[.F1367])" office:value-type="float" office:value="0" calcext:value-type="float">
            <text:p>0</text:p>
          </table:table-cell>
          <table:table-cell table:formula="of:=STDEV([.E1367];[.F1367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ruperti georg alexander 17581839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68];[.E1368])" office:value-type="float" office:value="0" calcext:value-type="float">
            <text:p>0</text:p>
          </table:table-cell>
          <table:table-cell table:formula="of:=STDEV([.D1368];[.F1368])" office:value-type="float" office:value="0" calcext:value-type="float">
            <text:p>0</text:p>
          </table:table-cell>
          <table:table-cell table:formula="of:=STDEV([.E1368];[.F1368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vahlen johannes 18301911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69];[.E1369])" office:value-type="float" office:value="0" calcext:value-type="float">
            <text:p>0</text:p>
          </table:table-cell>
          <table:table-cell table:formula="of:=STDEV([.D1369];[.F1369])" office:value-type="float" office:value="0" calcext:value-type="float">
            <text:p>0</text:p>
          </table:table-cell>
          <table:table-cell table:formula="of:=STDEV([.E1369];[.F1369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plautus titus macci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70];[.E1370])" office:value-type="float" office:value="0" calcext:value-type="float">
            <text:p>0</text:p>
          </table:table-cell>
          <table:table-cell table:formula="of:=STDEV([.D1370];[.F1370])" office:value-type="float" office:value="0" calcext:value-type="float">
            <text:p>0</text:p>
          </table:table-cell>
          <table:table-cell table:formula="of:=STDEV([.E1370];[.F1370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lygdam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71];[.E1371])" office:value-type="float" office:value="0" calcext:value-type="float">
            <text:p>0</text:p>
          </table:table-cell>
          <table:table-cell table:formula="of:=STDEV([.D1371];[.F1371])" office:value-type="float" office:value="0" calcext:value-type="float">
            <text:p>0</text:p>
          </table:table-cell>
          <table:table-cell table:formula="of:=STDEV([.E1371];[.F1371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pontanus jacob 15421626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72];[.E1372])" office:value-type="float" office:value="0" calcext:value-type="float">
            <text:p>0</text:p>
          </table:table-cell>
          <table:table-cell table:formula="of:=STDEV([.D1372];[.F1372])" office:value-type="float" office:value="0" calcext:value-type="float">
            <text:p>0</text:p>
          </table:table-cell>
          <table:table-cell table:formula="of:=STDEV([.E1372];[.F1372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richer of saintremy active 10th century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73];[.E1373])" office:value-type="float" office:value="0" calcext:value-type="float">
            <text:p>0</text:p>
          </table:table-cell>
          <table:table-cell table:formula="of:=STDEV([.D1373];[.F1373])" office:value-type="float" office:value="0" calcext:value-type="float">
            <text:p>0</text:p>
          </table:table-cell>
          <table:table-cell table:formula="of:=STDEV([.E1373];[.F1373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novati francesco 18591915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74];[.E1374])" office:value-type="float" office:value="0" calcext:value-type="float">
            <text:p>0</text:p>
          </table:table-cell>
          <table:table-cell table:formula="of:=STDEV([.D1374];[.F1374])" office:value-type="float" office:value="0" calcext:value-type="float">
            <text:p>0</text:p>
          </table:table-cell>
          <table:table-cell table:formula="of:=STDEV([.E1374];[.F1374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krueger paul 18401926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75];[.E1375])" office:value-type="float" office:value="0" calcext:value-type="float">
            <text:p>0</text:p>
          </table:table-cell>
          <table:table-cell table:formula="of:=STDEV([.D1375];[.F1375])" office:value-type="float" office:value="0" calcext:value-type="float">
            <text:p>0</text:p>
          </table:table-cell>
          <table:table-cell table:formula="of:=STDEV([.E1375];[.F1375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verrius flaccus marc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76];[.E1376])" office:value-type="float" office:value="0" calcext:value-type="float">
            <text:p>0</text:p>
          </table:table-cell>
          <table:table-cell table:formula="of:=STDEV([.D1376];[.F1376])" office:value-type="float" office:value="0" calcext:value-type="float">
            <text:p>0</text:p>
          </table:table-cell>
          <table:table-cell table:formula="of:=STDEV([.E1376];[.F1376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paulinus of nola saint approximately 353431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77];[.E1377])" office:value-type="float" office:value="0" calcext:value-type="float">
            <text:p>0</text:p>
          </table:table-cell>
          <table:table-cell table:formula="of:=STDEV([.D1377];[.F1377])" office:value-type="float" office:value="0" calcext:value-type="float">
            <text:p>0</text:p>
          </table:table-cell>
          <table:table-cell table:formula="of:=STDEV([.E1377];[.F1377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ernesti johann august 17071781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78];[.E1378])" office:value-type="float" office:value="0" calcext:value-type="float">
            <text:p>0</text:p>
          </table:table-cell>
          <table:table-cell table:formula="of:=STDEV([.D1378];[.F1378])" office:value-type="float" office:value="0" calcext:value-type="float">
            <text:p>0</text:p>
          </table:table-cell>
          <table:table-cell table:formula="of:=STDEV([.E1378];[.F1378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ausonius decimus magn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79];[.E1379])" office:value-type="float" office:value="0" calcext:value-type="float">
            <text:p>0</text:p>
          </table:table-cell>
          <table:table-cell table:formula="of:=STDEV([.D1379];[.F1379])" office:value-type="float" office:value="0" calcext:value-type="float">
            <text:p>0</text:p>
          </table:table-cell>
          <table:table-cell table:formula="of:=STDEV([.E1379];[.F1379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giberti giovanni matteo 14951543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80];[.E1380])" office:value-type="float" office:value="0" calcext:value-type="float">
            <text:p>0</text:p>
          </table:table-cell>
          <table:table-cell table:formula="of:=STDEV([.D1380];[.F1380])" office:value-type="float" office:value="0" calcext:value-type="float">
            <text:p>0</text:p>
          </table:table-cell>
          <table:table-cell table:formula="of:=STDEV([.E1380];[.F1380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eutropius active 4th century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81];[.E1381])" office:value-type="float" office:value="0" calcext:value-type="float">
            <text:p>0</text:p>
          </table:table-cell>
          <table:table-cell table:formula="of:=STDEV([.D1381];[.F1381])" office:value-type="float" office:value="0" calcext:value-type="float">
            <text:p>0</text:p>
          </table:table-cell>
          <table:table-cell table:formula="of:=STDEV([.E1381];[.F1381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innocent iii pope 1160 or 11611216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82];[.E1382])" office:value-type="float" office:value="0" calcext:value-type="float">
            <text:p>0</text:p>
          </table:table-cell>
          <table:table-cell table:formula="of:=STDEV([.D1382];[.F1382])" office:value-type="float" office:value="0" calcext:value-type="float">
            <text:p>0</text:p>
          </table:table-cell>
          <table:table-cell table:formula="of:=STDEV([.E1382];[.F1382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bruno giordano 15481600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83];[.E1383])" office:value-type="float" office:value="0" calcext:value-type="float">
            <text:p>0</text:p>
          </table:table-cell>
          <table:table-cell table:formula="of:=STDEV([.D1383];[.F1383])" office:value-type="float" office:value="0" calcext:value-type="float">
            <text:p>0</text:p>
          </table:table-cell>
          <table:table-cell table:formula="of:=STDEV([.E1383];[.F1383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lessing gotthold ephraim 17291781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84];[.E1384])" office:value-type="float" office:value="0" calcext:value-type="float">
            <text:p>0</text:p>
          </table:table-cell>
          <table:table-cell table:formula="of:=STDEV([.D1384];[.F1384])" office:value-type="float" office:value="0" calcext:value-type="float">
            <text:p>0</text:p>
          </table:table-cell>
          <table:table-cell table:formula="of:=STDEV([.E1384];[.F1384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gneist rudolph 18161895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85];[.E1385])" office:value-type="float" office:value="0" calcext:value-type="float">
            <text:p>0</text:p>
          </table:table-cell>
          <table:table-cell table:formula="of:=STDEV([.D1385];[.F1385])" office:value-type="float" office:value="0" calcext:value-type="float">
            <text:p>0</text:p>
          </table:table-cell>
          <table:table-cell table:formula="of:=STDEV([.E1385];[.F1385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haupt moriz 18081874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86];[.E1386])" office:value-type="float" office:value="0" calcext:value-type="float">
            <text:p>0</text:p>
          </table:table-cell>
          <table:table-cell table:formula="of:=STDEV([.D1386];[.F1386])" office:value-type="float" office:value="0" calcext:value-type="float">
            <text:p>0</text:p>
          </table:table-cell>
          <table:table-cell table:formula="of:=STDEV([.E1386];[.F1386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facio bartolomeo 1457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87];[.E1387])" office:value-type="float" office:value="0" calcext:value-type="float">
            <text:p>0</text:p>
          </table:table-cell>
          <table:table-cell table:formula="of:=STDEV([.D1387];[.F1387])" office:value-type="float" office:value="0" calcext:value-type="float">
            <text:p>0</text:p>
          </table:table-cell>
          <table:table-cell table:formula="of:=STDEV([.E1387];[.F1387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cowley abraham 16181667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88];[.E1388])" office:value-type="float" office:value="0" calcext:value-type="float">
            <text:p>0</text:p>
          </table:table-cell>
          <table:table-cell table:formula="of:=STDEV([.D1388];[.F1388])" office:value-type="float" office:value="0" calcext:value-type="float">
            <text:p>0</text:p>
          </table:table-cell>
          <table:table-cell table:formula="of:=STDEV([.E1388];[.F1388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nodell jan adam 1814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89];[.E1389])" office:value-type="float" office:value="0" calcext:value-type="float">
            <text:p>0</text:p>
          </table:table-cell>
          <table:table-cell table:formula="of:=STDEV([.D1389];[.F1389])" office:value-type="float" office:value="0" calcext:value-type="float">
            <text:p>0</text:p>
          </table:table-cell>
          <table:table-cell table:formula="of:=STDEV([.E1389];[.F1389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sarbiewski maciej kazimierz 15951640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90];[.E1390])" office:value-type="float" office:value="0" calcext:value-type="float">
            <text:p>0</text:p>
          </table:table-cell>
          <table:table-cell table:formula="of:=STDEV([.D1390];[.F1390])" office:value-type="float" office:value="0" calcext:value-type="float">
            <text:p>0</text:p>
          </table:table-cell>
          <table:table-cell table:formula="of:=STDEV([.E1390];[.F1390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kochly hermann 18151876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91];[.E1391])" office:value-type="float" office:value="0" calcext:value-type="float">
            <text:p>0</text:p>
          </table:table-cell>
          <table:table-cell table:formula="of:=STDEV([.D1391];[.F1391])" office:value-type="float" office:value="0" calcext:value-type="float">
            <text:p>0</text:p>
          </table:table-cell>
          <table:table-cell table:formula="of:=STDEV([.E1391];[.F1391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meineke august 17901870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92];[.E1392])" office:value-type="float" office:value="0" calcext:value-type="float">
            <text:p>0</text:p>
          </table:table-cell>
          <table:table-cell table:formula="of:=STDEV([.D1392];[.F1392])" office:value-type="float" office:value="0" calcext:value-type="float">
            <text:p>0</text:p>
          </table:table-cell>
          <table:table-cell table:formula="of:=STDEV([.E1392];[.F1392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spengel leonhard von 18031880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93];[.E1393])" office:value-type="float" office:value="0" calcext:value-type="float">
            <text:p>0</text:p>
          </table:table-cell>
          <table:table-cell table:formula="of:=STDEV([.D1393];[.F1393])" office:value-type="float" office:value="0" calcext:value-type="float">
            <text:p>0</text:p>
          </table:table-cell>
          <table:table-cell table:formula="of:=STDEV([.E1393];[.F1393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alcuin 735804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94];[.E1394])" office:value-type="float" office:value="0" calcext:value-type="float">
            <text:p>0</text:p>
          </table:table-cell>
          <table:table-cell table:formula="of:=STDEV([.D1394];[.F1394])" office:value-type="float" office:value="0" calcext:value-type="float">
            <text:p>0</text:p>
          </table:table-cell>
          <table:table-cell table:formula="of:=STDEV([.E1394];[.F1394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manilius marc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95];[.E1395])" office:value-type="float" office:value="0" calcext:value-type="float">
            <text:p>0</text:p>
          </table:table-cell>
          <table:table-cell table:formula="of:=STDEV([.D1395];[.F1395])" office:value-type="float" office:value="0" calcext:value-type="float">
            <text:p>0</text:p>
          </table:table-cell>
          <table:table-cell table:formula="of:=STDEV([.E1395];[.F1395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beze theodore de 15191605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96];[.E1396])" office:value-type="float" office:value="0" calcext:value-type="float">
            <text:p>0</text:p>
          </table:table-cell>
          <table:table-cell table:formula="of:=STDEV([.D1396];[.F1396])" office:value-type="float" office:value="0" calcext:value-type="float">
            <text:p>0</text:p>
          </table:table-cell>
          <table:table-cell table:formula="of:=STDEV([.E1396];[.F1396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bucer martin 14911551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97];[.E1397])" office:value-type="float" office:value="0" calcext:value-type="float">
            <text:p>0</text:p>
          </table:table-cell>
          <table:table-cell table:formula="of:=STDEV([.D1397];[.F1397])" office:value-type="float" office:value="0" calcext:value-type="float">
            <text:p>0</text:p>
          </table:table-cell>
          <table:table-cell table:formula="of:=STDEV([.E1397];[.F1397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minucius felix marc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98];[.E1398])" office:value-type="float" office:value="0" calcext:value-type="float">
            <text:p>0</text:p>
          </table:table-cell>
          <table:table-cell table:formula="of:=STDEV([.D1398];[.F1398])" office:value-type="float" office:value="0" calcext:value-type="float">
            <text:p>0</text:p>
          </table:table-cell>
          <table:table-cell table:formula="of:=STDEV([.E1398];[.F1398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gottschalk of orbais approximately 803approximately 867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399];[.E1399])" office:value-type="float" office:value="0" calcext:value-type="float">
            <text:p>0</text:p>
          </table:table-cell>
          <table:table-cell table:formula="of:=STDEV([.D1399];[.F1399])" office:value-type="float" office:value="0" calcext:value-type="float">
            <text:p>0</text:p>
          </table:table-cell>
          <table:table-cell table:formula="of:=STDEV([.E1399];[.F1399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fulgentius fabius planciade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00];[.E1400])" office:value-type="float" office:value="0" calcext:value-type="float">
            <text:p>0</text:p>
          </table:table-cell>
          <table:table-cell table:formula="of:=STDEV([.D1400];[.F1400])" office:value-type="float" office:value="0" calcext:value-type="float">
            <text:p>0</text:p>
          </table:table-cell>
          <table:table-cell table:formula="of:=STDEV([.E1400];[.F1400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columella lucius junius moderat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01];[.E1401])" office:value-type="float" office:value="0" calcext:value-type="float">
            <text:p>0</text:p>
          </table:table-cell>
          <table:table-cell table:formula="of:=STDEV([.D1401];[.F1401])" office:value-type="float" office:value="0" calcext:value-type="float">
            <text:p>0</text:p>
          </table:table-cell>
          <table:table-cell table:formula="of:=STDEV([.E1401];[.F1401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martianus capella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02];[.E1402])" office:value-type="float" office:value="0" calcext:value-type="float">
            <text:p>0</text:p>
          </table:table-cell>
          <table:table-cell table:formula="of:=STDEV([.D1402];[.F1402])" office:value-type="float" office:value="0" calcext:value-type="float">
            <text:p>0</text:p>
          </table:table-cell>
          <table:table-cell table:formula="of:=STDEV([.E1402];[.F1402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valla lorenzo 14071457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03];[.E1403])" office:value-type="float" office:value="0" calcext:value-type="float">
            <text:p>0</text:p>
          </table:table-cell>
          <table:table-cell table:formula="of:=STDEV([.D1403];[.F1403])" office:value-type="float" office:value="0" calcext:value-type="float">
            <text:p>0</text:p>
          </table:table-cell>
          <table:table-cell table:formula="of:=STDEV([.E1403];[.F1403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filelfo francesco 13981481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04];[.E1404])" office:value-type="float" office:value="0" calcext:value-type="float">
            <text:p>0</text:p>
          </table:table-cell>
          <table:table-cell table:formula="of:=STDEV([.D1404];[.F1404])" office:value-type="float" office:value="0" calcext:value-type="float">
            <text:p>0</text:p>
          </table:table-cell>
          <table:table-cell table:formula="of:=STDEV([.E1404];[.F1404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nebrija antonio de 14441522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05];[.E1405])" office:value-type="float" office:value="0" calcext:value-type="float">
            <text:p>0</text:p>
          </table:table-cell>
          <table:table-cell table:formula="of:=STDEV([.D1405];[.F1405])" office:value-type="float" office:value="0" calcext:value-type="float">
            <text:p>0</text:p>
          </table:table-cell>
          <table:table-cell table:formula="of:=STDEV([.E1405];[.F1405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longolius christophorus 14881522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06];[.E1406])" office:value-type="float" office:value="0" calcext:value-type="float">
            <text:p>0</text:p>
          </table:table-cell>
          <table:table-cell table:formula="of:=STDEV([.D1406];[.F1406])" office:value-type="float" office:value="0" calcext:value-type="float">
            <text:p>0</text:p>
          </table:table-cell>
          <table:table-cell table:formula="of:=STDEV([.E1406];[.F1406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bracton henry de 1268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07];[.E1407])" office:value-type="float" office:value="0" calcext:value-type="float">
            <text:p>0</text:p>
          </table:table-cell>
          <table:table-cell table:formula="of:=STDEV([.D1407];[.F1407])" office:value-type="float" office:value="0" calcext:value-type="float">
            <text:p>0</text:p>
          </table:table-cell>
          <table:table-cell table:formula="of:=STDEV([.E1407];[.F1407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orelli johann kaspar von 17871849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08];[.E1408])" office:value-type="float" office:value="0" calcext:value-type="float">
            <text:p>0</text:p>
          </table:table-cell>
          <table:table-cell table:formula="of:=STDEV([.D1408];[.F1408])" office:value-type="float" office:value="0" calcext:value-type="float">
            <text:p>0</text:p>
          </table:table-cell>
          <table:table-cell table:formula="of:=STDEV([.E1408];[.F1408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ernesti august wilhelm 17331801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09];[.E1409])" office:value-type="float" office:value="0" calcext:value-type="float">
            <text:p>0</text:p>
          </table:table-cell>
          <table:table-cell table:formula="of:=STDEV([.D1409];[.F1409])" office:value-type="float" office:value="0" calcext:value-type="float">
            <text:p>0</text:p>
          </table:table-cell>
          <table:table-cell table:formula="of:=STDEV([.E1409];[.F1409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cunich raimondo 17191794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10];[.E1410])" office:value-type="float" office:value="0" calcext:value-type="float">
            <text:p>0</text:p>
          </table:table-cell>
          <table:table-cell table:formula="of:=STDEV([.D1410];[.F1410])" office:value-type="float" office:value="0" calcext:value-type="float">
            <text:p>0</text:p>
          </table:table-cell>
          <table:table-cell table:formula="of:=STDEV([.E1410];[.F1410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nicholas of cusa cardinal 14011464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11];[.E1411])" office:value-type="float" office:value="0" calcext:value-type="float">
            <text:p>0</text:p>
          </table:table-cell>
          <table:table-cell table:formula="of:=STDEV([.D1411];[.F1411])" office:value-type="float" office:value="0" calcext:value-type="float">
            <text:p>0</text:p>
          </table:table-cell>
          <table:table-cell table:formula="of:=STDEV([.E1411];[.F1411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servetus michael 15111553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12];[.E1412])" office:value-type="float" office:value="0" calcext:value-type="float">
            <text:p>0</text:p>
          </table:table-cell>
          <table:table-cell table:formula="of:=STDEV([.D1412];[.F1412])" office:value-type="float" office:value="0" calcext:value-type="float">
            <text:p>0</text:p>
          </table:table-cell>
          <table:table-cell table:formula="of:=STDEV([.E1412];[.F1412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ubaldi baldo degli 13271400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13];[.E1413])" office:value-type="float" office:value="0" calcext:value-type="float">
            <text:p>0</text:p>
          </table:table-cell>
          <table:table-cell table:formula="of:=STDEV([.D1413];[.F1413])" office:value-type="float" office:value="0" calcext:value-type="float">
            <text:p>0</text:p>
          </table:table-cell>
          <table:table-cell table:formula="of:=STDEV([.E1413];[.F1413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bonaventure saint cardinal approximately 12171274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14];[.E1414])" office:value-type="float" office:value="0" calcext:value-type="float">
            <text:p>0</text:p>
          </table:table-cell>
          <table:table-cell table:formula="of:=STDEV([.D1414];[.F1414])" office:value-type="float" office:value="0" calcext:value-type="float">
            <text:p>0</text:p>
          </table:table-cell>
          <table:table-cell table:formula="of:=STDEV([.E1414];[.F1414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basinio da parma 14251457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15];[.E1415])" office:value-type="float" office:value="0" calcext:value-type="float">
            <text:p>0</text:p>
          </table:table-cell>
          <table:table-cell table:formula="of:=STDEV([.D1415];[.F1415])" office:value-type="float" office:value="0" calcext:value-type="float">
            <text:p>0</text:p>
          </table:table-cell>
          <table:table-cell table:formula="of:=STDEV([.E1415];[.F1415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agricola rodolphus 14431485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16];[.E1416])" office:value-type="float" office:value="0" calcext:value-type="float">
            <text:p>0</text:p>
          </table:table-cell>
          <table:table-cell table:formula="of:=STDEV([.D1416];[.F1416])" office:value-type="float" office:value="0" calcext:value-type="float">
            <text:p>0</text:p>
          </table:table-cell>
          <table:table-cell table:formula="of:=STDEV([.E1416];[.F1416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riese alexander 18401922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17];[.E1417])" office:value-type="float" office:value="0" calcext:value-type="float">
            <text:p>0</text:p>
          </table:table-cell>
          <table:table-cell table:formula="of:=STDEV([.D1417];[.F1417])" office:value-type="float" office:value="0" calcext:value-type="float">
            <text:p>0</text:p>
          </table:table-cell>
          <table:table-cell table:formula="of:=STDEV([.E1417];[.F1417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nogarola isotta 14181466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18];[.E1418])" office:value-type="float" office:value="0" calcext:value-type="float">
            <text:p>0</text:p>
          </table:table-cell>
          <table:table-cell table:formula="of:=STDEV([.D1418];[.F1418])" office:value-type="float" office:value="0" calcext:value-type="float">
            <text:p>0</text:p>
          </table:table-cell>
          <table:table-cell table:formula="of:=STDEV([.E1418];[.F1418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virgilius maro grammaticus active 7th century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19];[.E1419])" office:value-type="float" office:value="0" calcext:value-type="float">
            <text:p>0</text:p>
          </table:table-cell>
          <table:table-cell table:formula="of:=STDEV([.D1419];[.F1419])" office:value-type="float" office:value="0" calcext:value-type="float">
            <text:p>0</text:p>
          </table:table-cell>
          <table:table-cell table:formula="of:=STDEV([.E1419];[.F1419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priscianus theodor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20];[.E1420])" office:value-type="float" office:value="0" calcext:value-type="float">
            <text:p>0</text:p>
          </table:table-cell>
          <table:table-cell table:formula="of:=STDEV([.D1420];[.F1420])" office:value-type="float" office:value="0" calcext:value-type="float">
            <text:p>0</text:p>
          </table:table-cell>
          <table:table-cell table:formula="of:=STDEV([.E1420];[.F1420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pontanus johannes isacius 15711639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21];[.E1421])" office:value-type="float" office:value="0" calcext:value-type="float">
            <text:p>0</text:p>
          </table:table-cell>
          <table:table-cell table:formula="of:=STDEV([.D1421];[.F1421])" office:value-type="float" office:value="0" calcext:value-type="float">
            <text:p>0</text:p>
          </table:table-cell>
          <table:table-cell table:formula="of:=STDEV([.E1421];[.F1421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sanchez de las brozas francisco 15231601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22];[.E1422])" office:value-type="float" office:value="0" calcext:value-type="float">
            <text:p>0</text:p>
          </table:table-cell>
          <table:table-cell table:formula="of:=STDEV([.D1422];[.F1422])" office:value-type="float" office:value="0" calcext:value-type="float">
            <text:p>0</text:p>
          </table:table-cell>
          <table:table-cell table:formula="of:=STDEV([.E1422];[.F1422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cano melchor 15091560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23];[.E1423])" office:value-type="float" office:value="0" calcext:value-type="float">
            <text:p>0</text:p>
          </table:table-cell>
          <table:table-cell table:formula="of:=STDEV([.D1423];[.F1423])" office:value-type="float" office:value="0" calcext:value-type="float">
            <text:p>0</text:p>
          </table:table-cell>
          <table:table-cell table:formula="of:=STDEV([.E1423];[.F1423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bartholin thomas 16161680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24];[.E1424])" office:value-type="float" office:value="0" calcext:value-type="float">
            <text:p>0</text:p>
          </table:table-cell>
          <table:table-cell table:formula="of:=STDEV([.D1424];[.F1424])" office:value-type="float" office:value="0" calcext:value-type="float">
            <text:p>0</text:p>
          </table:table-cell>
          <table:table-cell table:formula="of:=STDEV([.E1424];[.F1424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gassendi pierre 15921655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25];[.E1425])" office:value-type="float" office:value="0" calcext:value-type="float">
            <text:p>0</text:p>
          </table:table-cell>
          <table:table-cell table:formula="of:=STDEV([.D1425];[.F1425])" office:value-type="float" office:value="0" calcext:value-type="float">
            <text:p>0</text:p>
          </table:table-cell>
          <table:table-cell table:formula="of:=STDEV([.E1425];[.F1425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novatian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26];[.E1426])" office:value-type="float" office:value="0" calcext:value-type="float">
            <text:p>0</text:p>
          </table:table-cell>
          <table:table-cell table:formula="of:=STDEV([.D1426];[.F1426])" office:value-type="float" office:value="0" calcext:value-type="float">
            <text:p>0</text:p>
          </table:table-cell>
          <table:table-cell table:formula="of:=STDEV([.E1426];[.F1426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thomas a kempis 13801471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27];[.E1427])" office:value-type="float" office:value="0" calcext:value-type="float">
            <text:p>0</text:p>
          </table:table-cell>
          <table:table-cell table:formula="of:=STDEV([.D1427];[.F1427])" office:value-type="float" office:value="0" calcext:value-type="float">
            <text:p>0</text:p>
          </table:table-cell>
          <table:table-cell table:formula="of:=STDEV([.E1427];[.F1427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gataker thomas 15741654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28];[.E1428])" office:value-type="float" office:value="0" calcext:value-type="float">
            <text:p>0</text:p>
          </table:table-cell>
          <table:table-cell table:formula="of:=STDEV([.D1428];[.F1428])" office:value-type="float" office:value="0" calcext:value-type="float">
            <text:p>0</text:p>
          </table:table-cell>
          <table:table-cell table:formula="of:=STDEV([.E1428];[.F1428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bembo pietro 14701547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29];[.E1429])" office:value-type="float" office:value="0" calcext:value-type="float">
            <text:p>0</text:p>
          </table:table-cell>
          <table:table-cell table:formula="of:=STDEV([.D1429];[.F1429])" office:value-type="float" office:value="0" calcext:value-type="float">
            <text:p>0</text:p>
          </table:table-cell>
          <table:table-cell table:formula="of:=STDEV([.E1429];[.F1429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cassius felix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30];[.E1430])" office:value-type="float" office:value="0" calcext:value-type="float">
            <text:p>0</text:p>
          </table:table-cell>
          <table:table-cell table:formula="of:=STDEV([.D1430];[.F1430])" office:value-type="float" office:value="0" calcext:value-type="float">
            <text:p>0</text:p>
          </table:table-cell>
          <table:table-cell table:formula="of:=STDEV([.E1430];[.F1430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bidermann jakob 1577 or 15781639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31];[.E1431])" office:value-type="float" office:value="0" calcext:value-type="float">
            <text:p>0</text:p>
          </table:table-cell>
          <table:table-cell table:formula="of:=STDEV([.D1431];[.F1431])" office:value-type="float" office:value="0" calcext:value-type="float">
            <text:p>0</text:p>
          </table:table-cell>
          <table:table-cell table:formula="of:=STDEV([.E1431];[.F1431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paris matthew 12001259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32];[.E1432])" office:value-type="float" office:value="0" calcext:value-type="float">
            <text:p>0</text:p>
          </table:table-cell>
          <table:table-cell table:formula="of:=STDEV([.D1432];[.F1432])" office:value-type="float" office:value="0" calcext:value-type="float">
            <text:p>0</text:p>
          </table:table-cell>
          <table:table-cell table:formula="of:=STDEV([.E1432];[.F1432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gildas 516570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33];[.E1433])" office:value-type="float" office:value="0" calcext:value-type="float">
            <text:p>0</text:p>
          </table:table-cell>
          <table:table-cell table:formula="of:=STDEV([.D1433];[.F1433])" office:value-type="float" office:value="0" calcext:value-type="float">
            <text:p>0</text:p>
          </table:table-cell>
          <table:table-cell table:formula="of:=STDEV([.E1433];[.F1433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fracastoro girolamo 14781553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34];[.E1434])" office:value-type="float" office:value="0" calcext:value-type="float">
            <text:p>0</text:p>
          </table:table-cell>
          <table:table-cell table:formula="of:=STDEV([.D1434];[.F1434])" office:value-type="float" office:value="0" calcext:value-type="float">
            <text:p>0</text:p>
          </table:table-cell>
          <table:table-cell table:formula="of:=STDEV([.E1434];[.F1434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foglietta uberto 15181581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35];[.E1435])" office:value-type="float" office:value="0" calcext:value-type="float">
            <text:p>0</text:p>
          </table:table-cell>
          <table:table-cell table:formula="of:=STDEV([.D1435];[.F1435])" office:value-type="float" office:value="0" calcext:value-type="float">
            <text:p>0</text:p>
          </table:table-cell>
          <table:table-cell table:formula="of:=STDEV([.E1435];[.F1435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schottus andreas 15521629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36];[.E1436])" office:value-type="float" office:value="0" calcext:value-type="float">
            <text:p>0</text:p>
          </table:table-cell>
          <table:table-cell table:formula="of:=STDEV([.D1436];[.F1436])" office:value-type="float" office:value="0" calcext:value-type="float">
            <text:p>0</text:p>
          </table:table-cell>
          <table:table-cell table:formula="of:=STDEV([.E1436];[.F1436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polignac melchior de 16611742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37];[.E1437])" office:value-type="float" office:value="0" calcext:value-type="float">
            <text:p>0</text:p>
          </table:table-cell>
          <table:table-cell table:formula="of:=STDEV([.D1437];[.F1437])" office:value-type="float" office:value="0" calcext:value-type="float">
            <text:p>0</text:p>
          </table:table-cell>
          <table:table-cell table:formula="of:=STDEV([.E1437];[.F1437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symmachus quintus aurelius approximately 340402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38];[.E1438])" office:value-type="float" office:value="0" calcext:value-type="float">
            <text:p>0</text:p>
          </table:table-cell>
          <table:table-cell table:formula="of:=STDEV([.D1438];[.F1438])" office:value-type="float" office:value="0" calcext:value-type="float">
            <text:p>0</text:p>
          </table:table-cell>
          <table:table-cell table:formula="of:=STDEV([.E1438];[.F1438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dupuy jacques 15911656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39];[.E1439])" office:value-type="float" office:value="0" calcext:value-type="float">
            <text:p>0</text:p>
          </table:table-cell>
          <table:table-cell table:formula="of:=STDEV([.D1439];[.F1439])" office:value-type="float" office:value="0" calcext:value-type="float">
            <text:p>0</text:p>
          </table:table-cell>
          <table:table-cell table:formula="of:=STDEV([.E1439];[.F1439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campano giannantonio bishop 14291477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40];[.E1440])" office:value-type="float" office:value="0" calcext:value-type="float">
            <text:p>0</text:p>
          </table:table-cell>
          <table:table-cell table:formula="of:=STDEV([.D1440];[.F1440])" office:value-type="float" office:value="0" calcext:value-type="float">
            <text:p>0</text:p>
          </table:table-cell>
          <table:table-cell table:formula="of:=STDEV([.E1440];[.F1440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freinsheim johann 16081660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41];[.E1441])" office:value-type="float" office:value="0" calcext:value-type="float">
            <text:p>0</text:p>
          </table:table-cell>
          <table:table-cell table:formula="of:=STDEV([.D1441];[.F1441])" office:value-type="float" office:value="0" calcext:value-type="float">
            <text:p>0</text:p>
          </table:table-cell>
          <table:table-cell table:formula="of:=STDEV([.E1441];[.F1441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saumaise claude 15881653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42];[.E1442])" office:value-type="float" office:value="0" calcext:value-type="float">
            <text:p>0</text:p>
          </table:table-cell>
          <table:table-cell table:formula="of:=STDEV([.D1442];[.F1442])" office:value-type="float" office:value="0" calcext:value-type="float">
            <text:p>0</text:p>
          </table:table-cell>
          <table:table-cell table:formula="of:=STDEV([.E1442];[.F1442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abbo monk of st germain approximately 850approximately 923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43];[.E1443])" office:value-type="float" office:value="0" calcext:value-type="float">
            <text:p>0</text:p>
          </table:table-cell>
          <table:table-cell table:formula="of:=STDEV([.D1443];[.F1443])" office:value-type="float" office:value="0" calcext:value-type="float">
            <text:p>0</text:p>
          </table:table-cell>
          <table:table-cell table:formula="of:=STDEV([.E1443];[.F1443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hagen hermann 18441898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44];[.E1444])" office:value-type="float" office:value="0" calcext:value-type="float">
            <text:p>0</text:p>
          </table:table-cell>
          <table:table-cell table:formula="of:=STDEV([.D1444];[.F1444])" office:value-type="float" office:value="0" calcext:value-type="float">
            <text:p>0</text:p>
          </table:table-cell>
          <table:table-cell table:formula="of:=STDEV([.E1444];[.F1444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bernoulli jakob 16541705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45];[.E1445])" office:value-type="float" office:value="0" calcext:value-type="float">
            <text:p>0</text:p>
          </table:table-cell>
          <table:table-cell table:formula="of:=STDEV([.D1445];[.F1445])" office:value-type="float" office:value="0" calcext:value-type="float">
            <text:p>0</text:p>
          </table:table-cell>
          <table:table-cell table:formula="of:=STDEV([.E1445];[.F1445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maittaire michael 16671747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46];[.E1446])" office:value-type="float" office:value="0" calcext:value-type="float">
            <text:p>0</text:p>
          </table:table-cell>
          <table:table-cell table:formula="of:=STDEV([.D1446];[.F1446])" office:value-type="float" office:value="0" calcext:value-type="float">
            <text:p>0</text:p>
          </table:table-cell>
          <table:table-cell table:formula="of:=STDEV([.E1446];[.F1446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poleni giovanni 16831761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47];[.E1447])" office:value-type="float" office:value="0" calcext:value-type="float">
            <text:p>0</text:p>
          </table:table-cell>
          <table:table-cell table:formula="of:=STDEV([.D1447];[.F1447])" office:value-type="float" office:value="0" calcext:value-type="float">
            <text:p>0</text:p>
          </table:table-cell>
          <table:table-cell table:formula="of:=STDEV([.E1447];[.F1447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bonfini antonio 14271502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48];[.E1448])" office:value-type="float" office:value="0" calcext:value-type="float">
            <text:p>0</text:p>
          </table:table-cell>
          <table:table-cell table:formula="of:=STDEV([.D1448];[.F1448])" office:value-type="float" office:value="0" calcext:value-type="float">
            <text:p>0</text:p>
          </table:table-cell>
          <table:table-cell table:formula="of:=STDEV([.E1448];[.F1448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aventinus johannes 14771534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49];[.E1449])" office:value-type="float" office:value="0" calcext:value-type="float">
            <text:p>0</text:p>
          </table:table-cell>
          <table:table-cell table:formula="of:=STDEV([.D1449];[.F1449])" office:value-type="float" office:value="0" calcext:value-type="float">
            <text:p>0</text:p>
          </table:table-cell>
          <table:table-cell table:formula="of:=STDEV([.E1449];[.F1449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thou jacquesauguste de 15531617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50];[.E1450])" office:value-type="float" office:value="0" calcext:value-type="float">
            <text:p>0</text:p>
          </table:table-cell>
          <table:table-cell table:formula="of:=STDEV([.D1450];[.F1450])" office:value-type="float" office:value="0" calcext:value-type="float">
            <text:p>0</text:p>
          </table:table-cell>
          <table:table-cell table:formula="of:=STDEV([.E1450];[.F1450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morhof daniel georg 16391691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51];[.E1451])" office:value-type="float" office:value="0" calcext:value-type="float">
            <text:p>0</text:p>
          </table:table-cell>
          <table:table-cell table:formula="of:=STDEV([.D1451];[.F1451])" office:value-type="float" office:value="0" calcext:value-type="float">
            <text:p>0</text:p>
          </table:table-cell>
          <table:table-cell table:formula="of:=STDEV([.E1451];[.F1451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hilary saint bishop of poitiers 367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52];[.E1452])" office:value-type="float" office:value="0" calcext:value-type="float">
            <text:p>0</text:p>
          </table:table-cell>
          <table:table-cell table:formula="of:=STDEV([.D1452];[.F1452])" office:value-type="float" office:value="0" calcext:value-type="float">
            <text:p>0</text:p>
          </table:table-cell>
          <table:table-cell table:formula="of:=STDEV([.E1452];[.F1452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avancini nicolaus von 16111686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53];[.E1453])" office:value-type="float" office:value="0" calcext:value-type="float">
            <text:p>0</text:p>
          </table:table-cell>
          <table:table-cell table:formula="of:=STDEV([.D1453];[.F1453])" office:value-type="float" office:value="0" calcext:value-type="float">
            <text:p>0</text:p>
          </table:table-cell>
          <table:table-cell table:formula="of:=STDEV([.E1453];[.F1453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beccadelli antonio 13941471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54];[.E1454])" office:value-type="float" office:value="0" calcext:value-type="float">
            <text:p>0</text:p>
          </table:table-cell>
          <table:table-cell table:formula="of:=STDEV([.D1454];[.F1454])" office:value-type="float" office:value="0" calcext:value-type="float">
            <text:p>0</text:p>
          </table:table-cell>
          <table:table-cell table:formula="of:=STDEV([.E1454];[.F1454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barth kaspar von 15871658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55];[.E1455])" office:value-type="float" office:value="0" calcext:value-type="float">
            <text:p>0</text:p>
          </table:table-cell>
          <table:table-cell table:formula="of:=STDEV([.D1455];[.F1455])" office:value-type="float" office:value="0" calcext:value-type="float">
            <text:p>0</text:p>
          </table:table-cell>
          <table:table-cell table:formula="of:=STDEV([.E1455];[.F1455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obsequens juli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56];[.E1456])" office:value-type="float" office:value="0" calcext:value-type="float">
            <text:p>0</text:p>
          </table:table-cell>
          <table:table-cell table:formula="of:=STDEV([.D1456];[.F1456])" office:value-type="float" office:value="0" calcext:value-type="float">
            <text:p>0</text:p>
          </table:table-cell>
          <table:table-cell table:formula="of:=STDEV([.E1456];[.F1456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antonius marcus 83 bc30 bc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57];[.E1457])" office:value-type="float" office:value="0" calcext:value-type="float">
            <text:p>0</text:p>
          </table:table-cell>
          <table:table-cell table:formula="of:=STDEV([.D1457];[.F1457])" office:value-type="float" office:value="0" calcext:value-type="float">
            <text:p>0</text:p>
          </table:table-cell>
          <table:table-cell table:formula="of:=STDEV([.E1457];[.F1457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valois henri de 16031676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58];[.E1458])" office:value-type="float" office:value="0" calcext:value-type="float">
            <text:p>0</text:p>
          </table:table-cell>
          <table:table-cell table:formula="of:=STDEV([.D1458];[.F1458])" office:value-type="float" office:value="0" calcext:value-type="float">
            <text:p>0</text:p>
          </table:table-cell>
          <table:table-cell table:formula="of:=STDEV([.E1458];[.F1458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aurelianus caeli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59];[.E1459])" office:value-type="float" office:value="0" calcext:value-type="float">
            <text:p>0</text:p>
          </table:table-cell>
          <table:table-cell table:formula="of:=STDEV([.D1459];[.F1459])" office:value-type="float" office:value="0" calcext:value-type="float">
            <text:p>0</text:p>
          </table:table-cell>
          <table:table-cell table:formula="of:=STDEV([.E1459];[.F1459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quintilcan</text:p>
          </table:table-cell>
          <table:table-cell table:style-name="ce1" office:value-type="string" calcext:value-type="string">
            <text:p>quintilian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90" calcext:value-type="float">
            <text:p>9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60];[.E1460])" office:value-type="float" office:value="0" calcext:value-type="float">
            <text:p>0</text:p>
          </table:table-cell>
          <table:table-cell table:formula="of:=STDEV([.D1460];[.F1460])" office:value-type="float" office:value="0" calcext:value-type="float">
            <text:p>0</text:p>
          </table:table-cell>
          <table:table-cell table:formula="of:=STDEV([.E1460];[.F1460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alfred of sareshel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61];[.E1461])" office:value-type="float" office:value="0" calcext:value-type="float">
            <text:p>0</text:p>
          </table:table-cell>
          <table:table-cell table:formula="of:=STDEV([.D1461];[.F1461])" office:value-type="float" office:value="0" calcext:value-type="float">
            <text:p>0</text:p>
          </table:table-cell>
          <table:table-cell table:formula="of:=STDEV([.E1461];[.F1461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lubin eilhard 15651621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62];[.E1462])" office:value-type="float" office:value="0" calcext:value-type="float">
            <text:p>0</text:p>
          </table:table-cell>
          <table:table-cell table:formula="of:=STDEV([.D1462];[.F1462])" office:value-type="float" office:value="0" calcext:value-type="float">
            <text:p>0</text:p>
          </table:table-cell>
          <table:table-cell table:formula="of:=STDEV([.E1462];[.F1462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heinsius nicolaas 16201681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63];[.E1463])" office:value-type="float" office:value="0" calcext:value-type="float">
            <text:p>0</text:p>
          </table:table-cell>
          <table:table-cell table:formula="of:=STDEV([.D1463];[.F1463])" office:value-type="float" office:value="0" calcext:value-type="float">
            <text:p>0</text:p>
          </table:table-cell>
          <table:table-cell table:formula="of:=STDEV([.E1463];[.F1463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cunaeus petrus 15861638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64];[.E1464])" office:value-type="float" office:value="0" calcext:value-type="float">
            <text:p>0</text:p>
          </table:table-cell>
          <table:table-cell table:formula="of:=STDEV([.D1464];[.F1464])" office:value-type="float" office:value="0" calcext:value-type="float">
            <text:p>0</text:p>
          </table:table-cell>
          <table:table-cell table:formula="of:=STDEV([.E1464];[.F1464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huet pierredaniel 16301721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65];[.E1465])" office:value-type="float" office:value="0" calcext:value-type="float">
            <text:p>0</text:p>
          </table:table-cell>
          <table:table-cell table:formula="of:=STDEV([.D1465];[.F1465])" office:value-type="float" office:value="0" calcext:value-type="float">
            <text:p>0</text:p>
          </table:table-cell>
          <table:table-cell table:formula="of:=STDEV([.E1465];[.F1465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gentili scipione 15631616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66];[.E1466])" office:value-type="float" office:value="0" calcext:value-type="float">
            <text:p>0</text:p>
          </table:table-cell>
          <table:table-cell table:formula="of:=STDEV([.D1466];[.F1466])" office:value-type="float" office:value="0" calcext:value-type="float">
            <text:p>0</text:p>
          </table:table-cell>
          <table:table-cell table:formula="of:=STDEV([.E1466];[.F1466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gai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67];[.E1467])" office:value-type="float" office:value="0" calcext:value-type="float">
            <text:p>0</text:p>
          </table:table-cell>
          <table:table-cell table:formula="of:=STDEV([.D1467];[.F1467])" office:value-type="float" office:value="0" calcext:value-type="float">
            <text:p>0</text:p>
          </table:table-cell>
          <table:table-cell table:formula="of:=STDEV([.E1467];[.F1467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vermigli pietro martire 14991562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68];[.E1468])" office:value-type="float" office:value="0" calcext:value-type="float">
            <text:p>0</text:p>
          </table:table-cell>
          <table:table-cell table:formula="of:=STDEV([.D1468];[.F1468])" office:value-type="float" office:value="0" calcext:value-type="float">
            <text:p>0</text:p>
          </table:table-cell>
          <table:table-cell table:formula="of:=STDEV([.E1468];[.F1468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baerle caspar van 15841648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69];[.E1469])" office:value-type="float" office:value="0" calcext:value-type="float">
            <text:p>0</text:p>
          </table:table-cell>
          <table:table-cell table:formula="of:=STDEV([.D1469];[.F1469])" office:value-type="float" office:value="0" calcext:value-type="float">
            <text:p>0</text:p>
          </table:table-cell>
          <table:table-cell table:formula="of:=STDEV([.E1469];[.F1469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severus sulpici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70];[.E1470])" office:value-type="float" office:value="0" calcext:value-type="float">
            <text:p>0</text:p>
          </table:table-cell>
          <table:table-cell table:formula="of:=STDEV([.D1470];[.F1470])" office:value-type="float" office:value="0" calcext:value-type="float">
            <text:p>0</text:p>
          </table:table-cell>
          <table:table-cell table:formula="of:=STDEV([.E1470];[.F1470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haymo bishop of halberstadt 853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71];[.E1471])" office:value-type="float" office:value="0" calcext:value-type="float">
            <text:p>0</text:p>
          </table:table-cell>
          <table:table-cell table:formula="of:=STDEV([.D1471];[.F1471])" office:value-type="float" office:value="0" calcext:value-type="float">
            <text:p>0</text:p>
          </table:table-cell>
          <table:table-cell table:formula="of:=STDEV([.E1471];[.F1471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ennius quint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72];[.E1472])" office:value-type="float" office:value="0" calcext:value-type="float">
            <text:p>0</text:p>
          </table:table-cell>
          <table:table-cell table:formula="of:=STDEV([.D1472];[.F1472])" office:value-type="float" office:value="0" calcext:value-type="float">
            <text:p>0</text:p>
          </table:table-cell>
          <table:table-cell table:formula="of:=STDEV([.E1472];[.F1472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lucilius gaius approximately 180 bcapproximately 102 bc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73];[.E1473])" office:value-type="float" office:value="0" calcext:value-type="float">
            <text:p>0</text:p>
          </table:table-cell>
          <table:table-cell table:formula="of:=STDEV([.D1473];[.F1473])" office:value-type="float" office:value="0" calcext:value-type="float">
            <text:p>0</text:p>
          </table:table-cell>
          <table:table-cell table:formula="of:=STDEV([.E1473];[.F1473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gruner johann friedrich 17231778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74];[.E1474])" office:value-type="float" office:value="0" calcext:value-type="float">
            <text:p>0</text:p>
          </table:table-cell>
          <table:table-cell table:formula="of:=STDEV([.D1474];[.F1474])" office:value-type="float" office:value="0" calcext:value-type="float">
            <text:p>0</text:p>
          </table:table-cell>
          <table:table-cell table:formula="of:=STDEV([.E1474];[.F1474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sepulveda juan gines de 14901573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75];[.E1475])" office:value-type="float" office:value="0" calcext:value-type="float">
            <text:p>0</text:p>
          </table:table-cell>
          <table:table-cell table:formula="of:=STDEV([.D1475];[.F1475])" office:value-type="float" office:value="0" calcext:value-type="float">
            <text:p>0</text:p>
          </table:table-cell>
          <table:table-cell table:formula="of:=STDEV([.E1475];[.F1475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reinesius thomas 15871667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76];[.E1476])" office:value-type="float" office:value="0" calcext:value-type="float">
            <text:p>0</text:p>
          </table:table-cell>
          <table:table-cell table:formula="of:=STDEV([.D1476];[.F1476])" office:value-type="float" office:value="0" calcext:value-type="float">
            <text:p>0</text:p>
          </table:table-cell>
          <table:table-cell table:formula="of:=STDEV([.E1476];[.F1476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linacre thomas 14601524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77];[.E1477])" office:value-type="float" office:value="0" calcext:value-type="float">
            <text:p>0</text:p>
          </table:table-cell>
          <table:table-cell table:formula="of:=STDEV([.D1477];[.F1477])" office:value-type="float" office:value="0" calcext:value-type="float">
            <text:p>0</text:p>
          </table:table-cell>
          <table:table-cell table:formula="of:=STDEV([.E1477];[.F1477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oecolampadius johann 14821531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78];[.E1478])" office:value-type="float" office:value="0" calcext:value-type="float">
            <text:p>0</text:p>
          </table:table-cell>
          <table:table-cell table:formula="of:=STDEV([.D1478];[.F1478])" office:value-type="float" office:value="0" calcext:value-type="float">
            <text:p>0</text:p>
          </table:table-cell>
          <table:table-cell table:formula="of:=STDEV([.E1478];[.F1478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viperano giovanni antonio 15351610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79];[.E1479])" office:value-type="float" office:value="0" calcext:value-type="float">
            <text:p>0</text:p>
          </table:table-cell>
          <table:table-cell table:formula="of:=STDEV([.D1479];[.F1479])" office:value-type="float" office:value="0" calcext:value-type="float">
            <text:p>0</text:p>
          </table:table-cell>
          <table:table-cell table:formula="of:=STDEV([.E1479];[.F1479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frischlin nicodemus 15471590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80];[.E1480])" office:value-type="float" office:value="0" calcext:value-type="float">
            <text:p>0</text:p>
          </table:table-cell>
          <table:table-cell table:formula="of:=STDEV([.D1480];[.F1480])" office:value-type="float" office:value="0" calcext:value-type="float">
            <text:p>0</text:p>
          </table:table-cell>
          <table:table-cell table:formula="of:=STDEV([.E1480];[.F1480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casaubon isaac 15591614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81];[.E1481])" office:value-type="float" office:value="0" calcext:value-type="float">
            <text:p>0</text:p>
          </table:table-cell>
          <table:table-cell table:formula="of:=STDEV([.D1481];[.F1481])" office:value-type="float" office:value="0" calcext:value-type="float">
            <text:p>0</text:p>
          </table:table-cell>
          <table:table-cell table:formula="of:=STDEV([.E1481];[.F1481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philargyrius juni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82];[.E1482])" office:value-type="float" office:value="0" calcext:value-type="float">
            <text:p>0</text:p>
          </table:table-cell>
          <table:table-cell table:formula="of:=STDEV([.D1482];[.F1482])" office:value-type="float" office:value="0" calcext:value-type="float">
            <text:p>0</text:p>
          </table:table-cell>
          <table:table-cell table:formula="of:=STDEV([.E1482];[.F1482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peerlkamp petrus hofman 17861865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83];[.E1483])" office:value-type="float" office:value="0" calcext:value-type="float">
            <text:p>0</text:p>
          </table:table-cell>
          <table:table-cell table:formula="of:=STDEV([.D1483];[.F1483])" office:value-type="float" office:value="0" calcext:value-type="float">
            <text:p>0</text:p>
          </table:table-cell>
          <table:table-cell table:formula="of:=STDEV([.E1483];[.F1483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walter of aquitaine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84];[.E1484])" office:value-type="float" office:value="0" calcext:value-type="float">
            <text:p>0</text:p>
          </table:table-cell>
          <table:table-cell table:formula="of:=STDEV([.D1484];[.F1484])" office:value-type="float" office:value="0" calcext:value-type="float">
            <text:p>0</text:p>
          </table:table-cell>
          <table:table-cell table:formula="of:=STDEV([.E1484];[.F1484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telesio antonio 14821533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85];[.E1485])" office:value-type="float" office:value="0" calcext:value-type="float">
            <text:p>0</text:p>
          </table:table-cell>
          <table:table-cell table:formula="of:=STDEV([.D1485];[.F1485])" office:value-type="float" office:value="0" calcext:value-type="float">
            <text:p>0</text:p>
          </table:table-cell>
          <table:table-cell table:formula="of:=STDEV([.E1485];[.F1485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flaminio marco antonio 14981550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86];[.E1486])" office:value-type="float" office:value="0" calcext:value-type="float">
            <text:p>0</text:p>
          </table:table-cell>
          <table:table-cell table:formula="of:=STDEV([.D1486];[.F1486])" office:value-type="float" office:value="0" calcext:value-type="float">
            <text:p>0</text:p>
          </table:table-cell>
          <table:table-cell table:formula="of:=STDEV([.E1486];[.F1486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castiglione baldassarre conte 14781529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87];[.E1487])" office:value-type="float" office:value="0" calcext:value-type="float">
            <text:p>0</text:p>
          </table:table-cell>
          <table:table-cell table:formula="of:=STDEV([.D1487];[.F1487])" office:value-type="float" office:value="0" calcext:value-type="float">
            <text:p>0</text:p>
          </table:table-cell>
          <table:table-cell table:formula="of:=STDEV([.E1487];[.F1487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hume david 15601630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88];[.E1488])" office:value-type="float" office:value="0" calcext:value-type="float">
            <text:p>0</text:p>
          </table:table-cell>
          <table:table-cell table:formula="of:=STDEV([.D1488];[.F1488])" office:value-type="float" office:value="0" calcext:value-type="float">
            <text:p>0</text:p>
          </table:table-cell>
          <table:table-cell table:formula="of:=STDEV([.E1488];[.F1488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colet john 14671519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89];[.E1489])" office:value-type="float" office:value="0" calcext:value-type="float">
            <text:p>0</text:p>
          </table:table-cell>
          <table:table-cell table:formula="of:=STDEV([.D1489];[.F1489])" office:value-type="float" office:value="0" calcext:value-type="float">
            <text:p>0</text:p>
          </table:table-cell>
          <table:table-cell table:formula="of:=STDEV([.E1489];[.F1489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leibniz gottfried wilhelm freiherr von 16461716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90];[.E1490])" office:value-type="float" office:value="0" calcext:value-type="float">
            <text:p>0</text:p>
          </table:table-cell>
          <table:table-cell table:formula="of:=STDEV([.D1490];[.F1490])" office:value-type="float" office:value="0" calcext:value-type="float">
            <text:p>0</text:p>
          </table:table-cell>
          <table:table-cell table:formula="of:=STDEV([.E1490];[.F1490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harvey william 15781657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91];[.E1491])" office:value-type="float" office:value="0" calcext:value-type="float">
            <text:p>0</text:p>
          </table:table-cell>
          <table:table-cell table:formula="of:=STDEV([.D1491];[.F1491])" office:value-type="float" office:value="0" calcext:value-type="float">
            <text:p>0</text:p>
          </table:table-cell>
          <table:table-cell table:formula="of:=STDEV([.E1491];[.F1491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masen jakob 16061681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92];[.E1492])" office:value-type="float" office:value="0" calcext:value-type="float">
            <text:p>0</text:p>
          </table:table-cell>
          <table:table-cell table:formula="of:=STDEV([.D1492];[.F1492])" office:value-type="float" office:value="0" calcext:value-type="float">
            <text:p>0</text:p>
          </table:table-cell>
          <table:table-cell table:formula="of:=STDEV([.E1492];[.F1492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gazes theodoros approximately 1400approximately 1475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93];[.E1493])" office:value-type="float" office:value="0" calcext:value-type="float">
            <text:p>0</text:p>
          </table:table-cell>
          <table:table-cell table:formula="of:=STDEV([.D1493];[.F1493])" office:value-type="float" office:value="0" calcext:value-type="float">
            <text:p>0</text:p>
          </table:table-cell>
          <table:table-cell table:formula="of:=STDEV([.E1493];[.F1493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baptista mantuanus 14481516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94];[.E1494])" office:value-type="float" office:value="0" calcext:value-type="float">
            <text:p>0</text:p>
          </table:table-cell>
          <table:table-cell table:formula="of:=STDEV([.D1494];[.F1494])" office:value-type="float" office:value="0" calcext:value-type="float">
            <text:p>0</text:p>
          </table:table-cell>
          <table:table-cell table:formula="of:=STDEV([.E1494];[.F1494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hortensius lambertus 1500 or 15011574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95];[.E1495])" office:value-type="float" office:value="0" calcext:value-type="float">
            <text:p>0</text:p>
          </table:table-cell>
          <table:table-cell table:formula="of:=STDEV([.D1495];[.F1495])" office:value-type="float" office:value="0" calcext:value-type="float">
            <text:p>0</text:p>
          </table:table-cell>
          <table:table-cell table:formula="of:=STDEV([.E1495];[.F1495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heinsius daniel 15801655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96];[.E1496])" office:value-type="float" office:value="0" calcext:value-type="float">
            <text:p>0</text:p>
          </table:table-cell>
          <table:table-cell table:formula="of:=STDEV([.D1496];[.F1496])" office:value-type="float" office:value="0" calcext:value-type="float">
            <text:p>0</text:p>
          </table:table-cell>
          <table:table-cell table:formula="of:=STDEV([.E1496];[.F1496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gerson jean 13631429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97];[.E1497])" office:value-type="float" office:value="0" calcext:value-type="float">
            <text:p>0</text:p>
          </table:table-cell>
          <table:table-cell table:formula="of:=STDEV([.D1497];[.F1497])" office:value-type="float" office:value="0" calcext:value-type="float">
            <text:p>0</text:p>
          </table:table-cell>
          <table:table-cell table:formula="of:=STDEV([.E1497];[.F1497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bartolo of sassoferrato 13131357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98];[.E1498])" office:value-type="float" office:value="0" calcext:value-type="float">
            <text:p>0</text:p>
          </table:table-cell>
          <table:table-cell table:formula="of:=STDEV([.D1498];[.F1498])" office:value-type="float" office:value="0" calcext:value-type="float">
            <text:p>0</text:p>
          </table:table-cell>
          <table:table-cell table:formula="of:=STDEV([.E1498];[.F1498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gemoll wilhelm 18501934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499];[.E1499])" office:value-type="float" office:value="0" calcext:value-type="float">
            <text:p>0</text:p>
          </table:table-cell>
          <table:table-cell table:formula="of:=STDEV([.D1499];[.F1499])" office:value-type="float" office:value="0" calcext:value-type="float">
            <text:p>0</text:p>
          </table:table-cell>
          <table:table-cell table:formula="of:=STDEV([.E1499];[.F1499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grattius falisc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00];[.E1500])" office:value-type="float" office:value="0" calcext:value-type="float">
            <text:p>0</text:p>
          </table:table-cell>
          <table:table-cell table:formula="of:=STDEV([.D1500];[.F1500])" office:value-type="float" office:value="0" calcext:value-type="float">
            <text:p>0</text:p>
          </table:table-cell>
          <table:table-cell table:formula="of:=STDEV([.E1500];[.F1500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graevius joannes georgius 16321703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01];[.E1501])" office:value-type="float" office:value="0" calcext:value-type="float">
            <text:p>0</text:p>
          </table:table-cell>
          <table:table-cell table:formula="of:=STDEV([.D1501];[.F1501])" office:value-type="float" office:value="0" calcext:value-type="float">
            <text:p>0</text:p>
          </table:table-cell>
          <table:table-cell table:formula="of:=STDEV([.E1501];[.F1501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ailly pierre d 13501420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02];[.E1502])" office:value-type="float" office:value="0" calcext:value-type="float">
            <text:p>0</text:p>
          </table:table-cell>
          <table:table-cell table:formula="of:=STDEV([.D1502];[.F1502])" office:value-type="float" office:value="0" calcext:value-type="float">
            <text:p>0</text:p>
          </table:table-cell>
          <table:table-cell table:formula="of:=STDEV([.E1502];[.F1502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bovillus carolus 14791567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03];[.E1503])" office:value-type="float" office:value="0" calcext:value-type="float">
            <text:p>0</text:p>
          </table:table-cell>
          <table:table-cell table:formula="of:=STDEV([.D1503];[.F1503])" office:value-type="float" office:value="0" calcext:value-type="float">
            <text:p>0</text:p>
          </table:table-cell>
          <table:table-cell table:formula="of:=STDEV([.E1503];[.F1503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marzio galeotto 14271497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04];[.E1504])" office:value-type="float" office:value="0" calcext:value-type="float">
            <text:p>0</text:p>
          </table:table-cell>
          <table:table-cell table:formula="of:=STDEV([.D1504];[.F1504])" office:value-type="float" office:value="0" calcext:value-type="float">
            <text:p>0</text:p>
          </table:table-cell>
          <table:table-cell table:formula="of:=STDEV([.E1504];[.F1504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luis de granada 15041588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05];[.E1505])" office:value-type="float" office:value="0" calcext:value-type="float">
            <text:p>0</text:p>
          </table:table-cell>
          <table:table-cell table:formula="of:=STDEV([.D1505];[.F1505])" office:value-type="float" office:value="0" calcext:value-type="float">
            <text:p>0</text:p>
          </table:table-cell>
          <table:table-cell table:formula="of:=STDEV([.E1505];[.F1505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canonieri pietro andrea 1639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06];[.E1506])" office:value-type="float" office:value="0" calcext:value-type="float">
            <text:p>0</text:p>
          </table:table-cell>
          <table:table-cell table:formula="of:=STDEV([.D1506];[.F1506])" office:value-type="float" office:value="0" calcext:value-type="float">
            <text:p>0</text:p>
          </table:table-cell>
          <table:table-cell table:formula="of:=STDEV([.E1506];[.F1506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reuchlin johann 14551522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07];[.E1507])" office:value-type="float" office:value="0" calcext:value-type="float">
            <text:p>0</text:p>
          </table:table-cell>
          <table:table-cell table:formula="of:=STDEV([.D1507];[.F1507])" office:value-type="float" office:value="0" calcext:value-type="float">
            <text:p>0</text:p>
          </table:table-cell>
          <table:table-cell table:formula="of:=STDEV([.E1507];[.F1507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platina 14211481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08];[.E1508])" office:value-type="float" office:value="0" calcext:value-type="float">
            <text:p>0</text:p>
          </table:table-cell>
          <table:table-cell table:formula="of:=STDEV([.D1508];[.F1508])" office:value-type="float" office:value="0" calcext:value-type="float">
            <text:p>0</text:p>
          </table:table-cell>
          <table:table-cell table:formula="of:=STDEV([.E1508];[.F1508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vadianus joachim 14841551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09];[.E1509])" office:value-type="float" office:value="0" calcext:value-type="float">
            <text:p>0</text:p>
          </table:table-cell>
          <table:table-cell table:formula="of:=STDEV([.D1509];[.F1509])" office:value-type="float" office:value="0" calcext:value-type="float">
            <text:p>0</text:p>
          </table:table-cell>
          <table:table-cell table:formula="of:=STDEV([.E1509];[.F1509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bona giovanni 16091674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10];[.E1510])" office:value-type="float" office:value="0" calcext:value-type="float">
            <text:p>0</text:p>
          </table:table-cell>
          <table:table-cell table:formula="of:=STDEV([.D1510];[.F1510])" office:value-type="float" office:value="0" calcext:value-type="float">
            <text:p>0</text:p>
          </table:table-cell>
          <table:table-cell table:formula="of:=STDEV([.E1510];[.F1510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turnebe adrien 15121565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11];[.E1511])" office:value-type="float" office:value="0" calcext:value-type="float">
            <text:p>0</text:p>
          </table:table-cell>
          <table:table-cell table:formula="of:=STDEV([.D1511];[.F1511])" office:value-type="float" office:value="0" calcext:value-type="float">
            <text:p>0</text:p>
          </table:table-cell>
          <table:table-cell table:formula="of:=STDEV([.E1511];[.F1511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vettori pietro 14991585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12];[.E1512])" office:value-type="float" office:value="0" calcext:value-type="float">
            <text:p>0</text:p>
          </table:table-cell>
          <table:table-cell table:formula="of:=STDEV([.D1512];[.F1512])" office:value-type="float" office:value="0" calcext:value-type="float">
            <text:p>0</text:p>
          </table:table-cell>
          <table:table-cell table:formula="of:=STDEV([.E1512];[.F1512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ficino marsilio 14331499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13];[.E1513])" office:value-type="float" office:value="0" calcext:value-type="float">
            <text:p>0</text:p>
          </table:table-cell>
          <table:table-cell table:formula="of:=STDEV([.D1513];[.F1513])" office:value-type="float" office:value="0" calcext:value-type="float">
            <text:p>0</text:p>
          </table:table-cell>
          <table:table-cell table:formula="of:=STDEV([.E1513];[.F1513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sabellico 14361506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14];[.E1514])" office:value-type="float" office:value="0" calcext:value-type="float">
            <text:p>0</text:p>
          </table:table-cell>
          <table:table-cell table:formula="of:=STDEV([.D1514];[.F1514])" office:value-type="float" office:value="0" calcext:value-type="float">
            <text:p>0</text:p>
          </table:table-cell>
          <table:table-cell table:formula="of:=STDEV([.E1514];[.F1514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volpi gio antonio 16861766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15];[.E1515])" office:value-type="float" office:value="0" calcext:value-type="float">
            <text:p>0</text:p>
          </table:table-cell>
          <table:table-cell table:formula="of:=STDEV([.D1515];[.F1515])" office:value-type="float" office:value="0" calcext:value-type="float">
            <text:p>0</text:p>
          </table:table-cell>
          <table:table-cell table:formula="of:=STDEV([.E1515];[.F1515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estienne robert 15031559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16];[.E1516])" office:value-type="float" office:value="0" calcext:value-type="float">
            <text:p>0</text:p>
          </table:table-cell>
          <table:table-cell table:formula="of:=STDEV([.D1516];[.F1516])" office:value-type="float" office:value="0" calcext:value-type="float">
            <text:p>0</text:p>
          </table:table-cell>
          <table:table-cell table:formula="of:=STDEV([.E1516];[.F1516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bessarion cardinal 14031472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17];[.E1517])" office:value-type="float" office:value="0" calcext:value-type="float">
            <text:p>0</text:p>
          </table:table-cell>
          <table:table-cell table:formula="of:=STDEV([.D1517];[.F1517])" office:value-type="float" office:value="0" calcext:value-type="float">
            <text:p>0</text:p>
          </table:table-cell>
          <table:table-cell table:formula="of:=STDEV([.E1517];[.F1517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lhospital michel de 15071573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18];[.E1518])" office:value-type="float" office:value="0" calcext:value-type="float">
            <text:p>0</text:p>
          </table:table-cell>
          <table:table-cell table:formula="of:=STDEV([.D1518];[.F1518])" office:value-type="float" office:value="0" calcext:value-type="float">
            <text:p>0</text:p>
          </table:table-cell>
          <table:table-cell table:formula="of:=STDEV([.E1518];[.F1518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beroaldo filippo 14531505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19];[.E1519])" office:value-type="float" office:value="0" calcext:value-type="float">
            <text:p>0</text:p>
          </table:table-cell>
          <table:table-cell table:formula="of:=STDEV([.D1519];[.F1519])" office:value-type="float" office:value="0" calcext:value-type="float">
            <text:p>0</text:p>
          </table:table-cell>
          <table:table-cell table:formula="of:=STDEV([.E1519];[.F1519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sautel pierrejuste 16131662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20];[.E1520])" office:value-type="float" office:value="0" calcext:value-type="float">
            <text:p>0</text:p>
          </table:table-cell>
          <table:table-cell table:formula="of:=STDEV([.D1520];[.F1520])" office:value-type="float" office:value="0" calcext:value-type="float">
            <text:p>0</text:p>
          </table:table-cell>
          <table:table-cell table:formula="of:=STDEV([.E1520];[.F1520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ocland christopher 1590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21];[.E1521])" office:value-type="float" office:value="0" calcext:value-type="float">
            <text:p>0</text:p>
          </table:table-cell>
          <table:table-cell table:formula="of:=STDEV([.D1521];[.F1521])" office:value-type="float" office:value="0" calcext:value-type="float">
            <text:p>0</text:p>
          </table:table-cell>
          <table:table-cell table:formula="of:=STDEV([.E1521];[.F1521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buridan jean 13001358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22];[.E1522])" office:value-type="float" office:value="0" calcext:value-type="float">
            <text:p>0</text:p>
          </table:table-cell>
          <table:table-cell table:formula="of:=STDEV([.D1522];[.F1522])" office:value-type="float" office:value="0" calcext:value-type="float">
            <text:p>0</text:p>
          </table:table-cell>
          <table:table-cell table:formula="of:=STDEV([.E1522];[.F1522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joachim of fiore approximately 11321202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23];[.E1523])" office:value-type="float" office:value="0" calcext:value-type="float">
            <text:p>0</text:p>
          </table:table-cell>
          <table:table-cell table:formula="of:=STDEV([.D1523];[.F1523])" office:value-type="float" office:value="0" calcext:value-type="float">
            <text:p>0</text:p>
          </table:table-cell>
          <table:table-cell table:formula="of:=STDEV([.E1523];[.F1523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giles of rome archbishop of bourges approximately 12431316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24];[.E1524])" office:value-type="float" office:value="0" calcext:value-type="float">
            <text:p>0</text:p>
          </table:table-cell>
          <table:table-cell table:formula="of:=STDEV([.D1524];[.F1524])" office:value-type="float" office:value="0" calcext:value-type="float">
            <text:p>0</text:p>
          </table:table-cell>
          <table:table-cell table:formula="of:=STDEV([.E1524];[.F1524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clark albert curtis 18591937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25];[.E1525])" office:value-type="float" office:value="0" calcext:value-type="float">
            <text:p>0</text:p>
          </table:table-cell>
          <table:table-cell table:formula="of:=STDEV([.D1525];[.F1525])" office:value-type="float" office:value="0" calcext:value-type="float">
            <text:p>0</text:p>
          </table:table-cell>
          <table:table-cell table:formula="of:=STDEV([.E1525];[.F1525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hirtius aul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26];[.E1526])" office:value-type="float" office:value="0" calcext:value-type="float">
            <text:p>0</text:p>
          </table:table-cell>
          <table:table-cell table:formula="of:=STDEV([.D1526];[.F1526])" office:value-type="float" office:value="0" calcext:value-type="float">
            <text:p>0</text:p>
          </table:table-cell>
          <table:table-cell table:formula="of:=STDEV([.E1526];[.F1526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hugh of saintvictor 10961141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27];[.E1527])" office:value-type="float" office:value="0" calcext:value-type="float">
            <text:p>0</text:p>
          </table:table-cell>
          <table:table-cell table:formula="of:=STDEV([.D1527];[.F1527])" office:value-type="float" office:value="0" calcext:value-type="float">
            <text:p>0</text:p>
          </table:table-cell>
          <table:table-cell table:formula="of:=STDEV([.E1527];[.F1527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hosius carl 18661937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28];[.E1528])" office:value-type="float" office:value="0" calcext:value-type="float">
            <text:p>0</text:p>
          </table:table-cell>
          <table:table-cell table:formula="of:=STDEV([.D1528];[.F1528])" office:value-type="float" office:value="0" calcext:value-type="float">
            <text:p>0</text:p>
          </table:table-cell>
          <table:table-cell table:formula="of:=STDEV([.E1528];[.F1528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hertz martin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29];[.E1529])" office:value-type="float" office:value="0" calcext:value-type="float">
            <text:p>0</text:p>
          </table:table-cell>
          <table:table-cell table:formula="of:=STDEV([.D1529];[.F1529])" office:value-type="float" office:value="0" calcext:value-type="float">
            <text:p>0</text:p>
          </table:table-cell>
          <table:table-cell table:formula="of:=STDEV([.E1529];[.F1529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bernard of chartre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30];[.E1530])" office:value-type="float" office:value="0" calcext:value-type="float">
            <text:p>0</text:p>
          </table:table-cell>
          <table:table-cell table:formula="of:=STDEV([.D1530];[.F1530])" office:value-type="float" office:value="0" calcext:value-type="float">
            <text:p>0</text:p>
          </table:table-cell>
          <table:table-cell table:formula="of:=STDEV([.E1530];[.F1530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rapin rene 16211687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31];[.E1531])" office:value-type="float" office:value="0" calcext:value-type="float">
            <text:p>0</text:p>
          </table:table-cell>
          <table:table-cell table:formula="of:=STDEV([.D1531];[.F1531])" office:value-type="float" office:value="0" calcext:value-type="float">
            <text:p>0</text:p>
          </table:table-cell>
          <table:table-cell table:formula="of:=STDEV([.E1531];[.F1531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giovanni dandrea approximately 12701348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32];[.E1532])" office:value-type="float" office:value="0" calcext:value-type="float">
            <text:p>0</text:p>
          </table:table-cell>
          <table:table-cell table:formula="of:=STDEV([.D1532];[.F1532])" office:value-type="float" office:value="0" calcext:value-type="float">
            <text:p>0</text:p>
          </table:table-cell>
          <table:table-cell table:formula="of:=STDEV([.E1532];[.F1532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marsilius of inghen 1396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33];[.E1533])" office:value-type="float" office:value="0" calcext:value-type="float">
            <text:p>0</text:p>
          </table:table-cell>
          <table:table-cell table:formula="of:=STDEV([.D1533];[.F1533])" office:value-type="float" office:value="0" calcext:value-type="float">
            <text:p>0</text:p>
          </table:table-cell>
          <table:table-cell table:formula="of:=STDEV([.E1533];[.F1533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enk petrus joannes 1885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34];[.E1534])" office:value-type="float" office:value="0" calcext:value-type="float">
            <text:p>0</text:p>
          </table:table-cell>
          <table:table-cell table:formula="of:=STDEV([.D1534];[.F1534])" office:value-type="float" office:value="0" calcext:value-type="float">
            <text:p>0</text:p>
          </table:table-cell>
          <table:table-cell table:formula="of:=STDEV([.E1534];[.F1534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vida marco girolamo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35];[.E1535])" office:value-type="float" office:value="0" calcext:value-type="float">
            <text:p>0</text:p>
          </table:table-cell>
          <table:table-cell table:formula="of:=STDEV([.D1535];[.F1535])" office:value-type="float" office:value="0" calcext:value-type="float">
            <text:p>0</text:p>
          </table:table-cell>
          <table:table-cell table:formula="of:=STDEV([.E1535];[.F1535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major john 14691550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36];[.E1536])" office:value-type="float" office:value="0" calcext:value-type="float">
            <text:p>0</text:p>
          </table:table-cell>
          <table:table-cell table:formula="of:=STDEV([.D1536];[.F1536])" office:value-type="float" office:value="0" calcext:value-type="float">
            <text:p>0</text:p>
          </table:table-cell>
          <table:table-cell table:formula="of:=STDEV([.E1536];[.F1536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scaligero giulio cesare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37];[.E1537])" office:value-type="float" office:value="0" calcext:value-type="float">
            <text:p>0</text:p>
          </table:table-cell>
          <table:table-cell table:formula="of:=STDEV([.D1537];[.F1537])" office:value-type="float" office:value="0" calcext:value-type="float">
            <text:p>0</text:p>
          </table:table-cell>
          <table:table-cell table:formula="of:=STDEV([.E1537];[.F1537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boccaccio giovanni 13131375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38];[.E1538])" office:value-type="float" office:value="0" calcext:value-type="float">
            <text:p>0</text:p>
          </table:table-cell>
          <table:table-cell table:formula="of:=STDEV([.D1538];[.F1538])" office:value-type="float" office:value="0" calcext:value-type="float">
            <text:p>0</text:p>
          </table:table-cell>
          <table:table-cell table:formula="of:=STDEV([.E1538];[.F1538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patrizi francesco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39];[.E1539])" office:value-type="float" office:value="0" calcext:value-type="float">
            <text:p>0</text:p>
          </table:table-cell>
          <table:table-cell table:formula="of:=STDEV([.D1539];[.F1539])" office:value-type="float" office:value="0" calcext:value-type="float">
            <text:p>0</text:p>
          </table:table-cell>
          <table:table-cell table:formula="of:=STDEV([.E1539];[.F1539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torquemada juan de 13881468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40];[.E1540])" office:value-type="float" office:value="0" calcext:value-type="float">
            <text:p>0</text:p>
          </table:table-cell>
          <table:table-cell table:formula="of:=STDEV([.D1540];[.F1540])" office:value-type="float" office:value="0" calcext:value-type="float">
            <text:p>0</text:p>
          </table:table-cell>
          <table:table-cell table:formula="of:=STDEV([.E1540];[.F1540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juan de segovia 13931458</text:p>
          </table:table-cell>
          <table:table-cell table:style-name="ce1" office:value-type="string" calcext:value-type="string">
            <text:p>segovia juan de 13931458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41];[.E1541])" office:value-type="float" office:value="0" calcext:value-type="float">
            <text:p>0</text:p>
          </table:table-cell>
          <table:table-cell table:formula="of:=STDEV([.D1541];[.F1541])" office:value-type="float" office:value="0" calcext:value-type="float">
            <text:p>0</text:p>
          </table:table-cell>
          <table:table-cell table:formula="of:=STDEV([.E1541];[.F1541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saenz de aguirre jose 16301699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42];[.E1542])" office:value-type="float" office:value="0" calcext:value-type="float">
            <text:p>0</text:p>
          </table:table-cell>
          <table:table-cell table:formula="of:=STDEV([.D1542];[.F1542])" office:value-type="float" office:value="0" calcext:value-type="float">
            <text:p>0</text:p>
          </table:table-cell>
          <table:table-cell table:formula="of:=STDEV([.E1542];[.F1542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gronovius jacobus 16451716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43];[.E1543])" office:value-type="float" office:value="0" calcext:value-type="float">
            <text:p>0</text:p>
          </table:table-cell>
          <table:table-cell table:formula="of:=STDEV([.D1543];[.F1543])" office:value-type="float" office:value="0" calcext:value-type="float">
            <text:p>0</text:p>
          </table:table-cell>
          <table:table-cell table:formula="of:=STDEV([.E1543];[.F1543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angeli pietro 15171596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44];[.E1544])" office:value-type="float" office:value="0" calcext:value-type="float">
            <text:p>0</text:p>
          </table:table-cell>
          <table:table-cell table:formula="of:=STDEV([.D1544];[.F1544])" office:value-type="float" office:value="0" calcext:value-type="float">
            <text:p>0</text:p>
          </table:table-cell>
          <table:table-cell table:formula="of:=STDEV([.E1544];[.F1544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jan van ruusbroec 12931381</text:p>
          </table:table-cell>
          <table:table-cell table:style-name="ce1" office:value-type="string" calcext:value-type="string">
            <text:p>ruusbroec jan van 12931381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45];[.E1545])" office:value-type="float" office:value="0" calcext:value-type="float">
            <text:p>0</text:p>
          </table:table-cell>
          <table:table-cell table:formula="of:=STDEV([.D1545];[.F1545])" office:value-type="float" office:value="0" calcext:value-type="float">
            <text:p>0</text:p>
          </table:table-cell>
          <table:table-cell table:formula="of:=STDEV([.E1545];[.F1545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hotman francois 15241590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46];[.E1546])" office:value-type="float" office:value="0" calcext:value-type="float">
            <text:p>0</text:p>
          </table:table-cell>
          <table:table-cell table:formula="of:=STDEV([.D1546];[.F1546])" office:value-type="float" office:value="0" calcext:value-type="float">
            <text:p>0</text:p>
          </table:table-cell>
          <table:table-cell table:formula="of:=STDEV([.E1546];[.F1546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poliziano angelo 14541494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47];[.E1547])" office:value-type="float" office:value="0" calcext:value-type="float">
            <text:p>0</text:p>
          </table:table-cell>
          <table:table-cell table:formula="of:=STDEV([.D1547];[.F1547])" office:value-type="float" office:value="0" calcext:value-type="float">
            <text:p>0</text:p>
          </table:table-cell>
          <table:table-cell table:formula="of:=STDEV([.E1547];[.F1547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folengo teofilo 14961544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48];[.E1548])" office:value-type="float" office:value="0" calcext:value-type="float">
            <text:p>0</text:p>
          </table:table-cell>
          <table:table-cell table:formula="of:=STDEV([.D1548];[.F1548])" office:value-type="float" office:value="0" calcext:value-type="float">
            <text:p>0</text:p>
          </table:table-cell>
          <table:table-cell table:formula="of:=STDEV([.E1548];[.F1548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scribonius larg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49];[.E1549])" office:value-type="float" office:value="0" calcext:value-type="float">
            <text:p>0</text:p>
          </table:table-cell>
          <table:table-cell table:formula="of:=STDEV([.D1549];[.F1549])" office:value-type="float" office:value="0" calcext:value-type="float">
            <text:p>0</text:p>
          </table:table-cell>
          <table:table-cell table:formula="of:=STDEV([.E1549];[.F1549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barclay john 15821621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50];[.E1550])" office:value-type="float" office:value="0" calcext:value-type="float">
            <text:p>0</text:p>
          </table:table-cell>
          <table:table-cell table:formula="of:=STDEV([.D1550];[.F1550])" office:value-type="float" office:value="0" calcext:value-type="float">
            <text:p>0</text:p>
          </table:table-cell>
          <table:table-cell table:formula="of:=STDEV([.E1550];[.F1550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stewechius godescalcus 15511586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51];[.E1551])" office:value-type="float" office:value="0" calcext:value-type="float">
            <text:p>0</text:p>
          </table:table-cell>
          <table:table-cell table:formula="of:=STDEV([.D1551];[.F1551])" office:value-type="float" office:value="0" calcext:value-type="float">
            <text:p>0</text:p>
          </table:table-cell>
          <table:table-cell table:formula="of:=STDEV([.E1551];[.F1551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stanyhurst richard 15471618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52];[.E1552])" office:value-type="float" office:value="0" calcext:value-type="float">
            <text:p>0</text:p>
          </table:table-cell>
          <table:table-cell table:formula="of:=STDEV([.D1552];[.F1552])" office:value-type="float" office:value="0" calcext:value-type="float">
            <text:p>0</text:p>
          </table:table-cell>
          <table:table-cell table:formula="of:=STDEV([.E1552];[.F1552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astruc jean 16841766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53];[.E1553])" office:value-type="float" office:value="0" calcext:value-type="float">
            <text:p>0</text:p>
          </table:table-cell>
          <table:table-cell table:formula="of:=STDEV([.D1553];[.F1553])" office:value-type="float" office:value="0" calcext:value-type="float">
            <text:p>0</text:p>
          </table:table-cell>
          <table:table-cell table:formula="of:=STDEV([.E1553];[.F1553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alanus de insuli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54];[.E1554])" office:value-type="float" office:value="0" calcext:value-type="float">
            <text:p>0</text:p>
          </table:table-cell>
          <table:table-cell table:formula="of:=STDEV([.D1554];[.F1554])" office:value-type="float" office:value="0" calcext:value-type="float">
            <text:p>0</text:p>
          </table:table-cell>
          <table:table-cell table:formula="of:=STDEV([.E1554];[.F1554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ravizza giovita 14761553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55];[.E1555])" office:value-type="float" office:value="0" calcext:value-type="float">
            <text:p>0</text:p>
          </table:table-cell>
          <table:table-cell table:formula="of:=STDEV([.D1555];[.F1555])" office:value-type="float" office:value="0" calcext:value-type="float">
            <text:p>0</text:p>
          </table:table-cell>
          <table:table-cell table:formula="of:=STDEV([.E1555];[.F1555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manuzio aldo 15471597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56];[.E1556])" office:value-type="float" office:value="0" calcext:value-type="float">
            <text:p>0</text:p>
          </table:table-cell>
          <table:table-cell table:formula="of:=STDEV([.D1556];[.F1556])" office:value-type="float" office:value="0" calcext:value-type="float">
            <text:p>0</text:p>
          </table:table-cell>
          <table:table-cell table:formula="of:=STDEV([.E1556];[.F1556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saxo grammatic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57];[.E1557])" office:value-type="float" office:value="0" calcext:value-type="float">
            <text:p>0</text:p>
          </table:table-cell>
          <table:table-cell table:formula="of:=STDEV([.D1557];[.F1557])" office:value-type="float" office:value="0" calcext:value-type="float">
            <text:p>0</text:p>
          </table:table-cell>
          <table:table-cell table:formula="of:=STDEV([.E1557];[.F1557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benci francesco 15421594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58];[.E1558])" office:value-type="float" office:value="0" calcext:value-type="float">
            <text:p>0</text:p>
          </table:table-cell>
          <table:table-cell table:formula="of:=STDEV([.D1558];[.F1558])" office:value-type="float" office:value="0" calcext:value-type="float">
            <text:p>0</text:p>
          </table:table-cell>
          <table:table-cell table:formula="of:=STDEV([.E1558];[.F1558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jacques de vitry 11701240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59];[.E1559])" office:value-type="float" office:value="0" calcext:value-type="float">
            <text:p>0</text:p>
          </table:table-cell>
          <table:table-cell table:formula="of:=STDEV([.D1559];[.F1559])" office:value-type="float" office:value="0" calcext:value-type="float">
            <text:p>0</text:p>
          </table:table-cell>
          <table:table-cell table:formula="of:=STDEV([.E1559];[.F1559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haller albrecht von 17081777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60];[.E1560])" office:value-type="float" office:value="0" calcext:value-type="float">
            <text:p>0</text:p>
          </table:table-cell>
          <table:table-cell table:formula="of:=STDEV([.D1560];[.F1560])" office:value-type="float" office:value="0" calcext:value-type="float">
            <text:p>0</text:p>
          </table:table-cell>
          <table:table-cell table:formula="of:=STDEV([.E1560];[.F1560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alexander de villa dei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61];[.E1561])" office:value-type="float" office:value="0" calcext:value-type="float">
            <text:p>0</text:p>
          </table:table-cell>
          <table:table-cell table:formula="of:=STDEV([.D1561];[.F1561])" office:value-type="float" office:value="0" calcext:value-type="float">
            <text:p>0</text:p>
          </table:table-cell>
          <table:table-cell table:formula="of:=STDEV([.E1561];[.F1561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higden ranulf 1364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62];[.E1562])" office:value-type="float" office:value="0" calcext:value-type="float">
            <text:p>0</text:p>
          </table:table-cell>
          <table:table-cell table:formula="of:=STDEV([.D1562];[.F1562])" office:value-type="float" office:value="0" calcext:value-type="float">
            <text:p>0</text:p>
          </table:table-cell>
          <table:table-cell table:formula="of:=STDEV([.E1562];[.F1562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evrard de bethune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63];[.E1563])" office:value-type="float" office:value="0" calcext:value-type="float">
            <text:p>0</text:p>
          </table:table-cell>
          <table:table-cell table:formula="of:=STDEV([.D1563];[.F1563])" office:value-type="float" office:value="0" calcext:value-type="float">
            <text:p>0</text:p>
          </table:table-cell>
          <table:table-cell table:formula="of:=STDEV([.E1563];[.F1563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wolfflin eduard von 18311908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64];[.E1564])" office:value-type="float" office:value="0" calcext:value-type="float">
            <text:p>0</text:p>
          </table:table-cell>
          <table:table-cell table:formula="of:=STDEV([.D1564];[.F1564])" office:value-type="float" office:value="0" calcext:value-type="float">
            <text:p>0</text:p>
          </table:table-cell>
          <table:table-cell table:formula="of:=STDEV([.E1564];[.F1564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carrion louis 15471595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65];[.E1565])" office:value-type="float" office:value="0" calcext:value-type="float">
            <text:p>0</text:p>
          </table:table-cell>
          <table:table-cell table:formula="of:=STDEV([.D1565];[.F1565])" office:value-type="float" office:value="0" calcext:value-type="float">
            <text:p>0</text:p>
          </table:table-cell>
          <table:table-cell table:formula="of:=STDEV([.E1565];[.F1565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ritschl friedrich wilhelm 18061876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66];[.E1566])" office:value-type="float" office:value="0" calcext:value-type="float">
            <text:p>0</text:p>
          </table:table-cell>
          <table:table-cell table:formula="of:=STDEV([.D1566];[.F1566])" office:value-type="float" office:value="0" calcext:value-type="float">
            <text:p>0</text:p>
          </table:table-cell>
          <table:table-cell table:formula="of:=STDEV([.E1566];[.F1566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foerster richard 18431922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67];[.E1567])" office:value-type="float" office:value="0" calcext:value-type="float">
            <text:p>0</text:p>
          </table:table-cell>
          <table:table-cell table:formula="of:=STDEV([.D1567];[.F1567])" office:value-type="float" office:value="0" calcext:value-type="float">
            <text:p>0</text:p>
          </table:table-cell>
          <table:table-cell table:formula="of:=STDEV([.E1567];[.F1567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urelius victor sextus</text:p>
          </table:table-cell>
          <table:table-cell table:style-name="ce1" office:value-type="string" calcext:value-type="string">
            <text:p>victor sextus aurelius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68];[.E1568])" office:value-type="float" office:value="0" calcext:value-type="float">
            <text:p>0</text:p>
          </table:table-cell>
          <table:table-cell table:formula="of:=STDEV([.D1568];[.F1568])" office:value-type="float" office:value="0" calcext:value-type="float">
            <text:p>0</text:p>
          </table:table-cell>
          <table:table-cell table:formula="of:=STDEV([.E1568];[.F1568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holder alfred 18401916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69];[.E1569])" office:value-type="float" office:value="0" calcext:value-type="float">
            <text:p>0</text:p>
          </table:table-cell>
          <table:table-cell table:formula="of:=STDEV([.D1569];[.F1569])" office:value-type="float" office:value="0" calcext:value-type="float">
            <text:p>0</text:p>
          </table:table-cell>
          <table:table-cell table:formula="of:=STDEV([.E1569];[.F1569])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string" calcext:value-type="string">
            <text:p>averroes 11261198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STDEV([.D1570];[.E1570])" office:value-type="float" office:value="0" calcext:value-type="float">
            <text:p>0</text:p>
          </table:table-cell>
          <table:table-cell table:formula="of:=STDEV([.D1570];[.F1570])" office:value-type="float" office:value="0" calcext:value-type="float">
            <text:p>0</text:p>
          </table:table-cell>
          <table:table-cell table:formula="of:=STDEV([.E1570];[.F15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omann george friedrich 17931879</text:p>
          </table:table-cell>
          <table:table-cell office:value-type="string" calcext:value-type="string">
            <text:p>schomann georg friedrich 17931879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8.5074626865672" calcext:value-type="float">
            <text:p>98.5074626865672</text:p>
          </table:table-cell>
          <table:table-cell office:value-type="float" office:value="0.861716819686007" calcext:value-type="float">
            <text:p>0.861716819686007</text:p>
          </table:table-cell>
          <table:table-cell table:formula="of:=STDEV([.D1571];[.E1571])" office:value-type="float" office:value="1.05538325550231" calcext:value-type="float">
            <text:p>1.05538325550231</text:p>
          </table:table-cell>
          <table:table-cell table:formula="of:=STDEV([.D1571];[.F1571])" office:value-type="float" office:value="1.05538325550231" calcext:value-type="float">
            <text:p>1.05538325550231</text:p>
          </table:table-cell>
          <table:table-cell table:formula="of:=STDEV([.E1571];[.F15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ssius gerardus johannes 15771649</text:p>
          </table:table-cell>
          <table:table-cell office:value-type="string" calcext:value-type="string">
            <text:p>vossius gerardus joannes 15771649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8.5074626865672" calcext:value-type="float">
            <text:p>98.5074626865672</text:p>
          </table:table-cell>
          <table:table-cell office:value-type="float" office:value="0.861716819686007" calcext:value-type="float">
            <text:p>0.861716819686007</text:p>
          </table:table-cell>
          <table:table-cell table:formula="of:=STDEV([.D1572];[.E1572])" office:value-type="float" office:value="1.05538325550231" calcext:value-type="float">
            <text:p>1.05538325550231</text:p>
          </table:table-cell>
          <table:table-cell table:formula="of:=STDEV([.D1572];[.F1572])" office:value-type="float" office:value="1.05538325550231" calcext:value-type="float">
            <text:p>1.05538325550231</text:p>
          </table:table-cell>
          <table:table-cell table:formula="of:=STDEV([.E1572];[.F15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nest johann august 17071781</text:p>
          </table:table-cell>
          <table:table-cell office:value-type="string" calcext:value-type="string">
            <text:p>ernesti johann august 17071781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8.3050847457627" calcext:value-type="float">
            <text:p>98.3050847457627</text:p>
          </table:table-cell>
          <table:table-cell office:value-type="float" office:value="0.978559778287501" calcext:value-type="float">
            <text:p>0.978559778287501</text:p>
          </table:table-cell>
          <table:table-cell table:formula="of:=STDEV([.D1573];[.E1573])" office:value-type="float" office:value="1.19848606980771" calcext:value-type="float">
            <text:p>1.19848606980771</text:p>
          </table:table-cell>
          <table:table-cell table:formula="of:=STDEV([.D1573];[.F1573])" office:value-type="float" office:value="1.19848606980771" calcext:value-type="float">
            <text:p>1.19848606980771</text:p>
          </table:table-cell>
          <table:table-cell table:formula="of:=STDEV([.E1573];[.F15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lary saint bishop of poitiers d 367</text:p>
          </table:table-cell>
          <table:table-cell office:value-type="string" calcext:value-type="string">
            <text:p>hilary saint bishop of poitiers 367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2222222222222" calcext:value-type="float">
            <text:p>97.2222222222222</text:p>
          </table:table-cell>
          <table:table-cell office:value-type="float" office:value="1.60375074774897" calcext:value-type="float">
            <text:p>1.60375074774897</text:p>
          </table:table-cell>
          <table:table-cell table:formula="of:=STDEV([.D1574];[.E1574])" office:value-type="float" office:value="0" calcext:value-type="float">
            <text:p>0</text:p>
          </table:table-cell>
          <table:table-cell table:formula="of:=STDEV([.D1574];[.F1574])" office:value-type="float" office:value="1.96418550329597" calcext:value-type="float">
            <text:p>1.96418550329597</text:p>
          </table:table-cell>
          <table:table-cell table:formula="of:=STDEV([.E1574];[.F1574])" office:value-type="float" office:value="1.96418550329597" calcext:value-type="float">
            <text:p>1.96418550329597</text:p>
          </table:table-cell>
        </table:table-row>
        <table:table-row table:style-name="ro1">
          <table:table-cell office:value-type="string" calcext:value-type="string">
            <text:p>vossius gerard joannes 15771649</text:p>
          </table:table-cell>
          <table:table-cell office:value-type="string" calcext:value-type="string">
            <text:p>vossius gerardus joannes 15771649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6.875" calcext:value-type="float">
            <text:p>96.875</text:p>
          </table:table-cell>
          <table:table-cell office:value-type="float" office:value="1.80421959121758" calcext:value-type="float">
            <text:p>1.80421959121758</text:p>
          </table:table-cell>
          <table:table-cell table:formula="of:=STDEV([.D1575];[.E1575])" office:value-type="float" office:value="2.20970869120796" calcext:value-type="float">
            <text:p>2.20970869120796</text:p>
          </table:table-cell>
          <table:table-cell table:formula="of:=STDEV([.D1575];[.F1575])" office:value-type="float" office:value="2.20970869120796" calcext:value-type="float">
            <text:p>2.20970869120796</text:p>
          </table:table-cell>
          <table:table-cell table:formula="of:=STDEV([.E1575];[.F15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ffei giovanni pietro 15331603</text:p>
          </table:table-cell>
          <table:table-cell office:value-type="string" calcext:value-type="string">
            <text:p>maffei giovanni pietro 15361603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6.7741935483871" calcext:value-type="float">
            <text:p>96.7741935483871</text:p>
          </table:table-cell>
          <table:table-cell office:value-type="float" office:value="1.86242022319234" calcext:value-type="float">
            <text:p>1.86242022319234</text:p>
          </table:table-cell>
          <table:table-cell table:formula="of:=STDEV([.D1576];[.E1576])" office:value-type="float" office:value="2.28098961673079" calcext:value-type="float">
            <text:p>2.28098961673079</text:p>
          </table:table-cell>
          <table:table-cell table:formula="of:=STDEV([.D1576];[.F1576])" office:value-type="float" office:value="2.28098961673079" calcext:value-type="float">
            <text:p>2.28098961673079</text:p>
          </table:table-cell>
          <table:table-cell table:formula="of:=STDEV([.E1576];[.F15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toria francisco de 14831546</text:p>
          </table:table-cell>
          <table:table-cell office:value-type="string" calcext:value-type="string">
            <text:p>vitoria francisco de 14861546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6.551724137931" calcext:value-type="float">
            <text:p>96.551724137931</text:p>
          </table:table-cell>
          <table:table-cell office:value-type="float" office:value="1.99086299720561" calcext:value-type="float">
            <text:p>1.99086299720561</text:p>
          </table:table-cell>
          <table:table-cell table:formula="of:=STDEV([.D1577];[.E1577])" office:value-type="float" office:value="2.43829924547086" calcext:value-type="float">
            <text:p>2.43829924547086</text:p>
          </table:table-cell>
          <table:table-cell table:formula="of:=STDEV([.D1577];[.F1577])" office:value-type="float" office:value="2.43829924547086" calcext:value-type="float">
            <text:p>2.43829924547086</text:p>
          </table:table-cell>
          <table:table-cell table:formula="of:=STDEV([.E1577];[.F15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ignac melchior de 16611741</text:p>
          </table:table-cell>
          <table:table-cell office:value-type="string" calcext:value-type="string">
            <text:p>polignac melchior de 16611742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6.551724137931" calcext:value-type="float">
            <text:p>96.551724137931</text:p>
          </table:table-cell>
          <table:table-cell office:value-type="float" office:value="1.99086299720561" calcext:value-type="float">
            <text:p>1.99086299720561</text:p>
          </table:table-cell>
          <table:table-cell table:formula="of:=STDEV([.D1578];[.E1578])" office:value-type="float" office:value="2.43829924547086" calcext:value-type="float">
            <text:p>2.43829924547086</text:p>
          </table:table-cell>
          <table:table-cell table:formula="of:=STDEV([.D1578];[.F1578])" office:value-type="float" office:value="2.43829924547086" calcext:value-type="float">
            <text:p>2.43829924547086</text:p>
          </table:table-cell>
          <table:table-cell table:formula="of:=STDEV([.E1578];[.F15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castoro girolamo 14831553</text:p>
          </table:table-cell>
          <table:table-cell office:value-type="string" calcext:value-type="string">
            <text:p>fracastoro girolamo 14781553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6.4285714285714" calcext:value-type="float">
            <text:p>96.4285714285714</text:p>
          </table:table-cell>
          <table:table-cell office:value-type="float" office:value="2.06196524710581" calcext:value-type="float">
            <text:p>2.06196524710581</text:p>
          </table:table-cell>
          <table:table-cell table:formula="of:=STDEV([.D1579];[.E1579])" office:value-type="float" office:value="2.52538136138053" calcext:value-type="float">
            <text:p>2.52538136138053</text:p>
          </table:table-cell>
          <table:table-cell table:formula="of:=STDEV([.D1579];[.F1579])" office:value-type="float" office:value="2.52538136138053" calcext:value-type="float">
            <text:p>2.52538136138053</text:p>
          </table:table-cell>
          <table:table-cell table:formula="of:=STDEV([.E1579];[.F15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ptista mantuanus 14471516</text:p>
          </table:table-cell>
          <table:table-cell office:value-type="string" calcext:value-type="string">
            <text:p>baptista mantuanus 14481516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96.2962962962963" calcext:value-type="float">
            <text:p>96.2962962962963</text:p>
          </table:table-cell>
          <table:table-cell office:value-type="float" office:value="96.2962962962963" calcext:value-type="float">
            <text:p>96.2962962962963</text:p>
          </table:table-cell>
          <table:table-cell office:value-type="float" office:value="2.13833433033195" calcext:value-type="float">
            <text:p>2.13833433033195</text:p>
          </table:table-cell>
          <table:table-cell table:formula="of:=STDEV([.D1580];[.E1580])" office:value-type="float" office:value="2.61891400439462" calcext:value-type="float">
            <text:p>2.61891400439462</text:p>
          </table:table-cell>
          <table:table-cell table:formula="of:=STDEV([.D1580];[.F1580])" office:value-type="float" office:value="2.61891400439461" calcext:value-type="float">
            <text:p>2.61891400439461</text:p>
          </table:table-cell>
          <table:table-cell table:formula="of:=STDEV([.E1580];[.F15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rcher athanasius 16011680</text:p>
          </table:table-cell>
          <table:table-cell office:value-type="string" calcext:value-type="string">
            <text:p>kircher athanasius 16021680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96.2962962962963" calcext:value-type="float">
            <text:p>96.2962962962963</text:p>
          </table:table-cell>
          <table:table-cell office:value-type="float" office:value="96.2962962962963" calcext:value-type="float">
            <text:p>96.2962962962963</text:p>
          </table:table-cell>
          <table:table-cell office:value-type="float" office:value="2.13833433033195" calcext:value-type="float">
            <text:p>2.13833433033195</text:p>
          </table:table-cell>
          <table:table-cell table:formula="of:=STDEV([.D1581];[.E1581])" office:value-type="float" office:value="2.61891400439462" calcext:value-type="float">
            <text:p>2.61891400439462</text:p>
          </table:table-cell>
          <table:table-cell table:formula="of:=STDEV([.D1581];[.F1581])" office:value-type="float" office:value="2.61891400439461" calcext:value-type="float">
            <text:p>2.61891400439461</text:p>
          </table:table-cell>
          <table:table-cell table:formula="of:=STDEV([.E1581];[.F15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ertus de saxonia d 1390</text:p>
          </table:table-cell>
          <table:table-cell office:value-type="string" calcext:value-type="string">
            <text:p>albertus de saxonia 1390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2.3094010767585" calcext:value-type="float">
            <text:p>2.3094010767585</text:p>
          </table:table-cell>
          <table:table-cell table:formula="of:=STDEV([.D1582];[.E1582])" office:value-type="float" office:value="0" calcext:value-type="float">
            <text:p>0</text:p>
          </table:table-cell>
          <table:table-cell table:formula="of:=STDEV([.D1582];[.F1582])" office:value-type="float" office:value="2.82842712474619" calcext:value-type="float">
            <text:p>2.82842712474619</text:p>
          </table:table-cell>
          <table:table-cell table:formula="of:=STDEV([.E1582];[.F1582])" office:value-type="float" office:value="2.82842712474619" calcext:value-type="float">
            <text:p>2.82842712474619</text:p>
          </table:table-cell>
        </table:table-row>
        <table:table-row table:style-name="ro1">
          <table:table-cell office:value-type="string" calcext:value-type="string">
            <text:p>cardano gerolamo 15011576</text:p>
          </table:table-cell>
          <table:table-cell office:value-type="string" calcext:value-type="string">
            <text:p>cardano girolamo 15011576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2.3094010767585" calcext:value-type="float">
            <text:p>2.3094010767585</text:p>
          </table:table-cell>
          <table:table-cell table:formula="of:=STDEV([.D1583];[.E1583])" office:value-type="float" office:value="2.82842712474619" calcext:value-type="float">
            <text:p>2.82842712474619</text:p>
          </table:table-cell>
          <table:table-cell table:formula="of:=STDEV([.D1583];[.F1583])" office:value-type="float" office:value="2.82842712474619" calcext:value-type="float">
            <text:p>2.82842712474619</text:p>
          </table:table-cell>
          <table:table-cell table:formula="of:=STDEV([.E1583];[.F15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th caspar von 15871658</text:p>
          </table:table-cell>
          <table:table-cell office:value-type="string" calcext:value-type="string">
            <text:p>barth kaspar von 15871658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2.3094010767585" calcext:value-type="float">
            <text:p>2.3094010767585</text:p>
          </table:table-cell>
          <table:table-cell table:formula="of:=STDEV([.D1584];[.E1584])" office:value-type="float" office:value="2.82842712474619" calcext:value-type="float">
            <text:p>2.82842712474619</text:p>
          </table:table-cell>
          <table:table-cell table:formula="of:=STDEV([.D1584];[.F1584])" office:value-type="float" office:value="2.82842712474619" calcext:value-type="float">
            <text:p>2.82842712474619</text:p>
          </table:table-cell>
          <table:table-cell table:formula="of:=STDEV([.E1584];[.F15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ott andreas 15521629</text:p>
          </table:table-cell>
          <table:table-cell office:value-type="string" calcext:value-type="string">
            <text:p>schottus andreas 15521629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95.8333333333333" calcext:value-type="float">
            <text:p>95.8333333333333</text:p>
          </table:table-cell>
          <table:table-cell office:value-type="float" office:value="95.8333333333333" calcext:value-type="float">
            <text:p>95.8333333333333</text:p>
          </table:table-cell>
          <table:table-cell office:value-type="float" office:value="2.40562612162344" calcext:value-type="float">
            <text:p>2.40562612162344</text:p>
          </table:table-cell>
          <table:table-cell table:formula="of:=STDEV([.D1585];[.E1585])" office:value-type="float" office:value="2.94627825494395" calcext:value-type="float">
            <text:p>2.94627825494395</text:p>
          </table:table-cell>
          <table:table-cell table:formula="of:=STDEV([.D1585];[.F1585])" office:value-type="float" office:value="2.94627825494394" calcext:value-type="float">
            <text:p>2.94627825494394</text:p>
          </table:table-cell>
          <table:table-cell table:formula="of:=STDEV([.E1585];[.F15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allus gaius valerius</text:p>
          </table:table-cell>
          <table:table-cell office:value-type="string" calcext:value-type="string">
            <text:p>catullus gaius valerius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5.6521739130435" calcext:value-type="float">
            <text:p>95.6521739130435</text:p>
          </table:table-cell>
          <table:table-cell office:value-type="float" office:value="2.51021856169402" calcext:value-type="float">
            <text:p>2.51021856169402</text:p>
          </table:table-cell>
          <table:table-cell table:formula="of:=STDEV([.D1586];[.E1586])" office:value-type="float" office:value="3.07437730950672" calcext:value-type="float">
            <text:p>3.07437730950672</text:p>
          </table:table-cell>
          <table:table-cell table:formula="of:=STDEV([.D1586];[.F1586])" office:value-type="float" office:value="3.07437730950672" calcext:value-type="float">
            <text:p>3.07437730950672</text:p>
          </table:table-cell>
          <table:table-cell table:formula="of:=STDEV([.E1586];[.F15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io bartolomeo d 1457</text:p>
          </table:table-cell>
          <table:table-cell office:value-type="string" calcext:value-type="string">
            <text:p>facio bartolomeo 1457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.4545454545455" calcext:value-type="float">
            <text:p>95.4545454545455</text:p>
          </table:table-cell>
          <table:table-cell office:value-type="float" office:value="2.62431940540739" calcext:value-type="float">
            <text:p>2.62431940540739</text:p>
          </table:table-cell>
          <table:table-cell table:formula="of:=STDEV([.D1587];[.E1587])" office:value-type="float" office:value="0" calcext:value-type="float">
            <text:p>0</text:p>
          </table:table-cell>
          <table:table-cell table:formula="of:=STDEV([.D1587];[.F1587])" office:value-type="float" office:value="3.21412173266613" calcext:value-type="float">
            <text:p>3.21412173266613</text:p>
          </table:table-cell>
          <table:table-cell table:formula="of:=STDEV([.E1587];[.F1587])" office:value-type="float" office:value="3.21412173266613" calcext:value-type="float">
            <text:p>3.21412173266613</text:p>
          </table:table-cell>
        </table:table-row>
        <table:table-row table:style-name="ro1">
          <table:table-cell office:value-type="string" calcext:value-type="string">
            <text:p>valla lorenzo 14061457</text:p>
          </table:table-cell>
          <table:table-cell office:value-type="string" calcext:value-type="string">
            <text:p>valla lorenzo 14071457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5.4545454545455" calcext:value-type="float">
            <text:p>95.4545454545455</text:p>
          </table:table-cell>
          <table:table-cell office:value-type="float" office:value="2.62431940540739" calcext:value-type="float">
            <text:p>2.62431940540739</text:p>
          </table:table-cell>
          <table:table-cell table:formula="of:=STDEV([.D1588];[.E1588])" office:value-type="float" office:value="3.21412173266613" calcext:value-type="float">
            <text:p>3.21412173266613</text:p>
          </table:table-cell>
          <table:table-cell table:formula="of:=STDEV([.D1588];[.F1588])" office:value-type="float" office:value="3.21412173266613" calcext:value-type="float">
            <text:p>3.21412173266613</text:p>
          </table:table-cell>
          <table:table-cell table:formula="of:=STDEV([.E1588];[.F15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lani filippo d 1405</text:p>
          </table:table-cell>
          <table:table-cell office:value-type="string" calcext:value-type="string">
            <text:p>villani filippo 1405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.2380952380952" calcext:value-type="float">
            <text:p>95.2380952380952</text:p>
          </table:table-cell>
          <table:table-cell office:value-type="float" office:value="2.74928699614108" calcext:value-type="float">
            <text:p>2.74928699614108</text:p>
          </table:table-cell>
          <table:table-cell table:formula="of:=STDEV([.D1589];[.E1589])" office:value-type="float" office:value="0" calcext:value-type="float">
            <text:p>0</text:p>
          </table:table-cell>
          <table:table-cell table:formula="of:=STDEV([.D1589];[.F1589])" office:value-type="float" office:value="3.36717514850738" calcext:value-type="float">
            <text:p>3.36717514850738</text:p>
          </table:table-cell>
          <table:table-cell table:formula="of:=STDEV([.E1589];[.F1589])" office:value-type="float" office:value="3.36717514850738" calcext:value-type="float">
            <text:p>3.36717514850738</text:p>
          </table:table-cell>
        </table:table-row>
        <table:table-row table:style-name="ro1">
          <table:table-cell office:value-type="string" calcext:value-type="string">
            <text:p>wycliffe john d 1384</text:p>
          </table:table-cell>
          <table:table-cell office:value-type="string" calcext:value-type="string">
            <text:p>wycliffe john 1384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.7368421052632" calcext:value-type="float">
            <text:p>94.7368421052632</text:p>
          </table:table-cell>
          <table:table-cell office:value-type="float" office:value="3.03868562731382" calcext:value-type="float">
            <text:p>3.03868562731382</text:p>
          </table:table-cell>
          <table:table-cell table:formula="of:=STDEV([.D1590];[.E1590])" office:value-type="float" office:value="0" calcext:value-type="float">
            <text:p>0</text:p>
          </table:table-cell>
          <table:table-cell table:formula="of:=STDEV([.D1590];[.F1590])" office:value-type="float" office:value="3.72161463782393" calcext:value-type="float">
            <text:p>3.72161463782393</text:p>
          </table:table-cell>
          <table:table-cell table:formula="of:=STDEV([.E1590];[.F1590])" office:value-type="float" office:value="3.72161463782393" calcext:value-type="float">
            <text:p>3.72161463782393</text:p>
          </table:table-cell>
        </table:table-row>
        <table:table-row table:style-name="ro1">
          <table:table-cell office:value-type="string" calcext:value-type="string">
            <text:p>valerius cornelius</text:p>
          </table:table-cell>
          <table:table-cell office:value-type="string" calcext:value-type="string">
            <text:p>valerianus cornelius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94.7368421052632" calcext:value-type="float">
            <text:p>94.7368421052632</text:p>
          </table:table-cell>
          <table:table-cell office:value-type="float" office:value="94.7368421052632" calcext:value-type="float">
            <text:p>94.7368421052632</text:p>
          </table:table-cell>
          <table:table-cell office:value-type="float" office:value="3.03868562731382" calcext:value-type="float">
            <text:p>3.03868562731382</text:p>
          </table:table-cell>
          <table:table-cell table:formula="of:=STDEV([.D1591];[.E1591])" office:value-type="float" office:value="3.72161463782394" calcext:value-type="float">
            <text:p>3.72161463782394</text:p>
          </table:table-cell>
          <table:table-cell table:formula="of:=STDEV([.D1591];[.F1591])" office:value-type="float" office:value="3.72161463782393" calcext:value-type="float">
            <text:p>3.72161463782393</text:p>
          </table:table-cell>
          <table:table-cell table:formula="of:=STDEV([.E1591];[.F15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ctorinus saint bishop of poetovio 304</text:p>
          </table:table-cell>
          <table:table-cell office:value-type="string" calcext:value-type="string">
            <text:p>victorinus saint bishop of poetovi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.5945945945946" calcext:value-type="float">
            <text:p>94.5945945945946</text:p>
          </table:table-cell>
          <table:table-cell office:value-type="float" office:value="3.12081226588987" calcext:value-type="float">
            <text:p>3.12081226588987</text:p>
          </table:table-cell>
          <table:table-cell table:formula="of:=STDEV([.D1592];[.E1592])" office:value-type="float" office:value="0" calcext:value-type="float">
            <text:p>0</text:p>
          </table:table-cell>
          <table:table-cell table:formula="of:=STDEV([.D1592];[.F1592])" office:value-type="float" office:value="3.82219881722458" calcext:value-type="float">
            <text:p>3.82219881722458</text:p>
          </table:table-cell>
          <table:table-cell table:formula="of:=STDEV([.E1592];[.F1592])" office:value-type="float" office:value="3.82219881722458" calcext:value-type="float">
            <text:p>3.82219881722458</text:p>
          </table:table-cell>
        </table:table-row>
        <table:table-row table:style-name="ro1">
          <table:table-cell office:value-type="string" calcext:value-type="string">
            <text:p>biel gabriel d 1495</text:p>
          </table:table-cell>
          <table:table-cell office:value-type="string" calcext:value-type="string">
            <text:p>biel gabriel 1495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.4444444444444" calcext:value-type="float">
            <text:p>94.4444444444444</text:p>
          </table:table-cell>
          <table:table-cell office:value-type="float" office:value="3.20750149549792" calcext:value-type="float">
            <text:p>3.20750149549792</text:p>
          </table:table-cell>
          <table:table-cell table:formula="of:=STDEV([.D1593];[.E1593])" office:value-type="float" office:value="0" calcext:value-type="float">
            <text:p>0</text:p>
          </table:table-cell>
          <table:table-cell table:formula="of:=STDEV([.D1593];[.F1593])" office:value-type="float" office:value="3.92837100659193" calcext:value-type="float">
            <text:p>3.92837100659193</text:p>
          </table:table-cell>
          <table:table-cell table:formula="of:=STDEV([.E1593];[.F1593])" office:value-type="float" office:value="3.92837100659193" calcext:value-type="float">
            <text:p>3.92837100659193</text:p>
          </table:table-cell>
        </table:table-row>
        <table:table-row table:style-name="ro1">
          <table:table-cell table:style-name="ce2" office:value-type="string" calcext:value-type="string">
            <text:p>tacitus corneluis</text:p>
          </table:table-cell>
          <table:table-cell table:style-name="ce2" office:value-type="string" calcext:value-type="string">
            <text:p>tacitus cornelius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94.1176470588235" calcext:value-type="float">
            <text:p>94.1176470588235</text:p>
          </table:table-cell>
          <table:table-cell office:value-type="float" office:value="94.1176470588235" calcext:value-type="float">
            <text:p>94.1176470588235</text:p>
          </table:table-cell>
          <table:table-cell office:value-type="float" office:value="3.39617805405662" calcext:value-type="float">
            <text:p>3.39617805405662</text:p>
          </table:table-cell>
          <table:table-cell table:formula="of:=STDEV([.D1594];[.E1594])" office:value-type="float" office:value="4.15945165403851" calcext:value-type="float">
            <text:p>4.15945165403851</text:p>
          </table:table-cell>
          <table:table-cell table:formula="of:=STDEV([.D1594];[.F1594])" office:value-type="float" office:value="4.15945165403852" calcext:value-type="float">
            <text:p>4.15945165403852</text:p>
          </table:table-cell>
          <table:table-cell table:formula="of:=STDEV([.E1594];[.F15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ers nicholas ca15301581</text:p>
          </table:table-cell>
          <table:table-cell office:value-type="string" calcext:value-type="string">
            <text:p>sander nicholas 15301581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94.1176470588235" calcext:value-type="float">
            <text:p>94.1176470588235</text:p>
          </table:table-cell>
          <table:table-cell office:value-type="float" office:value="94.1176470588235" calcext:value-type="float">
            <text:p>94.1176470588235</text:p>
          </table:table-cell>
          <table:table-cell office:value-type="float" office:value="3.39617805405662" calcext:value-type="float">
            <text:p>3.39617805405662</text:p>
          </table:table-cell>
          <table:table-cell table:formula="of:=STDEV([.D1595];[.E1595])" office:value-type="float" office:value="4.15945165403851" calcext:value-type="float">
            <text:p>4.15945165403851</text:p>
          </table:table-cell>
          <table:table-cell table:formula="of:=STDEV([.D1595];[.F1595])" office:value-type="float" office:value="4.15945165403852" calcext:value-type="float">
            <text:p>4.15945165403852</text:p>
          </table:table-cell>
          <table:table-cell table:formula="of:=STDEV([.E1595];[.F15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nardino de siena santo 13801444</text:p>
          </table:table-cell>
          <table:table-cell office:value-type="string" calcext:value-type="string">
            <text:p>bernardino da siena saint 13801444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94.1176470588235" calcext:value-type="float">
            <text:p>94.1176470588235</text:p>
          </table:table-cell>
          <table:table-cell office:value-type="float" office:value="94.1176470588235" calcext:value-type="float">
            <text:p>94.1176470588235</text:p>
          </table:table-cell>
          <table:table-cell office:value-type="float" office:value="3.39617805405662" calcext:value-type="float">
            <text:p>3.39617805405662</text:p>
          </table:table-cell>
          <table:table-cell table:formula="of:=STDEV([.D1596];[.E1596])" office:value-type="float" office:value="4.15945165403851" calcext:value-type="float">
            <text:p>4.15945165403851</text:p>
          </table:table-cell>
          <table:table-cell table:formula="of:=STDEV([.D1596];[.F1596])" office:value-type="float" office:value="4.15945165403852" calcext:value-type="float">
            <text:p>4.15945165403852</text:p>
          </table:table-cell>
          <table:table-cell table:formula="of:=STDEV([.E1596];[.F15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ttaire michel 16681747</text:p>
          </table:table-cell>
          <table:table-cell office:value-type="string" calcext:value-type="string">
            <text:p>maittaire michael 16671747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94.1176470588235" calcext:value-type="float">
            <text:p>94.1176470588235</text:p>
          </table:table-cell>
          <table:table-cell office:value-type="float" office:value="94.1176470588235" calcext:value-type="float">
            <text:p>94.1176470588235</text:p>
          </table:table-cell>
          <table:table-cell office:value-type="float" office:value="3.39617805405662" calcext:value-type="float">
            <text:p>3.39617805405662</text:p>
          </table:table-cell>
          <table:table-cell table:formula="of:=STDEV([.D1597];[.E1597])" office:value-type="float" office:value="4.15945165403851" calcext:value-type="float">
            <text:p>4.15945165403851</text:p>
          </table:table-cell>
          <table:table-cell table:formula="of:=STDEV([.D1597];[.F1597])" office:value-type="float" office:value="4.15945165403852" calcext:value-type="float">
            <text:p>4.15945165403852</text:p>
          </table:table-cell>
          <table:table-cell table:formula="of:=STDEV([.E1597];[.F15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is de granada op 15041588</text:p>
          </table:table-cell>
          <table:table-cell office:value-type="string" calcext:value-type="string">
            <text:p>luis de granada 15041588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.1176470588235" calcext:value-type="float">
            <text:p>94.1176470588235</text:p>
          </table:table-cell>
          <table:table-cell office:value-type="float" office:value="3.39617805405663" calcext:value-type="float">
            <text:p>3.39617805405663</text:p>
          </table:table-cell>
          <table:table-cell table:formula="of:=STDEV([.D1598];[.E1598])" office:value-type="float" office:value="0" calcext:value-type="float">
            <text:p>0</text:p>
          </table:table-cell>
          <table:table-cell table:formula="of:=STDEV([.D1598];[.F1598])" office:value-type="float" office:value="4.15945165403852" calcext:value-type="float">
            <text:p>4.15945165403852</text:p>
          </table:table-cell>
          <table:table-cell table:formula="of:=STDEV([.E1598];[.F1598])" office:value-type="float" office:value="4.15945165403852" calcext:value-type="float">
            <text:p>4.15945165403852</text:p>
          </table:table-cell>
        </table:table-row>
        <table:table-row table:style-name="ro1">
          <table:table-cell office:value-type="string" calcext:value-type="string">
            <text:p>caussin nicolas si 15831651</text:p>
          </table:table-cell>
          <table:table-cell office:value-type="string" calcext:value-type="string">
            <text:p>caussin nicolas 15831651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.1176470588235" calcext:value-type="float">
            <text:p>94.1176470588235</text:p>
          </table:table-cell>
          <table:table-cell office:value-type="float" office:value="3.39617805405663" calcext:value-type="float">
            <text:p>3.39617805405663</text:p>
          </table:table-cell>
          <table:table-cell table:formula="of:=STDEV([.D1599];[.E1599])" office:value-type="float" office:value="0" calcext:value-type="float">
            <text:p>0</text:p>
          </table:table-cell>
          <table:table-cell table:formula="of:=STDEV([.D1599];[.F1599])" office:value-type="float" office:value="4.15945165403852" calcext:value-type="float">
            <text:p>4.15945165403852</text:p>
          </table:table-cell>
          <table:table-cell table:formula="of:=STDEV([.E1599];[.F1599])" office:value-type="float" office:value="4.15945165403852" calcext:value-type="float">
            <text:p>4.15945165403852</text:p>
          </table:table-cell>
        </table:table-row>
        <table:table-row table:style-name="ro1">
          <table:table-cell office:value-type="string" calcext:value-type="string">
            <text:p>benci francesco si 15421594</text:p>
          </table:table-cell>
          <table:table-cell office:value-type="string" calcext:value-type="string">
            <text:p>benci francesco 15421594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.1176470588235" calcext:value-type="float">
            <text:p>94.1176470588235</text:p>
          </table:table-cell>
          <table:table-cell office:value-type="float" office:value="3.39617805405663" calcext:value-type="float">
            <text:p>3.39617805405663</text:p>
          </table:table-cell>
          <table:table-cell table:formula="of:=STDEV([.D1600];[.E1600])" office:value-type="float" office:value="0" calcext:value-type="float">
            <text:p>0</text:p>
          </table:table-cell>
          <table:table-cell table:formula="of:=STDEV([.D1600];[.F1600])" office:value-type="float" office:value="4.15945165403852" calcext:value-type="float">
            <text:p>4.15945165403852</text:p>
          </table:table-cell>
          <table:table-cell table:formula="of:=STDEV([.E1600];[.F1600])" office:value-type="float" office:value="4.15945165403852" calcext:value-type="float">
            <text:p>4.15945165403852</text:p>
          </table:table-cell>
        </table:table-row>
        <table:table-row table:style-name="ro1">
          <table:table-cell office:value-type="string" calcext:value-type="string">
            <text:p>sirmond jacques si 15591651</text:p>
          </table:table-cell>
          <table:table-cell office:value-type="string" calcext:value-type="string">
            <text:p>sirmond jacques 15591651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.1176470588235" calcext:value-type="float">
            <text:p>94.1176470588235</text:p>
          </table:table-cell>
          <table:table-cell office:value-type="float" office:value="3.39617805405663" calcext:value-type="float">
            <text:p>3.39617805405663</text:p>
          </table:table-cell>
          <table:table-cell table:formula="of:=STDEV([.D1601];[.E1601])" office:value-type="float" office:value="0" calcext:value-type="float">
            <text:p>0</text:p>
          </table:table-cell>
          <table:table-cell table:formula="of:=STDEV([.D1601];[.F1601])" office:value-type="float" office:value="4.15945165403852" calcext:value-type="float">
            <text:p>4.15945165403852</text:p>
          </table:table-cell>
          <table:table-cell table:formula="of:=STDEV([.E1601];[.F1601])" office:value-type="float" office:value="4.15945165403852" calcext:value-type="float">
            <text:p>4.15945165403852</text:p>
          </table:table-cell>
        </table:table-row>
        <table:table-row table:style-name="ro1">
          <table:table-cell office:value-type="string" calcext:value-type="string">
            <text:p>alvares manuel si 15261583</text:p>
          </table:table-cell>
          <table:table-cell office:value-type="string" calcext:value-type="string">
            <text:p>alvares manuel 15261583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8775510204082" calcext:value-type="float">
            <text:p>93.8775510204082</text:p>
          </table:table-cell>
          <table:table-cell office:value-type="float" office:value="3.5347975664671" calcext:value-type="float">
            <text:p>3.5347975664671</text:p>
          </table:table-cell>
          <table:table-cell table:formula="of:=STDEV([.D1602];[.E1602])" office:value-type="float" office:value="0" calcext:value-type="float">
            <text:p>0</text:p>
          </table:table-cell>
          <table:table-cell table:formula="of:=STDEV([.D1602];[.F1602])" office:value-type="float" office:value="4.32922519093805" calcext:value-type="float">
            <text:p>4.32922519093805</text:p>
          </table:table-cell>
          <table:table-cell table:formula="of:=STDEV([.E1602];[.F1602])" office:value-type="float" office:value="4.32922519093805" calcext:value-type="float">
            <text:p>4.32922519093805</text:p>
          </table:table-cell>
        </table:table-row>
        <table:table-row table:style-name="ro1">
          <table:table-cell office:value-type="string" calcext:value-type="string">
            <text:p>obsequens iulius</text:p>
          </table:table-cell>
          <table:table-cell office:value-type="string" calcext:value-type="string">
            <text:p>obsequens julius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3.75" calcext:value-type="float">
            <text:p>93.75</text:p>
          </table:table-cell>
          <table:table-cell office:value-type="float" office:value="3.60843918243516" calcext:value-type="float">
            <text:p>3.60843918243516</text:p>
          </table:table-cell>
          <table:table-cell table:formula="of:=STDEV([.D1603];[.E1603])" office:value-type="float" office:value="4.41941738241592" calcext:value-type="float">
            <text:p>4.41941738241592</text:p>
          </table:table-cell>
          <table:table-cell table:formula="of:=STDEV([.D1603];[.F1603])" office:value-type="float" office:value="4.41941738241592" calcext:value-type="float">
            <text:p>4.41941738241592</text:p>
          </table:table-cell>
          <table:table-cell table:formula="of:=STDEV([.E1603];[.F1603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achez de las brozas francisco 15221600</text:p>
          </table:table-cell>
          <table:table-cell table:style-name="ce2" office:value-type="string" calcext:value-type="string">
            <text:p>sanchez de las brozas francisco 15231601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3.6708860759494" calcext:value-type="float">
            <text:p>93.6708860759494</text:p>
          </table:table-cell>
          <table:table-cell office:value-type="float" office:value="3.65411562778244" calcext:value-type="float">
            <text:p>3.65411562778244</text:p>
          </table:table-cell>
          <table:table-cell table:formula="of:=STDEV([.D1604];[.E1604])" office:value-type="float" office:value="4.4753593745984" calcext:value-type="float">
            <text:p>4.4753593745984</text:p>
          </table:table-cell>
          <table:table-cell table:formula="of:=STDEV([.D1604];[.F1604])" office:value-type="float" office:value="4.4753593745984" calcext:value-type="float">
            <text:p>4.4753593745984</text:p>
          </table:table-cell>
          <table:table-cell table:formula="of:=STDEV([.E1604];[.F16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rose saint bishop of milan 397</text:p>
          </table:table-cell>
          <table:table-cell office:value-type="string" calcext:value-type="string">
            <text:p>ambrose saint bishop of milan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5483870967742" calcext:value-type="float">
            <text:p>93.5483870967742</text:p>
          </table:table-cell>
          <table:table-cell office:value-type="float" office:value="3.72484044638468" calcext:value-type="float">
            <text:p>3.72484044638468</text:p>
          </table:table-cell>
          <table:table-cell table:formula="of:=STDEV([.D1605];[.E1605])" office:value-type="float" office:value="0" calcext:value-type="float">
            <text:p>0</text:p>
          </table:table-cell>
          <table:table-cell table:formula="of:=STDEV([.D1605];[.F1605])" office:value-type="float" office:value="4.56197923346159" calcext:value-type="float">
            <text:p>4.56197923346159</text:p>
          </table:table-cell>
          <table:table-cell table:formula="of:=STDEV([.E1605];[.F1605])" office:value-type="float" office:value="4.56197923346159" calcext:value-type="float">
            <text:p>4.56197923346159</text:p>
          </table:table-cell>
        </table:table-row>
        <table:table-row table:style-name="ro1">
          <table:table-cell office:value-type="string" calcext:value-type="string">
            <text:p>john of salisbury bishop of chartres 1180</text:p>
          </table:table-cell>
          <table:table-cell office:value-type="string" calcext:value-type="string">
            <text:p>john of salisbury bishop of chartre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5064935064935" calcext:value-type="float">
            <text:p>93.5064935064935</text:p>
          </table:table-cell>
          <table:table-cell office:value-type="float" office:value="3.74902772201056" calcext:value-type="float">
            <text:p>3.74902772201056</text:p>
          </table:table-cell>
          <table:table-cell table:formula="of:=STDEV([.D1606];[.E1606])" office:value-type="float" office:value="0" calcext:value-type="float">
            <text:p>0</text:p>
          </table:table-cell>
          <table:table-cell table:formula="of:=STDEV([.D1606];[.F1606])" office:value-type="float" office:value="4.59160247523733" calcext:value-type="float">
            <text:p>4.59160247523733</text:p>
          </table:table-cell>
          <table:table-cell table:formula="of:=STDEV([.E1606];[.F1606])" office:value-type="float" office:value="4.59160247523733" calcext:value-type="float">
            <text:p>4.59160247523733</text:p>
          </table:table-cell>
        </table:table-row>
        <table:table-row table:style-name="ro1">
          <table:table-cell office:value-type="string" calcext:value-type="string">
            <text:p>ovid 43 bc17 or 18 ad</text:p>
          </table:table-cell>
          <table:table-cell office:value-type="string" calcext:value-type="string">
            <text:p>ovid 43 bc17 ad or 18 ad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3333333333333" calcext:value-type="float">
            <text:p>93.3333333333333</text:p>
          </table:table-cell>
          <table:table-cell office:value-type="float" office:value="3.84900179459751" calcext:value-type="float">
            <text:p>3.84900179459751</text:p>
          </table:table-cell>
          <table:table-cell table:formula="of:=STDEV([.D1607];[.E1607])" office:value-type="float" office:value="0" calcext:value-type="float">
            <text:p>0</text:p>
          </table:table-cell>
          <table:table-cell table:formula="of:=STDEV([.D1607];[.F1607])" office:value-type="float" office:value="4.71404520791032" calcext:value-type="float">
            <text:p>4.71404520791032</text:p>
          </table:table-cell>
          <table:table-cell table:formula="of:=STDEV([.E1607];[.F1607])" office:value-type="float" office:value="4.71404520791032" calcext:value-type="float">
            <text:p>4.71404520791032</text:p>
          </table:table-cell>
        </table:table-row>
        <table:table-row table:style-name="ro1">
          <table:table-cell office:value-type="string" calcext:value-type="string">
            <text:p>prudentius b 348</text:p>
          </table:table-cell>
          <table:table-cell office:value-type="string" calcext:value-type="string">
            <text:p>prudentius 348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3333333333333" calcext:value-type="float">
            <text:p>93.3333333333333</text:p>
          </table:table-cell>
          <table:table-cell office:value-type="float" office:value="3.84900179459751" calcext:value-type="float">
            <text:p>3.84900179459751</text:p>
          </table:table-cell>
          <table:table-cell table:formula="of:=STDEV([.D1608];[.E1608])" office:value-type="float" office:value="0" calcext:value-type="float">
            <text:p>0</text:p>
          </table:table-cell>
          <table:table-cell table:formula="of:=STDEV([.D1608];[.F1608])" office:value-type="float" office:value="4.71404520791032" calcext:value-type="float">
            <text:p>4.71404520791032</text:p>
          </table:table-cell>
          <table:table-cell table:formula="of:=STDEV([.E1608];[.F1608])" office:value-type="float" office:value="4.71404520791032" calcext:value-type="float">
            <text:p>4.71404520791032</text:p>
          </table:table-cell>
        </table:table-row>
        <table:table-row table:style-name="ro1">
          <table:table-cell office:value-type="string" calcext:value-type="string">
            <text:p>cano melchor op 15091560</text:p>
          </table:table-cell>
          <table:table-cell office:value-type="string" calcext:value-type="string">
            <text:p>cano melchor 15091560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3333333333333" calcext:value-type="float">
            <text:p>93.3333333333333</text:p>
          </table:table-cell>
          <table:table-cell office:value-type="float" office:value="3.84900179459751" calcext:value-type="float">
            <text:p>3.84900179459751</text:p>
          </table:table-cell>
          <table:table-cell table:formula="of:=STDEV([.D1609];[.E1609])" office:value-type="float" office:value="0" calcext:value-type="float">
            <text:p>0</text:p>
          </table:table-cell>
          <table:table-cell table:formula="of:=STDEV([.D1609];[.F1609])" office:value-type="float" office:value="4.71404520791032" calcext:value-type="float">
            <text:p>4.71404520791032</text:p>
          </table:table-cell>
          <table:table-cell table:formula="of:=STDEV([.E1609];[.F1609])" office:value-type="float" office:value="4.71404520791032" calcext:value-type="float">
            <text:p>4.71404520791032</text:p>
          </table:table-cell>
        </table:table-row>
        <table:table-row table:style-name="ro1">
          <table:table-cell office:value-type="string" calcext:value-type="string">
            <text:p>masen jakob si 16061681</text:p>
          </table:table-cell>
          <table:table-cell office:value-type="string" calcext:value-type="string">
            <text:p>masen jakob 16061681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0232558139535" calcext:value-type="float">
            <text:p>93.0232558139535</text:p>
          </table:table-cell>
          <table:table-cell office:value-type="float" office:value="4.02802513388111" calcext:value-type="float">
            <text:p>4.02802513388111</text:p>
          </table:table-cell>
          <table:table-cell table:formula="of:=STDEV([.D1610];[.E1610])" office:value-type="float" office:value="0" calcext:value-type="float">
            <text:p>0</text:p>
          </table:table-cell>
          <table:table-cell table:formula="of:=STDEV([.D1610];[.F1610])" office:value-type="float" office:value="4.93330312455731" calcext:value-type="float">
            <text:p>4.93330312455731</text:p>
          </table:table-cell>
          <table:table-cell table:formula="of:=STDEV([.E1610];[.F1610])" office:value-type="float" office:value="4.93330312455731" calcext:value-type="float">
            <text:p>4.93330312455731</text:p>
          </table:table-cell>
        </table:table-row>
        <table:table-row table:style-name="ro1">
          <table:table-cell office:value-type="string" calcext:value-type="string">
            <text:p>isidore of seville saint 636</text:p>
          </table:table-cell>
          <table:table-cell office:value-type="string" calcext:value-type="string">
            <text:p>isidore of seville saint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3076923076923" calcext:value-type="float">
            <text:p>92.3076923076923</text:p>
          </table:table-cell>
          <table:table-cell office:value-type="float" office:value="4.44115591684328" calcext:value-type="float">
            <text:p>4.44115591684328</text:p>
          </table:table-cell>
          <table:table-cell table:formula="of:=STDEV([.D1611];[.E1611])" office:value-type="float" office:value="0" calcext:value-type="float">
            <text:p>0</text:p>
          </table:table-cell>
          <table:table-cell table:formula="of:=STDEV([.D1611];[.F1611])" office:value-type="float" office:value="5.43928293220421" calcext:value-type="float">
            <text:p>5.43928293220421</text:p>
          </table:table-cell>
          <table:table-cell table:formula="of:=STDEV([.E1611];[.F1611])" office:value-type="float" office:value="5.43928293220421" calcext:value-type="float">
            <text:p>5.43928293220421</text:p>
          </table:table-cell>
        </table:table-row>
        <table:table-row table:style-name="ro1">
          <table:table-cell office:value-type="string" calcext:value-type="string">
            <text:p>boethius d 524</text:p>
          </table:table-cell>
          <table:table-cell office:value-type="string" calcext:value-type="string">
            <text:p>boethius 524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3076923076923" calcext:value-type="float">
            <text:p>92.3076923076923</text:p>
          </table:table-cell>
          <table:table-cell office:value-type="float" office:value="4.44115591684328" calcext:value-type="float">
            <text:p>4.44115591684328</text:p>
          </table:table-cell>
          <table:table-cell table:formula="of:=STDEV([.D1612];[.E1612])" office:value-type="float" office:value="0" calcext:value-type="float">
            <text:p>0</text:p>
          </table:table-cell>
          <table:table-cell table:formula="of:=STDEV([.D1612];[.F1612])" office:value-type="float" office:value="5.43928293220421" calcext:value-type="float">
            <text:p>5.43928293220421</text:p>
          </table:table-cell>
          <table:table-cell table:formula="of:=STDEV([.E1612];[.F1612])" office:value-type="float" office:value="5.43928293220421" calcext:value-type="float">
            <text:p>5.43928293220421</text:p>
          </table:table-cell>
        </table:table-row>
        <table:table-row table:style-name="ro1">
          <table:table-cell office:value-type="string" calcext:value-type="string">
            <text:p>sirmond jacques s i 15591651</text:p>
          </table:table-cell>
          <table:table-cell office:value-type="string" calcext:value-type="string">
            <text:p>sirmond jacques 15591651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3076923076923" calcext:value-type="float">
            <text:p>92.3076923076923</text:p>
          </table:table-cell>
          <table:table-cell office:value-type="float" office:value="4.44115591684328" calcext:value-type="float">
            <text:p>4.44115591684328</text:p>
          </table:table-cell>
          <table:table-cell table:formula="of:=STDEV([.D1613];[.E1613])" office:value-type="float" office:value="0" calcext:value-type="float">
            <text:p>0</text:p>
          </table:table-cell>
          <table:table-cell table:formula="of:=STDEV([.D1613];[.F1613])" office:value-type="float" office:value="5.43928293220421" calcext:value-type="float">
            <text:p>5.43928293220421</text:p>
          </table:table-cell>
          <table:table-cell table:formula="of:=STDEV([.E1613];[.F1613])" office:value-type="float" office:value="5.43928293220421" calcext:value-type="float">
            <text:p>5.43928293220421</text:p>
          </table:table-cell>
        </table:table-row>
        <table:table-row table:style-name="ro1">
          <table:table-cell office:value-type="string" calcext:value-type="string">
            <text:p>luis de granada o p 15041588</text:p>
          </table:table-cell>
          <table:table-cell office:value-type="string" calcext:value-type="string">
            <text:p>luis de granada 15041588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3076923076923" calcext:value-type="float">
            <text:p>92.3076923076923</text:p>
          </table:table-cell>
          <table:table-cell office:value-type="float" office:value="4.44115591684328" calcext:value-type="float">
            <text:p>4.44115591684328</text:p>
          </table:table-cell>
          <table:table-cell table:formula="of:=STDEV([.D1614];[.E1614])" office:value-type="float" office:value="0" calcext:value-type="float">
            <text:p>0</text:p>
          </table:table-cell>
          <table:table-cell table:formula="of:=STDEV([.D1614];[.F1614])" office:value-type="float" office:value="5.43928293220421" calcext:value-type="float">
            <text:p>5.43928293220421</text:p>
          </table:table-cell>
          <table:table-cell table:formula="of:=STDEV([.E1614];[.F1614])" office:value-type="float" office:value="5.43928293220421" calcext:value-type="float">
            <text:p>5.43928293220421</text:p>
          </table:table-cell>
        </table:table-row>
        <table:table-row table:style-name="ro1">
          <table:table-cell office:value-type="string" calcext:value-type="string">
            <text:p>eucherius of lyon saint 449</text:p>
          </table:table-cell>
          <table:table-cell office:value-type="string" calcext:value-type="string">
            <text:p>eucherius of lyon saint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4.61880215351701" calcext:value-type="float">
            <text:p>4.61880215351701</text:p>
          </table:table-cell>
          <table:table-cell table:formula="of:=STDEV([.D1615];[.E1615])" office:value-type="float" office:value="0" calcext:value-type="float">
            <text:p>0</text:p>
          </table:table-cell>
          <table:table-cell table:formula="of:=STDEV([.D1615];[.F1615])" office:value-type="float" office:value="5.65685424949238" calcext:value-type="float">
            <text:p>5.65685424949238</text:p>
          </table:table-cell>
          <table:table-cell table:formula="of:=STDEV([.E1615];[.F1615])" office:value-type="float" office:value="5.65685424949238" calcext:value-type="float">
            <text:p>5.65685424949238</text:p>
          </table:table-cell>
        </table:table-row>
        <table:table-row table:style-name="ro1">
          <table:table-cell office:value-type="string" calcext:value-type="string">
            <text:p>claudianus claudio</text:p>
          </table:table-cell>
          <table:table-cell office:value-type="string" calcext:value-type="string">
            <text:p>claudianus claudius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1.8918918918919" calcext:value-type="float">
            <text:p>91.8918918918919</text:p>
          </table:table-cell>
          <table:table-cell office:value-type="float" office:value="4.68121839883481" calcext:value-type="float">
            <text:p>4.68121839883481</text:p>
          </table:table-cell>
          <table:table-cell table:formula="of:=STDEV([.D1616];[.E1616])" office:value-type="float" office:value="5.73329822583688" calcext:value-type="float">
            <text:p>5.73329822583688</text:p>
          </table:table-cell>
          <table:table-cell table:formula="of:=STDEV([.D1616];[.F1616])" office:value-type="float" office:value="5.73329822583688" calcext:value-type="float">
            <text:p>5.73329822583688</text:p>
          </table:table-cell>
          <table:table-cell table:formula="of:=STDEV([.E1616];[.F16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ntanus iacobus 15421626</text:p>
          </table:table-cell>
          <table:table-cell office:value-type="string" calcext:value-type="string">
            <text:p>pontanus jacob 15421626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91.6666666666667" calcext:value-type="float">
            <text:p>91.6666666666667</text:p>
          </table:table-cell>
          <table:table-cell office:value-type="float" office:value="91.6666666666667" calcext:value-type="float">
            <text:p>91.6666666666667</text:p>
          </table:table-cell>
          <table:table-cell office:value-type="float" office:value="4.81125224324688" calcext:value-type="float">
            <text:p>4.81125224324688</text:p>
          </table:table-cell>
          <table:table-cell table:formula="of:=STDEV([.D1617];[.E1617])" office:value-type="float" office:value="5.89255650988789" calcext:value-type="float">
            <text:p>5.89255650988789</text:p>
          </table:table-cell>
          <table:table-cell table:formula="of:=STDEV([.D1617];[.F1617])" office:value-type="float" office:value="5.8925565098879" calcext:value-type="float">
            <text:p>5.8925565098879</text:p>
          </table:table-cell>
          <table:table-cell table:formula="of:=STDEV([.E1617];[.F16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thard d 844</text:p>
          </table:table-cell>
          <table:table-cell office:value-type="string" calcext:value-type="string">
            <text:p>nithard 844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666666666667" calcext:value-type="float">
            <text:p>91.6666666666667</text:p>
          </table:table-cell>
          <table:table-cell office:value-type="float" office:value="4.81125224324689" calcext:value-type="float">
            <text:p>4.81125224324689</text:p>
          </table:table-cell>
          <table:table-cell table:formula="of:=STDEV([.D1618];[.E1618])" office:value-type="float" office:value="0" calcext:value-type="float">
            <text:p>0</text:p>
          </table:table-cell>
          <table:table-cell table:formula="of:=STDEV([.D1618];[.F1618])" office:value-type="float" office:value="5.8925565098879" calcext:value-type="float">
            <text:p>5.8925565098879</text:p>
          </table:table-cell>
          <table:table-cell table:formula="of:=STDEV([.E1618];[.F1618])" office:value-type="float" office:value="5.8925565098879" calcext:value-type="float">
            <text:p>5.8925565098879</text:p>
          </table:table-cell>
        </table:table-row>
        <table:table-row table:style-name="ro1">
          <table:table-cell office:value-type="string" calcext:value-type="string">
            <text:p>sayer gregory osb 15601602</text:p>
          </table:table-cell>
          <table:table-cell office:value-type="string" calcext:value-type="string">
            <text:p>sayer gregory 15601602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666666666667" calcext:value-type="float">
            <text:p>91.6666666666667</text:p>
          </table:table-cell>
          <table:table-cell office:value-type="float" office:value="4.81125224324689" calcext:value-type="float">
            <text:p>4.81125224324689</text:p>
          </table:table-cell>
          <table:table-cell table:formula="of:=STDEV([.D1619];[.E1619])" office:value-type="float" office:value="0" calcext:value-type="float">
            <text:p>0</text:p>
          </table:table-cell>
          <table:table-cell table:formula="of:=STDEV([.D1619];[.F1619])" office:value-type="float" office:value="5.8925565098879" calcext:value-type="float">
            <text:p>5.8925565098879</text:p>
          </table:table-cell>
          <table:table-cell table:formula="of:=STDEV([.E1619];[.F1619])" office:value-type="float" office:value="5.8925565098879" calcext:value-type="float">
            <text:p>5.8925565098879</text:p>
          </table:table-cell>
        </table:table-row>
        <table:table-row table:style-name="ro1">
          <table:table-cell table:style-name="ce2" office:value-type="string" calcext:value-type="string">
            <text:p>tacticus cornelius</text:p>
          </table:table-cell>
          <table:table-cell table:style-name="ce2" office:value-type="string" calcext:value-type="string">
            <text:p>tacitus cornelius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1.4285714285714" calcext:value-type="float">
            <text:p>91.4285714285714</text:p>
          </table:table-cell>
          <table:table-cell office:value-type="float" office:value="4.94871659305393" calcext:value-type="float">
            <text:p>4.94871659305393</text:p>
          </table:table-cell>
          <table:table-cell table:formula="of:=STDEV([.D1620];[.E1620])" office:value-type="float" office:value="6.06091526731326" calcext:value-type="float">
            <text:p>6.06091526731326</text:p>
          </table:table-cell>
          <table:table-cell table:formula="of:=STDEV([.D1620];[.F1620])" office:value-type="float" office:value="6.06091526731326" calcext:value-type="float">
            <text:p>6.06091526731326</text:p>
          </table:table-cell>
          <table:table-cell table:formula="of:=STDEV([.E1620];[.F16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mmatzsch ernst 1871</text:p>
          </table:table-cell>
          <table:table-cell office:value-type="string" calcext:value-type="string">
            <text:p>lommatzsch ernst 18711949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91.304347826087" calcext:value-type="float">
            <text:p>91.304347826087</text:p>
          </table:table-cell>
          <table:table-cell office:value-type="float" office:value="91.304347826087" calcext:value-type="float">
            <text:p>91.304347826087</text:p>
          </table:table-cell>
          <table:table-cell office:value-type="float" office:value="5.02043712338805" calcext:value-type="float">
            <text:p>5.02043712338805</text:p>
          </table:table-cell>
          <table:table-cell table:formula="of:=STDEV([.D1621];[.E1621])" office:value-type="float" office:value="6.14875461901346" calcext:value-type="float">
            <text:p>6.14875461901346</text:p>
          </table:table-cell>
          <table:table-cell table:formula="of:=STDEV([.D1621];[.F1621])" office:value-type="float" office:value="6.14875461901345" calcext:value-type="float">
            <text:p>6.14875461901345</text:p>
          </table:table-cell>
          <table:table-cell table:formula="of:=STDEV([.E1621];[.F16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rsinus velius caspar 14931539</text:p>
          </table:table-cell>
          <table:table-cell office:value-type="string" calcext:value-type="string">
            <text:p>vel caspar ursinus 14931538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91.2280701754386" calcext:value-type="float">
            <text:p>91.2280701754386</text:p>
          </table:table-cell>
          <table:table-cell office:value-type="float" office:value="91.2280701754386" calcext:value-type="float">
            <text:p>91.2280701754386</text:p>
          </table:table-cell>
          <table:table-cell office:value-type="float" office:value="5.06447604552303" calcext:value-type="float">
            <text:p>5.06447604552303</text:p>
          </table:table-cell>
          <table:table-cell table:formula="of:=STDEV([.D1622];[.E1622])" office:value-type="float" office:value="6.20269106303989" calcext:value-type="float">
            <text:p>6.20269106303989</text:p>
          </table:table-cell>
          <table:table-cell table:formula="of:=STDEV([.D1622];[.F1622])" office:value-type="float" office:value="6.2026910630399" calcext:value-type="float">
            <text:p>6.2026910630399</text:p>
          </table:table-cell>
          <table:table-cell table:formula="of:=STDEV([.E1622];[.F16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n of salisbury bishop of chartres d 1180</text:p>
          </table:table-cell>
          <table:table-cell office:value-type="string" calcext:value-type="string">
            <text:p>john of salisbury bishop of chartre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1392405063291" calcext:value-type="float">
            <text:p>91.1392405063291</text:p>
          </table:table-cell>
          <table:table-cell office:value-type="float" office:value="5.11576187889542" calcext:value-type="float">
            <text:p>5.11576187889542</text:p>
          </table:table-cell>
          <table:table-cell table:formula="of:=STDEV([.D1623];[.E1623])" office:value-type="float" office:value="0" calcext:value-type="float">
            <text:p>0</text:p>
          </table:table-cell>
          <table:table-cell table:formula="of:=STDEV([.D1623];[.F1623])" office:value-type="float" office:value="6.26550312443776" calcext:value-type="float">
            <text:p>6.26550312443776</text:p>
          </table:table-cell>
          <table:table-cell table:formula="of:=STDEV([.E1623];[.F1623])" office:value-type="float" office:value="6.26550312443776" calcext:value-type="float">
            <text:p>6.26550312443776</text:p>
          </table:table-cell>
        </table:table-row>
        <table:table-row table:style-name="ro1">
          <table:table-cell office:value-type="string" calcext:value-type="string">
            <text:p>keil henricus 18221894</text:p>
          </table:table-cell>
          <table:table-cell office:value-type="string" calcext:value-type="string">
            <text:p>keil heinrich 18221894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0.9090909090909" calcext:value-type="float">
            <text:p>90.9090909090909</text:p>
          </table:table-cell>
          <table:table-cell office:value-type="float" office:value="5.24863881081478" calcext:value-type="float">
            <text:p>5.24863881081478</text:p>
          </table:table-cell>
          <table:table-cell table:formula="of:=STDEV([.D1624];[.E1624])" office:value-type="float" office:value="6.42824346533225" calcext:value-type="float">
            <text:p>6.42824346533225</text:p>
          </table:table-cell>
          <table:table-cell table:formula="of:=STDEV([.D1624];[.F1624])" office:value-type="float" office:value="6.42824346533225" calcext:value-type="float">
            <text:p>6.42824346533225</text:p>
          </table:table-cell>
          <table:table-cell table:formula="of:=STDEV([.E1624];[.F16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lram bishop of naumburg 1111</text:p>
          </table:table-cell>
          <table:table-cell office:value-type="string" calcext:value-type="string">
            <text:p>walram bishop of naumburg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9090909090909" calcext:value-type="float">
            <text:p>90.9090909090909</text:p>
          </table:table-cell>
          <table:table-cell office:value-type="float" office:value="5.24863881081478" calcext:value-type="float">
            <text:p>5.24863881081478</text:p>
          </table:table-cell>
          <table:table-cell table:formula="of:=STDEV([.D1625];[.E1625])" office:value-type="float" office:value="0" calcext:value-type="float">
            <text:p>0</text:p>
          </table:table-cell>
          <table:table-cell table:formula="of:=STDEV([.D1625];[.F1625])" office:value-type="float" office:value="6.42824346533225" calcext:value-type="float">
            <text:p>6.42824346533225</text:p>
          </table:table-cell>
          <table:table-cell table:formula="of:=STDEV([.E1625];[.F1625])" office:value-type="float" office:value="6.42824346533225" calcext:value-type="float">
            <text:p>6.42824346533225</text:p>
          </table:table-cell>
        </table:table-row>
        <table:table-row table:style-name="ro1">
          <table:table-cell office:value-type="string" calcext:value-type="string">
            <text:p>biondo flavio 13881463</text:p>
          </table:table-cell>
          <table:table-cell office:value-type="string" calcext:value-type="string">
            <text:p>biondo flavio 13921463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0.9090909090909" calcext:value-type="float">
            <text:p>90.9090909090909</text:p>
          </table:table-cell>
          <table:table-cell office:value-type="float" office:value="5.24863881081478" calcext:value-type="float">
            <text:p>5.24863881081478</text:p>
          </table:table-cell>
          <table:table-cell table:formula="of:=STDEV([.D1626];[.E1626])" office:value-type="float" office:value="6.42824346533225" calcext:value-type="float">
            <text:p>6.42824346533225</text:p>
          </table:table-cell>
          <table:table-cell table:formula="of:=STDEV([.D1626];[.F1626])" office:value-type="float" office:value="6.42824346533225" calcext:value-type="float">
            <text:p>6.42824346533225</text:p>
          </table:table-cell>
          <table:table-cell table:formula="of:=STDEV([.E1626];[.F16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auro emmanuele conte de 15911675</text:p>
          </table:table-cell>
          <table:table-cell office:value-type="string" calcext:value-type="string">
            <text:p>tesauro emanuele conte 15921675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0.9090909090909" calcext:value-type="float">
            <text:p>90.9090909090909</text:p>
          </table:table-cell>
          <table:table-cell office:value-type="float" office:value="5.24863881081478" calcext:value-type="float">
            <text:p>5.24863881081478</text:p>
          </table:table-cell>
          <table:table-cell table:formula="of:=STDEV([.D1627];[.E1627])" office:value-type="float" office:value="6.42824346533225" calcext:value-type="float">
            <text:p>6.42824346533225</text:p>
          </table:table-cell>
          <table:table-cell table:formula="of:=STDEV([.D1627];[.F1627])" office:value-type="float" office:value="6.42824346533225" calcext:value-type="float">
            <text:p>6.42824346533225</text:p>
          </table:table-cell>
          <table:table-cell table:formula="of:=STDEV([.E1627];[.F16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donado juan de si 15331583</text:p>
          </table:table-cell>
          <table:table-cell office:value-type="string" calcext:value-type="string">
            <text:p>maldonado juan de 15341583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0.9090909090909" calcext:value-type="float">
            <text:p>90.9090909090909</text:p>
          </table:table-cell>
          <table:table-cell office:value-type="float" office:value="5.24863881081478" calcext:value-type="float">
            <text:p>5.24863881081478</text:p>
          </table:table-cell>
          <table:table-cell table:formula="of:=STDEV([.D1628];[.E1628])" office:value-type="float" office:value="6.42824346533225" calcext:value-type="float">
            <text:p>6.42824346533225</text:p>
          </table:table-cell>
          <table:table-cell table:formula="of:=STDEV([.D1628];[.F1628])" office:value-type="float" office:value="6.42824346533225" calcext:value-type="float">
            <text:p>6.42824346533225</text:p>
          </table:table-cell>
          <table:table-cell table:formula="of:=STDEV([.E1628];[.F16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rose saint bishop of milan d 397</text:p>
          </table:table-cell>
          <table:table-cell office:value-type="string" calcext:value-type="string">
            <text:p>ambrose saint bishop of milan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625" calcext:value-type="float">
            <text:p>90.625</text:p>
          </table:table-cell>
          <table:table-cell office:value-type="float" office:value="5.41265877365274" calcext:value-type="float">
            <text:p>5.41265877365274</text:p>
          </table:table-cell>
          <table:table-cell table:formula="of:=STDEV([.D1629];[.E1629])" office:value-type="float" office:value="0" calcext:value-type="float">
            <text:p>0</text:p>
          </table:table-cell>
          <table:table-cell table:formula="of:=STDEV([.D1629];[.F1629])" office:value-type="float" office:value="6.62912607362388" calcext:value-type="float">
            <text:p>6.62912607362388</text:p>
          </table:table-cell>
          <table:table-cell table:formula="of:=STDEV([.E1629];[.F1629])" office:value-type="float" office:value="6.62912607362388" calcext:value-type="float">
            <text:p>6.62912607362388</text:p>
          </table:table-cell>
        </table:table-row>
        <table:table-row table:style-name="ro1">
          <table:table-cell office:value-type="string" calcext:value-type="string">
            <text:p>vossius gerhard johann 15771649</text:p>
          </table:table-cell>
          <table:table-cell office:value-type="string" calcext:value-type="string">
            <text:p>vossius gerardus joannes 15771649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0.625" calcext:value-type="float">
            <text:p>90.625</text:p>
          </table:table-cell>
          <table:table-cell office:value-type="float" office:value="5.41265877365274" calcext:value-type="float">
            <text:p>5.41265877365274</text:p>
          </table:table-cell>
          <table:table-cell table:formula="of:=STDEV([.D1630];[.E1630])" office:value-type="float" office:value="6.62912607362388" calcext:value-type="float">
            <text:p>6.62912607362388</text:p>
          </table:table-cell>
          <table:table-cell table:formula="of:=STDEV([.D1630];[.F1630])" office:value-type="float" office:value="6.62912607362388" calcext:value-type="float">
            <text:p>6.62912607362388</text:p>
          </table:table-cell>
          <table:table-cell table:formula="of:=STDEV([.E1630];[.F16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phanius saint bishop of constantia in cyprus ca 310403</text:p>
          </table:table-cell>
          <table:table-cell office:value-type="string" calcext:value-type="string">
            <text:p>epiphanius saint bishop of constantia in cypru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3846153846154" calcext:value-type="float">
            <text:p>90.3846153846154</text:p>
          </table:table-cell>
          <table:table-cell office:value-type="float" office:value="5.55144489605409" calcext:value-type="float">
            <text:p>5.55144489605409</text:p>
          </table:table-cell>
          <table:table-cell table:formula="of:=STDEV([.D1631];[.E1631])" office:value-type="float" office:value="0" calcext:value-type="float">
            <text:p>0</text:p>
          </table:table-cell>
          <table:table-cell table:formula="of:=STDEV([.D1631];[.F1631])" office:value-type="float" office:value="6.79910366525526" calcext:value-type="float">
            <text:p>6.79910366525526</text:p>
          </table:table-cell>
          <table:table-cell table:formula="of:=STDEV([.E1631];[.F1631])" office:value-type="float" office:value="6.79910366525526" calcext:value-type="float">
            <text:p>6.79910366525526</text:p>
          </table:table-cell>
        </table:table-row>
        <table:table-row table:style-name="ro1">
          <table:table-cell office:value-type="string" calcext:value-type="string">
            <text:p>julio obsequens</text:p>
          </table:table-cell>
          <table:table-cell office:value-type="string" calcext:value-type="string">
            <text:p>obsequens julius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90.3225806451613" calcext:value-type="float">
            <text:p>90.3225806451613</text:p>
          </table:table-cell>
          <table:table-cell office:value-type="float" office:value="90.3225806451613" calcext:value-type="float">
            <text:p>90.3225806451613</text:p>
          </table:table-cell>
          <table:table-cell office:value-type="float" office:value="5.58726066957703" calcext:value-type="float">
            <text:p>5.58726066957703</text:p>
          </table:table-cell>
          <table:table-cell table:formula="of:=STDEV([.D1632];[.E1632])" office:value-type="float" office:value="6.84296885019239" calcext:value-type="float">
            <text:p>6.84296885019239</text:p>
          </table:table-cell>
          <table:table-cell table:formula="of:=STDEV([.D1632];[.F1632])" office:value-type="float" office:value="6.8429688501924" calcext:value-type="float">
            <text:p>6.8429688501924</text:p>
          </table:table-cell>
          <table:table-cell table:formula="of:=STDEV([.E1632];[.F16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onieri pietro andrea</text:p>
          </table:table-cell>
          <table:table-cell office:value-type="string" calcext:value-type="string">
            <text:p>canonieri pietro andrea 1639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1960784313726" calcext:value-type="float">
            <text:p>90.1960784313726</text:p>
          </table:table-cell>
          <table:table-cell office:value-type="float" office:value="5.66029675676103" calcext:value-type="float">
            <text:p>5.66029675676103</text:p>
          </table:table-cell>
          <table:table-cell table:formula="of:=STDEV([.D1633];[.E1633])" office:value-type="float" office:value="0" calcext:value-type="float">
            <text:p>0</text:p>
          </table:table-cell>
          <table:table-cell table:formula="of:=STDEV([.D1633];[.F1633])" office:value-type="float" office:value="6.93241942339752" calcext:value-type="float">
            <text:p>6.93241942339752</text:p>
          </table:table-cell>
          <table:table-cell table:formula="of:=STDEV([.E1633];[.F1633])" office:value-type="float" office:value="6.93241942339752" calcext:value-type="float">
            <text:p>6.93241942339752</text:p>
          </table:table-cell>
        </table:table-row>
        <table:table-row table:style-name="ro1">
          <table:table-cell office:value-type="string" calcext:value-type="string">
            <text:p>pontanus jacobus si 15421626</text:p>
          </table:table-cell>
          <table:table-cell office:value-type="string" calcext:value-type="string">
            <text:p>pontanus jacob 15421626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90.1960784313725" calcext:value-type="float">
            <text:p>90.1960784313725</text:p>
          </table:table-cell>
          <table:table-cell office:value-type="float" office:value="90.1960784313726" calcext:value-type="float">
            <text:p>90.1960784313726</text:p>
          </table:table-cell>
          <table:table-cell office:value-type="float" office:value="5.66029675676104" calcext:value-type="float">
            <text:p>5.66029675676104</text:p>
          </table:table-cell>
          <table:table-cell table:formula="of:=STDEV([.D1634];[.E1634])" office:value-type="float" office:value="6.93241942339753" calcext:value-type="float">
            <text:p>6.93241942339753</text:p>
          </table:table-cell>
          <table:table-cell table:formula="of:=STDEV([.D1634];[.F1634])" office:value-type="float" office:value="6.93241942339752" calcext:value-type="float">
            <text:p>6.93241942339752</text:p>
          </table:table-cell>
          <table:table-cell table:formula="of:=STDEV([.E1634];[.F16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hlenz m 18721962</text:p>
          </table:table-cell>
          <table:table-cell office:value-type="string" calcext:value-type="string">
            <text:p>pohlenz m max 18721962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.77350269189626" calcext:value-type="float">
            <text:p>5.77350269189626</text:p>
          </table:table-cell>
          <table:table-cell table:formula="of:=STDEV([.D1635];[.E1635])" office:value-type="float" office:value="0" calcext:value-type="float">
            <text:p>0</text:p>
          </table:table-cell>
          <table:table-cell table:formula="of:=STDEV([.D1635];[.F1635])" office:value-type="float" office:value="7.07106781186548" calcext:value-type="float">
            <text:p>7.07106781186548</text:p>
          </table:table-cell>
          <table:table-cell table:formula="of:=STDEV([.E1635];[.F1635])" office:value-type="float" office:value="7.07106781186548" calcext:value-type="float">
            <text:p>7.07106781186548</text:p>
          </table:table-cell>
        </table:table-row>
        <table:table-row table:style-name="ro1">
          <table:table-cell office:value-type="string" calcext:value-type="string">
            <text:p>meurs jan van 15791639</text:p>
          </table:table-cell>
          <table:table-cell office:value-type="string" calcext:value-type="string">
            <text:p>meurs johannes van 15791639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9.7959183673469" calcext:value-type="float">
            <text:p>89.7959183673469</text:p>
          </table:table-cell>
          <table:table-cell office:value-type="float" office:value="5.83330854202304" calcext:value-type="float">
            <text:p>5.83330854202304</text:p>
          </table:table-cell>
          <table:table-cell table:formula="of:=STDEV([.D1636];[.E1636])" office:value-type="float" office:value="7.07106781186548" calcext:value-type="float">
            <text:p>7.07106781186548</text:p>
          </table:table-cell>
          <table:table-cell table:formula="of:=STDEV([.D1636];[.F1636])" office:value-type="float" office:value="7.21537531823007" calcext:value-type="float">
            <text:p>7.21537531823007</text:p>
          </table:table-cell>
          <table:table-cell table:formula="of:=STDEV([.E1636];[.F1636])" office:value-type="float" office:value="0.144307506364599" calcext:value-type="float">
            <text:p>0.144307506364599</text:p>
          </table:table-cell>
        </table:table-row>
        <table:table-row table:style-name="ro1">
          <table:table-cell office:value-type="string" calcext:value-type="string">
            <text:p>rutilius namatianus claudius 5th cent</text:p>
          </table:table-cell>
          <table:table-cell office:value-type="string" calcext:value-type="string">
            <text:p>namatianus claudius rutilius active 5th century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92.7536231884058" calcext:value-type="float">
            <text:p>92.7536231884058</text:p>
          </table:table-cell>
          <table:table-cell office:value-type="float" office:value="88.0952380952381" calcext:value-type="float">
            <text:p>88.0952380952381</text:p>
          </table:table-cell>
          <table:table-cell office:value-type="float" office:value="5.99908166001164" calcext:value-type="float">
            <text:p>5.99908166001164</text:p>
          </table:table-cell>
          <table:table-cell table:formula="of:=STDEV([.D1637];[.E1637])" office:value-type="float" office:value="5.12396218251121" calcext:value-type="float">
            <text:p>5.12396218251121</text:p>
          </table:table-cell>
          <table:table-cell table:formula="of:=STDEV([.D1637];[.F1637])" office:value-type="float" office:value="8.41793787126843" calcext:value-type="float">
            <text:p>8.41793787126843</text:p>
          </table:table-cell>
          <table:table-cell table:formula="of:=STDEV([.E1637];[.F1637])" office:value-type="float" office:value="3.29397568875721" calcext:value-type="float">
            <text:p>3.29397568875721</text:p>
          </table:table-cell>
        </table:table-row>
        <table:table-row table:style-name="ro1">
          <table:table-cell office:value-type="string" calcext:value-type="string">
            <text:p>siber adam 15161584</text:p>
          </table:table-cell>
          <table:table-cell office:value-type="string" calcext:value-type="string">
            <text:p>siber adam 15151583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9.4736842105263" calcext:value-type="float">
            <text:p>89.4736842105263</text:p>
          </table:table-cell>
          <table:table-cell office:value-type="float" office:value="6.07737125462764" calcext:value-type="float">
            <text:p>6.07737125462764</text:p>
          </table:table-cell>
          <table:table-cell table:formula="of:=STDEV([.D1638];[.E1638])" office:value-type="float" office:value="7.44322927564787" calcext:value-type="float">
            <text:p>7.44322927564787</text:p>
          </table:table-cell>
          <table:table-cell table:formula="of:=STDEV([.D1638];[.F1638])" office:value-type="float" office:value="7.44322927564787" calcext:value-type="float">
            <text:p>7.44322927564787</text:p>
          </table:table-cell>
          <table:table-cell table:formula="of:=STDEV([.E1638];[.F16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gory saint bishop of tours 538594</text:p>
          </table:table-cell>
          <table:table-cell office:value-type="string" calcext:value-type="string">
            <text:p>gregory bishop of tours saint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9.2307692307692" calcext:value-type="float">
            <text:p>89.2307692307692</text:p>
          </table:table-cell>
          <table:table-cell office:value-type="float" office:value="6.21761828358059" calcext:value-type="float">
            <text:p>6.21761828358059</text:p>
          </table:table-cell>
          <table:table-cell table:formula="of:=STDEV([.D1639];[.E1639])" office:value-type="float" office:value="0" calcext:value-type="float">
            <text:p>0</text:p>
          </table:table-cell>
          <table:table-cell table:formula="of:=STDEV([.D1639];[.F1639])" office:value-type="float" office:value="7.6149961050859" calcext:value-type="float">
            <text:p>7.6149961050859</text:p>
          </table:table-cell>
          <table:table-cell table:formula="of:=STDEV([.E1639];[.F1639])" office:value-type="float" office:value="7.6149961050859" calcext:value-type="float">
            <text:p>7.6149961050859</text:p>
          </table:table-cell>
        </table:table-row>
        <table:table-row table:style-name="ro1">
          <table:table-cell office:value-type="string" calcext:value-type="string">
            <text:p>gregory bishop of tours saint 538594</text:p>
          </table:table-cell>
          <table:table-cell office:value-type="string" calcext:value-type="string">
            <text:p>gregory bishop of tours saint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9.2307692307692" calcext:value-type="float">
            <text:p>89.2307692307692</text:p>
          </table:table-cell>
          <table:table-cell office:value-type="float" office:value="6.21761828358059" calcext:value-type="float">
            <text:p>6.21761828358059</text:p>
          </table:table-cell>
          <table:table-cell table:formula="of:=STDEV([.D1640];[.E1640])" office:value-type="float" office:value="0" calcext:value-type="float">
            <text:p>0</text:p>
          </table:table-cell>
          <table:table-cell table:formula="of:=STDEV([.D1640];[.F1640])" office:value-type="float" office:value="7.6149961050859" calcext:value-type="float">
            <text:p>7.6149961050859</text:p>
          </table:table-cell>
          <table:table-cell table:formula="of:=STDEV([.E1640];[.F1640])" office:value-type="float" office:value="7.6149961050859" calcext:value-type="float">
            <text:p>7.6149961050859</text:p>
          </table:table-cell>
        </table:table-row>
        <table:table-row table:style-name="ro1">
          <table:table-cell office:value-type="string" calcext:value-type="string">
            <text:p>anselm saint archbishop of canterbury 10331109</text:p>
          </table:table-cell>
          <table:table-cell office:value-type="string" calcext:value-type="string">
            <text:p>anselm saint archbishop of canterbury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9.1566265060241" calcext:value-type="float">
            <text:p>89.1566265060241</text:p>
          </table:table-cell>
          <table:table-cell office:value-type="float" office:value="6.26042460567064" calcext:value-type="float">
            <text:p>6.26042460567064</text:p>
          </table:table-cell>
          <table:table-cell table:formula="of:=STDEV([.D1641];[.E1641])" office:value-type="float" office:value="0" calcext:value-type="float">
            <text:p>0</text:p>
          </table:table-cell>
          <table:table-cell table:formula="of:=STDEV([.D1641];[.F1641])" office:value-type="float" office:value="7.66742292852883" calcext:value-type="float">
            <text:p>7.66742292852883</text:p>
          </table:table-cell>
          <table:table-cell table:formula="of:=STDEV([.E1641];[.F1641])" office:value-type="float" office:value="7.66742292852883" calcext:value-type="float">
            <text:p>7.66742292852883</text:p>
          </table:table-cell>
        </table:table-row>
        <table:table-row table:style-name="ro1">
          <table:table-cell office:value-type="string" calcext:value-type="string">
            <text:p>lambert von hersfeld 1088</text:p>
          </table:table-cell>
          <table:table-cell office:value-type="string" calcext:value-type="string">
            <text:p>lambert von hersfeld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8.8888888888889" calcext:value-type="float">
            <text:p>88.8888888888889</text:p>
          </table:table-cell>
          <table:table-cell office:value-type="float" office:value="6.41500299099584" calcext:value-type="float">
            <text:p>6.41500299099584</text:p>
          </table:table-cell>
          <table:table-cell table:formula="of:=STDEV([.D1642];[.E1642])" office:value-type="float" office:value="0" calcext:value-type="float">
            <text:p>0</text:p>
          </table:table-cell>
          <table:table-cell table:formula="of:=STDEV([.D1642];[.F1642])" office:value-type="float" office:value="7.85674201318386" calcext:value-type="float">
            <text:p>7.85674201318386</text:p>
          </table:table-cell>
          <table:table-cell table:formula="of:=STDEV([.E1642];[.F1642])" office:value-type="float" office:value="7.85674201318386" calcext:value-type="float">
            <text:p>7.85674201318386</text:p>
          </table:table-cell>
        </table:table-row>
        <table:table-row table:style-name="ro1">
          <table:table-cell office:value-type="string" calcext:value-type="string">
            <text:p>isidore of seville saint d 636</text:p>
          </table:table-cell>
          <table:table-cell office:value-type="string" calcext:value-type="string">
            <text:p>isidore of seville saint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8.8888888888889" calcext:value-type="float">
            <text:p>88.8888888888889</text:p>
          </table:table-cell>
          <table:table-cell office:value-type="float" office:value="6.41500299099584" calcext:value-type="float">
            <text:p>6.41500299099584</text:p>
          </table:table-cell>
          <table:table-cell table:formula="of:=STDEV([.D1643];[.E1643])" office:value-type="float" office:value="0" calcext:value-type="float">
            <text:p>0</text:p>
          </table:table-cell>
          <table:table-cell table:formula="of:=STDEV([.D1643];[.F1643])" office:value-type="float" office:value="7.85674201318386" calcext:value-type="float">
            <text:p>7.85674201318386</text:p>
          </table:table-cell>
          <table:table-cell table:formula="of:=STDEV([.E1643];[.F1643])" office:value-type="float" office:value="7.85674201318386" calcext:value-type="float">
            <text:p>7.85674201318386</text:p>
          </table:table-cell>
        </table:table-row>
        <table:table-row table:style-name="ro1">
          <table:table-cell office:value-type="string" calcext:value-type="string">
            <text:p>mela pomponio</text:p>
          </table:table-cell>
          <table:table-cell office:value-type="string" calcext:value-type="string">
            <text:p>mela pomponius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8.8888888888889" calcext:value-type="float">
            <text:p>88.8888888888889</text:p>
          </table:table-cell>
          <table:table-cell office:value-type="float" office:value="6.41500299099584" calcext:value-type="float">
            <text:p>6.41500299099584</text:p>
          </table:table-cell>
          <table:table-cell table:formula="of:=STDEV([.D1644];[.E1644])" office:value-type="float" office:value="7.85674201318386" calcext:value-type="float">
            <text:p>7.85674201318386</text:p>
          </table:table-cell>
          <table:table-cell table:formula="of:=STDEV([.D1644];[.F1644])" office:value-type="float" office:value="7.85674201318386" calcext:value-type="float">
            <text:p>7.85674201318386</text:p>
          </table:table-cell>
          <table:table-cell table:formula="of:=STDEV([.E1644];[.F16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ili paolo 14601529</text:p>
          </table:table-cell>
          <table:table-cell office:value-type="string" calcext:value-type="string">
            <text:p>emili paolo 1529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8.8888888888889" calcext:value-type="float">
            <text:p>88.8888888888889</text:p>
          </table:table-cell>
          <table:table-cell office:value-type="float" office:value="6.41500299099584" calcext:value-type="float">
            <text:p>6.41500299099584</text:p>
          </table:table-cell>
          <table:table-cell table:formula="of:=STDEV([.D1645];[.E1645])" office:value-type="float" office:value="7.85674201318386" calcext:value-type="float">
            <text:p>7.85674201318386</text:p>
          </table:table-cell>
          <table:table-cell table:formula="of:=STDEV([.D1645];[.F1645])" office:value-type="float" office:value="7.85674201318386" calcext:value-type="float">
            <text:p>7.85674201318386</text:p>
          </table:table-cell>
          <table:table-cell table:formula="of:=STDEV([.E1645];[.F16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lius italicus tiberius catius d 10 ad</text:p>
          </table:table-cell>
          <table:table-cell office:value-type="string" calcext:value-type="string">
            <text:p>silius italicus tiberius catiu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8.5714285714286" calcext:value-type="float">
            <text:p>88.5714285714286</text:p>
          </table:table-cell>
          <table:table-cell office:value-type="float" office:value="6.59828879073858" calcext:value-type="float">
            <text:p>6.59828879073858</text:p>
          </table:table-cell>
          <table:table-cell table:formula="of:=STDEV([.D1646];[.E1646])" office:value-type="float" office:value="0" calcext:value-type="float">
            <text:p>0</text:p>
          </table:table-cell>
          <table:table-cell table:formula="of:=STDEV([.D1646];[.F1646])" office:value-type="float" office:value="8.08122035641769" calcext:value-type="float">
            <text:p>8.08122035641769</text:p>
          </table:table-cell>
          <table:table-cell table:formula="of:=STDEV([.E1646];[.F1646])" office:value-type="float" office:value="8.08122035641769" calcext:value-type="float">
            <text:p>8.08122035641769</text:p>
          </table:table-cell>
        </table:table-row>
        <table:table-row table:style-name="ro1">
          <table:table-cell office:value-type="string" calcext:value-type="string">
            <text:p>ennodius magnus felix saint 474521</text:p>
          </table:table-cell>
          <table:table-cell office:value-type="string" calcext:value-type="string">
            <text:p>ennodius magnus felix saint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8.5245901639344" calcext:value-type="float">
            <text:p>88.5245901639344</text:p>
          </table:table-cell>
          <table:table-cell office:value-type="float" office:value="6.62533095791374" calcext:value-type="float">
            <text:p>6.62533095791374</text:p>
          </table:table-cell>
          <table:table-cell table:formula="of:=STDEV([.D1647];[.E1647])" office:value-type="float" office:value="0" calcext:value-type="float">
            <text:p>0</text:p>
          </table:table-cell>
          <table:table-cell table:formula="of:=STDEV([.D1647];[.F1647])" office:value-type="float" office:value="8.11434011197678" calcext:value-type="float">
            <text:p>8.11434011197678</text:p>
          </table:table-cell>
          <table:table-cell table:formula="of:=STDEV([.E1647];[.F1647])" office:value-type="float" office:value="8.11434011197678" calcext:value-type="float">
            <text:p>8.11434011197678</text:p>
          </table:table-cell>
        </table:table-row>
        <table:table-row table:style-name="ro1">
          <table:table-cell office:value-type="string" calcext:value-type="string">
            <text:p>eucherius of lyon saint d 449</text:p>
          </table:table-cell>
          <table:table-cell office:value-type="string" calcext:value-type="string">
            <text:p>eucherius of lyon saint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8.4615384615385" calcext:value-type="float">
            <text:p>88.4615384615385</text:p>
          </table:table-cell>
          <table:table-cell office:value-type="float" office:value="6.66173387526492" calcext:value-type="float">
            <text:p>6.66173387526492</text:p>
          </table:table-cell>
          <table:table-cell table:formula="of:=STDEV([.D1648];[.E1648])" office:value-type="float" office:value="0" calcext:value-type="float">
            <text:p>0</text:p>
          </table:table-cell>
          <table:table-cell table:formula="of:=STDEV([.D1648];[.F1648])" office:value-type="float" office:value="8.15892439830632" calcext:value-type="float">
            <text:p>8.15892439830632</text:p>
          </table:table-cell>
          <table:table-cell table:formula="of:=STDEV([.E1648];[.F1648])" office:value-type="float" office:value="8.15892439830632" calcext:value-type="float">
            <text:p>8.15892439830632</text:p>
          </table:table-cell>
        </table:table-row>
        <table:table-row table:style-name="ro1">
          <table:table-cell office:value-type="string" calcext:value-type="string">
            <text:p>wyttenbach daniel 17461820</text:p>
          </table:table-cell>
          <table:table-cell office:value-type="string" calcext:value-type="string">
            <text:p>wyttenbach daniel albert 17461820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8.135593220339" calcext:value-type="float">
            <text:p>88.135593220339</text:p>
          </table:table-cell>
          <table:table-cell office:value-type="float" office:value="6.84991844801251" calcext:value-type="float">
            <text:p>6.84991844801251</text:p>
          </table:table-cell>
          <table:table-cell table:formula="of:=STDEV([.D1649];[.E1649])" office:value-type="float" office:value="0" calcext:value-type="float">
            <text:p>0</text:p>
          </table:table-cell>
          <table:table-cell table:formula="of:=STDEV([.D1649];[.F1649])" office:value-type="float" office:value="8.38940248865396" calcext:value-type="float">
            <text:p>8.38940248865396</text:p>
          </table:table-cell>
          <table:table-cell table:formula="of:=STDEV([.E1649];[.F1649])" office:value-type="float" office:value="8.38940248865396" calcext:value-type="float">
            <text:p>8.38940248865396</text:p>
          </table:table-cell>
        </table:table-row>
        <table:table-row table:style-name="ro1">
          <table:table-cell office:value-type="string" calcext:value-type="string">
            <text:p>lanfranc archbishop of canterbury 10051089</text:p>
          </table:table-cell>
          <table:table-cell office:value-type="string" calcext:value-type="string">
            <text:p>lanfranc archbishop of canterbury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6.92820323027551" calcext:value-type="float">
            <text:p>6.92820323027551</text:p>
          </table:table-cell>
          <table:table-cell table:formula="of:=STDEV([.D1650];[.E1650])" office:value-type="float" office:value="0" calcext:value-type="float">
            <text:p>0</text:p>
          </table:table-cell>
          <table:table-cell table:formula="of:=STDEV([.D1650];[.F1650])" office:value-type="float" office:value="8.48528137423857" calcext:value-type="float">
            <text:p>8.48528137423857</text:p>
          </table:table-cell>
          <table:table-cell table:formula="of:=STDEV([.E1650];[.F1650])" office:value-type="float" office:value="8.48528137423857" calcext:value-type="float">
            <text:p>8.48528137423857</text:p>
          </table:table-cell>
        </table:table-row>
        <table:table-row table:style-name="ro1">
          <table:table-cell office:value-type="string" calcext:value-type="string">
            <text:p>gronovius johannes fredericus 16861762</text:p>
          </table:table-cell>
          <table:table-cell office:value-type="string" calcext:value-type="string">
            <text:p>gronovius joannes fredericus 16111671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6.92820323027551" calcext:value-type="float">
            <text:p>6.92820323027551</text:p>
          </table:table-cell>
          <table:table-cell table:formula="of:=STDEV([.D1651];[.E1651])" office:value-type="float" office:value="8.48528137423857" calcext:value-type="float">
            <text:p>8.48528137423857</text:p>
          </table:table-cell>
          <table:table-cell table:formula="of:=STDEV([.D1651];[.F1651])" office:value-type="float" office:value="8.48528137423857" calcext:value-type="float">
            <text:p>8.48528137423857</text:p>
          </table:table-cell>
          <table:table-cell table:formula="of:=STDEV([.E1651];[.F16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rgilio polydoro 14701555</text:p>
          </table:table-cell>
          <table:table-cell office:value-type="string" calcext:value-type="string">
            <text:p>vergil polydore 14701555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6.92820323027551" calcext:value-type="float">
            <text:p>6.92820323027551</text:p>
          </table:table-cell>
          <table:table-cell table:formula="of:=STDEV([.D1652];[.E1652])" office:value-type="float" office:value="8.48528137423857" calcext:value-type="float">
            <text:p>8.48528137423857</text:p>
          </table:table-cell>
          <table:table-cell table:formula="of:=STDEV([.D1652];[.F1652])" office:value-type="float" office:value="8.48528137423857" calcext:value-type="float">
            <text:p>8.48528137423857</text:p>
          </table:table-cell>
          <table:table-cell table:formula="of:=STDEV([.E1652];[.F16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umbiegel richard</text:p>
          </table:table-cell>
          <table:table-cell office:value-type="string" calcext:value-type="string">
            <text:p>krumbiegel richard 1867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8048780487805" calcext:value-type="float">
            <text:p>87.8048780487805</text:p>
          </table:table-cell>
          <table:table-cell office:value-type="float" office:value="7.0408569413369" calcext:value-type="float">
            <text:p>7.0408569413369</text:p>
          </table:table-cell>
          <table:table-cell table:formula="of:=STDEV([.D1653];[.E1653])" office:value-type="float" office:value="0" calcext:value-type="float">
            <text:p>0</text:p>
          </table:table-cell>
          <table:table-cell table:formula="of:=STDEV([.D1653];[.F1653])" office:value-type="float" office:value="8.62325342910423" calcext:value-type="float">
            <text:p>8.62325342910423</text:p>
          </table:table-cell>
          <table:table-cell table:formula="of:=STDEV([.E1653];[.F1653])" office:value-type="float" office:value="8.62325342910423" calcext:value-type="float">
            <text:p>8.62325342910423</text:p>
          </table:table-cell>
        </table:table-row>
        <table:table-row table:style-name="ro1">
          <table:table-cell office:value-type="string" calcext:value-type="string">
            <text:p>erasmus desiderius 1536</text:p>
          </table:table-cell>
          <table:table-cell office:value-type="string" calcext:value-type="string">
            <text:p>erasmus desideriu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8048780487805" calcext:value-type="float">
            <text:p>87.8048780487805</text:p>
          </table:table-cell>
          <table:table-cell office:value-type="float" office:value="7.0408569413369" calcext:value-type="float">
            <text:p>7.0408569413369</text:p>
          </table:table-cell>
          <table:table-cell table:formula="of:=STDEV([.D1654];[.E1654])" office:value-type="float" office:value="0" calcext:value-type="float">
            <text:p>0</text:p>
          </table:table-cell>
          <table:table-cell table:formula="of:=STDEV([.D1654];[.F1654])" office:value-type="float" office:value="8.62325342910423" calcext:value-type="float">
            <text:p>8.62325342910423</text:p>
          </table:table-cell>
          <table:table-cell table:formula="of:=STDEV([.E1654];[.F1654])" office:value-type="float" office:value="8.62325342910423" calcext:value-type="float">
            <text:p>8.62325342910423</text:p>
          </table:table-cell>
        </table:table-row>
        <table:table-row table:style-name="ro1">
          <table:table-cell office:value-type="string" calcext:value-type="string">
            <text:p>herberstein sigmund von 14861566</text:p>
          </table:table-cell>
          <table:table-cell office:value-type="string" calcext:value-type="string">
            <text:p>herberstein sigmund freiherr von 14861566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6712328767123" calcext:value-type="float">
            <text:p>87.6712328767123</text:p>
          </table:table-cell>
          <table:table-cell office:value-type="float" office:value="7.11801701740635" calcext:value-type="float">
            <text:p>7.11801701740635</text:p>
          </table:table-cell>
          <table:table-cell table:formula="of:=STDEV([.D1655];[.E1655])" office:value-type="float" office:value="0" calcext:value-type="float">
            <text:p>0</text:p>
          </table:table-cell>
          <table:table-cell table:formula="of:=STDEV([.D1655];[.F1655])" office:value-type="float" office:value="8.71775483654648" calcext:value-type="float">
            <text:p>8.71775483654648</text:p>
          </table:table-cell>
          <table:table-cell table:formula="of:=STDEV([.E1655];[.F1655])" office:value-type="float" office:value="8.71775483654648" calcext:value-type="float">
            <text:p>8.71775483654648</text:p>
          </table:table-cell>
        </table:table-row>
        <table:table-row table:style-name="ro1">
          <table:table-cell office:value-type="string" calcext:value-type="string">
            <text:p>vegetius renatus publius</text:p>
          </table:table-cell>
          <table:table-cell office:value-type="string" calcext:value-type="string">
            <text:p>vegetius renatus flavius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.21687836487032" calcext:value-type="float">
            <text:p>7.21687836487032</text:p>
          </table:table-cell>
          <table:table-cell table:formula="of:=STDEV([.D1656];[.E1656])" office:value-type="float" office:value="8.83883476483184" calcext:value-type="float">
            <text:p>8.83883476483184</text:p>
          </table:table-cell>
          <table:table-cell table:formula="of:=STDEV([.D1656];[.F1656])" office:value-type="float" office:value="8.83883476483184" calcext:value-type="float">
            <text:p>8.83883476483184</text:p>
          </table:table-cell>
          <table:table-cell table:formula="of:=STDEV([.E1656];[.F16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omas of elmham d 1440</text:p>
          </table:table-cell>
          <table:table-cell office:value-type="string" calcext:value-type="string">
            <text:p>thomas of elmham 13641440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.21687836487032" calcext:value-type="float">
            <text:p>7.21687836487032</text:p>
          </table:table-cell>
          <table:table-cell table:formula="of:=STDEV([.D1657];[.E1657])" office:value-type="float" office:value="8.83883476483184" calcext:value-type="float">
            <text:p>8.83883476483184</text:p>
          </table:table-cell>
          <table:table-cell table:formula="of:=STDEV([.D1657];[.F1657])" office:value-type="float" office:value="8.83883476483184" calcext:value-type="float">
            <text:p>8.83883476483184</text:p>
          </table:table-cell>
          <table:table-cell table:formula="of:=STDEV([.E1657];[.F16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ialis</text:p>
          </table:table-cell>
          <table:table-cell office:value-type="string" calcext:value-type="string">
            <text:p>martial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.21687836487032" calcext:value-type="float">
            <text:p>7.21687836487032</text:p>
          </table:table-cell>
          <table:table-cell table:formula="of:=STDEV([.D1658];[.E1658])" office:value-type="float" office:value="8.83883476483184" calcext:value-type="float">
            <text:p>8.83883476483184</text:p>
          </table:table-cell>
          <table:table-cell table:formula="of:=STDEV([.D1658];[.F1658])" office:value-type="float" office:value="8.83883476483184" calcext:value-type="float">
            <text:p>8.83883476483184</text:p>
          </table:table-cell>
          <table:table-cell table:formula="of:=STDEV([.E1658];[.F16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rome saint d 419 or 20</text:p>
          </table:table-cell>
          <table:table-cell office:value-type="string" calcext:value-type="string">
            <text:p>jerome saint 419 or 420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93.6170212765958" calcext:value-type="float">
            <text:p>93.6170212765958</text:p>
          </table:table-cell>
          <table:table-cell office:value-type="float" office:value="85.1063829787234" calcext:value-type="float">
            <text:p>85.1063829787234</text:p>
          </table:table-cell>
          <table:table-cell office:value-type="float" office:value="7.47209486017925" calcext:value-type="float">
            <text:p>7.47209486017925</text:p>
          </table:table-cell>
          <table:table-cell table:formula="of:=STDEV([.D1659];[.E1659])" office:value-type="float" office:value="4.5134475394886" calcext:value-type="float">
            <text:p>4.5134475394886</text:p>
          </table:table-cell>
          <table:table-cell table:formula="of:=STDEV([.D1659];[.F1659])" office:value-type="float" office:value="10.5313775921401" calcext:value-type="float">
            <text:p>10.5313775921401</text:p>
          </table:table-cell>
          <table:table-cell table:formula="of:=STDEV([.E1659];[.F1659])" office:value-type="float" office:value="6.01793005265147" calcext:value-type="float">
            <text:p>6.01793005265147</text:p>
          </table:table-cell>
        </table:table-row>
        <table:table-row table:style-name="ro1">
          <table:table-cell office:value-type="string" calcext:value-type="string">
            <text:p>gabuccini girolamo 16th cent</text:p>
          </table:table-cell>
          <table:table-cell office:value-type="string" calcext:value-type="string">
            <text:p>gabuccini girolamo active 16th century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90.1960784313725" calcext:value-type="float">
            <text:p>90.1960784313725</text:p>
          </table:table-cell>
          <table:table-cell office:value-type="float" office:value="84.8484848484848" calcext:value-type="float">
            <text:p>84.8484848484848</text:p>
          </table:table-cell>
          <table:table-cell office:value-type="float" office:value="7.68420508400331" calcext:value-type="float">
            <text:p>7.68420508400331</text:p>
          </table:table-cell>
          <table:table-cell table:formula="of:=STDEV([.D1660];[.E1660])" office:value-type="float" office:value="6.93241942339753" calcext:value-type="float">
            <text:p>6.93241942339753</text:p>
          </table:table-cell>
          <table:table-cell table:formula="of:=STDEV([.D1660];[.F1660])" office:value-type="float" office:value="10.7137391088871" calcext:value-type="float">
            <text:p>10.7137391088871</text:p>
          </table:table-cell>
          <table:table-cell table:formula="of:=STDEV([.E1660];[.F1660])" office:value-type="float" office:value="3.78131968548956" calcext:value-type="float">
            <text:p>3.78131968548956</text:p>
          </table:table-cell>
        </table:table-row>
        <table:table-row table:style-name="ro1">
          <table:table-cell office:value-type="string" calcext:value-type="string">
            <text:p>pico della mirandola giovanni 14631494</text:p>
          </table:table-cell>
          <table:table-cell office:value-type="string" calcext:value-type="string">
            <text:p>pico della mirandola giovanni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6.5671641791045" calcext:value-type="float">
            <text:p>86.5671641791045</text:p>
          </table:table-cell>
          <table:table-cell office:value-type="float" office:value="7.75545137717408" calcext:value-type="float">
            <text:p>7.75545137717408</text:p>
          </table:table-cell>
          <table:table-cell table:formula="of:=STDEV([.D1661];[.E1661])" office:value-type="float" office:value="0" calcext:value-type="float">
            <text:p>0</text:p>
          </table:table-cell>
          <table:table-cell table:formula="of:=STDEV([.D1661];[.F1661])" office:value-type="float" office:value="9.49844929952079" calcext:value-type="float">
            <text:p>9.49844929952079</text:p>
          </table:table-cell>
          <table:table-cell table:formula="of:=STDEV([.E1661];[.F1661])" office:value-type="float" office:value="9.49844929952079" calcext:value-type="float">
            <text:p>9.49844929952079</text:p>
          </table:table-cell>
        </table:table-row>
        <table:table-row table:style-name="ro1">
          <table:table-cell office:value-type="string" calcext:value-type="string">
            <text:p>facio bartolomeo</text:p>
          </table:table-cell>
          <table:table-cell office:value-type="string" calcext:value-type="string">
            <text:p>facio bartolomeo 1457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6.4864864864865" calcext:value-type="float">
            <text:p>86.4864864864865</text:p>
          </table:table-cell>
          <table:table-cell office:value-type="float" office:value="7.80203066472467" calcext:value-type="float">
            <text:p>7.80203066472467</text:p>
          </table:table-cell>
          <table:table-cell table:formula="of:=STDEV([.D1662];[.E1662])" office:value-type="float" office:value="0" calcext:value-type="float">
            <text:p>0</text:p>
          </table:table-cell>
          <table:table-cell table:formula="of:=STDEV([.D1662];[.F1662])" office:value-type="float" office:value="9.55549704306146" calcext:value-type="float">
            <text:p>9.55549704306146</text:p>
          </table:table-cell>
          <table:table-cell table:formula="of:=STDEV([.E1662];[.F1662])" office:value-type="float" office:value="9.55549704306146" calcext:value-type="float">
            <text:p>9.55549704306146</text:p>
          </table:table-cell>
        </table:table-row>
        <table:table-row table:style-name="ro1">
          <table:table-cell office:value-type="string" calcext:value-type="string">
            <text:p>lipsio justo 15471606</text:p>
          </table:table-cell>
          <table:table-cell office:value-type="string" calcext:value-type="string">
            <text:p>lipsius justus 15471606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6.3636363636364" calcext:value-type="float">
            <text:p>86.3636363636364</text:p>
          </table:table-cell>
          <table:table-cell office:value-type="float" office:value="7.87295821622217" calcext:value-type="float">
            <text:p>7.87295821622217</text:p>
          </table:table-cell>
          <table:table-cell table:formula="of:=STDEV([.D1663];[.E1663])" office:value-type="float" office:value="9.64236519799838" calcext:value-type="float">
            <text:p>9.64236519799838</text:p>
          </table:table-cell>
          <table:table-cell table:formula="of:=STDEV([.D1663];[.F1663])" office:value-type="float" office:value="9.64236519799838" calcext:value-type="float">
            <text:p>9.64236519799838</text:p>
          </table:table-cell>
          <table:table-cell table:formula="of:=STDEV([.E1663];[.F16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ricola rudolf 14431485</text:p>
          </table:table-cell>
          <table:table-cell office:value-type="string" calcext:value-type="string">
            <text:p>agricola rodolphus 14431485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6.2745098039216" calcext:value-type="float">
            <text:p>86.2745098039216</text:p>
          </table:table-cell>
          <table:table-cell office:value-type="float" office:value="7.92441545946545" calcext:value-type="float">
            <text:p>7.92441545946545</text:p>
          </table:table-cell>
          <table:table-cell table:formula="of:=STDEV([.D1664];[.E1664])" office:value-type="float" office:value="9.70538719275653" calcext:value-type="float">
            <text:p>9.70538719275653</text:p>
          </table:table-cell>
          <table:table-cell table:formula="of:=STDEV([.D1664];[.F1664])" office:value-type="float" office:value="9.70538719275653" calcext:value-type="float">
            <text:p>9.70538719275653</text:p>
          </table:table-cell>
          <table:table-cell table:formula="of:=STDEV([.E1664];[.F16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oniero pietro andrea</text:p>
          </table:table-cell>
          <table:table-cell office:value-type="string" calcext:value-type="string">
            <text:p>canonieri pietro andrea 1639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6.2745098039216" calcext:value-type="float">
            <text:p>86.2745098039216</text:p>
          </table:table-cell>
          <table:table-cell office:value-type="float" office:value="7.92441545946545" calcext:value-type="float">
            <text:p>7.92441545946545</text:p>
          </table:table-cell>
          <table:table-cell table:formula="of:=STDEV([.D1665];[.E1665])" office:value-type="float" office:value="9.70538719275653" calcext:value-type="float">
            <text:p>9.70538719275653</text:p>
          </table:table-cell>
          <table:table-cell table:formula="of:=STDEV([.D1665];[.F1665])" office:value-type="float" office:value="9.70538719275653" calcext:value-type="float">
            <text:p>9.70538719275653</text:p>
          </table:table-cell>
          <table:table-cell table:formula="of:=STDEV([.E1665];[.F16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onthorpe john ca 12901346</text:p>
          </table:table-cell>
          <table:table-cell office:value-type="string" calcext:value-type="string">
            <text:p>baconthorpe john 1346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86.4864864864865" calcext:value-type="float">
            <text:p>86.4864864864865</text:p>
          </table:table-cell>
          <table:table-cell office:value-type="float" office:value="85.7142857142857" calcext:value-type="float">
            <text:p>85.7142857142857</text:p>
          </table:table-cell>
          <table:table-cell office:value-type="float" office:value="8.03422858945359" calcext:value-type="float">
            <text:p>8.03422858945359</text:p>
          </table:table-cell>
          <table:table-cell table:formula="of:=STDEV([.D1666];[.E1666])" office:value-type="float" office:value="9.55549704306146" calcext:value-type="float">
            <text:p>9.55549704306146</text:p>
          </table:table-cell>
          <table:table-cell table:formula="of:=STDEV([.D1666];[.F1666])" office:value-type="float" office:value="10.1015254455221" calcext:value-type="float">
            <text:p>10.1015254455221</text:p>
          </table:table-cell>
          <table:table-cell table:formula="of:=STDEV([.E1666];[.F1666])" office:value-type="float" office:value="0.546028402460647" calcext:value-type="float">
            <text:p>0.546028402460647</text:p>
          </table:table-cell>
        </table:table-row>
        <table:table-row table:style-name="ro1">
          <table:table-cell office:value-type="string" calcext:value-type="string">
            <text:p>liudprand bishop of cremona d ca 972</text:p>
          </table:table-cell>
          <table:table-cell office:value-type="string" calcext:value-type="string">
            <text:p>liudprand bishop of cremona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5.7142857142857" calcext:value-type="float">
            <text:p>85.7142857142857</text:p>
          </table:table-cell>
          <table:table-cell office:value-type="float" office:value="8.24786098842322" calcext:value-type="float">
            <text:p>8.24786098842322</text:p>
          </table:table-cell>
          <table:table-cell table:formula="of:=STDEV([.D1667];[.E1667])" office:value-type="float" office:value="0" calcext:value-type="float">
            <text:p>0</text:p>
          </table:table-cell>
          <table:table-cell table:formula="of:=STDEV([.D1667];[.F1667])" office:value-type="float" office:value="10.1015254455221" calcext:value-type="float">
            <text:p>10.1015254455221</text:p>
          </table:table-cell>
          <table:table-cell table:formula="of:=STDEV([.E1667];[.F1667])" office:value-type="float" office:value="10.1015254455221" calcext:value-type="float">
            <text:p>10.1015254455221</text:p>
          </table:table-cell>
        </table:table-row>
        <table:table-row table:style-name="ro1">
          <table:table-cell office:value-type="string" calcext:value-type="string">
            <text:p>bidermann jakob 15771639</text:p>
          </table:table-cell>
          <table:table-cell office:value-type="string" calcext:value-type="string">
            <text:p>bidermann jakob 1577 or 15781639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85.7142857142857" calcext:value-type="float">
            <text:p>85.7142857142857</text:p>
          </table:table-cell>
          <table:table-cell office:value-type="float" office:value="85.7142857142857" calcext:value-type="float">
            <text:p>85.7142857142857</text:p>
          </table:table-cell>
          <table:table-cell office:value-type="float" office:value="8.24786098842323" calcext:value-type="float">
            <text:p>8.24786098842323</text:p>
          </table:table-cell>
          <table:table-cell table:formula="of:=STDEV([.D1668];[.E1668])" office:value-type="float" office:value="10.1015254455221" calcext:value-type="float">
            <text:p>10.1015254455221</text:p>
          </table:table-cell>
          <table:table-cell table:formula="of:=STDEV([.D1668];[.F1668])" office:value-type="float" office:value="10.1015254455221" calcext:value-type="float">
            <text:p>10.1015254455221</text:p>
          </table:table-cell>
          <table:table-cell table:formula="of:=STDEV([.E1668];[.F16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imenez de rada rodrigo ca 11701247</text:p>
          </table:table-cell>
          <table:table-cell office:value-type="string" calcext:value-type="string">
            <text:p>jimenez de rada rodrigo approximately 11701247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95.5223880597015" calcext:value-type="float">
            <text:p>95.5223880597015</text:p>
          </table:table-cell>
          <table:table-cell office:value-type="float" office:value="83.9506172839506" calcext:value-type="float">
            <text:p>83.9506172839506</text:p>
          </table:table-cell>
          <table:table-cell office:value-type="float" office:value="8.28188357340538" calcext:value-type="float">
            <text:p>8.28188357340538</text:p>
          </table:table-cell>
          <table:table-cell table:formula="of:=STDEV([.D1669];[.E1669])" office:value-type="float" office:value="3.16614976650693" calcext:value-type="float">
            <text:p>3.16614976650693</text:p>
          </table:table-cell>
          <table:table-cell table:formula="of:=STDEV([.D1669];[.F1669])" office:value-type="float" office:value="11.3486273523767" calcext:value-type="float">
            <text:p>11.3486273523767</text:p>
          </table:table-cell>
          <table:table-cell table:formula="of:=STDEV([.E1669];[.F1669])" office:value-type="float" office:value="8.18247758586977" calcext:value-type="float">
            <text:p>8.18247758586977</text:p>
          </table:table-cell>
        </table:table-row>
        <table:table-row table:style-name="ro1">
          <table:table-cell office:value-type="string" calcext:value-type="string">
            <text:p>giles of rome archbishop of bourges ca 12431316</text:p>
          </table:table-cell>
          <table:table-cell office:value-type="string" calcext:value-type="string">
            <text:p>giles of rome archbishop of bourges approximately 12431316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96.4705882352941" calcext:value-type="float">
            <text:p>96.4705882352941</text:p>
          </table:table-cell>
          <table:table-cell office:value-type="float" office:value="83.8095238095238" calcext:value-type="float">
            <text:p>83.8095238095238</text:p>
          </table:table-cell>
          <table:table-cell office:value-type="float" office:value="8.51362456177085" calcext:value-type="float">
            <text:p>8.51362456177085</text:p>
          </table:table-cell>
          <table:table-cell table:formula="of:=STDEV([.D1670];[.E1670])" office:value-type="float" office:value="2.49567099242311" calcext:value-type="float">
            <text:p>2.49567099242311</text:p>
          </table:table-cell>
          <table:table-cell table:formula="of:=STDEV([.D1670];[.F1670])" office:value-type="float" office:value="11.4483955049251" calcext:value-type="float">
            <text:p>11.4483955049251</text:p>
          </table:table-cell>
          <table:table-cell table:formula="of:=STDEV([.E1670];[.F1670])" office:value-type="float" office:value="8.95272451250195" calcext:value-type="float">
            <text:p>8.95272451250195</text:p>
          </table:table-cell>
        </table:table-row>
        <table:table-row table:style-name="ro1">
          <table:table-cell office:value-type="string" calcext:value-type="string">
            <text:p>de vio tommaso 14691534</text:p>
          </table:table-cell>
          <table:table-cell office:value-type="string" calcext:value-type="string">
            <text:p>cajetan tommaso de vio 14691534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5.1851851851852" calcext:value-type="float">
            <text:p>85.1851851851852</text:p>
          </table:table-cell>
          <table:table-cell office:value-type="float" office:value="8.55333732132779" calcext:value-type="float">
            <text:p>8.55333732132779</text:p>
          </table:table-cell>
          <table:table-cell table:formula="of:=STDEV([.D1671];[.E1671])" office:value-type="float" office:value="0" calcext:value-type="float">
            <text:p>0</text:p>
          </table:table-cell>
          <table:table-cell table:formula="of:=STDEV([.D1671];[.F1671])" office:value-type="float" office:value="10.4756560175785" calcext:value-type="float">
            <text:p>10.4756560175785</text:p>
          </table:table-cell>
          <table:table-cell table:formula="of:=STDEV([.E1671];[.F1671])" office:value-type="float" office:value="10.4756560175785" calcext:value-type="float">
            <text:p>10.4756560175785</text:p>
          </table:table-cell>
        </table:table-row>
        <table:table-row table:style-name="ro1">
          <table:table-cell office:value-type="string" calcext:value-type="string">
            <text:p>lambert von hersfeld d 1088</text:p>
          </table:table-cell>
          <table:table-cell office:value-type="string" calcext:value-type="string">
            <text:p>lambert von hersfeld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5.1063829787234" calcext:value-type="float">
            <text:p>85.1063829787234</text:p>
          </table:table-cell>
          <table:table-cell office:value-type="float" office:value="8.59883379644124" calcext:value-type="float">
            <text:p>8.59883379644124</text:p>
          </table:table-cell>
          <table:table-cell table:formula="of:=STDEV([.D1672];[.E1672])" office:value-type="float" office:value="0" calcext:value-type="float">
            <text:p>0</text:p>
          </table:table-cell>
          <table:table-cell table:formula="of:=STDEV([.D1672];[.F1672])" office:value-type="float" office:value="10.5313775921401" calcext:value-type="float">
            <text:p>10.5313775921401</text:p>
          </table:table-cell>
          <table:table-cell table:formula="of:=STDEV([.E1672];[.F1672])" office:value-type="float" office:value="10.5313775921401" calcext:value-type="float">
            <text:p>10.5313775921401</text:p>
          </table:table-cell>
        </table:table-row>
        <table:table-row table:style-name="ro1">
          <table:table-cell office:value-type="string" calcext:value-type="string">
            <text:p>dati leonardo 1425</text:p>
          </table:table-cell>
          <table:table-cell office:value-type="string" calcext:value-type="string">
            <text:p>dati leonardo 14081472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.66025403784439" calcext:value-type="float">
            <text:p>8.66025403784439</text:p>
          </table:table-cell>
          <table:table-cell table:formula="of:=STDEV([.D1673];[.E1673])" office:value-type="float" office:value="10.6066017177982" calcext:value-type="float">
            <text:p>10.6066017177982</text:p>
          </table:table-cell>
          <table:table-cell table:formula="of:=STDEV([.D1673];[.F1673])" office:value-type="float" office:value="10.6066017177982" calcext:value-type="float">
            <text:p>10.6066017177982</text:p>
          </table:table-cell>
          <table:table-cell table:formula="of:=STDEV([.E1673];[.F16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ucio felix marco</text:p>
          </table:table-cell>
          <table:table-cell office:value-type="string" calcext:value-type="string">
            <text:p>minucius felix marcus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.66025403784439" calcext:value-type="float">
            <text:p>8.66025403784439</text:p>
          </table:table-cell>
          <table:table-cell table:formula="of:=STDEV([.D1674];[.E1674])" office:value-type="float" office:value="10.6066017177982" calcext:value-type="float">
            <text:p>10.6066017177982</text:p>
          </table:table-cell>
          <table:table-cell table:formula="of:=STDEV([.D1674];[.F1674])" office:value-type="float" office:value="10.6066017177982" calcext:value-type="float">
            <text:p>10.6066017177982</text:p>
          </table:table-cell>
          <table:table-cell table:formula="of:=STDEV([.E1674];[.F16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ullus valerius</text:p>
          </table:table-cell>
          <table:table-cell office:value-type="string" calcext:value-type="string">
            <text:p>catullus gaius valeriu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.66025403784439" calcext:value-type="float">
            <text:p>8.66025403784439</text:p>
          </table:table-cell>
          <table:table-cell table:formula="of:=STDEV([.D1675];[.E1675])" office:value-type="float" office:value="0" calcext:value-type="float">
            <text:p>0</text:p>
          </table:table-cell>
          <table:table-cell table:formula="of:=STDEV([.D1675];[.F1675])" office:value-type="float" office:value="10.6066017177982" calcext:value-type="float">
            <text:p>10.6066017177982</text:p>
          </table:table-cell>
          <table:table-cell table:formula="of:=STDEV([.E1675];[.F1675])" office:value-type="float" office:value="10.6066017177982" calcext:value-type="float">
            <text:p>10.6066017177982</text:p>
          </table:table-cell>
        </table:table-row>
        <table:table-row table:style-name="ro1">
          <table:table-cell office:value-type="string" calcext:value-type="string">
            <text:p>marciano capella</text:p>
          </table:table-cell>
          <table:table-cell office:value-type="string" calcext:value-type="string">
            <text:p>martianus capella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4.8484848484848" calcext:value-type="float">
            <text:p>84.8484848484848</text:p>
          </table:table-cell>
          <table:table-cell office:value-type="float" office:value="8.74773135135797" calcext:value-type="float">
            <text:p>8.74773135135797</text:p>
          </table:table-cell>
          <table:table-cell table:formula="of:=STDEV([.D1676];[.E1676])" office:value-type="float" office:value="10.7137391088871" calcext:value-type="float">
            <text:p>10.7137391088871</text:p>
          </table:table-cell>
          <table:table-cell table:formula="of:=STDEV([.D1676];[.F1676])" office:value-type="float" office:value="10.7137391088871" calcext:value-type="float">
            <text:p>10.7137391088871</text:p>
          </table:table-cell>
          <table:table-cell table:formula="of:=STDEV([.E1676];[.F16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ula giorgio</text:p>
          </table:table-cell>
          <table:table-cell office:value-type="string" calcext:value-type="string">
            <text:p>merula giorgio 1494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8484848484848" calcext:value-type="float">
            <text:p>84.8484848484848</text:p>
          </table:table-cell>
          <table:table-cell office:value-type="float" office:value="8.74773135135797" calcext:value-type="float">
            <text:p>8.74773135135797</text:p>
          </table:table-cell>
          <table:table-cell table:formula="of:=STDEV([.D1677];[.E1677])" office:value-type="float" office:value="0" calcext:value-type="float">
            <text:p>0</text:p>
          </table:table-cell>
          <table:table-cell table:formula="of:=STDEV([.D1677];[.F1677])" office:value-type="float" office:value="10.7137391088871" calcext:value-type="float">
            <text:p>10.7137391088871</text:p>
          </table:table-cell>
          <table:table-cell table:formula="of:=STDEV([.E1677];[.F1677])" office:value-type="float" office:value="10.7137391088871" calcext:value-type="float">
            <text:p>10.7137391088871</text:p>
          </table:table-cell>
        </table:table-row>
        <table:table-row table:style-name="ro1">
          <table:table-cell office:value-type="string" calcext:value-type="string">
            <text:p>pontano giovanni gioviano 14291503</text:p>
          </table:table-cell>
          <table:table-cell office:value-type="string" calcext:value-type="string">
            <text:p>pontano giovanni giovian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7457627118644" calcext:value-type="float">
            <text:p>84.7457627118644</text:p>
          </table:table-cell>
          <table:table-cell office:value-type="float" office:value="8.80703800458752" calcext:value-type="float">
            <text:p>8.80703800458752</text:p>
          </table:table-cell>
          <table:table-cell table:formula="of:=STDEV([.D1678];[.E1678])" office:value-type="float" office:value="0" calcext:value-type="float">
            <text:p>0</text:p>
          </table:table-cell>
          <table:table-cell table:formula="of:=STDEV([.D1678];[.F1678])" office:value-type="float" office:value="10.7863746282694" calcext:value-type="float">
            <text:p>10.7863746282694</text:p>
          </table:table-cell>
          <table:table-cell table:formula="of:=STDEV([.E1678];[.F1678])" office:value-type="float" office:value="10.7863746282694" calcext:value-type="float">
            <text:p>10.7863746282694</text:p>
          </table:table-cell>
        </table:table-row>
        <table:table-row table:style-name="ro1">
          <table:table-cell office:value-type="string" calcext:value-type="string">
            <text:p>viperano giovanni antonio</text:p>
          </table:table-cell>
          <table:table-cell office:value-type="string" calcext:value-type="string">
            <text:p>viperano giovanni antonio 15351610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7457627118644" calcext:value-type="float">
            <text:p>84.7457627118644</text:p>
          </table:table-cell>
          <table:table-cell office:value-type="float" office:value="8.80703800458752" calcext:value-type="float">
            <text:p>8.80703800458752</text:p>
          </table:table-cell>
          <table:table-cell table:formula="of:=STDEV([.D1679];[.E1679])" office:value-type="float" office:value="0" calcext:value-type="float">
            <text:p>0</text:p>
          </table:table-cell>
          <table:table-cell table:formula="of:=STDEV([.D1679];[.F1679])" office:value-type="float" office:value="10.7863746282694" calcext:value-type="float">
            <text:p>10.7863746282694</text:p>
          </table:table-cell>
          <table:table-cell table:formula="of:=STDEV([.E1679];[.F1679])" office:value-type="float" office:value="10.7863746282694" calcext:value-type="float">
            <text:p>10.7863746282694</text:p>
          </table:table-cell>
        </table:table-row>
        <table:table-row table:style-name="ro1">
          <table:table-cell office:value-type="string" calcext:value-type="string">
            <text:p>pontano giovanni gioviano 14261503</text:p>
          </table:table-cell>
          <table:table-cell office:value-type="string" calcext:value-type="string">
            <text:p>pontano giovanni giovian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7457627118644" calcext:value-type="float">
            <text:p>84.7457627118644</text:p>
          </table:table-cell>
          <table:table-cell office:value-type="float" office:value="8.80703800458752" calcext:value-type="float">
            <text:p>8.80703800458752</text:p>
          </table:table-cell>
          <table:table-cell table:formula="of:=STDEV([.D1680];[.E1680])" office:value-type="float" office:value="0" calcext:value-type="float">
            <text:p>0</text:p>
          </table:table-cell>
          <table:table-cell table:formula="of:=STDEV([.D1680];[.F1680])" office:value-type="float" office:value="10.7863746282694" calcext:value-type="float">
            <text:p>10.7863746282694</text:p>
          </table:table-cell>
          <table:table-cell table:formula="of:=STDEV([.E1680];[.F1680])" office:value-type="float" office:value="10.7863746282694" calcext:value-type="float">
            <text:p>10.7863746282694</text:p>
          </table:table-cell>
        </table:table-row>
        <table:table-row table:style-name="ro1">
          <table:table-cell office:value-type="string" calcext:value-type="string">
            <text:p>suetonius ca 69approximately 122</text:p>
          </table:table-cell>
          <table:table-cell office:value-type="string" calcext:value-type="string">
            <text:p>suetonius approximately 69approximately 122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95.0819672131148" calcext:value-type="float">
            <text:p>95.0819672131148</text:p>
          </table:table-cell>
          <table:table-cell office:value-type="float" office:value="82.6666666666667" calcext:value-type="float">
            <text:p>82.6666666666667</text:p>
          </table:table-cell>
          <table:table-cell office:value-type="float" office:value="8.93281570573688" calcext:value-type="float">
            <text:p>8.93281570573688</text:p>
          </table:table-cell>
          <table:table-cell table:formula="of:=STDEV([.D1681];[.E1681])" office:value-type="float" office:value="3.47757433370433" calcext:value-type="float">
            <text:p>3.47757433370433</text:p>
          </table:table-cell>
          <table:table-cell table:formula="of:=STDEV([.D1681];[.F1681])" office:value-type="float" office:value="12.2565175405668" calcext:value-type="float">
            <text:p>12.2565175405668</text:p>
          </table:table-cell>
          <table:table-cell table:formula="of:=STDEV([.E1681];[.F1681])" office:value-type="float" office:value="8.77894320686249" calcext:value-type="float">
            <text:p>8.77894320686249</text:p>
          </table:table-cell>
        </table:table-row>
        <table:table-row table:style-name="ro1">
          <table:table-cell office:value-type="string" calcext:value-type="string">
            <text:p>ephraem syrus saint 303373</text:p>
          </table:table-cell>
          <table:table-cell office:value-type="string" calcext:value-type="string">
            <text:p>ephraem syrus saint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4444444444444" calcext:value-type="float">
            <text:p>84.4444444444444</text:p>
          </table:table-cell>
          <table:table-cell office:value-type="float" office:value="8.98100418739418" calcext:value-type="float">
            <text:p>8.98100418739418</text:p>
          </table:table-cell>
          <table:table-cell table:formula="of:=STDEV([.D1682];[.E1682])" office:value-type="float" office:value="0" calcext:value-type="float">
            <text:p>0</text:p>
          </table:table-cell>
          <table:table-cell table:formula="of:=STDEV([.D1682];[.F1682])" office:value-type="float" office:value="10.9994388184574" calcext:value-type="float">
            <text:p>10.9994388184574</text:p>
          </table:table-cell>
          <table:table-cell table:formula="of:=STDEV([.E1682];[.F1682])" office:value-type="float" office:value="10.9994388184574" calcext:value-type="float">
            <text:p>10.9994388184574</text:p>
          </table:table-cell>
        </table:table-row>
        <table:table-row table:style-name="ro1">
          <table:table-cell office:value-type="string" calcext:value-type="string">
            <text:p>walram bishop of naumberg d 1111</text:p>
          </table:table-cell>
          <table:table-cell office:value-type="string" calcext:value-type="string">
            <text:p>walram bishop of naumburg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84.2105263157895" calcext:value-type="float">
            <text:p>84.2105263157895</text:p>
          </table:table-cell>
          <table:table-cell office:value-type="float" office:value="84.2105263157895" calcext:value-type="float">
            <text:p>84.2105263157895</text:p>
          </table:table-cell>
          <table:table-cell office:value-type="float" office:value="9.11605688194146" calcext:value-type="float">
            <text:p>9.11605688194146</text:p>
          </table:table-cell>
          <table:table-cell table:formula="of:=STDEV([.D1683];[.E1683])" office:value-type="float" office:value="11.1648439134718" calcext:value-type="float">
            <text:p>11.1648439134718</text:p>
          </table:table-cell>
          <table:table-cell table:formula="of:=STDEV([.D1683];[.F1683])" office:value-type="float" office:value="11.1648439134718" calcext:value-type="float">
            <text:p>11.1648439134718</text:p>
          </table:table-cell>
          <table:table-cell table:formula="of:=STDEV([.E1683];[.F16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ahner leopold heinrich 18101884</text:p>
          </table:table-cell>
          <table:table-cell office:value-type="string" calcext:value-type="string">
            <text:p>krahner leopold 18101884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2105263157895" calcext:value-type="float">
            <text:p>84.2105263157895</text:p>
          </table:table-cell>
          <table:table-cell office:value-type="float" office:value="9.11605688194146" calcext:value-type="float">
            <text:p>9.11605688194146</text:p>
          </table:table-cell>
          <table:table-cell table:formula="of:=STDEV([.D1684];[.E1684])" office:value-type="float" office:value="0" calcext:value-type="float">
            <text:p>0</text:p>
          </table:table-cell>
          <table:table-cell table:formula="of:=STDEV([.D1684];[.F1684])" office:value-type="float" office:value="11.1648439134718" calcext:value-type="float">
            <text:p>11.1648439134718</text:p>
          </table:table-cell>
          <table:table-cell table:formula="of:=STDEV([.E1684];[.F1684])" office:value-type="float" office:value="11.1648439134718" calcext:value-type="float">
            <text:p>11.1648439134718</text:p>
          </table:table-cell>
        </table:table-row>
        <table:table-row table:style-name="ro1">
          <table:table-cell office:value-type="string" calcext:value-type="string">
            <text:p>weichert jonathan august 17881844</text:p>
          </table:table-cell>
          <table:table-cell office:value-type="string" calcext:value-type="string">
            <text:p>weichert august 17881844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2105263157895" calcext:value-type="float">
            <text:p>84.2105263157895</text:p>
          </table:table-cell>
          <table:table-cell office:value-type="float" office:value="9.11605688194146" calcext:value-type="float">
            <text:p>9.11605688194146</text:p>
          </table:table-cell>
          <table:table-cell table:formula="of:=STDEV([.D1685];[.E1685])" office:value-type="float" office:value="0" calcext:value-type="float">
            <text:p>0</text:p>
          </table:table-cell>
          <table:table-cell table:formula="of:=STDEV([.D1685];[.F1685])" office:value-type="float" office:value="11.1648439134718" calcext:value-type="float">
            <text:p>11.1648439134718</text:p>
          </table:table-cell>
          <table:table-cell table:formula="of:=STDEV([.E1685];[.F1685])" office:value-type="float" office:value="11.1648439134718" calcext:value-type="float">
            <text:p>11.1648439134718</text:p>
          </table:table-cell>
        </table:table-row>
        <table:table-row table:style-name="ro1">
          <table:table-cell office:value-type="string" calcext:value-type="string">
            <text:p>petrus compostellanus fl 1140</text:p>
          </table:table-cell>
          <table:table-cell office:value-type="string" calcext:value-type="string">
            <text:p>petrus compostellanu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9.23760430703401" calcext:value-type="float">
            <text:p>9.23760430703401</text:p>
          </table:table-cell>
          <table:table-cell table:formula="of:=STDEV([.D1686];[.E1686])" office:value-type="float" office:value="0" calcext:value-type="float">
            <text:p>0</text:p>
          </table:table-cell>
          <table:table-cell table:formula="of:=STDEV([.D1686];[.F1686])" office:value-type="float" office:value="11.3137084989848" calcext:value-type="float">
            <text:p>11.3137084989848</text:p>
          </table:table-cell>
          <table:table-cell table:formula="of:=STDEV([.E1686];[.F1686])" office:value-type="float" office:value="11.3137084989848" calcext:value-type="float">
            <text:p>11.3137084989848</text:p>
          </table:table-cell>
        </table:table-row>
        <table:table-row table:style-name="ro1">
          <table:table-cell office:value-type="string" calcext:value-type="string">
            <text:p>leibniz gottfried wilhelm 16461716</text:p>
          </table:table-cell>
          <table:table-cell office:value-type="string" calcext:value-type="string">
            <text:p>leibniz gottfried wilhelm freiherr von 16461716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3.9506172839506" calcext:value-type="float">
            <text:p>83.9506172839506</text:p>
          </table:table-cell>
          <table:table-cell office:value-type="float" office:value="9.26611543143845" calcext:value-type="float">
            <text:p>9.26611543143845</text:p>
          </table:table-cell>
          <table:table-cell table:formula="of:=STDEV([.D1687];[.E1687])" office:value-type="float" office:value="0" calcext:value-type="float">
            <text:p>0</text:p>
          </table:table-cell>
          <table:table-cell table:formula="of:=STDEV([.D1687];[.F1687])" office:value-type="float" office:value="11.3486273523767" calcext:value-type="float">
            <text:p>11.3486273523767</text:p>
          </table:table-cell>
          <table:table-cell table:formula="of:=STDEV([.E1687];[.F1687])" office:value-type="float" office:value="11.3486273523767" calcext:value-type="float">
            <text:p>11.3486273523767</text:p>
          </table:table-cell>
        </table:table-row>
        <table:table-row table:style-name="ro1">
          <table:table-cell office:value-type="string" calcext:value-type="string">
            <text:p>lapide cornelius a si 15671637</text:p>
          </table:table-cell>
          <table:table-cell office:value-type="string" calcext:value-type="string">
            <text:p>lapide cornelius cornelii a 15671637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94.7368421052632" calcext:value-type="float">
            <text:p>94.7368421052632</text:p>
          </table:table-cell>
          <table:table-cell office:value-type="float" office:value="81.8181818181818" calcext:value-type="float">
            <text:p>81.8181818181818</text:p>
          </table:table-cell>
          <table:table-cell office:value-type="float" office:value="9.35566786351673" calcext:value-type="float">
            <text:p>9.35566786351673</text:p>
          </table:table-cell>
          <table:table-cell table:formula="of:=STDEV([.D1688];[.E1688])" office:value-type="float" office:value="3.72161463782394" calcext:value-type="float">
            <text:p>3.72161463782394</text:p>
          </table:table-cell>
          <table:table-cell table:formula="of:=STDEV([.D1688];[.F1688])" office:value-type="float" office:value="12.8564869306645" calcext:value-type="float">
            <text:p>12.8564869306645</text:p>
          </table:table-cell>
          <table:table-cell table:formula="of:=STDEV([.E1688];[.F1688])" office:value-type="float" office:value="9.13487229284056" calcext:value-type="float">
            <text:p>9.13487229284056</text:p>
          </table:table-cell>
        </table:table-row>
        <table:table-row table:style-name="ro1">
          <table:table-cell office:value-type="string" calcext:value-type="string">
            <text:p>erasmus desiderius d 1536</text:p>
          </table:table-cell>
          <table:table-cell office:value-type="string" calcext:value-type="string">
            <text:p>erasmus desideriu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3.7209302325581" calcext:value-type="float">
            <text:p>83.7209302325581</text:p>
          </table:table-cell>
          <table:table-cell office:value-type="float" office:value="9.39872531238926" calcext:value-type="float">
            <text:p>9.39872531238926</text:p>
          </table:table-cell>
          <table:table-cell table:formula="of:=STDEV([.D1689];[.E1689])" office:value-type="float" office:value="0" calcext:value-type="float">
            <text:p>0</text:p>
          </table:table-cell>
          <table:table-cell table:formula="of:=STDEV([.D1689];[.F1689])" office:value-type="float" office:value="11.5110406239671" calcext:value-type="float">
            <text:p>11.5110406239671</text:p>
          </table:table-cell>
          <table:table-cell table:formula="of:=STDEV([.E1689];[.F1689])" office:value-type="float" office:value="11.5110406239671" calcext:value-type="float">
            <text:p>11.5110406239671</text:p>
          </table:table-cell>
        </table:table-row>
        <table:table-row table:style-name="ro1">
          <table:table-cell office:value-type="string" calcext:value-type="string">
            <text:p>frigell a 18201897</text:p>
          </table:table-cell>
          <table:table-cell office:value-type="string" calcext:value-type="string">
            <text:p>frigell a anders 18201897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3.7209302325581" calcext:value-type="float">
            <text:p>83.7209302325581</text:p>
          </table:table-cell>
          <table:table-cell office:value-type="float" office:value="9.39872531238926" calcext:value-type="float">
            <text:p>9.39872531238926</text:p>
          </table:table-cell>
          <table:table-cell table:formula="of:=STDEV([.D1690];[.E1690])" office:value-type="float" office:value="0" calcext:value-type="float">
            <text:p>0</text:p>
          </table:table-cell>
          <table:table-cell table:formula="of:=STDEV([.D1690];[.F1690])" office:value-type="float" office:value="11.5110406239671" calcext:value-type="float">
            <text:p>11.5110406239671</text:p>
          </table:table-cell>
          <table:table-cell table:formula="of:=STDEV([.E1690];[.F1690])" office:value-type="float" office:value="11.5110406239671" calcext:value-type="float">
            <text:p>11.5110406239671</text:p>
          </table:table-cell>
        </table:table-row>
        <table:table-row table:style-name="ro1">
          <table:table-cell office:value-type="string" calcext:value-type="string">
            <text:p>alexander of hales ca 11851245</text:p>
          </table:table-cell>
          <table:table-cell office:value-type="string" calcext:value-type="string">
            <text:p>alexander of hales approximately 11851245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94.7368421052632" calcext:value-type="float">
            <text:p>94.7368421052632</text:p>
          </table:table-cell>
          <table:table-cell office:value-type="float" office:value="81.6901408450704" calcext:value-type="float">
            <text:p>81.6901408450704</text:p>
          </table:table-cell>
          <table:table-cell office:value-type="float" office:value="9.42663060227958" calcext:value-type="float">
            <text:p>9.42663060227958</text:p>
          </table:table-cell>
          <table:table-cell table:formula="of:=STDEV([.D1691];[.E1691])" office:value-type="float" office:value="3.72161463782394" calcext:value-type="float">
            <text:p>3.72161463782394</text:p>
          </table:table-cell>
          <table:table-cell table:formula="of:=STDEV([.D1691];[.F1691])" office:value-type="float" office:value="12.9470255710213" calcext:value-type="float">
            <text:p>12.9470255710213</text:p>
          </table:table-cell>
          <table:table-cell table:formula="of:=STDEV([.E1691];[.F1691])" office:value-type="float" office:value="9.22541093319735" calcext:value-type="float">
            <text:p>9.22541093319735</text:p>
          </table:table-cell>
        </table:table-row>
        <table:table-row table:style-name="ro1">
          <table:table-cell office:value-type="string" calcext:value-type="string">
            <text:p>scaligero giulio cesare 14841558</text:p>
          </table:table-cell>
          <table:table-cell office:value-type="string" calcext:value-type="string">
            <text:p>scaligero giulio cesare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3.6363636363636" calcext:value-type="float">
            <text:p>83.6363636363636</text:p>
          </table:table-cell>
          <table:table-cell office:value-type="float" office:value="9.4475498594666" calcext:value-type="float">
            <text:p>9.4475498594666</text:p>
          </table:table-cell>
          <table:table-cell table:formula="of:=STDEV([.D1692];[.E1692])" office:value-type="float" office:value="0" calcext:value-type="float">
            <text:p>0</text:p>
          </table:table-cell>
          <table:table-cell table:formula="of:=STDEV([.D1692];[.F1692])" office:value-type="float" office:value="11.570838237598" calcext:value-type="float">
            <text:p>11.570838237598</text:p>
          </table:table-cell>
          <table:table-cell table:formula="of:=STDEV([.E1692];[.F1692])" office:value-type="float" office:value="11.570838237598" calcext:value-type="float">
            <text:p>11.570838237598</text:p>
          </table:table-cell>
        </table:table-row>
        <table:table-row table:style-name="ro1">
          <table:table-cell office:value-type="string" calcext:value-type="string">
            <text:p>alegre francisco javier</text:p>
          </table:table-cell>
          <table:table-cell office:value-type="string" calcext:value-type="string">
            <text:p>alegre francisco javier 17291788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3.6363636363636" calcext:value-type="float">
            <text:p>83.6363636363636</text:p>
          </table:table-cell>
          <table:table-cell office:value-type="float" office:value="9.4475498594666" calcext:value-type="float">
            <text:p>9.4475498594666</text:p>
          </table:table-cell>
          <table:table-cell table:formula="of:=STDEV([.D1693];[.E1693])" office:value-type="float" office:value="0" calcext:value-type="float">
            <text:p>0</text:p>
          </table:table-cell>
          <table:table-cell table:formula="of:=STDEV([.D1693];[.F1693])" office:value-type="float" office:value="11.570838237598" calcext:value-type="float">
            <text:p>11.570838237598</text:p>
          </table:table-cell>
          <table:table-cell table:formula="of:=STDEV([.E1693];[.F1693])" office:value-type="float" office:value="11.570838237598" calcext:value-type="float">
            <text:p>11.570838237598</text:p>
          </table:table-cell>
        </table:table-row>
        <table:table-row table:style-name="ro1">
          <table:table-cell office:value-type="string" calcext:value-type="string">
            <text:p>polignac melchior de cardenal 16611741</text:p>
          </table:table-cell>
          <table:table-cell office:value-type="string" calcext:value-type="string">
            <text:p>polignac melchior de 16611742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83.5820895522388" calcext:value-type="float">
            <text:p>83.5820895522388</text:p>
          </table:table-cell>
          <table:table-cell office:value-type="float" office:value="83.5820895522388" calcext:value-type="float">
            <text:p>83.5820895522388</text:p>
          </table:table-cell>
          <table:table-cell office:value-type="float" office:value="9.47888501654609" calcext:value-type="float">
            <text:p>9.47888501654609</text:p>
          </table:table-cell>
          <table:table-cell table:formula="of:=STDEV([.D1694];[.E1694])" office:value-type="float" office:value="11.6092158105254" calcext:value-type="float">
            <text:p>11.6092158105254</text:p>
          </table:table-cell>
          <table:table-cell table:formula="of:=STDEV([.D1694];[.F1694])" office:value-type="float" office:value="11.6092158105254" calcext:value-type="float">
            <text:p>11.6092158105254</text:p>
          </table:table-cell>
          <table:table-cell table:formula="of:=STDEV([.E1694];[.F1694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facrno gabriello d 1561</text:p>
          </table:table-cell>
          <table:table-cell table:style-name="ce2" office:value-type="string" calcext:value-type="string">
            <text:p>faerno gabriello 15111561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9.62250448649376" calcext:value-type="float">
            <text:p>9.62250448649376</text:p>
          </table:table-cell>
          <table:table-cell table:formula="of:=STDEV([.D1695];[.E1695])" office:value-type="float" office:value="11.7851130197758" calcext:value-type="float">
            <text:p>11.7851130197758</text:p>
          </table:table-cell>
          <table:table-cell table:formula="of:=STDEV([.D1695];[.F1695])" office:value-type="float" office:value="11.7851130197758" calcext:value-type="float">
            <text:p>11.7851130197758</text:p>
          </table:table-cell>
          <table:table-cell table:formula="of:=STDEV([.E1695];[.F16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savola antonio musa 15001555</text:p>
          </table:table-cell>
          <table:table-cell office:value-type="string" calcext:value-type="string">
            <text:p>brasavola a m antonio musa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91.6666666666667" calcext:value-type="float">
            <text:p>91.6666666666667</text:p>
          </table:table-cell>
          <table:table-cell office:value-type="float" office:value="80.7017543859649" calcext:value-type="float">
            <text:p>80.7017543859649</text:p>
          </table:table-cell>
          <table:table-cell office:value-type="float" office:value="9.67898091697978" calcext:value-type="float">
            <text:p>9.67898091697978</text:p>
          </table:table-cell>
          <table:table-cell table:formula="of:=STDEV([.D1696];[.E1696])" office:value-type="float" office:value="5.89255650988789" calcext:value-type="float">
            <text:p>5.89255650988789</text:p>
          </table:table-cell>
          <table:table-cell table:formula="of:=STDEV([.D1696];[.F1696])" office:value-type="float" office:value="13.6459203386878" calcext:value-type="float">
            <text:p>13.6459203386878</text:p>
          </table:table-cell>
          <table:table-cell table:formula="of:=STDEV([.E1696];[.F1696])" office:value-type="float" office:value="7.75336382879986" calcext:value-type="float">
            <text:p>7.75336382879986</text:p>
          </table:table-cell>
        </table:table-row>
        <table:table-row table:style-name="ro1">
          <table:table-cell office:value-type="string" calcext:value-type="string">
            <text:p>valerius flaccus gaius 1st cent</text:p>
          </table:table-cell>
          <table:table-cell office:value-type="string" calcext:value-type="string">
            <text:p>valerius flaccus gaiu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3.0188679245283" calcext:value-type="float">
            <text:p>83.0188679245283</text:p>
          </table:table-cell>
          <table:table-cell office:value-type="float" office:value="9.80406117491817" calcext:value-type="float">
            <text:p>9.80406117491817</text:p>
          </table:table-cell>
          <table:table-cell table:formula="of:=STDEV([.D1697];[.E1697])" office:value-type="float" office:value="0" calcext:value-type="float">
            <text:p>0</text:p>
          </table:table-cell>
          <table:table-cell table:formula="of:=STDEV([.D1697];[.F1697])" office:value-type="float" office:value="12.0074736427904" calcext:value-type="float">
            <text:p>12.0074736427904</text:p>
          </table:table-cell>
          <table:table-cell table:formula="of:=STDEV([.E1697];[.F1697])" office:value-type="float" office:value="12.0074736427904" calcext:value-type="float">
            <text:p>12.0074736427904</text:p>
          </table:table-cell>
        </table:table-row>
        <table:table-row table:style-name="ro1">
          <table:table-cell office:value-type="string" calcext:value-type="string">
            <text:p>festus sextus pompeius 2nd cent</text:p>
          </table:table-cell>
          <table:table-cell office:value-type="string" calcext:value-type="string">
            <text:p>festus sextus pompeiu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3.0188679245283" calcext:value-type="float">
            <text:p>83.0188679245283</text:p>
          </table:table-cell>
          <table:table-cell office:value-type="float" office:value="9.80406117491817" calcext:value-type="float">
            <text:p>9.80406117491817</text:p>
          </table:table-cell>
          <table:table-cell table:formula="of:=STDEV([.D1698];[.E1698])" office:value-type="float" office:value="0" calcext:value-type="float">
            <text:p>0</text:p>
          </table:table-cell>
          <table:table-cell table:formula="of:=STDEV([.D1698];[.F1698])" office:value-type="float" office:value="12.0074736427904" calcext:value-type="float">
            <text:p>12.0074736427904</text:p>
          </table:table-cell>
          <table:table-cell table:formula="of:=STDEV([.E1698];[.F1698])" office:value-type="float" office:value="12.0074736427904" calcext:value-type="float">
            <text:p>12.0074736427904</text:p>
          </table:table-cell>
        </table:table-row>
        <table:table-row table:style-name="ro1">
          <table:table-cell office:value-type="string" calcext:value-type="string">
            <text:p>muret marc antoine 15261585</text:p>
          </table:table-cell>
          <table:table-cell office:value-type="string" calcext:value-type="string">
            <text:p>muret marcantoine 15261585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3.0188679245283" calcext:value-type="float">
            <text:p>83.0188679245283</text:p>
          </table:table-cell>
          <table:table-cell office:value-type="float" office:value="9.80406117491817" calcext:value-type="float">
            <text:p>9.80406117491817</text:p>
          </table:table-cell>
          <table:table-cell table:formula="of:=STDEV([.D1699];[.E1699])" office:value-type="float" office:value="12.0074736427904" calcext:value-type="float">
            <text:p>12.0074736427904</text:p>
          </table:table-cell>
          <table:table-cell table:formula="of:=STDEV([.D1699];[.F1699])" office:value-type="float" office:value="12.0074736427904" calcext:value-type="float">
            <text:p>12.0074736427904</text:p>
          </table:table-cell>
          <table:table-cell table:formula="of:=STDEV([.E1699];[.F16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odoard of reims 894966</text:p>
          </table:table-cell>
          <table:table-cell office:value-type="string" calcext:value-type="string">
            <text:p>flodoard of reim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9268292682927" calcext:value-type="float">
            <text:p>82.9268292682927</text:p>
          </table:table-cell>
          <table:table-cell office:value-type="float" office:value="9.85719971787166" calcext:value-type="float">
            <text:p>9.85719971787166</text:p>
          </table:table-cell>
          <table:table-cell table:formula="of:=STDEV([.D1700];[.E1700])" office:value-type="float" office:value="0" calcext:value-type="float">
            <text:p>0</text:p>
          </table:table-cell>
          <table:table-cell table:formula="of:=STDEV([.D1700];[.F1700])" office:value-type="float" office:value="12.0725548007459" calcext:value-type="float">
            <text:p>12.0725548007459</text:p>
          </table:table-cell>
          <table:table-cell table:formula="of:=STDEV([.E1700];[.F1700])" office:value-type="float" office:value="12.0725548007459" calcext:value-type="float">
            <text:p>12.0725548007459</text:p>
          </table:table-cell>
        </table:table-row>
        <table:table-row table:style-name="ro1">
          <table:table-cell office:value-type="string" calcext:value-type="string">
            <text:p>alanus de insulis d 1202</text:p>
          </table:table-cell>
          <table:table-cell office:value-type="string" calcext:value-type="string">
            <text:p>alanus de insuli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9268292682927" calcext:value-type="float">
            <text:p>82.9268292682927</text:p>
          </table:table-cell>
          <table:table-cell office:value-type="float" office:value="9.85719971787166" calcext:value-type="float">
            <text:p>9.85719971787166</text:p>
          </table:table-cell>
          <table:table-cell table:formula="of:=STDEV([.D1701];[.E1701])" office:value-type="float" office:value="0" calcext:value-type="float">
            <text:p>0</text:p>
          </table:table-cell>
          <table:table-cell table:formula="of:=STDEV([.D1701];[.F1701])" office:value-type="float" office:value="12.0725548007459" calcext:value-type="float">
            <text:p>12.0725548007459</text:p>
          </table:table-cell>
          <table:table-cell table:formula="of:=STDEV([.E1701];[.F1701])" office:value-type="float" office:value="12.0725548007459" calcext:value-type="float">
            <text:p>12.0725548007459</text:p>
          </table:table-cell>
        </table:table-row>
        <table:table-row table:style-name="ro1">
          <table:table-cell office:value-type="string" calcext:value-type="string">
            <text:p>biel gabriel</text:p>
          </table:table-cell>
          <table:table-cell office:value-type="string" calcext:value-type="string">
            <text:p>biel gabriel 1495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7586206896552" calcext:value-type="float">
            <text:p>82.7586206896552</text:p>
          </table:table-cell>
          <table:table-cell office:value-type="float" office:value="9.95431498602803" calcext:value-type="float">
            <text:p>9.95431498602803</text:p>
          </table:table-cell>
          <table:table-cell table:formula="of:=STDEV([.D1702];[.E1702])" office:value-type="float" office:value="0" calcext:value-type="float">
            <text:p>0</text:p>
          </table:table-cell>
          <table:table-cell table:formula="of:=STDEV([.D1702];[.F1702])" office:value-type="float" office:value="12.1914962273543" calcext:value-type="float">
            <text:p>12.1914962273543</text:p>
          </table:table-cell>
          <table:table-cell table:formula="of:=STDEV([.E1702];[.F1702])" office:value-type="float" office:value="12.1914962273543" calcext:value-type="float">
            <text:p>12.1914962273543</text:p>
          </table:table-cell>
        </table:table-row>
        <table:table-row table:style-name="ro1">
          <table:table-cell office:value-type="string" calcext:value-type="string">
            <text:p>decembrio angelo ca 14151462</text:p>
          </table:table-cell>
          <table:table-cell office:value-type="string" calcext:value-type="string">
            <text:p>decembrio angelo approximately 14151462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94.3396226415094" calcext:value-type="float">
            <text:p>94.3396226415094</text:p>
          </table:table-cell>
          <table:table-cell office:value-type="float" office:value="80.5970149253731" calcext:value-type="float">
            <text:p>80.5970149253731</text:p>
          </table:table-cell>
          <table:table-cell office:value-type="float" office:value="9.97810075854715" calcext:value-type="float">
            <text:p>9.97810075854715</text:p>
          </table:table-cell>
          <table:table-cell table:formula="of:=STDEV([.D1703];[.E1703])" office:value-type="float" office:value="4.00249121426347" calcext:value-type="float">
            <text:p>4.00249121426347</text:p>
          </table:table-cell>
          <table:table-cell table:formula="of:=STDEV([.D1703];[.F1703])" office:value-type="float" office:value="13.71998232153" calcext:value-type="float">
            <text:p>13.71998232153</text:p>
          </table:table-cell>
          <table:table-cell table:formula="of:=STDEV([.E1703];[.F1703])" office:value-type="float" office:value="9.71749110726655" calcext:value-type="float">
            <text:p>9.71749110726655</text:p>
          </table:table-cell>
        </table:table-row>
        <table:table-row table:style-name="ro1">
          <table:table-cell office:value-type="string" calcext:value-type="string">
            <text:p>ramon llull beato 12321315</text:p>
          </table:table-cell>
          <table:table-cell office:value-type="string" calcext:value-type="string">
            <text:p>llull ramon 12321316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2.6086956521739" calcext:value-type="float">
            <text:p>82.6086956521739</text:p>
          </table:table-cell>
          <table:table-cell office:value-type="float" office:value="10.0408742467761" calcext:value-type="float">
            <text:p>10.0408742467761</text:p>
          </table:table-cell>
          <table:table-cell table:formula="of:=STDEV([.D1704];[.E1704])" office:value-type="float" office:value="12.2975092380269" calcext:value-type="float">
            <text:p>12.2975092380269</text:p>
          </table:table-cell>
          <table:table-cell table:formula="of:=STDEV([.D1704];[.F1704])" office:value-type="float" office:value="12.2975092380269" calcext:value-type="float">
            <text:p>12.2975092380269</text:p>
          </table:table-cell>
          <table:table-cell table:formula="of:=STDEV([.E1704];[.F17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o obispo de vercelli</text:p>
          </table:table-cell>
          <table:table-cell office:value-type="string" calcext:value-type="string">
            <text:p>atto bishop of vercelli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2.6086956521739" calcext:value-type="float">
            <text:p>82.6086956521739</text:p>
          </table:table-cell>
          <table:table-cell office:value-type="float" office:value="10.0408742467761" calcext:value-type="float">
            <text:p>10.0408742467761</text:p>
          </table:table-cell>
          <table:table-cell table:formula="of:=STDEV([.D1705];[.E1705])" office:value-type="float" office:value="12.2975092380269" calcext:value-type="float">
            <text:p>12.2975092380269</text:p>
          </table:table-cell>
          <table:table-cell table:formula="of:=STDEV([.D1705];[.F1705])" office:value-type="float" office:value="12.2975092380269" calcext:value-type="float">
            <text:p>12.2975092380269</text:p>
          </table:table-cell>
          <table:table-cell table:formula="of:=STDEV([.E1705];[.F17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trus de ebulo fl 1196</text:p>
          </table:table-cell>
          <table:table-cell office:value-type="string" calcext:value-type="string">
            <text:p>petrus de ebulo active 1196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93.0232558139535" calcext:value-type="float">
            <text:p>93.0232558139535</text:p>
          </table:table-cell>
          <table:table-cell office:value-type="float" office:value="80" calcext:value-type="float">
            <text:p>80</text:p>
          </table:table-cell>
          <table:table-cell office:value-type="float" office:value="10.1511916495323" calcext:value-type="float">
            <text:p>10.1511916495323</text:p>
          </table:table-cell>
          <table:table-cell table:formula="of:=STDEV([.D1706];[.E1706])" office:value-type="float" office:value="4.93330312455731" calcext:value-type="float">
            <text:p>4.93330312455731</text:p>
          </table:table-cell>
          <table:table-cell table:formula="of:=STDEV([.D1706];[.F1706])" office:value-type="float" office:value="14.142135623731" calcext:value-type="float">
            <text:p>14.142135623731</text:p>
          </table:table-cell>
          <table:table-cell table:formula="of:=STDEV([.E1706];[.F1706])" office:value-type="float" office:value="9.20883249917364" calcext:value-type="float">
            <text:p>9.20883249917364</text:p>
          </table:table-cell>
        </table:table-row>
        <table:table-row table:style-name="ro1">
          <table:table-cell office:value-type="string" calcext:value-type="string">
            <text:p>spinoza benedictus de 16321677</text:p>
          </table:table-cell>
          <table:table-cell office:value-type="string" calcext:value-type="string">
            <text:p>spinoza benedictus de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3529411764706" calcext:value-type="float">
            <text:p>82.3529411764706</text:p>
          </table:table-cell>
          <table:table-cell office:value-type="float" office:value="10.1885341621699" calcext:value-type="float">
            <text:p>10.1885341621699</text:p>
          </table:table-cell>
          <table:table-cell table:formula="of:=STDEV([.D1707];[.E1707])" office:value-type="float" office:value="0" calcext:value-type="float">
            <text:p>0</text:p>
          </table:table-cell>
          <table:table-cell table:formula="of:=STDEV([.D1707];[.F1707])" office:value-type="float" office:value="12.4783549621156" calcext:value-type="float">
            <text:p>12.4783549621156</text:p>
          </table:table-cell>
          <table:table-cell table:formula="of:=STDEV([.E1707];[.F1707])" office:value-type="float" office:value="12.4783549621156" calcext:value-type="float">
            <text:p>12.4783549621156</text:p>
          </table:table-cell>
        </table:table-row>
        <table:table-row table:style-name="ro1">
          <table:table-cell office:value-type="string" calcext:value-type="string">
            <text:p>scaliger joseph juste 15401609</text:p>
          </table:table-cell>
          <table:table-cell office:value-type="string" calcext:value-type="string">
            <text:p>scaliger joseph juste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3529411764706" calcext:value-type="float">
            <text:p>82.3529411764706</text:p>
          </table:table-cell>
          <table:table-cell office:value-type="float" office:value="10.1885341621699" calcext:value-type="float">
            <text:p>10.1885341621699</text:p>
          </table:table-cell>
          <table:table-cell table:formula="of:=STDEV([.D1708];[.E1708])" office:value-type="float" office:value="0" calcext:value-type="float">
            <text:p>0</text:p>
          </table:table-cell>
          <table:table-cell table:formula="of:=STDEV([.D1708];[.F1708])" office:value-type="float" office:value="12.4783549621156" calcext:value-type="float">
            <text:p>12.4783549621156</text:p>
          </table:table-cell>
          <table:table-cell table:formula="of:=STDEV([.E1708];[.F1708])" office:value-type="float" office:value="12.4783549621156" calcext:value-type="float">
            <text:p>12.4783549621156</text:p>
          </table:table-cell>
        </table:table-row>
        <table:table-row table:style-name="ro1">
          <table:table-cell office:value-type="string" calcext:value-type="string">
            <text:p>dinter bernhard 1825</text:p>
          </table:table-cell>
          <table:table-cell office:value-type="string" calcext:value-type="string">
            <text:p>dinter bernard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2.3529411764706" calcext:value-type="float">
            <text:p>82.3529411764706</text:p>
          </table:table-cell>
          <table:table-cell office:value-type="float" office:value="10.1885341621699" calcext:value-type="float">
            <text:p>10.1885341621699</text:p>
          </table:table-cell>
          <table:table-cell table:formula="of:=STDEV([.D1709];[.E1709])" office:value-type="float" office:value="12.4783549621156" calcext:value-type="float">
            <text:p>12.4783549621156</text:p>
          </table:table-cell>
          <table:table-cell table:formula="of:=STDEV([.D1709];[.F1709])" office:value-type="float" office:value="12.4783549621156" calcext:value-type="float">
            <text:p>12.4783549621156</text:p>
          </table:table-cell>
          <table:table-cell table:formula="of:=STDEV([.E1709];[.F17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omas a becket saint 11181170</text:p>
          </table:table-cell>
          <table:table-cell office:value-type="string" calcext:value-type="string">
            <text:p>thomas a becket saint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3529411764706" calcext:value-type="float">
            <text:p>82.3529411764706</text:p>
          </table:table-cell>
          <table:table-cell office:value-type="float" office:value="10.1885341621699" calcext:value-type="float">
            <text:p>10.1885341621699</text:p>
          </table:table-cell>
          <table:table-cell table:formula="of:=STDEV([.D1710];[.E1710])" office:value-type="float" office:value="0" calcext:value-type="float">
            <text:p>0</text:p>
          </table:table-cell>
          <table:table-cell table:formula="of:=STDEV([.D1710];[.F1710])" office:value-type="float" office:value="12.4783549621156" calcext:value-type="float">
            <text:p>12.4783549621156</text:p>
          </table:table-cell>
          <table:table-cell table:formula="of:=STDEV([.E1710];[.F1710])" office:value-type="float" office:value="12.4783549621156" calcext:value-type="float">
            <text:p>12.4783549621156</text:p>
          </table:table-cell>
        </table:table-row>
        <table:table-row table:style-name="ro1">
          <table:table-cell office:value-type="string" calcext:value-type="string">
            <text:p>vliet joannes van der</text:p>
          </table:table-cell>
          <table:table-cell office:value-type="string" calcext:value-type="string">
            <text:p>vliet joannes van der 18471902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3529411764706" calcext:value-type="float">
            <text:p>82.3529411764706</text:p>
          </table:table-cell>
          <table:table-cell office:value-type="float" office:value="10.1885341621699" calcext:value-type="float">
            <text:p>10.1885341621699</text:p>
          </table:table-cell>
          <table:table-cell table:formula="of:=STDEV([.D1711];[.E1711])" office:value-type="float" office:value="0" calcext:value-type="float">
            <text:p>0</text:p>
          </table:table-cell>
          <table:table-cell table:formula="of:=STDEV([.D1711];[.F1711])" office:value-type="float" office:value="12.4783549621156" calcext:value-type="float">
            <text:p>12.4783549621156</text:p>
          </table:table-cell>
          <table:table-cell table:formula="of:=STDEV([.E1711];[.F1711])" office:value-type="float" office:value="12.4783549621156" calcext:value-type="float">
            <text:p>12.4783549621156</text:p>
          </table:table-cell>
        </table:table-row>
        <table:table-row table:style-name="ro1">
          <table:table-cell office:value-type="string" calcext:value-type="string">
            <text:p>osullivanbeare philip</text:p>
          </table:table-cell>
          <table:table-cell office:value-type="string" calcext:value-type="string">
            <text:p>osullivanbeare philip 15901660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3529411764706" calcext:value-type="float">
            <text:p>82.3529411764706</text:p>
          </table:table-cell>
          <table:table-cell office:value-type="float" office:value="10.1885341621699" calcext:value-type="float">
            <text:p>10.1885341621699</text:p>
          </table:table-cell>
          <table:table-cell table:formula="of:=STDEV([.D1712];[.E1712])" office:value-type="float" office:value="0" calcext:value-type="float">
            <text:p>0</text:p>
          </table:table-cell>
          <table:table-cell table:formula="of:=STDEV([.D1712];[.F1712])" office:value-type="float" office:value="12.4783549621156" calcext:value-type="float">
            <text:p>12.4783549621156</text:p>
          </table:table-cell>
          <table:table-cell table:formula="of:=STDEV([.E1712];[.F1712])" office:value-type="float" office:value="12.4783549621156" calcext:value-type="float">
            <text:p>12.4783549621156</text:p>
          </table:table-cell>
        </table:table-row>
        <table:table-row table:style-name="ro1">
          <table:table-cell office:value-type="string" calcext:value-type="string">
            <text:p>florus lucius annaeus 2nd cent</text:p>
          </table:table-cell>
          <table:table-cell office:value-type="string" calcext:value-type="string">
            <text:p>florus lucius annaeu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3529411764706" calcext:value-type="float">
            <text:p>82.3529411764706</text:p>
          </table:table-cell>
          <table:table-cell office:value-type="float" office:value="10.1885341621699" calcext:value-type="float">
            <text:p>10.1885341621699</text:p>
          </table:table-cell>
          <table:table-cell table:formula="of:=STDEV([.D1713];[.E1713])" office:value-type="float" office:value="0" calcext:value-type="float">
            <text:p>0</text:p>
          </table:table-cell>
          <table:table-cell table:formula="of:=STDEV([.D1713];[.F1713])" office:value-type="float" office:value="12.4783549621156" calcext:value-type="float">
            <text:p>12.4783549621156</text:p>
          </table:table-cell>
          <table:table-cell table:formula="of:=STDEV([.E1713];[.F1713])" office:value-type="float" office:value="12.4783549621156" calcext:value-type="float">
            <text:p>12.4783549621156</text:p>
          </table:table-cell>
        </table:table-row>
        <table:table-row table:style-name="ro1">
          <table:table-cell office:value-type="string" calcext:value-type="string">
            <text:p>bordini giovanni francesco ca 15361609</text:p>
          </table:table-cell>
          <table:table-cell office:value-type="string" calcext:value-type="string">
            <text:p>bordini giovanni francesco approximately 15361609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95.8904109589041" calcext:value-type="float">
            <text:p>95.8904109589041</text:p>
          </table:table-cell>
          <table:table-cell office:value-type="float" office:value="80.4597701149425" calcext:value-type="float">
            <text:p>80.4597701149425</text:p>
          </table:table-cell>
          <table:table-cell office:value-type="float" office:value="10.3022164516746" calcext:value-type="float">
            <text:p>10.3022164516746</text:p>
          </table:table-cell>
          <table:table-cell table:formula="of:=STDEV([.D1714];[.E1714])" office:value-type="float" office:value="2.90591827884882" calcext:value-type="float">
            <text:p>2.90591827884882</text:p>
          </table:table-cell>
          <table:table-cell table:formula="of:=STDEV([.D1714];[.F1714])" office:value-type="float" office:value="13.8170290576682" calcext:value-type="float">
            <text:p>13.8170290576682</text:p>
          </table:table-cell>
          <table:table-cell table:formula="of:=STDEV([.E1714];[.F1714])" office:value-type="float" office:value="10.9111107788193" calcext:value-type="float">
            <text:p>10.9111107788193</text:p>
          </table:table-cell>
        </table:table-row>
        <table:table-row table:style-name="ro1">
          <table:table-cell office:value-type="string" calcext:value-type="string">
            <text:p>bonaventure saint cardinal ca 12171274</text:p>
          </table:table-cell>
          <table:table-cell office:value-type="string" calcext:value-type="string">
            <text:p>bonaventure saint cardinal approximately 12171274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95.8904109589041" calcext:value-type="float">
            <text:p>95.8904109589041</text:p>
          </table:table-cell>
          <table:table-cell office:value-type="float" office:value="80.4597701149425" calcext:value-type="float">
            <text:p>80.4597701149425</text:p>
          </table:table-cell>
          <table:table-cell office:value-type="float" office:value="10.3022164516746" calcext:value-type="float">
            <text:p>10.3022164516746</text:p>
          </table:table-cell>
          <table:table-cell table:formula="of:=STDEV([.D1715];[.E1715])" office:value-type="float" office:value="2.90591827884882" calcext:value-type="float">
            <text:p>2.90591827884882</text:p>
          </table:table-cell>
          <table:table-cell table:formula="of:=STDEV([.D1715];[.F1715])" office:value-type="float" office:value="13.8170290576682" calcext:value-type="float">
            <text:p>13.8170290576682</text:p>
          </table:table-cell>
          <table:table-cell table:formula="of:=STDEV([.E1715];[.F1715])" office:value-type="float" office:value="10.9111107788193" calcext:value-type="float">
            <text:p>10.9111107788193</text:p>
          </table:table-cell>
        </table:table-row>
        <table:table-row table:style-name="ro1">
          <table:table-cell office:value-type="string" calcext:value-type="string">
            <text:p>catullus gaius valerius carmen 63</text:p>
          </table:table-cell>
          <table:table-cell office:value-type="string" calcext:value-type="string">
            <text:p>catullus gaius valeriu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1428571428571" calcext:value-type="float">
            <text:p>82.1428571428571</text:p>
          </table:table-cell>
          <table:table-cell office:value-type="float" office:value="10.309826235529" calcext:value-type="float">
            <text:p>10.309826235529</text:p>
          </table:table-cell>
          <table:table-cell table:formula="of:=STDEV([.D1716];[.E1716])" office:value-type="float" office:value="0" calcext:value-type="float">
            <text:p>0</text:p>
          </table:table-cell>
          <table:table-cell table:formula="of:=STDEV([.D1716];[.F1716])" office:value-type="float" office:value="12.6269068069026" calcext:value-type="float">
            <text:p>12.6269068069026</text:p>
          </table:table-cell>
          <table:table-cell table:formula="of:=STDEV([.E1716];[.F1716])" office:value-type="float" office:value="12.6269068069026" calcext:value-type="float">
            <text:p>12.6269068069026</text:p>
          </table:table-cell>
        </table:table-row>
        <table:table-row table:style-name="ro1">
          <table:table-cell office:value-type="string" calcext:value-type="string">
            <text:p>vitruvius pollio marcus</text:p>
          </table:table-cell>
          <table:table-cell office:value-type="string" calcext:value-type="string">
            <text:p>vitruvius polli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051282051282" calcext:value-type="float">
            <text:p>82.051282051282</text:p>
          </table:table-cell>
          <table:table-cell office:value-type="float" office:value="10.362697139301" calcext:value-type="float">
            <text:p>10.362697139301</text:p>
          </table:table-cell>
          <table:table-cell table:formula="of:=STDEV([.D1717];[.E1717])" office:value-type="float" office:value="0" calcext:value-type="float">
            <text:p>0</text:p>
          </table:table-cell>
          <table:table-cell table:formula="of:=STDEV([.D1717];[.F1717])" office:value-type="float" office:value="12.6916601751432" calcext:value-type="float">
            <text:p>12.6916601751432</text:p>
          </table:table-cell>
          <table:table-cell table:formula="of:=STDEV([.E1717];[.F1717])" office:value-type="float" office:value="12.6916601751432" calcext:value-type="float">
            <text:p>12.6916601751432</text:p>
          </table:table-cell>
        </table:table-row>
        <table:table-row table:style-name="ro1">
          <table:table-cell office:value-type="string" calcext:value-type="string">
            <text:p>lanfranco arzobispo de canterbury</text:p>
          </table:table-cell>
          <table:table-cell office:value-type="string" calcext:value-type="string">
            <text:p>lanfranc archbishop of canterbury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1.8181818181818" calcext:value-type="float">
            <text:p>81.8181818181818</text:p>
          </table:table-cell>
          <table:table-cell office:value-type="float" office:value="10.4972776216296" calcext:value-type="float">
            <text:p>10.4972776216296</text:p>
          </table:table-cell>
          <table:table-cell table:formula="of:=STDEV([.D1718];[.E1718])" office:value-type="float" office:value="12.8564869306645" calcext:value-type="float">
            <text:p>12.8564869306645</text:p>
          </table:table-cell>
          <table:table-cell table:formula="of:=STDEV([.D1718];[.F1718])" office:value-type="float" office:value="12.8564869306645" calcext:value-type="float">
            <text:p>12.8564869306645</text:p>
          </table:table-cell>
          <table:table-cell table:formula="of:=STDEV([.E1718];[.F17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silius de inghen</text:p>
          </table:table-cell>
          <table:table-cell office:value-type="string" calcext:value-type="string">
            <text:p>marsilius of inghen 1396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91.4285714285714" calcext:value-type="float">
            <text:p>91.4285714285714</text:p>
          </table:table-cell>
          <table:table-cell office:value-type="float" office:value="79.0697674418605" calcext:value-type="float">
            <text:p>79.0697674418605</text:p>
          </table:table-cell>
          <table:table-cell office:value-type="float" office:value="10.5220725039862" calcext:value-type="float">
            <text:p>10.5220725039862</text:p>
          </table:table-cell>
          <table:table-cell table:formula="of:=STDEV([.D1719];[.E1719])" office:value-type="float" office:value="6.06091526731326" calcext:value-type="float">
            <text:p>6.06091526731326</text:p>
          </table:table-cell>
          <table:table-cell table:formula="of:=STDEV([.D1719];[.F1719])" office:value-type="float" office:value="14.7999093736719" calcext:value-type="float">
            <text:p>14.7999093736719</text:p>
          </table:table-cell>
          <table:table-cell table:formula="of:=STDEV([.E1719];[.F1719])" office:value-type="float" office:value="8.73899410635866" calcext:value-type="float">
            <text:p>8.73899410635866</text:p>
          </table:table-cell>
        </table:table-row>
        <table:table-row table:style-name="ro1">
          <table:table-cell office:value-type="string" calcext:value-type="string">
            <text:p>thomas aquinas saint 12251274</text:p>
          </table:table-cell>
          <table:table-cell office:value-type="string" calcext:value-type="string">
            <text:p>thomas aquinas saint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1.6326530612245" calcext:value-type="float">
            <text:p>81.6326530612245</text:p>
          </table:table-cell>
          <table:table-cell office:value-type="float" office:value="10.6043926994013" calcext:value-type="float">
            <text:p>10.6043926994013</text:p>
          </table:table-cell>
          <table:table-cell table:formula="of:=STDEV([.D1720];[.E1720])" office:value-type="float" office:value="0" calcext:value-type="float">
            <text:p>0</text:p>
          </table:table-cell>
          <table:table-cell table:formula="of:=STDEV([.D1720];[.F1720])" office:value-type="float" office:value="12.9876755728141" calcext:value-type="float">
            <text:p>12.9876755728141</text:p>
          </table:table-cell>
          <table:table-cell table:formula="of:=STDEV([.E1720];[.F1720])" office:value-type="float" office:value="12.9876755728141" calcext:value-type="float">
            <text:p>12.9876755728141</text:p>
          </table:table-cell>
        </table:table-row>
        <table:table-row table:style-name="ro1">
          <table:table-cell office:value-type="string" calcext:value-type="string">
            <text:p>emili paolo</text:p>
          </table:table-cell>
          <table:table-cell office:value-type="string" calcext:value-type="string">
            <text:p>emili paolo 1529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1.4814814814815" calcext:value-type="float">
            <text:p>81.4814814814815</text:p>
          </table:table-cell>
          <table:table-cell office:value-type="float" office:value="10.6916716516597" calcext:value-type="float">
            <text:p>10.6916716516597</text:p>
          </table:table-cell>
          <table:table-cell table:formula="of:=STDEV([.D1721];[.E1721])" office:value-type="float" office:value="0" calcext:value-type="float">
            <text:p>0</text:p>
          </table:table-cell>
          <table:table-cell table:formula="of:=STDEV([.D1721];[.F1721])" office:value-type="float" office:value="13.0945700219731" calcext:value-type="float">
            <text:p>13.0945700219731</text:p>
          </table:table-cell>
          <table:table-cell table:formula="of:=STDEV([.E1721];[.F1721])" office:value-type="float" office:value="13.0945700219731" calcext:value-type="float">
            <text:p>13.0945700219731</text:p>
          </table:table-cell>
        </table:table-row>
        <table:table-row table:style-name="ro1">
          <table:table-cell office:value-type="string" calcext:value-type="string">
            <text:p>pontanus johannes isaacus</text:p>
          </table:table-cell>
          <table:table-cell office:value-type="string" calcext:value-type="string">
            <text:p>pontanus johannes isacius 15711639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81.3559322033898" calcext:value-type="float">
            <text:p>81.3559322033898</text:p>
          </table:table-cell>
          <table:table-cell office:value-type="float" office:value="81.3559322033898" calcext:value-type="float">
            <text:p>81.3559322033898</text:p>
          </table:table-cell>
          <table:table-cell office:value-type="float" office:value="10.7641575611625" calcext:value-type="float">
            <text:p>10.7641575611625</text:p>
          </table:table-cell>
          <table:table-cell table:formula="of:=STDEV([.D1722];[.E1722])" office:value-type="float" office:value="13.1833467678848" calcext:value-type="float">
            <text:p>13.1833467678848</text:p>
          </table:table-cell>
          <table:table-cell table:formula="of:=STDEV([.D1722];[.F1722])" office:value-type="float" office:value="13.1833467678848" calcext:value-type="float">
            <text:p>13.1833467678848</text:p>
          </table:table-cell>
          <table:table-cell table:formula="of:=STDEV([.E1722];[.F17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raldi giglio gregorio 14791552</text:p>
          </table:table-cell>
          <table:table-cell office:value-type="string" calcext:value-type="string">
            <text:p>giraldi lilio gregorio 14791552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95.2380952380952" calcext:value-type="float">
            <text:p>95.2380952380952</text:p>
          </table:table-cell>
          <table:table-cell office:value-type="float" office:value="79.3650793650794" calcext:value-type="float">
            <text:p>79.3650793650794</text:p>
          </table:table-cell>
          <table:table-cell office:value-type="float" office:value="10.8045385484985" calcext:value-type="float">
            <text:p>10.8045385484985</text:p>
          </table:table-cell>
          <table:table-cell table:formula="of:=STDEV([.D1723];[.E1723])" office:value-type="float" office:value="3.36717514850737" calcext:value-type="float">
            <text:p>3.36717514850737</text:p>
          </table:table-cell>
          <table:table-cell table:formula="of:=STDEV([.D1723];[.F1723])" office:value-type="float" office:value="14.5910923101986" calcext:value-type="float">
            <text:p>14.5910923101986</text:p>
          </table:table-cell>
          <table:table-cell table:formula="of:=STDEV([.E1723];[.F1723])" office:value-type="float" office:value="11.2239171616912" calcext:value-type="float">
            <text:p>11.2239171616912</text:p>
          </table:table-cell>
        </table:table-row>
        <table:table-row table:style-name="ro1">
          <table:table-cell office:value-type="string" calcext:value-type="string">
            <text:p>popma titus d 1620</text:p>
          </table:table-cell>
          <table:table-cell office:value-type="string" calcext:value-type="string">
            <text:p>popma titus von 1621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84.2105263157895" calcext:value-type="float">
            <text:p>84.2105263157895</text:p>
          </table:table-cell>
          <table:table-cell office:value-type="float" office:value="78.9473684210526" calcext:value-type="float">
            <text:p>78.9473684210526</text:p>
          </table:table-cell>
          <table:table-cell office:value-type="float" office:value="10.9561368392954" calcext:value-type="float">
            <text:p>10.9561368392954</text:p>
          </table:table-cell>
          <table:table-cell table:formula="of:=STDEV([.D1724];[.E1724])" office:value-type="float" office:value="11.1648439134718" calcext:value-type="float">
            <text:p>11.1648439134718</text:p>
          </table:table-cell>
          <table:table-cell table:formula="of:=STDEV([.D1724];[.F1724])" office:value-type="float" office:value="14.8864585512957" calcext:value-type="float">
            <text:p>14.8864585512957</text:p>
          </table:table-cell>
          <table:table-cell table:formula="of:=STDEV([.E1724];[.F1724])" office:value-type="float" office:value="3.72161463782394" calcext:value-type="float">
            <text:p>3.72161463782394</text:p>
          </table:table-cell>
        </table:table-row>
        <table:table-row table:style-name="ro1">
          <table:table-cell office:value-type="string" calcext:value-type="string">
            <text:p>mallius theodorus</text:p>
          </table:table-cell>
          <table:table-cell office:value-type="string" calcext:value-type="string">
            <text:p>mallius theodorus flaviu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.952380952381" calcext:value-type="float">
            <text:p>80.952380952381</text:p>
          </table:table-cell>
          <table:table-cell office:value-type="float" office:value="10.9971479845643" calcext:value-type="float">
            <text:p>10.9971479845643</text:p>
          </table:table-cell>
          <table:table-cell table:formula="of:=STDEV([.D1725];[.E1725])" office:value-type="float" office:value="0" calcext:value-type="float">
            <text:p>0</text:p>
          </table:table-cell>
          <table:table-cell table:formula="of:=STDEV([.D1725];[.F1725])" office:value-type="float" office:value="13.4687005940295" calcext:value-type="float">
            <text:p>13.4687005940295</text:p>
          </table:table-cell>
          <table:table-cell table:formula="of:=STDEV([.E1725];[.F1725])" office:value-type="float" office:value="13.4687005940295" calcext:value-type="float">
            <text:p>13.4687005940295</text:p>
          </table:table-cell>
        </table:table-row>
        <table:table-row table:style-name="ro1">
          <table:table-cell office:value-type="string" calcext:value-type="string">
            <text:p>giraldus cambrensis 11461223</text:p>
          </table:table-cell>
          <table:table-cell office:value-type="string" calcext:value-type="string">
            <text:p>giraldus cambrensi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.8510638297872" calcext:value-type="float">
            <text:p>80.8510638297872</text:p>
          </table:table-cell>
          <table:table-cell office:value-type="float" office:value="11.0556434525673" calcext:value-type="float">
            <text:p>11.0556434525673</text:p>
          </table:table-cell>
          <table:table-cell table:formula="of:=STDEV([.D1726];[.E1726])" office:value-type="float" office:value="0" calcext:value-type="float">
            <text:p>0</text:p>
          </table:table-cell>
          <table:table-cell table:formula="of:=STDEV([.D1726];[.F1726])" office:value-type="float" office:value="13.5403426184658" calcext:value-type="float">
            <text:p>13.5403426184658</text:p>
          </table:table-cell>
          <table:table-cell table:formula="of:=STDEV([.E1726];[.F1726])" office:value-type="float" office:value="13.5403426184658" calcext:value-type="float">
            <text:p>13.5403426184658</text:p>
          </table:table-cell>
        </table:table-row>
        <table:table-row table:style-name="ro1">
          <table:table-cell office:value-type="string" calcext:value-type="string">
            <text:p>vida marco girolamo 14701566</text:p>
          </table:table-cell>
          <table:table-cell office:value-type="string" calcext:value-type="string">
            <text:p>vida marco girolam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.8510638297872" calcext:value-type="float">
            <text:p>80.8510638297872</text:p>
          </table:table-cell>
          <table:table-cell office:value-type="float" office:value="11.0556434525673" calcext:value-type="float">
            <text:p>11.0556434525673</text:p>
          </table:table-cell>
          <table:table-cell table:formula="of:=STDEV([.D1727];[.E1727])" office:value-type="float" office:value="0" calcext:value-type="float">
            <text:p>0</text:p>
          </table:table-cell>
          <table:table-cell table:formula="of:=STDEV([.D1727];[.F1727])" office:value-type="float" office:value="13.5403426184658" calcext:value-type="float">
            <text:p>13.5403426184658</text:p>
          </table:table-cell>
          <table:table-cell table:formula="of:=STDEV([.E1727];[.F1727])" office:value-type="float" office:value="13.5403426184658" calcext:value-type="float">
            <text:p>13.5403426184658</text:p>
          </table:table-cell>
        </table:table-row>
        <table:table-row table:style-name="ro1">
          <table:table-cell office:value-type="string" calcext:value-type="string">
            <text:p>pontano giacomo 15421626</text:p>
          </table:table-cell>
          <table:table-cell office:value-type="string" calcext:value-type="string">
            <text:p>pontanus jacob 15421626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0.8510638297872" calcext:value-type="float">
            <text:p>80.8510638297872</text:p>
          </table:table-cell>
          <table:table-cell office:value-type="float" office:value="11.0556434525673" calcext:value-type="float">
            <text:p>11.0556434525673</text:p>
          </table:table-cell>
          <table:table-cell table:formula="of:=STDEV([.D1728];[.E1728])" office:value-type="float" office:value="13.5403426184658" calcext:value-type="float">
            <text:p>13.5403426184658</text:p>
          </table:table-cell>
          <table:table-cell table:formula="of:=STDEV([.D1728];[.F1728])" office:value-type="float" office:value="13.5403426184658" calcext:value-type="float">
            <text:p>13.5403426184658</text:p>
          </table:table-cell>
          <table:table-cell table:formula="of:=STDEV([.E1728];[.F17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n of salisbury obispo de chartres</text:p>
          </table:table-cell>
          <table:table-cell office:value-type="string" calcext:value-type="string">
            <text:p>john of salisbury bishop of chartres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89.8550724637681" calcext:value-type="float">
            <text:p>89.8550724637681</text:p>
          </table:table-cell>
          <table:table-cell office:value-type="float" office:value="77.7777777777778" calcext:value-type="float">
            <text:p>77.7777777777778</text:p>
          </table:table-cell>
          <table:table-cell office:value-type="float" office:value="11.1251049593661" calcext:value-type="float">
            <text:p>11.1251049593661</text:p>
          </table:table-cell>
          <table:table-cell table:formula="of:=STDEV([.D1729];[.E1729])" office:value-type="float" office:value="7.1735470555157" calcext:value-type="float">
            <text:p>7.1735470555157</text:p>
          </table:table-cell>
          <table:table-cell table:formula="of:=STDEV([.D1729];[.F1729])" office:value-type="float" office:value="15.7134840263677" calcext:value-type="float">
            <text:p>15.7134840263677</text:p>
          </table:table-cell>
          <table:table-cell table:formula="of:=STDEV([.E1729];[.F1729])" office:value-type="float" office:value="8.53993697085201" calcext:value-type="float">
            <text:p>8.53993697085201</text:p>
          </table:table-cell>
        </table:table-row>
        <table:table-row table:style-name="ro1">
          <table:table-cell office:value-type="string" calcext:value-type="string">
            <text:p>eutropius 4th cent</text:p>
          </table:table-cell>
          <table:table-cell office:value-type="string" calcext:value-type="string">
            <text:p>eutropius active 4th century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83.8709677419355" calcext:value-type="float">
            <text:p>83.8709677419355</text:p>
          </table:table-cell>
          <table:table-cell office:value-type="float" office:value="78.2608695652174" calcext:value-type="float">
            <text:p>78.2608695652174</text:p>
          </table:table-cell>
          <table:table-cell office:value-type="float" office:value="11.2857482043696" calcext:value-type="float">
            <text:p>11.2857482043696</text:p>
          </table:table-cell>
          <table:table-cell table:formula="of:=STDEV([.D1730];[.E1730])" office:value-type="float" office:value="11.404948083654" calcext:value-type="float">
            <text:p>11.404948083654</text:p>
          </table:table-cell>
          <table:table-cell table:formula="of:=STDEV([.D1730];[.F1730])" office:value-type="float" office:value="15.3718865475336" calcext:value-type="float">
            <text:p>15.3718865475336</text:p>
          </table:table-cell>
          <table:table-cell table:formula="of:=STDEV([.E1730];[.F1730])" office:value-type="float" office:value="3.96693846387965" calcext:value-type="float">
            <text:p>3.96693846387965</text:p>
          </table:table-cell>
        </table:table-row>
        <table:table-row table:style-name="ro1">
          <table:table-cell office:value-type="string" calcext:value-type="string">
            <text:p>paolo veneto ca 13701428</text:p>
          </table:table-cell>
          <table:table-cell office:value-type="string" calcext:value-type="string">
            <text:p>paolo veneto approximately 13701428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93.3333333333333" calcext:value-type="float">
            <text:p>93.3333333333333</text:p>
          </table:table-cell>
          <table:table-cell office:value-type="float" office:value="77.9661016949153" calcext:value-type="float">
            <text:p>77.9661016949153</text:p>
          </table:table-cell>
          <table:table-cell office:value-type="float" office:value="11.2996233505964" calcext:value-type="float">
            <text:p>11.2996233505964</text:p>
          </table:table-cell>
          <table:table-cell table:formula="of:=STDEV([.D1731];[.E1731])" office:value-type="float" office:value="4.71404520791032" calcext:value-type="float">
            <text:p>4.71404520791032</text:p>
          </table:table-cell>
          <table:table-cell table:formula="of:=STDEV([.D1731];[.F1731])" office:value-type="float" office:value="15.5803189075002" calcext:value-type="float">
            <text:p>15.5803189075002</text:p>
          </table:table-cell>
          <table:table-cell table:formula="of:=STDEV([.E1731];[.F1731])" office:value-type="float" office:value="10.8662736995899" calcext:value-type="float">
            <text:p>10.8662736995899</text:p>
          </table:table-cell>
        </table:table-row>
        <table:table-row table:style-name="ro1">
          <table:table-cell office:value-type="string" calcext:value-type="string">
            <text:p>augustine saint bishop of hippo</text:p>
          </table:table-cell>
          <table:table-cell office:value-type="string" calcext:value-type="string">
            <text:p>augustine of hippo saint 354430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87.2727272727273" calcext:value-type="float">
            <text:p>87.2727272727273</text:p>
          </table:table-cell>
          <table:table-cell office:value-type="float" office:value="77.4193548387097" calcext:value-type="float">
            <text:p>77.4193548387097</text:p>
          </table:table-cell>
          <table:table-cell office:value-type="float" office:value="11.320762307209" calcext:value-type="float">
            <text:p>11.320762307209</text:p>
          </table:table-cell>
          <table:table-cell table:formula="of:=STDEV([.D1732];[.E1732])" office:value-type="float" office:value="8.99954085146515" calcext:value-type="float">
            <text:p>8.99954085146515</text:p>
          </table:table-cell>
          <table:table-cell table:formula="of:=STDEV([.D1732];[.F1732])" office:value-type="float" office:value="15.9669273171156" calcext:value-type="float">
            <text:p>15.9669273171156</text:p>
          </table:table-cell>
          <table:table-cell table:formula="of:=STDEV([.E1732];[.F1732])" office:value-type="float" office:value="6.96738646565044" calcext:value-type="float">
            <text:p>6.96738646565044</text:p>
          </table:table-cell>
        </table:table-row>
        <table:table-row table:style-name="ro1">
          <table:table-cell office:value-type="string" calcext:value-type="string">
            <text:p>seneca lucius annaeus ca 4 bc65 ad</text:p>
          </table:table-cell>
          <table:table-cell office:value-type="string" calcext:value-type="string">
            <text:p>seneca lucius annaeus approximately 4 bc65 ad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95.3846153846154" calcext:value-type="float">
            <text:p>95.3846153846154</text:p>
          </table:table-cell>
          <table:table-cell office:value-type="float" office:value="78.4810126582278" calcext:value-type="float">
            <text:p>78.4810126582278</text:p>
          </table:table-cell>
          <table:table-cell office:value-type="float" office:value="11.3291686698158" calcext:value-type="float">
            <text:p>11.3291686698158</text:p>
          </table:table-cell>
          <table:table-cell table:formula="of:=STDEV([.D1733];[.E1733])" office:value-type="float" office:value="3.26356975932253" calcext:value-type="float">
            <text:p>3.26356975932253</text:p>
          </table:table-cell>
          <table:table-cell table:formula="of:=STDEV([.D1733];[.F1733])" office:value-type="float" office:value="15.2162218736346" calcext:value-type="float">
            <text:p>15.2162218736346</text:p>
          </table:table-cell>
          <table:table-cell table:formula="of:=STDEV([.E1733];[.F1733])" office:value-type="float" office:value="11.952652114312" calcext:value-type="float">
            <text:p>11.952652114312</text:p>
          </table:table-cell>
        </table:table-row>
        <table:table-row table:style-name="ro1">
          <table:table-cell office:value-type="string" calcext:value-type="string">
            <text:p>horatius romanus fl 1450</text:p>
          </table:table-cell>
          <table:table-cell office:value-type="string" calcext:value-type="string">
            <text:p>horatius romanu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1.5470053837925" calcext:value-type="float">
            <text:p>11.5470053837925</text:p>
          </table:table-cell>
          <table:table-cell table:formula="of:=STDEV([.D1734];[.E1734])" office:value-type="float" office:value="0" calcext:value-type="float">
            <text:p>0</text:p>
          </table:table-cell>
          <table:table-cell table:formula="of:=STDEV([.D1734];[.F1734])" office:value-type="float" office:value="14.142135623731" calcext:value-type="float">
            <text:p>14.142135623731</text:p>
          </table:table-cell>
          <table:table-cell table:formula="of:=STDEV([.E1734];[.F1734])" office:value-type="float" office:value="14.142135623731" calcext:value-type="float">
            <text:p>14.142135623731</text:p>
          </table:table-cell>
        </table:table-row>
        <table:table-row table:style-name="ro1">
          <table:table-cell office:value-type="string" calcext:value-type="string">
            <text:p>petrarca francesco 13041374</text:p>
          </table:table-cell>
          <table:table-cell office:value-type="string" calcext:value-type="string">
            <text:p>petrarca francesc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1.5470053837925" calcext:value-type="float">
            <text:p>11.5470053837925</text:p>
          </table:table-cell>
          <table:table-cell table:formula="of:=STDEV([.D1735];[.E1735])" office:value-type="float" office:value="0" calcext:value-type="float">
            <text:p>0</text:p>
          </table:table-cell>
          <table:table-cell table:formula="of:=STDEV([.D1735];[.F1735])" office:value-type="float" office:value="14.142135623731" calcext:value-type="float">
            <text:p>14.142135623731</text:p>
          </table:table-cell>
          <table:table-cell table:formula="of:=STDEV([.E1735];[.F1735])" office:value-type="float" office:value="14.142135623731" calcext:value-type="float">
            <text:p>14.142135623731</text:p>
          </table:table-cell>
        </table:table-row>
        <table:table-row table:style-name="ro1">
          <table:table-cell office:value-type="string" calcext:value-type="string">
            <text:p>bracciolini poggio 13801459</text:p>
          </table:table-cell>
          <table:table-cell office:value-type="string" calcext:value-type="string">
            <text:p>bracciolini poggi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1.5470053837925" calcext:value-type="float">
            <text:p>11.5470053837925</text:p>
          </table:table-cell>
          <table:table-cell table:formula="of:=STDEV([.D1736];[.E1736])" office:value-type="float" office:value="0" calcext:value-type="float">
            <text:p>0</text:p>
          </table:table-cell>
          <table:table-cell table:formula="of:=STDEV([.D1736];[.F1736])" office:value-type="float" office:value="14.142135623731" calcext:value-type="float">
            <text:p>14.142135623731</text:p>
          </table:table-cell>
          <table:table-cell table:formula="of:=STDEV([.E1736];[.F1736])" office:value-type="float" office:value="14.142135623731" calcext:value-type="float">
            <text:p>14.142135623731</text:p>
          </table:table-cell>
        </table:table-row>
        <table:table-row table:style-name="ro1">
          <table:table-cell office:value-type="string" calcext:value-type="string">
            <text:p>gerhoh of reichersberg provost of reichersberg approximately 10931169</text:p>
          </table:table-cell>
          <table:table-cell office:value-type="string" calcext:value-type="string">
            <text:p>gerhoh of reichersberg provost of reichersberg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1.5470053837925" calcext:value-type="float">
            <text:p>11.5470053837925</text:p>
          </table:table-cell>
          <table:table-cell table:formula="of:=STDEV([.D1737];[.E1737])" office:value-type="float" office:value="0" calcext:value-type="float">
            <text:p>0</text:p>
          </table:table-cell>
          <table:table-cell table:formula="of:=STDEV([.D1737];[.F1737])" office:value-type="float" office:value="14.142135623731" calcext:value-type="float">
            <text:p>14.142135623731</text:p>
          </table:table-cell>
          <table:table-cell table:formula="of:=STDEV([.E1737];[.F1737])" office:value-type="float" office:value="14.142135623731" calcext:value-type="float">
            <text:p>14.142135623731</text:p>
          </table:table-cell>
        </table:table-row>
        <table:table-row table:style-name="ro1">
          <table:table-cell office:value-type="string" calcext:value-type="string">
            <text:p>merobaudes flavius 5th cent</text:p>
          </table:table-cell>
          <table:table-cell office:value-type="string" calcext:value-type="string">
            <text:p>merobaudes flaviu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1.5470053837925" calcext:value-type="float">
            <text:p>11.5470053837925</text:p>
          </table:table-cell>
          <table:table-cell table:formula="of:=STDEV([.D1738];[.E1738])" office:value-type="float" office:value="0" calcext:value-type="float">
            <text:p>0</text:p>
          </table:table-cell>
          <table:table-cell table:formula="of:=STDEV([.D1738];[.F1738])" office:value-type="float" office:value="14.142135623731" calcext:value-type="float">
            <text:p>14.142135623731</text:p>
          </table:table-cell>
          <table:table-cell table:formula="of:=STDEV([.E1738];[.F1738])" office:value-type="float" office:value="14.142135623731" calcext:value-type="float">
            <text:p>14.142135623731</text:p>
          </table:table-cell>
        </table:table-row>
        <table:table-row table:style-name="ro1">
          <table:table-cell office:value-type="string" calcext:value-type="string">
            <text:p>bradwardine thomas 12901349</text:p>
          </table:table-cell>
          <table:table-cell office:value-type="string" calcext:value-type="string">
            <text:p>bradwardine thoma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1.5470053837925" calcext:value-type="float">
            <text:p>11.5470053837925</text:p>
          </table:table-cell>
          <table:table-cell table:formula="of:=STDEV([.D1739];[.E1739])" office:value-type="float" office:value="0" calcext:value-type="float">
            <text:p>0</text:p>
          </table:table-cell>
          <table:table-cell table:formula="of:=STDEV([.D1739];[.F1739])" office:value-type="float" office:value="14.142135623731" calcext:value-type="float">
            <text:p>14.142135623731</text:p>
          </table:table-cell>
          <table:table-cell table:formula="of:=STDEV([.E1739];[.F1739])" office:value-type="float" office:value="14.142135623731" calcext:value-type="float">
            <text:p>14.142135623731</text:p>
          </table:table-cell>
        </table:table-row>
        <table:table-row table:style-name="ro1">
          <table:table-cell office:value-type="string" calcext:value-type="string">
            <text:p>prosper of aquitaine saint ca 390ca 463</text:p>
          </table:table-cell>
          <table:table-cell office:value-type="string" calcext:value-type="string">
            <text:p>prosper of aquitaine saint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1.5470053837925" calcext:value-type="float">
            <text:p>11.5470053837925</text:p>
          </table:table-cell>
          <table:table-cell table:formula="of:=STDEV([.D1740];[.E1740])" office:value-type="float" office:value="0" calcext:value-type="float">
            <text:p>0</text:p>
          </table:table-cell>
          <table:table-cell table:formula="of:=STDEV([.D1740];[.F1740])" office:value-type="float" office:value="14.142135623731" calcext:value-type="float">
            <text:p>14.142135623731</text:p>
          </table:table-cell>
          <table:table-cell table:formula="of:=STDEV([.E1740];[.F1740])" office:value-type="float" office:value="14.142135623731" calcext:value-type="float">
            <text:p>14.142135623731</text:p>
          </table:table-cell>
        </table:table-row>
        <table:table-row table:style-name="ro1">
          <table:table-cell office:value-type="string" calcext:value-type="string">
            <text:p>ubaldi baldo degli</text:p>
          </table:table-cell>
          <table:table-cell office:value-type="string" calcext:value-type="string">
            <text:p>ubaldi baldo degli 13271400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1.5470053837925" calcext:value-type="float">
            <text:p>11.5470053837925</text:p>
          </table:table-cell>
          <table:table-cell table:formula="of:=STDEV([.D1741];[.E1741])" office:value-type="float" office:value="0" calcext:value-type="float">
            <text:p>0</text:p>
          </table:table-cell>
          <table:table-cell table:formula="of:=STDEV([.D1741];[.F1741])" office:value-type="float" office:value="14.142135623731" calcext:value-type="float">
            <text:p>14.142135623731</text:p>
          </table:table-cell>
          <table:table-cell table:formula="of:=STDEV([.E1741];[.F1741])" office:value-type="float" office:value="14.142135623731" calcext:value-type="float">
            <text:p>14.142135623731</text:p>
          </table:table-cell>
        </table:table-row>
        <table:table-row table:style-name="ro1">
          <table:table-cell office:value-type="string" calcext:value-type="string">
            <text:p>erasmus desiderius 14671536</text:p>
          </table:table-cell>
          <table:table-cell office:value-type="string" calcext:value-type="string">
            <text:p>erasmus desideriu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1.5470053837925" calcext:value-type="float">
            <text:p>11.5470053837925</text:p>
          </table:table-cell>
          <table:table-cell table:formula="of:=STDEV([.D1742];[.E1742])" office:value-type="float" office:value="0" calcext:value-type="float">
            <text:p>0</text:p>
          </table:table-cell>
          <table:table-cell table:formula="of:=STDEV([.D1742];[.F1742])" office:value-type="float" office:value="14.142135623731" calcext:value-type="float">
            <text:p>14.142135623731</text:p>
          </table:table-cell>
          <table:table-cell table:formula="of:=STDEV([.E1742];[.F1742])" office:value-type="float" office:value="14.142135623731" calcext:value-type="float">
            <text:p>14.142135623731</text:p>
          </table:table-cell>
        </table:table-row>
        <table:table-row table:style-name="ro1">
          <table:table-cell office:value-type="string" calcext:value-type="string">
            <text:p>ennodius magnus felix obispo de ticino</text:p>
          </table:table-cell>
          <table:table-cell office:value-type="string" calcext:value-type="string">
            <text:p>ennodius magnus felix sain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float" office:value="76.9230769230769" calcext:value-type="float">
            <text:p>76.9230769230769</text:p>
          </table:table-cell>
          <table:table-cell office:value-type="float" office:value="11.5518085198334" calcext:value-type="float">
            <text:p>11.5518085198334</text:p>
          </table:table-cell>
          <table:table-cell table:formula="of:=STDEV([.D1743];[.E1743])" office:value-type="float" office:value="8.83883476483184" calcext:value-type="float">
            <text:p>8.83883476483184</text:p>
          </table:table-cell>
          <table:table-cell table:formula="of:=STDEV([.D1743];[.F1743])" office:value-type="float" office:value="16.3178487966126" calcext:value-type="float">
            <text:p>16.3178487966126</text:p>
          </table:table-cell>
          <table:table-cell table:formula="of:=STDEV([.E1743];[.F1743])" office:value-type="float" office:value="7.47901403178079" calcext:value-type="float">
            <text:p>7.47901403178079</text:p>
          </table:table-cell>
        </table:table-row>
        <table:table-row table:style-name="ro1">
          <table:table-cell office:value-type="string" calcext:value-type="string">
            <text:p>sidronius de hossche si</text:p>
          </table:table-cell>
          <table:table-cell office:value-type="string" calcext:value-type="string">
            <text:p>hossche sidronius de 15961653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93.0232558139535" calcext:value-type="float">
            <text:p>93.0232558139535</text:p>
          </table:table-cell>
          <table:table-cell office:value-type="float" office:value="76.9230769230769" calcext:value-type="float">
            <text:p>76.9230769230769</text:p>
          </table:table-cell>
          <table:table-cell office:value-type="float" office:value="11.8352235470648" calcext:value-type="float">
            <text:p>11.8352235470648</text:p>
          </table:table-cell>
          <table:table-cell table:formula="of:=STDEV([.D1744];[.E1744])" office:value-type="float" office:value="4.93330312455731" calcext:value-type="float">
            <text:p>4.93330312455731</text:p>
          </table:table-cell>
          <table:table-cell table:formula="of:=STDEV([.D1744];[.F1744])" office:value-type="float" office:value="16.3178487966126" calcext:value-type="float">
            <text:p>16.3178487966126</text:p>
          </table:table-cell>
          <table:table-cell table:formula="of:=STDEV([.E1744];[.F1744])" office:value-type="float" office:value="11.3845456720553" calcext:value-type="float">
            <text:p>11.3845456720553</text:p>
          </table:table-cell>
        </table:table-row>
        <table:table-row table:style-name="ro1">
          <table:table-cell office:value-type="string" calcext:value-type="string">
            <text:p>sedulius 5th cent</text:p>
          </table:table-cell>
          <table:table-cell office:value-type="string" calcext:value-type="string">
            <text:p>sedulius active 5th century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82.7586206896552" calcext:value-type="float">
            <text:p>82.7586206896552</text:p>
          </table:table-cell>
          <table:table-cell office:value-type="float" office:value="77.2727272727273" calcext:value-type="float">
            <text:p>77.2727272727273</text:p>
          </table:table-cell>
          <table:table-cell office:value-type="float" office:value="11.8595187699229" calcext:value-type="float">
            <text:p>11.8595187699229</text:p>
          </table:table-cell>
          <table:table-cell table:formula="of:=STDEV([.D1745];[.E1745])" office:value-type="float" office:value="12.1914962273543" calcext:value-type="float">
            <text:p>12.1914962273543</text:p>
          </table:table-cell>
          <table:table-cell table:formula="of:=STDEV([.D1745];[.F1745])" office:value-type="float" office:value="16.0706086633306" calcext:value-type="float">
            <text:p>16.0706086633306</text:p>
          </table:table-cell>
          <table:table-cell table:formula="of:=STDEV([.E1745];[.F1745])" office:value-type="float" office:value="3.87911243597636" calcext:value-type="float">
            <text:p>3.87911243597636</text:p>
          </table:table-cell>
        </table:table-row>
        <table:table-row table:style-name="ro1">
          <table:table-cell office:value-type="string" calcext:value-type="string">
            <text:p>agustin santo obispo de hipona 354430</text:p>
          </table:table-cell>
          <table:table-cell office:value-type="string" calcext:value-type="string">
            <text:p>augustine of hippo saint 354430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79.4117647058824" calcext:value-type="float">
            <text:p>79.4117647058824</text:p>
          </table:table-cell>
          <table:table-cell office:value-type="float" office:value="79.4117647058824" calcext:value-type="float">
            <text:p>79.4117647058824</text:p>
          </table:table-cell>
          <table:table-cell office:value-type="float" office:value="11.8866231891982" calcext:value-type="float">
            <text:p>11.8866231891982</text:p>
          </table:table-cell>
          <table:table-cell table:formula="of:=STDEV([.D1746];[.E1746])" office:value-type="float" office:value="14.5580807891348" calcext:value-type="float">
            <text:p>14.5580807891348</text:p>
          </table:table-cell>
          <table:table-cell table:formula="of:=STDEV([.D1746];[.F1746])" office:value-type="float" office:value="14.5580807891348" calcext:value-type="float">
            <text:p>14.5580807891348</text:p>
          </table:table-cell>
          <table:table-cell table:formula="of:=STDEV([.E1746];[.F17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cero marcus tullius 10643 bc e</text:p>
          </table:table-cell>
          <table:table-cell office:value-type="string" calcext:value-type="string">
            <text:p>cicero marcus tulliu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9.2452830188679" calcext:value-type="float">
            <text:p>79.2452830188679</text:p>
          </table:table-cell>
          <table:table-cell office:value-type="float" office:value="11.9827414360111" calcext:value-type="float">
            <text:p>11.9827414360111</text:p>
          </table:table-cell>
          <table:table-cell table:formula="of:=STDEV([.D1747];[.E1747])" office:value-type="float" office:value="0" calcext:value-type="float">
            <text:p>0</text:p>
          </table:table-cell>
          <table:table-cell table:formula="of:=STDEV([.D1747];[.F1747])" office:value-type="float" office:value="14.6758011189661" calcext:value-type="float">
            <text:p>14.6758011189661</text:p>
          </table:table-cell>
          <table:table-cell table:formula="of:=STDEV([.E1747];[.F1747])" office:value-type="float" office:value="14.6758011189661" calcext:value-type="float">
            <text:p>14.6758011189661</text:p>
          </table:table-cell>
        </table:table-row>
        <table:table-row table:style-name="ro1">
          <table:table-cell office:value-type="string" calcext:value-type="string">
            <text:p>cato marcus porcius 234149 bc</text:p>
          </table:table-cell>
          <table:table-cell office:value-type="string" calcext:value-type="string">
            <text:p>cato marcus porciu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9.1666666666667" calcext:value-type="float">
            <text:p>79.1666666666667</text:p>
          </table:table-cell>
          <table:table-cell office:value-type="float" office:value="12.0281306081172" calcext:value-type="float">
            <text:p>12.0281306081172</text:p>
          </table:table-cell>
          <table:table-cell table:formula="of:=STDEV([.D1748];[.E1748])" office:value-type="float" office:value="0" calcext:value-type="float">
            <text:p>0</text:p>
          </table:table-cell>
          <table:table-cell table:formula="of:=STDEV([.D1748];[.F1748])" office:value-type="float" office:value="14.7313912747197" calcext:value-type="float">
            <text:p>14.7313912747197</text:p>
          </table:table-cell>
          <table:table-cell table:formula="of:=STDEV([.E1748];[.F1748])" office:value-type="float" office:value="14.7313912747197" calcext:value-type="float">
            <text:p>14.7313912747197</text:p>
          </table:table-cell>
        </table:table-row>
        <table:table-row table:style-name="ro1">
          <table:table-cell office:value-type="string" calcext:value-type="string">
            <text:p>palingenio stellato marcello ca 1500ca 1543</text:p>
          </table:table-cell>
          <table:table-cell office:value-type="string" calcext:value-type="string">
            <text:p>palingenio stellato marcello approximately 1500approximately 1543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86.8421052631579" calcext:value-type="float">
            <text:p>86.8421052631579</text:p>
          </table:table-cell>
          <table:table-cell office:value-type="float" office:value="75.9259259259259" calcext:value-type="float">
            <text:p>75.9259259259259</text:p>
          </table:table-cell>
          <table:table-cell office:value-type="float" office:value="12.0544197133419" calcext:value-type="float">
            <text:p>12.0544197133419</text:p>
          </table:table-cell>
          <table:table-cell table:formula="of:=STDEV([.D1749];[.E1749])" office:value-type="float" office:value="9.30403659455984" calcext:value-type="float">
            <text:p>9.30403659455984</text:p>
          </table:table-cell>
          <table:table-cell table:formula="of:=STDEV([.D1749];[.F1749])" office:value-type="float" office:value="17.022941028565" calcext:value-type="float">
            <text:p>17.022941028565</text:p>
          </table:table-cell>
          <table:table-cell table:formula="of:=STDEV([.E1749];[.F1749])" office:value-type="float" office:value="7.7189044340052" calcext:value-type="float">
            <text:p>7.7189044340052</text:p>
          </table:table-cell>
        </table:table-row>
        <table:table-row table:style-name="ro1">
          <table:table-cell office:value-type="string" calcext:value-type="string">
            <text:p>ordericus vitalis 10751143</text:p>
          </table:table-cell>
          <table:table-cell office:value-type="string" calcext:value-type="string">
            <text:p>ordericus vitali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9.0697674418605" calcext:value-type="float">
            <text:p>79.0697674418605</text:p>
          </table:table-cell>
          <table:table-cell office:value-type="float" office:value="12.0840754016433" calcext:value-type="float">
            <text:p>12.0840754016433</text:p>
          </table:table-cell>
          <table:table-cell table:formula="of:=STDEV([.D1750];[.E1750])" office:value-type="float" office:value="0" calcext:value-type="float">
            <text:p>0</text:p>
          </table:table-cell>
          <table:table-cell table:formula="of:=STDEV([.D1750];[.F1750])" office:value-type="float" office:value="14.7999093736719" calcext:value-type="float">
            <text:p>14.7999093736719</text:p>
          </table:table-cell>
          <table:table-cell table:formula="of:=STDEV([.E1750];[.F1750])" office:value-type="float" office:value="14.7999093736719" calcext:value-type="float">
            <text:p>14.7999093736719</text:p>
          </table:table-cell>
        </table:table-row>
        <table:table-row table:style-name="ro1">
          <table:table-cell office:value-type="string" calcext:value-type="string">
            <text:p>patrizi francesco 14131494</text:p>
          </table:table-cell>
          <table:table-cell office:value-type="string" calcext:value-type="string">
            <text:p>patrizi francesc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9.0697674418605" calcext:value-type="float">
            <text:p>79.0697674418605</text:p>
          </table:table-cell>
          <table:table-cell office:value-type="float" office:value="12.0840754016433" calcext:value-type="float">
            <text:p>12.0840754016433</text:p>
          </table:table-cell>
          <table:table-cell table:formula="of:=STDEV([.D1751];[.E1751])" office:value-type="float" office:value="0" calcext:value-type="float">
            <text:p>0</text:p>
          </table:table-cell>
          <table:table-cell table:formula="of:=STDEV([.D1751];[.F1751])" office:value-type="float" office:value="14.7999093736719" calcext:value-type="float">
            <text:p>14.7999093736719</text:p>
          </table:table-cell>
          <table:table-cell table:formula="of:=STDEV([.E1751];[.F1751])" office:value-type="float" office:value="14.7999093736719" calcext:value-type="float">
            <text:p>14.7999093736719</text:p>
          </table:table-cell>
        </table:table-row>
        <table:table-row table:style-name="ro1">
          <table:table-cell office:value-type="string" calcext:value-type="string">
            <text:p>la rue charles de 16431725</text:p>
          </table:table-cell>
          <table:table-cell office:value-type="string" calcext:value-type="string">
            <text:p>la rue charles de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9.0697674418605" calcext:value-type="float">
            <text:p>79.0697674418605</text:p>
          </table:table-cell>
          <table:table-cell office:value-type="float" office:value="12.0840754016433" calcext:value-type="float">
            <text:p>12.0840754016433</text:p>
          </table:table-cell>
          <table:table-cell table:formula="of:=STDEV([.D1752];[.E1752])" office:value-type="float" office:value="0" calcext:value-type="float">
            <text:p>0</text:p>
          </table:table-cell>
          <table:table-cell table:formula="of:=STDEV([.D1752];[.F1752])" office:value-type="float" office:value="14.7999093736719" calcext:value-type="float">
            <text:p>14.7999093736719</text:p>
          </table:table-cell>
          <table:table-cell table:formula="of:=STDEV([.E1752];[.F1752])" office:value-type="float" office:value="14.7999093736719" calcext:value-type="float">
            <text:p>14.7999093736719</text:p>
          </table:table-cell>
        </table:table-row>
        <table:table-row table:style-name="ro1">
          <table:table-cell office:value-type="string" calcext:value-type="string">
            <text:p>larroumet gustave 18521902</text:p>
          </table:table-cell>
          <table:table-cell office:value-type="string" calcext:value-type="string">
            <text:p>larroumet gustave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9.0697674418605" calcext:value-type="float">
            <text:p>79.0697674418605</text:p>
          </table:table-cell>
          <table:table-cell office:value-type="float" office:value="12.0840754016433" calcext:value-type="float">
            <text:p>12.0840754016433</text:p>
          </table:table-cell>
          <table:table-cell table:formula="of:=STDEV([.D1753];[.E1753])" office:value-type="float" office:value="0" calcext:value-type="float">
            <text:p>0</text:p>
          </table:table-cell>
          <table:table-cell table:formula="of:=STDEV([.D1753];[.F1753])" office:value-type="float" office:value="14.7999093736719" calcext:value-type="float">
            <text:p>14.7999093736719</text:p>
          </table:table-cell>
          <table:table-cell table:formula="of:=STDEV([.E1753];[.F1753])" office:value-type="float" office:value="14.7999093736719" calcext:value-type="float">
            <text:p>14.7999093736719</text:p>
          </table:table-cell>
        </table:table-row>
        <table:table-row table:style-name="ro1">
          <table:table-cell office:value-type="string" calcext:value-type="string">
            <text:p>vico giambattista 16681744</text:p>
          </table:table-cell>
          <table:table-cell office:value-type="string" calcext:value-type="string">
            <text:p>vico giambattista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9.0697674418605" calcext:value-type="float">
            <text:p>79.0697674418605</text:p>
          </table:table-cell>
          <table:table-cell office:value-type="float" office:value="12.0840754016433" calcext:value-type="float">
            <text:p>12.0840754016433</text:p>
          </table:table-cell>
          <table:table-cell table:formula="of:=STDEV([.D1754];[.E1754])" office:value-type="float" office:value="0" calcext:value-type="float">
            <text:p>0</text:p>
          </table:table-cell>
          <table:table-cell table:formula="of:=STDEV([.D1754];[.F1754])" office:value-type="float" office:value="14.7999093736719" calcext:value-type="float">
            <text:p>14.7999093736719</text:p>
          </table:table-cell>
          <table:table-cell table:formula="of:=STDEV([.E1754];[.F1754])" office:value-type="float" office:value="14.7999093736719" calcext:value-type="float">
            <text:p>14.7999093736719</text:p>
          </table:table-cell>
        </table:table-row>
        <table:table-row table:style-name="ro1">
          <table:table-cell office:value-type="string" calcext:value-type="string">
            <text:p>peerlkamp petrus hofman 17861865 from old catalog</text:p>
          </table:table-cell>
          <table:table-cell office:value-type="string" calcext:value-type="string">
            <text:p>peerlkamp petrus hofman 17861865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9.0123456790123" calcext:value-type="float">
            <text:p>79.0123456790123</text:p>
          </table:table-cell>
          <table:table-cell office:value-type="float" office:value="12.117227871881" calcext:value-type="float">
            <text:p>12.117227871881</text:p>
          </table:table-cell>
          <table:table-cell table:formula="of:=STDEV([.D1755];[.E1755])" office:value-type="float" office:value="0" calcext:value-type="float">
            <text:p>0</text:p>
          </table:table-cell>
          <table:table-cell table:formula="of:=STDEV([.D1755];[.F1755])" office:value-type="float" office:value="14.8405126915695" calcext:value-type="float">
            <text:p>14.8405126915695</text:p>
          </table:table-cell>
          <table:table-cell table:formula="of:=STDEV([.E1755];[.F1755])" office:value-type="float" office:value="14.8405126915695" calcext:value-type="float">
            <text:p>14.8405126915695</text:p>
          </table:table-cell>
        </table:table-row>
        <table:table-row table:style-name="ro1">
          <table:table-cell office:value-type="string" calcext:value-type="string">
            <text:p>bartolo da sassoferrato</text:p>
          </table:table-cell>
          <table:table-cell office:value-type="string" calcext:value-type="string">
            <text:p>bartolo of sassoferrato 13131357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93.0232558139535" calcext:value-type="float">
            <text:p>93.0232558139535</text:p>
          </table:table-cell>
          <table:table-cell office:value-type="float" office:value="76.3636363636364" calcext:value-type="float">
            <text:p>76.3636363636364</text:p>
          </table:table-cell>
          <table:table-cell office:value-type="float" office:value="12.1442411977676" calcext:value-type="float">
            <text:p>12.1442411977676</text:p>
          </table:table-cell>
          <table:table-cell table:formula="of:=STDEV([.D1756];[.E1756])" office:value-type="float" office:value="4.93330312455731" calcext:value-type="float">
            <text:p>4.93330312455731</text:p>
          </table:table-cell>
          <table:table-cell table:formula="of:=STDEV([.D1756];[.F1756])" office:value-type="float" office:value="16.7134330098638" calcext:value-type="float">
            <text:p>16.7134330098638</text:p>
          </table:table-cell>
          <table:table-cell table:formula="of:=STDEV([.E1756];[.F1756])" office:value-type="float" office:value="11.7801298853065" calcext:value-type="float">
            <text:p>11.7801298853065</text:p>
          </table:table-cell>
        </table:table-row>
        <table:table-row table:style-name="ro1">
          <table:table-cell office:value-type="string" calcext:value-type="string">
            <text:p>agobard saint 769840</text:p>
          </table:table-cell>
          <table:table-cell office:value-type="string" calcext:value-type="string">
            <text:p>agobard saint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7878787878788" calcext:value-type="float">
            <text:p>78.7878787878788</text:p>
          </table:table-cell>
          <table:table-cell office:value-type="float" office:value="12.2468238919012" calcext:value-type="float">
            <text:p>12.2468238919012</text:p>
          </table:table-cell>
          <table:table-cell table:formula="of:=STDEV([.D1757];[.E1757])" office:value-type="float" office:value="0" calcext:value-type="float">
            <text:p>0</text:p>
          </table:table-cell>
          <table:table-cell table:formula="of:=STDEV([.D1757];[.F1757])" office:value-type="float" office:value="14.9992347524419" calcext:value-type="float">
            <text:p>14.9992347524419</text:p>
          </table:table-cell>
          <table:table-cell table:formula="of:=STDEV([.E1757];[.F1757])" office:value-type="float" office:value="14.9992347524419" calcext:value-type="float">
            <text:p>14.9992347524419</text:p>
          </table:table-cell>
        </table:table-row>
        <table:table-row table:style-name="ro1">
          <table:table-cell office:value-type="string" calcext:value-type="string">
            <text:p>aldhelm saint 640709</text:p>
          </table:table-cell>
          <table:table-cell office:value-type="string" calcext:value-type="string">
            <text:p>aldhelm saint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7878787878788" calcext:value-type="float">
            <text:p>78.7878787878788</text:p>
          </table:table-cell>
          <table:table-cell office:value-type="float" office:value="12.2468238919012" calcext:value-type="float">
            <text:p>12.2468238919012</text:p>
          </table:table-cell>
          <table:table-cell table:formula="of:=STDEV([.D1758];[.E1758])" office:value-type="float" office:value="0" calcext:value-type="float">
            <text:p>0</text:p>
          </table:table-cell>
          <table:table-cell table:formula="of:=STDEV([.D1758];[.F1758])" office:value-type="float" office:value="14.9992347524419" calcext:value-type="float">
            <text:p>14.9992347524419</text:p>
          </table:table-cell>
          <table:table-cell table:formula="of:=STDEV([.E1758];[.F1758])" office:value-type="float" office:value="14.9992347524419" calcext:value-type="float">
            <text:p>14.9992347524419</text:p>
          </table:table-cell>
        </table:table-row>
        <table:table-row table:style-name="ro1">
          <table:table-cell office:value-type="string" calcext:value-type="string">
            <text:p>marineo siculo lucio</text:p>
          </table:table-cell>
          <table:table-cell office:value-type="string" calcext:value-type="string">
            <text:p>marineo luci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7878787878788" calcext:value-type="float">
            <text:p>78.7878787878788</text:p>
          </table:table-cell>
          <table:table-cell office:value-type="float" office:value="12.2468238919012" calcext:value-type="float">
            <text:p>12.2468238919012</text:p>
          </table:table-cell>
          <table:table-cell table:formula="of:=STDEV([.D1759];[.E1759])" office:value-type="float" office:value="0" calcext:value-type="float">
            <text:p>0</text:p>
          </table:table-cell>
          <table:table-cell table:formula="of:=STDEV([.D1759];[.F1759])" office:value-type="float" office:value="14.9992347524419" calcext:value-type="float">
            <text:p>14.9992347524419</text:p>
          </table:table-cell>
          <table:table-cell table:formula="of:=STDEV([.E1759];[.F1759])" office:value-type="float" office:value="14.9992347524419" calcext:value-type="float">
            <text:p>14.9992347524419</text:p>
          </table:table-cell>
        </table:table-row>
        <table:table-row table:style-name="ro1">
          <table:table-cell office:value-type="string" calcext:value-type="string">
            <text:p>melanchthon philipp 14971560</text:p>
          </table:table-cell>
          <table:table-cell office:value-type="string" calcext:value-type="string">
            <text:p>melancthon philipp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8.2608695652174" calcext:value-type="float">
            <text:p>78.2608695652174</text:p>
          </table:table-cell>
          <table:table-cell office:value-type="float" office:value="12.5510928084701" calcext:value-type="float">
            <text:p>12.5510928084701</text:p>
          </table:table-cell>
          <table:table-cell table:formula="of:=STDEV([.D1760];[.E1760])" office:value-type="float" office:value="15.3718865475336" calcext:value-type="float">
            <text:p>15.3718865475336</text:p>
          </table:table-cell>
          <table:table-cell table:formula="of:=STDEV([.D1760];[.F1760])" office:value-type="float" office:value="15.3718865475336" calcext:value-type="float">
            <text:p>15.3718865475336</text:p>
          </table:table-cell>
          <table:table-cell table:formula="of:=STDEV([.E1760];[.F17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omas antoine 18571935</text:p>
          </table:table-cell>
          <table:table-cell office:value-type="string" calcext:value-type="string">
            <text:p>thomas antoine 16441709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8.2608695652174" calcext:value-type="float">
            <text:p>78.2608695652174</text:p>
          </table:table-cell>
          <table:table-cell office:value-type="float" office:value="12.5510928084701" calcext:value-type="float">
            <text:p>12.5510928084701</text:p>
          </table:table-cell>
          <table:table-cell table:formula="of:=STDEV([.D1761];[.E1761])" office:value-type="float" office:value="15.3718865475336" calcext:value-type="float">
            <text:p>15.3718865475336</text:p>
          </table:table-cell>
          <table:table-cell table:formula="of:=STDEV([.D1761];[.F1761])" office:value-type="float" office:value="15.3718865475336" calcext:value-type="float">
            <text:p>15.3718865475336</text:p>
          </table:table-cell>
          <table:table-cell table:formula="of:=STDEV([.E1761];[.F17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ator subdiaconus fl 513544</text:p>
          </table:table-cell>
          <table:table-cell office:value-type="string" calcext:value-type="string">
            <text:p>arator subdiaconu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2608695652174" calcext:value-type="float">
            <text:p>78.2608695652174</text:p>
          </table:table-cell>
          <table:table-cell office:value-type="float" office:value="12.5510928084701" calcext:value-type="float">
            <text:p>12.5510928084701</text:p>
          </table:table-cell>
          <table:table-cell table:formula="of:=STDEV([.D1762];[.E1762])" office:value-type="float" office:value="0" calcext:value-type="float">
            <text:p>0</text:p>
          </table:table-cell>
          <table:table-cell table:formula="of:=STDEV([.D1762];[.F1762])" office:value-type="float" office:value="15.3718865475336" calcext:value-type="float">
            <text:p>15.3718865475336</text:p>
          </table:table-cell>
          <table:table-cell table:formula="of:=STDEV([.E1762];[.F1762])" office:value-type="float" office:value="15.3718865475336" calcext:value-type="float">
            <text:p>15.3718865475336</text:p>
          </table:table-cell>
        </table:table-row>
        <table:table-row table:style-name="ro1">
          <table:table-cell office:value-type="string" calcext:value-type="string">
            <text:p>estienne henri 15311598</text:p>
          </table:table-cell>
          <table:table-cell office:value-type="string" calcext:value-type="string">
            <text:p>estienne henri 14601520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8.2608695652174" calcext:value-type="float">
            <text:p>78.2608695652174</text:p>
          </table:table-cell>
          <table:table-cell office:value-type="float" office:value="12.5510928084701" calcext:value-type="float">
            <text:p>12.5510928084701</text:p>
          </table:table-cell>
          <table:table-cell table:formula="of:=STDEV([.D1763];[.E1763])" office:value-type="float" office:value="15.3718865475336" calcext:value-type="float">
            <text:p>15.3718865475336</text:p>
          </table:table-cell>
          <table:table-cell table:formula="of:=STDEV([.D1763];[.F1763])" office:value-type="float" office:value="15.3718865475336" calcext:value-type="float">
            <text:p>15.3718865475336</text:p>
          </table:table-cell>
          <table:table-cell table:formula="of:=STDEV([.E1763];[.F17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bner fr 18021867</text:p>
          </table:table-cell>
          <table:table-cell office:value-type="string" calcext:value-type="string">
            <text:p>dubner fr friedrich 18021867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2608695652174" calcext:value-type="float">
            <text:p>78.2608695652174</text:p>
          </table:table-cell>
          <table:table-cell office:value-type="float" office:value="12.5510928084701" calcext:value-type="float">
            <text:p>12.5510928084701</text:p>
          </table:table-cell>
          <table:table-cell table:formula="of:=STDEV([.D1764];[.E1764])" office:value-type="float" office:value="0" calcext:value-type="float">
            <text:p>0</text:p>
          </table:table-cell>
          <table:table-cell table:formula="of:=STDEV([.D1764];[.F1764])" office:value-type="float" office:value="15.3718865475336" calcext:value-type="float">
            <text:p>15.3718865475336</text:p>
          </table:table-cell>
          <table:table-cell table:formula="of:=STDEV([.E1764];[.F1764])" office:value-type="float" office:value="15.3718865475336" calcext:value-type="float">
            <text:p>15.3718865475336</text:p>
          </table:table-cell>
        </table:table-row>
        <table:table-row table:style-name="ro1">
          <table:table-cell office:value-type="string" calcext:value-type="string">
            <text:p>estienne henri 15281598</text:p>
          </table:table-cell>
          <table:table-cell office:value-type="string" calcext:value-type="string">
            <text:p>estienne henri 14601520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8.2608695652174" calcext:value-type="float">
            <text:p>78.2608695652174</text:p>
          </table:table-cell>
          <table:table-cell office:value-type="float" office:value="12.5510928084701" calcext:value-type="float">
            <text:p>12.5510928084701</text:p>
          </table:table-cell>
          <table:table-cell table:formula="of:=STDEV([.D1765];[.E1765])" office:value-type="float" office:value="15.3718865475336" calcext:value-type="float">
            <text:p>15.3718865475336</text:p>
          </table:table-cell>
          <table:table-cell table:formula="of:=STDEV([.D1765];[.F1765])" office:value-type="float" office:value="15.3718865475336" calcext:value-type="float">
            <text:p>15.3718865475336</text:p>
          </table:table-cell>
          <table:table-cell table:formula="of:=STDEV([.E1765];[.F17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nollinger hermann</text:p>
          </table:table-cell>
          <table:table-cell office:value-type="string" calcext:value-type="string">
            <text:p>knoellinger hermann 18831914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8.2608695652174" calcext:value-type="float">
            <text:p>78.2608695652174</text:p>
          </table:table-cell>
          <table:table-cell office:value-type="float" office:value="12.5510928084701" calcext:value-type="float">
            <text:p>12.5510928084701</text:p>
          </table:table-cell>
          <table:table-cell table:formula="of:=STDEV([.D1766];[.E1766])" office:value-type="float" office:value="15.3718865475336" calcext:value-type="float">
            <text:p>15.3718865475336</text:p>
          </table:table-cell>
          <table:table-cell table:formula="of:=STDEV([.D1766];[.F1766])" office:value-type="float" office:value="15.3718865475336" calcext:value-type="float">
            <text:p>15.3718865475336</text:p>
          </table:table-cell>
          <table:table-cell table:formula="of:=STDEV([.E1766];[.F17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nazaro jacopo 14581530</text:p>
          </table:table-cell>
          <table:table-cell office:value-type="string" calcext:value-type="string">
            <text:p>sannazaro jacop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0487804878049" calcext:value-type="float">
            <text:p>78.0487804878049</text:p>
          </table:table-cell>
          <table:table-cell office:value-type="float" office:value="12.6735424944064" calcext:value-type="float">
            <text:p>12.6735424944064</text:p>
          </table:table-cell>
          <table:table-cell table:formula="of:=STDEV([.D1767];[.E1767])" office:value-type="float" office:value="0" calcext:value-type="float">
            <text:p>0</text:p>
          </table:table-cell>
          <table:table-cell table:formula="of:=STDEV([.D1767];[.F1767])" office:value-type="float" office:value="15.5218561723876" calcext:value-type="float">
            <text:p>15.5218561723876</text:p>
          </table:table-cell>
          <table:table-cell table:formula="of:=STDEV([.E1767];[.F1767])" office:value-type="float" office:value="15.5218561723876" calcext:value-type="float">
            <text:p>15.5218561723876</text:p>
          </table:table-cell>
        </table:table-row>
        <table:table-row table:style-name="ro1">
          <table:table-cell office:value-type="string" calcext:value-type="string">
            <text:p>pascoli giovanni 18551912</text:p>
          </table:table-cell>
          <table:table-cell office:value-type="string" calcext:value-type="string">
            <text:p>pascoli giovanni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0487804878049" calcext:value-type="float">
            <text:p>78.0487804878049</text:p>
          </table:table-cell>
          <table:table-cell office:value-type="float" office:value="12.6735424944064" calcext:value-type="float">
            <text:p>12.6735424944064</text:p>
          </table:table-cell>
          <table:table-cell table:formula="of:=STDEV([.D1768];[.E1768])" office:value-type="float" office:value="0" calcext:value-type="float">
            <text:p>0</text:p>
          </table:table-cell>
          <table:table-cell table:formula="of:=STDEV([.D1768];[.F1768])" office:value-type="float" office:value="15.5218561723876" calcext:value-type="float">
            <text:p>15.5218561723876</text:p>
          </table:table-cell>
          <table:table-cell table:formula="of:=STDEV([.E1768];[.F1768])" office:value-type="float" office:value="15.5218561723876" calcext:value-type="float">
            <text:p>15.5218561723876</text:p>
          </table:table-cell>
        </table:table-row>
        <table:table-row table:style-name="ro1">
          <table:table-cell office:value-type="string" calcext:value-type="string">
            <text:p>lotichius petrus 15281560</text:p>
          </table:table-cell>
          <table:table-cell office:value-type="string" calcext:value-type="string">
            <text:p>lotichius petru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0487804878049" calcext:value-type="float">
            <text:p>78.0487804878049</text:p>
          </table:table-cell>
          <table:table-cell office:value-type="float" office:value="12.6735424944064" calcext:value-type="float">
            <text:p>12.6735424944064</text:p>
          </table:table-cell>
          <table:table-cell table:formula="of:=STDEV([.D1769];[.E1769])" office:value-type="float" office:value="0" calcext:value-type="float">
            <text:p>0</text:p>
          </table:table-cell>
          <table:table-cell table:formula="of:=STDEV([.D1769];[.F1769])" office:value-type="float" office:value="15.5218561723876" calcext:value-type="float">
            <text:p>15.5218561723876</text:p>
          </table:table-cell>
          <table:table-cell table:formula="of:=STDEV([.E1769];[.F1769])" office:value-type="float" office:value="15.5218561723876" calcext:value-type="float">
            <text:p>15.5218561723876</text:p>
          </table:table-cell>
        </table:table-row>
        <table:table-row table:style-name="ro1">
          <table:table-cell office:value-type="string" calcext:value-type="string">
            <text:p>calcagnini celio</text:p>
          </table:table-cell>
          <table:table-cell office:value-type="string" calcext:value-type="string">
            <text:p>calcagnini celio 14791541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0487804878049" calcext:value-type="float">
            <text:p>78.0487804878049</text:p>
          </table:table-cell>
          <table:table-cell office:value-type="float" office:value="12.6735424944064" calcext:value-type="float">
            <text:p>12.6735424944064</text:p>
          </table:table-cell>
          <table:table-cell table:formula="of:=STDEV([.D1770];[.E1770])" office:value-type="float" office:value="0" calcext:value-type="float">
            <text:p>0</text:p>
          </table:table-cell>
          <table:table-cell table:formula="of:=STDEV([.D1770];[.F1770])" office:value-type="float" office:value="15.5218561723876" calcext:value-type="float">
            <text:p>15.5218561723876</text:p>
          </table:table-cell>
          <table:table-cell table:formula="of:=STDEV([.E1770];[.F1770])" office:value-type="float" office:value="15.5218561723876" calcext:value-type="float">
            <text:p>15.5218561723876</text:p>
          </table:table-cell>
        </table:table-row>
        <table:table-row table:style-name="ro1">
          <table:table-cell office:value-type="string" calcext:value-type="string">
            <text:p>cardano girolamo</text:p>
          </table:table-cell>
          <table:table-cell office:value-type="string" calcext:value-type="string">
            <text:p>cardano girolamo 15011576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0487804878049" calcext:value-type="float">
            <text:p>78.0487804878049</text:p>
          </table:table-cell>
          <table:table-cell office:value-type="float" office:value="12.6735424944064" calcext:value-type="float">
            <text:p>12.6735424944064</text:p>
          </table:table-cell>
          <table:table-cell table:formula="of:=STDEV([.D1771];[.E1771])" office:value-type="float" office:value="0" calcext:value-type="float">
            <text:p>0</text:p>
          </table:table-cell>
          <table:table-cell table:formula="of:=STDEV([.D1771];[.F1771])" office:value-type="float" office:value="15.5218561723876" calcext:value-type="float">
            <text:p>15.5218561723876</text:p>
          </table:table-cell>
          <table:table-cell table:formula="of:=STDEV([.E1771];[.F1771])" office:value-type="float" office:value="15.5218561723876" calcext:value-type="float">
            <text:p>15.5218561723876</text:p>
          </table:table-cell>
        </table:table-row>
        <table:table-row table:style-name="ro1">
          <table:table-cell office:value-type="string" calcext:value-type="string">
            <text:p>facundus hermeanensis</text:p>
          </table:table-cell>
          <table:table-cell office:value-type="string" calcext:value-type="string">
            <text:p>facundus of hermian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8.0487804878049" calcext:value-type="float">
            <text:p>78.0487804878049</text:p>
          </table:table-cell>
          <table:table-cell office:value-type="float" office:value="12.6735424944064" calcext:value-type="float">
            <text:p>12.6735424944064</text:p>
          </table:table-cell>
          <table:table-cell table:formula="of:=STDEV([.D1772];[.E1772])" office:value-type="float" office:value="15.5218561723876" calcext:value-type="float">
            <text:p>15.5218561723876</text:p>
          </table:table-cell>
          <table:table-cell table:formula="of:=STDEV([.D1772];[.F1772])" office:value-type="float" office:value="15.5218561723876" calcext:value-type="float">
            <text:p>15.5218561723876</text:p>
          </table:table-cell>
          <table:table-cell table:formula="of:=STDEV([.E1772];[.F17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stel guillaume</text:p>
          </table:table-cell>
          <table:table-cell office:value-type="string" calcext:value-type="string">
            <text:p>postel guillaume 15101581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0487804878049" calcext:value-type="float">
            <text:p>78.0487804878049</text:p>
          </table:table-cell>
          <table:table-cell office:value-type="float" office:value="12.6735424944064" calcext:value-type="float">
            <text:p>12.6735424944064</text:p>
          </table:table-cell>
          <table:table-cell table:formula="of:=STDEV([.D1773];[.E1773])" office:value-type="float" office:value="0" calcext:value-type="float">
            <text:p>0</text:p>
          </table:table-cell>
          <table:table-cell table:formula="of:=STDEV([.D1773];[.F1773])" office:value-type="float" office:value="15.5218561723876" calcext:value-type="float">
            <text:p>15.5218561723876</text:p>
          </table:table-cell>
          <table:table-cell table:formula="of:=STDEV([.E1773];[.F1773])" office:value-type="float" office:value="15.5218561723876" calcext:value-type="float">
            <text:p>15.5218561723876</text:p>
          </table:table-cell>
        </table:table-row>
        <table:table-row table:style-name="ro1">
          <table:table-cell office:value-type="string" calcext:value-type="string">
            <text:p>erigena johannes scotus ca 810ca 877</text:p>
          </table:table-cell>
          <table:table-cell office:value-type="string" calcext:value-type="string">
            <text:p>erigena johannes scotu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7.9661016949153" calcext:value-type="float">
            <text:p>77.9661016949153</text:p>
          </table:table-cell>
          <table:table-cell office:value-type="float" office:value="12.7212771177375" calcext:value-type="float">
            <text:p>12.7212771177375</text:p>
          </table:table-cell>
          <table:table-cell table:formula="of:=STDEV([.D1774];[.E1774])" office:value-type="float" office:value="0" calcext:value-type="float">
            <text:p>0</text:p>
          </table:table-cell>
          <table:table-cell table:formula="of:=STDEV([.D1774];[.F1774])" office:value-type="float" office:value="15.5803189075002" calcext:value-type="float">
            <text:p>15.5803189075002</text:p>
          </table:table-cell>
          <table:table-cell table:formula="of:=STDEV([.E1774];[.F1774])" office:value-type="float" office:value="15.5803189075002" calcext:value-type="float">
            <text:p>15.5803189075002</text:p>
          </table:table-cell>
        </table:table-row>
        <table:table-row table:style-name="ro1">
          <table:table-cell office:value-type="string" calcext:value-type="string">
            <text:p>jansenius cornelius obispo de ypres 15851638</text:p>
          </table:table-cell>
          <table:table-cell office:value-type="string" calcext:value-type="string">
            <text:p>jansenius cornelius 15851638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7.7777777777778" calcext:value-type="float">
            <text:p>77.7777777777778</text:p>
          </table:table-cell>
          <table:table-cell office:value-type="float" office:value="12.8300059819917" calcext:value-type="float">
            <text:p>12.8300059819917</text:p>
          </table:table-cell>
          <table:table-cell table:formula="of:=STDEV([.D1775];[.E1775])" office:value-type="float" office:value="0" calcext:value-type="float">
            <text:p>0</text:p>
          </table:table-cell>
          <table:table-cell table:formula="of:=STDEV([.D1775];[.F1775])" office:value-type="float" office:value="15.7134840263677" calcext:value-type="float">
            <text:p>15.7134840263677</text:p>
          </table:table-cell>
          <table:table-cell table:formula="of:=STDEV([.E1775];[.F1775])" office:value-type="float" office:value="15.7134840263677" calcext:value-type="float">
            <text:p>15.7134840263677</text:p>
          </table:table-cell>
        </table:table-row>
        <table:table-row table:style-name="ro1">
          <table:table-cell office:value-type="string" calcext:value-type="string">
            <text:p>bernard of clairvaux saint 1090 or 911153</text:p>
          </table:table-cell>
          <table:table-cell office:value-type="string" calcext:value-type="string">
            <text:p>bernard of clairvaux saint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7.6119402985075" calcext:value-type="float">
            <text:p>77.6119402985075</text:p>
          </table:table-cell>
          <table:table-cell office:value-type="float" office:value="12.9257522952901" calcext:value-type="float">
            <text:p>12.9257522952901</text:p>
          </table:table-cell>
          <table:table-cell table:formula="of:=STDEV([.D1776];[.E1776])" office:value-type="float" office:value="0" calcext:value-type="float">
            <text:p>0</text:p>
          </table:table-cell>
          <table:table-cell table:formula="of:=STDEV([.D1776];[.F1776])" office:value-type="float" office:value="15.8307488325346" calcext:value-type="float">
            <text:p>15.8307488325346</text:p>
          </table:table-cell>
          <table:table-cell table:formula="of:=STDEV([.E1776];[.F1776])" office:value-type="float" office:value="15.8307488325346" calcext:value-type="float">
            <text:p>15.8307488325346</text:p>
          </table:table-cell>
        </table:table-row>
        <table:table-row table:style-name="ro1">
          <table:table-cell office:value-type="string" calcext:value-type="string">
            <text:p>vicente de lerins santo s5</text:p>
          </table:table-cell>
          <table:table-cell office:value-type="string" calcext:value-type="string">
            <text:p>vincent of lerins sain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7.5510204081633" calcext:value-type="float">
            <text:p>77.5510204081633</text:p>
          </table:table-cell>
          <table:table-cell office:value-type="float" office:value="12.9609244103794" calcext:value-type="float">
            <text:p>12.9609244103794</text:p>
          </table:table-cell>
          <table:table-cell table:formula="of:=STDEV([.D1777];[.E1777])" office:value-type="float" office:value="15.8738257001062" calcext:value-type="float">
            <text:p>15.8738257001062</text:p>
          </table:table-cell>
          <table:table-cell table:formula="of:=STDEV([.D1777];[.F1777])" office:value-type="float" office:value="15.8738257001062" calcext:value-type="float">
            <text:p>15.8738257001062</text:p>
          </table:table-cell>
          <table:table-cell table:formula="of:=STDEV([.E1777];[.F17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verus sanctus endelechius</text:p>
          </table:table-cell>
          <table:table-cell office:value-type="string" calcext:value-type="string">
            <text:p>endelechius severus sanctus ca 45th century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7.1428571428572" calcext:value-type="float">
            <text:p>77.1428571428572</text:p>
          </table:table-cell>
          <table:table-cell office:value-type="float" office:value="13.1965775814772" calcext:value-type="float">
            <text:p>13.1965775814772</text:p>
          </table:table-cell>
          <table:table-cell table:formula="of:=STDEV([.D1778];[.E1778])" office:value-type="float" office:value="0" calcext:value-type="float">
            <text:p>0</text:p>
          </table:table-cell>
          <table:table-cell table:formula="of:=STDEV([.D1778];[.F1778])" office:value-type="float" office:value="16.1624407128354" calcext:value-type="float">
            <text:p>16.1624407128354</text:p>
          </table:table-cell>
          <table:table-cell table:formula="of:=STDEV([.E1778];[.F1778])" office:value-type="float" office:value="16.1624407128354" calcext:value-type="float">
            <text:p>16.1624407128354</text:p>
          </table:table-cell>
        </table:table-row>
        <table:table-row table:style-name="ro1">
          <table:table-cell office:value-type="string" calcext:value-type="string">
            <text:p>ursinus velius caspar</text:p>
          </table:table-cell>
          <table:table-cell office:value-type="string" calcext:value-type="string">
            <text:p>vel caspar ursinus 14931538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3.228756555323" calcext:value-type="float">
            <text:p>13.228756555323</text:p>
          </table:table-cell>
          <table:table-cell table:formula="of:=STDEV([.D1779];[.E1779])" office:value-type="float" office:value="14.142135623731" calcext:value-type="float">
            <text:p>14.142135623731</text:p>
          </table:table-cell>
          <table:table-cell table:formula="of:=STDEV([.D1779];[.F1779])" office:value-type="float" office:value="17.6776695296637" calcext:value-type="float">
            <text:p>17.6776695296637</text:p>
          </table:table-cell>
          <table:table-cell table:formula="of:=STDEV([.E1779];[.F1779])" office:value-type="float" office:value="3.53553390593274" calcext:value-type="float">
            <text:p>3.53553390593274</text:p>
          </table:table-cell>
        </table:table-row>
        <table:table-row table:style-name="ro1">
          <table:table-cell office:value-type="string" calcext:value-type="string">
            <text:p>kepler johannes 15711630</text:p>
          </table:table-cell>
          <table:table-cell office:value-type="string" calcext:value-type="string">
            <text:p>kepler johanne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6.9230769230769" calcext:value-type="float">
            <text:p>76.9230769230769</text:p>
          </table:table-cell>
          <table:table-cell office:value-type="float" office:value="13.3234677505298" calcext:value-type="float">
            <text:p>13.3234677505298</text:p>
          </table:table-cell>
          <table:table-cell table:formula="of:=STDEV([.D1780];[.E1780])" office:value-type="float" office:value="0" calcext:value-type="float">
            <text:p>0</text:p>
          </table:table-cell>
          <table:table-cell table:formula="of:=STDEV([.D1780];[.F1780])" office:value-type="float" office:value="16.3178487966126" calcext:value-type="float">
            <text:p>16.3178487966126</text:p>
          </table:table-cell>
          <table:table-cell table:formula="of:=STDEV([.E1780];[.F1780])" office:value-type="float" office:value="16.3178487966126" calcext:value-type="float">
            <text:p>16.3178487966126</text:p>
          </table:table-cell>
        </table:table-row>
        <table:table-row table:style-name="ro1">
          <table:table-cell office:value-type="string" calcext:value-type="string">
            <text:p>hildegard saint 10981179</text:p>
          </table:table-cell>
          <table:table-cell office:value-type="string" calcext:value-type="string">
            <text:p>hildegard saint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6.9230769230769" calcext:value-type="float">
            <text:p>76.9230769230769</text:p>
          </table:table-cell>
          <table:table-cell office:value-type="float" office:value="13.3234677505298" calcext:value-type="float">
            <text:p>13.3234677505298</text:p>
          </table:table-cell>
          <table:table-cell table:formula="of:=STDEV([.D1781];[.E1781])" office:value-type="float" office:value="0" calcext:value-type="float">
            <text:p>0</text:p>
          </table:table-cell>
          <table:table-cell table:formula="of:=STDEV([.D1781];[.F1781])" office:value-type="float" office:value="16.3178487966126" calcext:value-type="float">
            <text:p>16.3178487966126</text:p>
          </table:table-cell>
          <table:table-cell table:formula="of:=STDEV([.E1781];[.F1781])" office:value-type="float" office:value="16.3178487966126" calcext:value-type="float">
            <text:p>16.3178487966126</text:p>
          </table:table-cell>
        </table:table-row>
        <table:table-row table:style-name="ro1">
          <table:table-cell office:value-type="string" calcext:value-type="string">
            <text:p>navagero andrea 14831529</text:p>
          </table:table-cell>
          <table:table-cell office:value-type="string" calcext:value-type="string">
            <text:p>navagero andrea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6.9230769230769" calcext:value-type="float">
            <text:p>76.9230769230769</text:p>
          </table:table-cell>
          <table:table-cell office:value-type="float" office:value="13.3234677505298" calcext:value-type="float">
            <text:p>13.3234677505298</text:p>
          </table:table-cell>
          <table:table-cell table:formula="of:=STDEV([.D1782];[.E1782])" office:value-type="float" office:value="0" calcext:value-type="float">
            <text:p>0</text:p>
          </table:table-cell>
          <table:table-cell table:formula="of:=STDEV([.D1782];[.F1782])" office:value-type="float" office:value="16.3178487966126" calcext:value-type="float">
            <text:p>16.3178487966126</text:p>
          </table:table-cell>
          <table:table-cell table:formula="of:=STDEV([.E1782];[.F1782])" office:value-type="float" office:value="16.3178487966126" calcext:value-type="float">
            <text:p>16.3178487966126</text:p>
          </table:table-cell>
        </table:table-row>
        <table:table-row table:style-name="ro1">
          <table:table-cell office:value-type="string" calcext:value-type="string">
            <text:p>buchanan george 15061582</text:p>
          </table:table-cell>
          <table:table-cell office:value-type="string" calcext:value-type="string">
            <text:p>buchanan george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6.9230769230769" calcext:value-type="float">
            <text:p>76.9230769230769</text:p>
          </table:table-cell>
          <table:table-cell office:value-type="float" office:value="13.3234677505298" calcext:value-type="float">
            <text:p>13.3234677505298</text:p>
          </table:table-cell>
          <table:table-cell table:formula="of:=STDEV([.D1783];[.E1783])" office:value-type="float" office:value="0" calcext:value-type="float">
            <text:p>0</text:p>
          </table:table-cell>
          <table:table-cell table:formula="of:=STDEV([.D1783];[.F1783])" office:value-type="float" office:value="16.3178487966126" calcext:value-type="float">
            <text:p>16.3178487966126</text:p>
          </table:table-cell>
          <table:table-cell table:formula="of:=STDEV([.E1783];[.F1783])" office:value-type="float" office:value="16.3178487966126" calcext:value-type="float">
            <text:p>16.3178487966126</text:p>
          </table:table-cell>
        </table:table-row>
        <table:table-row table:style-name="ro1">
          <table:table-cell office:value-type="string" calcext:value-type="string">
            <text:p>bauhuis bernard 15751619</text:p>
          </table:table-cell>
          <table:table-cell office:value-type="string" calcext:value-type="string">
            <text:p>bauhuis bernard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6.9230769230769" calcext:value-type="float">
            <text:p>76.9230769230769</text:p>
          </table:table-cell>
          <table:table-cell office:value-type="float" office:value="13.3234677505298" calcext:value-type="float">
            <text:p>13.3234677505298</text:p>
          </table:table-cell>
          <table:table-cell table:formula="of:=STDEV([.D1784];[.E1784])" office:value-type="float" office:value="0" calcext:value-type="float">
            <text:p>0</text:p>
          </table:table-cell>
          <table:table-cell table:formula="of:=STDEV([.D1784];[.F1784])" office:value-type="float" office:value="16.3178487966126" calcext:value-type="float">
            <text:p>16.3178487966126</text:p>
          </table:table-cell>
          <table:table-cell table:formula="of:=STDEV([.E1784];[.F1784])" office:value-type="float" office:value="16.3178487966126" calcext:value-type="float">
            <text:p>16.3178487966126</text:p>
          </table:table-cell>
        </table:table-row>
        <table:table-row table:style-name="ro1">
          <table:table-cell office:value-type="string" calcext:value-type="string">
            <text:p>crusius thomas theodorus 16481728</text:p>
          </table:table-cell>
          <table:table-cell office:value-type="string" calcext:value-type="string">
            <text:p>crenius thomas 16481728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78.9473684210526" calcext:value-type="float">
            <text:p>78.9473684210526</text:p>
          </table:table-cell>
          <table:table-cell office:value-type="float" office:value="75" calcext:value-type="float">
            <text:p>75</text:p>
          </table:table-cell>
          <table:table-cell office:value-type="float" office:value="13.439959163197" calcext:value-type="float">
            <text:p>13.439959163197</text:p>
          </table:table-cell>
          <table:table-cell table:formula="of:=STDEV([.D1785];[.E1785])" office:value-type="float" office:value="14.8864585512957" calcext:value-type="float">
            <text:p>14.8864585512957</text:p>
          </table:table-cell>
          <table:table-cell table:formula="of:=STDEV([.D1785];[.F1785])" office:value-type="float" office:value="17.6776695296637" calcext:value-type="float">
            <text:p>17.6776695296637</text:p>
          </table:table-cell>
          <table:table-cell table:formula="of:=STDEV([.E1785];[.F1785])" office:value-type="float" office:value="2.79121097836795" calcext:value-type="float">
            <text:p>2.79121097836795</text:p>
          </table:table-cell>
        </table:table-row>
        <table:table-row table:style-name="ro1">
          <table:table-cell office:value-type="string" calcext:value-type="string">
            <text:p>zanchi basilio 15011558</text:p>
          </table:table-cell>
          <table:table-cell office:value-type="string" calcext:value-type="string">
            <text:p>zanchi basilio 1501approximately 1558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76.6666666666667" calcext:value-type="float">
            <text:p>76.6666666666667</text:p>
          </table:table-cell>
          <table:table-cell office:value-type="float" office:value="76.6666666666667" calcext:value-type="float">
            <text:p>76.6666666666667</text:p>
          </table:table-cell>
          <table:table-cell office:value-type="float" office:value="13.4715062810913" calcext:value-type="float">
            <text:p>13.4715062810913</text:p>
          </table:table-cell>
          <table:table-cell table:formula="of:=STDEV([.D1786];[.E1786])" office:value-type="float" office:value="16.4991582276861" calcext:value-type="float">
            <text:p>16.4991582276861</text:p>
          </table:table-cell>
          <table:table-cell table:formula="of:=STDEV([.D1786];[.F1786])" office:value-type="float" office:value="16.4991582276861" calcext:value-type="float">
            <text:p>16.4991582276861</text:p>
          </table:table-cell>
          <table:table-cell table:formula="of:=STDEV([.E1786];[.F17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astrius saint bp of brescia active 4th century</text:p>
          </table:table-cell>
          <table:table-cell office:value-type="string" calcext:value-type="string">
            <text:p>philastrius saint bishop of brescia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88.8888888888889" calcext:value-type="float">
            <text:p>88.8888888888889</text:p>
          </table:table-cell>
          <table:table-cell office:value-type="float" office:value="72.9411764705883" calcext:value-type="float">
            <text:p>72.9411764705883</text:p>
          </table:table-cell>
          <table:table-cell office:value-type="float" office:value="13.6012637421192" calcext:value-type="float">
            <text:p>13.6012637421192</text:p>
          </table:table-cell>
          <table:table-cell table:formula="of:=STDEV([.D1787];[.E1787])" office:value-type="float" office:value="7.85674201318386" calcext:value-type="float">
            <text:p>7.85674201318386</text:p>
          </table:table-cell>
          <table:table-cell table:formula="of:=STDEV([.D1787];[.F1787])" office:value-type="float" office:value="19.1334776085772" calcext:value-type="float">
            <text:p>19.1334776085772</text:p>
          </table:table-cell>
          <table:table-cell table:formula="of:=STDEV([.E1787];[.F1787])" office:value-type="float" office:value="11.2767355953933" calcext:value-type="float">
            <text:p>11.2767355953933</text:p>
          </table:table-cell>
        </table:table-row>
        <table:table-row table:style-name="ro1">
          <table:table-cell office:value-type="string" calcext:value-type="string">
            <text:p>boniface saint archbishop of mainz approximately 675754</text:p>
          </table:table-cell>
          <table:table-cell office:value-type="string" calcext:value-type="string">
            <text:p>boniface saint archbishop of mainz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6.4044943820225" calcext:value-type="float">
            <text:p>76.4044943820225</text:p>
          </table:table-cell>
          <table:table-cell office:value-type="float" office:value="13.6228715202047" calcext:value-type="float">
            <text:p>13.6228715202047</text:p>
          </table:table-cell>
          <table:table-cell table:formula="of:=STDEV([.D1788];[.E1788])" office:value-type="float" office:value="0" calcext:value-type="float">
            <text:p>0</text:p>
          </table:table-cell>
          <table:table-cell table:formula="of:=STDEV([.D1788];[.F1788])" office:value-type="float" office:value="16.6845420279972" calcext:value-type="float">
            <text:p>16.6845420279972</text:p>
          </table:table-cell>
          <table:table-cell table:formula="of:=STDEV([.E1788];[.F1788])" office:value-type="float" office:value="16.6845420279972" calcext:value-type="float">
            <text:p>16.6845420279972</text:p>
          </table:table-cell>
        </table:table-row>
        <table:table-row table:style-name="ro1">
          <table:table-cell office:value-type="string" calcext:value-type="string">
            <text:p>thou jacques auguste de 15531617</text:p>
          </table:table-cell>
          <table:table-cell office:value-type="string" calcext:value-type="string">
            <text:p>thou jacquesauguste de 15531617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6.1904761904762" calcext:value-type="float">
            <text:p>76.1904761904762</text:p>
          </table:table-cell>
          <table:table-cell office:value-type="float" office:value="13.7464349807054" calcext:value-type="float">
            <text:p>13.7464349807054</text:p>
          </table:table-cell>
          <table:table-cell table:formula="of:=STDEV([.D1789];[.E1789])" office:value-type="float" office:value="16.8358757425368" calcext:value-type="float">
            <text:p>16.8358757425368</text:p>
          </table:table-cell>
          <table:table-cell table:formula="of:=STDEV([.D1789];[.F1789])" office:value-type="float" office:value="16.8358757425368" calcext:value-type="float">
            <text:p>16.8358757425368</text:p>
          </table:table-cell>
          <table:table-cell table:formula="of:=STDEV([.E1789];[.F17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uve k l 17851838</text:p>
          </table:table-cell>
          <table:table-cell office:value-type="string" calcext:value-type="string">
            <text:p>struve k l karl ludwig 17851838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13.856406460551" calcext:value-type="float">
            <text:p>13.856406460551</text:p>
          </table:table-cell>
          <table:table-cell table:formula="of:=STDEV([.D1790];[.E1790])" office:value-type="float" office:value="0" calcext:value-type="float">
            <text:p>0</text:p>
          </table:table-cell>
          <table:table-cell table:formula="of:=STDEV([.D1790];[.F1790])" office:value-type="float" office:value="16.9705627484771" calcext:value-type="float">
            <text:p>16.9705627484771</text:p>
          </table:table-cell>
          <table:table-cell table:formula="of:=STDEV([.E1790];[.F1790])" office:value-type="float" office:value="16.9705627484771" calcext:value-type="float">
            <text:p>16.9705627484771</text:p>
          </table:table-cell>
        </table:table-row>
        <table:table-row table:style-name="ro1">
          <table:table-cell office:value-type="string" calcext:value-type="string">
            <text:p>optatus saint bishop of mileve active 4th century</text:p>
          </table:table-cell>
          <table:table-cell office:value-type="string" calcext:value-type="string">
            <text:p>optatus saint bishop of mileve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5.9493670886076" calcext:value-type="float">
            <text:p>75.9493670886076</text:p>
          </table:table-cell>
          <table:table-cell office:value-type="float" office:value="13.8856393855733" calcext:value-type="float">
            <text:p>13.8856393855733</text:p>
          </table:table-cell>
          <table:table-cell table:formula="of:=STDEV([.D1791];[.E1791])" office:value-type="float" office:value="0" calcext:value-type="float">
            <text:p>0</text:p>
          </table:table-cell>
          <table:table-cell table:formula="of:=STDEV([.D1791];[.F1791])" office:value-type="float" office:value="17.0063656234739" calcext:value-type="float">
            <text:p>17.0063656234739</text:p>
          </table:table-cell>
          <table:table-cell table:formula="of:=STDEV([.E1791];[.F1791])" office:value-type="float" office:value="17.0063656234739" calcext:value-type="float">
            <text:p>17.0063656234739</text:p>
          </table:table-cell>
        </table:table-row>
        <table:table-row table:style-name="ro1">
          <table:table-cell office:value-type="string" calcext:value-type="string">
            <text:p>paul the deacon approximately 720799</text:p>
          </table:table-cell>
          <table:table-cell office:value-type="string" calcext:value-type="string">
            <text:p>paul the deacon 720799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5.8620689655172" calcext:value-type="float">
            <text:p>75.8620689655172</text:p>
          </table:table-cell>
          <table:table-cell office:value-type="float" office:value="13.9360409804392" calcext:value-type="float">
            <text:p>13.9360409804392</text:p>
          </table:table-cell>
          <table:table-cell table:formula="of:=STDEV([.D1792];[.E1792])" office:value-type="float" office:value="0" calcext:value-type="float">
            <text:p>0</text:p>
          </table:table-cell>
          <table:table-cell table:formula="of:=STDEV([.D1792];[.F1792])" office:value-type="float" office:value="17.068094718296" calcext:value-type="float">
            <text:p>17.068094718296</text:p>
          </table:table-cell>
          <table:table-cell table:formula="of:=STDEV([.E1792];[.F1792])" office:value-type="float" office:value="17.068094718296" calcext:value-type="float">
            <text:p>17.068094718296</text:p>
          </table:table-cell>
        </table:table-row>
        <table:table-row table:style-name="ro1">
          <table:table-cell office:value-type="string" calcext:value-type="string">
            <text:p>muller otto moritz</text:p>
          </table:table-cell>
          <table:table-cell office:value-type="string" calcext:value-type="string">
            <text:p>muller moritz 1854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83.8709677419355" calcext:value-type="float">
            <text:p>83.8709677419355</text:p>
          </table:table-cell>
          <table:table-cell office:value-type="float" office:value="72.2222222222222" calcext:value-type="float">
            <text:p>72.2222222222222</text:p>
          </table:table-cell>
          <table:table-cell office:value-type="float" office:value="13.9489778122289" calcext:value-type="float">
            <text:p>13.9489778122289</text:p>
          </table:table-cell>
          <table:table-cell table:formula="of:=STDEV([.D1793];[.E1793])" office:value-type="float" office:value="11.404948083654" calcext:value-type="float">
            <text:p>11.404948083654</text:p>
          </table:table-cell>
          <table:table-cell table:formula="of:=STDEV([.D1793];[.F1793])" office:value-type="float" office:value="19.6418550329597" calcext:value-type="float">
            <text:p>19.6418550329597</text:p>
          </table:table-cell>
          <table:table-cell table:formula="of:=STDEV([.E1793];[.F1793])" office:value-type="float" office:value="8.23690694930567" calcext:value-type="float">
            <text:p>8.23690694930567</text:p>
          </table:table-cell>
        </table:table-row>
        <table:table-row table:style-name="ro1">
          <table:table-cell office:value-type="string" calcext:value-type="string">
            <text:p>susemihl franz</text:p>
          </table:table-cell>
          <table:table-cell office:value-type="string" calcext:value-type="string">
            <text:p>susemihl franz 18261901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5.6756756756757" calcext:value-type="float">
            <text:p>75.6756756756757</text:p>
          </table:table-cell>
          <table:table-cell office:value-type="float" office:value="14.0436551965044" calcext:value-type="float">
            <text:p>14.0436551965044</text:p>
          </table:table-cell>
          <table:table-cell table:formula="of:=STDEV([.D1794];[.E1794])" office:value-type="float" office:value="0" calcext:value-type="float">
            <text:p>0</text:p>
          </table:table-cell>
          <table:table-cell table:formula="of:=STDEV([.D1794];[.F1794])" office:value-type="float" office:value="17.1998946775106" calcext:value-type="float">
            <text:p>17.1998946775106</text:p>
          </table:table-cell>
          <table:table-cell table:formula="of:=STDEV([.E1794];[.F1794])" office:value-type="float" office:value="17.1998946775106" calcext:value-type="float">
            <text:p>17.1998946775106</text:p>
          </table:table-cell>
        </table:table-row>
        <table:table-row table:style-name="ro1">
          <table:table-cell office:value-type="string" calcext:value-type="string">
            <text:p>janus secundus 15111536</text:p>
          </table:table-cell>
          <table:table-cell office:value-type="string" calcext:value-type="string">
            <text:p>janus secundu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5.6756756756757" calcext:value-type="float">
            <text:p>75.6756756756757</text:p>
          </table:table-cell>
          <table:table-cell office:value-type="float" office:value="14.0436551965044" calcext:value-type="float">
            <text:p>14.0436551965044</text:p>
          </table:table-cell>
          <table:table-cell table:formula="of:=STDEV([.D1795];[.E1795])" office:value-type="float" office:value="0" calcext:value-type="float">
            <text:p>0</text:p>
          </table:table-cell>
          <table:table-cell table:formula="of:=STDEV([.D1795];[.F1795])" office:value-type="float" office:value="17.1998946775106" calcext:value-type="float">
            <text:p>17.1998946775106</text:p>
          </table:table-cell>
          <table:table-cell table:formula="of:=STDEV([.E1795];[.F1795])" office:value-type="float" office:value="17.1998946775106" calcext:value-type="float">
            <text:p>17.1998946775106</text:p>
          </table:table-cell>
        </table:table-row>
        <table:table-row table:style-name="ro1">
          <table:table-cell office:value-type="string" calcext:value-type="string">
            <text:p>jan ludwig von</text:p>
          </table:table-cell>
          <table:table-cell office:value-type="string" calcext:value-type="string">
            <text:p>jan ludwig von 18071869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5.6756756756757" calcext:value-type="float">
            <text:p>75.6756756756757</text:p>
          </table:table-cell>
          <table:table-cell office:value-type="float" office:value="14.0436551965044" calcext:value-type="float">
            <text:p>14.0436551965044</text:p>
          </table:table-cell>
          <table:table-cell table:formula="of:=STDEV([.D1796];[.E1796])" office:value-type="float" office:value="0" calcext:value-type="float">
            <text:p>0</text:p>
          </table:table-cell>
          <table:table-cell table:formula="of:=STDEV([.D1796];[.F1796])" office:value-type="float" office:value="17.1998946775106" calcext:value-type="float">
            <text:p>17.1998946775106</text:p>
          </table:table-cell>
          <table:table-cell table:formula="of:=STDEV([.E1796];[.F1796])" office:value-type="float" office:value="17.1998946775106" calcext:value-type="float">
            <text:p>17.1998946775106</text:p>
          </table:table-cell>
        </table:table-row>
        <table:table-row table:style-name="ro1">
          <table:table-cell office:value-type="string" calcext:value-type="string">
            <text:p>alciati andrea</text:p>
          </table:table-cell>
          <table:table-cell office:value-type="string" calcext:value-type="string">
            <text:p>alciati andrea 14921550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5.6756756756757" calcext:value-type="float">
            <text:p>75.6756756756757</text:p>
          </table:table-cell>
          <table:table-cell office:value-type="float" office:value="14.0436551965044" calcext:value-type="float">
            <text:p>14.0436551965044</text:p>
          </table:table-cell>
          <table:table-cell table:formula="of:=STDEV([.D1797];[.E1797])" office:value-type="float" office:value="0" calcext:value-type="float">
            <text:p>0</text:p>
          </table:table-cell>
          <table:table-cell table:formula="of:=STDEV([.D1797];[.F1797])" office:value-type="float" office:value="17.1998946775106" calcext:value-type="float">
            <text:p>17.1998946775106</text:p>
          </table:table-cell>
          <table:table-cell table:formula="of:=STDEV([.E1797];[.F1797])" office:value-type="float" office:value="17.1998946775106" calcext:value-type="float">
            <text:p>17.1998946775106</text:p>
          </table:table-cell>
        </table:table-row>
        <table:table-row table:style-name="ro1">
          <table:table-cell office:value-type="string" calcext:value-type="string">
            <text:p>linacre thomas</text:p>
          </table:table-cell>
          <table:table-cell office:value-type="string" calcext:value-type="string">
            <text:p>linacre thomas 14601524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5.6756756756757" calcext:value-type="float">
            <text:p>75.6756756756757</text:p>
          </table:table-cell>
          <table:table-cell office:value-type="float" office:value="14.0436551965044" calcext:value-type="float">
            <text:p>14.0436551965044</text:p>
          </table:table-cell>
          <table:table-cell table:formula="of:=STDEV([.D1798];[.E1798])" office:value-type="float" office:value="0" calcext:value-type="float">
            <text:p>0</text:p>
          </table:table-cell>
          <table:table-cell table:formula="of:=STDEV([.D1798];[.F1798])" office:value-type="float" office:value="17.1998946775106" calcext:value-type="float">
            <text:p>17.1998946775106</text:p>
          </table:table-cell>
          <table:table-cell table:formula="of:=STDEV([.E1798];[.F1798])" office:value-type="float" office:value="17.1998946775106" calcext:value-type="float">
            <text:p>17.1998946775106</text:p>
          </table:table-cell>
        </table:table-row>
        <table:table-row table:style-name="ro1">
          <table:table-cell office:value-type="string" calcext:value-type="string">
            <text:p>turnebe adrien</text:p>
          </table:table-cell>
          <table:table-cell office:value-type="string" calcext:value-type="string">
            <text:p>turnebe adrien 15121565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5.6756756756757" calcext:value-type="float">
            <text:p>75.6756756756757</text:p>
          </table:table-cell>
          <table:table-cell office:value-type="float" office:value="14.0436551965044" calcext:value-type="float">
            <text:p>14.0436551965044</text:p>
          </table:table-cell>
          <table:table-cell table:formula="of:=STDEV([.D1799];[.E1799])" office:value-type="float" office:value="0" calcext:value-type="float">
            <text:p>0</text:p>
          </table:table-cell>
          <table:table-cell table:formula="of:=STDEV([.D1799];[.F1799])" office:value-type="float" office:value="17.1998946775106" calcext:value-type="float">
            <text:p>17.1998946775106</text:p>
          </table:table-cell>
          <table:table-cell table:formula="of:=STDEV([.E1799];[.F1799])" office:value-type="float" office:value="17.1998946775106" calcext:value-type="float">
            <text:p>17.1998946775106</text:p>
          </table:table-cell>
        </table:table-row>
        <table:table-row table:style-name="ro1">
          <table:table-cell office:value-type="string" calcext:value-type="string">
            <text:p>campion thomas 15671620</text:p>
          </table:table-cell>
          <table:table-cell office:value-type="string" calcext:value-type="string">
            <text:p>campion thoma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5.6756756756757" calcext:value-type="float">
            <text:p>75.6756756756757</text:p>
          </table:table-cell>
          <table:table-cell office:value-type="float" office:value="14.0436551965044" calcext:value-type="float">
            <text:p>14.0436551965044</text:p>
          </table:table-cell>
          <table:table-cell table:formula="of:=STDEV([.D1800];[.E1800])" office:value-type="float" office:value="0" calcext:value-type="float">
            <text:p>0</text:p>
          </table:table-cell>
          <table:table-cell table:formula="of:=STDEV([.D1800];[.F1800])" office:value-type="float" office:value="17.1998946775106" calcext:value-type="float">
            <text:p>17.1998946775106</text:p>
          </table:table-cell>
          <table:table-cell table:formula="of:=STDEV([.E1800];[.F1800])" office:value-type="float" office:value="17.1998946775106" calcext:value-type="float">
            <text:p>17.1998946775106</text:p>
          </table:table-cell>
        </table:table-row>
        <table:table-row table:style-name="ro1">
          <table:table-cell office:value-type="string" calcext:value-type="string">
            <text:p>fabricius johann 16441729</text:p>
          </table:table-cell>
          <table:table-cell office:value-type="string" calcext:value-type="string">
            <text:p>fabricius johann albert 16681736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78.0487804878049" calcext:value-type="float">
            <text:p>78.0487804878049</text:p>
          </table:table-cell>
          <table:table-cell office:value-type="float" office:value="73.6842105263158" calcext:value-type="float">
            <text:p>73.6842105263158</text:p>
          </table:table-cell>
          <table:table-cell office:value-type="float" office:value="14.1033464388455" calcext:value-type="float">
            <text:p>14.1033464388455</text:p>
          </table:table-cell>
          <table:table-cell table:formula="of:=STDEV([.D1801];[.E1801])" office:value-type="float" office:value="15.5218561723876" calcext:value-type="float">
            <text:p>15.5218561723876</text:p>
          </table:table-cell>
          <table:table-cell table:formula="of:=STDEV([.D1801];[.F1801])" office:value-type="float" office:value="18.6080731891197" calcext:value-type="float">
            <text:p>18.6080731891197</text:p>
          </table:table-cell>
          <table:table-cell table:formula="of:=STDEV([.E1801];[.F1801])" office:value-type="float" office:value="3.08621701673204" calcext:value-type="float">
            <text:p>3.08621701673204</text:p>
          </table:table-cell>
        </table:table-row>
        <table:table-row table:style-name="ro1">
          <table:table-cell office:value-type="string" calcext:value-type="string">
            <text:p>baconthorpe john m1346</text:p>
          </table:table-cell>
          <table:table-cell office:value-type="string" calcext:value-type="string">
            <text:p>baconthorpe john 1346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97.6744186046512" calcext:value-type="float">
            <text:p>97.6744186046512</text:p>
          </table:table-cell>
          <table:table-cell office:value-type="float" office:value="74.4186046511628" calcext:value-type="float">
            <text:p>74.4186046511628</text:p>
          </table:table-cell>
          <table:table-cell office:value-type="float" office:value="14.1459593727866" calcext:value-type="float">
            <text:p>14.1459593727866</text:p>
          </table:table-cell>
          <table:table-cell table:formula="of:=STDEV([.D1802];[.E1802])" office:value-type="float" office:value="1.64443437485243" calcext:value-type="float">
            <text:p>1.64443437485243</text:p>
          </table:table-cell>
          <table:table-cell table:formula="of:=STDEV([.D1802];[.F1802])" office:value-type="float" office:value="18.0887781233768" calcext:value-type="float">
            <text:p>18.0887781233768</text:p>
          </table:table-cell>
          <table:table-cell table:formula="of:=STDEV([.E1802];[.F1802])" office:value-type="float" office:value="16.4443437485244" calcext:value-type="float">
            <text:p>16.4443437485244</text:p>
          </table:table-cell>
        </table:table-row>
        <table:table-row table:style-name="ro1">
          <table:table-cell office:value-type="string" calcext:value-type="string">
            <text:p>porfyrius p optianus active 325</text:p>
          </table:table-cell>
          <table:table-cell office:value-type="string" calcext:value-type="string">
            <text:p>porfyrius p optatianus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5.4716981132076" calcext:value-type="float">
            <text:p>75.4716981132076</text:p>
          </table:table-cell>
          <table:table-cell office:value-type="float" office:value="14.161421697104" calcext:value-type="float">
            <text:p>14.161421697104</text:p>
          </table:table-cell>
          <table:table-cell table:formula="of:=STDEV([.D1803];[.E1803])" office:value-type="float" office:value="17.3441285951417" calcext:value-type="float">
            <text:p>17.3441285951417</text:p>
          </table:table-cell>
          <table:table-cell table:formula="of:=STDEV([.D1803];[.F1803])" office:value-type="float" office:value="17.3441285951417" calcext:value-type="float">
            <text:p>17.3441285951417</text:p>
          </table:table-cell>
          <table:table-cell table:formula="of:=STDEV([.E1803];[.F18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ocencio iii papa 11601216</text:p>
          </table:table-cell>
          <table:table-cell office:value-type="string" calcext:value-type="string">
            <text:p>innocent iii pope 1160 or 11611216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5.4098360655738" calcext:value-type="float">
            <text:p>75.4098360655738</text:p>
          </table:table-cell>
          <table:table-cell office:value-type="float" office:value="14.197137766958" calcext:value-type="float">
            <text:p>14.197137766958</text:p>
          </table:table-cell>
          <table:table-cell table:formula="of:=STDEV([.D1804];[.E1804])" office:value-type="float" office:value="17.3878716685217" calcext:value-type="float">
            <text:p>17.3878716685217</text:p>
          </table:table-cell>
          <table:table-cell table:formula="of:=STDEV([.D1804];[.F1804])" office:value-type="float" office:value="17.3878716685217" calcext:value-type="float">
            <text:p>17.3878716685217</text:p>
          </table:table-cell>
          <table:table-cell table:formula="of:=STDEV([.E1804];[.F18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chly hermann august theodor 18151876</text:p>
          </table:table-cell>
          <table:table-cell office:value-type="string" calcext:value-type="string">
            <text:p>kochly hermann 18151876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5.4098360655738" calcext:value-type="float">
            <text:p>75.4098360655738</text:p>
          </table:table-cell>
          <table:table-cell office:value-type="float" office:value="14.197137766958" calcext:value-type="float">
            <text:p>14.197137766958</text:p>
          </table:table-cell>
          <table:table-cell table:formula="of:=STDEV([.D1805];[.E1805])" office:value-type="float" office:value="0" calcext:value-type="float">
            <text:p>0</text:p>
          </table:table-cell>
          <table:table-cell table:formula="of:=STDEV([.D1805];[.F1805])" office:value-type="float" office:value="17.3878716685217" calcext:value-type="float">
            <text:p>17.3878716685217</text:p>
          </table:table-cell>
          <table:table-cell table:formula="of:=STDEV([.E1805];[.F1805])" office:value-type="float" office:value="17.3878716685217" calcext:value-type="float">
            <text:p>17.3878716685217</text:p>
          </table:table-cell>
        </table:table-row>
        <table:table-row table:style-name="ro1">
          <table:table-cell office:value-type="string" calcext:value-type="string">
            <text:p>bernard of clairvaux saint 1090 or 10911153</text:p>
          </table:table-cell>
          <table:table-cell office:value-type="string" calcext:value-type="string">
            <text:p>bernard of clairvaux saint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5.3623188405797" calcext:value-type="float">
            <text:p>75.3623188405797</text:p>
          </table:table-cell>
          <table:table-cell office:value-type="float" office:value="14.2245718495995" calcext:value-type="float">
            <text:p>14.2245718495995</text:p>
          </table:table-cell>
          <table:table-cell table:formula="of:=STDEV([.D1806];[.E1806])" office:value-type="float" office:value="0" calcext:value-type="float">
            <text:p>0</text:p>
          </table:table-cell>
          <table:table-cell table:formula="of:=STDEV([.D1806];[.F1806])" office:value-type="float" office:value="17.4214714205381" calcext:value-type="float">
            <text:p>17.4214714205381</text:p>
          </table:table-cell>
          <table:table-cell table:formula="of:=STDEV([.E1806];[.F1806])" office:value-type="float" office:value="17.4214714205381" calcext:value-type="float">
            <text:p>17.4214714205381</text:p>
          </table:table-cell>
        </table:table-row>
        <table:table-row table:style-name="ro1">
          <table:table-cell office:value-type="string" calcext:value-type="string">
            <text:p>campano giovanni antonio 14291477</text:p>
          </table:table-cell>
          <table:table-cell office:value-type="string" calcext:value-type="string">
            <text:p>campano giannantonio bishop 14291477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5.3623188405797" calcext:value-type="float">
            <text:p>75.3623188405797</text:p>
          </table:table-cell>
          <table:table-cell office:value-type="float" office:value="14.2245718495995" calcext:value-type="float">
            <text:p>14.2245718495995</text:p>
          </table:table-cell>
          <table:table-cell table:formula="of:=STDEV([.D1807];[.E1807])" office:value-type="float" office:value="17.4214714205381" calcext:value-type="float">
            <text:p>17.4214714205381</text:p>
          </table:table-cell>
          <table:table-cell table:formula="of:=STDEV([.D1807];[.F1807])" office:value-type="float" office:value="17.4214714205381" calcext:value-type="float">
            <text:p>17.4214714205381</text:p>
          </table:table-cell>
          <table:table-cell table:formula="of:=STDEV([.E1807];[.F18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co della mirandola giovanni francesco 14701533</text:p>
          </table:table-cell>
          <table:table-cell office:value-type="string" calcext:value-type="string">
            <text:p>pico della mirandola giovanni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5.3246753246753" calcext:value-type="float">
            <text:p>75.3246753246753</text:p>
          </table:table-cell>
          <table:table-cell office:value-type="float" office:value="14.2463053436401" calcext:value-type="float">
            <text:p>14.2463053436401</text:p>
          </table:table-cell>
          <table:table-cell table:formula="of:=STDEV([.D1808];[.E1808])" office:value-type="float" office:value="0" calcext:value-type="float">
            <text:p>0</text:p>
          </table:table-cell>
          <table:table-cell table:formula="of:=STDEV([.D1808];[.F1808])" office:value-type="float" office:value="17.4480894059018" calcext:value-type="float">
            <text:p>17.4480894059018</text:p>
          </table:table-cell>
          <table:table-cell table:formula="of:=STDEV([.E1808];[.F1808])" office:value-type="float" office:value="17.4480894059018" calcext:value-type="float">
            <text:p>17.4480894059018</text:p>
          </table:table-cell>
        </table:table-row>
        <table:table-row table:style-name="ro1">
          <table:table-cell office:value-type="string" calcext:value-type="string">
            <text:p>nicolas de cusa 14011464</text:p>
          </table:table-cell>
          <table:table-cell office:value-type="string" calcext:value-type="string">
            <text:p>nicholas of cusa cardinal 14011464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79.3103448275862" calcext:value-type="float">
            <text:p>79.3103448275862</text:p>
          </table:table-cell>
          <table:table-cell office:value-type="float" office:value="72.4137931034483" calcext:value-type="float">
            <text:p>72.4137931034483</text:p>
          </table:table-cell>
          <table:table-cell office:value-type="float" office:value="14.3563172376975" calcext:value-type="float">
            <text:p>14.3563172376975</text:p>
          </table:table-cell>
          <table:table-cell table:formula="of:=STDEV([.D1809];[.E1809])" office:value-type="float" office:value="14.6297954728251" calcext:value-type="float">
            <text:p>14.6297954728251</text:p>
          </table:table-cell>
          <table:table-cell table:formula="of:=STDEV([.D1809];[.F1809])" office:value-type="float" office:value="19.5063939637668" calcext:value-type="float">
            <text:p>19.5063939637668</text:p>
          </table:table-cell>
          <table:table-cell table:formula="of:=STDEV([.E1809];[.F1809])" office:value-type="float" office:value="4.87659849094171" calcext:value-type="float">
            <text:p>4.87659849094171</text:p>
          </table:table-cell>
        </table:table-row>
        <table:table-row table:style-name="ro1">
          <table:table-cell office:value-type="string" calcext:value-type="string">
            <text:p>seneca lucius annaeus ca 55 bcca 39 ad</text:p>
          </table:table-cell>
          <table:table-cell office:value-type="string" calcext:value-type="string">
            <text:p>seneca lucius annaeus approximately 55 bcapproximately 39 ad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88.2352941176471" calcext:value-type="float">
            <text:p>88.2352941176471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14.3596701601975" calcext:value-type="float">
            <text:p>14.3596701601975</text:p>
          </table:table-cell>
          <table:table-cell table:formula="of:=STDEV([.D1810];[.E1810])" office:value-type="float" office:value="8.31890330807703" calcext:value-type="float">
            <text:p>8.31890330807703</text:p>
          </table:table-cell>
          <table:table-cell table:formula="of:=STDEV([.D1810];[.F1810])" office:value-type="float" office:value="20.2030508910442" calcext:value-type="float">
            <text:p>20.2030508910442</text:p>
          </table:table-cell>
          <table:table-cell table:formula="of:=STDEV([.E1810];[.F1810])" office:value-type="float" office:value="11.8841475829672" calcext:value-type="float">
            <text:p>11.8841475829672</text:p>
          </table:table-cell>
        </table:table-row>
        <table:table-row table:style-name="ro1">
          <table:table-cell office:value-type="string" calcext:value-type="string">
            <text:p>saumaise claude de</text:p>
          </table:table-cell>
          <table:table-cell office:value-type="string" calcext:value-type="string">
            <text:p>saumaise claude 15881653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90.9090909090909" calcext:value-type="float">
            <text:p>90.9090909090909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14.5971561039717" calcext:value-type="float">
            <text:p>14.5971561039717</text:p>
          </table:table-cell>
          <table:table-cell table:formula="of:=STDEV([.D1811];[.E1811])" office:value-type="float" office:value="6.42824346533225" calcext:value-type="float">
            <text:p>6.42824346533225</text:p>
          </table:table-cell>
          <table:table-cell table:formula="of:=STDEV([.D1811];[.F1811])" office:value-type="float" office:value="20.2030508910442" calcext:value-type="float">
            <text:p>20.2030508910442</text:p>
          </table:table-cell>
          <table:table-cell table:formula="of:=STDEV([.E1811];[.F1811])" office:value-type="float" office:value="13.774807425712" calcext:value-type="float">
            <text:p>13.774807425712</text:p>
          </table:table-cell>
        </table:table-row>
        <table:table-row table:style-name="ro1">
          <table:table-cell office:value-type="string" calcext:value-type="string">
            <text:p>dracontius blossius aemilius active 5th century</text:p>
          </table:table-cell>
          <table:table-cell office:value-type="string" calcext:value-type="string">
            <text:p>dracontius blossius aemiliu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4.6666666666667" calcext:value-type="float">
            <text:p>74.6666666666667</text:p>
          </table:table-cell>
          <table:table-cell office:value-type="float" office:value="14.6262068194705" calcext:value-type="float">
            <text:p>14.6262068194705</text:p>
          </table:table-cell>
          <table:table-cell table:formula="of:=STDEV([.D1812];[.E1812])" office:value-type="float" office:value="0" calcext:value-type="float">
            <text:p>0</text:p>
          </table:table-cell>
          <table:table-cell table:formula="of:=STDEV([.D1812];[.F1812])" office:value-type="float" office:value="17.9133717900592" calcext:value-type="float">
            <text:p>17.9133717900592</text:p>
          </table:table-cell>
          <table:table-cell table:formula="of:=STDEV([.E1812];[.F1812])" office:value-type="float" office:value="17.9133717900592" calcext:value-type="float">
            <text:p>17.9133717900592</text:p>
          </table:table-cell>
        </table:table-row>
        <table:table-row table:style-name="ro1">
          <table:table-cell office:value-type="string" calcext:value-type="string">
            <text:p>hilario de poitiers santo 315367</text:p>
          </table:table-cell>
          <table:table-cell office:value-type="string" calcext:value-type="string">
            <text:p>hilary saint bishop of poitiers 367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74.6268656716418" calcext:value-type="float">
            <text:p>74.6268656716418</text:p>
          </table:table-cell>
          <table:table-cell office:value-type="float" office:value="74.6268656716418" calcext:value-type="float">
            <text:p>74.6268656716418</text:p>
          </table:table-cell>
          <table:table-cell office:value-type="float" office:value="14.6491859346621" calcext:value-type="float">
            <text:p>14.6491859346621</text:p>
          </table:table-cell>
          <table:table-cell table:formula="of:=STDEV([.D1813];[.E1813])" office:value-type="float" office:value="17.9415153435393" calcext:value-type="float">
            <text:p>17.9415153435393</text:p>
          </table:table-cell>
          <table:table-cell table:formula="of:=STDEV([.D1813];[.F1813])" office:value-type="float" office:value="17.9415153435393" calcext:value-type="float">
            <text:p>17.9415153435393</text:p>
          </table:table-cell>
          <table:table-cell table:formula="of:=STDEV([.E1813];[.F18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o marcus porcius 234 bc149 bc</text:p>
          </table:table-cell>
          <table:table-cell office:value-type="string" calcext:value-type="string">
            <text:p>cato marcus porciu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4.5098039215686" calcext:value-type="float">
            <text:p>74.5098039215686</text:p>
          </table:table-cell>
          <table:table-cell office:value-type="float" office:value="14.7167715675787" calcext:value-type="float">
            <text:p>14.7167715675787</text:p>
          </table:table-cell>
          <table:table-cell table:formula="of:=STDEV([.D1814];[.E1814])" office:value-type="float" office:value="0" calcext:value-type="float">
            <text:p>0</text:p>
          </table:table-cell>
          <table:table-cell table:formula="of:=STDEV([.D1814];[.F1814])" office:value-type="float" office:value="18.0242905008336" calcext:value-type="float">
            <text:p>18.0242905008336</text:p>
          </table:table-cell>
          <table:table-cell table:formula="of:=STDEV([.E1814];[.F1814])" office:value-type="float" office:value="18.0242905008336" calcext:value-type="float">
            <text:p>18.0242905008336</text:p>
          </table:table-cell>
        </table:table-row>
        <table:table-row table:style-name="ro1">
          <table:table-cell office:value-type="string" calcext:value-type="string">
            <text:p>porphyrius publius optatianus</text:p>
          </table:table-cell>
          <table:table-cell office:value-type="string" calcext:value-type="string">
            <text:p>porfyrius p optatianus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4.5098039215686" calcext:value-type="float">
            <text:p>74.5098039215686</text:p>
          </table:table-cell>
          <table:table-cell office:value-type="float" office:value="14.7167715675787" calcext:value-type="float">
            <text:p>14.7167715675787</text:p>
          </table:table-cell>
          <table:table-cell table:formula="of:=STDEV([.D1815];[.E1815])" office:value-type="float" office:value="18.0242905008336" calcext:value-type="float">
            <text:p>18.0242905008336</text:p>
          </table:table-cell>
          <table:table-cell table:formula="of:=STDEV([.D1815];[.F1815])" office:value-type="float" office:value="18.0242905008336" calcext:value-type="float">
            <text:p>18.0242905008336</text:p>
          </table:table-cell>
          <table:table-cell table:formula="of:=STDEV([.E1815];[.F18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siodorus senator ca 487ca 580</text:p>
          </table:table-cell>
          <table:table-cell office:value-type="string" calcext:value-type="string">
            <text:p>cassiodorus senator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4.5098039215686" calcext:value-type="float">
            <text:p>74.5098039215686</text:p>
          </table:table-cell>
          <table:table-cell office:value-type="float" office:value="14.7167715675787" calcext:value-type="float">
            <text:p>14.7167715675787</text:p>
          </table:table-cell>
          <table:table-cell table:formula="of:=STDEV([.D1816];[.E1816])" office:value-type="float" office:value="0" calcext:value-type="float">
            <text:p>0</text:p>
          </table:table-cell>
          <table:table-cell table:formula="of:=STDEV([.D1816];[.F1816])" office:value-type="float" office:value="18.0242905008336" calcext:value-type="float">
            <text:p>18.0242905008336</text:p>
          </table:table-cell>
          <table:table-cell table:formula="of:=STDEV([.E1816];[.F1816])" office:value-type="float" office:value="18.0242905008336" calcext:value-type="float">
            <text:p>18.0242905008336</text:p>
          </table:table-cell>
        </table:table-row>
        <table:table-row table:style-name="ro1">
          <table:table-cell office:value-type="string" calcext:value-type="string">
            <text:p>platina bartolomeo 14211481</text:p>
          </table:table-cell>
          <table:table-cell office:value-type="string" calcext:value-type="string">
            <text:p>platina 14211481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4.4186046511628" calcext:value-type="float">
            <text:p>74.4186046511628</text:p>
          </table:table-cell>
          <table:table-cell office:value-type="float" office:value="14.7694254908974" calcext:value-type="float">
            <text:p>14.7694254908974</text:p>
          </table:table-cell>
          <table:table-cell table:formula="of:=STDEV([.D1817];[.E1817])" office:value-type="float" office:value="0" calcext:value-type="float">
            <text:p>0</text:p>
          </table:table-cell>
          <table:table-cell table:formula="of:=STDEV([.D1817];[.F1817])" office:value-type="float" office:value="18.0887781233768" calcext:value-type="float">
            <text:p>18.0887781233768</text:p>
          </table:table-cell>
          <table:table-cell table:formula="of:=STDEV([.E1817];[.F1817])" office:value-type="float" office:value="18.0887781233768" calcext:value-type="float">
            <text:p>18.0887781233768</text:p>
          </table:table-cell>
        </table:table-row>
        <table:table-row table:style-name="ro1">
          <table:table-cell office:value-type="string" calcext:value-type="string">
            <text:p>luther martin 14831546</text:p>
          </table:table-cell>
          <table:table-cell office:value-type="string" calcext:value-type="string">
            <text:p>luther martin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4.2857142857143" calcext:value-type="float">
            <text:p>74.2857142857143</text:p>
          </table:table-cell>
          <table:table-cell office:value-type="float" office:value="14.8461497791618" calcext:value-type="float">
            <text:p>14.8461497791618</text:p>
          </table:table-cell>
          <table:table-cell table:formula="of:=STDEV([.D1818];[.E1818])" office:value-type="float" office:value="0" calcext:value-type="float">
            <text:p>0</text:p>
          </table:table-cell>
          <table:table-cell table:formula="of:=STDEV([.D1818];[.F1818])" office:value-type="float" office:value="18.1827458019398" calcext:value-type="float">
            <text:p>18.1827458019398</text:p>
          </table:table-cell>
          <table:table-cell table:formula="of:=STDEV([.E1818];[.F1818])" office:value-type="float" office:value="18.1827458019398" calcext:value-type="float">
            <text:p>18.1827458019398</text:p>
          </table:table-cell>
        </table:table-row>
        <table:table-row table:style-name="ro1">
          <table:table-cell office:value-type="string" calcext:value-type="string">
            <text:p>bacon francis 15611626</text:p>
          </table:table-cell>
          <table:table-cell office:value-type="string" calcext:value-type="string">
            <text:p>bacon franci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4.2857142857143" calcext:value-type="float">
            <text:p>74.2857142857143</text:p>
          </table:table-cell>
          <table:table-cell office:value-type="float" office:value="14.8461497791618" calcext:value-type="float">
            <text:p>14.8461497791618</text:p>
          </table:table-cell>
          <table:table-cell table:formula="of:=STDEV([.D1819];[.E1819])" office:value-type="float" office:value="0" calcext:value-type="float">
            <text:p>0</text:p>
          </table:table-cell>
          <table:table-cell table:formula="of:=STDEV([.D1819];[.F1819])" office:value-type="float" office:value="18.1827458019398" calcext:value-type="float">
            <text:p>18.1827458019398</text:p>
          </table:table-cell>
          <table:table-cell table:formula="of:=STDEV([.E1819];[.F1819])" office:value-type="float" office:value="18.1827458019398" calcext:value-type="float">
            <text:p>18.1827458019398</text:p>
          </table:table-cell>
        </table:table-row>
        <table:table-row table:style-name="ro1">
          <table:table-cell office:value-type="string" calcext:value-type="string">
            <text:p>sepp bernhard</text:p>
          </table:table-cell>
          <table:table-cell office:value-type="string" calcext:value-type="string">
            <text:p>sepp bernhard 18531920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4.2857142857143" calcext:value-type="float">
            <text:p>74.2857142857143</text:p>
          </table:table-cell>
          <table:table-cell office:value-type="float" office:value="14.8461497791618" calcext:value-type="float">
            <text:p>14.8461497791618</text:p>
          </table:table-cell>
          <table:table-cell table:formula="of:=STDEV([.D1820];[.E1820])" office:value-type="float" office:value="0" calcext:value-type="float">
            <text:p>0</text:p>
          </table:table-cell>
          <table:table-cell table:formula="of:=STDEV([.D1820];[.F1820])" office:value-type="float" office:value="18.1827458019398" calcext:value-type="float">
            <text:p>18.1827458019398</text:p>
          </table:table-cell>
          <table:table-cell table:formula="of:=STDEV([.E1820];[.F1820])" office:value-type="float" office:value="18.1827458019398" calcext:value-type="float">
            <text:p>18.1827458019398</text:p>
          </table:table-cell>
        </table:table-row>
        <table:table-row table:style-name="ro1">
          <table:table-cell office:value-type="string" calcext:value-type="string">
            <text:p>abelard peter 10791142</text:p>
          </table:table-cell>
          <table:table-cell office:value-type="string" calcext:value-type="string">
            <text:p>abelard peter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4.2857142857143" calcext:value-type="float">
            <text:p>74.2857142857143</text:p>
          </table:table-cell>
          <table:table-cell office:value-type="float" office:value="14.8461497791618" calcext:value-type="float">
            <text:p>14.8461497791618</text:p>
          </table:table-cell>
          <table:table-cell table:formula="of:=STDEV([.D1821];[.E1821])" office:value-type="float" office:value="0" calcext:value-type="float">
            <text:p>0</text:p>
          </table:table-cell>
          <table:table-cell table:formula="of:=STDEV([.D1821];[.F1821])" office:value-type="float" office:value="18.1827458019398" calcext:value-type="float">
            <text:p>18.1827458019398</text:p>
          </table:table-cell>
          <table:table-cell table:formula="of:=STDEV([.E1821];[.F1821])" office:value-type="float" office:value="18.1827458019398" calcext:value-type="float">
            <text:p>18.1827458019398</text:p>
          </table:table-cell>
        </table:table-row>
        <table:table-row table:style-name="ro1">
          <table:table-cell office:value-type="string" calcext:value-type="string">
            <text:p>sigonio carlo</text:p>
          </table:table-cell>
          <table:table-cell office:value-type="string" calcext:value-type="string">
            <text:p>sigonio carlo 15241584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4.2857142857143" calcext:value-type="float">
            <text:p>74.2857142857143</text:p>
          </table:table-cell>
          <table:table-cell office:value-type="float" office:value="14.8461497791618" calcext:value-type="float">
            <text:p>14.8461497791618</text:p>
          </table:table-cell>
          <table:table-cell table:formula="of:=STDEV([.D1822];[.E1822])" office:value-type="float" office:value="0" calcext:value-type="float">
            <text:p>0</text:p>
          </table:table-cell>
          <table:table-cell table:formula="of:=STDEV([.D1822];[.F1822])" office:value-type="float" office:value="18.1827458019398" calcext:value-type="float">
            <text:p>18.1827458019398</text:p>
          </table:table-cell>
          <table:table-cell table:formula="of:=STDEV([.E1822];[.F1822])" office:value-type="float" office:value="18.1827458019398" calcext:value-type="float">
            <text:p>18.1827458019398</text:p>
          </table:table-cell>
        </table:table-row>
        <table:table-row table:style-name="ro1">
          <table:table-cell office:value-type="string" calcext:value-type="string">
            <text:p>pithou pierre</text:p>
          </table:table-cell>
          <table:table-cell office:value-type="string" calcext:value-type="string">
            <text:p>pithou pierre 15391596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4.2857142857143" calcext:value-type="float">
            <text:p>74.2857142857143</text:p>
          </table:table-cell>
          <table:table-cell office:value-type="float" office:value="14.8461497791618" calcext:value-type="float">
            <text:p>14.8461497791618</text:p>
          </table:table-cell>
          <table:table-cell table:formula="of:=STDEV([.D1823];[.E1823])" office:value-type="float" office:value="0" calcext:value-type="float">
            <text:p>0</text:p>
          </table:table-cell>
          <table:table-cell table:formula="of:=STDEV([.D1823];[.F1823])" office:value-type="float" office:value="18.1827458019398" calcext:value-type="float">
            <text:p>18.1827458019398</text:p>
          </table:table-cell>
          <table:table-cell table:formula="of:=STDEV([.E1823];[.F1823])" office:value-type="float" office:value="18.1827458019398" calcext:value-type="float">
            <text:p>18.1827458019398</text:p>
          </table:table-cell>
        </table:table-row>
        <table:table-row table:style-name="ro1">
          <table:table-cell office:value-type="string" calcext:value-type="string">
            <text:p>passerat jean 15341602</text:p>
          </table:table-cell>
          <table:table-cell office:value-type="string" calcext:value-type="string">
            <text:p>passerat jean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4.2857142857143" calcext:value-type="float">
            <text:p>74.2857142857143</text:p>
          </table:table-cell>
          <table:table-cell office:value-type="float" office:value="14.8461497791618" calcext:value-type="float">
            <text:p>14.8461497791618</text:p>
          </table:table-cell>
          <table:table-cell table:formula="of:=STDEV([.D1824];[.E1824])" office:value-type="float" office:value="0" calcext:value-type="float">
            <text:p>0</text:p>
          </table:table-cell>
          <table:table-cell table:formula="of:=STDEV([.D1824];[.F1824])" office:value-type="float" office:value="18.1827458019398" calcext:value-type="float">
            <text:p>18.1827458019398</text:p>
          </table:table-cell>
          <table:table-cell table:formula="of:=STDEV([.E1824];[.F1824])" office:value-type="float" office:value="18.1827458019398" calcext:value-type="float">
            <text:p>18.1827458019398</text:p>
          </table:table-cell>
        </table:table-row>
        <table:table-row table:style-name="ro1">
          <table:table-cell office:value-type="string" calcext:value-type="string">
            <text:p>bergk theodor</text:p>
          </table:table-cell>
          <table:table-cell office:value-type="string" calcext:value-type="string">
            <text:p>bergk theodor 18121881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4.2857142857143" calcext:value-type="float">
            <text:p>74.2857142857143</text:p>
          </table:table-cell>
          <table:table-cell office:value-type="float" office:value="14.8461497791618" calcext:value-type="float">
            <text:p>14.8461497791618</text:p>
          </table:table-cell>
          <table:table-cell table:formula="of:=STDEV([.D1825];[.E1825])" office:value-type="float" office:value="0" calcext:value-type="float">
            <text:p>0</text:p>
          </table:table-cell>
          <table:table-cell table:formula="of:=STDEV([.D1825];[.F1825])" office:value-type="float" office:value="18.1827458019398" calcext:value-type="float">
            <text:p>18.1827458019398</text:p>
          </table:table-cell>
          <table:table-cell table:formula="of:=STDEV([.E1825];[.F1825])" office:value-type="float" office:value="18.1827458019398" calcext:value-type="float">
            <text:p>18.1827458019398</text:p>
          </table:table-cell>
        </table:table-row>
        <table:table-row table:style-name="ro1">
          <table:table-cell office:value-type="string" calcext:value-type="string">
            <text:p>pliny the younger the younger</text:p>
          </table:table-cell>
          <table:table-cell office:value-type="string" calcext:value-type="string">
            <text:p>pliny the younger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9130434782609" calcext:value-type="float">
            <text:p>73.9130434782609</text:p>
          </table:table-cell>
          <table:table-cell office:value-type="float" office:value="15.0613113701642" calcext:value-type="float">
            <text:p>15.0613113701642</text:p>
          </table:table-cell>
          <table:table-cell table:formula="of:=STDEV([.D1826];[.E1826])" office:value-type="float" office:value="0" calcext:value-type="float">
            <text:p>0</text:p>
          </table:table-cell>
          <table:table-cell table:formula="of:=STDEV([.D1826];[.F1826])" office:value-type="float" office:value="18.4462638570404" calcext:value-type="float">
            <text:p>18.4462638570404</text:p>
          </table:table-cell>
          <table:table-cell table:formula="of:=STDEV([.E1826];[.F1826])" office:value-type="float" office:value="18.4462638570404" calcext:value-type="float">
            <text:p>18.4462638570404</text:p>
          </table:table-cell>
        </table:table-row>
        <table:table-row table:style-name="ro1">
          <table:table-cell office:value-type="string" calcext:value-type="string">
            <text:p>hume david 17111776</text:p>
          </table:table-cell>
          <table:table-cell office:value-type="string" calcext:value-type="string">
            <text:p>hume david 15601630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3.6842105263158" calcext:value-type="float">
            <text:p>73.6842105263158</text:p>
          </table:table-cell>
          <table:table-cell office:value-type="float" office:value="15.1934281365691" calcext:value-type="float">
            <text:p>15.1934281365691</text:p>
          </table:table-cell>
          <table:table-cell table:formula="of:=STDEV([.D1827];[.E1827])" office:value-type="float" office:value="18.6080731891197" calcext:value-type="float">
            <text:p>18.6080731891197</text:p>
          </table:table-cell>
          <table:table-cell table:formula="of:=STDEV([.D1827];[.F1827])" office:value-type="float" office:value="18.6080731891197" calcext:value-type="float">
            <text:p>18.6080731891197</text:p>
          </table:table-cell>
          <table:table-cell table:formula="of:=STDEV([.E1827];[.F18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venalis dj</text:p>
          </table:table-cell>
          <table:table-cell office:value-type="string" calcext:value-type="string">
            <text:p>juvenal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3.6842105263158" calcext:value-type="float">
            <text:p>73.6842105263158</text:p>
          </table:table-cell>
          <table:table-cell office:value-type="float" office:value="15.1934281365691" calcext:value-type="float">
            <text:p>15.1934281365691</text:p>
          </table:table-cell>
          <table:table-cell table:formula="of:=STDEV([.D1828];[.E1828])" office:value-type="float" office:value="18.6080731891197" calcext:value-type="float">
            <text:p>18.6080731891197</text:p>
          </table:table-cell>
          <table:table-cell table:formula="of:=STDEV([.D1828];[.F1828])" office:value-type="float" office:value="18.6080731891197" calcext:value-type="float">
            <text:p>18.6080731891197</text:p>
          </table:table-cell>
          <table:table-cell table:formula="of:=STDEV([.E1828];[.F18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gory i pope ca 540604</text:p>
          </table:table-cell>
          <table:table-cell office:value-type="string" calcext:value-type="string">
            <text:p>gregory i pope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6842105263158" calcext:value-type="float">
            <text:p>73.6842105263158</text:p>
          </table:table-cell>
          <table:table-cell office:value-type="float" office:value="15.1934281365691" calcext:value-type="float">
            <text:p>15.1934281365691</text:p>
          </table:table-cell>
          <table:table-cell table:formula="of:=STDEV([.D1829];[.E1829])" office:value-type="float" office:value="0" calcext:value-type="float">
            <text:p>0</text:p>
          </table:table-cell>
          <table:table-cell table:formula="of:=STDEV([.D1829];[.F1829])" office:value-type="float" office:value="18.6080731891197" calcext:value-type="float">
            <text:p>18.6080731891197</text:p>
          </table:table-cell>
          <table:table-cell table:formula="of:=STDEV([.E1829];[.F1829])" office:value-type="float" office:value="18.6080731891197" calcext:value-type="float">
            <text:p>18.6080731891197</text:p>
          </table:table-cell>
        </table:table-row>
        <table:table-row table:style-name="ro1">
          <table:table-cell office:value-type="string" calcext:value-type="string">
            <text:p>muris johannes de ca 1300ca 1350</text:p>
          </table:table-cell>
          <table:table-cell office:value-type="string" calcext:value-type="string">
            <text:p>muris johannes de approximately 1300approximately 1350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81.4814814814815" calcext:value-type="float">
            <text:p>81.4814814814815</text:p>
          </table:table-cell>
          <table:table-cell office:value-type="float" office:value="69.7674418604651" calcext:value-type="float">
            <text:p>69.7674418604651</text:p>
          </table:table-cell>
          <table:table-cell office:value-type="float" office:value="15.2433691815152" calcext:value-type="float">
            <text:p>15.2433691815152</text:p>
          </table:table-cell>
          <table:table-cell table:formula="of:=STDEV([.D1830];[.E1830])" office:value-type="float" office:value="13.0945700219731" calcext:value-type="float">
            <text:p>13.0945700219731</text:p>
          </table:table-cell>
          <table:table-cell table:formula="of:=STDEV([.D1830];[.F1830])" office:value-type="float" office:value="21.3776468730817" calcext:value-type="float">
            <text:p>21.3776468730817</text:p>
          </table:table-cell>
          <table:table-cell table:formula="of:=STDEV([.E1830];[.F1830])" office:value-type="float" office:value="8.28307685110857" calcext:value-type="float">
            <text:p>8.28307685110857</text:p>
          </table:table-cell>
        </table:table-row>
        <table:table-row table:style-name="ro1">
          <table:table-cell office:value-type="string" calcext:value-type="string">
            <text:p>bona giovanni o cist cardenal 16091674</text:p>
          </table:table-cell>
          <table:table-cell office:value-type="string" calcext:value-type="string">
            <text:p>bona giovanni 16091674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33333333333" calcext:value-type="float">
            <text:p>73.3333333333333</text:p>
          </table:table-cell>
          <table:table-cell office:value-type="float" office:value="15.39600717839" calcext:value-type="float">
            <text:p>15.39600717839</text:p>
          </table:table-cell>
          <table:table-cell table:formula="of:=STDEV([.D1831];[.E1831])" office:value-type="float" office:value="0" calcext:value-type="float">
            <text:p>0</text:p>
          </table:table-cell>
          <table:table-cell table:formula="of:=STDEV([.D1831];[.F1831])" office:value-type="float" office:value="18.8561808316413" calcext:value-type="float">
            <text:p>18.8561808316413</text:p>
          </table:table-cell>
          <table:table-cell table:formula="of:=STDEV([.E1831];[.F1831])" office:value-type="float" office:value="18.8561808316413" calcext:value-type="float">
            <text:p>18.8561808316413</text:p>
          </table:table-cell>
        </table:table-row>
        <table:table-row table:style-name="ro1">
          <table:table-cell table:style-name="ce2" office:value-type="string" calcext:value-type="string">
            <text:p>hanke friedrich</text:p>
          </table:table-cell>
          <table:table-cell table:style-name="ce2" office:value-type="string" calcext:value-type="string">
            <text:p>ranke friedrich 18821950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71.7948717948718" calcext:value-type="float">
            <text:p>71.7948717948718</text:p>
          </table:table-cell>
          <table:table-cell office:value-type="float" office:value="15.442377320645" calcext:value-type="float">
            <text:p>15.442377320645</text:p>
          </table:table-cell>
          <table:table-cell table:formula="of:=STDEV([.D1832];[.E1832])" office:value-type="float" office:value="17.6776695296637" calcext:value-type="float">
            <text:p>17.6776695296637</text:p>
          </table:table-cell>
          <table:table-cell table:formula="of:=STDEV([.D1832];[.F1832])" office:value-type="float" office:value="19.9440374180821" calcext:value-type="float">
            <text:p>19.9440374180821</text:p>
          </table:table-cell>
          <table:table-cell table:formula="of:=STDEV([.E1832];[.F1832])" office:value-type="float" office:value="2.26636788841842" calcext:value-type="float">
            <text:p>2.26636788841842</text:p>
          </table:table-cell>
        </table:table-row>
        <table:table-row table:style-name="ro1">
          <table:table-cell office:value-type="string" calcext:value-type="string">
            <text:p>cornarius ianus</text:p>
          </table:table-cell>
          <table:table-cell office:value-type="string" calcext:value-type="string">
            <text:p>cornarius janus 15001558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71.7948717948718" calcext:value-type="float">
            <text:p>71.7948717948718</text:p>
          </table:table-cell>
          <table:table-cell office:value-type="float" office:value="15.442377320645" calcext:value-type="float">
            <text:p>15.442377320645</text:p>
          </table:table-cell>
          <table:table-cell table:formula="of:=STDEV([.D1833];[.E1833])" office:value-type="float" office:value="17.6776695296637" calcext:value-type="float">
            <text:p>17.6776695296637</text:p>
          </table:table-cell>
          <table:table-cell table:formula="of:=STDEV([.D1833];[.F1833])" office:value-type="float" office:value="19.9440374180821" calcext:value-type="float">
            <text:p>19.9440374180821</text:p>
          </table:table-cell>
          <table:table-cell table:formula="of:=STDEV([.E1833];[.F1833])" office:value-type="float" office:value="2.26636788841842" calcext:value-type="float">
            <text:p>2.26636788841842</text:p>
          </table:table-cell>
        </table:table-row>
        <table:table-row table:style-name="ro1">
          <table:table-cell office:value-type="string" calcext:value-type="string">
            <text:p>reusner nickolas</text:p>
          </table:table-cell>
          <table:table-cell office:value-type="string" calcext:value-type="string">
            <text:p>reusner nikolaus 15451602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3.1707317073171" calcext:value-type="float">
            <text:p>73.1707317073171</text:p>
          </table:table-cell>
          <table:table-cell office:value-type="float" office:value="15.4898852709412" calcext:value-type="float">
            <text:p>15.4898852709412</text:p>
          </table:table-cell>
          <table:table-cell table:formula="of:=STDEV([.D1834];[.E1834])" office:value-type="float" office:value="18.9711575440293" calcext:value-type="float">
            <text:p>18.9711575440293</text:p>
          </table:table-cell>
          <table:table-cell table:formula="of:=STDEV([.D1834];[.F1834])" office:value-type="float" office:value="18.9711575440293" calcext:value-type="float">
            <text:p>18.9711575440293</text:p>
          </table:table-cell>
          <table:table-cell table:formula="of:=STDEV([.E1834];[.F18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dvig j n 18041886</text:p>
          </table:table-cell>
          <table:table-cell office:value-type="string" calcext:value-type="string">
            <text:p>madvig j n johan nikolai 18041886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0769230769231" calcext:value-type="float">
            <text:p>73.0769230769231</text:p>
          </table:table-cell>
          <table:table-cell office:value-type="float" office:value="15.5440457089515" calcext:value-type="float">
            <text:p>15.5440457089515</text:p>
          </table:table-cell>
          <table:table-cell table:formula="of:=STDEV([.D1835];[.E1835])" office:value-type="float" office:value="0" calcext:value-type="float">
            <text:p>0</text:p>
          </table:table-cell>
          <table:table-cell table:formula="of:=STDEV([.D1835];[.F1835])" office:value-type="float" office:value="19.0374902627147" calcext:value-type="float">
            <text:p>19.0374902627147</text:p>
          </table:table-cell>
          <table:table-cell table:formula="of:=STDEV([.E1835];[.F1835])" office:value-type="float" office:value="19.0374902627147" calcext:value-type="float">
            <text:p>19.0374902627147</text:p>
          </table:table-cell>
        </table:table-row>
        <table:table-row table:style-name="ro1">
          <table:table-cell office:value-type="string" calcext:value-type="string">
            <text:p>meineke august 17901870 from old catalog</text:p>
          </table:table-cell>
          <table:table-cell office:value-type="string" calcext:value-type="string">
            <text:p>meineke august 17901870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015873015873" calcext:value-type="float">
            <text:p>73.015873015873</text:p>
          </table:table-cell>
          <table:table-cell office:value-type="float" office:value="15.5792929781328" calcext:value-type="float">
            <text:p>15.5792929781328</text:p>
          </table:table-cell>
          <table:table-cell table:formula="of:=STDEV([.D1836];[.E1836])" office:value-type="float" office:value="0" calcext:value-type="float">
            <text:p>0</text:p>
          </table:table-cell>
          <table:table-cell table:formula="of:=STDEV([.D1836];[.F1836])" office:value-type="float" office:value="19.0806591748751" calcext:value-type="float">
            <text:p>19.0806591748751</text:p>
          </table:table-cell>
          <table:table-cell table:formula="of:=STDEV([.E1836];[.F1836])" office:value-type="float" office:value="19.0806591748751" calcext:value-type="float">
            <text:p>19.0806591748751</text:p>
          </table:table-cell>
        </table:table-row>
        <table:table-row table:style-name="ro1">
          <table:table-cell office:value-type="string" calcext:value-type="string">
            <text:p>nemethy geza</text:p>
          </table:table-cell>
          <table:table-cell office:value-type="string" calcext:value-type="string">
            <text:p>nemethy geza 18651937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2.7272727272727" calcext:value-type="float">
            <text:p>72.7272727272727</text:p>
          </table:table-cell>
          <table:table-cell office:value-type="float" office:value="15.7459164324443" calcext:value-type="float">
            <text:p>15.7459164324443</text:p>
          </table:table-cell>
          <table:table-cell table:formula="of:=STDEV([.D1837];[.E1837])" office:value-type="float" office:value="0" calcext:value-type="float">
            <text:p>0</text:p>
          </table:table-cell>
          <table:table-cell table:formula="of:=STDEV([.D1837];[.F1837])" office:value-type="float" office:value="19.2847303959967" calcext:value-type="float">
            <text:p>19.2847303959967</text:p>
          </table:table-cell>
          <table:table-cell table:formula="of:=STDEV([.E1837];[.F1837])" office:value-type="float" office:value="19.2847303959967" calcext:value-type="float">
            <text:p>19.2847303959967</text:p>
          </table:table-cell>
        </table:table-row>
        <table:table-row table:style-name="ro1">
          <table:table-cell office:value-type="string" calcext:value-type="string">
            <text:p>pius ii pope 14051464</text:p>
          </table:table-cell>
          <table:table-cell office:value-type="string" calcext:value-type="string">
            <text:p>pius ii pope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2.7272727272727" calcext:value-type="float">
            <text:p>72.7272727272727</text:p>
          </table:table-cell>
          <table:table-cell office:value-type="float" office:value="15.7459164324443" calcext:value-type="float">
            <text:p>15.7459164324443</text:p>
          </table:table-cell>
          <table:table-cell table:formula="of:=STDEV([.D1838];[.E1838])" office:value-type="float" office:value="0" calcext:value-type="float">
            <text:p>0</text:p>
          </table:table-cell>
          <table:table-cell table:formula="of:=STDEV([.D1838];[.F1838])" office:value-type="float" office:value="19.2847303959967" calcext:value-type="float">
            <text:p>19.2847303959967</text:p>
          </table:table-cell>
          <table:table-cell table:formula="of:=STDEV([.E1838];[.F1838])" office:value-type="float" office:value="19.2847303959967" calcext:value-type="float">
            <text:p>19.2847303959967</text:p>
          </table:table-cell>
        </table:table-row>
        <table:table-row table:style-name="ro1">
          <table:table-cell office:value-type="string" calcext:value-type="string">
            <text:p>horatius romanus active 1450</text:p>
          </table:table-cell>
          <table:table-cell office:value-type="string" calcext:value-type="string">
            <text:p>horatius romanu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2.7272727272727" calcext:value-type="float">
            <text:p>72.7272727272727</text:p>
          </table:table-cell>
          <table:table-cell office:value-type="float" office:value="15.7459164324443" calcext:value-type="float">
            <text:p>15.7459164324443</text:p>
          </table:table-cell>
          <table:table-cell table:formula="of:=STDEV([.D1839];[.E1839])" office:value-type="float" office:value="0" calcext:value-type="float">
            <text:p>0</text:p>
          </table:table-cell>
          <table:table-cell table:formula="of:=STDEV([.D1839];[.F1839])" office:value-type="float" office:value="19.2847303959967" calcext:value-type="float">
            <text:p>19.2847303959967</text:p>
          </table:table-cell>
          <table:table-cell table:formula="of:=STDEV([.E1839];[.F1839])" office:value-type="float" office:value="19.2847303959967" calcext:value-type="float">
            <text:p>19.2847303959967</text:p>
          </table:table-cell>
        </table:table-row>
        <table:table-row table:style-name="ro1">
          <table:table-cell office:value-type="string" calcext:value-type="string">
            <text:p>newton isaac 16421727</text:p>
          </table:table-cell>
          <table:table-cell office:value-type="string" calcext:value-type="string">
            <text:p>newton isaac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2.7272727272727" calcext:value-type="float">
            <text:p>72.7272727272727</text:p>
          </table:table-cell>
          <table:table-cell office:value-type="float" office:value="15.7459164324443" calcext:value-type="float">
            <text:p>15.7459164324443</text:p>
          </table:table-cell>
          <table:table-cell table:formula="of:=STDEV([.D1840];[.E1840])" office:value-type="float" office:value="0" calcext:value-type="float">
            <text:p>0</text:p>
          </table:table-cell>
          <table:table-cell table:formula="of:=STDEV([.D1840];[.F1840])" office:value-type="float" office:value="19.2847303959967" calcext:value-type="float">
            <text:p>19.2847303959967</text:p>
          </table:table-cell>
          <table:table-cell table:formula="of:=STDEV([.E1840];[.F1840])" office:value-type="float" office:value="19.2847303959967" calcext:value-type="float">
            <text:p>19.2847303959967</text:p>
          </table:table-cell>
        </table:table-row>
        <table:table-row table:style-name="ro1">
          <table:table-cell office:value-type="string" calcext:value-type="string">
            <text:p>buridan jean</text:p>
          </table:table-cell>
          <table:table-cell office:value-type="string" calcext:value-type="string">
            <text:p>buridan jean 13001358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2.7272727272727" calcext:value-type="float">
            <text:p>72.7272727272727</text:p>
          </table:table-cell>
          <table:table-cell office:value-type="float" office:value="15.7459164324443" calcext:value-type="float">
            <text:p>15.7459164324443</text:p>
          </table:table-cell>
          <table:table-cell table:formula="of:=STDEV([.D1841];[.E1841])" office:value-type="float" office:value="0" calcext:value-type="float">
            <text:p>0</text:p>
          </table:table-cell>
          <table:table-cell table:formula="of:=STDEV([.D1841];[.F1841])" office:value-type="float" office:value="19.2847303959967" calcext:value-type="float">
            <text:p>19.2847303959967</text:p>
          </table:table-cell>
          <table:table-cell table:formula="of:=STDEV([.E1841];[.F1841])" office:value-type="float" office:value="19.2847303959967" calcext:value-type="float">
            <text:p>19.2847303959967</text:p>
          </table:table-cell>
        </table:table-row>
        <table:table-row table:style-name="ro1">
          <table:table-cell office:value-type="string" calcext:value-type="string">
            <text:p>vegio maffeo 14071458</text:p>
          </table:table-cell>
          <table:table-cell office:value-type="string" calcext:value-type="string">
            <text:p>vegio maffe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2.7272727272727" calcext:value-type="float">
            <text:p>72.7272727272727</text:p>
          </table:table-cell>
          <table:table-cell office:value-type="float" office:value="15.7459164324443" calcext:value-type="float">
            <text:p>15.7459164324443</text:p>
          </table:table-cell>
          <table:table-cell table:formula="of:=STDEV([.D1842];[.E1842])" office:value-type="float" office:value="0" calcext:value-type="float">
            <text:p>0</text:p>
          </table:table-cell>
          <table:table-cell table:formula="of:=STDEV([.D1842];[.F1842])" office:value-type="float" office:value="19.2847303959967" calcext:value-type="float">
            <text:p>19.2847303959967</text:p>
          </table:table-cell>
          <table:table-cell table:formula="of:=STDEV([.E1842];[.F1842])" office:value-type="float" office:value="19.2847303959967" calcext:value-type="float">
            <text:p>19.2847303959967</text:p>
          </table:table-cell>
        </table:table-row>
        <table:table-row table:style-name="ro1">
          <table:table-cell office:value-type="string" calcext:value-type="string">
            <text:p>sannazaro jacopo ca 14551530</text:p>
          </table:table-cell>
          <table:table-cell office:value-type="string" calcext:value-type="string">
            <text:p>sannazaro jacop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2.7272727272727" calcext:value-type="float">
            <text:p>72.7272727272727</text:p>
          </table:table-cell>
          <table:table-cell office:value-type="float" office:value="15.7459164324443" calcext:value-type="float">
            <text:p>15.7459164324443</text:p>
          </table:table-cell>
          <table:table-cell table:formula="of:=STDEV([.D1843];[.E1843])" office:value-type="float" office:value="0" calcext:value-type="float">
            <text:p>0</text:p>
          </table:table-cell>
          <table:table-cell table:formula="of:=STDEV([.D1843];[.F1843])" office:value-type="float" office:value="19.2847303959967" calcext:value-type="float">
            <text:p>19.2847303959967</text:p>
          </table:table-cell>
          <table:table-cell table:formula="of:=STDEV([.E1843];[.F1843])" office:value-type="float" office:value="19.2847303959967" calcext:value-type="float">
            <text:p>19.2847303959967</text:p>
          </table:table-cell>
        </table:table-row>
        <table:table-row table:style-name="ro1">
          <table:table-cell office:value-type="string" calcext:value-type="string">
            <text:p>eulogio de cordoba santo m 859</text:p>
          </table:table-cell>
          <table:table-cell office:value-type="string" calcext:value-type="string">
            <text:p>eulogius of cordoba sain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72.7272727272727" calcext:value-type="float">
            <text:p>72.7272727272727</text:p>
          </table:table-cell>
          <table:table-cell office:value-type="float" office:value="72.7272727272727" calcext:value-type="float">
            <text:p>72.7272727272727</text:p>
          </table:table-cell>
          <table:table-cell office:value-type="float" office:value="15.7459164324443" calcext:value-type="float">
            <text:p>15.7459164324443</text:p>
          </table:table-cell>
          <table:table-cell table:formula="of:=STDEV([.D1844];[.E1844])" office:value-type="float" office:value="19.2847303959968" calcext:value-type="float">
            <text:p>19.2847303959968</text:p>
          </table:table-cell>
          <table:table-cell table:formula="of:=STDEV([.D1844];[.F1844])" office:value-type="float" office:value="19.2847303959967" calcext:value-type="float">
            <text:p>19.2847303959967</text:p>
          </table:table-cell>
          <table:table-cell table:formula="of:=STDEV([.E1844];[.F18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cilius gaius ca 180ca 102 bc</text:p>
          </table:table-cell>
          <table:table-cell office:value-type="string" calcext:value-type="string">
            <text:p>lucilius gaius approximately 180 bcapproximately 102 bc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82.3529411764706" calcext:value-type="float">
            <text:p>82.3529411764706</text:p>
          </table:table-cell>
          <table:table-cell office:value-type="float" office:value="68.2352941176471" calcext:value-type="float">
            <text:p>68.2352941176471</text:p>
          </table:table-cell>
          <table:table-cell office:value-type="float" office:value="15.9149991276102" calcext:value-type="float">
            <text:p>15.9149991276102</text:p>
          </table:table-cell>
          <table:table-cell table:formula="of:=STDEV([.D1845];[.E1845])" office:value-type="float" office:value="12.4783549621156" calcext:value-type="float">
            <text:p>12.4783549621156</text:p>
          </table:table-cell>
          <table:table-cell table:formula="of:=STDEV([.D1845];[.F1845])" office:value-type="float" office:value="22.461038931808" calcext:value-type="float">
            <text:p>22.461038931808</text:p>
          </table:table-cell>
          <table:table-cell table:formula="of:=STDEV([.E1845];[.F1845])" office:value-type="float" office:value="9.98268396969243" calcext:value-type="float">
            <text:p>9.98268396969243</text:p>
          </table:table-cell>
        </table:table-row>
        <table:table-row table:style-name="ro1">
          <table:table-cell office:value-type="string" calcext:value-type="string">
            <text:p>marzio galeotto 15th cent</text:p>
          </table:table-cell>
          <table:table-cell office:value-type="string" calcext:value-type="string">
            <text:p>marzio galeotto 14271497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76.9230769230769" calcext:value-type="float">
            <text:p>76.9230769230769</text:p>
          </table:table-cell>
          <table:table-cell office:value-type="float" office:value="69.3877551020408" calcext:value-type="float">
            <text:p>69.3877551020408</text:p>
          </table:table-cell>
          <table:table-cell office:value-type="float" office:value="15.950104447607" calcext:value-type="float">
            <text:p>15.950104447607</text:p>
          </table:table-cell>
          <table:table-cell table:formula="of:=STDEV([.D1846];[.E1846])" office:value-type="float" office:value="16.3178487966126" calcext:value-type="float">
            <text:p>16.3178487966126</text:p>
          </table:table-cell>
          <table:table-cell table:formula="of:=STDEV([.D1846];[.F1846])" office:value-type="float" office:value="21.6461259546902" calcext:value-type="float">
            <text:p>21.6461259546902</text:p>
          </table:table-cell>
          <table:table-cell table:formula="of:=STDEV([.E1846];[.F1846])" office:value-type="float" office:value="5.3282771580776" calcext:value-type="float">
            <text:p>5.3282771580776</text:p>
          </table:table-cell>
        </table:table-row>
        <table:table-row table:style-name="ro1">
          <table:table-cell office:value-type="string" calcext:value-type="string">
            <text:p>more thomas sir saint 14781535</text:p>
          </table:table-cell>
          <table:table-cell office:value-type="string" calcext:value-type="string">
            <text:p>more thomas saint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2.3404255319149" calcext:value-type="float">
            <text:p>72.3404255319149</text:p>
          </table:table-cell>
          <table:table-cell office:value-type="float" office:value="15.9692627648194" calcext:value-type="float">
            <text:p>15.9692627648194</text:p>
          </table:table-cell>
          <table:table-cell table:formula="of:=STDEV([.D1847];[.E1847])" office:value-type="float" office:value="0" calcext:value-type="float">
            <text:p>0</text:p>
          </table:table-cell>
          <table:table-cell table:formula="of:=STDEV([.D1847];[.F1847])" office:value-type="float" office:value="19.5582726711173" calcext:value-type="float">
            <text:p>19.5582726711173</text:p>
          </table:table-cell>
          <table:table-cell table:formula="of:=STDEV([.E1847];[.F1847])" office:value-type="float" office:value="19.5582726711173" calcext:value-type="float">
            <text:p>19.5582726711173</text:p>
          </table:table-cell>
        </table:table-row>
        <table:table-row table:style-name="ro1">
          <table:table-cell office:value-type="string" calcext:value-type="string">
            <text:p>cantalicio giovanni battista cardenal ca14501514</text:p>
          </table:table-cell>
          <table:table-cell office:value-type="string" calcext:value-type="string">
            <text:p>cantalicio giovanni battista 1515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91.8032786885246" calcext:value-type="float">
            <text:p>91.8032786885246</text:p>
          </table:table-cell>
          <table:table-cell office:value-type="float" office:value="69.1358024691358" calcext:value-type="float">
            <text:p>69.1358024691358</text:p>
          </table:table-cell>
          <table:table-cell office:value-type="float" office:value="15.9874920257408" calcext:value-type="float">
            <text:p>15.9874920257408</text:p>
          </table:table-cell>
          <table:table-cell table:formula="of:=STDEV([.D1848];[.E1848])" office:value-type="float" office:value="5.79595722284056" calcext:value-type="float">
            <text:p>5.79595722284056</text:p>
          </table:table-cell>
          <table:table-cell table:formula="of:=STDEV([.D1848];[.F1848])" office:value-type="float" office:value="21.8242833699552" calcext:value-type="float">
            <text:p>21.8242833699552</text:p>
          </table:table-cell>
          <table:table-cell table:formula="of:=STDEV([.E1848];[.F1848])" office:value-type="float" office:value="16.0283261471146" calcext:value-type="float">
            <text:p>16.0283261471146</text:p>
          </table:table-cell>
        </table:table-row>
        <table:table-row table:style-name="ro1">
          <table:table-cell office:value-type="string" calcext:value-type="string">
            <text:p>anselmo santo arzobispo de canterbury 10331109</text:p>
          </table:table-cell>
          <table:table-cell office:value-type="string" calcext:value-type="string">
            <text:p>anselm saint archbishop of canterbury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2.289156626506" calcext:value-type="float">
            <text:p>72.289156626506</text:p>
          </table:table-cell>
          <table:table-cell office:value-type="float" office:value="15.9988628811583" calcext:value-type="float">
            <text:p>15.9988628811583</text:p>
          </table:table-cell>
          <table:table-cell table:formula="of:=STDEV([.D1849];[.E1849])" office:value-type="float" office:value="19.5945252617959" calcext:value-type="float">
            <text:p>19.5945252617959</text:p>
          </table:table-cell>
          <table:table-cell table:formula="of:=STDEV([.D1849];[.F1849])" office:value-type="float" office:value="19.5945252617959" calcext:value-type="float">
            <text:p>19.5945252617959</text:p>
          </table:table-cell>
          <table:table-cell table:formula="of:=STDEV([.E1849];[.F18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douin jean si</text:p>
          </table:table-cell>
          <table:table-cell office:value-type="string" calcext:value-type="string">
            <text:p>hardouin jean 16461729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89.6551724137931" calcext:value-type="float">
            <text:p>89.6551724137931</text:p>
          </table:table-cell>
          <table:table-cell office:value-type="float" office:value="68.421052631579" calcext:value-type="float">
            <text:p>68.421052631579</text:p>
          </table:table-cell>
          <table:table-cell office:value-type="float" office:value="16.0993437630817" calcext:value-type="float">
            <text:p>16.0993437630817</text:p>
          </table:table-cell>
          <table:table-cell table:formula="of:=STDEV([.D1850];[.E1850])" office:value-type="float" office:value="7.31489773641256" calcext:value-type="float">
            <text:p>7.31489773641256</text:p>
          </table:table-cell>
          <table:table-cell table:formula="of:=STDEV([.D1850];[.F1850])" office:value-type="float" office:value="22.3296878269436" calcext:value-type="float">
            <text:p>22.3296878269436</text:p>
          </table:table-cell>
          <table:table-cell table:formula="of:=STDEV([.E1850];[.F1850])" office:value-type="float" office:value="15.0147900905311" calcext:value-type="float">
            <text:p>15.0147900905311</text:p>
          </table:table-cell>
        </table:table-row>
        <table:table-row table:style-name="ro1">
          <table:table-cell office:value-type="string" calcext:value-type="string">
            <text:p>hincmar archbishop of reims approximately 806882</text:p>
          </table:table-cell>
          <table:table-cell office:value-type="string" calcext:value-type="string">
            <text:p>hincmar archbishop of reim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16.1658075373095" calcext:value-type="float">
            <text:p>16.1658075373095</text:p>
          </table:table-cell>
          <table:table-cell table:formula="of:=STDEV([.D1851];[.E1851])" office:value-type="float" office:value="0" calcext:value-type="float">
            <text:p>0</text:p>
          </table:table-cell>
          <table:table-cell table:formula="of:=STDEV([.D1851];[.F1851])" office:value-type="float" office:value="19.7989898732233" calcext:value-type="float">
            <text:p>19.7989898732233</text:p>
          </table:table-cell>
          <table:table-cell table:formula="of:=STDEV([.E1851];[.F1851])" office:value-type="float" office:value="19.7989898732233" calcext:value-type="float">
            <text:p>19.7989898732233</text:p>
          </table:table-cell>
        </table:table-row>
        <table:table-row table:style-name="ro1">
          <table:table-cell office:value-type="string" calcext:value-type="string">
            <text:p>navagero andres 14831529</text:p>
          </table:table-cell>
          <table:table-cell office:value-type="string" calcext:value-type="string">
            <text:p>navagero andrea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1.7948717948718" calcext:value-type="float">
            <text:p>71.7948717948718</text:p>
          </table:table-cell>
          <table:table-cell office:value-type="float" office:value="16.2842383617587" calcext:value-type="float">
            <text:p>16.2842383617587</text:p>
          </table:table-cell>
          <table:table-cell table:formula="of:=STDEV([.D1852];[.E1852])" office:value-type="float" office:value="19.9440374180821" calcext:value-type="float">
            <text:p>19.9440374180821</text:p>
          </table:table-cell>
          <table:table-cell table:formula="of:=STDEV([.D1852];[.F1852])" office:value-type="float" office:value="19.9440374180821" calcext:value-type="float">
            <text:p>19.9440374180821</text:p>
          </table:table-cell>
          <table:table-cell table:formula="of:=STDEV([.E1852];[.F18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phyrius publilius optatianus</text:p>
          </table:table-cell>
          <table:table-cell office:value-type="string" calcext:value-type="string">
            <text:p>porfyrius p optatianus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71.6981132075472" calcext:value-type="float">
            <text:p>71.6981132075472</text:p>
          </table:table-cell>
          <table:table-cell office:value-type="float" office:value="71.6981132075472" calcext:value-type="float">
            <text:p>71.6981132075472</text:p>
          </table:table-cell>
          <table:table-cell office:value-type="float" office:value="16.340101958197" calcext:value-type="float">
            <text:p>16.340101958197</text:p>
          </table:table-cell>
          <table:table-cell table:formula="of:=STDEV([.D1853];[.E1853])" office:value-type="float" office:value="20.0124560713174" calcext:value-type="float">
            <text:p>20.0124560713174</text:p>
          </table:table-cell>
          <table:table-cell table:formula="of:=STDEV([.D1853];[.F1853])" office:value-type="float" office:value="20.0124560713174" calcext:value-type="float">
            <text:p>20.0124560713174</text:p>
          </table:table-cell>
          <table:table-cell table:formula="of:=STDEV([.E1853];[.F18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ses of bergamo 12th century</text:p>
          </table:table-cell>
          <table:table-cell office:value-type="string" calcext:value-type="string">
            <text:p>moses of bergam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1.1111111111111" calcext:value-type="float">
            <text:p>71.1111111111111</text:p>
          </table:table-cell>
          <table:table-cell office:value-type="float" office:value="16.6790077765892" calcext:value-type="float">
            <text:p>16.6790077765892</text:p>
          </table:table-cell>
          <table:table-cell table:formula="of:=STDEV([.D1854];[.E1854])" office:value-type="float" office:value="0" calcext:value-type="float">
            <text:p>0</text:p>
          </table:table-cell>
          <table:table-cell table:formula="of:=STDEV([.D1854];[.F1854])" office:value-type="float" office:value="20.427529234278" calcext:value-type="float">
            <text:p>20.427529234278</text:p>
          </table:table-cell>
          <table:table-cell table:formula="of:=STDEV([.E1854];[.F1854])" office:value-type="float" office:value="20.427529234278" calcext:value-type="float">
            <text:p>20.427529234278</text:p>
          </table:table-cell>
        </table:table-row>
        <table:table-row table:style-name="ro1">
          <table:table-cell office:value-type="string" calcext:value-type="string">
            <text:p>milton john 16081674</text:p>
          </table:table-cell>
          <table:table-cell office:value-type="string" calcext:value-type="string">
            <text:p>milton john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.9677419354839" calcext:value-type="float">
            <text:p>70.9677419354839</text:p>
          </table:table-cell>
          <table:table-cell office:value-type="float" office:value="16.7617820087311" calcext:value-type="float">
            <text:p>16.7617820087311</text:p>
          </table:table-cell>
          <table:table-cell table:formula="of:=STDEV([.D1855];[.E1855])" office:value-type="float" office:value="0" calcext:value-type="float">
            <text:p>0</text:p>
          </table:table-cell>
          <table:table-cell table:formula="of:=STDEV([.D1855];[.F1855])" office:value-type="float" office:value="20.5289065505772" calcext:value-type="float">
            <text:p>20.5289065505772</text:p>
          </table:table-cell>
          <table:table-cell table:formula="of:=STDEV([.E1855];[.F1855])" office:value-type="float" office:value="20.5289065505772" calcext:value-type="float">
            <text:p>20.5289065505772</text:p>
          </table:table-cell>
        </table:table-row>
        <table:table-row table:style-name="ro1">
          <table:table-cell office:value-type="string" calcext:value-type="string">
            <text:p>balde jakob 16041668</text:p>
          </table:table-cell>
          <table:table-cell office:value-type="string" calcext:value-type="string">
            <text:p>balde jakob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.9677419354839" calcext:value-type="float">
            <text:p>70.9677419354839</text:p>
          </table:table-cell>
          <table:table-cell office:value-type="float" office:value="16.7617820087311" calcext:value-type="float">
            <text:p>16.7617820087311</text:p>
          </table:table-cell>
          <table:table-cell table:formula="of:=STDEV([.D1856];[.E1856])" office:value-type="float" office:value="0" calcext:value-type="float">
            <text:p>0</text:p>
          </table:table-cell>
          <table:table-cell table:formula="of:=STDEV([.D1856];[.F1856])" office:value-type="float" office:value="20.5289065505772" calcext:value-type="float">
            <text:p>20.5289065505772</text:p>
          </table:table-cell>
          <table:table-cell table:formula="of:=STDEV([.E1856];[.F1856])" office:value-type="float" office:value="20.5289065505772" calcext:value-type="float">
            <text:p>20.5289065505772</text:p>
          </table:table-cell>
        </table:table-row>
        <table:table-row table:style-name="ro1">
          <table:table-cell office:value-type="string" calcext:value-type="string">
            <text:p>bacon roger</text:p>
          </table:table-cell>
          <table:table-cell office:value-type="string" calcext:value-type="string">
            <text:p>bacon roger 12141294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.9677419354839" calcext:value-type="float">
            <text:p>70.9677419354839</text:p>
          </table:table-cell>
          <table:table-cell office:value-type="float" office:value="16.7617820087311" calcext:value-type="float">
            <text:p>16.7617820087311</text:p>
          </table:table-cell>
          <table:table-cell table:formula="of:=STDEV([.D1857];[.E1857])" office:value-type="float" office:value="0" calcext:value-type="float">
            <text:p>0</text:p>
          </table:table-cell>
          <table:table-cell table:formula="of:=STDEV([.D1857];[.F1857])" office:value-type="float" office:value="20.5289065505772" calcext:value-type="float">
            <text:p>20.5289065505772</text:p>
          </table:table-cell>
          <table:table-cell table:formula="of:=STDEV([.E1857];[.F1857])" office:value-type="float" office:value="20.5289065505772" calcext:value-type="float">
            <text:p>20.5289065505772</text:p>
          </table:table-cell>
        </table:table-row>
        <table:table-row table:style-name="ro1">
          <table:table-cell office:value-type="string" calcext:value-type="string">
            <text:p>nider johann op 13801438</text:p>
          </table:table-cell>
          <table:table-cell office:value-type="string" calcext:value-type="string">
            <text:p>nider johannes approximately 13801438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73.6842105263158" calcext:value-type="float">
            <text:p>73.6842105263158</text:p>
          </table:table-cell>
          <table:table-cell office:value-type="float" office:value="68.8524590163934" calcext:value-type="float">
            <text:p>68.8524590163934</text:p>
          </table:table-cell>
          <table:table-cell office:value-type="float" office:value="16.7632331189539" calcext:value-type="float">
            <text:p>16.7632331189539</text:p>
          </table:table-cell>
          <table:table-cell table:formula="of:=STDEV([.D1858];[.E1858])" office:value-type="float" office:value="18.6080731891197" calcext:value-type="float">
            <text:p>18.6080731891197</text:p>
          </table:table-cell>
          <table:table-cell table:formula="of:=STDEV([.D1858];[.F1858])" office:value-type="float" office:value="22.0246374467941" calcext:value-type="float">
            <text:p>22.0246374467941</text:p>
          </table:table-cell>
          <table:table-cell table:formula="of:=STDEV([.E1858];[.F1858])" office:value-type="float" office:value="3.41656425767444" calcext:value-type="float">
            <text:p>3.41656425767444</text:p>
          </table:table-cell>
        </table:table-row>
        <table:table-row table:style-name="ro1">
          <table:table-cell office:value-type="string" calcext:value-type="string">
            <text:p>ivo saint bishop of chartres approximately 10401116</text:p>
          </table:table-cell>
          <table:table-cell office:value-type="string" calcext:value-type="string">
            <text:p>ivo saint bishop of chartre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.8860759493671" calcext:value-type="float">
            <text:p>70.8860759493671</text:p>
          </table:table-cell>
          <table:table-cell office:value-type="float" office:value="16.8089318877992" calcext:value-type="float">
            <text:p>16.8089318877992</text:p>
          </table:table-cell>
          <table:table-cell table:formula="of:=STDEV([.D1859];[.E1859])" office:value-type="float" office:value="0" calcext:value-type="float">
            <text:p>0</text:p>
          </table:table-cell>
          <table:table-cell table:formula="of:=STDEV([.D1859];[.F1859])" office:value-type="float" office:value="20.5866531231527" calcext:value-type="float">
            <text:p>20.5866531231527</text:p>
          </table:table-cell>
          <table:table-cell table:formula="of:=STDEV([.E1859];[.F1859])" office:value-type="float" office:value="20.5866531231527" calcext:value-type="float">
            <text:p>20.5866531231527</text:p>
          </table:table-cell>
        </table:table-row>
        <table:table-row table:style-name="ro1">
          <table:table-cell office:value-type="string" calcext:value-type="string">
            <text:p>muczkowski jozef 17951858</text:p>
          </table:table-cell>
          <table:table-cell office:value-type="string" calcext:value-type="string">
            <text:p>muczkowski antoni 18071852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70.5882352941177" calcext:value-type="float">
            <text:p>70.5882352941177</text:p>
          </table:table-cell>
          <table:table-cell office:value-type="float" office:value="70.5882352941176" calcext:value-type="float">
            <text:p>70.5882352941176</text:p>
          </table:table-cell>
          <table:table-cell office:value-type="float" office:value="16.9808902702831" calcext:value-type="float">
            <text:p>16.9808902702831</text:p>
          </table:table-cell>
          <table:table-cell table:formula="of:=STDEV([.D1860];[.E1860])" office:value-type="float" office:value="20.7972582701926" calcext:value-type="float">
            <text:p>20.7972582701926</text:p>
          </table:table-cell>
          <table:table-cell table:formula="of:=STDEV([.D1860];[.F1860])" office:value-type="float" office:value="20.7972582701926" calcext:value-type="float">
            <text:p>20.7972582701926</text:p>
          </table:table-cell>
          <table:table-cell table:formula="of:=STDEV([.E1860];[.F18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gustinus aurelius saint bp of hippo</text:p>
          </table:table-cell>
          <table:table-cell office:value-type="string" calcext:value-type="string">
            <text:p>augustine of hippo saint 354430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70.5882352941177" calcext:value-type="float">
            <text:p>70.5882352941177</text:p>
          </table:table-cell>
          <table:table-cell office:value-type="float" office:value="70.5882352941176" calcext:value-type="float">
            <text:p>70.5882352941176</text:p>
          </table:table-cell>
          <table:table-cell office:value-type="float" office:value="16.9808902702831" calcext:value-type="float">
            <text:p>16.9808902702831</text:p>
          </table:table-cell>
          <table:table-cell table:formula="of:=STDEV([.D1861];[.E1861])" office:value-type="float" office:value="20.7972582701926" calcext:value-type="float">
            <text:p>20.7972582701926</text:p>
          </table:table-cell>
          <table:table-cell table:formula="of:=STDEV([.D1861];[.F1861])" office:value-type="float" office:value="20.7972582701926" calcext:value-type="float">
            <text:p>20.7972582701926</text:p>
          </table:table-cell>
          <table:table-cell table:formula="of:=STDEV([.E1861];[.F18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tunatus venantius honorius clementianus approximately 540approximately 600</text:p>
          </table:table-cell>
          <table:table-cell office:value-type="string" calcext:value-type="string">
            <text:p>fortunatus venantius honorius clementianu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.5882352941176" calcext:value-type="float">
            <text:p>70.5882352941176</text:p>
          </table:table-cell>
          <table:table-cell office:value-type="float" office:value="16.9808902702831" calcext:value-type="float">
            <text:p>16.9808902702831</text:p>
          </table:table-cell>
          <table:table-cell table:formula="of:=STDEV([.D1862];[.E1862])" office:value-type="float" office:value="0" calcext:value-type="float">
            <text:p>0</text:p>
          </table:table-cell>
          <table:table-cell table:formula="of:=STDEV([.D1862];[.F1862])" office:value-type="float" office:value="20.7972582701926" calcext:value-type="float">
            <text:p>20.7972582701926</text:p>
          </table:table-cell>
          <table:table-cell table:formula="of:=STDEV([.E1862];[.F1862])" office:value-type="float" office:value="20.7972582701926" calcext:value-type="float">
            <text:p>20.7972582701926</text:p>
          </table:table-cell>
        </table:table-row>
        <table:table-row table:style-name="ro1">
          <table:table-cell office:value-type="string" calcext:value-type="string">
            <text:p>zumpt a w 18151877</text:p>
          </table:table-cell>
          <table:table-cell office:value-type="string" calcext:value-type="string">
            <text:p>zumpt a w august wilhelm 18151877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.5882352941176" calcext:value-type="float">
            <text:p>70.5882352941176</text:p>
          </table:table-cell>
          <table:table-cell office:value-type="float" office:value="16.9808902702831" calcext:value-type="float">
            <text:p>16.9808902702831</text:p>
          </table:table-cell>
          <table:table-cell table:formula="of:=STDEV([.D1863];[.E1863])" office:value-type="float" office:value="0" calcext:value-type="float">
            <text:p>0</text:p>
          </table:table-cell>
          <table:table-cell table:formula="of:=STDEV([.D1863];[.F1863])" office:value-type="float" office:value="20.7972582701926" calcext:value-type="float">
            <text:p>20.7972582701926</text:p>
          </table:table-cell>
          <table:table-cell table:formula="of:=STDEV([.E1863];[.F1863])" office:value-type="float" office:value="20.7972582701926" calcext:value-type="float">
            <text:p>20.7972582701926</text:p>
          </table:table-cell>
        </table:table-row>
        <table:table-row table:style-name="ro1">
          <table:table-cell office:value-type="string" calcext:value-type="string">
            <text:p>krahner leopold heinrich</text:p>
          </table:table-cell>
          <table:table-cell office:value-type="string" calcext:value-type="string">
            <text:p>krahner leopold 18101884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76.9230769230769" calcext:value-type="float">
            <text:p>76.9230769230769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17.0726362012292" calcext:value-type="float">
            <text:p>17.0726362012292</text:p>
          </table:table-cell>
          <table:table-cell table:formula="of:=STDEV([.D1864];[.E1864])" office:value-type="float" office:value="16.3178487966126" calcext:value-type="float">
            <text:p>16.3178487966126</text:p>
          </table:table-cell>
          <table:table-cell table:formula="of:=STDEV([.D1864];[.F1864])" office:value-type="float" office:value="23.5702260395516" calcext:value-type="float">
            <text:p>23.5702260395516</text:p>
          </table:table-cell>
          <table:table-cell table:formula="of:=STDEV([.E1864];[.F1864])" office:value-type="float" office:value="7.25237724293894" calcext:value-type="float">
            <text:p>7.25237724293894</text:p>
          </table:table-cell>
        </table:table-row>
        <table:table-row table:style-name="ro1">
          <table:table-cell office:value-type="string" calcext:value-type="string">
            <text:p>putte hendrik van de 15741646</text:p>
          </table:table-cell>
          <table:table-cell office:value-type="string" calcext:value-type="string">
            <text:p>puteanus erycius 15741646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0.3703703703704" calcext:value-type="float">
            <text:p>70.3703703703704</text:p>
          </table:table-cell>
          <table:table-cell office:value-type="float" office:value="17.1066746426556" calcext:value-type="float">
            <text:p>17.1066746426556</text:p>
          </table:table-cell>
          <table:table-cell table:formula="of:=STDEV([.D1865];[.E1865])" office:value-type="float" office:value="20.951312035157" calcext:value-type="float">
            <text:p>20.951312035157</text:p>
          </table:table-cell>
          <table:table-cell table:formula="of:=STDEV([.D1865];[.F1865])" office:value-type="float" office:value="20.951312035157" calcext:value-type="float">
            <text:p>20.951312035157</text:p>
          </table:table-cell>
          <table:table-cell table:formula="of:=STDEV([.E1865];[.F18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rsian konrad</text:p>
          </table:table-cell>
          <table:table-cell office:value-type="string" calcext:value-type="string">
            <text:p>bursian conrad 18301883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70.2702702702703" calcext:value-type="float">
            <text:p>70.2702702702703</text:p>
          </table:table-cell>
          <table:table-cell office:value-type="float" office:value="70.2702702702703" calcext:value-type="float">
            <text:p>70.2702702702703</text:p>
          </table:table-cell>
          <table:table-cell office:value-type="float" office:value="17.1644674623943" calcext:value-type="float">
            <text:p>17.1644674623943</text:p>
          </table:table-cell>
          <table:table-cell table:formula="of:=STDEV([.D1866];[.E1866])" office:value-type="float" office:value="21.0220934947352" calcext:value-type="float">
            <text:p>21.0220934947352</text:p>
          </table:table-cell>
          <table:table-cell table:formula="of:=STDEV([.D1866];[.F1866])" office:value-type="float" office:value="21.0220934947352" calcext:value-type="float">
            <text:p>21.0220934947352</text:p>
          </table:table-cell>
          <table:table-cell table:formula="of:=STDEV([.E1866];[.F18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el gabriel d1495</text:p>
          </table:table-cell>
          <table:table-cell office:value-type="string" calcext:value-type="string">
            <text:p>biel gabriel 1495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97.1428571428571" calcext:value-type="float">
            <text:p>97.1428571428571</text:p>
          </table:table-cell>
          <table:table-cell office:value-type="float" office:value="68.5714285714286" calcext:value-type="float">
            <text:p>68.5714285714286</text:p>
          </table:table-cell>
          <table:table-cell office:value-type="float" office:value="17.3793215151378" calcext:value-type="float">
            <text:p>17.3793215151378</text:p>
          </table:table-cell>
          <table:table-cell table:formula="of:=STDEV([.D1867];[.E1867])" office:value-type="float" office:value="2.02030508910442" calcext:value-type="float">
            <text:p>2.02030508910442</text:p>
          </table:table-cell>
          <table:table-cell table:formula="of:=STDEV([.D1867];[.F1867])" office:value-type="float" office:value="22.2233559801486" calcext:value-type="float">
            <text:p>22.2233559801486</text:p>
          </table:table-cell>
          <table:table-cell table:formula="of:=STDEV([.E1867];[.F1867])" office:value-type="float" office:value="20.2030508910442" calcext:value-type="float">
            <text:p>20.2030508910442</text:p>
          </table:table-cell>
        </table:table-row>
        <table:table-row table:style-name="ro1">
          <table:table-cell office:value-type="string" calcext:value-type="string">
            <text:p>valerius flaccus gaius active 1st century</text:p>
          </table:table-cell>
          <table:table-cell office:value-type="string" calcext:value-type="string">
            <text:p>valerius flaccus gaiu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9.8412698412698" calcext:value-type="float">
            <text:p>69.8412698412698</text:p>
          </table:table-cell>
          <table:table-cell office:value-type="float" office:value="17.4121509755601" calcext:value-type="float">
            <text:p>17.4121509755601</text:p>
          </table:table-cell>
          <table:table-cell table:formula="of:=STDEV([.D1868];[.E1868])" office:value-type="float" office:value="0" calcext:value-type="float">
            <text:p>0</text:p>
          </table:table-cell>
          <table:table-cell table:formula="of:=STDEV([.D1868];[.F1868])" office:value-type="float" office:value="21.3254426072133" calcext:value-type="float">
            <text:p>21.3254426072133</text:p>
          </table:table-cell>
          <table:table-cell table:formula="of:=STDEV([.E1868];[.F1868])" office:value-type="float" office:value="21.3254426072133" calcext:value-type="float">
            <text:p>21.3254426072133</text:p>
          </table:table-cell>
        </table:table-row>
        <table:table-row table:style-name="ro1">
          <table:table-cell office:value-type="string" calcext:value-type="string">
            <text:p>festus sextus pompeius active 2nd century</text:p>
          </table:table-cell>
          <table:table-cell office:value-type="string" calcext:value-type="string">
            <text:p>festus sextus pompeiu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9.8412698412698" calcext:value-type="float">
            <text:p>69.8412698412698</text:p>
          </table:table-cell>
          <table:table-cell office:value-type="float" office:value="17.4121509755601" calcext:value-type="float">
            <text:p>17.4121509755601</text:p>
          </table:table-cell>
          <table:table-cell table:formula="of:=STDEV([.D1869];[.E1869])" office:value-type="float" office:value="0" calcext:value-type="float">
            <text:p>0</text:p>
          </table:table-cell>
          <table:table-cell table:formula="of:=STDEV([.D1869];[.F1869])" office:value-type="float" office:value="21.3254426072133" calcext:value-type="float">
            <text:p>21.3254426072133</text:p>
          </table:table-cell>
          <table:table-cell table:formula="of:=STDEV([.E1869];[.F1869])" office:value-type="float" office:value="21.3254426072133" calcext:value-type="float">
            <text:p>21.3254426072133</text:p>
          </table:table-cell>
        </table:table-row>
        <table:table-row table:style-name="ro1">
          <table:table-cell office:value-type="string" calcext:value-type="string">
            <text:p>ricardo de san victor</text:p>
          </table:table-cell>
          <table:table-cell office:value-type="string" calcext:value-type="string">
            <text:p>richard of st victor 1173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9.5652173913043" calcext:value-type="float">
            <text:p>69.5652173913043</text:p>
          </table:table-cell>
          <table:table-cell office:value-type="float" office:value="17.5715299318582" calcext:value-type="float">
            <text:p>17.5715299318582</text:p>
          </table:table-cell>
          <table:table-cell table:formula="of:=STDEV([.D1870];[.E1870])" office:value-type="float" office:value="21.5206411665471" calcext:value-type="float">
            <text:p>21.5206411665471</text:p>
          </table:table-cell>
          <table:table-cell table:formula="of:=STDEV([.D1870];[.F1870])" office:value-type="float" office:value="21.5206411665471" calcext:value-type="float">
            <text:p>21.5206411665471</text:p>
          </table:table-cell>
          <table:table-cell table:formula="of:=STDEV([.E1870];[.F18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udprandus obispo de cremona</text:p>
          </table:table-cell>
          <table:table-cell office:value-type="string" calcext:value-type="string">
            <text:p>liudprand bishop of cremona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67.8571428571429" calcext:value-type="float">
            <text:p>67.8571428571429</text:p>
          </table:table-cell>
          <table:table-cell office:value-type="float" office:value="17.6174387939866" calcext:value-type="float">
            <text:p>17.6174387939866</text:p>
          </table:table-cell>
          <table:table-cell table:formula="of:=STDEV([.D1871];[.E1871])" office:value-type="float" office:value="20.2030508910442" calcext:value-type="float">
            <text:p>20.2030508910442</text:p>
          </table:table-cell>
          <table:table-cell table:formula="of:=STDEV([.D1871];[.F1871])" office:value-type="float" office:value="22.7284322524247" calcext:value-type="float">
            <text:p>22.7284322524247</text:p>
          </table:table-cell>
          <table:table-cell table:formula="of:=STDEV([.E1871];[.F1871])" office:value-type="float" office:value="2.52538136138053" calcext:value-type="float">
            <text:p>2.52538136138053</text:p>
          </table:table-cell>
        </table:table-row>
        <table:table-row table:style-name="ro1">
          <table:table-cell office:value-type="string" calcext:value-type="string">
            <text:p>ramon llull beato m 1315</text:p>
          </table:table-cell>
          <table:table-cell office:value-type="string" calcext:value-type="string">
            <text:p>llull ramon 12321316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70.9677419354839" calcext:value-type="float">
            <text:p>70.9677419354839</text:p>
          </table:table-cell>
          <table:table-cell office:value-type="float" office:value="68.1818181818182" calcext:value-type="float">
            <text:p>68.1818181818182</text:p>
          </table:table-cell>
          <table:table-cell office:value-type="float" office:value="17.6211524107665" calcext:value-type="float">
            <text:p>17.6211524107665</text:p>
          </table:table-cell>
          <table:table-cell table:formula="of:=STDEV([.D1872];[.E1872])" office:value-type="float" office:value="20.5289065505772" calcext:value-type="float">
            <text:p>20.5289065505772</text:p>
          </table:table-cell>
          <table:table-cell table:formula="of:=STDEV([.D1872];[.F1872])" office:value-type="float" office:value="22.4988521286629" calcext:value-type="float">
            <text:p>22.4988521286629</text:p>
          </table:table-cell>
          <table:table-cell table:formula="of:=STDEV([.E1872];[.F1872])" office:value-type="float" office:value="1.96994557808569" calcext:value-type="float">
            <text:p>1.96994557808569</text:p>
          </table:table-cell>
        </table:table-row>
        <table:table-row table:style-name="ro1">
          <table:table-cell office:value-type="string" calcext:value-type="string">
            <text:p>bernoulli johann 16671748</text:p>
          </table:table-cell>
          <table:table-cell office:value-type="string" calcext:value-type="string">
            <text:p>bernoulli jakob 16541705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9.3877551020408" calcext:value-type="float">
            <text:p>69.3877551020408</text:p>
          </table:table-cell>
          <table:table-cell office:value-type="float" office:value="17.6739878323355" calcext:value-type="float">
            <text:p>17.6739878323355</text:p>
          </table:table-cell>
          <table:table-cell table:formula="of:=STDEV([.D1873];[.E1873])" office:value-type="float" office:value="21.6461259546902" calcext:value-type="float">
            <text:p>21.6461259546902</text:p>
          </table:table-cell>
          <table:table-cell table:formula="of:=STDEV([.D1873];[.F1873])" office:value-type="float" office:value="21.6461259546902" calcext:value-type="float">
            <text:p>21.6461259546902</text:p>
          </table:table-cell>
          <table:table-cell table:formula="of:=STDEV([.E1873];[.F18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gh of saintcher cardinal approximately 12001263</text:p>
          </table:table-cell>
          <table:table-cell office:value-type="string" calcext:value-type="string">
            <text:p>hugh of saintcher cardinal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9.3333333333333" calcext:value-type="float">
            <text:p>69.3333333333333</text:p>
          </table:table-cell>
          <table:table-cell office:value-type="float" office:value="17.7054082551485" calcext:value-type="float">
            <text:p>17.7054082551485</text:p>
          </table:table-cell>
          <table:table-cell table:formula="of:=STDEV([.D1874];[.E1874])" office:value-type="float" office:value="0" calcext:value-type="float">
            <text:p>0</text:p>
          </table:table-cell>
          <table:table-cell table:formula="of:=STDEV([.D1874];[.F1874])" office:value-type="float" office:value="21.6846079563875" calcext:value-type="float">
            <text:p>21.6846079563875</text:p>
          </table:table-cell>
          <table:table-cell table:formula="of:=STDEV([.E1874];[.F1874])" office:value-type="float" office:value="21.6846079563875" calcext:value-type="float">
            <text:p>21.6846079563875</text:p>
          </table:table-cell>
        </table:table-row>
        <table:table-row table:style-name="ro1">
          <table:table-cell office:value-type="string" calcext:value-type="string">
            <text:p>joannes secundus 15111536</text:p>
          </table:table-cell>
          <table:table-cell office:value-type="string" calcext:value-type="string">
            <text:p>janus secundus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72.7272727272727" calcext:value-type="float">
            <text:p>72.7272727272727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17.7559553850979" calcext:value-type="float">
            <text:p>17.7559553850979</text:p>
          </table:table-cell>
          <table:table-cell table:formula="of:=STDEV([.D1875];[.E1875])" office:value-type="float" office:value="19.2847303959968" calcext:value-type="float">
            <text:p>19.2847303959968</text:p>
          </table:table-cell>
          <table:table-cell table:formula="of:=STDEV([.D1875];[.F1875])" office:value-type="float" office:value="23.5702260395516" calcext:value-type="float">
            <text:p>23.5702260395516</text:p>
          </table:table-cell>
          <table:table-cell table:formula="of:=STDEV([.E1875];[.F1875])" office:value-type="float" office:value="4.28549564355483" calcext:value-type="float">
            <text:p>4.28549564355483</text:p>
          </table:table-cell>
        </table:table-row>
        <table:table-row table:style-name="ro1">
          <table:table-cell office:value-type="string" calcext:value-type="string">
            <text:p>velleius paterculus ca 19 bcca 30 ad</text:p>
          </table:table-cell>
          <table:table-cell office:value-type="string" calcext:value-type="string">
            <text:p>velleius paterculu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9.0909090909091" calcext:value-type="float">
            <text:p>69.0909090909091</text:p>
          </table:table-cell>
          <table:table-cell office:value-type="float" office:value="17.8453719567702" calcext:value-type="float">
            <text:p>17.8453719567702</text:p>
          </table:table-cell>
          <table:table-cell table:formula="of:=STDEV([.D1876];[.E1876])" office:value-type="float" office:value="0" calcext:value-type="float">
            <text:p>0</text:p>
          </table:table-cell>
          <table:table-cell table:formula="of:=STDEV([.D1876];[.F1876])" office:value-type="float" office:value="21.8560277821296" calcext:value-type="float">
            <text:p>21.8560277821296</text:p>
          </table:table-cell>
          <table:table-cell table:formula="of:=STDEV([.E1876];[.F1876])" office:value-type="float" office:value="21.8560277821296" calcext:value-type="float">
            <text:p>21.8560277821296</text:p>
          </table:table-cell>
        </table:table-row>
        <table:table-row table:style-name="ro1">
          <table:table-cell office:value-type="string" calcext:value-type="string">
            <text:p>cannegieter herman 17231804</text:p>
          </table:table-cell>
          <table:table-cell office:value-type="string" calcext:value-type="string">
            <text:p>cannegieter hendrik 16911770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9.0909090909091" calcext:value-type="float">
            <text:p>69.0909090909091</text:p>
          </table:table-cell>
          <table:table-cell office:value-type="float" office:value="17.8453719567702" calcext:value-type="float">
            <text:p>17.8453719567702</text:p>
          </table:table-cell>
          <table:table-cell table:formula="of:=STDEV([.D1877];[.E1877])" office:value-type="float" office:value="21.8560277821296" calcext:value-type="float">
            <text:p>21.8560277821296</text:p>
          </table:table-cell>
          <table:table-cell table:formula="of:=STDEV([.D1877];[.F1877])" office:value-type="float" office:value="21.8560277821296" calcext:value-type="float">
            <text:p>21.8560277821296</text:p>
          </table:table-cell>
          <table:table-cell table:formula="of:=STDEV([.E1877];[.F18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tte hendrik van der 15741646</text:p>
          </table:table-cell>
          <table:table-cell office:value-type="string" calcext:value-type="string">
            <text:p>puteanus erycius 15741646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9.0909090909091" calcext:value-type="float">
            <text:p>69.0909090909091</text:p>
          </table:table-cell>
          <table:table-cell office:value-type="float" office:value="17.8453719567702" calcext:value-type="float">
            <text:p>17.8453719567702</text:p>
          </table:table-cell>
          <table:table-cell table:formula="of:=STDEV([.D1878];[.E1878])" office:value-type="float" office:value="21.8560277821296" calcext:value-type="float">
            <text:p>21.8560277821296</text:p>
          </table:table-cell>
          <table:table-cell table:formula="of:=STDEV([.D1878];[.F1878])" office:value-type="float" office:value="21.8560277821296" calcext:value-type="float">
            <text:p>21.8560277821296</text:p>
          </table:table-cell>
          <table:table-cell table:formula="of:=STDEV([.E1878];[.F18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e edward</text:p>
          </table:table-cell>
          <table:table-cell office:value-type="string" calcext:value-type="string">
            <text:p>lee edward 14821544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.9655172413793" calcext:value-type="float">
            <text:p>68.9655172413793</text:p>
          </table:table-cell>
          <table:table-cell office:value-type="float" office:value="17.9177669748505" calcext:value-type="float">
            <text:p>17.9177669748505</text:p>
          </table:table-cell>
          <table:table-cell table:formula="of:=STDEV([.D1879];[.E1879])" office:value-type="float" office:value="0" calcext:value-type="float">
            <text:p>0</text:p>
          </table:table-cell>
          <table:table-cell table:formula="of:=STDEV([.D1879];[.F1879])" office:value-type="float" office:value="21.9446932092377" calcext:value-type="float">
            <text:p>21.9446932092377</text:p>
          </table:table-cell>
          <table:table-cell table:formula="of:=STDEV([.E1879];[.F1879])" office:value-type="float" office:value="21.9446932092377" calcext:value-type="float">
            <text:p>21.9446932092377</text:p>
          </table:table-cell>
        </table:table-row>
        <table:table-row table:style-name="ro1">
          <table:table-cell office:value-type="string" calcext:value-type="string">
            <text:p>hugo herman si</text:p>
          </table:table-cell>
          <table:table-cell office:value-type="string" calcext:value-type="string">
            <text:p>hugo herman 15881629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64.7058823529412" calcext:value-type="float">
            <text:p>64.7058823529412</text:p>
          </table:table-cell>
          <table:table-cell office:value-type="float" office:value="17.945708202982" calcext:value-type="float">
            <text:p>17.945708202982</text:p>
          </table:table-cell>
          <table:table-cell table:formula="of:=STDEV([.D1880];[.E1880])" office:value-type="float" office:value="8.48528137423857" calcext:value-type="float">
            <text:p>8.48528137423857</text:p>
          </table:table-cell>
          <table:table-cell table:formula="of:=STDEV([.D1880];[.F1880])" office:value-type="float" office:value="24.9567099242311" calcext:value-type="float">
            <text:p>24.9567099242311</text:p>
          </table:table-cell>
          <table:table-cell table:formula="of:=STDEV([.E1880];[.F1880])" office:value-type="float" office:value="16.4714285499925" calcext:value-type="float">
            <text:p>16.4714285499925</text:p>
          </table:table-cell>
        </table:table-row>
        <table:table-row table:style-name="ro1">
          <table:table-cell office:value-type="string" calcext:value-type="string">
            <text:p>negri francesco ca14501510</text:p>
          </table:table-cell>
          <table:table-cell office:value-type="string" calcext:value-type="string">
            <text:p>negri francesco 1452approximately 1523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73.1707317073171" calcext:value-type="float">
            <text:p>73.1707317073171</text:p>
          </table:table-cell>
          <table:table-cell office:value-type="float" office:value="65.625" calcext:value-type="float">
            <text:p>65.625</text:p>
          </table:table-cell>
          <table:table-cell office:value-type="float" office:value="18.0664898320969" calcext:value-type="float">
            <text:p>18.0664898320969</text:p>
          </table:table-cell>
          <table:table-cell table:formula="of:=STDEV([.D1881];[.E1881])" office:value-type="float" office:value="18.9711575440293" calcext:value-type="float">
            <text:p>18.9711575440293</text:p>
          </table:table-cell>
          <table:table-cell table:formula="of:=STDEV([.D1881];[.F1881])" office:value-type="float" office:value="24.3067956032876" calcext:value-type="float">
            <text:p>24.3067956032876</text:p>
          </table:table-cell>
          <table:table-cell table:formula="of:=STDEV([.E1881];[.F1881])" office:value-type="float" office:value="5.33563805925825" calcext:value-type="float">
            <text:p>5.33563805925825</text:p>
          </table:table-cell>
        </table:table-row>
        <table:table-row table:style-name="ro1">
          <table:table-cell office:value-type="string" calcext:value-type="string">
            <text:p>eusevius pamphili bp of caesarea</text:p>
          </table:table-cell>
          <table:table-cell office:value-type="string" calcext:value-type="string">
            <text:p>eusebius of caesarea bishop of caesarea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74.5762711864407" calcext:value-type="float">
            <text:p>74.5762711864407</text:p>
          </table:table-cell>
          <table:table-cell office:value-type="float" office:value="64.7887323943662" calcext:value-type="float">
            <text:p>64.7887323943662</text:p>
          </table:table-cell>
          <table:table-cell office:value-type="float" office:value="18.1750528141705" calcext:value-type="float">
            <text:p>18.1750528141705</text:p>
          </table:table-cell>
          <table:table-cell table:formula="of:=STDEV([.D1882];[.E1882])" office:value-type="float" office:value="17.9772910471156" calcext:value-type="float">
            <text:p>17.9772910471156</text:p>
          </table:table-cell>
          <table:table-cell table:formula="of:=STDEV([.D1882];[.F1882])" office:value-type="float" office:value="24.8981260981179" calcext:value-type="float">
            <text:p>24.8981260981179</text:p>
          </table:table-cell>
          <table:table-cell table:formula="of:=STDEV([.E1882];[.F1882])" office:value-type="float" office:value="6.92083505100225" calcext:value-type="float">
            <text:p>6.92083505100225</text:p>
          </table:table-cell>
        </table:table-row>
        <table:table-row table:style-name="ro1">
          <table:table-cell office:value-type="string" calcext:value-type="string">
            <text:p>adamnan santo ca 628704</text:p>
          </table:table-cell>
          <table:table-cell office:value-type="string" calcext:value-type="string">
            <text:p>adamnan sain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18.3585684909537" calcext:value-type="float">
            <text:p>18.3585684909537</text:p>
          </table:table-cell>
          <table:table-cell table:formula="of:=STDEV([.D1883];[.E1883])" office:value-type="float" office:value="21.2132034355964" calcext:value-type="float">
            <text:p>21.2132034355964</text:p>
          </table:table-cell>
          <table:table-cell table:formula="of:=STDEV([.D1883];[.F1883])" office:value-type="float" office:value="23.5702260395516" calcext:value-type="float">
            <text:p>23.5702260395516</text:p>
          </table:table-cell>
          <table:table-cell table:formula="of:=STDEV([.E1883];[.F1883])" office:value-type="float" office:value="2.35702260395516" calcext:value-type="float">
            <text:p>2.35702260395516</text:p>
          </table:table-cell>
        </table:table-row>
        <table:table-row table:style-name="ro1">
          <table:table-cell office:value-type="string" calcext:value-type="string">
            <text:p>polentone sicco 14th15th cent</text:p>
          </table:table-cell>
          <table:table-cell office:value-type="string" calcext:value-type="string">
            <text:p>polentone sicc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.1818181818182" calcext:value-type="float">
            <text:p>68.1818181818182</text:p>
          </table:table-cell>
          <table:table-cell office:value-type="float" office:value="18.3702358378517" calcext:value-type="float">
            <text:p>18.3702358378517</text:p>
          </table:table-cell>
          <table:table-cell table:formula="of:=STDEV([.D1884];[.E1884])" office:value-type="float" office:value="0" calcext:value-type="float">
            <text:p>0</text:p>
          </table:table-cell>
          <table:table-cell table:formula="of:=STDEV([.D1884];[.F1884])" office:value-type="float" office:value="22.4988521286629" calcext:value-type="float">
            <text:p>22.4988521286629</text:p>
          </table:table-cell>
          <table:table-cell table:formula="of:=STDEV([.E1884];[.F1884])" office:value-type="float" office:value="22.4988521286629" calcext:value-type="float">
            <text:p>22.4988521286629</text:p>
          </table:table-cell>
        </table:table-row>
        <table:table-row table:style-name="ro1">
          <table:table-cell office:value-type="string" calcext:value-type="string">
            <text:p>statius p papinius</text:p>
          </table:table-cell>
          <table:table-cell office:value-type="string" calcext:value-type="string">
            <text:p>statius p papinius publius papiniu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7.9245283018868" calcext:value-type="float">
            <text:p>67.9245283018868</text:p>
          </table:table-cell>
          <table:table-cell office:value-type="float" office:value="18.5187822192899" calcext:value-type="float">
            <text:p>18.5187822192899</text:p>
          </table:table-cell>
          <table:table-cell table:formula="of:=STDEV([.D1885];[.E1885])" office:value-type="float" office:value="0" calcext:value-type="float">
            <text:p>0</text:p>
          </table:table-cell>
          <table:table-cell table:formula="of:=STDEV([.D1885];[.F1885])" office:value-type="float" office:value="22.680783547493" calcext:value-type="float">
            <text:p>22.680783547493</text:p>
          </table:table-cell>
          <table:table-cell table:formula="of:=STDEV([.E1885];[.F1885])" office:value-type="float" office:value="22.680783547493" calcext:value-type="float">
            <text:p>22.680783547493</text:p>
          </table:table-cell>
        </table:table-row>
        <table:table-row table:style-name="ro1">
          <table:table-cell office:value-type="string" calcext:value-type="string">
            <text:p>schottus franciscus 15481622</text:p>
          </table:table-cell>
          <table:table-cell office:value-type="string" calcext:value-type="string">
            <text:p>schottus andreas 15521629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7.9245283018868" calcext:value-type="float">
            <text:p>67.9245283018868</text:p>
          </table:table-cell>
          <table:table-cell office:value-type="float" office:value="18.5187822192899" calcext:value-type="float">
            <text:p>18.5187822192899</text:p>
          </table:table-cell>
          <table:table-cell table:formula="of:=STDEV([.D1886];[.E1886])" office:value-type="float" office:value="22.680783547493" calcext:value-type="float">
            <text:p>22.680783547493</text:p>
          </table:table-cell>
          <table:table-cell table:formula="of:=STDEV([.D1886];[.F1886])" office:value-type="float" office:value="22.680783547493" calcext:value-type="float">
            <text:p>22.680783547493</text:p>
          </table:table-cell>
          <table:table-cell table:formula="of:=STDEV([.E1886];[.F1886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ablo de merida diacono</text:p>
          </table:table-cell>
          <table:table-cell table:style-name="ce2" office:value-type="string" calcext:value-type="string">
            <text:p>paul of merida deacon of merida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81.8181818181818" calcext:value-type="float">
            <text:p>81.8181818181818</text:p>
          </table:table-cell>
          <table:table-cell office:value-type="float" office:value="62.962962962963" calcext:value-type="float">
            <text:p>62.962962962963</text:p>
          </table:table-cell>
          <table:table-cell office:value-type="float" office:value="18.5195387944631" calcext:value-type="float">
            <text:p>18.5195387944631</text:p>
          </table:table-cell>
          <table:table-cell table:formula="of:=STDEV([.D1887];[.E1887])" office:value-type="float" office:value="12.8564869306645" calcext:value-type="float">
            <text:p>12.8564869306645</text:p>
          </table:table-cell>
          <table:table-cell table:formula="of:=STDEV([.D1887];[.F1887])" office:value-type="float" office:value="26.1891400439462" calcext:value-type="float">
            <text:p>26.1891400439462</text:p>
          </table:table-cell>
          <table:table-cell table:formula="of:=STDEV([.E1887];[.F1887])" office:value-type="float" office:value="13.3326531132817" calcext:value-type="float">
            <text:p>13.3326531132817</text:p>
          </table:table-cell>
        </table:table-row>
        <table:table-row table:style-name="ro1">
          <table:table-cell office:value-type="string" calcext:value-type="string">
            <text:p>claudianus mamertus approximately 474</text:p>
          </table:table-cell>
          <table:table-cell office:value-type="string" calcext:value-type="string">
            <text:p>claudianus mamertu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7.8571428571429" calcext:value-type="float">
            <text:p>67.8571428571429</text:p>
          </table:table-cell>
          <table:table-cell office:value-type="float" office:value="18.5576872239523" calcext:value-type="float">
            <text:p>18.5576872239523</text:p>
          </table:table-cell>
          <table:table-cell table:formula="of:=STDEV([.D1888];[.E1888])" office:value-type="float" office:value="0" calcext:value-type="float">
            <text:p>0</text:p>
          </table:table-cell>
          <table:table-cell table:formula="of:=STDEV([.D1888];[.F1888])" office:value-type="float" office:value="22.7284322524247" calcext:value-type="float">
            <text:p>22.7284322524247</text:p>
          </table:table-cell>
          <table:table-cell table:formula="of:=STDEV([.E1888];[.F1888])" office:value-type="float" office:value="22.7284322524247" calcext:value-type="float">
            <text:p>22.7284322524247</text:p>
          </table:table-cell>
        </table:table-row>
        <table:table-row table:style-name="ro1">
          <table:table-cell office:value-type="string" calcext:value-type="string">
            <text:p>doring f w 17571837</text:p>
          </table:table-cell>
          <table:table-cell office:value-type="string" calcext:value-type="string">
            <text:p>doring f w friedrich wilhelm 17571837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7.8571428571429" calcext:value-type="float">
            <text:p>67.8571428571429</text:p>
          </table:table-cell>
          <table:table-cell office:value-type="float" office:value="18.5576872239523" calcext:value-type="float">
            <text:p>18.5576872239523</text:p>
          </table:table-cell>
          <table:table-cell table:formula="of:=STDEV([.D1889];[.E1889])" office:value-type="float" office:value="0" calcext:value-type="float">
            <text:p>0</text:p>
          </table:table-cell>
          <table:table-cell table:formula="of:=STDEV([.D1889];[.F1889])" office:value-type="float" office:value="22.7284322524247" calcext:value-type="float">
            <text:p>22.7284322524247</text:p>
          </table:table-cell>
          <table:table-cell table:formula="of:=STDEV([.E1889];[.F1889])" office:value-type="float" office:value="22.7284322524247" calcext:value-type="float">
            <text:p>22.7284322524247</text:p>
          </table:table-cell>
        </table:table-row>
        <table:table-row table:style-name="ro1">
          <table:table-cell office:value-type="string" calcext:value-type="string">
            <text:p>spagnoli giovanni battista 14481516</text:p>
          </table:table-cell>
          <table:table-cell office:value-type="string" calcext:value-type="string">
            <text:p>baptista mantuanus 14481516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7.741935483871" calcext:value-type="float">
            <text:p>67.741935483871</text:p>
          </table:table-cell>
          <table:table-cell office:value-type="float" office:value="18.6242022319234" calcext:value-type="float">
            <text:p>18.6242022319234</text:p>
          </table:table-cell>
          <table:table-cell table:formula="of:=STDEV([.D1890];[.E1890])" office:value-type="float" office:value="22.809896167308" calcext:value-type="float">
            <text:p>22.809896167308</text:p>
          </table:table-cell>
          <table:table-cell table:formula="of:=STDEV([.D1890];[.F1890])" office:value-type="float" office:value="22.809896167308" calcext:value-type="float">
            <text:p>22.809896167308</text:p>
          </table:table-cell>
          <table:table-cell table:formula="of:=STDEV([.E1890];[.F18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rbert of bosham fl 11621186</text:p>
          </table:table-cell>
          <table:table-cell office:value-type="string" calcext:value-type="string">
            <text:p>herbert of bosham active 12th century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73.9130434782609" calcext:value-type="float">
            <text:p>73.9130434782609</text:p>
          </table:table-cell>
          <table:table-cell office:value-type="float" office:value="63.6363636363636" calcext:value-type="float">
            <text:p>63.6363636363636</text:p>
          </table:table-cell>
          <table:table-cell office:value-type="float" office:value="18.7459039913912" calcext:value-type="float">
            <text:p>18.7459039913912</text:p>
          </table:table-cell>
          <table:table-cell table:formula="of:=STDEV([.D1891];[.E1891])" office:value-type="float" office:value="18.4462638570404" calcext:value-type="float">
            <text:p>18.4462638570404</text:p>
          </table:table-cell>
          <table:table-cell table:formula="of:=STDEV([.D1891];[.F1891])" office:value-type="float" office:value="25.712973861329" calcext:value-type="float">
            <text:p>25.712973861329</text:p>
          </table:table-cell>
          <table:table-cell table:formula="of:=STDEV([.E1891];[.F1891])" office:value-type="float" office:value="7.26671000428864" calcext:value-type="float">
            <text:p>7.26671000428864</text:p>
          </table:table-cell>
        </table:table-row>
        <table:table-row table:style-name="ro1">
          <table:table-cell office:value-type="string" calcext:value-type="string">
            <text:p>negri francesco ca 14501510</text:p>
          </table:table-cell>
          <table:table-cell office:value-type="string" calcext:value-type="string">
            <text:p>negri francesco 1452approximately 1523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64.6153846153846" calcext:value-type="float">
            <text:p>64.6153846153846</text:p>
          </table:table-cell>
          <table:table-cell office:value-type="float" office:value="18.7741713136283" calcext:value-type="float">
            <text:p>18.7741713136283</text:p>
          </table:table-cell>
          <table:table-cell table:formula="of:=STDEV([.D1892];[.E1892])" office:value-type="float" office:value="20.2030508910442" calcext:value-type="float">
            <text:p>20.2030508910442</text:p>
          </table:table-cell>
          <table:table-cell table:formula="of:=STDEV([.D1892];[.F1892])" office:value-type="float" office:value="25.0207014881394" calcext:value-type="float">
            <text:p>25.0207014881394</text:p>
          </table:table-cell>
          <table:table-cell table:formula="of:=STDEV([.E1892];[.F1892])" office:value-type="float" office:value="4.81765059709516" calcext:value-type="float">
            <text:p>4.81765059709516</text:p>
          </table:table-cell>
        </table:table-row>
        <table:table-row table:style-name="ro1">
          <table:table-cell office:value-type="string" calcext:value-type="string">
            <text:p>ambrosio santo obispo de milan 340397</text:p>
          </table:table-cell>
          <table:table-cell office:value-type="string" calcext:value-type="string">
            <text:p>ambrose saint bishop of milan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72.7272727272727" calcext:value-type="float">
            <text:p>72.7272727272727</text:p>
          </table:table-cell>
          <table:table-cell office:value-type="float" office:value="63.6363636363636" calcext:value-type="float">
            <text:p>63.6363636363636</text:p>
          </table:table-cell>
          <table:table-cell office:value-type="float" office:value="18.924236358783" calcext:value-type="float">
            <text:p>18.924236358783</text:p>
          </table:table-cell>
          <table:table-cell table:formula="of:=STDEV([.D1893];[.E1893])" office:value-type="float" office:value="19.2847303959968" calcext:value-type="float">
            <text:p>19.2847303959968</text:p>
          </table:table-cell>
          <table:table-cell table:formula="of:=STDEV([.D1893];[.F1893])" office:value-type="float" office:value="25.712973861329" calcext:value-type="float">
            <text:p>25.712973861329</text:p>
          </table:table-cell>
          <table:table-cell table:formula="of:=STDEV([.E1893];[.F1893])" office:value-type="float" office:value="6.42824346533225" calcext:value-type="float">
            <text:p>6.42824346533225</text:p>
          </table:table-cell>
        </table:table-row>
        <table:table-row table:style-name="ro1">
          <table:table-cell office:value-type="string" calcext:value-type="string">
            <text:p>jahn johann 17501816</text:p>
          </table:table-cell>
          <table:table-cell office:value-type="string" calcext:value-type="string">
            <text:p>jahn johann christian 17971847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70.9677419354839" calcext:value-type="float">
            <text:p>70.9677419354839</text:p>
          </table:table-cell>
          <table:table-cell office:value-type="float" office:value="64" calcext:value-type="float">
            <text:p>64</text:p>
          </table:table-cell>
          <table:table-cell office:value-type="float" office:value="19.0937225111822" calcext:value-type="float">
            <text:p>19.0937225111822</text:p>
          </table:table-cell>
          <table:table-cell table:formula="of:=STDEV([.D1894];[.E1894])" office:value-type="float" office:value="20.5289065505772" calcext:value-type="float">
            <text:p>20.5289065505772</text:p>
          </table:table-cell>
          <table:table-cell table:formula="of:=STDEV([.D1894];[.F1894])" office:value-type="float" office:value="25.4558441227157" calcext:value-type="float">
            <text:p>25.4558441227157</text:p>
          </table:table-cell>
          <table:table-cell table:formula="of:=STDEV([.E1894];[.F1894])" office:value-type="float" office:value="4.92693757213853" calcext:value-type="float">
            <text:p>4.92693757213853</text:p>
          </table:table-cell>
        </table:table-row>
        <table:table-row table:style-name="ro1">
          <table:table-cell office:value-type="string" calcext:value-type="string">
            <text:p>hugues de saintvictor</text:p>
          </table:table-cell>
          <table:table-cell office:value-type="string" calcext:value-type="string">
            <text:p>hugh of saintvictor 10961141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68.75" calcext:value-type="float">
            <text:p>68.75</text:p>
          </table:table-cell>
          <table:table-cell office:value-type="float" office:value="65.3061224489796" calcext:value-type="float">
            <text:p>65.3061224489796</text:p>
          </table:table-cell>
          <table:table-cell office:value-type="float" office:value="19.1140782850042" calcext:value-type="float">
            <text:p>19.1140782850042</text:p>
          </table:table-cell>
          <table:table-cell table:formula="of:=STDEV([.D1895];[.E1895])" office:value-type="float" office:value="22.0970869120796" calcext:value-type="float">
            <text:p>22.0970869120796</text:p>
          </table:table-cell>
          <table:table-cell table:formula="of:=STDEV([.D1895];[.F1895])" office:value-type="float" office:value="24.5322760819823" calcext:value-type="float">
            <text:p>24.5322760819823</text:p>
          </table:table-cell>
          <table:table-cell table:formula="of:=STDEV([.E1895];[.F1895])" office:value-type="float" office:value="2.43518916990265" calcext:value-type="float">
            <text:p>2.43518916990265</text:p>
          </table:table-cell>
        </table:table-row>
        <table:table-row table:style-name="ro1">
          <table:table-cell office:value-type="string" calcext:value-type="string">
            <text:p>lucan 3965</text:p>
          </table:table-cell>
          <table:table-cell office:value-type="string" calcext:value-type="string">
            <text:p>lucan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19.2450089729875" calcext:value-type="float">
            <text:p>19.2450089729875</text:p>
          </table:table-cell>
          <table:table-cell table:formula="of:=STDEV([.D1896];[.E1896])" office:value-type="float" office:value="0" calcext:value-type="float">
            <text:p>0</text:p>
          </table:table-cell>
          <table:table-cell table:formula="of:=STDEV([.D1896];[.F1896])" office:value-type="float" office:value="23.5702260395516" calcext:value-type="float">
            <text:p>23.5702260395516</text:p>
          </table:table-cell>
          <table:table-cell table:formula="of:=STDEV([.E1896];[.F1896])" office:value-type="float" office:value="23.5702260395516" calcext:value-type="float">
            <text:p>23.5702260395516</text:p>
          </table:table-cell>
        </table:table-row>
        <table:table-row table:style-name="ro1">
          <table:table-cell office:value-type="string" calcext:value-type="string">
            <text:p>patrizi francesco saverio 17971881</text:p>
          </table:table-cell>
          <table:table-cell office:value-type="string" calcext:value-type="string">
            <text:p>patrizi francesc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19.2450089729875" calcext:value-type="float">
            <text:p>19.2450089729875</text:p>
          </table:table-cell>
          <table:table-cell table:formula="of:=STDEV([.D1897];[.E1897])" office:value-type="float" office:value="0" calcext:value-type="float">
            <text:p>0</text:p>
          </table:table-cell>
          <table:table-cell table:formula="of:=STDEV([.D1897];[.F1897])" office:value-type="float" office:value="23.5702260395516" calcext:value-type="float">
            <text:p>23.5702260395516</text:p>
          </table:table-cell>
          <table:table-cell table:formula="of:=STDEV([.E1897];[.F1897])" office:value-type="float" office:value="23.5702260395516" calcext:value-type="float">
            <text:p>23.5702260395516</text:p>
          </table:table-cell>
        </table:table-row>
        <table:table-row table:style-name="ro1">
          <table:table-cell office:value-type="string" calcext:value-type="string">
            <text:p>rabe hugo</text:p>
          </table:table-cell>
          <table:table-cell office:value-type="string" calcext:value-type="string">
            <text:p>rabe hugo 18671932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19.2450089729875" calcext:value-type="float">
            <text:p>19.2450089729875</text:p>
          </table:table-cell>
          <table:table-cell table:formula="of:=STDEV([.D1898];[.E1898])" office:value-type="float" office:value="0" calcext:value-type="float">
            <text:p>0</text:p>
          </table:table-cell>
          <table:table-cell table:formula="of:=STDEV([.D1898];[.F1898])" office:value-type="float" office:value="23.5702260395516" calcext:value-type="float">
            <text:p>23.5702260395516</text:p>
          </table:table-cell>
          <table:table-cell table:formula="of:=STDEV([.E1898];[.F1898])" office:value-type="float" office:value="23.5702260395516" calcext:value-type="float">
            <text:p>23.5702260395516</text:p>
          </table:table-cell>
        </table:table-row>
        <table:table-row table:style-name="ro1">
          <table:table-cell office:value-type="string" calcext:value-type="string">
            <text:p>wolf f a 17591824</text:p>
          </table:table-cell>
          <table:table-cell office:value-type="string" calcext:value-type="string">
            <text:p>wolf f a friedrich august 17591824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19.2450089729875" calcext:value-type="float">
            <text:p>19.2450089729875</text:p>
          </table:table-cell>
          <table:table-cell table:formula="of:=STDEV([.D1899];[.E1899])" office:value-type="float" office:value="0" calcext:value-type="float">
            <text:p>0</text:p>
          </table:table-cell>
          <table:table-cell table:formula="of:=STDEV([.D1899];[.F1899])" office:value-type="float" office:value="23.5702260395516" calcext:value-type="float">
            <text:p>23.5702260395516</text:p>
          </table:table-cell>
          <table:table-cell table:formula="of:=STDEV([.E1899];[.F1899])" office:value-type="float" office:value="23.5702260395516" calcext:value-type="float">
            <text:p>23.5702260395516</text:p>
          </table:table-cell>
        </table:table-row>
        <table:table-row table:style-name="ro1">
          <table:table-cell office:value-type="string" calcext:value-type="string">
            <text:p>owen john 16161683</text:p>
          </table:table-cell>
          <table:table-cell office:value-type="string" calcext:value-type="string">
            <text:p>owen john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19.2450089729875" calcext:value-type="float">
            <text:p>19.2450089729875</text:p>
          </table:table-cell>
          <table:table-cell table:formula="of:=STDEV([.D1900];[.E1900])" office:value-type="float" office:value="0" calcext:value-type="float">
            <text:p>0</text:p>
          </table:table-cell>
          <table:table-cell table:formula="of:=STDEV([.D1900];[.F1900])" office:value-type="float" office:value="23.5702260395516" calcext:value-type="float">
            <text:p>23.5702260395516</text:p>
          </table:table-cell>
          <table:table-cell table:formula="of:=STDEV([.E1900];[.F1900])" office:value-type="float" office:value="23.5702260395516" calcext:value-type="float">
            <text:p>23.5702260395516</text:p>
          </table:table-cell>
        </table:table-row>
        <table:table-row table:style-name="ro1">
          <table:table-cell office:value-type="string" calcext:value-type="string">
            <text:p>gesner konrad 15161565</text:p>
          </table:table-cell>
          <table:table-cell office:value-type="string" calcext:value-type="string">
            <text:p>gessner conrad 15161565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19.2450089729875" calcext:value-type="float">
            <text:p>19.2450089729875</text:p>
          </table:table-cell>
          <table:table-cell table:formula="of:=STDEV([.D1901];[.E1901])" office:value-type="float" office:value="23.5702260395516" calcext:value-type="float">
            <text:p>23.5702260395516</text:p>
          </table:table-cell>
          <table:table-cell table:formula="of:=STDEV([.D1901];[.F1901])" office:value-type="float" office:value="23.5702260395516" calcext:value-type="float">
            <text:p>23.5702260395516</text:p>
          </table:table-cell>
          <table:table-cell table:formula="of:=STDEV([.E1901];[.F19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ntanus jacobus si</text:p>
          </table:table-cell>
          <table:table-cell office:value-type="string" calcext:value-type="string">
            <text:p>pontanus jacob 15421626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19.2450089729875" calcext:value-type="float">
            <text:p>19.2450089729875</text:p>
          </table:table-cell>
          <table:table-cell table:formula="of:=STDEV([.D1902];[.E1902])" office:value-type="float" office:value="23.5702260395516" calcext:value-type="float">
            <text:p>23.5702260395516</text:p>
          </table:table-cell>
          <table:table-cell table:formula="of:=STDEV([.D1902];[.F1902])" office:value-type="float" office:value="23.5702260395516" calcext:value-type="float">
            <text:p>23.5702260395516</text:p>
          </table:table-cell>
          <table:table-cell table:formula="of:=STDEV([.E1902];[.F19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nsenius cornelius obispo de gante</text:p>
          </table:table-cell>
          <table:table-cell office:value-type="string" calcext:value-type="string">
            <text:p>jansenius cornelius 15851638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80.8510638297872" calcext:value-type="float">
            <text:p>80.8510638297872</text:p>
          </table:table-cell>
          <table:table-cell office:value-type="float" office:value="60.3174603174603" calcext:value-type="float">
            <text:p>60.3174603174603</text:p>
          </table:table-cell>
          <table:table-cell office:value-type="float" office:value="19.845295770487" calcext:value-type="float">
            <text:p>19.845295770487</text:p>
          </table:table-cell>
          <table:table-cell table:formula="of:=STDEV([.D1903];[.E1903])" office:value-type="float" office:value="13.5403426184658" calcext:value-type="float">
            <text:p>13.5403426184658</text:p>
          </table:table-cell>
          <table:table-cell table:formula="of:=STDEV([.D1903];[.F1903])" office:value-type="float" office:value="28.0597929042281" calcext:value-type="float">
            <text:p>28.0597929042281</text:p>
          </table:table-cell>
          <table:table-cell table:formula="of:=STDEV([.E1903];[.F1903])" office:value-type="float" office:value="14.5194502857623" calcext:value-type="float">
            <text:p>14.5194502857623</text:p>
          </table:table-cell>
        </table:table-row>
        <table:table-row table:style-name="ro1">
          <table:table-cell office:value-type="string" calcext:value-type="string">
            <text:p>castellesi adriano</text:p>
          </table:table-cell>
          <table:table-cell office:value-type="string" calcext:value-type="string">
            <text:p>castellesi adriano approximately 1461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.4545454545455" calcext:value-type="float">
            <text:p>65.4545454545455</text:p>
          </table:table-cell>
          <table:table-cell office:value-type="float" office:value="19.9448274810962" calcext:value-type="float">
            <text:p>19.9448274810962</text:p>
          </table:table-cell>
          <table:table-cell table:formula="of:=STDEV([.D1904];[.E1904])" office:value-type="float" office:value="0" calcext:value-type="float">
            <text:p>0</text:p>
          </table:table-cell>
          <table:table-cell table:formula="of:=STDEV([.D1904];[.F1904])" office:value-type="float" office:value="24.4273251682626" calcext:value-type="float">
            <text:p>24.4273251682626</text:p>
          </table:table-cell>
          <table:table-cell table:formula="of:=STDEV([.E1904];[.F1904])" office:value-type="float" office:value="24.4273251682626" calcext:value-type="float">
            <text:p>24.4273251682626</text:p>
          </table:table-cell>
        </table:table-row>
        <table:table-row table:style-name="ro1">
          <table:table-cell office:value-type="string" calcext:value-type="string">
            <text:p>valerius maximus from old catalog</text:p>
          </table:table-cell>
          <table:table-cell office:value-type="string" calcext:value-type="string">
            <text:p>valerius maximu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.3061224489796" calcext:value-type="float">
            <text:p>65.3061224489796</text:p>
          </table:table-cell>
          <table:table-cell office:value-type="float" office:value="20.0305195433135" calcext:value-type="float">
            <text:p>20.0305195433135</text:p>
          </table:table-cell>
          <table:table-cell table:formula="of:=STDEV([.D1905];[.E1905])" office:value-type="float" office:value="0" calcext:value-type="float">
            <text:p>0</text:p>
          </table:table-cell>
          <table:table-cell table:formula="of:=STDEV([.D1905];[.F1905])" office:value-type="float" office:value="24.5322760819823" calcext:value-type="float">
            <text:p>24.5322760819823</text:p>
          </table:table-cell>
          <table:table-cell table:formula="of:=STDEV([.E1905];[.F1905])" office:value-type="float" office:value="24.5322760819823" calcext:value-type="float">
            <text:p>24.5322760819823</text:p>
          </table:table-cell>
        </table:table-row>
        <table:table-row table:style-name="ro1">
          <table:table-cell office:value-type="string" calcext:value-type="string">
            <text:p>bonizo bp of sutri ca1045ca1096</text:p>
          </table:table-cell>
          <table:table-cell office:value-type="string" calcext:value-type="string">
            <text:p>bonizo of sutri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.2173913043478" calcext:value-type="float">
            <text:p>65.2173913043478</text:p>
          </table:table-cell>
          <table:table-cell office:value-type="float" office:value="20.0817484935522" calcext:value-type="float">
            <text:p>20.0817484935522</text:p>
          </table:table-cell>
          <table:table-cell table:formula="of:=STDEV([.D1906];[.E1906])" office:value-type="float" office:value="0" calcext:value-type="float">
            <text:p>0</text:p>
          </table:table-cell>
          <table:table-cell table:formula="of:=STDEV([.D1906];[.F1906])" office:value-type="float" office:value="24.5950184760538" calcext:value-type="float">
            <text:p>24.5950184760538</text:p>
          </table:table-cell>
          <table:table-cell table:formula="of:=STDEV([.E1906];[.F1906])" office:value-type="float" office:value="24.5950184760538" calcext:value-type="float">
            <text:p>24.5950184760538</text:p>
          </table:table-cell>
        </table:table-row>
        <table:table-row table:style-name="ro1">
          <table:table-cell office:value-type="string" calcext:value-type="string">
            <text:p>muller karl wilhelm 18011874</text:p>
          </table:table-cell>
          <table:table-cell office:value-type="string" calcext:value-type="string">
            <text:p>muller c f w carl friedrich wilhelm 18301903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63.8888888888889" calcext:value-type="float">
            <text:p>63.8888888888889</text:p>
          </table:table-cell>
          <table:table-cell office:value-type="float" office:value="20.0949392724173" calcext:value-type="float">
            <text:p>20.0949392724173</text:p>
          </table:table-cell>
          <table:table-cell table:formula="of:=STDEV([.D1907];[.E1907])" office:value-type="float" office:value="23.5702260395516" calcext:value-type="float">
            <text:p>23.5702260395516</text:p>
          </table:table-cell>
          <table:table-cell table:formula="of:=STDEV([.D1907];[.F1907])" office:value-type="float" office:value="25.5344115428476" calcext:value-type="float">
            <text:p>25.5344115428476</text:p>
          </table:table-cell>
          <table:table-cell table:formula="of:=STDEV([.E1907];[.F1907])" office:value-type="float" office:value="1.96418550329596" calcext:value-type="float">
            <text:p>1.96418550329596</text:p>
          </table:table-cell>
        </table:table-row>
        <table:table-row table:style-name="ro1">
          <table:table-cell office:value-type="string" calcext:value-type="string">
            <text:p>cassian john ca 360ca 435</text:p>
          </table:table-cell>
          <table:table-cell office:value-type="string" calcext:value-type="string">
            <text:p>cassian john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4.8648648648649" calcext:value-type="float">
            <text:p>64.8648648648649</text:p>
          </table:table-cell>
          <table:table-cell office:value-type="float" office:value="20.2852797282841" calcext:value-type="float">
            <text:p>20.2852797282841</text:p>
          </table:table-cell>
          <table:table-cell table:formula="of:=STDEV([.D1908];[.E1908])" office:value-type="float" office:value="0" calcext:value-type="float">
            <text:p>0</text:p>
          </table:table-cell>
          <table:table-cell table:formula="of:=STDEV([.D1908];[.F1908])" office:value-type="float" office:value="24.8442923119598" calcext:value-type="float">
            <text:p>24.8442923119598</text:p>
          </table:table-cell>
          <table:table-cell table:formula="of:=STDEV([.E1908];[.F1908])" office:value-type="float" office:value="24.8442923119598" calcext:value-type="float">
            <text:p>24.8442923119598</text:p>
          </table:table-cell>
        </table:table-row>
        <table:table-row table:style-name="ro1">
          <table:table-cell office:value-type="string" calcext:value-type="string">
            <text:p>newton isaac sir 16421727</text:p>
          </table:table-cell>
          <table:table-cell office:value-type="string" calcext:value-type="string">
            <text:p>newton isaac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4.8648648648649" calcext:value-type="float">
            <text:p>64.8648648648649</text:p>
          </table:table-cell>
          <table:table-cell office:value-type="float" office:value="20.2852797282841" calcext:value-type="float">
            <text:p>20.2852797282841</text:p>
          </table:table-cell>
          <table:table-cell table:formula="of:=STDEV([.D1909];[.E1909])" office:value-type="float" office:value="0" calcext:value-type="float">
            <text:p>0</text:p>
          </table:table-cell>
          <table:table-cell table:formula="of:=STDEV([.D1909];[.F1909])" office:value-type="float" office:value="24.8442923119598" calcext:value-type="float">
            <text:p>24.8442923119598</text:p>
          </table:table-cell>
          <table:table-cell table:formula="of:=STDEV([.E1909];[.F1909])" office:value-type="float" office:value="24.8442923119598" calcext:value-type="float">
            <text:p>24.8442923119598</text:p>
          </table:table-cell>
        </table:table-row>
        <table:table-row table:style-name="ro1">
          <table:table-cell office:value-type="string" calcext:value-type="string">
            <text:p>casaubon i</text:p>
          </table:table-cell>
          <table:table-cell office:value-type="string" calcext:value-type="string">
            <text:p>casaubon isaac 15591614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88.8888888888889" calcext:value-type="float">
            <text:p>88.8888888888889</text:p>
          </table:table-cell>
          <table:table-cell office:value-type="float" office:value="60.6060606060606" calcext:value-type="float">
            <text:p>60.6060606060606</text:p>
          </table:table-cell>
          <table:table-cell office:value-type="float" office:value="20.3111530395363" calcext:value-type="float">
            <text:p>20.3111530395363</text:p>
          </table:table-cell>
          <table:table-cell table:formula="of:=STDEV([.D1910];[.E1910])" office:value-type="float" office:value="7.85674201318386" calcext:value-type="float">
            <text:p>7.85674201318386</text:p>
          </table:table-cell>
          <table:table-cell table:formula="of:=STDEV([.D1910];[.F1910])" office:value-type="float" office:value="27.8557216831064" calcext:value-type="float">
            <text:p>27.8557216831064</text:p>
          </table:table-cell>
          <table:table-cell table:formula="of:=STDEV([.E1910];[.F1910])" office:value-type="float" office:value="19.9989796699226" calcext:value-type="float">
            <text:p>19.9989796699226</text:p>
          </table:table-cell>
        </table:table-row>
        <table:table-row table:style-name="ro1">
          <table:table-cell office:value-type="string" calcext:value-type="string">
            <text:p>lucas de tuy m 1249</text:p>
          </table:table-cell>
          <table:table-cell office:value-type="string" calcext:value-type="string">
            <text:p>lucas bishop of tuy approximately 1249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84.8484848484848" calcext:value-type="float">
            <text:p>84.8484848484848</text:p>
          </table:table-cell>
          <table:table-cell office:value-type="float" office:value="59.6491228070176" calcext:value-type="float">
            <text:p>59.6491228070176</text:p>
          </table:table-cell>
          <table:table-cell office:value-type="float" office:value="20.3828749563888" calcext:value-type="float">
            <text:p>20.3828749563888</text:p>
          </table:table-cell>
          <table:table-cell table:formula="of:=STDEV([.D1911];[.E1911])" office:value-type="float" office:value="10.7137391088871" calcext:value-type="float">
            <text:p>10.7137391088871</text:p>
          </table:table-cell>
          <table:table-cell table:formula="of:=STDEV([.D1911];[.F1911])" office:value-type="float" office:value="28.5323788899835" calcext:value-type="float">
            <text:p>28.5323788899835</text:p>
          </table:table-cell>
          <table:table-cell table:formula="of:=STDEV([.E1911];[.F1911])" office:value-type="float" office:value="17.8186397810964" calcext:value-type="float">
            <text:p>17.8186397810964</text:p>
          </table:table-cell>
        </table:table-row>
        <table:table-row table:style-name="ro1">
          <table:table-cell office:value-type="string" calcext:value-type="string">
            <text:p>suetonius ca 69ca 122</text:p>
          </table:table-cell>
          <table:table-cell office:value-type="string" calcext:value-type="string">
            <text:p>suetonius approximately 69approximately 122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76.4705882352941" calcext:value-type="float">
            <text:p>76.4705882352941</text:p>
          </table:table-cell>
          <table:table-cell office:value-type="float" office:value="59.375" calcext:value-type="float">
            <text:p>59.375</text:p>
          </table:table-cell>
          <table:table-cell office:value-type="float" office:value="20.3972342083586" calcext:value-type="float">
            <text:p>20.3972342083586</text:p>
          </table:table-cell>
          <table:table-cell table:formula="of:=STDEV([.D1912];[.E1912])" office:value-type="float" office:value="16.6378066161541" calcext:value-type="float">
            <text:p>16.6378066161541</text:p>
          </table:table-cell>
          <table:table-cell table:formula="of:=STDEV([.D1912];[.F1912])" office:value-type="float" office:value="28.7262129857035" calcext:value-type="float">
            <text:p>28.7262129857035</text:p>
          </table:table-cell>
          <table:table-cell table:formula="of:=STDEV([.E1912];[.F1912])" office:value-type="float" office:value="12.0884063695494" calcext:value-type="float">
            <text:p>12.0884063695494</text:p>
          </table:table-cell>
        </table:table-row>
        <table:table-row table:style-name="ro1">
          <table:table-cell office:value-type="string" calcext:value-type="string">
            <text:p>william of malmesbury approximately 10901143</text:p>
          </table:table-cell>
          <table:table-cell office:value-type="string" calcext:value-type="string">
            <text:p>william of malmesbury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4.6153846153846" calcext:value-type="float">
            <text:p>64.6153846153846</text:p>
          </table:table-cell>
          <table:table-cell office:value-type="float" office:value="20.4293172174791" calcext:value-type="float">
            <text:p>20.4293172174791</text:p>
          </table:table-cell>
          <table:table-cell table:formula="of:=STDEV([.D1913];[.E1913])" office:value-type="float" office:value="0" calcext:value-type="float">
            <text:p>0</text:p>
          </table:table-cell>
          <table:table-cell table:formula="of:=STDEV([.D1913];[.F1913])" office:value-type="float" office:value="25.0207014881394" calcext:value-type="float">
            <text:p>25.0207014881394</text:p>
          </table:table-cell>
          <table:table-cell table:formula="of:=STDEV([.E1913];[.F1913])" office:value-type="float" office:value="25.0207014881394" calcext:value-type="float">
            <text:p>25.0207014881394</text:p>
          </table:table-cell>
        </table:table-row>
        <table:table-row table:style-name="ro1">
          <table:table-cell office:value-type="string" calcext:value-type="string">
            <text:p>ceva tomas</text:p>
          </table:table-cell>
          <table:table-cell office:value-type="string" calcext:value-type="string">
            <text:p>ceva tommaso 16481737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4.5161290322581" calcext:value-type="float">
            <text:p>64.5161290322581</text:p>
          </table:table-cell>
          <table:table-cell office:value-type="float" office:value="20.4866224551158" calcext:value-type="float">
            <text:p>20.4866224551158</text:p>
          </table:table-cell>
          <table:table-cell table:formula="of:=STDEV([.D1914];[.E1914])" office:value-type="float" office:value="25.0908857840388" calcext:value-type="float">
            <text:p>25.0908857840388</text:p>
          </table:table-cell>
          <table:table-cell table:formula="of:=STDEV([.D1914];[.F1914])" office:value-type="float" office:value="25.0908857840388" calcext:value-type="float">
            <text:p>25.0908857840388</text:p>
          </table:table-cell>
          <table:table-cell table:formula="of:=STDEV([.E1914];[.F19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maker henricus arentius</text:p>
          </table:table-cell>
          <table:table-cell office:value-type="string" calcext:value-type="string">
            <text:p>hamaker h a hendrik arent 17891835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64.4067796610169" calcext:value-type="float">
            <text:p>64.4067796610169</text:p>
          </table:table-cell>
          <table:table-cell office:value-type="float" office:value="64.406779661017" calcext:value-type="float">
            <text:p>64.406779661017</text:p>
          </table:table-cell>
          <table:table-cell office:value-type="float" office:value="20.5497553440375" calcext:value-type="float">
            <text:p>20.5497553440375</text:p>
          </table:table-cell>
          <table:table-cell table:formula="of:=STDEV([.D1915];[.E1915])" office:value-type="float" office:value="25.1682074659619" calcext:value-type="float">
            <text:p>25.1682074659619</text:p>
          </table:table-cell>
          <table:table-cell table:formula="of:=STDEV([.D1915];[.F1915])" office:value-type="float" office:value="25.1682074659619" calcext:value-type="float">
            <text:p>25.1682074659619</text:p>
          </table:table-cell>
          <table:table-cell table:formula="of:=STDEV([.E1915];[.F19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gorio de tours santo 538594</text:p>
          </table:table-cell>
          <table:table-cell office:value-type="string" calcext:value-type="string">
            <text:p>gregory bishop of tours sain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64.4067796610169" calcext:value-type="float">
            <text:p>64.4067796610169</text:p>
          </table:table-cell>
          <table:table-cell office:value-type="float" office:value="64.406779661017" calcext:value-type="float">
            <text:p>64.406779661017</text:p>
          </table:table-cell>
          <table:table-cell office:value-type="float" office:value="20.5497553440375" calcext:value-type="float">
            <text:p>20.5497553440375</text:p>
          </table:table-cell>
          <table:table-cell table:formula="of:=STDEV([.D1916];[.E1916])" office:value-type="float" office:value="25.1682074659619" calcext:value-type="float">
            <text:p>25.1682074659619</text:p>
          </table:table-cell>
          <table:table-cell table:formula="of:=STDEV([.D1916];[.F1916])" office:value-type="float" office:value="25.1682074659619" calcext:value-type="float">
            <text:p>25.1682074659619</text:p>
          </table:table-cell>
          <table:table-cell table:formula="of:=STDEV([.E1916];[.F19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buccini girolamo</text:p>
          </table:table-cell>
          <table:table-cell office:value-type="string" calcext:value-type="string">
            <text:p>gabuccini girolamo active 16th century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4.2857142857143" calcext:value-type="float">
            <text:p>64.2857142857143</text:p>
          </table:table-cell>
          <table:table-cell office:value-type="float" office:value="20.6196524710581" calcext:value-type="float">
            <text:p>20.6196524710581</text:p>
          </table:table-cell>
          <table:table-cell table:formula="of:=STDEV([.D1917];[.E1917])" office:value-type="float" office:value="0" calcext:value-type="float">
            <text:p>0</text:p>
          </table:table-cell>
          <table:table-cell table:formula="of:=STDEV([.D1917];[.F1917])" office:value-type="float" office:value="25.2538136138053" calcext:value-type="float">
            <text:p>25.2538136138053</text:p>
          </table:table-cell>
          <table:table-cell table:formula="of:=STDEV([.E1917];[.F1917])" office:value-type="float" office:value="25.2538136138053" calcext:value-type="float">
            <text:p>25.2538136138053</text:p>
          </table:table-cell>
        </table:table-row>
        <table:table-row table:style-name="ro1">
          <table:table-cell office:value-type="string" calcext:value-type="string">
            <text:p>curtze maximilian 18371903</text:p>
          </table:table-cell>
          <table:table-cell office:value-type="string" calcext:value-type="string">
            <text:p>curtze e l w m ernst ludwig wilhelm maximilian 18371903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4.1975308641975" calcext:value-type="float">
            <text:p>64.1975308641975</text:p>
          </table:table-cell>
          <table:table-cell office:value-type="float" office:value="20.6705651932088" calcext:value-type="float">
            <text:p>20.6705651932088</text:p>
          </table:table-cell>
          <table:table-cell table:formula="of:=STDEV([.D1918];[.E1918])" office:value-type="float" office:value="0" calcext:value-type="float">
            <text:p>0</text:p>
          </table:table-cell>
          <table:table-cell table:formula="of:=STDEV([.D1918];[.F1918])" office:value-type="float" office:value="25.316168709148" calcext:value-type="float">
            <text:p>25.316168709148</text:p>
          </table:table-cell>
          <table:table-cell table:formula="of:=STDEV([.E1918];[.F1918])" office:value-type="float" office:value="25.316168709148" calcext:value-type="float">
            <text:p>25.316168709148</text:p>
          </table:table-cell>
        </table:table-row>
        <table:table-row table:style-name="ro1">
          <table:table-cell office:value-type="string" calcext:value-type="string">
            <text:p>sallust 8634 bc</text:p>
          </table:table-cell>
          <table:table-cell office:value-type="string" calcext:value-type="string">
            <text:p>sallust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3.6363636363636" calcext:value-type="float">
            <text:p>63.6363636363636</text:p>
          </table:table-cell>
          <table:table-cell office:value-type="float" office:value="20.9945552432591" calcext:value-type="float">
            <text:p>20.9945552432591</text:p>
          </table:table-cell>
          <table:table-cell table:formula="of:=STDEV([.D1919];[.E1919])" office:value-type="float" office:value="0" calcext:value-type="float">
            <text:p>0</text:p>
          </table:table-cell>
          <table:table-cell table:formula="of:=STDEV([.D1919];[.F1919])" office:value-type="float" office:value="25.712973861329" calcext:value-type="float">
            <text:p>25.712973861329</text:p>
          </table:table-cell>
          <table:table-cell table:formula="of:=STDEV([.E1919];[.F1919])" office:value-type="float" office:value="25.712973861329" calcext:value-type="float">
            <text:p>25.712973861329</text:p>
          </table:table-cell>
        </table:table-row>
        <table:table-row table:style-name="ro1">
          <table:table-cell office:value-type="string" calcext:value-type="string">
            <text:p>placidus glossator</text:p>
          </table:table-cell>
          <table:table-cell office:value-type="string" calcext:value-type="string">
            <text:p>placidus monachus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62.8571428571429" calcext:value-type="float">
            <text:p>62.8571428571429</text:p>
          </table:table-cell>
          <table:table-cell office:value-type="float" office:value="21.1222550847192" calcext:value-type="float">
            <text:p>21.1222550847192</text:p>
          </table:table-cell>
          <table:table-cell table:formula="of:=STDEV([.D1920];[.E1920])" office:value-type="float" office:value="25.4558441227157" calcext:value-type="float">
            <text:p>25.4558441227157</text:p>
          </table:table-cell>
          <table:table-cell table:formula="of:=STDEV([.D1920];[.F1920])" office:value-type="float" office:value="26.2639661583575" calcext:value-type="float">
            <text:p>26.2639661583575</text:p>
          </table:table-cell>
          <table:table-cell table:formula="of:=STDEV([.E1920];[.F1920])" office:value-type="float" office:value="0.808122035641771" calcext:value-type="float">
            <text:p>0.808122035641771</text:p>
          </table:table-cell>
        </table:table-row>
        <table:table-row table:style-name="ro1">
          <table:table-cell office:value-type="string" calcext:value-type="string">
            <text:p>manuzio aldo ca14421515</text:p>
          </table:table-cell>
          <table:table-cell office:value-type="string" calcext:value-type="string">
            <text:p>manuzio aldo 1449 or 14501515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76.9230769230769" calcext:value-type="float">
            <text:p>76.9230769230769</text:p>
          </table:table-cell>
          <table:table-cell office:value-type="float" office:value="57.6923076923077" calcext:value-type="float">
            <text:p>57.6923076923077</text:p>
          </table:table-cell>
          <table:table-cell office:value-type="float" office:value="21.1829636434081" calcext:value-type="float">
            <text:p>21.1829636434081</text:p>
          </table:table-cell>
          <table:table-cell table:formula="of:=STDEV([.D1921];[.E1921])" office:value-type="float" office:value="16.3178487966126" calcext:value-type="float">
            <text:p>16.3178487966126</text:p>
          </table:table-cell>
          <table:table-cell table:formula="of:=STDEV([.D1921];[.F1921])" office:value-type="float" office:value="29.9160561271232" calcext:value-type="float">
            <text:p>29.9160561271232</text:p>
          </table:table-cell>
          <table:table-cell table:formula="of:=STDEV([.E1921];[.F1921])" office:value-type="float" office:value="13.5982073305105" calcext:value-type="float">
            <text:p>13.5982073305105</text:p>
          </table:table-cell>
        </table:table-row>
        <table:table-row table:style-name="ro1">
          <table:table-cell office:value-type="string" calcext:value-type="string">
            <text:p>knappe charles christian 1852</text:p>
          </table:table-cell>
          <table:table-cell office:value-type="string" calcext:value-type="string">
            <text:p>dillaway charles k charles knapp 18041889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61.2903225806452" calcext:value-type="float">
            <text:p>61.2903225806452</text:p>
          </table:table-cell>
          <table:table-cell office:value-type="float" office:value="65.7142857142857" calcext:value-type="float">
            <text:p>65.7142857142857</text:p>
          </table:table-cell>
          <table:table-cell office:value-type="float" office:value="21.1877353666374" calcext:value-type="float">
            <text:p>21.1877353666374</text:p>
          </table:table-cell>
          <table:table-cell table:formula="of:=STDEV([.D1922];[.E1922])" office:value-type="float" office:value="27.3718754007696" calcext:value-type="float">
            <text:p>27.3718754007696</text:p>
          </table:table-cell>
          <table:table-cell table:formula="of:=STDEV([.D1922];[.F1922])" office:value-type="float" office:value="24.2436610692531" calcext:value-type="float">
            <text:p>24.2436610692531</text:p>
          </table:table-cell>
          <table:table-cell table:formula="of:=STDEV([.E1922];[.F1922])" office:value-type="float" office:value="3.12821433151652" calcext:value-type="float">
            <text:p>3.12821433151652</text:p>
          </table:table-cell>
        </table:table-row>
        <table:table-row table:style-name="ro1">
          <table:table-cell office:value-type="string" calcext:value-type="string">
            <text:p>leeuwen joannes van 19th cent</text:p>
          </table:table-cell>
          <table:table-cell office:value-type="string" calcext:value-type="string">
            <text:p>leeuwen j van jr jan van 18501924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65.5172413793104" calcext:value-type="float">
            <text:p>65.5172413793104</text:p>
          </table:table-cell>
          <table:table-cell office:value-type="float" office:value="61.2903225806452" calcext:value-type="float">
            <text:p>61.2903225806452</text:p>
          </table:table-cell>
          <table:table-cell office:value-type="float" office:value="21.2342750073781" calcext:value-type="float">
            <text:p>21.2342750073781</text:p>
          </table:table-cell>
          <table:table-cell table:formula="of:=STDEV([.D1923];[.E1923])" office:value-type="float" office:value="24.3829924547085" calcext:value-type="float">
            <text:p>24.3829924547085</text:p>
          </table:table-cell>
          <table:table-cell table:formula="of:=STDEV([.D1923];[.F1923])" office:value-type="float" office:value="27.3718754007696" calcext:value-type="float">
            <text:p>27.3718754007696</text:p>
          </table:table-cell>
          <table:table-cell table:formula="of:=STDEV([.E1923];[.F1923])" office:value-type="float" office:value="2.98888294606105" calcext:value-type="float">
            <text:p>2.98888294606105</text:p>
          </table:table-cell>
        </table:table-row>
        <table:table-row table:style-name="ro1">
          <table:table-cell office:value-type="string" calcext:value-type="string">
            <text:p>dicuil fl 825</text:p>
          </table:table-cell>
          <table:table-cell office:value-type="string" calcext:value-type="string">
            <text:p>dicuil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3.1578947368421" calcext:value-type="float">
            <text:p>63.1578947368421</text:p>
          </table:table-cell>
          <table:table-cell office:value-type="float" office:value="21.2707993911967" calcext:value-type="float">
            <text:p>21.2707993911967</text:p>
          </table:table-cell>
          <table:table-cell table:formula="of:=STDEV([.D1924];[.E1924])" office:value-type="float" office:value="0" calcext:value-type="float">
            <text:p>0</text:p>
          </table:table-cell>
          <table:table-cell table:formula="of:=STDEV([.D1924];[.F1924])" office:value-type="float" office:value="26.0513024647675" calcext:value-type="float">
            <text:p>26.0513024647675</text:p>
          </table:table-cell>
          <table:table-cell table:formula="of:=STDEV([.E1924];[.F1924])" office:value-type="float" office:value="26.0513024647675" calcext:value-type="float">
            <text:p>26.0513024647675</text:p>
          </table:table-cell>
        </table:table-row>
        <table:table-row table:style-name="ro1">
          <table:table-cell office:value-type="string" calcext:value-type="string">
            <text:p>seneca lucio anneo ca 4 ac65 dc</text:p>
          </table:table-cell>
          <table:table-cell office:value-type="string" calcext:value-type="string">
            <text:p>seneca lucius annaeus approximately 4 bc65 ad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3.1578947368421" calcext:value-type="float">
            <text:p>63.1578947368421</text:p>
          </table:table-cell>
          <table:table-cell office:value-type="float" office:value="21.2707993911967" calcext:value-type="float">
            <text:p>21.2707993911967</text:p>
          </table:table-cell>
          <table:table-cell table:formula="of:=STDEV([.D1925];[.E1925])" office:value-type="float" office:value="26.0513024647675" calcext:value-type="float">
            <text:p>26.0513024647675</text:p>
          </table:table-cell>
          <table:table-cell table:formula="of:=STDEV([.D1925];[.F1925])" office:value-type="float" office:value="26.0513024647675" calcext:value-type="float">
            <text:p>26.0513024647675</text:p>
          </table:table-cell>
          <table:table-cell table:formula="of:=STDEV([.E1925];[.F19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an duns escoto beato ca 12661308</text:p>
          </table:table-cell>
          <table:table-cell office:value-type="string" calcext:value-type="string">
            <text:p>duns scotus john approximately 12661308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63.013698630137" calcext:value-type="float">
            <text:p>63.013698630137</text:p>
          </table:table-cell>
          <table:table-cell office:value-type="float" office:value="63.013698630137" calcext:value-type="float">
            <text:p>63.013698630137</text:p>
          </table:table-cell>
          <table:table-cell office:value-type="float" office:value="21.354051052219" calcext:value-type="float">
            <text:p>21.354051052219</text:p>
          </table:table-cell>
          <table:table-cell table:formula="of:=STDEV([.D1926];[.E1926])" office:value-type="float" office:value="26.1532645096394" calcext:value-type="float">
            <text:p>26.1532645096394</text:p>
          </table:table-cell>
          <table:table-cell table:formula="of:=STDEV([.D1926];[.F1926])" office:value-type="float" office:value="26.1532645096394" calcext:value-type="float">
            <text:p>26.1532645096394</text:p>
          </table:table-cell>
          <table:table-cell table:formula="of:=STDEV([.E1926];[.F19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nius marcellus active 4th century</text:p>
          </table:table-cell>
          <table:table-cell office:value-type="string" calcext:value-type="string">
            <text:p>nonius marcellu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2.7450980392157" calcext:value-type="float">
            <text:p>62.7450980392157</text:p>
          </table:table-cell>
          <table:table-cell office:value-type="float" office:value="21.5091276756919" calcext:value-type="float">
            <text:p>21.5091276756919</text:p>
          </table:table-cell>
          <table:table-cell table:formula="of:=STDEV([.D1927];[.E1927])" office:value-type="float" office:value="0" calcext:value-type="float">
            <text:p>0</text:p>
          </table:table-cell>
          <table:table-cell table:formula="of:=STDEV([.D1927];[.F1927])" office:value-type="float" office:value="26.3431938089106" calcext:value-type="float">
            <text:p>26.3431938089106</text:p>
          </table:table-cell>
          <table:table-cell table:formula="of:=STDEV([.E1927];[.F1927])" office:value-type="float" office:value="26.3431938089106" calcext:value-type="float">
            <text:p>26.3431938089106</text:p>
          </table:table-cell>
        </table:table-row>
        <table:table-row table:style-name="ro1">
          <table:table-cell office:value-type="string" calcext:value-type="string">
            <text:p>cyprianus gallus active 5th century</text:p>
          </table:table-cell>
          <table:table-cell office:value-type="string" calcext:value-type="string">
            <text:p>cyprianus gallu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2.7450980392157" calcext:value-type="float">
            <text:p>62.7450980392157</text:p>
          </table:table-cell>
          <table:table-cell office:value-type="float" office:value="21.5091276756919" calcext:value-type="float">
            <text:p>21.5091276756919</text:p>
          </table:table-cell>
          <table:table-cell table:formula="of:=STDEV([.D1928];[.E1928])" office:value-type="float" office:value="0" calcext:value-type="float">
            <text:p>0</text:p>
          </table:table-cell>
          <table:table-cell table:formula="of:=STDEV([.D1928];[.F1928])" office:value-type="float" office:value="26.3431938089106" calcext:value-type="float">
            <text:p>26.3431938089106</text:p>
          </table:table-cell>
          <table:table-cell table:formula="of:=STDEV([.E1928];[.F1928])" office:value-type="float" office:value="26.3431938089106" calcext:value-type="float">
            <text:p>26.3431938089106</text:p>
          </table:table-cell>
        </table:table-row>
        <table:table-row table:style-name="ro1">
          <table:table-cell office:value-type="string" calcext:value-type="string">
            <text:p>saxo grammaticus approximately 1204</text:p>
          </table:table-cell>
          <table:table-cell office:value-type="string" calcext:value-type="string">
            <text:p>saxo grammaticu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2.7450980392157" calcext:value-type="float">
            <text:p>62.7450980392157</text:p>
          </table:table-cell>
          <table:table-cell office:value-type="float" office:value="21.5091276756919" calcext:value-type="float">
            <text:p>21.5091276756919</text:p>
          </table:table-cell>
          <table:table-cell table:formula="of:=STDEV([.D1929];[.E1929])" office:value-type="float" office:value="0" calcext:value-type="float">
            <text:p>0</text:p>
          </table:table-cell>
          <table:table-cell table:formula="of:=STDEV([.D1929];[.F1929])" office:value-type="float" office:value="26.3431938089106" calcext:value-type="float">
            <text:p>26.3431938089106</text:p>
          </table:table-cell>
          <table:table-cell table:formula="of:=STDEV([.E1929];[.F1929])" office:value-type="float" office:value="26.3431938089106" calcext:value-type="float">
            <text:p>26.3431938089106</text:p>
          </table:table-cell>
        </table:table-row>
        <table:table-row table:style-name="ro1">
          <table:table-cell office:value-type="string" calcext:value-type="string">
            <text:p>julian santo obispo de toledo 642690</text:p>
          </table:table-cell>
          <table:table-cell office:value-type="string" calcext:value-type="string">
            <text:p>julianus saint bishop of toledo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62.6865671641791" calcext:value-type="float">
            <text:p>62.6865671641791</text:p>
          </table:table-cell>
          <table:table-cell office:value-type="float" office:value="62.6865671641791" calcext:value-type="float">
            <text:p>62.6865671641791</text:p>
          </table:table-cell>
          <table:table-cell office:value-type="float" office:value="21.5429204921502" calcext:value-type="float">
            <text:p>21.5429204921502</text:p>
          </table:table-cell>
          <table:table-cell table:formula="of:=STDEV([.D1930];[.E1930])" office:value-type="float" office:value="26.3845813875577" calcext:value-type="float">
            <text:p>26.3845813875577</text:p>
          </table:table-cell>
          <table:table-cell table:formula="of:=STDEV([.D1930];[.F1930])" office:value-type="float" office:value="26.3845813875577" calcext:value-type="float">
            <text:p>26.3845813875577</text:p>
          </table:table-cell>
          <table:table-cell table:formula="of:=STDEV([.E1930];[.F19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o valerius</text:p>
          </table:table-cell>
          <table:table-cell office:value-type="string" calcext:value-type="string">
            <text:p>cato marcus porcius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21.650635094611" calcext:value-type="float">
            <text:p>21.650635094611</text:p>
          </table:table-cell>
          <table:table-cell table:formula="of:=STDEV([.D1931];[.E1931])" office:value-type="float" office:value="26.5165042944955" calcext:value-type="float">
            <text:p>26.5165042944955</text:p>
          </table:table-cell>
          <table:table-cell table:formula="of:=STDEV([.D1931];[.F1931])" office:value-type="float" office:value="26.5165042944955" calcext:value-type="float">
            <text:p>26.5165042944955</text:p>
          </table:table-cell>
          <table:table-cell table:formula="of:=STDEV([.E1931];[.F19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lpianus domitius approximately 160228</text:p>
          </table:table-cell>
          <table:table-cell office:value-type="string" calcext:value-type="string">
            <text:p>ulpianus domitiu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1.8181818181818" calcext:value-type="float">
            <text:p>61.8181818181818</text:p>
          </table:table-cell>
          <table:table-cell office:value-type="float" office:value="22.0442830054221" calcext:value-type="float">
            <text:p>22.0442830054221</text:p>
          </table:table-cell>
          <table:table-cell table:formula="of:=STDEV([.D1932];[.E1932])" office:value-type="float" office:value="0" calcext:value-type="float">
            <text:p>0</text:p>
          </table:table-cell>
          <table:table-cell table:formula="of:=STDEV([.D1932];[.F1932])" office:value-type="float" office:value="26.9986225543955" calcext:value-type="float">
            <text:p>26.9986225543955</text:p>
          </table:table-cell>
          <table:table-cell table:formula="of:=STDEV([.E1932];[.F1932])" office:value-type="float" office:value="26.9986225543955" calcext:value-type="float">
            <text:p>26.9986225543955</text:p>
          </table:table-cell>
        </table:table-row>
        <table:table-row table:style-name="ro1">
          <table:table-cell office:value-type="string" calcext:value-type="string">
            <text:p>enk p j 18851963</text:p>
          </table:table-cell>
          <table:table-cell office:value-type="string" calcext:value-type="string">
            <text:p>enk petrus joannes 1885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1.5384615384615" calcext:value-type="float">
            <text:p>61.5384615384615</text:p>
          </table:table-cell>
          <table:table-cell office:value-type="float" office:value="22.2057795842164" calcext:value-type="float">
            <text:p>22.2057795842164</text:p>
          </table:table-cell>
          <table:table-cell table:formula="of:=STDEV([.D1933];[.E1933])" office:value-type="float" office:value="27.1964146610211" calcext:value-type="float">
            <text:p>27.1964146610211</text:p>
          </table:table-cell>
          <table:table-cell table:formula="of:=STDEV([.D1933];[.F1933])" office:value-type="float" office:value="27.1964146610211" calcext:value-type="float">
            <text:p>27.1964146610211</text:p>
          </table:table-cell>
          <table:table-cell table:formula="of:=STDEV([.E1933];[.F19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fensor de liguge</text:p>
          </table:table-cell>
          <table:table-cell office:value-type="string" calcext:value-type="string">
            <text:p>defensor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1.5384615384615" calcext:value-type="float">
            <text:p>61.5384615384615</text:p>
          </table:table-cell>
          <table:table-cell office:value-type="float" office:value="22.2057795842164" calcext:value-type="float">
            <text:p>22.2057795842164</text:p>
          </table:table-cell>
          <table:table-cell table:formula="of:=STDEV([.D1934];[.E1934])" office:value-type="float" office:value="0" calcext:value-type="float">
            <text:p>0</text:p>
          </table:table-cell>
          <table:table-cell table:formula="of:=STDEV([.D1934];[.F1934])" office:value-type="float" office:value="27.1964146610211" calcext:value-type="float">
            <text:p>27.1964146610211</text:p>
          </table:table-cell>
          <table:table-cell table:formula="of:=STDEV([.E1934];[.F1934])" office:value-type="float" office:value="27.1964146610211" calcext:value-type="float">
            <text:p>27.1964146610211</text:p>
          </table:table-cell>
        </table:table-row>
        <table:table-row table:style-name="ro1">
          <table:table-cell office:value-type="string" calcext:value-type="string">
            <text:p>nivardus 1100talet</text:p>
          </table:table-cell>
          <table:table-cell office:value-type="string" calcext:value-type="string">
            <text:p>nivardu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1.5384615384615" calcext:value-type="float">
            <text:p>61.5384615384615</text:p>
          </table:table-cell>
          <table:table-cell office:value-type="float" office:value="22.2057795842164" calcext:value-type="float">
            <text:p>22.2057795842164</text:p>
          </table:table-cell>
          <table:table-cell table:formula="of:=STDEV([.D1935];[.E1935])" office:value-type="float" office:value="0" calcext:value-type="float">
            <text:p>0</text:p>
          </table:table-cell>
          <table:table-cell table:formula="of:=STDEV([.D1935];[.F1935])" office:value-type="float" office:value="27.1964146610211" calcext:value-type="float">
            <text:p>27.1964146610211</text:p>
          </table:table-cell>
          <table:table-cell table:formula="of:=STDEV([.E1935];[.F1935])" office:value-type="float" office:value="27.1964146610211" calcext:value-type="float">
            <text:p>27.1964146610211</text:p>
          </table:table-cell>
        </table:table-row>
        <table:table-row table:style-name="ro1">
          <table:table-cell office:value-type="string" calcext:value-type="string">
            <text:p>faustus of riez active 5th century</text:p>
          </table:table-cell>
          <table:table-cell office:value-type="string" calcext:value-type="string">
            <text:p>faustus of riez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1.2244897959184" calcext:value-type="float">
            <text:p>61.2244897959184</text:p>
          </table:table-cell>
          <table:table-cell office:value-type="float" office:value="22.3870512542916" calcext:value-type="float">
            <text:p>22.3870512542916</text:p>
          </table:table-cell>
          <table:table-cell table:formula="of:=STDEV([.D1936];[.E1936])" office:value-type="float" office:value="0" calcext:value-type="float">
            <text:p>0</text:p>
          </table:table-cell>
          <table:table-cell table:formula="of:=STDEV([.D1936];[.F1936])" office:value-type="float" office:value="27.4184262092743" calcext:value-type="float">
            <text:p>27.4184262092743</text:p>
          </table:table-cell>
          <table:table-cell table:formula="of:=STDEV([.E1936];[.F1936])" office:value-type="float" office:value="27.4184262092743" calcext:value-type="float">
            <text:p>27.4184262092743</text:p>
          </table:table-cell>
        </table:table-row>
        <table:table-row table:style-name="ro1">
          <table:table-cell office:value-type="string" calcext:value-type="string">
            <text:p>sunesen anders abp of lund approximately 11671228</text:p>
          </table:table-cell>
          <table:table-cell office:value-type="string" calcext:value-type="string">
            <text:p>sunesen anders 1228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84.8484848484848" calcext:value-type="float">
            <text:p>84.8484848484848</text:p>
          </table:table-cell>
          <table:table-cell office:value-type="float" office:value="55.8823529411765" calcext:value-type="float">
            <text:p>55.8823529411765</text:p>
          </table:table-cell>
          <table:table-cell office:value-type="float" office:value="22.416407648064" calcext:value-type="float">
            <text:p>22.416407648064</text:p>
          </table:table-cell>
          <table:table-cell table:formula="of:=STDEV([.D1937];[.E1937])" office:value-type="float" office:value="10.7137391088871" calcext:value-type="float">
            <text:p>10.7137391088871</text:p>
          </table:table-cell>
          <table:table-cell table:formula="of:=STDEV([.D1937];[.F1937])" office:value-type="float" office:value="31.1958874052889" calcext:value-type="float">
            <text:p>31.1958874052889</text:p>
          </table:table-cell>
          <table:table-cell table:formula="of:=STDEV([.E1937];[.F1937])" office:value-type="float" office:value="20.4821482964018" calcext:value-type="float">
            <text:p>20.4821482964018</text:p>
          </table:table-cell>
        </table:table-row>
        <table:table-row table:style-name="ro1">
          <table:table-cell office:value-type="string" calcext:value-type="string">
            <text:p>hrabanus maurus arzobispo de maguncia 784856</text:p>
          </table:table-cell>
          <table:table-cell office:value-type="string" calcext:value-type="string">
            <text:p>rabanus maurus archbishop of mainz 784856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68.2352941176471" calcext:value-type="float">
            <text:p>68.2352941176471</text:p>
          </table:table-cell>
          <table:table-cell office:value-type="float" office:value="56.4705882352941" calcext:value-type="float">
            <text:p>56.4705882352941</text:p>
          </table:table-cell>
          <table:table-cell office:value-type="float" office:value="22.5174544626754" calcext:value-type="float">
            <text:p>22.5174544626754</text:p>
          </table:table-cell>
          <table:table-cell table:formula="of:=STDEV([.D1938];[.E1938])" office:value-type="float" office:value="22.461038931808" calcext:value-type="float">
            <text:p>22.461038931808</text:p>
          </table:table-cell>
          <table:table-cell table:formula="of:=STDEV([.D1938];[.F1938])" office:value-type="float" office:value="30.779942239885" calcext:value-type="float">
            <text:p>30.779942239885</text:p>
          </table:table-cell>
          <table:table-cell table:formula="of:=STDEV([.E1938];[.F1938])" office:value-type="float" office:value="8.31890330807703" calcext:value-type="float">
            <text:p>8.31890330807703</text:p>
          </table:table-cell>
        </table:table-row>
        <table:table-row table:style-name="ro1">
          <table:table-cell office:value-type="string" calcext:value-type="string">
            <text:p>hyginus</text:p>
          </table:table-cell>
          <table:table-cell office:value-type="string" calcext:value-type="string">
            <text:p>hyginus c juliu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.8695652173913" calcext:value-type="float">
            <text:p>60.8695652173913</text:p>
          </table:table-cell>
          <table:table-cell office:value-type="float" office:value="22.5919670552462" calcext:value-type="float">
            <text:p>22.5919670552462</text:p>
          </table:table-cell>
          <table:table-cell table:formula="of:=STDEV([.D1939];[.E1939])" office:value-type="float" office:value="0" calcext:value-type="float">
            <text:p>0</text:p>
          </table:table-cell>
          <table:table-cell table:formula="of:=STDEV([.D1939];[.F1939])" office:value-type="float" office:value="27.6693957855606" calcext:value-type="float">
            <text:p>27.6693957855606</text:p>
          </table:table-cell>
          <table:table-cell table:formula="of:=STDEV([.E1939];[.F1939])" office:value-type="float" office:value="27.6693957855606" calcext:value-type="float">
            <text:p>27.6693957855606</text:p>
          </table:table-cell>
        </table:table-row>
        <table:table-row table:style-name="ro1">
          <table:table-cell office:value-type="string" calcext:value-type="string">
            <text:p>leo the deacon approximately 950</text:p>
          </table:table-cell>
          <table:table-cell office:value-type="string" calcext:value-type="string">
            <text:p>leo the deacon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.8695652173913" calcext:value-type="float">
            <text:p>60.8695652173913</text:p>
          </table:table-cell>
          <table:table-cell office:value-type="float" office:value="22.5919670552462" calcext:value-type="float">
            <text:p>22.5919670552462</text:p>
          </table:table-cell>
          <table:table-cell table:formula="of:=STDEV([.D1940];[.E1940])" office:value-type="float" office:value="0" calcext:value-type="float">
            <text:p>0</text:p>
          </table:table-cell>
          <table:table-cell table:formula="of:=STDEV([.D1940];[.F1940])" office:value-type="float" office:value="27.6693957855606" calcext:value-type="float">
            <text:p>27.6693957855606</text:p>
          </table:table-cell>
          <table:table-cell table:formula="of:=STDEV([.E1940];[.F1940])" office:value-type="float" office:value="27.6693957855606" calcext:value-type="float">
            <text:p>27.6693957855606</text:p>
          </table:table-cell>
        </table:table-row>
        <table:table-row table:style-name="ro1">
          <table:table-cell office:value-type="string" calcext:value-type="string">
            <text:p>sylvester ii pope approximately 9451003</text:p>
          </table:table-cell>
          <table:table-cell office:value-type="string" calcext:value-type="string">
            <text:p>sylvester ii pope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.7142857142857" calcext:value-type="float">
            <text:p>60.7142857142857</text:p>
          </table:table-cell>
          <table:table-cell office:value-type="float" office:value="22.6816177181639" calcext:value-type="float">
            <text:p>22.6816177181639</text:p>
          </table:table-cell>
          <table:table-cell table:formula="of:=STDEV([.D1941];[.E1941])" office:value-type="float" office:value="0" calcext:value-type="float">
            <text:p>0</text:p>
          </table:table-cell>
          <table:table-cell table:formula="of:=STDEV([.D1941];[.F1941])" office:value-type="float" office:value="27.7791949751858" calcext:value-type="float">
            <text:p>27.7791949751858</text:p>
          </table:table-cell>
          <table:table-cell table:formula="of:=STDEV([.E1941];[.F1941])" office:value-type="float" office:value="27.7791949751858" calcext:value-type="float">
            <text:p>27.7791949751858</text:p>
          </table:table-cell>
        </table:table-row>
        <table:table-row table:style-name="ro1">
          <table:table-cell office:value-type="string" calcext:value-type="string">
            <text:p>propertius sextus aurelius ca 4715 vchr</text:p>
          </table:table-cell>
          <table:table-cell office:value-type="string" calcext:value-type="string">
            <text:p>propertius sextu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.7142857142857" calcext:value-type="float">
            <text:p>60.7142857142857</text:p>
          </table:table-cell>
          <table:table-cell office:value-type="float" office:value="22.6816177181639" calcext:value-type="float">
            <text:p>22.6816177181639</text:p>
          </table:table-cell>
          <table:table-cell table:formula="of:=STDEV([.D1942];[.E1942])" office:value-type="float" office:value="0" calcext:value-type="float">
            <text:p>0</text:p>
          </table:table-cell>
          <table:table-cell table:formula="of:=STDEV([.D1942];[.F1942])" office:value-type="float" office:value="27.7791949751858" calcext:value-type="float">
            <text:p>27.7791949751858</text:p>
          </table:table-cell>
          <table:table-cell table:formula="of:=STDEV([.E1942];[.F1942])" office:value-type="float" office:value="27.7791949751858" calcext:value-type="float">
            <text:p>27.7791949751858</text:p>
          </table:table-cell>
        </table:table-row>
        <table:table-row table:style-name="ro1">
          <table:table-cell office:value-type="string" calcext:value-type="string">
            <text:p>hrotsvitha ca 935ca 975</text:p>
          </table:table-cell>
          <table:table-cell office:value-type="string" calcext:value-type="string">
            <text:p>hrotsvitha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.6060606060606" calcext:value-type="float">
            <text:p>60.6060606060606</text:p>
          </table:table-cell>
          <table:table-cell office:value-type="float" office:value="22.7441015135307" calcext:value-type="float">
            <text:p>22.7441015135307</text:p>
          </table:table-cell>
          <table:table-cell table:formula="of:=STDEV([.D1943];[.E1943])" office:value-type="float" office:value="0" calcext:value-type="float">
            <text:p>0</text:p>
          </table:table-cell>
          <table:table-cell table:formula="of:=STDEV([.D1943];[.F1943])" office:value-type="float" office:value="27.8557216831064" calcext:value-type="float">
            <text:p>27.8557216831064</text:p>
          </table:table-cell>
          <table:table-cell table:formula="of:=STDEV([.E1943];[.F1943])" office:value-type="float" office:value="27.8557216831064" calcext:value-type="float">
            <text:p>27.8557216831064</text:p>
          </table:table-cell>
        </table:table-row>
        <table:table-row table:style-name="ro1">
          <table:table-cell office:value-type="string" calcext:value-type="string">
            <text:p>lactantius ca 240ca 320</text:p>
          </table:table-cell>
          <table:table-cell office:value-type="string" calcext:value-type="string">
            <text:p>lactantiu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.6060606060606" calcext:value-type="float">
            <text:p>60.6060606060606</text:p>
          </table:table-cell>
          <table:table-cell office:value-type="float" office:value="22.7441015135307" calcext:value-type="float">
            <text:p>22.7441015135307</text:p>
          </table:table-cell>
          <table:table-cell table:formula="of:=STDEV([.D1944];[.E1944])" office:value-type="float" office:value="0" calcext:value-type="float">
            <text:p>0</text:p>
          </table:table-cell>
          <table:table-cell table:formula="of:=STDEV([.D1944];[.F1944])" office:value-type="float" office:value="27.8557216831064" calcext:value-type="float">
            <text:p>27.8557216831064</text:p>
          </table:table-cell>
          <table:table-cell table:formula="of:=STDEV([.E1944];[.F1944])" office:value-type="float" office:value="27.8557216831064" calcext:value-type="float">
            <text:p>27.8557216831064</text:p>
          </table:table-cell>
        </table:table-row>
        <table:table-row table:style-name="ro1">
          <table:table-cell office:value-type="string" calcext:value-type="string">
            <text:p>tertullian ca 160ca 230</text:p>
          </table:table-cell>
          <table:table-cell office:value-type="string" calcext:value-type="string">
            <text:p>tertullian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.6060606060606" calcext:value-type="float">
            <text:p>60.6060606060606</text:p>
          </table:table-cell>
          <table:table-cell office:value-type="float" office:value="22.7441015135307" calcext:value-type="float">
            <text:p>22.7441015135307</text:p>
          </table:table-cell>
          <table:table-cell table:formula="of:=STDEV([.D1945];[.E1945])" office:value-type="float" office:value="0" calcext:value-type="float">
            <text:p>0</text:p>
          </table:table-cell>
          <table:table-cell table:formula="of:=STDEV([.D1945];[.F1945])" office:value-type="float" office:value="27.8557216831064" calcext:value-type="float">
            <text:p>27.8557216831064</text:p>
          </table:table-cell>
          <table:table-cell table:formula="of:=STDEV([.E1945];[.F1945])" office:value-type="float" office:value="27.8557216831064" calcext:value-type="float">
            <text:p>27.8557216831064</text:p>
          </table:table-cell>
        </table:table-row>
        <table:table-row table:style-name="ro1">
          <table:table-cell office:value-type="string" calcext:value-type="string">
            <text:p>quintiliano marco fabio</text:p>
          </table:table-cell>
          <table:table-cell office:value-type="string" calcext:value-type="string">
            <text:p>quintilian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0.6060606060606" calcext:value-type="float">
            <text:p>60.6060606060606</text:p>
          </table:table-cell>
          <table:table-cell office:value-type="float" office:value="22.7441015135307" calcext:value-type="float">
            <text:p>22.7441015135307</text:p>
          </table:table-cell>
          <table:table-cell table:formula="of:=STDEV([.D1946];[.E1946])" office:value-type="float" office:value="27.8557216831064" calcext:value-type="float">
            <text:p>27.8557216831064</text:p>
          </table:table-cell>
          <table:table-cell table:formula="of:=STDEV([.D1946];[.F1946])" office:value-type="float" office:value="27.8557216831064" calcext:value-type="float">
            <text:p>27.8557216831064</text:p>
          </table:table-cell>
          <table:table-cell table:formula="of:=STDEV([.E1946];[.F19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on de cluny santo 879942</text:p>
          </table:table-cell>
          <table:table-cell office:value-type="string" calcext:value-type="string">
            <text:p>odo saint abbot of cluny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3.094010767585" calcext:value-type="float">
            <text:p>23.094010767585</text:p>
          </table:table-cell>
          <table:table-cell table:formula="of:=STDEV([.D1947];[.E1947])" office:value-type="float" office:value="28.2842712474619" calcext:value-type="float">
            <text:p>28.2842712474619</text:p>
          </table:table-cell>
          <table:table-cell table:formula="of:=STDEV([.D1947];[.F1947])" office:value-type="float" office:value="28.2842712474619" calcext:value-type="float">
            <text:p>28.2842712474619</text:p>
          </table:table-cell>
          <table:table-cell table:formula="of:=STDEV([.E1947];[.F19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odulfo de orleans bisbe dorleans ca 760821</text:p>
          </table:table-cell>
          <table:table-cell office:value-type="string" calcext:value-type="string">
            <text:p>theodulf bishop of orleans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3.094010767585" calcext:value-type="float">
            <text:p>23.094010767585</text:p>
          </table:table-cell>
          <table:table-cell table:formula="of:=STDEV([.D1948];[.E1948])" office:value-type="float" office:value="28.2842712474619" calcext:value-type="float">
            <text:p>28.2842712474619</text:p>
          </table:table-cell>
          <table:table-cell table:formula="of:=STDEV([.D1948];[.F1948])" office:value-type="float" office:value="28.2842712474619" calcext:value-type="float">
            <text:p>28.2842712474619</text:p>
          </table:table-cell>
          <table:table-cell table:formula="of:=STDEV([.E1948];[.F19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gel called wireker fl 1190</text:p>
          </table:table-cell>
          <table:table-cell office:value-type="string" calcext:value-type="string">
            <text:p>wireker nigellus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60.8695652173913" calcext:value-type="float">
            <text:p>60.8695652173913</text:p>
          </table:table-cell>
          <table:table-cell office:value-type="float" office:value="59.0909090909091" calcext:value-type="float">
            <text:p>59.0909090909091</text:p>
          </table:table-cell>
          <table:table-cell office:value-type="float" office:value="23.1225296442688" calcext:value-type="float">
            <text:p>23.1225296442688</text:p>
          </table:table-cell>
          <table:table-cell table:formula="of:=STDEV([.D1949];[.E1949])" office:value-type="float" office:value="27.6693957855606" calcext:value-type="float">
            <text:p>27.6693957855606</text:p>
          </table:table-cell>
          <table:table-cell table:formula="of:=STDEV([.D1949];[.F1949])" office:value-type="float" office:value="28.9270955939951" calcext:value-type="float">
            <text:p>28.9270955939951</text:p>
          </table:table-cell>
          <table:table-cell table:formula="of:=STDEV([.E1949];[.F1949])" office:value-type="float" office:value="1.25769980843458" calcext:value-type="float">
            <text:p>1.25769980843458</text:p>
          </table:table-cell>
        </table:table-row>
        <table:table-row table:style-name="ro1">
          <table:table-cell office:value-type="string" calcext:value-type="string">
            <text:p>prosper of aquitaine saint approximately 390approximately 463</text:p>
          </table:table-cell>
          <table:table-cell office:value-type="string" calcext:value-type="string">
            <text:p>prosper of aquitaine saint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9.7701149425287" calcext:value-type="float">
            <text:p>59.7701149425287</text:p>
          </table:table-cell>
          <table:table-cell office:value-type="float" office:value="23.2267349673987" calcext:value-type="float">
            <text:p>23.2267349673987</text:p>
          </table:table-cell>
          <table:table-cell table:formula="of:=STDEV([.D1950];[.E1950])" office:value-type="float" office:value="0" calcext:value-type="float">
            <text:p>0</text:p>
          </table:table-cell>
          <table:table-cell table:formula="of:=STDEV([.D1950];[.F1950])" office:value-type="float" office:value="28.4468245304933" calcext:value-type="float">
            <text:p>28.4468245304933</text:p>
          </table:table-cell>
          <table:table-cell table:formula="of:=STDEV([.E1950];[.F1950])" office:value-type="float" office:value="28.4468245304933" calcext:value-type="float">
            <text:p>28.4468245304933</text:p>
          </table:table-cell>
        </table:table-row>
        <table:table-row table:style-name="ro1">
          <table:table-cell office:value-type="string" calcext:value-type="string">
            <text:p>berengar of tours approximately 10001088</text:p>
          </table:table-cell>
          <table:table-cell office:value-type="string" calcext:value-type="string">
            <text:p>berengar of tour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9.6491228070176" calcext:value-type="float">
            <text:p>59.6491228070176</text:p>
          </table:table-cell>
          <table:table-cell office:value-type="float" office:value="23.296589809406" calcext:value-type="float">
            <text:p>23.296589809406</text:p>
          </table:table-cell>
          <table:table-cell table:formula="of:=STDEV([.D1951];[.E1951])" office:value-type="float" office:value="0" calcext:value-type="float">
            <text:p>0</text:p>
          </table:table-cell>
          <table:table-cell table:formula="of:=STDEV([.D1951];[.F1951])" office:value-type="float" office:value="28.5323788899835" calcext:value-type="float">
            <text:p>28.5323788899835</text:p>
          </table:table-cell>
          <table:table-cell table:formula="of:=STDEV([.E1951];[.F1951])" office:value-type="float" office:value="28.5323788899835" calcext:value-type="float">
            <text:p>28.5323788899835</text:p>
          </table:table-cell>
        </table:table-row>
        <table:table-row table:style-name="ro1">
          <table:table-cell office:value-type="string" calcext:value-type="string">
            <text:p>caesius bassus active 1st century</text:p>
          </table:table-cell>
          <table:table-cell office:value-type="string" calcext:value-type="string">
            <text:p>caesius bassu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9.5744680851064" calcext:value-type="float">
            <text:p>59.5744680851064</text:p>
          </table:table-cell>
          <table:table-cell office:value-type="float" office:value="23.3396917331976" calcext:value-type="float">
            <text:p>23.3396917331976</text:p>
          </table:table-cell>
          <table:table-cell table:formula="of:=STDEV([.D1952];[.E1952])" office:value-type="float" office:value="0" calcext:value-type="float">
            <text:p>0</text:p>
          </table:table-cell>
          <table:table-cell table:formula="of:=STDEV([.D1952];[.F1952])" office:value-type="float" office:value="28.5851677500945" calcext:value-type="float">
            <text:p>28.5851677500945</text:p>
          </table:table-cell>
          <table:table-cell table:formula="of:=STDEV([.E1952];[.F1952])" office:value-type="float" office:value="28.5851677500945" calcext:value-type="float">
            <text:p>28.5851677500945</text:p>
          </table:table-cell>
        </table:table-row>
        <table:table-row table:style-name="ro1">
          <table:table-cell office:value-type="string" calcext:value-type="string">
            <text:p>muret marc antoine</text:p>
          </table:table-cell>
          <table:table-cell office:value-type="string" calcext:value-type="string">
            <text:p>muret marcantoine 15261585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59.0909090909091" calcext:value-type="float">
            <text:p>59.0909090909091</text:p>
          </table:table-cell>
          <table:table-cell office:value-type="float" office:value="59.0909090909091" calcext:value-type="float">
            <text:p>59.0909090909091</text:p>
          </table:table-cell>
          <table:table-cell office:value-type="float" office:value="23.6188746486665" calcext:value-type="float">
            <text:p>23.6188746486665</text:p>
          </table:table-cell>
          <table:table-cell table:formula="of:=STDEV([.D1953];[.E1953])" office:value-type="float" office:value="28.9270955939951" calcext:value-type="float">
            <text:p>28.9270955939951</text:p>
          </table:table-cell>
          <table:table-cell table:formula="of:=STDEV([.D1953];[.F1953])" office:value-type="float" office:value="28.9270955939951" calcext:value-type="float">
            <text:p>28.9270955939951</text:p>
          </table:table-cell>
          <table:table-cell table:formula="of:=STDEV([.E1953];[.F19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na joannis</text:p>
          </table:table-cell>
          <table:table-cell office:value-type="string" calcext:value-type="string">
            <text:p>bona giovanni 16091674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58.8235294117647" calcext:value-type="float">
            <text:p>58.8235294117647</text:p>
          </table:table-cell>
          <table:table-cell office:value-type="float" office:value="58.8235294117647" calcext:value-type="float">
            <text:p>58.8235294117647</text:p>
          </table:table-cell>
          <table:table-cell office:value-type="float" office:value="23.7732463783964" calcext:value-type="float">
            <text:p>23.7732463783964</text:p>
          </table:table-cell>
          <table:table-cell table:formula="of:=STDEV([.D1954];[.E1954])" office:value-type="float" office:value="29.1161615782696" calcext:value-type="float">
            <text:p>29.1161615782696</text:p>
          </table:table-cell>
          <table:table-cell table:formula="of:=STDEV([.D1954];[.F1954])" office:value-type="float" office:value="29.1161615782696" calcext:value-type="float">
            <text:p>29.1161615782696</text:p>
          </table:table-cell>
          <table:table-cell table:formula="of:=STDEV([.E1954];[.F19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itmundus arzobispo de aversa</text:p>
          </table:table-cell>
          <table:table-cell office:value-type="string" calcext:value-type="string">
            <text:p>guitmond of aversa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58.3333333333333" calcext:value-type="float">
            <text:p>58.3333333333333</text:p>
          </table:table-cell>
          <table:table-cell office:value-type="float" office:value="58.3333333333333" calcext:value-type="float">
            <text:p>58.3333333333333</text:p>
          </table:table-cell>
          <table:table-cell office:value-type="float" office:value="24.0562612162344" calcext:value-type="float">
            <text:p>24.0562612162344</text:p>
          </table:table-cell>
          <table:table-cell table:formula="of:=STDEV([.D1955];[.E1955])" office:value-type="float" office:value="29.4627825494395" calcext:value-type="float">
            <text:p>29.4627825494395</text:p>
          </table:table-cell>
          <table:table-cell table:formula="of:=STDEV([.D1955];[.F1955])" office:value-type="float" office:value="29.4627825494395" calcext:value-type="float">
            <text:p>29.4627825494395</text:p>
          </table:table-cell>
          <table:table-cell table:formula="of:=STDEV([.E1955];[.F19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lis nicolaus de</text:p>
          </table:table-cell>
          <table:table-cell office:value-type="string" calcext:value-type="string">
            <text:p>milis joannes nicolaus active 15th century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90.3225806451613" calcext:value-type="float">
            <text:p>90.3225806451613</text:p>
          </table:table-cell>
          <table:table-cell office:value-type="float" office:value="54.2372881355932" calcext:value-type="float">
            <text:p>54.2372881355932</text:p>
          </table:table-cell>
          <table:table-cell office:value-type="float" office:value="24.1178584526598" calcext:value-type="float">
            <text:p>24.1178584526598</text:p>
          </table:table-cell>
          <table:table-cell table:formula="of:=STDEV([.D1956];[.E1956])" office:value-type="float" office:value="6.84296885019239" calcext:value-type="float">
            <text:p>6.84296885019239</text:p>
          </table:table-cell>
          <table:table-cell table:formula="of:=STDEV([.D1956];[.F1956])" office:value-type="float" office:value="32.3591238848081" calcext:value-type="float">
            <text:p>32.3591238848081</text:p>
          </table:table-cell>
          <table:table-cell table:formula="of:=STDEV([.E1956];[.F1956])" office:value-type="float" office:value="25.5161550346157" calcext:value-type="float">
            <text:p>25.5161550346157</text:p>
          </table:table-cell>
        </table:table-row>
        <table:table-row table:style-name="ro1">
          <table:table-cell office:value-type="string" calcext:value-type="string">
            <text:p>cassiodorus flavius magnus aurelius</text:p>
          </table:table-cell>
          <table:table-cell office:value-type="string" calcext:value-type="string">
            <text:p>cassiodorus senator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73.3333333333333" calcext:value-type="float">
            <text:p>73.3333333333333</text:p>
          </table:table-cell>
          <table:table-cell office:value-type="float" office:value="51.8518518518519" calcext:value-type="float">
            <text:p>51.8518518518519</text:p>
          </table:table-cell>
          <table:table-cell office:value-type="float" office:value="24.1205629005847" calcext:value-type="float">
            <text:p>24.1205629005847</text:p>
          </table:table-cell>
          <table:table-cell table:formula="of:=STDEV([.D1957];[.E1957])" office:value-type="float" office:value="18.8561808316413" calcext:value-type="float">
            <text:p>18.8561808316413</text:p>
          </table:table-cell>
          <table:table-cell table:formula="of:=STDEV([.D1957];[.F1957])" office:value-type="float" office:value="34.0458820571301" calcext:value-type="float">
            <text:p>34.0458820571301</text:p>
          </table:table-cell>
          <table:table-cell table:formula="of:=STDEV([.E1957];[.F1957])" office:value-type="float" office:value="15.1897012254888" calcext:value-type="float">
            <text:p>15.1897012254888</text:p>
          </table:table-cell>
        </table:table-row>
        <table:table-row table:style-name="ro1">
          <table:table-cell office:value-type="string" calcext:value-type="string">
            <text:p>ram p f x 18041865</text:p>
          </table:table-cell>
          <table:table-cell office:value-type="string" calcext:value-type="string">
            <text:p>ram p f x pierre francois xavier de 18041865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8.0645161290323" calcext:value-type="float">
            <text:p>58.0645161290323</text:p>
          </table:table-cell>
          <table:table-cell office:value-type="float" office:value="24.2114629015004" calcext:value-type="float">
            <text:p>24.2114629015004</text:p>
          </table:table-cell>
          <table:table-cell table:formula="of:=STDEV([.D1958];[.E1958])" office:value-type="float" office:value="0" calcext:value-type="float">
            <text:p>0</text:p>
          </table:table-cell>
          <table:table-cell table:formula="of:=STDEV([.D1958];[.F1958])" office:value-type="float" office:value="29.6528650175004" calcext:value-type="float">
            <text:p>29.6528650175004</text:p>
          </table:table-cell>
          <table:table-cell table:formula="of:=STDEV([.E1958];[.F1958])" office:value-type="float" office:value="29.6528650175004" calcext:value-type="float">
            <text:p>29.6528650175004</text:p>
          </table:table-cell>
        </table:table-row>
        <table:table-row table:style-name="ro1">
          <table:table-cell office:value-type="string" calcext:value-type="string">
            <text:p>sidonius c sollius modestus apollinaris</text:p>
          </table:table-cell>
          <table:table-cell office:value-type="string" calcext:value-type="string">
            <text:p>sidonius apollinaris saint 431 or 432approximately 487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67.7966101694915" calcext:value-type="float">
            <text:p>67.7966101694915</text:p>
          </table:table-cell>
          <table:table-cell office:value-type="float" office:value="51.6129032258065" calcext:value-type="float">
            <text:p>51.6129032258065</text:p>
          </table:table-cell>
          <table:table-cell office:value-type="float" office:value="24.6315577435734" calcext:value-type="float">
            <text:p>24.6315577435734</text:p>
          </table:table-cell>
          <table:table-cell table:formula="of:=STDEV([.D1959];[.E1959])" office:value-type="float" office:value="22.7712353263465" calcext:value-type="float">
            <text:p>22.7712353263465</text:p>
          </table:table-cell>
          <table:table-cell table:formula="of:=STDEV([.D1959];[.F1959])" office:value-type="float" office:value="34.214844250962" calcext:value-type="float">
            <text:p>34.214844250962</text:p>
          </table:table-cell>
          <table:table-cell table:formula="of:=STDEV([.E1959];[.F1959])" office:value-type="float" office:value="11.4436089246155" calcext:value-type="float">
            <text:p>11.4436089246155</text:p>
          </table:table-cell>
        </table:table-row>
        <table:table-row table:style-name="ro1">
          <table:table-cell office:value-type="string" calcext:value-type="string">
            <text:p>fulberto de chartres santo</text:p>
          </table:table-cell>
          <table:table-cell office:value-type="string" calcext:value-type="string">
            <text:p>fulbert saint bishop of chartres approximately 9601028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24.6644143115812" calcext:value-type="float">
            <text:p>24.6644143115812</text:p>
          </table:table-cell>
          <table:table-cell table:formula="of:=STDEV([.D1960];[.E1960])" office:value-type="float" office:value="28.2842712474619" calcext:value-type="float">
            <text:p>28.2842712474619</text:p>
          </table:table-cell>
          <table:table-cell table:formula="of:=STDEV([.D1960];[.F1960])" office:value-type="float" office:value="31.8198051533946" calcext:value-type="float">
            <text:p>31.8198051533946</text:p>
          </table:table-cell>
          <table:table-cell table:formula="of:=STDEV([.E1960];[.F1960])" office:value-type="float" office:value="3.53553390593273" calcext:value-type="float">
            <text:p>3.53553390593273</text:p>
          </table:table-cell>
        </table:table-row>
        <table:table-row table:style-name="ro1">
          <table:table-cell office:value-type="string" calcext:value-type="string">
            <text:p>gregory i pope approximately 540604</text:p>
          </table:table-cell>
          <table:table-cell office:value-type="string" calcext:value-type="string">
            <text:p>gregory i pope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24.7435829652697" calcext:value-type="float">
            <text:p>24.7435829652697</text:p>
          </table:table-cell>
          <table:table-cell table:formula="of:=STDEV([.D1961];[.E1961])" office:value-type="float" office:value="0" calcext:value-type="float">
            <text:p>0</text:p>
          </table:table-cell>
          <table:table-cell table:formula="of:=STDEV([.D1961];[.F1961])" office:value-type="float" office:value="30.3045763365663" calcext:value-type="float">
            <text:p>30.3045763365663</text:p>
          </table:table-cell>
          <table:table-cell table:formula="of:=STDEV([.E1961];[.F1961])" office:value-type="float" office:value="30.3045763365663" calcext:value-type="float">
            <text:p>30.3045763365663</text:p>
          </table:table-cell>
        </table:table-row>
        <table:table-row table:style-name="ro1">
          <table:table-cell office:value-type="string" calcext:value-type="string">
            <text:p>erigena johannes scotus approximately 810approximately 877</text:p>
          </table:table-cell>
          <table:table-cell office:value-type="string" calcext:value-type="string">
            <text:p>erigena johannes scotu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6.7901234567901" calcext:value-type="float">
            <text:p>56.7901234567901</text:p>
          </table:table-cell>
          <table:table-cell office:value-type="float" office:value="24.9472338538727" calcext:value-type="float">
            <text:p>24.9472338538727</text:p>
          </table:table-cell>
          <table:table-cell table:formula="of:=STDEV([.D1962];[.E1962])" office:value-type="float" office:value="0" calcext:value-type="float">
            <text:p>0</text:p>
          </table:table-cell>
          <table:table-cell table:formula="of:=STDEV([.D1962];[.F1962])" office:value-type="float" office:value="30.5539967179372" calcext:value-type="float">
            <text:p>30.5539967179372</text:p>
          </table:table-cell>
          <table:table-cell table:formula="of:=STDEV([.E1962];[.F1962])" office:value-type="float" office:value="30.5539967179372" calcext:value-type="float">
            <text:p>30.5539967179372</text:p>
          </table:table-cell>
        </table:table-row>
        <table:table-row table:style-name="ro1">
          <table:table-cell office:value-type="string" calcext:value-type="string">
            <text:p>koechly hermann august theodor</text:p>
          </table:table-cell>
          <table:table-cell office:value-type="string" calcext:value-type="string">
            <text:p>kochly hermann 18151876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6.6037735849057" calcext:value-type="float">
            <text:p>56.6037735849057</text:p>
          </table:table-cell>
          <table:table-cell office:value-type="float" office:value="25.0548230025687" calcext:value-type="float">
            <text:p>25.0548230025687</text:p>
          </table:table-cell>
          <table:table-cell table:formula="of:=STDEV([.D1963];[.E1963])" office:value-type="float" office:value="30.68576597602" calcext:value-type="float">
            <text:p>30.68576597602</text:p>
          </table:table-cell>
          <table:table-cell table:formula="of:=STDEV([.D1963];[.F1963])" office:value-type="float" office:value="30.68576597602" calcext:value-type="float">
            <text:p>30.68576597602</text:p>
          </table:table-cell>
          <table:table-cell table:formula="of:=STDEV([.E1963];[.F19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lust 86 bc34 bc</text:p>
          </table:table-cell>
          <table:table-cell office:value-type="string" calcext:value-type="string">
            <text:p>sallust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25.4034118443435" calcext:value-type="float">
            <text:p>25.4034118443435</text:p>
          </table:table-cell>
          <table:table-cell table:formula="of:=STDEV([.D1964];[.E1964])" office:value-type="float" office:value="0" calcext:value-type="float">
            <text:p>0</text:p>
          </table:table-cell>
          <table:table-cell table:formula="of:=STDEV([.D1964];[.F1964])" office:value-type="float" office:value="31.1126983722081" calcext:value-type="float">
            <text:p>31.1126983722081</text:p>
          </table:table-cell>
          <table:table-cell table:formula="of:=STDEV([.E1964];[.F1964])" office:value-type="float" office:value="31.1126983722081" calcext:value-type="float">
            <text:p>31.1126983722081</text:p>
          </table:table-cell>
        </table:table-row>
        <table:table-row table:style-name="ro1">
          <table:table-cell office:value-type="string" calcext:value-type="string">
            <text:p>martialis ca 40104</text:p>
          </table:table-cell>
          <table:table-cell office:value-type="string" calcext:value-type="string">
            <text:p>martial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56" calcext:value-type="float">
            <text:p>56</text:p>
          </table:table-cell>
          <table:table-cell office:value-type="float" office:value="25.4034118443435" calcext:value-type="float">
            <text:p>25.4034118443435</text:p>
          </table:table-cell>
          <table:table-cell table:formula="of:=STDEV([.D1965];[.E1965])" office:value-type="float" office:value="31.1126983722081" calcext:value-type="float">
            <text:p>31.1126983722081</text:p>
          </table:table-cell>
          <table:table-cell table:formula="of:=STDEV([.D1965];[.F1965])" office:value-type="float" office:value="31.1126983722081" calcext:value-type="float">
            <text:p>31.1126983722081</text:p>
          </table:table-cell>
          <table:table-cell table:formula="of:=STDEV([.E1965];[.F19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giaria giovanni battista 16061660</text:p>
          </table:table-cell>
          <table:table-cell office:value-type="string" calcext:value-type="string">
            <text:p>garzoni giovanni 14191505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55.7377049180328" calcext:value-type="float">
            <text:p>55.7377049180328</text:p>
          </table:table-cell>
          <table:table-cell office:value-type="float" office:value="55.7377049180328" calcext:value-type="float">
            <text:p>55.7377049180328</text:p>
          </table:table-cell>
          <table:table-cell office:value-type="float" office:value="25.5548479805244" calcext:value-type="float">
            <text:p>25.5548479805244</text:p>
          </table:table-cell>
          <table:table-cell table:formula="of:=STDEV([.D1966];[.E1966])" office:value-type="float" office:value="31.298169003339" calcext:value-type="float">
            <text:p>31.298169003339</text:p>
          </table:table-cell>
          <table:table-cell table:formula="of:=STDEV([.D1966];[.F1966])" office:value-type="float" office:value="31.298169003339" calcext:value-type="float">
            <text:p>31.298169003339</text:p>
          </table:table-cell>
          <table:table-cell table:formula="of:=STDEV([.E1966];[.F19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effer johannes 16211679</text:p>
          </table:table-cell>
          <table:table-cell office:value-type="string" calcext:value-type="string">
            <text:p>scheffer johannes reichard active approximately 1580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79.0697674418605" calcext:value-type="float">
            <text:p>79.0697674418605</text:p>
          </table:table-cell>
          <table:table-cell office:value-type="float" office:value="48.7179487179487" calcext:value-type="float">
            <text:p>48.7179487179487</text:p>
          </table:table-cell>
          <table:table-cell office:value-type="float" office:value="25.7848673918183" calcext:value-type="float">
            <text:p>25.7848673918183</text:p>
          </table:table-cell>
          <table:table-cell table:formula="of:=STDEV([.D1967];[.E1967])" office:value-type="float" office:value="14.7999093736719" calcext:value-type="float">
            <text:p>14.7999093736719</text:p>
          </table:table-cell>
          <table:table-cell table:formula="of:=STDEV([.D1967];[.F1967])" office:value-type="float" office:value="36.2618862146947" calcext:value-type="float">
            <text:p>36.2618862146947</text:p>
          </table:table-cell>
          <table:table-cell table:formula="of:=STDEV([.E1967];[.F1967])" office:value-type="float" office:value="21.4619768410228" calcext:value-type="float">
            <text:p>21.4619768410228</text:p>
          </table:table-cell>
        </table:table-row>
        <table:table-row table:style-name="ro1">
          <table:table-cell office:value-type="string" calcext:value-type="string">
            <text:p>catholic church pope 590604 gregory i</text:p>
          </table:table-cell>
          <table:table-cell office:value-type="string" calcext:value-type="string">
            <text:p>gregory i pope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4.9019607843137" calcext:value-type="float">
            <text:p>54.9019607843137</text:p>
          </table:table-cell>
          <table:table-cell office:value-type="float" office:value="26.0373650811008" calcext:value-type="float">
            <text:p>26.0373650811008</text:p>
          </table:table-cell>
          <table:table-cell table:formula="of:=STDEV([.D1968];[.E1968])" office:value-type="float" office:value="0" calcext:value-type="float">
            <text:p>0</text:p>
          </table:table-cell>
          <table:table-cell table:formula="of:=STDEV([.D1968];[.F1968])" office:value-type="float" office:value="31.8891293476286" calcext:value-type="float">
            <text:p>31.8891293476286</text:p>
          </table:table-cell>
          <table:table-cell table:formula="of:=STDEV([.E1968];[.F1968])" office:value-type="float" office:value="31.8891293476286" calcext:value-type="float">
            <text:p>31.8891293476286</text:p>
          </table:table-cell>
        </table:table-row>
        <table:table-row table:style-name="ro1">
          <table:table-cell office:value-type="string" calcext:value-type="string">
            <text:p>cicero de finibus latin</text:p>
          </table:table-cell>
          <table:table-cell office:value-type="string" calcext:value-type="string">
            <text:p>cicero marcus tullius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54.5454545454546" calcext:value-type="float">
            <text:p>54.5454545454546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26.2431940540739" calcext:value-type="float">
            <text:p>26.2431940540739</text:p>
          </table:table-cell>
          <table:table-cell table:formula="of:=STDEV([.D1969];[.E1969])" office:value-type="float" office:value="32.1412173266613" calcext:value-type="float">
            <text:p>32.1412173266613</text:p>
          </table:table-cell>
          <table:table-cell table:formula="of:=STDEV([.D1969];[.F1969])" office:value-type="float" office:value="32.1412173266613" calcext:value-type="float">
            <text:p>32.1412173266613</text:p>
          </table:table-cell>
          <table:table-cell table:formula="of:=STDEV([.E1969];[.F19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vian of marseilles approximately 400approximately 480</text:p>
          </table:table-cell>
          <table:table-cell office:value-type="string" calcext:value-type="string">
            <text:p>salvian of marseille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26.2431940540739" calcext:value-type="float">
            <text:p>26.2431940540739</text:p>
          </table:table-cell>
          <table:table-cell table:formula="of:=STDEV([.D1970];[.E1970])" office:value-type="float" office:value="0" calcext:value-type="float">
            <text:p>0</text:p>
          </table:table-cell>
          <table:table-cell table:formula="of:=STDEV([.D1970];[.F1970])" office:value-type="float" office:value="32.1412173266613" calcext:value-type="float">
            <text:p>32.1412173266613</text:p>
          </table:table-cell>
          <table:table-cell table:formula="of:=STDEV([.E1970];[.F1970])" office:value-type="float" office:value="32.1412173266613" calcext:value-type="float">
            <text:p>32.1412173266613</text:p>
          </table:table-cell>
        </table:table-row>
        <table:table-row table:style-name="ro1">
          <table:table-cell office:value-type="string" calcext:value-type="string">
            <text:p>fox morcillo sebastian</text:p>
          </table:table-cell>
          <table:table-cell office:value-type="string" calcext:value-type="string">
            <text:p>morcillo sebastian fox approximately 1526approximately 1560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4.320987654321" calcext:value-type="float">
            <text:p>54.320987654321</text:p>
          </table:table-cell>
          <table:table-cell office:value-type="float" office:value="26.372790074094" calcext:value-type="float">
            <text:p>26.372790074094</text:p>
          </table:table-cell>
          <table:table-cell table:formula="of:=STDEV([.D1971];[.E1971])" office:value-type="float" office:value="0" calcext:value-type="float">
            <text:p>0</text:p>
          </table:table-cell>
          <table:table-cell table:formula="of:=STDEV([.D1971];[.F1971])" office:value-type="float" office:value="32.2999393875337" calcext:value-type="float">
            <text:p>32.2999393875337</text:p>
          </table:table-cell>
          <table:table-cell table:formula="of:=STDEV([.E1971];[.F1971])" office:value-type="float" office:value="32.2999393875337" calcext:value-type="float">
            <text:p>32.2999393875337</text:p>
          </table:table-cell>
        </table:table-row>
        <table:table-row table:style-name="ro1">
          <table:table-cell office:value-type="string" calcext:value-type="string">
            <text:p>ruperto de deutz santo 10701129</text:p>
          </table:table-cell>
          <table:table-cell office:value-type="string" calcext:value-type="string">
            <text:p>rupert of deutz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56.5217391304348" calcext:value-type="float">
            <text:p>56.5217391304348</text:p>
          </table:table-cell>
          <table:table-cell office:value-type="float" office:value="52.1739130434783" calcext:value-type="float">
            <text:p>52.1739130434783</text:p>
          </table:table-cell>
          <table:table-cell office:value-type="float" office:value="26.4467936099923" calcext:value-type="float">
            <text:p>26.4467936099923</text:p>
          </table:table-cell>
          <table:table-cell table:formula="of:=STDEV([.D1972];[.E1972])" office:value-type="float" office:value="30.7437730950673" calcext:value-type="float">
            <text:p>30.7437730950673</text:p>
          </table:table-cell>
          <table:table-cell table:formula="of:=STDEV([.D1972];[.F1972])" office:value-type="float" office:value="33.818150404574" calcext:value-type="float">
            <text:p>33.818150404574</text:p>
          </table:table-cell>
          <table:table-cell table:formula="of:=STDEV([.E1972];[.F1972])" office:value-type="float" office:value="3.07437730950673" calcext:value-type="float">
            <text:p>3.07437730950673</text:p>
          </table:table-cell>
        </table:table-row>
        <table:table-row table:style-name="ro1">
          <table:table-cell office:value-type="string" calcext:value-type="string">
            <text:p>bersuire pierre ca12901362</text:p>
          </table:table-cell>
          <table:table-cell office:value-type="string" calcext:value-type="string">
            <text:p>bersuire pierre approximately 12901362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46.875" calcext:value-type="float">
            <text:p>46.875</text:p>
          </table:table-cell>
          <table:table-cell office:value-type="float" office:value="26.5778142128606" calcext:value-type="float">
            <text:p>26.5778142128606</text:p>
          </table:table-cell>
          <table:table-cell table:formula="of:=STDEV([.D1973];[.E1973])" office:value-type="float" office:value="17.6776695296637" calcext:value-type="float">
            <text:p>17.6776695296637</text:p>
          </table:table-cell>
          <table:table-cell table:formula="of:=STDEV([.D1973];[.F1973])" office:value-type="float" office:value="37.5650477505353" calcext:value-type="float">
            <text:p>37.5650477505353</text:p>
          </table:table-cell>
          <table:table-cell table:formula="of:=STDEV([.E1973];[.F1973])" office:value-type="float" office:value="19.8873782208717" calcext:value-type="float">
            <text:p>19.8873782208717</text:p>
          </table:table-cell>
        </table:table-row>
        <table:table-row table:style-name="ro1">
          <table:table-cell office:value-type="string" calcext:value-type="string">
            <text:p>iglesia catolica papa 11981216 inocencio iii</text:p>
          </table:table-cell>
          <table:table-cell office:value-type="string" calcext:value-type="string">
            <text:p>innocent iii pope 1160 or 11611216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3.8461538461539" calcext:value-type="float">
            <text:p>53.8461538461539</text:p>
          </table:table-cell>
          <table:table-cell office:value-type="float" office:value="26.6469355010596" calcext:value-type="float">
            <text:p>26.6469355010596</text:p>
          </table:table-cell>
          <table:table-cell table:formula="of:=STDEV([.D1974];[.E1974])" office:value-type="float" office:value="32.6356975932253" calcext:value-type="float">
            <text:p>32.6356975932253</text:p>
          </table:table-cell>
          <table:table-cell table:formula="of:=STDEV([.D1974];[.F1974])" office:value-type="float" office:value="32.6356975932253" calcext:value-type="float">
            <text:p>32.6356975932253</text:p>
          </table:table-cell>
          <table:table-cell table:formula="of:=STDEV([.E1974];[.F19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venal decio junio</text:p>
          </table:table-cell>
          <table:table-cell office:value-type="string" calcext:value-type="string">
            <text:p>juvenal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3.8461538461539" calcext:value-type="float">
            <text:p>53.8461538461539</text:p>
          </table:table-cell>
          <table:table-cell office:value-type="float" office:value="26.6469355010596" calcext:value-type="float">
            <text:p>26.6469355010596</text:p>
          </table:table-cell>
          <table:table-cell table:formula="of:=STDEV([.D1975];[.E1975])" office:value-type="float" office:value="0" calcext:value-type="float">
            <text:p>0</text:p>
          </table:table-cell>
          <table:table-cell table:formula="of:=STDEV([.D1975];[.F1975])" office:value-type="float" office:value="32.6356975932253" calcext:value-type="float">
            <text:p>32.6356975932253</text:p>
          </table:table-cell>
          <table:table-cell table:formula="of:=STDEV([.E1975];[.F1975])" office:value-type="float" office:value="32.6356975932253" calcext:value-type="float">
            <text:p>32.6356975932253</text:p>
          </table:table-cell>
        </table:table-row>
        <table:table-row table:style-name="ro1">
          <table:table-cell office:value-type="string" calcext:value-type="string">
            <text:p>reiner monk of st laurent liege d ca 1182</text:p>
          </table:table-cell>
          <table:table-cell office:value-type="string" calcext:value-type="string">
            <text:p>reiner of liege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3.5714285714286" calcext:value-type="float">
            <text:p>53.5714285714286</text:p>
          </table:table-cell>
          <table:table-cell office:value-type="float" office:value="26.8055482123755" calcext:value-type="float">
            <text:p>26.8055482123755</text:p>
          </table:table-cell>
          <table:table-cell table:formula="of:=STDEV([.D1976];[.E1976])" office:value-type="float" office:value="0" calcext:value-type="float">
            <text:p>0</text:p>
          </table:table-cell>
          <table:table-cell table:formula="of:=STDEV([.D1976];[.F1976])" office:value-type="float" office:value="32.8299576979469" calcext:value-type="float">
            <text:p>32.8299576979469</text:p>
          </table:table-cell>
          <table:table-cell table:formula="of:=STDEV([.E1976];[.F1976])" office:value-type="float" office:value="32.8299576979469" calcext:value-type="float">
            <text:p>32.8299576979469</text:p>
          </table:table-cell>
        </table:table-row>
        <table:table-row table:style-name="ro1">
          <table:table-cell office:value-type="string" calcext:value-type="string">
            <text:p>ovidio nason publio 43 ac17 dc</text:p>
          </table:table-cell>
          <table:table-cell office:value-type="string" calcext:value-type="string">
            <text:p>ovid 43 bc17 ad or 18 ad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54.9019607843137" calcext:value-type="float">
            <text:p>54.9019607843137</text:p>
          </table:table-cell>
          <table:table-cell office:value-type="float" office:value="51.8518518518519" calcext:value-type="float">
            <text:p>51.8518518518519</text:p>
          </table:table-cell>
          <table:table-cell office:value-type="float" office:value="26.9610227170493" calcext:value-type="float">
            <text:p>26.9610227170493</text:p>
          </table:table-cell>
          <table:table-cell table:formula="of:=STDEV([.D1977];[.E1977])" office:value-type="float" office:value="31.8891293476286" calcext:value-type="float">
            <text:p>31.8891293476286</text:p>
          </table:table-cell>
          <table:table-cell table:formula="of:=STDEV([.D1977];[.F1977])" office:value-type="float" office:value="34.0458820571301" calcext:value-type="float">
            <text:p>34.0458820571301</text:p>
          </table:table-cell>
          <table:table-cell table:formula="of:=STDEV([.E1977];[.F1977])" office:value-type="float" office:value="2.15675270950144" calcext:value-type="float">
            <text:p>2.15675270950144</text:p>
          </table:table-cell>
        </table:table-row>
        <table:table-row table:style-name="ro1">
          <table:table-cell office:value-type="string" calcext:value-type="string">
            <text:p>seneca marco anneo ca 55acca 39 dc</text:p>
          </table:table-cell>
          <table:table-cell office:value-type="string" calcext:value-type="string">
            <text:p>seneca lucius annaeus approximately 55 bcapproximately 39 ad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3.1914893617021" calcext:value-type="float">
            <text:p>53.1914893617021</text:p>
          </table:table-cell>
          <table:table-cell office:value-type="float" office:value="27.0249062173867" calcext:value-type="float">
            <text:p>27.0249062173867</text:p>
          </table:table-cell>
          <table:table-cell table:formula="of:=STDEV([.D1978];[.E1978])" office:value-type="float" office:value="33.0986152895831" calcext:value-type="float">
            <text:p>33.0986152895831</text:p>
          </table:table-cell>
          <table:table-cell table:formula="of:=STDEV([.D1978];[.F1978])" office:value-type="float" office:value="33.0986152895831" calcext:value-type="float">
            <text:p>33.0986152895831</text:p>
          </table:table-cell>
          <table:table-cell table:formula="of:=STDEV([.E1978];[.F19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fo agostino</text:p>
          </table:table-cell>
          <table:table-cell office:value-type="string" calcext:value-type="string">
            <text:p>nifo agostino approximately 14731545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3.0612244897959" calcext:value-type="float">
            <text:p>53.0612244897959</text:p>
          </table:table-cell>
          <table:table-cell office:value-type="float" office:value="27.1001146762477" calcext:value-type="float">
            <text:p>27.1001146762477</text:p>
          </table:table-cell>
          <table:table-cell table:formula="of:=STDEV([.D1979];[.E1979])" office:value-type="float" office:value="0" calcext:value-type="float">
            <text:p>0</text:p>
          </table:table-cell>
          <table:table-cell table:formula="of:=STDEV([.D1979];[.F1979])" office:value-type="float" office:value="33.1907264638584" calcext:value-type="float">
            <text:p>33.1907264638584</text:p>
          </table:table-cell>
          <table:table-cell table:formula="of:=STDEV([.E1979];[.F1979])" office:value-type="float" office:value="33.1907264638584" calcext:value-type="float">
            <text:p>33.1907264638584</text:p>
          </table:table-cell>
        </table:table-row>
        <table:table-row table:style-name="ro1">
          <table:table-cell office:value-type="string" calcext:value-type="string">
            <text:p>guibert de nogent 1053ca 1124</text:p>
          </table:table-cell>
          <table:table-cell office:value-type="string" calcext:value-type="string">
            <text:p>guibert abbot of nogentsouscoucy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2.4590163934426" calcext:value-type="float">
            <text:p>52.4590163934426</text:p>
          </table:table-cell>
          <table:table-cell office:value-type="float" office:value="27.4477996827855" calcext:value-type="float">
            <text:p>27.4477996827855</text:p>
          </table:table-cell>
          <table:table-cell table:formula="of:=STDEV([.D1980];[.E1980])" office:value-type="float" office:value="33.6165518924752" calcext:value-type="float">
            <text:p>33.6165518924752</text:p>
          </table:table-cell>
          <table:table-cell table:formula="of:=STDEV([.D1980];[.F1980])" office:value-type="float" office:value="33.6165518924752" calcext:value-type="float">
            <text:p>33.6165518924752</text:p>
          </table:table-cell>
          <table:table-cell table:formula="of:=STDEV([.E1980];[.F19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gorio i papa santo 540604</text:p>
          </table:table-cell>
          <table:table-cell office:value-type="string" calcext:value-type="string">
            <text:p>gregory i pop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52.3809523809524" calcext:value-type="float">
            <text:p>52.3809523809524</text:p>
          </table:table-cell>
          <table:table-cell office:value-type="float" office:value="52.3809523809524" calcext:value-type="float">
            <text:p>52.3809523809524</text:p>
          </table:table-cell>
          <table:table-cell office:value-type="float" office:value="27.4928699614108" calcext:value-type="float">
            <text:p>27.4928699614108</text:p>
          </table:table-cell>
          <table:table-cell table:formula="of:=STDEV([.D1981];[.E1981])" office:value-type="float" office:value="33.6717514850737" calcext:value-type="float">
            <text:p>33.6717514850737</text:p>
          </table:table-cell>
          <table:table-cell table:formula="of:=STDEV([.D1981];[.F1981])" office:value-type="float" office:value="33.6717514850737" calcext:value-type="float">
            <text:p>33.6717514850737</text:p>
          </table:table-cell>
          <table:table-cell table:formula="of:=STDEV([.E1981];[.F19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uil active 825</text:p>
          </table:table-cell>
          <table:table-cell office:value-type="string" calcext:value-type="string">
            <text:p>dicuil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2.1739130434783" calcext:value-type="float">
            <text:p>52.1739130434783</text:p>
          </table:table-cell>
          <table:table-cell office:value-type="float" office:value="27.6124041786343" calcext:value-type="float">
            <text:p>27.6124041786343</text:p>
          </table:table-cell>
          <table:table-cell table:formula="of:=STDEV([.D1982];[.E1982])" office:value-type="float" office:value="0" calcext:value-type="float">
            <text:p>0</text:p>
          </table:table-cell>
          <table:table-cell table:formula="of:=STDEV([.D1982];[.F1982])" office:value-type="float" office:value="33.818150404574" calcext:value-type="float">
            <text:p>33.818150404574</text:p>
          </table:table-cell>
          <table:table-cell table:formula="of:=STDEV([.E1982];[.F1982])" office:value-type="float" office:value="33.818150404574" calcext:value-type="float">
            <text:p>33.818150404574</text:p>
          </table:table-cell>
        </table:table-row>
        <table:table-row table:style-name="ro1">
          <table:table-cell office:value-type="string" calcext:value-type="string">
            <text:p>ulpian</text:p>
          </table:table-cell>
          <table:table-cell office:value-type="string" calcext:value-type="string">
            <text:p>ulpianus domitius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2.1739130434783" calcext:value-type="float">
            <text:p>52.1739130434783</text:p>
          </table:table-cell>
          <table:table-cell office:value-type="float" office:value="27.6124041786343" calcext:value-type="float">
            <text:p>27.6124041786343</text:p>
          </table:table-cell>
          <table:table-cell table:formula="of:=STDEV([.D1983];[.E1983])" office:value-type="float" office:value="33.818150404574" calcext:value-type="float">
            <text:p>33.818150404574</text:p>
          </table:table-cell>
          <table:table-cell table:formula="of:=STDEV([.D1983];[.F1983])" office:value-type="float" office:value="33.818150404574" calcext:value-type="float">
            <text:p>33.818150404574</text:p>
          </table:table-cell>
          <table:table-cell table:formula="of:=STDEV([.E1983];[.F19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ler c f w</text:p>
          </table:table-cell>
          <table:table-cell office:value-type="string" calcext:value-type="string">
            <text:p>muller karl otfried 17971840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45" calcext:value-type="float">
            <text:p>45</text:p>
          </table:table-cell>
          <table:table-cell office:value-type="float" office:value="27.7054614217593" calcext:value-type="float">
            <text:p>27.7054614217593</text:p>
          </table:table-cell>
          <table:table-cell table:formula="of:=STDEV([.D1984];[.E1984])" office:value-type="float" office:value="23.5702260395516" calcext:value-type="float">
            <text:p>23.5702260395516</text:p>
          </table:table-cell>
          <table:table-cell table:formula="of:=STDEV([.D1984];[.F1984])" office:value-type="float" office:value="38.8908729652601" calcext:value-type="float">
            <text:p>38.8908729652601</text:p>
          </table:table-cell>
          <table:table-cell table:formula="of:=STDEV([.E1984];[.F1984])" office:value-type="float" office:value="15.3206469257085" calcext:value-type="float">
            <text:p>15.3206469257085</text:p>
          </table:table-cell>
        </table:table-row>
        <table:table-row table:style-name="ro1">
          <table:table-cell office:value-type="string" calcext:value-type="string">
            <text:p>fulcoius belvacensis approximately 1020approximately 1083</text:p>
          </table:table-cell>
          <table:table-cell office:value-type="string" calcext:value-type="string">
            <text:p>fulcoius belvacensi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1.9480519480519" calcext:value-type="float">
            <text:p>51.9480519480519</text:p>
          </table:table-cell>
          <table:table-cell office:value-type="float" office:value="27.7428051428781" calcext:value-type="float">
            <text:p>27.7428051428781</text:p>
          </table:table-cell>
          <table:table-cell table:formula="of:=STDEV([.D1985];[.E1985])" office:value-type="float" office:value="0" calcext:value-type="float">
            <text:p>0</text:p>
          </table:table-cell>
          <table:table-cell table:formula="of:=STDEV([.D1985];[.F1985])" office:value-type="float" office:value="33.9778583167562" calcext:value-type="float">
            <text:p>33.9778583167562</text:p>
          </table:table-cell>
          <table:table-cell table:formula="of:=STDEV([.E1985];[.F1985])" office:value-type="float" office:value="33.9778583167562" calcext:value-type="float">
            <text:p>33.9778583167562</text:p>
          </table:table-cell>
        </table:table-row>
        <table:table-row table:style-name="ro1">
          <table:table-cell office:value-type="string" calcext:value-type="string">
            <text:p>avitus alcimus ecdicius saint d 518</text:p>
          </table:table-cell>
          <table:table-cell office:value-type="string" calcext:value-type="string">
            <text:p>avitus saint bishop of vienn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58.5365853658537" calcext:value-type="float">
            <text:p>58.5365853658537</text:p>
          </table:table-cell>
          <table:table-cell office:value-type="float" office:value="46.875" calcext:value-type="float">
            <text:p>46.875</text:p>
          </table:table-cell>
          <table:table-cell office:value-type="float" office:value="27.9209388314225" calcext:value-type="float">
            <text:p>27.9209388314225</text:p>
          </table:table-cell>
          <table:table-cell table:formula="of:=STDEV([.D1986];[.E1986])" office:value-type="float" office:value="29.3190616589544" calcext:value-type="float">
            <text:p>29.3190616589544</text:p>
          </table:table-cell>
          <table:table-cell table:formula="of:=STDEV([.D1986];[.F1986])" office:value-type="float" office:value="37.5650477505353" calcext:value-type="float">
            <text:p>37.5650477505353</text:p>
          </table:table-cell>
          <table:table-cell table:formula="of:=STDEV([.E1986];[.F1986])" office:value-type="float" office:value="8.24598609158093" calcext:value-type="float">
            <text:p>8.24598609158093</text:p>
          </table:table-cell>
        </table:table-row>
        <table:table-row table:style-name="ro1">
          <table:table-cell office:value-type="string" calcext:value-type="string">
            <text:p>ovidius naso publius 43 v chrca 18</text:p>
          </table:table-cell>
          <table:table-cell office:value-type="string" calcext:value-type="string">
            <text:p>ovid 43 bc17 ad or 18 ad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50.9090909090909" calcext:value-type="float">
            <text:p>50.9090909090909</text:p>
          </table:table-cell>
          <table:table-cell office:value-type="float" office:value="51.7241379310345" calcext:value-type="float">
            <text:p>51.7241379310345</text:p>
          </table:table-cell>
          <table:table-cell office:value-type="float" office:value="28.1103199184975" calcext:value-type="float">
            <text:p>28.1103199184975</text:p>
          </table:table-cell>
          <table:table-cell table:formula="of:=STDEV([.D1987];[.E1987])" office:value-type="float" office:value="34.7125147127942" calcext:value-type="float">
            <text:p>34.7125147127942</text:p>
          </table:table-cell>
          <table:table-cell table:formula="of:=STDEV([.D1987];[.F1987])" office:value-type="float" office:value="34.136189436592" calcext:value-type="float">
            <text:p>34.136189436592</text:p>
          </table:table-cell>
          <table:table-cell table:formula="of:=STDEV([.E1987];[.F1987])" office:value-type="float" office:value="0.576325276202199" calcext:value-type="float">
            <text:p>0.576325276202199</text:p>
          </table:table-cell>
        </table:table-row>
        <table:table-row table:style-name="ro1">
          <table:table-cell office:value-type="string" calcext:value-type="string">
            <text:p>paulus julius active approximately 200</text:p>
          </table:table-cell>
          <table:table-cell office:value-type="string" calcext:value-type="string">
            <text:p>paulus juliu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.9803921568627" calcext:value-type="float">
            <text:p>50.9803921568627</text:p>
          </table:table-cell>
          <table:table-cell office:value-type="float" office:value="28.3014837838052" calcext:value-type="float">
            <text:p>28.3014837838052</text:p>
          </table:table-cell>
          <table:table-cell table:formula="of:=STDEV([.D1988];[.E1988])" office:value-type="float" office:value="0" calcext:value-type="float">
            <text:p>0</text:p>
          </table:table-cell>
          <table:table-cell table:formula="of:=STDEV([.D1988];[.F1988])" office:value-type="float" office:value="34.6620971169876" calcext:value-type="float">
            <text:p>34.6620971169876</text:p>
          </table:table-cell>
          <table:table-cell table:formula="of:=STDEV([.E1988];[.F1988])" office:value-type="float" office:value="34.6620971169876" calcext:value-type="float">
            <text:p>34.6620971169876</text:p>
          </table:table-cell>
        </table:table-row>
        <table:table-row table:style-name="ro1">
          <table:table-cell office:value-type="string" calcext:value-type="string">
            <text:p>lupus of ferrieres approximately 805approximately 862</text:p>
          </table:table-cell>
          <table:table-cell office:value-type="string" calcext:value-type="string">
            <text:p>lupus of ferriere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.7042253521127" calcext:value-type="float">
            <text:p>50.7042253521127</text:p>
          </table:table-cell>
          <table:table-cell office:value-type="float" office:value="28.4609287628689" calcext:value-type="float">
            <text:p>28.4609287628689</text:p>
          </table:table-cell>
          <table:table-cell table:formula="of:=STDEV([.D1989];[.E1989])" office:value-type="float" office:value="0" calcext:value-type="float">
            <text:p>0</text:p>
          </table:table-cell>
          <table:table-cell table:formula="of:=STDEV([.D1989];[.F1989])" office:value-type="float" office:value="34.857376537365" calcext:value-type="float">
            <text:p>34.857376537365</text:p>
          </table:table-cell>
          <table:table-cell table:formula="of:=STDEV([.E1989];[.F1989])" office:value-type="float" office:value="34.857376537365" calcext:value-type="float">
            <text:p>34.857376537365</text:p>
          </table:table-cell>
        </table:table-row>
        <table:table-row table:style-name="ro1">
          <table:table-cell office:value-type="string" calcext:value-type="string">
            <text:p>widukind von korvei fl 970</text:p>
          </table:table-cell>
          <table:table-cell office:value-type="string" calcext:value-type="string">
            <text:p>widukind of corvey approximately 925approximately 973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.6329113924051" calcext:value-type="float">
            <text:p>50.6329113924051</text:p>
          </table:table-cell>
          <table:table-cell office:value-type="float" office:value="28.502101896703" calcext:value-type="float">
            <text:p>28.502101896703</text:p>
          </table:table-cell>
          <table:table-cell table:formula="of:=STDEV([.D1990];[.E1990])" office:value-type="float" office:value="34.9078031218675" calcext:value-type="float">
            <text:p>34.9078031218675</text:p>
          </table:table-cell>
          <table:table-cell table:formula="of:=STDEV([.D1990];[.F1990])" office:value-type="float" office:value="34.9078031218675" calcext:value-type="float">
            <text:p>34.9078031218675</text:p>
          </table:table-cell>
          <table:table-cell table:formula="of:=STDEV([.E1990];[.F19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ucherius saint abp active 410approximately 449</text:p>
          </table:table-cell>
          <table:table-cell office:value-type="string" calcext:value-type="string">
            <text:p>eucherius of lyon sain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78.9473684210526" calcext:value-type="float">
            <text:p>78.9473684210526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28.8993189080693" calcext:value-type="float">
            <text:p>28.8993189080693</text:p>
          </table:table-cell>
          <table:table-cell table:formula="of:=STDEV([.D1991];[.E1991])" office:value-type="float" office:value="14.8864585512957" calcext:value-type="float">
            <text:p>14.8864585512957</text:p>
          </table:table-cell>
          <table:table-cell table:formula="of:=STDEV([.D1991];[.F1991])" office:value-type="float" office:value="40.4061017820884" calcext:value-type="float">
            <text:p>40.4061017820884</text:p>
          </table:table-cell>
          <table:table-cell table:formula="of:=STDEV([.E1991];[.F1991])" office:value-type="float" office:value="25.5196432307927" calcext:value-type="float">
            <text:p>25.5196432307927</text:p>
          </table:table-cell>
        </table:table-row>
        <table:table-row table:style-name="ro1">
          <table:table-cell office:value-type="string" calcext:value-type="string">
            <text:p>palingeni marcello</text:p>
          </table:table-cell>
          <table:table-cell office:value-type="string" calcext:value-type="string">
            <text:p>palingenio stellato marcello approximately 1500approximately 1543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61.5384615384615" calcext:value-type="float">
            <text:p>61.5384615384615</text:p>
          </table:table-cell>
          <table:table-cell office:value-type="float" office:value="43.3734939759036" calcext:value-type="float">
            <text:p>43.3734939759036</text:p>
          </table:table-cell>
          <table:table-cell office:value-type="float" office:value="28.9131376478877" calcext:value-type="float">
            <text:p>28.9131376478877</text:p>
          </table:table-cell>
          <table:table-cell table:formula="of:=STDEV([.D1992];[.E1992])" office:value-type="float" office:value="27.1964146610211" calcext:value-type="float">
            <text:p>27.1964146610211</text:p>
          </table:table-cell>
          <table:table-cell table:formula="of:=STDEV([.D1992];[.F1992])" office:value-type="float" office:value="40.0409864045394" calcext:value-type="float">
            <text:p>40.0409864045394</text:p>
          </table:table-cell>
          <table:table-cell table:formula="of:=STDEV([.E1992];[.F1992])" office:value-type="float" office:value="12.8445717435184" calcext:value-type="float">
            <text:p>12.8445717435184</text:p>
          </table:table-cell>
        </table:table-row>
        <table:table-row table:style-name="ro1">
          <table:table-cell office:value-type="string" calcext:value-type="string">
            <text:p>velleius paterculus approximately 19 bcapproximately 30 ad</text:p>
          </table:table-cell>
          <table:table-cell office:value-type="string" calcext:value-type="string">
            <text:p>velleius paterculu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9.3506493506494" calcext:value-type="float">
            <text:p>49.3506493506494</text:p>
          </table:table-cell>
          <table:table-cell office:value-type="float" office:value="29.2424162316823" calcext:value-type="float">
            <text:p>29.2424162316823</text:p>
          </table:table-cell>
          <table:table-cell table:formula="of:=STDEV([.D1993];[.E1993])" office:value-type="float" office:value="0" calcext:value-type="float">
            <text:p>0</text:p>
          </table:table-cell>
          <table:table-cell table:formula="of:=STDEV([.D1993];[.F1993])" office:value-type="float" office:value="35.8144993068511" calcext:value-type="float">
            <text:p>35.8144993068511</text:p>
          </table:table-cell>
          <table:table-cell table:formula="of:=STDEV([.E1993];[.F1993])" office:value-type="float" office:value="35.8144993068511" calcext:value-type="float">
            <text:p>35.8144993068511</text:p>
          </table:table-cell>
        </table:table-row>
        <table:table-row table:style-name="ro1">
          <table:table-cell office:value-type="string" calcext:value-type="string">
            <text:p>st ulrich und afra benedictine abbey augsburg germany bibliothek</text:p>
          </table:table-cell>
          <table:table-cell office:value-type="string" calcext:value-type="string">
            <text:p>ulric saint bishop of augsburg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8.936170212766" calcext:value-type="float">
            <text:p>48.936170212766</text:p>
          </table:table-cell>
          <table:table-cell office:value-type="float" office:value="29.4817158735128" calcext:value-type="float">
            <text:p>29.4817158735128</text:p>
          </table:table-cell>
          <table:table-cell table:formula="of:=STDEV([.D1994];[.E1994])" office:value-type="float" office:value="36.1075803159088" calcext:value-type="float">
            <text:p>36.1075803159088</text:p>
          </table:table-cell>
          <table:table-cell table:formula="of:=STDEV([.D1994];[.F1994])" office:value-type="float" office:value="36.1075803159088" calcext:value-type="float">
            <text:p>36.1075803159088</text:p>
          </table:table-cell>
          <table:table-cell table:formula="of:=STDEV([.E1994];[.F19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on i papa santo m 461</text:p>
          </table:table-cell>
          <table:table-cell office:value-type="string" calcext:value-type="string">
            <text:p>leo i pop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8.4848484848485" calcext:value-type="float">
            <text:p>48.4848484848485</text:p>
          </table:table-cell>
          <table:table-cell office:value-type="float" office:value="29.7422865946171" calcext:value-type="float">
            <text:p>29.7422865946171</text:p>
          </table:table-cell>
          <table:table-cell table:formula="of:=STDEV([.D1995];[.E1995])" office:value-type="float" office:value="36.4267129702161" calcext:value-type="float">
            <text:p>36.4267129702161</text:p>
          </table:table-cell>
          <table:table-cell table:formula="of:=STDEV([.D1995];[.F1995])" office:value-type="float" office:value="36.4267129702161" calcext:value-type="float">
            <text:p>36.4267129702161</text:p>
          </table:table-cell>
          <table:table-cell table:formula="of:=STDEV([.E1995];[.F19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erre de blois 11351204</text:p>
          </table:table-cell>
          <table:table-cell office:value-type="string" calcext:value-type="string">
            <text:p>peter of blois approximately 1135approximately 1212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45.3333333333333" calcext:value-type="float">
            <text:p>45.3333333333333</text:p>
          </table:table-cell>
          <table:table-cell office:value-type="float" office:value="30.8208683512637" calcext:value-type="float">
            <text:p>30.8208683512637</text:p>
          </table:table-cell>
          <table:table-cell table:formula="of:=STDEV([.D1996];[.E1996])" office:value-type="float" office:value="36.7695526217005" calcext:value-type="float">
            <text:p>36.7695526217005</text:p>
          </table:table-cell>
          <table:table-cell table:formula="of:=STDEV([.D1996];[.F1996])" office:value-type="float" office:value="38.6551707048646" calcext:value-type="float">
            <text:p>38.6551707048646</text:p>
          </table:table-cell>
          <table:table-cell table:formula="of:=STDEV([.E1996];[.F1996])" office:value-type="float" office:value="1.88561808316413" calcext:value-type="float">
            <text:p>1.88561808316413</text:p>
          </table:table-cell>
        </table:table-row>
        <table:table-row table:style-name="ro1">
          <table:table-cell office:value-type="string" calcext:value-type="string">
            <text:p>fenestella l 1452</text:p>
          </table:table-cell>
          <table:table-cell office:value-type="string" calcext:value-type="string">
            <text:p>fenestella active 1st century bc1st century ad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74.0740740740741" calcext:value-type="float">
            <text:p>74.0740740740741</text:p>
          </table:table-cell>
          <table:table-cell office:value-type="float" office:value="38.0952380952381" calcext:value-type="float">
            <text:p>38.0952380952381</text:p>
          </table:table-cell>
          <table:table-cell office:value-type="float" office:value="31.0881269404517" calcext:value-type="float">
            <text:p>31.0881269404517</text:p>
          </table:table-cell>
          <table:table-cell table:formula="of:=STDEV([.D1997];[.E1997])" office:value-type="float" office:value="18.3323980307623" calcext:value-type="float">
            <text:p>18.3323980307623</text:p>
          </table:table-cell>
          <table:table-cell table:formula="of:=STDEV([.D1997];[.F1997])" office:value-type="float" office:value="43.7732769305958" calcext:value-type="float">
            <text:p>43.7732769305958</text:p>
          </table:table-cell>
          <table:table-cell table:formula="of:=STDEV([.E1997];[.F1997])" office:value-type="float" office:value="25.4408788998335" calcext:value-type="float">
            <text:p>25.4408788998335</text:p>
          </table:table-cell>
        </table:table-row>
        <table:table-row table:style-name="ro1">
          <table:table-cell office:value-type="string" calcext:value-type="string">
            <text:p>glaber rodulfus approximately 985approximately 1046</text:p>
          </table:table-cell>
          <table:table-cell office:value-type="string" calcext:value-type="string">
            <text:p>glaber rodulfu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5.4545454545455" calcext:value-type="float">
            <text:p>45.4545454545455</text:p>
          </table:table-cell>
          <table:table-cell office:value-type="float" office:value="31.4918328648887" calcext:value-type="float">
            <text:p>31.4918328648887</text:p>
          </table:table-cell>
          <table:table-cell table:formula="of:=STDEV([.D1998];[.E1998])" office:value-type="float" office:value="0" calcext:value-type="float">
            <text:p>0</text:p>
          </table:table-cell>
          <table:table-cell table:formula="of:=STDEV([.D1998];[.F1998])" office:value-type="float" office:value="38.5694607919935" calcext:value-type="float">
            <text:p>38.5694607919935</text:p>
          </table:table-cell>
          <table:table-cell table:formula="of:=STDEV([.E1998];[.F1998])" office:value-type="float" office:value="38.5694607919935" calcext:value-type="float">
            <text:p>38.5694607919935</text:p>
          </table:table-cell>
        </table:table-row>
        <table:table-row table:style-name="ro1">
          <table:table-cell office:value-type="string" calcext:value-type="string">
            <text:p>vitriaco giacomo de</text:p>
          </table:table-cell>
          <table:table-cell office:value-type="string" calcext:value-type="string">
            <text:p>jacques de vitry 11701240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45.4545454545455" calcext:value-type="float">
            <text:p>45.4545454545455</text:p>
          </table:table-cell>
          <table:table-cell office:value-type="float" office:value="45.4545454545455" calcext:value-type="float">
            <text:p>45.4545454545455</text:p>
          </table:table-cell>
          <table:table-cell office:value-type="float" office:value="31.4918328648887" calcext:value-type="float">
            <text:p>31.4918328648887</text:p>
          </table:table-cell>
          <table:table-cell table:formula="of:=STDEV([.D1999];[.E1999])" office:value-type="float" office:value="38.5694607919935" calcext:value-type="float">
            <text:p>38.5694607919935</text:p>
          </table:table-cell>
          <table:table-cell table:formula="of:=STDEV([.D1999];[.F1999])" office:value-type="float" office:value="38.5694607919935" calcext:value-type="float">
            <text:p>38.5694607919935</text:p>
          </table:table-cell>
          <table:table-cell table:formula="of:=STDEV([.E1999];[.F19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uno santo ca 10301101</text:p>
          </table:table-cell>
          <table:table-cell office:value-type="string" calcext:value-type="string">
            <text:p>bruno saint bishop of wurzburg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45.2830188679245" calcext:value-type="float">
            <text:p>45.2830188679245</text:p>
          </table:table-cell>
          <table:table-cell office:value-type="float" office:value="45.2830188679245" calcext:value-type="float">
            <text:p>45.2830188679245</text:p>
          </table:table-cell>
          <table:table-cell office:value-type="float" office:value="31.5908637858474" calcext:value-type="float">
            <text:p>31.5908637858474</text:p>
          </table:table-cell>
          <table:table-cell table:formula="of:=STDEV([.D2000];[.E2000])" office:value-type="float" office:value="38.6907484045469" calcext:value-type="float">
            <text:p>38.6907484045469</text:p>
          </table:table-cell>
          <table:table-cell table:formula="of:=STDEV([.D2000];[.F2000])" office:value-type="float" office:value="38.6907484045469" calcext:value-type="float">
            <text:p>38.6907484045469</text:p>
          </table:table-cell>
          <table:table-cell table:formula="of:=STDEV([.E2000];[.F20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lberg hugo</text:p>
          </table:table-cell>
          <table:table-cell office:value-type="string" calcext:value-type="string">
            <text:p>ilberg friedrich theodor hugo 18281883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4.8979591836735" calcext:value-type="float">
            <text:p>44.8979591836735</text:p>
          </table:table-cell>
          <table:table-cell office:value-type="float" office:value="31.8131780982039" calcext:value-type="float">
            <text:p>31.8131780982039</text:p>
          </table:table-cell>
          <table:table-cell table:formula="of:=STDEV([.D2001];[.E2001])" office:value-type="float" office:value="0" calcext:value-type="float">
            <text:p>0</text:p>
          </table:table-cell>
          <table:table-cell table:formula="of:=STDEV([.D2001];[.F2001])" office:value-type="float" office:value="38.9630267184424" calcext:value-type="float">
            <text:p>38.9630267184424</text:p>
          </table:table-cell>
          <table:table-cell table:formula="of:=STDEV([.E2001];[.F2001])" office:value-type="float" office:value="38.9630267184424" calcext:value-type="float">
            <text:p>38.9630267184424</text:p>
          </table:table-cell>
        </table:table-row>
        <table:table-row table:style-name="ro1">
          <table:table-cell office:value-type="string" calcext:value-type="string">
            <text:p>bonizo of sutri approximately 1045approximately 1095</text:p>
          </table:table-cell>
          <table:table-cell office:value-type="string" calcext:value-type="string">
            <text:p>bonizo of sutri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4.7761194029851" calcext:value-type="float">
            <text:p>44.7761194029851</text:p>
          </table:table-cell>
          <table:table-cell office:value-type="float" office:value="31.8835223283823" calcext:value-type="float">
            <text:p>31.8835223283823</text:p>
          </table:table-cell>
          <table:table-cell table:formula="of:=STDEV([.D2002];[.E2002])" office:value-type="float" office:value="0" calcext:value-type="float">
            <text:p>0</text:p>
          </table:table-cell>
          <table:table-cell table:formula="of:=STDEV([.D2002];[.F2002])" office:value-type="float" office:value="39.0491804535855" calcext:value-type="float">
            <text:p>39.0491804535855</text:p>
          </table:table-cell>
          <table:table-cell table:formula="of:=STDEV([.E2002];[.F2002])" office:value-type="float" office:value="39.0491804535855" calcext:value-type="float">
            <text:p>39.0491804535855</text:p>
          </table:table-cell>
        </table:table-row>
        <table:table-row table:style-name="ro1">
          <table:table-cell office:value-type="string" calcext:value-type="string">
            <text:p>amarcius active 11th century</text:p>
          </table:table-cell>
          <table:table-cell office:value-type="string" calcext:value-type="string">
            <text:p>amarciu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32.0750149549792" calcext:value-type="float">
            <text:p>32.0750149549792</text:p>
          </table:table-cell>
          <table:table-cell table:formula="of:=STDEV([.D2003];[.E2003])" office:value-type="float" office:value="0" calcext:value-type="float">
            <text:p>0</text:p>
          </table:table-cell>
          <table:table-cell table:formula="of:=STDEV([.D2003];[.F2003])" office:value-type="float" office:value="39.2837100659193" calcext:value-type="float">
            <text:p>39.2837100659193</text:p>
          </table:table-cell>
          <table:table-cell table:formula="of:=STDEV([.E2003];[.F2003])" office:value-type="float" office:value="39.2837100659193" calcext:value-type="float">
            <text:p>39.2837100659193</text:p>
          </table:table-cell>
        </table:table-row>
        <table:table-row table:style-name="ro1">
          <table:table-cell office:value-type="string" calcext:value-type="string">
            <text:p>nivardus active 12th century</text:p>
          </table:table-cell>
          <table:table-cell office:value-type="string" calcext:value-type="string">
            <text:p>nivardu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32.0750149549792" calcext:value-type="float">
            <text:p>32.0750149549792</text:p>
          </table:table-cell>
          <table:table-cell table:formula="of:=STDEV([.D2004];[.E2004])" office:value-type="float" office:value="0" calcext:value-type="float">
            <text:p>0</text:p>
          </table:table-cell>
          <table:table-cell table:formula="of:=STDEV([.D2004];[.F2004])" office:value-type="float" office:value="39.2837100659193" calcext:value-type="float">
            <text:p>39.2837100659193</text:p>
          </table:table-cell>
          <table:table-cell table:formula="of:=STDEV([.E2004];[.F2004])" office:value-type="float" office:value="39.2837100659193" calcext:value-type="float">
            <text:p>39.2837100659193</text:p>
          </table:table-cell>
        </table:table-row>
        <table:table-row table:style-name="ro1">
          <table:table-cell office:value-type="string" calcext:value-type="string">
            <text:p>virgile 00700019 av jc</text:p>
          </table:table-cell>
          <table:table-cell office:value-type="string" calcext:value-type="string">
            <text:p>virgil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32.9914439536929" calcext:value-type="float">
            <text:p>32.9914439536929</text:p>
          </table:table-cell>
          <table:table-cell table:formula="of:=STDEV([.D2005];[.E2005])" office:value-type="float" office:value="40.4061017820884" calcext:value-type="float">
            <text:p>40.4061017820884</text:p>
          </table:table-cell>
          <table:table-cell table:formula="of:=STDEV([.D2005];[.F2005])" office:value-type="float" office:value="40.4061017820884" calcext:value-type="float">
            <text:p>40.4061017820884</text:p>
          </table:table-cell>
          <table:table-cell table:formula="of:=STDEV([.E2005];[.F20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sian john approximately 360approximately 435</text:p>
          </table:table-cell>
          <table:table-cell office:value-type="string" calcext:value-type="string">
            <text:p>cassian john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.6779661016949" calcext:value-type="float">
            <text:p>40.6779661016949</text:p>
          </table:table-cell>
          <table:table-cell office:value-type="float" office:value="34.2495922400626" calcext:value-type="float">
            <text:p>34.2495922400626</text:p>
          </table:table-cell>
          <table:table-cell table:formula="of:=STDEV([.D2006];[.E2006])" office:value-type="float" office:value="0" calcext:value-type="float">
            <text:p>0</text:p>
          </table:table-cell>
          <table:table-cell table:formula="of:=STDEV([.D2006];[.F2006])" office:value-type="float" office:value="41.9470124432698" calcext:value-type="float">
            <text:p>41.9470124432698</text:p>
          </table:table-cell>
          <table:table-cell table:formula="of:=STDEV([.E2006];[.F2006])" office:value-type="float" office:value="41.9470124432698" calcext:value-type="float">
            <text:p>41.9470124432698</text:p>
          </table:table-cell>
        </table:table-row>
        <table:table-row table:style-name="ro1">
          <table:table-cell office:value-type="string" calcext:value-type="string">
            <text:p>tertullian approximately 160approximately 230</text:p>
          </table:table-cell>
          <table:table-cell office:value-type="string" calcext:value-type="string">
            <text:p>tertullian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36.7404716757035" calcext:value-type="float">
            <text:p>36.7404716757035</text:p>
          </table:table-cell>
          <table:table-cell table:formula="of:=STDEV([.D2007];[.E2007])" office:value-type="float" office:value="0" calcext:value-type="float">
            <text:p>0</text:p>
          </table:table-cell>
          <table:table-cell table:formula="of:=STDEV([.D2007];[.F2007])" office:value-type="float" office:value="44.9977042573258" calcext:value-type="float">
            <text:p>44.9977042573258</text:p>
          </table:table-cell>
          <table:table-cell table:formula="of:=STDEV([.E2007];[.F2007])" office:value-type="float" office:value="44.9977042573258" calcext:value-type="float">
            <text:p>44.9977042573258</text:p>
          </table:table-cell>
        </table:table-row>
        <table:table-row table:style-name="ro1">
          <table:table-cell office:value-type="string" calcext:value-type="string">
            <text:p>hrotsvitha approximately 935approximately 975</text:p>
          </table:table-cell>
          <table:table-cell office:value-type="string" calcext:value-type="string">
            <text:p>hrotsvitha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36.7404716757035" calcext:value-type="float">
            <text:p>36.7404716757035</text:p>
          </table:table-cell>
          <table:table-cell table:formula="of:=STDEV([.D2008];[.E2008])" office:value-type="float" office:value="0" calcext:value-type="float">
            <text:p>0</text:p>
          </table:table-cell>
          <table:table-cell table:formula="of:=STDEV([.D2008];[.F2008])" office:value-type="float" office:value="44.9977042573258" calcext:value-type="float">
            <text:p>44.9977042573258</text:p>
          </table:table-cell>
          <table:table-cell table:formula="of:=STDEV([.E2008];[.F2008])" office:value-type="float" office:value="44.9977042573258" calcext:value-type="float">
            <text:p>44.9977042573258</text:p>
          </table:table-cell>
        </table:table-row>
        <table:table-row table:style-name="ro1">
          <table:table-cell office:value-type="string" calcext:value-type="string">
            <text:p>lactantius approximately 240approximately 320</text:p>
          </table:table-cell>
          <table:table-cell office:value-type="string" calcext:value-type="string">
            <text:p>lactantiu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36.7404716757035" calcext:value-type="float">
            <text:p>36.7404716757035</text:p>
          </table:table-cell>
          <table:table-cell table:formula="of:=STDEV([.D2009];[.E2009])" office:value-type="float" office:value="0" calcext:value-type="float">
            <text:p>0</text:p>
          </table:table-cell>
          <table:table-cell table:formula="of:=STDEV([.D2009];[.F2009])" office:value-type="float" office:value="44.9977042573258" calcext:value-type="float">
            <text:p>44.9977042573258</text:p>
          </table:table-cell>
          <table:table-cell table:formula="of:=STDEV([.E2009];[.F2009])" office:value-type="float" office:value="44.9977042573258" calcext:value-type="float">
            <text:p>44.9977042573258</text:p>
          </table:table-cell>
        </table:table-row>
        <table:table-row table:style-name="ro1">
          <table:table-cell office:value-type="string" calcext:value-type="string">
            <text:p>lucano marco anneo 3965</text:p>
          </table:table-cell>
          <table:table-cell office:value-type="string" calcext:value-type="string">
            <text:p>lucan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5.7142857142857" calcext:value-type="float">
            <text:p>35.7142857142857</text:p>
          </table:table-cell>
          <table:table-cell office:value-type="float" office:value="37.1153744479045" calcext:value-type="float">
            <text:p>37.1153744479045</text:p>
          </table:table-cell>
          <table:table-cell table:formula="of:=STDEV([.D2010];[.E2010])" office:value-type="float" office:value="45.4568645048495" calcext:value-type="float">
            <text:p>45.4568645048495</text:p>
          </table:table-cell>
          <table:table-cell table:formula="of:=STDEV([.D2010];[.F2010])" office:value-type="float" office:value="45.4568645048495" calcext:value-type="float">
            <text:p>45.4568645048495</text:p>
          </table:table-cell>
          <table:table-cell table:formula="of:=STDEV([.E2010];[.F20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rgilio maron publio 7019 a c</text:p>
          </table:table-cell>
          <table:table-cell office:value-type="string" calcext:value-type="string">
            <text:p>virgil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38.4900179459751" calcext:value-type="float">
            <text:p>38.4900179459751</text:p>
          </table:table-cell>
          <table:table-cell table:formula="of:=STDEV([.D2011];[.E2011])" office:value-type="float" office:value="47.1404520791032" calcext:value-type="float">
            <text:p>47.1404520791032</text:p>
          </table:table-cell>
          <table:table-cell table:formula="of:=STDEV([.D2011];[.F2011])" office:value-type="float" office:value="47.1404520791032" calcext:value-type="float">
            <text:p>47.1404520791032</text:p>
          </table:table-cell>
          <table:table-cell table:formula="of:=STDEV([.E2011];[.F20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e henry 16141687</text:p>
          </table:table-cell>
          <table:table-cell office:value-type="string" calcext:value-type="string">
            <text:p>more thomas sain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38.8888888888889" calcext:value-type="float">
            <text:p>38.8888888888889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40.9506377546222" calcext:value-type="float">
            <text:p>40.9506377546222</text:p>
          </table:table-cell>
          <table:table-cell table:formula="of:=STDEV([.D2012];[.E2012])" office:value-type="float" office:value="43.2120810725112" calcext:value-type="float">
            <text:p>43.2120810725112</text:p>
          </table:table-cell>
          <table:table-cell table:formula="of:=STDEV([.D2012];[.F2012])" office:value-type="float" office:value="54.997194092287" calcext:value-type="float">
            <text:p>54.997194092287</text:p>
          </table:table-cell>
          <table:table-cell table:formula="of:=STDEV([.E2012];[.F2012])" office:value-type="float" office:value="11.7851130197758" calcext:value-type="float">
            <text:p>11.7851130197758</text:p>
          </table:table-cell>
        </table:table-row>
        <table:table-row table:style-name="ro1">
          <table:table-cell office:value-type="string" calcext:value-type="string">
            <text:p>lucilius</text:p>
          </table:table-cell>
          <table:table-cell office:value-type="string" calcext:value-type="string">
            <text:p>lucilius gaius approximately 180 bcapproximately 102 bc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.3968253968254" calcext:value-type="float">
            <text:p>25.3968253968254</text:p>
          </table:table-cell>
          <table:table-cell office:value-type="float" office:value="43.0721629395435" calcext:value-type="float">
            <text:p>43.0721629395435</text:p>
          </table:table-cell>
          <table:table-cell table:formula="of:=STDEV([.D2013];[.E2013])" office:value-type="float" office:value="0" calcext:value-type="float">
            <text:p>0</text:p>
          </table:table-cell>
          <table:table-cell table:formula="of:=STDEV([.D2013];[.F2013])" office:value-type="float" office:value="52.7524106599488" calcext:value-type="float">
            <text:p>52.7524106599488</text:p>
          </table:table-cell>
          <table:table-cell table:formula="of:=STDEV([.E2013];[.F2013])" office:value-type="float" office:value="52.7524106599488" calcext:value-type="float">
            <text:p>52.7524106599488</text:p>
          </table:table-cell>
        </table:table-row>
        <table:table-row table:style-name="ro1">
          <table:table-cell office:value-type="string" calcext:value-type="string">
            <text:p>vitellio</text:p>
          </table:table-cell>
          <table:table-cell office:value-type="string" calcext:value-type="string">
            <text:p>vitelli cornelio active approximately 1490</text:p>
          </table:table-cell>
          <table:table-cell office:value-type="string" calcext:value-type="string">
            <text:p>yes</text:p>
          </table:table-cell>
          <table:table-cell office:value-type="float" office:value="93.3333333333333" calcext:value-type="float">
            <text:p>93.3333333333333</text:p>
          </table:table-cell>
          <table:table-cell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35.410816510297" calcext:value-type="float">
            <text:p>35.410816510297</text:p>
          </table:table-cell>
          <table:table-cell table:formula="of:=STDEV([.D2014];[.E2014])" office:value-type="float" office:value="43.3692159127749" calcext:value-type="float">
            <text:p>43.3692159127749</text:p>
          </table:table-cell>
          <table:table-cell table:formula="of:=STDEV([.D2014];[.F2014])" office:value-type="float" office:value="43.3692159127749" calcext:value-type="float">
            <text:p>43.3692159127749</text:p>
          </table:table-cell>
          <table:table-cell table:formula="of:=STDEV([.E2014];[.F20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nius</text:p>
          </table:table-cell>
          <table:table-cell office:value-type="string" calcext:value-type="string">
            <text:p>apponius</text:p>
          </table:table-cell>
          <table:table-cell office:value-type="string" calcext:value-type="string">
            <text:p>yes</text:p>
          </table:table-cell>
          <table:table-cell office:value-type="float" office:value="92.3076923076923" calcext:value-type="float">
            <text:p>92.3076923076923</text:p>
          </table:table-cell>
          <table:table-cell table:number-columns-repeated="2" office:value-type="float" office:value="93.3333333333333" calcext:value-type="float">
            <text:p>93.3333333333333</text:p>
          </table:table-cell>
          <table:table-cell office:value-type="float" office:value="0.592154122245768" calcext:value-type="float">
            <text:p>0.592154122245768</text:p>
          </table:table-cell>
          <table:table-cell table:formula="of:=STDEV([.D2015];[.E2015])" office:value-type="float" office:value="0.725237724293892" calcext:value-type="float">
            <text:p>0.725237724293892</text:p>
          </table:table-cell>
          <table:table-cell table:formula="of:=STDEV([.D2015];[.F2015])" office:value-type="float" office:value="0.725237724293892" calcext:value-type="float">
            <text:p>0.725237724293892</text:p>
          </table:table-cell>
          <table:table-cell table:formula="of:=STDEV([.E2015];[.F20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obardo santo 760840</text:p>
          </table:table-cell>
          <table:table-cell office:value-type="string" calcext:value-type="string">
            <text:p>agobard saint</text:p>
          </table:table-cell>
          <table:table-cell office:value-type="string" calcext:value-type="string">
            <text:p>yes</text:p>
          </table:table-cell>
          <table:table-cell office:value-type="float" office:value="92.3076923076923" calcext:value-type="float">
            <text:p>92.3076923076923</text:p>
          </table:table-cell>
          <table:table-cell office:value-type="float" office:value="70.5882352941177" calcext:value-type="float">
            <text:p>70.5882352941177</text:p>
          </table:table-cell>
          <table:table-cell office:value-type="float" office:value="70.5882352941176" calcext:value-type="float">
            <text:p>70.5882352941176</text:p>
          </table:table-cell>
          <table:table-cell office:value-type="float" office:value="12.5397343534398" calcext:value-type="float">
            <text:p>12.5397343534398</text:p>
          </table:table-cell>
          <table:table-cell table:formula="of:=STDEV([.D2016];[.E2016])" office:value-type="float" office:value="15.3579753379884" calcext:value-type="float">
            <text:p>15.3579753379884</text:p>
          </table:table-cell>
          <table:table-cell table:formula="of:=STDEV([.D2016];[.F2016])" office:value-type="float" office:value="15.3579753379884" calcext:value-type="float">
            <text:p>15.3579753379884</text:p>
          </table:table-cell>
          <table:table-cell table:formula="of:=STDEV([.E2016];[.F20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nobio</text:p>
          </table:table-cell>
          <table:table-cell office:value-type="string" calcext:value-type="string">
            <text:p>arnobius of sicca</text:p>
          </table:table-cell>
          <table:table-cell office:value-type="string" calcext:value-type="string">
            <text:p>yes</text:p>
          </table:table-cell>
          <table:table-cell office:value-type="float" office:value="92.3076923076923" calcext:value-type="float">
            <text:p>92.3076923076923</text:p>
          </table:table-cell>
          <table:table-cell office:value-type="float" office:value="58.3333333333333" calcext:value-type="float">
            <text:p>58.3333333333333</text:p>
          </table:table-cell>
          <table:table-cell office:value-type="float" office:value="58.3333333333333" calcext:value-type="float">
            <text:p>58.3333333333333</text:p>
          </table:table-cell>
          <table:table-cell office:value-type="float" office:value="19.6151052993911" calcext:value-type="float">
            <text:p>19.6151052993911</text:p>
          </table:table-cell>
          <table:table-cell table:formula="of:=STDEV([.D2017];[.E2017])" office:value-type="float" office:value="24.0234996172353" calcext:value-type="float">
            <text:p>24.0234996172353</text:p>
          </table:table-cell>
          <table:table-cell table:formula="of:=STDEV([.D2017];[.F2017])" office:value-type="float" office:value="24.0234996172353" calcext:value-type="float">
            <text:p>24.0234996172353</text:p>
          </table:table-cell>
          <table:table-cell table:formula="of:=STDEV([.E2017];[.F20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stus mathaeus</text:p>
          </table:table-cell>
          <table:table-cell office:value-type="string" calcext:value-type="string">
            <text:p>hostius</text:p>
          </table:table-cell>
          <table:table-cell office:value-type="string" calcext:value-type="string">
            <text:p>yes</text:p>
          </table:table-cell>
          <table:table-cell office:value-type="float" office:value="92.3076923076923" calcext:value-type="float">
            <text:p>92.3076923076923</text:p>
          </table:table-cell>
          <table:table-cell office:value-type="float" office:value="54.5454545454546" calcext:value-type="float">
            <text:p>54.5454545454546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21.8020381372306" calcext:value-type="float">
            <text:p>21.8020381372306</text:p>
          </table:table-cell>
          <table:table-cell table:formula="of:=STDEV([.D2018];[.E2018])" office:value-type="float" office:value="26.701934394457" calcext:value-type="float">
            <text:p>26.701934394457</text:p>
          </table:table-cell>
          <table:table-cell table:formula="of:=STDEV([.D2018];[.F2018])" office:value-type="float" office:value="26.701934394457" calcext:value-type="float">
            <text:p>26.701934394457</text:p>
          </table:table-cell>
          <table:table-cell table:formula="of:=STDEV([.E2018];[.F20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laciantius ca 240ca 320</text:p>
          </table:table-cell>
          <table:table-cell table:style-name="ce2" office:value-type="string" calcext:value-type="string">
            <text:p>lactantius</text:p>
          </table:table-cell>
          <table:table-cell office:value-type="string" calcext:value-type="string">
            <text:p>yes</text:p>
          </table:table-cell>
          <table:table-cell office:value-type="float" office:value="90" calcext:value-type="float">
            <text:p>90</text:p>
          </table:table-cell>
          <table:table-cell office:value-type="float" office:value="54.5454545454546" calcext:value-type="float">
            <text:p>54.5454545454546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20.4696913621776" calcext:value-type="float">
            <text:p>20.4696913621776</text:p>
          </table:table-cell>
          <table:table-cell table:formula="of:=STDEV([.D2019];[.E2019])" office:value-type="float" office:value="25.0701495147958" calcext:value-type="float">
            <text:p>25.0701495147958</text:p>
          </table:table-cell>
          <table:table-cell table:formula="of:=STDEV([.D2019];[.F2019])" office:value-type="float" office:value="25.0701495147958" calcext:value-type="float">
            <text:p>25.0701495147958</text:p>
          </table:table-cell>
          <table:table-cell table:formula="of:=STDEV([.E2019];[.F2019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laciantius lucius caecilius firmianus</text:p>
          </table:table-cell>
          <table:table-cell table:style-name="ce2" office:value-type="string" calcext:value-type="string">
            <text:p>lactantius</text:p>
          </table:table-cell>
          <table:table-cell office:value-type="string" calcext:value-type="string">
            <text:p>yes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8.2978723404255" calcext:value-type="float">
            <text:p>38.2978723404255</text:p>
          </table:table-cell>
          <table:table-cell office:value-type="float" office:value="29.8502373219317" calcext:value-type="float">
            <text:p>29.8502373219317</text:p>
          </table:table-cell>
          <table:table-cell table:formula="of:=STDEV([.D2020];[.E2020])" office:value-type="float" office:value="36.5589250698577" calcext:value-type="float">
            <text:p>36.5589250698577</text:p>
          </table:table-cell>
          <table:table-cell table:formula="of:=STDEV([.D2020];[.F2020])" office:value-type="float" office:value="36.5589250698577" calcext:value-type="float">
            <text:p>36.5589250698577</text:p>
          </table:table-cell>
          <table:table-cell table:formula="of:=STDEV([.E2020];[.F20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rtuliano quinto septimio florente ca160ca240</text:p>
          </table:table-cell>
          <table:table-cell office:value-type="string" calcext:value-type="string">
            <text:p>tertullian</text:p>
          </table:table-cell>
          <table:table-cell office:value-type="string" calcext:value-type="string">
            <text:p>yes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2.1428571428571" calcext:value-type="float">
            <text:p>32.1428571428571</text:p>
          </table:table-cell>
          <table:table-cell office:value-type="float" office:value="33.4038370031141" calcext:value-type="float">
            <text:p>33.4038370031141</text:p>
          </table:table-cell>
          <table:table-cell table:formula="of:=STDEV([.D2021];[.E2021])" office:value-type="float" office:value="40.9111780543645" calcext:value-type="float">
            <text:p>40.9111780543645</text:p>
          </table:table-cell>
          <table:table-cell table:formula="of:=STDEV([.D2021];[.F2021])" office:value-type="float" office:value="40.9111780543645" calcext:value-type="float">
            <text:p>40.9111780543645</text:p>
          </table:table-cell>
          <table:table-cell table:formula="of:=STDEV([.E2021];[.F20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rtuliano quinto septimio florente ca 160ca 240</text:p>
          </table:table-cell>
          <table:table-cell office:value-type="string" calcext:value-type="string">
            <text:p>tertullian</text:p>
          </table:table-cell>
          <table:table-cell office:value-type="string" calcext:value-type="string">
            <text:p>yes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1.0344827586207" calcext:value-type="float">
            <text:p>31.0344827586207</text:p>
          </table:table-cell>
          <table:table-cell office:value-type="float" office:value="34.0437572522159" calcext:value-type="float">
            <text:p>34.0437572522159</text:p>
          </table:table-cell>
          <table:table-cell table:formula="of:=STDEV([.D2022];[.E2022])" office:value-type="float" office:value="41.6949170975516" calcext:value-type="float">
            <text:p>41.6949170975516</text:p>
          </table:table-cell>
          <table:table-cell table:formula="of:=STDEV([.D2022];[.F2022])" office:value-type="float" office:value="41.6949170975516" calcext:value-type="float">
            <text:p>41.6949170975516</text:p>
          </table:table-cell>
          <table:table-cell table:formula="of:=STDEV([.E2022];[.F20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entin veit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yes</text:p>
          </table:table-cell>
          <table:table-cell office:value-type="float" office:value="88.8888888888889" calcext:value-type="float">
            <text:p>88.8888888888889</text:p>
          </table:table-cell>
          <table:table-cell table:number-columns-repeated="2" office:value-type="float" office:value="69.5652173913043" calcext:value-type="float">
            <text:p>69.5652173913043</text:p>
          </table:table-cell>
          <table:table-cell office:value-type="float" office:value="11.1565269408623" calcext:value-type="float">
            <text:p>11.1565269408623</text:p>
          </table:table-cell>
          <table:table-cell table:formula="of:=STDEV([.D2023];[.E2023])" office:value-type="float" office:value="13.6638991533632" calcext:value-type="float">
            <text:p>13.6638991533632</text:p>
          </table:table-cell>
          <table:table-cell table:formula="of:=STDEV([.D2023];[.F2023])" office:value-type="float" office:value="13.6638991533632" calcext:value-type="float">
            <text:p>13.6638991533632</text:p>
          </table:table-cell>
          <table:table-cell table:formula="of:=STDEV([.E2023];[.F20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celso</text:p>
          </table:table-cell>
          <table:table-cell office:value-type="string" calcext:value-type="string">
            <text:p>paracelsus 14931541</text:p>
          </table:table-cell>
          <table:table-cell office:value-type="string" calcext:value-type="string">
            <text:p>yes</text:p>
          </table:table-cell>
          <table:table-cell office:value-type="float" office:value="88.8888888888889" calcext:value-type="float">
            <text:p>88.8888888888889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18.3285799742738" calcext:value-type="float">
            <text:p>18.3285799742738</text:p>
          </table:table-cell>
          <table:table-cell table:formula="of:=STDEV([.D2024];[.E2024])" office:value-type="float" office:value="22.4478343233825" calcext:value-type="float">
            <text:p>22.4478343233825</text:p>
          </table:table-cell>
          <table:table-cell table:formula="of:=STDEV([.D2024];[.F2024])" office:value-type="float" office:value="22.4478343233825" calcext:value-type="float">
            <text:p>22.4478343233825</text:p>
          </table:table-cell>
          <table:table-cell table:formula="of:=STDEV([.E2024];[.F20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udiano claudio</text:p>
          </table:table-cell>
          <table:table-cell office:value-type="string" calcext:value-type="string">
            <text:p>claudianus claudius</text:p>
          </table:table-cell>
          <table:table-cell office:value-type="string" calcext:value-type="string">
            <text:p>yes</text:p>
          </table:table-cell>
          <table:table-cell office:value-type="float" office:value="88.2352941176471" calcext:value-type="float">
            <text:p>88.2352941176471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2.83014837838052" calcext:value-type="float">
            <text:p>2.83014837838052</text:p>
          </table:table-cell>
          <table:table-cell table:formula="of:=STDEV([.D2025];[.E2025])" office:value-type="float" office:value="3.46620971169877" calcext:value-type="float">
            <text:p>3.46620971169877</text:p>
          </table:table-cell>
          <table:table-cell table:formula="of:=STDEV([.D2025];[.F2025])" office:value-type="float" office:value="3.46620971169876" calcext:value-type="float">
            <text:p>3.46620971169876</text:p>
          </table:table-cell>
          <table:table-cell table:formula="of:=STDEV([.E2025];[.F20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pert ambrosio</text:p>
          </table:table-cell>
          <table:table-cell office:value-type="string" calcext:value-type="string">
            <text:p>ambrosius autpertus</text:p>
          </table:table-cell>
          <table:table-cell office:value-type="string" calcext:value-type="string">
            <text:p>yes</text:p>
          </table:table-cell>
          <table:table-cell office:value-type="float" office:value="87.5" calcext:value-type="float">
            <text:p>87.5</text:p>
          </table:table-cell>
          <table:table-cell office:value-type="float" office:value="85.7142857142857" calcext:value-type="float">
            <text:p>85.7142857142857</text:p>
          </table:table-cell>
          <table:table-cell office:value-type="float" office:value="85.7142857142857" calcext:value-type="float">
            <text:p>85.7142857142857</text:p>
          </table:table-cell>
          <table:table-cell office:value-type="float" office:value="1.0309826235529" calcext:value-type="float">
            <text:p>1.0309826235529</text:p>
          </table:table-cell>
          <table:table-cell table:formula="of:=STDEV([.D2026];[.E2026])" office:value-type="float" office:value="1.26269068069027" calcext:value-type="float">
            <text:p>1.26269068069027</text:p>
          </table:table-cell>
          <table:table-cell table:formula="of:=STDEV([.D2026];[.F2026])" office:value-type="float" office:value="1.26269068069026" calcext:value-type="float">
            <text:p>1.26269068069026</text:p>
          </table:table-cell>
          <table:table-cell table:formula="of:=STDEV([.E2026];[.F20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icena</text:p>
          </table:table-cell>
          <table:table-cell office:value-type="string" calcext:value-type="string">
            <text:p>avicenna 9801037</text:p>
          </table:table-cell>
          <table:table-cell office:value-type="string" calcext:value-type="string">
            <text:p>yes</text:p>
          </table:table-cell>
          <table:table-cell office:value-type="float" office:value="85.7142857142857" calcext:value-type="float">
            <text:p>85.7142857142857</text:p>
          </table:table-cell>
          <table:table-cell office:value-type="float" office:value="60.8695652173913" calcext:value-type="float">
            <text:p>60.8695652173913</text:p>
          </table:table-cell>
          <table:table-cell office:value-type="float" office:value="60.8695652173913" calcext:value-type="float">
            <text:p>60.8695652173913</text:p>
          </table:table-cell>
          <table:table-cell office:value-type="float" office:value="14.344106066823" calcext:value-type="float">
            <text:p>14.344106066823</text:p>
          </table:table-cell>
          <table:table-cell table:formula="of:=STDEV([.D2027];[.E2027])" office:value-type="float" office:value="17.5678703400385" calcext:value-type="float">
            <text:p>17.5678703400385</text:p>
          </table:table-cell>
          <table:table-cell table:formula="of:=STDEV([.D2027];[.F2027])" office:value-type="float" office:value="17.5678703400385" calcext:value-type="float">
            <text:p>17.5678703400385</text:p>
          </table:table-cell>
          <table:table-cell table:formula="of:=STDEV([.E2027];[.F20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vio tito</text:p>
          </table:table-cell>
          <table:table-cell office:value-type="string" calcext:value-type="string">
            <text:p>livy</text:p>
          </table:table-cell>
          <table:table-cell office:value-type="string" calcext:value-type="string">
            <text:p>yes</text:p>
          </table:table-cell>
          <table:table-cell office:value-type="float" office:value="85.7142857142857" calcext:value-type="float">
            <text:p>85.7142857142857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24.7435829652697" calcext:value-type="float">
            <text:p>24.7435829652697</text:p>
          </table:table-cell>
          <table:table-cell table:formula="of:=STDEV([.D2028];[.E2028])" office:value-type="float" office:value="30.3045763365663" calcext:value-type="float">
            <text:p>30.3045763365663</text:p>
          </table:table-cell>
          <table:table-cell table:formula="of:=STDEV([.D2028];[.F2028])" office:value-type="float" office:value="30.3045763365663" calcext:value-type="float">
            <text:p>30.3045763365663</text:p>
          </table:table-cell>
          <table:table-cell table:formula="of:=STDEV([.E2028];[.F20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ustio crispo cayo 8335 a c</text:p>
          </table:table-cell>
          <table:table-cell office:value-type="string" calcext:value-type="string">
            <text:p>sallust</text:p>
          </table:table-cell>
          <table:table-cell office:value-type="string" calcext:value-type="string">
            <text:p>yes</text:p>
          </table:table-cell>
          <table:table-cell office:value-type="float" office:value="85.7142857142857" calcext:value-type="float">
            <text:p>85.714285714285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30.2421569575518" calcext:value-type="float">
            <text:p>30.2421569575518</text:p>
          </table:table-cell>
          <table:table-cell table:formula="of:=STDEV([.D2029];[.E2029])" office:value-type="float" office:value="37.0389266335811" calcext:value-type="float">
            <text:p>37.0389266335811</text:p>
          </table:table-cell>
          <table:table-cell table:formula="of:=STDEV([.D2029];[.F2029])" office:value-type="float" office:value="37.0389266335811" calcext:value-type="float">
            <text:p>37.0389266335811</text:p>
          </table:table-cell>
          <table:table-cell table:formula="of:=STDEV([.E2029];[.F20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ial marco valerio ca 40ca 104</text:p>
          </table:table-cell>
          <table:table-cell office:value-type="string" calcext:value-type="string">
            <text:p>martial</text:p>
          </table:table-cell>
          <table:table-cell office:value-type="string" calcext:value-type="string">
            <text:p>yes</text:p>
          </table:table-cell>
          <table:table-cell office:value-type="float" office:value="85.7142857142857" calcext:value-type="float">
            <text:p>85.7142857142857</text:p>
          </table:table-cell>
          <table:table-cell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float" office:value="32.1666578548506" calcext:value-type="float">
            <text:p>32.1666578548506</text:p>
          </table:table-cell>
          <table:table-cell table:formula="of:=STDEV([.D2030];[.E2030])" office:value-type="float" office:value="39.3959492375362" calcext:value-type="float">
            <text:p>39.3959492375362</text:p>
          </table:table-cell>
          <table:table-cell table:formula="of:=STDEV([.D2030];[.F2030])" office:value-type="float" office:value="39.3959492375362" calcext:value-type="float">
            <text:p>39.3959492375362</text:p>
          </table:table-cell>
          <table:table-cell table:formula="of:=STDEV([.E2030];[.F20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rencio africano publio ca 190159 a c</text:p>
          </table:table-cell>
          <table:table-cell office:value-type="string" calcext:value-type="string">
            <text:p>terence</text:p>
          </table:table-cell>
          <table:table-cell office:value-type="string" calcext:value-type="string">
            <text:p>yes</text:p>
          </table:table-cell>
          <table:table-cell office:value-type="float" office:value="85.7142857142857" calcext:value-type="float">
            <text:p>85.7142857142857</text:p>
          </table:table-cell>
          <table:table-cell table:number-columns-repeated="2" office:value-type="float" office:value="26.6666666666667" calcext:value-type="float">
            <text:p>26.6666666666667</text:p>
          </table:table-cell>
          <table:table-cell office:value-type="float" office:value="34.0911587521493" calcext:value-type="float">
            <text:p>34.0911587521493</text:p>
          </table:table-cell>
          <table:table-cell table:formula="of:=STDEV([.D2031];[.E2031])" office:value-type="float" office:value="41.7529718414914" calcext:value-type="float">
            <text:p>41.7529718414914</text:p>
          </table:table-cell>
          <table:table-cell table:formula="of:=STDEV([.D2031];[.F2031])" office:value-type="float" office:value="41.7529718414914" calcext:value-type="float">
            <text:p>41.7529718414914</text:p>
          </table:table-cell>
          <table:table-cell table:formula="of:=STDEV([.E2031];[.F20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vius titus patavinus</text:p>
          </table:table-cell>
          <table:table-cell office:value-type="string" calcext:value-type="string">
            <text:p>livy</text:p>
          </table:table-cell>
          <table:table-cell office:value-type="string" calcext:value-type="string">
            <text:p>yes</text:p>
          </table:table-cell>
          <table:table-cell office:value-type="float" office:value="85.7142857142857" calcext:value-type="float">
            <text:p>85.7142857142857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36.1636981800095" calcext:value-type="float">
            <text:p>36.1636981800095</text:p>
          </table:table-cell>
          <table:table-cell table:formula="of:=STDEV([.D2032];[.E2032])" office:value-type="float" office:value="44.29130387652" calcext:value-type="float">
            <text:p>44.29130387652</text:p>
          </table:table-cell>
          <table:table-cell table:formula="of:=STDEV([.D2032];[.F2032])" office:value-type="float" office:value="44.29130387652" calcext:value-type="float">
            <text:p>44.29130387652</text:p>
          </table:table-cell>
          <table:table-cell table:formula="of:=STDEV([.E2032];[.F20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vius patavinus titus</text:p>
          </table:table-cell>
          <table:table-cell office:value-type="string" calcext:value-type="string">
            <text:p>livy</text:p>
          </table:table-cell>
          <table:table-cell office:value-type="string" calcext:value-type="string">
            <text:p>yes</text:p>
          </table:table-cell>
          <table:table-cell office:value-type="float" office:value="85.7142857142857" calcext:value-type="float">
            <text:p>85.7142857142857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36.1636981800095" calcext:value-type="float">
            <text:p>36.1636981800095</text:p>
          </table:table-cell>
          <table:table-cell table:formula="of:=STDEV([.D2033];[.E2033])" office:value-type="float" office:value="44.29130387652" calcext:value-type="float">
            <text:p>44.29130387652</text:p>
          </table:table-cell>
          <table:table-cell table:formula="of:=STDEV([.D2033];[.F2033])" office:value-type="float" office:value="44.29130387652" calcext:value-type="float">
            <text:p>44.29130387652</text:p>
          </table:table-cell>
          <table:table-cell table:formula="of:=STDEV([.E2033];[.F20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ilio marco</text:p>
          </table:table-cell>
          <table:table-cell office:value-type="string" calcext:value-type="string">
            <text:p>manilius marcus</text:p>
          </table:table-cell>
          <table:table-cell office:value-type="string" calcext:value-type="string">
            <text:p>yes</text:p>
          </table:table-cell>
          <table:table-cell office:value-type="float" office:value="84.6153846153846" calcext:value-type="float">
            <text:p>84.6153846153846</text:p>
          </table:table-cell>
          <table:table-cell table:number-columns-repeated="2" office:value-type="float" office:value="78.5714285714286" calcext:value-type="float">
            <text:p>78.5714285714286</text:p>
          </table:table-cell>
          <table:table-cell office:value-type="float" office:value="3.48947964894829" calcext:value-type="float">
            <text:p>3.48947964894829</text:p>
          </table:table-cell>
          <table:table-cell table:formula="of:=STDEV([.D2034];[.E2034])" office:value-type="float" office:value="4.27372230387474" calcext:value-type="float">
            <text:p>4.27372230387474</text:p>
          </table:table-cell>
          <table:table-cell table:formula="of:=STDEV([.D2034];[.F2034])" office:value-type="float" office:value="4.27372230387474" calcext:value-type="float">
            <text:p>4.27372230387474</text:p>
          </table:table-cell>
          <table:table-cell table:formula="of:=STDEV([.E2034];[.F20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idoro santo arzobispo de sevilla 560636</text:p>
          </table:table-cell>
          <table:table-cell office:value-type="string" calcext:value-type="string">
            <text:p>isidore of seville saint</text:p>
          </table:table-cell>
          <table:table-cell office:value-type="string" calcext:value-type="string">
            <text:p>yes</text:p>
          </table:table-cell>
          <table:table-cell office:value-type="float" office:value="84.4444444444444" calcext:value-type="float">
            <text:p>84.4444444444444</text:p>
          </table:table-cell>
          <table:table-cell office:value-type="float" office:value="58.4615384615385" calcext:value-type="float">
            <text:p>58.4615384615385</text:p>
          </table:table-cell>
          <table:table-cell office:value-type="float" office:value="58.4615384615385" calcext:value-type="float">
            <text:p>58.4615384615385</text:p>
          </table:table-cell>
          <table:table-cell office:value-type="float" office:value="15.0012377635595" calcext:value-type="float">
            <text:p>15.0012377635595</text:p>
          </table:table-cell>
          <table:table-cell table:formula="of:=STDEV([.D2035];[.E2035])" office:value-type="float" office:value="18.3726890154453" calcext:value-type="float">
            <text:p>18.3726890154453</text:p>
          </table:table-cell>
          <table:table-cell table:formula="of:=STDEV([.D2035];[.F2035])" office:value-type="float" office:value="18.3726890154453" calcext:value-type="float">
            <text:p>18.3726890154453</text:p>
          </table:table-cell>
          <table:table-cell table:formula="of:=STDEV([.E2035];[.F20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sianus johannes ca360435</text:p>
          </table:table-cell>
          <table:table-cell office:value-type="string" calcext:value-type="string">
            <text:p>cassian john</text:p>
          </table:table-cell>
          <table:table-cell office:value-type="string" calcext:value-type="string">
            <text:p>yes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61.5384615384615" calcext:value-type="float">
            <text:p>61.5384615384615</text:p>
          </table:table-cell>
          <table:table-cell office:value-type="float" office:value="12.5832750977226" calcext:value-type="float">
            <text:p>12.5832750977226</text:p>
          </table:table-cell>
          <table:table-cell table:formula="of:=STDEV([.D2036];[.E2036])" office:value-type="float" office:value="15.4113016412453" calcext:value-type="float">
            <text:p>15.4113016412453</text:p>
          </table:table-cell>
          <table:table-cell table:formula="of:=STDEV([.D2036];[.F2036])" office:value-type="float" office:value="15.4113016412453" calcext:value-type="float">
            <text:p>15.4113016412453</text:p>
          </table:table-cell>
          <table:table-cell table:formula="of:=STDEV([.E2036];[.F20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sar cayo julio 10044 ac</text:p>
          </table:table-cell>
          <table:table-cell office:value-type="string" calcext:value-type="string">
            <text:p>caesar julius</text:p>
          </table:table-cell>
          <table:table-cell office:value-type="string" calcext:value-type="string">
            <text:p>yes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57.8947368421053" calcext:value-type="float">
            <text:p>57.8947368421053</text:p>
          </table:table-cell>
          <table:table-cell office:value-type="float" office:value="57.8947368421053" calcext:value-type="float">
            <text:p>57.8947368421053</text:p>
          </table:table-cell>
          <table:table-cell office:value-type="float" office:value="14.6869805320168" calcext:value-type="float">
            <text:p>14.6869805320168</text:p>
          </table:table-cell>
          <table:table-cell table:formula="of:=STDEV([.D2037];[.E2037])" office:value-type="float" office:value="17.9878040828157" calcext:value-type="float">
            <text:p>17.9878040828157</text:p>
          </table:table-cell>
          <table:table-cell table:formula="of:=STDEV([.D2037];[.F2037])" office:value-type="float" office:value="17.9878040828157" calcext:value-type="float">
            <text:p>17.9878040828157</text:p>
          </table:table-cell>
          <table:table-cell table:formula="of:=STDEV([.E2037];[.F20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ino giovanni</text:p>
          </table:table-cell>
          <table:table-cell office:value-type="string" calcext:value-type="string">
            <text:p>albinus</text:p>
          </table:table-cell>
          <table:table-cell office:value-type="string" calcext:value-type="string">
            <text:p>yes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45.4545454545455" calcext:value-type="float">
            <text:p>45.4545454545455</text:p>
          </table:table-cell>
          <table:table-cell office:value-type="float" office:value="45.4545454545455" calcext:value-type="float">
            <text:p>45.4545454545455</text:p>
          </table:table-cell>
          <table:table-cell office:value-type="float" office:value="21.8693283783949" calcext:value-type="float">
            <text:p>21.8693283783949</text:p>
          </table:table-cell>
          <table:table-cell table:formula="of:=STDEV([.D2038];[.E2038])" office:value-type="float" office:value="26.7843477722177" calcext:value-type="float">
            <text:p>26.7843477722177</text:p>
          </table:table-cell>
          <table:table-cell table:formula="of:=STDEV([.D2038];[.F2038])" office:value-type="float" office:value="26.7843477722177" calcext:value-type="float">
            <text:p>26.7843477722177</text:p>
          </table:table-cell>
          <table:table-cell table:formula="of:=STDEV([.E2038];[.F20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icio marco gavio</text:p>
          </table:table-cell>
          <table:table-cell office:value-type="string" calcext:value-type="string">
            <text:p>apicius</text:p>
          </table:table-cell>
          <table:table-cell office:value-type="string" calcext:value-type="string">
            <text:p>yes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5.0185116648838" calcext:value-type="float">
            <text:p>25.0185116648838</text:p>
          </table:table-cell>
          <table:table-cell table:formula="of:=STDEV([.D2039];[.E2039])" office:value-type="float" office:value="30.6412938514171" calcext:value-type="float">
            <text:p>30.6412938514171</text:p>
          </table:table-cell>
          <table:table-cell table:formula="of:=STDEV([.D2039];[.F2039])" office:value-type="float" office:value="30.6412938514171" calcext:value-type="float">
            <text:p>30.6412938514171</text:p>
          </table:table-cell>
          <table:table-cell table:formula="of:=STDEV([.E2039];[.F20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rgilius maro publius</text:p>
          </table:table-cell>
          <table:table-cell office:value-type="string" calcext:value-type="string">
            <text:p>virgil</text:p>
          </table:table-cell>
          <table:table-cell office:value-type="string" calcext:value-type="string">
            <text:p>yes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35.7142857142857" calcext:value-type="float">
            <text:p>35.7142857142857</text:p>
          </table:table-cell>
          <table:table-cell office:value-type="float" office:value="27.4928699614108" calcext:value-type="float">
            <text:p>27.4928699614108</text:p>
          </table:table-cell>
          <table:table-cell table:formula="of:=STDEV([.D2040];[.E2040])" office:value-type="float" office:value="33.6717514850737" calcext:value-type="float">
            <text:p>33.6717514850737</text:p>
          </table:table-cell>
          <table:table-cell table:formula="of:=STDEV([.D2040];[.F2040])" office:value-type="float" office:value="33.6717514850737" calcext:value-type="float">
            <text:p>33.6717514850737</text:p>
          </table:table-cell>
          <table:table-cell table:formula="of:=STDEV([.E2040];[.F20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umela lucio junio moderato</text:p>
          </table:table-cell>
          <table:table-cell office:value-type="string" calcext:value-type="string">
            <text:p>columella lucius junius moderatus</text:p>
          </table:table-cell>
          <table:table-cell office:value-type="string" calcext:value-type="string">
            <text:p>yes</text:p>
          </table:table-cell>
          <table:table-cell office:value-type="float" office:value="82.7586206896552" calcext:value-type="float">
            <text:p>82.7586206896552</text:p>
          </table:table-cell>
          <table:table-cell table:number-columns-repeated="2" office:value-type="float" office:value="83.8709677419355" calcext:value-type="float">
            <text:p>83.8709677419355</text:p>
          </table:table-cell>
          <table:table-cell office:value-type="float" office:value="0.642213870066326" calcext:value-type="float">
            <text:p>0.642213870066326</text:p>
          </table:table-cell>
          <table:table-cell table:formula="of:=STDEV([.D2041];[.E2041])" office:value-type="float" office:value="0.786548143700277" calcext:value-type="float">
            <text:p>0.786548143700277</text:p>
          </table:table-cell>
          <table:table-cell table:formula="of:=STDEV([.D2041];[.F2041])" office:value-type="float" office:value="0.786548143700277" calcext:value-type="float">
            <text:p>0.786548143700277</text:p>
          </table:table-cell>
          <table:table-cell table:formula="of:=STDEV([.E2041];[.F20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mpensis thomae</text:p>
          </table:table-cell>
          <table:table-cell office:value-type="string" calcext:value-type="string">
            <text:p>thomas a kempis 13801471</text:p>
          </table:table-cell>
          <table:table-cell office:value-type="string" calcext:value-type="string">
            <text:p>yes</text:p>
          </table:table-cell>
          <table:table-cell office:value-type="float" office:value="82.7586206896552" calcext:value-type="float">
            <text:p>82.758620689655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3.139695781557" calcext:value-type="float">
            <text:p>13.139695781557</text:p>
          </table:table-cell>
          <table:table-cell table:formula="of:=STDEV([.D2042];[.E2042])" office:value-type="float" office:value="16.0927750201076" calcext:value-type="float">
            <text:p>16.0927750201076</text:p>
          </table:table-cell>
          <table:table-cell table:formula="of:=STDEV([.D2042];[.F2042])" office:value-type="float" office:value="16.0927750201076" calcext:value-type="float">
            <text:p>16.0927750201076</text:p>
          </table:table-cell>
          <table:table-cell table:formula="of:=STDEV([.E2042];[.F20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iano marcelino</text:p>
          </table:table-cell>
          <table:table-cell office:value-type="string" calcext:value-type="string">
            <text:p>ammianus marcellinus</text:p>
          </table:table-cell>
          <table:table-cell office:value-type="string" calcext:value-type="string">
            <text:p>yes</text:p>
          </table:table-cell>
          <table:table-cell office:value-type="float" office:value="81.25" calcext:value-type="float">
            <text:p>81.25</text:p>
          </table:table-cell>
          <table:table-cell office:value-type="float" office:value="77.7777777777778" calcext:value-type="float">
            <text:p>77.7777777777778</text:p>
          </table:table-cell>
          <table:table-cell office:value-type="float" office:value="77.7777777777778" calcext:value-type="float">
            <text:p>77.7777777777778</text:p>
          </table:table-cell>
          <table:table-cell office:value-type="float" office:value="2.0046884346862" calcext:value-type="float">
            <text:p>2.0046884346862</text:p>
          </table:table-cell>
          <table:table-cell table:formula="of:=STDEV([.D2043];[.E2043])" office:value-type="float" office:value="2.45523187911996" calcext:value-type="float">
            <text:p>2.45523187911996</text:p>
          </table:table-cell>
          <table:table-cell table:formula="of:=STDEV([.D2043];[.F2043])" office:value-type="float" office:value="2.45523187911995" calcext:value-type="float">
            <text:p>2.45523187911995</text:p>
          </table:table-cell>
          <table:table-cell table:formula="of:=STDEV([.E2043];[.F20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cito cayo cornelio</text:p>
          </table:table-cell>
          <table:table-cell office:value-type="string" calcext:value-type="string">
            <text:p>tacitus cornelius</text:p>
          </table:table-cell>
          <table:table-cell office:value-type="string" calcext:value-type="string">
            <text:p>yes</text:p>
          </table:table-cell>
          <table:table-cell office:value-type="float" office:value="81.25" calcext:value-type="float">
            <text:p>81.25</text:p>
          </table:table-cell>
          <table:table-cell office:value-type="float" office:value="70.2702702702703" calcext:value-type="float">
            <text:p>70.2702702702703</text:p>
          </table:table-cell>
          <table:table-cell office:value-type="float" office:value="70.2702702702703" calcext:value-type="float">
            <text:p>70.2702702702703</text:p>
          </table:table-cell>
          <table:table-cell office:value-type="float" office:value="6.3391499150888" calcext:value-type="float">
            <text:p>6.3391499150888</text:p>
          </table:table-cell>
          <table:table-cell table:formula="of:=STDEV([.D2044];[.E2044])" office:value-type="float" office:value="7.76384134748743" calcext:value-type="float">
            <text:p>7.76384134748743</text:p>
          </table:table-cell>
          <table:table-cell table:formula="of:=STDEV([.D2044];[.F2044])" office:value-type="float" office:value="7.76384134748744" calcext:value-type="float">
            <text:p>7.76384134748744</text:p>
          </table:table-cell>
          <table:table-cell table:formula="of:=STDEV([.E2044];[.F20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rgilio polidoro</text:p>
          </table:table-cell>
          <table:table-cell office:value-type="string" calcext:value-type="string">
            <text:p>vergil polydore 14701555</text:p>
          </table:table-cell>
          <table:table-cell office:value-type="string" calcext:value-type="string">
            <text:p>yes</text:p>
          </table:table-cell>
          <table:table-cell office:value-type="float" office:value="81.25" calcext:value-type="float">
            <text:p>81.25</text:p>
          </table:table-cell>
          <table:table-cell table:number-columns-repeated="2" office:value-type="float" office:value="63.4146341463415" calcext:value-type="float">
            <text:p>63.4146341463415</text:p>
          </table:table-cell>
          <table:table-cell office:value-type="float" office:value="10.2972532767052" calcext:value-type="float">
            <text:p>10.2972532767052</text:p>
          </table:table-cell>
          <table:table-cell table:formula="of:=STDEV([.D2045];[.E2045])" office:value-type="float" office:value="12.6115081400649" calcext:value-type="float">
            <text:p>12.6115081400649</text:p>
          </table:table-cell>
          <table:table-cell table:formula="of:=STDEV([.D2045];[.F2045])" office:value-type="float" office:value="12.6115081400649" calcext:value-type="float">
            <text:p>12.6115081400649</text:p>
          </table:table-cell>
          <table:table-cell table:formula="of:=STDEV([.E2045];[.F20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stino marco juniano</text:p>
          </table:table-cell>
          <table:table-cell office:value-type="string" calcext:value-type="string">
            <text:p>justinus marcus junianus</text:p>
          </table:table-cell>
          <table:table-cell office:value-type="string" calcext:value-type="string">
            <text:p>yes</text:p>
          </table:table-cell>
          <table:table-cell office:value-type="float" office:value="80.952380952381" calcext:value-type="float">
            <text:p>80.952380952381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0.549857399228213" calcext:value-type="float">
            <text:p>0.549857399228213</text:p>
          </table:table-cell>
          <table:table-cell table:formula="of:=STDEV([.D2046];[.E2046])" office:value-type="float" office:value="0.673435029701472" calcext:value-type="float">
            <text:p>0.673435029701472</text:p>
          </table:table-cell>
          <table:table-cell table:formula="of:=STDEV([.D2046];[.F2046])" office:value-type="float" office:value="0.673435029701472" calcext:value-type="float">
            <text:p>0.673435029701472</text:p>
          </table:table-cell>
          <table:table-cell table:formula="of:=STDEV([.E2046];[.F20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spero de aquitania santo 390455</text:p>
          </table:table-cell>
          <table:table-cell office:value-type="string" calcext:value-type="string">
            <text:p>prosper of aquitaine saint</text:p>
          </table:table-cell>
          <table:table-cell office:value-type="string" calcext:value-type="string">
            <text:p>yes</text:p>
          </table:table-cell>
          <table:table-cell office:value-type="float" office:value="80.7692307692308" calcext:value-type="float">
            <text:p>80.769230769230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.21761828358059" calcext:value-type="float">
            <text:p>6.21761828358059</text:p>
          </table:table-cell>
          <table:table-cell table:formula="of:=STDEV([.D2047];[.E2047])" office:value-type="float" office:value="7.6149961050859" calcext:value-type="float">
            <text:p>7.6149961050859</text:p>
          </table:table-cell>
          <table:table-cell table:formula="of:=STDEV([.D2047];[.F2047])" office:value-type="float" office:value="7.6149961050859" calcext:value-type="float">
            <text:p>7.6149961050859</text:p>
          </table:table-cell>
          <table:table-cell table:formula="of:=STDEV([.E2047];[.F20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ino sexto julio</text:p>
          </table:table-cell>
          <table:table-cell office:value-type="string" calcext:value-type="string">
            <text:p>frontinus sextus julius</text:p>
          </table:table-cell>
          <table:table-cell office:value-type="string" calcext:value-type="string">
            <text:p>yes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9.0697674418605" calcext:value-type="float">
            <text:p>79.0697674418605</text:p>
          </table:table-cell>
          <table:table-cell office:value-type="float" office:value="0.537070017850816" calcext:value-type="float">
            <text:p>0.537070017850816</text:p>
          </table:table-cell>
          <table:table-cell table:formula="of:=STDEV([.D2048];[.E2048])" office:value-type="float" office:value="0.657773749940976" calcext:value-type="float">
            <text:p>0.657773749940976</text:p>
          </table:table-cell>
          <table:table-cell table:formula="of:=STDEV([.D2048];[.F2048])" office:value-type="float" office:value="0.657773749940976" calcext:value-type="float">
            <text:p>0.657773749940976</text:p>
          </table:table-cell>
          <table:table-cell table:formula="of:=STDEV([.E2048];[.F20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reliano celio</text:p>
          </table:table-cell>
          <table:table-cell office:value-type="string" calcext:value-type="string">
            <text:p>aurelianus caelius</text:p>
          </table:table-cell>
          <table:table-cell office:value-type="string" calcext:value-type="string">
            <text:p>yes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8.7878787878788" calcext:value-type="float">
            <text:p>78.7878787878788</text:p>
          </table:table-cell>
          <table:table-cell office:value-type="float" office:value="0.699818508108641" calcext:value-type="float">
            <text:p>0.699818508108641</text:p>
          </table:table-cell>
          <table:table-cell table:formula="of:=STDEV([.D2049];[.E2049])" office:value-type="float" office:value="0.857099128710971" calcext:value-type="float">
            <text:p>0.857099128710971</text:p>
          </table:table-cell>
          <table:table-cell table:formula="of:=STDEV([.D2049];[.F2049])" office:value-type="float" office:value="0.857099128710971" calcext:value-type="float">
            <text:p>0.857099128710971</text:p>
          </table:table-cell>
          <table:table-cell table:formula="of:=STDEV([.E2049];[.F20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tunato venancio honorio clemenciano ca 540600</text:p>
          </table:table-cell>
          <table:table-cell office:value-type="string" calcext:value-type="string">
            <text:p>fortunatus venantius honorius clementianus</text:p>
          </table:table-cell>
          <table:table-cell office:value-type="string" calcext:value-type="string">
            <text:p>yes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1.1111111111111" calcext:value-type="float">
            <text:p>71.1111111111111</text:p>
          </table:table-cell>
          <table:table-cell office:value-type="float" office:value="5.13200239279667" calcext:value-type="float">
            <text:p>5.13200239279667</text:p>
          </table:table-cell>
          <table:table-cell table:formula="of:=STDEV([.D2050];[.E2050])" office:value-type="float" office:value="6.28539361054709" calcext:value-type="float">
            <text:p>6.28539361054709</text:p>
          </table:table-cell>
          <table:table-cell table:formula="of:=STDEV([.D2050];[.F2050])" office:value-type="float" office:value="6.28539361054709" calcext:value-type="float">
            <text:p>6.28539361054709</text:p>
          </table:table-cell>
          <table:table-cell table:formula="of:=STDEV([.E2050];[.F20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liger julius ceasar 14841558</text:p>
          </table:table-cell>
          <table:table-cell office:value-type="string" calcext:value-type="string">
            <text:p>scaligero giulio cesare</text:p>
          </table:table-cell>
          <table:table-cell office:value-type="string" calcext:value-type="string">
            <text:p>yes</text:p>
          </table:table-cell>
          <table:table-cell office:value-type="float" office:value="80" calcext:value-type="float">
            <text:p>80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7.69800358919501" calcext:value-type="float">
            <text:p>7.69800358919501</text:p>
          </table:table-cell>
          <table:table-cell table:formula="of:=STDEV([.D2051];[.E2051])" office:value-type="float" office:value="9.42809041582064" calcext:value-type="float">
            <text:p>9.42809041582064</text:p>
          </table:table-cell>
          <table:table-cell table:formula="of:=STDEV([.D2051];[.F2051])" office:value-type="float" office:value="9.42809041582063" calcext:value-type="float">
            <text:p>9.42809041582063</text:p>
          </table:table-cell>
          <table:table-cell table:formula="of:=STDEV([.E2051];[.F20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ceron marco tulio 10643 ac</text:p>
          </table:table-cell>
          <table:table-cell office:value-type="string" calcext:value-type="string">
            <text:p>cicero marcus tullius</text:p>
          </table:table-cell>
          <table:table-cell office:value-type="string" calcext:value-type="string">
            <text:p>yes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5.3061224489796" calcext:value-type="float">
            <text:p>65.3061224489796</text:p>
          </table:table-cell>
          <table:table-cell office:value-type="float" office:value="8.48351415952103" calcext:value-type="float">
            <text:p>8.48351415952103</text:p>
          </table:table-cell>
          <table:table-cell table:formula="of:=STDEV([.D2052];[.E2052])" office:value-type="float" office:value="10.3901404582513" calcext:value-type="float">
            <text:p>10.3901404582513</text:p>
          </table:table-cell>
          <table:table-cell table:formula="of:=STDEV([.D2052];[.F2052])" office:value-type="float" office:value="10.3901404582513" calcext:value-type="float">
            <text:p>10.3901404582513</text:p>
          </table:table-cell>
          <table:table-cell table:formula="of:=STDEV([.E2052];[.F20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ilius theodorus</text:p>
          </table:table-cell>
          <table:table-cell office:value-type="string" calcext:value-type="string">
            <text:p>marcile theodore 15481617</text:p>
          </table:table-cell>
          <table:table-cell office:value-type="string" calcext:value-type="string">
            <text:p>yes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3.6363636363636" calcext:value-type="float">
            <text:p>63.6363636363636</text:p>
          </table:table-cell>
          <table:table-cell office:value-type="float" office:value="9.44754985946661" calcext:value-type="float">
            <text:p>9.44754985946661</text:p>
          </table:table-cell>
          <table:table-cell table:formula="of:=STDEV([.D2053];[.E2053])" office:value-type="float" office:value="11.5708382375981" calcext:value-type="float">
            <text:p>11.5708382375981</text:p>
          </table:table-cell>
          <table:table-cell table:formula="of:=STDEV([.D2053];[.F2053])" office:value-type="float" office:value="11.5708382375981" calcext:value-type="float">
            <text:p>11.5708382375981</text:p>
          </table:table-cell>
          <table:table-cell table:formula="of:=STDEV([.E2053];[.F20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colas de lyre</text:p>
          </table:table-cell>
          <table:table-cell office:value-type="string" calcext:value-type="string">
            <text:p>nicholas of lyra approximately 12701349</text:p>
          </table:table-cell>
          <table:table-cell office:value-type="string" calcext:value-type="string">
            <text:p>yes</text:p>
          </table:table-cell>
          <table:table-cell office:value-type="float" office:value="80" calcext:value-type="float">
            <text:p>80</text:p>
          </table:table-cell>
          <table:table-cell office:value-type="float" office:value="48.1481481481481" calcext:value-type="float">
            <text:p>48.1481481481481</text:p>
          </table:table-cell>
          <table:table-cell office:value-type="float" office:value="48.1481481481482" calcext:value-type="float">
            <text:p>48.1481481481482</text:p>
          </table:table-cell>
          <table:table-cell office:value-type="float" office:value="18.3896752408547" calcext:value-type="float">
            <text:p>18.3896752408547</text:p>
          </table:table-cell>
          <table:table-cell table:formula="of:=STDEV([.D2054];[.E2054])" office:value-type="float" office:value="22.5226604377937" calcext:value-type="float">
            <text:p>22.5226604377937</text:p>
          </table:table-cell>
          <table:table-cell table:formula="of:=STDEV([.D2054];[.F2054])" office:value-type="float" office:value="22.5226604377937" calcext:value-type="float">
            <text:p>22.5226604377937</text:p>
          </table:table-cell>
          <table:table-cell table:formula="of:=STDEV([.E2054];[.F20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robio ambrosio aurelio teodosio</text:p>
          </table:table-cell>
          <table:table-cell office:value-type="string" calcext:value-type="string">
            <text:p>macrobius ambrosius aurelius theodosius</text:p>
          </table:table-cell>
          <table:table-cell office:value-type="string" calcext:value-type="string">
            <text:p>yes</text:p>
          </table:table-cell>
          <table:table-cell office:value-type="float" office:value="79.4117647058824" calcext:value-type="float">
            <text:p>79.4117647058824</text:p>
          </table:table-cell>
          <table:table-cell table:number-columns-repeated="2" office:value-type="float" office:value="82.1917808219178" calcext:value-type="float">
            <text:p>82.1917808219178</text:p>
          </table:table-cell>
          <table:table-cell office:value-type="float" office:value="1.60504305294456" calcext:value-type="float">
            <text:p>1.60504305294456</text:p>
          </table:table-cell>
          <table:table-cell table:formula="of:=STDEV([.D2055];[.E2055])" office:value-type="float" office:value="1.96576824745655" calcext:value-type="float">
            <text:p>1.96576824745655</text:p>
          </table:table-cell>
          <table:table-cell table:formula="of:=STDEV([.D2055];[.F2055])" office:value-type="float" office:value="1.96576824745655" calcext:value-type="float">
            <text:p>1.96576824745655</text:p>
          </table:table-cell>
          <table:table-cell table:formula="of:=STDEV([.E2055];[.F20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lso aulo cornelio</text:p>
          </table:table-cell>
          <table:table-cell office:value-type="string" calcext:value-type="string">
            <text:p>celsus aulus cornelius</text:p>
          </table:table-cell>
          <table:table-cell office:value-type="string" calcext:value-type="string">
            <text:p>yes</text:p>
          </table:table-cell>
          <table:table-cell office:value-type="float" office:value="78.9473684210526" calcext:value-type="float">
            <text:p>78.9473684210526</text:p>
          </table:table-cell>
          <table:table-cell table:number-columns-repeated="2" office:value-type="float" office:value="78.0487804878049" calcext:value-type="float">
            <text:p>78.0487804878049</text:p>
          </table:table-cell>
          <table:table-cell office:value-type="float" office:value="0.51879998515114" calcext:value-type="float">
            <text:p>0.51879998515114</text:p>
          </table:table-cell>
          <table:table-cell table:formula="of:=STDEV([.D2056];[.E2056])" office:value-type="float" office:value="0.635397621091892" calcext:value-type="float">
            <text:p>0.635397621091892</text:p>
          </table:table-cell>
          <table:table-cell table:formula="of:=STDEV([.D2056];[.F2056])" office:value-type="float" office:value="0.635397621091892" calcext:value-type="float">
            <text:p>0.635397621091892</text:p>
          </table:table-cell>
          <table:table-cell table:formula="of:=STDEV([.E2056];[.F20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viano de marsella ca 390ca 484</text:p>
          </table:table-cell>
          <table:table-cell office:value-type="string" calcext:value-type="string">
            <text:p>salvian of marseilles</text:p>
          </table:table-cell>
          <table:table-cell office:value-type="string" calcext:value-type="string">
            <text:p>yes</text:p>
          </table:table-cell>
          <table:table-cell office:value-type="float" office:value="78.9473684210526" calcext:value-type="float">
            <text:p>78.9473684210526</text:p>
          </table:table-cell>
          <table:table-cell table:number-columns-repeated="2" office:value-type="float" office:value="55.5555555555556" calcext:value-type="float">
            <text:p>55.5555555555556</text:p>
          </table:table-cell>
          <table:table-cell office:value-type="float" office:value="13.5052694547281" calcext:value-type="float">
            <text:p>13.5052694547281</text:p>
          </table:table-cell>
          <table:table-cell table:formula="of:=STDEV([.D2057];[.E2057])" office:value-type="float" office:value="16.5405095014397" calcext:value-type="float">
            <text:p>16.5405095014397</text:p>
          </table:table-cell>
          <table:table-cell table:formula="of:=STDEV([.D2057];[.F2057])" office:value-type="float" office:value="16.5405095014397" calcext:value-type="float">
            <text:p>16.5405095014397</text:p>
          </table:table-cell>
          <table:table-cell table:formula="of:=STDEV([.E2057];[.F20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casio radberto santo</text:p>
          </table:table-cell>
          <table:table-cell office:value-type="string" calcext:value-type="string">
            <text:p>paschasius radbertus saint</text:p>
          </table:table-cell>
          <table:table-cell office:value-type="string" calcext:value-type="string">
            <text:p>yes</text:p>
          </table:table-cell>
          <table:table-cell office:value-type="float" office:value="78.2608695652174" calcext:value-type="float">
            <text:p>78.2608695652174</text:p>
          </table:table-cell>
          <table:table-cell table:number-columns-repeated="2" office:value-type="float" office:value="81.6326530612245" calcext:value-type="float">
            <text:p>81.6326530612245</text:p>
          </table:table-cell>
          <table:table-cell office:value-type="float" office:value="1.94670010906884" calcext:value-type="float">
            <text:p>1.94670010906884</text:p>
          </table:table-cell>
          <table:table-cell table:formula="of:=STDEV([.D2058];[.E2058])" office:value-type="float" office:value="2.3842109747195" calcext:value-type="float">
            <text:p>2.3842109747195</text:p>
          </table:table-cell>
          <table:table-cell table:formula="of:=STDEV([.D2058];[.F2058])" office:value-type="float" office:value="2.3842109747195" calcext:value-type="float">
            <text:p>2.3842109747195</text:p>
          </table:table-cell>
          <table:table-cell table:formula="of:=STDEV([.E2058];[.F20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erto magno santo 12061280</text:p>
          </table:table-cell>
          <table:table-cell office:value-type="string" calcext:value-type="string">
            <text:p>albertus magnus saint 11931280</text:p>
          </table:table-cell>
          <table:table-cell office:value-type="string" calcext:value-type="string">
            <text:p>yes</text:p>
          </table:table-cell>
          <table:table-cell office:value-type="float" office:value="77.7777777777778" calcext:value-type="float">
            <text:p>77.7777777777778</text:p>
          </table:table-cell>
          <table:table-cell table:number-columns-repeated="2" office:value-type="float" office:value="75.8620689655172" calcext:value-type="float">
            <text:p>75.8620689655172</text:p>
          </table:table-cell>
          <table:table-cell office:value-type="float" office:value="1.10603499844757" calcext:value-type="float">
            <text:p>1.10603499844757</text:p>
          </table:table-cell>
          <table:table-cell table:formula="of:=STDEV([.D2059];[.E2059])" office:value-type="float" office:value="1.35461069192826" calcext:value-type="float">
            <text:p>1.35461069192826</text:p>
          </table:table-cell>
          <table:table-cell table:formula="of:=STDEV([.D2059];[.F2059])" office:value-type="float" office:value="1.35461069192826" calcext:value-type="float">
            <text:p>1.35461069192826</text:p>
          </table:table-cell>
          <table:table-cell table:formula="of:=STDEV([.E2059];[.F20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tier pierre active 16091643</text:p>
          </table:table-cell>
          <table:table-cell office:value-type="string" calcext:value-type="string">
            <text:p>pottier f g</text:p>
          </table:table-cell>
          <table:table-cell office:value-type="string" calcext:value-type="string">
            <text:p>yes</text:p>
          </table:table-cell>
          <table:table-cell office:value-type="float" office:value="77.7777777777778" calcext:value-type="float">
            <text:p>77.777777777777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1.8110101693859" calcext:value-type="float">
            <text:p>21.8110101693859</text:p>
          </table:table-cell>
          <table:table-cell table:formula="of:=STDEV([.D2060];[.E2060])" office:value-type="float" office:value="26.7129228448251" calcext:value-type="float">
            <text:p>26.7129228448251</text:p>
          </table:table-cell>
          <table:table-cell table:formula="of:=STDEV([.D2060];[.F2060])" office:value-type="float" office:value="26.7129228448251" calcext:value-type="float">
            <text:p>26.7129228448251</text:p>
          </table:table-cell>
          <table:table-cell table:formula="of:=STDEV([.E2060];[.F20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trubio polion marco</text:p>
          </table:table-cell>
          <table:table-cell office:value-type="string" calcext:value-type="string">
            <text:p>vitruvius pollio</text:p>
          </table:table-cell>
          <table:table-cell office:value-type="string" calcext:value-type="string">
            <text:p>yes</text:p>
          </table:table-cell>
          <table:table-cell office:value-type="float" office:value="77.4193548387097" calcext:value-type="float">
            <text:p>77.4193548387097</text:p>
          </table:table-cell>
          <table:table-cell table:number-columns-repeated="2" office:value-type="float" office:value="64.8648648648649" calcext:value-type="float">
            <text:p>64.8648648648649</text:p>
          </table:table-cell>
          <table:table-cell office:value-type="float" office:value="7.24833816593776" calcext:value-type="float">
            <text:p>7.24833816593776</text:p>
          </table:table-cell>
          <table:table-cell table:formula="of:=STDEV([.D2061];[.E2061])" office:value-type="float" office:value="8.87736499484419" calcext:value-type="float">
            <text:p>8.87736499484419</text:p>
          </table:table-cell>
          <table:table-cell table:formula="of:=STDEV([.D2061];[.F2061])" office:value-type="float" office:value="8.87736499484419" calcext:value-type="float">
            <text:p>8.87736499484419</text:p>
          </table:table-cell>
          <table:table-cell table:formula="of:=STDEV([.E2061];[.F20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eno samonico quinto</text:p>
          </table:table-cell>
          <table:table-cell office:value-type="string" calcext:value-type="string">
            <text:p>serenus sammonicus quintus</text:p>
          </table:table-cell>
          <table:table-cell office:value-type="string" calcext:value-type="string">
            <text:p>yes</text:p>
          </table:table-cell>
          <table:table-cell office:value-type="float" office:value="77.2727272727273" calcext:value-type="float">
            <text:p>77.2727272727273</text:p>
          </table:table-cell>
          <table:table-cell office:value-type="float" office:value="79.1666666666667" calcext:value-type="float">
            <text:p>79.1666666666667</text:p>
          </table:table-cell>
          <table:table-cell office:value-type="float" office:value="79.1666666666667" calcext:value-type="float">
            <text:p>79.1666666666667</text:p>
          </table:table-cell>
          <table:table-cell office:value-type="float" office:value="1.09346641891975" calcext:value-type="float">
            <text:p>1.09346641891975</text:p>
          </table:table-cell>
          <table:table-cell table:formula="of:=STDEV([.D2062];[.E2062])" office:value-type="float" office:value="1.33921738861089" calcext:value-type="float">
            <text:p>1.33921738861089</text:p>
          </table:table-cell>
          <table:table-cell table:formula="of:=STDEV([.D2062];[.F2062])" office:value-type="float" office:value="1.33921738861088" calcext:value-type="float">
            <text:p>1.33921738861088</text:p>
          </table:table-cell>
          <table:table-cell table:formula="of:=STDEV([.E2062];[.F20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ogo pompeyo</text:p>
          </table:table-cell>
          <table:table-cell office:value-type="string" calcext:value-type="string">
            <text:p>trogus pompeius</text:p>
          </table:table-cell>
          <table:table-cell office:value-type="string" calcext:value-type="string">
            <text:p>yes</text:p>
          </table:table-cell>
          <table:table-cell office:value-type="float" office:value="76.9230769230769" calcext:value-type="float">
            <text:p>76.9230769230769</text:p>
          </table:table-cell>
          <table:table-cell table:number-columns-repeated="2" office:value-type="float" office:value="71.4285714285714" calcext:value-type="float">
            <text:p>71.4285714285714</text:p>
          </table:table-cell>
          <table:table-cell office:value-type="float" office:value="3.17225422631662" calcext:value-type="float">
            <text:p>3.17225422631662</text:p>
          </table:table-cell>
          <table:table-cell table:formula="of:=STDEV([.D2063];[.E2063])" office:value-type="float" office:value="3.88520209443158" calcext:value-type="float">
            <text:p>3.88520209443158</text:p>
          </table:table-cell>
          <table:table-cell table:formula="of:=STDEV([.D2063];[.F2063])" office:value-type="float" office:value="3.88520209443158" calcext:value-type="float">
            <text:p>3.88520209443158</text:p>
          </table:table-cell>
          <table:table-cell table:formula="of:=STDEV([.E2063];[.F20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uleyo lucio</text:p>
          </table:table-cell>
          <table:table-cell office:value-type="string" calcext:value-type="string">
            <text:p>apuleius</text:p>
          </table:table-cell>
          <table:table-cell office:value-type="string" calcext:value-type="string">
            <text:p>yes</text:p>
          </table:table-cell>
          <table:table-cell office:value-type="float" office:value="76.9230769230769" calcext:value-type="float">
            <text:p>76.9230769230769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11.4201152147398" calcext:value-type="float">
            <text:p>11.4201152147398</text:p>
          </table:table-cell>
          <table:table-cell table:formula="of:=STDEV([.D2064];[.E2064])" office:value-type="float" office:value="13.9867275399537" calcext:value-type="float">
            <text:p>13.9867275399537</text:p>
          </table:table-cell>
          <table:table-cell table:formula="of:=STDEV([.D2064];[.F2064])" office:value-type="float" office:value="13.9867275399537" calcext:value-type="float">
            <text:p>13.9867275399537</text:p>
          </table:table-cell>
          <table:table-cell table:formula="of:=STDEV([.E2064];[.F20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uto tito maccio ca 251ca 184 ac</text:p>
          </table:table-cell>
          <table:table-cell office:value-type="string" calcext:value-type="string">
            <text:p>plautus titus maccius</text:p>
          </table:table-cell>
          <table:table-cell office:value-type="string" calcext:value-type="string">
            <text:p>yes</text:p>
          </table:table-cell>
          <table:table-cell office:value-type="float" office:value="76.9230769230769" calcext:value-type="float">
            <text:p>76.9230769230769</text:p>
          </table:table-cell>
          <table:table-cell office:value-type="float" office:value="54.5454545454546" calcext:value-type="float">
            <text:p>54.5454545454546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12.9197263035441" calcext:value-type="float">
            <text:p>12.9197263035441</text:p>
          </table:table-cell>
          <table:table-cell table:formula="of:=STDEV([.D2065];[.E2065])" office:value-type="float" office:value="15.8233685300486" calcext:value-type="float">
            <text:p>15.8233685300486</text:p>
          </table:table-cell>
          <table:table-cell table:formula="of:=STDEV([.D2065];[.F2065])" office:value-type="float" office:value="15.8233685300486" calcext:value-type="float">
            <text:p>15.8233685300486</text:p>
          </table:table-cell>
          <table:table-cell table:formula="of:=STDEV([.E2065];[.F20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osio paulo n 390m 418</text:p>
          </table:table-cell>
          <table:table-cell office:value-type="string" calcext:value-type="string">
            <text:p>orosius paulus</text:p>
          </table:table-cell>
          <table:table-cell office:value-type="string" calcext:value-type="string">
            <text:p>yes</text:p>
          </table:table-cell>
          <table:table-cell office:value-type="float" office:value="76.9230769230769" calcext:value-type="float">
            <text:p>76.9230769230769</text:p>
          </table:table-cell>
          <table:table-cell table:number-columns-repeated="2" office:value-type="float" office:value="54.0540540540541" calcext:value-type="float">
            <text:p>54.0540540540541</text:p>
          </table:table-cell>
          <table:table-cell office:value-type="float" office:value="13.2034365095341" calcext:value-type="float">
            <text:p>13.2034365095341</text:p>
          </table:table-cell>
          <table:table-cell table:formula="of:=STDEV([.D2066];[.E2066])" office:value-type="float" office:value="16.1708411497963" calcext:value-type="float">
            <text:p>16.1708411497963</text:p>
          </table:table-cell>
          <table:table-cell table:formula="of:=STDEV([.D2066];[.F2066])" office:value-type="float" office:value="16.1708411497963" calcext:value-type="float">
            <text:p>16.1708411497963</text:p>
          </table:table-cell>
          <table:table-cell table:formula="of:=STDEV([.E2066];[.F20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sio flaco aulo</text:p>
          </table:table-cell>
          <table:table-cell office:value-type="string" calcext:value-type="string">
            <text:p>persius</text:p>
          </table:table-cell>
          <table:table-cell office:value-type="string" calcext:value-type="string">
            <text:p>yes</text:p>
          </table:table-cell>
          <table:table-cell office:value-type="float" office:value="76.9230769230769" calcext:value-type="float">
            <text:p>76.9230769230769</text:p>
          </table:table-cell>
          <table:table-cell table:number-columns-repeated="2" office:value-type="float" office:value="41.6666666666667" calcext:value-type="float">
            <text:p>41.6666666666667</text:p>
          </table:table-cell>
          <table:table-cell office:value-type="float" office:value="20.3552979521983" calcext:value-type="float">
            <text:p>20.3552979521983</text:p>
          </table:table-cell>
          <table:table-cell table:formula="of:=STDEV([.D2067];[.E2067])" office:value-type="float" office:value="24.9300467726026" calcext:value-type="float">
            <text:p>24.9300467726026</text:p>
          </table:table-cell>
          <table:table-cell table:formula="of:=STDEV([.D2067];[.F2067])" office:value-type="float" office:value="24.9300467726026" calcext:value-type="float">
            <text:p>24.9300467726026</text:p>
          </table:table-cell>
          <table:table-cell table:formula="of:=STDEV([.E2067];[.F20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ieno rufo festo</text:p>
          </table:table-cell>
          <table:table-cell office:value-type="string" calcext:value-type="string">
            <text:p>avienus rufius festus</text:p>
          </table:table-cell>
          <table:table-cell office:value-type="string" calcext:value-type="string">
            <text:p>yes</text:p>
          </table:table-cell>
          <table:table-cell office:value-type="float" office:value="76.4705882352941" calcext:value-type="float">
            <text:p>76.4705882352941</text:p>
          </table:table-cell>
          <table:table-cell table:number-columns-repeated="2" office:value-type="float" office:value="73.6842105263158" calcext:value-type="float">
            <text:p>73.6842105263158</text:p>
          </table:table-cell>
          <table:table-cell office:value-type="float" office:value="1.60871592034261" calcext:value-type="float">
            <text:p>1.60871592034261</text:p>
          </table:table-cell>
          <table:table-cell table:formula="of:=STDEV([.D2068];[.E2068])" office:value-type="float" office:value="1.97026657296561" calcext:value-type="float">
            <text:p>1.97026657296561</text:p>
          </table:table-cell>
          <table:table-cell table:formula="of:=STDEV([.D2068];[.F2068])" office:value-type="float" office:value="1.97026657296561" calcext:value-type="float">
            <text:p>1.97026657296561</text:p>
          </table:table-cell>
          <table:table-cell table:formula="of:=STDEV([.E2068];[.F20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ron marco terencio</text:p>
          </table:table-cell>
          <table:table-cell office:value-type="string" calcext:value-type="string">
            <text:p>varro marcus terentius</text:p>
          </table:table-cell>
          <table:table-cell office:value-type="string" calcext:value-type="string">
            <text:p>yes</text:p>
          </table:table-cell>
          <table:table-cell office:value-type="float" office:value="76.1904761904762" calcext:value-type="float">
            <text:p>76.1904761904762</text:p>
          </table:table-cell>
          <table:table-cell table:number-columns-repeated="2" office:value-type="float" office:value="79.0697674418605" calcext:value-type="float">
            <text:p>79.0697674418605</text:p>
          </table:table-cell>
          <table:table-cell office:value-type="float" office:value="1.66235957906204" calcext:value-type="float">
            <text:p>1.66235957906204</text:p>
          </table:table-cell>
          <table:table-cell table:formula="of:=STDEV([.D2069];[.E2069])" office:value-type="float" office:value="2.03596636886492" calcext:value-type="float">
            <text:p>2.03596636886492</text:p>
          </table:table-cell>
          <table:table-cell table:formula="of:=STDEV([.D2069];[.F2069])" office:value-type="float" office:value="2.03596636886492" calcext:value-type="float">
            <text:p>2.03596636886492</text:p>
          </table:table-cell>
          <table:table-cell table:formula="of:=STDEV([.E2069];[.F20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donio apolinar santo 431487</text:p>
          </table:table-cell>
          <table:table-cell office:value-type="string" calcext:value-type="string">
            <text:p>sidonius apollinaris saint 431 or 432approximately 487</text:p>
          </table:table-cell>
          <table:table-cell office:value-type="string" calcext:value-type="string">
            <text:p>yes</text:p>
          </table:table-cell>
          <table:table-cell office:value-type="float" office:value="75.8620689655172" calcext:value-type="float">
            <text:p>75.8620689655172</text:p>
          </table:table-cell>
          <table:table-cell table:number-columns-repeated="2" office:value-type="float" office:value="65.0602409638554" calcext:value-type="float">
            <text:p>65.0602409638554</text:p>
          </table:table-cell>
          <table:table-cell office:value-type="float" office:value="6.23643830449949" calcext:value-type="float">
            <text:p>6.23643830449949</text:p>
          </table:table-cell>
          <table:table-cell table:formula="of:=STDEV([.D2070];[.E2070])" office:value-type="float" office:value="7.63804582918581" calcext:value-type="float">
            <text:p>7.63804582918581</text:p>
          </table:table-cell>
          <table:table-cell table:formula="of:=STDEV([.D2070];[.F2070])" office:value-type="float" office:value="7.63804582918581" calcext:value-type="float">
            <text:p>7.63804582918581</text:p>
          </table:table-cell>
          <table:table-cell table:formula="of:=STDEV([.E2070];[.F20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ronimo santo 342420</text:p>
          </table:table-cell>
          <table:table-cell office:value-type="string" calcext:value-type="string">
            <text:p>jerome saint 419 or 420</text:p>
          </table:table-cell>
          <table:table-cell office:value-type="string" calcext:value-type="string">
            <text:p>yes</text:p>
          </table:table-cell>
          <table:table-cell office:value-type="float" office:value="75" calcext:value-type="float">
            <text:p>75</text:p>
          </table:table-cell>
          <table:table-cell office:value-type="float" office:value="72.7272727272727" calcext:value-type="float">
            <text:p>72.7272727272727</text:p>
          </table:table-cell>
          <table:table-cell office:value-type="float" office:value="72.7272727272727" calcext:value-type="float">
            <text:p>72.7272727272727</text:p>
          </table:table-cell>
          <table:table-cell office:value-type="float" office:value="1.3121597027037" calcext:value-type="float">
            <text:p>1.3121597027037</text:p>
          </table:table-cell>
          <table:table-cell table:formula="of:=STDEV([.D2071];[.E2071])" office:value-type="float" office:value="1.60706086633307" calcext:value-type="float">
            <text:p>1.60706086633307</text:p>
          </table:table-cell>
          <table:table-cell table:formula="of:=STDEV([.D2071];[.F2071])" office:value-type="float" office:value="1.60706086633306" calcext:value-type="float">
            <text:p>1.60706086633306</text:p>
          </table:table-cell>
          <table:table-cell table:formula="of:=STDEV([.E2071];[.F20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llander jan d</text:p>
          </table:table-cell>
          <table:table-cell office:value-type="string" calcext:value-type="string">
            <text:p>john of holland</text:p>
          </table:table-cell>
          <table:table-cell office:value-type="string" calcext:value-type="string">
            <text:p>yes</text:p>
          </table:table-cell>
          <table:table-cell office:value-type="float" office:value="75" calcext:value-type="float">
            <text:p>75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4.81125224324688" calcext:value-type="float">
            <text:p>4.81125224324688</text:p>
          </table:table-cell>
          <table:table-cell table:formula="of:=STDEV([.D2072];[.E2072])" office:value-type="float" office:value="5.8925565098879" calcext:value-type="float">
            <text:p>5.8925565098879</text:p>
          </table:table-cell>
          <table:table-cell table:formula="of:=STDEV([.D2072];[.F2072])" office:value-type="float" office:value="5.89255650988789" calcext:value-type="float">
            <text:p>5.89255650988789</text:p>
          </table:table-cell>
          <table:table-cell table:formula="of:=STDEV([.E2072];[.F20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mas de aquino santo 12251274</text:p>
          </table:table-cell>
          <table:table-cell office:value-type="string" calcext:value-type="string">
            <text:p>thomas aquinas saint</text:p>
          </table:table-cell>
          <table:table-cell office:value-type="string" calcext:value-type="string">
            <text:p>yes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.35085296108588" calcext:value-type="float">
            <text:p>6.35085296108588</text:p>
          </table:table-cell>
          <table:table-cell table:formula="of:=STDEV([.D2073];[.E2073])" office:value-type="float" office:value="7.77817459305202" calcext:value-type="float">
            <text:p>7.77817459305202</text:p>
          </table:table-cell>
          <table:table-cell table:formula="of:=STDEV([.D2073];[.F2073])" office:value-type="float" office:value="7.77817459305202" calcext:value-type="float">
            <text:p>7.77817459305202</text:p>
          </table:table-cell>
          <table:table-cell table:formula="of:=STDEV([.E2073];[.F20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ldefonso santo 607667</text:p>
          </table:table-cell>
          <table:table-cell office:value-type="string" calcext:value-type="string">
            <text:p>ildephonsus saint</text:p>
          </table:table-cell>
          <table:table-cell office:value-type="string" calcext:value-type="string">
            <text:p>yes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1.5384615384615" calcext:value-type="float">
            <text:p>61.5384615384615</text:p>
          </table:table-cell>
          <table:table-cell office:value-type="float" office:value="7.77202285447573" calcext:value-type="float">
            <text:p>7.77202285447573</text:p>
          </table:table-cell>
          <table:table-cell table:formula="of:=STDEV([.D2074];[.E2074])" office:value-type="float" office:value="9.51874513135737" calcext:value-type="float">
            <text:p>9.51874513135737</text:p>
          </table:table-cell>
          <table:table-cell table:formula="of:=STDEV([.D2074];[.F2074])" office:value-type="float" office:value="9.51874513135737" calcext:value-type="float">
            <text:p>9.51874513135737</text:p>
          </table:table-cell>
          <table:table-cell table:formula="of:=STDEV([.E2074];[.F20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ursius ioannes</text:p>
          </table:table-cell>
          <table:table-cell office:value-type="string" calcext:value-type="string">
            <text:p>meurs johannes van 15791639</text:p>
          </table:table-cell>
          <table:table-cell office:value-type="string" calcext:value-type="string">
            <text:p>yes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5.8139534883721" calcext:value-type="float">
            <text:p>55.8139534883721</text:p>
          </table:table-cell>
          <table:table-cell office:value-type="float" office:value="11.0770691181731" calcext:value-type="float">
            <text:p>11.0770691181731</text:p>
          </table:table-cell>
          <table:table-cell table:formula="of:=STDEV([.D2075];[.E2075])" office:value-type="float" office:value="13.5665835925326" calcext:value-type="float">
            <text:p>13.5665835925326</text:p>
          </table:table-cell>
          <table:table-cell table:formula="of:=STDEV([.D2075];[.F2075])" office:value-type="float" office:value="13.5665835925326" calcext:value-type="float">
            <text:p>13.5665835925326</text:p>
          </table:table-cell>
          <table:table-cell table:formula="of:=STDEV([.E2075];[.F20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percio sexto aurelio ca 50ca 15 a c</text:p>
          </table:table-cell>
          <table:table-cell office:value-type="string" calcext:value-type="string">
            <text:p>propertius sextus</text:p>
          </table:table-cell>
          <table:table-cell office:value-type="string" calcext:value-type="string">
            <text:p>yes</text:p>
          </table:table-cell>
          <table:table-cell office:value-type="float" office:value="75" calcext:value-type="float">
            <text:p>75</text:p>
          </table:table-cell>
          <table:table-cell office:value-type="float" office:value="43.6363636363636" calcext:value-type="float">
            <text:p>43.6363636363636</text:p>
          </table:table-cell>
          <table:table-cell office:value-type="float" office:value="43.6363636363636" calcext:value-type="float">
            <text:p>43.6363636363636</text:p>
          </table:table-cell>
          <table:table-cell office:value-type="float" office:value="18.107803897311" calcext:value-type="float">
            <text:p>18.107803897311</text:p>
          </table:table-cell>
          <table:table-cell table:formula="of:=STDEV([.D2076];[.E2076])" office:value-type="float" office:value="22.1774399553963" calcext:value-type="float">
            <text:p>22.1774399553963</text:p>
          </table:table-cell>
          <table:table-cell table:formula="of:=STDEV([.D2076];[.F2076])" office:value-type="float" office:value="22.1774399553963" calcext:value-type="float">
            <text:p>22.1774399553963</text:p>
          </table:table-cell>
          <table:table-cell table:formula="of:=STDEV([.E2076];[.F20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an casiano santo ca 360ca 432</text:p>
          </table:table-cell>
          <table:table-cell office:value-type="string" calcext:value-type="string">
            <text:p>cassian john</text:p>
          </table:table-cell>
          <table:table-cell office:value-type="string" calcext:value-type="string">
            <text:p>yes</text:p>
          </table:table-cell>
          <table:table-cell office:value-type="float" office:value="75" calcext:value-type="float">
            <text:p>75</text:p>
          </table:table-cell>
          <table:table-cell office:value-type="float" office:value="41.8604651162791" calcext:value-type="float">
            <text:p>41.8604651162791</text:p>
          </table:table-cell>
          <table:table-cell office:value-type="float" office:value="41.8604651162791" calcext:value-type="float">
            <text:p>41.8604651162791</text:p>
          </table:table-cell>
          <table:table-cell office:value-type="float" office:value="19.1331193859353" calcext:value-type="float">
            <text:p>19.1331193859353</text:p>
          </table:table-cell>
          <table:table-cell table:formula="of:=STDEV([.D2077];[.E2077])" office:value-type="float" office:value="23.4331898416472" calcext:value-type="float">
            <text:p>23.4331898416472</text:p>
          </table:table-cell>
          <table:table-cell table:formula="of:=STDEV([.D2077];[.F2077])" office:value-type="float" office:value="23.4331898416472" calcext:value-type="float">
            <text:p>23.4331898416472</text:p>
          </table:table-cell>
          <table:table-cell table:formula="of:=STDEV([.E2077];[.F20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erio santo obispo de brescia</text:p>
          </table:table-cell>
          <table:table-cell office:value-type="string" calcext:value-type="string">
            <text:p>paterius</text:p>
          </table:table-cell>
          <table:table-cell office:value-type="string" calcext:value-type="string">
            <text:p>yes</text:p>
          </table:table-cell>
          <table:table-cell office:value-type="float" office:value="75" calcext:value-type="float">
            <text:p>75</text:p>
          </table:table-cell>
          <table:table-cell office:value-type="float" office:value="35.8974358974359" calcext:value-type="float">
            <text:p>35.8974358974359</text:p>
          </table:table-cell>
          <table:table-cell office:value-type="float" office:value="35.8974358974359" calcext:value-type="float">
            <text:p>35.8974358974359</text:p>
          </table:table-cell>
          <table:table-cell office:value-type="float" office:value="22.57587591062" calcext:value-type="float">
            <text:p>22.57587591062</text:p>
          </table:table-cell>
          <table:table-cell table:formula="of:=STDEV([.D2078];[.E2078])" office:value-type="float" office:value="27.6496882387047" calcext:value-type="float">
            <text:p>27.6496882387047</text:p>
          </table:table-cell>
          <table:table-cell table:formula="of:=STDEV([.D2078];[.F2078])" office:value-type="float" office:value="27.6496882387047" calcext:value-type="float">
            <text:p>27.6496882387047</text:p>
          </table:table-cell>
          <table:table-cell table:formula="of:=STDEV([.E2078];[.F20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vio tito ca 6017 a c</text:p>
          </table:table-cell>
          <table:table-cell office:value-type="string" calcext:value-type="string">
            <text:p>livy</text:p>
          </table:table-cell>
          <table:table-cell office:value-type="string" calcext:value-type="string">
            <text:p>yes</text:p>
          </table:table-cell>
          <table:table-cell office:value-type="float" office:value="75" calcext:value-type="float">
            <text:p>75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29.9778024386921" calcext:value-type="float">
            <text:p>29.9778024386921</text:p>
          </table:table-cell>
          <table:table-cell table:formula="of:=STDEV([.D2079];[.E2079])" office:value-type="float" office:value="36.7151597923784" calcext:value-type="float">
            <text:p>36.7151597923784</text:p>
          </table:table-cell>
          <table:table-cell table:formula="of:=STDEV([.D2079];[.F2079])" office:value-type="float" office:value="36.7151597923784" calcext:value-type="float">
            <text:p>36.7151597923784</text:p>
          </table:table-cell>
          <table:table-cell table:formula="of:=STDEV([.E2079];[.F20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leyo paterculo cayo</text:p>
          </table:table-cell>
          <table:table-cell office:value-type="string" calcext:value-type="string">
            <text:p>velleius paterculus</text:p>
          </table:table-cell>
          <table:table-cell office:value-type="string" calcext:value-type="string">
            <text:p>yes</text:p>
          </table:table-cell>
          <table:table-cell office:value-type="float" office:value="74.2857142857143" calcext:value-type="float">
            <text:p>74.2857142857143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.3611096424751" calcext:value-type="float">
            <text:p>5.3611096424751</text:p>
          </table:table-cell>
          <table:table-cell table:formula="of:=STDEV([.D2080];[.E2080])" office:value-type="float" office:value="6.56599153958937" calcext:value-type="float">
            <text:p>6.56599153958937</text:p>
          </table:table-cell>
          <table:table-cell table:formula="of:=STDEV([.D2080];[.F2080])" office:value-type="float" office:value="6.56599153958937" calcext:value-type="float">
            <text:p>6.56599153958937</text:p>
          </table:table-cell>
          <table:table-cell table:formula="of:=STDEV([.E2080];[.F20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onio decio magno</text:p>
          </table:table-cell>
          <table:table-cell office:value-type="string" calcext:value-type="string">
            <text:p>ausonius decimus magnus</text:p>
          </table:table-cell>
          <table:table-cell office:value-type="string" calcext:value-type="string">
            <text:p>yes</text:p>
          </table:table-cell>
          <table:table-cell office:value-type="float" office:value="73.6842105263158" calcext:value-type="float">
            <text:p>73.6842105263158</text:p>
          </table:table-cell>
          <table:table-cell table:number-columns-repeated="2" office:value-type="float" office:value="76.1904761904762" calcext:value-type="float">
            <text:p>76.1904761904762</text:p>
          </table:table-cell>
          <table:table-cell office:value-type="float" office:value="1.44699315586372" calcext:value-type="float">
            <text:p>1.44699315586372</text:p>
          </table:table-cell>
          <table:table-cell table:formula="of:=STDEV([.D2081];[.E2081])" office:value-type="float" office:value="1.77219744658282" calcext:value-type="float">
            <text:p>1.77219744658282</text:p>
          </table:table-cell>
          <table:table-cell table:formula="of:=STDEV([.D2081];[.F2081])" office:value-type="float" office:value="1.77219744658282" calcext:value-type="float">
            <text:p>1.77219744658282</text:p>
          </table:table-cell>
          <table:table-cell table:formula="of:=STDEV([.E2081];[.F20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venco cayo vecio aquilino s4</text:p>
          </table:table-cell>
          <table:table-cell office:value-type="string" calcext:value-type="string">
            <text:p>juvencus caius vettius aquilinus</text:p>
          </table:table-cell>
          <table:table-cell office:value-type="string" calcext:value-type="string">
            <text:p>yes</text:p>
          </table:table-cell>
          <table:table-cell office:value-type="float" office:value="73.6842105263158" calcext:value-type="float">
            <text:p>73.6842105263158</text:p>
          </table:table-cell>
          <table:table-cell table:number-columns-repeated="2" office:value-type="float" office:value="70.9677419354839" calcext:value-type="float">
            <text:p>70.9677419354839</text:p>
          </table:table-cell>
          <table:table-cell office:value-type="float" office:value="1.56835387216197" calcext:value-type="float">
            <text:p>1.56835387216197</text:p>
          </table:table-cell>
          <table:table-cell table:formula="of:=STDEV([.D2082];[.E2082])" office:value-type="float" office:value="1.92083336145752" calcext:value-type="float">
            <text:p>1.92083336145752</text:p>
          </table:table-cell>
          <table:table-cell table:formula="of:=STDEV([.D2082];[.F2082])" office:value-type="float" office:value="1.92083336145752" calcext:value-type="float">
            <text:p>1.92083336145752</text:p>
          </table:table-cell>
          <table:table-cell table:formula="of:=STDEV([.E2082];[.F20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lio aulo</text:p>
          </table:table-cell>
          <table:table-cell office:value-type="string" calcext:value-type="string">
            <text:p>gellius aulus</text:p>
          </table:table-cell>
          <table:table-cell office:value-type="string" calcext:value-type="string">
            <text:p>yes</text:p>
          </table:table-cell>
          <table:table-cell office:value-type="float" office:value="73.6842105263158" calcext:value-type="float">
            <text:p>73.6842105263158</text:p>
          </table:table-cell>
          <table:table-cell table:number-columns-repeated="2" office:value-type="float" office:value="69.5652173913043" calcext:value-type="float">
            <text:p>69.5652173913043</text:p>
          </table:table-cell>
          <table:table-cell office:value-type="float" office:value="2.37810179528908" calcext:value-type="float">
            <text:p>2.37810179528908</text:p>
          </table:table-cell>
          <table:table-cell table:formula="of:=STDEV([.D2083];[.E2083])" office:value-type="float" office:value="2.91256797742743" calcext:value-type="float">
            <text:p>2.91256797742743</text:p>
          </table:table-cell>
          <table:table-cell table:formula="of:=STDEV([.D2083];[.F2083])" office:value-type="float" office:value="2.91256797742743" calcext:value-type="float">
            <text:p>2.91256797742743</text:p>
          </table:table-cell>
          <table:table-cell table:formula="of:=STDEV([.E2083];[.F20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ridanus johannes</text:p>
          </table:table-cell>
          <table:table-cell office:value-type="string" calcext:value-type="string">
            <text:p>buridan jean 13001358</text:p>
          </table:table-cell>
          <table:table-cell office:value-type="string" calcext:value-type="string">
            <text:p>yes</text:p>
          </table:table-cell>
          <table:table-cell office:value-type="float" office:value="73.3333333333333" calcext:value-type="float">
            <text:p>73.3333333333333</text:p>
          </table:table-cell>
          <table:table-cell table:number-columns-repeated="2" office:value-type="float" office:value="56.4102564102564" calcext:value-type="float">
            <text:p>56.4102564102564</text:p>
          </table:table-cell>
          <table:table-cell office:value-type="float" office:value="9.77054301705521" calcext:value-type="float">
            <text:p>9.77054301705521</text:p>
          </table:table-cell>
          <table:table-cell table:formula="of:=STDEV([.D2084];[.E2084])" office:value-type="float" office:value="11.9664224508493" calcext:value-type="float">
            <text:p>11.9664224508493</text:p>
          </table:table-cell>
          <table:table-cell table:formula="of:=STDEV([.D2084];[.F2084])" office:value-type="float" office:value="11.9664224508493" calcext:value-type="float">
            <text:p>11.9664224508493</text:p>
          </table:table-cell>
          <table:table-cell table:formula="of:=STDEV([.E2084];[.F20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ino cayo julio</text:p>
          </table:table-cell>
          <table:table-cell office:value-type="string" calcext:value-type="string">
            <text:p>solinus c julius active 3rd century</text:p>
          </table:table-cell>
          <table:table-cell office:value-type="string" calcext:value-type="string">
            <text:p>yes</text:p>
          </table:table-cell>
          <table:table-cell office:value-type="float" office:value="72.7272727272727" calcext:value-type="float">
            <text:p>72.727272727272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3.121597027037" calcext:value-type="float">
            <text:p>13.121597027037</text:p>
          </table:table-cell>
          <table:table-cell table:formula="of:=STDEV([.D2085];[.E2085])" office:value-type="float" office:value="16.0706086633306" calcext:value-type="float">
            <text:p>16.0706086633306</text:p>
          </table:table-cell>
          <table:table-cell table:formula="of:=STDEV([.D2085];[.F2085])" office:value-type="float" office:value="16.0706086633306" calcext:value-type="float">
            <text:p>16.0706086633306</text:p>
          </table:table-cell>
          <table:table-cell table:formula="of:=STDEV([.E2085];[.F20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venco cayo vecio aquilino s 4</text:p>
          </table:table-cell>
          <table:table-cell office:value-type="string" calcext:value-type="string">
            <text:p>juvencus caius vettius aquilinus</text:p>
          </table:table-cell>
          <table:table-cell office:value-type="string" calcext:value-type="string">
            <text:p>yes</text:p>
          </table:table-cell>
          <table:table-cell office:value-type="float" office:value="72.4137931034483" calcext:value-type="float">
            <text:p>72.4137931034483</text:p>
          </table:table-cell>
          <table:table-cell office:value-type="float" office:value="69.8412698412699" calcext:value-type="float">
            <text:p>69.8412698412699</text:p>
          </table:table-cell>
          <table:table-cell office:value-type="float" office:value="69.8412698412698" calcext:value-type="float">
            <text:p>69.8412698412698</text:p>
          </table:table-cell>
          <table:table-cell office:value-type="float" office:value="1.48524699791529" calcext:value-type="float">
            <text:p>1.48524699791529</text:p>
          </table:table-cell>
          <table:table-cell table:formula="of:=STDEV([.D2086];[.E2086])" office:value-type="float" office:value="1.8190486434465" calcext:value-type="float">
            <text:p>1.8190486434465</text:p>
          </table:table-cell>
          <table:table-cell table:formula="of:=STDEV([.D2086];[.F2086])" office:value-type="float" office:value="1.81904864344651" calcext:value-type="float">
            <text:p>1.81904864344651</text:p>
          </table:table-cell>
          <table:table-cell table:formula="of:=STDEV([.E2086];[.F20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rcio rufo quinto</text:p>
          </table:table-cell>
          <table:table-cell office:value-type="string" calcext:value-type="string">
            <text:p>curtius rufus quintus</text:p>
          </table:table-cell>
          <table:table-cell office:value-type="string" calcext:value-type="string">
            <text:p>yes</text:p>
          </table:table-cell>
          <table:table-cell office:value-type="float" office:value="72.2222222222222" calcext:value-type="float">
            <text:p>72.2222222222222</text:p>
          </table:table-cell>
          <table:table-cell table:number-columns-repeated="2" office:value-type="float" office:value="71.7948717948718" calcext:value-type="float">
            <text:p>71.7948717948718</text:p>
          </table:table-cell>
          <table:table-cell office:value-type="float" office:value="0.246730884269066" calcext:value-type="float">
            <text:p>0.246730884269066</text:p>
          </table:table-cell>
          <table:table-cell table:formula="of:=STDEV([.D2087];[.E2087])" office:value-type="float" office:value="0.30218238512245" calcext:value-type="float">
            <text:p>0.30218238512245</text:p>
          </table:table-cell>
          <table:table-cell table:formula="of:=STDEV([.D2087];[.F2087])" office:value-type="float" office:value="0.30218238512245" calcext:value-type="float">
            <text:p>0.30218238512245</text:p>
          </table:table-cell>
          <table:table-cell table:formula="of:=STDEV([.E2087];[.F20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crecio caro tito</text:p>
          </table:table-cell>
          <table:table-cell office:value-type="string" calcext:value-type="string">
            <text:p>lucretius carus titus</text:p>
          </table:table-cell>
          <table:table-cell office:value-type="string" calcext:value-type="string">
            <text:p>yes</text:p>
          </table:table-cell>
          <table:table-cell office:value-type="float" office:value="72.2222222222222" calcext:value-type="float">
            <text:p>72.2222222222222</text:p>
          </table:table-cell>
          <table:table-cell table:number-columns-repeated="2" office:value-type="float" office:value="71.7948717948718" calcext:value-type="float">
            <text:p>71.7948717948718</text:p>
          </table:table-cell>
          <table:table-cell office:value-type="float" office:value="0.246730884269066" calcext:value-type="float">
            <text:p>0.246730884269066</text:p>
          </table:table-cell>
          <table:table-cell table:formula="of:=STDEV([.D2088];[.E2088])" office:value-type="float" office:value="0.30218238512245" calcext:value-type="float">
            <text:p>0.30218238512245</text:p>
          </table:table-cell>
          <table:table-cell table:formula="of:=STDEV([.D2088];[.F2088])" office:value-type="float" office:value="0.30218238512245" calcext:value-type="float">
            <text:p>0.30218238512245</text:p>
          </table:table-cell>
          <table:table-cell table:formula="of:=STDEV([.E2088];[.F20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rrio flaco marco</text:p>
          </table:table-cell>
          <table:table-cell office:value-type="string" calcext:value-type="string">
            <text:p>verrius flaccus marcus</text:p>
          </table:table-cell>
          <table:table-cell office:value-type="string" calcext:value-type="string">
            <text:p>yes</text:p>
          </table:table-cell>
          <table:table-cell office:value-type="float" office:value="72.2222222222222" calcext:value-type="float">
            <text:p>72.222222222222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.60375074774897" calcext:value-type="float">
            <text:p>1.60375074774897</text:p>
          </table:table-cell>
          <table:table-cell table:formula="of:=STDEV([.D2089];[.E2089])" office:value-type="float" office:value="1.96418550329597" calcext:value-type="float">
            <text:p>1.96418550329597</text:p>
          </table:table-cell>
          <table:table-cell table:formula="of:=STDEV([.D2089];[.F2089])" office:value-type="float" office:value="1.96418550329597" calcext:value-type="float">
            <text:p>1.96418550329597</text:p>
          </table:table-cell>
          <table:table-cell table:formula="of:=STDEV([.E2089];[.F2089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ta cito cayo cornelio</text:p>
          </table:table-cell>
          <table:table-cell table:style-name="ce2" office:value-type="string" calcext:value-type="string">
            <text:p>tacitus cornelius</text:p>
          </table:table-cell>
          <table:table-cell office:value-type="string" calcext:value-type="string">
            <text:p>yes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52.6315789473684" calcext:value-type="float">
            <text:p>52.6315789473684</text:p>
          </table:table-cell>
          <table:table-cell office:value-type="float" office:value="52.6315789473684" calcext:value-type="float">
            <text:p>52.6315789473684</text:p>
          </table:table-cell>
          <table:table-cell office:value-type="float" office:value="10.8524486689779" calcext:value-type="float">
            <text:p>10.8524486689779</text:p>
          </table:table-cell>
          <table:table-cell table:formula="of:=STDEV([.D2090];[.E2090])" office:value-type="float" office:value="13.2914808493712" calcext:value-type="float">
            <text:p>13.2914808493712</text:p>
          </table:table-cell>
          <table:table-cell table:formula="of:=STDEV([.D2090];[.F2090])" office:value-type="float" office:value="13.2914808493712" calcext:value-type="float">
            <text:p>13.2914808493712</text:p>
          </table:table-cell>
          <table:table-cell table:formula="of:=STDEV([.E2090];[.F20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on marco porcio mayor</text:p>
          </table:table-cell>
          <table:table-cell office:value-type="string" calcext:value-type="string">
            <text:p>cato marcus porcius</text:p>
          </table:table-cell>
          <table:table-cell office:value-type="string" calcext:value-type="string">
            <text:p>yes</text:p>
          </table:table-cell>
          <table:table-cell office:value-type="float" office:value="70.5882352941176" calcext:value-type="float">
            <text:p>70.5882352941176</text:p>
          </table:table-cell>
          <table:table-cell table:number-columns-repeated="2" office:value-type="float" office:value="69.7674418604651" calcext:value-type="float">
            <text:p>69.7674418604651</text:p>
          </table:table-cell>
          <table:table-cell office:value-type="float" office:value="0.473885309868363" calcext:value-type="float">
            <text:p>0.473885309868363</text:p>
          </table:table-cell>
          <table:table-cell table:formula="of:=STDEV([.D2091];[.E2091])" office:value-type="float" office:value="0.580388602889091" calcext:value-type="float">
            <text:p>0.580388602889091</text:p>
          </table:table-cell>
          <table:table-cell table:formula="of:=STDEV([.D2091];[.F2091])" office:value-type="float" office:value="0.580388602889091" calcext:value-type="float">
            <text:p>0.580388602889091</text:p>
          </table:table-cell>
          <table:table-cell table:formula="of:=STDEV([.E2091];[.F20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oro lucio anneo</text:p>
          </table:table-cell>
          <table:table-cell office:value-type="string" calcext:value-type="string">
            <text:p>florus lucius annaeus</text:p>
          </table:table-cell>
          <table:table-cell office:value-type="string" calcext:value-type="string">
            <text:p>yes</text:p>
          </table:table-cell>
          <table:table-cell office:value-type="float" office:value="70.5882352941176" calcext:value-type="float">
            <text:p>70.5882352941176</text:p>
          </table:table-cell>
          <table:table-cell table:number-columns-repeated="2" office:value-type="float" office:value="73.6842105263158" calcext:value-type="float">
            <text:p>73.6842105263158</text:p>
          </table:table-cell>
          <table:table-cell office:value-type="float" office:value="1.78746213371402" calcext:value-type="float">
            <text:p>1.78746213371402</text:p>
          </table:table-cell>
          <table:table-cell table:formula="of:=STDEV([.D2092];[.E2092])" office:value-type="float" office:value="2.18918508107291" calcext:value-type="float">
            <text:p>2.18918508107291</text:p>
          </table:table-cell>
          <table:table-cell table:formula="of:=STDEV([.D2092];[.F2092])" office:value-type="float" office:value="2.18918508107291" calcext:value-type="float">
            <text:p>2.18918508107291</text:p>
          </table:table-cell>
          <table:table-cell table:formula="of:=STDEV([.E2092];[.F20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opon juan</text:p>
          </table:table-cell>
          <table:table-cell office:value-type="string" calcext:value-type="string">
            <text:p>philoponus john active 6th century</text:p>
          </table:table-cell>
          <table:table-cell office:value-type="string" calcext:value-type="string">
            <text:p>yes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0.4347826086957" calcext:value-type="float">
            <text:p>30.4347826086957</text:p>
          </table:table-cell>
          <table:table-cell office:value-type="float" office:value="22.8429889114156" calcext:value-type="float">
            <text:p>22.8429889114156</text:p>
          </table:table-cell>
          <table:table-cell table:formula="of:=STDEV([.D2093];[.E2093])" office:value-type="float" office:value="27.9768335165112" calcext:value-type="float">
            <text:p>27.9768335165112</text:p>
          </table:table-cell>
          <table:table-cell table:formula="of:=STDEV([.D2093];[.F2093])" office:value-type="float" office:value="27.9768335165112" calcext:value-type="float">
            <text:p>27.9768335165112</text:p>
          </table:table-cell>
          <table:table-cell table:formula="of:=STDEV([.E2093];[.F20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ctancio lucio celio firmiano ca 260ca 320</text:p>
          </table:table-cell>
          <table:table-cell office:value-type="string" calcext:value-type="string">
            <text:p>lactantius</text:p>
          </table:table-cell>
          <table:table-cell office:value-type="string" calcext:value-type="string">
            <text:p>yes</text:p>
          </table:table-cell>
          <table:table-cell office:value-type="float" office:value="70" calcext:value-type="float">
            <text:p>70</text:p>
          </table:table-cell>
          <table:table-cell office:value-type="float" office:value="30.188679245283" calcext:value-type="float">
            <text:p>30.188679245283</text:p>
          </table:table-cell>
          <table:table-cell office:value-type="float" office:value="30.188679245283" calcext:value-type="float">
            <text:p>30.188679245283</text:p>
          </table:table-cell>
          <table:table-cell office:value-type="float" office:value="22.9850767545304" calcext:value-type="float">
            <text:p>22.9850767545304</text:p>
          </table:table-cell>
          <table:table-cell table:formula="of:=STDEV([.D2094];[.E2094])" office:value-type="float" office:value="28.1508548736531" calcext:value-type="float">
            <text:p>28.1508548736531</text:p>
          </table:table-cell>
          <table:table-cell table:formula="of:=STDEV([.D2094];[.F2094])" office:value-type="float" office:value="28.1508548736531" calcext:value-type="float">
            <text:p>28.1508548736531</text:p>
          </table:table-cell>
          <table:table-cell table:formula="of:=STDEV([.E2094];[.F20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nelo de ravena</text:p>
          </table:table-cell>
          <table:table-cell office:value-type="string" calcext:value-type="string">
            <text:p>agnellus of ravenna abbot</text:p>
          </table:table-cell>
          <table:table-cell office:value-type="string" calcext:value-type="string">
            <text:p>yes</text:p>
          </table:table-cell>
          <table:table-cell office:value-type="float" office:value="68.75" calcext:value-type="float">
            <text:p>68.75</text:p>
          </table:table-cell>
          <table:table-cell table:number-columns-repeated="2" office:value-type="float" office:value="63.4146341463415" calcext:value-type="float">
            <text:p>63.4146341463415</text:p>
          </table:table-cell>
          <table:table-cell office:value-type="float" office:value="3.08037491183489" calcext:value-type="float">
            <text:p>3.08037491183489</text:p>
          </table:table-cell>
          <table:table-cell table:formula="of:=STDEV([.D2095];[.E2095])" office:value-type="float" office:value="3.7726733752331" calcext:value-type="float">
            <text:p>3.7726733752331</text:p>
          </table:table-cell>
          <table:table-cell table:formula="of:=STDEV([.D2095];[.F2095])" office:value-type="float" office:value="3.7726733752331" calcext:value-type="float">
            <text:p>3.7726733752331</text:p>
          </table:table-cell>
          <table:table-cell table:formula="of:=STDEV([.E2095];[.F20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velles charles de</text:p>
          </table:table-cell>
          <table:table-cell office:value-type="string" calcext:value-type="string">
            <text:p>bovillus carolus 14791567</text:p>
          </table:table-cell>
          <table:table-cell office:value-type="string" calcext:value-type="string">
            <text:p>yes</text:p>
          </table:table-cell>
          <table:table-cell office:value-type="float" office:value="68.5714285714286" calcext:value-type="float">
            <text:p>68.5714285714286</text:p>
          </table:table-cell>
          <table:table-cell office:value-type="float" office:value="54.5454545454546" calcext:value-type="float">
            <text:p>54.5454545454546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8.0978998795428" calcext:value-type="float">
            <text:p>8.0978998795428</text:p>
          </table:table-cell>
          <table:table-cell table:formula="of:=STDEV([.D2096];[.E2096])" office:value-type="float" office:value="9.91786134651261" calcext:value-type="float">
            <text:p>9.91786134651261</text:p>
          </table:table-cell>
          <table:table-cell table:formula="of:=STDEV([.D2096];[.F2096])" office:value-type="float" office:value="9.91786134651262" calcext:value-type="float">
            <text:p>9.91786134651262</text:p>
          </table:table-cell>
          <table:table-cell table:formula="of:=STDEV([.E2096];[.F20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lgencio de ruspe santo 463533</text:p>
          </table:table-cell>
          <table:table-cell office:value-type="string" calcext:value-type="string">
            <text:p>fulgentius saint bishop of ruspa</text:p>
          </table:table-cell>
          <table:table-cell office:value-type="string" calcext:value-type="string">
            <text:p>yes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60.3174603174603" calcext:value-type="float">
            <text:p>60.3174603174603</text:p>
          </table:table-cell>
          <table:table-cell office:value-type="float" office:value="60.3174603174603" calcext:value-type="float">
            <text:p>60.3174603174603</text:p>
          </table:table-cell>
          <table:table-cell office:value-type="float" office:value="3.66571599485477" calcext:value-type="float">
            <text:p>3.66571599485477</text:p>
          </table:table-cell>
          <table:table-cell table:formula="of:=STDEV([.D2097];[.E2097])" office:value-type="float" office:value="4.4895668646765" calcext:value-type="float">
            <text:p>4.4895668646765</text:p>
          </table:table-cell>
          <table:table-cell table:formula="of:=STDEV([.D2097];[.F2097])" office:value-type="float" office:value="4.48956686467649" calcext:value-type="float">
            <text:p>4.48956686467649</text:p>
          </table:table-cell>
          <table:table-cell table:formula="of:=STDEV([.E2097];[.F20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lio italico cayo</text:p>
          </table:table-cell>
          <table:table-cell office:value-type="string" calcext:value-type="string">
            <text:p>silius italicus tiberius catius</text:p>
          </table:table-cell>
          <table:table-cell office:value-type="string" calcext:value-type="string">
            <text:p>yes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5.49857399228215" calcext:value-type="float">
            <text:p>5.49857399228215</text:p>
          </table:table-cell>
          <table:table-cell table:formula="of:=STDEV([.D2098];[.E2098])" office:value-type="float" office:value="6.73435029701474" calcext:value-type="float">
            <text:p>6.73435029701474</text:p>
          </table:table-cell>
          <table:table-cell table:formula="of:=STDEV([.D2098];[.F2098])" office:value-type="float" office:value="6.73435029701474" calcext:value-type="float">
            <text:p>6.73435029701474</text:p>
          </table:table-cell>
          <table:table-cell table:formula="of:=STDEV([.E2098];[.F20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an damasceno santo 676ca 750</text:p>
          </table:table-cell>
          <table:table-cell office:value-type="string" calcext:value-type="string">
            <text:p>john of damascus saint</text:p>
          </table:table-cell>
          <table:table-cell office:value-type="string" calcext:value-type="string">
            <text:p>yes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53.8461538461539" calcext:value-type="float">
            <text:p>53.8461538461539</text:p>
          </table:table-cell>
          <table:table-cell office:value-type="float" office:value="7.40192652807213" calcext:value-type="float">
            <text:p>7.40192652807213</text:p>
          </table:table-cell>
          <table:table-cell table:formula="of:=STDEV([.D2099];[.E2099])" office:value-type="float" office:value="9.06547155367369" calcext:value-type="float">
            <text:p>9.06547155367369</text:p>
          </table:table-cell>
          <table:table-cell table:formula="of:=STDEV([.D2099];[.F2099])" office:value-type="float" office:value="9.06547155367369" calcext:value-type="float">
            <text:p>9.06547155367369</text:p>
          </table:table-cell>
          <table:table-cell table:formula="of:=STDEV([.E2099];[.F20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za theodorus 13981475</text:p>
          </table:table-cell>
          <table:table-cell office:value-type="string" calcext:value-type="string">
            <text:p>gazes theodoros approximately 1400approximately 1475</text:p>
          </table:table-cell>
          <table:table-cell office:value-type="string" calcext:value-type="string">
            <text:p>yes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0.777205024873" calcext:value-type="float">
            <text:p>10.777205024873</text:p>
          </table:table-cell>
          <table:table-cell table:formula="of:=STDEV([.D2100];[.E2100])" office:value-type="float" office:value="13.1993265821489" calcext:value-type="float">
            <text:p>13.1993265821489</text:p>
          </table:table-cell>
          <table:table-cell table:formula="of:=STDEV([.D2100];[.F2100])" office:value-type="float" office:value="13.1993265821489" calcext:value-type="float">
            <text:p>13.1993265821489</text:p>
          </table:table-cell>
          <table:table-cell table:formula="of:=STDEV([.E2100];[.F2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udencio clemente aurelio</text:p>
          </table:table-cell>
          <table:table-cell office:value-type="string" calcext:value-type="string">
            <text:p>prudentius 348</text:p>
          </table:table-cell>
          <table:table-cell office:value-type="string" calcext:value-type="string">
            <text:p>yes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.39600717839" calcext:value-type="float">
            <text:p>15.39600717839</text:p>
          </table:table-cell>
          <table:table-cell table:formula="of:=STDEV([.D2101];[.E2101])" office:value-type="float" office:value="18.8561808316413" calcext:value-type="float">
            <text:p>18.8561808316413</text:p>
          </table:table-cell>
          <table:table-cell table:formula="of:=STDEV([.D2101];[.F2101])" office:value-type="float" office:value="18.8561808316413" calcext:value-type="float">
            <text:p>18.8561808316413</text:p>
          </table:table-cell>
          <table:table-cell table:formula="of:=STDEV([.E2101];[.F21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priano santo obispo de cartago ca 210258</text:p>
          </table:table-cell>
          <table:table-cell office:value-type="string" calcext:value-type="string">
            <text:p>cyprian saint bishop of carthage</text:p>
          </table:table-cell>
          <table:table-cell office:value-type="string" calcext:value-type="string">
            <text:p>yes</text:p>
          </table:table-cell>
          <table:table-cell office:value-type="float" office:value="65.625" calcext:value-type="float">
            <text:p>65.625</text:p>
          </table:table-cell>
          <table:table-cell table:number-columns-repeated="2" office:value-type="float" office:value="56.7567567567568" calcext:value-type="float">
            <text:p>56.7567567567568</text:p>
          </table:table-cell>
          <table:table-cell office:value-type="float" office:value="5.12008262372557" calcext:value-type="float">
            <text:p>5.12008262372557</text:p>
          </table:table-cell>
          <table:table-cell table:formula="of:=STDEV([.D2102];[.E2102])" office:value-type="float" office:value="6.27079493450908" calcext:value-type="float">
            <text:p>6.27079493450908</text:p>
          </table:table-cell>
          <table:table-cell table:formula="of:=STDEV([.D2102];[.F2102])" office:value-type="float" office:value="6.27079493450908" calcext:value-type="float">
            <text:p>6.27079493450908</text:p>
          </table:table-cell>
          <table:table-cell table:formula="of:=STDEV([.E2102];[.F21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ino africano</text:p>
          </table:table-cell>
          <table:table-cell office:value-type="string" calcext:value-type="string">
            <text:p>constantine the african approximately 10201087</text:p>
          </table:table-cell>
          <table:table-cell office:value-type="string" calcext:value-type="string">
            <text:p>yes</text:p>
          </table:table-cell>
          <table:table-cell office:value-type="float" office:value="65" calcext:value-type="float">
            <text:p>65</text:p>
          </table:table-cell>
          <table:table-cell office:value-type="float" office:value="57.5757575757576" calcext:value-type="float">
            <text:p>57.5757575757576</text:p>
          </table:table-cell>
          <table:table-cell office:value-type="float" office:value="57.5757575757576" calcext:value-type="float">
            <text:p>57.5757575757576</text:p>
          </table:table-cell>
          <table:table-cell office:value-type="float" office:value="4.2863883621654" calcext:value-type="float">
            <text:p>4.2863883621654</text:p>
          </table:table-cell>
          <table:table-cell table:formula="of:=STDEV([.D2103];[.E2103])" office:value-type="float" office:value="5.24973216335467" calcext:value-type="float">
            <text:p>5.24973216335467</text:p>
          </table:table-cell>
          <table:table-cell table:formula="of:=STDEV([.D2103];[.F2103])" office:value-type="float" office:value="5.24973216335467" calcext:value-type="float">
            <text:p>5.24973216335467</text:p>
          </table:table-cell>
          <table:table-cell table:formula="of:=STDEV([.E2103];[.F21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bodus episcopus rhedonensis</text:p>
          </table:table-cell>
          <table:table-cell office:value-type="string" calcext:value-type="string">
            <text:p>marbode bishop of rennes 10351123</text:p>
          </table:table-cell>
          <table:table-cell office:value-type="string" calcext:value-type="string">
            <text:p>yes</text:p>
          </table:table-cell>
          <table:table-cell office:value-type="float" office:value="64.1509433962264" calcext:value-type="float">
            <text:p>64.1509433962264</text:p>
          </table:table-cell>
          <table:table-cell office:value-type="float" office:value="53.968253968254" calcext:value-type="float">
            <text:p>53.968253968254</text:p>
          </table:table-cell>
          <table:table-cell office:value-type="float" office:value="53.968253968254" calcext:value-type="float">
            <text:p>53.968253968254</text:p>
          </table:table-cell>
          <table:table-cell office:value-type="float" office:value="5.87897848231425" calcext:value-type="float">
            <text:p>5.87897848231425</text:p>
          </table:table-cell>
          <table:table-cell table:formula="of:=STDEV([.D2104];[.E2104])" office:value-type="float" office:value="7.20024874523589" calcext:value-type="float">
            <text:p>7.20024874523589</text:p>
          </table:table-cell>
          <table:table-cell table:formula="of:=STDEV([.D2104];[.F2104])" office:value-type="float" office:value="7.20024874523589" calcext:value-type="float">
            <text:p>7.20024874523589</text:p>
          </table:table-cell>
          <table:table-cell table:formula="of:=STDEV([.E2104];[.F21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tacio publio papinio ca 4596</text:p>
          </table:table-cell>
          <table:table-cell office:value-type="string" calcext:value-type="string">
            <text:p>statius p papinius publius papinius</text:p>
          </table:table-cell>
          <table:table-cell office:value-type="string" calcext:value-type="string">
            <text:p>yes</text:p>
          </table:table-cell>
          <table:table-cell office:value-type="float" office:value="63.4146341463415" calcext:value-type="float">
            <text:p>63.4146341463415</text:p>
          </table:table-cell>
          <table:table-cell office:value-type="float" office:value="46.4285714285714" calcext:value-type="float">
            <text:p>46.4285714285714</text:p>
          </table:table-cell>
          <table:table-cell office:value-type="float" office:value="49.2307692307692" calcext:value-type="float">
            <text:p>49.2307692307692</text:p>
          </table:table-cell>
          <table:table-cell office:value-type="float" office:value="9.1064140684635" calcext:value-type="float">
            <text:p>9.1064140684635</text:p>
          </table:table-cell>
          <table:table-cell table:formula="of:=STDEV([.D2105];[.E2105])" office:value-type="float" office:value="12.0109601333952" calcext:value-type="float">
            <text:p>12.0109601333952</text:p>
          </table:table-cell>
          <table:table-cell table:formula="of:=STDEV([.D2105];[.F2105])" office:value-type="float" office:value="10.0295070652351" calcext:value-type="float">
            <text:p>10.0295070652351</text:p>
          </table:table-cell>
          <table:table-cell table:formula="of:=STDEV([.E2105];[.F2105])" office:value-type="float" office:value="1.98145306816011" calcext:value-type="float">
            <text:p>1.98145306816011</text:p>
          </table:table-cell>
        </table:table-row>
        <table:table-row table:style-name="ro1">
          <table:table-cell office:value-type="string" calcext:value-type="string">
            <text:p>catulo cayo valerio</text:p>
          </table:table-cell>
          <table:table-cell office:value-type="string" calcext:value-type="string">
            <text:p>catullus gaius valerius</text:p>
          </table:table-cell>
          <table:table-cell office:value-type="string" calcext:value-type="string">
            <text:p>yes</text:p>
          </table:table-cell>
          <table:table-cell office:value-type="float" office:value="63.1578947368421" calcext:value-type="float">
            <text:p>63.1578947368421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2.02579041820921" calcext:value-type="float">
            <text:p>2.02579041820921</text:p>
          </table:table-cell>
          <table:table-cell table:formula="of:=STDEV([.D2106];[.E2106])" office:value-type="float" office:value="2.48107642521595" calcext:value-type="float">
            <text:p>2.48107642521595</text:p>
          </table:table-cell>
          <table:table-cell table:formula="of:=STDEV([.D2106];[.F2106])" office:value-type="float" office:value="2.48107642521596" calcext:value-type="float">
            <text:p>2.48107642521596</text:p>
          </table:table-cell>
          <table:table-cell table:formula="of:=STDEV([.E2106];[.F21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elles charles de</text:p>
          </table:table-cell>
          <table:table-cell office:value-type="string" calcext:value-type="string">
            <text:p>bovillus carolus 14791567</text:p>
          </table:table-cell>
          <table:table-cell office:value-type="string" calcext:value-type="string">
            <text:p>yes</text:p>
          </table:table-cell>
          <table:table-cell office:value-type="float" office:value="62.8571428571429" calcext:value-type="float">
            <text:p>62.857142857142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.4230748895809" calcext:value-type="float">
            <text:p>7.4230748895809</text:p>
          </table:table-cell>
          <table:table-cell table:formula="of:=STDEV([.D2107];[.E2107])" office:value-type="float" office:value="9.09137290096989" calcext:value-type="float">
            <text:p>9.09137290096989</text:p>
          </table:table-cell>
          <table:table-cell table:formula="of:=STDEV([.D2107];[.F2107])" office:value-type="float" office:value="9.09137290096989" calcext:value-type="float">
            <text:p>9.09137290096989</text:p>
          </table:table-cell>
          <table:table-cell table:formula="of:=STDEV([.E2107];[.F21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uleyo lucio 125180 d c</text:p>
          </table:table-cell>
          <table:table-cell office:value-type="string" calcext:value-type="string">
            <text:p>apuleius</text:p>
          </table:table-cell>
          <table:table-cell office:value-type="string" calcext:value-type="string">
            <text:p>yes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37.5" calcext:value-type="float">
            <text:p>37.5</text:p>
          </table:table-cell>
          <table:table-cell office:value-type="float" office:value="14.4337567297406" calcext:value-type="float">
            <text:p>14.4337567297406</text:p>
          </table:table-cell>
          <table:table-cell table:formula="of:=STDEV([.D2108];[.E2108])" office:value-type="float" office:value="17.6776695296637" calcext:value-type="float">
            <text:p>17.6776695296637</text:p>
          </table:table-cell>
          <table:table-cell table:formula="of:=STDEV([.D2108];[.F2108])" office:value-type="float" office:value="17.6776695296637" calcext:value-type="float">
            <text:p>17.6776695296637</text:p>
          </table:table-cell>
          <table:table-cell table:formula="of:=STDEV([.E2108];[.F21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concio blosio emilio</text:p>
          </table:table-cell>
          <table:table-cell office:value-type="string" calcext:value-type="string">
            <text:p>dracontius blossius aemilius</text:p>
          </table:table-cell>
          <table:table-cell office:value-type="string" calcext:value-type="string">
            <text:p>yes</text:p>
          </table:table-cell>
          <table:table-cell office:value-type="float" office:value="61.9047619047619" calcext:value-type="float">
            <text:p>61.9047619047619</text:p>
          </table:table-cell>
          <table:table-cell table:number-columns-repeated="2" office:value-type="float" office:value="50.9803921568627" calcext:value-type="float">
            <text:p>50.9803921568627</text:p>
          </table:table-cell>
          <table:table-cell office:value-type="float" office:value="6.30718781467659" calcext:value-type="float">
            <text:p>6.30718781467659</text:p>
          </table:table-cell>
          <table:table-cell table:formula="of:=STDEV([.D2109];[.E2109])" office:value-type="float" office:value="7.72469592892867" calcext:value-type="float">
            <text:p>7.72469592892867</text:p>
          </table:table-cell>
          <table:table-cell table:formula="of:=STDEV([.D2109];[.F2109])" office:value-type="float" office:value="7.72469592892867" calcext:value-type="float">
            <text:p>7.72469592892867</text:p>
          </table:table-cell>
          <table:table-cell table:formula="of:=STDEV([.E2109];[.F21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erio maximo publio</text:p>
          </table:table-cell>
          <table:table-cell office:value-type="string" calcext:value-type="string">
            <text:p>valerius maximus</text:p>
          </table:table-cell>
          <table:table-cell office:value-type="string" calcext:value-type="string">
            <text:p>yes</text:p>
          </table:table-cell>
          <table:table-cell office:value-type="float" office:value="61.5384615384615" calcext:value-type="float">
            <text:p>61.5384615384615</text:p>
          </table:table-cell>
          <table:table-cell office:value-type="float" office:value="70.2702702702703" calcext:value-type="float">
            <text:p>70.2702702702703</text:p>
          </table:table-cell>
          <table:table-cell office:value-type="float" office:value="70.2702702702703" calcext:value-type="float">
            <text:p>70.2702702702703</text:p>
          </table:table-cell>
          <table:table-cell office:value-type="float" office:value="5.04131212182209" calcext:value-type="float">
            <text:p>5.04131212182209</text:p>
          </table:table-cell>
          <table:table-cell table:formula="of:=STDEV([.D2110];[.E2110])" office:value-type="float" office:value="6.17432116628586" calcext:value-type="float">
            <text:p>6.17432116628586</text:p>
          </table:table-cell>
          <table:table-cell table:formula="of:=STDEV([.D2110];[.F2110])" office:value-type="float" office:value="6.17432116628585" calcext:value-type="float">
            <text:p>6.17432116628585</text:p>
          </table:table-cell>
          <table:table-cell table:formula="of:=STDEV([.E2110];[.F21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enaventura de san agustin jer</text:p>
          </table:table-cell>
          <table:table-cell office:value-type="string" calcext:value-type="string">
            <text:p>bonaventure saint cardinal approximately 12171274</text:p>
          </table:table-cell>
          <table:table-cell office:value-type="string" calcext:value-type="string">
            <text:p>yes</text:p>
          </table:table-cell>
          <table:table-cell office:value-type="float" office:value="61.2903225806452" calcext:value-type="float">
            <text:p>61.2903225806452</text:p>
          </table:table-cell>
          <table:table-cell table:number-columns-repeated="2" office:value-type="float" office:value="47.5" calcext:value-type="float">
            <text:p>47.5</text:p>
          </table:table-cell>
          <table:table-cell office:value-type="float" office:value="7.96184645414726" calcext:value-type="float">
            <text:p>7.96184645414726</text:p>
          </table:table-cell>
          <table:table-cell table:formula="of:=STDEV([.D2111];[.E2111])" office:value-type="float" office:value="9.75123061152416" calcext:value-type="float">
            <text:p>9.75123061152416</text:p>
          </table:table-cell>
          <table:table-cell table:formula="of:=STDEV([.D2111];[.F2111])" office:value-type="float" office:value="9.75123061152416" calcext:value-type="float">
            <text:p>9.75123061152416</text:p>
          </table:table-cell>
          <table:table-cell table:formula="of:=STDEV([.E2111];[.F21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ecio fl s4</text:p>
          </table:table-cell>
          <table:table-cell office:value-type="string" calcext:value-type="string">
            <text:p>vegetius renatus flavius</text:p>
          </table:table-cell>
          <table:table-cell office:value-type="string" calcext:value-type="string">
            <text:p>yes</text:p>
          </table:table-cell>
          <table:table-cell office:value-type="float" office:value="60.8695652173913" calcext:value-type="float">
            <text:p>60.8695652173913</text:p>
          </table:table-cell>
          <table:table-cell table:number-columns-repeated="2" office:value-type="float" office:value="54.0540540540541" calcext:value-type="float">
            <text:p>54.0540540540541</text:p>
          </table:table-cell>
          <table:table-cell office:value-type="float" office:value="3.93493720481766" calcext:value-type="float">
            <text:p>3.93493720481766</text:p>
          </table:table-cell>
          <table:table-cell table:formula="of:=STDEV([.D2112];[.E2112])" office:value-type="float" office:value="4.81929416084839" calcext:value-type="float">
            <text:p>4.81929416084839</text:p>
          </table:table-cell>
          <table:table-cell table:formula="of:=STDEV([.D2112];[.F2112])" office:value-type="float" office:value="4.81929416084839" calcext:value-type="float">
            <text:p>4.81929416084839</text:p>
          </table:table-cell>
          <table:table-cell table:formula="of:=STDEV([.E2112];[.F21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go de san caro beato</text:p>
          </table:table-cell>
          <table:table-cell office:value-type="string" calcext:value-type="string">
            <text:p>hugh of saintcher cardinal</text:p>
          </table:table-cell>
          <table:table-cell office:value-type="string" calcext:value-type="string">
            <text:p>yes</text:p>
          </table:table-cell>
          <table:table-cell office:value-type="float" office:value="60.4651162790698" calcext:value-type="float">
            <text:p>60.4651162790698</text:p>
          </table:table-cell>
          <table:table-cell office:value-type="float" office:value="54.1666666666667" calcext:value-type="float">
            <text:p>54.1666666666667</text:p>
          </table:table-cell>
          <table:table-cell office:value-type="float" office:value="54.1666666666667" calcext:value-type="float">
            <text:p>54.1666666666667</text:p>
          </table:table-cell>
          <table:table-cell office:value-type="float" office:value="3.63641157919822" calcext:value-type="float">
            <text:p>3.63641157919822</text:p>
          </table:table-cell>
          <table:table-cell table:formula="of:=STDEV([.D2113];[.E2113])" office:value-type="float" office:value="4.45367643189201" calcext:value-type="float">
            <text:p>4.45367643189201</text:p>
          </table:table-cell>
          <table:table-cell table:formula="of:=STDEV([.D2113];[.F2113])" office:value-type="float" office:value="4.45367643189201" calcext:value-type="float">
            <text:p>4.45367643189201</text:p>
          </table:table-cell>
          <table:table-cell table:formula="of:=STDEV([.E2113];[.F21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dro</text:p>
          </table:table-cell>
          <table:table-cell office:value-type="string" calcext:value-type="string">
            <text:p>phaedrus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6.1538461538462" calcext:value-type="float">
            <text:p>46.1538461538462</text:p>
          </table:table-cell>
          <table:table-cell office:value-type="float" office:value="7.9940806503179" calcext:value-type="float">
            <text:p>7.9940806503179</text:p>
          </table:table-cell>
          <table:table-cell table:formula="of:=STDEV([.D2114];[.E2114])" office:value-type="float" office:value="9.79070927796758" calcext:value-type="float">
            <text:p>9.79070927796758</text:p>
          </table:table-cell>
          <table:table-cell table:formula="of:=STDEV([.D2114];[.F2114])" office:value-type="float" office:value="9.79070927796758" calcext:value-type="float">
            <text:p>9.79070927796758</text:p>
          </table:table-cell>
          <table:table-cell table:formula="of:=STDEV([.E2114];[.F21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enaventura santo 12211274</text:p>
          </table:table-cell>
          <table:table-cell office:value-type="string" calcext:value-type="string">
            <text:p>bonaventure saint cardinal approximately 12171274</text:p>
          </table:table-cell>
          <table:table-cell office:value-type="string" calcext:value-type="string">
            <text:p>yes</text:p>
          </table:table-cell>
          <table:table-cell office:value-type="float" office:value="59.2592592592593" calcext:value-type="float">
            <text:p>59.2592592592593</text:p>
          </table:table-cell>
          <table:table-cell table:number-columns-repeated="2" office:value-type="float" office:value="60.5263157894737" calcext:value-type="float">
            <text:p>60.5263157894737</text:p>
          </table:table-cell>
          <table:table-cell office:value-type="float" office:value="0.731535428797776" calcext:value-type="float">
            <text:p>0.731535428797776</text:p>
          </table:table-cell>
          <table:table-cell table:formula="of:=STDEV([.D2115];[.E2115])" office:value-type="float" office:value="0.895944264661323" calcext:value-type="float">
            <text:p>0.895944264661323</text:p>
          </table:table-cell>
          <table:table-cell table:formula="of:=STDEV([.D2115];[.F2115])" office:value-type="float" office:value="0.895944264661323" calcext:value-type="float">
            <text:p>0.895944264661323</text:p>
          </table:table-cell>
          <table:table-cell table:formula="of:=STDEV([.E2115];[.F21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etonio tranquilo cayo</text:p>
          </table:table-cell>
          <table:table-cell office:value-type="string" calcext:value-type="string">
            <text:p>suetonius approximately 69approximately 122</text:p>
          </table:table-cell>
          <table:table-cell office:value-type="string" calcext:value-type="string">
            <text:p>yes</text:p>
          </table:table-cell>
          <table:table-cell office:value-type="float" office:value="58.8235294117647" calcext:value-type="float">
            <text:p>58.8235294117647</text:p>
          </table:table-cell>
          <table:table-cell table:number-columns-repeated="2" office:value-type="float" office:value="36.3636363636364" calcext:value-type="float">
            <text:p>36.3636363636364</text:p>
          </table:table-cell>
          <table:table-cell office:value-type="float" office:value="12.9672252973071" calcext:value-type="float">
            <text:p>12.9672252973071</text:p>
          </table:table-cell>
          <table:table-cell table:formula="of:=STDEV([.D2116];[.E2116])" office:value-type="float" office:value="15.8815426790561" calcext:value-type="float">
            <text:p>15.8815426790561</text:p>
          </table:table-cell>
          <table:table-cell table:formula="of:=STDEV([.D2116];[.F2116])" office:value-type="float" office:value="15.8815426790561" calcext:value-type="float">
            <text:p>15.8815426790561</text:p>
          </table:table-cell>
          <table:table-cell table:formula="of:=STDEV([.E2116];[.F21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rchardus episcopus wormaciensis</text:p>
          </table:table-cell>
          <table:table-cell office:value-type="string" calcext:value-type="string">
            <text:p>burchard bishop of worms</text:p>
          </table:table-cell>
          <table:table-cell office:value-type="string" calcext:value-type="string">
            <text:p>yes</text:p>
          </table:table-cell>
          <table:table-cell office:value-type="float" office:value="58.3333333333333" calcext:value-type="float">
            <text:p>58.3333333333333</text:p>
          </table:table-cell>
          <table:table-cell table:number-columns-repeated="2" office:value-type="float" office:value="56.140350877193" calcext:value-type="float">
            <text:p>56.140350877193</text:p>
          </table:table-cell>
          <table:table-cell office:value-type="float" office:value="1.26611901138076" calcext:value-type="float">
            <text:p>1.26611901138076</text:p>
          </table:table-cell>
          <table:table-cell table:formula="of:=STDEV([.D2117];[.E2117])" office:value-type="float" office:value="1.55067276575997" calcext:value-type="float">
            <text:p>1.55067276575997</text:p>
          </table:table-cell>
          <table:table-cell table:formula="of:=STDEV([.D2117];[.F2117])" office:value-type="float" office:value="1.55067276575997" calcext:value-type="float">
            <text:p>1.55067276575997</text:p>
          </table:table-cell>
          <table:table-cell table:formula="of:=STDEV([.E2117];[.F21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erio flaco cayo</text:p>
          </table:table-cell>
          <table:table-cell office:value-type="string" calcext:value-type="string">
            <text:p>valerius flaccus gaius</text:p>
          </table:table-cell>
          <table:table-cell office:value-type="string" calcext:value-type="string">
            <text:p>yes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office:value-type="float" office:value="0.320750149549791" calcext:value-type="float">
            <text:p>0.320750149549791</text:p>
          </table:table-cell>
          <table:table-cell table:formula="of:=STDEV([.D2118];[.E2118])" office:value-type="float" office:value="0.392837100659194" calcext:value-type="float">
            <text:p>0.392837100659194</text:p>
          </table:table-cell>
          <table:table-cell table:formula="of:=STDEV([.D2118];[.F2118])" office:value-type="float" office:value="0.392837100659189" calcext:value-type="float">
            <text:p>0.392837100659189</text:p>
          </table:table-cell>
          <table:table-cell table:formula="of:=STDEV([.E2118];[.F21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inius caecilus secundus c</text:p>
          </table:table-cell>
          <table:table-cell office:value-type="string" calcext:value-type="string">
            <text:p>pliny the elder</text:p>
          </table:table-cell>
          <table:table-cell office:value-type="string" calcext:value-type="string">
            <text:p>yes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6.04843139151037" calcext:value-type="float">
            <text:p>6.04843139151037</text:p>
          </table:table-cell>
          <table:table-cell table:formula="of:=STDEV([.D2119];[.E2119])" office:value-type="float" office:value="7.40778532671622" calcext:value-type="float">
            <text:p>7.40778532671622</text:p>
          </table:table-cell>
          <table:table-cell table:formula="of:=STDEV([.D2119];[.F2119])" office:value-type="float" office:value="7.40778532671621" calcext:value-type="float">
            <text:p>7.40778532671621</text:p>
          </table:table-cell>
          <table:table-cell table:formula="of:=STDEV([.E2119];[.F21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dro ca 15 acca 50 dc</text:p>
          </table:table-cell>
          <table:table-cell office:value-type="string" calcext:value-type="string">
            <text:p>phaedrus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6.6666666666667" calcext:value-type="float">
            <text:p>26.6666666666667</text:p>
          </table:table-cell>
          <table:table-cell office:value-type="float" office:value="13.4715062810913" calcext:value-type="float">
            <text:p>13.4715062810913</text:p>
          </table:table-cell>
          <table:table-cell table:formula="of:=STDEV([.D2120];[.E2120])" office:value-type="float" office:value="16.4991582276861" calcext:value-type="float">
            <text:p>16.4991582276861</text:p>
          </table:table-cell>
          <table:table-cell table:formula="of:=STDEV([.D2120];[.F2120])" office:value-type="float" office:value="16.4991582276861" calcext:value-type="float">
            <text:p>16.4991582276861</text:p>
          </table:table-cell>
          <table:table-cell table:formula="of:=STDEV([.E2120];[.F2120]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unique_authors_fuzzy_scores_and_stdev.A1:unique_authors_fuzzy_scores_and_stdev.XFD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30T14:08:04.110872187</dc:date>
    <dc:creator>Samuel Huskey</dc:creator>
    <meta:editing-duration>PT19M</meta:editing-duration>
    <meta:editing-cycles>6</meta:editing-cycles>
    <meta:generator>LibreOffice/7.4.5.1$MacOSX_X86_64 LibreOffice_project/9c0871452b3918c1019dde9bfac75448afc4b57f</meta:generator>
    <meta:document-statistic meta:table-count="1" meta:cell-count="21200" meta:object-count="0"/>
  </office:meta>
</office:document-meta>
</file>